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order="0.06pt solid #000000"/>
    </style:style>
    <style:style style:name="ce1" style:family="table-cell" style:parent-style-name="Default" style:data-style-name="N99"/>
    <style:style style:name="ce4" style:family="table-cell" style:parent-style-name="Default">
      <style:map style:condition="cell-content()&gt;=2" style:apply-style-name="Bad" style:base-cell-address="List1.H2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map style:condition="cell-content()&gt;=2" style:apply-style-name="Bad" style:base-cell-address="List1.O1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>
          <form:form form:name="Formulář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1" table:default-cell-style-name="ce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1" table:default-cell-style-name="Default"/>
        <table:table-column table:style-name="co5" table:number-columns-repeated="14" table:default-cell-style-name="Default"/>
        <table:table-column table:style-name="co1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GHI</text:p>
          </table:table-cell>
          <table:table-cell office:value-type="string" calcext:value-type="string">
            <text:p>JA</text:p>
          </table:table-cell>
          <table:table-cell table:formula="of:=IF(OR(ISNUMBER(SEARCH(&quot;C&quot;;[.K2])); ISNUMBER(SEARCH(&quot;D&quot;;[.K2])); ISNUMBER(SEARCH(&quot;H&quot;;[.K2])); ISNUMBER(SEARCH(&quot;L&quot;;[.K2])); ISNUMBER(SEARCH(&quot;M&quot;;[.K2])); ISNUMBER(SEARCH(&quot;N&quot;;[.K2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table:number-columns-repeated="2" office:value-type="string" calcext:value-type="string">
            <text:p>AFHK</text:p>
          </table:table-cell>
          <table:table-cell table:style-name="ce5" office:value-type="string" calcext:value-type="string">
            <text:p>ACDHN </text:p>
          </table:table-cell>
          <table:table-cell table:style-name="ce5" office:value-type="string" calcext:value-type="string">
            <text:p>ACGHI </text:p>
          </table:table-cell>
          <table:table-cell table:style-name="ce5" office:value-type="string" calcext:value-type="string">
            <text:p>ABHJ </text:p>
          </table:table-cell>
          <table:table-cell table:formula="of:=COUNTIF([.$K$1:.$K$1998];[.K2])" office:value-type="float" office:value="1" calcext:value-type="float">
            <text:p>1</text:p>
          </table:table-cell>
          <table:table-cell/>
          <table:table-cell table:formula="of:=IF(ISNUMBER(SEARCH(&quot;A&quot;;[.$K2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2]));IF(ISBLANK([.$D$3]);&quot;&quot;;[.$D$3]);&quot;&quot;)">
            <text:p/>
          </table:table-cell>
          <table:table-cell table:formula="of:=IF(ISNUMBER(SEARCH(&quot;C&quot;;[.$K2]));IF(ISBLANK([.$D$4]);&quot;&quot;;[.$D$4]);&quot;&quot;)">
            <text:p/>
          </table:table-cell>
          <table:table-cell table:formula="of:=IF(ISNUMBER(SEARCH(&quot;D&quot;;[.$K2]));IF(ISBLANK([.$D$5]);&quot;&quot;;[.$D$5]);&quot;&quot;)">
            <text:p/>
          </table:table-cell>
          <table:table-cell table:formula="of:=IF(ISNUMBER(SEARCH(&quot;E&quot;;[.$K2]));IF(ISBLANK([.$D$6]);&quot;&quot;;[.$D$6]);&quot;&quot;)">
            <text:p/>
          </table:table-cell>
          <table:table-cell table:formula="of:=IF(ISNUMBER(SEARCH(&quot;F&quot;;[.$K2]));IF(ISBLANK([.$D$7]);&quot;&quot;;[.$D$7]);&quot;&quot;)" office:value-type="string" office:string-value="HN" calcext:value-type="string">
            <text:p>HN</text:p>
          </table:table-cell>
          <table:table-cell table:formula="of:=IF(ISNUMBER(SEARCH(&quot;G&quot;;[.$K2]));IF(ISBLANK([.$D$8]);&quot;&quot;;[.$D$8]);&quot;&quot;)">
            <text:p/>
          </table:table-cell>
          <table:table-cell table:formula="of:=IF(ISNUMBER(SEARCH(&quot;H&quot;;[.$K2]));IF(ISBLANK([.$D$9]);&quot;&quot;;[.$D$9]);&quot;&quot;)">
            <text:p/>
          </table:table-cell>
          <table:table-cell table:formula="of:=IF(ISNUMBER(SEARCH(&quot;I&quot;;[.$K2]));IF(ISBLANK([.$D$10]);&quot;&quot;;[.$D$10]);&quot;&quot;)">
            <text:p/>
          </table:table-cell>
          <table:table-cell table:formula="of:=IF(ISNUMBER(SEARCH(&quot;J&quot;;[.$K2]));IF(ISBLANK([.$D$11]);&quot;&quot;;[.$D$11]);&quot;&quot;)">
            <text:p/>
          </table:table-cell>
          <table:table-cell table:formula="of:=IF(ISNUMBER(SEARCH(&quot;K&quot;;[.$K2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K2]));IF(ISBLANK([.$D$13]);&quot;&quot;;[.$D$13]);&quot;&quot;)">
            <text:p/>
          </table:table-cell>
          <table:table-cell table:formula="of:=IF(ISNUMBER(SEARCH(&quot;M&quot;;[.$K2]));IF(ISBLANK([.$D$14]);&quot;&quot;;[.$D$14]);&quot;&quot;)">
            <text:p/>
          </table:table-cell>
          <table:table-cell table:formula="of:=IF(ISNUMBER(SEARCH(&quot;N&quot;;[.$K2]));IF(ISBLANK([.$D$15]);&quot;&quot;;[.$D$15]);&quot;&quot;)">
            <text:p/>
          </table:table-cell>
          <table:table-cell/>
          <table:table-cell table:formula="of:=IF(ISNUMBER(SEARCH(&quot;A&quot;;[.$K2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2]));IF(ISBLANK([.$E$3]);&quot;&quot;;[.$E$3]);&quot;&quot;)">
            <text:p/>
          </table:table-cell>
          <table:table-cell table:formula="of:=IF(ISNUMBER(SEARCH(&quot;C&quot;;[.$K2]));IF(ISBLANK([.$E$4]);&quot;&quot;;[.$E$4]);&quot;&quot;)">
            <text:p/>
          </table:table-cell>
          <table:table-cell table:formula="of:=IF(ISNUMBER(SEARCH(&quot;D&quot;;[.$K2]));IF(ISBLANK([.$E$5]);&quot;&quot;;[.$E$5]);&quot;&quot;)">
            <text:p/>
          </table:table-cell>
          <table:table-cell table:formula="of:=IF(ISNUMBER(SEARCH(&quot;E&quot;;[.$K2]));IF(ISBLANK([.$E$6]);&quot;&quot;;[.$E$6]);&quot;&quot;)">
            <text:p/>
          </table:table-cell>
          <table:table-cell table:formula="of:=IF(ISNUMBER(SEARCH(&quot;F&quot;;[.$K2]));IF(ISBLANK([.$E$7]);&quot;&quot;;[.$E$7]);&quot;&quot;)" office:value-type="string" office:string-value="AC" calcext:value-type="string">
            <text:p>AC</text:p>
          </table:table-cell>
          <table:table-cell table:formula="of:=IF(ISNUMBER(SEARCH(&quot;G&quot;;[.$K2]));IF(ISBLANK([.$E$8]);&quot;&quot;;[.$E$8]);&quot;&quot;)">
            <text:p/>
          </table:table-cell>
          <table:table-cell table:formula="of:=IF(ISNUMBER(SEARCH(&quot;H&quot;;[.$K2]));IF(ISBLANK([.$E$9]);&quot;&quot;;[.$E$9]);&quot;&quot;)">
            <text:p/>
          </table:table-cell>
          <table:table-cell table:formula="of:=IF(ISNUMBER(SEARCH(&quot;I&quot;;[.$K2]));IF(ISBLANK([.$E$10]);&quot;&quot;;[.$E$10]);&quot;&quot;)">
            <text:p/>
          </table:table-cell>
          <table:table-cell table:formula="of:=IF(ISNUMBER(SEARCH(&quot;J&quot;;[.$K2]));IF(ISBLANK([.$E$11]);&quot;&quot;;[.$E$11]);&quot;&quot;)">
            <text:p/>
          </table:table-cell>
          <table:table-cell table:formula="of:=IF(ISNUMBER(SEARCH(&quot;K&quot;;[.$K2]));IF(ISBLANK([.$E$12]);&quot;&quot;;[.$E$12]);&quot;&quot;)" office:value-type="string" office:string-value="A" calcext:value-type="string">
            <text:p>A</text:p>
          </table:table-cell>
          <table:table-cell table:formula="of:=IF(ISNUMBER(SEARCH(&quot;L&quot;;[.$K2]));IF(ISBLANK([.$E$13]);&quot;&quot;;[.$E$13]);&quot;&quot;)">
            <text:p/>
          </table:table-cell>
          <table:table-cell table:formula="of:=IF(ISNUMBER(SEARCH(&quot;M&quot;;[.$K2]));IF(ISBLANK([.$E$14]);&quot;&quot;;[.$E$14]);&quot;&quot;)">
            <text:p/>
          </table:table-cell>
          <table:table-cell table:formula="of:=IF(ISNUMBER(SEARCH(&quot;N&quot;;[.$K2]));IF(ISBLANK([.$E$15]);&quot;&quot;;[.$E$15]);&quot;&quot;)">
            <text:p/>
          </table:table-cell>
          <table:table-cell/>
          <table:table-cell table:formula="of:=IF(ISNUMBER(SEARCH(&quot;A&quot;;[.$K2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2]));IF(ISBLANK([.$F$3]);&quot;&quot;;[.$F$3]);&quot;&quot;)">
            <text:p/>
          </table:table-cell>
          <table:table-cell table:formula="of:=IF(ISNUMBER(SEARCH(&quot;C&quot;;[.$K2]));IF(ISBLANK([.$F$4]);&quot;&quot;;[.$F$4]);&quot;&quot;)">
            <text:p/>
          </table:table-cell>
          <table:table-cell table:formula="of:=IF(ISNUMBER(SEARCH(&quot;D&quot;;[.$K2]));IF(ISBLANK([.$F$5]);&quot;&quot;;[.$F$5]);&quot;&quot;)">
            <text:p/>
          </table:table-cell>
          <table:table-cell table:formula="of:=IF(ISNUMBER(SEARCH(&quot;E&quot;;[.$K2]));IF(ISBLANK([.$F$6]);&quot;&quot;;[.$F$6]);&quot;&quot;)">
            <text:p/>
          </table:table-cell>
          <table:table-cell table:formula="of:=IF(ISNUMBER(SEARCH(&quot;F&quot;;[.$K2]));IF(ISBLANK([.$F$7]);&quot;&quot;;[.$F$7]);&quot;&quot;)" office:value-type="string" office:string-value="HJ" calcext:value-type="string">
            <text:p>HJ</text:p>
          </table:table-cell>
          <table:table-cell table:formula="of:=IF(ISNUMBER(SEARCH(&quot;G&quot;;[.$K2]));IF(ISBLANK([.$F$8]);&quot;&quot;;[.$F$8]);&quot;&quot;)">
            <text:p/>
          </table:table-cell>
          <table:table-cell table:formula="of:=IF(ISNUMBER(SEARCH(&quot;H&quot;;[.$K2]));IF(ISBLANK([.$F$9]);&quot;&quot;;[.$F$9]);&quot;&quot;)">
            <text:p/>
          </table:table-cell>
          <table:table-cell table:formula="of:=IF(ISNUMBER(SEARCH(&quot;I&quot;;[.$K2]));IF(ISBLANK([.$F$10]);&quot;&quot;;[.$F$10]);&quot;&quot;)">
            <text:p/>
          </table:table-cell>
          <table:table-cell table:formula="of:=IF(ISNUMBER(SEARCH(&quot;J&quot;;[.$K2]));IF(ISBLANK([.$F$11]);&quot;&quot;;[.$F$11]);&quot;&quot;)">
            <text:p/>
          </table:table-cell>
          <table:table-cell table:formula="of:=IF(ISNUMBER(SEARCH(&quot;K&quot;;[.$K2]));IF(ISBLANK([.$F$12]);&quot;&quot;;[.$F$12]);&quot;&quot;)" office:value-type="string" office:string-value="B" calcext:value-type="string">
            <text:p>B</text:p>
          </table:table-cell>
          <table:table-cell table:formula="of:=IF(ISNUMBER(SEARCH(&quot;L&quot;;[.$K2]));IF(ISBLANK([.$F$13]);&quot;&quot;;[.$F$13]);&quot;&quot;)">
            <text:p/>
          </table:table-cell>
          <table:table-cell table:formula="of:=IF(ISNUMBER(SEARCH(&quot;M&quot;;[.$K2]));IF(ISBLANK([.$F$14]);&quot;&quot;;[.$F$14]);&quot;&quot;)">
            <text:p/>
          </table:table-cell>
          <table:table-cell table:formula="of:=IF(ISNUMBER(SEARCH(&quot;N&quot;;[.$K2]));IF(ISBLANK([.$F$15]);&quot;&quot;;[.$F$1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table:formula="of:=IF(OR(ISNUMBER(SEARCH(&quot;C&quot;;[.K3])); ISNUMBER(SEARCH(&quot;D&quot;;[.K3])); ISNUMBER(SEARCH(&quot;H&quot;;[.K3])); ISNUMBER(SEARCH(&quot;L&quot;;[.K3])); ISNUMBER(SEARCH(&quot;M&quot;;[.K3])); ISNUMBER(SEARCH(&quot;N&quot;;[.K3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CDHNA</text:p>
          </table:table-cell>
          <table:table-cell table:style-name="ce5" office:value-type="string" calcext:value-type="string">
            <text:p>ACDHN </text:p>
          </table:table-cell>
          <table:table-cell table:style-name="ce5" office:value-type="string" calcext:value-type="string">
            <text:p>BCD </text:p>
          </table:table-cell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AJ </text:p>
          </table:table-cell>
          <table:table-cell table:formula="of:=COUNTIF([.$K$1:.$K$1998];[.K3])" office:value-type="float" office:value="1" calcext:value-type="float">
            <text:p>1</text:p>
          </table:table-cell>
          <table:table-cell/>
          <table:table-cell table:formula="of:=IF(ISNUMBER(SEARCH(&quot;A&quot;;[.$K3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3]));IF(ISBLANK([.$D$3]);&quot;&quot;;[.$D$3]);&quot;&quot;)">
            <text:p/>
          </table:table-cell>
          <table:table-cell table:formula="of:=IF(ISNUMBER(SEARCH(&quot;C&quot;;[.$K3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3]));IF(ISBLANK([.$D$5]);&quot;&quot;;[.$D$5]);&quot;&quot;)">
            <text:p/>
          </table:table-cell>
          <table:table-cell table:formula="of:=IF(ISNUMBER(SEARCH(&quot;E&quot;;[.$K3]));IF(ISBLANK([.$D$6]);&quot;&quot;;[.$D$6]);&quot;&quot;)">
            <text:p/>
          </table:table-cell>
          <table:table-cell table:formula="of:=IF(ISNUMBER(SEARCH(&quot;F&quot;;[.$K3]));IF(ISBLANK([.$D$7]);&quot;&quot;;[.$D$7]);&quot;&quot;)">
            <text:p/>
          </table:table-cell>
          <table:table-cell table:formula="of:=IF(ISNUMBER(SEARCH(&quot;G&quot;;[.$K3]));IF(ISBLANK([.$D$8]);&quot;&quot;;[.$D$8]);&quot;&quot;)">
            <text:p/>
          </table:table-cell>
          <table:table-cell table:formula="of:=IF(ISNUMBER(SEARCH(&quot;H&quot;;[.$K3]));IF(ISBLANK([.$D$9]);&quot;&quot;;[.$D$9]);&quot;&quot;)">
            <text:p/>
          </table:table-cell>
          <table:table-cell table:formula="of:=IF(ISNUMBER(SEARCH(&quot;I&quot;;[.$K3]));IF(ISBLANK([.$D$10]);&quot;&quot;;[.$D$10]);&quot;&quot;)">
            <text:p/>
          </table:table-cell>
          <table:table-cell table:formula="of:=IF(ISNUMBER(SEARCH(&quot;J&quot;;[.$K3]));IF(ISBLANK([.$D$11]);&quot;&quot;;[.$D$11]);&quot;&quot;)">
            <text:p/>
          </table:table-cell>
          <table:table-cell table:formula="of:=IF(ISNUMBER(SEARCH(&quot;K&quot;;[.$K3]));IF(ISBLANK([.$D$12]);&quot;&quot;;[.$D$12]);&quot;&quot;)">
            <text:p/>
          </table:table-cell>
          <table:table-cell table:formula="of:=IF(ISNUMBER(SEARCH(&quot;L&quot;;[.$K3]));IF(ISBLANK([.$D$13]);&quot;&quot;;[.$D$13]);&quot;&quot;)">
            <text:p/>
          </table:table-cell>
          <table:table-cell table:formula="of:=IF(ISNUMBER(SEARCH(&quot;M&quot;;[.$K3]));IF(ISBLANK([.$D$14]);&quot;&quot;;[.$D$14]);&quot;&quot;)">
            <text:p/>
          </table:table-cell>
          <table:table-cell table:formula="of:=IF(ISNUMBER(SEARCH(&quot;N&quot;;[.$K3]));IF(ISBLANK([.$D$15]);&quot;&quot;;[.$D$15]);&quot;&quot;)">
            <text:p/>
          </table:table-cell>
          <table:table-cell/>
          <table:table-cell table:formula="of:=IF(ISNUMBER(SEARCH(&quot;A&quot;;[.$K3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3]));IF(ISBLANK([.$E$3]);&quot;&quot;;[.$E$3]);&quot;&quot;)">
            <text:p/>
          </table:table-cell>
          <table:table-cell table:formula="of:=IF(ISNUMBER(SEARCH(&quot;C&quot;;[.$K3]));IF(ISBLANK([.$E$4]);&quot;&quot;;[.$E$4]);&quot;&quot;)">
            <text:p/>
          </table:table-cell>
          <table:table-cell table:formula="of:=IF(ISNUMBER(SEARCH(&quot;D&quot;;[.$K3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3]));IF(ISBLANK([.$E$6]);&quot;&quot;;[.$E$6]);&quot;&quot;)">
            <text:p/>
          </table:table-cell>
          <table:table-cell table:formula="of:=IF(ISNUMBER(SEARCH(&quot;F&quot;;[.$K3]));IF(ISBLANK([.$E$7]);&quot;&quot;;[.$E$7]);&quot;&quot;)">
            <text:p/>
          </table:table-cell>
          <table:table-cell table:formula="of:=IF(ISNUMBER(SEARCH(&quot;G&quot;;[.$K3]));IF(ISBLANK([.$E$8]);&quot;&quot;;[.$E$8]);&quot;&quot;)">
            <text:p/>
          </table:table-cell>
          <table:table-cell table:formula="of:=IF(ISNUMBER(SEARCH(&quot;H&quot;;[.$K3]));IF(ISBLANK([.$E$9]);&quot;&quot;;[.$E$9]);&quot;&quot;)">
            <text:p/>
          </table:table-cell>
          <table:table-cell table:formula="of:=IF(ISNUMBER(SEARCH(&quot;I&quot;;[.$K3]));IF(ISBLANK([.$E$10]);&quot;&quot;;[.$E$10]);&quot;&quot;)">
            <text:p/>
          </table:table-cell>
          <table:table-cell table:formula="of:=IF(ISNUMBER(SEARCH(&quot;J&quot;;[.$K3]));IF(ISBLANK([.$E$11]);&quot;&quot;;[.$E$11]);&quot;&quot;)">
            <text:p/>
          </table:table-cell>
          <table:table-cell table:formula="of:=IF(ISNUMBER(SEARCH(&quot;K&quot;;[.$K3]));IF(ISBLANK([.$E$12]);&quot;&quot;;[.$E$12]);&quot;&quot;)">
            <text:p/>
          </table:table-cell>
          <table:table-cell table:formula="of:=IF(ISNUMBER(SEARCH(&quot;L&quot;;[.$K3]));IF(ISBLANK([.$E$13]);&quot;&quot;;[.$E$13]);&quot;&quot;)">
            <text:p/>
          </table:table-cell>
          <table:table-cell table:formula="of:=IF(ISNUMBER(SEARCH(&quot;M&quot;;[.$K3]));IF(ISBLANK([.$E$14]);&quot;&quot;;[.$E$14]);&quot;&quot;)">
            <text:p/>
          </table:table-cell>
          <table:table-cell table:formula="of:=IF(ISNUMBER(SEARCH(&quot;N&quot;;[.$K3]));IF(ISBLANK([.$E$15]);&quot;&quot;;[.$E$15]);&quot;&quot;)" office:value-type="string" office:string-value="A" calcext:value-type="string">
            <text:p>A</text:p>
          </table:table-cell>
          <table:table-cell/>
          <table:table-cell table:formula="of:=IF(ISNUMBER(SEARCH(&quot;A&quot;;[.$K3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3]));IF(ISBLANK([.$F$3]);&quot;&quot;;[.$F$3]);&quot;&quot;)">
            <text:p/>
          </table:table-cell>
          <table:table-cell table:formula="of:=IF(ISNUMBER(SEARCH(&quot;C&quot;;[.$K3]));IF(ISBLANK([.$F$4]);&quot;&quot;;[.$F$4]);&quot;&quot;)">
            <text:p/>
          </table:table-cell>
          <table:table-cell table:formula="of:=IF(ISNUMBER(SEARCH(&quot;D&quot;;[.$K3]));IF(ISBLANK([.$F$5]);&quot;&quot;;[.$F$5]);&quot;&quot;)">
            <text:p/>
          </table:table-cell>
          <table:table-cell table:formula="of:=IF(ISNUMBER(SEARCH(&quot;E&quot;;[.$K3]));IF(ISBLANK([.$F$6]);&quot;&quot;;[.$F$6]);&quot;&quot;)">
            <text:p/>
          </table:table-cell>
          <table:table-cell table:formula="of:=IF(ISNUMBER(SEARCH(&quot;F&quot;;[.$K3]));IF(ISBLANK([.$F$7]);&quot;&quot;;[.$F$7]);&quot;&quot;)">
            <text:p/>
          </table:table-cell>
          <table:table-cell table:formula="of:=IF(ISNUMBER(SEARCH(&quot;G&quot;;[.$K3]));IF(ISBLANK([.$F$8]);&quot;&quot;;[.$F$8]);&quot;&quot;)">
            <text:p/>
          </table:table-cell>
          <table:table-cell table:formula="of:=IF(ISNUMBER(SEARCH(&quot;H&quot;;[.$K3]));IF(ISBLANK([.$F$9]);&quot;&quot;;[.$F$9]);&quot;&quot;)">
            <text:p/>
          </table:table-cell>
          <table:table-cell table:formula="of:=IF(ISNUMBER(SEARCH(&quot;I&quot;;[.$K3]));IF(ISBLANK([.$F$10]);&quot;&quot;;[.$F$10]);&quot;&quot;)">
            <text:p/>
          </table:table-cell>
          <table:table-cell table:formula="of:=IF(ISNUMBER(SEARCH(&quot;J&quot;;[.$K3]));IF(ISBLANK([.$F$11]);&quot;&quot;;[.$F$11]);&quot;&quot;)">
            <text:p/>
          </table:table-cell>
          <table:table-cell table:formula="of:=IF(ISNUMBER(SEARCH(&quot;K&quot;;[.$K3]));IF(ISBLANK([.$F$12]);&quot;&quot;;[.$F$12]);&quot;&quot;)">
            <text:p/>
          </table:table-cell>
          <table:table-cell table:formula="of:=IF(ISNUMBER(SEARCH(&quot;L&quot;;[.$K3]));IF(ISBLANK([.$F$13]);&quot;&quot;;[.$F$13]);&quot;&quot;)">
            <text:p/>
          </table:table-cell>
          <table:table-cell table:formula="of:=IF(ISNUMBER(SEARCH(&quot;M&quot;;[.$K3]));IF(ISBLANK([.$F$14]);&quot;&quot;;[.$F$14]);&quot;&quot;)">
            <text:p/>
          </table:table-cell>
          <table:table-cell table:formula="of:=IF(ISNUMBER(SEARCH(&quot;N&quot;;[.$K3]));IF(ISBLANK([.$F$15]);&quot;&quot;;[.$F$15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formula="of:=IF(OR(ISNUMBER(SEARCH(&quot;C&quot;;[.K4])); ISNUMBER(SEARCH(&quot;D&quot;;[.K4])); ISNUMBER(SEARCH(&quot;H&quot;;[.K4])); ISNUMBER(SEARCH(&quot;L&quot;;[.K4])); ISNUMBER(SEARCH(&quot;M&quot;;[.K4])); ISNUMBER(SEARCH(&quot;N&quot;;[.K4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GHIC</text:p>
          </table:table-cell>
          <table:table-cell table:style-name="ce5" office:value-type="string" calcext:value-type="string">
            <text:p>ACGHI </text:p>
          </table:table-cell>
          <table:table-cell table:style-name="ce5" office:value-type="string" calcext:value-type="string">
            <text:p>BCDKN </text:p>
          </table:table-cell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AJM </text:p>
          </table:table-cell>
          <table:table-cell table:formula="of:=COUNTIF([.$K$1:.$K$1998];[.K4])" office:value-type="float" office:value="1" calcext:value-type="float">
            <text:p>1</text:p>
          </table:table-cell>
          <table:table-cell/>
          <table:table-cell table:formula="of:=IF(ISNUMBER(SEARCH(&quot;A&quot;;[.$K4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4]));IF(ISBLANK([.$D$3]);&quot;&quot;;[.$D$3]);&quot;&quot;)">
            <text:p/>
          </table:table-cell>
          <table:table-cell table:formula="of:=IF(ISNUMBER(SEARCH(&quot;C&quot;;[.$K4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4]));IF(ISBLANK([.$D$5]);&quot;&quot;;[.$D$5]);&quot;&quot;)">
            <text:p/>
          </table:table-cell>
          <table:table-cell table:formula="of:=IF(ISNUMBER(SEARCH(&quot;E&quot;;[.$K4]));IF(ISBLANK([.$D$6]);&quot;&quot;;[.$D$6]);&quot;&quot;)">
            <text:p/>
          </table:table-cell>
          <table:table-cell table:formula="of:=IF(ISNUMBER(SEARCH(&quot;F&quot;;[.$K4]));IF(ISBLANK([.$D$7]);&quot;&quot;;[.$D$7]);&quot;&quot;)">
            <text:p/>
          </table:table-cell>
          <table:table-cell table:formula="of:=IF(ISNUMBER(SEARCH(&quot;G&quot;;[.$K4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4]));IF(ISBLANK([.$D$9]);&quot;&quot;;[.$D$9]);&quot;&quot;)">
            <text:p/>
          </table:table-cell>
          <table:table-cell table:formula="of:=IF(ISNUMBER(SEARCH(&quot;I&quot;;[.$K4]));IF(ISBLANK([.$D$10]);&quot;&quot;;[.$D$10]);&quot;&quot;)">
            <text:p/>
          </table:table-cell>
          <table:table-cell table:formula="of:=IF(ISNUMBER(SEARCH(&quot;J&quot;;[.$K4]));IF(ISBLANK([.$D$11]);&quot;&quot;;[.$D$11]);&quot;&quot;)">
            <text:p/>
          </table:table-cell>
          <table:table-cell table:formula="of:=IF(ISNUMBER(SEARCH(&quot;K&quot;;[.$K4]));IF(ISBLANK([.$D$12]);&quot;&quot;;[.$D$12]);&quot;&quot;)">
            <text:p/>
          </table:table-cell>
          <table:table-cell table:formula="of:=IF(ISNUMBER(SEARCH(&quot;L&quot;;[.$K4]));IF(ISBLANK([.$D$13]);&quot;&quot;;[.$D$13]);&quot;&quot;)">
            <text:p/>
          </table:table-cell>
          <table:table-cell table:formula="of:=IF(ISNUMBER(SEARCH(&quot;M&quot;;[.$K4]));IF(ISBLANK([.$D$14]);&quot;&quot;;[.$D$14]);&quot;&quot;)">
            <text:p/>
          </table:table-cell>
          <table:table-cell table:formula="of:=IF(ISNUMBER(SEARCH(&quot;N&quot;;[.$K4]));IF(ISBLANK([.$D$15]);&quot;&quot;;[.$D$15]);&quot;&quot;)">
            <text:p/>
          </table:table-cell>
          <table:table-cell/>
          <table:table-cell table:formula="of:=IF(ISNUMBER(SEARCH(&quot;A&quot;;[.$K4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4]));IF(ISBLANK([.$E$3]);&quot;&quot;;[.$E$3]);&quot;&quot;)">
            <text:p/>
          </table:table-cell>
          <table:table-cell table:formula="of:=IF(ISNUMBER(SEARCH(&quot;C&quot;;[.$K4]));IF(ISBLANK([.$E$4]);&quot;&quot;;[.$E$4]);&quot;&quot;)">
            <text:p/>
          </table:table-cell>
          <table:table-cell table:formula="of:=IF(ISNUMBER(SEARCH(&quot;D&quot;;[.$K4]));IF(ISBLANK([.$E$5]);&quot;&quot;;[.$E$5]);&quot;&quot;)">
            <text:p/>
          </table:table-cell>
          <table:table-cell table:formula="of:=IF(ISNUMBER(SEARCH(&quot;E&quot;;[.$K4]));IF(ISBLANK([.$E$6]);&quot;&quot;;[.$E$6]);&quot;&quot;)">
            <text:p/>
          </table:table-cell>
          <table:table-cell table:formula="of:=IF(ISNUMBER(SEARCH(&quot;F&quot;;[.$K4]));IF(ISBLANK([.$E$7]);&quot;&quot;;[.$E$7]);&quot;&quot;)">
            <text:p/>
          </table:table-cell>
          <table:table-cell table:formula="of:=IF(ISNUMBER(SEARCH(&quot;G&quot;;[.$K4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4]));IF(ISBLANK([.$E$9]);&quot;&quot;;[.$E$9]);&quot;&quot;)">
            <text:p/>
          </table:table-cell>
          <table:table-cell table:formula="of:=IF(ISNUMBER(SEARCH(&quot;I&quot;;[.$K4]));IF(ISBLANK([.$E$10]);&quot;&quot;;[.$E$10]);&quot;&quot;)" office:value-type="string" office:string-value="I" calcext:value-type="string">
            <text:p>I</text:p>
          </table:table-cell>
          <table:table-cell table:formula="of:=IF(ISNUMBER(SEARCH(&quot;J&quot;;[.$K4]));IF(ISBLANK([.$E$11]);&quot;&quot;;[.$E$11]);&quot;&quot;)">
            <text:p/>
          </table:table-cell>
          <table:table-cell table:formula="of:=IF(ISNUMBER(SEARCH(&quot;K&quot;;[.$K4]));IF(ISBLANK([.$E$12]);&quot;&quot;;[.$E$12]);&quot;&quot;)">
            <text:p/>
          </table:table-cell>
          <table:table-cell table:formula="of:=IF(ISNUMBER(SEARCH(&quot;L&quot;;[.$K4]));IF(ISBLANK([.$E$13]);&quot;&quot;;[.$E$13]);&quot;&quot;)">
            <text:p/>
          </table:table-cell>
          <table:table-cell table:formula="of:=IF(ISNUMBER(SEARCH(&quot;M&quot;;[.$K4]));IF(ISBLANK([.$E$14]);&quot;&quot;;[.$E$14]);&quot;&quot;)">
            <text:p/>
          </table:table-cell>
          <table:table-cell table:formula="of:=IF(ISNUMBER(SEARCH(&quot;N&quot;;[.$K4]));IF(ISBLANK([.$E$15]);&quot;&quot;;[.$E$15]);&quot;&quot;)">
            <text:p/>
          </table:table-cell>
          <table:table-cell/>
          <table:table-cell table:formula="of:=IF(ISNUMBER(SEARCH(&quot;A&quot;;[.$K4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4]));IF(ISBLANK([.$F$3]);&quot;&quot;;[.$F$3]);&quot;&quot;)">
            <text:p/>
          </table:table-cell>
          <table:table-cell table:formula="of:=IF(ISNUMBER(SEARCH(&quot;C&quot;;[.$K4]));IF(ISBLANK([.$F$4]);&quot;&quot;;[.$F$4]);&quot;&quot;)">
            <text:p/>
          </table:table-cell>
          <table:table-cell table:formula="of:=IF(ISNUMBER(SEARCH(&quot;D&quot;;[.$K4]));IF(ISBLANK([.$F$5]);&quot;&quot;;[.$F$5]);&quot;&quot;)">
            <text:p/>
          </table:table-cell>
          <table:table-cell table:formula="of:=IF(ISNUMBER(SEARCH(&quot;E&quot;;[.$K4]));IF(ISBLANK([.$F$6]);&quot;&quot;;[.$F$6]);&quot;&quot;)">
            <text:p/>
          </table:table-cell>
          <table:table-cell table:formula="of:=IF(ISNUMBER(SEARCH(&quot;F&quot;;[.$K4]));IF(ISBLANK([.$F$7]);&quot;&quot;;[.$F$7]);&quot;&quot;)">
            <text:p/>
          </table:table-cell>
          <table:table-cell table:formula="of:=IF(ISNUMBER(SEARCH(&quot;G&quot;;[.$K4]));IF(ISBLANK([.$F$8]);&quot;&quot;;[.$F$8]);&quot;&quot;)">
            <text:p/>
          </table:table-cell>
          <table:table-cell table:formula="of:=IF(ISNUMBER(SEARCH(&quot;H&quot;;[.$K4]));IF(ISBLANK([.$F$9]);&quot;&quot;;[.$F$9]);&quot;&quot;)">
            <text:p/>
          </table:table-cell>
          <table:table-cell table:formula="of:=IF(ISNUMBER(SEARCH(&quot;I&quot;;[.$K4]));IF(ISBLANK([.$F$10]);&quot;&quot;;[.$F$10]);&quot;&quot;)" office:value-type="string" office:string-value="JM" calcext:value-type="string">
            <text:p>JM</text:p>
          </table:table-cell>
          <table:table-cell table:formula="of:=IF(ISNUMBER(SEARCH(&quot;J&quot;;[.$K4]));IF(ISBLANK([.$F$11]);&quot;&quot;;[.$F$11]);&quot;&quot;)">
            <text:p/>
          </table:table-cell>
          <table:table-cell table:formula="of:=IF(ISNUMBER(SEARCH(&quot;K&quot;;[.$K4]));IF(ISBLANK([.$F$12]);&quot;&quot;;[.$F$12]);&quot;&quot;)">
            <text:p/>
          </table:table-cell>
          <table:table-cell table:formula="of:=IF(ISNUMBER(SEARCH(&quot;L&quot;;[.$K4]));IF(ISBLANK([.$F$13]);&quot;&quot;;[.$F$13]);&quot;&quot;)">
            <text:p/>
          </table:table-cell>
          <table:table-cell table:formula="of:=IF(ISNUMBER(SEARCH(&quot;M&quot;;[.$K4]));IF(ISBLANK([.$F$14]);&quot;&quot;;[.$F$14]);&quot;&quot;)">
            <text:p/>
          </table:table-cell>
          <table:table-cell table:formula="of:=IF(ISNUMBER(SEARCH(&quot;N&quot;;[.$K4]));IF(ISBLANK([.$F$15]);&quot;&quot;;[.$F$15]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/>
          <table:table-cell table:formula="of:=IF(OR(ISNUMBER(SEARCH(&quot;C&quot;;[.K5])); ISNUMBER(SEARCH(&quot;D&quot;;[.K5])); ISNUMBER(SEARCH(&quot;H&quot;;[.K5])); ISNUMBER(SEARCH(&quot;L&quot;;[.K5])); ISNUMBER(SEARCH(&quot;M&quot;;[.K5])); ISNUMBER(SEARCH(&quot;N&quot;;[.K5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JHB</text:p>
          </table:table-cell>
          <table:table-cell table:style-name="ce5" office:value-type="string" calcext:value-type="string">
            <text:p>ABHJ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GHIM </text:p>
          </table:table-cell>
          <table:table-cell table:style-name="ce5" office:value-type="string" calcext:value-type="string">
            <text:p>AJM </text:p>
          </table:table-cell>
          <table:table-cell table:formula="of:=COUNTIF([.$K$1:.$K$1998];[.K5])" office:value-type="float" office:value="1" calcext:value-type="float">
            <text:p>1</text:p>
          </table:table-cell>
          <table:table-cell/>
          <table:table-cell table:formula="of:=IF(ISNUMBER(SEARCH(&quot;A&quot;;[.$K5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5]));IF(ISBLANK([.$D$3]);&quot;&quot;;[.$D$3]);&quot;&quot;)">
            <text:p/>
          </table:table-cell>
          <table:table-cell table:formula="of:=IF(ISNUMBER(SEARCH(&quot;C&quot;;[.$K5]));IF(ISBLANK([.$D$4]);&quot;&quot;;[.$D$4]);&quot;&quot;)">
            <text:p/>
          </table:table-cell>
          <table:table-cell table:formula="of:=IF(ISNUMBER(SEARCH(&quot;D&quot;;[.$K5]));IF(ISBLANK([.$D$5]);&quot;&quot;;[.$D$5]);&quot;&quot;)">
            <text:p/>
          </table:table-cell>
          <table:table-cell table:formula="of:=IF(ISNUMBER(SEARCH(&quot;E&quot;;[.$K5]));IF(ISBLANK([.$D$6]);&quot;&quot;;[.$D$6]);&quot;&quot;)">
            <text:p/>
          </table:table-cell>
          <table:table-cell table:formula="of:=IF(ISNUMBER(SEARCH(&quot;F&quot;;[.$K5]));IF(ISBLANK([.$D$7]);&quot;&quot;;[.$D$7]);&quot;&quot;)">
            <text:p/>
          </table:table-cell>
          <table:table-cell table:formula="of:=IF(ISNUMBER(SEARCH(&quot;G&quot;;[.$K5]));IF(ISBLANK([.$D$8]);&quot;&quot;;[.$D$8]);&quot;&quot;)">
            <text:p/>
          </table:table-cell>
          <table:table-cell table:formula="of:=IF(ISNUMBER(SEARCH(&quot;H&quot;;[.$K5]));IF(ISBLANK([.$D$9]);&quot;&quot;;[.$D$9]);&quot;&quot;)">
            <text:p/>
          </table:table-cell>
          <table:table-cell table:formula="of:=IF(ISNUMBER(SEARCH(&quot;I&quot;;[.$K5]));IF(ISBLANK([.$D$10]);&quot;&quot;;[.$D$10]);&quot;&quot;)">
            <text:p/>
          </table:table-cell>
          <table:table-cell table:formula="of:=IF(ISNUMBER(SEARCH(&quot;J&quot;;[.$K5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K5]));IF(ISBLANK([.$D$12]);&quot;&quot;;[.$D$12]);&quot;&quot;)">
            <text:p/>
          </table:table-cell>
          <table:table-cell table:formula="of:=IF(ISNUMBER(SEARCH(&quot;L&quot;;[.$K5]));IF(ISBLANK([.$D$13]);&quot;&quot;;[.$D$13]);&quot;&quot;)">
            <text:p/>
          </table:table-cell>
          <table:table-cell table:formula="of:=IF(ISNUMBER(SEARCH(&quot;M&quot;;[.$K5]));IF(ISBLANK([.$D$14]);&quot;&quot;;[.$D$14]);&quot;&quot;)">
            <text:p/>
          </table:table-cell>
          <table:table-cell table:formula="of:=IF(ISNUMBER(SEARCH(&quot;N&quot;;[.$K5]));IF(ISBLANK([.$D$15]);&quot;&quot;;[.$D$15]);&quot;&quot;)">
            <text:p/>
          </table:table-cell>
          <table:table-cell/>
          <table:table-cell table:formula="of:=IF(ISNUMBER(SEARCH(&quot;A&quot;;[.$K5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5]));IF(ISBLANK([.$E$3]);&quot;&quot;;[.$E$3]);&quot;&quot;)">
            <text:p/>
          </table:table-cell>
          <table:table-cell table:formula="of:=IF(ISNUMBER(SEARCH(&quot;C&quot;;[.$K5]));IF(ISBLANK([.$E$4]);&quot;&quot;;[.$E$4]);&quot;&quot;)">
            <text:p/>
          </table:table-cell>
          <table:table-cell table:formula="of:=IF(ISNUMBER(SEARCH(&quot;D&quot;;[.$K5]));IF(ISBLANK([.$E$5]);&quot;&quot;;[.$E$5]);&quot;&quot;)">
            <text:p/>
          </table:table-cell>
          <table:table-cell table:formula="of:=IF(ISNUMBER(SEARCH(&quot;E&quot;;[.$K5]));IF(ISBLANK([.$E$6]);&quot;&quot;;[.$E$6]);&quot;&quot;)">
            <text:p/>
          </table:table-cell>
          <table:table-cell table:formula="of:=IF(ISNUMBER(SEARCH(&quot;F&quot;;[.$K5]));IF(ISBLANK([.$E$7]);&quot;&quot;;[.$E$7]);&quot;&quot;)">
            <text:p/>
          </table:table-cell>
          <table:table-cell table:formula="of:=IF(ISNUMBER(SEARCH(&quot;G&quot;;[.$K5]));IF(ISBLANK([.$E$8]);&quot;&quot;;[.$E$8]);&quot;&quot;)">
            <text:p/>
          </table:table-cell>
          <table:table-cell table:formula="of:=IF(ISNUMBER(SEARCH(&quot;H&quot;;[.$K5]));IF(ISBLANK([.$E$9]);&quot;&quot;;[.$E$9]);&quot;&quot;)">
            <text:p/>
          </table:table-cell>
          <table:table-cell table:formula="of:=IF(ISNUMBER(SEARCH(&quot;I&quot;;[.$K5]));IF(ISBLANK([.$E$10]);&quot;&quot;;[.$E$10]);&quot;&quot;)">
            <text:p/>
          </table:table-cell>
          <table:table-cell table:formula="of:=IF(ISNUMBER(SEARCH(&quot;J&quot;;[.$K5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K5]));IF(ISBLANK([.$E$12]);&quot;&quot;;[.$E$12]);&quot;&quot;)">
            <text:p/>
          </table:table-cell>
          <table:table-cell table:formula="of:=IF(ISNUMBER(SEARCH(&quot;L&quot;;[.$K5]));IF(ISBLANK([.$E$13]);&quot;&quot;;[.$E$13]);&quot;&quot;)">
            <text:p/>
          </table:table-cell>
          <table:table-cell table:formula="of:=IF(ISNUMBER(SEARCH(&quot;M&quot;;[.$K5]));IF(ISBLANK([.$E$14]);&quot;&quot;;[.$E$14]);&quot;&quot;)">
            <text:p/>
          </table:table-cell>
          <table:table-cell table:formula="of:=IF(ISNUMBER(SEARCH(&quot;N&quot;;[.$K5]));IF(ISBLANK([.$E$15]);&quot;&quot;;[.$E$15]);&quot;&quot;)">
            <text:p/>
          </table:table-cell>
          <table:table-cell/>
          <table:table-cell table:formula="of:=IF(ISNUMBER(SEARCH(&quot;A&quot;;[.$K5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5]));IF(ISBLANK([.$F$3]);&quot;&quot;;[.$F$3]);&quot;&quot;)">
            <text:p/>
          </table:table-cell>
          <table:table-cell table:formula="of:=IF(ISNUMBER(SEARCH(&quot;C&quot;;[.$K5]));IF(ISBLANK([.$F$4]);&quot;&quot;;[.$F$4]);&quot;&quot;)">
            <text:p/>
          </table:table-cell>
          <table:table-cell table:formula="of:=IF(ISNUMBER(SEARCH(&quot;D&quot;;[.$K5]));IF(ISBLANK([.$F$5]);&quot;&quot;;[.$F$5]);&quot;&quot;)">
            <text:p/>
          </table:table-cell>
          <table:table-cell table:formula="of:=IF(ISNUMBER(SEARCH(&quot;E&quot;;[.$K5]));IF(ISBLANK([.$F$6]);&quot;&quot;;[.$F$6]);&quot;&quot;)">
            <text:p/>
          </table:table-cell>
          <table:table-cell table:formula="of:=IF(ISNUMBER(SEARCH(&quot;F&quot;;[.$K5]));IF(ISBLANK([.$F$7]);&quot;&quot;;[.$F$7]);&quot;&quot;)">
            <text:p/>
          </table:table-cell>
          <table:table-cell table:formula="of:=IF(ISNUMBER(SEARCH(&quot;G&quot;;[.$K5]));IF(ISBLANK([.$F$8]);&quot;&quot;;[.$F$8]);&quot;&quot;)">
            <text:p/>
          </table:table-cell>
          <table:table-cell table:formula="of:=IF(ISNUMBER(SEARCH(&quot;H&quot;;[.$K5]));IF(ISBLANK([.$F$9]);&quot;&quot;;[.$F$9]);&quot;&quot;)">
            <text:p/>
          </table:table-cell>
          <table:table-cell table:formula="of:=IF(ISNUMBER(SEARCH(&quot;I&quot;;[.$K5]));IF(ISBLANK([.$F$10]);&quot;&quot;;[.$F$10]);&quot;&quot;)">
            <text:p/>
          </table:table-cell>
          <table:table-cell table:formula="of:=IF(ISNUMBER(SEARCH(&quot;J&quot;;[.$K5]));IF(ISBLANK([.$F$11]);&quot;&quot;;[.$F$11]);&quot;&quot;)" office:value-type="string" office:string-value="M" calcext:value-type="string">
            <text:p>M</text:p>
          </table:table-cell>
          <table:table-cell table:formula="of:=IF(ISNUMBER(SEARCH(&quot;K&quot;;[.$K5]));IF(ISBLANK([.$F$12]);&quot;&quot;;[.$F$12]);&quot;&quot;)">
            <text:p/>
          </table:table-cell>
          <table:table-cell table:formula="of:=IF(ISNUMBER(SEARCH(&quot;L&quot;;[.$K5]));IF(ISBLANK([.$F$13]);&quot;&quot;;[.$F$13]);&quot;&quot;)">
            <text:p/>
          </table:table-cell>
          <table:table-cell table:formula="of:=IF(ISNUMBER(SEARCH(&quot;M&quot;;[.$K5]));IF(ISBLANK([.$F$14]);&quot;&quot;;[.$F$14]);&quot;&quot;)">
            <text:p/>
          </table:table-cell>
          <table:table-cell table:formula="of:=IF(ISNUMBER(SEARCH(&quot;N&quot;;[.$K5]));IF(ISBLANK([.$F$15]);&quot;&quot;;[.$F$15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G</text:p>
          </table:table-cell>
          <table:table-cell table:number-columns-repeated="2"/>
          <table:table-cell table:formula="of:=IF(OR(ISNUMBER(SEARCH(&quot;C&quot;;[.K6])); ISNUMBER(SEARCH(&quot;D&quot;;[.K6])); ISNUMBER(SEARCH(&quot;H&quot;;[.K6])); ISNUMBER(SEARCH(&quot;L&quot;;[.K6])); ISNUMBER(SEARCH(&quot;M&quot;;[.K6])); ISNUMBER(SEARCH(&quot;N&quot;;[.K6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table:style-name="ce1" office:value-type="string" calcext:value-type="string">
            <text:p>BCD</text:p>
          </table:table-cell>
          <table:table-cell table:style-name="ce5" office:value-type="string" calcext:value-type="string">
            <text:p>BCD </text:p>
          </table:table-cell>
          <table:table-cell table:style-name="ce5" office:value-type="string" calcext:value-type="string">
            <text:p>B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RROR</text:p>
          </table:table-cell>
          <table:table-cell table:formula="of:=COUNTIF([.$K$1:.$K$1998];[.K6])" office:value-type="float" office:value="1" calcext:value-type="float">
            <text:p>1</text:p>
          </table:table-cell>
          <table:table-cell/>
          <table:table-cell table:formula="of:=IF(ISNUMBER(SEARCH(&quot;A&quot;;[.$K6]));IF(ISBLANK([.$D$2]);&quot;&quot;;[.$D$2]);&quot;&quot;)">
            <text:p/>
          </table:table-cell>
          <table:table-cell table:formula="of:=IF(ISNUMBER(SEARCH(&quot;B&quot;;[.$K6]));IF(ISBLANK([.$D$3]);&quot;&quot;;[.$D$3]);&quot;&quot;)">
            <text:p/>
          </table:table-cell>
          <table:table-cell table:formula="of:=IF(ISNUMBER(SEARCH(&quot;C&quot;;[.$K6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6]));IF(ISBLANK([.$D$5]);&quot;&quot;;[.$D$5]);&quot;&quot;)">
            <text:p/>
          </table:table-cell>
          <table:table-cell table:formula="of:=IF(ISNUMBER(SEARCH(&quot;E&quot;;[.$K6]));IF(ISBLANK([.$D$6]);&quot;&quot;;[.$D$6]);&quot;&quot;)">
            <text:p/>
          </table:table-cell>
          <table:table-cell table:formula="of:=IF(ISNUMBER(SEARCH(&quot;F&quot;;[.$K6]));IF(ISBLANK([.$D$7]);&quot;&quot;;[.$D$7]);&quot;&quot;)">
            <text:p/>
          </table:table-cell>
          <table:table-cell table:formula="of:=IF(ISNUMBER(SEARCH(&quot;G&quot;;[.$K6]));IF(ISBLANK([.$D$8]);&quot;&quot;;[.$D$8]);&quot;&quot;)">
            <text:p/>
          </table:table-cell>
          <table:table-cell table:formula="of:=IF(ISNUMBER(SEARCH(&quot;H&quot;;[.$K6]));IF(ISBLANK([.$D$9]);&quot;&quot;;[.$D$9]);&quot;&quot;)">
            <text:p/>
          </table:table-cell>
          <table:table-cell table:formula="of:=IF(ISNUMBER(SEARCH(&quot;I&quot;;[.$K6]));IF(ISBLANK([.$D$10]);&quot;&quot;;[.$D$10]);&quot;&quot;)">
            <text:p/>
          </table:table-cell>
          <table:table-cell table:formula="of:=IF(ISNUMBER(SEARCH(&quot;J&quot;;[.$K6]));IF(ISBLANK([.$D$11]);&quot;&quot;;[.$D$11]);&quot;&quot;)">
            <text:p/>
          </table:table-cell>
          <table:table-cell table:formula="of:=IF(ISNUMBER(SEARCH(&quot;K&quot;;[.$K6]));IF(ISBLANK([.$D$12]);&quot;&quot;;[.$D$12]);&quot;&quot;)">
            <text:p/>
          </table:table-cell>
          <table:table-cell table:formula="of:=IF(ISNUMBER(SEARCH(&quot;L&quot;;[.$K6]));IF(ISBLANK([.$D$13]);&quot;&quot;;[.$D$13]);&quot;&quot;)">
            <text:p/>
          </table:table-cell>
          <table:table-cell table:formula="of:=IF(ISNUMBER(SEARCH(&quot;M&quot;;[.$K6]));IF(ISBLANK([.$D$14]);&quot;&quot;;[.$D$14]);&quot;&quot;)">
            <text:p/>
          </table:table-cell>
          <table:table-cell table:formula="of:=IF(ISNUMBER(SEARCH(&quot;N&quot;;[.$K6]));IF(ISBLANK([.$D$15]);&quot;&quot;;[.$D$15]);&quot;&quot;)">
            <text:p/>
          </table:table-cell>
          <table:table-cell/>
          <table:table-cell table:formula="of:=IF(ISNUMBER(SEARCH(&quot;A&quot;;[.$K6]));IF(ISBLANK([.$E$2]);&quot;&quot;;[.$E$2]);&quot;&quot;)">
            <text:p/>
          </table:table-cell>
          <table:table-cell table:formula="of:=IF(ISNUMBER(SEARCH(&quot;B&quot;;[.$K6]));IF(ISBLANK([.$E$3]);&quot;&quot;;[.$E$3]);&quot;&quot;)">
            <text:p/>
          </table:table-cell>
          <table:table-cell table:formula="of:=IF(ISNUMBER(SEARCH(&quot;C&quot;;[.$K6]));IF(ISBLANK([.$E$4]);&quot;&quot;;[.$E$4]);&quot;&quot;)">
            <text:p/>
          </table:table-cell>
          <table:table-cell table:formula="of:=IF(ISNUMBER(SEARCH(&quot;D&quot;;[.$K6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6]));IF(ISBLANK([.$E$6]);&quot;&quot;;[.$E$6]);&quot;&quot;)">
            <text:p/>
          </table:table-cell>
          <table:table-cell table:formula="of:=IF(ISNUMBER(SEARCH(&quot;F&quot;;[.$K6]));IF(ISBLANK([.$E$7]);&quot;&quot;;[.$E$7]);&quot;&quot;)">
            <text:p/>
          </table:table-cell>
          <table:table-cell table:formula="of:=IF(ISNUMBER(SEARCH(&quot;G&quot;;[.$K6]));IF(ISBLANK([.$E$8]);&quot;&quot;;[.$E$8]);&quot;&quot;)">
            <text:p/>
          </table:table-cell>
          <table:table-cell table:formula="of:=IF(ISNUMBER(SEARCH(&quot;H&quot;;[.$K6]));IF(ISBLANK([.$E$9]);&quot;&quot;;[.$E$9]);&quot;&quot;)">
            <text:p/>
          </table:table-cell>
          <table:table-cell table:formula="of:=IF(ISNUMBER(SEARCH(&quot;I&quot;;[.$K6]));IF(ISBLANK([.$E$10]);&quot;&quot;;[.$E$10]);&quot;&quot;)">
            <text:p/>
          </table:table-cell>
          <table:table-cell table:formula="of:=IF(ISNUMBER(SEARCH(&quot;J&quot;;[.$K6]));IF(ISBLANK([.$E$11]);&quot;&quot;;[.$E$11]);&quot;&quot;)">
            <text:p/>
          </table:table-cell>
          <table:table-cell table:formula="of:=IF(ISNUMBER(SEARCH(&quot;K&quot;;[.$K6]));IF(ISBLANK([.$E$12]);&quot;&quot;;[.$E$12]);&quot;&quot;)">
            <text:p/>
          </table:table-cell>
          <table:table-cell table:formula="of:=IF(ISNUMBER(SEARCH(&quot;L&quot;;[.$K6]));IF(ISBLANK([.$E$13]);&quot;&quot;;[.$E$13]);&quot;&quot;)">
            <text:p/>
          </table:table-cell>
          <table:table-cell table:formula="of:=IF(ISNUMBER(SEARCH(&quot;M&quot;;[.$K6]));IF(ISBLANK([.$E$14]);&quot;&quot;;[.$E$14]);&quot;&quot;)">
            <text:p/>
          </table:table-cell>
          <table:table-cell table:formula="of:=IF(ISNUMBER(SEARCH(&quot;N&quot;;[.$K6]));IF(ISBLANK([.$E$15]);&quot;&quot;;[.$E$15]);&quot;&quot;)">
            <text:p/>
          </table:table-cell>
          <table:table-cell/>
          <table:table-cell table:formula="of:=IF(ISNUMBER(SEARCH(&quot;A&quot;;[.$K6]));IF(ISBLANK([.$F$2]);&quot;&quot;;[.$F$2]);&quot;&quot;)">
            <text:p/>
          </table:table-cell>
          <table:table-cell table:formula="of:=IF(ISNUMBER(SEARCH(&quot;B&quot;;[.$K6]));IF(ISBLANK([.$F$3]);&quot;&quot;;[.$F$3]);&quot;&quot;)">
            <text:p/>
          </table:table-cell>
          <table:table-cell table:formula="of:=IF(ISNUMBER(SEARCH(&quot;C&quot;;[.$K6]));IF(ISBLANK([.$F$4]);&quot;&quot;;[.$F$4]);&quot;&quot;)">
            <text:p/>
          </table:table-cell>
          <table:table-cell table:formula="of:=IF(ISNUMBER(SEARCH(&quot;D&quot;;[.$K6]));IF(ISBLANK([.$F$5]);&quot;&quot;;[.$F$5]);&quot;&quot;)">
            <text:p/>
          </table:table-cell>
          <table:table-cell table:formula="of:=IF(ISNUMBER(SEARCH(&quot;E&quot;;[.$K6]));IF(ISBLANK([.$F$6]);&quot;&quot;;[.$F$6]);&quot;&quot;)">
            <text:p/>
          </table:table-cell>
          <table:table-cell table:formula="of:=IF(ISNUMBER(SEARCH(&quot;F&quot;;[.$K6]));IF(ISBLANK([.$F$7]);&quot;&quot;;[.$F$7]);&quot;&quot;)">
            <text:p/>
          </table:table-cell>
          <table:table-cell table:formula="of:=IF(ISNUMBER(SEARCH(&quot;G&quot;;[.$K6]));IF(ISBLANK([.$F$8]);&quot;&quot;;[.$F$8]);&quot;&quot;)">
            <text:p/>
          </table:table-cell>
          <table:table-cell table:formula="of:=IF(ISNUMBER(SEARCH(&quot;H&quot;;[.$K6]));IF(ISBLANK([.$F$9]);&quot;&quot;;[.$F$9]);&quot;&quot;)">
            <text:p/>
          </table:table-cell>
          <table:table-cell table:formula="of:=IF(ISNUMBER(SEARCH(&quot;I&quot;;[.$K6]));IF(ISBLANK([.$F$10]);&quot;&quot;;[.$F$10]);&quot;&quot;)">
            <text:p/>
          </table:table-cell>
          <table:table-cell table:formula="of:=IF(ISNUMBER(SEARCH(&quot;J&quot;;[.$K6]));IF(ISBLANK([.$F$11]);&quot;&quot;;[.$F$11]);&quot;&quot;)">
            <text:p/>
          </table:table-cell>
          <table:table-cell table:formula="of:=IF(ISNUMBER(SEARCH(&quot;K&quot;;[.$K6]));IF(ISBLANK([.$F$12]);&quot;&quot;;[.$F$12]);&quot;&quot;)">
            <text:p/>
          </table:table-cell>
          <table:table-cell table:formula="of:=IF(ISNUMBER(SEARCH(&quot;L&quot;;[.$K6]));IF(ISBLANK([.$F$13]);&quot;&quot;;[.$F$13]);&quot;&quot;)">
            <text:p/>
          </table:table-cell>
          <table:table-cell table:formula="of:=IF(ISNUMBER(SEARCH(&quot;M&quot;;[.$K6]));IF(ISBLANK([.$F$14]);&quot;&quot;;[.$F$14]);&quot;&quot;)">
            <text:p/>
          </table:table-cell>
          <table:table-cell table:formula="of:=IF(ISNUMBER(SEARCH(&quot;N&quot;;[.$K6]));IF(ISBLANK([.$F$15]);&quot;&quot;;[.$F$15]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J</text:p>
          </table:table-cell>
          <table:table-cell table:formula="of:=IF(OR(ISNUMBER(SEARCH(&quot;C&quot;;[.K7])); ISNUMBER(SEARCH(&quot;D&quot;;[.K7])); ISNUMBER(SEARCH(&quot;H&quot;;[.K7])); ISNUMBER(SEARCH(&quot;L&quot;;[.K7])); ISNUMBER(SEARCH(&quot;M&quot;;[.K7])); ISNUMBER(SEARCH(&quot;N&quot;;[.K7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table:style-name="ce1" office:value-type="string" calcext:value-type="string">
            <text:p>EAGHI</text:p>
          </table:table-cell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CDFGKN </text:p>
          </table:table-cell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AJM </text:p>
          </table:table-cell>
          <table:table-cell table:formula="of:=COUNTIF([.$K$1:.$K$1998];[.K7])" office:value-type="float" office:value="1" calcext:value-type="float">
            <text:p>1</text:p>
          </table:table-cell>
          <table:table-cell/>
          <table:table-cell table:formula="of:=IF(ISNUMBER(SEARCH(&quot;A&quot;;[.$K7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7]));IF(ISBLANK([.$D$3]);&quot;&quot;;[.$D$3]);&quot;&quot;)">
            <text:p/>
          </table:table-cell>
          <table:table-cell table:formula="of:=IF(ISNUMBER(SEARCH(&quot;C&quot;;[.$K7]));IF(ISBLANK([.$D$4]);&quot;&quot;;[.$D$4]);&quot;&quot;)">
            <text:p/>
          </table:table-cell>
          <table:table-cell table:formula="of:=IF(ISNUMBER(SEARCH(&quot;D&quot;;[.$K7]));IF(ISBLANK([.$D$5]);&quot;&quot;;[.$D$5]);&quot;&quot;)">
            <text:p/>
          </table:table-cell>
          <table:table-cell table:formula="of:=IF(ISNUMBER(SEARCH(&quot;E&quot;;[.$K7]));IF(ISBLANK([.$D$6]);&quot;&quot;;[.$D$6]);&quot;&quot;)" office:value-type="string" office:string-value="FG" calcext:value-type="string">
            <text:p>FG</text:p>
          </table:table-cell>
          <table:table-cell table:formula="of:=IF(ISNUMBER(SEARCH(&quot;F&quot;;[.$K7]));IF(ISBLANK([.$D$7]);&quot;&quot;;[.$D$7]);&quot;&quot;)">
            <text:p/>
          </table:table-cell>
          <table:table-cell table:formula="of:=IF(ISNUMBER(SEARCH(&quot;G&quot;;[.$K7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7]));IF(ISBLANK([.$D$9]);&quot;&quot;;[.$D$9]);&quot;&quot;)">
            <text:p/>
          </table:table-cell>
          <table:table-cell table:formula="of:=IF(ISNUMBER(SEARCH(&quot;I&quot;;[.$K7]));IF(ISBLANK([.$D$10]);&quot;&quot;;[.$D$10]);&quot;&quot;)">
            <text:p/>
          </table:table-cell>
          <table:table-cell table:formula="of:=IF(ISNUMBER(SEARCH(&quot;J&quot;;[.$K7]));IF(ISBLANK([.$D$11]);&quot;&quot;;[.$D$11]);&quot;&quot;)">
            <text:p/>
          </table:table-cell>
          <table:table-cell table:formula="of:=IF(ISNUMBER(SEARCH(&quot;K&quot;;[.$K7]));IF(ISBLANK([.$D$12]);&quot;&quot;;[.$D$12]);&quot;&quot;)">
            <text:p/>
          </table:table-cell>
          <table:table-cell table:formula="of:=IF(ISNUMBER(SEARCH(&quot;L&quot;;[.$K7]));IF(ISBLANK([.$D$13]);&quot;&quot;;[.$D$13]);&quot;&quot;)">
            <text:p/>
          </table:table-cell>
          <table:table-cell table:formula="of:=IF(ISNUMBER(SEARCH(&quot;M&quot;;[.$K7]));IF(ISBLANK([.$D$14]);&quot;&quot;;[.$D$14]);&quot;&quot;)">
            <text:p/>
          </table:table-cell>
          <table:table-cell table:formula="of:=IF(ISNUMBER(SEARCH(&quot;N&quot;;[.$K7]));IF(ISBLANK([.$D$15]);&quot;&quot;;[.$D$15]);&quot;&quot;)">
            <text:p/>
          </table:table-cell>
          <table:table-cell/>
          <table:table-cell table:formula="of:=IF(ISNUMBER(SEARCH(&quot;A&quot;;[.$K7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7]));IF(ISBLANK([.$E$3]);&quot;&quot;;[.$E$3]);&quot;&quot;)">
            <text:p/>
          </table:table-cell>
          <table:table-cell table:formula="of:=IF(ISNUMBER(SEARCH(&quot;C&quot;;[.$K7]));IF(ISBLANK([.$E$4]);&quot;&quot;;[.$E$4]);&quot;&quot;)">
            <text:p/>
          </table:table-cell>
          <table:table-cell table:formula="of:=IF(ISNUMBER(SEARCH(&quot;D&quot;;[.$K7]));IF(ISBLANK([.$E$5]);&quot;&quot;;[.$E$5]);&quot;&quot;)">
            <text:p/>
          </table:table-cell>
          <table:table-cell table:formula="of:=IF(ISNUMBER(SEARCH(&quot;E&quot;;[.$K7]));IF(ISBLANK([.$E$6]);&quot;&quot;;[.$E$6]);&quot;&quot;)">
            <text:p/>
          </table:table-cell>
          <table:table-cell table:formula="of:=IF(ISNUMBER(SEARCH(&quot;F&quot;;[.$K7]));IF(ISBLANK([.$E$7]);&quot;&quot;;[.$E$7]);&quot;&quot;)">
            <text:p/>
          </table:table-cell>
          <table:table-cell table:formula="of:=IF(ISNUMBER(SEARCH(&quot;G&quot;;[.$K7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7]));IF(ISBLANK([.$E$9]);&quot;&quot;;[.$E$9]);&quot;&quot;)">
            <text:p/>
          </table:table-cell>
          <table:table-cell table:formula="of:=IF(ISNUMBER(SEARCH(&quot;I&quot;;[.$K7]));IF(ISBLANK([.$E$10]);&quot;&quot;;[.$E$10]);&quot;&quot;)" office:value-type="string" office:string-value="I" calcext:value-type="string">
            <text:p>I</text:p>
          </table:table-cell>
          <table:table-cell table:formula="of:=IF(ISNUMBER(SEARCH(&quot;J&quot;;[.$K7]));IF(ISBLANK([.$E$11]);&quot;&quot;;[.$E$11]);&quot;&quot;)">
            <text:p/>
          </table:table-cell>
          <table:table-cell table:formula="of:=IF(ISNUMBER(SEARCH(&quot;K&quot;;[.$K7]));IF(ISBLANK([.$E$12]);&quot;&quot;;[.$E$12]);&quot;&quot;)">
            <text:p/>
          </table:table-cell>
          <table:table-cell table:formula="of:=IF(ISNUMBER(SEARCH(&quot;L&quot;;[.$K7]));IF(ISBLANK([.$E$13]);&quot;&quot;;[.$E$13]);&quot;&quot;)">
            <text:p/>
          </table:table-cell>
          <table:table-cell table:formula="of:=IF(ISNUMBER(SEARCH(&quot;M&quot;;[.$K7]));IF(ISBLANK([.$E$14]);&quot;&quot;;[.$E$14]);&quot;&quot;)">
            <text:p/>
          </table:table-cell>
          <table:table-cell table:formula="of:=IF(ISNUMBER(SEARCH(&quot;N&quot;;[.$K7]));IF(ISBLANK([.$E$15]);&quot;&quot;;[.$E$15]);&quot;&quot;)">
            <text:p/>
          </table:table-cell>
          <table:table-cell/>
          <table:table-cell table:formula="of:=IF(ISNUMBER(SEARCH(&quot;A&quot;;[.$K7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7]));IF(ISBLANK([.$F$3]);&quot;&quot;;[.$F$3]);&quot;&quot;)">
            <text:p/>
          </table:table-cell>
          <table:table-cell table:formula="of:=IF(ISNUMBER(SEARCH(&quot;C&quot;;[.$K7]));IF(ISBLANK([.$F$4]);&quot;&quot;;[.$F$4]);&quot;&quot;)">
            <text:p/>
          </table:table-cell>
          <table:table-cell table:formula="of:=IF(ISNUMBER(SEARCH(&quot;D&quot;;[.$K7]));IF(ISBLANK([.$F$5]);&quot;&quot;;[.$F$5]);&quot;&quot;)">
            <text:p/>
          </table:table-cell>
          <table:table-cell table:formula="of:=IF(ISNUMBER(SEARCH(&quot;E&quot;;[.$K7]));IF(ISBLANK([.$F$6]);&quot;&quot;;[.$F$6]);&quot;&quot;)">
            <text:p/>
          </table:table-cell>
          <table:table-cell table:formula="of:=IF(ISNUMBER(SEARCH(&quot;F&quot;;[.$K7]));IF(ISBLANK([.$F$7]);&quot;&quot;;[.$F$7]);&quot;&quot;)">
            <text:p/>
          </table:table-cell>
          <table:table-cell table:formula="of:=IF(ISNUMBER(SEARCH(&quot;G&quot;;[.$K7]));IF(ISBLANK([.$F$8]);&quot;&quot;;[.$F$8]);&quot;&quot;)">
            <text:p/>
          </table:table-cell>
          <table:table-cell table:formula="of:=IF(ISNUMBER(SEARCH(&quot;H&quot;;[.$K7]));IF(ISBLANK([.$F$9]);&quot;&quot;;[.$F$9]);&quot;&quot;)">
            <text:p/>
          </table:table-cell>
          <table:table-cell table:formula="of:=IF(ISNUMBER(SEARCH(&quot;I&quot;;[.$K7]));IF(ISBLANK([.$F$10]);&quot;&quot;;[.$F$10]);&quot;&quot;)" office:value-type="string" office:string-value="JM" calcext:value-type="string">
            <text:p>JM</text:p>
          </table:table-cell>
          <table:table-cell table:formula="of:=IF(ISNUMBER(SEARCH(&quot;J&quot;;[.$K7]));IF(ISBLANK([.$F$11]);&quot;&quot;;[.$F$11]);&quot;&quot;)">
            <text:p/>
          </table:table-cell>
          <table:table-cell table:formula="of:=IF(ISNUMBER(SEARCH(&quot;K&quot;;[.$K7]));IF(ISBLANK([.$F$12]);&quot;&quot;;[.$F$12]);&quot;&quot;)">
            <text:p/>
          </table:table-cell>
          <table:table-cell table:formula="of:=IF(ISNUMBER(SEARCH(&quot;L&quot;;[.$K7]));IF(ISBLANK([.$F$13]);&quot;&quot;;[.$F$13]);&quot;&quot;)">
            <text:p/>
          </table:table-cell>
          <table:table-cell table:formula="of:=IF(ISNUMBER(SEARCH(&quot;M&quot;;[.$K7]));IF(ISBLANK([.$F$14]);&quot;&quot;;[.$F$14]);&quot;&quot;)">
            <text:p/>
          </table:table-cell>
          <table:table-cell table:formula="of:=IF(ISNUMBER(SEARCH(&quot;N&quot;;[.$K7]));IF(ISBLANK([.$F$15]);&quot;&quot;;[.$F$15]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ABCD</text:p>
          </table:table-cell>
          <table:table-cell/>
          <table:table-cell table:formula="of:=IF(OR(ISNUMBER(SEARCH(&quot;C&quot;;[.K8])); ISNUMBER(SEARCH(&quot;D&quot;;[.K8])); ISNUMBER(SEARCH(&quot;H&quot;;[.K8])); ISNUMBER(SEARCH(&quot;L&quot;;[.K8])); ISNUMBER(SEARCH(&quot;M&quot;;[.K8])); ISNUMBER(SEARCH(&quot;N&quot;;[.K8]))); &quot;&lt;&quot;;&quot;&quot;)">
            <text:p/>
          </table:table-cell>
          <table:table-cell table:style-name="ce4" table:number-columns-repeated="2"/>
          <table:table-cell office:value-type="string" calcext:value-type="string">
            <text:p>AJ</text:p>
          </table:table-cell>
          <table:table-cell table:style-name="ce5" office:value-type="string" calcext:value-type="string">
            <text:p>AJ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GHIM </text:p>
          </table:table-cell>
          <table:table-cell table:style-name="ce5" office:value-type="string" calcext:value-type="string">
            <text:p>AJM </text:p>
          </table:table-cell>
          <table:table-cell table:formula="of:=COUNTIF([.$K$1:.$K$1998];[.K8])" office:value-type="float" office:value="1" calcext:value-type="float">
            <text:p>1</text:p>
          </table:table-cell>
          <table:table-cell/>
          <table:table-cell table:formula="of:=IF(ISNUMBER(SEARCH(&quot;A&quot;;[.$K8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8]));IF(ISBLANK([.$D$3]);&quot;&quot;;[.$D$3]);&quot;&quot;)">
            <text:p/>
          </table:table-cell>
          <table:table-cell table:formula="of:=IF(ISNUMBER(SEARCH(&quot;C&quot;;[.$K8]));IF(ISBLANK([.$D$4]);&quot;&quot;;[.$D$4]);&quot;&quot;)">
            <text:p/>
          </table:table-cell>
          <table:table-cell table:formula="of:=IF(ISNUMBER(SEARCH(&quot;D&quot;;[.$K8]));IF(ISBLANK([.$D$5]);&quot;&quot;;[.$D$5]);&quot;&quot;)">
            <text:p/>
          </table:table-cell>
          <table:table-cell table:formula="of:=IF(ISNUMBER(SEARCH(&quot;E&quot;;[.$K8]));IF(ISBLANK([.$D$6]);&quot;&quot;;[.$D$6]);&quot;&quot;)">
            <text:p/>
          </table:table-cell>
          <table:table-cell table:formula="of:=IF(ISNUMBER(SEARCH(&quot;F&quot;;[.$K8]));IF(ISBLANK([.$D$7]);&quot;&quot;;[.$D$7]);&quot;&quot;)">
            <text:p/>
          </table:table-cell>
          <table:table-cell table:formula="of:=IF(ISNUMBER(SEARCH(&quot;G&quot;;[.$K8]));IF(ISBLANK([.$D$8]);&quot;&quot;;[.$D$8]);&quot;&quot;)">
            <text:p/>
          </table:table-cell>
          <table:table-cell table:formula="of:=IF(ISNUMBER(SEARCH(&quot;H&quot;;[.$K8]));IF(ISBLANK([.$D$9]);&quot;&quot;;[.$D$9]);&quot;&quot;)">
            <text:p/>
          </table:table-cell>
          <table:table-cell table:formula="of:=IF(ISNUMBER(SEARCH(&quot;I&quot;;[.$K8]));IF(ISBLANK([.$D$10]);&quot;&quot;;[.$D$10]);&quot;&quot;)">
            <text:p/>
          </table:table-cell>
          <table:table-cell table:formula="of:=IF(ISNUMBER(SEARCH(&quot;J&quot;;[.$K8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K8]));IF(ISBLANK([.$D$12]);&quot;&quot;;[.$D$12]);&quot;&quot;)">
            <text:p/>
          </table:table-cell>
          <table:table-cell table:formula="of:=IF(ISNUMBER(SEARCH(&quot;L&quot;;[.$K8]));IF(ISBLANK([.$D$13]);&quot;&quot;;[.$D$13]);&quot;&quot;)">
            <text:p/>
          </table:table-cell>
          <table:table-cell table:formula="of:=IF(ISNUMBER(SEARCH(&quot;M&quot;;[.$K8]));IF(ISBLANK([.$D$14]);&quot;&quot;;[.$D$14]);&quot;&quot;)">
            <text:p/>
          </table:table-cell>
          <table:table-cell table:formula="of:=IF(ISNUMBER(SEARCH(&quot;N&quot;;[.$K8]));IF(ISBLANK([.$D$15]);&quot;&quot;;[.$D$15]);&quot;&quot;)">
            <text:p/>
          </table:table-cell>
          <table:table-cell/>
          <table:table-cell table:formula="of:=IF(ISNUMBER(SEARCH(&quot;A&quot;;[.$K8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8]));IF(ISBLANK([.$E$3]);&quot;&quot;;[.$E$3]);&quot;&quot;)">
            <text:p/>
          </table:table-cell>
          <table:table-cell table:formula="of:=IF(ISNUMBER(SEARCH(&quot;C&quot;;[.$K8]));IF(ISBLANK([.$E$4]);&quot;&quot;;[.$E$4]);&quot;&quot;)">
            <text:p/>
          </table:table-cell>
          <table:table-cell table:formula="of:=IF(ISNUMBER(SEARCH(&quot;D&quot;;[.$K8]));IF(ISBLANK([.$E$5]);&quot;&quot;;[.$E$5]);&quot;&quot;)">
            <text:p/>
          </table:table-cell>
          <table:table-cell table:formula="of:=IF(ISNUMBER(SEARCH(&quot;E&quot;;[.$K8]));IF(ISBLANK([.$E$6]);&quot;&quot;;[.$E$6]);&quot;&quot;)">
            <text:p/>
          </table:table-cell>
          <table:table-cell table:formula="of:=IF(ISNUMBER(SEARCH(&quot;F&quot;;[.$K8]));IF(ISBLANK([.$E$7]);&quot;&quot;;[.$E$7]);&quot;&quot;)">
            <text:p/>
          </table:table-cell>
          <table:table-cell table:formula="of:=IF(ISNUMBER(SEARCH(&quot;G&quot;;[.$K8]));IF(ISBLANK([.$E$8]);&quot;&quot;;[.$E$8]);&quot;&quot;)">
            <text:p/>
          </table:table-cell>
          <table:table-cell table:formula="of:=IF(ISNUMBER(SEARCH(&quot;H&quot;;[.$K8]));IF(ISBLANK([.$E$9]);&quot;&quot;;[.$E$9]);&quot;&quot;)">
            <text:p/>
          </table:table-cell>
          <table:table-cell table:formula="of:=IF(ISNUMBER(SEARCH(&quot;I&quot;;[.$K8]));IF(ISBLANK([.$E$10]);&quot;&quot;;[.$E$10]);&quot;&quot;)">
            <text:p/>
          </table:table-cell>
          <table:table-cell table:formula="of:=IF(ISNUMBER(SEARCH(&quot;J&quot;;[.$K8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K8]));IF(ISBLANK([.$E$12]);&quot;&quot;;[.$E$12]);&quot;&quot;)">
            <text:p/>
          </table:table-cell>
          <table:table-cell table:formula="of:=IF(ISNUMBER(SEARCH(&quot;L&quot;;[.$K8]));IF(ISBLANK([.$E$13]);&quot;&quot;;[.$E$13]);&quot;&quot;)">
            <text:p/>
          </table:table-cell>
          <table:table-cell table:formula="of:=IF(ISNUMBER(SEARCH(&quot;M&quot;;[.$K8]));IF(ISBLANK([.$E$14]);&quot;&quot;;[.$E$14]);&quot;&quot;)">
            <text:p/>
          </table:table-cell>
          <table:table-cell table:formula="of:=IF(ISNUMBER(SEARCH(&quot;N&quot;;[.$K8]));IF(ISBLANK([.$E$15]);&quot;&quot;;[.$E$15]);&quot;&quot;)">
            <text:p/>
          </table:table-cell>
          <table:table-cell/>
          <table:table-cell table:formula="of:=IF(ISNUMBER(SEARCH(&quot;A&quot;;[.$K8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8]));IF(ISBLANK([.$F$3]);&quot;&quot;;[.$F$3]);&quot;&quot;)">
            <text:p/>
          </table:table-cell>
          <table:table-cell table:formula="of:=IF(ISNUMBER(SEARCH(&quot;C&quot;;[.$K8]));IF(ISBLANK([.$F$4]);&quot;&quot;;[.$F$4]);&quot;&quot;)">
            <text:p/>
          </table:table-cell>
          <table:table-cell table:formula="of:=IF(ISNUMBER(SEARCH(&quot;D&quot;;[.$K8]));IF(ISBLANK([.$F$5]);&quot;&quot;;[.$F$5]);&quot;&quot;)">
            <text:p/>
          </table:table-cell>
          <table:table-cell table:formula="of:=IF(ISNUMBER(SEARCH(&quot;E&quot;;[.$K8]));IF(ISBLANK([.$F$6]);&quot;&quot;;[.$F$6]);&quot;&quot;)">
            <text:p/>
          </table:table-cell>
          <table:table-cell table:formula="of:=IF(ISNUMBER(SEARCH(&quot;F&quot;;[.$K8]));IF(ISBLANK([.$F$7]);&quot;&quot;;[.$F$7]);&quot;&quot;)">
            <text:p/>
          </table:table-cell>
          <table:table-cell table:formula="of:=IF(ISNUMBER(SEARCH(&quot;G&quot;;[.$K8]));IF(ISBLANK([.$F$8]);&quot;&quot;;[.$F$8]);&quot;&quot;)">
            <text:p/>
          </table:table-cell>
          <table:table-cell table:formula="of:=IF(ISNUMBER(SEARCH(&quot;H&quot;;[.$K8]));IF(ISBLANK([.$F$9]);&quot;&quot;;[.$F$9]);&quot;&quot;)">
            <text:p/>
          </table:table-cell>
          <table:table-cell table:formula="of:=IF(ISNUMBER(SEARCH(&quot;I&quot;;[.$K8]));IF(ISBLANK([.$F$10]);&quot;&quot;;[.$F$10]);&quot;&quot;)">
            <text:p/>
          </table:table-cell>
          <table:table-cell table:formula="of:=IF(ISNUMBER(SEARCH(&quot;J&quot;;[.$K8]));IF(ISBLANK([.$F$11]);&quot;&quot;;[.$F$11]);&quot;&quot;)" office:value-type="string" office:string-value="M" calcext:value-type="string">
            <text:p>M</text:p>
          </table:table-cell>
          <table:table-cell table:formula="of:=IF(ISNUMBER(SEARCH(&quot;K&quot;;[.$K8]));IF(ISBLANK([.$F$12]);&quot;&quot;;[.$F$12]);&quot;&quot;)">
            <text:p/>
          </table:table-cell>
          <table:table-cell table:formula="of:=IF(ISNUMBER(SEARCH(&quot;L&quot;;[.$K8]));IF(ISBLANK([.$F$13]);&quot;&quot;;[.$F$13]);&quot;&quot;)">
            <text:p/>
          </table:table-cell>
          <table:table-cell table:formula="of:=IF(ISNUMBER(SEARCH(&quot;M&quot;;[.$K8]));IF(ISBLANK([.$F$14]);&quot;&quot;;[.$F$14]);&quot;&quot;)">
            <text:p/>
          </table:table-cell>
          <table:table-cell table:formula="of:=IF(ISNUMBER(SEARCH(&quot;N&quot;;[.$K8]));IF(ISBLANK([.$F$15]);&quot;&quot;;[.$F$15]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H</text:p>
          </table:table-cell>
          <table:table-cell table:number-columns-repeated="3"/>
          <table:table-cell table:formula="of:=IF(OR(ISNUMBER(SEARCH(&quot;C&quot;;[.K9])); ISNUMBER(SEARCH(&quot;D&quot;;[.K9])); ISNUMBER(SEARCH(&quot;H&quot;;[.K9])); ISNUMBER(SEARCH(&quot;L&quot;;[.K9])); ISNUMBER(SEARCH(&quot;M&quot;;[.K9])); ISNUMBER(SEARCH(&quot;N&quot;;[.K9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CDKNB</text:p>
          </table:table-cell>
          <table:table-cell table:style-name="ce5" office:value-type="string" calcext:value-type="string">
            <text:p>BCDKN </text:p>
          </table:table-cell>
          <table:table-cell table:style-name="ce5" office:value-type="string" calcext:value-type="string">
            <text:p>AB </text:p>
          </table:table-cell>
          <table:table-cell table:style-name="ce5" office:value-type="string" calcext:value-type="string">
            <text:p>AE </text:p>
          </table:table-cell>
          <table:table-cell table:style-name="ce5" office:value-type="string" calcext:value-type="string">
            <text:p>B </text:p>
          </table:table-cell>
          <table:table-cell table:formula="of:=COUNTIF([.$K$1:.$K$1998];[.K9])" office:value-type="float" office:value="1" calcext:value-type="float">
            <text:p>1</text:p>
          </table:table-cell>
          <table:table-cell/>
          <table:table-cell table:formula="of:=IF(ISNUMBER(SEARCH(&quot;A&quot;;[.$K9]));IF(ISBLANK([.$D$2]);&quot;&quot;;[.$D$2]);&quot;&quot;)">
            <text:p/>
          </table:table-cell>
          <table:table-cell table:formula="of:=IF(ISNUMBER(SEARCH(&quot;B&quot;;[.$K9]));IF(ISBLANK([.$D$3]);&quot;&quot;;[.$D$3]);&quot;&quot;)">
            <text:p/>
          </table:table-cell>
          <table:table-cell table:formula="of:=IF(ISNUMBER(SEARCH(&quot;C&quot;;[.$K9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9]));IF(ISBLANK([.$D$5]);&quot;&quot;;[.$D$5]);&quot;&quot;)">
            <text:p/>
          </table:table-cell>
          <table:table-cell table:formula="of:=IF(ISNUMBER(SEARCH(&quot;E&quot;;[.$K9]));IF(ISBLANK([.$D$6]);&quot;&quot;;[.$D$6]);&quot;&quot;)">
            <text:p/>
          </table:table-cell>
          <table:table-cell table:formula="of:=IF(ISNUMBER(SEARCH(&quot;F&quot;;[.$K9]));IF(ISBLANK([.$D$7]);&quot;&quot;;[.$D$7]);&quot;&quot;)">
            <text:p/>
          </table:table-cell>
          <table:table-cell table:formula="of:=IF(ISNUMBER(SEARCH(&quot;G&quot;;[.$K9]));IF(ISBLANK([.$D$8]);&quot;&quot;;[.$D$8]);&quot;&quot;)">
            <text:p/>
          </table:table-cell>
          <table:table-cell table:formula="of:=IF(ISNUMBER(SEARCH(&quot;H&quot;;[.$K9]));IF(ISBLANK([.$D$9]);&quot;&quot;;[.$D$9]);&quot;&quot;)">
            <text:p/>
          </table:table-cell>
          <table:table-cell table:formula="of:=IF(ISNUMBER(SEARCH(&quot;I&quot;;[.$K9]));IF(ISBLANK([.$D$10]);&quot;&quot;;[.$D$10]);&quot;&quot;)">
            <text:p/>
          </table:table-cell>
          <table:table-cell table:formula="of:=IF(ISNUMBER(SEARCH(&quot;J&quot;;[.$K9]));IF(ISBLANK([.$D$11]);&quot;&quot;;[.$D$11]);&quot;&quot;)">
            <text:p/>
          </table:table-cell>
          <table:table-cell table:formula="of:=IF(ISNUMBER(SEARCH(&quot;K&quot;;[.$K9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K9]));IF(ISBLANK([.$D$13]);&quot;&quot;;[.$D$13]);&quot;&quot;)">
            <text:p/>
          </table:table-cell>
          <table:table-cell table:formula="of:=IF(ISNUMBER(SEARCH(&quot;M&quot;;[.$K9]));IF(ISBLANK([.$D$14]);&quot;&quot;;[.$D$14]);&quot;&quot;)">
            <text:p/>
          </table:table-cell>
          <table:table-cell table:formula="of:=IF(ISNUMBER(SEARCH(&quot;N&quot;;[.$K9]));IF(ISBLANK([.$D$15]);&quot;&quot;;[.$D$15]);&quot;&quot;)">
            <text:p/>
          </table:table-cell>
          <table:table-cell/>
          <table:table-cell table:formula="of:=IF(ISNUMBER(SEARCH(&quot;A&quot;;[.$K9]));IF(ISBLANK([.$E$2]);&quot;&quot;;[.$E$2]);&quot;&quot;)">
            <text:p/>
          </table:table-cell>
          <table:table-cell table:formula="of:=IF(ISNUMBER(SEARCH(&quot;B&quot;;[.$K9]));IF(ISBLANK([.$E$3]);&quot;&quot;;[.$E$3]);&quot;&quot;)">
            <text:p/>
          </table:table-cell>
          <table:table-cell table:formula="of:=IF(ISNUMBER(SEARCH(&quot;C&quot;;[.$K9]));IF(ISBLANK([.$E$4]);&quot;&quot;;[.$E$4]);&quot;&quot;)">
            <text:p/>
          </table:table-cell>
          <table:table-cell table:formula="of:=IF(ISNUMBER(SEARCH(&quot;D&quot;;[.$K9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9]));IF(ISBLANK([.$E$6]);&quot;&quot;;[.$E$6]);&quot;&quot;)">
            <text:p/>
          </table:table-cell>
          <table:table-cell table:formula="of:=IF(ISNUMBER(SEARCH(&quot;F&quot;;[.$K9]));IF(ISBLANK([.$E$7]);&quot;&quot;;[.$E$7]);&quot;&quot;)">
            <text:p/>
          </table:table-cell>
          <table:table-cell table:formula="of:=IF(ISNUMBER(SEARCH(&quot;G&quot;;[.$K9]));IF(ISBLANK([.$E$8]);&quot;&quot;;[.$E$8]);&quot;&quot;)">
            <text:p/>
          </table:table-cell>
          <table:table-cell table:formula="of:=IF(ISNUMBER(SEARCH(&quot;H&quot;;[.$K9]));IF(ISBLANK([.$E$9]);&quot;&quot;;[.$E$9]);&quot;&quot;)">
            <text:p/>
          </table:table-cell>
          <table:table-cell table:formula="of:=IF(ISNUMBER(SEARCH(&quot;I&quot;;[.$K9]));IF(ISBLANK([.$E$10]);&quot;&quot;;[.$E$10]);&quot;&quot;)">
            <text:p/>
          </table:table-cell>
          <table:table-cell table:formula="of:=IF(ISNUMBER(SEARCH(&quot;J&quot;;[.$K9]));IF(ISBLANK([.$E$11]);&quot;&quot;;[.$E$11]);&quot;&quot;)">
            <text:p/>
          </table:table-cell>
          <table:table-cell table:formula="of:=IF(ISNUMBER(SEARCH(&quot;K&quot;;[.$K9]));IF(ISBLANK([.$E$12]);&quot;&quot;;[.$E$12]);&quot;&quot;)" office:value-type="string" office:string-value="A" calcext:value-type="string">
            <text:p>A</text:p>
          </table:table-cell>
          <table:table-cell table:formula="of:=IF(ISNUMBER(SEARCH(&quot;L&quot;;[.$K9]));IF(ISBLANK([.$E$13]);&quot;&quot;;[.$E$13]);&quot;&quot;)">
            <text:p/>
          </table:table-cell>
          <table:table-cell table:formula="of:=IF(ISNUMBER(SEARCH(&quot;M&quot;;[.$K9]));IF(ISBLANK([.$E$14]);&quot;&quot;;[.$E$14]);&quot;&quot;)">
            <text:p/>
          </table:table-cell>
          <table:table-cell table:formula="of:=IF(ISNUMBER(SEARCH(&quot;N&quot;;[.$K9]));IF(ISBLANK([.$E$15]);&quot;&quot;;[.$E$15]);&quot;&quot;)" office:value-type="string" office:string-value="A" calcext:value-type="string">
            <text:p>A</text:p>
          </table:table-cell>
          <table:table-cell/>
          <table:table-cell table:formula="of:=IF(ISNUMBER(SEARCH(&quot;A&quot;;[.$K9]));IF(ISBLANK([.$F$2]);&quot;&quot;;[.$F$2]);&quot;&quot;)">
            <text:p/>
          </table:table-cell>
          <table:table-cell table:formula="of:=IF(ISNUMBER(SEARCH(&quot;B&quot;;[.$K9]));IF(ISBLANK([.$F$3]);&quot;&quot;;[.$F$3]);&quot;&quot;)">
            <text:p/>
          </table:table-cell>
          <table:table-cell table:formula="of:=IF(ISNUMBER(SEARCH(&quot;C&quot;;[.$K9]));IF(ISBLANK([.$F$4]);&quot;&quot;;[.$F$4]);&quot;&quot;)">
            <text:p/>
          </table:table-cell>
          <table:table-cell table:formula="of:=IF(ISNUMBER(SEARCH(&quot;D&quot;;[.$K9]));IF(ISBLANK([.$F$5]);&quot;&quot;;[.$F$5]);&quot;&quot;)">
            <text:p/>
          </table:table-cell>
          <table:table-cell table:formula="of:=IF(ISNUMBER(SEARCH(&quot;E&quot;;[.$K9]));IF(ISBLANK([.$F$6]);&quot;&quot;;[.$F$6]);&quot;&quot;)">
            <text:p/>
          </table:table-cell>
          <table:table-cell table:formula="of:=IF(ISNUMBER(SEARCH(&quot;F&quot;;[.$K9]));IF(ISBLANK([.$F$7]);&quot;&quot;;[.$F$7]);&quot;&quot;)">
            <text:p/>
          </table:table-cell>
          <table:table-cell table:formula="of:=IF(ISNUMBER(SEARCH(&quot;G&quot;;[.$K9]));IF(ISBLANK([.$F$8]);&quot;&quot;;[.$F$8]);&quot;&quot;)">
            <text:p/>
          </table:table-cell>
          <table:table-cell table:formula="of:=IF(ISNUMBER(SEARCH(&quot;H&quot;;[.$K9]));IF(ISBLANK([.$F$9]);&quot;&quot;;[.$F$9]);&quot;&quot;)">
            <text:p/>
          </table:table-cell>
          <table:table-cell table:formula="of:=IF(ISNUMBER(SEARCH(&quot;I&quot;;[.$K9]));IF(ISBLANK([.$F$10]);&quot;&quot;;[.$F$10]);&quot;&quot;)">
            <text:p/>
          </table:table-cell>
          <table:table-cell table:formula="of:=IF(ISNUMBER(SEARCH(&quot;J&quot;;[.$K9]));IF(ISBLANK([.$F$11]);&quot;&quot;;[.$F$11]);&quot;&quot;)">
            <text:p/>
          </table:table-cell>
          <table:table-cell table:formula="of:=IF(ISNUMBER(SEARCH(&quot;K&quot;;[.$K9]));IF(ISBLANK([.$F$12]);&quot;&quot;;[.$F$12]);&quot;&quot;)" office:value-type="string" office:string-value="B" calcext:value-type="string">
            <text:p>B</text:p>
          </table:table-cell>
          <table:table-cell table:formula="of:=IF(ISNUMBER(SEARCH(&quot;L&quot;;[.$K9]));IF(ISBLANK([.$F$13]);&quot;&quot;;[.$F$13]);&quot;&quot;)">
            <text:p/>
          </table:table-cell>
          <table:table-cell table:formula="of:=IF(ISNUMBER(SEARCH(&quot;M&quot;;[.$K9]));IF(ISBLANK([.$F$14]);&quot;&quot;;[.$F$14]);&quot;&quot;)">
            <text:p/>
          </table:table-cell>
          <table:table-cell table:formula="of:=IF(ISNUMBER(SEARCH(&quot;N&quot;;[.$K9]));IF(ISBLANK([.$F$15]);&quot;&quot;;[.$F$15]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M</text:p>
          </table:table-cell>
          <table:table-cell table:formula="of:=IF(OR(ISNUMBER(SEARCH(&quot;C&quot;;[.K10])); ISNUMBER(SEARCH(&quot;D&quot;;[.K10])); ISNUMBER(SEARCH(&quot;H&quot;;[.K10])); ISNUMBER(SEARCH(&quot;L&quot;;[.K10])); ISNUMBER(SEARCH(&quot;M&quot;;[.K10])); ISNUMBER(SEARCH(&quot;N&quot;;[.K10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GHIBCD</text:p>
          </table:table-cell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BCDKN </text:p>
          </table:table-cell>
          <table:table-cell table:style-name="ce5" office:value-type="string" calcext:value-type="string">
            <text:p>ABCDEGHI </text:p>
          </table:table-cell>
          <table:table-cell table:style-name="ce5" office:value-type="string" calcext:value-type="string">
            <text:p>AJM </text:p>
          </table:table-cell>
          <table:table-cell table:formula="of:=COUNTIF([.$K$1:.$K$1998];[.K10])" office:value-type="float" office:value="1" calcext:value-type="float">
            <text:p>1</text:p>
          </table:table-cell>
          <table:table-cell/>
          <table:table-cell table:formula="of:=IF(ISNUMBER(SEARCH(&quot;A&quot;;[.$K10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10]));IF(ISBLANK([.$D$3]);&quot;&quot;;[.$D$3]);&quot;&quot;)">
            <text:p/>
          </table:table-cell>
          <table:table-cell table:formula="of:=IF(ISNUMBER(SEARCH(&quot;C&quot;;[.$K10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10]));IF(ISBLANK([.$D$5]);&quot;&quot;;[.$D$5]);&quot;&quot;)">
            <text:p/>
          </table:table-cell>
          <table:table-cell table:formula="of:=IF(ISNUMBER(SEARCH(&quot;E&quot;;[.$K10]));IF(ISBLANK([.$D$6]);&quot;&quot;;[.$D$6]);&quot;&quot;)">
            <text:p/>
          </table:table-cell>
          <table:table-cell table:formula="of:=IF(ISNUMBER(SEARCH(&quot;F&quot;;[.$K10]));IF(ISBLANK([.$D$7]);&quot;&quot;;[.$D$7]);&quot;&quot;)">
            <text:p/>
          </table:table-cell>
          <table:table-cell table:formula="of:=IF(ISNUMBER(SEARCH(&quot;G&quot;;[.$K10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10]));IF(ISBLANK([.$D$9]);&quot;&quot;;[.$D$9]);&quot;&quot;)">
            <text:p/>
          </table:table-cell>
          <table:table-cell table:formula="of:=IF(ISNUMBER(SEARCH(&quot;I&quot;;[.$K10]));IF(ISBLANK([.$D$10]);&quot;&quot;;[.$D$10]);&quot;&quot;)">
            <text:p/>
          </table:table-cell>
          <table:table-cell table:formula="of:=IF(ISNUMBER(SEARCH(&quot;J&quot;;[.$K10]));IF(ISBLANK([.$D$11]);&quot;&quot;;[.$D$11]);&quot;&quot;)">
            <text:p/>
          </table:table-cell>
          <table:table-cell table:formula="of:=IF(ISNUMBER(SEARCH(&quot;K&quot;;[.$K10]));IF(ISBLANK([.$D$12]);&quot;&quot;;[.$D$12]);&quot;&quot;)">
            <text:p/>
          </table:table-cell>
          <table:table-cell table:formula="of:=IF(ISNUMBER(SEARCH(&quot;L&quot;;[.$K10]));IF(ISBLANK([.$D$13]);&quot;&quot;;[.$D$13]);&quot;&quot;)">
            <text:p/>
          </table:table-cell>
          <table:table-cell table:formula="of:=IF(ISNUMBER(SEARCH(&quot;M&quot;;[.$K10]));IF(ISBLANK([.$D$14]);&quot;&quot;;[.$D$14]);&quot;&quot;)">
            <text:p/>
          </table:table-cell>
          <table:table-cell table:formula="of:=IF(ISNUMBER(SEARCH(&quot;N&quot;;[.$K10]));IF(ISBLANK([.$D$15]);&quot;&quot;;[.$D$15]);&quot;&quot;)">
            <text:p/>
          </table:table-cell>
          <table:table-cell/>
          <table:table-cell table:formula="of:=IF(ISNUMBER(SEARCH(&quot;A&quot;;[.$K10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10]));IF(ISBLANK([.$E$3]);&quot;&quot;;[.$E$3]);&quot;&quot;)">
            <text:p/>
          </table:table-cell>
          <table:table-cell table:formula="of:=IF(ISNUMBER(SEARCH(&quot;C&quot;;[.$K10]));IF(ISBLANK([.$E$4]);&quot;&quot;;[.$E$4]);&quot;&quot;)">
            <text:p/>
          </table:table-cell>
          <table:table-cell table:formula="of:=IF(ISNUMBER(SEARCH(&quot;D&quot;;[.$K10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10]));IF(ISBLANK([.$E$6]);&quot;&quot;;[.$E$6]);&quot;&quot;)">
            <text:p/>
          </table:table-cell>
          <table:table-cell table:formula="of:=IF(ISNUMBER(SEARCH(&quot;F&quot;;[.$K10]));IF(ISBLANK([.$E$7]);&quot;&quot;;[.$E$7]);&quot;&quot;)">
            <text:p/>
          </table:table-cell>
          <table:table-cell table:formula="of:=IF(ISNUMBER(SEARCH(&quot;G&quot;;[.$K10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10]));IF(ISBLANK([.$E$9]);&quot;&quot;;[.$E$9]);&quot;&quot;)">
            <text:p/>
          </table:table-cell>
          <table:table-cell table:formula="of:=IF(ISNUMBER(SEARCH(&quot;I&quot;;[.$K10]));IF(ISBLANK([.$E$10]);&quot;&quot;;[.$E$10]);&quot;&quot;)" office:value-type="string" office:string-value="I" calcext:value-type="string">
            <text:p>I</text:p>
          </table:table-cell>
          <table:table-cell table:formula="of:=IF(ISNUMBER(SEARCH(&quot;J&quot;;[.$K10]));IF(ISBLANK([.$E$11]);&quot;&quot;;[.$E$11]);&quot;&quot;)">
            <text:p/>
          </table:table-cell>
          <table:table-cell table:formula="of:=IF(ISNUMBER(SEARCH(&quot;K&quot;;[.$K10]));IF(ISBLANK([.$E$12]);&quot;&quot;;[.$E$12]);&quot;&quot;)">
            <text:p/>
          </table:table-cell>
          <table:table-cell table:formula="of:=IF(ISNUMBER(SEARCH(&quot;L&quot;;[.$K10]));IF(ISBLANK([.$E$13]);&quot;&quot;;[.$E$13]);&quot;&quot;)">
            <text:p/>
          </table:table-cell>
          <table:table-cell table:formula="of:=IF(ISNUMBER(SEARCH(&quot;M&quot;;[.$K10]));IF(ISBLANK([.$E$14]);&quot;&quot;;[.$E$14]);&quot;&quot;)">
            <text:p/>
          </table:table-cell>
          <table:table-cell table:formula="of:=IF(ISNUMBER(SEARCH(&quot;N&quot;;[.$K10]));IF(ISBLANK([.$E$15]);&quot;&quot;;[.$E$15]);&quot;&quot;)">
            <text:p/>
          </table:table-cell>
          <table:table-cell/>
          <table:table-cell table:formula="of:=IF(ISNUMBER(SEARCH(&quot;A&quot;;[.$K10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10]));IF(ISBLANK([.$F$3]);&quot;&quot;;[.$F$3]);&quot;&quot;)">
            <text:p/>
          </table:table-cell>
          <table:table-cell table:formula="of:=IF(ISNUMBER(SEARCH(&quot;C&quot;;[.$K10]));IF(ISBLANK([.$F$4]);&quot;&quot;;[.$F$4]);&quot;&quot;)">
            <text:p/>
          </table:table-cell>
          <table:table-cell table:formula="of:=IF(ISNUMBER(SEARCH(&quot;D&quot;;[.$K10]));IF(ISBLANK([.$F$5]);&quot;&quot;;[.$F$5]);&quot;&quot;)">
            <text:p/>
          </table:table-cell>
          <table:table-cell table:formula="of:=IF(ISNUMBER(SEARCH(&quot;E&quot;;[.$K10]));IF(ISBLANK([.$F$6]);&quot;&quot;;[.$F$6]);&quot;&quot;)">
            <text:p/>
          </table:table-cell>
          <table:table-cell table:formula="of:=IF(ISNUMBER(SEARCH(&quot;F&quot;;[.$K10]));IF(ISBLANK([.$F$7]);&quot;&quot;;[.$F$7]);&quot;&quot;)">
            <text:p/>
          </table:table-cell>
          <table:table-cell table:formula="of:=IF(ISNUMBER(SEARCH(&quot;G&quot;;[.$K10]));IF(ISBLANK([.$F$8]);&quot;&quot;;[.$F$8]);&quot;&quot;)">
            <text:p/>
          </table:table-cell>
          <table:table-cell table:formula="of:=IF(ISNUMBER(SEARCH(&quot;H&quot;;[.$K10]));IF(ISBLANK([.$F$9]);&quot;&quot;;[.$F$9]);&quot;&quot;)">
            <text:p/>
          </table:table-cell>
          <table:table-cell table:formula="of:=IF(ISNUMBER(SEARCH(&quot;I&quot;;[.$K10]));IF(ISBLANK([.$F$10]);&quot;&quot;;[.$F$10]);&quot;&quot;)" office:value-type="string" office:string-value="JM" calcext:value-type="string">
            <text:p>JM</text:p>
          </table:table-cell>
          <table:table-cell table:formula="of:=IF(ISNUMBER(SEARCH(&quot;J&quot;;[.$K10]));IF(ISBLANK([.$F$11]);&quot;&quot;;[.$F$11]);&quot;&quot;)">
            <text:p/>
          </table:table-cell>
          <table:table-cell table:formula="of:=IF(ISNUMBER(SEARCH(&quot;K&quot;;[.$K10]));IF(ISBLANK([.$F$12]);&quot;&quot;;[.$F$12]);&quot;&quot;)">
            <text:p/>
          </table:table-cell>
          <table:table-cell table:formula="of:=IF(ISNUMBER(SEARCH(&quot;L&quot;;[.$K10]));IF(ISBLANK([.$F$13]);&quot;&quot;;[.$F$13]);&quot;&quot;)">
            <text:p/>
          </table:table-cell>
          <table:table-cell table:formula="of:=IF(ISNUMBER(SEARCH(&quot;M&quot;;[.$K10]));IF(ISBLANK([.$F$14]);&quot;&quot;;[.$F$14]);&quot;&quot;)">
            <text:p/>
          </table:table-cell>
          <table:table-cell table:formula="of:=IF(ISNUMBER(SEARCH(&quot;N&quot;;[.$K10]));IF(ISBLANK([.$F$15]);&quot;&quot;;[.$F$15]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M</text:p>
          </table:table-cell>
          <table:table-cell table:formula="of:=IF(OR(ISNUMBER(SEARCH(&quot;C&quot;;[.K11])); ISNUMBER(SEARCH(&quot;D&quot;;[.K11])); ISNUMBER(SEARCH(&quot;H&quot;;[.K11])); ISNUMBER(SEARCH(&quot;L&quot;;[.K11])); ISNUMBER(SEARCH(&quot;M&quot;;[.K11])); ISNUMBER(SEARCH(&quot;N&quot;;[.K11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JM</text:p>
          </table:table-cell>
          <table:table-cell table:style-name="ce5" office:value-type="string" calcext:value-type="string">
            <text:p>AJM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DGHIM </text:p>
          </table:table-cell>
          <table:table-cell table:style-name="ce5" office:value-type="string" calcext:value-type="string">
            <text:p>AHJM </text:p>
          </table:table-cell>
          <table:table-cell table:formula="of:=COUNTIF([.$K$1:.$K$1998];[.K11])" office:value-type="float" office:value="1" calcext:value-type="float">
            <text:p>1</text:p>
          </table:table-cell>
          <table:table-cell/>
          <table:table-cell table:formula="of:=IF(ISNUMBER(SEARCH(&quot;A&quot;;[.$K11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11]));IF(ISBLANK([.$D$3]);&quot;&quot;;[.$D$3]);&quot;&quot;)">
            <text:p/>
          </table:table-cell>
          <table:table-cell table:formula="of:=IF(ISNUMBER(SEARCH(&quot;C&quot;;[.$K11]));IF(ISBLANK([.$D$4]);&quot;&quot;;[.$D$4]);&quot;&quot;)">
            <text:p/>
          </table:table-cell>
          <table:table-cell table:formula="of:=IF(ISNUMBER(SEARCH(&quot;D&quot;;[.$K11]));IF(ISBLANK([.$D$5]);&quot;&quot;;[.$D$5]);&quot;&quot;)">
            <text:p/>
          </table:table-cell>
          <table:table-cell table:formula="of:=IF(ISNUMBER(SEARCH(&quot;E&quot;;[.$K11]));IF(ISBLANK([.$D$6]);&quot;&quot;;[.$D$6]);&quot;&quot;)">
            <text:p/>
          </table:table-cell>
          <table:table-cell table:formula="of:=IF(ISNUMBER(SEARCH(&quot;F&quot;;[.$K11]));IF(ISBLANK([.$D$7]);&quot;&quot;;[.$D$7]);&quot;&quot;)">
            <text:p/>
          </table:table-cell>
          <table:table-cell table:formula="of:=IF(ISNUMBER(SEARCH(&quot;G&quot;;[.$K11]));IF(ISBLANK([.$D$8]);&quot;&quot;;[.$D$8]);&quot;&quot;)">
            <text:p/>
          </table:table-cell>
          <table:table-cell table:formula="of:=IF(ISNUMBER(SEARCH(&quot;H&quot;;[.$K11]));IF(ISBLANK([.$D$9]);&quot;&quot;;[.$D$9]);&quot;&quot;)">
            <text:p/>
          </table:table-cell>
          <table:table-cell table:formula="of:=IF(ISNUMBER(SEARCH(&quot;I&quot;;[.$K11]));IF(ISBLANK([.$D$10]);&quot;&quot;;[.$D$10]);&quot;&quot;)">
            <text:p/>
          </table:table-cell>
          <table:table-cell table:formula="of:=IF(ISNUMBER(SEARCH(&quot;J&quot;;[.$K11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K11]));IF(ISBLANK([.$D$12]);&quot;&quot;;[.$D$12]);&quot;&quot;)">
            <text:p/>
          </table:table-cell>
          <table:table-cell table:formula="of:=IF(ISNUMBER(SEARCH(&quot;L&quot;;[.$K11]));IF(ISBLANK([.$D$13]);&quot;&quot;;[.$D$13]);&quot;&quot;)">
            <text:p/>
          </table:table-cell>
          <table:table-cell table:formula="of:=IF(ISNUMBER(SEARCH(&quot;M&quot;;[.$K11]));IF(ISBLANK([.$D$14]);&quot;&quot;;[.$D$14]);&quot;&quot;)" office:value-type="string" office:string-value="C" calcext:value-type="string">
            <text:p>C</text:p>
          </table:table-cell>
          <table:table-cell table:formula="of:=IF(ISNUMBER(SEARCH(&quot;N&quot;;[.$K11]));IF(ISBLANK([.$D$15]);&quot;&quot;;[.$D$15]);&quot;&quot;)">
            <text:p/>
          </table:table-cell>
          <table:table-cell/>
          <table:table-cell table:formula="of:=IF(ISNUMBER(SEARCH(&quot;A&quot;;[.$K11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11]));IF(ISBLANK([.$E$3]);&quot;&quot;;[.$E$3]);&quot;&quot;)">
            <text:p/>
          </table:table-cell>
          <table:table-cell table:formula="of:=IF(ISNUMBER(SEARCH(&quot;C&quot;;[.$K11]));IF(ISBLANK([.$E$4]);&quot;&quot;;[.$E$4]);&quot;&quot;)">
            <text:p/>
          </table:table-cell>
          <table:table-cell table:formula="of:=IF(ISNUMBER(SEARCH(&quot;D&quot;;[.$K11]));IF(ISBLANK([.$E$5]);&quot;&quot;;[.$E$5]);&quot;&quot;)">
            <text:p/>
          </table:table-cell>
          <table:table-cell table:formula="of:=IF(ISNUMBER(SEARCH(&quot;E&quot;;[.$K11]));IF(ISBLANK([.$E$6]);&quot;&quot;;[.$E$6]);&quot;&quot;)">
            <text:p/>
          </table:table-cell>
          <table:table-cell table:formula="of:=IF(ISNUMBER(SEARCH(&quot;F&quot;;[.$K11]));IF(ISBLANK([.$E$7]);&quot;&quot;;[.$E$7]);&quot;&quot;)">
            <text:p/>
          </table:table-cell>
          <table:table-cell table:formula="of:=IF(ISNUMBER(SEARCH(&quot;G&quot;;[.$K11]));IF(ISBLANK([.$E$8]);&quot;&quot;;[.$E$8]);&quot;&quot;)">
            <text:p/>
          </table:table-cell>
          <table:table-cell table:formula="of:=IF(ISNUMBER(SEARCH(&quot;H&quot;;[.$K11]));IF(ISBLANK([.$E$9]);&quot;&quot;;[.$E$9]);&quot;&quot;)">
            <text:p/>
          </table:table-cell>
          <table:table-cell table:formula="of:=IF(ISNUMBER(SEARCH(&quot;I&quot;;[.$K11]));IF(ISBLANK([.$E$10]);&quot;&quot;;[.$E$10]);&quot;&quot;)">
            <text:p/>
          </table:table-cell>
          <table:table-cell table:formula="of:=IF(ISNUMBER(SEARCH(&quot;J&quot;;[.$K11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K11]));IF(ISBLANK([.$E$12]);&quot;&quot;;[.$E$12]);&quot;&quot;)">
            <text:p/>
          </table:table-cell>
          <table:table-cell table:formula="of:=IF(ISNUMBER(SEARCH(&quot;L&quot;;[.$K11]));IF(ISBLANK([.$E$13]);&quot;&quot;;[.$E$13]);&quot;&quot;)">
            <text:p/>
          </table:table-cell>
          <table:table-cell table:formula="of:=IF(ISNUMBER(SEARCH(&quot;M&quot;;[.$K11]));IF(ISBLANK([.$E$14]);&quot;&quot;;[.$E$14]);&quot;&quot;)" office:value-type="string" office:string-value="D" calcext:value-type="string">
            <text:p>D</text:p>
          </table:table-cell>
          <table:table-cell table:formula="of:=IF(ISNUMBER(SEARCH(&quot;N&quot;;[.$K11]));IF(ISBLANK([.$E$15]);&quot;&quot;;[.$E$15]);&quot;&quot;)">
            <text:p/>
          </table:table-cell>
          <table:table-cell/>
          <table:table-cell table:formula="of:=IF(ISNUMBER(SEARCH(&quot;A&quot;;[.$K11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11]));IF(ISBLANK([.$F$3]);&quot;&quot;;[.$F$3]);&quot;&quot;)">
            <text:p/>
          </table:table-cell>
          <table:table-cell table:formula="of:=IF(ISNUMBER(SEARCH(&quot;C&quot;;[.$K11]));IF(ISBLANK([.$F$4]);&quot;&quot;;[.$F$4]);&quot;&quot;)">
            <text:p/>
          </table:table-cell>
          <table:table-cell table:formula="of:=IF(ISNUMBER(SEARCH(&quot;D&quot;;[.$K11]));IF(ISBLANK([.$F$5]);&quot;&quot;;[.$F$5]);&quot;&quot;)">
            <text:p/>
          </table:table-cell>
          <table:table-cell table:formula="of:=IF(ISNUMBER(SEARCH(&quot;E&quot;;[.$K11]));IF(ISBLANK([.$F$6]);&quot;&quot;;[.$F$6]);&quot;&quot;)">
            <text:p/>
          </table:table-cell>
          <table:table-cell table:formula="of:=IF(ISNUMBER(SEARCH(&quot;F&quot;;[.$K11]));IF(ISBLANK([.$F$7]);&quot;&quot;;[.$F$7]);&quot;&quot;)">
            <text:p/>
          </table:table-cell>
          <table:table-cell table:formula="of:=IF(ISNUMBER(SEARCH(&quot;G&quot;;[.$K11]));IF(ISBLANK([.$F$8]);&quot;&quot;;[.$F$8]);&quot;&quot;)">
            <text:p/>
          </table:table-cell>
          <table:table-cell table:formula="of:=IF(ISNUMBER(SEARCH(&quot;H&quot;;[.$K11]));IF(ISBLANK([.$F$9]);&quot;&quot;;[.$F$9]);&quot;&quot;)">
            <text:p/>
          </table:table-cell>
          <table:table-cell table:formula="of:=IF(ISNUMBER(SEARCH(&quot;I&quot;;[.$K11]));IF(ISBLANK([.$F$10]);&quot;&quot;;[.$F$10]);&quot;&quot;)">
            <text:p/>
          </table:table-cell>
          <table:table-cell table:formula="of:=IF(ISNUMBER(SEARCH(&quot;J&quot;;[.$K11]));IF(ISBLANK([.$F$11]);&quot;&quot;;[.$F$11]);&quot;&quot;)" office:value-type="string" office:string-value="M" calcext:value-type="string">
            <text:p>M</text:p>
          </table:table-cell>
          <table:table-cell table:formula="of:=IF(ISNUMBER(SEARCH(&quot;K&quot;;[.$K11]));IF(ISBLANK([.$F$12]);&quot;&quot;;[.$F$12]);&quot;&quot;)">
            <text:p/>
          </table:table-cell>
          <table:table-cell table:formula="of:=IF(ISNUMBER(SEARCH(&quot;L&quot;;[.$K11]));IF(ISBLANK([.$F$13]);&quot;&quot;;[.$F$13]);&quot;&quot;)">
            <text:p/>
          </table:table-cell>
          <table:table-cell table:formula="of:=IF(ISNUMBER(SEARCH(&quot;M&quot;;[.$K11]));IF(ISBLANK([.$F$14]);&quot;&quot;;[.$F$14]);&quot;&quot;)" office:value-type="string" office:string-value="H" calcext:value-type="string">
            <text:p>H</text:p>
          </table:table-cell>
          <table:table-cell table:formula="of:=IF(ISNUMBER(SEARCH(&quot;N&quot;;[.$K11]));IF(ISBLANK([.$F$15]);&quot;&quot;;[.$F$15]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F(OR(ISNUMBER(SEARCH(&quot;C&quot;;[.K12])); ISNUMBER(SEARCH(&quot;D&quot;;[.K12])); ISNUMBER(SEARCH(&quot;H&quot;;[.K12])); ISNUMBER(SEARCH(&quot;L&quot;;[.K12])); ISNUMBER(SEARCH(&quot;M&quot;;[.K12])); ISNUMBER(SEARCH(&quot;N&quot;;[.K12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CDM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BC 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H </text:p>
          </table:table-cell>
          <table:table-cell table:formula="of:=COUNTIF([.$K$1:.$K$1998];[.K12])" office:value-type="float" office:value="1" calcext:value-type="float">
            <text:p>1</text:p>
          </table:table-cell>
          <table:table-cell/>
          <table:table-cell table:formula="of:=IF(ISNUMBER(SEARCH(&quot;A&quot;;[.$K12]));IF(ISBLANK([.$D$2]);&quot;&quot;;[.$D$2]);&quot;&quot;)">
            <text:p/>
          </table:table-cell>
          <table:table-cell table:formula="of:=IF(ISNUMBER(SEARCH(&quot;B&quot;;[.$K12]));IF(ISBLANK([.$D$3]);&quot;&quot;;[.$D$3]);&quot;&quot;)">
            <text:p/>
          </table:table-cell>
          <table:table-cell table:formula="of:=IF(ISNUMBER(SEARCH(&quot;C&quot;;[.$K12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12]));IF(ISBLANK([.$D$5]);&quot;&quot;;[.$D$5]);&quot;&quot;)">
            <text:p/>
          </table:table-cell>
          <table:table-cell table:formula="of:=IF(ISNUMBER(SEARCH(&quot;E&quot;;[.$K12]));IF(ISBLANK([.$D$6]);&quot;&quot;;[.$D$6]);&quot;&quot;)">
            <text:p/>
          </table:table-cell>
          <table:table-cell table:formula="of:=IF(ISNUMBER(SEARCH(&quot;F&quot;;[.$K12]));IF(ISBLANK([.$D$7]);&quot;&quot;;[.$D$7]);&quot;&quot;)">
            <text:p/>
          </table:table-cell>
          <table:table-cell table:formula="of:=IF(ISNUMBER(SEARCH(&quot;G&quot;;[.$K12]));IF(ISBLANK([.$D$8]);&quot;&quot;;[.$D$8]);&quot;&quot;)">
            <text:p/>
          </table:table-cell>
          <table:table-cell table:formula="of:=IF(ISNUMBER(SEARCH(&quot;H&quot;;[.$K12]));IF(ISBLANK([.$D$9]);&quot;&quot;;[.$D$9]);&quot;&quot;)">
            <text:p/>
          </table:table-cell>
          <table:table-cell table:formula="of:=IF(ISNUMBER(SEARCH(&quot;I&quot;;[.$K12]));IF(ISBLANK([.$D$10]);&quot;&quot;;[.$D$10]);&quot;&quot;)">
            <text:p/>
          </table:table-cell>
          <table:table-cell table:formula="of:=IF(ISNUMBER(SEARCH(&quot;J&quot;;[.$K12]));IF(ISBLANK([.$D$11]);&quot;&quot;;[.$D$11]);&quot;&quot;)">
            <text:p/>
          </table:table-cell>
          <table:table-cell table:formula="of:=IF(ISNUMBER(SEARCH(&quot;K&quot;;[.$K12]));IF(ISBLANK([.$D$12]);&quot;&quot;;[.$D$12]);&quot;&quot;)">
            <text:p/>
          </table:table-cell>
          <table:table-cell table:formula="of:=IF(ISNUMBER(SEARCH(&quot;L&quot;;[.$K12]));IF(ISBLANK([.$D$13]);&quot;&quot;;[.$D$13]);&quot;&quot;)">
            <text:p/>
          </table:table-cell>
          <table:table-cell table:formula="of:=IF(ISNUMBER(SEARCH(&quot;M&quot;;[.$K12]));IF(ISBLANK([.$D$14]);&quot;&quot;;[.$D$14]);&quot;&quot;)" office:value-type="string" office:string-value="C" calcext:value-type="string">
            <text:p>C</text:p>
          </table:table-cell>
          <table:table-cell table:formula="of:=IF(ISNUMBER(SEARCH(&quot;N&quot;;[.$K12]));IF(ISBLANK([.$D$15]);&quot;&quot;;[.$D$15]);&quot;&quot;)">
            <text:p/>
          </table:table-cell>
          <table:table-cell/>
          <table:table-cell table:formula="of:=IF(ISNUMBER(SEARCH(&quot;A&quot;;[.$K12]));IF(ISBLANK([.$E$2]);&quot;&quot;;[.$E$2]);&quot;&quot;)">
            <text:p/>
          </table:table-cell>
          <table:table-cell table:formula="of:=IF(ISNUMBER(SEARCH(&quot;B&quot;;[.$K12]));IF(ISBLANK([.$E$3]);&quot;&quot;;[.$E$3]);&quot;&quot;)">
            <text:p/>
          </table:table-cell>
          <table:table-cell table:formula="of:=IF(ISNUMBER(SEARCH(&quot;C&quot;;[.$K12]));IF(ISBLANK([.$E$4]);&quot;&quot;;[.$E$4]);&quot;&quot;)">
            <text:p/>
          </table:table-cell>
          <table:table-cell table:formula="of:=IF(ISNUMBER(SEARCH(&quot;D&quot;;[.$K12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12]));IF(ISBLANK([.$E$6]);&quot;&quot;;[.$E$6]);&quot;&quot;)">
            <text:p/>
          </table:table-cell>
          <table:table-cell table:formula="of:=IF(ISNUMBER(SEARCH(&quot;F&quot;;[.$K12]));IF(ISBLANK([.$E$7]);&quot;&quot;;[.$E$7]);&quot;&quot;)">
            <text:p/>
          </table:table-cell>
          <table:table-cell table:formula="of:=IF(ISNUMBER(SEARCH(&quot;G&quot;;[.$K12]));IF(ISBLANK([.$E$8]);&quot;&quot;;[.$E$8]);&quot;&quot;)">
            <text:p/>
          </table:table-cell>
          <table:table-cell table:formula="of:=IF(ISNUMBER(SEARCH(&quot;H&quot;;[.$K12]));IF(ISBLANK([.$E$9]);&quot;&quot;;[.$E$9]);&quot;&quot;)">
            <text:p/>
          </table:table-cell>
          <table:table-cell table:formula="of:=IF(ISNUMBER(SEARCH(&quot;I&quot;;[.$K12]));IF(ISBLANK([.$E$10]);&quot;&quot;;[.$E$10]);&quot;&quot;)">
            <text:p/>
          </table:table-cell>
          <table:table-cell table:formula="of:=IF(ISNUMBER(SEARCH(&quot;J&quot;;[.$K12]));IF(ISBLANK([.$E$11]);&quot;&quot;;[.$E$11]);&quot;&quot;)">
            <text:p/>
          </table:table-cell>
          <table:table-cell table:formula="of:=IF(ISNUMBER(SEARCH(&quot;K&quot;;[.$K12]));IF(ISBLANK([.$E$12]);&quot;&quot;;[.$E$12]);&quot;&quot;)">
            <text:p/>
          </table:table-cell>
          <table:table-cell table:formula="of:=IF(ISNUMBER(SEARCH(&quot;L&quot;;[.$K12]));IF(ISBLANK([.$E$13]);&quot;&quot;;[.$E$13]);&quot;&quot;)">
            <text:p/>
          </table:table-cell>
          <table:table-cell table:formula="of:=IF(ISNUMBER(SEARCH(&quot;M&quot;;[.$K12]));IF(ISBLANK([.$E$14]);&quot;&quot;;[.$E$14]);&quot;&quot;)" office:value-type="string" office:string-value="D" calcext:value-type="string">
            <text:p>D</text:p>
          </table:table-cell>
          <table:table-cell table:formula="of:=IF(ISNUMBER(SEARCH(&quot;N&quot;;[.$K12]));IF(ISBLANK([.$E$15]);&quot;&quot;;[.$E$15]);&quot;&quot;)">
            <text:p/>
          </table:table-cell>
          <table:table-cell/>
          <table:table-cell table:formula="of:=IF(ISNUMBER(SEARCH(&quot;A&quot;;[.$K12]));IF(ISBLANK([.$F$2]);&quot;&quot;;[.$F$2]);&quot;&quot;)">
            <text:p/>
          </table:table-cell>
          <table:table-cell table:formula="of:=IF(ISNUMBER(SEARCH(&quot;B&quot;;[.$K12]));IF(ISBLANK([.$F$3]);&quot;&quot;;[.$F$3]);&quot;&quot;)">
            <text:p/>
          </table:table-cell>
          <table:table-cell table:formula="of:=IF(ISNUMBER(SEARCH(&quot;C&quot;;[.$K12]));IF(ISBLANK([.$F$4]);&quot;&quot;;[.$F$4]);&quot;&quot;)">
            <text:p/>
          </table:table-cell>
          <table:table-cell table:formula="of:=IF(ISNUMBER(SEARCH(&quot;D&quot;;[.$K12]));IF(ISBLANK([.$F$5]);&quot;&quot;;[.$F$5]);&quot;&quot;)">
            <text:p/>
          </table:table-cell>
          <table:table-cell table:formula="of:=IF(ISNUMBER(SEARCH(&quot;E&quot;;[.$K12]));IF(ISBLANK([.$F$6]);&quot;&quot;;[.$F$6]);&quot;&quot;)">
            <text:p/>
          </table:table-cell>
          <table:table-cell table:formula="of:=IF(ISNUMBER(SEARCH(&quot;F&quot;;[.$K12]));IF(ISBLANK([.$F$7]);&quot;&quot;;[.$F$7]);&quot;&quot;)">
            <text:p/>
          </table:table-cell>
          <table:table-cell table:formula="of:=IF(ISNUMBER(SEARCH(&quot;G&quot;;[.$K12]));IF(ISBLANK([.$F$8]);&quot;&quot;;[.$F$8]);&quot;&quot;)">
            <text:p/>
          </table:table-cell>
          <table:table-cell table:formula="of:=IF(ISNUMBER(SEARCH(&quot;H&quot;;[.$K12]));IF(ISBLANK([.$F$9]);&quot;&quot;;[.$F$9]);&quot;&quot;)">
            <text:p/>
          </table:table-cell>
          <table:table-cell table:formula="of:=IF(ISNUMBER(SEARCH(&quot;I&quot;;[.$K12]));IF(ISBLANK([.$F$10]);&quot;&quot;;[.$F$10]);&quot;&quot;)">
            <text:p/>
          </table:table-cell>
          <table:table-cell table:formula="of:=IF(ISNUMBER(SEARCH(&quot;J&quot;;[.$K12]));IF(ISBLANK([.$F$11]);&quot;&quot;;[.$F$11]);&quot;&quot;)">
            <text:p/>
          </table:table-cell>
          <table:table-cell table:formula="of:=IF(ISNUMBER(SEARCH(&quot;K&quot;;[.$K12]));IF(ISBLANK([.$F$12]);&quot;&quot;;[.$F$12]);&quot;&quot;)">
            <text:p/>
          </table:table-cell>
          <table:table-cell table:formula="of:=IF(ISNUMBER(SEARCH(&quot;L&quot;;[.$K12]));IF(ISBLANK([.$F$13]);&quot;&quot;;[.$F$13]);&quot;&quot;)">
            <text:p/>
          </table:table-cell>
          <table:table-cell table:formula="of:=IF(ISNUMBER(SEARCH(&quot;M&quot;;[.$K12]));IF(ISBLANK([.$F$14]);&quot;&quot;;[.$F$14]);&quot;&quot;)" office:value-type="string" office:string-value="H" calcext:value-type="string">
            <text:p>H</text:p>
          </table:table-cell>
          <table:table-cell table:formula="of:=IF(ISNUMBER(SEARCH(&quot;N&quot;;[.$K12]));IF(ISBLANK([.$F$15]);&quot;&quot;;[.$F$15])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formula="of:=IF(OR(ISNUMBER(SEARCH(&quot;C&quot;;[.K13])); ISNUMBER(SEARCH(&quot;D&quot;;[.K13])); ISNUMBER(SEARCH(&quot;H&quot;;[.K13])); ISNUMBER(SEARCH(&quot;L&quot;;[.K13])); ISNUMBER(SEARCH(&quot;M&quot;;[.K13])); ISNUMBER(SEARCH(&quot;N&quot;;[.K13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GHIM</text:p>
          </table:table-cell>
          <table:table-cell table:style-name="ce5" office:value-type="string" calcext:value-type="string">
            <text:p>AGHIM </text:p>
          </table:table-cell>
          <table:table-cell table:style-name="ce5" office:value-type="string" calcext:value-type="string">
            <text:p>CDKN </text:p>
          </table:table-cell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AHJM </text:p>
          </table:table-cell>
          <table:table-cell table:formula="of:=COUNTIF([.$K$1:.$K$1998];[.K13])" office:value-type="float" office:value="1" calcext:value-type="float">
            <text:p>1</text:p>
          </table:table-cell>
          <table:table-cell/>
          <table:table-cell table:formula="of:=IF(ISNUMBER(SEARCH(&quot;A&quot;;[.$K13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13]));IF(ISBLANK([.$D$3]);&quot;&quot;;[.$D$3]);&quot;&quot;)">
            <text:p/>
          </table:table-cell>
          <table:table-cell table:formula="of:=IF(ISNUMBER(SEARCH(&quot;C&quot;;[.$K13]));IF(ISBLANK([.$D$4]);&quot;&quot;;[.$D$4]);&quot;&quot;)">
            <text:p/>
          </table:table-cell>
          <table:table-cell table:formula="of:=IF(ISNUMBER(SEARCH(&quot;D&quot;;[.$K13]));IF(ISBLANK([.$D$5]);&quot;&quot;;[.$D$5]);&quot;&quot;)">
            <text:p/>
          </table:table-cell>
          <table:table-cell table:formula="of:=IF(ISNUMBER(SEARCH(&quot;E&quot;;[.$K13]));IF(ISBLANK([.$D$6]);&quot;&quot;;[.$D$6]);&quot;&quot;)">
            <text:p/>
          </table:table-cell>
          <table:table-cell table:formula="of:=IF(ISNUMBER(SEARCH(&quot;F&quot;;[.$K13]));IF(ISBLANK([.$D$7]);&quot;&quot;;[.$D$7]);&quot;&quot;)">
            <text:p/>
          </table:table-cell>
          <table:table-cell table:formula="of:=IF(ISNUMBER(SEARCH(&quot;G&quot;;[.$K13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13]));IF(ISBLANK([.$D$9]);&quot;&quot;;[.$D$9]);&quot;&quot;)">
            <text:p/>
          </table:table-cell>
          <table:table-cell table:formula="of:=IF(ISNUMBER(SEARCH(&quot;I&quot;;[.$K13]));IF(ISBLANK([.$D$10]);&quot;&quot;;[.$D$10]);&quot;&quot;)">
            <text:p/>
          </table:table-cell>
          <table:table-cell table:formula="of:=IF(ISNUMBER(SEARCH(&quot;J&quot;;[.$K13]));IF(ISBLANK([.$D$11]);&quot;&quot;;[.$D$11]);&quot;&quot;)">
            <text:p/>
          </table:table-cell>
          <table:table-cell table:formula="of:=IF(ISNUMBER(SEARCH(&quot;K&quot;;[.$K13]));IF(ISBLANK([.$D$12]);&quot;&quot;;[.$D$12]);&quot;&quot;)">
            <text:p/>
          </table:table-cell>
          <table:table-cell table:formula="of:=IF(ISNUMBER(SEARCH(&quot;L&quot;;[.$K13]));IF(ISBLANK([.$D$13]);&quot;&quot;;[.$D$13]);&quot;&quot;)">
            <text:p/>
          </table:table-cell>
          <table:table-cell table:formula="of:=IF(ISNUMBER(SEARCH(&quot;M&quot;;[.$K13]));IF(ISBLANK([.$D$14]);&quot;&quot;;[.$D$14]);&quot;&quot;)" office:value-type="string" office:string-value="C" calcext:value-type="string">
            <text:p>C</text:p>
          </table:table-cell>
          <table:table-cell table:formula="of:=IF(ISNUMBER(SEARCH(&quot;N&quot;;[.$K13]));IF(ISBLANK([.$D$15]);&quot;&quot;;[.$D$15]);&quot;&quot;)">
            <text:p/>
          </table:table-cell>
          <table:table-cell/>
          <table:table-cell table:formula="of:=IF(ISNUMBER(SEARCH(&quot;A&quot;;[.$K13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13]));IF(ISBLANK([.$E$3]);&quot;&quot;;[.$E$3]);&quot;&quot;)">
            <text:p/>
          </table:table-cell>
          <table:table-cell table:formula="of:=IF(ISNUMBER(SEARCH(&quot;C&quot;;[.$K13]));IF(ISBLANK([.$E$4]);&quot;&quot;;[.$E$4]);&quot;&quot;)">
            <text:p/>
          </table:table-cell>
          <table:table-cell table:formula="of:=IF(ISNUMBER(SEARCH(&quot;D&quot;;[.$K13]));IF(ISBLANK([.$E$5]);&quot;&quot;;[.$E$5]);&quot;&quot;)">
            <text:p/>
          </table:table-cell>
          <table:table-cell table:formula="of:=IF(ISNUMBER(SEARCH(&quot;E&quot;;[.$K13]));IF(ISBLANK([.$E$6]);&quot;&quot;;[.$E$6]);&quot;&quot;)">
            <text:p/>
          </table:table-cell>
          <table:table-cell table:formula="of:=IF(ISNUMBER(SEARCH(&quot;F&quot;;[.$K13]));IF(ISBLANK([.$E$7]);&quot;&quot;;[.$E$7]);&quot;&quot;)">
            <text:p/>
          </table:table-cell>
          <table:table-cell table:formula="of:=IF(ISNUMBER(SEARCH(&quot;G&quot;;[.$K13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13]));IF(ISBLANK([.$E$9]);&quot;&quot;;[.$E$9]);&quot;&quot;)">
            <text:p/>
          </table:table-cell>
          <table:table-cell table:formula="of:=IF(ISNUMBER(SEARCH(&quot;I&quot;;[.$K13]));IF(ISBLANK([.$E$10]);&quot;&quot;;[.$E$10]);&quot;&quot;)" office:value-type="string" office:string-value="I" calcext:value-type="string">
            <text:p>I</text:p>
          </table:table-cell>
          <table:table-cell table:formula="of:=IF(ISNUMBER(SEARCH(&quot;J&quot;;[.$K13]));IF(ISBLANK([.$E$11]);&quot;&quot;;[.$E$11]);&quot;&quot;)">
            <text:p/>
          </table:table-cell>
          <table:table-cell table:formula="of:=IF(ISNUMBER(SEARCH(&quot;K&quot;;[.$K13]));IF(ISBLANK([.$E$12]);&quot;&quot;;[.$E$12]);&quot;&quot;)">
            <text:p/>
          </table:table-cell>
          <table:table-cell table:formula="of:=IF(ISNUMBER(SEARCH(&quot;L&quot;;[.$K13]));IF(ISBLANK([.$E$13]);&quot;&quot;;[.$E$13]);&quot;&quot;)">
            <text:p/>
          </table:table-cell>
          <table:table-cell table:formula="of:=IF(ISNUMBER(SEARCH(&quot;M&quot;;[.$K13]));IF(ISBLANK([.$E$14]);&quot;&quot;;[.$E$14]);&quot;&quot;)" office:value-type="string" office:string-value="D" calcext:value-type="string">
            <text:p>D</text:p>
          </table:table-cell>
          <table:table-cell table:formula="of:=IF(ISNUMBER(SEARCH(&quot;N&quot;;[.$K13]));IF(ISBLANK([.$E$15]);&quot;&quot;;[.$E$15]);&quot;&quot;)">
            <text:p/>
          </table:table-cell>
          <table:table-cell/>
          <table:table-cell table:formula="of:=IF(ISNUMBER(SEARCH(&quot;A&quot;;[.$K13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13]));IF(ISBLANK([.$F$3]);&quot;&quot;;[.$F$3]);&quot;&quot;)">
            <text:p/>
          </table:table-cell>
          <table:table-cell table:formula="of:=IF(ISNUMBER(SEARCH(&quot;C&quot;;[.$K13]));IF(ISBLANK([.$F$4]);&quot;&quot;;[.$F$4]);&quot;&quot;)">
            <text:p/>
          </table:table-cell>
          <table:table-cell table:formula="of:=IF(ISNUMBER(SEARCH(&quot;D&quot;;[.$K13]));IF(ISBLANK([.$F$5]);&quot;&quot;;[.$F$5]);&quot;&quot;)">
            <text:p/>
          </table:table-cell>
          <table:table-cell table:formula="of:=IF(ISNUMBER(SEARCH(&quot;E&quot;;[.$K13]));IF(ISBLANK([.$F$6]);&quot;&quot;;[.$F$6]);&quot;&quot;)">
            <text:p/>
          </table:table-cell>
          <table:table-cell table:formula="of:=IF(ISNUMBER(SEARCH(&quot;F&quot;;[.$K13]));IF(ISBLANK([.$F$7]);&quot;&quot;;[.$F$7]);&quot;&quot;)">
            <text:p/>
          </table:table-cell>
          <table:table-cell table:formula="of:=IF(ISNUMBER(SEARCH(&quot;G&quot;;[.$K13]));IF(ISBLANK([.$F$8]);&quot;&quot;;[.$F$8]);&quot;&quot;)">
            <text:p/>
          </table:table-cell>
          <table:table-cell table:formula="of:=IF(ISNUMBER(SEARCH(&quot;H&quot;;[.$K13]));IF(ISBLANK([.$F$9]);&quot;&quot;;[.$F$9]);&quot;&quot;)">
            <text:p/>
          </table:table-cell>
          <table:table-cell table:formula="of:=IF(ISNUMBER(SEARCH(&quot;I&quot;;[.$K13]));IF(ISBLANK([.$F$10]);&quot;&quot;;[.$F$10]);&quot;&quot;)" office:value-type="string" office:string-value="JM" calcext:value-type="string">
            <text:p>JM</text:p>
          </table:table-cell>
          <table:table-cell table:formula="of:=IF(ISNUMBER(SEARCH(&quot;J&quot;;[.$K13]));IF(ISBLANK([.$F$11]);&quot;&quot;;[.$F$11]);&quot;&quot;)">
            <text:p/>
          </table:table-cell>
          <table:table-cell table:formula="of:=IF(ISNUMBER(SEARCH(&quot;K&quot;;[.$K13]));IF(ISBLANK([.$F$12]);&quot;&quot;;[.$F$12]);&quot;&quot;)">
            <text:p/>
          </table:table-cell>
          <table:table-cell table:formula="of:=IF(ISNUMBER(SEARCH(&quot;L&quot;;[.$K13]));IF(ISBLANK([.$F$13]);&quot;&quot;;[.$F$13]);&quot;&quot;)">
            <text:p/>
          </table:table-cell>
          <table:table-cell table:formula="of:=IF(ISNUMBER(SEARCH(&quot;M&quot;;[.$K13]));IF(ISBLANK([.$F$14]);&quot;&quot;;[.$F$14]);&quot;&quot;)" office:value-type="string" office:string-value="H" calcext:value-type="string">
            <text:p>H</text:p>
          </table:table-cell>
          <table:table-cell table:formula="of:=IF(ISNUMBER(SEARCH(&quot;N&quot;;[.$K13]));IF(ISBLANK([.$F$15]);&quot;&quot;;[.$F$15])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formula="of:=IF(OR(ISNUMBER(SEARCH(&quot;C&quot;;[.K14])); ISNUMBER(SEARCH(&quot;D&quot;;[.K14])); ISNUMBER(SEARCH(&quot;H&quot;;[.K14])); ISNUMBER(SEARCH(&quot;L&quot;;[.K14])); ISNUMBER(SEARCH(&quot;M&quot;;[.K14])); ISNUMBER(SEARCH(&quot;N&quot;;[.K14]))); &quot;&lt;&quot;;&quot;&quot;)">
            <text:p/>
          </table:table-cell>
          <table:table-cell table:style-name="ce4" table:number-columns-repeated="2"/>
          <table:table-cell office:value-type="string" calcext:value-type="string">
            <text:p>B</text:p>
          </table:table-cell>
          <table:table-cell table:style-name="ce5" office:value-type="string" calcext:value-type="string">
            <text:p>B </text:p>
          </table:table-cell>
          <table:table-cell table:number-columns-repeated="3" office:value-type="string" calcext:value-type="string">
            <text:p>ERROR</text:p>
          </table:table-cell>
          <table:table-cell table:formula="of:=COUNTIF([.$K$1:.$K$1998];[.K14])" office:value-type="float" office:value="1" calcext:value-type="float">
            <text:p>1</text:p>
          </table:table-cell>
          <table:table-cell/>
          <table:table-cell table:formula="of:=IF(ISNUMBER(SEARCH(&quot;A&quot;;[.$K14]));IF(ISBLANK([.$D$2]);&quot;&quot;;[.$D$2]);&quot;&quot;)">
            <text:p/>
          </table:table-cell>
          <table:table-cell table:formula="of:=IF(ISNUMBER(SEARCH(&quot;B&quot;;[.$K14]));IF(ISBLANK([.$D$3]);&quot;&quot;;[.$D$3]);&quot;&quot;)">
            <text:p/>
          </table:table-cell>
          <table:table-cell table:formula="of:=IF(ISNUMBER(SEARCH(&quot;C&quot;;[.$K14]));IF(ISBLANK([.$D$4]);&quot;&quot;;[.$D$4]);&quot;&quot;)">
            <text:p/>
          </table:table-cell>
          <table:table-cell table:formula="of:=IF(ISNUMBER(SEARCH(&quot;D&quot;;[.$K14]));IF(ISBLANK([.$D$5]);&quot;&quot;;[.$D$5]);&quot;&quot;)">
            <text:p/>
          </table:table-cell>
          <table:table-cell table:formula="of:=IF(ISNUMBER(SEARCH(&quot;E&quot;;[.$K14]));IF(ISBLANK([.$D$6]);&quot;&quot;;[.$D$6]);&quot;&quot;)">
            <text:p/>
          </table:table-cell>
          <table:table-cell table:formula="of:=IF(ISNUMBER(SEARCH(&quot;F&quot;;[.$K14]));IF(ISBLANK([.$D$7]);&quot;&quot;;[.$D$7]);&quot;&quot;)">
            <text:p/>
          </table:table-cell>
          <table:table-cell table:formula="of:=IF(ISNUMBER(SEARCH(&quot;G&quot;;[.$K14]));IF(ISBLANK([.$D$8]);&quot;&quot;;[.$D$8]);&quot;&quot;)">
            <text:p/>
          </table:table-cell>
          <table:table-cell table:formula="of:=IF(ISNUMBER(SEARCH(&quot;H&quot;;[.$K14]));IF(ISBLANK([.$D$9]);&quot;&quot;;[.$D$9]);&quot;&quot;)">
            <text:p/>
          </table:table-cell>
          <table:table-cell table:formula="of:=IF(ISNUMBER(SEARCH(&quot;I&quot;;[.$K14]));IF(ISBLANK([.$D$10]);&quot;&quot;;[.$D$10]);&quot;&quot;)">
            <text:p/>
          </table:table-cell>
          <table:table-cell table:formula="of:=IF(ISNUMBER(SEARCH(&quot;J&quot;;[.$K14]));IF(ISBLANK([.$D$11]);&quot;&quot;;[.$D$11]);&quot;&quot;)">
            <text:p/>
          </table:table-cell>
          <table:table-cell table:formula="of:=IF(ISNUMBER(SEARCH(&quot;K&quot;;[.$K14]));IF(ISBLANK([.$D$12]);&quot;&quot;;[.$D$12]);&quot;&quot;)">
            <text:p/>
          </table:table-cell>
          <table:table-cell table:formula="of:=IF(ISNUMBER(SEARCH(&quot;L&quot;;[.$K14]));IF(ISBLANK([.$D$13]);&quot;&quot;;[.$D$13]);&quot;&quot;)">
            <text:p/>
          </table:table-cell>
          <table:table-cell table:formula="of:=IF(ISNUMBER(SEARCH(&quot;M&quot;;[.$K14]));IF(ISBLANK([.$D$14]);&quot;&quot;;[.$D$14]);&quot;&quot;)">
            <text:p/>
          </table:table-cell>
          <table:table-cell table:formula="of:=IF(ISNUMBER(SEARCH(&quot;N&quot;;[.$K14]));IF(ISBLANK([.$D$15]);&quot;&quot;;[.$D$15]);&quot;&quot;)">
            <text:p/>
          </table:table-cell>
          <table:table-cell/>
          <table:table-cell table:formula="of:=IF(ISNUMBER(SEARCH(&quot;A&quot;;[.$K14]));IF(ISBLANK([.$E$2]);&quot;&quot;;[.$E$2]);&quot;&quot;)">
            <text:p/>
          </table:table-cell>
          <table:table-cell table:formula="of:=IF(ISNUMBER(SEARCH(&quot;B&quot;;[.$K14]));IF(ISBLANK([.$E$3]);&quot;&quot;;[.$E$3]);&quot;&quot;)">
            <text:p/>
          </table:table-cell>
          <table:table-cell table:formula="of:=IF(ISNUMBER(SEARCH(&quot;C&quot;;[.$K14]));IF(ISBLANK([.$E$4]);&quot;&quot;;[.$E$4]);&quot;&quot;)">
            <text:p/>
          </table:table-cell>
          <table:table-cell table:formula="of:=IF(ISNUMBER(SEARCH(&quot;D&quot;;[.$K14]));IF(ISBLANK([.$E$5]);&quot;&quot;;[.$E$5]);&quot;&quot;)">
            <text:p/>
          </table:table-cell>
          <table:table-cell table:formula="of:=IF(ISNUMBER(SEARCH(&quot;E&quot;;[.$K14]));IF(ISBLANK([.$E$6]);&quot;&quot;;[.$E$6]);&quot;&quot;)">
            <text:p/>
          </table:table-cell>
          <table:table-cell table:formula="of:=IF(ISNUMBER(SEARCH(&quot;F&quot;;[.$K14]));IF(ISBLANK([.$E$7]);&quot;&quot;;[.$E$7]);&quot;&quot;)">
            <text:p/>
          </table:table-cell>
          <table:table-cell table:formula="of:=IF(ISNUMBER(SEARCH(&quot;G&quot;;[.$K14]));IF(ISBLANK([.$E$8]);&quot;&quot;;[.$E$8]);&quot;&quot;)">
            <text:p/>
          </table:table-cell>
          <table:table-cell table:formula="of:=IF(ISNUMBER(SEARCH(&quot;H&quot;;[.$K14]));IF(ISBLANK([.$E$9]);&quot;&quot;;[.$E$9]);&quot;&quot;)">
            <text:p/>
          </table:table-cell>
          <table:table-cell table:formula="of:=IF(ISNUMBER(SEARCH(&quot;I&quot;;[.$K14]));IF(ISBLANK([.$E$10]);&quot;&quot;;[.$E$10]);&quot;&quot;)">
            <text:p/>
          </table:table-cell>
          <table:table-cell table:formula="of:=IF(ISNUMBER(SEARCH(&quot;J&quot;;[.$K14]));IF(ISBLANK([.$E$11]);&quot;&quot;;[.$E$11]);&quot;&quot;)">
            <text:p/>
          </table:table-cell>
          <table:table-cell table:formula="of:=IF(ISNUMBER(SEARCH(&quot;K&quot;;[.$K14]));IF(ISBLANK([.$E$12]);&quot;&quot;;[.$E$12]);&quot;&quot;)">
            <text:p/>
          </table:table-cell>
          <table:table-cell table:formula="of:=IF(ISNUMBER(SEARCH(&quot;L&quot;;[.$K14]));IF(ISBLANK([.$E$13]);&quot;&quot;;[.$E$13]);&quot;&quot;)">
            <text:p/>
          </table:table-cell>
          <table:table-cell table:formula="of:=IF(ISNUMBER(SEARCH(&quot;M&quot;;[.$K14]));IF(ISBLANK([.$E$14]);&quot;&quot;;[.$E$14]);&quot;&quot;)">
            <text:p/>
          </table:table-cell>
          <table:table-cell table:formula="of:=IF(ISNUMBER(SEARCH(&quot;N&quot;;[.$K14]));IF(ISBLANK([.$E$15]);&quot;&quot;;[.$E$15]);&quot;&quot;)">
            <text:p/>
          </table:table-cell>
          <table:table-cell/>
          <table:table-cell table:formula="of:=IF(ISNUMBER(SEARCH(&quot;A&quot;;[.$K14]));IF(ISBLANK([.$F$2]);&quot;&quot;;[.$F$2]);&quot;&quot;)">
            <text:p/>
          </table:table-cell>
          <table:table-cell table:formula="of:=IF(ISNUMBER(SEARCH(&quot;B&quot;;[.$K14]));IF(ISBLANK([.$F$3]);&quot;&quot;;[.$F$3]);&quot;&quot;)">
            <text:p/>
          </table:table-cell>
          <table:table-cell table:formula="of:=IF(ISNUMBER(SEARCH(&quot;C&quot;;[.$K14]));IF(ISBLANK([.$F$4]);&quot;&quot;;[.$F$4]);&quot;&quot;)">
            <text:p/>
          </table:table-cell>
          <table:table-cell table:formula="of:=IF(ISNUMBER(SEARCH(&quot;D&quot;;[.$K14]));IF(ISBLANK([.$F$5]);&quot;&quot;;[.$F$5]);&quot;&quot;)">
            <text:p/>
          </table:table-cell>
          <table:table-cell table:formula="of:=IF(ISNUMBER(SEARCH(&quot;E&quot;;[.$K14]));IF(ISBLANK([.$F$6]);&quot;&quot;;[.$F$6]);&quot;&quot;)">
            <text:p/>
          </table:table-cell>
          <table:table-cell table:formula="of:=IF(ISNUMBER(SEARCH(&quot;F&quot;;[.$K14]));IF(ISBLANK([.$F$7]);&quot;&quot;;[.$F$7]);&quot;&quot;)">
            <text:p/>
          </table:table-cell>
          <table:table-cell table:formula="of:=IF(ISNUMBER(SEARCH(&quot;G&quot;;[.$K14]));IF(ISBLANK([.$F$8]);&quot;&quot;;[.$F$8]);&quot;&quot;)">
            <text:p/>
          </table:table-cell>
          <table:table-cell table:formula="of:=IF(ISNUMBER(SEARCH(&quot;H&quot;;[.$K14]));IF(ISBLANK([.$F$9]);&quot;&quot;;[.$F$9]);&quot;&quot;)">
            <text:p/>
          </table:table-cell>
          <table:table-cell table:formula="of:=IF(ISNUMBER(SEARCH(&quot;I&quot;;[.$K14]));IF(ISBLANK([.$F$10]);&quot;&quot;;[.$F$10]);&quot;&quot;)">
            <text:p/>
          </table:table-cell>
          <table:table-cell table:formula="of:=IF(ISNUMBER(SEARCH(&quot;J&quot;;[.$K14]));IF(ISBLANK([.$F$11]);&quot;&quot;;[.$F$11]);&quot;&quot;)">
            <text:p/>
          </table:table-cell>
          <table:table-cell table:formula="of:=IF(ISNUMBER(SEARCH(&quot;K&quot;;[.$K14]));IF(ISBLANK([.$F$12]);&quot;&quot;;[.$F$12]);&quot;&quot;)">
            <text:p/>
          </table:table-cell>
          <table:table-cell table:formula="of:=IF(ISNUMBER(SEARCH(&quot;L&quot;;[.$K14]));IF(ISBLANK([.$F$13]);&quot;&quot;;[.$F$13]);&quot;&quot;)">
            <text:p/>
          </table:table-cell>
          <table:table-cell table:formula="of:=IF(ISNUMBER(SEARCH(&quot;M&quot;;[.$K14]));IF(ISBLANK([.$F$14]);&quot;&quot;;[.$F$14]);&quot;&quot;)">
            <text:p/>
          </table:table-cell>
          <table:table-cell table:formula="of:=IF(ISNUMBER(SEARCH(&quot;N&quot;;[.$K14]));IF(ISBLANK([.$F$15]);&quot;&quot;;[.$F$15]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/>
          <table:table-cell table:formula="of:=IF(OR(ISNUMBER(SEARCH(&quot;C&quot;;[.K15])); ISNUMBER(SEARCH(&quot;D&quot;;[.K15])); ISNUMBER(SEARCH(&quot;H&quot;;[.K15])); ISNUMBER(SEARCH(&quot;L&quot;;[.K15])); ISNUMBER(SEARCH(&quot;M&quot;;[.K15])); ISNUMBER(SEARCH(&quot;N&quot;;[.K15]))); &quot;&lt;&quot;;&quot;&quot;)">
            <text:p/>
          </table:table-cell>
          <table:table-cell table:style-name="ce4" table:number-columns-repeated="2"/>
          <table:table-cell office:value-type="string" calcext:value-type="string">
            <text:p>E</text:p>
          </table:table-cell>
          <table:table-cell table:style-name="ce1" office:value-type="string" calcext:value-type="string">
            <text:p>E</text:p>
          </table:table-cell>
          <table:table-cell table:style-name="ce5" office:value-type="string" calcext:value-type="string">
            <text:p>FG </text:p>
          </table:table-cell>
          <table:table-cell table:number-columns-repeated="2" office:value-type="string" calcext:value-type="string">
            <text:p>ERROR</text:p>
          </table:table-cell>
          <table:table-cell table:formula="of:=COUNTIF([.$K$1:.$K$1998];[.K15])" office:value-type="float" office:value="1" calcext:value-type="float">
            <text:p>1</text:p>
          </table:table-cell>
          <table:table-cell/>
          <table:table-cell table:formula="of:=IF(ISNUMBER(SEARCH(&quot;A&quot;;[.$K15]));IF(ISBLANK([.$D$2]);&quot;&quot;;[.$D$2]);&quot;&quot;)">
            <text:p/>
          </table:table-cell>
          <table:table-cell table:formula="of:=IF(ISNUMBER(SEARCH(&quot;B&quot;;[.$K15]));IF(ISBLANK([.$D$3]);&quot;&quot;;[.$D$3]);&quot;&quot;)">
            <text:p/>
          </table:table-cell>
          <table:table-cell table:formula="of:=IF(ISNUMBER(SEARCH(&quot;C&quot;;[.$K15]));IF(ISBLANK([.$D$4]);&quot;&quot;;[.$D$4]);&quot;&quot;)">
            <text:p/>
          </table:table-cell>
          <table:table-cell table:formula="of:=IF(ISNUMBER(SEARCH(&quot;D&quot;;[.$K15]));IF(ISBLANK([.$D$5]);&quot;&quot;;[.$D$5]);&quot;&quot;)">
            <text:p/>
          </table:table-cell>
          <table:table-cell table:formula="of:=IF(ISNUMBER(SEARCH(&quot;E&quot;;[.$K15]));IF(ISBLANK([.$D$6]);&quot;&quot;;[.$D$6]);&quot;&quot;)" office:value-type="string" office:string-value="FG" calcext:value-type="string">
            <text:p>FG</text:p>
          </table:table-cell>
          <table:table-cell table:formula="of:=IF(ISNUMBER(SEARCH(&quot;F&quot;;[.$K15]));IF(ISBLANK([.$D$7]);&quot;&quot;;[.$D$7]);&quot;&quot;)">
            <text:p/>
          </table:table-cell>
          <table:table-cell table:formula="of:=IF(ISNUMBER(SEARCH(&quot;G&quot;;[.$K15]));IF(ISBLANK([.$D$8]);&quot;&quot;;[.$D$8]);&quot;&quot;)">
            <text:p/>
          </table:table-cell>
          <table:table-cell table:formula="of:=IF(ISNUMBER(SEARCH(&quot;H&quot;;[.$K15]));IF(ISBLANK([.$D$9]);&quot;&quot;;[.$D$9]);&quot;&quot;)">
            <text:p/>
          </table:table-cell>
          <table:table-cell table:formula="of:=IF(ISNUMBER(SEARCH(&quot;I&quot;;[.$K15]));IF(ISBLANK([.$D$10]);&quot;&quot;;[.$D$10]);&quot;&quot;)">
            <text:p/>
          </table:table-cell>
          <table:table-cell table:formula="of:=IF(ISNUMBER(SEARCH(&quot;J&quot;;[.$K15]));IF(ISBLANK([.$D$11]);&quot;&quot;;[.$D$11]);&quot;&quot;)">
            <text:p/>
          </table:table-cell>
          <table:table-cell table:formula="of:=IF(ISNUMBER(SEARCH(&quot;K&quot;;[.$K15]));IF(ISBLANK([.$D$12]);&quot;&quot;;[.$D$12]);&quot;&quot;)">
            <text:p/>
          </table:table-cell>
          <table:table-cell table:formula="of:=IF(ISNUMBER(SEARCH(&quot;L&quot;;[.$K15]));IF(ISBLANK([.$D$13]);&quot;&quot;;[.$D$13]);&quot;&quot;)">
            <text:p/>
          </table:table-cell>
          <table:table-cell table:formula="of:=IF(ISNUMBER(SEARCH(&quot;M&quot;;[.$K15]));IF(ISBLANK([.$D$14]);&quot;&quot;;[.$D$14]);&quot;&quot;)">
            <text:p/>
          </table:table-cell>
          <table:table-cell table:formula="of:=IF(ISNUMBER(SEARCH(&quot;N&quot;;[.$K15]));IF(ISBLANK([.$D$15]);&quot;&quot;;[.$D$15]);&quot;&quot;)">
            <text:p/>
          </table:table-cell>
          <table:table-cell/>
          <table:table-cell table:formula="of:=IF(ISNUMBER(SEARCH(&quot;A&quot;;[.$K15]));IF(ISBLANK([.$E$2]);&quot;&quot;;[.$E$2]);&quot;&quot;)">
            <text:p/>
          </table:table-cell>
          <table:table-cell table:formula="of:=IF(ISNUMBER(SEARCH(&quot;B&quot;;[.$K15]));IF(ISBLANK([.$E$3]);&quot;&quot;;[.$E$3]);&quot;&quot;)">
            <text:p/>
          </table:table-cell>
          <table:table-cell table:formula="of:=IF(ISNUMBER(SEARCH(&quot;C&quot;;[.$K15]));IF(ISBLANK([.$E$4]);&quot;&quot;;[.$E$4]);&quot;&quot;)">
            <text:p/>
          </table:table-cell>
          <table:table-cell table:formula="of:=IF(ISNUMBER(SEARCH(&quot;D&quot;;[.$K15]));IF(ISBLANK([.$E$5]);&quot;&quot;;[.$E$5]);&quot;&quot;)">
            <text:p/>
          </table:table-cell>
          <table:table-cell table:formula="of:=IF(ISNUMBER(SEARCH(&quot;E&quot;;[.$K15]));IF(ISBLANK([.$E$6]);&quot;&quot;;[.$E$6]);&quot;&quot;)">
            <text:p/>
          </table:table-cell>
          <table:table-cell table:formula="of:=IF(ISNUMBER(SEARCH(&quot;F&quot;;[.$K15]));IF(ISBLANK([.$E$7]);&quot;&quot;;[.$E$7]);&quot;&quot;)">
            <text:p/>
          </table:table-cell>
          <table:table-cell table:formula="of:=IF(ISNUMBER(SEARCH(&quot;G&quot;;[.$K15]));IF(ISBLANK([.$E$8]);&quot;&quot;;[.$E$8]);&quot;&quot;)">
            <text:p/>
          </table:table-cell>
          <table:table-cell table:formula="of:=IF(ISNUMBER(SEARCH(&quot;H&quot;;[.$K15]));IF(ISBLANK([.$E$9]);&quot;&quot;;[.$E$9]);&quot;&quot;)">
            <text:p/>
          </table:table-cell>
          <table:table-cell table:formula="of:=IF(ISNUMBER(SEARCH(&quot;I&quot;;[.$K15]));IF(ISBLANK([.$E$10]);&quot;&quot;;[.$E$10]);&quot;&quot;)">
            <text:p/>
          </table:table-cell>
          <table:table-cell table:formula="of:=IF(ISNUMBER(SEARCH(&quot;J&quot;;[.$K15]));IF(ISBLANK([.$E$11]);&quot;&quot;;[.$E$11]);&quot;&quot;)">
            <text:p/>
          </table:table-cell>
          <table:table-cell table:formula="of:=IF(ISNUMBER(SEARCH(&quot;K&quot;;[.$K15]));IF(ISBLANK([.$E$12]);&quot;&quot;;[.$E$12]);&quot;&quot;)">
            <text:p/>
          </table:table-cell>
          <table:table-cell table:formula="of:=IF(ISNUMBER(SEARCH(&quot;L&quot;;[.$K15]));IF(ISBLANK([.$E$13]);&quot;&quot;;[.$E$13]);&quot;&quot;)">
            <text:p/>
          </table:table-cell>
          <table:table-cell table:formula="of:=IF(ISNUMBER(SEARCH(&quot;M&quot;;[.$K15]));IF(ISBLANK([.$E$14]);&quot;&quot;;[.$E$14]);&quot;&quot;)">
            <text:p/>
          </table:table-cell>
          <table:table-cell table:formula="of:=IF(ISNUMBER(SEARCH(&quot;N&quot;;[.$K15]));IF(ISBLANK([.$E$15]);&quot;&quot;;[.$E$15]);&quot;&quot;)">
            <text:p/>
          </table:table-cell>
          <table:table-cell/>
          <table:table-cell table:formula="of:=IF(ISNUMBER(SEARCH(&quot;A&quot;;[.$K15]));IF(ISBLANK([.$F$2]);&quot;&quot;;[.$F$2]);&quot;&quot;)">
            <text:p/>
          </table:table-cell>
          <table:table-cell table:formula="of:=IF(ISNUMBER(SEARCH(&quot;B&quot;;[.$K15]));IF(ISBLANK([.$F$3]);&quot;&quot;;[.$F$3]);&quot;&quot;)">
            <text:p/>
          </table:table-cell>
          <table:table-cell table:formula="of:=IF(ISNUMBER(SEARCH(&quot;C&quot;;[.$K15]));IF(ISBLANK([.$F$4]);&quot;&quot;;[.$F$4]);&quot;&quot;)">
            <text:p/>
          </table:table-cell>
          <table:table-cell table:formula="of:=IF(ISNUMBER(SEARCH(&quot;D&quot;;[.$K15]));IF(ISBLANK([.$F$5]);&quot;&quot;;[.$F$5]);&quot;&quot;)">
            <text:p/>
          </table:table-cell>
          <table:table-cell table:formula="of:=IF(ISNUMBER(SEARCH(&quot;E&quot;;[.$K15]));IF(ISBLANK([.$F$6]);&quot;&quot;;[.$F$6]);&quot;&quot;)">
            <text:p/>
          </table:table-cell>
          <table:table-cell table:formula="of:=IF(ISNUMBER(SEARCH(&quot;F&quot;;[.$K15]));IF(ISBLANK([.$F$7]);&quot;&quot;;[.$F$7]);&quot;&quot;)">
            <text:p/>
          </table:table-cell>
          <table:table-cell table:formula="of:=IF(ISNUMBER(SEARCH(&quot;G&quot;;[.$K15]));IF(ISBLANK([.$F$8]);&quot;&quot;;[.$F$8]);&quot;&quot;)">
            <text:p/>
          </table:table-cell>
          <table:table-cell table:formula="of:=IF(ISNUMBER(SEARCH(&quot;H&quot;;[.$K15]));IF(ISBLANK([.$F$9]);&quot;&quot;;[.$F$9]);&quot;&quot;)">
            <text:p/>
          </table:table-cell>
          <table:table-cell table:formula="of:=IF(ISNUMBER(SEARCH(&quot;I&quot;;[.$K15]));IF(ISBLANK([.$F$10]);&quot;&quot;;[.$F$10]);&quot;&quot;)">
            <text:p/>
          </table:table-cell>
          <table:table-cell table:formula="of:=IF(ISNUMBER(SEARCH(&quot;J&quot;;[.$K15]));IF(ISBLANK([.$F$11]);&quot;&quot;;[.$F$11]);&quot;&quot;)">
            <text:p/>
          </table:table-cell>
          <table:table-cell table:formula="of:=IF(ISNUMBER(SEARCH(&quot;K&quot;;[.$K15]));IF(ISBLANK([.$F$12]);&quot;&quot;;[.$F$12]);&quot;&quot;)">
            <text:p/>
          </table:table-cell>
          <table:table-cell table:formula="of:=IF(ISNUMBER(SEARCH(&quot;L&quot;;[.$K15]));IF(ISBLANK([.$F$13]);&quot;&quot;;[.$F$13]);&quot;&quot;)">
            <text:p/>
          </table:table-cell>
          <table:table-cell table:formula="of:=IF(ISNUMBER(SEARCH(&quot;M&quot;;[.$K15]));IF(ISBLANK([.$F$14]);&quot;&quot;;[.$F$14]);&quot;&quot;)">
            <text:p/>
          </table:table-cell>
          <table:table-cell table:formula="of:=IF(ISNUMBER(SEARCH(&quot;N&quot;;[.$K15]));IF(ISBLANK([.$F$15]);&quot;&quot;;[.$F$15]);&quot;&quot;)">
            <text:p/>
          </table:table-cell>
        </table:table-row>
        <table:table-row table:style-name="ro1">
          <table:table-cell/>
          <table:table-cell table:style-name="ce2" table:number-columns-repeated="5"/>
          <table:table-cell table:formula="of:=IF(OR(ISNUMBER(SEARCH(&quot;C&quot;;[.K16])); ISNUMBER(SEARCH(&quot;D&quot;;[.K16])); ISNUMBER(SEARCH(&quot;H&quot;;[.K16])); ISNUMBER(SEARCH(&quot;L&quot;;[.K16])); ISNUMBER(SEARCH(&quot;M&quot;;[.K16])); ISNUMBER(SEARCH(&quot;N&quot;;[.K16]))); &quot;&lt;&quot;;&quot;&quot;)">
            <text:p/>
          </table:table-cell>
          <table:table-cell table:style-name="ce4" table:number-columns-repeated="2"/>
          <table:table-cell table:number-columns-repeated="5" office:value-type="string" calcext:value-type="string">
            <text:p>ERROR</text:p>
          </table:table-cell>
          <table:table-cell table:formula="of:=COUNTIF([.$K$1:.$K$1998];[.K16])" office:value-type="float" office:value="1" calcext:value-type="float">
            <text:p>1</text:p>
          </table:table-cell>
          <table:table-cell/>
          <table:table-cell table:formula="of:=IF(ISNUMBER(SEARCH(&quot;A&quot;;[.$K16]));IF(ISBLANK([.$D$2]);&quot;&quot;;[.$D$2]);&quot;&quot;)">
            <text:p/>
          </table:table-cell>
          <table:table-cell table:formula="of:=IF(ISNUMBER(SEARCH(&quot;B&quot;;[.$K16]));IF(ISBLANK([.$D$3]);&quot;&quot;;[.$D$3]);&quot;&quot;)">
            <text:p/>
          </table:table-cell>
          <table:table-cell table:formula="of:=IF(ISNUMBER(SEARCH(&quot;C&quot;;[.$K16]));IF(ISBLANK([.$D$4]);&quot;&quot;;[.$D$4]);&quot;&quot;)">
            <text:p/>
          </table:table-cell>
          <table:table-cell table:formula="of:=IF(ISNUMBER(SEARCH(&quot;D&quot;;[.$K16]));IF(ISBLANK([.$D$5]);&quot;&quot;;[.$D$5]);&quot;&quot;)">
            <text:p/>
          </table:table-cell>
          <table:table-cell table:formula="of:=IF(ISNUMBER(SEARCH(&quot;E&quot;;[.$K16]));IF(ISBLANK([.$D$6]);&quot;&quot;;[.$D$6]);&quot;&quot;)" office:value-type="string" office:string-value="FG" calcext:value-type="string">
            <text:p>FG</text:p>
          </table:table-cell>
          <table:table-cell table:formula="of:=IF(ISNUMBER(SEARCH(&quot;F&quot;;[.$K16]));IF(ISBLANK([.$D$7]);&quot;&quot;;[.$D$7]);&quot;&quot;)">
            <text:p/>
          </table:table-cell>
          <table:table-cell table:formula="of:=IF(ISNUMBER(SEARCH(&quot;G&quot;;[.$K16]));IF(ISBLANK([.$D$8]);&quot;&quot;;[.$D$8]);&quot;&quot;)">
            <text:p/>
          </table:table-cell>
          <table:table-cell table:formula="of:=IF(ISNUMBER(SEARCH(&quot;H&quot;;[.$K16]));IF(ISBLANK([.$D$9]);&quot;&quot;;[.$D$9]);&quot;&quot;)">
            <text:p/>
          </table:table-cell>
          <table:table-cell table:formula="of:=IF(ISNUMBER(SEARCH(&quot;I&quot;;[.$K16]));IF(ISBLANK([.$D$10]);&quot;&quot;;[.$D$10]);&quot;&quot;)">
            <text:p/>
          </table:table-cell>
          <table:table-cell table:formula="of:=IF(ISNUMBER(SEARCH(&quot;J&quot;;[.$K16]));IF(ISBLANK([.$D$11]);&quot;&quot;;[.$D$11]);&quot;&quot;)">
            <text:p/>
          </table:table-cell>
          <table:table-cell table:formula="of:=IF(ISNUMBER(SEARCH(&quot;K&quot;;[.$K16]));IF(ISBLANK([.$D$12]);&quot;&quot;;[.$D$12]);&quot;&quot;)">
            <text:p/>
          </table:table-cell>
          <table:table-cell table:formula="of:=IF(ISNUMBER(SEARCH(&quot;L&quot;;[.$K16]));IF(ISBLANK([.$D$13]);&quot;&quot;;[.$D$13]);&quot;&quot;)">
            <text:p/>
          </table:table-cell>
          <table:table-cell table:formula="of:=IF(ISNUMBER(SEARCH(&quot;M&quot;;[.$K16]));IF(ISBLANK([.$D$14]);&quot;&quot;;[.$D$14]);&quot;&quot;)">
            <text:p/>
          </table:table-cell>
          <table:table-cell table:formula="of:=IF(ISNUMBER(SEARCH(&quot;N&quot;;[.$K16]));IF(ISBLANK([.$D$15]);&quot;&quot;;[.$D$15]);&quot;&quot;)">
            <text:p/>
          </table:table-cell>
          <table:table-cell/>
          <table:table-cell table:formula="of:=IF(ISNUMBER(SEARCH(&quot;A&quot;;[.$K16]));IF(ISBLANK([.$E$2]);&quot;&quot;;[.$E$2]);&quot;&quot;)">
            <text:p/>
          </table:table-cell>
          <table:table-cell table:formula="of:=IF(ISNUMBER(SEARCH(&quot;B&quot;;[.$K16]));IF(ISBLANK([.$E$3]);&quot;&quot;;[.$E$3]);&quot;&quot;)">
            <text:p/>
          </table:table-cell>
          <table:table-cell table:formula="of:=IF(ISNUMBER(SEARCH(&quot;C&quot;;[.$K16]));IF(ISBLANK([.$E$4]);&quot;&quot;;[.$E$4]);&quot;&quot;)">
            <text:p/>
          </table:table-cell>
          <table:table-cell table:formula="of:=IF(ISNUMBER(SEARCH(&quot;D&quot;;[.$K16]));IF(ISBLANK([.$E$5]);&quot;&quot;;[.$E$5]);&quot;&quot;)">
            <text:p/>
          </table:table-cell>
          <table:table-cell table:formula="of:=IF(ISNUMBER(SEARCH(&quot;E&quot;;[.$K16]));IF(ISBLANK([.$E$6]);&quot;&quot;;[.$E$6]);&quot;&quot;)">
            <text:p/>
          </table:table-cell>
          <table:table-cell table:formula="of:=IF(ISNUMBER(SEARCH(&quot;F&quot;;[.$K16]));IF(ISBLANK([.$E$7]);&quot;&quot;;[.$E$7]);&quot;&quot;)">
            <text:p/>
          </table:table-cell>
          <table:table-cell table:formula="of:=IF(ISNUMBER(SEARCH(&quot;G&quot;;[.$K16]));IF(ISBLANK([.$E$8]);&quot;&quot;;[.$E$8]);&quot;&quot;)">
            <text:p/>
          </table:table-cell>
          <table:table-cell table:formula="of:=IF(ISNUMBER(SEARCH(&quot;H&quot;;[.$K16]));IF(ISBLANK([.$E$9]);&quot;&quot;;[.$E$9]);&quot;&quot;)">
            <text:p/>
          </table:table-cell>
          <table:table-cell table:formula="of:=IF(ISNUMBER(SEARCH(&quot;I&quot;;[.$K16]));IF(ISBLANK([.$E$10]);&quot;&quot;;[.$E$10]);&quot;&quot;)">
            <text:p/>
          </table:table-cell>
          <table:table-cell table:formula="of:=IF(ISNUMBER(SEARCH(&quot;J&quot;;[.$K16]));IF(ISBLANK([.$E$11]);&quot;&quot;;[.$E$11]);&quot;&quot;)">
            <text:p/>
          </table:table-cell>
          <table:table-cell table:formula="of:=IF(ISNUMBER(SEARCH(&quot;K&quot;;[.$K16]));IF(ISBLANK([.$E$12]);&quot;&quot;;[.$E$12]);&quot;&quot;)">
            <text:p/>
          </table:table-cell>
          <table:table-cell table:formula="of:=IF(ISNUMBER(SEARCH(&quot;L&quot;;[.$K16]));IF(ISBLANK([.$E$13]);&quot;&quot;;[.$E$13]);&quot;&quot;)">
            <text:p/>
          </table:table-cell>
          <table:table-cell table:formula="of:=IF(ISNUMBER(SEARCH(&quot;M&quot;;[.$K16]));IF(ISBLANK([.$E$14]);&quot;&quot;;[.$E$14]);&quot;&quot;)">
            <text:p/>
          </table:table-cell>
          <table:table-cell table:formula="of:=IF(ISNUMBER(SEARCH(&quot;N&quot;;[.$K16]));IF(ISBLANK([.$E$15]);&quot;&quot;;[.$E$15]);&quot;&quot;)">
            <text:p/>
          </table:table-cell>
          <table:table-cell/>
          <table:table-cell table:formula="of:=IF(ISNUMBER(SEARCH(&quot;A&quot;;[.$K16]));IF(ISBLANK([.$F$2]);&quot;&quot;;[.$F$2]);&quot;&quot;)">
            <text:p/>
          </table:table-cell>
          <table:table-cell table:formula="of:=IF(ISNUMBER(SEARCH(&quot;B&quot;;[.$K16]));IF(ISBLANK([.$F$3]);&quot;&quot;;[.$F$3]);&quot;&quot;)">
            <text:p/>
          </table:table-cell>
          <table:table-cell table:formula="of:=IF(ISNUMBER(SEARCH(&quot;C&quot;;[.$K16]));IF(ISBLANK([.$F$4]);&quot;&quot;;[.$F$4]);&quot;&quot;)">
            <text:p/>
          </table:table-cell>
          <table:table-cell table:formula="of:=IF(ISNUMBER(SEARCH(&quot;D&quot;;[.$K16]));IF(ISBLANK([.$F$5]);&quot;&quot;;[.$F$5]);&quot;&quot;)">
            <text:p/>
          </table:table-cell>
          <table:table-cell table:formula="of:=IF(ISNUMBER(SEARCH(&quot;E&quot;;[.$K16]));IF(ISBLANK([.$F$6]);&quot;&quot;;[.$F$6]);&quot;&quot;)">
            <text:p/>
          </table:table-cell>
          <table:table-cell table:formula="of:=IF(ISNUMBER(SEARCH(&quot;F&quot;;[.$K16]));IF(ISBLANK([.$F$7]);&quot;&quot;;[.$F$7]);&quot;&quot;)">
            <text:p/>
          </table:table-cell>
          <table:table-cell table:formula="of:=IF(ISNUMBER(SEARCH(&quot;G&quot;;[.$K16]));IF(ISBLANK([.$F$8]);&quot;&quot;;[.$F$8]);&quot;&quot;)">
            <text:p/>
          </table:table-cell>
          <table:table-cell table:formula="of:=IF(ISNUMBER(SEARCH(&quot;H&quot;;[.$K16]));IF(ISBLANK([.$F$9]);&quot;&quot;;[.$F$9]);&quot;&quot;)">
            <text:p/>
          </table:table-cell>
          <table:table-cell table:formula="of:=IF(ISNUMBER(SEARCH(&quot;I&quot;;[.$K16]));IF(ISBLANK([.$F$10]);&quot;&quot;;[.$F$10]);&quot;&quot;)">
            <text:p/>
          </table:table-cell>
          <table:table-cell table:formula="of:=IF(ISNUMBER(SEARCH(&quot;J&quot;;[.$K16]));IF(ISBLANK([.$F$11]);&quot;&quot;;[.$F$11]);&quot;&quot;)">
            <text:p/>
          </table:table-cell>
          <table:table-cell table:formula="of:=IF(ISNUMBER(SEARCH(&quot;K&quot;;[.$K16]));IF(ISBLANK([.$F$12]);&quot;&quot;;[.$F$12]);&quot;&quot;)">
            <text:p/>
          </table:table-cell>
          <table:table-cell table:formula="of:=IF(ISNUMBER(SEARCH(&quot;L&quot;;[.$K16]));IF(ISBLANK([.$F$13]);&quot;&quot;;[.$F$13]);&quot;&quot;)">
            <text:p/>
          </table:table-cell>
          <table:table-cell table:formula="of:=IF(ISNUMBER(SEARCH(&quot;M&quot;;[.$K16]));IF(ISBLANK([.$F$14]);&quot;&quot;;[.$F$14]);&quot;&quot;)">
            <text:p/>
          </table:table-cell>
          <table:table-cell table:formula="of:=IF(ISNUMBER(SEARCH(&quot;N&quot;;[.$K16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17])); ISNUMBER(SEARCH(&quot;D&quot;;[.K17])); ISNUMBER(SEARCH(&quot;H&quot;;[.K17])); ISNUMBER(SEARCH(&quot;L&quot;;[.K17])); ISNUMBER(SEARCH(&quot;M&quot;;[.K17])); ISNUMBER(SEARCH(&quot;N&quot;;[.K17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FGCDKN</text:p>
          </table:table-cell>
          <table:table-cell table:style-name="ce5" office:value-type="string" calcext:value-type="string">
            <text:p>CDFGKN </text:p>
          </table:table-cell>
          <table:table-cell table:style-name="ce5" office:value-type="string" calcext:value-type="string">
            <text:p>ABHKN </text:p>
          </table:table-cell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BHJ </text:p>
          </table:table-cell>
          <table:table-cell table:formula="of:=COUNTIF([.$K$1:.$K$1998];[.K17])" office:value-type="float" office:value="1" calcext:value-type="float">
            <text:p>1</text:p>
          </table:table-cell>
          <table:table-cell/>
          <table:table-cell table:formula="of:=IF(ISNUMBER(SEARCH(&quot;A&quot;;[.$K17]));IF(ISBLANK([.$D$2]);&quot;&quot;;[.$D$2]);&quot;&quot;)">
            <text:p/>
          </table:table-cell>
          <table:table-cell table:formula="of:=IF(ISNUMBER(SEARCH(&quot;B&quot;;[.$K17]));IF(ISBLANK([.$D$3]);&quot;&quot;;[.$D$3]);&quot;&quot;)">
            <text:p/>
          </table:table-cell>
          <table:table-cell table:formula="of:=IF(ISNUMBER(SEARCH(&quot;C&quot;;[.$K17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17]));IF(ISBLANK([.$D$5]);&quot;&quot;;[.$D$5]);&quot;&quot;)">
            <text:p/>
          </table:table-cell>
          <table:table-cell table:formula="of:=IF(ISNUMBER(SEARCH(&quot;E&quot;;[.$K17]));IF(ISBLANK([.$D$6]);&quot;&quot;;[.$D$6]);&quot;&quot;)">
            <text:p/>
          </table:table-cell>
          <table:table-cell table:formula="of:=IF(ISNUMBER(SEARCH(&quot;F&quot;;[.$K17]));IF(ISBLANK([.$D$7]);&quot;&quot;;[.$D$7]);&quot;&quot;)" office:value-type="string" office:string-value="HN" calcext:value-type="string">
            <text:p>HN</text:p>
          </table:table-cell>
          <table:table-cell table:formula="of:=IF(ISNUMBER(SEARCH(&quot;G&quot;;[.$K17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17]));IF(ISBLANK([.$D$9]);&quot;&quot;;[.$D$9]);&quot;&quot;)">
            <text:p/>
          </table:table-cell>
          <table:table-cell table:formula="of:=IF(ISNUMBER(SEARCH(&quot;I&quot;;[.$K17]));IF(ISBLANK([.$D$10]);&quot;&quot;;[.$D$10]);&quot;&quot;)">
            <text:p/>
          </table:table-cell>
          <table:table-cell table:formula="of:=IF(ISNUMBER(SEARCH(&quot;J&quot;;[.$K17]));IF(ISBLANK([.$D$11]);&quot;&quot;;[.$D$11]);&quot;&quot;)">
            <text:p/>
          </table:table-cell>
          <table:table-cell table:formula="of:=IF(ISNUMBER(SEARCH(&quot;K&quot;;[.$K17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K17]));IF(ISBLANK([.$D$13]);&quot;&quot;;[.$D$13]);&quot;&quot;)">
            <text:p/>
          </table:table-cell>
          <table:table-cell table:formula="of:=IF(ISNUMBER(SEARCH(&quot;M&quot;;[.$K17]));IF(ISBLANK([.$D$14]);&quot;&quot;;[.$D$14]);&quot;&quot;)">
            <text:p/>
          </table:table-cell>
          <table:table-cell table:formula="of:=IF(ISNUMBER(SEARCH(&quot;N&quot;;[.$K17]));IF(ISBLANK([.$D$15]);&quot;&quot;;[.$D$15]);&quot;&quot;)">
            <text:p/>
          </table:table-cell>
          <table:table-cell/>
          <table:table-cell table:formula="of:=IF(ISNUMBER(SEARCH(&quot;A&quot;;[.$K17]));IF(ISBLANK([.$E$2]);&quot;&quot;;[.$E$2]);&quot;&quot;)">
            <text:p/>
          </table:table-cell>
          <table:table-cell table:formula="of:=IF(ISNUMBER(SEARCH(&quot;B&quot;;[.$K17]));IF(ISBLANK([.$E$3]);&quot;&quot;;[.$E$3]);&quot;&quot;)">
            <text:p/>
          </table:table-cell>
          <table:table-cell table:formula="of:=IF(ISNUMBER(SEARCH(&quot;C&quot;;[.$K17]));IF(ISBLANK([.$E$4]);&quot;&quot;;[.$E$4]);&quot;&quot;)">
            <text:p/>
          </table:table-cell>
          <table:table-cell table:formula="of:=IF(ISNUMBER(SEARCH(&quot;D&quot;;[.$K17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17]));IF(ISBLANK([.$E$6]);&quot;&quot;;[.$E$6]);&quot;&quot;)">
            <text:p/>
          </table:table-cell>
          <table:table-cell table:formula="of:=IF(ISNUMBER(SEARCH(&quot;F&quot;;[.$K17]));IF(ISBLANK([.$E$7]);&quot;&quot;;[.$E$7]);&quot;&quot;)" office:value-type="string" office:string-value="AC" calcext:value-type="string">
            <text:p>AC</text:p>
          </table:table-cell>
          <table:table-cell table:formula="of:=IF(ISNUMBER(SEARCH(&quot;G&quot;;[.$K17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17]));IF(ISBLANK([.$E$9]);&quot;&quot;;[.$E$9]);&quot;&quot;)">
            <text:p/>
          </table:table-cell>
          <table:table-cell table:formula="of:=IF(ISNUMBER(SEARCH(&quot;I&quot;;[.$K17]));IF(ISBLANK([.$E$10]);&quot;&quot;;[.$E$10]);&quot;&quot;)">
            <text:p/>
          </table:table-cell>
          <table:table-cell table:formula="of:=IF(ISNUMBER(SEARCH(&quot;J&quot;;[.$K17]));IF(ISBLANK([.$E$11]);&quot;&quot;;[.$E$11]);&quot;&quot;)">
            <text:p/>
          </table:table-cell>
          <table:table-cell table:formula="of:=IF(ISNUMBER(SEARCH(&quot;K&quot;;[.$K17]));IF(ISBLANK([.$E$12]);&quot;&quot;;[.$E$12]);&quot;&quot;)" office:value-type="string" office:string-value="A" calcext:value-type="string">
            <text:p>A</text:p>
          </table:table-cell>
          <table:table-cell table:formula="of:=IF(ISNUMBER(SEARCH(&quot;L&quot;;[.$K17]));IF(ISBLANK([.$E$13]);&quot;&quot;;[.$E$13]);&quot;&quot;)">
            <text:p/>
          </table:table-cell>
          <table:table-cell table:formula="of:=IF(ISNUMBER(SEARCH(&quot;M&quot;;[.$K17]));IF(ISBLANK([.$E$14]);&quot;&quot;;[.$E$14]);&quot;&quot;)">
            <text:p/>
          </table:table-cell>
          <table:table-cell table:formula="of:=IF(ISNUMBER(SEARCH(&quot;N&quot;;[.$K17]));IF(ISBLANK([.$E$15]);&quot;&quot;;[.$E$15]);&quot;&quot;)" office:value-type="string" office:string-value="A" calcext:value-type="string">
            <text:p>A</text:p>
          </table:table-cell>
          <table:table-cell/>
          <table:table-cell table:formula="of:=IF(ISNUMBER(SEARCH(&quot;A&quot;;[.$K17]));IF(ISBLANK([.$F$2]);&quot;&quot;;[.$F$2]);&quot;&quot;)">
            <text:p/>
          </table:table-cell>
          <table:table-cell table:formula="of:=IF(ISNUMBER(SEARCH(&quot;B&quot;;[.$K17]));IF(ISBLANK([.$F$3]);&quot;&quot;;[.$F$3]);&quot;&quot;)">
            <text:p/>
          </table:table-cell>
          <table:table-cell table:formula="of:=IF(ISNUMBER(SEARCH(&quot;C&quot;;[.$K17]));IF(ISBLANK([.$F$4]);&quot;&quot;;[.$F$4]);&quot;&quot;)">
            <text:p/>
          </table:table-cell>
          <table:table-cell table:formula="of:=IF(ISNUMBER(SEARCH(&quot;D&quot;;[.$K17]));IF(ISBLANK([.$F$5]);&quot;&quot;;[.$F$5]);&quot;&quot;)">
            <text:p/>
          </table:table-cell>
          <table:table-cell table:formula="of:=IF(ISNUMBER(SEARCH(&quot;E&quot;;[.$K17]));IF(ISBLANK([.$F$6]);&quot;&quot;;[.$F$6]);&quot;&quot;)">
            <text:p/>
          </table:table-cell>
          <table:table-cell table:formula="of:=IF(ISNUMBER(SEARCH(&quot;F&quot;;[.$K17]));IF(ISBLANK([.$F$7]);&quot;&quot;;[.$F$7]);&quot;&quot;)" office:value-type="string" office:string-value="HJ" calcext:value-type="string">
            <text:p>HJ</text:p>
          </table:table-cell>
          <table:table-cell table:formula="of:=IF(ISNUMBER(SEARCH(&quot;G&quot;;[.$K17]));IF(ISBLANK([.$F$8]);&quot;&quot;;[.$F$8]);&quot;&quot;)">
            <text:p/>
          </table:table-cell>
          <table:table-cell table:formula="of:=IF(ISNUMBER(SEARCH(&quot;H&quot;;[.$K17]));IF(ISBLANK([.$F$9]);&quot;&quot;;[.$F$9]);&quot;&quot;)">
            <text:p/>
          </table:table-cell>
          <table:table-cell table:formula="of:=IF(ISNUMBER(SEARCH(&quot;I&quot;;[.$K17]));IF(ISBLANK([.$F$10]);&quot;&quot;;[.$F$10]);&quot;&quot;)">
            <text:p/>
          </table:table-cell>
          <table:table-cell table:formula="of:=IF(ISNUMBER(SEARCH(&quot;J&quot;;[.$K17]));IF(ISBLANK([.$F$11]);&quot;&quot;;[.$F$11]);&quot;&quot;)">
            <text:p/>
          </table:table-cell>
          <table:table-cell table:formula="of:=IF(ISNUMBER(SEARCH(&quot;K&quot;;[.$K17]));IF(ISBLANK([.$F$12]);&quot;&quot;;[.$F$12]);&quot;&quot;)" office:value-type="string" office:string-value="B" calcext:value-type="string">
            <text:p>B</text:p>
          </table:table-cell>
          <table:table-cell table:formula="of:=IF(ISNUMBER(SEARCH(&quot;L&quot;;[.$K17]));IF(ISBLANK([.$F$13]);&quot;&quot;;[.$F$13]);&quot;&quot;)">
            <text:p/>
          </table:table-cell>
          <table:table-cell table:formula="of:=IF(ISNUMBER(SEARCH(&quot;M&quot;;[.$K17]));IF(ISBLANK([.$F$14]);&quot;&quot;;[.$F$14]);&quot;&quot;)">
            <text:p/>
          </table:table-cell>
          <table:table-cell table:formula="of:=IF(ISNUMBER(SEARCH(&quot;N&quot;;[.$K17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18])); ISNUMBER(SEARCH(&quot;D&quot;;[.K18])); ISNUMBER(SEARCH(&quot;H&quot;;[.K18])); ISNUMBER(SEARCH(&quot;L&quot;;[.K18])); ISNUMBER(SEARCH(&quot;M&quot;;[.K18])); ISNUMBER(SEARCH(&quot;N&quot;;[.K18]))); &quot;&lt;&quot;;&quot;&quot;)">
            <text:p/>
          </table:table-cell>
          <table:table-cell table:style-name="ce4" table:number-columns-repeated="2"/>
          <table:table-cell office:value-type="string" calcext:value-type="string">
            <text:p>BA</text:p>
          </table:table-cell>
          <table:table-cell table:style-name="ce5" office:value-type="string" calcext:value-type="string">
            <text:p>AB </text:p>
          </table:table-cell>
          <table:table-cell table:style-name="ce5" office:value-type="string" calcext:value-type="string">
            <text:p>CD </text:p>
          </table:table-cell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AJ </text:p>
          </table:table-cell>
          <table:table-cell table:formula="of:=COUNTIF([.$K$1:.$K$1998];[.K18])" office:value-type="float" office:value="1" calcext:value-type="float">
            <text:p>1</text:p>
          </table:table-cell>
          <table:table-cell/>
          <table:table-cell table:formula="of:=IF(ISNUMBER(SEARCH(&quot;A&quot;;[.$K18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18]));IF(ISBLANK([.$D$3]);&quot;&quot;;[.$D$3]);&quot;&quot;)">
            <text:p/>
          </table:table-cell>
          <table:table-cell table:formula="of:=IF(ISNUMBER(SEARCH(&quot;C&quot;;[.$K18]));IF(ISBLANK([.$D$4]);&quot;&quot;;[.$D$4]);&quot;&quot;)">
            <text:p/>
          </table:table-cell>
          <table:table-cell table:formula="of:=IF(ISNUMBER(SEARCH(&quot;D&quot;;[.$K18]));IF(ISBLANK([.$D$5]);&quot;&quot;;[.$D$5]);&quot;&quot;)">
            <text:p/>
          </table:table-cell>
          <table:table-cell table:formula="of:=IF(ISNUMBER(SEARCH(&quot;E&quot;;[.$K18]));IF(ISBLANK([.$D$6]);&quot;&quot;;[.$D$6]);&quot;&quot;)">
            <text:p/>
          </table:table-cell>
          <table:table-cell table:formula="of:=IF(ISNUMBER(SEARCH(&quot;F&quot;;[.$K18]));IF(ISBLANK([.$D$7]);&quot;&quot;;[.$D$7]);&quot;&quot;)">
            <text:p/>
          </table:table-cell>
          <table:table-cell table:formula="of:=IF(ISNUMBER(SEARCH(&quot;G&quot;;[.$K18]));IF(ISBLANK([.$D$8]);&quot;&quot;;[.$D$8]);&quot;&quot;)">
            <text:p/>
          </table:table-cell>
          <table:table-cell table:formula="of:=IF(ISNUMBER(SEARCH(&quot;H&quot;;[.$K18]));IF(ISBLANK([.$D$9]);&quot;&quot;;[.$D$9]);&quot;&quot;)">
            <text:p/>
          </table:table-cell>
          <table:table-cell table:formula="of:=IF(ISNUMBER(SEARCH(&quot;I&quot;;[.$K18]));IF(ISBLANK([.$D$10]);&quot;&quot;;[.$D$10]);&quot;&quot;)">
            <text:p/>
          </table:table-cell>
          <table:table-cell table:formula="of:=IF(ISNUMBER(SEARCH(&quot;J&quot;;[.$K18]));IF(ISBLANK([.$D$11]);&quot;&quot;;[.$D$11]);&quot;&quot;)">
            <text:p/>
          </table:table-cell>
          <table:table-cell table:formula="of:=IF(ISNUMBER(SEARCH(&quot;K&quot;;[.$K18]));IF(ISBLANK([.$D$12]);&quot;&quot;;[.$D$12]);&quot;&quot;)">
            <text:p/>
          </table:table-cell>
          <table:table-cell table:formula="of:=IF(ISNUMBER(SEARCH(&quot;L&quot;;[.$K18]));IF(ISBLANK([.$D$13]);&quot;&quot;;[.$D$13]);&quot;&quot;)">
            <text:p/>
          </table:table-cell>
          <table:table-cell table:formula="of:=IF(ISNUMBER(SEARCH(&quot;M&quot;;[.$K18]));IF(ISBLANK([.$D$14]);&quot;&quot;;[.$D$14]);&quot;&quot;)">
            <text:p/>
          </table:table-cell>
          <table:table-cell table:formula="of:=IF(ISNUMBER(SEARCH(&quot;N&quot;;[.$K18]));IF(ISBLANK([.$D$15]);&quot;&quot;;[.$D$15]);&quot;&quot;)">
            <text:p/>
          </table:table-cell>
          <table:table-cell/>
          <table:table-cell table:formula="of:=IF(ISNUMBER(SEARCH(&quot;A&quot;;[.$K18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18]));IF(ISBLANK([.$E$3]);&quot;&quot;;[.$E$3]);&quot;&quot;)">
            <text:p/>
          </table:table-cell>
          <table:table-cell table:formula="of:=IF(ISNUMBER(SEARCH(&quot;C&quot;;[.$K18]));IF(ISBLANK([.$E$4]);&quot;&quot;;[.$E$4]);&quot;&quot;)">
            <text:p/>
          </table:table-cell>
          <table:table-cell table:formula="of:=IF(ISNUMBER(SEARCH(&quot;D&quot;;[.$K18]));IF(ISBLANK([.$E$5]);&quot;&quot;;[.$E$5]);&quot;&quot;)">
            <text:p/>
          </table:table-cell>
          <table:table-cell table:formula="of:=IF(ISNUMBER(SEARCH(&quot;E&quot;;[.$K18]));IF(ISBLANK([.$E$6]);&quot;&quot;;[.$E$6]);&quot;&quot;)">
            <text:p/>
          </table:table-cell>
          <table:table-cell table:formula="of:=IF(ISNUMBER(SEARCH(&quot;F&quot;;[.$K18]));IF(ISBLANK([.$E$7]);&quot;&quot;;[.$E$7]);&quot;&quot;)">
            <text:p/>
          </table:table-cell>
          <table:table-cell table:formula="of:=IF(ISNUMBER(SEARCH(&quot;G&quot;;[.$K18]));IF(ISBLANK([.$E$8]);&quot;&quot;;[.$E$8]);&quot;&quot;)">
            <text:p/>
          </table:table-cell>
          <table:table-cell table:formula="of:=IF(ISNUMBER(SEARCH(&quot;H&quot;;[.$K18]));IF(ISBLANK([.$E$9]);&quot;&quot;;[.$E$9]);&quot;&quot;)">
            <text:p/>
          </table:table-cell>
          <table:table-cell table:formula="of:=IF(ISNUMBER(SEARCH(&quot;I&quot;;[.$K18]));IF(ISBLANK([.$E$10]);&quot;&quot;;[.$E$10]);&quot;&quot;)">
            <text:p/>
          </table:table-cell>
          <table:table-cell table:formula="of:=IF(ISNUMBER(SEARCH(&quot;J&quot;;[.$K18]));IF(ISBLANK([.$E$11]);&quot;&quot;;[.$E$11]);&quot;&quot;)">
            <text:p/>
          </table:table-cell>
          <table:table-cell table:formula="of:=IF(ISNUMBER(SEARCH(&quot;K&quot;;[.$K18]));IF(ISBLANK([.$E$12]);&quot;&quot;;[.$E$12]);&quot;&quot;)">
            <text:p/>
          </table:table-cell>
          <table:table-cell table:formula="of:=IF(ISNUMBER(SEARCH(&quot;L&quot;;[.$K18]));IF(ISBLANK([.$E$13]);&quot;&quot;;[.$E$13]);&quot;&quot;)">
            <text:p/>
          </table:table-cell>
          <table:table-cell table:formula="of:=IF(ISNUMBER(SEARCH(&quot;M&quot;;[.$K18]));IF(ISBLANK([.$E$14]);&quot;&quot;;[.$E$14]);&quot;&quot;)">
            <text:p/>
          </table:table-cell>
          <table:table-cell table:formula="of:=IF(ISNUMBER(SEARCH(&quot;N&quot;;[.$K18]));IF(ISBLANK([.$E$15]);&quot;&quot;;[.$E$15]);&quot;&quot;)">
            <text:p/>
          </table:table-cell>
          <table:table-cell/>
          <table:table-cell table:formula="of:=IF(ISNUMBER(SEARCH(&quot;A&quot;;[.$K18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18]));IF(ISBLANK([.$F$3]);&quot;&quot;;[.$F$3]);&quot;&quot;)">
            <text:p/>
          </table:table-cell>
          <table:table-cell table:formula="of:=IF(ISNUMBER(SEARCH(&quot;C&quot;;[.$K18]));IF(ISBLANK([.$F$4]);&quot;&quot;;[.$F$4]);&quot;&quot;)">
            <text:p/>
          </table:table-cell>
          <table:table-cell table:formula="of:=IF(ISNUMBER(SEARCH(&quot;D&quot;;[.$K18]));IF(ISBLANK([.$F$5]);&quot;&quot;;[.$F$5]);&quot;&quot;)">
            <text:p/>
          </table:table-cell>
          <table:table-cell table:formula="of:=IF(ISNUMBER(SEARCH(&quot;E&quot;;[.$K18]));IF(ISBLANK([.$F$6]);&quot;&quot;;[.$F$6]);&quot;&quot;)">
            <text:p/>
          </table:table-cell>
          <table:table-cell table:formula="of:=IF(ISNUMBER(SEARCH(&quot;F&quot;;[.$K18]));IF(ISBLANK([.$F$7]);&quot;&quot;;[.$F$7]);&quot;&quot;)">
            <text:p/>
          </table:table-cell>
          <table:table-cell table:formula="of:=IF(ISNUMBER(SEARCH(&quot;G&quot;;[.$K18]));IF(ISBLANK([.$F$8]);&quot;&quot;;[.$F$8]);&quot;&quot;)">
            <text:p/>
          </table:table-cell>
          <table:table-cell table:formula="of:=IF(ISNUMBER(SEARCH(&quot;H&quot;;[.$K18]));IF(ISBLANK([.$F$9]);&quot;&quot;;[.$F$9]);&quot;&quot;)">
            <text:p/>
          </table:table-cell>
          <table:table-cell table:formula="of:=IF(ISNUMBER(SEARCH(&quot;I&quot;;[.$K18]));IF(ISBLANK([.$F$10]);&quot;&quot;;[.$F$10]);&quot;&quot;)">
            <text:p/>
          </table:table-cell>
          <table:table-cell table:formula="of:=IF(ISNUMBER(SEARCH(&quot;J&quot;;[.$K18]));IF(ISBLANK([.$F$11]);&quot;&quot;;[.$F$11]);&quot;&quot;)">
            <text:p/>
          </table:table-cell>
          <table:table-cell table:formula="of:=IF(ISNUMBER(SEARCH(&quot;K&quot;;[.$K18]));IF(ISBLANK([.$F$12]);&quot;&quot;;[.$F$12]);&quot;&quot;)">
            <text:p/>
          </table:table-cell>
          <table:table-cell table:formula="of:=IF(ISNUMBER(SEARCH(&quot;L&quot;;[.$K18]));IF(ISBLANK([.$F$13]);&quot;&quot;;[.$F$13]);&quot;&quot;)">
            <text:p/>
          </table:table-cell>
          <table:table-cell table:formula="of:=IF(ISNUMBER(SEARCH(&quot;M&quot;;[.$K18]));IF(ISBLANK([.$F$14]);&quot;&quot;;[.$F$14]);&quot;&quot;)">
            <text:p/>
          </table:table-cell>
          <table:table-cell table:formula="of:=IF(ISNUMBER(SEARCH(&quot;N&quot;;[.$K18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19])); ISNUMBER(SEARCH(&quot;D&quot;;[.K19])); ISNUMBER(SEARCH(&quot;H&quot;;[.K19])); ISNUMBER(SEARCH(&quot;L&quot;;[.K19])); ISNUMBER(SEARCH(&quot;M&quot;;[.K19])); ISNUMBER(SEARCH(&quot;N&quot;;[.K19]))); &quot;&lt;&quot;;&quot;&quot;)">
            <text:p/>
          </table:table-cell>
          <table:table-cell table:style-name="ce4" table:number-columns-repeated="2"/>
          <table:table-cell office:value-type="string" calcext:value-type="string">
            <text:p>EA</text:p>
          </table:table-cell>
          <table:table-cell table:style-name="ce5" office:value-type="string" calcext:value-type="string">
            <text:p>AE </text:p>
          </table:table-cell>
          <table:table-cell table:style-name="ce5" office:value-type="string" calcext:value-type="string">
            <text:p>CDFG </text:p>
          </table:table-cell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AJ </text:p>
          </table:table-cell>
          <table:table-cell table:formula="of:=COUNTIF([.$K$1:.$K$1998];[.K19])" office:value-type="float" office:value="1" calcext:value-type="float">
            <text:p>1</text:p>
          </table:table-cell>
          <table:table-cell/>
          <table:table-cell table:formula="of:=IF(ISNUMBER(SEARCH(&quot;A&quot;;[.$K19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19]));IF(ISBLANK([.$D$3]);&quot;&quot;;[.$D$3]);&quot;&quot;)">
            <text:p/>
          </table:table-cell>
          <table:table-cell table:formula="of:=IF(ISNUMBER(SEARCH(&quot;C&quot;;[.$K19]));IF(ISBLANK([.$D$4]);&quot;&quot;;[.$D$4]);&quot;&quot;)">
            <text:p/>
          </table:table-cell>
          <table:table-cell table:formula="of:=IF(ISNUMBER(SEARCH(&quot;D&quot;;[.$K19]));IF(ISBLANK([.$D$5]);&quot;&quot;;[.$D$5]);&quot;&quot;)">
            <text:p/>
          </table:table-cell>
          <table:table-cell table:formula="of:=IF(ISNUMBER(SEARCH(&quot;E&quot;;[.$K19]));IF(ISBLANK([.$D$6]);&quot;&quot;;[.$D$6]);&quot;&quot;)" office:value-type="string" office:string-value="FG" calcext:value-type="string">
            <text:p>FG</text:p>
          </table:table-cell>
          <table:table-cell table:formula="of:=IF(ISNUMBER(SEARCH(&quot;F&quot;;[.$K19]));IF(ISBLANK([.$D$7]);&quot;&quot;;[.$D$7]);&quot;&quot;)">
            <text:p/>
          </table:table-cell>
          <table:table-cell table:formula="of:=IF(ISNUMBER(SEARCH(&quot;G&quot;;[.$K19]));IF(ISBLANK([.$D$8]);&quot;&quot;;[.$D$8]);&quot;&quot;)">
            <text:p/>
          </table:table-cell>
          <table:table-cell table:formula="of:=IF(ISNUMBER(SEARCH(&quot;H&quot;;[.$K19]));IF(ISBLANK([.$D$9]);&quot;&quot;;[.$D$9]);&quot;&quot;)">
            <text:p/>
          </table:table-cell>
          <table:table-cell table:formula="of:=IF(ISNUMBER(SEARCH(&quot;I&quot;;[.$K19]));IF(ISBLANK([.$D$10]);&quot;&quot;;[.$D$10]);&quot;&quot;)">
            <text:p/>
          </table:table-cell>
          <table:table-cell table:formula="of:=IF(ISNUMBER(SEARCH(&quot;J&quot;;[.$K19]));IF(ISBLANK([.$D$11]);&quot;&quot;;[.$D$11]);&quot;&quot;)">
            <text:p/>
          </table:table-cell>
          <table:table-cell table:formula="of:=IF(ISNUMBER(SEARCH(&quot;K&quot;;[.$K19]));IF(ISBLANK([.$D$12]);&quot;&quot;;[.$D$12]);&quot;&quot;)">
            <text:p/>
          </table:table-cell>
          <table:table-cell table:formula="of:=IF(ISNUMBER(SEARCH(&quot;L&quot;;[.$K19]));IF(ISBLANK([.$D$13]);&quot;&quot;;[.$D$13]);&quot;&quot;)">
            <text:p/>
          </table:table-cell>
          <table:table-cell table:formula="of:=IF(ISNUMBER(SEARCH(&quot;M&quot;;[.$K19]));IF(ISBLANK([.$D$14]);&quot;&quot;;[.$D$14]);&quot;&quot;)">
            <text:p/>
          </table:table-cell>
          <table:table-cell table:formula="of:=IF(ISNUMBER(SEARCH(&quot;N&quot;;[.$K19]));IF(ISBLANK([.$D$15]);&quot;&quot;;[.$D$15]);&quot;&quot;)">
            <text:p/>
          </table:table-cell>
          <table:table-cell/>
          <table:table-cell table:formula="of:=IF(ISNUMBER(SEARCH(&quot;A&quot;;[.$K19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19]));IF(ISBLANK([.$E$3]);&quot;&quot;;[.$E$3]);&quot;&quot;)">
            <text:p/>
          </table:table-cell>
          <table:table-cell table:formula="of:=IF(ISNUMBER(SEARCH(&quot;C&quot;;[.$K19]));IF(ISBLANK([.$E$4]);&quot;&quot;;[.$E$4]);&quot;&quot;)">
            <text:p/>
          </table:table-cell>
          <table:table-cell table:formula="of:=IF(ISNUMBER(SEARCH(&quot;D&quot;;[.$K19]));IF(ISBLANK([.$E$5]);&quot;&quot;;[.$E$5]);&quot;&quot;)">
            <text:p/>
          </table:table-cell>
          <table:table-cell table:formula="of:=IF(ISNUMBER(SEARCH(&quot;E&quot;;[.$K19]));IF(ISBLANK([.$E$6]);&quot;&quot;;[.$E$6]);&quot;&quot;)">
            <text:p/>
          </table:table-cell>
          <table:table-cell table:formula="of:=IF(ISNUMBER(SEARCH(&quot;F&quot;;[.$K19]));IF(ISBLANK([.$E$7]);&quot;&quot;;[.$E$7]);&quot;&quot;)">
            <text:p/>
          </table:table-cell>
          <table:table-cell table:formula="of:=IF(ISNUMBER(SEARCH(&quot;G&quot;;[.$K19]));IF(ISBLANK([.$E$8]);&quot;&quot;;[.$E$8]);&quot;&quot;)">
            <text:p/>
          </table:table-cell>
          <table:table-cell table:formula="of:=IF(ISNUMBER(SEARCH(&quot;H&quot;;[.$K19]));IF(ISBLANK([.$E$9]);&quot;&quot;;[.$E$9]);&quot;&quot;)">
            <text:p/>
          </table:table-cell>
          <table:table-cell table:formula="of:=IF(ISNUMBER(SEARCH(&quot;I&quot;;[.$K19]));IF(ISBLANK([.$E$10]);&quot;&quot;;[.$E$10]);&quot;&quot;)">
            <text:p/>
          </table:table-cell>
          <table:table-cell table:formula="of:=IF(ISNUMBER(SEARCH(&quot;J&quot;;[.$K19]));IF(ISBLANK([.$E$11]);&quot;&quot;;[.$E$11]);&quot;&quot;)">
            <text:p/>
          </table:table-cell>
          <table:table-cell table:formula="of:=IF(ISNUMBER(SEARCH(&quot;K&quot;;[.$K19]));IF(ISBLANK([.$E$12]);&quot;&quot;;[.$E$12]);&quot;&quot;)">
            <text:p/>
          </table:table-cell>
          <table:table-cell table:formula="of:=IF(ISNUMBER(SEARCH(&quot;L&quot;;[.$K19]));IF(ISBLANK([.$E$13]);&quot;&quot;;[.$E$13]);&quot;&quot;)">
            <text:p/>
          </table:table-cell>
          <table:table-cell table:formula="of:=IF(ISNUMBER(SEARCH(&quot;M&quot;;[.$K19]));IF(ISBLANK([.$E$14]);&quot;&quot;;[.$E$14]);&quot;&quot;)">
            <text:p/>
          </table:table-cell>
          <table:table-cell table:formula="of:=IF(ISNUMBER(SEARCH(&quot;N&quot;;[.$K19]));IF(ISBLANK([.$E$15]);&quot;&quot;;[.$E$15]);&quot;&quot;)">
            <text:p/>
          </table:table-cell>
          <table:table-cell/>
          <table:table-cell table:formula="of:=IF(ISNUMBER(SEARCH(&quot;A&quot;;[.$K19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19]));IF(ISBLANK([.$F$3]);&quot;&quot;;[.$F$3]);&quot;&quot;)">
            <text:p/>
          </table:table-cell>
          <table:table-cell table:formula="of:=IF(ISNUMBER(SEARCH(&quot;C&quot;;[.$K19]));IF(ISBLANK([.$F$4]);&quot;&quot;;[.$F$4]);&quot;&quot;)">
            <text:p/>
          </table:table-cell>
          <table:table-cell table:formula="of:=IF(ISNUMBER(SEARCH(&quot;D&quot;;[.$K19]));IF(ISBLANK([.$F$5]);&quot;&quot;;[.$F$5]);&quot;&quot;)">
            <text:p/>
          </table:table-cell>
          <table:table-cell table:formula="of:=IF(ISNUMBER(SEARCH(&quot;E&quot;;[.$K19]));IF(ISBLANK([.$F$6]);&quot;&quot;;[.$F$6]);&quot;&quot;)">
            <text:p/>
          </table:table-cell>
          <table:table-cell table:formula="of:=IF(ISNUMBER(SEARCH(&quot;F&quot;;[.$K19]));IF(ISBLANK([.$F$7]);&quot;&quot;;[.$F$7]);&quot;&quot;)">
            <text:p/>
          </table:table-cell>
          <table:table-cell table:formula="of:=IF(ISNUMBER(SEARCH(&quot;G&quot;;[.$K19]));IF(ISBLANK([.$F$8]);&quot;&quot;;[.$F$8]);&quot;&quot;)">
            <text:p/>
          </table:table-cell>
          <table:table-cell table:formula="of:=IF(ISNUMBER(SEARCH(&quot;H&quot;;[.$K19]));IF(ISBLANK([.$F$9]);&quot;&quot;;[.$F$9]);&quot;&quot;)">
            <text:p/>
          </table:table-cell>
          <table:table-cell table:formula="of:=IF(ISNUMBER(SEARCH(&quot;I&quot;;[.$K19]));IF(ISBLANK([.$F$10]);&quot;&quot;;[.$F$10]);&quot;&quot;)">
            <text:p/>
          </table:table-cell>
          <table:table-cell table:formula="of:=IF(ISNUMBER(SEARCH(&quot;J&quot;;[.$K19]));IF(ISBLANK([.$F$11]);&quot;&quot;;[.$F$11]);&quot;&quot;)">
            <text:p/>
          </table:table-cell>
          <table:table-cell table:formula="of:=IF(ISNUMBER(SEARCH(&quot;K&quot;;[.$K19]));IF(ISBLANK([.$F$12]);&quot;&quot;;[.$F$12]);&quot;&quot;)">
            <text:p/>
          </table:table-cell>
          <table:table-cell table:formula="of:=IF(ISNUMBER(SEARCH(&quot;L&quot;;[.$K19]));IF(ISBLANK([.$F$13]);&quot;&quot;;[.$F$13]);&quot;&quot;)">
            <text:p/>
          </table:table-cell>
          <table:table-cell table:formula="of:=IF(ISNUMBER(SEARCH(&quot;M&quot;;[.$K19]));IF(ISBLANK([.$F$14]);&quot;&quot;;[.$F$14]);&quot;&quot;)">
            <text:p/>
          </table:table-cell>
          <table:table-cell table:formula="of:=IF(ISNUMBER(SEARCH(&quot;N&quot;;[.$K19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20])); ISNUMBER(SEARCH(&quot;D&quot;;[.K20])); ISNUMBER(SEARCH(&quot;H&quot;;[.K20])); ISNUMBER(SEARCH(&quot;L&quot;;[.K20])); ISNUMBER(SEARCH(&quot;M&quot;;[.K20])); ISNUMBER(SEARCH(&quot;N&quot;;[.K20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GHIBCDE</text:p>
          </table:table-cell>
          <table:table-cell table:style-name="ce5" office:value-type="string" calcext:value-type="string">
            <text:p>ABCDEGHI </text:p>
          </table:table-cell>
          <table:table-cell table:style-name="ce5" office:value-type="string" calcext:value-type="string">
            <text:p>BCDFGKN </text:p>
          </table:table-cell>
          <table:table-cell table:style-name="ce5" office:value-type="string" calcext:value-type="string">
            <text:p>ABCDEGHI </text:p>
          </table:table-cell>
          <table:table-cell table:style-name="ce5" office:value-type="string" calcext:value-type="string">
            <text:p>AJM </text:p>
          </table:table-cell>
          <table:table-cell table:formula="of:=COUNTIF([.$K$1:.$K$1998];[.K20])" office:value-type="float" office:value="1" calcext:value-type="float">
            <text:p>1</text:p>
          </table:table-cell>
          <table:table-cell/>
          <table:table-cell table:formula="of:=IF(ISNUMBER(SEARCH(&quot;A&quot;;[.$K20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20]));IF(ISBLANK([.$D$3]);&quot;&quot;;[.$D$3]);&quot;&quot;)">
            <text:p/>
          </table:table-cell>
          <table:table-cell table:formula="of:=IF(ISNUMBER(SEARCH(&quot;C&quot;;[.$K20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20]));IF(ISBLANK([.$D$5]);&quot;&quot;;[.$D$5]);&quot;&quot;)">
            <text:p/>
          </table:table-cell>
          <table:table-cell table:formula="of:=IF(ISNUMBER(SEARCH(&quot;E&quot;;[.$K20]));IF(ISBLANK([.$D$6]);&quot;&quot;;[.$D$6]);&quot;&quot;)" office:value-type="string" office:string-value="FG" calcext:value-type="string">
            <text:p>FG</text:p>
          </table:table-cell>
          <table:table-cell table:formula="of:=IF(ISNUMBER(SEARCH(&quot;F&quot;;[.$K20]));IF(ISBLANK([.$D$7]);&quot;&quot;;[.$D$7]);&quot;&quot;)">
            <text:p/>
          </table:table-cell>
          <table:table-cell table:formula="of:=IF(ISNUMBER(SEARCH(&quot;G&quot;;[.$K20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20]));IF(ISBLANK([.$D$9]);&quot;&quot;;[.$D$9]);&quot;&quot;)">
            <text:p/>
          </table:table-cell>
          <table:table-cell table:formula="of:=IF(ISNUMBER(SEARCH(&quot;I&quot;;[.$K20]));IF(ISBLANK([.$D$10]);&quot;&quot;;[.$D$10]);&quot;&quot;)">
            <text:p/>
          </table:table-cell>
          <table:table-cell table:formula="of:=IF(ISNUMBER(SEARCH(&quot;J&quot;;[.$K20]));IF(ISBLANK([.$D$11]);&quot;&quot;;[.$D$11]);&quot;&quot;)">
            <text:p/>
          </table:table-cell>
          <table:table-cell table:formula="of:=IF(ISNUMBER(SEARCH(&quot;K&quot;;[.$K20]));IF(ISBLANK([.$D$12]);&quot;&quot;;[.$D$12]);&quot;&quot;)">
            <text:p/>
          </table:table-cell>
          <table:table-cell table:formula="of:=IF(ISNUMBER(SEARCH(&quot;L&quot;;[.$K20]));IF(ISBLANK([.$D$13]);&quot;&quot;;[.$D$13]);&quot;&quot;)">
            <text:p/>
          </table:table-cell>
          <table:table-cell table:formula="of:=IF(ISNUMBER(SEARCH(&quot;M&quot;;[.$K20]));IF(ISBLANK([.$D$14]);&quot;&quot;;[.$D$14]);&quot;&quot;)">
            <text:p/>
          </table:table-cell>
          <table:table-cell table:formula="of:=IF(ISNUMBER(SEARCH(&quot;N&quot;;[.$K20]));IF(ISBLANK([.$D$15]);&quot;&quot;;[.$D$15]);&quot;&quot;)">
            <text:p/>
          </table:table-cell>
          <table:table-cell/>
          <table:table-cell table:formula="of:=IF(ISNUMBER(SEARCH(&quot;A&quot;;[.$K20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20]));IF(ISBLANK([.$E$3]);&quot;&quot;;[.$E$3]);&quot;&quot;)">
            <text:p/>
          </table:table-cell>
          <table:table-cell table:formula="of:=IF(ISNUMBER(SEARCH(&quot;C&quot;;[.$K20]));IF(ISBLANK([.$E$4]);&quot;&quot;;[.$E$4]);&quot;&quot;)">
            <text:p/>
          </table:table-cell>
          <table:table-cell table:formula="of:=IF(ISNUMBER(SEARCH(&quot;D&quot;;[.$K20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20]));IF(ISBLANK([.$E$6]);&quot;&quot;;[.$E$6]);&quot;&quot;)">
            <text:p/>
          </table:table-cell>
          <table:table-cell table:formula="of:=IF(ISNUMBER(SEARCH(&quot;F&quot;;[.$K20]));IF(ISBLANK([.$E$7]);&quot;&quot;;[.$E$7]);&quot;&quot;)">
            <text:p/>
          </table:table-cell>
          <table:table-cell table:formula="of:=IF(ISNUMBER(SEARCH(&quot;G&quot;;[.$K20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20]));IF(ISBLANK([.$E$9]);&quot;&quot;;[.$E$9]);&quot;&quot;)">
            <text:p/>
          </table:table-cell>
          <table:table-cell table:formula="of:=IF(ISNUMBER(SEARCH(&quot;I&quot;;[.$K20]));IF(ISBLANK([.$E$10]);&quot;&quot;;[.$E$10]);&quot;&quot;)" office:value-type="string" office:string-value="I" calcext:value-type="string">
            <text:p>I</text:p>
          </table:table-cell>
          <table:table-cell table:formula="of:=IF(ISNUMBER(SEARCH(&quot;J&quot;;[.$K20]));IF(ISBLANK([.$E$11]);&quot;&quot;;[.$E$11]);&quot;&quot;)">
            <text:p/>
          </table:table-cell>
          <table:table-cell table:formula="of:=IF(ISNUMBER(SEARCH(&quot;K&quot;;[.$K20]));IF(ISBLANK([.$E$12]);&quot;&quot;;[.$E$12]);&quot;&quot;)">
            <text:p/>
          </table:table-cell>
          <table:table-cell table:formula="of:=IF(ISNUMBER(SEARCH(&quot;L&quot;;[.$K20]));IF(ISBLANK([.$E$13]);&quot;&quot;;[.$E$13]);&quot;&quot;)">
            <text:p/>
          </table:table-cell>
          <table:table-cell table:formula="of:=IF(ISNUMBER(SEARCH(&quot;M&quot;;[.$K20]));IF(ISBLANK([.$E$14]);&quot;&quot;;[.$E$14]);&quot;&quot;)">
            <text:p/>
          </table:table-cell>
          <table:table-cell table:formula="of:=IF(ISNUMBER(SEARCH(&quot;N&quot;;[.$K20]));IF(ISBLANK([.$E$15]);&quot;&quot;;[.$E$15]);&quot;&quot;)">
            <text:p/>
          </table:table-cell>
          <table:table-cell/>
          <table:table-cell table:formula="of:=IF(ISNUMBER(SEARCH(&quot;A&quot;;[.$K20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20]));IF(ISBLANK([.$F$3]);&quot;&quot;;[.$F$3]);&quot;&quot;)">
            <text:p/>
          </table:table-cell>
          <table:table-cell table:formula="of:=IF(ISNUMBER(SEARCH(&quot;C&quot;;[.$K20]));IF(ISBLANK([.$F$4]);&quot;&quot;;[.$F$4]);&quot;&quot;)">
            <text:p/>
          </table:table-cell>
          <table:table-cell table:formula="of:=IF(ISNUMBER(SEARCH(&quot;D&quot;;[.$K20]));IF(ISBLANK([.$F$5]);&quot;&quot;;[.$F$5]);&quot;&quot;)">
            <text:p/>
          </table:table-cell>
          <table:table-cell table:formula="of:=IF(ISNUMBER(SEARCH(&quot;E&quot;;[.$K20]));IF(ISBLANK([.$F$6]);&quot;&quot;;[.$F$6]);&quot;&quot;)">
            <text:p/>
          </table:table-cell>
          <table:table-cell table:formula="of:=IF(ISNUMBER(SEARCH(&quot;F&quot;;[.$K20]));IF(ISBLANK([.$F$7]);&quot;&quot;;[.$F$7]);&quot;&quot;)">
            <text:p/>
          </table:table-cell>
          <table:table-cell table:formula="of:=IF(ISNUMBER(SEARCH(&quot;G&quot;;[.$K20]));IF(ISBLANK([.$F$8]);&quot;&quot;;[.$F$8]);&quot;&quot;)">
            <text:p/>
          </table:table-cell>
          <table:table-cell table:formula="of:=IF(ISNUMBER(SEARCH(&quot;H&quot;;[.$K20]));IF(ISBLANK([.$F$9]);&quot;&quot;;[.$F$9]);&quot;&quot;)">
            <text:p/>
          </table:table-cell>
          <table:table-cell table:formula="of:=IF(ISNUMBER(SEARCH(&quot;I&quot;;[.$K20]));IF(ISBLANK([.$F$10]);&quot;&quot;;[.$F$10]);&quot;&quot;)" office:value-type="string" office:string-value="JM" calcext:value-type="string">
            <text:p>JM</text:p>
          </table:table-cell>
          <table:table-cell table:formula="of:=IF(ISNUMBER(SEARCH(&quot;J&quot;;[.$K20]));IF(ISBLANK([.$F$11]);&quot;&quot;;[.$F$11]);&quot;&quot;)">
            <text:p/>
          </table:table-cell>
          <table:table-cell table:formula="of:=IF(ISNUMBER(SEARCH(&quot;K&quot;;[.$K20]));IF(ISBLANK([.$F$12]);&quot;&quot;;[.$F$12]);&quot;&quot;)">
            <text:p/>
          </table:table-cell>
          <table:table-cell table:formula="of:=IF(ISNUMBER(SEARCH(&quot;L&quot;;[.$K20]));IF(ISBLANK([.$F$13]);&quot;&quot;;[.$F$13]);&quot;&quot;)">
            <text:p/>
          </table:table-cell>
          <table:table-cell table:formula="of:=IF(ISNUMBER(SEARCH(&quot;M&quot;;[.$K20]));IF(ISBLANK([.$F$14]);&quot;&quot;;[.$F$14]);&quot;&quot;)">
            <text:p/>
          </table:table-cell>
          <table:table-cell table:formula="of:=IF(ISNUMBER(SEARCH(&quot;N&quot;;[.$K20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21])); ISNUMBER(SEARCH(&quot;D&quot;;[.K21])); ISNUMBER(SEARCH(&quot;H&quot;;[.K21])); ISNUMBER(SEARCH(&quot;L&quot;;[.K21])); ISNUMBER(SEARCH(&quot;M&quot;;[.K21])); ISNUMBER(SEARCH(&quot;N&quot;;[.K21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GHIMD</text:p>
          </table:table-cell>
          <table:table-cell table:style-name="ce5" office:value-type="string" calcext:value-type="string">
            <text:p>ADGHIM </text:p>
          </table:table-cell>
          <table:table-cell table:style-name="ce5" office:value-type="string" calcext:value-type="string">
            <text:p>CDKN </text:p>
          </table:table-cell>
          <table:table-cell table:style-name="ce5" office:value-type="string" calcext:value-type="string">
            <text:p>ABCDEGHI </text:p>
          </table:table-cell>
          <table:table-cell table:style-name="ce5" office:value-type="string" calcext:value-type="string">
            <text:p>AHJM </text:p>
          </table:table-cell>
          <table:table-cell table:formula="of:=COUNTIF([.$K$1:.$K$1998];[.K21])" office:value-type="float" office:value="1" calcext:value-type="float">
            <text:p>1</text:p>
          </table:table-cell>
          <table:table-cell/>
          <table:table-cell table:formula="of:=IF(ISNUMBER(SEARCH(&quot;A&quot;;[.$K21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21]));IF(ISBLANK([.$D$3]);&quot;&quot;;[.$D$3]);&quot;&quot;)">
            <text:p/>
          </table:table-cell>
          <table:table-cell table:formula="of:=IF(ISNUMBER(SEARCH(&quot;C&quot;;[.$K21]));IF(ISBLANK([.$D$4]);&quot;&quot;;[.$D$4]);&quot;&quot;)">
            <text:p/>
          </table:table-cell>
          <table:table-cell table:formula="of:=IF(ISNUMBER(SEARCH(&quot;D&quot;;[.$K21]));IF(ISBLANK([.$D$5]);&quot;&quot;;[.$D$5]);&quot;&quot;)">
            <text:p/>
          </table:table-cell>
          <table:table-cell table:formula="of:=IF(ISNUMBER(SEARCH(&quot;E&quot;;[.$K21]));IF(ISBLANK([.$D$6]);&quot;&quot;;[.$D$6]);&quot;&quot;)">
            <text:p/>
          </table:table-cell>
          <table:table-cell table:formula="of:=IF(ISNUMBER(SEARCH(&quot;F&quot;;[.$K21]));IF(ISBLANK([.$D$7]);&quot;&quot;;[.$D$7]);&quot;&quot;)">
            <text:p/>
          </table:table-cell>
          <table:table-cell table:formula="of:=IF(ISNUMBER(SEARCH(&quot;G&quot;;[.$K21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21]));IF(ISBLANK([.$D$9]);&quot;&quot;;[.$D$9]);&quot;&quot;)">
            <text:p/>
          </table:table-cell>
          <table:table-cell table:formula="of:=IF(ISNUMBER(SEARCH(&quot;I&quot;;[.$K21]));IF(ISBLANK([.$D$10]);&quot;&quot;;[.$D$10]);&quot;&quot;)">
            <text:p/>
          </table:table-cell>
          <table:table-cell table:formula="of:=IF(ISNUMBER(SEARCH(&quot;J&quot;;[.$K21]));IF(ISBLANK([.$D$11]);&quot;&quot;;[.$D$11]);&quot;&quot;)">
            <text:p/>
          </table:table-cell>
          <table:table-cell table:formula="of:=IF(ISNUMBER(SEARCH(&quot;K&quot;;[.$K21]));IF(ISBLANK([.$D$12]);&quot;&quot;;[.$D$12]);&quot;&quot;)">
            <text:p/>
          </table:table-cell>
          <table:table-cell table:formula="of:=IF(ISNUMBER(SEARCH(&quot;L&quot;;[.$K21]));IF(ISBLANK([.$D$13]);&quot;&quot;;[.$D$13]);&quot;&quot;)">
            <text:p/>
          </table:table-cell>
          <table:table-cell table:formula="of:=IF(ISNUMBER(SEARCH(&quot;M&quot;;[.$K21]));IF(ISBLANK([.$D$14]);&quot;&quot;;[.$D$14]);&quot;&quot;)" office:value-type="string" office:string-value="C" calcext:value-type="string">
            <text:p>C</text:p>
          </table:table-cell>
          <table:table-cell table:formula="of:=IF(ISNUMBER(SEARCH(&quot;N&quot;;[.$K21]));IF(ISBLANK([.$D$15]);&quot;&quot;;[.$D$15]);&quot;&quot;)">
            <text:p/>
          </table:table-cell>
          <table:table-cell/>
          <table:table-cell table:formula="of:=IF(ISNUMBER(SEARCH(&quot;A&quot;;[.$K21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21]));IF(ISBLANK([.$E$3]);&quot;&quot;;[.$E$3]);&quot;&quot;)">
            <text:p/>
          </table:table-cell>
          <table:table-cell table:formula="of:=IF(ISNUMBER(SEARCH(&quot;C&quot;;[.$K21]));IF(ISBLANK([.$E$4]);&quot;&quot;;[.$E$4]);&quot;&quot;)">
            <text:p/>
          </table:table-cell>
          <table:table-cell table:formula="of:=IF(ISNUMBER(SEARCH(&quot;D&quot;;[.$K21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21]));IF(ISBLANK([.$E$6]);&quot;&quot;;[.$E$6]);&quot;&quot;)">
            <text:p/>
          </table:table-cell>
          <table:table-cell table:formula="of:=IF(ISNUMBER(SEARCH(&quot;F&quot;;[.$K21]));IF(ISBLANK([.$E$7]);&quot;&quot;;[.$E$7]);&quot;&quot;)">
            <text:p/>
          </table:table-cell>
          <table:table-cell table:formula="of:=IF(ISNUMBER(SEARCH(&quot;G&quot;;[.$K21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21]));IF(ISBLANK([.$E$9]);&quot;&quot;;[.$E$9]);&quot;&quot;)">
            <text:p/>
          </table:table-cell>
          <table:table-cell table:formula="of:=IF(ISNUMBER(SEARCH(&quot;I&quot;;[.$K21]));IF(ISBLANK([.$E$10]);&quot;&quot;;[.$E$10]);&quot;&quot;)" office:value-type="string" office:string-value="I" calcext:value-type="string">
            <text:p>I</text:p>
          </table:table-cell>
          <table:table-cell table:formula="of:=IF(ISNUMBER(SEARCH(&quot;J&quot;;[.$K21]));IF(ISBLANK([.$E$11]);&quot;&quot;;[.$E$11]);&quot;&quot;)">
            <text:p/>
          </table:table-cell>
          <table:table-cell table:formula="of:=IF(ISNUMBER(SEARCH(&quot;K&quot;;[.$K21]));IF(ISBLANK([.$E$12]);&quot;&quot;;[.$E$12]);&quot;&quot;)">
            <text:p/>
          </table:table-cell>
          <table:table-cell table:formula="of:=IF(ISNUMBER(SEARCH(&quot;L&quot;;[.$K21]));IF(ISBLANK([.$E$13]);&quot;&quot;;[.$E$13]);&quot;&quot;)">
            <text:p/>
          </table:table-cell>
          <table:table-cell table:formula="of:=IF(ISNUMBER(SEARCH(&quot;M&quot;;[.$K21]));IF(ISBLANK([.$E$14]);&quot;&quot;;[.$E$14]);&quot;&quot;)" office:value-type="string" office:string-value="D" calcext:value-type="string">
            <text:p>D</text:p>
          </table:table-cell>
          <table:table-cell table:formula="of:=IF(ISNUMBER(SEARCH(&quot;N&quot;;[.$K21]));IF(ISBLANK([.$E$15]);&quot;&quot;;[.$E$15]);&quot;&quot;)">
            <text:p/>
          </table:table-cell>
          <table:table-cell/>
          <table:table-cell table:formula="of:=IF(ISNUMBER(SEARCH(&quot;A&quot;;[.$K21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21]));IF(ISBLANK([.$F$3]);&quot;&quot;;[.$F$3]);&quot;&quot;)">
            <text:p/>
          </table:table-cell>
          <table:table-cell table:formula="of:=IF(ISNUMBER(SEARCH(&quot;C&quot;;[.$K21]));IF(ISBLANK([.$F$4]);&quot;&quot;;[.$F$4]);&quot;&quot;)">
            <text:p/>
          </table:table-cell>
          <table:table-cell table:formula="of:=IF(ISNUMBER(SEARCH(&quot;D&quot;;[.$K21]));IF(ISBLANK([.$F$5]);&quot;&quot;;[.$F$5]);&quot;&quot;)">
            <text:p/>
          </table:table-cell>
          <table:table-cell table:formula="of:=IF(ISNUMBER(SEARCH(&quot;E&quot;;[.$K21]));IF(ISBLANK([.$F$6]);&quot;&quot;;[.$F$6]);&quot;&quot;)">
            <text:p/>
          </table:table-cell>
          <table:table-cell table:formula="of:=IF(ISNUMBER(SEARCH(&quot;F&quot;;[.$K21]));IF(ISBLANK([.$F$7]);&quot;&quot;;[.$F$7]);&quot;&quot;)">
            <text:p/>
          </table:table-cell>
          <table:table-cell table:formula="of:=IF(ISNUMBER(SEARCH(&quot;G&quot;;[.$K21]));IF(ISBLANK([.$F$8]);&quot;&quot;;[.$F$8]);&quot;&quot;)">
            <text:p/>
          </table:table-cell>
          <table:table-cell table:formula="of:=IF(ISNUMBER(SEARCH(&quot;H&quot;;[.$K21]));IF(ISBLANK([.$F$9]);&quot;&quot;;[.$F$9]);&quot;&quot;)">
            <text:p/>
          </table:table-cell>
          <table:table-cell table:formula="of:=IF(ISNUMBER(SEARCH(&quot;I&quot;;[.$K21]));IF(ISBLANK([.$F$10]);&quot;&quot;;[.$F$10]);&quot;&quot;)" office:value-type="string" office:string-value="JM" calcext:value-type="string">
            <text:p>JM</text:p>
          </table:table-cell>
          <table:table-cell table:formula="of:=IF(ISNUMBER(SEARCH(&quot;J&quot;;[.$K21]));IF(ISBLANK([.$F$11]);&quot;&quot;;[.$F$11]);&quot;&quot;)">
            <text:p/>
          </table:table-cell>
          <table:table-cell table:formula="of:=IF(ISNUMBER(SEARCH(&quot;K&quot;;[.$K21]));IF(ISBLANK([.$F$12]);&quot;&quot;;[.$F$12]);&quot;&quot;)">
            <text:p/>
          </table:table-cell>
          <table:table-cell table:formula="of:=IF(ISNUMBER(SEARCH(&quot;L&quot;;[.$K21]));IF(ISBLANK([.$F$13]);&quot;&quot;;[.$F$13]);&quot;&quot;)">
            <text:p/>
          </table:table-cell>
          <table:table-cell table:formula="of:=IF(ISNUMBER(SEARCH(&quot;M&quot;;[.$K21]));IF(ISBLANK([.$F$14]);&quot;&quot;;[.$F$14]);&quot;&quot;)" office:value-type="string" office:string-value="H" calcext:value-type="string">
            <text:p>H</text:p>
          </table:table-cell>
          <table:table-cell table:formula="of:=IF(ISNUMBER(SEARCH(&quot;N&quot;;[.$K21]));IF(ISBLANK([.$F$15]);&quot;&quot;;[.$F$15]);&quot;&quot;)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Stavu</text:p>
          </table:table-cell>
          <table:table-cell table:formula="of:=COUNTA([.K2:.K55])" office:value-type="float" office:value="44" calcext:value-type="float">
            <text:p>44</text:p>
          </table:table-cell>
          <table:table-cell table:number-columns-repeated="2"/>
          <table:table-cell table:formula="of:=IF(OR(ISNUMBER(SEARCH(&quot;C&quot;;[.K22])); ISNUMBER(SEARCH(&quot;D&quot;;[.K22])); ISNUMBER(SEARCH(&quot;H&quot;;[.K22])); ISNUMBER(SEARCH(&quot;L&quot;;[.K22])); ISNUMBER(SEARCH(&quot;M&quot;;[.K22])); ISNUMBER(SEARCH(&quot;N&quot;;[.K22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JMH</text:p>
          </table:table-cell>
          <table:table-cell table:style-name="ce5" office:value-type="string" calcext:value-type="string">
            <text:p>AHJM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DGHIM </text:p>
          </table:table-cell>
          <table:table-cell table:style-name="ce5" office:value-type="string" calcext:value-type="string">
            <text:p>AHJM </text:p>
          </table:table-cell>
          <table:table-cell table:formula="of:=COUNTIF([.$K$1:.$K$1998];[.K22])" office:value-type="float" office:value="1" calcext:value-type="float">
            <text:p>1</text:p>
          </table:table-cell>
          <table:table-cell/>
          <table:table-cell table:formula="of:=IF(ISNUMBER(SEARCH(&quot;A&quot;;[.$K22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22]));IF(ISBLANK([.$D$3]);&quot;&quot;;[.$D$3]);&quot;&quot;)">
            <text:p/>
          </table:table-cell>
          <table:table-cell table:formula="of:=IF(ISNUMBER(SEARCH(&quot;C&quot;;[.$K22]));IF(ISBLANK([.$D$4]);&quot;&quot;;[.$D$4]);&quot;&quot;)">
            <text:p/>
          </table:table-cell>
          <table:table-cell table:formula="of:=IF(ISNUMBER(SEARCH(&quot;D&quot;;[.$K22]));IF(ISBLANK([.$D$5]);&quot;&quot;;[.$D$5]);&quot;&quot;)">
            <text:p/>
          </table:table-cell>
          <table:table-cell table:formula="of:=IF(ISNUMBER(SEARCH(&quot;E&quot;;[.$K22]));IF(ISBLANK([.$D$6]);&quot;&quot;;[.$D$6]);&quot;&quot;)">
            <text:p/>
          </table:table-cell>
          <table:table-cell table:formula="of:=IF(ISNUMBER(SEARCH(&quot;F&quot;;[.$K22]));IF(ISBLANK([.$D$7]);&quot;&quot;;[.$D$7]);&quot;&quot;)">
            <text:p/>
          </table:table-cell>
          <table:table-cell table:formula="of:=IF(ISNUMBER(SEARCH(&quot;G&quot;;[.$K22]));IF(ISBLANK([.$D$8]);&quot;&quot;;[.$D$8]);&quot;&quot;)">
            <text:p/>
          </table:table-cell>
          <table:table-cell table:formula="of:=IF(ISNUMBER(SEARCH(&quot;H&quot;;[.$K22]));IF(ISBLANK([.$D$9]);&quot;&quot;;[.$D$9]);&quot;&quot;)">
            <text:p/>
          </table:table-cell>
          <table:table-cell table:formula="of:=IF(ISNUMBER(SEARCH(&quot;I&quot;;[.$K22]));IF(ISBLANK([.$D$10]);&quot;&quot;;[.$D$10]);&quot;&quot;)">
            <text:p/>
          </table:table-cell>
          <table:table-cell table:formula="of:=IF(ISNUMBER(SEARCH(&quot;J&quot;;[.$K22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K22]));IF(ISBLANK([.$D$12]);&quot;&quot;;[.$D$12]);&quot;&quot;)">
            <text:p/>
          </table:table-cell>
          <table:table-cell table:formula="of:=IF(ISNUMBER(SEARCH(&quot;L&quot;;[.$K22]));IF(ISBLANK([.$D$13]);&quot;&quot;;[.$D$13]);&quot;&quot;)">
            <text:p/>
          </table:table-cell>
          <table:table-cell table:formula="of:=IF(ISNUMBER(SEARCH(&quot;M&quot;;[.$K22]));IF(ISBLANK([.$D$14]);&quot;&quot;;[.$D$14]);&quot;&quot;)" office:value-type="string" office:string-value="C" calcext:value-type="string">
            <text:p>C</text:p>
          </table:table-cell>
          <table:table-cell table:formula="of:=IF(ISNUMBER(SEARCH(&quot;N&quot;;[.$K22]));IF(ISBLANK([.$D$15]);&quot;&quot;;[.$D$15]);&quot;&quot;)">
            <text:p/>
          </table:table-cell>
          <table:table-cell/>
          <table:table-cell table:formula="of:=IF(ISNUMBER(SEARCH(&quot;A&quot;;[.$K22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22]));IF(ISBLANK([.$E$3]);&quot;&quot;;[.$E$3]);&quot;&quot;)">
            <text:p/>
          </table:table-cell>
          <table:table-cell table:formula="of:=IF(ISNUMBER(SEARCH(&quot;C&quot;;[.$K22]));IF(ISBLANK([.$E$4]);&quot;&quot;;[.$E$4]);&quot;&quot;)">
            <text:p/>
          </table:table-cell>
          <table:table-cell table:formula="of:=IF(ISNUMBER(SEARCH(&quot;D&quot;;[.$K22]));IF(ISBLANK([.$E$5]);&quot;&quot;;[.$E$5]);&quot;&quot;)">
            <text:p/>
          </table:table-cell>
          <table:table-cell table:formula="of:=IF(ISNUMBER(SEARCH(&quot;E&quot;;[.$K22]));IF(ISBLANK([.$E$6]);&quot;&quot;;[.$E$6]);&quot;&quot;)">
            <text:p/>
          </table:table-cell>
          <table:table-cell table:formula="of:=IF(ISNUMBER(SEARCH(&quot;F&quot;;[.$K22]));IF(ISBLANK([.$E$7]);&quot;&quot;;[.$E$7]);&quot;&quot;)">
            <text:p/>
          </table:table-cell>
          <table:table-cell table:formula="of:=IF(ISNUMBER(SEARCH(&quot;G&quot;;[.$K22]));IF(ISBLANK([.$E$8]);&quot;&quot;;[.$E$8]);&quot;&quot;)">
            <text:p/>
          </table:table-cell>
          <table:table-cell table:formula="of:=IF(ISNUMBER(SEARCH(&quot;H&quot;;[.$K22]));IF(ISBLANK([.$E$9]);&quot;&quot;;[.$E$9]);&quot;&quot;)">
            <text:p/>
          </table:table-cell>
          <table:table-cell table:formula="of:=IF(ISNUMBER(SEARCH(&quot;I&quot;;[.$K22]));IF(ISBLANK([.$E$10]);&quot;&quot;;[.$E$10]);&quot;&quot;)">
            <text:p/>
          </table:table-cell>
          <table:table-cell table:formula="of:=IF(ISNUMBER(SEARCH(&quot;J&quot;;[.$K22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K22]));IF(ISBLANK([.$E$12]);&quot;&quot;;[.$E$12]);&quot;&quot;)">
            <text:p/>
          </table:table-cell>
          <table:table-cell table:formula="of:=IF(ISNUMBER(SEARCH(&quot;L&quot;;[.$K22]));IF(ISBLANK([.$E$13]);&quot;&quot;;[.$E$13]);&quot;&quot;)">
            <text:p/>
          </table:table-cell>
          <table:table-cell table:formula="of:=IF(ISNUMBER(SEARCH(&quot;M&quot;;[.$K22]));IF(ISBLANK([.$E$14]);&quot;&quot;;[.$E$14]);&quot;&quot;)" office:value-type="string" office:string-value="D" calcext:value-type="string">
            <text:p>D</text:p>
          </table:table-cell>
          <table:table-cell table:formula="of:=IF(ISNUMBER(SEARCH(&quot;N&quot;;[.$K22]));IF(ISBLANK([.$E$15]);&quot;&quot;;[.$E$15]);&quot;&quot;)">
            <text:p/>
          </table:table-cell>
          <table:table-cell/>
          <table:table-cell table:formula="of:=IF(ISNUMBER(SEARCH(&quot;A&quot;;[.$K22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22]));IF(ISBLANK([.$F$3]);&quot;&quot;;[.$F$3]);&quot;&quot;)">
            <text:p/>
          </table:table-cell>
          <table:table-cell table:formula="of:=IF(ISNUMBER(SEARCH(&quot;C&quot;;[.$K22]));IF(ISBLANK([.$F$4]);&quot;&quot;;[.$F$4]);&quot;&quot;)">
            <text:p/>
          </table:table-cell>
          <table:table-cell table:formula="of:=IF(ISNUMBER(SEARCH(&quot;D&quot;;[.$K22]));IF(ISBLANK([.$F$5]);&quot;&quot;;[.$F$5]);&quot;&quot;)">
            <text:p/>
          </table:table-cell>
          <table:table-cell table:formula="of:=IF(ISNUMBER(SEARCH(&quot;E&quot;;[.$K22]));IF(ISBLANK([.$F$6]);&quot;&quot;;[.$F$6]);&quot;&quot;)">
            <text:p/>
          </table:table-cell>
          <table:table-cell table:formula="of:=IF(ISNUMBER(SEARCH(&quot;F&quot;;[.$K22]));IF(ISBLANK([.$F$7]);&quot;&quot;;[.$F$7]);&quot;&quot;)">
            <text:p/>
          </table:table-cell>
          <table:table-cell table:formula="of:=IF(ISNUMBER(SEARCH(&quot;G&quot;;[.$K22]));IF(ISBLANK([.$F$8]);&quot;&quot;;[.$F$8]);&quot;&quot;)">
            <text:p/>
          </table:table-cell>
          <table:table-cell table:formula="of:=IF(ISNUMBER(SEARCH(&quot;H&quot;;[.$K22]));IF(ISBLANK([.$F$9]);&quot;&quot;;[.$F$9]);&quot;&quot;)">
            <text:p/>
          </table:table-cell>
          <table:table-cell table:formula="of:=IF(ISNUMBER(SEARCH(&quot;I&quot;;[.$K22]));IF(ISBLANK([.$F$10]);&quot;&quot;;[.$F$10]);&quot;&quot;)">
            <text:p/>
          </table:table-cell>
          <table:table-cell table:formula="of:=IF(ISNUMBER(SEARCH(&quot;J&quot;;[.$K22]));IF(ISBLANK([.$F$11]);&quot;&quot;;[.$F$11]);&quot;&quot;)" office:value-type="string" office:string-value="M" calcext:value-type="string">
            <text:p>M</text:p>
          </table:table-cell>
          <table:table-cell table:formula="of:=IF(ISNUMBER(SEARCH(&quot;K&quot;;[.$K22]));IF(ISBLANK([.$F$12]);&quot;&quot;;[.$F$12]);&quot;&quot;)">
            <text:p/>
          </table:table-cell>
          <table:table-cell table:formula="of:=IF(ISNUMBER(SEARCH(&quot;L&quot;;[.$K22]));IF(ISBLANK([.$F$13]);&quot;&quot;;[.$F$13]);&quot;&quot;)">
            <text:p/>
          </table:table-cell>
          <table:table-cell table:formula="of:=IF(ISNUMBER(SEARCH(&quot;M&quot;;[.$K22]));IF(ISBLANK([.$F$14]);&quot;&quot;;[.$F$14]);&quot;&quot;)" office:value-type="string" office:string-value="H" calcext:value-type="string">
            <text:p>H</text:p>
          </table:table-cell>
          <table:table-cell table:formula="of:=IF(ISNUMBER(SEARCH(&quot;N&quot;;[.$K22]));IF(ISBLANK([.$F$15]);&quot;&quot;;[.$F$15]);&quot;&quot;)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pting</text:p>
          </table:table-cell>
          <table:table-cell table:formula="of:=COUNTIF([.G2:.G45];&quot;=&lt;&quot;)" office:value-type="float" office:value="35" calcext:value-type="float">
            <text:p>35</text:p>
          </table:table-cell>
          <table:table-cell office:value-type="string" calcext:value-type="string">
            <text:p>&lt;</text:p>
          </table:table-cell>
          <table:table-cell/>
          <table:table-cell table:formula="of:=IF(OR(ISNUMBER(SEARCH(&quot;C&quot;;[.K23])); ISNUMBER(SEARCH(&quot;D&quot;;[.K23])); ISNUMBER(SEARCH(&quot;H&quot;;[.K23])); ISNUMBER(SEARCH(&quot;L&quot;;[.K23])); ISNUMBER(SEARCH(&quot;M&quot;;[.K23])); ISNUMBER(SEARCH(&quot;N&quot;;[.K23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BC</text:p>
          </table:table-cell>
          <table:table-cell table:style-name="ce5" office:value-type="string" calcext:value-type="string">
            <text:p>BC </text:p>
          </table:table-cell>
          <table:table-cell table:style-name="ce5" office:value-type="string" calcext:value-type="string">
            <text:p>B </text:p>
          </table:table-cell>
          <table:table-cell table:number-columns-repeated="2" office:value-type="string" calcext:value-type="string">
            <text:p>ERROR</text:p>
          </table:table-cell>
          <table:table-cell table:formula="of:=COUNTIF([.$K$1:.$K$1998];[.K23])" office:value-type="float" office:value="1" calcext:value-type="float">
            <text:p>1</text:p>
          </table:table-cell>
          <table:table-cell/>
          <table:table-cell table:formula="of:=IF(ISNUMBER(SEARCH(&quot;A&quot;;[.$K23]));IF(ISBLANK([.$D$2]);&quot;&quot;;[.$D$2]);&quot;&quot;)">
            <text:p/>
          </table:table-cell>
          <table:table-cell table:formula="of:=IF(ISNUMBER(SEARCH(&quot;B&quot;;[.$K23]));IF(ISBLANK([.$D$3]);&quot;&quot;;[.$D$3]);&quot;&quot;)">
            <text:p/>
          </table:table-cell>
          <table:table-cell table:formula="of:=IF(ISNUMBER(SEARCH(&quot;C&quot;;[.$K23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23]));IF(ISBLANK([.$D$5]);&quot;&quot;;[.$D$5]);&quot;&quot;)">
            <text:p/>
          </table:table-cell>
          <table:table-cell table:formula="of:=IF(ISNUMBER(SEARCH(&quot;E&quot;;[.$K23]));IF(ISBLANK([.$D$6]);&quot;&quot;;[.$D$6]);&quot;&quot;)">
            <text:p/>
          </table:table-cell>
          <table:table-cell table:formula="of:=IF(ISNUMBER(SEARCH(&quot;F&quot;;[.$K23]));IF(ISBLANK([.$D$7]);&quot;&quot;;[.$D$7]);&quot;&quot;)">
            <text:p/>
          </table:table-cell>
          <table:table-cell table:formula="of:=IF(ISNUMBER(SEARCH(&quot;G&quot;;[.$K23]));IF(ISBLANK([.$D$8]);&quot;&quot;;[.$D$8]);&quot;&quot;)">
            <text:p/>
          </table:table-cell>
          <table:table-cell table:formula="of:=IF(ISNUMBER(SEARCH(&quot;H&quot;;[.$K23]));IF(ISBLANK([.$D$9]);&quot;&quot;;[.$D$9]);&quot;&quot;)">
            <text:p/>
          </table:table-cell>
          <table:table-cell table:formula="of:=IF(ISNUMBER(SEARCH(&quot;I&quot;;[.$K23]));IF(ISBLANK([.$D$10]);&quot;&quot;;[.$D$10]);&quot;&quot;)">
            <text:p/>
          </table:table-cell>
          <table:table-cell table:formula="of:=IF(ISNUMBER(SEARCH(&quot;J&quot;;[.$K23]));IF(ISBLANK([.$D$11]);&quot;&quot;;[.$D$11]);&quot;&quot;)">
            <text:p/>
          </table:table-cell>
          <table:table-cell table:formula="of:=IF(ISNUMBER(SEARCH(&quot;K&quot;;[.$K23]));IF(ISBLANK([.$D$12]);&quot;&quot;;[.$D$12]);&quot;&quot;)">
            <text:p/>
          </table:table-cell>
          <table:table-cell table:formula="of:=IF(ISNUMBER(SEARCH(&quot;L&quot;;[.$K23]));IF(ISBLANK([.$D$13]);&quot;&quot;;[.$D$13]);&quot;&quot;)">
            <text:p/>
          </table:table-cell>
          <table:table-cell table:formula="of:=IF(ISNUMBER(SEARCH(&quot;M&quot;;[.$K23]));IF(ISBLANK([.$D$14]);&quot;&quot;;[.$D$14]);&quot;&quot;)">
            <text:p/>
          </table:table-cell>
          <table:table-cell table:formula="of:=IF(ISNUMBER(SEARCH(&quot;N&quot;;[.$K23]));IF(ISBLANK([.$D$15]);&quot;&quot;;[.$D$15]);&quot;&quot;)">
            <text:p/>
          </table:table-cell>
          <table:table-cell/>
          <table:table-cell table:formula="of:=IF(ISNUMBER(SEARCH(&quot;A&quot;;[.$K23]));IF(ISBLANK([.$E$2]);&quot;&quot;;[.$E$2]);&quot;&quot;)">
            <text:p/>
          </table:table-cell>
          <table:table-cell table:formula="of:=IF(ISNUMBER(SEARCH(&quot;B&quot;;[.$K23]));IF(ISBLANK([.$E$3]);&quot;&quot;;[.$E$3]);&quot;&quot;)">
            <text:p/>
          </table:table-cell>
          <table:table-cell table:formula="of:=IF(ISNUMBER(SEARCH(&quot;C&quot;;[.$K23]));IF(ISBLANK([.$E$4]);&quot;&quot;;[.$E$4]);&quot;&quot;)">
            <text:p/>
          </table:table-cell>
          <table:table-cell table:formula="of:=IF(ISNUMBER(SEARCH(&quot;D&quot;;[.$K23]));IF(ISBLANK([.$E$5]);&quot;&quot;;[.$E$5]);&quot;&quot;)">
            <text:p/>
          </table:table-cell>
          <table:table-cell table:formula="of:=IF(ISNUMBER(SEARCH(&quot;E&quot;;[.$K23]));IF(ISBLANK([.$E$6]);&quot;&quot;;[.$E$6]);&quot;&quot;)">
            <text:p/>
          </table:table-cell>
          <table:table-cell table:formula="of:=IF(ISNUMBER(SEARCH(&quot;F&quot;;[.$K23]));IF(ISBLANK([.$E$7]);&quot;&quot;;[.$E$7]);&quot;&quot;)">
            <text:p/>
          </table:table-cell>
          <table:table-cell table:formula="of:=IF(ISNUMBER(SEARCH(&quot;G&quot;;[.$K23]));IF(ISBLANK([.$E$8]);&quot;&quot;;[.$E$8]);&quot;&quot;)">
            <text:p/>
          </table:table-cell>
          <table:table-cell table:formula="of:=IF(ISNUMBER(SEARCH(&quot;H&quot;;[.$K23]));IF(ISBLANK([.$E$9]);&quot;&quot;;[.$E$9]);&quot;&quot;)">
            <text:p/>
          </table:table-cell>
          <table:table-cell table:formula="of:=IF(ISNUMBER(SEARCH(&quot;I&quot;;[.$K23]));IF(ISBLANK([.$E$10]);&quot;&quot;;[.$E$10]);&quot;&quot;)">
            <text:p/>
          </table:table-cell>
          <table:table-cell table:formula="of:=IF(ISNUMBER(SEARCH(&quot;J&quot;;[.$K23]));IF(ISBLANK([.$E$11]);&quot;&quot;;[.$E$11]);&quot;&quot;)">
            <text:p/>
          </table:table-cell>
          <table:table-cell table:formula="of:=IF(ISNUMBER(SEARCH(&quot;K&quot;;[.$K23]));IF(ISBLANK([.$E$12]);&quot;&quot;;[.$E$12]);&quot;&quot;)">
            <text:p/>
          </table:table-cell>
          <table:table-cell table:formula="of:=IF(ISNUMBER(SEARCH(&quot;L&quot;;[.$K23]));IF(ISBLANK([.$E$13]);&quot;&quot;;[.$E$13]);&quot;&quot;)">
            <text:p/>
          </table:table-cell>
          <table:table-cell table:formula="of:=IF(ISNUMBER(SEARCH(&quot;M&quot;;[.$K23]));IF(ISBLANK([.$E$14]);&quot;&quot;;[.$E$14]);&quot;&quot;)">
            <text:p/>
          </table:table-cell>
          <table:table-cell table:formula="of:=IF(ISNUMBER(SEARCH(&quot;N&quot;;[.$K23]));IF(ISBLANK([.$E$15]);&quot;&quot;;[.$E$15]);&quot;&quot;)">
            <text:p/>
          </table:table-cell>
          <table:table-cell/>
          <table:table-cell table:formula="of:=IF(ISNUMBER(SEARCH(&quot;A&quot;;[.$K23]));IF(ISBLANK([.$F$2]);&quot;&quot;;[.$F$2]);&quot;&quot;)">
            <text:p/>
          </table:table-cell>
          <table:table-cell table:formula="of:=IF(ISNUMBER(SEARCH(&quot;B&quot;;[.$K23]));IF(ISBLANK([.$F$3]);&quot;&quot;;[.$F$3]);&quot;&quot;)">
            <text:p/>
          </table:table-cell>
          <table:table-cell table:formula="of:=IF(ISNUMBER(SEARCH(&quot;C&quot;;[.$K23]));IF(ISBLANK([.$F$4]);&quot;&quot;;[.$F$4]);&quot;&quot;)">
            <text:p/>
          </table:table-cell>
          <table:table-cell table:formula="of:=IF(ISNUMBER(SEARCH(&quot;D&quot;;[.$K23]));IF(ISBLANK([.$F$5]);&quot;&quot;;[.$F$5]);&quot;&quot;)">
            <text:p/>
          </table:table-cell>
          <table:table-cell table:formula="of:=IF(ISNUMBER(SEARCH(&quot;E&quot;;[.$K23]));IF(ISBLANK([.$F$6]);&quot;&quot;;[.$F$6]);&quot;&quot;)">
            <text:p/>
          </table:table-cell>
          <table:table-cell table:formula="of:=IF(ISNUMBER(SEARCH(&quot;F&quot;;[.$K23]));IF(ISBLANK([.$F$7]);&quot;&quot;;[.$F$7]);&quot;&quot;)">
            <text:p/>
          </table:table-cell>
          <table:table-cell table:formula="of:=IF(ISNUMBER(SEARCH(&quot;G&quot;;[.$K23]));IF(ISBLANK([.$F$8]);&quot;&quot;;[.$F$8]);&quot;&quot;)">
            <text:p/>
          </table:table-cell>
          <table:table-cell table:formula="of:=IF(ISNUMBER(SEARCH(&quot;H&quot;;[.$K23]));IF(ISBLANK([.$F$9]);&quot;&quot;;[.$F$9]);&quot;&quot;)">
            <text:p/>
          </table:table-cell>
          <table:table-cell table:formula="of:=IF(ISNUMBER(SEARCH(&quot;I&quot;;[.$K23]));IF(ISBLANK([.$F$10]);&quot;&quot;;[.$F$10]);&quot;&quot;)">
            <text:p/>
          </table:table-cell>
          <table:table-cell table:formula="of:=IF(ISNUMBER(SEARCH(&quot;J&quot;;[.$K23]));IF(ISBLANK([.$F$11]);&quot;&quot;;[.$F$11]);&quot;&quot;)">
            <text:p/>
          </table:table-cell>
          <table:table-cell table:formula="of:=IF(ISNUMBER(SEARCH(&quot;K&quot;;[.$K23]));IF(ISBLANK([.$F$12]);&quot;&quot;;[.$F$12]);&quot;&quot;)">
            <text:p/>
          </table:table-cell>
          <table:table-cell table:formula="of:=IF(ISNUMBER(SEARCH(&quot;L&quot;;[.$K23]));IF(ISBLANK([.$F$13]);&quot;&quot;;[.$F$13]);&quot;&quot;)">
            <text:p/>
          </table:table-cell>
          <table:table-cell table:formula="of:=IF(ISNUMBER(SEARCH(&quot;M&quot;;[.$K23]));IF(ISBLANK([.$F$14]);&quot;&quot;;[.$F$14]);&quot;&quot;)">
            <text:p/>
          </table:table-cell>
          <table:table-cell table:formula="of:=IF(ISNUMBER(SEARCH(&quot;N&quot;;[.$K23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24])); ISNUMBER(SEARCH(&quot;D&quot;;[.K24])); ISNUMBER(SEARCH(&quot;H&quot;;[.K24])); ISNUMBER(SEARCH(&quot;L&quot;;[.K24])); ISNUMBER(SEARCH(&quot;M&quot;;[.K24])); ISNUMBER(SEARCH(&quot;N&quot;;[.K24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ED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FG </text:p>
          </table:table-cell>
          <table:table-cell table:style-name="ce5" office:value-type="string" calcext:value-type="string">
            <text:p>E </text:p>
          </table:table-cell>
          <table:table-cell office:value-type="string" calcext:value-type="string">
            <text:p>ERROR</text:p>
          </table:table-cell>
          <table:table-cell table:formula="of:=COUNTIF([.$K$1:.$K$1998];[.K24])" office:value-type="float" office:value="1" calcext:value-type="float">
            <text:p>1</text:p>
          </table:table-cell>
          <table:table-cell/>
          <table:table-cell table:formula="of:=IF(ISNUMBER(SEARCH(&quot;A&quot;;[.$K24]));IF(ISBLANK([.$D$2]);&quot;&quot;;[.$D$2]);&quot;&quot;)">
            <text:p/>
          </table:table-cell>
          <table:table-cell table:formula="of:=IF(ISNUMBER(SEARCH(&quot;B&quot;;[.$K24]));IF(ISBLANK([.$D$3]);&quot;&quot;;[.$D$3]);&quot;&quot;)">
            <text:p/>
          </table:table-cell>
          <table:table-cell table:formula="of:=IF(ISNUMBER(SEARCH(&quot;C&quot;;[.$K24]));IF(ISBLANK([.$D$4]);&quot;&quot;;[.$D$4]);&quot;&quot;)">
            <text:p/>
          </table:table-cell>
          <table:table-cell table:formula="of:=IF(ISNUMBER(SEARCH(&quot;D&quot;;[.$K24]));IF(ISBLANK([.$D$5]);&quot;&quot;;[.$D$5]);&quot;&quot;)">
            <text:p/>
          </table:table-cell>
          <table:table-cell table:formula="of:=IF(ISNUMBER(SEARCH(&quot;E&quot;;[.$K24]));IF(ISBLANK([.$D$6]);&quot;&quot;;[.$D$6]);&quot;&quot;)" office:value-type="string" office:string-value="FG" calcext:value-type="string">
            <text:p>FG</text:p>
          </table:table-cell>
          <table:table-cell table:formula="of:=IF(ISNUMBER(SEARCH(&quot;F&quot;;[.$K24]));IF(ISBLANK([.$D$7]);&quot;&quot;;[.$D$7]);&quot;&quot;)">
            <text:p/>
          </table:table-cell>
          <table:table-cell table:formula="of:=IF(ISNUMBER(SEARCH(&quot;G&quot;;[.$K24]));IF(ISBLANK([.$D$8]);&quot;&quot;;[.$D$8]);&quot;&quot;)">
            <text:p/>
          </table:table-cell>
          <table:table-cell table:formula="of:=IF(ISNUMBER(SEARCH(&quot;H&quot;;[.$K24]));IF(ISBLANK([.$D$9]);&quot;&quot;;[.$D$9]);&quot;&quot;)">
            <text:p/>
          </table:table-cell>
          <table:table-cell table:formula="of:=IF(ISNUMBER(SEARCH(&quot;I&quot;;[.$K24]));IF(ISBLANK([.$D$10]);&quot;&quot;;[.$D$10]);&quot;&quot;)">
            <text:p/>
          </table:table-cell>
          <table:table-cell table:formula="of:=IF(ISNUMBER(SEARCH(&quot;J&quot;;[.$K24]));IF(ISBLANK([.$D$11]);&quot;&quot;;[.$D$11]);&quot;&quot;)">
            <text:p/>
          </table:table-cell>
          <table:table-cell table:formula="of:=IF(ISNUMBER(SEARCH(&quot;K&quot;;[.$K24]));IF(ISBLANK([.$D$12]);&quot;&quot;;[.$D$12]);&quot;&quot;)">
            <text:p/>
          </table:table-cell>
          <table:table-cell table:formula="of:=IF(ISNUMBER(SEARCH(&quot;L&quot;;[.$K24]));IF(ISBLANK([.$D$13]);&quot;&quot;;[.$D$13]);&quot;&quot;)">
            <text:p/>
          </table:table-cell>
          <table:table-cell table:formula="of:=IF(ISNUMBER(SEARCH(&quot;M&quot;;[.$K24]));IF(ISBLANK([.$D$14]);&quot;&quot;;[.$D$14]);&quot;&quot;)">
            <text:p/>
          </table:table-cell>
          <table:table-cell table:formula="of:=IF(ISNUMBER(SEARCH(&quot;N&quot;;[.$K24]));IF(ISBLANK([.$D$15]);&quot;&quot;;[.$D$15]);&quot;&quot;)">
            <text:p/>
          </table:table-cell>
          <table:table-cell/>
          <table:table-cell table:formula="of:=IF(ISNUMBER(SEARCH(&quot;A&quot;;[.$K24]));IF(ISBLANK([.$E$2]);&quot;&quot;;[.$E$2]);&quot;&quot;)">
            <text:p/>
          </table:table-cell>
          <table:table-cell table:formula="of:=IF(ISNUMBER(SEARCH(&quot;B&quot;;[.$K24]));IF(ISBLANK([.$E$3]);&quot;&quot;;[.$E$3]);&quot;&quot;)">
            <text:p/>
          </table:table-cell>
          <table:table-cell table:formula="of:=IF(ISNUMBER(SEARCH(&quot;C&quot;;[.$K24]));IF(ISBLANK([.$E$4]);&quot;&quot;;[.$E$4]);&quot;&quot;)">
            <text:p/>
          </table:table-cell>
          <table:table-cell table:formula="of:=IF(ISNUMBER(SEARCH(&quot;D&quot;;[.$K24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24]));IF(ISBLANK([.$E$6]);&quot;&quot;;[.$E$6]);&quot;&quot;)">
            <text:p/>
          </table:table-cell>
          <table:table-cell table:formula="of:=IF(ISNUMBER(SEARCH(&quot;F&quot;;[.$K24]));IF(ISBLANK([.$E$7]);&quot;&quot;;[.$E$7]);&quot;&quot;)">
            <text:p/>
          </table:table-cell>
          <table:table-cell table:formula="of:=IF(ISNUMBER(SEARCH(&quot;G&quot;;[.$K24]));IF(ISBLANK([.$E$8]);&quot;&quot;;[.$E$8]);&quot;&quot;)">
            <text:p/>
          </table:table-cell>
          <table:table-cell table:formula="of:=IF(ISNUMBER(SEARCH(&quot;H&quot;;[.$K24]));IF(ISBLANK([.$E$9]);&quot;&quot;;[.$E$9]);&quot;&quot;)">
            <text:p/>
          </table:table-cell>
          <table:table-cell table:formula="of:=IF(ISNUMBER(SEARCH(&quot;I&quot;;[.$K24]));IF(ISBLANK([.$E$10]);&quot;&quot;;[.$E$10]);&quot;&quot;)">
            <text:p/>
          </table:table-cell>
          <table:table-cell table:formula="of:=IF(ISNUMBER(SEARCH(&quot;J&quot;;[.$K24]));IF(ISBLANK([.$E$11]);&quot;&quot;;[.$E$11]);&quot;&quot;)">
            <text:p/>
          </table:table-cell>
          <table:table-cell table:formula="of:=IF(ISNUMBER(SEARCH(&quot;K&quot;;[.$K24]));IF(ISBLANK([.$E$12]);&quot;&quot;;[.$E$12]);&quot;&quot;)">
            <text:p/>
          </table:table-cell>
          <table:table-cell table:formula="of:=IF(ISNUMBER(SEARCH(&quot;L&quot;;[.$K24]));IF(ISBLANK([.$E$13]);&quot;&quot;;[.$E$13]);&quot;&quot;)">
            <text:p/>
          </table:table-cell>
          <table:table-cell table:formula="of:=IF(ISNUMBER(SEARCH(&quot;M&quot;;[.$K24]));IF(ISBLANK([.$E$14]);&quot;&quot;;[.$E$14]);&quot;&quot;)">
            <text:p/>
          </table:table-cell>
          <table:table-cell table:formula="of:=IF(ISNUMBER(SEARCH(&quot;N&quot;;[.$K24]));IF(ISBLANK([.$E$15]);&quot;&quot;;[.$E$15]);&quot;&quot;)">
            <text:p/>
          </table:table-cell>
          <table:table-cell/>
          <table:table-cell table:formula="of:=IF(ISNUMBER(SEARCH(&quot;A&quot;;[.$K24]));IF(ISBLANK([.$F$2]);&quot;&quot;;[.$F$2]);&quot;&quot;)">
            <text:p/>
          </table:table-cell>
          <table:table-cell table:formula="of:=IF(ISNUMBER(SEARCH(&quot;B&quot;;[.$K24]));IF(ISBLANK([.$F$3]);&quot;&quot;;[.$F$3]);&quot;&quot;)">
            <text:p/>
          </table:table-cell>
          <table:table-cell table:formula="of:=IF(ISNUMBER(SEARCH(&quot;C&quot;;[.$K24]));IF(ISBLANK([.$F$4]);&quot;&quot;;[.$F$4]);&quot;&quot;)">
            <text:p/>
          </table:table-cell>
          <table:table-cell table:formula="of:=IF(ISNUMBER(SEARCH(&quot;D&quot;;[.$K24]));IF(ISBLANK([.$F$5]);&quot;&quot;;[.$F$5]);&quot;&quot;)">
            <text:p/>
          </table:table-cell>
          <table:table-cell table:formula="of:=IF(ISNUMBER(SEARCH(&quot;E&quot;;[.$K24]));IF(ISBLANK([.$F$6]);&quot;&quot;;[.$F$6]);&quot;&quot;)">
            <text:p/>
          </table:table-cell>
          <table:table-cell table:formula="of:=IF(ISNUMBER(SEARCH(&quot;F&quot;;[.$K24]));IF(ISBLANK([.$F$7]);&quot;&quot;;[.$F$7]);&quot;&quot;)">
            <text:p/>
          </table:table-cell>
          <table:table-cell table:formula="of:=IF(ISNUMBER(SEARCH(&quot;G&quot;;[.$K24]));IF(ISBLANK([.$F$8]);&quot;&quot;;[.$F$8]);&quot;&quot;)">
            <text:p/>
          </table:table-cell>
          <table:table-cell table:formula="of:=IF(ISNUMBER(SEARCH(&quot;H&quot;;[.$K24]));IF(ISBLANK([.$F$9]);&quot;&quot;;[.$F$9]);&quot;&quot;)">
            <text:p/>
          </table:table-cell>
          <table:table-cell table:formula="of:=IF(ISNUMBER(SEARCH(&quot;I&quot;;[.$K24]));IF(ISBLANK([.$F$10]);&quot;&quot;;[.$F$10]);&quot;&quot;)">
            <text:p/>
          </table:table-cell>
          <table:table-cell table:formula="of:=IF(ISNUMBER(SEARCH(&quot;J&quot;;[.$K24]));IF(ISBLANK([.$F$11]);&quot;&quot;;[.$F$11]);&quot;&quot;)">
            <text:p/>
          </table:table-cell>
          <table:table-cell table:formula="of:=IF(ISNUMBER(SEARCH(&quot;K&quot;;[.$K24]));IF(ISBLANK([.$F$12]);&quot;&quot;;[.$F$12]);&quot;&quot;)">
            <text:p/>
          </table:table-cell>
          <table:table-cell table:formula="of:=IF(ISNUMBER(SEARCH(&quot;L&quot;;[.$K24]));IF(ISBLANK([.$F$13]);&quot;&quot;;[.$F$13]);&quot;&quot;)">
            <text:p/>
          </table:table-cell>
          <table:table-cell table:formula="of:=IF(ISNUMBER(SEARCH(&quot;M&quot;;[.$K24]));IF(ISBLANK([.$F$14]);&quot;&quot;;[.$F$14]);&quot;&quot;)">
            <text:p/>
          </table:table-cell>
          <table:table-cell table:formula="of:=IF(ISNUMBER(SEARCH(&quot;N&quot;;[.$K24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25])); ISNUMBER(SEARCH(&quot;D&quot;;[.K25])); ISNUMBER(SEARCH(&quot;H&quot;;[.K25])); ISNUMBER(SEARCH(&quot;L&quot;;[.K25])); ISNUMBER(SEARCH(&quot;M&quot;;[.K25])); ISNUMBER(SEARCH(&quot;N&quot;;[.K25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H</text:p>
          </table:table-cell>
          <table:table-cell table:style-name="ce5" office:value-type="string" calcext:value-type="string">
            <text:p>H </text:p>
          </table:table-cell>
          <table:table-cell table:number-columns-repeated="3" office:value-type="string" calcext:value-type="string">
            <text:p>ERROR</text:p>
          </table:table-cell>
          <table:table-cell table:formula="of:=COUNTIF([.$K$1:.$K$1998];[.K25])" office:value-type="float" office:value="1" calcext:value-type="float">
            <text:p>1</text:p>
          </table:table-cell>
          <table:table-cell/>
          <table:table-cell table:formula="of:=IF(ISNUMBER(SEARCH(&quot;A&quot;;[.$K25]));IF(ISBLANK([.$D$2]);&quot;&quot;;[.$D$2]);&quot;&quot;)">
            <text:p/>
          </table:table-cell>
          <table:table-cell table:formula="of:=IF(ISNUMBER(SEARCH(&quot;B&quot;;[.$K25]));IF(ISBLANK([.$D$3]);&quot;&quot;;[.$D$3]);&quot;&quot;)">
            <text:p/>
          </table:table-cell>
          <table:table-cell table:formula="of:=IF(ISNUMBER(SEARCH(&quot;C&quot;;[.$K25]));IF(ISBLANK([.$D$4]);&quot;&quot;;[.$D$4]);&quot;&quot;)">
            <text:p/>
          </table:table-cell>
          <table:table-cell table:formula="of:=IF(ISNUMBER(SEARCH(&quot;D&quot;;[.$K25]));IF(ISBLANK([.$D$5]);&quot;&quot;;[.$D$5]);&quot;&quot;)">
            <text:p/>
          </table:table-cell>
          <table:table-cell table:formula="of:=IF(ISNUMBER(SEARCH(&quot;E&quot;;[.$K25]));IF(ISBLANK([.$D$6]);&quot;&quot;;[.$D$6]);&quot;&quot;)">
            <text:p/>
          </table:table-cell>
          <table:table-cell table:formula="of:=IF(ISNUMBER(SEARCH(&quot;F&quot;;[.$K25]));IF(ISBLANK([.$D$7]);&quot;&quot;;[.$D$7]);&quot;&quot;)">
            <text:p/>
          </table:table-cell>
          <table:table-cell table:formula="of:=IF(ISNUMBER(SEARCH(&quot;G&quot;;[.$K25]));IF(ISBLANK([.$D$8]);&quot;&quot;;[.$D$8]);&quot;&quot;)">
            <text:p/>
          </table:table-cell>
          <table:table-cell table:formula="of:=IF(ISNUMBER(SEARCH(&quot;H&quot;;[.$K25]));IF(ISBLANK([.$D$9]);&quot;&quot;;[.$D$9]);&quot;&quot;)">
            <text:p/>
          </table:table-cell>
          <table:table-cell table:formula="of:=IF(ISNUMBER(SEARCH(&quot;I&quot;;[.$K25]));IF(ISBLANK([.$D$10]);&quot;&quot;;[.$D$10]);&quot;&quot;)">
            <text:p/>
          </table:table-cell>
          <table:table-cell table:formula="of:=IF(ISNUMBER(SEARCH(&quot;J&quot;;[.$K25]));IF(ISBLANK([.$D$11]);&quot;&quot;;[.$D$11]);&quot;&quot;)">
            <text:p/>
          </table:table-cell>
          <table:table-cell table:formula="of:=IF(ISNUMBER(SEARCH(&quot;K&quot;;[.$K25]));IF(ISBLANK([.$D$12]);&quot;&quot;;[.$D$12]);&quot;&quot;)">
            <text:p/>
          </table:table-cell>
          <table:table-cell table:formula="of:=IF(ISNUMBER(SEARCH(&quot;L&quot;;[.$K25]));IF(ISBLANK([.$D$13]);&quot;&quot;;[.$D$13]);&quot;&quot;)">
            <text:p/>
          </table:table-cell>
          <table:table-cell table:formula="of:=IF(ISNUMBER(SEARCH(&quot;M&quot;;[.$K25]));IF(ISBLANK([.$D$14]);&quot;&quot;;[.$D$14]);&quot;&quot;)">
            <text:p/>
          </table:table-cell>
          <table:table-cell table:formula="of:=IF(ISNUMBER(SEARCH(&quot;N&quot;;[.$K25]));IF(ISBLANK([.$D$15]);&quot;&quot;;[.$D$15]);&quot;&quot;)">
            <text:p/>
          </table:table-cell>
          <table:table-cell/>
          <table:table-cell table:formula="of:=IF(ISNUMBER(SEARCH(&quot;A&quot;;[.$K25]));IF(ISBLANK([.$E$2]);&quot;&quot;;[.$E$2]);&quot;&quot;)">
            <text:p/>
          </table:table-cell>
          <table:table-cell table:formula="of:=IF(ISNUMBER(SEARCH(&quot;B&quot;;[.$K25]));IF(ISBLANK([.$E$3]);&quot;&quot;;[.$E$3]);&quot;&quot;)">
            <text:p/>
          </table:table-cell>
          <table:table-cell table:formula="of:=IF(ISNUMBER(SEARCH(&quot;C&quot;;[.$K25]));IF(ISBLANK([.$E$4]);&quot;&quot;;[.$E$4]);&quot;&quot;)">
            <text:p/>
          </table:table-cell>
          <table:table-cell table:formula="of:=IF(ISNUMBER(SEARCH(&quot;D&quot;;[.$K25]));IF(ISBLANK([.$E$5]);&quot;&quot;;[.$E$5]);&quot;&quot;)">
            <text:p/>
          </table:table-cell>
          <table:table-cell table:formula="of:=IF(ISNUMBER(SEARCH(&quot;E&quot;;[.$K25]));IF(ISBLANK([.$E$6]);&quot;&quot;;[.$E$6]);&quot;&quot;)">
            <text:p/>
          </table:table-cell>
          <table:table-cell table:formula="of:=IF(ISNUMBER(SEARCH(&quot;F&quot;;[.$K25]));IF(ISBLANK([.$E$7]);&quot;&quot;;[.$E$7]);&quot;&quot;)">
            <text:p/>
          </table:table-cell>
          <table:table-cell table:formula="of:=IF(ISNUMBER(SEARCH(&quot;G&quot;;[.$K25]));IF(ISBLANK([.$E$8]);&quot;&quot;;[.$E$8]);&quot;&quot;)">
            <text:p/>
          </table:table-cell>
          <table:table-cell table:formula="of:=IF(ISNUMBER(SEARCH(&quot;H&quot;;[.$K25]));IF(ISBLANK([.$E$9]);&quot;&quot;;[.$E$9]);&quot;&quot;)">
            <text:p/>
          </table:table-cell>
          <table:table-cell table:formula="of:=IF(ISNUMBER(SEARCH(&quot;I&quot;;[.$K25]));IF(ISBLANK([.$E$10]);&quot;&quot;;[.$E$10]);&quot;&quot;)">
            <text:p/>
          </table:table-cell>
          <table:table-cell table:formula="of:=IF(ISNUMBER(SEARCH(&quot;J&quot;;[.$K25]));IF(ISBLANK([.$E$11]);&quot;&quot;;[.$E$11]);&quot;&quot;)">
            <text:p/>
          </table:table-cell>
          <table:table-cell table:formula="of:=IF(ISNUMBER(SEARCH(&quot;K&quot;;[.$K25]));IF(ISBLANK([.$E$12]);&quot;&quot;;[.$E$12]);&quot;&quot;)">
            <text:p/>
          </table:table-cell>
          <table:table-cell table:formula="of:=IF(ISNUMBER(SEARCH(&quot;L&quot;;[.$K25]));IF(ISBLANK([.$E$13]);&quot;&quot;;[.$E$13]);&quot;&quot;)">
            <text:p/>
          </table:table-cell>
          <table:table-cell table:formula="of:=IF(ISNUMBER(SEARCH(&quot;M&quot;;[.$K25]));IF(ISBLANK([.$E$14]);&quot;&quot;;[.$E$14]);&quot;&quot;)">
            <text:p/>
          </table:table-cell>
          <table:table-cell table:formula="of:=IF(ISNUMBER(SEARCH(&quot;N&quot;;[.$K25]));IF(ISBLANK([.$E$15]);&quot;&quot;;[.$E$15]);&quot;&quot;)">
            <text:p/>
          </table:table-cell>
          <table:table-cell/>
          <table:table-cell table:formula="of:=IF(ISNUMBER(SEARCH(&quot;A&quot;;[.$K25]));IF(ISBLANK([.$F$2]);&quot;&quot;;[.$F$2]);&quot;&quot;)">
            <text:p/>
          </table:table-cell>
          <table:table-cell table:formula="of:=IF(ISNUMBER(SEARCH(&quot;B&quot;;[.$K25]));IF(ISBLANK([.$F$3]);&quot;&quot;;[.$F$3]);&quot;&quot;)">
            <text:p/>
          </table:table-cell>
          <table:table-cell table:formula="of:=IF(ISNUMBER(SEARCH(&quot;C&quot;;[.$K25]));IF(ISBLANK([.$F$4]);&quot;&quot;;[.$F$4]);&quot;&quot;)">
            <text:p/>
          </table:table-cell>
          <table:table-cell table:formula="of:=IF(ISNUMBER(SEARCH(&quot;D&quot;;[.$K25]));IF(ISBLANK([.$F$5]);&quot;&quot;;[.$F$5]);&quot;&quot;)">
            <text:p/>
          </table:table-cell>
          <table:table-cell table:formula="of:=IF(ISNUMBER(SEARCH(&quot;E&quot;;[.$K25]));IF(ISBLANK([.$F$6]);&quot;&quot;;[.$F$6]);&quot;&quot;)">
            <text:p/>
          </table:table-cell>
          <table:table-cell table:formula="of:=IF(ISNUMBER(SEARCH(&quot;F&quot;;[.$K25]));IF(ISBLANK([.$F$7]);&quot;&quot;;[.$F$7]);&quot;&quot;)">
            <text:p/>
          </table:table-cell>
          <table:table-cell table:formula="of:=IF(ISNUMBER(SEARCH(&quot;G&quot;;[.$K25]));IF(ISBLANK([.$F$8]);&quot;&quot;;[.$F$8]);&quot;&quot;)">
            <text:p/>
          </table:table-cell>
          <table:table-cell table:formula="of:=IF(ISNUMBER(SEARCH(&quot;H&quot;;[.$K25]));IF(ISBLANK([.$F$9]);&quot;&quot;;[.$F$9]);&quot;&quot;)">
            <text:p/>
          </table:table-cell>
          <table:table-cell table:formula="of:=IF(ISNUMBER(SEARCH(&quot;I&quot;;[.$K25]));IF(ISBLANK([.$F$10]);&quot;&quot;;[.$F$10]);&quot;&quot;)">
            <text:p/>
          </table:table-cell>
          <table:table-cell table:formula="of:=IF(ISNUMBER(SEARCH(&quot;J&quot;;[.$K25]));IF(ISBLANK([.$F$11]);&quot;&quot;;[.$F$11]);&quot;&quot;)">
            <text:p/>
          </table:table-cell>
          <table:table-cell table:formula="of:=IF(ISNUMBER(SEARCH(&quot;K&quot;;[.$K25]));IF(ISBLANK([.$F$12]);&quot;&quot;;[.$F$12]);&quot;&quot;)">
            <text:p/>
          </table:table-cell>
          <table:table-cell table:formula="of:=IF(ISNUMBER(SEARCH(&quot;L&quot;;[.$K25]));IF(ISBLANK([.$F$13]);&quot;&quot;;[.$F$13]);&quot;&quot;)">
            <text:p/>
          </table:table-cell>
          <table:table-cell table:formula="of:=IF(ISNUMBER(SEARCH(&quot;M&quot;;[.$K25]));IF(ISBLANK([.$F$14]);&quot;&quot;;[.$F$14]);&quot;&quot;)">
            <text:p/>
          </table:table-cell>
          <table:table-cell table:formula="of:=IF(ISNUMBER(SEARCH(&quot;N&quot;;[.$K25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26])); ISNUMBER(SEARCH(&quot;D&quot;;[.K26])); ISNUMBER(SEARCH(&quot;H&quot;;[.K26])); ISNUMBER(SEARCH(&quot;L&quot;;[.K26])); ISNUMBER(SEARCH(&quot;M&quot;;[.K26])); ISNUMBER(SEARCH(&quot;N&quot;;[.K26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CDKN</text:p>
          </table:table-cell>
          <table:table-cell table:style-name="ce5" office:value-type="string" calcext:value-type="string">
            <text:p>CDKN </text:p>
          </table:table-cell>
          <table:table-cell table:style-name="ce5" office:value-type="string" calcext:value-type="string">
            <text:p>AB </text:p>
          </table:table-cell>
          <table:table-cell table:style-name="ce5" office:value-type="string" calcext:value-type="string">
            <text:p>AE </text:p>
          </table:table-cell>
          <table:table-cell table:style-name="ce5" office:value-type="string" calcext:value-type="string">
            <text:p>B </text:p>
          </table:table-cell>
          <table:table-cell table:formula="of:=COUNTIF([.$K$1:.$K$1998];[.K26])" office:value-type="float" office:value="1" calcext:value-type="float">
            <text:p>1</text:p>
          </table:table-cell>
          <table:table-cell/>
          <table:table-cell table:formula="of:=IF(ISNUMBER(SEARCH(&quot;A&quot;;[.$K26]));IF(ISBLANK([.$D$2]);&quot;&quot;;[.$D$2]);&quot;&quot;)">
            <text:p/>
          </table:table-cell>
          <table:table-cell table:formula="of:=IF(ISNUMBER(SEARCH(&quot;B&quot;;[.$K26]));IF(ISBLANK([.$D$3]);&quot;&quot;;[.$D$3]);&quot;&quot;)">
            <text:p/>
          </table:table-cell>
          <table:table-cell table:formula="of:=IF(ISNUMBER(SEARCH(&quot;C&quot;;[.$K26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26]));IF(ISBLANK([.$D$5]);&quot;&quot;;[.$D$5]);&quot;&quot;)">
            <text:p/>
          </table:table-cell>
          <table:table-cell table:formula="of:=IF(ISNUMBER(SEARCH(&quot;E&quot;;[.$K26]));IF(ISBLANK([.$D$6]);&quot;&quot;;[.$D$6]);&quot;&quot;)">
            <text:p/>
          </table:table-cell>
          <table:table-cell table:formula="of:=IF(ISNUMBER(SEARCH(&quot;F&quot;;[.$K26]));IF(ISBLANK([.$D$7]);&quot;&quot;;[.$D$7]);&quot;&quot;)">
            <text:p/>
          </table:table-cell>
          <table:table-cell table:formula="of:=IF(ISNUMBER(SEARCH(&quot;G&quot;;[.$K26]));IF(ISBLANK([.$D$8]);&quot;&quot;;[.$D$8]);&quot;&quot;)">
            <text:p/>
          </table:table-cell>
          <table:table-cell table:formula="of:=IF(ISNUMBER(SEARCH(&quot;H&quot;;[.$K26]));IF(ISBLANK([.$D$9]);&quot;&quot;;[.$D$9]);&quot;&quot;)">
            <text:p/>
          </table:table-cell>
          <table:table-cell table:formula="of:=IF(ISNUMBER(SEARCH(&quot;I&quot;;[.$K26]));IF(ISBLANK([.$D$10]);&quot;&quot;;[.$D$10]);&quot;&quot;)">
            <text:p/>
          </table:table-cell>
          <table:table-cell table:formula="of:=IF(ISNUMBER(SEARCH(&quot;J&quot;;[.$K26]));IF(ISBLANK([.$D$11]);&quot;&quot;;[.$D$11]);&quot;&quot;)">
            <text:p/>
          </table:table-cell>
          <table:table-cell table:formula="of:=IF(ISNUMBER(SEARCH(&quot;K&quot;;[.$K26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K26]));IF(ISBLANK([.$D$13]);&quot;&quot;;[.$D$13]);&quot;&quot;)">
            <text:p/>
          </table:table-cell>
          <table:table-cell table:formula="of:=IF(ISNUMBER(SEARCH(&quot;M&quot;;[.$K26]));IF(ISBLANK([.$D$14]);&quot;&quot;;[.$D$14]);&quot;&quot;)">
            <text:p/>
          </table:table-cell>
          <table:table-cell table:formula="of:=IF(ISNUMBER(SEARCH(&quot;N&quot;;[.$K26]));IF(ISBLANK([.$D$15]);&quot;&quot;;[.$D$15]);&quot;&quot;)">
            <text:p/>
          </table:table-cell>
          <table:table-cell/>
          <table:table-cell table:formula="of:=IF(ISNUMBER(SEARCH(&quot;A&quot;;[.$K26]));IF(ISBLANK([.$E$2]);&quot;&quot;;[.$E$2]);&quot;&quot;)">
            <text:p/>
          </table:table-cell>
          <table:table-cell table:formula="of:=IF(ISNUMBER(SEARCH(&quot;B&quot;;[.$K26]));IF(ISBLANK([.$E$3]);&quot;&quot;;[.$E$3]);&quot;&quot;)">
            <text:p/>
          </table:table-cell>
          <table:table-cell table:formula="of:=IF(ISNUMBER(SEARCH(&quot;C&quot;;[.$K26]));IF(ISBLANK([.$E$4]);&quot;&quot;;[.$E$4]);&quot;&quot;)">
            <text:p/>
          </table:table-cell>
          <table:table-cell table:formula="of:=IF(ISNUMBER(SEARCH(&quot;D&quot;;[.$K26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26]));IF(ISBLANK([.$E$6]);&quot;&quot;;[.$E$6]);&quot;&quot;)">
            <text:p/>
          </table:table-cell>
          <table:table-cell table:formula="of:=IF(ISNUMBER(SEARCH(&quot;F&quot;;[.$K26]));IF(ISBLANK([.$E$7]);&quot;&quot;;[.$E$7]);&quot;&quot;)">
            <text:p/>
          </table:table-cell>
          <table:table-cell table:formula="of:=IF(ISNUMBER(SEARCH(&quot;G&quot;;[.$K26]));IF(ISBLANK([.$E$8]);&quot;&quot;;[.$E$8]);&quot;&quot;)">
            <text:p/>
          </table:table-cell>
          <table:table-cell table:formula="of:=IF(ISNUMBER(SEARCH(&quot;H&quot;;[.$K26]));IF(ISBLANK([.$E$9]);&quot;&quot;;[.$E$9]);&quot;&quot;)">
            <text:p/>
          </table:table-cell>
          <table:table-cell table:formula="of:=IF(ISNUMBER(SEARCH(&quot;I&quot;;[.$K26]));IF(ISBLANK([.$E$10]);&quot;&quot;;[.$E$10]);&quot;&quot;)">
            <text:p/>
          </table:table-cell>
          <table:table-cell table:formula="of:=IF(ISNUMBER(SEARCH(&quot;J&quot;;[.$K26]));IF(ISBLANK([.$E$11]);&quot;&quot;;[.$E$11]);&quot;&quot;)">
            <text:p/>
          </table:table-cell>
          <table:table-cell table:formula="of:=IF(ISNUMBER(SEARCH(&quot;K&quot;;[.$K26]));IF(ISBLANK([.$E$12]);&quot;&quot;;[.$E$12]);&quot;&quot;)" office:value-type="string" office:string-value="A" calcext:value-type="string">
            <text:p>A</text:p>
          </table:table-cell>
          <table:table-cell table:formula="of:=IF(ISNUMBER(SEARCH(&quot;L&quot;;[.$K26]));IF(ISBLANK([.$E$13]);&quot;&quot;;[.$E$13]);&quot;&quot;)">
            <text:p/>
          </table:table-cell>
          <table:table-cell table:formula="of:=IF(ISNUMBER(SEARCH(&quot;M&quot;;[.$K26]));IF(ISBLANK([.$E$14]);&quot;&quot;;[.$E$14]);&quot;&quot;)">
            <text:p/>
          </table:table-cell>
          <table:table-cell table:formula="of:=IF(ISNUMBER(SEARCH(&quot;N&quot;;[.$K26]));IF(ISBLANK([.$E$15]);&quot;&quot;;[.$E$15]);&quot;&quot;)" office:value-type="string" office:string-value="A" calcext:value-type="string">
            <text:p>A</text:p>
          </table:table-cell>
          <table:table-cell/>
          <table:table-cell table:formula="of:=IF(ISNUMBER(SEARCH(&quot;A&quot;;[.$K26]));IF(ISBLANK([.$F$2]);&quot;&quot;;[.$F$2]);&quot;&quot;)">
            <text:p/>
          </table:table-cell>
          <table:table-cell table:formula="of:=IF(ISNUMBER(SEARCH(&quot;B&quot;;[.$K26]));IF(ISBLANK([.$F$3]);&quot;&quot;;[.$F$3]);&quot;&quot;)">
            <text:p/>
          </table:table-cell>
          <table:table-cell table:formula="of:=IF(ISNUMBER(SEARCH(&quot;C&quot;;[.$K26]));IF(ISBLANK([.$F$4]);&quot;&quot;;[.$F$4]);&quot;&quot;)">
            <text:p/>
          </table:table-cell>
          <table:table-cell table:formula="of:=IF(ISNUMBER(SEARCH(&quot;D&quot;;[.$K26]));IF(ISBLANK([.$F$5]);&quot;&quot;;[.$F$5]);&quot;&quot;)">
            <text:p/>
          </table:table-cell>
          <table:table-cell table:formula="of:=IF(ISNUMBER(SEARCH(&quot;E&quot;;[.$K26]));IF(ISBLANK([.$F$6]);&quot;&quot;;[.$F$6]);&quot;&quot;)">
            <text:p/>
          </table:table-cell>
          <table:table-cell table:formula="of:=IF(ISNUMBER(SEARCH(&quot;F&quot;;[.$K26]));IF(ISBLANK([.$F$7]);&quot;&quot;;[.$F$7]);&quot;&quot;)">
            <text:p/>
          </table:table-cell>
          <table:table-cell table:formula="of:=IF(ISNUMBER(SEARCH(&quot;G&quot;;[.$K26]));IF(ISBLANK([.$F$8]);&quot;&quot;;[.$F$8]);&quot;&quot;)">
            <text:p/>
          </table:table-cell>
          <table:table-cell table:formula="of:=IF(ISNUMBER(SEARCH(&quot;H&quot;;[.$K26]));IF(ISBLANK([.$F$9]);&quot;&quot;;[.$F$9]);&quot;&quot;)">
            <text:p/>
          </table:table-cell>
          <table:table-cell table:formula="of:=IF(ISNUMBER(SEARCH(&quot;I&quot;;[.$K26]));IF(ISBLANK([.$F$10]);&quot;&quot;;[.$F$10]);&quot;&quot;)">
            <text:p/>
          </table:table-cell>
          <table:table-cell table:formula="of:=IF(ISNUMBER(SEARCH(&quot;J&quot;;[.$K26]));IF(ISBLANK([.$F$11]);&quot;&quot;;[.$F$11]);&quot;&quot;)">
            <text:p/>
          </table:table-cell>
          <table:table-cell table:formula="of:=IF(ISNUMBER(SEARCH(&quot;K&quot;;[.$K26]));IF(ISBLANK([.$F$12]);&quot;&quot;;[.$F$12]);&quot;&quot;)" office:value-type="string" office:string-value="B" calcext:value-type="string">
            <text:p>B</text:p>
          </table:table-cell>
          <table:table-cell table:formula="of:=IF(ISNUMBER(SEARCH(&quot;L&quot;;[.$K26]));IF(ISBLANK([.$F$13]);&quot;&quot;;[.$F$13]);&quot;&quot;)">
            <text:p/>
          </table:table-cell>
          <table:table-cell table:formula="of:=IF(ISNUMBER(SEARCH(&quot;M&quot;;[.$K26]));IF(ISBLANK([.$F$14]);&quot;&quot;;[.$F$14]);&quot;&quot;)">
            <text:p/>
          </table:table-cell>
          <table:table-cell table:formula="of:=IF(ISNUMBER(SEARCH(&quot;N&quot;;[.$K26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27])); ISNUMBER(SEARCH(&quot;D&quot;;[.K27])); ISNUMBER(SEARCH(&quot;H&quot;;[.K27])); ISNUMBER(SEARCH(&quot;L&quot;;[.K27])); ISNUMBER(SEARCH(&quot;M&quot;;[.K27])); ISNUMBER(SEARCH(&quot;N&quot;;[.K27]))); &quot;&lt;&quot;;&quot;&quot;)">
            <text:p/>
          </table:table-cell>
          <table:table-cell table:style-name="ce4" table:number-columns-repeated="2"/>
          <table:table-cell office:value-type="string" calcext:value-type="string">
            <text:p>FG</text:p>
          </table:table-cell>
          <table:table-cell table:style-name="ce5" office:value-type="string" calcext:value-type="string">
            <text:p>FG </text:p>
          </table:table-cell>
          <table:table-cell table:style-name="ce5" office:value-type="string" calcext:value-type="string">
            <text:p>HKN </text:p>
          </table:table-cell>
          <table:table-cell table:style-name="ce5" office:value-type="string" calcext:value-type="string">
            <text:p>ABCD </text:p>
          </table:table-cell>
          <table:table-cell table:style-name="ce5" office:value-type="string" calcext:value-type="string">
            <text:p>HJ </text:p>
          </table:table-cell>
          <table:table-cell table:formula="of:=COUNTIF([.$K$1:.$K$1998];[.K27])" office:value-type="float" office:value="1" calcext:value-type="float">
            <text:p>1</text:p>
          </table:table-cell>
          <table:table-cell/>
          <table:table-cell table:formula="of:=IF(ISNUMBER(SEARCH(&quot;A&quot;;[.$K27]));IF(ISBLANK([.$D$2]);&quot;&quot;;[.$D$2]);&quot;&quot;)">
            <text:p/>
          </table:table-cell>
          <table:table-cell table:formula="of:=IF(ISNUMBER(SEARCH(&quot;B&quot;;[.$K27]));IF(ISBLANK([.$D$3]);&quot;&quot;;[.$D$3]);&quot;&quot;)">
            <text:p/>
          </table:table-cell>
          <table:table-cell table:formula="of:=IF(ISNUMBER(SEARCH(&quot;C&quot;;[.$K27]));IF(ISBLANK([.$D$4]);&quot;&quot;;[.$D$4]);&quot;&quot;)">
            <text:p/>
          </table:table-cell>
          <table:table-cell table:formula="of:=IF(ISNUMBER(SEARCH(&quot;D&quot;;[.$K27]));IF(ISBLANK([.$D$5]);&quot;&quot;;[.$D$5]);&quot;&quot;)">
            <text:p/>
          </table:table-cell>
          <table:table-cell table:formula="of:=IF(ISNUMBER(SEARCH(&quot;E&quot;;[.$K27]));IF(ISBLANK([.$D$6]);&quot;&quot;;[.$D$6]);&quot;&quot;)">
            <text:p/>
          </table:table-cell>
          <table:table-cell table:formula="of:=IF(ISNUMBER(SEARCH(&quot;F&quot;;[.$K27]));IF(ISBLANK([.$D$7]);&quot;&quot;;[.$D$7]);&quot;&quot;)" office:value-type="string" office:string-value="HN" calcext:value-type="string">
            <text:p>HN</text:p>
          </table:table-cell>
          <table:table-cell table:formula="of:=IF(ISNUMBER(SEARCH(&quot;G&quot;;[.$K27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27]));IF(ISBLANK([.$D$9]);&quot;&quot;;[.$D$9]);&quot;&quot;)">
            <text:p/>
          </table:table-cell>
          <table:table-cell table:formula="of:=IF(ISNUMBER(SEARCH(&quot;I&quot;;[.$K27]));IF(ISBLANK([.$D$10]);&quot;&quot;;[.$D$10]);&quot;&quot;)">
            <text:p/>
          </table:table-cell>
          <table:table-cell table:formula="of:=IF(ISNUMBER(SEARCH(&quot;J&quot;;[.$K27]));IF(ISBLANK([.$D$11]);&quot;&quot;;[.$D$11]);&quot;&quot;)">
            <text:p/>
          </table:table-cell>
          <table:table-cell table:formula="of:=IF(ISNUMBER(SEARCH(&quot;K&quot;;[.$K27]));IF(ISBLANK([.$D$12]);&quot;&quot;;[.$D$12]);&quot;&quot;)">
            <text:p/>
          </table:table-cell>
          <table:table-cell table:formula="of:=IF(ISNUMBER(SEARCH(&quot;L&quot;;[.$K27]));IF(ISBLANK([.$D$13]);&quot;&quot;;[.$D$13]);&quot;&quot;)">
            <text:p/>
          </table:table-cell>
          <table:table-cell table:formula="of:=IF(ISNUMBER(SEARCH(&quot;M&quot;;[.$K27]));IF(ISBLANK([.$D$14]);&quot;&quot;;[.$D$14]);&quot;&quot;)">
            <text:p/>
          </table:table-cell>
          <table:table-cell table:formula="of:=IF(ISNUMBER(SEARCH(&quot;N&quot;;[.$K27]));IF(ISBLANK([.$D$15]);&quot;&quot;;[.$D$15]);&quot;&quot;)">
            <text:p/>
          </table:table-cell>
          <table:table-cell/>
          <table:table-cell table:formula="of:=IF(ISNUMBER(SEARCH(&quot;A&quot;;[.$K27]));IF(ISBLANK([.$E$2]);&quot;&quot;;[.$E$2]);&quot;&quot;)">
            <text:p/>
          </table:table-cell>
          <table:table-cell table:formula="of:=IF(ISNUMBER(SEARCH(&quot;B&quot;;[.$K27]));IF(ISBLANK([.$E$3]);&quot;&quot;;[.$E$3]);&quot;&quot;)">
            <text:p/>
          </table:table-cell>
          <table:table-cell table:formula="of:=IF(ISNUMBER(SEARCH(&quot;C&quot;;[.$K27]));IF(ISBLANK([.$E$4]);&quot;&quot;;[.$E$4]);&quot;&quot;)">
            <text:p/>
          </table:table-cell>
          <table:table-cell table:formula="of:=IF(ISNUMBER(SEARCH(&quot;D&quot;;[.$K27]));IF(ISBLANK([.$E$5]);&quot;&quot;;[.$E$5]);&quot;&quot;)">
            <text:p/>
          </table:table-cell>
          <table:table-cell table:formula="of:=IF(ISNUMBER(SEARCH(&quot;E&quot;;[.$K27]));IF(ISBLANK([.$E$6]);&quot;&quot;;[.$E$6]);&quot;&quot;)">
            <text:p/>
          </table:table-cell>
          <table:table-cell table:formula="of:=IF(ISNUMBER(SEARCH(&quot;F&quot;;[.$K27]));IF(ISBLANK([.$E$7]);&quot;&quot;;[.$E$7]);&quot;&quot;)" office:value-type="string" office:string-value="AC" calcext:value-type="string">
            <text:p>AC</text:p>
          </table:table-cell>
          <table:table-cell table:formula="of:=IF(ISNUMBER(SEARCH(&quot;G&quot;;[.$K27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27]));IF(ISBLANK([.$E$9]);&quot;&quot;;[.$E$9]);&quot;&quot;)">
            <text:p/>
          </table:table-cell>
          <table:table-cell table:formula="of:=IF(ISNUMBER(SEARCH(&quot;I&quot;;[.$K27]));IF(ISBLANK([.$E$10]);&quot;&quot;;[.$E$10]);&quot;&quot;)">
            <text:p/>
          </table:table-cell>
          <table:table-cell table:formula="of:=IF(ISNUMBER(SEARCH(&quot;J&quot;;[.$K27]));IF(ISBLANK([.$E$11]);&quot;&quot;;[.$E$11]);&quot;&quot;)">
            <text:p/>
          </table:table-cell>
          <table:table-cell table:formula="of:=IF(ISNUMBER(SEARCH(&quot;K&quot;;[.$K27]));IF(ISBLANK([.$E$12]);&quot;&quot;;[.$E$12]);&quot;&quot;)">
            <text:p/>
          </table:table-cell>
          <table:table-cell table:formula="of:=IF(ISNUMBER(SEARCH(&quot;L&quot;;[.$K27]));IF(ISBLANK([.$E$13]);&quot;&quot;;[.$E$13]);&quot;&quot;)">
            <text:p/>
          </table:table-cell>
          <table:table-cell table:formula="of:=IF(ISNUMBER(SEARCH(&quot;M&quot;;[.$K27]));IF(ISBLANK([.$E$14]);&quot;&quot;;[.$E$14]);&quot;&quot;)">
            <text:p/>
          </table:table-cell>
          <table:table-cell table:formula="of:=IF(ISNUMBER(SEARCH(&quot;N&quot;;[.$K27]));IF(ISBLANK([.$E$15]);&quot;&quot;;[.$E$15]);&quot;&quot;)">
            <text:p/>
          </table:table-cell>
          <table:table-cell/>
          <table:table-cell table:formula="of:=IF(ISNUMBER(SEARCH(&quot;A&quot;;[.$K27]));IF(ISBLANK([.$F$2]);&quot;&quot;;[.$F$2]);&quot;&quot;)">
            <text:p/>
          </table:table-cell>
          <table:table-cell table:formula="of:=IF(ISNUMBER(SEARCH(&quot;B&quot;;[.$K27]));IF(ISBLANK([.$F$3]);&quot;&quot;;[.$F$3]);&quot;&quot;)">
            <text:p/>
          </table:table-cell>
          <table:table-cell table:formula="of:=IF(ISNUMBER(SEARCH(&quot;C&quot;;[.$K27]));IF(ISBLANK([.$F$4]);&quot;&quot;;[.$F$4]);&quot;&quot;)">
            <text:p/>
          </table:table-cell>
          <table:table-cell table:formula="of:=IF(ISNUMBER(SEARCH(&quot;D&quot;;[.$K27]));IF(ISBLANK([.$F$5]);&quot;&quot;;[.$F$5]);&quot;&quot;)">
            <text:p/>
          </table:table-cell>
          <table:table-cell table:formula="of:=IF(ISNUMBER(SEARCH(&quot;E&quot;;[.$K27]));IF(ISBLANK([.$F$6]);&quot;&quot;;[.$F$6]);&quot;&quot;)">
            <text:p/>
          </table:table-cell>
          <table:table-cell table:formula="of:=IF(ISNUMBER(SEARCH(&quot;F&quot;;[.$K27]));IF(ISBLANK([.$F$7]);&quot;&quot;;[.$F$7]);&quot;&quot;)" office:value-type="string" office:string-value="HJ" calcext:value-type="string">
            <text:p>HJ</text:p>
          </table:table-cell>
          <table:table-cell table:formula="of:=IF(ISNUMBER(SEARCH(&quot;G&quot;;[.$K27]));IF(ISBLANK([.$F$8]);&quot;&quot;;[.$F$8]);&quot;&quot;)">
            <text:p/>
          </table:table-cell>
          <table:table-cell table:formula="of:=IF(ISNUMBER(SEARCH(&quot;H&quot;;[.$K27]));IF(ISBLANK([.$F$9]);&quot;&quot;;[.$F$9]);&quot;&quot;)">
            <text:p/>
          </table:table-cell>
          <table:table-cell table:formula="of:=IF(ISNUMBER(SEARCH(&quot;I&quot;;[.$K27]));IF(ISBLANK([.$F$10]);&quot;&quot;;[.$F$10]);&quot;&quot;)">
            <text:p/>
          </table:table-cell>
          <table:table-cell table:formula="of:=IF(ISNUMBER(SEARCH(&quot;J&quot;;[.$K27]));IF(ISBLANK([.$F$11]);&quot;&quot;;[.$F$11]);&quot;&quot;)">
            <text:p/>
          </table:table-cell>
          <table:table-cell table:formula="of:=IF(ISNUMBER(SEARCH(&quot;K&quot;;[.$K27]));IF(ISBLANK([.$F$12]);&quot;&quot;;[.$F$12]);&quot;&quot;)">
            <text:p/>
          </table:table-cell>
          <table:table-cell table:formula="of:=IF(ISNUMBER(SEARCH(&quot;L&quot;;[.$K27]));IF(ISBLANK([.$F$13]);&quot;&quot;;[.$F$13]);&quot;&quot;)">
            <text:p/>
          </table:table-cell>
          <table:table-cell table:formula="of:=IF(ISNUMBER(SEARCH(&quot;M&quot;;[.$K27]));IF(ISBLANK([.$F$14]);&quot;&quot;;[.$F$14]);&quot;&quot;)">
            <text:p/>
          </table:table-cell>
          <table:table-cell table:formula="of:=IF(ISNUMBER(SEARCH(&quot;N&quot;;[.$K27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28])); ISNUMBER(SEARCH(&quot;D&quot;;[.K28])); ISNUMBER(SEARCH(&quot;H&quot;;[.K28])); ISNUMBER(SEARCH(&quot;L&quot;;[.K28])); ISNUMBER(SEARCH(&quot;M&quot;;[.K28])); ISNUMBER(SEARCH(&quot;N&quot;;[.K28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HNKBA</text:p>
          </table:table-cell>
          <table:table-cell table:style-name="ce5" office:value-type="string" calcext:value-type="string">
            <text:p>ABHKN </text:p>
          </table:table-cell>
          <table:table-cell table:style-name="ce5" office:value-type="string" calcext:value-type="string">
            <text:p>ACD </text:p>
          </table:table-cell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ABJ </text:p>
          </table:table-cell>
          <table:table-cell table:formula="of:=COUNTIF([.$K$1:.$K$1998];[.K28])" office:value-type="float" office:value="1" calcext:value-type="float">
            <text:p>1</text:p>
          </table:table-cell>
          <table:table-cell/>
          <table:table-cell table:formula="of:=IF(ISNUMBER(SEARCH(&quot;A&quot;;[.$K28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28]));IF(ISBLANK([.$D$3]);&quot;&quot;;[.$D$3]);&quot;&quot;)">
            <text:p/>
          </table:table-cell>
          <table:table-cell table:formula="of:=IF(ISNUMBER(SEARCH(&quot;C&quot;;[.$K28]));IF(ISBLANK([.$D$4]);&quot;&quot;;[.$D$4]);&quot;&quot;)">
            <text:p/>
          </table:table-cell>
          <table:table-cell table:formula="of:=IF(ISNUMBER(SEARCH(&quot;D&quot;;[.$K28]));IF(ISBLANK([.$D$5]);&quot;&quot;;[.$D$5]);&quot;&quot;)">
            <text:p/>
          </table:table-cell>
          <table:table-cell table:formula="of:=IF(ISNUMBER(SEARCH(&quot;E&quot;;[.$K28]));IF(ISBLANK([.$D$6]);&quot;&quot;;[.$D$6]);&quot;&quot;)">
            <text:p/>
          </table:table-cell>
          <table:table-cell table:formula="of:=IF(ISNUMBER(SEARCH(&quot;F&quot;;[.$K28]));IF(ISBLANK([.$D$7]);&quot;&quot;;[.$D$7]);&quot;&quot;)">
            <text:p/>
          </table:table-cell>
          <table:table-cell table:formula="of:=IF(ISNUMBER(SEARCH(&quot;G&quot;;[.$K28]));IF(ISBLANK([.$D$8]);&quot;&quot;;[.$D$8]);&quot;&quot;)">
            <text:p/>
          </table:table-cell>
          <table:table-cell table:formula="of:=IF(ISNUMBER(SEARCH(&quot;H&quot;;[.$K28]));IF(ISBLANK([.$D$9]);&quot;&quot;;[.$D$9]);&quot;&quot;)">
            <text:p/>
          </table:table-cell>
          <table:table-cell table:formula="of:=IF(ISNUMBER(SEARCH(&quot;I&quot;;[.$K28]));IF(ISBLANK([.$D$10]);&quot;&quot;;[.$D$10]);&quot;&quot;)">
            <text:p/>
          </table:table-cell>
          <table:table-cell table:formula="of:=IF(ISNUMBER(SEARCH(&quot;J&quot;;[.$K28]));IF(ISBLANK([.$D$11]);&quot;&quot;;[.$D$11]);&quot;&quot;)">
            <text:p/>
          </table:table-cell>
          <table:table-cell table:formula="of:=IF(ISNUMBER(SEARCH(&quot;K&quot;;[.$K28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K28]));IF(ISBLANK([.$D$13]);&quot;&quot;;[.$D$13]);&quot;&quot;)">
            <text:p/>
          </table:table-cell>
          <table:table-cell table:formula="of:=IF(ISNUMBER(SEARCH(&quot;M&quot;;[.$K28]));IF(ISBLANK([.$D$14]);&quot;&quot;;[.$D$14]);&quot;&quot;)">
            <text:p/>
          </table:table-cell>
          <table:table-cell table:formula="of:=IF(ISNUMBER(SEARCH(&quot;N&quot;;[.$K28]));IF(ISBLANK([.$D$15]);&quot;&quot;;[.$D$15]);&quot;&quot;)">
            <text:p/>
          </table:table-cell>
          <table:table-cell/>
          <table:table-cell table:formula="of:=IF(ISNUMBER(SEARCH(&quot;A&quot;;[.$K28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28]));IF(ISBLANK([.$E$3]);&quot;&quot;;[.$E$3]);&quot;&quot;)">
            <text:p/>
          </table:table-cell>
          <table:table-cell table:formula="of:=IF(ISNUMBER(SEARCH(&quot;C&quot;;[.$K28]));IF(ISBLANK([.$E$4]);&quot;&quot;;[.$E$4]);&quot;&quot;)">
            <text:p/>
          </table:table-cell>
          <table:table-cell table:formula="of:=IF(ISNUMBER(SEARCH(&quot;D&quot;;[.$K28]));IF(ISBLANK([.$E$5]);&quot;&quot;;[.$E$5]);&quot;&quot;)">
            <text:p/>
          </table:table-cell>
          <table:table-cell table:formula="of:=IF(ISNUMBER(SEARCH(&quot;E&quot;;[.$K28]));IF(ISBLANK([.$E$6]);&quot;&quot;;[.$E$6]);&quot;&quot;)">
            <text:p/>
          </table:table-cell>
          <table:table-cell table:formula="of:=IF(ISNUMBER(SEARCH(&quot;F&quot;;[.$K28]));IF(ISBLANK([.$E$7]);&quot;&quot;;[.$E$7]);&quot;&quot;)">
            <text:p/>
          </table:table-cell>
          <table:table-cell table:formula="of:=IF(ISNUMBER(SEARCH(&quot;G&quot;;[.$K28]));IF(ISBLANK([.$E$8]);&quot;&quot;;[.$E$8]);&quot;&quot;)">
            <text:p/>
          </table:table-cell>
          <table:table-cell table:formula="of:=IF(ISNUMBER(SEARCH(&quot;H&quot;;[.$K28]));IF(ISBLANK([.$E$9]);&quot;&quot;;[.$E$9]);&quot;&quot;)">
            <text:p/>
          </table:table-cell>
          <table:table-cell table:formula="of:=IF(ISNUMBER(SEARCH(&quot;I&quot;;[.$K28]));IF(ISBLANK([.$E$10]);&quot;&quot;;[.$E$10]);&quot;&quot;)">
            <text:p/>
          </table:table-cell>
          <table:table-cell table:formula="of:=IF(ISNUMBER(SEARCH(&quot;J&quot;;[.$K28]));IF(ISBLANK([.$E$11]);&quot;&quot;;[.$E$11]);&quot;&quot;)">
            <text:p/>
          </table:table-cell>
          <table:table-cell table:formula="of:=IF(ISNUMBER(SEARCH(&quot;K&quot;;[.$K28]));IF(ISBLANK([.$E$12]);&quot;&quot;;[.$E$12]);&quot;&quot;)" office:value-type="string" office:string-value="A" calcext:value-type="string">
            <text:p>A</text:p>
          </table:table-cell>
          <table:table-cell table:formula="of:=IF(ISNUMBER(SEARCH(&quot;L&quot;;[.$K28]));IF(ISBLANK([.$E$13]);&quot;&quot;;[.$E$13]);&quot;&quot;)">
            <text:p/>
          </table:table-cell>
          <table:table-cell table:formula="of:=IF(ISNUMBER(SEARCH(&quot;M&quot;;[.$K28]));IF(ISBLANK([.$E$14]);&quot;&quot;;[.$E$14]);&quot;&quot;)">
            <text:p/>
          </table:table-cell>
          <table:table-cell table:formula="of:=IF(ISNUMBER(SEARCH(&quot;N&quot;;[.$K28]));IF(ISBLANK([.$E$15]);&quot;&quot;;[.$E$15]);&quot;&quot;)" office:value-type="string" office:string-value="A" calcext:value-type="string">
            <text:p>A</text:p>
          </table:table-cell>
          <table:table-cell/>
          <table:table-cell table:formula="of:=IF(ISNUMBER(SEARCH(&quot;A&quot;;[.$K28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28]));IF(ISBLANK([.$F$3]);&quot;&quot;;[.$F$3]);&quot;&quot;)">
            <text:p/>
          </table:table-cell>
          <table:table-cell table:formula="of:=IF(ISNUMBER(SEARCH(&quot;C&quot;;[.$K28]));IF(ISBLANK([.$F$4]);&quot;&quot;;[.$F$4]);&quot;&quot;)">
            <text:p/>
          </table:table-cell>
          <table:table-cell table:formula="of:=IF(ISNUMBER(SEARCH(&quot;D&quot;;[.$K28]));IF(ISBLANK([.$F$5]);&quot;&quot;;[.$F$5]);&quot;&quot;)">
            <text:p/>
          </table:table-cell>
          <table:table-cell table:formula="of:=IF(ISNUMBER(SEARCH(&quot;E&quot;;[.$K28]));IF(ISBLANK([.$F$6]);&quot;&quot;;[.$F$6]);&quot;&quot;)">
            <text:p/>
          </table:table-cell>
          <table:table-cell table:formula="of:=IF(ISNUMBER(SEARCH(&quot;F&quot;;[.$K28]));IF(ISBLANK([.$F$7]);&quot;&quot;;[.$F$7]);&quot;&quot;)">
            <text:p/>
          </table:table-cell>
          <table:table-cell table:formula="of:=IF(ISNUMBER(SEARCH(&quot;G&quot;;[.$K28]));IF(ISBLANK([.$F$8]);&quot;&quot;;[.$F$8]);&quot;&quot;)">
            <text:p/>
          </table:table-cell>
          <table:table-cell table:formula="of:=IF(ISNUMBER(SEARCH(&quot;H&quot;;[.$K28]));IF(ISBLANK([.$F$9]);&quot;&quot;;[.$F$9]);&quot;&quot;)">
            <text:p/>
          </table:table-cell>
          <table:table-cell table:formula="of:=IF(ISNUMBER(SEARCH(&quot;I&quot;;[.$K28]));IF(ISBLANK([.$F$10]);&quot;&quot;;[.$F$10]);&quot;&quot;)">
            <text:p/>
          </table:table-cell>
          <table:table-cell table:formula="of:=IF(ISNUMBER(SEARCH(&quot;J&quot;;[.$K28]));IF(ISBLANK([.$F$11]);&quot;&quot;;[.$F$11]);&quot;&quot;)">
            <text:p/>
          </table:table-cell>
          <table:table-cell table:formula="of:=IF(ISNUMBER(SEARCH(&quot;K&quot;;[.$K28]));IF(ISBLANK([.$F$12]);&quot;&quot;;[.$F$12]);&quot;&quot;)" office:value-type="string" office:string-value="B" calcext:value-type="string">
            <text:p>B</text:p>
          </table:table-cell>
          <table:table-cell table:formula="of:=IF(ISNUMBER(SEARCH(&quot;L&quot;;[.$K28]));IF(ISBLANK([.$F$13]);&quot;&quot;;[.$F$13]);&quot;&quot;)">
            <text:p/>
          </table:table-cell>
          <table:table-cell table:formula="of:=IF(ISNUMBER(SEARCH(&quot;M&quot;;[.$K28]));IF(ISBLANK([.$F$14]);&quot;&quot;;[.$F$14]);&quot;&quot;)">
            <text:p/>
          </table:table-cell>
          <table:table-cell table:formula="of:=IF(ISNUMBER(SEARCH(&quot;N&quot;;[.$K28]));IF(ISBLANK([.$F$15]);&quot;&quot;;[.$F$15]);&quot;&quot;)">
            <text:p/>
          </table:table-cell>
        </table:table-row>
        <table:table-row table:style-name="ro1">
          <table:table-cell table:number-columns-repeated="6"/>
          <table:table-cell table:formula="of:=IF(OR(ISNUMBER(SEARCH(&quot;C&quot;;[.K29])); ISNUMBER(SEARCH(&quot;D&quot;;[.K29])); ISNUMBER(SEARCH(&quot;H&quot;;[.K29])); ISNUMBER(SEARCH(&quot;L&quot;;[.K29])); ISNUMBER(SEARCH(&quot;M&quot;;[.K29])); ISNUMBER(SEARCH(&quot;N&quot;;[.K29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CBDE</text:p>
          </table:table-cell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BCDFG </text:p>
          </table:table-cell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AJ </text:p>
          </table:table-cell>
          <table:table-cell table:formula="of:=COUNTIF([.$K$1:.$K$1998];[.K29])" office:value-type="float" office:value="1" calcext:value-type="float">
            <text:p>1</text:p>
          </table:table-cell>
          <table:table-cell/>
          <table:table-cell table:formula="of:=IF(ISNUMBER(SEARCH(&quot;A&quot;;[.$K29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29]));IF(ISBLANK([.$D$3]);&quot;&quot;;[.$D$3]);&quot;&quot;)">
            <text:p/>
          </table:table-cell>
          <table:table-cell table:formula="of:=IF(ISNUMBER(SEARCH(&quot;C&quot;;[.$K29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29]));IF(ISBLANK([.$D$5]);&quot;&quot;;[.$D$5]);&quot;&quot;)">
            <text:p/>
          </table:table-cell>
          <table:table-cell table:formula="of:=IF(ISNUMBER(SEARCH(&quot;E&quot;;[.$K29]));IF(ISBLANK([.$D$6]);&quot;&quot;;[.$D$6]);&quot;&quot;)" office:value-type="string" office:string-value="FG" calcext:value-type="string">
            <text:p>FG</text:p>
          </table:table-cell>
          <table:table-cell table:formula="of:=IF(ISNUMBER(SEARCH(&quot;F&quot;;[.$K29]));IF(ISBLANK([.$D$7]);&quot;&quot;;[.$D$7]);&quot;&quot;)">
            <text:p/>
          </table:table-cell>
          <table:table-cell table:formula="of:=IF(ISNUMBER(SEARCH(&quot;G&quot;;[.$K29]));IF(ISBLANK([.$D$8]);&quot;&quot;;[.$D$8]);&quot;&quot;)">
            <text:p/>
          </table:table-cell>
          <table:table-cell table:formula="of:=IF(ISNUMBER(SEARCH(&quot;H&quot;;[.$K29]));IF(ISBLANK([.$D$9]);&quot;&quot;;[.$D$9]);&quot;&quot;)">
            <text:p/>
          </table:table-cell>
          <table:table-cell table:formula="of:=IF(ISNUMBER(SEARCH(&quot;I&quot;;[.$K29]));IF(ISBLANK([.$D$10]);&quot;&quot;;[.$D$10]);&quot;&quot;)">
            <text:p/>
          </table:table-cell>
          <table:table-cell table:formula="of:=IF(ISNUMBER(SEARCH(&quot;J&quot;;[.$K29]));IF(ISBLANK([.$D$11]);&quot;&quot;;[.$D$11]);&quot;&quot;)">
            <text:p/>
          </table:table-cell>
          <table:table-cell table:formula="of:=IF(ISNUMBER(SEARCH(&quot;K&quot;;[.$K29]));IF(ISBLANK([.$D$12]);&quot;&quot;;[.$D$12]);&quot;&quot;)">
            <text:p/>
          </table:table-cell>
          <table:table-cell table:formula="of:=IF(ISNUMBER(SEARCH(&quot;L&quot;;[.$K29]));IF(ISBLANK([.$D$13]);&quot;&quot;;[.$D$13]);&quot;&quot;)">
            <text:p/>
          </table:table-cell>
          <table:table-cell table:formula="of:=IF(ISNUMBER(SEARCH(&quot;M&quot;;[.$K29]));IF(ISBLANK([.$D$14]);&quot;&quot;;[.$D$14]);&quot;&quot;)">
            <text:p/>
          </table:table-cell>
          <table:table-cell table:formula="of:=IF(ISNUMBER(SEARCH(&quot;N&quot;;[.$K29]));IF(ISBLANK([.$D$15]);&quot;&quot;;[.$D$15]);&quot;&quot;)">
            <text:p/>
          </table:table-cell>
          <table:table-cell/>
          <table:table-cell table:formula="of:=IF(ISNUMBER(SEARCH(&quot;A&quot;;[.$K29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29]));IF(ISBLANK([.$E$3]);&quot;&quot;;[.$E$3]);&quot;&quot;)">
            <text:p/>
          </table:table-cell>
          <table:table-cell table:formula="of:=IF(ISNUMBER(SEARCH(&quot;C&quot;;[.$K29]));IF(ISBLANK([.$E$4]);&quot;&quot;;[.$E$4]);&quot;&quot;)">
            <text:p/>
          </table:table-cell>
          <table:table-cell table:formula="of:=IF(ISNUMBER(SEARCH(&quot;D&quot;;[.$K29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29]));IF(ISBLANK([.$E$6]);&quot;&quot;;[.$E$6]);&quot;&quot;)">
            <text:p/>
          </table:table-cell>
          <table:table-cell table:formula="of:=IF(ISNUMBER(SEARCH(&quot;F&quot;;[.$K29]));IF(ISBLANK([.$E$7]);&quot;&quot;;[.$E$7]);&quot;&quot;)">
            <text:p/>
          </table:table-cell>
          <table:table-cell table:formula="of:=IF(ISNUMBER(SEARCH(&quot;G&quot;;[.$K29]));IF(ISBLANK([.$E$8]);&quot;&quot;;[.$E$8]);&quot;&quot;)">
            <text:p/>
          </table:table-cell>
          <table:table-cell table:formula="of:=IF(ISNUMBER(SEARCH(&quot;H&quot;;[.$K29]));IF(ISBLANK([.$E$9]);&quot;&quot;;[.$E$9]);&quot;&quot;)">
            <text:p/>
          </table:table-cell>
          <table:table-cell table:formula="of:=IF(ISNUMBER(SEARCH(&quot;I&quot;;[.$K29]));IF(ISBLANK([.$E$10]);&quot;&quot;;[.$E$10]);&quot;&quot;)">
            <text:p/>
          </table:table-cell>
          <table:table-cell table:formula="of:=IF(ISNUMBER(SEARCH(&quot;J&quot;;[.$K29]));IF(ISBLANK([.$E$11]);&quot;&quot;;[.$E$11]);&quot;&quot;)">
            <text:p/>
          </table:table-cell>
          <table:table-cell table:formula="of:=IF(ISNUMBER(SEARCH(&quot;K&quot;;[.$K29]));IF(ISBLANK([.$E$12]);&quot;&quot;;[.$E$12]);&quot;&quot;)">
            <text:p/>
          </table:table-cell>
          <table:table-cell table:formula="of:=IF(ISNUMBER(SEARCH(&quot;L&quot;;[.$K29]));IF(ISBLANK([.$E$13]);&quot;&quot;;[.$E$13]);&quot;&quot;)">
            <text:p/>
          </table:table-cell>
          <table:table-cell table:formula="of:=IF(ISNUMBER(SEARCH(&quot;M&quot;;[.$K29]));IF(ISBLANK([.$E$14]);&quot;&quot;;[.$E$14]);&quot;&quot;)">
            <text:p/>
          </table:table-cell>
          <table:table-cell table:formula="of:=IF(ISNUMBER(SEARCH(&quot;N&quot;;[.$K29]));IF(ISBLANK([.$E$15]);&quot;&quot;;[.$E$15]);&quot;&quot;)">
            <text:p/>
          </table:table-cell>
          <table:table-cell/>
          <table:table-cell table:formula="of:=IF(ISNUMBER(SEARCH(&quot;A&quot;;[.$K29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29]));IF(ISBLANK([.$F$3]);&quot;&quot;;[.$F$3]);&quot;&quot;)">
            <text:p/>
          </table:table-cell>
          <table:table-cell table:formula="of:=IF(ISNUMBER(SEARCH(&quot;C&quot;;[.$K29]));IF(ISBLANK([.$F$4]);&quot;&quot;;[.$F$4]);&quot;&quot;)">
            <text:p/>
          </table:table-cell>
          <table:table-cell table:formula="of:=IF(ISNUMBER(SEARCH(&quot;D&quot;;[.$K29]));IF(ISBLANK([.$F$5]);&quot;&quot;;[.$F$5]);&quot;&quot;)">
            <text:p/>
          </table:table-cell>
          <table:table-cell table:formula="of:=IF(ISNUMBER(SEARCH(&quot;E&quot;;[.$K29]));IF(ISBLANK([.$F$6]);&quot;&quot;;[.$F$6]);&quot;&quot;)">
            <text:p/>
          </table:table-cell>
          <table:table-cell table:formula="of:=IF(ISNUMBER(SEARCH(&quot;F&quot;;[.$K29]));IF(ISBLANK([.$F$7]);&quot;&quot;;[.$F$7]);&quot;&quot;)">
            <text:p/>
          </table:table-cell>
          <table:table-cell table:formula="of:=IF(ISNUMBER(SEARCH(&quot;G&quot;;[.$K29]));IF(ISBLANK([.$F$8]);&quot;&quot;;[.$F$8]);&quot;&quot;)">
            <text:p/>
          </table:table-cell>
          <table:table-cell table:formula="of:=IF(ISNUMBER(SEARCH(&quot;H&quot;;[.$K29]));IF(ISBLANK([.$F$9]);&quot;&quot;;[.$F$9]);&quot;&quot;)">
            <text:p/>
          </table:table-cell>
          <table:table-cell table:formula="of:=IF(ISNUMBER(SEARCH(&quot;I&quot;;[.$K29]));IF(ISBLANK([.$F$10]);&quot;&quot;;[.$F$10]);&quot;&quot;)">
            <text:p/>
          </table:table-cell>
          <table:table-cell table:formula="of:=IF(ISNUMBER(SEARCH(&quot;J&quot;;[.$K29]));IF(ISBLANK([.$F$11]);&quot;&quot;;[.$F$11]);&quot;&quot;)">
            <text:p/>
          </table:table-cell>
          <table:table-cell table:formula="of:=IF(ISNUMBER(SEARCH(&quot;K&quot;;[.$K29]));IF(ISBLANK([.$F$12]);&quot;&quot;;[.$F$12]);&quot;&quot;)">
            <text:p/>
          </table:table-cell>
          <table:table-cell table:formula="of:=IF(ISNUMBER(SEARCH(&quot;L&quot;;[.$K29]));IF(ISBLANK([.$F$13]);&quot;&quot;;[.$F$13]);&quot;&quot;)">
            <text:p/>
          </table:table-cell>
          <table:table-cell table:formula="of:=IF(ISNUMBER(SEARCH(&quot;M&quot;;[.$K29]));IF(ISBLANK([.$F$14]);&quot;&quot;;[.$F$14]);&quot;&quot;)">
            <text:p/>
          </table:table-cell>
          <table:table-cell table:formula="of:=IF(ISNUMBER(SEARCH(&quot;N&quot;;[.$K29]));IF(ISBLANK([.$F$15]);&quot;&quot;;[.$F$15]);&quot;&quot;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,F,H,K</text:p>
          </table:table-cell>
          <table:table-cell table:number-columns-repeated="4"/>
          <table:table-cell table:formula="of:=IF(OR(ISNUMBER(SEARCH(&quot;C&quot;;[.K30])); ISNUMBER(SEARCH(&quot;D&quot;;[.K30])); ISNUMBER(SEARCH(&quot;H&quot;;[.K30])); ISNUMBER(SEARCH(&quot;L&quot;;[.K30])); ISNUMBER(SEARCH(&quot;M&quot;;[.K30])); ISNUMBER(SEARCH(&quot;N&quot;;[.K30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HJB</text:p>
          </table:table-cell>
          <table:table-cell table:style-name="ce5" office:value-type="string" calcext:value-type="string">
            <text:p>BHJ </text:p>
          </table:table-cell>
          <table:table-cell table:number-columns-repeated="3" table:style-name="ce5" office:value-type="string" calcext:value-type="string">
            <text:p>M </text:p>
          </table:table-cell>
          <table:table-cell table:formula="of:=COUNTIF([.$K$1:.$K$1998];[.K30])" office:value-type="float" office:value="1" calcext:value-type="float">
            <text:p>1</text:p>
          </table:table-cell>
          <table:table-cell/>
          <table:table-cell table:formula="of:=IF(ISNUMBER(SEARCH(&quot;A&quot;;[.$K30]));IF(ISBLANK([.$D$2]);&quot;&quot;;[.$D$2]);&quot;&quot;)">
            <text:p/>
          </table:table-cell>
          <table:table-cell table:formula="of:=IF(ISNUMBER(SEARCH(&quot;B&quot;;[.$K30]));IF(ISBLANK([.$D$3]);&quot;&quot;;[.$D$3]);&quot;&quot;)">
            <text:p/>
          </table:table-cell>
          <table:table-cell table:formula="of:=IF(ISNUMBER(SEARCH(&quot;C&quot;;[.$K30]));IF(ISBLANK([.$D$4]);&quot;&quot;;[.$D$4]);&quot;&quot;)">
            <text:p/>
          </table:table-cell>
          <table:table-cell table:formula="of:=IF(ISNUMBER(SEARCH(&quot;D&quot;;[.$K30]));IF(ISBLANK([.$D$5]);&quot;&quot;;[.$D$5]);&quot;&quot;)">
            <text:p/>
          </table:table-cell>
          <table:table-cell table:formula="of:=IF(ISNUMBER(SEARCH(&quot;E&quot;;[.$K30]));IF(ISBLANK([.$D$6]);&quot;&quot;;[.$D$6]);&quot;&quot;)">
            <text:p/>
          </table:table-cell>
          <table:table-cell table:formula="of:=IF(ISNUMBER(SEARCH(&quot;F&quot;;[.$K30]));IF(ISBLANK([.$D$7]);&quot;&quot;;[.$D$7]);&quot;&quot;)">
            <text:p/>
          </table:table-cell>
          <table:table-cell table:formula="of:=IF(ISNUMBER(SEARCH(&quot;G&quot;;[.$K30]));IF(ISBLANK([.$D$8]);&quot;&quot;;[.$D$8]);&quot;&quot;)">
            <text:p/>
          </table:table-cell>
          <table:table-cell table:formula="of:=IF(ISNUMBER(SEARCH(&quot;H&quot;;[.$K30]));IF(ISBLANK([.$D$9]);&quot;&quot;;[.$D$9]);&quot;&quot;)">
            <text:p/>
          </table:table-cell>
          <table:table-cell table:formula="of:=IF(ISNUMBER(SEARCH(&quot;I&quot;;[.$K30]));IF(ISBLANK([.$D$10]);&quot;&quot;;[.$D$10]);&quot;&quot;)">
            <text:p/>
          </table:table-cell>
          <table:table-cell table:formula="of:=IF(ISNUMBER(SEARCH(&quot;J&quot;;[.$K30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K30]));IF(ISBLANK([.$D$12]);&quot;&quot;;[.$D$12]);&quot;&quot;)">
            <text:p/>
          </table:table-cell>
          <table:table-cell table:formula="of:=IF(ISNUMBER(SEARCH(&quot;L&quot;;[.$K30]));IF(ISBLANK([.$D$13]);&quot;&quot;;[.$D$13]);&quot;&quot;)">
            <text:p/>
          </table:table-cell>
          <table:table-cell table:formula="of:=IF(ISNUMBER(SEARCH(&quot;M&quot;;[.$K30]));IF(ISBLANK([.$D$14]);&quot;&quot;;[.$D$14]);&quot;&quot;)">
            <text:p/>
          </table:table-cell>
          <table:table-cell table:formula="of:=IF(ISNUMBER(SEARCH(&quot;N&quot;;[.$K30]));IF(ISBLANK([.$D$15]);&quot;&quot;;[.$D$15]);&quot;&quot;)">
            <text:p/>
          </table:table-cell>
          <table:table-cell/>
          <table:table-cell table:formula="of:=IF(ISNUMBER(SEARCH(&quot;A&quot;;[.$K30]));IF(ISBLANK([.$E$2]);&quot;&quot;;[.$E$2]);&quot;&quot;)">
            <text:p/>
          </table:table-cell>
          <table:table-cell table:formula="of:=IF(ISNUMBER(SEARCH(&quot;B&quot;;[.$K30]));IF(ISBLANK([.$E$3]);&quot;&quot;;[.$E$3]);&quot;&quot;)">
            <text:p/>
          </table:table-cell>
          <table:table-cell table:formula="of:=IF(ISNUMBER(SEARCH(&quot;C&quot;;[.$K30]));IF(ISBLANK([.$E$4]);&quot;&quot;;[.$E$4]);&quot;&quot;)">
            <text:p/>
          </table:table-cell>
          <table:table-cell table:formula="of:=IF(ISNUMBER(SEARCH(&quot;D&quot;;[.$K30]));IF(ISBLANK([.$E$5]);&quot;&quot;;[.$E$5]);&quot;&quot;)">
            <text:p/>
          </table:table-cell>
          <table:table-cell table:formula="of:=IF(ISNUMBER(SEARCH(&quot;E&quot;;[.$K30]));IF(ISBLANK([.$E$6]);&quot;&quot;;[.$E$6]);&quot;&quot;)">
            <text:p/>
          </table:table-cell>
          <table:table-cell table:formula="of:=IF(ISNUMBER(SEARCH(&quot;F&quot;;[.$K30]));IF(ISBLANK([.$E$7]);&quot;&quot;;[.$E$7]);&quot;&quot;)">
            <text:p/>
          </table:table-cell>
          <table:table-cell table:formula="of:=IF(ISNUMBER(SEARCH(&quot;G&quot;;[.$K30]));IF(ISBLANK([.$E$8]);&quot;&quot;;[.$E$8]);&quot;&quot;)">
            <text:p/>
          </table:table-cell>
          <table:table-cell table:formula="of:=IF(ISNUMBER(SEARCH(&quot;H&quot;;[.$K30]));IF(ISBLANK([.$E$9]);&quot;&quot;;[.$E$9]);&quot;&quot;)">
            <text:p/>
          </table:table-cell>
          <table:table-cell table:formula="of:=IF(ISNUMBER(SEARCH(&quot;I&quot;;[.$K30]));IF(ISBLANK([.$E$10]);&quot;&quot;;[.$E$10]);&quot;&quot;)">
            <text:p/>
          </table:table-cell>
          <table:table-cell table:formula="of:=IF(ISNUMBER(SEARCH(&quot;J&quot;;[.$K30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K30]));IF(ISBLANK([.$E$12]);&quot;&quot;;[.$E$12]);&quot;&quot;)">
            <text:p/>
          </table:table-cell>
          <table:table-cell table:formula="of:=IF(ISNUMBER(SEARCH(&quot;L&quot;;[.$K30]));IF(ISBLANK([.$E$13]);&quot;&quot;;[.$E$13]);&quot;&quot;)">
            <text:p/>
          </table:table-cell>
          <table:table-cell table:formula="of:=IF(ISNUMBER(SEARCH(&quot;M&quot;;[.$K30]));IF(ISBLANK([.$E$14]);&quot;&quot;;[.$E$14]);&quot;&quot;)">
            <text:p/>
          </table:table-cell>
          <table:table-cell table:formula="of:=IF(ISNUMBER(SEARCH(&quot;N&quot;;[.$K30]));IF(ISBLANK([.$E$15]);&quot;&quot;;[.$E$15]);&quot;&quot;)">
            <text:p/>
          </table:table-cell>
          <table:table-cell/>
          <table:table-cell table:formula="of:=IF(ISNUMBER(SEARCH(&quot;A&quot;;[.$K30]));IF(ISBLANK([.$F$2]);&quot;&quot;;[.$F$2]);&quot;&quot;)">
            <text:p/>
          </table:table-cell>
          <table:table-cell table:formula="of:=IF(ISNUMBER(SEARCH(&quot;B&quot;;[.$K30]));IF(ISBLANK([.$F$3]);&quot;&quot;;[.$F$3]);&quot;&quot;)">
            <text:p/>
          </table:table-cell>
          <table:table-cell table:formula="of:=IF(ISNUMBER(SEARCH(&quot;C&quot;;[.$K30]));IF(ISBLANK([.$F$4]);&quot;&quot;;[.$F$4]);&quot;&quot;)">
            <text:p/>
          </table:table-cell>
          <table:table-cell table:formula="of:=IF(ISNUMBER(SEARCH(&quot;D&quot;;[.$K30]));IF(ISBLANK([.$F$5]);&quot;&quot;;[.$F$5]);&quot;&quot;)">
            <text:p/>
          </table:table-cell>
          <table:table-cell table:formula="of:=IF(ISNUMBER(SEARCH(&quot;E&quot;;[.$K30]));IF(ISBLANK([.$F$6]);&quot;&quot;;[.$F$6]);&quot;&quot;)">
            <text:p/>
          </table:table-cell>
          <table:table-cell table:formula="of:=IF(ISNUMBER(SEARCH(&quot;F&quot;;[.$K30]));IF(ISBLANK([.$F$7]);&quot;&quot;;[.$F$7]);&quot;&quot;)">
            <text:p/>
          </table:table-cell>
          <table:table-cell table:formula="of:=IF(ISNUMBER(SEARCH(&quot;G&quot;;[.$K30]));IF(ISBLANK([.$F$8]);&quot;&quot;;[.$F$8]);&quot;&quot;)">
            <text:p/>
          </table:table-cell>
          <table:table-cell table:formula="of:=IF(ISNUMBER(SEARCH(&quot;H&quot;;[.$K30]));IF(ISBLANK([.$F$9]);&quot;&quot;;[.$F$9]);&quot;&quot;)">
            <text:p/>
          </table:table-cell>
          <table:table-cell table:formula="of:=IF(ISNUMBER(SEARCH(&quot;I&quot;;[.$K30]));IF(ISBLANK([.$F$10]);&quot;&quot;;[.$F$10]);&quot;&quot;)">
            <text:p/>
          </table:table-cell>
          <table:table-cell table:formula="of:=IF(ISNUMBER(SEARCH(&quot;J&quot;;[.$K30]));IF(ISBLANK([.$F$11]);&quot;&quot;;[.$F$11]);&quot;&quot;)" office:value-type="string" office:string-value="M" calcext:value-type="string">
            <text:p>M</text:p>
          </table:table-cell>
          <table:table-cell table:formula="of:=IF(ISNUMBER(SEARCH(&quot;K&quot;;[.$K30]));IF(ISBLANK([.$F$12]);&quot;&quot;;[.$F$12]);&quot;&quot;)">
            <text:p/>
          </table:table-cell>
          <table:table-cell table:formula="of:=IF(ISNUMBER(SEARCH(&quot;L&quot;;[.$K30]));IF(ISBLANK([.$F$13]);&quot;&quot;;[.$F$13]);&quot;&quot;)">
            <text:p/>
          </table:table-cell>
          <table:table-cell table:formula="of:=IF(ISNUMBER(SEARCH(&quot;M&quot;;[.$K30]));IF(ISBLANK([.$F$14]);&quot;&quot;;[.$F$14]);&quot;&quot;)">
            <text:p/>
          </table:table-cell>
          <table:table-cell table:formula="of:=IF(ISNUMBER(SEARCH(&quot;N&quot;;[.$K30]));IF(ISBLANK([.$F$15]);&quot;&quot;;[.$F$1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,D,H,N,A</text:p>
          </table:table-cell>
          <table:table-cell table:number-columns-repeated="4"/>
          <table:table-cell table:formula="of:=IF(OR(ISNUMBER(SEARCH(&quot;C&quot;;[.K31])); ISNUMBER(SEARCH(&quot;D&quot;;[.K31])); ISNUMBER(SEARCH(&quot;H&quot;;[.K31])); ISNUMBER(SEARCH(&quot;L&quot;;[.K31])); ISNUMBER(SEARCH(&quot;M&quot;;[.K31])); ISNUMBER(SEARCH(&quot;N&quot;;[.K31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CD</text:p>
          </table:table-cell>
          <table:table-cell table:style-name="ce5" office:value-type="string" calcext:value-type="string">
            <text:p>CD 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E </text:p>
          </table:table-cell>
          <table:table-cell office:value-type="string" calcext:value-type="string">
            <text:p>ERROR</text:p>
          </table:table-cell>
          <table:table-cell table:formula="of:=COUNTIF([.$K$1:.$K$1998];[.K31])" office:value-type="float" office:value="1" calcext:value-type="float">
            <text:p>1</text:p>
          </table:table-cell>
          <table:table-cell/>
          <table:table-cell table:formula="of:=IF(ISNUMBER(SEARCH(&quot;A&quot;;[.$K31]));IF(ISBLANK([.$D$2]);&quot;&quot;;[.$D$2]);&quot;&quot;)">
            <text:p/>
          </table:table-cell>
          <table:table-cell table:formula="of:=IF(ISNUMBER(SEARCH(&quot;B&quot;;[.$K31]));IF(ISBLANK([.$D$3]);&quot;&quot;;[.$D$3]);&quot;&quot;)">
            <text:p/>
          </table:table-cell>
          <table:table-cell table:formula="of:=IF(ISNUMBER(SEARCH(&quot;C&quot;;[.$K31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31]));IF(ISBLANK([.$D$5]);&quot;&quot;;[.$D$5]);&quot;&quot;)">
            <text:p/>
          </table:table-cell>
          <table:table-cell table:formula="of:=IF(ISNUMBER(SEARCH(&quot;E&quot;;[.$K31]));IF(ISBLANK([.$D$6]);&quot;&quot;;[.$D$6]);&quot;&quot;)">
            <text:p/>
          </table:table-cell>
          <table:table-cell table:formula="of:=IF(ISNUMBER(SEARCH(&quot;F&quot;;[.$K31]));IF(ISBLANK([.$D$7]);&quot;&quot;;[.$D$7]);&quot;&quot;)">
            <text:p/>
          </table:table-cell>
          <table:table-cell table:formula="of:=IF(ISNUMBER(SEARCH(&quot;G&quot;;[.$K31]));IF(ISBLANK([.$D$8]);&quot;&quot;;[.$D$8]);&quot;&quot;)">
            <text:p/>
          </table:table-cell>
          <table:table-cell table:formula="of:=IF(ISNUMBER(SEARCH(&quot;H&quot;;[.$K31]));IF(ISBLANK([.$D$9]);&quot;&quot;;[.$D$9]);&quot;&quot;)">
            <text:p/>
          </table:table-cell>
          <table:table-cell table:formula="of:=IF(ISNUMBER(SEARCH(&quot;I&quot;;[.$K31]));IF(ISBLANK([.$D$10]);&quot;&quot;;[.$D$10]);&quot;&quot;)">
            <text:p/>
          </table:table-cell>
          <table:table-cell table:formula="of:=IF(ISNUMBER(SEARCH(&quot;J&quot;;[.$K31]));IF(ISBLANK([.$D$11]);&quot;&quot;;[.$D$11]);&quot;&quot;)">
            <text:p/>
          </table:table-cell>
          <table:table-cell table:formula="of:=IF(ISNUMBER(SEARCH(&quot;K&quot;;[.$K31]));IF(ISBLANK([.$D$12]);&quot;&quot;;[.$D$12]);&quot;&quot;)">
            <text:p/>
          </table:table-cell>
          <table:table-cell table:formula="of:=IF(ISNUMBER(SEARCH(&quot;L&quot;;[.$K31]));IF(ISBLANK([.$D$13]);&quot;&quot;;[.$D$13]);&quot;&quot;)">
            <text:p/>
          </table:table-cell>
          <table:table-cell table:formula="of:=IF(ISNUMBER(SEARCH(&quot;M&quot;;[.$K31]));IF(ISBLANK([.$D$14]);&quot;&quot;;[.$D$14]);&quot;&quot;)">
            <text:p/>
          </table:table-cell>
          <table:table-cell table:formula="of:=IF(ISNUMBER(SEARCH(&quot;N&quot;;[.$K31]));IF(ISBLANK([.$D$15]);&quot;&quot;;[.$D$15]);&quot;&quot;)">
            <text:p/>
          </table:table-cell>
          <table:table-cell/>
          <table:table-cell table:formula="of:=IF(ISNUMBER(SEARCH(&quot;A&quot;;[.$K31]));IF(ISBLANK([.$E$2]);&quot;&quot;;[.$E$2]);&quot;&quot;)">
            <text:p/>
          </table:table-cell>
          <table:table-cell table:formula="of:=IF(ISNUMBER(SEARCH(&quot;B&quot;;[.$K31]));IF(ISBLANK([.$E$3]);&quot;&quot;;[.$E$3]);&quot;&quot;)">
            <text:p/>
          </table:table-cell>
          <table:table-cell table:formula="of:=IF(ISNUMBER(SEARCH(&quot;C&quot;;[.$K31]));IF(ISBLANK([.$E$4]);&quot;&quot;;[.$E$4]);&quot;&quot;)">
            <text:p/>
          </table:table-cell>
          <table:table-cell table:formula="of:=IF(ISNUMBER(SEARCH(&quot;D&quot;;[.$K31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31]));IF(ISBLANK([.$E$6]);&quot;&quot;;[.$E$6]);&quot;&quot;)">
            <text:p/>
          </table:table-cell>
          <table:table-cell table:formula="of:=IF(ISNUMBER(SEARCH(&quot;F&quot;;[.$K31]));IF(ISBLANK([.$E$7]);&quot;&quot;;[.$E$7]);&quot;&quot;)">
            <text:p/>
          </table:table-cell>
          <table:table-cell table:formula="of:=IF(ISNUMBER(SEARCH(&quot;G&quot;;[.$K31]));IF(ISBLANK([.$E$8]);&quot;&quot;;[.$E$8]);&quot;&quot;)">
            <text:p/>
          </table:table-cell>
          <table:table-cell table:formula="of:=IF(ISNUMBER(SEARCH(&quot;H&quot;;[.$K31]));IF(ISBLANK([.$E$9]);&quot;&quot;;[.$E$9]);&quot;&quot;)">
            <text:p/>
          </table:table-cell>
          <table:table-cell table:formula="of:=IF(ISNUMBER(SEARCH(&quot;I&quot;;[.$K31]));IF(ISBLANK([.$E$10]);&quot;&quot;;[.$E$10]);&quot;&quot;)">
            <text:p/>
          </table:table-cell>
          <table:table-cell table:formula="of:=IF(ISNUMBER(SEARCH(&quot;J&quot;;[.$K31]));IF(ISBLANK([.$E$11]);&quot;&quot;;[.$E$11]);&quot;&quot;)">
            <text:p/>
          </table:table-cell>
          <table:table-cell table:formula="of:=IF(ISNUMBER(SEARCH(&quot;K&quot;;[.$K31]));IF(ISBLANK([.$E$12]);&quot;&quot;;[.$E$12]);&quot;&quot;)">
            <text:p/>
          </table:table-cell>
          <table:table-cell table:formula="of:=IF(ISNUMBER(SEARCH(&quot;L&quot;;[.$K31]));IF(ISBLANK([.$E$13]);&quot;&quot;;[.$E$13]);&quot;&quot;)">
            <text:p/>
          </table:table-cell>
          <table:table-cell table:formula="of:=IF(ISNUMBER(SEARCH(&quot;M&quot;;[.$K31]));IF(ISBLANK([.$E$14]);&quot;&quot;;[.$E$14]);&quot;&quot;)">
            <text:p/>
          </table:table-cell>
          <table:table-cell table:formula="of:=IF(ISNUMBER(SEARCH(&quot;N&quot;;[.$K31]));IF(ISBLANK([.$E$15]);&quot;&quot;;[.$E$15]);&quot;&quot;)">
            <text:p/>
          </table:table-cell>
          <table:table-cell/>
          <table:table-cell table:formula="of:=IF(ISNUMBER(SEARCH(&quot;A&quot;;[.$K31]));IF(ISBLANK([.$F$2]);&quot;&quot;;[.$F$2]);&quot;&quot;)">
            <text:p/>
          </table:table-cell>
          <table:table-cell table:formula="of:=IF(ISNUMBER(SEARCH(&quot;B&quot;;[.$K31]));IF(ISBLANK([.$F$3]);&quot;&quot;;[.$F$3]);&quot;&quot;)">
            <text:p/>
          </table:table-cell>
          <table:table-cell table:formula="of:=IF(ISNUMBER(SEARCH(&quot;C&quot;;[.$K31]));IF(ISBLANK([.$F$4]);&quot;&quot;;[.$F$4]);&quot;&quot;)">
            <text:p/>
          </table:table-cell>
          <table:table-cell table:formula="of:=IF(ISNUMBER(SEARCH(&quot;D&quot;;[.$K31]));IF(ISBLANK([.$F$5]);&quot;&quot;;[.$F$5]);&quot;&quot;)">
            <text:p/>
          </table:table-cell>
          <table:table-cell table:formula="of:=IF(ISNUMBER(SEARCH(&quot;E&quot;;[.$K31]));IF(ISBLANK([.$F$6]);&quot;&quot;;[.$F$6]);&quot;&quot;)">
            <text:p/>
          </table:table-cell>
          <table:table-cell table:formula="of:=IF(ISNUMBER(SEARCH(&quot;F&quot;;[.$K31]));IF(ISBLANK([.$F$7]);&quot;&quot;;[.$F$7]);&quot;&quot;)">
            <text:p/>
          </table:table-cell>
          <table:table-cell table:formula="of:=IF(ISNUMBER(SEARCH(&quot;G&quot;;[.$K31]));IF(ISBLANK([.$F$8]);&quot;&quot;;[.$F$8]);&quot;&quot;)">
            <text:p/>
          </table:table-cell>
          <table:table-cell table:formula="of:=IF(ISNUMBER(SEARCH(&quot;H&quot;;[.$K31]));IF(ISBLANK([.$F$9]);&quot;&quot;;[.$F$9]);&quot;&quot;)">
            <text:p/>
          </table:table-cell>
          <table:table-cell table:formula="of:=IF(ISNUMBER(SEARCH(&quot;I&quot;;[.$K31]));IF(ISBLANK([.$F$10]);&quot;&quot;;[.$F$10]);&quot;&quot;)">
            <text:p/>
          </table:table-cell>
          <table:table-cell table:formula="of:=IF(ISNUMBER(SEARCH(&quot;J&quot;;[.$K31]));IF(ISBLANK([.$F$11]);&quot;&quot;;[.$F$11]);&quot;&quot;)">
            <text:p/>
          </table:table-cell>
          <table:table-cell table:formula="of:=IF(ISNUMBER(SEARCH(&quot;K&quot;;[.$K31]));IF(ISBLANK([.$F$12]);&quot;&quot;;[.$F$12]);&quot;&quot;)">
            <text:p/>
          </table:table-cell>
          <table:table-cell table:formula="of:=IF(ISNUMBER(SEARCH(&quot;L&quot;;[.$K31]));IF(ISBLANK([.$F$13]);&quot;&quot;;[.$F$13]);&quot;&quot;)">
            <text:p/>
          </table:table-cell>
          <table:table-cell table:formula="of:=IF(ISNUMBER(SEARCH(&quot;M&quot;;[.$K31]));IF(ISBLANK([.$F$14]);&quot;&quot;;[.$F$14]);&quot;&quot;)">
            <text:p/>
          </table:table-cell>
          <table:table-cell table:formula="of:=IF(ISNUMBER(SEARCH(&quot;N&quot;;[.$K31]));IF(ISBLANK([.$F$15]);&quot;&quot;;[.$F$15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,G,H,I,C</text:p>
          </table:table-cell>
          <table:table-cell table:number-columns-repeated="4"/>
          <table:table-cell table:formula="of:=IF(OR(ISNUMBER(SEARCH(&quot;C&quot;;[.K32])); ISNUMBER(SEARCH(&quot;D&quot;;[.K32])); ISNUMBER(SEARCH(&quot;H&quot;;[.K32])); ISNUMBER(SEARCH(&quot;L&quot;;[.K32])); ISNUMBER(SEARCH(&quot;M&quot;;[.K32])); ISNUMBER(SEARCH(&quot;N&quot;;[.K32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GHI</text:p>
          </table:table-cell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CDKN </text:p>
          </table:table-cell>
          <table:table-cell table:style-name="ce5" office:value-type="string" calcext:value-type="string">
            <text:p>ABCDGHI </text:p>
          </table:table-cell>
          <table:table-cell table:style-name="ce5" office:value-type="string" calcext:value-type="string">
            <text:p>AJM </text:p>
          </table:table-cell>
          <table:table-cell table:formula="of:=COUNTIF([.$K$1:.$K$1998];[.K32])" office:value-type="float" office:value="1" calcext:value-type="float">
            <text:p>1</text:p>
          </table:table-cell>
          <table:table-cell/>
          <table:table-cell table:formula="of:=IF(ISNUMBER(SEARCH(&quot;A&quot;;[.$K32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32]));IF(ISBLANK([.$D$3]);&quot;&quot;;[.$D$3]);&quot;&quot;)">
            <text:p/>
          </table:table-cell>
          <table:table-cell table:formula="of:=IF(ISNUMBER(SEARCH(&quot;C&quot;;[.$K32]));IF(ISBLANK([.$D$4]);&quot;&quot;;[.$D$4]);&quot;&quot;)">
            <text:p/>
          </table:table-cell>
          <table:table-cell table:formula="of:=IF(ISNUMBER(SEARCH(&quot;D&quot;;[.$K32]));IF(ISBLANK([.$D$5]);&quot;&quot;;[.$D$5]);&quot;&quot;)">
            <text:p/>
          </table:table-cell>
          <table:table-cell table:formula="of:=IF(ISNUMBER(SEARCH(&quot;E&quot;;[.$K32]));IF(ISBLANK([.$D$6]);&quot;&quot;;[.$D$6]);&quot;&quot;)">
            <text:p/>
          </table:table-cell>
          <table:table-cell table:formula="of:=IF(ISNUMBER(SEARCH(&quot;F&quot;;[.$K32]));IF(ISBLANK([.$D$7]);&quot;&quot;;[.$D$7]);&quot;&quot;)">
            <text:p/>
          </table:table-cell>
          <table:table-cell table:formula="of:=IF(ISNUMBER(SEARCH(&quot;G&quot;;[.$K32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32]));IF(ISBLANK([.$D$9]);&quot;&quot;;[.$D$9]);&quot;&quot;)">
            <text:p/>
          </table:table-cell>
          <table:table-cell table:formula="of:=IF(ISNUMBER(SEARCH(&quot;I&quot;;[.$K32]));IF(ISBLANK([.$D$10]);&quot;&quot;;[.$D$10]);&quot;&quot;)">
            <text:p/>
          </table:table-cell>
          <table:table-cell table:formula="of:=IF(ISNUMBER(SEARCH(&quot;J&quot;;[.$K32]));IF(ISBLANK([.$D$11]);&quot;&quot;;[.$D$11]);&quot;&quot;)">
            <text:p/>
          </table:table-cell>
          <table:table-cell table:formula="of:=IF(ISNUMBER(SEARCH(&quot;K&quot;;[.$K32]));IF(ISBLANK([.$D$12]);&quot;&quot;;[.$D$12]);&quot;&quot;)">
            <text:p/>
          </table:table-cell>
          <table:table-cell table:formula="of:=IF(ISNUMBER(SEARCH(&quot;L&quot;;[.$K32]));IF(ISBLANK([.$D$13]);&quot;&quot;;[.$D$13]);&quot;&quot;)">
            <text:p/>
          </table:table-cell>
          <table:table-cell table:formula="of:=IF(ISNUMBER(SEARCH(&quot;M&quot;;[.$K32]));IF(ISBLANK([.$D$14]);&quot;&quot;;[.$D$14]);&quot;&quot;)">
            <text:p/>
          </table:table-cell>
          <table:table-cell table:formula="of:=IF(ISNUMBER(SEARCH(&quot;N&quot;;[.$K32]));IF(ISBLANK([.$D$15]);&quot;&quot;;[.$D$15]);&quot;&quot;)">
            <text:p/>
          </table:table-cell>
          <table:table-cell/>
          <table:table-cell table:formula="of:=IF(ISNUMBER(SEARCH(&quot;A&quot;;[.$K32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32]));IF(ISBLANK([.$E$3]);&quot;&quot;;[.$E$3]);&quot;&quot;)">
            <text:p/>
          </table:table-cell>
          <table:table-cell table:formula="of:=IF(ISNUMBER(SEARCH(&quot;C&quot;;[.$K32]));IF(ISBLANK([.$E$4]);&quot;&quot;;[.$E$4]);&quot;&quot;)">
            <text:p/>
          </table:table-cell>
          <table:table-cell table:formula="of:=IF(ISNUMBER(SEARCH(&quot;D&quot;;[.$K32]));IF(ISBLANK([.$E$5]);&quot;&quot;;[.$E$5]);&quot;&quot;)">
            <text:p/>
          </table:table-cell>
          <table:table-cell table:formula="of:=IF(ISNUMBER(SEARCH(&quot;E&quot;;[.$K32]));IF(ISBLANK([.$E$6]);&quot;&quot;;[.$E$6]);&quot;&quot;)">
            <text:p/>
          </table:table-cell>
          <table:table-cell table:formula="of:=IF(ISNUMBER(SEARCH(&quot;F&quot;;[.$K32]));IF(ISBLANK([.$E$7]);&quot;&quot;;[.$E$7]);&quot;&quot;)">
            <text:p/>
          </table:table-cell>
          <table:table-cell table:formula="of:=IF(ISNUMBER(SEARCH(&quot;G&quot;;[.$K32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32]));IF(ISBLANK([.$E$9]);&quot;&quot;;[.$E$9]);&quot;&quot;)">
            <text:p/>
          </table:table-cell>
          <table:table-cell table:formula="of:=IF(ISNUMBER(SEARCH(&quot;I&quot;;[.$K32]));IF(ISBLANK([.$E$10]);&quot;&quot;;[.$E$10]);&quot;&quot;)" office:value-type="string" office:string-value="I" calcext:value-type="string">
            <text:p>I</text:p>
          </table:table-cell>
          <table:table-cell table:formula="of:=IF(ISNUMBER(SEARCH(&quot;J&quot;;[.$K32]));IF(ISBLANK([.$E$11]);&quot;&quot;;[.$E$11]);&quot;&quot;)">
            <text:p/>
          </table:table-cell>
          <table:table-cell table:formula="of:=IF(ISNUMBER(SEARCH(&quot;K&quot;;[.$K32]));IF(ISBLANK([.$E$12]);&quot;&quot;;[.$E$12]);&quot;&quot;)">
            <text:p/>
          </table:table-cell>
          <table:table-cell table:formula="of:=IF(ISNUMBER(SEARCH(&quot;L&quot;;[.$K32]));IF(ISBLANK([.$E$13]);&quot;&quot;;[.$E$13]);&quot;&quot;)">
            <text:p/>
          </table:table-cell>
          <table:table-cell table:formula="of:=IF(ISNUMBER(SEARCH(&quot;M&quot;;[.$K32]));IF(ISBLANK([.$E$14]);&quot;&quot;;[.$E$14]);&quot;&quot;)">
            <text:p/>
          </table:table-cell>
          <table:table-cell table:formula="of:=IF(ISNUMBER(SEARCH(&quot;N&quot;;[.$K32]));IF(ISBLANK([.$E$15]);&quot;&quot;;[.$E$15]);&quot;&quot;)">
            <text:p/>
          </table:table-cell>
          <table:table-cell/>
          <table:table-cell table:formula="of:=IF(ISNUMBER(SEARCH(&quot;A&quot;;[.$K32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32]));IF(ISBLANK([.$F$3]);&quot;&quot;;[.$F$3]);&quot;&quot;)">
            <text:p/>
          </table:table-cell>
          <table:table-cell table:formula="of:=IF(ISNUMBER(SEARCH(&quot;C&quot;;[.$K32]));IF(ISBLANK([.$F$4]);&quot;&quot;;[.$F$4]);&quot;&quot;)">
            <text:p/>
          </table:table-cell>
          <table:table-cell table:formula="of:=IF(ISNUMBER(SEARCH(&quot;D&quot;;[.$K32]));IF(ISBLANK([.$F$5]);&quot;&quot;;[.$F$5]);&quot;&quot;)">
            <text:p/>
          </table:table-cell>
          <table:table-cell table:formula="of:=IF(ISNUMBER(SEARCH(&quot;E&quot;;[.$K32]));IF(ISBLANK([.$F$6]);&quot;&quot;;[.$F$6]);&quot;&quot;)">
            <text:p/>
          </table:table-cell>
          <table:table-cell table:formula="of:=IF(ISNUMBER(SEARCH(&quot;F&quot;;[.$K32]));IF(ISBLANK([.$F$7]);&quot;&quot;;[.$F$7]);&quot;&quot;)">
            <text:p/>
          </table:table-cell>
          <table:table-cell table:formula="of:=IF(ISNUMBER(SEARCH(&quot;G&quot;;[.$K32]));IF(ISBLANK([.$F$8]);&quot;&quot;;[.$F$8]);&quot;&quot;)">
            <text:p/>
          </table:table-cell>
          <table:table-cell table:formula="of:=IF(ISNUMBER(SEARCH(&quot;H&quot;;[.$K32]));IF(ISBLANK([.$F$9]);&quot;&quot;;[.$F$9]);&quot;&quot;)">
            <text:p/>
          </table:table-cell>
          <table:table-cell table:formula="of:=IF(ISNUMBER(SEARCH(&quot;I&quot;;[.$K32]));IF(ISBLANK([.$F$10]);&quot;&quot;;[.$F$10]);&quot;&quot;)" office:value-type="string" office:string-value="JM" calcext:value-type="string">
            <text:p>JM</text:p>
          </table:table-cell>
          <table:table-cell table:formula="of:=IF(ISNUMBER(SEARCH(&quot;J&quot;;[.$K32]));IF(ISBLANK([.$F$11]);&quot;&quot;;[.$F$11]);&quot;&quot;)">
            <text:p/>
          </table:table-cell>
          <table:table-cell table:formula="of:=IF(ISNUMBER(SEARCH(&quot;K&quot;;[.$K32]));IF(ISBLANK([.$F$12]);&quot;&quot;;[.$F$12]);&quot;&quot;)">
            <text:p/>
          </table:table-cell>
          <table:table-cell table:formula="of:=IF(ISNUMBER(SEARCH(&quot;L&quot;;[.$K32]));IF(ISBLANK([.$F$13]);&quot;&quot;;[.$F$13]);&quot;&quot;)">
            <text:p/>
          </table:table-cell>
          <table:table-cell table:formula="of:=IF(ISNUMBER(SEARCH(&quot;M&quot;;[.$K32]));IF(ISBLANK([.$F$14]);&quot;&quot;;[.$F$14]);&quot;&quot;)">
            <text:p/>
          </table:table-cell>
          <table:table-cell table:formula="of:=IF(ISNUMBER(SEARCH(&quot;N&quot;;[.$K32]));IF(ISBLANK([.$F$15]);&quot;&quot;;[.$F$15]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,J,H,B</text:p>
          </table:table-cell>
          <table:table-cell table:number-columns-repeated="4"/>
          <table:table-cell table:formula="of:=IF(OR(ISNUMBER(SEARCH(&quot;C&quot;;[.K33])); ISNUMBER(SEARCH(&quot;D&quot;;[.K33])); ISNUMBER(SEARCH(&quot;H&quot;;[.K33])); ISNUMBER(SEARCH(&quot;L&quot;;[.K33])); ISNUMBER(SEARCH(&quot;M&quot;;[.K33])); ISNUMBER(SEARCH(&quot;N&quot;;[.K33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FGCD</text:p>
          </table:table-cell>
          <table:table-cell table:style-name="ce5" office:value-type="string" calcext:value-type="string">
            <text:p>CDFG </text:p>
          </table:table-cell>
          <table:table-cell table:style-name="ce5" office:value-type="string" calcext:value-type="string">
            <text:p>BHKN </text:p>
          </table:table-cell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HJ </text:p>
          </table:table-cell>
          <table:table-cell table:formula="of:=COUNTIF([.$K$1:.$K$1998];[.K33])" office:value-type="float" office:value="1" calcext:value-type="float">
            <text:p>1</text:p>
          </table:table-cell>
          <table:table-cell/>
          <table:table-cell table:formula="of:=IF(ISNUMBER(SEARCH(&quot;A&quot;;[.$K33]));IF(ISBLANK([.$D$2]);&quot;&quot;;[.$D$2]);&quot;&quot;)">
            <text:p/>
          </table:table-cell>
          <table:table-cell table:formula="of:=IF(ISNUMBER(SEARCH(&quot;B&quot;;[.$K33]));IF(ISBLANK([.$D$3]);&quot;&quot;;[.$D$3]);&quot;&quot;)">
            <text:p/>
          </table:table-cell>
          <table:table-cell table:formula="of:=IF(ISNUMBER(SEARCH(&quot;C&quot;;[.$K33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33]));IF(ISBLANK([.$D$5]);&quot;&quot;;[.$D$5]);&quot;&quot;)">
            <text:p/>
          </table:table-cell>
          <table:table-cell table:formula="of:=IF(ISNUMBER(SEARCH(&quot;E&quot;;[.$K33]));IF(ISBLANK([.$D$6]);&quot;&quot;;[.$D$6]);&quot;&quot;)">
            <text:p/>
          </table:table-cell>
          <table:table-cell table:formula="of:=IF(ISNUMBER(SEARCH(&quot;F&quot;;[.$K33]));IF(ISBLANK([.$D$7]);&quot;&quot;;[.$D$7]);&quot;&quot;)" office:value-type="string" office:string-value="HN" calcext:value-type="string">
            <text:p>HN</text:p>
          </table:table-cell>
          <table:table-cell table:formula="of:=IF(ISNUMBER(SEARCH(&quot;G&quot;;[.$K33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33]));IF(ISBLANK([.$D$9]);&quot;&quot;;[.$D$9]);&quot;&quot;)">
            <text:p/>
          </table:table-cell>
          <table:table-cell table:formula="of:=IF(ISNUMBER(SEARCH(&quot;I&quot;;[.$K33]));IF(ISBLANK([.$D$10]);&quot;&quot;;[.$D$10]);&quot;&quot;)">
            <text:p/>
          </table:table-cell>
          <table:table-cell table:formula="of:=IF(ISNUMBER(SEARCH(&quot;J&quot;;[.$K33]));IF(ISBLANK([.$D$11]);&quot;&quot;;[.$D$11]);&quot;&quot;)">
            <text:p/>
          </table:table-cell>
          <table:table-cell table:formula="of:=IF(ISNUMBER(SEARCH(&quot;K&quot;;[.$K33]));IF(ISBLANK([.$D$12]);&quot;&quot;;[.$D$12]);&quot;&quot;)">
            <text:p/>
          </table:table-cell>
          <table:table-cell table:formula="of:=IF(ISNUMBER(SEARCH(&quot;L&quot;;[.$K33]));IF(ISBLANK([.$D$13]);&quot;&quot;;[.$D$13]);&quot;&quot;)">
            <text:p/>
          </table:table-cell>
          <table:table-cell table:formula="of:=IF(ISNUMBER(SEARCH(&quot;M&quot;;[.$K33]));IF(ISBLANK([.$D$14]);&quot;&quot;;[.$D$14]);&quot;&quot;)">
            <text:p/>
          </table:table-cell>
          <table:table-cell table:formula="of:=IF(ISNUMBER(SEARCH(&quot;N&quot;;[.$K33]));IF(ISBLANK([.$D$15]);&quot;&quot;;[.$D$15]);&quot;&quot;)">
            <text:p/>
          </table:table-cell>
          <table:table-cell/>
          <table:table-cell table:formula="of:=IF(ISNUMBER(SEARCH(&quot;A&quot;;[.$K33]));IF(ISBLANK([.$E$2]);&quot;&quot;;[.$E$2]);&quot;&quot;)">
            <text:p/>
          </table:table-cell>
          <table:table-cell table:formula="of:=IF(ISNUMBER(SEARCH(&quot;B&quot;;[.$K33]));IF(ISBLANK([.$E$3]);&quot;&quot;;[.$E$3]);&quot;&quot;)">
            <text:p/>
          </table:table-cell>
          <table:table-cell table:formula="of:=IF(ISNUMBER(SEARCH(&quot;C&quot;;[.$K33]));IF(ISBLANK([.$E$4]);&quot;&quot;;[.$E$4]);&quot;&quot;)">
            <text:p/>
          </table:table-cell>
          <table:table-cell table:formula="of:=IF(ISNUMBER(SEARCH(&quot;D&quot;;[.$K33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33]));IF(ISBLANK([.$E$6]);&quot;&quot;;[.$E$6]);&quot;&quot;)">
            <text:p/>
          </table:table-cell>
          <table:table-cell table:formula="of:=IF(ISNUMBER(SEARCH(&quot;F&quot;;[.$K33]));IF(ISBLANK([.$E$7]);&quot;&quot;;[.$E$7]);&quot;&quot;)" office:value-type="string" office:string-value="AC" calcext:value-type="string">
            <text:p>AC</text:p>
          </table:table-cell>
          <table:table-cell table:formula="of:=IF(ISNUMBER(SEARCH(&quot;G&quot;;[.$K33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33]));IF(ISBLANK([.$E$9]);&quot;&quot;;[.$E$9]);&quot;&quot;)">
            <text:p/>
          </table:table-cell>
          <table:table-cell table:formula="of:=IF(ISNUMBER(SEARCH(&quot;I&quot;;[.$K33]));IF(ISBLANK([.$E$10]);&quot;&quot;;[.$E$10]);&quot;&quot;)">
            <text:p/>
          </table:table-cell>
          <table:table-cell table:formula="of:=IF(ISNUMBER(SEARCH(&quot;J&quot;;[.$K33]));IF(ISBLANK([.$E$11]);&quot;&quot;;[.$E$11]);&quot;&quot;)">
            <text:p/>
          </table:table-cell>
          <table:table-cell table:formula="of:=IF(ISNUMBER(SEARCH(&quot;K&quot;;[.$K33]));IF(ISBLANK([.$E$12]);&quot;&quot;;[.$E$12]);&quot;&quot;)">
            <text:p/>
          </table:table-cell>
          <table:table-cell table:formula="of:=IF(ISNUMBER(SEARCH(&quot;L&quot;;[.$K33]));IF(ISBLANK([.$E$13]);&quot;&quot;;[.$E$13]);&quot;&quot;)">
            <text:p/>
          </table:table-cell>
          <table:table-cell table:formula="of:=IF(ISNUMBER(SEARCH(&quot;M&quot;;[.$K33]));IF(ISBLANK([.$E$14]);&quot;&quot;;[.$E$14]);&quot;&quot;)">
            <text:p/>
          </table:table-cell>
          <table:table-cell table:formula="of:=IF(ISNUMBER(SEARCH(&quot;N&quot;;[.$K33]));IF(ISBLANK([.$E$15]);&quot;&quot;;[.$E$15]);&quot;&quot;)">
            <text:p/>
          </table:table-cell>
          <table:table-cell/>
          <table:table-cell table:formula="of:=IF(ISNUMBER(SEARCH(&quot;A&quot;;[.$K33]));IF(ISBLANK([.$F$2]);&quot;&quot;;[.$F$2]);&quot;&quot;)">
            <text:p/>
          </table:table-cell>
          <table:table-cell table:formula="of:=IF(ISNUMBER(SEARCH(&quot;B&quot;;[.$K33]));IF(ISBLANK([.$F$3]);&quot;&quot;;[.$F$3]);&quot;&quot;)">
            <text:p/>
          </table:table-cell>
          <table:table-cell table:formula="of:=IF(ISNUMBER(SEARCH(&quot;C&quot;;[.$K33]));IF(ISBLANK([.$F$4]);&quot;&quot;;[.$F$4]);&quot;&quot;)">
            <text:p/>
          </table:table-cell>
          <table:table-cell table:formula="of:=IF(ISNUMBER(SEARCH(&quot;D&quot;;[.$K33]));IF(ISBLANK([.$F$5]);&quot;&quot;;[.$F$5]);&quot;&quot;)">
            <text:p/>
          </table:table-cell>
          <table:table-cell table:formula="of:=IF(ISNUMBER(SEARCH(&quot;E&quot;;[.$K33]));IF(ISBLANK([.$F$6]);&quot;&quot;;[.$F$6]);&quot;&quot;)">
            <text:p/>
          </table:table-cell>
          <table:table-cell table:formula="of:=IF(ISNUMBER(SEARCH(&quot;F&quot;;[.$K33]));IF(ISBLANK([.$F$7]);&quot;&quot;;[.$F$7]);&quot;&quot;)" office:value-type="string" office:string-value="HJ" calcext:value-type="string">
            <text:p>HJ</text:p>
          </table:table-cell>
          <table:table-cell table:formula="of:=IF(ISNUMBER(SEARCH(&quot;G&quot;;[.$K33]));IF(ISBLANK([.$F$8]);&quot;&quot;;[.$F$8]);&quot;&quot;)">
            <text:p/>
          </table:table-cell>
          <table:table-cell table:formula="of:=IF(ISNUMBER(SEARCH(&quot;H&quot;;[.$K33]));IF(ISBLANK([.$F$9]);&quot;&quot;;[.$F$9]);&quot;&quot;)">
            <text:p/>
          </table:table-cell>
          <table:table-cell table:formula="of:=IF(ISNUMBER(SEARCH(&quot;I&quot;;[.$K33]));IF(ISBLANK([.$F$10]);&quot;&quot;;[.$F$10]);&quot;&quot;)">
            <text:p/>
          </table:table-cell>
          <table:table-cell table:formula="of:=IF(ISNUMBER(SEARCH(&quot;J&quot;;[.$K33]));IF(ISBLANK([.$F$11]);&quot;&quot;;[.$F$11]);&quot;&quot;)">
            <text:p/>
          </table:table-cell>
          <table:table-cell table:formula="of:=IF(ISNUMBER(SEARCH(&quot;K&quot;;[.$K33]));IF(ISBLANK([.$F$12]);&quot;&quot;;[.$F$12]);&quot;&quot;)">
            <text:p/>
          </table:table-cell>
          <table:table-cell table:formula="of:=IF(ISNUMBER(SEARCH(&quot;L&quot;;[.$K33]));IF(ISBLANK([.$F$13]);&quot;&quot;;[.$F$13]);&quot;&quot;)">
            <text:p/>
          </table:table-cell>
          <table:table-cell table:formula="of:=IF(ISNUMBER(SEARCH(&quot;M&quot;;[.$K33]));IF(ISBLANK([.$F$14]);&quot;&quot;;[.$F$14]);&quot;&quot;)">
            <text:p/>
          </table:table-cell>
          <table:table-cell table:formula="of:=IF(ISNUMBER(SEARCH(&quot;N&quot;;[.$K33]));IF(ISBLANK([.$F$15]);&quot;&quot;;[.$F$15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,C,D</text:p>
          </table:table-cell>
          <table:table-cell table:number-columns-repeated="4"/>
          <table:table-cell table:formula="of:=IF(OR(ISNUMBER(SEARCH(&quot;C&quot;;[.K34])); ISNUMBER(SEARCH(&quot;D&quot;;[.K34])); ISNUMBER(SEARCH(&quot;H&quot;;[.K34])); ISNUMBER(SEARCH(&quot;L&quot;;[.K34])); ISNUMBER(SEARCH(&quot;M&quot;;[.K34])); ISNUMBER(SEARCH(&quot;N&quot;;[.K34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CDKNBFG</text:p>
          </table:table-cell>
          <table:table-cell table:style-name="ce5" office:value-type="string" calcext:value-type="string">
            <text:p>BCDFGKN </text:p>
          </table:table-cell>
          <table:table-cell table:style-name="ce5" office:value-type="string" calcext:value-type="string">
            <text:p>ABHKN </text:p>
          </table:table-cell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BHJ </text:p>
          </table:table-cell>
          <table:table-cell table:formula="of:=COUNTIF([.$K$1:.$K$1998];[.K34])" office:value-type="float" office:value="1" calcext:value-type="float">
            <text:p>1</text:p>
          </table:table-cell>
          <table:table-cell/>
          <table:table-cell table:formula="of:=IF(ISNUMBER(SEARCH(&quot;A&quot;;[.$K34]));IF(ISBLANK([.$D$2]);&quot;&quot;;[.$D$2]);&quot;&quot;)">
            <text:p/>
          </table:table-cell>
          <table:table-cell table:formula="of:=IF(ISNUMBER(SEARCH(&quot;B&quot;;[.$K34]));IF(ISBLANK([.$D$3]);&quot;&quot;;[.$D$3]);&quot;&quot;)">
            <text:p/>
          </table:table-cell>
          <table:table-cell table:formula="of:=IF(ISNUMBER(SEARCH(&quot;C&quot;;[.$K34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34]));IF(ISBLANK([.$D$5]);&quot;&quot;;[.$D$5]);&quot;&quot;)">
            <text:p/>
          </table:table-cell>
          <table:table-cell table:formula="of:=IF(ISNUMBER(SEARCH(&quot;E&quot;;[.$K34]));IF(ISBLANK([.$D$6]);&quot;&quot;;[.$D$6]);&quot;&quot;)">
            <text:p/>
          </table:table-cell>
          <table:table-cell table:formula="of:=IF(ISNUMBER(SEARCH(&quot;F&quot;;[.$K34]));IF(ISBLANK([.$D$7]);&quot;&quot;;[.$D$7]);&quot;&quot;)" office:value-type="string" office:string-value="HN" calcext:value-type="string">
            <text:p>HN</text:p>
          </table:table-cell>
          <table:table-cell table:formula="of:=IF(ISNUMBER(SEARCH(&quot;G&quot;;[.$K34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34]));IF(ISBLANK([.$D$9]);&quot;&quot;;[.$D$9]);&quot;&quot;)">
            <text:p/>
          </table:table-cell>
          <table:table-cell table:formula="of:=IF(ISNUMBER(SEARCH(&quot;I&quot;;[.$K34]));IF(ISBLANK([.$D$10]);&quot;&quot;;[.$D$10]);&quot;&quot;)">
            <text:p/>
          </table:table-cell>
          <table:table-cell table:formula="of:=IF(ISNUMBER(SEARCH(&quot;J&quot;;[.$K34]));IF(ISBLANK([.$D$11]);&quot;&quot;;[.$D$11]);&quot;&quot;)">
            <text:p/>
          </table:table-cell>
          <table:table-cell table:formula="of:=IF(ISNUMBER(SEARCH(&quot;K&quot;;[.$K34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K34]));IF(ISBLANK([.$D$13]);&quot;&quot;;[.$D$13]);&quot;&quot;)">
            <text:p/>
          </table:table-cell>
          <table:table-cell table:formula="of:=IF(ISNUMBER(SEARCH(&quot;M&quot;;[.$K34]));IF(ISBLANK([.$D$14]);&quot;&quot;;[.$D$14]);&quot;&quot;)">
            <text:p/>
          </table:table-cell>
          <table:table-cell table:formula="of:=IF(ISNUMBER(SEARCH(&quot;N&quot;;[.$K34]));IF(ISBLANK([.$D$15]);&quot;&quot;;[.$D$15]);&quot;&quot;)">
            <text:p/>
          </table:table-cell>
          <table:table-cell/>
          <table:table-cell table:formula="of:=IF(ISNUMBER(SEARCH(&quot;A&quot;;[.$K34]));IF(ISBLANK([.$E$2]);&quot;&quot;;[.$E$2]);&quot;&quot;)">
            <text:p/>
          </table:table-cell>
          <table:table-cell table:formula="of:=IF(ISNUMBER(SEARCH(&quot;B&quot;;[.$K34]));IF(ISBLANK([.$E$3]);&quot;&quot;;[.$E$3]);&quot;&quot;)">
            <text:p/>
          </table:table-cell>
          <table:table-cell table:formula="of:=IF(ISNUMBER(SEARCH(&quot;C&quot;;[.$K34]));IF(ISBLANK([.$E$4]);&quot;&quot;;[.$E$4]);&quot;&quot;)">
            <text:p/>
          </table:table-cell>
          <table:table-cell table:formula="of:=IF(ISNUMBER(SEARCH(&quot;D&quot;;[.$K34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34]));IF(ISBLANK([.$E$6]);&quot;&quot;;[.$E$6]);&quot;&quot;)">
            <text:p/>
          </table:table-cell>
          <table:table-cell table:formula="of:=IF(ISNUMBER(SEARCH(&quot;F&quot;;[.$K34]));IF(ISBLANK([.$E$7]);&quot;&quot;;[.$E$7]);&quot;&quot;)" office:value-type="string" office:string-value="AC" calcext:value-type="string">
            <text:p>AC</text:p>
          </table:table-cell>
          <table:table-cell table:formula="of:=IF(ISNUMBER(SEARCH(&quot;G&quot;;[.$K34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34]));IF(ISBLANK([.$E$9]);&quot;&quot;;[.$E$9]);&quot;&quot;)">
            <text:p/>
          </table:table-cell>
          <table:table-cell table:formula="of:=IF(ISNUMBER(SEARCH(&quot;I&quot;;[.$K34]));IF(ISBLANK([.$E$10]);&quot;&quot;;[.$E$10]);&quot;&quot;)">
            <text:p/>
          </table:table-cell>
          <table:table-cell table:formula="of:=IF(ISNUMBER(SEARCH(&quot;J&quot;;[.$K34]));IF(ISBLANK([.$E$11]);&quot;&quot;;[.$E$11]);&quot;&quot;)">
            <text:p/>
          </table:table-cell>
          <table:table-cell table:formula="of:=IF(ISNUMBER(SEARCH(&quot;K&quot;;[.$K34]));IF(ISBLANK([.$E$12]);&quot;&quot;;[.$E$12]);&quot;&quot;)" office:value-type="string" office:string-value="A" calcext:value-type="string">
            <text:p>A</text:p>
          </table:table-cell>
          <table:table-cell table:formula="of:=IF(ISNUMBER(SEARCH(&quot;L&quot;;[.$K34]));IF(ISBLANK([.$E$13]);&quot;&quot;;[.$E$13]);&quot;&quot;)">
            <text:p/>
          </table:table-cell>
          <table:table-cell table:formula="of:=IF(ISNUMBER(SEARCH(&quot;M&quot;;[.$K34]));IF(ISBLANK([.$E$14]);&quot;&quot;;[.$E$14]);&quot;&quot;)">
            <text:p/>
          </table:table-cell>
          <table:table-cell table:formula="of:=IF(ISNUMBER(SEARCH(&quot;N&quot;;[.$K34]));IF(ISBLANK([.$E$15]);&quot;&quot;;[.$E$15]);&quot;&quot;)" office:value-type="string" office:string-value="A" calcext:value-type="string">
            <text:p>A</text:p>
          </table:table-cell>
          <table:table-cell/>
          <table:table-cell table:formula="of:=IF(ISNUMBER(SEARCH(&quot;A&quot;;[.$K34]));IF(ISBLANK([.$F$2]);&quot;&quot;;[.$F$2]);&quot;&quot;)">
            <text:p/>
          </table:table-cell>
          <table:table-cell table:formula="of:=IF(ISNUMBER(SEARCH(&quot;B&quot;;[.$K34]));IF(ISBLANK([.$F$3]);&quot;&quot;;[.$F$3]);&quot;&quot;)">
            <text:p/>
          </table:table-cell>
          <table:table-cell table:formula="of:=IF(ISNUMBER(SEARCH(&quot;C&quot;;[.$K34]));IF(ISBLANK([.$F$4]);&quot;&quot;;[.$F$4]);&quot;&quot;)">
            <text:p/>
          </table:table-cell>
          <table:table-cell table:formula="of:=IF(ISNUMBER(SEARCH(&quot;D&quot;;[.$K34]));IF(ISBLANK([.$F$5]);&quot;&quot;;[.$F$5]);&quot;&quot;)">
            <text:p/>
          </table:table-cell>
          <table:table-cell table:formula="of:=IF(ISNUMBER(SEARCH(&quot;E&quot;;[.$K34]));IF(ISBLANK([.$F$6]);&quot;&quot;;[.$F$6]);&quot;&quot;)">
            <text:p/>
          </table:table-cell>
          <table:table-cell table:formula="of:=IF(ISNUMBER(SEARCH(&quot;F&quot;;[.$K34]));IF(ISBLANK([.$F$7]);&quot;&quot;;[.$F$7]);&quot;&quot;)" office:value-type="string" office:string-value="HJ" calcext:value-type="string">
            <text:p>HJ</text:p>
          </table:table-cell>
          <table:table-cell table:formula="of:=IF(ISNUMBER(SEARCH(&quot;G&quot;;[.$K34]));IF(ISBLANK([.$F$8]);&quot;&quot;;[.$F$8]);&quot;&quot;)">
            <text:p/>
          </table:table-cell>
          <table:table-cell table:formula="of:=IF(ISNUMBER(SEARCH(&quot;H&quot;;[.$K34]));IF(ISBLANK([.$F$9]);&quot;&quot;;[.$F$9]);&quot;&quot;)">
            <text:p/>
          </table:table-cell>
          <table:table-cell table:formula="of:=IF(ISNUMBER(SEARCH(&quot;I&quot;;[.$K34]));IF(ISBLANK([.$F$10]);&quot;&quot;;[.$F$10]);&quot;&quot;)">
            <text:p/>
          </table:table-cell>
          <table:table-cell table:formula="of:=IF(ISNUMBER(SEARCH(&quot;J&quot;;[.$K34]));IF(ISBLANK([.$F$11]);&quot;&quot;;[.$F$11]);&quot;&quot;)">
            <text:p/>
          </table:table-cell>
          <table:table-cell table:formula="of:=IF(ISNUMBER(SEARCH(&quot;K&quot;;[.$K34]));IF(ISBLANK([.$F$12]);&quot;&quot;;[.$F$12]);&quot;&quot;)" office:value-type="string" office:string-value="B" calcext:value-type="string">
            <text:p>B</text:p>
          </table:table-cell>
          <table:table-cell table:formula="of:=IF(ISNUMBER(SEARCH(&quot;L&quot;;[.$K34]));IF(ISBLANK([.$F$13]);&quot;&quot;;[.$F$13]);&quot;&quot;)">
            <text:p/>
          </table:table-cell>
          <table:table-cell table:formula="of:=IF(ISNUMBER(SEARCH(&quot;M&quot;;[.$K34]));IF(ISBLANK([.$F$14]);&quot;&quot;;[.$F$14]);&quot;&quot;)">
            <text:p/>
          </table:table-cell>
          <table:table-cell table:formula="of:=IF(ISNUMBER(SEARCH(&quot;N&quot;;[.$K34]));IF(ISBLANK([.$F$15]);&quot;&quot;;[.$F$15]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E,A,G,H,I</text:p>
          </table:table-cell>
          <table:table-cell table:number-columns-repeated="4"/>
          <table:table-cell table:formula="of:=IF(OR(ISNUMBER(SEARCH(&quot;C&quot;;[.K35])); ISNUMBER(SEARCH(&quot;D&quot;;[.K35])); ISNUMBER(SEARCH(&quot;H&quot;;[.K35])); ISNUMBER(SEARCH(&quot;L&quot;;[.K35])); ISNUMBER(SEARCH(&quot;M&quot;;[.K35])); ISNUMBER(SEARCH(&quot;N&quot;;[.K35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HNK</text:p>
          </table:table-cell>
          <table:table-cell table:style-name="ce5" office:value-type="string" calcext:value-type="string">
            <text:p>HKN </text:p>
          </table:table-cell>
          <table:table-cell table:number-columns-repeated="2" table:style-name="ce5" office:value-type="string" calcext:value-type="string">
            <text:p>A </text:p>
          </table:table-cell>
          <table:table-cell table:style-name="ce5" office:value-type="string" calcext:value-type="string">
            <text:p>B </text:p>
          </table:table-cell>
          <table:table-cell table:formula="of:=COUNTIF([.$K$1:.$K$1998];[.K35])" office:value-type="float" office:value="1" calcext:value-type="float">
            <text:p>1</text:p>
          </table:table-cell>
          <table:table-cell/>
          <table:table-cell table:formula="of:=IF(ISNUMBER(SEARCH(&quot;A&quot;;[.$K35]));IF(ISBLANK([.$D$2]);&quot;&quot;;[.$D$2]);&quot;&quot;)">
            <text:p/>
          </table:table-cell>
          <table:table-cell table:formula="of:=IF(ISNUMBER(SEARCH(&quot;B&quot;;[.$K35]));IF(ISBLANK([.$D$3]);&quot;&quot;;[.$D$3]);&quot;&quot;)">
            <text:p/>
          </table:table-cell>
          <table:table-cell table:formula="of:=IF(ISNUMBER(SEARCH(&quot;C&quot;;[.$K35]));IF(ISBLANK([.$D$4]);&quot;&quot;;[.$D$4]);&quot;&quot;)">
            <text:p/>
          </table:table-cell>
          <table:table-cell table:formula="of:=IF(ISNUMBER(SEARCH(&quot;D&quot;;[.$K35]));IF(ISBLANK([.$D$5]);&quot;&quot;;[.$D$5]);&quot;&quot;)">
            <text:p/>
          </table:table-cell>
          <table:table-cell table:formula="of:=IF(ISNUMBER(SEARCH(&quot;E&quot;;[.$K35]));IF(ISBLANK([.$D$6]);&quot;&quot;;[.$D$6]);&quot;&quot;)">
            <text:p/>
          </table:table-cell>
          <table:table-cell table:formula="of:=IF(ISNUMBER(SEARCH(&quot;F&quot;;[.$K35]));IF(ISBLANK([.$D$7]);&quot;&quot;;[.$D$7]);&quot;&quot;)">
            <text:p/>
          </table:table-cell>
          <table:table-cell table:formula="of:=IF(ISNUMBER(SEARCH(&quot;G&quot;;[.$K35]));IF(ISBLANK([.$D$8]);&quot;&quot;;[.$D$8]);&quot;&quot;)">
            <text:p/>
          </table:table-cell>
          <table:table-cell table:formula="of:=IF(ISNUMBER(SEARCH(&quot;H&quot;;[.$K35]));IF(ISBLANK([.$D$9]);&quot;&quot;;[.$D$9]);&quot;&quot;)">
            <text:p/>
          </table:table-cell>
          <table:table-cell table:formula="of:=IF(ISNUMBER(SEARCH(&quot;I&quot;;[.$K35]));IF(ISBLANK([.$D$10]);&quot;&quot;;[.$D$10]);&quot;&quot;)">
            <text:p/>
          </table:table-cell>
          <table:table-cell table:formula="of:=IF(ISNUMBER(SEARCH(&quot;J&quot;;[.$K35]));IF(ISBLANK([.$D$11]);&quot;&quot;;[.$D$11]);&quot;&quot;)">
            <text:p/>
          </table:table-cell>
          <table:table-cell table:formula="of:=IF(ISNUMBER(SEARCH(&quot;K&quot;;[.$K35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K35]));IF(ISBLANK([.$D$13]);&quot;&quot;;[.$D$13]);&quot;&quot;)">
            <text:p/>
          </table:table-cell>
          <table:table-cell table:formula="of:=IF(ISNUMBER(SEARCH(&quot;M&quot;;[.$K35]));IF(ISBLANK([.$D$14]);&quot;&quot;;[.$D$14]);&quot;&quot;)">
            <text:p/>
          </table:table-cell>
          <table:table-cell table:formula="of:=IF(ISNUMBER(SEARCH(&quot;N&quot;;[.$K35]));IF(ISBLANK([.$D$15]);&quot;&quot;;[.$D$15]);&quot;&quot;)">
            <text:p/>
          </table:table-cell>
          <table:table-cell/>
          <table:table-cell table:formula="of:=IF(ISNUMBER(SEARCH(&quot;A&quot;;[.$K35]));IF(ISBLANK([.$E$2]);&quot;&quot;;[.$E$2]);&quot;&quot;)">
            <text:p/>
          </table:table-cell>
          <table:table-cell table:formula="of:=IF(ISNUMBER(SEARCH(&quot;B&quot;;[.$K35]));IF(ISBLANK([.$E$3]);&quot;&quot;;[.$E$3]);&quot;&quot;)">
            <text:p/>
          </table:table-cell>
          <table:table-cell table:formula="of:=IF(ISNUMBER(SEARCH(&quot;C&quot;;[.$K35]));IF(ISBLANK([.$E$4]);&quot;&quot;;[.$E$4]);&quot;&quot;)">
            <text:p/>
          </table:table-cell>
          <table:table-cell table:formula="of:=IF(ISNUMBER(SEARCH(&quot;D&quot;;[.$K35]));IF(ISBLANK([.$E$5]);&quot;&quot;;[.$E$5]);&quot;&quot;)">
            <text:p/>
          </table:table-cell>
          <table:table-cell table:formula="of:=IF(ISNUMBER(SEARCH(&quot;E&quot;;[.$K35]));IF(ISBLANK([.$E$6]);&quot;&quot;;[.$E$6]);&quot;&quot;)">
            <text:p/>
          </table:table-cell>
          <table:table-cell table:formula="of:=IF(ISNUMBER(SEARCH(&quot;F&quot;;[.$K35]));IF(ISBLANK([.$E$7]);&quot;&quot;;[.$E$7]);&quot;&quot;)">
            <text:p/>
          </table:table-cell>
          <table:table-cell table:formula="of:=IF(ISNUMBER(SEARCH(&quot;G&quot;;[.$K35]));IF(ISBLANK([.$E$8]);&quot;&quot;;[.$E$8]);&quot;&quot;)">
            <text:p/>
          </table:table-cell>
          <table:table-cell table:formula="of:=IF(ISNUMBER(SEARCH(&quot;H&quot;;[.$K35]));IF(ISBLANK([.$E$9]);&quot;&quot;;[.$E$9]);&quot;&quot;)">
            <text:p/>
          </table:table-cell>
          <table:table-cell table:formula="of:=IF(ISNUMBER(SEARCH(&quot;I&quot;;[.$K35]));IF(ISBLANK([.$E$10]);&quot;&quot;;[.$E$10]);&quot;&quot;)">
            <text:p/>
          </table:table-cell>
          <table:table-cell table:formula="of:=IF(ISNUMBER(SEARCH(&quot;J&quot;;[.$K35]));IF(ISBLANK([.$E$11]);&quot;&quot;;[.$E$11]);&quot;&quot;)">
            <text:p/>
          </table:table-cell>
          <table:table-cell table:formula="of:=IF(ISNUMBER(SEARCH(&quot;K&quot;;[.$K35]));IF(ISBLANK([.$E$12]);&quot;&quot;;[.$E$12]);&quot;&quot;)" office:value-type="string" office:string-value="A" calcext:value-type="string">
            <text:p>A</text:p>
          </table:table-cell>
          <table:table-cell table:formula="of:=IF(ISNUMBER(SEARCH(&quot;L&quot;;[.$K35]));IF(ISBLANK([.$E$13]);&quot;&quot;;[.$E$13]);&quot;&quot;)">
            <text:p/>
          </table:table-cell>
          <table:table-cell table:formula="of:=IF(ISNUMBER(SEARCH(&quot;M&quot;;[.$K35]));IF(ISBLANK([.$E$14]);&quot;&quot;;[.$E$14]);&quot;&quot;)">
            <text:p/>
          </table:table-cell>
          <table:table-cell table:formula="of:=IF(ISNUMBER(SEARCH(&quot;N&quot;;[.$K35]));IF(ISBLANK([.$E$15]);&quot;&quot;;[.$E$15]);&quot;&quot;)" office:value-type="string" office:string-value="A" calcext:value-type="string">
            <text:p>A</text:p>
          </table:table-cell>
          <table:table-cell/>
          <table:table-cell table:formula="of:=IF(ISNUMBER(SEARCH(&quot;A&quot;;[.$K35]));IF(ISBLANK([.$F$2]);&quot;&quot;;[.$F$2]);&quot;&quot;)">
            <text:p/>
          </table:table-cell>
          <table:table-cell table:formula="of:=IF(ISNUMBER(SEARCH(&quot;B&quot;;[.$K35]));IF(ISBLANK([.$F$3]);&quot;&quot;;[.$F$3]);&quot;&quot;)">
            <text:p/>
          </table:table-cell>
          <table:table-cell table:formula="of:=IF(ISNUMBER(SEARCH(&quot;C&quot;;[.$K35]));IF(ISBLANK([.$F$4]);&quot;&quot;;[.$F$4]);&quot;&quot;)">
            <text:p/>
          </table:table-cell>
          <table:table-cell table:formula="of:=IF(ISNUMBER(SEARCH(&quot;D&quot;;[.$K35]));IF(ISBLANK([.$F$5]);&quot;&quot;;[.$F$5]);&quot;&quot;)">
            <text:p/>
          </table:table-cell>
          <table:table-cell table:formula="of:=IF(ISNUMBER(SEARCH(&quot;E&quot;;[.$K35]));IF(ISBLANK([.$F$6]);&quot;&quot;;[.$F$6]);&quot;&quot;)">
            <text:p/>
          </table:table-cell>
          <table:table-cell table:formula="of:=IF(ISNUMBER(SEARCH(&quot;F&quot;;[.$K35]));IF(ISBLANK([.$F$7]);&quot;&quot;;[.$F$7]);&quot;&quot;)">
            <text:p/>
          </table:table-cell>
          <table:table-cell table:formula="of:=IF(ISNUMBER(SEARCH(&quot;G&quot;;[.$K35]));IF(ISBLANK([.$F$8]);&quot;&quot;;[.$F$8]);&quot;&quot;)">
            <text:p/>
          </table:table-cell>
          <table:table-cell table:formula="of:=IF(ISNUMBER(SEARCH(&quot;H&quot;;[.$K35]));IF(ISBLANK([.$F$9]);&quot;&quot;;[.$F$9]);&quot;&quot;)">
            <text:p/>
          </table:table-cell>
          <table:table-cell table:formula="of:=IF(ISNUMBER(SEARCH(&quot;I&quot;;[.$K35]));IF(ISBLANK([.$F$10]);&quot;&quot;;[.$F$10]);&quot;&quot;)">
            <text:p/>
          </table:table-cell>
          <table:table-cell table:formula="of:=IF(ISNUMBER(SEARCH(&quot;J&quot;;[.$K35]));IF(ISBLANK([.$F$11]);&quot;&quot;;[.$F$11]);&quot;&quot;)">
            <text:p/>
          </table:table-cell>
          <table:table-cell table:formula="of:=IF(ISNUMBER(SEARCH(&quot;K&quot;;[.$K35]));IF(ISBLANK([.$F$12]);&quot;&quot;;[.$F$12]);&quot;&quot;)" office:value-type="string" office:string-value="B" calcext:value-type="string">
            <text:p>B</text:p>
          </table:table-cell>
          <table:table-cell table:formula="of:=IF(ISNUMBER(SEARCH(&quot;L&quot;;[.$K35]));IF(ISBLANK([.$F$13]);&quot;&quot;;[.$F$13]);&quot;&quot;)">
            <text:p/>
          </table:table-cell>
          <table:table-cell table:formula="of:=IF(ISNUMBER(SEARCH(&quot;M&quot;;[.$K35]));IF(ISBLANK([.$F$14]);&quot;&quot;;[.$F$14]);&quot;&quot;)">
            <text:p/>
          </table:table-cell>
          <table:table-cell table:formula="of:=IF(ISNUMBER(SEARCH(&quot;N&quot;;[.$K35]));IF(ISBLANK([.$F$15]);&quot;&quot;;[.$F$15]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,J</text:p>
          </table:table-cell>
          <table:table-cell table:number-columns-repeated="4"/>
          <table:table-cell table:formula="of:=IF(OR(ISNUMBER(SEARCH(&quot;C&quot;;[.K36])); ISNUMBER(SEARCH(&quot;D&quot;;[.K36])); ISNUMBER(SEARCH(&quot;H&quot;;[.K36])); ISNUMBER(SEARCH(&quot;L&quot;;[.K36])); ISNUMBER(SEARCH(&quot;M&quot;;[.K36])); ISNUMBER(SEARCH(&quot;N&quot;;[.K36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CBD</text:p>
          </table:table-cell>
          <table:table-cell table:style-name="ce5" office:value-type="string" calcext:value-type="string">
            <text:p>ABCD </text:p>
          </table:table-cell>
          <table:table-cell table:style-name="ce5" office:value-type="string" calcext:value-type="string">
            <text:p>BCD </text:p>
          </table:table-cell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AJ </text:p>
          </table:table-cell>
          <table:table-cell table:formula="of:=COUNTIF([.$K$1:.$K$1998];[.K36])" office:value-type="float" office:value="1" calcext:value-type="float">
            <text:p>1</text:p>
          </table:table-cell>
          <table:table-cell/>
          <table:table-cell table:formula="of:=IF(ISNUMBER(SEARCH(&quot;A&quot;;[.$K36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36]));IF(ISBLANK([.$D$3]);&quot;&quot;;[.$D$3]);&quot;&quot;)">
            <text:p/>
          </table:table-cell>
          <table:table-cell table:formula="of:=IF(ISNUMBER(SEARCH(&quot;C&quot;;[.$K36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36]));IF(ISBLANK([.$D$5]);&quot;&quot;;[.$D$5]);&quot;&quot;)">
            <text:p/>
          </table:table-cell>
          <table:table-cell table:formula="of:=IF(ISNUMBER(SEARCH(&quot;E&quot;;[.$K36]));IF(ISBLANK([.$D$6]);&quot;&quot;;[.$D$6]);&quot;&quot;)">
            <text:p/>
          </table:table-cell>
          <table:table-cell table:formula="of:=IF(ISNUMBER(SEARCH(&quot;F&quot;;[.$K36]));IF(ISBLANK([.$D$7]);&quot;&quot;;[.$D$7]);&quot;&quot;)">
            <text:p/>
          </table:table-cell>
          <table:table-cell table:formula="of:=IF(ISNUMBER(SEARCH(&quot;G&quot;;[.$K36]));IF(ISBLANK([.$D$8]);&quot;&quot;;[.$D$8]);&quot;&quot;)">
            <text:p/>
          </table:table-cell>
          <table:table-cell table:formula="of:=IF(ISNUMBER(SEARCH(&quot;H&quot;;[.$K36]));IF(ISBLANK([.$D$9]);&quot;&quot;;[.$D$9]);&quot;&quot;)">
            <text:p/>
          </table:table-cell>
          <table:table-cell table:formula="of:=IF(ISNUMBER(SEARCH(&quot;I&quot;;[.$K36]));IF(ISBLANK([.$D$10]);&quot;&quot;;[.$D$10]);&quot;&quot;)">
            <text:p/>
          </table:table-cell>
          <table:table-cell table:formula="of:=IF(ISNUMBER(SEARCH(&quot;J&quot;;[.$K36]));IF(ISBLANK([.$D$11]);&quot;&quot;;[.$D$11]);&quot;&quot;)">
            <text:p/>
          </table:table-cell>
          <table:table-cell table:formula="of:=IF(ISNUMBER(SEARCH(&quot;K&quot;;[.$K36]));IF(ISBLANK([.$D$12]);&quot;&quot;;[.$D$12]);&quot;&quot;)">
            <text:p/>
          </table:table-cell>
          <table:table-cell table:formula="of:=IF(ISNUMBER(SEARCH(&quot;L&quot;;[.$K36]));IF(ISBLANK([.$D$13]);&quot;&quot;;[.$D$13]);&quot;&quot;)">
            <text:p/>
          </table:table-cell>
          <table:table-cell table:formula="of:=IF(ISNUMBER(SEARCH(&quot;M&quot;;[.$K36]));IF(ISBLANK([.$D$14]);&quot;&quot;;[.$D$14]);&quot;&quot;)">
            <text:p/>
          </table:table-cell>
          <table:table-cell table:formula="of:=IF(ISNUMBER(SEARCH(&quot;N&quot;;[.$K36]));IF(ISBLANK([.$D$15]);&quot;&quot;;[.$D$15]);&quot;&quot;)">
            <text:p/>
          </table:table-cell>
          <table:table-cell/>
          <table:table-cell table:formula="of:=IF(ISNUMBER(SEARCH(&quot;A&quot;;[.$K36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36]));IF(ISBLANK([.$E$3]);&quot;&quot;;[.$E$3]);&quot;&quot;)">
            <text:p/>
          </table:table-cell>
          <table:table-cell table:formula="of:=IF(ISNUMBER(SEARCH(&quot;C&quot;;[.$K36]));IF(ISBLANK([.$E$4]);&quot;&quot;;[.$E$4]);&quot;&quot;)">
            <text:p/>
          </table:table-cell>
          <table:table-cell table:formula="of:=IF(ISNUMBER(SEARCH(&quot;D&quot;;[.$K36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36]));IF(ISBLANK([.$E$6]);&quot;&quot;;[.$E$6]);&quot;&quot;)">
            <text:p/>
          </table:table-cell>
          <table:table-cell table:formula="of:=IF(ISNUMBER(SEARCH(&quot;F&quot;;[.$K36]));IF(ISBLANK([.$E$7]);&quot;&quot;;[.$E$7]);&quot;&quot;)">
            <text:p/>
          </table:table-cell>
          <table:table-cell table:formula="of:=IF(ISNUMBER(SEARCH(&quot;G&quot;;[.$K36]));IF(ISBLANK([.$E$8]);&quot;&quot;;[.$E$8]);&quot;&quot;)">
            <text:p/>
          </table:table-cell>
          <table:table-cell table:formula="of:=IF(ISNUMBER(SEARCH(&quot;H&quot;;[.$K36]));IF(ISBLANK([.$E$9]);&quot;&quot;;[.$E$9]);&quot;&quot;)">
            <text:p/>
          </table:table-cell>
          <table:table-cell table:formula="of:=IF(ISNUMBER(SEARCH(&quot;I&quot;;[.$K36]));IF(ISBLANK([.$E$10]);&quot;&quot;;[.$E$10]);&quot;&quot;)">
            <text:p/>
          </table:table-cell>
          <table:table-cell table:formula="of:=IF(ISNUMBER(SEARCH(&quot;J&quot;;[.$K36]));IF(ISBLANK([.$E$11]);&quot;&quot;;[.$E$11]);&quot;&quot;)">
            <text:p/>
          </table:table-cell>
          <table:table-cell table:formula="of:=IF(ISNUMBER(SEARCH(&quot;K&quot;;[.$K36]));IF(ISBLANK([.$E$12]);&quot;&quot;;[.$E$12]);&quot;&quot;)">
            <text:p/>
          </table:table-cell>
          <table:table-cell table:formula="of:=IF(ISNUMBER(SEARCH(&quot;L&quot;;[.$K36]));IF(ISBLANK([.$E$13]);&quot;&quot;;[.$E$13]);&quot;&quot;)">
            <text:p/>
          </table:table-cell>
          <table:table-cell table:formula="of:=IF(ISNUMBER(SEARCH(&quot;M&quot;;[.$K36]));IF(ISBLANK([.$E$14]);&quot;&quot;;[.$E$14]);&quot;&quot;)">
            <text:p/>
          </table:table-cell>
          <table:table-cell table:formula="of:=IF(ISNUMBER(SEARCH(&quot;N&quot;;[.$K36]));IF(ISBLANK([.$E$15]);&quot;&quot;;[.$E$15]);&quot;&quot;)">
            <text:p/>
          </table:table-cell>
          <table:table-cell/>
          <table:table-cell table:formula="of:=IF(ISNUMBER(SEARCH(&quot;A&quot;;[.$K36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36]));IF(ISBLANK([.$F$3]);&quot;&quot;;[.$F$3]);&quot;&quot;)">
            <text:p/>
          </table:table-cell>
          <table:table-cell table:formula="of:=IF(ISNUMBER(SEARCH(&quot;C&quot;;[.$K36]));IF(ISBLANK([.$F$4]);&quot;&quot;;[.$F$4]);&quot;&quot;)">
            <text:p/>
          </table:table-cell>
          <table:table-cell table:formula="of:=IF(ISNUMBER(SEARCH(&quot;D&quot;;[.$K36]));IF(ISBLANK([.$F$5]);&quot;&quot;;[.$F$5]);&quot;&quot;)">
            <text:p/>
          </table:table-cell>
          <table:table-cell table:formula="of:=IF(ISNUMBER(SEARCH(&quot;E&quot;;[.$K36]));IF(ISBLANK([.$F$6]);&quot;&quot;;[.$F$6]);&quot;&quot;)">
            <text:p/>
          </table:table-cell>
          <table:table-cell table:formula="of:=IF(ISNUMBER(SEARCH(&quot;F&quot;;[.$K36]));IF(ISBLANK([.$F$7]);&quot;&quot;;[.$F$7]);&quot;&quot;)">
            <text:p/>
          </table:table-cell>
          <table:table-cell table:formula="of:=IF(ISNUMBER(SEARCH(&quot;G&quot;;[.$K36]));IF(ISBLANK([.$F$8]);&quot;&quot;;[.$F$8]);&quot;&quot;)">
            <text:p/>
          </table:table-cell>
          <table:table-cell table:formula="of:=IF(ISNUMBER(SEARCH(&quot;H&quot;;[.$K36]));IF(ISBLANK([.$F$9]);&quot;&quot;;[.$F$9]);&quot;&quot;)">
            <text:p/>
          </table:table-cell>
          <table:table-cell table:formula="of:=IF(ISNUMBER(SEARCH(&quot;I&quot;;[.$K36]));IF(ISBLANK([.$F$10]);&quot;&quot;;[.$F$10]);&quot;&quot;)">
            <text:p/>
          </table:table-cell>
          <table:table-cell table:formula="of:=IF(ISNUMBER(SEARCH(&quot;J&quot;;[.$K36]));IF(ISBLANK([.$F$11]);&quot;&quot;;[.$F$11]);&quot;&quot;)">
            <text:p/>
          </table:table-cell>
          <table:table-cell table:formula="of:=IF(ISNUMBER(SEARCH(&quot;K&quot;;[.$K36]));IF(ISBLANK([.$F$12]);&quot;&quot;;[.$F$12]);&quot;&quot;)">
            <text:p/>
          </table:table-cell>
          <table:table-cell table:formula="of:=IF(ISNUMBER(SEARCH(&quot;L&quot;;[.$K36]));IF(ISBLANK([.$F$13]);&quot;&quot;;[.$F$13]);&quot;&quot;)">
            <text:p/>
          </table:table-cell>
          <table:table-cell table:formula="of:=IF(ISNUMBER(SEARCH(&quot;M&quot;;[.$K36]));IF(ISBLANK([.$F$14]);&quot;&quot;;[.$F$14]);&quot;&quot;)">
            <text:p/>
          </table:table-cell>
          <table:table-cell table:formula="of:=IF(ISNUMBER(SEARCH(&quot;N&quot;;[.$K36]));IF(ISBLANK([.$F$15]);&quot;&quot;;[.$F$15]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,D,K,N,B</text:p>
          </table:table-cell>
          <table:table-cell table:number-columns-repeated="4"/>
          <table:table-cell table:formula="of:=IF(OR(ISNUMBER(SEARCH(&quot;C&quot;;[.K37])); ISNUMBER(SEARCH(&quot;D&quot;;[.K37])); ISNUMBER(SEARCH(&quot;H&quot;;[.K37])); ISNUMBER(SEARCH(&quot;L&quot;;[.K37])); ISNUMBER(SEARCH(&quot;M&quot;;[.K37])); ISNUMBER(SEARCH(&quot;N&quot;;[.K37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HJ</text:p>
          </table:table-cell>
          <table:table-cell table:style-name="ce5" office:value-type="string" calcext:value-type="string">
            <text:p>HJ </text:p>
          </table:table-cell>
          <table:table-cell table:number-columns-repeated="3" table:style-name="ce5" office:value-type="string" calcext:value-type="string">
            <text:p>M </text:p>
          </table:table-cell>
          <table:table-cell table:formula="of:=COUNTIF([.$K$1:.$K$1998];[.K37])" office:value-type="float" office:value="1" calcext:value-type="float">
            <text:p>1</text:p>
          </table:table-cell>
          <table:table-cell/>
          <table:table-cell table:formula="of:=IF(ISNUMBER(SEARCH(&quot;A&quot;;[.$K37]));IF(ISBLANK([.$D$2]);&quot;&quot;;[.$D$2]);&quot;&quot;)">
            <text:p/>
          </table:table-cell>
          <table:table-cell table:formula="of:=IF(ISNUMBER(SEARCH(&quot;B&quot;;[.$K37]));IF(ISBLANK([.$D$3]);&quot;&quot;;[.$D$3]);&quot;&quot;)">
            <text:p/>
          </table:table-cell>
          <table:table-cell table:formula="of:=IF(ISNUMBER(SEARCH(&quot;C&quot;;[.$K37]));IF(ISBLANK([.$D$4]);&quot;&quot;;[.$D$4]);&quot;&quot;)">
            <text:p/>
          </table:table-cell>
          <table:table-cell table:formula="of:=IF(ISNUMBER(SEARCH(&quot;D&quot;;[.$K37]));IF(ISBLANK([.$D$5]);&quot;&quot;;[.$D$5]);&quot;&quot;)">
            <text:p/>
          </table:table-cell>
          <table:table-cell table:formula="of:=IF(ISNUMBER(SEARCH(&quot;E&quot;;[.$K37]));IF(ISBLANK([.$D$6]);&quot;&quot;;[.$D$6]);&quot;&quot;)">
            <text:p/>
          </table:table-cell>
          <table:table-cell table:formula="of:=IF(ISNUMBER(SEARCH(&quot;F&quot;;[.$K37]));IF(ISBLANK([.$D$7]);&quot;&quot;;[.$D$7]);&quot;&quot;)">
            <text:p/>
          </table:table-cell>
          <table:table-cell table:formula="of:=IF(ISNUMBER(SEARCH(&quot;G&quot;;[.$K37]));IF(ISBLANK([.$D$8]);&quot;&quot;;[.$D$8]);&quot;&quot;)">
            <text:p/>
          </table:table-cell>
          <table:table-cell table:formula="of:=IF(ISNUMBER(SEARCH(&quot;H&quot;;[.$K37]));IF(ISBLANK([.$D$9]);&quot;&quot;;[.$D$9]);&quot;&quot;)">
            <text:p/>
          </table:table-cell>
          <table:table-cell table:formula="of:=IF(ISNUMBER(SEARCH(&quot;I&quot;;[.$K37]));IF(ISBLANK([.$D$10]);&quot;&quot;;[.$D$10]);&quot;&quot;)">
            <text:p/>
          </table:table-cell>
          <table:table-cell table:formula="of:=IF(ISNUMBER(SEARCH(&quot;J&quot;;[.$K37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K37]));IF(ISBLANK([.$D$12]);&quot;&quot;;[.$D$12]);&quot;&quot;)">
            <text:p/>
          </table:table-cell>
          <table:table-cell table:formula="of:=IF(ISNUMBER(SEARCH(&quot;L&quot;;[.$K37]));IF(ISBLANK([.$D$13]);&quot;&quot;;[.$D$13]);&quot;&quot;)">
            <text:p/>
          </table:table-cell>
          <table:table-cell table:formula="of:=IF(ISNUMBER(SEARCH(&quot;M&quot;;[.$K37]));IF(ISBLANK([.$D$14]);&quot;&quot;;[.$D$14]);&quot;&quot;)">
            <text:p/>
          </table:table-cell>
          <table:table-cell table:formula="of:=IF(ISNUMBER(SEARCH(&quot;N&quot;;[.$K37]));IF(ISBLANK([.$D$15]);&quot;&quot;;[.$D$15]);&quot;&quot;)">
            <text:p/>
          </table:table-cell>
          <table:table-cell/>
          <table:table-cell table:formula="of:=IF(ISNUMBER(SEARCH(&quot;A&quot;;[.$K37]));IF(ISBLANK([.$E$2]);&quot;&quot;;[.$E$2]);&quot;&quot;)">
            <text:p/>
          </table:table-cell>
          <table:table-cell table:formula="of:=IF(ISNUMBER(SEARCH(&quot;B&quot;;[.$K37]));IF(ISBLANK([.$E$3]);&quot;&quot;;[.$E$3]);&quot;&quot;)">
            <text:p/>
          </table:table-cell>
          <table:table-cell table:formula="of:=IF(ISNUMBER(SEARCH(&quot;C&quot;;[.$K37]));IF(ISBLANK([.$E$4]);&quot;&quot;;[.$E$4]);&quot;&quot;)">
            <text:p/>
          </table:table-cell>
          <table:table-cell table:formula="of:=IF(ISNUMBER(SEARCH(&quot;D&quot;;[.$K37]));IF(ISBLANK([.$E$5]);&quot;&quot;;[.$E$5]);&quot;&quot;)">
            <text:p/>
          </table:table-cell>
          <table:table-cell table:formula="of:=IF(ISNUMBER(SEARCH(&quot;E&quot;;[.$K37]));IF(ISBLANK([.$E$6]);&quot;&quot;;[.$E$6]);&quot;&quot;)">
            <text:p/>
          </table:table-cell>
          <table:table-cell table:formula="of:=IF(ISNUMBER(SEARCH(&quot;F&quot;;[.$K37]));IF(ISBLANK([.$E$7]);&quot;&quot;;[.$E$7]);&quot;&quot;)">
            <text:p/>
          </table:table-cell>
          <table:table-cell table:formula="of:=IF(ISNUMBER(SEARCH(&quot;G&quot;;[.$K37]));IF(ISBLANK([.$E$8]);&quot;&quot;;[.$E$8]);&quot;&quot;)">
            <text:p/>
          </table:table-cell>
          <table:table-cell table:formula="of:=IF(ISNUMBER(SEARCH(&quot;H&quot;;[.$K37]));IF(ISBLANK([.$E$9]);&quot;&quot;;[.$E$9]);&quot;&quot;)">
            <text:p/>
          </table:table-cell>
          <table:table-cell table:formula="of:=IF(ISNUMBER(SEARCH(&quot;I&quot;;[.$K37]));IF(ISBLANK([.$E$10]);&quot;&quot;;[.$E$10]);&quot;&quot;)">
            <text:p/>
          </table:table-cell>
          <table:table-cell table:formula="of:=IF(ISNUMBER(SEARCH(&quot;J&quot;;[.$K37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K37]));IF(ISBLANK([.$E$12]);&quot;&quot;;[.$E$12]);&quot;&quot;)">
            <text:p/>
          </table:table-cell>
          <table:table-cell table:formula="of:=IF(ISNUMBER(SEARCH(&quot;L&quot;;[.$K37]));IF(ISBLANK([.$E$13]);&quot;&quot;;[.$E$13]);&quot;&quot;)">
            <text:p/>
          </table:table-cell>
          <table:table-cell table:formula="of:=IF(ISNUMBER(SEARCH(&quot;M&quot;;[.$K37]));IF(ISBLANK([.$E$14]);&quot;&quot;;[.$E$14]);&quot;&quot;)">
            <text:p/>
          </table:table-cell>
          <table:table-cell table:formula="of:=IF(ISNUMBER(SEARCH(&quot;N&quot;;[.$K37]));IF(ISBLANK([.$E$15]);&quot;&quot;;[.$E$15]);&quot;&quot;)">
            <text:p/>
          </table:table-cell>
          <table:table-cell/>
          <table:table-cell table:formula="of:=IF(ISNUMBER(SEARCH(&quot;A&quot;;[.$K37]));IF(ISBLANK([.$F$2]);&quot;&quot;;[.$F$2]);&quot;&quot;)">
            <text:p/>
          </table:table-cell>
          <table:table-cell table:formula="of:=IF(ISNUMBER(SEARCH(&quot;B&quot;;[.$K37]));IF(ISBLANK([.$F$3]);&quot;&quot;;[.$F$3]);&quot;&quot;)">
            <text:p/>
          </table:table-cell>
          <table:table-cell table:formula="of:=IF(ISNUMBER(SEARCH(&quot;C&quot;;[.$K37]));IF(ISBLANK([.$F$4]);&quot;&quot;;[.$F$4]);&quot;&quot;)">
            <text:p/>
          </table:table-cell>
          <table:table-cell table:formula="of:=IF(ISNUMBER(SEARCH(&quot;D&quot;;[.$K37]));IF(ISBLANK([.$F$5]);&quot;&quot;;[.$F$5]);&quot;&quot;)">
            <text:p/>
          </table:table-cell>
          <table:table-cell table:formula="of:=IF(ISNUMBER(SEARCH(&quot;E&quot;;[.$K37]));IF(ISBLANK([.$F$6]);&quot;&quot;;[.$F$6]);&quot;&quot;)">
            <text:p/>
          </table:table-cell>
          <table:table-cell table:formula="of:=IF(ISNUMBER(SEARCH(&quot;F&quot;;[.$K37]));IF(ISBLANK([.$F$7]);&quot;&quot;;[.$F$7]);&quot;&quot;)">
            <text:p/>
          </table:table-cell>
          <table:table-cell table:formula="of:=IF(ISNUMBER(SEARCH(&quot;G&quot;;[.$K37]));IF(ISBLANK([.$F$8]);&quot;&quot;;[.$F$8]);&quot;&quot;)">
            <text:p/>
          </table:table-cell>
          <table:table-cell table:formula="of:=IF(ISNUMBER(SEARCH(&quot;H&quot;;[.$K37]));IF(ISBLANK([.$F$9]);&quot;&quot;;[.$F$9]);&quot;&quot;)">
            <text:p/>
          </table:table-cell>
          <table:table-cell table:formula="of:=IF(ISNUMBER(SEARCH(&quot;I&quot;;[.$K37]));IF(ISBLANK([.$F$10]);&quot;&quot;;[.$F$10]);&quot;&quot;)">
            <text:p/>
          </table:table-cell>
          <table:table-cell table:formula="of:=IF(ISNUMBER(SEARCH(&quot;J&quot;;[.$K37]));IF(ISBLANK([.$F$11]);&quot;&quot;;[.$F$11]);&quot;&quot;)" office:value-type="string" office:string-value="M" calcext:value-type="string">
            <text:p>M</text:p>
          </table:table-cell>
          <table:table-cell table:formula="of:=IF(ISNUMBER(SEARCH(&quot;K&quot;;[.$K37]));IF(ISBLANK([.$F$12]);&quot;&quot;;[.$F$12]);&quot;&quot;)">
            <text:p/>
          </table:table-cell>
          <table:table-cell table:formula="of:=IF(ISNUMBER(SEARCH(&quot;L&quot;;[.$K37]));IF(ISBLANK([.$F$13]);&quot;&quot;;[.$F$13]);&quot;&quot;)">
            <text:p/>
          </table:table-cell>
          <table:table-cell table:formula="of:=IF(ISNUMBER(SEARCH(&quot;M&quot;;[.$K37]));IF(ISBLANK([.$F$14]);&quot;&quot;;[.$F$14]);&quot;&quot;)">
            <text:p/>
          </table:table-cell>
          <table:table-cell table:formula="of:=IF(ISNUMBER(SEARCH(&quot;N&quot;;[.$K37]));IF(ISBLANK([.$F$15]);&quot;&quot;;[.$F$15]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,G,H,I,B,C,D</text:p>
          </table:table-cell>
          <table:table-cell table:number-columns-repeated="4"/>
          <table:table-cell table:formula="of:=IF(OR(ISNUMBER(SEARCH(&quot;C&quot;;[.K38])); ISNUMBER(SEARCH(&quot;D&quot;;[.K38])); ISNUMBER(SEARCH(&quot;H&quot;;[.K38])); ISNUMBER(SEARCH(&quot;L&quot;;[.K38])); ISNUMBER(SEARCH(&quot;M&quot;;[.K38])); ISNUMBER(SEARCH(&quot;N&quot;;[.K38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CD</text:p>
          </table:table-cell>
          <table:table-cell table:style-name="ce5" office:value-type="string" calcext:value-type="string">
            <text:p>ACD </text:p>
          </table:table-cell>
          <table:table-cell table:style-name="ce5" office:value-type="string" calcext:value-type="string">
            <text:p>BCD </text:p>
          </table:table-cell>
          <table:table-cell table:style-name="ce5" office:value-type="string" calcext:value-type="string">
            <text:p>AEGHI </text:p>
          </table:table-cell>
          <table:table-cell table:style-name="ce5" office:value-type="string" calcext:value-type="string">
            <text:p>AJ </text:p>
          </table:table-cell>
          <table:table-cell table:formula="of:=COUNTIF([.$K$1:.$K$1998];[.K38])" office:value-type="float" office:value="1" calcext:value-type="float">
            <text:p>1</text:p>
          </table:table-cell>
          <table:table-cell/>
          <table:table-cell table:formula="of:=IF(ISNUMBER(SEARCH(&quot;A&quot;;[.$K38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38]));IF(ISBLANK([.$D$3]);&quot;&quot;;[.$D$3]);&quot;&quot;)">
            <text:p/>
          </table:table-cell>
          <table:table-cell table:formula="of:=IF(ISNUMBER(SEARCH(&quot;C&quot;;[.$K38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38]));IF(ISBLANK([.$D$5]);&quot;&quot;;[.$D$5]);&quot;&quot;)">
            <text:p/>
          </table:table-cell>
          <table:table-cell table:formula="of:=IF(ISNUMBER(SEARCH(&quot;E&quot;;[.$K38]));IF(ISBLANK([.$D$6]);&quot;&quot;;[.$D$6]);&quot;&quot;)">
            <text:p/>
          </table:table-cell>
          <table:table-cell table:formula="of:=IF(ISNUMBER(SEARCH(&quot;F&quot;;[.$K38]));IF(ISBLANK([.$D$7]);&quot;&quot;;[.$D$7]);&quot;&quot;)">
            <text:p/>
          </table:table-cell>
          <table:table-cell table:formula="of:=IF(ISNUMBER(SEARCH(&quot;G&quot;;[.$K38]));IF(ISBLANK([.$D$8]);&quot;&quot;;[.$D$8]);&quot;&quot;)">
            <text:p/>
          </table:table-cell>
          <table:table-cell table:formula="of:=IF(ISNUMBER(SEARCH(&quot;H&quot;;[.$K38]));IF(ISBLANK([.$D$9]);&quot;&quot;;[.$D$9]);&quot;&quot;)">
            <text:p/>
          </table:table-cell>
          <table:table-cell table:formula="of:=IF(ISNUMBER(SEARCH(&quot;I&quot;;[.$K38]));IF(ISBLANK([.$D$10]);&quot;&quot;;[.$D$10]);&quot;&quot;)">
            <text:p/>
          </table:table-cell>
          <table:table-cell table:formula="of:=IF(ISNUMBER(SEARCH(&quot;J&quot;;[.$K38]));IF(ISBLANK([.$D$11]);&quot;&quot;;[.$D$11]);&quot;&quot;)">
            <text:p/>
          </table:table-cell>
          <table:table-cell table:formula="of:=IF(ISNUMBER(SEARCH(&quot;K&quot;;[.$K38]));IF(ISBLANK([.$D$12]);&quot;&quot;;[.$D$12]);&quot;&quot;)">
            <text:p/>
          </table:table-cell>
          <table:table-cell table:formula="of:=IF(ISNUMBER(SEARCH(&quot;L&quot;;[.$K38]));IF(ISBLANK([.$D$13]);&quot;&quot;;[.$D$13]);&quot;&quot;)">
            <text:p/>
          </table:table-cell>
          <table:table-cell table:formula="of:=IF(ISNUMBER(SEARCH(&quot;M&quot;;[.$K38]));IF(ISBLANK([.$D$14]);&quot;&quot;;[.$D$14]);&quot;&quot;)">
            <text:p/>
          </table:table-cell>
          <table:table-cell table:formula="of:=IF(ISNUMBER(SEARCH(&quot;N&quot;;[.$K38]));IF(ISBLANK([.$D$15]);&quot;&quot;;[.$D$15]);&quot;&quot;)">
            <text:p/>
          </table:table-cell>
          <table:table-cell/>
          <table:table-cell table:formula="of:=IF(ISNUMBER(SEARCH(&quot;A&quot;;[.$K38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38]));IF(ISBLANK([.$E$3]);&quot;&quot;;[.$E$3]);&quot;&quot;)">
            <text:p/>
          </table:table-cell>
          <table:table-cell table:formula="of:=IF(ISNUMBER(SEARCH(&quot;C&quot;;[.$K38]));IF(ISBLANK([.$E$4]);&quot;&quot;;[.$E$4]);&quot;&quot;)">
            <text:p/>
          </table:table-cell>
          <table:table-cell table:formula="of:=IF(ISNUMBER(SEARCH(&quot;D&quot;;[.$K38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38]));IF(ISBLANK([.$E$6]);&quot;&quot;;[.$E$6]);&quot;&quot;)">
            <text:p/>
          </table:table-cell>
          <table:table-cell table:formula="of:=IF(ISNUMBER(SEARCH(&quot;F&quot;;[.$K38]));IF(ISBLANK([.$E$7]);&quot;&quot;;[.$E$7]);&quot;&quot;)">
            <text:p/>
          </table:table-cell>
          <table:table-cell table:formula="of:=IF(ISNUMBER(SEARCH(&quot;G&quot;;[.$K38]));IF(ISBLANK([.$E$8]);&quot;&quot;;[.$E$8]);&quot;&quot;)">
            <text:p/>
          </table:table-cell>
          <table:table-cell table:formula="of:=IF(ISNUMBER(SEARCH(&quot;H&quot;;[.$K38]));IF(ISBLANK([.$E$9]);&quot;&quot;;[.$E$9]);&quot;&quot;)">
            <text:p/>
          </table:table-cell>
          <table:table-cell table:formula="of:=IF(ISNUMBER(SEARCH(&quot;I&quot;;[.$K38]));IF(ISBLANK([.$E$10]);&quot;&quot;;[.$E$10]);&quot;&quot;)">
            <text:p/>
          </table:table-cell>
          <table:table-cell table:formula="of:=IF(ISNUMBER(SEARCH(&quot;J&quot;;[.$K38]));IF(ISBLANK([.$E$11]);&quot;&quot;;[.$E$11]);&quot;&quot;)">
            <text:p/>
          </table:table-cell>
          <table:table-cell table:formula="of:=IF(ISNUMBER(SEARCH(&quot;K&quot;;[.$K38]));IF(ISBLANK([.$E$12]);&quot;&quot;;[.$E$12]);&quot;&quot;)">
            <text:p/>
          </table:table-cell>
          <table:table-cell table:formula="of:=IF(ISNUMBER(SEARCH(&quot;L&quot;;[.$K38]));IF(ISBLANK([.$E$13]);&quot;&quot;;[.$E$13]);&quot;&quot;)">
            <text:p/>
          </table:table-cell>
          <table:table-cell table:formula="of:=IF(ISNUMBER(SEARCH(&quot;M&quot;;[.$K38]));IF(ISBLANK([.$E$14]);&quot;&quot;;[.$E$14]);&quot;&quot;)">
            <text:p/>
          </table:table-cell>
          <table:table-cell table:formula="of:=IF(ISNUMBER(SEARCH(&quot;N&quot;;[.$K38]));IF(ISBLANK([.$E$15]);&quot;&quot;;[.$E$15]);&quot;&quot;)">
            <text:p/>
          </table:table-cell>
          <table:table-cell/>
          <table:table-cell table:formula="of:=IF(ISNUMBER(SEARCH(&quot;A&quot;;[.$K38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38]));IF(ISBLANK([.$F$3]);&quot;&quot;;[.$F$3]);&quot;&quot;)">
            <text:p/>
          </table:table-cell>
          <table:table-cell table:formula="of:=IF(ISNUMBER(SEARCH(&quot;C&quot;;[.$K38]));IF(ISBLANK([.$F$4]);&quot;&quot;;[.$F$4]);&quot;&quot;)">
            <text:p/>
          </table:table-cell>
          <table:table-cell table:formula="of:=IF(ISNUMBER(SEARCH(&quot;D&quot;;[.$K38]));IF(ISBLANK([.$F$5]);&quot;&quot;;[.$F$5]);&quot;&quot;)">
            <text:p/>
          </table:table-cell>
          <table:table-cell table:formula="of:=IF(ISNUMBER(SEARCH(&quot;E&quot;;[.$K38]));IF(ISBLANK([.$F$6]);&quot;&quot;;[.$F$6]);&quot;&quot;)">
            <text:p/>
          </table:table-cell>
          <table:table-cell table:formula="of:=IF(ISNUMBER(SEARCH(&quot;F&quot;;[.$K38]));IF(ISBLANK([.$F$7]);&quot;&quot;;[.$F$7]);&quot;&quot;)">
            <text:p/>
          </table:table-cell>
          <table:table-cell table:formula="of:=IF(ISNUMBER(SEARCH(&quot;G&quot;;[.$K38]));IF(ISBLANK([.$F$8]);&quot;&quot;;[.$F$8]);&quot;&quot;)">
            <text:p/>
          </table:table-cell>
          <table:table-cell table:formula="of:=IF(ISNUMBER(SEARCH(&quot;H&quot;;[.$K38]));IF(ISBLANK([.$F$9]);&quot;&quot;;[.$F$9]);&quot;&quot;)">
            <text:p/>
          </table:table-cell>
          <table:table-cell table:formula="of:=IF(ISNUMBER(SEARCH(&quot;I&quot;;[.$K38]));IF(ISBLANK([.$F$10]);&quot;&quot;;[.$F$10]);&quot;&quot;)">
            <text:p/>
          </table:table-cell>
          <table:table-cell table:formula="of:=IF(ISNUMBER(SEARCH(&quot;J&quot;;[.$K38]));IF(ISBLANK([.$F$11]);&quot;&quot;;[.$F$11]);&quot;&quot;)">
            <text:p/>
          </table:table-cell>
          <table:table-cell table:formula="of:=IF(ISNUMBER(SEARCH(&quot;K&quot;;[.$K38]));IF(ISBLANK([.$F$12]);&quot;&quot;;[.$F$12]);&quot;&quot;)">
            <text:p/>
          </table:table-cell>
          <table:table-cell table:formula="of:=IF(ISNUMBER(SEARCH(&quot;L&quot;;[.$K38]));IF(ISBLANK([.$F$13]);&quot;&quot;;[.$F$13]);&quot;&quot;)">
            <text:p/>
          </table:table-cell>
          <table:table-cell table:formula="of:=IF(ISNUMBER(SEARCH(&quot;M&quot;;[.$K38]));IF(ISBLANK([.$F$14]);&quot;&quot;;[.$F$14]);&quot;&quot;)">
            <text:p/>
          </table:table-cell>
          <table:table-cell table:formula="of:=IF(ISNUMBER(SEARCH(&quot;N&quot;;[.$K38]));IF(ISBLANK([.$F$15]);&quot;&quot;;[.$F$15]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,J,M</text:p>
          </table:table-cell>
          <table:table-cell table:number-columns-repeated="4"/>
          <table:table-cell table:formula="of:=IF(OR(ISNUMBER(SEARCH(&quot;C&quot;;[.K39])); ISNUMBER(SEARCH(&quot;D&quot;;[.K39])); ISNUMBER(SEARCH(&quot;H&quot;;[.K39])); ISNUMBER(SEARCH(&quot;L&quot;;[.K39])); ISNUMBER(SEARCH(&quot;M&quot;;[.K39])); ISNUMBER(SEARCH(&quot;N&quot;;[.K39]))); &quot;&lt;&quot;;&quot;&quot;)">
            <text:p/>
          </table:table-cell>
          <table:table-cell table:style-name="ce4" table:number-columns-repeated="2"/>
          <table:table-cell office:value-type="string" calcext:value-type="string">
            <text:p>BAJ</text:p>
          </table:table-cell>
          <table:table-cell table:style-name="ce5" office:value-type="string" calcext:value-type="string">
            <text:p>ABJ </text:p>
          </table:table-cell>
          <table:table-cell table:style-name="ce5" office:value-type="string" calcext:value-type="string">
            <text:p>CDM </text:p>
          </table:table-cell>
          <table:table-cell table:style-name="ce5" office:value-type="string" calcext:value-type="string">
            <text:p>AGHIM </text:p>
          </table:table-cell>
          <table:table-cell table:style-name="ce5" office:value-type="string" calcext:value-type="string">
            <text:p>AJM </text:p>
          </table:table-cell>
          <table:table-cell table:formula="of:=COUNTIF([.$K$1:.$K$1998];[.K39])" office:value-type="float" office:value="1" calcext:value-type="float">
            <text:p>1</text:p>
          </table:table-cell>
          <table:table-cell/>
          <table:table-cell table:formula="of:=IF(ISNUMBER(SEARCH(&quot;A&quot;;[.$K39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39]));IF(ISBLANK([.$D$3]);&quot;&quot;;[.$D$3]);&quot;&quot;)">
            <text:p/>
          </table:table-cell>
          <table:table-cell table:formula="of:=IF(ISNUMBER(SEARCH(&quot;C&quot;;[.$K39]));IF(ISBLANK([.$D$4]);&quot;&quot;;[.$D$4]);&quot;&quot;)">
            <text:p/>
          </table:table-cell>
          <table:table-cell table:formula="of:=IF(ISNUMBER(SEARCH(&quot;D&quot;;[.$K39]));IF(ISBLANK([.$D$5]);&quot;&quot;;[.$D$5]);&quot;&quot;)">
            <text:p/>
          </table:table-cell>
          <table:table-cell table:formula="of:=IF(ISNUMBER(SEARCH(&quot;E&quot;;[.$K39]));IF(ISBLANK([.$D$6]);&quot;&quot;;[.$D$6]);&quot;&quot;)">
            <text:p/>
          </table:table-cell>
          <table:table-cell table:formula="of:=IF(ISNUMBER(SEARCH(&quot;F&quot;;[.$K39]));IF(ISBLANK([.$D$7]);&quot;&quot;;[.$D$7]);&quot;&quot;)">
            <text:p/>
          </table:table-cell>
          <table:table-cell table:formula="of:=IF(ISNUMBER(SEARCH(&quot;G&quot;;[.$K39]));IF(ISBLANK([.$D$8]);&quot;&quot;;[.$D$8]);&quot;&quot;)">
            <text:p/>
          </table:table-cell>
          <table:table-cell table:formula="of:=IF(ISNUMBER(SEARCH(&quot;H&quot;;[.$K39]));IF(ISBLANK([.$D$9]);&quot;&quot;;[.$D$9]);&quot;&quot;)">
            <text:p/>
          </table:table-cell>
          <table:table-cell table:formula="of:=IF(ISNUMBER(SEARCH(&quot;I&quot;;[.$K39]));IF(ISBLANK([.$D$10]);&quot;&quot;;[.$D$10]);&quot;&quot;)">
            <text:p/>
          </table:table-cell>
          <table:table-cell table:formula="of:=IF(ISNUMBER(SEARCH(&quot;J&quot;;[.$K39]));IF(ISBLANK([.$D$11]);&quot;&quot;;[.$D$11]);&quot;&quot;)" office:value-type="string" office:string-value="M" calcext:value-type="string">
            <text:p>M</text:p>
          </table:table-cell>
          <table:table-cell table:formula="of:=IF(ISNUMBER(SEARCH(&quot;K&quot;;[.$K39]));IF(ISBLANK([.$D$12]);&quot;&quot;;[.$D$12]);&quot;&quot;)">
            <text:p/>
          </table:table-cell>
          <table:table-cell table:formula="of:=IF(ISNUMBER(SEARCH(&quot;L&quot;;[.$K39]));IF(ISBLANK([.$D$13]);&quot;&quot;;[.$D$13]);&quot;&quot;)">
            <text:p/>
          </table:table-cell>
          <table:table-cell table:formula="of:=IF(ISNUMBER(SEARCH(&quot;M&quot;;[.$K39]));IF(ISBLANK([.$D$14]);&quot;&quot;;[.$D$14]);&quot;&quot;)">
            <text:p/>
          </table:table-cell>
          <table:table-cell table:formula="of:=IF(ISNUMBER(SEARCH(&quot;N&quot;;[.$K39]));IF(ISBLANK([.$D$15]);&quot;&quot;;[.$D$15]);&quot;&quot;)">
            <text:p/>
          </table:table-cell>
          <table:table-cell/>
          <table:table-cell table:formula="of:=IF(ISNUMBER(SEARCH(&quot;A&quot;;[.$K39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39]));IF(ISBLANK([.$E$3]);&quot;&quot;;[.$E$3]);&quot;&quot;)">
            <text:p/>
          </table:table-cell>
          <table:table-cell table:formula="of:=IF(ISNUMBER(SEARCH(&quot;C&quot;;[.$K39]));IF(ISBLANK([.$E$4]);&quot;&quot;;[.$E$4]);&quot;&quot;)">
            <text:p/>
          </table:table-cell>
          <table:table-cell table:formula="of:=IF(ISNUMBER(SEARCH(&quot;D&quot;;[.$K39]));IF(ISBLANK([.$E$5]);&quot;&quot;;[.$E$5]);&quot;&quot;)">
            <text:p/>
          </table:table-cell>
          <table:table-cell table:formula="of:=IF(ISNUMBER(SEARCH(&quot;E&quot;;[.$K39]));IF(ISBLANK([.$E$6]);&quot;&quot;;[.$E$6]);&quot;&quot;)">
            <text:p/>
          </table:table-cell>
          <table:table-cell table:formula="of:=IF(ISNUMBER(SEARCH(&quot;F&quot;;[.$K39]));IF(ISBLANK([.$E$7]);&quot;&quot;;[.$E$7]);&quot;&quot;)">
            <text:p/>
          </table:table-cell>
          <table:table-cell table:formula="of:=IF(ISNUMBER(SEARCH(&quot;G&quot;;[.$K39]));IF(ISBLANK([.$E$8]);&quot;&quot;;[.$E$8]);&quot;&quot;)">
            <text:p/>
          </table:table-cell>
          <table:table-cell table:formula="of:=IF(ISNUMBER(SEARCH(&quot;H&quot;;[.$K39]));IF(ISBLANK([.$E$9]);&quot;&quot;;[.$E$9]);&quot;&quot;)">
            <text:p/>
          </table:table-cell>
          <table:table-cell table:formula="of:=IF(ISNUMBER(SEARCH(&quot;I&quot;;[.$K39]));IF(ISBLANK([.$E$10]);&quot;&quot;;[.$E$10]);&quot;&quot;)">
            <text:p/>
          </table:table-cell>
          <table:table-cell table:formula="of:=IF(ISNUMBER(SEARCH(&quot;J&quot;;[.$K39]));IF(ISBLANK([.$E$11]);&quot;&quot;;[.$E$11]);&quot;&quot;)" office:value-type="string" office:string-value="M" calcext:value-type="string">
            <text:p>M</text:p>
          </table:table-cell>
          <table:table-cell table:formula="of:=IF(ISNUMBER(SEARCH(&quot;K&quot;;[.$K39]));IF(ISBLANK([.$E$12]);&quot;&quot;;[.$E$12]);&quot;&quot;)">
            <text:p/>
          </table:table-cell>
          <table:table-cell table:formula="of:=IF(ISNUMBER(SEARCH(&quot;L&quot;;[.$K39]));IF(ISBLANK([.$E$13]);&quot;&quot;;[.$E$13]);&quot;&quot;)">
            <text:p/>
          </table:table-cell>
          <table:table-cell table:formula="of:=IF(ISNUMBER(SEARCH(&quot;M&quot;;[.$K39]));IF(ISBLANK([.$E$14]);&quot;&quot;;[.$E$14]);&quot;&quot;)">
            <text:p/>
          </table:table-cell>
          <table:table-cell table:formula="of:=IF(ISNUMBER(SEARCH(&quot;N&quot;;[.$K39]));IF(ISBLANK([.$E$15]);&quot;&quot;;[.$E$15]);&quot;&quot;)">
            <text:p/>
          </table:table-cell>
          <table:table-cell/>
          <table:table-cell table:formula="of:=IF(ISNUMBER(SEARCH(&quot;A&quot;;[.$K39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39]));IF(ISBLANK([.$F$3]);&quot;&quot;;[.$F$3]);&quot;&quot;)">
            <text:p/>
          </table:table-cell>
          <table:table-cell table:formula="of:=IF(ISNUMBER(SEARCH(&quot;C&quot;;[.$K39]));IF(ISBLANK([.$F$4]);&quot;&quot;;[.$F$4]);&quot;&quot;)">
            <text:p/>
          </table:table-cell>
          <table:table-cell table:formula="of:=IF(ISNUMBER(SEARCH(&quot;D&quot;;[.$K39]));IF(ISBLANK([.$F$5]);&quot;&quot;;[.$F$5]);&quot;&quot;)">
            <text:p/>
          </table:table-cell>
          <table:table-cell table:formula="of:=IF(ISNUMBER(SEARCH(&quot;E&quot;;[.$K39]));IF(ISBLANK([.$F$6]);&quot;&quot;;[.$F$6]);&quot;&quot;)">
            <text:p/>
          </table:table-cell>
          <table:table-cell table:formula="of:=IF(ISNUMBER(SEARCH(&quot;F&quot;;[.$K39]));IF(ISBLANK([.$F$7]);&quot;&quot;;[.$F$7]);&quot;&quot;)">
            <text:p/>
          </table:table-cell>
          <table:table-cell table:formula="of:=IF(ISNUMBER(SEARCH(&quot;G&quot;;[.$K39]));IF(ISBLANK([.$F$8]);&quot;&quot;;[.$F$8]);&quot;&quot;)">
            <text:p/>
          </table:table-cell>
          <table:table-cell table:formula="of:=IF(ISNUMBER(SEARCH(&quot;H&quot;;[.$K39]));IF(ISBLANK([.$F$9]);&quot;&quot;;[.$F$9]);&quot;&quot;)">
            <text:p/>
          </table:table-cell>
          <table:table-cell table:formula="of:=IF(ISNUMBER(SEARCH(&quot;I&quot;;[.$K39]));IF(ISBLANK([.$F$10]);&quot;&quot;;[.$F$10]);&quot;&quot;)">
            <text:p/>
          </table:table-cell>
          <table:table-cell table:formula="of:=IF(ISNUMBER(SEARCH(&quot;J&quot;;[.$K39]));IF(ISBLANK([.$F$11]);&quot;&quot;;[.$F$11]);&quot;&quot;)" office:value-type="string" office:string-value="M" calcext:value-type="string">
            <text:p>M</text:p>
          </table:table-cell>
          <table:table-cell table:formula="of:=IF(ISNUMBER(SEARCH(&quot;K&quot;;[.$K39]));IF(ISBLANK([.$F$12]);&quot;&quot;;[.$F$12]);&quot;&quot;)">
            <text:p/>
          </table:table-cell>
          <table:table-cell table:formula="of:=IF(ISNUMBER(SEARCH(&quot;L&quot;;[.$K39]));IF(ISBLANK([.$F$13]);&quot;&quot;;[.$F$13]);&quot;&quot;)">
            <text:p/>
          </table:table-cell>
          <table:table-cell table:formula="of:=IF(ISNUMBER(SEARCH(&quot;M&quot;;[.$K39]));IF(ISBLANK([.$F$14]);&quot;&quot;;[.$F$14]);&quot;&quot;)">
            <text:p/>
          </table:table-cell>
          <table:table-cell table:formula="of:=IF(ISNUMBER(SEARCH(&quot;N&quot;;[.$K39]));IF(ISBLANK([.$F$15]);&quot;&quot;;[.$F$15]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,D,M</text:p>
          </table:table-cell>
          <table:table-cell table:number-columns-repeated="4"/>
          <table:table-cell table:formula="of:=IF(OR(ISNUMBER(SEARCH(&quot;C&quot;;[.K40])); ISNUMBER(SEARCH(&quot;D&quot;;[.K40])); ISNUMBER(SEARCH(&quot;H&quot;;[.K40])); ISNUMBER(SEARCH(&quot;L&quot;;[.K40])); ISNUMBER(SEARCH(&quot;M&quot;;[.K40])); ISNUMBER(SEARCH(&quot;N&quot;;[.K40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CDBFG</text:p>
          </table:table-cell>
          <table:table-cell table:style-name="ce5" office:value-type="string" calcext:value-type="string">
            <text:p>BCDFG </text:p>
          </table:table-cell>
          <table:table-cell table:style-name="ce5" office:value-type="string" calcext:value-type="string">
            <text:p>BHKN </text:p>
          </table:table-cell>
          <table:table-cell table:style-name="ce5" office:value-type="string" calcext:value-type="string">
            <text:p>ABCDE </text:p>
          </table:table-cell>
          <table:table-cell table:style-name="ce5" office:value-type="string" calcext:value-type="string">
            <text:p>HJ </text:p>
          </table:table-cell>
          <table:table-cell table:formula="of:=COUNTIF([.$K$1:.$K$1998];[.K40])" office:value-type="float" office:value="1" calcext:value-type="float">
            <text:p>1</text:p>
          </table:table-cell>
          <table:table-cell/>
          <table:table-cell table:formula="of:=IF(ISNUMBER(SEARCH(&quot;A&quot;;[.$K40]));IF(ISBLANK([.$D$2]);&quot;&quot;;[.$D$2]);&quot;&quot;)">
            <text:p/>
          </table:table-cell>
          <table:table-cell table:formula="of:=IF(ISNUMBER(SEARCH(&quot;B&quot;;[.$K40]));IF(ISBLANK([.$D$3]);&quot;&quot;;[.$D$3]);&quot;&quot;)">
            <text:p/>
          </table:table-cell>
          <table:table-cell table:formula="of:=IF(ISNUMBER(SEARCH(&quot;C&quot;;[.$K40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40]));IF(ISBLANK([.$D$5]);&quot;&quot;;[.$D$5]);&quot;&quot;)">
            <text:p/>
          </table:table-cell>
          <table:table-cell table:formula="of:=IF(ISNUMBER(SEARCH(&quot;E&quot;;[.$K40]));IF(ISBLANK([.$D$6]);&quot;&quot;;[.$D$6]);&quot;&quot;)">
            <text:p/>
          </table:table-cell>
          <table:table-cell table:formula="of:=IF(ISNUMBER(SEARCH(&quot;F&quot;;[.$K40]));IF(ISBLANK([.$D$7]);&quot;&quot;;[.$D$7]);&quot;&quot;)" office:value-type="string" office:string-value="HN" calcext:value-type="string">
            <text:p>HN</text:p>
          </table:table-cell>
          <table:table-cell table:formula="of:=IF(ISNUMBER(SEARCH(&quot;G&quot;;[.$K40]));IF(ISBLANK([.$D$8]);&quot;&quot;;[.$D$8]);&quot;&quot;)" office:value-type="string" office:string-value="KN" calcext:value-type="string">
            <text:p>KN</text:p>
          </table:table-cell>
          <table:table-cell table:formula="of:=IF(ISNUMBER(SEARCH(&quot;H&quot;;[.$K40]));IF(ISBLANK([.$D$9]);&quot;&quot;;[.$D$9]);&quot;&quot;)">
            <text:p/>
          </table:table-cell>
          <table:table-cell table:formula="of:=IF(ISNUMBER(SEARCH(&quot;I&quot;;[.$K40]));IF(ISBLANK([.$D$10]);&quot;&quot;;[.$D$10]);&quot;&quot;)">
            <text:p/>
          </table:table-cell>
          <table:table-cell table:formula="of:=IF(ISNUMBER(SEARCH(&quot;J&quot;;[.$K40]));IF(ISBLANK([.$D$11]);&quot;&quot;;[.$D$11]);&quot;&quot;)">
            <text:p/>
          </table:table-cell>
          <table:table-cell table:formula="of:=IF(ISNUMBER(SEARCH(&quot;K&quot;;[.$K40]));IF(ISBLANK([.$D$12]);&quot;&quot;;[.$D$12]);&quot;&quot;)">
            <text:p/>
          </table:table-cell>
          <table:table-cell table:formula="of:=IF(ISNUMBER(SEARCH(&quot;L&quot;;[.$K40]));IF(ISBLANK([.$D$13]);&quot;&quot;;[.$D$13]);&quot;&quot;)">
            <text:p/>
          </table:table-cell>
          <table:table-cell table:formula="of:=IF(ISNUMBER(SEARCH(&quot;M&quot;;[.$K40]));IF(ISBLANK([.$D$14]);&quot;&quot;;[.$D$14]);&quot;&quot;)">
            <text:p/>
          </table:table-cell>
          <table:table-cell table:formula="of:=IF(ISNUMBER(SEARCH(&quot;N&quot;;[.$K40]));IF(ISBLANK([.$D$15]);&quot;&quot;;[.$D$15]);&quot;&quot;)">
            <text:p/>
          </table:table-cell>
          <table:table-cell/>
          <table:table-cell table:formula="of:=IF(ISNUMBER(SEARCH(&quot;A&quot;;[.$K40]));IF(ISBLANK([.$E$2]);&quot;&quot;;[.$E$2]);&quot;&quot;)">
            <text:p/>
          </table:table-cell>
          <table:table-cell table:formula="of:=IF(ISNUMBER(SEARCH(&quot;B&quot;;[.$K40]));IF(ISBLANK([.$E$3]);&quot;&quot;;[.$E$3]);&quot;&quot;)">
            <text:p/>
          </table:table-cell>
          <table:table-cell table:formula="of:=IF(ISNUMBER(SEARCH(&quot;C&quot;;[.$K40]));IF(ISBLANK([.$E$4]);&quot;&quot;;[.$E$4]);&quot;&quot;)">
            <text:p/>
          </table:table-cell>
          <table:table-cell table:formula="of:=IF(ISNUMBER(SEARCH(&quot;D&quot;;[.$K40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40]));IF(ISBLANK([.$E$6]);&quot;&quot;;[.$E$6]);&quot;&quot;)">
            <text:p/>
          </table:table-cell>
          <table:table-cell table:formula="of:=IF(ISNUMBER(SEARCH(&quot;F&quot;;[.$K40]));IF(ISBLANK([.$E$7]);&quot;&quot;;[.$E$7]);&quot;&quot;)" office:value-type="string" office:string-value="AC" calcext:value-type="string">
            <text:p>AC</text:p>
          </table:table-cell>
          <table:table-cell table:formula="of:=IF(ISNUMBER(SEARCH(&quot;G&quot;;[.$K40]));IF(ISBLANK([.$E$8]);&quot;&quot;;[.$E$8]);&quot;&quot;)" office:value-type="string" office:string-value="ABCD" calcext:value-type="string">
            <text:p>ABCD</text:p>
          </table:table-cell>
          <table:table-cell table:formula="of:=IF(ISNUMBER(SEARCH(&quot;H&quot;;[.$K40]));IF(ISBLANK([.$E$9]);&quot;&quot;;[.$E$9]);&quot;&quot;)">
            <text:p/>
          </table:table-cell>
          <table:table-cell table:formula="of:=IF(ISNUMBER(SEARCH(&quot;I&quot;;[.$K40]));IF(ISBLANK([.$E$10]);&quot;&quot;;[.$E$10]);&quot;&quot;)">
            <text:p/>
          </table:table-cell>
          <table:table-cell table:formula="of:=IF(ISNUMBER(SEARCH(&quot;J&quot;;[.$K40]));IF(ISBLANK([.$E$11]);&quot;&quot;;[.$E$11]);&quot;&quot;)">
            <text:p/>
          </table:table-cell>
          <table:table-cell table:formula="of:=IF(ISNUMBER(SEARCH(&quot;K&quot;;[.$K40]));IF(ISBLANK([.$E$12]);&quot;&quot;;[.$E$12]);&quot;&quot;)">
            <text:p/>
          </table:table-cell>
          <table:table-cell table:formula="of:=IF(ISNUMBER(SEARCH(&quot;L&quot;;[.$K40]));IF(ISBLANK([.$E$13]);&quot;&quot;;[.$E$13]);&quot;&quot;)">
            <text:p/>
          </table:table-cell>
          <table:table-cell table:formula="of:=IF(ISNUMBER(SEARCH(&quot;M&quot;;[.$K40]));IF(ISBLANK([.$E$14]);&quot;&quot;;[.$E$14]);&quot;&quot;)">
            <text:p/>
          </table:table-cell>
          <table:table-cell table:formula="of:=IF(ISNUMBER(SEARCH(&quot;N&quot;;[.$K40]));IF(ISBLANK([.$E$15]);&quot;&quot;;[.$E$15]);&quot;&quot;)">
            <text:p/>
          </table:table-cell>
          <table:table-cell/>
          <table:table-cell table:formula="of:=IF(ISNUMBER(SEARCH(&quot;A&quot;;[.$K40]));IF(ISBLANK([.$F$2]);&quot;&quot;;[.$F$2]);&quot;&quot;)">
            <text:p/>
          </table:table-cell>
          <table:table-cell table:formula="of:=IF(ISNUMBER(SEARCH(&quot;B&quot;;[.$K40]));IF(ISBLANK([.$F$3]);&quot;&quot;;[.$F$3]);&quot;&quot;)">
            <text:p/>
          </table:table-cell>
          <table:table-cell table:formula="of:=IF(ISNUMBER(SEARCH(&quot;C&quot;;[.$K40]));IF(ISBLANK([.$F$4]);&quot;&quot;;[.$F$4]);&quot;&quot;)">
            <text:p/>
          </table:table-cell>
          <table:table-cell table:formula="of:=IF(ISNUMBER(SEARCH(&quot;D&quot;;[.$K40]));IF(ISBLANK([.$F$5]);&quot;&quot;;[.$F$5]);&quot;&quot;)">
            <text:p/>
          </table:table-cell>
          <table:table-cell table:formula="of:=IF(ISNUMBER(SEARCH(&quot;E&quot;;[.$K40]));IF(ISBLANK([.$F$6]);&quot;&quot;;[.$F$6]);&quot;&quot;)">
            <text:p/>
          </table:table-cell>
          <table:table-cell table:formula="of:=IF(ISNUMBER(SEARCH(&quot;F&quot;;[.$K40]));IF(ISBLANK([.$F$7]);&quot;&quot;;[.$F$7]);&quot;&quot;)" office:value-type="string" office:string-value="HJ" calcext:value-type="string">
            <text:p>HJ</text:p>
          </table:table-cell>
          <table:table-cell table:formula="of:=IF(ISNUMBER(SEARCH(&quot;G&quot;;[.$K40]));IF(ISBLANK([.$F$8]);&quot;&quot;;[.$F$8]);&quot;&quot;)">
            <text:p/>
          </table:table-cell>
          <table:table-cell table:formula="of:=IF(ISNUMBER(SEARCH(&quot;H&quot;;[.$K40]));IF(ISBLANK([.$F$9]);&quot;&quot;;[.$F$9]);&quot;&quot;)">
            <text:p/>
          </table:table-cell>
          <table:table-cell table:formula="of:=IF(ISNUMBER(SEARCH(&quot;I&quot;;[.$K40]));IF(ISBLANK([.$F$10]);&quot;&quot;;[.$F$10]);&quot;&quot;)">
            <text:p/>
          </table:table-cell>
          <table:table-cell table:formula="of:=IF(ISNUMBER(SEARCH(&quot;J&quot;;[.$K40]));IF(ISBLANK([.$F$11]);&quot;&quot;;[.$F$11]);&quot;&quot;)">
            <text:p/>
          </table:table-cell>
          <table:table-cell table:formula="of:=IF(ISNUMBER(SEARCH(&quot;K&quot;;[.$K40]));IF(ISBLANK([.$F$12]);&quot;&quot;;[.$F$12]);&quot;&quot;)">
            <text:p/>
          </table:table-cell>
          <table:table-cell table:formula="of:=IF(ISNUMBER(SEARCH(&quot;L&quot;;[.$K40]));IF(ISBLANK([.$F$13]);&quot;&quot;;[.$F$13]);&quot;&quot;)">
            <text:p/>
          </table:table-cell>
          <table:table-cell table:formula="of:=IF(ISNUMBER(SEARCH(&quot;M&quot;;[.$K40]));IF(ISBLANK([.$F$14]);&quot;&quot;;[.$F$14]);&quot;&quot;)">
            <text:p/>
          </table:table-cell>
          <table:table-cell table:formula="of:=IF(ISNUMBER(SEARCH(&quot;N&quot;;[.$K40]));IF(ISBLANK([.$F$15]);&quot;&quot;;[.$F$15])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,G,H,I,M</text:p>
          </table:table-cell>
          <table:table-cell table:number-columns-repeated="4"/>
          <table:table-cell table:formula="of:=IF(OR(ISNUMBER(SEARCH(&quot;C&quot;;[.K41])); ISNUMBER(SEARCH(&quot;D&quot;;[.K41])); ISNUMBER(SEARCH(&quot;H&quot;;[.K41])); ISNUMBER(SEARCH(&quot;L&quot;;[.K41])); ISNUMBER(SEARCH(&quot;M&quot;;[.K41])); ISNUMBER(SEARCH(&quot;N&quot;;[.K41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AGHIE</text:p>
          </table:table-cell>
          <table:table-cell table:style-name="ce5" office:value-type="string" calcext:value-type="string">
            <text:p>M </text:p>
          </table:table-cell>
          <table:table-cell table:style-name="ce5" office:value-type="string" calcext:value-type="string">
            <text:p>C </text:p>
          </table:table-cell>
          <table:table-cell table:style-name="ce5" office:value-type="string" calcext:value-type="string">
            <text:p>D </text:p>
          </table:table-cell>
          <table:table-cell table:style-name="ce5" office:value-type="string" calcext:value-type="string">
            <text:p>H </text:p>
          </table:table-cell>
          <table:table-cell table:formula="of:=COUNTIF([.$K$1:.$K$1998];[.K41])" office:value-type="float" office:value="1" calcext:value-type="float">
            <text:p>1</text:p>
          </table:table-cell>
          <table:table-cell/>
          <table:table-cell table:formula="of:=IF(ISNUMBER(SEARCH(&quot;A&quot;;[.$K41]));IF(ISBLANK([.$D$2]);&quot;&quot;;[.$D$2]);&quot;&quot;)">
            <text:p/>
          </table:table-cell>
          <table:table-cell table:formula="of:=IF(ISNUMBER(SEARCH(&quot;B&quot;;[.$K41]));IF(ISBLANK([.$D$3]);&quot;&quot;;[.$D$3]);&quot;&quot;)">
            <text:p/>
          </table:table-cell>
          <table:table-cell table:formula="of:=IF(ISNUMBER(SEARCH(&quot;C&quot;;[.$K41]));IF(ISBLANK([.$D$4]);&quot;&quot;;[.$D$4]);&quot;&quot;)">
            <text:p/>
          </table:table-cell>
          <table:table-cell table:formula="of:=IF(ISNUMBER(SEARCH(&quot;D&quot;;[.$K41]));IF(ISBLANK([.$D$5]);&quot;&quot;;[.$D$5]);&quot;&quot;)">
            <text:p/>
          </table:table-cell>
          <table:table-cell table:formula="of:=IF(ISNUMBER(SEARCH(&quot;E&quot;;[.$K41]));IF(ISBLANK([.$D$6]);&quot;&quot;;[.$D$6]);&quot;&quot;)">
            <text:p/>
          </table:table-cell>
          <table:table-cell table:formula="of:=IF(ISNUMBER(SEARCH(&quot;F&quot;;[.$K41]));IF(ISBLANK([.$D$7]);&quot;&quot;;[.$D$7]);&quot;&quot;)">
            <text:p/>
          </table:table-cell>
          <table:table-cell table:formula="of:=IF(ISNUMBER(SEARCH(&quot;G&quot;;[.$K41]));IF(ISBLANK([.$D$8]);&quot;&quot;;[.$D$8]);&quot;&quot;)">
            <text:p/>
          </table:table-cell>
          <table:table-cell table:formula="of:=IF(ISNUMBER(SEARCH(&quot;H&quot;;[.$K41]));IF(ISBLANK([.$D$9]);&quot;&quot;;[.$D$9]);&quot;&quot;)">
            <text:p/>
          </table:table-cell>
          <table:table-cell table:formula="of:=IF(ISNUMBER(SEARCH(&quot;I&quot;;[.$K41]));IF(ISBLANK([.$D$10]);&quot;&quot;;[.$D$10]);&quot;&quot;)">
            <text:p/>
          </table:table-cell>
          <table:table-cell table:formula="of:=IF(ISNUMBER(SEARCH(&quot;J&quot;;[.$K41]));IF(ISBLANK([.$D$11]);&quot;&quot;;[.$D$11]);&quot;&quot;)">
            <text:p/>
          </table:table-cell>
          <table:table-cell table:formula="of:=IF(ISNUMBER(SEARCH(&quot;K&quot;;[.$K41]));IF(ISBLANK([.$D$12]);&quot;&quot;;[.$D$12]);&quot;&quot;)">
            <text:p/>
          </table:table-cell>
          <table:table-cell table:formula="of:=IF(ISNUMBER(SEARCH(&quot;L&quot;;[.$K41]));IF(ISBLANK([.$D$13]);&quot;&quot;;[.$D$13]);&quot;&quot;)">
            <text:p/>
          </table:table-cell>
          <table:table-cell table:formula="of:=IF(ISNUMBER(SEARCH(&quot;M&quot;;[.$K41]));IF(ISBLANK([.$D$14]);&quot;&quot;;[.$D$14]);&quot;&quot;)" office:value-type="string" office:string-value="C" calcext:value-type="string">
            <text:p>C</text:p>
          </table:table-cell>
          <table:table-cell table:formula="of:=IF(ISNUMBER(SEARCH(&quot;N&quot;;[.$K41]));IF(ISBLANK([.$D$15]);&quot;&quot;;[.$D$15]);&quot;&quot;)">
            <text:p/>
          </table:table-cell>
          <table:table-cell/>
          <table:table-cell table:formula="of:=IF(ISNUMBER(SEARCH(&quot;A&quot;;[.$K41]));IF(ISBLANK([.$E$2]);&quot;&quot;;[.$E$2]);&quot;&quot;)">
            <text:p/>
          </table:table-cell>
          <table:table-cell table:formula="of:=IF(ISNUMBER(SEARCH(&quot;B&quot;;[.$K41]));IF(ISBLANK([.$E$3]);&quot;&quot;;[.$E$3]);&quot;&quot;)">
            <text:p/>
          </table:table-cell>
          <table:table-cell table:formula="of:=IF(ISNUMBER(SEARCH(&quot;C&quot;;[.$K41]));IF(ISBLANK([.$E$4]);&quot;&quot;;[.$E$4]);&quot;&quot;)">
            <text:p/>
          </table:table-cell>
          <table:table-cell table:formula="of:=IF(ISNUMBER(SEARCH(&quot;D&quot;;[.$K41]));IF(ISBLANK([.$E$5]);&quot;&quot;;[.$E$5]);&quot;&quot;)">
            <text:p/>
          </table:table-cell>
          <table:table-cell table:formula="of:=IF(ISNUMBER(SEARCH(&quot;E&quot;;[.$K41]));IF(ISBLANK([.$E$6]);&quot;&quot;;[.$E$6]);&quot;&quot;)">
            <text:p/>
          </table:table-cell>
          <table:table-cell table:formula="of:=IF(ISNUMBER(SEARCH(&quot;F&quot;;[.$K41]));IF(ISBLANK([.$E$7]);&quot;&quot;;[.$E$7]);&quot;&quot;)">
            <text:p/>
          </table:table-cell>
          <table:table-cell table:formula="of:=IF(ISNUMBER(SEARCH(&quot;G&quot;;[.$K41]));IF(ISBLANK([.$E$8]);&quot;&quot;;[.$E$8]);&quot;&quot;)">
            <text:p/>
          </table:table-cell>
          <table:table-cell table:formula="of:=IF(ISNUMBER(SEARCH(&quot;H&quot;;[.$K41]));IF(ISBLANK([.$E$9]);&quot;&quot;;[.$E$9]);&quot;&quot;)">
            <text:p/>
          </table:table-cell>
          <table:table-cell table:formula="of:=IF(ISNUMBER(SEARCH(&quot;I&quot;;[.$K41]));IF(ISBLANK([.$E$10]);&quot;&quot;;[.$E$10]);&quot;&quot;)">
            <text:p/>
          </table:table-cell>
          <table:table-cell table:formula="of:=IF(ISNUMBER(SEARCH(&quot;J&quot;;[.$K41]));IF(ISBLANK([.$E$11]);&quot;&quot;;[.$E$11]);&quot;&quot;)">
            <text:p/>
          </table:table-cell>
          <table:table-cell table:formula="of:=IF(ISNUMBER(SEARCH(&quot;K&quot;;[.$K41]));IF(ISBLANK([.$E$12]);&quot;&quot;;[.$E$12]);&quot;&quot;)">
            <text:p/>
          </table:table-cell>
          <table:table-cell table:formula="of:=IF(ISNUMBER(SEARCH(&quot;L&quot;;[.$K41]));IF(ISBLANK([.$E$13]);&quot;&quot;;[.$E$13]);&quot;&quot;)">
            <text:p/>
          </table:table-cell>
          <table:table-cell table:formula="of:=IF(ISNUMBER(SEARCH(&quot;M&quot;;[.$K41]));IF(ISBLANK([.$E$14]);&quot;&quot;;[.$E$14]);&quot;&quot;)" office:value-type="string" office:string-value="D" calcext:value-type="string">
            <text:p>D</text:p>
          </table:table-cell>
          <table:table-cell table:formula="of:=IF(ISNUMBER(SEARCH(&quot;N&quot;;[.$K41]));IF(ISBLANK([.$E$15]);&quot;&quot;;[.$E$15]);&quot;&quot;)">
            <text:p/>
          </table:table-cell>
          <table:table-cell/>
          <table:table-cell table:formula="of:=IF(ISNUMBER(SEARCH(&quot;A&quot;;[.$K41]));IF(ISBLANK([.$F$2]);&quot;&quot;;[.$F$2]);&quot;&quot;)">
            <text:p/>
          </table:table-cell>
          <table:table-cell table:formula="of:=IF(ISNUMBER(SEARCH(&quot;B&quot;;[.$K41]));IF(ISBLANK([.$F$3]);&quot;&quot;;[.$F$3]);&quot;&quot;)">
            <text:p/>
          </table:table-cell>
          <table:table-cell table:formula="of:=IF(ISNUMBER(SEARCH(&quot;C&quot;;[.$K41]));IF(ISBLANK([.$F$4]);&quot;&quot;;[.$F$4]);&quot;&quot;)">
            <text:p/>
          </table:table-cell>
          <table:table-cell table:formula="of:=IF(ISNUMBER(SEARCH(&quot;D&quot;;[.$K41]));IF(ISBLANK([.$F$5]);&quot;&quot;;[.$F$5]);&quot;&quot;)">
            <text:p/>
          </table:table-cell>
          <table:table-cell table:formula="of:=IF(ISNUMBER(SEARCH(&quot;E&quot;;[.$K41]));IF(ISBLANK([.$F$6]);&quot;&quot;;[.$F$6]);&quot;&quot;)">
            <text:p/>
          </table:table-cell>
          <table:table-cell table:formula="of:=IF(ISNUMBER(SEARCH(&quot;F&quot;;[.$K41]));IF(ISBLANK([.$F$7]);&quot;&quot;;[.$F$7]);&quot;&quot;)">
            <text:p/>
          </table:table-cell>
          <table:table-cell table:formula="of:=IF(ISNUMBER(SEARCH(&quot;G&quot;;[.$K41]));IF(ISBLANK([.$F$8]);&quot;&quot;;[.$F$8]);&quot;&quot;)">
            <text:p/>
          </table:table-cell>
          <table:table-cell table:formula="of:=IF(ISNUMBER(SEARCH(&quot;H&quot;;[.$K41]));IF(ISBLANK([.$F$9]);&quot;&quot;;[.$F$9]);&quot;&quot;)">
            <text:p/>
          </table:table-cell>
          <table:table-cell table:formula="of:=IF(ISNUMBER(SEARCH(&quot;I&quot;;[.$K41]));IF(ISBLANK([.$F$10]);&quot;&quot;;[.$F$10]);&quot;&quot;)">
            <text:p/>
          </table:table-cell>
          <table:table-cell table:formula="of:=IF(ISNUMBER(SEARCH(&quot;J&quot;;[.$K41]));IF(ISBLANK([.$F$11]);&quot;&quot;;[.$F$11]);&quot;&quot;)">
            <text:p/>
          </table:table-cell>
          <table:table-cell table:formula="of:=IF(ISNUMBER(SEARCH(&quot;K&quot;;[.$K41]));IF(ISBLANK([.$F$12]);&quot;&quot;;[.$F$12]);&quot;&quot;)">
            <text:p/>
          </table:table-cell>
          <table:table-cell table:formula="of:=IF(ISNUMBER(SEARCH(&quot;L&quot;;[.$K41]));IF(ISBLANK([.$F$13]);&quot;&quot;;[.$F$13]);&quot;&quot;)">
            <text:p/>
          </table:table-cell>
          <table:table-cell table:formula="of:=IF(ISNUMBER(SEARCH(&quot;M&quot;;[.$K41]));IF(ISBLANK([.$F$14]);&quot;&quot;;[.$F$14]);&quot;&quot;)" office:value-type="string" office:string-value="H" calcext:value-type="string">
            <text:p>H</text:p>
          </table:table-cell>
          <table:table-cell table:formula="of:=IF(ISNUMBER(SEARCH(&quot;N&quot;;[.$K41]));IF(ISBLANK([.$F$15]);&quot;&quot;;[.$F$15])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4"/>
          <table:table-cell table:formula="of:=IF(OR(ISNUMBER(SEARCH(&quot;C&quot;;[.K42])); ISNUMBER(SEARCH(&quot;D&quot;;[.K42])); ISNUMBER(SEARCH(&quot;H&quot;;[.K42])); ISNUMBER(SEARCH(&quot;L&quot;;[.K42])); ISNUMBER(SEARCH(&quot;M&quot;;[.K42])); ISNUMBER(SEARCH(&quot;N&quot;;[.K42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M</text:p>
          </table:table-cell>
          <table:table-cell table:style-name="ce5" office:value-type="string" calcext:value-type="string">
            <text:p>BHKN </text:p>
          </table:table-cell>
          <table:table-cell table:number-columns-repeated="2" table:style-name="ce5" office:value-type="string" calcext:value-type="string">
            <text:p>A </text:p>
          </table:table-cell>
          <table:table-cell table:style-name="ce5" office:value-type="string" calcext:value-type="string">
            <text:p>B </text:p>
          </table:table-cell>
          <table:table-cell table:formula="of:=COUNTIF([.$K$1:.$K$1998];[.K42])" office:value-type="float" office:value="1" calcext:value-type="float">
            <text:p>1</text:p>
          </table:table-cell>
          <table:table-cell/>
          <table:table-cell table:formula="of:=IF(ISNUMBER(SEARCH(&quot;A&quot;;[.$K42]));IF(ISBLANK([.$D$2]);&quot;&quot;;[.$D$2]);&quot;&quot;)">
            <text:p/>
          </table:table-cell>
          <table:table-cell table:formula="of:=IF(ISNUMBER(SEARCH(&quot;B&quot;;[.$K42]));IF(ISBLANK([.$D$3]);&quot;&quot;;[.$D$3]);&quot;&quot;)">
            <text:p/>
          </table:table-cell>
          <table:table-cell table:formula="of:=IF(ISNUMBER(SEARCH(&quot;C&quot;;[.$K42]));IF(ISBLANK([.$D$4]);&quot;&quot;;[.$D$4]);&quot;&quot;)">
            <text:p/>
          </table:table-cell>
          <table:table-cell table:formula="of:=IF(ISNUMBER(SEARCH(&quot;D&quot;;[.$K42]));IF(ISBLANK([.$D$5]);&quot;&quot;;[.$D$5]);&quot;&quot;)">
            <text:p/>
          </table:table-cell>
          <table:table-cell table:formula="of:=IF(ISNUMBER(SEARCH(&quot;E&quot;;[.$K42]));IF(ISBLANK([.$D$6]);&quot;&quot;;[.$D$6]);&quot;&quot;)">
            <text:p/>
          </table:table-cell>
          <table:table-cell table:formula="of:=IF(ISNUMBER(SEARCH(&quot;F&quot;;[.$K42]));IF(ISBLANK([.$D$7]);&quot;&quot;;[.$D$7]);&quot;&quot;)">
            <text:p/>
          </table:table-cell>
          <table:table-cell table:formula="of:=IF(ISNUMBER(SEARCH(&quot;G&quot;;[.$K42]));IF(ISBLANK([.$D$8]);&quot;&quot;;[.$D$8]);&quot;&quot;)">
            <text:p/>
          </table:table-cell>
          <table:table-cell table:formula="of:=IF(ISNUMBER(SEARCH(&quot;H&quot;;[.$K42]));IF(ISBLANK([.$D$9]);&quot;&quot;;[.$D$9]);&quot;&quot;)">
            <text:p/>
          </table:table-cell>
          <table:table-cell table:formula="of:=IF(ISNUMBER(SEARCH(&quot;I&quot;;[.$K42]));IF(ISBLANK([.$D$10]);&quot;&quot;;[.$D$10]);&quot;&quot;)">
            <text:p/>
          </table:table-cell>
          <table:table-cell table:formula="of:=IF(ISNUMBER(SEARCH(&quot;J&quot;;[.$K42]));IF(ISBLANK([.$D$11]);&quot;&quot;;[.$D$11]);&quot;&quot;)">
            <text:p/>
          </table:table-cell>
          <table:table-cell table:formula="of:=IF(ISNUMBER(SEARCH(&quot;K&quot;;[.$K42]));IF(ISBLANK([.$D$12]);&quot;&quot;;[.$D$12]);&quot;&quot;)" office:value-type="string" office:string-value="A" calcext:value-type="string">
            <text:p>A</text:p>
          </table:table-cell>
          <table:table-cell table:formula="of:=IF(ISNUMBER(SEARCH(&quot;L&quot;;[.$K42]));IF(ISBLANK([.$D$13]);&quot;&quot;;[.$D$13]);&quot;&quot;)">
            <text:p/>
          </table:table-cell>
          <table:table-cell table:formula="of:=IF(ISNUMBER(SEARCH(&quot;M&quot;;[.$K42]));IF(ISBLANK([.$D$14]);&quot;&quot;;[.$D$14]);&quot;&quot;)">
            <text:p/>
          </table:table-cell>
          <table:table-cell table:formula="of:=IF(ISNUMBER(SEARCH(&quot;N&quot;;[.$K42]));IF(ISBLANK([.$D$15]);&quot;&quot;;[.$D$15]);&quot;&quot;)">
            <text:p/>
          </table:table-cell>
          <table:table-cell/>
          <table:table-cell table:formula="of:=IF(ISNUMBER(SEARCH(&quot;A&quot;;[.$K42]));IF(ISBLANK([.$E$2]);&quot;&quot;;[.$E$2]);&quot;&quot;)">
            <text:p/>
          </table:table-cell>
          <table:table-cell table:formula="of:=IF(ISNUMBER(SEARCH(&quot;B&quot;;[.$K42]));IF(ISBLANK([.$E$3]);&quot;&quot;;[.$E$3]);&quot;&quot;)">
            <text:p/>
          </table:table-cell>
          <table:table-cell table:formula="of:=IF(ISNUMBER(SEARCH(&quot;C&quot;;[.$K42]));IF(ISBLANK([.$E$4]);&quot;&quot;;[.$E$4]);&quot;&quot;)">
            <text:p/>
          </table:table-cell>
          <table:table-cell table:formula="of:=IF(ISNUMBER(SEARCH(&quot;D&quot;;[.$K42]));IF(ISBLANK([.$E$5]);&quot;&quot;;[.$E$5]);&quot;&quot;)">
            <text:p/>
          </table:table-cell>
          <table:table-cell table:formula="of:=IF(ISNUMBER(SEARCH(&quot;E&quot;;[.$K42]));IF(ISBLANK([.$E$6]);&quot;&quot;;[.$E$6]);&quot;&quot;)">
            <text:p/>
          </table:table-cell>
          <table:table-cell table:formula="of:=IF(ISNUMBER(SEARCH(&quot;F&quot;;[.$K42]));IF(ISBLANK([.$E$7]);&quot;&quot;;[.$E$7]);&quot;&quot;)">
            <text:p/>
          </table:table-cell>
          <table:table-cell table:formula="of:=IF(ISNUMBER(SEARCH(&quot;G&quot;;[.$K42]));IF(ISBLANK([.$E$8]);&quot;&quot;;[.$E$8]);&quot;&quot;)">
            <text:p/>
          </table:table-cell>
          <table:table-cell table:formula="of:=IF(ISNUMBER(SEARCH(&quot;H&quot;;[.$K42]));IF(ISBLANK([.$E$9]);&quot;&quot;;[.$E$9]);&quot;&quot;)">
            <text:p/>
          </table:table-cell>
          <table:table-cell table:formula="of:=IF(ISNUMBER(SEARCH(&quot;I&quot;;[.$K42]));IF(ISBLANK([.$E$10]);&quot;&quot;;[.$E$10]);&quot;&quot;)">
            <text:p/>
          </table:table-cell>
          <table:table-cell table:formula="of:=IF(ISNUMBER(SEARCH(&quot;J&quot;;[.$K42]));IF(ISBLANK([.$E$11]);&quot;&quot;;[.$E$11]);&quot;&quot;)">
            <text:p/>
          </table:table-cell>
          <table:table-cell table:formula="of:=IF(ISNUMBER(SEARCH(&quot;K&quot;;[.$K42]));IF(ISBLANK([.$E$12]);&quot;&quot;;[.$E$12]);&quot;&quot;)" office:value-type="string" office:string-value="A" calcext:value-type="string">
            <text:p>A</text:p>
          </table:table-cell>
          <table:table-cell table:formula="of:=IF(ISNUMBER(SEARCH(&quot;L&quot;;[.$K42]));IF(ISBLANK([.$E$13]);&quot;&quot;;[.$E$13]);&quot;&quot;)">
            <text:p/>
          </table:table-cell>
          <table:table-cell table:formula="of:=IF(ISNUMBER(SEARCH(&quot;M&quot;;[.$K42]));IF(ISBLANK([.$E$14]);&quot;&quot;;[.$E$14]);&quot;&quot;)">
            <text:p/>
          </table:table-cell>
          <table:table-cell table:formula="of:=IF(ISNUMBER(SEARCH(&quot;N&quot;;[.$K42]));IF(ISBLANK([.$E$15]);&quot;&quot;;[.$E$15]);&quot;&quot;)" office:value-type="string" office:string-value="A" calcext:value-type="string">
            <text:p>A</text:p>
          </table:table-cell>
          <table:table-cell/>
          <table:table-cell table:formula="of:=IF(ISNUMBER(SEARCH(&quot;A&quot;;[.$K42]));IF(ISBLANK([.$F$2]);&quot;&quot;;[.$F$2]);&quot;&quot;)">
            <text:p/>
          </table:table-cell>
          <table:table-cell table:formula="of:=IF(ISNUMBER(SEARCH(&quot;B&quot;;[.$K42]));IF(ISBLANK([.$F$3]);&quot;&quot;;[.$F$3]);&quot;&quot;)">
            <text:p/>
          </table:table-cell>
          <table:table-cell table:formula="of:=IF(ISNUMBER(SEARCH(&quot;C&quot;;[.$K42]));IF(ISBLANK([.$F$4]);&quot;&quot;;[.$F$4]);&quot;&quot;)">
            <text:p/>
          </table:table-cell>
          <table:table-cell table:formula="of:=IF(ISNUMBER(SEARCH(&quot;D&quot;;[.$K42]));IF(ISBLANK([.$F$5]);&quot;&quot;;[.$F$5]);&quot;&quot;)">
            <text:p/>
          </table:table-cell>
          <table:table-cell table:formula="of:=IF(ISNUMBER(SEARCH(&quot;E&quot;;[.$K42]));IF(ISBLANK([.$F$6]);&quot;&quot;;[.$F$6]);&quot;&quot;)">
            <text:p/>
          </table:table-cell>
          <table:table-cell table:formula="of:=IF(ISNUMBER(SEARCH(&quot;F&quot;;[.$K42]));IF(ISBLANK([.$F$7]);&quot;&quot;;[.$F$7]);&quot;&quot;)">
            <text:p/>
          </table:table-cell>
          <table:table-cell table:formula="of:=IF(ISNUMBER(SEARCH(&quot;G&quot;;[.$K42]));IF(ISBLANK([.$F$8]);&quot;&quot;;[.$F$8]);&quot;&quot;)">
            <text:p/>
          </table:table-cell>
          <table:table-cell table:formula="of:=IF(ISNUMBER(SEARCH(&quot;H&quot;;[.$K42]));IF(ISBLANK([.$F$9]);&quot;&quot;;[.$F$9]);&quot;&quot;)">
            <text:p/>
          </table:table-cell>
          <table:table-cell table:formula="of:=IF(ISNUMBER(SEARCH(&quot;I&quot;;[.$K42]));IF(ISBLANK([.$F$10]);&quot;&quot;;[.$F$10]);&quot;&quot;)">
            <text:p/>
          </table:table-cell>
          <table:table-cell table:formula="of:=IF(ISNUMBER(SEARCH(&quot;J&quot;;[.$K42]));IF(ISBLANK([.$F$11]);&quot;&quot;;[.$F$11]);&quot;&quot;)">
            <text:p/>
          </table:table-cell>
          <table:table-cell table:formula="of:=IF(ISNUMBER(SEARCH(&quot;K&quot;;[.$K42]));IF(ISBLANK([.$F$12]);&quot;&quot;;[.$F$12]);&quot;&quot;)" office:value-type="string" office:string-value="B" calcext:value-type="string">
            <text:p>B</text:p>
          </table:table-cell>
          <table:table-cell table:formula="of:=IF(ISNUMBER(SEARCH(&quot;L&quot;;[.$K42]));IF(ISBLANK([.$F$13]);&quot;&quot;;[.$F$13]);&quot;&quot;)">
            <text:p/>
          </table:table-cell>
          <table:table-cell table:formula="of:=IF(ISNUMBER(SEARCH(&quot;M&quot;;[.$K42]));IF(ISBLANK([.$F$14]);&quot;&quot;;[.$F$14]);&quot;&quot;)">
            <text:p/>
          </table:table-cell>
          <table:table-cell table:formula="of:=IF(ISNUMBER(SEARCH(&quot;N&quot;;[.$K42]));IF(ISBLANK([.$F$15]);&quot;&quot;;[.$F$15]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formula="of:=IF(OR(ISNUMBER(SEARCH(&quot;C&quot;;[.K43])); ISNUMBER(SEARCH(&quot;D&quot;;[.K43])); ISNUMBER(SEARCH(&quot;H&quot;;[.K43])); ISNUMBER(SEARCH(&quot;L&quot;;[.K43])); ISNUMBER(SEARCH(&quot;M&quot;;[.K43])); ISNUMBER(SEARCH(&quot;N&quot;;[.K43]))); &quot;&lt;&quot;;&quot;&quot;)">
            <text:p/>
          </table:table-cell>
          <table:table-cell table:style-name="ce4" table:number-columns-repeated="2"/>
          <table:table-cell office:value-type="string" calcext:value-type="string">
            <text:p>HNKB</text:p>
          </table:table-cell>
          <table:table-cell table:style-name="ce5" office:value-type="string" calcext:value-type="string">
            <text:p>A </text:p>
          </table:table-cell>
          <table:table-cell table:style-name="ce5" office:value-type="string" calcext:value-type="string">
            <text:p>CD </text:p>
          </table:table-cell>
          <table:table-cell table:style-name="ce5" office:value-type="string" calcext:value-type="string">
            <text:p>AGHI </text:p>
          </table:table-cell>
          <table:table-cell table:style-name="ce5" office:value-type="string" calcext:value-type="string">
            <text:p>AJ </text:p>
          </table:table-cell>
          <table:table-cell table:formula="of:=COUNTIF([.$K$1:.$K$1998];[.K43])" office:value-type="float" office:value="1" calcext:value-type="float">
            <text:p>1</text:p>
          </table:table-cell>
          <table:table-cell/>
          <table:table-cell table:formula="of:=IF(ISNUMBER(SEARCH(&quot;A&quot;;[.$K43]));IF(ISBLANK([.$D$2]);&quot;&quot;;[.$D$2]);&quot;&quot;)" office:value-type="string" office:string-value="CD" calcext:value-type="string">
            <text:p>CD</text:p>
          </table:table-cell>
          <table:table-cell table:formula="of:=IF(ISNUMBER(SEARCH(&quot;B&quot;;[.$K43]));IF(ISBLANK([.$D$3]);&quot;&quot;;[.$D$3]);&quot;&quot;)">
            <text:p/>
          </table:table-cell>
          <table:table-cell table:formula="of:=IF(ISNUMBER(SEARCH(&quot;C&quot;;[.$K43]));IF(ISBLANK([.$D$4]);&quot;&quot;;[.$D$4]);&quot;&quot;)">
            <text:p/>
          </table:table-cell>
          <table:table-cell table:formula="of:=IF(ISNUMBER(SEARCH(&quot;D&quot;;[.$K43]));IF(ISBLANK([.$D$5]);&quot;&quot;;[.$D$5]);&quot;&quot;)">
            <text:p/>
          </table:table-cell>
          <table:table-cell table:formula="of:=IF(ISNUMBER(SEARCH(&quot;E&quot;;[.$K43]));IF(ISBLANK([.$D$6]);&quot;&quot;;[.$D$6]);&quot;&quot;)">
            <text:p/>
          </table:table-cell>
          <table:table-cell table:formula="of:=IF(ISNUMBER(SEARCH(&quot;F&quot;;[.$K43]));IF(ISBLANK([.$D$7]);&quot;&quot;;[.$D$7]);&quot;&quot;)">
            <text:p/>
          </table:table-cell>
          <table:table-cell table:formula="of:=IF(ISNUMBER(SEARCH(&quot;G&quot;;[.$K43]));IF(ISBLANK([.$D$8]);&quot;&quot;;[.$D$8]);&quot;&quot;)">
            <text:p/>
          </table:table-cell>
          <table:table-cell table:formula="of:=IF(ISNUMBER(SEARCH(&quot;H&quot;;[.$K43]));IF(ISBLANK([.$D$9]);&quot;&quot;;[.$D$9]);&quot;&quot;)">
            <text:p/>
          </table:table-cell>
          <table:table-cell table:formula="of:=IF(ISNUMBER(SEARCH(&quot;I&quot;;[.$K43]));IF(ISBLANK([.$D$10]);&quot;&quot;;[.$D$10]);&quot;&quot;)">
            <text:p/>
          </table:table-cell>
          <table:table-cell table:formula="of:=IF(ISNUMBER(SEARCH(&quot;J&quot;;[.$K43]));IF(ISBLANK([.$D$11]);&quot;&quot;;[.$D$11]);&quot;&quot;)">
            <text:p/>
          </table:table-cell>
          <table:table-cell table:formula="of:=IF(ISNUMBER(SEARCH(&quot;K&quot;;[.$K43]));IF(ISBLANK([.$D$12]);&quot;&quot;;[.$D$12]);&quot;&quot;)">
            <text:p/>
          </table:table-cell>
          <table:table-cell table:formula="of:=IF(ISNUMBER(SEARCH(&quot;L&quot;;[.$K43]));IF(ISBLANK([.$D$13]);&quot;&quot;;[.$D$13]);&quot;&quot;)">
            <text:p/>
          </table:table-cell>
          <table:table-cell table:formula="of:=IF(ISNUMBER(SEARCH(&quot;M&quot;;[.$K43]));IF(ISBLANK([.$D$14]);&quot;&quot;;[.$D$14]);&quot;&quot;)">
            <text:p/>
          </table:table-cell>
          <table:table-cell table:formula="of:=IF(ISNUMBER(SEARCH(&quot;N&quot;;[.$K43]));IF(ISBLANK([.$D$15]);&quot;&quot;;[.$D$15]);&quot;&quot;)">
            <text:p/>
          </table:table-cell>
          <table:table-cell/>
          <table:table-cell table:formula="of:=IF(ISNUMBER(SEARCH(&quot;A&quot;;[.$K43]));IF(ISBLANK([.$E$2]);&quot;&quot;;[.$E$2]);&quot;&quot;)" office:value-type="string" office:string-value="AGHI" calcext:value-type="string">
            <text:p>AGHI</text:p>
          </table:table-cell>
          <table:table-cell table:formula="of:=IF(ISNUMBER(SEARCH(&quot;B&quot;;[.$K43]));IF(ISBLANK([.$E$3]);&quot;&quot;;[.$E$3]);&quot;&quot;)">
            <text:p/>
          </table:table-cell>
          <table:table-cell table:formula="of:=IF(ISNUMBER(SEARCH(&quot;C&quot;;[.$K43]));IF(ISBLANK([.$E$4]);&quot;&quot;;[.$E$4]);&quot;&quot;)">
            <text:p/>
          </table:table-cell>
          <table:table-cell table:formula="of:=IF(ISNUMBER(SEARCH(&quot;D&quot;;[.$K43]));IF(ISBLANK([.$E$5]);&quot;&quot;;[.$E$5]);&quot;&quot;)">
            <text:p/>
          </table:table-cell>
          <table:table-cell table:formula="of:=IF(ISNUMBER(SEARCH(&quot;E&quot;;[.$K43]));IF(ISBLANK([.$E$6]);&quot;&quot;;[.$E$6]);&quot;&quot;)">
            <text:p/>
          </table:table-cell>
          <table:table-cell table:formula="of:=IF(ISNUMBER(SEARCH(&quot;F&quot;;[.$K43]));IF(ISBLANK([.$E$7]);&quot;&quot;;[.$E$7]);&quot;&quot;)">
            <text:p/>
          </table:table-cell>
          <table:table-cell table:formula="of:=IF(ISNUMBER(SEARCH(&quot;G&quot;;[.$K43]));IF(ISBLANK([.$E$8]);&quot;&quot;;[.$E$8]);&quot;&quot;)">
            <text:p/>
          </table:table-cell>
          <table:table-cell table:formula="of:=IF(ISNUMBER(SEARCH(&quot;H&quot;;[.$K43]));IF(ISBLANK([.$E$9]);&quot;&quot;;[.$E$9]);&quot;&quot;)">
            <text:p/>
          </table:table-cell>
          <table:table-cell table:formula="of:=IF(ISNUMBER(SEARCH(&quot;I&quot;;[.$K43]));IF(ISBLANK([.$E$10]);&quot;&quot;;[.$E$10]);&quot;&quot;)">
            <text:p/>
          </table:table-cell>
          <table:table-cell table:formula="of:=IF(ISNUMBER(SEARCH(&quot;J&quot;;[.$K43]));IF(ISBLANK([.$E$11]);&quot;&quot;;[.$E$11]);&quot;&quot;)">
            <text:p/>
          </table:table-cell>
          <table:table-cell table:formula="of:=IF(ISNUMBER(SEARCH(&quot;K&quot;;[.$K43]));IF(ISBLANK([.$E$12]);&quot;&quot;;[.$E$12]);&quot;&quot;)">
            <text:p/>
          </table:table-cell>
          <table:table-cell table:formula="of:=IF(ISNUMBER(SEARCH(&quot;L&quot;;[.$K43]));IF(ISBLANK([.$E$13]);&quot;&quot;;[.$E$13]);&quot;&quot;)">
            <text:p/>
          </table:table-cell>
          <table:table-cell table:formula="of:=IF(ISNUMBER(SEARCH(&quot;M&quot;;[.$K43]));IF(ISBLANK([.$E$14]);&quot;&quot;;[.$E$14]);&quot;&quot;)">
            <text:p/>
          </table:table-cell>
          <table:table-cell table:formula="of:=IF(ISNUMBER(SEARCH(&quot;N&quot;;[.$K43]));IF(ISBLANK([.$E$15]);&quot;&quot;;[.$E$15]);&quot;&quot;)">
            <text:p/>
          </table:table-cell>
          <table:table-cell/>
          <table:table-cell table:formula="of:=IF(ISNUMBER(SEARCH(&quot;A&quot;;[.$K43]));IF(ISBLANK([.$F$2]);&quot;&quot;;[.$F$2]);&quot;&quot;)" office:value-type="string" office:string-value="JA" calcext:value-type="string">
            <text:p>JA</text:p>
          </table:table-cell>
          <table:table-cell table:formula="of:=IF(ISNUMBER(SEARCH(&quot;B&quot;;[.$K43]));IF(ISBLANK([.$F$3]);&quot;&quot;;[.$F$3]);&quot;&quot;)">
            <text:p/>
          </table:table-cell>
          <table:table-cell table:formula="of:=IF(ISNUMBER(SEARCH(&quot;C&quot;;[.$K43]));IF(ISBLANK([.$F$4]);&quot;&quot;;[.$F$4]);&quot;&quot;)">
            <text:p/>
          </table:table-cell>
          <table:table-cell table:formula="of:=IF(ISNUMBER(SEARCH(&quot;D&quot;;[.$K43]));IF(ISBLANK([.$F$5]);&quot;&quot;;[.$F$5]);&quot;&quot;)">
            <text:p/>
          </table:table-cell>
          <table:table-cell table:formula="of:=IF(ISNUMBER(SEARCH(&quot;E&quot;;[.$K43]));IF(ISBLANK([.$F$6]);&quot;&quot;;[.$F$6]);&quot;&quot;)">
            <text:p/>
          </table:table-cell>
          <table:table-cell table:formula="of:=IF(ISNUMBER(SEARCH(&quot;F&quot;;[.$K43]));IF(ISBLANK([.$F$7]);&quot;&quot;;[.$F$7]);&quot;&quot;)">
            <text:p/>
          </table:table-cell>
          <table:table-cell table:formula="of:=IF(ISNUMBER(SEARCH(&quot;G&quot;;[.$K43]));IF(ISBLANK([.$F$8]);&quot;&quot;;[.$F$8]);&quot;&quot;)">
            <text:p/>
          </table:table-cell>
          <table:table-cell table:formula="of:=IF(ISNUMBER(SEARCH(&quot;H&quot;;[.$K43]));IF(ISBLANK([.$F$9]);&quot;&quot;;[.$F$9]);&quot;&quot;)">
            <text:p/>
          </table:table-cell>
          <table:table-cell table:formula="of:=IF(ISNUMBER(SEARCH(&quot;I&quot;;[.$K43]));IF(ISBLANK([.$F$10]);&quot;&quot;;[.$F$10]);&quot;&quot;)">
            <text:p/>
          </table:table-cell>
          <table:table-cell table:formula="of:=IF(ISNUMBER(SEARCH(&quot;J&quot;;[.$K43]));IF(ISBLANK([.$F$11]);&quot;&quot;;[.$F$11]);&quot;&quot;)">
            <text:p/>
          </table:table-cell>
          <table:table-cell table:formula="of:=IF(ISNUMBER(SEARCH(&quot;K&quot;;[.$K43]));IF(ISBLANK([.$F$12]);&quot;&quot;;[.$F$12]);&quot;&quot;)">
            <text:p/>
          </table:table-cell>
          <table:table-cell table:formula="of:=IF(ISNUMBER(SEARCH(&quot;L&quot;;[.$K43]));IF(ISBLANK([.$F$13]);&quot;&quot;;[.$F$13]);&quot;&quot;)">
            <text:p/>
          </table:table-cell>
          <table:table-cell table:formula="of:=IF(ISNUMBER(SEARCH(&quot;M&quot;;[.$K43]));IF(ISBLANK([.$F$14]);&quot;&quot;;[.$F$14]);&quot;&quot;)">
            <text:p/>
          </table:table-cell>
          <table:table-cell table:formula="of:=IF(ISNUMBER(SEARCH(&quot;N&quot;;[.$K43]));IF(ISBLANK([.$F$15]);&quot;&quot;;[.$F$15])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formula="of:=IF(OR(ISNUMBER(SEARCH(&quot;C&quot;;[.K44])); ISNUMBER(SEARCH(&quot;D&quot;;[.K44])); ISNUMBER(SEARCH(&quot;H&quot;;[.K44])); ISNUMBER(SEARCH(&quot;L&quot;;[.K44])); ISNUMBER(SEARCH(&quot;M&quot;;[.K44])); ISNUMBER(SEARCH(&quot;N&quot;;[.K44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BAHNK</text:p>
          </table:table-cell>
          <table:table-cell table:style-name="ce5" office:value-type="string" calcext:value-type="string">
            <text:p>C </text:p>
          </table:table-cell>
          <table:table-cell table:style-name="ce5" office:value-type="string" calcext:value-type="string">
            <text:p>B </text:p>
          </table:table-cell>
          <table:table-cell table:number-columns-repeated="2" office:value-type="string" calcext:value-type="string">
            <text:p>ERROR</text:p>
          </table:table-cell>
          <table:table-cell table:formula="of:=COUNTIF([.$K$1:.$K$1998];[.K44])" office:value-type="float" office:value="1" calcext:value-type="float">
            <text:p>1</text:p>
          </table:table-cell>
          <table:table-cell/>
          <table:table-cell table:formula="of:=IF(ISNUMBER(SEARCH(&quot;A&quot;;[.$K44]));IF(ISBLANK([.$D$2]);&quot;&quot;;[.$D$2]);&quot;&quot;)">
            <text:p/>
          </table:table-cell>
          <table:table-cell table:formula="of:=IF(ISNUMBER(SEARCH(&quot;B&quot;;[.$K44]));IF(ISBLANK([.$D$3]);&quot;&quot;;[.$D$3]);&quot;&quot;)">
            <text:p/>
          </table:table-cell>
          <table:table-cell table:formula="of:=IF(ISNUMBER(SEARCH(&quot;C&quot;;[.$K44]));IF(ISBLANK([.$D$4]);&quot;&quot;;[.$D$4]);&quot;&quot;)" office:value-type="string" office:string-value="B" calcext:value-type="string">
            <text:p>B</text:p>
          </table:table-cell>
          <table:table-cell table:formula="of:=IF(ISNUMBER(SEARCH(&quot;D&quot;;[.$K44]));IF(ISBLANK([.$D$5]);&quot;&quot;;[.$D$5]);&quot;&quot;)">
            <text:p/>
          </table:table-cell>
          <table:table-cell table:formula="of:=IF(ISNUMBER(SEARCH(&quot;E&quot;;[.$K44]));IF(ISBLANK([.$D$6]);&quot;&quot;;[.$D$6]);&quot;&quot;)">
            <text:p/>
          </table:table-cell>
          <table:table-cell table:formula="of:=IF(ISNUMBER(SEARCH(&quot;F&quot;;[.$K44]));IF(ISBLANK([.$D$7]);&quot;&quot;;[.$D$7]);&quot;&quot;)">
            <text:p/>
          </table:table-cell>
          <table:table-cell table:formula="of:=IF(ISNUMBER(SEARCH(&quot;G&quot;;[.$K44]));IF(ISBLANK([.$D$8]);&quot;&quot;;[.$D$8]);&quot;&quot;)">
            <text:p/>
          </table:table-cell>
          <table:table-cell table:formula="of:=IF(ISNUMBER(SEARCH(&quot;H&quot;;[.$K44]));IF(ISBLANK([.$D$9]);&quot;&quot;;[.$D$9]);&quot;&quot;)">
            <text:p/>
          </table:table-cell>
          <table:table-cell table:formula="of:=IF(ISNUMBER(SEARCH(&quot;I&quot;;[.$K44]));IF(ISBLANK([.$D$10]);&quot;&quot;;[.$D$10]);&quot;&quot;)">
            <text:p/>
          </table:table-cell>
          <table:table-cell table:formula="of:=IF(ISNUMBER(SEARCH(&quot;J&quot;;[.$K44]));IF(ISBLANK([.$D$11]);&quot;&quot;;[.$D$11]);&quot;&quot;)">
            <text:p/>
          </table:table-cell>
          <table:table-cell table:formula="of:=IF(ISNUMBER(SEARCH(&quot;K&quot;;[.$K44]));IF(ISBLANK([.$D$12]);&quot;&quot;;[.$D$12]);&quot;&quot;)">
            <text:p/>
          </table:table-cell>
          <table:table-cell table:formula="of:=IF(ISNUMBER(SEARCH(&quot;L&quot;;[.$K44]));IF(ISBLANK([.$D$13]);&quot;&quot;;[.$D$13]);&quot;&quot;)">
            <text:p/>
          </table:table-cell>
          <table:table-cell table:formula="of:=IF(ISNUMBER(SEARCH(&quot;M&quot;;[.$K44]));IF(ISBLANK([.$D$14]);&quot;&quot;;[.$D$14]);&quot;&quot;)">
            <text:p/>
          </table:table-cell>
          <table:table-cell table:formula="of:=IF(ISNUMBER(SEARCH(&quot;N&quot;;[.$K44]));IF(ISBLANK([.$D$15]);&quot;&quot;;[.$D$15]);&quot;&quot;)">
            <text:p/>
          </table:table-cell>
          <table:table-cell/>
          <table:table-cell table:formula="of:=IF(ISNUMBER(SEARCH(&quot;A&quot;;[.$K44]));IF(ISBLANK([.$E$2]);&quot;&quot;;[.$E$2]);&quot;&quot;)">
            <text:p/>
          </table:table-cell>
          <table:table-cell table:formula="of:=IF(ISNUMBER(SEARCH(&quot;B&quot;;[.$K44]));IF(ISBLANK([.$E$3]);&quot;&quot;;[.$E$3]);&quot;&quot;)">
            <text:p/>
          </table:table-cell>
          <table:table-cell table:formula="of:=IF(ISNUMBER(SEARCH(&quot;C&quot;;[.$K44]));IF(ISBLANK([.$E$4]);&quot;&quot;;[.$E$4]);&quot;&quot;)">
            <text:p/>
          </table:table-cell>
          <table:table-cell table:formula="of:=IF(ISNUMBER(SEARCH(&quot;D&quot;;[.$K44]));IF(ISBLANK([.$E$5]);&quot;&quot;;[.$E$5]);&quot;&quot;)">
            <text:p/>
          </table:table-cell>
          <table:table-cell table:formula="of:=IF(ISNUMBER(SEARCH(&quot;E&quot;;[.$K44]));IF(ISBLANK([.$E$6]);&quot;&quot;;[.$E$6]);&quot;&quot;)">
            <text:p/>
          </table:table-cell>
          <table:table-cell table:formula="of:=IF(ISNUMBER(SEARCH(&quot;F&quot;;[.$K44]));IF(ISBLANK([.$E$7]);&quot;&quot;;[.$E$7]);&quot;&quot;)">
            <text:p/>
          </table:table-cell>
          <table:table-cell table:formula="of:=IF(ISNUMBER(SEARCH(&quot;G&quot;;[.$K44]));IF(ISBLANK([.$E$8]);&quot;&quot;;[.$E$8]);&quot;&quot;)">
            <text:p/>
          </table:table-cell>
          <table:table-cell table:formula="of:=IF(ISNUMBER(SEARCH(&quot;H&quot;;[.$K44]));IF(ISBLANK([.$E$9]);&quot;&quot;;[.$E$9]);&quot;&quot;)">
            <text:p/>
          </table:table-cell>
          <table:table-cell table:formula="of:=IF(ISNUMBER(SEARCH(&quot;I&quot;;[.$K44]));IF(ISBLANK([.$E$10]);&quot;&quot;;[.$E$10]);&quot;&quot;)">
            <text:p/>
          </table:table-cell>
          <table:table-cell table:formula="of:=IF(ISNUMBER(SEARCH(&quot;J&quot;;[.$K44]));IF(ISBLANK([.$E$11]);&quot;&quot;;[.$E$11]);&quot;&quot;)">
            <text:p/>
          </table:table-cell>
          <table:table-cell table:formula="of:=IF(ISNUMBER(SEARCH(&quot;K&quot;;[.$K44]));IF(ISBLANK([.$E$12]);&quot;&quot;;[.$E$12]);&quot;&quot;)">
            <text:p/>
          </table:table-cell>
          <table:table-cell table:formula="of:=IF(ISNUMBER(SEARCH(&quot;L&quot;;[.$K44]));IF(ISBLANK([.$E$13]);&quot;&quot;;[.$E$13]);&quot;&quot;)">
            <text:p/>
          </table:table-cell>
          <table:table-cell table:formula="of:=IF(ISNUMBER(SEARCH(&quot;M&quot;;[.$K44]));IF(ISBLANK([.$E$14]);&quot;&quot;;[.$E$14]);&quot;&quot;)">
            <text:p/>
          </table:table-cell>
          <table:table-cell table:formula="of:=IF(ISNUMBER(SEARCH(&quot;N&quot;;[.$K44]));IF(ISBLANK([.$E$15]);&quot;&quot;;[.$E$15]);&quot;&quot;)">
            <text:p/>
          </table:table-cell>
          <table:table-cell/>
          <table:table-cell table:formula="of:=IF(ISNUMBER(SEARCH(&quot;A&quot;;[.$K44]));IF(ISBLANK([.$F$2]);&quot;&quot;;[.$F$2]);&quot;&quot;)">
            <text:p/>
          </table:table-cell>
          <table:table-cell table:formula="of:=IF(ISNUMBER(SEARCH(&quot;B&quot;;[.$K44]));IF(ISBLANK([.$F$3]);&quot;&quot;;[.$F$3]);&quot;&quot;)">
            <text:p/>
          </table:table-cell>
          <table:table-cell table:formula="of:=IF(ISNUMBER(SEARCH(&quot;C&quot;;[.$K44]));IF(ISBLANK([.$F$4]);&quot;&quot;;[.$F$4]);&quot;&quot;)">
            <text:p/>
          </table:table-cell>
          <table:table-cell table:formula="of:=IF(ISNUMBER(SEARCH(&quot;D&quot;;[.$K44]));IF(ISBLANK([.$F$5]);&quot;&quot;;[.$F$5]);&quot;&quot;)">
            <text:p/>
          </table:table-cell>
          <table:table-cell table:formula="of:=IF(ISNUMBER(SEARCH(&quot;E&quot;;[.$K44]));IF(ISBLANK([.$F$6]);&quot;&quot;;[.$F$6]);&quot;&quot;)">
            <text:p/>
          </table:table-cell>
          <table:table-cell table:formula="of:=IF(ISNUMBER(SEARCH(&quot;F&quot;;[.$K44]));IF(ISBLANK([.$F$7]);&quot;&quot;;[.$F$7]);&quot;&quot;)">
            <text:p/>
          </table:table-cell>
          <table:table-cell table:formula="of:=IF(ISNUMBER(SEARCH(&quot;G&quot;;[.$K44]));IF(ISBLANK([.$F$8]);&quot;&quot;;[.$F$8]);&quot;&quot;)">
            <text:p/>
          </table:table-cell>
          <table:table-cell table:formula="of:=IF(ISNUMBER(SEARCH(&quot;H&quot;;[.$K44]));IF(ISBLANK([.$F$9]);&quot;&quot;;[.$F$9]);&quot;&quot;)">
            <text:p/>
          </table:table-cell>
          <table:table-cell table:formula="of:=IF(ISNUMBER(SEARCH(&quot;I&quot;;[.$K44]));IF(ISBLANK([.$F$10]);&quot;&quot;;[.$F$10]);&quot;&quot;)">
            <text:p/>
          </table:table-cell>
          <table:table-cell table:formula="of:=IF(ISNUMBER(SEARCH(&quot;J&quot;;[.$K44]));IF(ISBLANK([.$F$11]);&quot;&quot;;[.$F$11]);&quot;&quot;)">
            <text:p/>
          </table:table-cell>
          <table:table-cell table:formula="of:=IF(ISNUMBER(SEARCH(&quot;K&quot;;[.$K44]));IF(ISBLANK([.$F$12]);&quot;&quot;;[.$F$12]);&quot;&quot;)">
            <text:p/>
          </table:table-cell>
          <table:table-cell table:formula="of:=IF(ISNUMBER(SEARCH(&quot;L&quot;;[.$K44]));IF(ISBLANK([.$F$13]);&quot;&quot;;[.$F$13]);&quot;&quot;)">
            <text:p/>
          </table:table-cell>
          <table:table-cell table:formula="of:=IF(ISNUMBER(SEARCH(&quot;M&quot;;[.$K44]));IF(ISBLANK([.$F$14]);&quot;&quot;;[.$F$14]);&quot;&quot;)">
            <text:p/>
          </table:table-cell>
          <table:table-cell table:formula="of:=IF(ISNUMBER(SEARCH(&quot;N&quot;;[.$K44]));IF(ISBLANK([.$F$15]);&quot;&quot;;[.$F$15])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,G,C,D,K,N</text:p>
          </table:table-cell>
          <table:table-cell table:number-columns-repeated="4"/>
          <table:table-cell table:formula="of:=IF(OR(ISNUMBER(SEARCH(&quot;C&quot;;[.K45])); ISNUMBER(SEARCH(&quot;D&quot;;[.K45])); ISNUMBER(SEARCH(&quot;H&quot;;[.K45])); ISNUMBER(SEARCH(&quot;L&quot;;[.K45])); ISNUMBER(SEARCH(&quot;M&quot;;[.K45])); ISNUMBER(SEARCH(&quot;N&quot;;[.K45]))); &quot;&lt;&quot;;&quot;&quot;)" office:value-type="string" office:string-value="&lt;" calcext:value-type="string">
            <text:p>&lt;</text:p>
          </table:table-cell>
          <table:table-cell table:style-name="ce4" table:number-columns-repeated="2"/>
          <table:table-cell office:value-type="string" calcext:value-type="string">
            <text:p>EACBD</text:p>
          </table:table-cell>
          <table:table-cell table:style-name="ce5" office:value-type="string" calcext:value-type="string">
            <text:p>D </text:p>
          </table:table-cell>
          <table:table-cell office:value-type="string" calcext:value-type="string">
            <text:p>ERROR</text:p>
          </table:table-cell>
          <table:table-cell table:style-name="ce5" office:value-type="string" calcext:value-type="string">
            <text:p>E </text:p>
          </table:table-cell>
          <table:table-cell office:value-type="string" calcext:value-type="string">
            <text:p>ERROR</text:p>
          </table:table-cell>
          <table:table-cell table:formula="of:=COUNTIF([.$K$1:.$K$1998];[.K45])" office:value-type="float" office:value="1" calcext:value-type="float">
            <text:p>1</text:p>
          </table:table-cell>
          <table:table-cell/>
          <table:table-cell table:formula="of:=IF(ISNUMBER(SEARCH(&quot;A&quot;;[.$K45]));IF(ISBLANK([.$D$2]);&quot;&quot;;[.$D$2]);&quot;&quot;)">
            <text:p/>
          </table:table-cell>
          <table:table-cell table:formula="of:=IF(ISNUMBER(SEARCH(&quot;B&quot;;[.$K45]));IF(ISBLANK([.$D$3]);&quot;&quot;;[.$D$3]);&quot;&quot;)">
            <text:p/>
          </table:table-cell>
          <table:table-cell table:formula="of:=IF(ISNUMBER(SEARCH(&quot;C&quot;;[.$K45]));IF(ISBLANK([.$D$4]);&quot;&quot;;[.$D$4]);&quot;&quot;)">
            <text:p/>
          </table:table-cell>
          <table:table-cell table:formula="of:=IF(ISNUMBER(SEARCH(&quot;D&quot;;[.$K45]));IF(ISBLANK([.$D$5]);&quot;&quot;;[.$D$5]);&quot;&quot;)">
            <text:p/>
          </table:table-cell>
          <table:table-cell table:formula="of:=IF(ISNUMBER(SEARCH(&quot;E&quot;;[.$K45]));IF(ISBLANK([.$D$6]);&quot;&quot;;[.$D$6]);&quot;&quot;)">
            <text:p/>
          </table:table-cell>
          <table:table-cell table:formula="of:=IF(ISNUMBER(SEARCH(&quot;F&quot;;[.$K45]));IF(ISBLANK([.$D$7]);&quot;&quot;;[.$D$7]);&quot;&quot;)">
            <text:p/>
          </table:table-cell>
          <table:table-cell table:formula="of:=IF(ISNUMBER(SEARCH(&quot;G&quot;;[.$K45]));IF(ISBLANK([.$D$8]);&quot;&quot;;[.$D$8]);&quot;&quot;)">
            <text:p/>
          </table:table-cell>
          <table:table-cell table:formula="of:=IF(ISNUMBER(SEARCH(&quot;H&quot;;[.$K45]));IF(ISBLANK([.$D$9]);&quot;&quot;;[.$D$9]);&quot;&quot;)">
            <text:p/>
          </table:table-cell>
          <table:table-cell table:formula="of:=IF(ISNUMBER(SEARCH(&quot;I&quot;;[.$K45]));IF(ISBLANK([.$D$10]);&quot;&quot;;[.$D$10]);&quot;&quot;)">
            <text:p/>
          </table:table-cell>
          <table:table-cell table:formula="of:=IF(ISNUMBER(SEARCH(&quot;J&quot;;[.$K45]));IF(ISBLANK([.$D$11]);&quot;&quot;;[.$D$11]);&quot;&quot;)">
            <text:p/>
          </table:table-cell>
          <table:table-cell table:formula="of:=IF(ISNUMBER(SEARCH(&quot;K&quot;;[.$K45]));IF(ISBLANK([.$D$12]);&quot;&quot;;[.$D$12]);&quot;&quot;)">
            <text:p/>
          </table:table-cell>
          <table:table-cell table:formula="of:=IF(ISNUMBER(SEARCH(&quot;L&quot;;[.$K45]));IF(ISBLANK([.$D$13]);&quot;&quot;;[.$D$13]);&quot;&quot;)">
            <text:p/>
          </table:table-cell>
          <table:table-cell table:formula="of:=IF(ISNUMBER(SEARCH(&quot;M&quot;;[.$K45]));IF(ISBLANK([.$D$14]);&quot;&quot;;[.$D$14]);&quot;&quot;)">
            <text:p/>
          </table:table-cell>
          <table:table-cell table:formula="of:=IF(ISNUMBER(SEARCH(&quot;N&quot;;[.$K45]));IF(ISBLANK([.$D$15]);&quot;&quot;;[.$D$15]);&quot;&quot;)">
            <text:p/>
          </table:table-cell>
          <table:table-cell/>
          <table:table-cell table:formula="of:=IF(ISNUMBER(SEARCH(&quot;A&quot;;[.$K45]));IF(ISBLANK([.$E$2]);&quot;&quot;;[.$E$2]);&quot;&quot;)">
            <text:p/>
          </table:table-cell>
          <table:table-cell table:formula="of:=IF(ISNUMBER(SEARCH(&quot;B&quot;;[.$K45]));IF(ISBLANK([.$E$3]);&quot;&quot;;[.$E$3]);&quot;&quot;)">
            <text:p/>
          </table:table-cell>
          <table:table-cell table:formula="of:=IF(ISNUMBER(SEARCH(&quot;C&quot;;[.$K45]));IF(ISBLANK([.$E$4]);&quot;&quot;;[.$E$4]);&quot;&quot;)">
            <text:p/>
          </table:table-cell>
          <table:table-cell table:formula="of:=IF(ISNUMBER(SEARCH(&quot;D&quot;;[.$K45]));IF(ISBLANK([.$E$5]);&quot;&quot;;[.$E$5]);&quot;&quot;)" office:value-type="string" office:string-value="E" calcext:value-type="string">
            <text:p>E</text:p>
          </table:table-cell>
          <table:table-cell table:formula="of:=IF(ISNUMBER(SEARCH(&quot;E&quot;;[.$K45]));IF(ISBLANK([.$E$6]);&quot;&quot;;[.$E$6]);&quot;&quot;)">
            <text:p/>
          </table:table-cell>
          <table:table-cell table:formula="of:=IF(ISNUMBER(SEARCH(&quot;F&quot;;[.$K45]));IF(ISBLANK([.$E$7]);&quot;&quot;;[.$E$7]);&quot;&quot;)">
            <text:p/>
          </table:table-cell>
          <table:table-cell table:formula="of:=IF(ISNUMBER(SEARCH(&quot;G&quot;;[.$K45]));IF(ISBLANK([.$E$8]);&quot;&quot;;[.$E$8]);&quot;&quot;)">
            <text:p/>
          </table:table-cell>
          <table:table-cell table:formula="of:=IF(ISNUMBER(SEARCH(&quot;H&quot;;[.$K45]));IF(ISBLANK([.$E$9]);&quot;&quot;;[.$E$9]);&quot;&quot;)">
            <text:p/>
          </table:table-cell>
          <table:table-cell table:formula="of:=IF(ISNUMBER(SEARCH(&quot;I&quot;;[.$K45]));IF(ISBLANK([.$E$10]);&quot;&quot;;[.$E$10]);&quot;&quot;)">
            <text:p/>
          </table:table-cell>
          <table:table-cell table:formula="of:=IF(ISNUMBER(SEARCH(&quot;J&quot;;[.$K45]));IF(ISBLANK([.$E$11]);&quot;&quot;;[.$E$11]);&quot;&quot;)">
            <text:p/>
          </table:table-cell>
          <table:table-cell table:formula="of:=IF(ISNUMBER(SEARCH(&quot;K&quot;;[.$K45]));IF(ISBLANK([.$E$12]);&quot;&quot;;[.$E$12]);&quot;&quot;)">
            <text:p/>
          </table:table-cell>
          <table:table-cell table:formula="of:=IF(ISNUMBER(SEARCH(&quot;L&quot;;[.$K45]));IF(ISBLANK([.$E$13]);&quot;&quot;;[.$E$13]);&quot;&quot;)">
            <text:p/>
          </table:table-cell>
          <table:table-cell table:formula="of:=IF(ISNUMBER(SEARCH(&quot;M&quot;;[.$K45]));IF(ISBLANK([.$E$14]);&quot;&quot;;[.$E$14]);&quot;&quot;)">
            <text:p/>
          </table:table-cell>
          <table:table-cell table:formula="of:=IF(ISNUMBER(SEARCH(&quot;N&quot;;[.$K45]));IF(ISBLANK([.$E$15]);&quot;&quot;;[.$E$15]);&quot;&quot;)">
            <text:p/>
          </table:table-cell>
          <table:table-cell/>
          <table:table-cell table:formula="of:=IF(ISNUMBER(SEARCH(&quot;A&quot;;[.$K45]));IF(ISBLANK([.$F$2]);&quot;&quot;;[.$F$2]);&quot;&quot;)">
            <text:p/>
          </table:table-cell>
          <table:table-cell table:formula="of:=IF(ISNUMBER(SEARCH(&quot;B&quot;;[.$K45]));IF(ISBLANK([.$F$3]);&quot;&quot;;[.$F$3]);&quot;&quot;)">
            <text:p/>
          </table:table-cell>
          <table:table-cell table:formula="of:=IF(ISNUMBER(SEARCH(&quot;C&quot;;[.$K45]));IF(ISBLANK([.$F$4]);&quot;&quot;;[.$F$4]);&quot;&quot;)">
            <text:p/>
          </table:table-cell>
          <table:table-cell table:formula="of:=IF(ISNUMBER(SEARCH(&quot;D&quot;;[.$K45]));IF(ISBLANK([.$F$5]);&quot;&quot;;[.$F$5]);&quot;&quot;)">
            <text:p/>
          </table:table-cell>
          <table:table-cell table:formula="of:=IF(ISNUMBER(SEARCH(&quot;E&quot;;[.$K45]));IF(ISBLANK([.$F$6]);&quot;&quot;;[.$F$6]);&quot;&quot;)">
            <text:p/>
          </table:table-cell>
          <table:table-cell table:formula="of:=IF(ISNUMBER(SEARCH(&quot;F&quot;;[.$K45]));IF(ISBLANK([.$F$7]);&quot;&quot;;[.$F$7]);&quot;&quot;)">
            <text:p/>
          </table:table-cell>
          <table:table-cell table:formula="of:=IF(ISNUMBER(SEARCH(&quot;G&quot;;[.$K45]));IF(ISBLANK([.$F$8]);&quot;&quot;;[.$F$8]);&quot;&quot;)">
            <text:p/>
          </table:table-cell>
          <table:table-cell table:formula="of:=IF(ISNUMBER(SEARCH(&quot;H&quot;;[.$K45]));IF(ISBLANK([.$F$9]);&quot;&quot;;[.$F$9]);&quot;&quot;)">
            <text:p/>
          </table:table-cell>
          <table:table-cell table:formula="of:=IF(ISNUMBER(SEARCH(&quot;I&quot;;[.$K45]));IF(ISBLANK([.$F$10]);&quot;&quot;;[.$F$10]);&quot;&quot;)">
            <text:p/>
          </table:table-cell>
          <table:table-cell table:formula="of:=IF(ISNUMBER(SEARCH(&quot;J&quot;;[.$K45]));IF(ISBLANK([.$F$11]);&quot;&quot;;[.$F$11]);&quot;&quot;)">
            <text:p/>
          </table:table-cell>
          <table:table-cell table:formula="of:=IF(ISNUMBER(SEARCH(&quot;K&quot;;[.$K45]));IF(ISBLANK([.$F$12]);&quot;&quot;;[.$F$12]);&quot;&quot;)">
            <text:p/>
          </table:table-cell>
          <table:table-cell table:formula="of:=IF(ISNUMBER(SEARCH(&quot;L&quot;;[.$K45]));IF(ISBLANK([.$F$13]);&quot;&quot;;[.$F$13]);&quot;&quot;)">
            <text:p/>
          </table:table-cell>
          <table:table-cell table:formula="of:=IF(ISNUMBER(SEARCH(&quot;M&quot;;[.$K45]));IF(ISBLANK([.$F$14]);&quot;&quot;;[.$F$14]);&quot;&quot;)">
            <text:p/>
          </table:table-cell>
          <table:table-cell table:formula="of:=IF(ISNUMBER(SEARCH(&quot;N&quot;;[.$K45]));IF(ISBLANK([.$F$15]);&quot;&quot;;[.$F$15]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A</text:p>
          </table:table-cell>
          <table:table-cell table:number-columns-repeated="7"/>
          <table:table-cell office:value-type="string" calcext:value-type="string">
            <text:p>BHJ</text:p>
          </table:table-cell>
          <table:table-cell/>
          <table:table-cell table:formula="of:=COM.MICROSOFT.CONCAT([.$Q46:.$AD46])">
            <text:p/>
          </table:table-cell>
          <table:table-cell table:formula="of:=COM.MICROSOFT.CONCAT([.$AF46:.$AS46])">
            <text:p/>
          </table:table-cell>
          <table:table-cell table:formula="of:=COM.MICROSOFT.CONCAT([.$AU46:.$BH46])">
            <text:p/>
          </table:table-cell>
          <table:table-cell table:formula="of:=COUNTIF([.$K$1:.$K$1998];[.K46])" office:value-type="float" office:value="0" calcext:value-type="float">
            <text:p>0</text:p>
          </table:table-cell>
          <table:table-cell/>
          <table:table-cell table:formula="of:=IF(ISNUMBER(SEARCH(&quot;A&quot;;[.$K46]));IF(ISBLANK([.$D$2]);&quot;&quot;;[.$D$2]);&quot;&quot;)">
            <text:p/>
          </table:table-cell>
          <table:table-cell table:formula="of:=IF(ISNUMBER(SEARCH(&quot;B&quot;;[.$K46]));IF(ISBLANK([.$D$3]);&quot;&quot;;[.$D$3]);&quot;&quot;)">
            <text:p/>
          </table:table-cell>
          <table:table-cell table:formula="of:=IF(ISNUMBER(SEARCH(&quot;C&quot;;[.$K46]));IF(ISBLANK([.$D$4]);&quot;&quot;;[.$D$4]);&quot;&quot;)">
            <text:p/>
          </table:table-cell>
          <table:table-cell table:formula="of:=IF(ISNUMBER(SEARCH(&quot;D&quot;;[.$K46]));IF(ISBLANK([.$D$5]);&quot;&quot;;[.$D$5]);&quot;&quot;)">
            <text:p/>
          </table:table-cell>
          <table:table-cell table:formula="of:=IF(ISNUMBER(SEARCH(&quot;E&quot;;[.$K46]));IF(ISBLANK([.$D$6]);&quot;&quot;;[.$D$6]);&quot;&quot;)">
            <text:p/>
          </table:table-cell>
          <table:table-cell table:formula="of:=IF(ISNUMBER(SEARCH(&quot;F&quot;;[.$K46]));IF(ISBLANK([.$D$7]);&quot;&quot;;[.$D$7]);&quot;&quot;)">
            <text:p/>
          </table:table-cell>
          <table:table-cell table:formula="of:=IF(ISNUMBER(SEARCH(&quot;G&quot;;[.$K46]));IF(ISBLANK([.$D$8]);&quot;&quot;;[.$D$8]);&quot;&quot;)">
            <text:p/>
          </table:table-cell>
          <table:table-cell table:formula="of:=IF(ISNUMBER(SEARCH(&quot;H&quot;;[.$K46]));IF(ISBLANK([.$D$9]);&quot;&quot;;[.$D$9]);&quot;&quot;)">
            <text:p/>
          </table:table-cell>
          <table:table-cell table:formula="of:=IF(ISNUMBER(SEARCH(&quot;I&quot;;[.$K46]));IF(ISBLANK([.$D$10]);&quot;&quot;;[.$D$10]);&quot;&quot;)">
            <text:p/>
          </table:table-cell>
          <table:table-cell table:formula="of:=IF(ISNUMBER(SEARCH(&quot;J&quot;;[.$K46]));IF(ISBLANK([.$D$11]);&quot;&quot;;[.$D$11]);&quot;&quot;)">
            <text:p/>
          </table:table-cell>
          <table:table-cell table:formula="of:=IF(ISNUMBER(SEARCH(&quot;K&quot;;[.$K46]));IF(ISBLANK([.$D$12]);&quot;&quot;;[.$D$12]);&quot;&quot;)">
            <text:p/>
          </table:table-cell>
          <table:table-cell table:formula="of:=IF(ISNUMBER(SEARCH(&quot;L&quot;;[.$K46]));IF(ISBLANK([.$D$13]);&quot;&quot;;[.$D$13]);&quot;&quot;)">
            <text:p/>
          </table:table-cell>
          <table:table-cell table:formula="of:=IF(ISNUMBER(SEARCH(&quot;M&quot;;[.$K46]));IF(ISBLANK([.$D$14]);&quot;&quot;;[.$D$14]);&quot;&quot;)">
            <text:p/>
          </table:table-cell>
          <table:table-cell table:formula="of:=IF(ISNUMBER(SEARCH(&quot;N&quot;;[.$K46]));IF(ISBLANK([.$D$15]);&quot;&quot;;[.$D$15]);&quot;&quot;)">
            <text:p/>
          </table:table-cell>
          <table:table-cell/>
          <table:table-cell table:formula="of:=IF(ISNUMBER(SEARCH(&quot;A&quot;;[.$K46]));IF(ISBLANK([.$E$2]);&quot;&quot;;[.$E$2]);&quot;&quot;)">
            <text:p/>
          </table:table-cell>
          <table:table-cell table:formula="of:=IF(ISNUMBER(SEARCH(&quot;B&quot;;[.$K46]));IF(ISBLANK([.$E$3]);&quot;&quot;;[.$E$3]);&quot;&quot;)">
            <text:p/>
          </table:table-cell>
          <table:table-cell table:formula="of:=IF(ISNUMBER(SEARCH(&quot;C&quot;;[.$K46]));IF(ISBLANK([.$E$4]);&quot;&quot;;[.$E$4]);&quot;&quot;)">
            <text:p/>
          </table:table-cell>
          <table:table-cell table:formula="of:=IF(ISNUMBER(SEARCH(&quot;D&quot;;[.$K46]));IF(ISBLANK([.$E$5]);&quot;&quot;;[.$E$5]);&quot;&quot;)">
            <text:p/>
          </table:table-cell>
          <table:table-cell table:formula="of:=IF(ISNUMBER(SEARCH(&quot;E&quot;;[.$K46]));IF(ISBLANK([.$E$6]);&quot;&quot;;[.$E$6]);&quot;&quot;)">
            <text:p/>
          </table:table-cell>
          <table:table-cell table:formula="of:=IF(ISNUMBER(SEARCH(&quot;F&quot;;[.$K46]));IF(ISBLANK([.$E$7]);&quot;&quot;;[.$E$7]);&quot;&quot;)">
            <text:p/>
          </table:table-cell>
          <table:table-cell table:formula="of:=IF(ISNUMBER(SEARCH(&quot;G&quot;;[.$K46]));IF(ISBLANK([.$E$8]);&quot;&quot;;[.$E$8]);&quot;&quot;)">
            <text:p/>
          </table:table-cell>
          <table:table-cell table:formula="of:=IF(ISNUMBER(SEARCH(&quot;H&quot;;[.$K46]));IF(ISBLANK([.$E$9]);&quot;&quot;;[.$E$9]);&quot;&quot;)">
            <text:p/>
          </table:table-cell>
          <table:table-cell table:formula="of:=IF(ISNUMBER(SEARCH(&quot;I&quot;;[.$K46]));IF(ISBLANK([.$E$10]);&quot;&quot;;[.$E$10]);&quot;&quot;)">
            <text:p/>
          </table:table-cell>
          <table:table-cell table:formula="of:=IF(ISNUMBER(SEARCH(&quot;J&quot;;[.$K46]));IF(ISBLANK([.$E$11]);&quot;&quot;;[.$E$11]);&quot;&quot;)">
            <text:p/>
          </table:table-cell>
          <table:table-cell table:formula="of:=IF(ISNUMBER(SEARCH(&quot;K&quot;;[.$K46]));IF(ISBLANK([.$E$12]);&quot;&quot;;[.$E$12]);&quot;&quot;)">
            <text:p/>
          </table:table-cell>
          <table:table-cell table:formula="of:=IF(ISNUMBER(SEARCH(&quot;L&quot;;[.$K46]));IF(ISBLANK([.$E$13]);&quot;&quot;;[.$E$13]);&quot;&quot;)">
            <text:p/>
          </table:table-cell>
          <table:table-cell table:formula="of:=IF(ISNUMBER(SEARCH(&quot;M&quot;;[.$K46]));IF(ISBLANK([.$E$14]);&quot;&quot;;[.$E$14]);&quot;&quot;)">
            <text:p/>
          </table:table-cell>
          <table:table-cell table:formula="of:=IF(ISNUMBER(SEARCH(&quot;N&quot;;[.$K46]));IF(ISBLANK([.$E$15]);&quot;&quot;;[.$E$15]);&quot;&quot;)">
            <text:p/>
          </table:table-cell>
          <table:table-cell/>
          <table:table-cell table:formula="of:=IF(ISNUMBER(SEARCH(&quot;A&quot;;[.$K46]));IF(ISBLANK([.$F$2]);&quot;&quot;;[.$F$2]);&quot;&quot;)">
            <text:p/>
          </table:table-cell>
          <table:table-cell table:formula="of:=IF(ISNUMBER(SEARCH(&quot;B&quot;;[.$K46]));IF(ISBLANK([.$F$3]);&quot;&quot;;[.$F$3]);&quot;&quot;)">
            <text:p/>
          </table:table-cell>
          <table:table-cell table:formula="of:=IF(ISNUMBER(SEARCH(&quot;C&quot;;[.$K46]));IF(ISBLANK([.$F$4]);&quot;&quot;;[.$F$4]);&quot;&quot;)">
            <text:p/>
          </table:table-cell>
          <table:table-cell table:formula="of:=IF(ISNUMBER(SEARCH(&quot;D&quot;;[.$K46]));IF(ISBLANK([.$F$5]);&quot;&quot;;[.$F$5]);&quot;&quot;)">
            <text:p/>
          </table:table-cell>
          <table:table-cell table:formula="of:=IF(ISNUMBER(SEARCH(&quot;E&quot;;[.$K46]));IF(ISBLANK([.$F$6]);&quot;&quot;;[.$F$6]);&quot;&quot;)">
            <text:p/>
          </table:table-cell>
          <table:table-cell table:formula="of:=IF(ISNUMBER(SEARCH(&quot;F&quot;;[.$K46]));IF(ISBLANK([.$F$7]);&quot;&quot;;[.$F$7]);&quot;&quot;)">
            <text:p/>
          </table:table-cell>
          <table:table-cell table:formula="of:=IF(ISNUMBER(SEARCH(&quot;G&quot;;[.$K46]));IF(ISBLANK([.$F$8]);&quot;&quot;;[.$F$8]);&quot;&quot;)">
            <text:p/>
          </table:table-cell>
          <table:table-cell table:formula="of:=IF(ISNUMBER(SEARCH(&quot;H&quot;;[.$K46]));IF(ISBLANK([.$F$9]);&quot;&quot;;[.$F$9]);&quot;&quot;)">
            <text:p/>
          </table:table-cell>
          <table:table-cell table:formula="of:=IF(ISNUMBER(SEARCH(&quot;I&quot;;[.$K46]));IF(ISBLANK([.$F$10]);&quot;&quot;;[.$F$10]);&quot;&quot;)">
            <text:p/>
          </table:table-cell>
          <table:table-cell table:formula="of:=IF(ISNUMBER(SEARCH(&quot;J&quot;;[.$K46]));IF(ISBLANK([.$F$11]);&quot;&quot;;[.$F$11]);&quot;&quot;)">
            <text:p/>
          </table:table-cell>
          <table:table-cell table:formula="of:=IF(ISNUMBER(SEARCH(&quot;K&quot;;[.$K46]));IF(ISBLANK([.$F$12]);&quot;&quot;;[.$F$12]);&quot;&quot;)">
            <text:p/>
          </table:table-cell>
          <table:table-cell table:formula="of:=IF(ISNUMBER(SEARCH(&quot;L&quot;;[.$K46]));IF(ISBLANK([.$F$13]);&quot;&quot;;[.$F$13]);&quot;&quot;)">
            <text:p/>
          </table:table-cell>
          <table:table-cell table:formula="of:=IF(ISNUMBER(SEARCH(&quot;M&quot;;[.$K46]));IF(ISBLANK([.$F$14]);&quot;&quot;;[.$F$14]);&quot;&quot;)">
            <text:p/>
          </table:table-cell>
          <table:table-cell table:formula="of:=IF(ISNUMBER(SEARCH(&quot;N&quot;;[.$K46]));IF(ISBLANK([.$F$15]);&quot;&quot;;[.$F$15])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,A</text:p>
          </table:table-cell>
          <table:table-cell table:number-columns-repeated="7"/>
          <table:table-cell office:value-type="string" calcext:value-type="string">
            <text:p>A</text:p>
          </table:table-cell>
          <table:table-cell/>
          <table:table-cell table:formula="of:=COM.MICROSOFT.CONCAT([.$Q47:.$AD47])">
            <text:p/>
          </table:table-cell>
          <table:table-cell table:formula="of:=COM.MICROSOFT.CONCAT([.$AF47:.$AS47])">
            <text:p/>
          </table:table-cell>
          <table:table-cell table:formula="of:=COM.MICROSOFT.CONCAT([.$AU47:.$BH47])">
            <text:p/>
          </table:table-cell>
          <table:table-cell table:formula="of:=COUNTIF([.$K$1:.$K$1998];[.K47])" office:value-type="float" office:value="0" calcext:value-type="float">
            <text:p>0</text:p>
          </table:table-cell>
          <table:table-cell/>
          <table:table-cell table:formula="of:=IF(ISNUMBER(SEARCH(&quot;A&quot;;[.$K47]));IF(ISBLANK([.$D$2]);&quot;&quot;;[.$D$2]);&quot;&quot;)">
            <text:p/>
          </table:table-cell>
          <table:table-cell table:formula="of:=IF(ISNUMBER(SEARCH(&quot;B&quot;;[.$K47]));IF(ISBLANK([.$D$3]);&quot;&quot;;[.$D$3]);&quot;&quot;)">
            <text:p/>
          </table:table-cell>
          <table:table-cell table:formula="of:=IF(ISNUMBER(SEARCH(&quot;C&quot;;[.$K47]));IF(ISBLANK([.$D$4]);&quot;&quot;;[.$D$4]);&quot;&quot;)">
            <text:p/>
          </table:table-cell>
          <table:table-cell table:formula="of:=IF(ISNUMBER(SEARCH(&quot;D&quot;;[.$K47]));IF(ISBLANK([.$D$5]);&quot;&quot;;[.$D$5]);&quot;&quot;)">
            <text:p/>
          </table:table-cell>
          <table:table-cell table:formula="of:=IF(ISNUMBER(SEARCH(&quot;E&quot;;[.$K47]));IF(ISBLANK([.$D$6]);&quot;&quot;;[.$D$6]);&quot;&quot;)">
            <text:p/>
          </table:table-cell>
          <table:table-cell table:formula="of:=IF(ISNUMBER(SEARCH(&quot;F&quot;;[.$K47]));IF(ISBLANK([.$D$7]);&quot;&quot;;[.$D$7]);&quot;&quot;)">
            <text:p/>
          </table:table-cell>
          <table:table-cell table:formula="of:=IF(ISNUMBER(SEARCH(&quot;G&quot;;[.$K47]));IF(ISBLANK([.$D$8]);&quot;&quot;;[.$D$8]);&quot;&quot;)">
            <text:p/>
          </table:table-cell>
          <table:table-cell table:formula="of:=IF(ISNUMBER(SEARCH(&quot;H&quot;;[.$K47]));IF(ISBLANK([.$D$9]);&quot;&quot;;[.$D$9]);&quot;&quot;)">
            <text:p/>
          </table:table-cell>
          <table:table-cell table:formula="of:=IF(ISNUMBER(SEARCH(&quot;I&quot;;[.$K47]));IF(ISBLANK([.$D$10]);&quot;&quot;;[.$D$10]);&quot;&quot;)">
            <text:p/>
          </table:table-cell>
          <table:table-cell table:formula="of:=IF(ISNUMBER(SEARCH(&quot;J&quot;;[.$K47]));IF(ISBLANK([.$D$11]);&quot;&quot;;[.$D$11]);&quot;&quot;)">
            <text:p/>
          </table:table-cell>
          <table:table-cell table:formula="of:=IF(ISNUMBER(SEARCH(&quot;K&quot;;[.$K47]));IF(ISBLANK([.$D$12]);&quot;&quot;;[.$D$12]);&quot;&quot;)">
            <text:p/>
          </table:table-cell>
          <table:table-cell table:formula="of:=IF(ISNUMBER(SEARCH(&quot;L&quot;;[.$K47]));IF(ISBLANK([.$D$13]);&quot;&quot;;[.$D$13]);&quot;&quot;)">
            <text:p/>
          </table:table-cell>
          <table:table-cell table:formula="of:=IF(ISNUMBER(SEARCH(&quot;M&quot;;[.$K47]));IF(ISBLANK([.$D$14]);&quot;&quot;;[.$D$14]);&quot;&quot;)">
            <text:p/>
          </table:table-cell>
          <table:table-cell table:formula="of:=IF(ISNUMBER(SEARCH(&quot;N&quot;;[.$K47]));IF(ISBLANK([.$D$15]);&quot;&quot;;[.$D$15]);&quot;&quot;)">
            <text:p/>
          </table:table-cell>
          <table:table-cell/>
          <table:table-cell table:formula="of:=IF(ISNUMBER(SEARCH(&quot;A&quot;;[.$K47]));IF(ISBLANK([.$E$2]);&quot;&quot;;[.$E$2]);&quot;&quot;)">
            <text:p/>
          </table:table-cell>
          <table:table-cell table:formula="of:=IF(ISNUMBER(SEARCH(&quot;B&quot;;[.$K47]));IF(ISBLANK([.$E$3]);&quot;&quot;;[.$E$3]);&quot;&quot;)">
            <text:p/>
          </table:table-cell>
          <table:table-cell table:formula="of:=IF(ISNUMBER(SEARCH(&quot;C&quot;;[.$K47]));IF(ISBLANK([.$E$4]);&quot;&quot;;[.$E$4]);&quot;&quot;)">
            <text:p/>
          </table:table-cell>
          <table:table-cell table:formula="of:=IF(ISNUMBER(SEARCH(&quot;D&quot;;[.$K47]));IF(ISBLANK([.$E$5]);&quot;&quot;;[.$E$5]);&quot;&quot;)">
            <text:p/>
          </table:table-cell>
          <table:table-cell table:formula="of:=IF(ISNUMBER(SEARCH(&quot;E&quot;;[.$K47]));IF(ISBLANK([.$E$6]);&quot;&quot;;[.$E$6]);&quot;&quot;)">
            <text:p/>
          </table:table-cell>
          <table:table-cell table:formula="of:=IF(ISNUMBER(SEARCH(&quot;F&quot;;[.$K47]));IF(ISBLANK([.$E$7]);&quot;&quot;;[.$E$7]);&quot;&quot;)">
            <text:p/>
          </table:table-cell>
          <table:table-cell table:formula="of:=IF(ISNUMBER(SEARCH(&quot;G&quot;;[.$K47]));IF(ISBLANK([.$E$8]);&quot;&quot;;[.$E$8]);&quot;&quot;)">
            <text:p/>
          </table:table-cell>
          <table:table-cell table:formula="of:=IF(ISNUMBER(SEARCH(&quot;H&quot;;[.$K47]));IF(ISBLANK([.$E$9]);&quot;&quot;;[.$E$9]);&quot;&quot;)">
            <text:p/>
          </table:table-cell>
          <table:table-cell table:formula="of:=IF(ISNUMBER(SEARCH(&quot;I&quot;;[.$K47]));IF(ISBLANK([.$E$10]);&quot;&quot;;[.$E$10]);&quot;&quot;)">
            <text:p/>
          </table:table-cell>
          <table:table-cell table:formula="of:=IF(ISNUMBER(SEARCH(&quot;J&quot;;[.$K47]));IF(ISBLANK([.$E$11]);&quot;&quot;;[.$E$11]);&quot;&quot;)">
            <text:p/>
          </table:table-cell>
          <table:table-cell table:formula="of:=IF(ISNUMBER(SEARCH(&quot;K&quot;;[.$K47]));IF(ISBLANK([.$E$12]);&quot;&quot;;[.$E$12]);&quot;&quot;)">
            <text:p/>
          </table:table-cell>
          <table:table-cell table:formula="of:=IF(ISNUMBER(SEARCH(&quot;L&quot;;[.$K47]));IF(ISBLANK([.$E$13]);&quot;&quot;;[.$E$13]);&quot;&quot;)">
            <text:p/>
          </table:table-cell>
          <table:table-cell table:formula="of:=IF(ISNUMBER(SEARCH(&quot;M&quot;;[.$K47]));IF(ISBLANK([.$E$14]);&quot;&quot;;[.$E$14]);&quot;&quot;)">
            <text:p/>
          </table:table-cell>
          <table:table-cell table:formula="of:=IF(ISNUMBER(SEARCH(&quot;N&quot;;[.$K47]));IF(ISBLANK([.$E$15]);&quot;&quot;;[.$E$15]);&quot;&quot;)">
            <text:p/>
          </table:table-cell>
          <table:table-cell/>
          <table:table-cell table:formula="of:=IF(ISNUMBER(SEARCH(&quot;A&quot;;[.$K47]));IF(ISBLANK([.$F$2]);&quot;&quot;;[.$F$2]);&quot;&quot;)">
            <text:p/>
          </table:table-cell>
          <table:table-cell table:formula="of:=IF(ISNUMBER(SEARCH(&quot;B&quot;;[.$K47]));IF(ISBLANK([.$F$3]);&quot;&quot;;[.$F$3]);&quot;&quot;)">
            <text:p/>
          </table:table-cell>
          <table:table-cell table:formula="of:=IF(ISNUMBER(SEARCH(&quot;C&quot;;[.$K47]));IF(ISBLANK([.$F$4]);&quot;&quot;;[.$F$4]);&quot;&quot;)">
            <text:p/>
          </table:table-cell>
          <table:table-cell table:formula="of:=IF(ISNUMBER(SEARCH(&quot;D&quot;;[.$K47]));IF(ISBLANK([.$F$5]);&quot;&quot;;[.$F$5]);&quot;&quot;)">
            <text:p/>
          </table:table-cell>
          <table:table-cell table:formula="of:=IF(ISNUMBER(SEARCH(&quot;E&quot;;[.$K47]));IF(ISBLANK([.$F$6]);&quot;&quot;;[.$F$6]);&quot;&quot;)">
            <text:p/>
          </table:table-cell>
          <table:table-cell table:formula="of:=IF(ISNUMBER(SEARCH(&quot;F&quot;;[.$K47]));IF(ISBLANK([.$F$7]);&quot;&quot;;[.$F$7]);&quot;&quot;)">
            <text:p/>
          </table:table-cell>
          <table:table-cell table:formula="of:=IF(ISNUMBER(SEARCH(&quot;G&quot;;[.$K47]));IF(ISBLANK([.$F$8]);&quot;&quot;;[.$F$8]);&quot;&quot;)">
            <text:p/>
          </table:table-cell>
          <table:table-cell table:formula="of:=IF(ISNUMBER(SEARCH(&quot;H&quot;;[.$K47]));IF(ISBLANK([.$F$9]);&quot;&quot;;[.$F$9]);&quot;&quot;)">
            <text:p/>
          </table:table-cell>
          <table:table-cell table:formula="of:=IF(ISNUMBER(SEARCH(&quot;I&quot;;[.$K47]));IF(ISBLANK([.$F$10]);&quot;&quot;;[.$F$10]);&quot;&quot;)">
            <text:p/>
          </table:table-cell>
          <table:table-cell table:formula="of:=IF(ISNUMBER(SEARCH(&quot;J&quot;;[.$K47]));IF(ISBLANK([.$F$11]);&quot;&quot;;[.$F$11]);&quot;&quot;)">
            <text:p/>
          </table:table-cell>
          <table:table-cell table:formula="of:=IF(ISNUMBER(SEARCH(&quot;K&quot;;[.$K47]));IF(ISBLANK([.$F$12]);&quot;&quot;;[.$F$12]);&quot;&quot;)">
            <text:p/>
          </table:table-cell>
          <table:table-cell table:formula="of:=IF(ISNUMBER(SEARCH(&quot;L&quot;;[.$K47]));IF(ISBLANK([.$F$13]);&quot;&quot;;[.$F$13]);&quot;&quot;)">
            <text:p/>
          </table:table-cell>
          <table:table-cell table:formula="of:=IF(ISNUMBER(SEARCH(&quot;M&quot;;[.$K47]));IF(ISBLANK([.$F$14]);&quot;&quot;;[.$F$14]);&quot;&quot;)">
            <text:p/>
          </table:table-cell>
          <table:table-cell table:formula="of:=IF(ISNUMBER(SEARCH(&quot;N&quot;;[.$K47]));IF(ISBLANK([.$F$15]);&quot;&quot;;[.$F$15])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,G,H,I,B,C,D,E</text:p>
          </table:table-cell>
          <table:table-cell table:number-columns-repeated="7"/>
          <table:table-cell office:value-type="string" calcext:value-type="string">
            <text:p>CDB</text:p>
          </table:table-cell>
          <table:table-cell/>
          <table:table-cell table:formula="of:=COM.MICROSOFT.CONCAT([.$Q48:.$AD48])">
            <text:p/>
          </table:table-cell>
          <table:table-cell table:formula="of:=COM.MICROSOFT.CONCAT([.$AF48:.$AS48])">
            <text:p/>
          </table:table-cell>
          <table:table-cell table:formula="of:=COM.MICROSOFT.CONCAT([.$AU48:.$BH48])">
            <text:p/>
          </table:table-cell>
          <table:table-cell table:formula="of:=COUNTIF([.$K$1:.$K$1998];[.K48])" office:value-type="float" office:value="0" calcext:value-type="float">
            <text:p>0</text:p>
          </table:table-cell>
          <table:table-cell/>
          <table:table-cell table:formula="of:=IF(ISNUMBER(SEARCH(&quot;A&quot;;[.$K48]));IF(ISBLANK([.$D$2]);&quot;&quot;;[.$D$2]);&quot;&quot;)">
            <text:p/>
          </table:table-cell>
          <table:table-cell table:formula="of:=IF(ISNUMBER(SEARCH(&quot;B&quot;;[.$K48]));IF(ISBLANK([.$D$3]);&quot;&quot;;[.$D$3]);&quot;&quot;)">
            <text:p/>
          </table:table-cell>
          <table:table-cell table:formula="of:=IF(ISNUMBER(SEARCH(&quot;C&quot;;[.$K48]));IF(ISBLANK([.$D$4]);&quot;&quot;;[.$D$4]);&quot;&quot;)">
            <text:p/>
          </table:table-cell>
          <table:table-cell table:formula="of:=IF(ISNUMBER(SEARCH(&quot;D&quot;;[.$K48]));IF(ISBLANK([.$D$5]);&quot;&quot;;[.$D$5]);&quot;&quot;)">
            <text:p/>
          </table:table-cell>
          <table:table-cell table:formula="of:=IF(ISNUMBER(SEARCH(&quot;E&quot;;[.$K48]));IF(ISBLANK([.$D$6]);&quot;&quot;;[.$D$6]);&quot;&quot;)">
            <text:p/>
          </table:table-cell>
          <table:table-cell table:formula="of:=IF(ISNUMBER(SEARCH(&quot;F&quot;;[.$K48]));IF(ISBLANK([.$D$7]);&quot;&quot;;[.$D$7]);&quot;&quot;)">
            <text:p/>
          </table:table-cell>
          <table:table-cell table:formula="of:=IF(ISNUMBER(SEARCH(&quot;G&quot;;[.$K48]));IF(ISBLANK([.$D$8]);&quot;&quot;;[.$D$8]);&quot;&quot;)">
            <text:p/>
          </table:table-cell>
          <table:table-cell table:formula="of:=IF(ISNUMBER(SEARCH(&quot;H&quot;;[.$K48]));IF(ISBLANK([.$D$9]);&quot;&quot;;[.$D$9]);&quot;&quot;)">
            <text:p/>
          </table:table-cell>
          <table:table-cell table:formula="of:=IF(ISNUMBER(SEARCH(&quot;I&quot;;[.$K48]));IF(ISBLANK([.$D$10]);&quot;&quot;;[.$D$10]);&quot;&quot;)">
            <text:p/>
          </table:table-cell>
          <table:table-cell table:formula="of:=IF(ISNUMBER(SEARCH(&quot;J&quot;;[.$K48]));IF(ISBLANK([.$D$11]);&quot;&quot;;[.$D$11]);&quot;&quot;)">
            <text:p/>
          </table:table-cell>
          <table:table-cell table:formula="of:=IF(ISNUMBER(SEARCH(&quot;K&quot;;[.$K48]));IF(ISBLANK([.$D$12]);&quot;&quot;;[.$D$12]);&quot;&quot;)">
            <text:p/>
          </table:table-cell>
          <table:table-cell table:formula="of:=IF(ISNUMBER(SEARCH(&quot;L&quot;;[.$K48]));IF(ISBLANK([.$D$13]);&quot;&quot;;[.$D$13]);&quot;&quot;)">
            <text:p/>
          </table:table-cell>
          <table:table-cell table:formula="of:=IF(ISNUMBER(SEARCH(&quot;M&quot;;[.$K48]));IF(ISBLANK([.$D$14]);&quot;&quot;;[.$D$14]);&quot;&quot;)">
            <text:p/>
          </table:table-cell>
          <table:table-cell table:formula="of:=IF(ISNUMBER(SEARCH(&quot;N&quot;;[.$K48]));IF(ISBLANK([.$D$15]);&quot;&quot;;[.$D$15]);&quot;&quot;)">
            <text:p/>
          </table:table-cell>
          <table:table-cell/>
          <table:table-cell table:formula="of:=IF(ISNUMBER(SEARCH(&quot;A&quot;;[.$K48]));IF(ISBLANK([.$E$2]);&quot;&quot;;[.$E$2]);&quot;&quot;)">
            <text:p/>
          </table:table-cell>
          <table:table-cell table:formula="of:=IF(ISNUMBER(SEARCH(&quot;B&quot;;[.$K48]));IF(ISBLANK([.$E$3]);&quot;&quot;;[.$E$3]);&quot;&quot;)">
            <text:p/>
          </table:table-cell>
          <table:table-cell table:formula="of:=IF(ISNUMBER(SEARCH(&quot;C&quot;;[.$K48]));IF(ISBLANK([.$E$4]);&quot;&quot;;[.$E$4]);&quot;&quot;)">
            <text:p/>
          </table:table-cell>
          <table:table-cell table:formula="of:=IF(ISNUMBER(SEARCH(&quot;D&quot;;[.$K48]));IF(ISBLANK([.$E$5]);&quot;&quot;;[.$E$5]);&quot;&quot;)">
            <text:p/>
          </table:table-cell>
          <table:table-cell table:formula="of:=IF(ISNUMBER(SEARCH(&quot;E&quot;;[.$K48]));IF(ISBLANK([.$E$6]);&quot;&quot;;[.$E$6]);&quot;&quot;)">
            <text:p/>
          </table:table-cell>
          <table:table-cell table:formula="of:=IF(ISNUMBER(SEARCH(&quot;F&quot;;[.$K48]));IF(ISBLANK([.$E$7]);&quot;&quot;;[.$E$7]);&quot;&quot;)">
            <text:p/>
          </table:table-cell>
          <table:table-cell table:formula="of:=IF(ISNUMBER(SEARCH(&quot;G&quot;;[.$K48]));IF(ISBLANK([.$E$8]);&quot;&quot;;[.$E$8]);&quot;&quot;)">
            <text:p/>
          </table:table-cell>
          <table:table-cell table:formula="of:=IF(ISNUMBER(SEARCH(&quot;H&quot;;[.$K48]));IF(ISBLANK([.$E$9]);&quot;&quot;;[.$E$9]);&quot;&quot;)">
            <text:p/>
          </table:table-cell>
          <table:table-cell table:formula="of:=IF(ISNUMBER(SEARCH(&quot;I&quot;;[.$K48]));IF(ISBLANK([.$E$10]);&quot;&quot;;[.$E$10]);&quot;&quot;)">
            <text:p/>
          </table:table-cell>
          <table:table-cell table:formula="of:=IF(ISNUMBER(SEARCH(&quot;J&quot;;[.$K48]));IF(ISBLANK([.$E$11]);&quot;&quot;;[.$E$11]);&quot;&quot;)">
            <text:p/>
          </table:table-cell>
          <table:table-cell table:formula="of:=IF(ISNUMBER(SEARCH(&quot;K&quot;;[.$K48]));IF(ISBLANK([.$E$12]);&quot;&quot;;[.$E$12]);&quot;&quot;)">
            <text:p/>
          </table:table-cell>
          <table:table-cell table:formula="of:=IF(ISNUMBER(SEARCH(&quot;L&quot;;[.$K48]));IF(ISBLANK([.$E$13]);&quot;&quot;;[.$E$13]);&quot;&quot;)">
            <text:p/>
          </table:table-cell>
          <table:table-cell table:formula="of:=IF(ISNUMBER(SEARCH(&quot;M&quot;;[.$K48]));IF(ISBLANK([.$E$14]);&quot;&quot;;[.$E$14]);&quot;&quot;)">
            <text:p/>
          </table:table-cell>
          <table:table-cell table:formula="of:=IF(ISNUMBER(SEARCH(&quot;N&quot;;[.$K48]));IF(ISBLANK([.$E$15]);&quot;&quot;;[.$E$15]);&quot;&quot;)">
            <text:p/>
          </table:table-cell>
          <table:table-cell/>
          <table:table-cell table:formula="of:=IF(ISNUMBER(SEARCH(&quot;A&quot;;[.$K48]));IF(ISBLANK([.$F$2]);&quot;&quot;;[.$F$2]);&quot;&quot;)">
            <text:p/>
          </table:table-cell>
          <table:table-cell table:formula="of:=IF(ISNUMBER(SEARCH(&quot;B&quot;;[.$K48]));IF(ISBLANK([.$F$3]);&quot;&quot;;[.$F$3]);&quot;&quot;)">
            <text:p/>
          </table:table-cell>
          <table:table-cell table:formula="of:=IF(ISNUMBER(SEARCH(&quot;C&quot;;[.$K48]));IF(ISBLANK([.$F$4]);&quot;&quot;;[.$F$4]);&quot;&quot;)">
            <text:p/>
          </table:table-cell>
          <table:table-cell table:formula="of:=IF(ISNUMBER(SEARCH(&quot;D&quot;;[.$K48]));IF(ISBLANK([.$F$5]);&quot;&quot;;[.$F$5]);&quot;&quot;)">
            <text:p/>
          </table:table-cell>
          <table:table-cell table:formula="of:=IF(ISNUMBER(SEARCH(&quot;E&quot;;[.$K48]));IF(ISBLANK([.$F$6]);&quot;&quot;;[.$F$6]);&quot;&quot;)">
            <text:p/>
          </table:table-cell>
          <table:table-cell table:formula="of:=IF(ISNUMBER(SEARCH(&quot;F&quot;;[.$K48]));IF(ISBLANK([.$F$7]);&quot;&quot;;[.$F$7]);&quot;&quot;)">
            <text:p/>
          </table:table-cell>
          <table:table-cell table:formula="of:=IF(ISNUMBER(SEARCH(&quot;G&quot;;[.$K48]));IF(ISBLANK([.$F$8]);&quot;&quot;;[.$F$8]);&quot;&quot;)">
            <text:p/>
          </table:table-cell>
          <table:table-cell table:formula="of:=IF(ISNUMBER(SEARCH(&quot;H&quot;;[.$K48]));IF(ISBLANK([.$F$9]);&quot;&quot;;[.$F$9]);&quot;&quot;)">
            <text:p/>
          </table:table-cell>
          <table:table-cell table:formula="of:=IF(ISNUMBER(SEARCH(&quot;I&quot;;[.$K48]));IF(ISBLANK([.$F$10]);&quot;&quot;;[.$F$10]);&quot;&quot;)">
            <text:p/>
          </table:table-cell>
          <table:table-cell table:formula="of:=IF(ISNUMBER(SEARCH(&quot;J&quot;;[.$K48]));IF(ISBLANK([.$F$11]);&quot;&quot;;[.$F$11]);&quot;&quot;)">
            <text:p/>
          </table:table-cell>
          <table:table-cell table:formula="of:=IF(ISNUMBER(SEARCH(&quot;K&quot;;[.$K48]));IF(ISBLANK([.$F$12]);&quot;&quot;;[.$F$12]);&quot;&quot;)">
            <text:p/>
          </table:table-cell>
          <table:table-cell table:formula="of:=IF(ISNUMBER(SEARCH(&quot;L&quot;;[.$K48]));IF(ISBLANK([.$F$13]);&quot;&quot;;[.$F$13]);&quot;&quot;)">
            <text:p/>
          </table:table-cell>
          <table:table-cell table:formula="of:=IF(ISNUMBER(SEARCH(&quot;M&quot;;[.$K48]));IF(ISBLANK([.$F$14]);&quot;&quot;;[.$F$14]);&quot;&quot;)">
            <text:p/>
          </table:table-cell>
          <table:table-cell table:formula="of:=IF(ISNUMBER(SEARCH(&quot;N&quot;;[.$K48]));IF(ISBLANK([.$F$15]);&quot;&quot;;[.$F$15]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,G,H,I,M,D</text:p>
          </table:table-cell>
          <table:table-cell table:number-columns-repeated="7"/>
          <table:table-cell office:value-type="string" calcext:value-type="string">
            <text:p>BHNK</text:p>
          </table:table-cell>
          <table:table-cell/>
          <table:table-cell table:formula="of:=COM.MICROSOFT.CONCAT([.$Q49:.$AD49])">
            <text:p/>
          </table:table-cell>
          <table:table-cell table:formula="of:=COM.MICROSOFT.CONCAT([.$AF49:.$AS49])">
            <text:p/>
          </table:table-cell>
          <table:table-cell table:formula="of:=COM.MICROSOFT.CONCAT([.$AU49:.$BH49])">
            <text:p/>
          </table:table-cell>
          <table:table-cell table:formula="of:=COUNTIF([.$K$1:.$K$1998];[.K49])" office:value-type="float" office:value="0" calcext:value-type="float">
            <text:p>0</text:p>
          </table:table-cell>
          <table:table-cell/>
          <table:table-cell table:formula="of:=IF(ISNUMBER(SEARCH(&quot;A&quot;;[.$K49]));IF(ISBLANK([.$D$2]);&quot;&quot;;[.$D$2]);&quot;&quot;)">
            <text:p/>
          </table:table-cell>
          <table:table-cell table:formula="of:=IF(ISNUMBER(SEARCH(&quot;B&quot;;[.$K49]));IF(ISBLANK([.$D$3]);&quot;&quot;;[.$D$3]);&quot;&quot;)">
            <text:p/>
          </table:table-cell>
          <table:table-cell table:formula="of:=IF(ISNUMBER(SEARCH(&quot;C&quot;;[.$K49]));IF(ISBLANK([.$D$4]);&quot;&quot;;[.$D$4]);&quot;&quot;)">
            <text:p/>
          </table:table-cell>
          <table:table-cell table:formula="of:=IF(ISNUMBER(SEARCH(&quot;D&quot;;[.$K49]));IF(ISBLANK([.$D$5]);&quot;&quot;;[.$D$5]);&quot;&quot;)">
            <text:p/>
          </table:table-cell>
          <table:table-cell table:formula="of:=IF(ISNUMBER(SEARCH(&quot;E&quot;;[.$K49]));IF(ISBLANK([.$D$6]);&quot;&quot;;[.$D$6]);&quot;&quot;)">
            <text:p/>
          </table:table-cell>
          <table:table-cell table:formula="of:=IF(ISNUMBER(SEARCH(&quot;F&quot;;[.$K49]));IF(ISBLANK([.$D$7]);&quot;&quot;;[.$D$7]);&quot;&quot;)">
            <text:p/>
          </table:table-cell>
          <table:table-cell table:formula="of:=IF(ISNUMBER(SEARCH(&quot;G&quot;;[.$K49]));IF(ISBLANK([.$D$8]);&quot;&quot;;[.$D$8]);&quot;&quot;)">
            <text:p/>
          </table:table-cell>
          <table:table-cell table:formula="of:=IF(ISNUMBER(SEARCH(&quot;H&quot;;[.$K49]));IF(ISBLANK([.$D$9]);&quot;&quot;;[.$D$9]);&quot;&quot;)">
            <text:p/>
          </table:table-cell>
          <table:table-cell table:formula="of:=IF(ISNUMBER(SEARCH(&quot;I&quot;;[.$K49]));IF(ISBLANK([.$D$10]);&quot;&quot;;[.$D$10]);&quot;&quot;)">
            <text:p/>
          </table:table-cell>
          <table:table-cell table:formula="of:=IF(ISNUMBER(SEARCH(&quot;J&quot;;[.$K49]));IF(ISBLANK([.$D$11]);&quot;&quot;;[.$D$11]);&quot;&quot;)">
            <text:p/>
          </table:table-cell>
          <table:table-cell table:formula="of:=IF(ISNUMBER(SEARCH(&quot;K&quot;;[.$K49]));IF(ISBLANK([.$D$12]);&quot;&quot;;[.$D$12]);&quot;&quot;)">
            <text:p/>
          </table:table-cell>
          <table:table-cell table:formula="of:=IF(ISNUMBER(SEARCH(&quot;L&quot;;[.$K49]));IF(ISBLANK([.$D$13]);&quot;&quot;;[.$D$13]);&quot;&quot;)">
            <text:p/>
          </table:table-cell>
          <table:table-cell table:formula="of:=IF(ISNUMBER(SEARCH(&quot;M&quot;;[.$K49]));IF(ISBLANK([.$D$14]);&quot;&quot;;[.$D$14]);&quot;&quot;)">
            <text:p/>
          </table:table-cell>
          <table:table-cell table:formula="of:=IF(ISNUMBER(SEARCH(&quot;N&quot;;[.$K49]));IF(ISBLANK([.$D$15]);&quot;&quot;;[.$D$15]);&quot;&quot;)">
            <text:p/>
          </table:table-cell>
          <table:table-cell/>
          <table:table-cell table:formula="of:=IF(ISNUMBER(SEARCH(&quot;A&quot;;[.$K49]));IF(ISBLANK([.$E$2]);&quot;&quot;;[.$E$2]);&quot;&quot;)">
            <text:p/>
          </table:table-cell>
          <table:table-cell table:formula="of:=IF(ISNUMBER(SEARCH(&quot;B&quot;;[.$K49]));IF(ISBLANK([.$E$3]);&quot;&quot;;[.$E$3]);&quot;&quot;)">
            <text:p/>
          </table:table-cell>
          <table:table-cell table:formula="of:=IF(ISNUMBER(SEARCH(&quot;C&quot;;[.$K49]));IF(ISBLANK([.$E$4]);&quot;&quot;;[.$E$4]);&quot;&quot;)">
            <text:p/>
          </table:table-cell>
          <table:table-cell table:formula="of:=IF(ISNUMBER(SEARCH(&quot;D&quot;;[.$K49]));IF(ISBLANK([.$E$5]);&quot;&quot;;[.$E$5]);&quot;&quot;)">
            <text:p/>
          </table:table-cell>
          <table:table-cell table:formula="of:=IF(ISNUMBER(SEARCH(&quot;E&quot;;[.$K49]));IF(ISBLANK([.$E$6]);&quot;&quot;;[.$E$6]);&quot;&quot;)">
            <text:p/>
          </table:table-cell>
          <table:table-cell table:formula="of:=IF(ISNUMBER(SEARCH(&quot;F&quot;;[.$K49]));IF(ISBLANK([.$E$7]);&quot;&quot;;[.$E$7]);&quot;&quot;)">
            <text:p/>
          </table:table-cell>
          <table:table-cell table:formula="of:=IF(ISNUMBER(SEARCH(&quot;G&quot;;[.$K49]));IF(ISBLANK([.$E$8]);&quot;&quot;;[.$E$8]);&quot;&quot;)">
            <text:p/>
          </table:table-cell>
          <table:table-cell table:formula="of:=IF(ISNUMBER(SEARCH(&quot;H&quot;;[.$K49]));IF(ISBLANK([.$E$9]);&quot;&quot;;[.$E$9]);&quot;&quot;)">
            <text:p/>
          </table:table-cell>
          <table:table-cell table:formula="of:=IF(ISNUMBER(SEARCH(&quot;I&quot;;[.$K49]));IF(ISBLANK([.$E$10]);&quot;&quot;;[.$E$10]);&quot;&quot;)">
            <text:p/>
          </table:table-cell>
          <table:table-cell table:formula="of:=IF(ISNUMBER(SEARCH(&quot;J&quot;;[.$K49]));IF(ISBLANK([.$E$11]);&quot;&quot;;[.$E$11]);&quot;&quot;)">
            <text:p/>
          </table:table-cell>
          <table:table-cell table:formula="of:=IF(ISNUMBER(SEARCH(&quot;K&quot;;[.$K49]));IF(ISBLANK([.$E$12]);&quot;&quot;;[.$E$12]);&quot;&quot;)">
            <text:p/>
          </table:table-cell>
          <table:table-cell table:formula="of:=IF(ISNUMBER(SEARCH(&quot;L&quot;;[.$K49]));IF(ISBLANK([.$E$13]);&quot;&quot;;[.$E$13]);&quot;&quot;)">
            <text:p/>
          </table:table-cell>
          <table:table-cell table:formula="of:=IF(ISNUMBER(SEARCH(&quot;M&quot;;[.$K49]));IF(ISBLANK([.$E$14]);&quot;&quot;;[.$E$14]);&quot;&quot;)">
            <text:p/>
          </table:table-cell>
          <table:table-cell table:formula="of:=IF(ISNUMBER(SEARCH(&quot;N&quot;;[.$K49]));IF(ISBLANK([.$E$15]);&quot;&quot;;[.$E$15]);&quot;&quot;)">
            <text:p/>
          </table:table-cell>
          <table:table-cell/>
          <table:table-cell table:formula="of:=IF(ISNUMBER(SEARCH(&quot;A&quot;;[.$K49]));IF(ISBLANK([.$F$2]);&quot;&quot;;[.$F$2]);&quot;&quot;)">
            <text:p/>
          </table:table-cell>
          <table:table-cell table:formula="of:=IF(ISNUMBER(SEARCH(&quot;B&quot;;[.$K49]));IF(ISBLANK([.$F$3]);&quot;&quot;;[.$F$3]);&quot;&quot;)">
            <text:p/>
          </table:table-cell>
          <table:table-cell table:formula="of:=IF(ISNUMBER(SEARCH(&quot;C&quot;;[.$K49]));IF(ISBLANK([.$F$4]);&quot;&quot;;[.$F$4]);&quot;&quot;)">
            <text:p/>
          </table:table-cell>
          <table:table-cell table:formula="of:=IF(ISNUMBER(SEARCH(&quot;D&quot;;[.$K49]));IF(ISBLANK([.$F$5]);&quot;&quot;;[.$F$5]);&quot;&quot;)">
            <text:p/>
          </table:table-cell>
          <table:table-cell table:formula="of:=IF(ISNUMBER(SEARCH(&quot;E&quot;;[.$K49]));IF(ISBLANK([.$F$6]);&quot;&quot;;[.$F$6]);&quot;&quot;)">
            <text:p/>
          </table:table-cell>
          <table:table-cell table:formula="of:=IF(ISNUMBER(SEARCH(&quot;F&quot;;[.$K49]));IF(ISBLANK([.$F$7]);&quot;&quot;;[.$F$7]);&quot;&quot;)">
            <text:p/>
          </table:table-cell>
          <table:table-cell table:formula="of:=IF(ISNUMBER(SEARCH(&quot;G&quot;;[.$K49]));IF(ISBLANK([.$F$8]);&quot;&quot;;[.$F$8]);&quot;&quot;)">
            <text:p/>
          </table:table-cell>
          <table:table-cell table:formula="of:=IF(ISNUMBER(SEARCH(&quot;H&quot;;[.$K49]));IF(ISBLANK([.$F$9]);&quot;&quot;;[.$F$9]);&quot;&quot;)">
            <text:p/>
          </table:table-cell>
          <table:table-cell table:formula="of:=IF(ISNUMBER(SEARCH(&quot;I&quot;;[.$K49]));IF(ISBLANK([.$F$10]);&quot;&quot;;[.$F$10]);&quot;&quot;)">
            <text:p/>
          </table:table-cell>
          <table:table-cell table:formula="of:=IF(ISNUMBER(SEARCH(&quot;J&quot;;[.$K49]));IF(ISBLANK([.$F$11]);&quot;&quot;;[.$F$11]);&quot;&quot;)">
            <text:p/>
          </table:table-cell>
          <table:table-cell table:formula="of:=IF(ISNUMBER(SEARCH(&quot;K&quot;;[.$K49]));IF(ISBLANK([.$F$12]);&quot;&quot;;[.$F$12]);&quot;&quot;)">
            <text:p/>
          </table:table-cell>
          <table:table-cell table:formula="of:=IF(ISNUMBER(SEARCH(&quot;L&quot;;[.$K49]));IF(ISBLANK([.$F$13]);&quot;&quot;;[.$F$13]);&quot;&quot;)">
            <text:p/>
          </table:table-cell>
          <table:table-cell table:formula="of:=IF(ISNUMBER(SEARCH(&quot;M&quot;;[.$K49]));IF(ISBLANK([.$F$14]);&quot;&quot;;[.$F$14]);&quot;&quot;)">
            <text:p/>
          </table:table-cell>
          <table:table-cell table:formula="of:=IF(ISNUMBER(SEARCH(&quot;N&quot;;[.$K49]));IF(ISBLANK([.$F$15]);&quot;&quot;;[.$F$15])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,J,M,H</text:p>
          </table:table-cell>
          <table:table-cell table:number-columns-repeated="7"/>
          <table:table-cell office:value-type="string" calcext:value-type="string">
            <text:p>CDKNFG</text:p>
          </table:table-cell>
          <table:table-cell/>
          <table:table-cell table:formula="of:=COM.MICROSOFT.CONCAT([.$Q50:.$AD50])">
            <text:p/>
          </table:table-cell>
          <table:table-cell table:formula="of:=COM.MICROSOFT.CONCAT([.$AF50:.$AS50])">
            <text:p/>
          </table:table-cell>
          <table:table-cell table:formula="of:=COM.MICROSOFT.CONCAT([.$AU50:.$BH50])">
            <text:p/>
          </table:table-cell>
          <table:table-cell table:formula="of:=COUNTIF([.$K$1:.$K$1998];[.K50])" office:value-type="float" office:value="0" calcext:value-type="float">
            <text:p>0</text:p>
          </table:table-cell>
          <table:table-cell/>
          <table:table-cell table:formula="of:=IF(ISNUMBER(SEARCH(&quot;A&quot;;[.$K50]));IF(ISBLANK([.$D$2]);&quot;&quot;;[.$D$2]);&quot;&quot;)">
            <text:p/>
          </table:table-cell>
          <table:table-cell table:formula="of:=IF(ISNUMBER(SEARCH(&quot;B&quot;;[.$K50]));IF(ISBLANK([.$D$3]);&quot;&quot;;[.$D$3]);&quot;&quot;)">
            <text:p/>
          </table:table-cell>
          <table:table-cell table:formula="of:=IF(ISNUMBER(SEARCH(&quot;C&quot;;[.$K50]));IF(ISBLANK([.$D$4]);&quot;&quot;;[.$D$4]);&quot;&quot;)">
            <text:p/>
          </table:table-cell>
          <table:table-cell table:formula="of:=IF(ISNUMBER(SEARCH(&quot;D&quot;;[.$K50]));IF(ISBLANK([.$D$5]);&quot;&quot;;[.$D$5]);&quot;&quot;)">
            <text:p/>
          </table:table-cell>
          <table:table-cell table:formula="of:=IF(ISNUMBER(SEARCH(&quot;E&quot;;[.$K50]));IF(ISBLANK([.$D$6]);&quot;&quot;;[.$D$6]);&quot;&quot;)">
            <text:p/>
          </table:table-cell>
          <table:table-cell table:formula="of:=IF(ISNUMBER(SEARCH(&quot;F&quot;;[.$K50]));IF(ISBLANK([.$D$7]);&quot;&quot;;[.$D$7]);&quot;&quot;)">
            <text:p/>
          </table:table-cell>
          <table:table-cell table:formula="of:=IF(ISNUMBER(SEARCH(&quot;G&quot;;[.$K50]));IF(ISBLANK([.$D$8]);&quot;&quot;;[.$D$8]);&quot;&quot;)">
            <text:p/>
          </table:table-cell>
          <table:table-cell table:formula="of:=IF(ISNUMBER(SEARCH(&quot;H&quot;;[.$K50]));IF(ISBLANK([.$D$9]);&quot;&quot;;[.$D$9]);&quot;&quot;)">
            <text:p/>
          </table:table-cell>
          <table:table-cell table:formula="of:=IF(ISNUMBER(SEARCH(&quot;I&quot;;[.$K50]));IF(ISBLANK([.$D$10]);&quot;&quot;;[.$D$10]);&quot;&quot;)">
            <text:p/>
          </table:table-cell>
          <table:table-cell table:formula="of:=IF(ISNUMBER(SEARCH(&quot;J&quot;;[.$K50]));IF(ISBLANK([.$D$11]);&quot;&quot;;[.$D$11]);&quot;&quot;)">
            <text:p/>
          </table:table-cell>
          <table:table-cell table:formula="of:=IF(ISNUMBER(SEARCH(&quot;K&quot;;[.$K50]));IF(ISBLANK([.$D$12]);&quot;&quot;;[.$D$12]);&quot;&quot;)">
            <text:p/>
          </table:table-cell>
          <table:table-cell table:formula="of:=IF(ISNUMBER(SEARCH(&quot;L&quot;;[.$K50]));IF(ISBLANK([.$D$13]);&quot;&quot;;[.$D$13]);&quot;&quot;)">
            <text:p/>
          </table:table-cell>
          <table:table-cell table:formula="of:=IF(ISNUMBER(SEARCH(&quot;M&quot;;[.$K50]));IF(ISBLANK([.$D$14]);&quot;&quot;;[.$D$14]);&quot;&quot;)">
            <text:p/>
          </table:table-cell>
          <table:table-cell table:formula="of:=IF(ISNUMBER(SEARCH(&quot;N&quot;;[.$K50]));IF(ISBLANK([.$D$15]);&quot;&quot;;[.$D$15]);&quot;&quot;)">
            <text:p/>
          </table:table-cell>
          <table:table-cell/>
          <table:table-cell table:formula="of:=IF(ISNUMBER(SEARCH(&quot;A&quot;;[.$K50]));IF(ISBLANK([.$E$2]);&quot;&quot;;[.$E$2]);&quot;&quot;)">
            <text:p/>
          </table:table-cell>
          <table:table-cell table:formula="of:=IF(ISNUMBER(SEARCH(&quot;B&quot;;[.$K50]));IF(ISBLANK([.$E$3]);&quot;&quot;;[.$E$3]);&quot;&quot;)">
            <text:p/>
          </table:table-cell>
          <table:table-cell table:formula="of:=IF(ISNUMBER(SEARCH(&quot;C&quot;;[.$K50]));IF(ISBLANK([.$E$4]);&quot;&quot;;[.$E$4]);&quot;&quot;)">
            <text:p/>
          </table:table-cell>
          <table:table-cell table:formula="of:=IF(ISNUMBER(SEARCH(&quot;D&quot;;[.$K50]));IF(ISBLANK([.$E$5]);&quot;&quot;;[.$E$5]);&quot;&quot;)">
            <text:p/>
          </table:table-cell>
          <table:table-cell table:formula="of:=IF(ISNUMBER(SEARCH(&quot;E&quot;;[.$K50]));IF(ISBLANK([.$E$6]);&quot;&quot;;[.$E$6]);&quot;&quot;)">
            <text:p/>
          </table:table-cell>
          <table:table-cell table:formula="of:=IF(ISNUMBER(SEARCH(&quot;F&quot;;[.$K50]));IF(ISBLANK([.$E$7]);&quot;&quot;;[.$E$7]);&quot;&quot;)">
            <text:p/>
          </table:table-cell>
          <table:table-cell table:formula="of:=IF(ISNUMBER(SEARCH(&quot;G&quot;;[.$K50]));IF(ISBLANK([.$E$8]);&quot;&quot;;[.$E$8]);&quot;&quot;)">
            <text:p/>
          </table:table-cell>
          <table:table-cell table:formula="of:=IF(ISNUMBER(SEARCH(&quot;H&quot;;[.$K50]));IF(ISBLANK([.$E$9]);&quot;&quot;;[.$E$9]);&quot;&quot;)">
            <text:p/>
          </table:table-cell>
          <table:table-cell table:formula="of:=IF(ISNUMBER(SEARCH(&quot;I&quot;;[.$K50]));IF(ISBLANK([.$E$10]);&quot;&quot;;[.$E$10]);&quot;&quot;)">
            <text:p/>
          </table:table-cell>
          <table:table-cell table:formula="of:=IF(ISNUMBER(SEARCH(&quot;J&quot;;[.$K50]));IF(ISBLANK([.$E$11]);&quot;&quot;;[.$E$11]);&quot;&quot;)">
            <text:p/>
          </table:table-cell>
          <table:table-cell table:formula="of:=IF(ISNUMBER(SEARCH(&quot;K&quot;;[.$K50]));IF(ISBLANK([.$E$12]);&quot;&quot;;[.$E$12]);&quot;&quot;)">
            <text:p/>
          </table:table-cell>
          <table:table-cell table:formula="of:=IF(ISNUMBER(SEARCH(&quot;L&quot;;[.$K50]));IF(ISBLANK([.$E$13]);&quot;&quot;;[.$E$13]);&quot;&quot;)">
            <text:p/>
          </table:table-cell>
          <table:table-cell table:formula="of:=IF(ISNUMBER(SEARCH(&quot;M&quot;;[.$K50]));IF(ISBLANK([.$E$14]);&quot;&quot;;[.$E$14]);&quot;&quot;)">
            <text:p/>
          </table:table-cell>
          <table:table-cell table:formula="of:=IF(ISNUMBER(SEARCH(&quot;N&quot;;[.$K50]));IF(ISBLANK([.$E$15]);&quot;&quot;;[.$E$15]);&quot;&quot;)">
            <text:p/>
          </table:table-cell>
          <table:table-cell/>
          <table:table-cell table:formula="of:=IF(ISNUMBER(SEARCH(&quot;A&quot;;[.$K50]));IF(ISBLANK([.$F$2]);&quot;&quot;;[.$F$2]);&quot;&quot;)">
            <text:p/>
          </table:table-cell>
          <table:table-cell table:formula="of:=IF(ISNUMBER(SEARCH(&quot;B&quot;;[.$K50]));IF(ISBLANK([.$F$3]);&quot;&quot;;[.$F$3]);&quot;&quot;)">
            <text:p/>
          </table:table-cell>
          <table:table-cell table:formula="of:=IF(ISNUMBER(SEARCH(&quot;C&quot;;[.$K50]));IF(ISBLANK([.$F$4]);&quot;&quot;;[.$F$4]);&quot;&quot;)">
            <text:p/>
          </table:table-cell>
          <table:table-cell table:formula="of:=IF(ISNUMBER(SEARCH(&quot;D&quot;;[.$K50]));IF(ISBLANK([.$F$5]);&quot;&quot;;[.$F$5]);&quot;&quot;)">
            <text:p/>
          </table:table-cell>
          <table:table-cell table:formula="of:=IF(ISNUMBER(SEARCH(&quot;E&quot;;[.$K50]));IF(ISBLANK([.$F$6]);&quot;&quot;;[.$F$6]);&quot;&quot;)">
            <text:p/>
          </table:table-cell>
          <table:table-cell table:formula="of:=IF(ISNUMBER(SEARCH(&quot;F&quot;;[.$K50]));IF(ISBLANK([.$F$7]);&quot;&quot;;[.$F$7]);&quot;&quot;)">
            <text:p/>
          </table:table-cell>
          <table:table-cell table:formula="of:=IF(ISNUMBER(SEARCH(&quot;G&quot;;[.$K50]));IF(ISBLANK([.$F$8]);&quot;&quot;;[.$F$8]);&quot;&quot;)">
            <text:p/>
          </table:table-cell>
          <table:table-cell table:formula="of:=IF(ISNUMBER(SEARCH(&quot;H&quot;;[.$K50]));IF(ISBLANK([.$F$9]);&quot;&quot;;[.$F$9]);&quot;&quot;)">
            <text:p/>
          </table:table-cell>
          <table:table-cell table:formula="of:=IF(ISNUMBER(SEARCH(&quot;I&quot;;[.$K50]));IF(ISBLANK([.$F$10]);&quot;&quot;;[.$F$10]);&quot;&quot;)">
            <text:p/>
          </table:table-cell>
          <table:table-cell table:formula="of:=IF(ISNUMBER(SEARCH(&quot;J&quot;;[.$K50]));IF(ISBLANK([.$F$11]);&quot;&quot;;[.$F$11]);&quot;&quot;)">
            <text:p/>
          </table:table-cell>
          <table:table-cell table:formula="of:=IF(ISNUMBER(SEARCH(&quot;K&quot;;[.$K50]));IF(ISBLANK([.$F$12]);&quot;&quot;;[.$F$12]);&quot;&quot;)">
            <text:p/>
          </table:table-cell>
          <table:table-cell table:formula="of:=IF(ISNUMBER(SEARCH(&quot;L&quot;;[.$K50]));IF(ISBLANK([.$F$13]);&quot;&quot;;[.$F$13]);&quot;&quot;)">
            <text:p/>
          </table:table-cell>
          <table:table-cell table:formula="of:=IF(ISNUMBER(SEARCH(&quot;M&quot;;[.$K50]));IF(ISBLANK([.$F$14]);&quot;&quot;;[.$F$14]);&quot;&quot;)">
            <text:p/>
          </table:table-cell>
          <table:table-cell table:formula="of:=IF(ISNUMBER(SEARCH(&quot;N&quot;;[.$K50]));IF(ISBLANK([.$F$15]);&quot;&quot;;[.$F$15]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,C</text:p>
          </table:table-cell>
          <table:table-cell table:number-columns-repeated="7"/>
          <table:table-cell office:value-type="string" calcext:value-type="string">
            <text:p>C</text:p>
          </table:table-cell>
          <table:table-cell/>
          <table:table-cell table:formula="of:=COM.MICROSOFT.CONCAT([.$Q51:.$AD51])">
            <text:p/>
          </table:table-cell>
          <table:table-cell table:formula="of:=COM.MICROSOFT.CONCAT([.$AF51:.$AS51])">
            <text:p/>
          </table:table-cell>
          <table:table-cell table:formula="of:=COM.MICROSOFT.CONCAT([.$AU51:.$BH51])">
            <text:p/>
          </table:table-cell>
          <table:table-cell table:formula="of:=COUNTIF([.$K$1:.$K$1998];[.K51])" office:value-type="float" office:value="0" calcext:value-type="float">
            <text:p>0</text:p>
          </table:table-cell>
          <table:table-cell/>
          <table:table-cell table:formula="of:=IF(ISNUMBER(SEARCH(&quot;A&quot;;[.$K51]));IF(ISBLANK([.$D$2]);&quot;&quot;;[.$D$2]);&quot;&quot;)">
            <text:p/>
          </table:table-cell>
          <table:table-cell table:formula="of:=IF(ISNUMBER(SEARCH(&quot;B&quot;;[.$K51]));IF(ISBLANK([.$D$3]);&quot;&quot;;[.$D$3]);&quot;&quot;)">
            <text:p/>
          </table:table-cell>
          <table:table-cell table:formula="of:=IF(ISNUMBER(SEARCH(&quot;C&quot;;[.$K51]));IF(ISBLANK([.$D$4]);&quot;&quot;;[.$D$4]);&quot;&quot;)">
            <text:p/>
          </table:table-cell>
          <table:table-cell table:formula="of:=IF(ISNUMBER(SEARCH(&quot;D&quot;;[.$K51]));IF(ISBLANK([.$D$5]);&quot;&quot;;[.$D$5]);&quot;&quot;)">
            <text:p/>
          </table:table-cell>
          <table:table-cell table:formula="of:=IF(ISNUMBER(SEARCH(&quot;E&quot;;[.$K51]));IF(ISBLANK([.$D$6]);&quot;&quot;;[.$D$6]);&quot;&quot;)">
            <text:p/>
          </table:table-cell>
          <table:table-cell table:formula="of:=IF(ISNUMBER(SEARCH(&quot;F&quot;;[.$K51]));IF(ISBLANK([.$D$7]);&quot;&quot;;[.$D$7]);&quot;&quot;)">
            <text:p/>
          </table:table-cell>
          <table:table-cell table:formula="of:=IF(ISNUMBER(SEARCH(&quot;G&quot;;[.$K51]));IF(ISBLANK([.$D$8]);&quot;&quot;;[.$D$8]);&quot;&quot;)">
            <text:p/>
          </table:table-cell>
          <table:table-cell table:formula="of:=IF(ISNUMBER(SEARCH(&quot;H&quot;;[.$K51]));IF(ISBLANK([.$D$9]);&quot;&quot;;[.$D$9]);&quot;&quot;)">
            <text:p/>
          </table:table-cell>
          <table:table-cell table:formula="of:=IF(ISNUMBER(SEARCH(&quot;I&quot;;[.$K51]));IF(ISBLANK([.$D$10]);&quot;&quot;;[.$D$10]);&quot;&quot;)">
            <text:p/>
          </table:table-cell>
          <table:table-cell table:formula="of:=IF(ISNUMBER(SEARCH(&quot;J&quot;;[.$K51]));IF(ISBLANK([.$D$11]);&quot;&quot;;[.$D$11]);&quot;&quot;)">
            <text:p/>
          </table:table-cell>
          <table:table-cell table:formula="of:=IF(ISNUMBER(SEARCH(&quot;K&quot;;[.$K51]));IF(ISBLANK([.$D$12]);&quot;&quot;;[.$D$12]);&quot;&quot;)">
            <text:p/>
          </table:table-cell>
          <table:table-cell table:formula="of:=IF(ISNUMBER(SEARCH(&quot;L&quot;;[.$K51]));IF(ISBLANK([.$D$13]);&quot;&quot;;[.$D$13]);&quot;&quot;)">
            <text:p/>
          </table:table-cell>
          <table:table-cell table:formula="of:=IF(ISNUMBER(SEARCH(&quot;M&quot;;[.$K51]));IF(ISBLANK([.$D$14]);&quot;&quot;;[.$D$14]);&quot;&quot;)">
            <text:p/>
          </table:table-cell>
          <table:table-cell table:formula="of:=IF(ISNUMBER(SEARCH(&quot;N&quot;;[.$K51]));IF(ISBLANK([.$D$15]);&quot;&quot;;[.$D$15]);&quot;&quot;)">
            <text:p/>
          </table:table-cell>
          <table:table-cell/>
          <table:table-cell table:formula="of:=IF(ISNUMBER(SEARCH(&quot;A&quot;;[.$K51]));IF(ISBLANK([.$E$2]);&quot;&quot;;[.$E$2]);&quot;&quot;)">
            <text:p/>
          </table:table-cell>
          <table:table-cell table:formula="of:=IF(ISNUMBER(SEARCH(&quot;B&quot;;[.$K51]));IF(ISBLANK([.$E$3]);&quot;&quot;;[.$E$3]);&quot;&quot;)">
            <text:p/>
          </table:table-cell>
          <table:table-cell table:formula="of:=IF(ISNUMBER(SEARCH(&quot;C&quot;;[.$K51]));IF(ISBLANK([.$E$4]);&quot;&quot;;[.$E$4]);&quot;&quot;)">
            <text:p/>
          </table:table-cell>
          <table:table-cell table:formula="of:=IF(ISNUMBER(SEARCH(&quot;D&quot;;[.$K51]));IF(ISBLANK([.$E$5]);&quot;&quot;;[.$E$5]);&quot;&quot;)">
            <text:p/>
          </table:table-cell>
          <table:table-cell table:formula="of:=IF(ISNUMBER(SEARCH(&quot;E&quot;;[.$K51]));IF(ISBLANK([.$E$6]);&quot;&quot;;[.$E$6]);&quot;&quot;)">
            <text:p/>
          </table:table-cell>
          <table:table-cell table:formula="of:=IF(ISNUMBER(SEARCH(&quot;F&quot;;[.$K51]));IF(ISBLANK([.$E$7]);&quot;&quot;;[.$E$7]);&quot;&quot;)">
            <text:p/>
          </table:table-cell>
          <table:table-cell table:formula="of:=IF(ISNUMBER(SEARCH(&quot;G&quot;;[.$K51]));IF(ISBLANK([.$E$8]);&quot;&quot;;[.$E$8]);&quot;&quot;)">
            <text:p/>
          </table:table-cell>
          <table:table-cell table:formula="of:=IF(ISNUMBER(SEARCH(&quot;H&quot;;[.$K51]));IF(ISBLANK([.$E$9]);&quot;&quot;;[.$E$9]);&quot;&quot;)">
            <text:p/>
          </table:table-cell>
          <table:table-cell table:formula="of:=IF(ISNUMBER(SEARCH(&quot;I&quot;;[.$K51]));IF(ISBLANK([.$E$10]);&quot;&quot;;[.$E$10]);&quot;&quot;)">
            <text:p/>
          </table:table-cell>
          <table:table-cell table:formula="of:=IF(ISNUMBER(SEARCH(&quot;J&quot;;[.$K51]));IF(ISBLANK([.$E$11]);&quot;&quot;;[.$E$11]);&quot;&quot;)">
            <text:p/>
          </table:table-cell>
          <table:table-cell table:formula="of:=IF(ISNUMBER(SEARCH(&quot;K&quot;;[.$K51]));IF(ISBLANK([.$E$12]);&quot;&quot;;[.$E$12]);&quot;&quot;)">
            <text:p/>
          </table:table-cell>
          <table:table-cell table:formula="of:=IF(ISNUMBER(SEARCH(&quot;L&quot;;[.$K51]));IF(ISBLANK([.$E$13]);&quot;&quot;;[.$E$13]);&quot;&quot;)">
            <text:p/>
          </table:table-cell>
          <table:table-cell table:formula="of:=IF(ISNUMBER(SEARCH(&quot;M&quot;;[.$K51]));IF(ISBLANK([.$E$14]);&quot;&quot;;[.$E$14]);&quot;&quot;)">
            <text:p/>
          </table:table-cell>
          <table:table-cell table:formula="of:=IF(ISNUMBER(SEARCH(&quot;N&quot;;[.$K51]));IF(ISBLANK([.$E$15]);&quot;&quot;;[.$E$15]);&quot;&quot;)">
            <text:p/>
          </table:table-cell>
          <table:table-cell/>
          <table:table-cell table:formula="of:=IF(ISNUMBER(SEARCH(&quot;A&quot;;[.$K51]));IF(ISBLANK([.$F$2]);&quot;&quot;;[.$F$2]);&quot;&quot;)">
            <text:p/>
          </table:table-cell>
          <table:table-cell table:formula="of:=IF(ISNUMBER(SEARCH(&quot;B&quot;;[.$K51]));IF(ISBLANK([.$F$3]);&quot;&quot;;[.$F$3]);&quot;&quot;)">
            <text:p/>
          </table:table-cell>
          <table:table-cell table:formula="of:=IF(ISNUMBER(SEARCH(&quot;C&quot;;[.$K51]));IF(ISBLANK([.$F$4]);&quot;&quot;;[.$F$4]);&quot;&quot;)">
            <text:p/>
          </table:table-cell>
          <table:table-cell table:formula="of:=IF(ISNUMBER(SEARCH(&quot;D&quot;;[.$K51]));IF(ISBLANK([.$F$5]);&quot;&quot;;[.$F$5]);&quot;&quot;)">
            <text:p/>
          </table:table-cell>
          <table:table-cell table:formula="of:=IF(ISNUMBER(SEARCH(&quot;E&quot;;[.$K51]));IF(ISBLANK([.$F$6]);&quot;&quot;;[.$F$6]);&quot;&quot;)">
            <text:p/>
          </table:table-cell>
          <table:table-cell table:formula="of:=IF(ISNUMBER(SEARCH(&quot;F&quot;;[.$K51]));IF(ISBLANK([.$F$7]);&quot;&quot;;[.$F$7]);&quot;&quot;)">
            <text:p/>
          </table:table-cell>
          <table:table-cell table:formula="of:=IF(ISNUMBER(SEARCH(&quot;G&quot;;[.$K51]));IF(ISBLANK([.$F$8]);&quot;&quot;;[.$F$8]);&quot;&quot;)">
            <text:p/>
          </table:table-cell>
          <table:table-cell table:formula="of:=IF(ISNUMBER(SEARCH(&quot;H&quot;;[.$K51]));IF(ISBLANK([.$F$9]);&quot;&quot;;[.$F$9]);&quot;&quot;)">
            <text:p/>
          </table:table-cell>
          <table:table-cell table:formula="of:=IF(ISNUMBER(SEARCH(&quot;I&quot;;[.$K51]));IF(ISBLANK([.$F$10]);&quot;&quot;;[.$F$10]);&quot;&quot;)">
            <text:p/>
          </table:table-cell>
          <table:table-cell table:formula="of:=IF(ISNUMBER(SEARCH(&quot;J&quot;;[.$K51]));IF(ISBLANK([.$F$11]);&quot;&quot;;[.$F$11]);&quot;&quot;)">
            <text:p/>
          </table:table-cell>
          <table:table-cell table:formula="of:=IF(ISNUMBER(SEARCH(&quot;K&quot;;[.$K51]));IF(ISBLANK([.$F$12]);&quot;&quot;;[.$F$12]);&quot;&quot;)">
            <text:p/>
          </table:table-cell>
          <table:table-cell table:formula="of:=IF(ISNUMBER(SEARCH(&quot;L&quot;;[.$K51]));IF(ISBLANK([.$F$13]);&quot;&quot;;[.$F$13]);&quot;&quot;)">
            <text:p/>
          </table:table-cell>
          <table:table-cell table:formula="of:=IF(ISNUMBER(SEARCH(&quot;M&quot;;[.$K51]));IF(ISBLANK([.$F$14]);&quot;&quot;;[.$F$14]);&quot;&quot;)">
            <text:p/>
          </table:table-cell>
          <table:table-cell table:formula="of:=IF(ISNUMBER(SEARCH(&quot;N&quot;;[.$K51]));IF(ISBLANK([.$F$15]);&quot;&quot;;[.$F$15])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,D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table:formula="of:=COM.MICROSOFT.CONCAT([.$Q52:.$AD52])">
            <text:p/>
          </table:table-cell>
          <table:table-cell table:formula="of:=COM.MICROSOFT.CONCAT([.$AF52:.$AS52])">
            <text:p/>
          </table:table-cell>
          <table:table-cell table:formula="of:=COM.MICROSOFT.CONCAT([.$AU52:.$BH52])">
            <text:p/>
          </table:table-cell>
          <table:table-cell table:formula="of:=COUNTIF([.$K$1:.$K$1998];[.K52])" office:value-type="float" office:value="0" calcext:value-type="float">
            <text:p>0</text:p>
          </table:table-cell>
          <table:table-cell/>
          <table:table-cell table:formula="of:=IF(ISNUMBER(SEARCH(&quot;A&quot;;[.$K52]));IF(ISBLANK([.$D$2]);&quot;&quot;;[.$D$2]);&quot;&quot;)">
            <text:p/>
          </table:table-cell>
          <table:table-cell table:formula="of:=IF(ISNUMBER(SEARCH(&quot;B&quot;;[.$K52]));IF(ISBLANK([.$D$3]);&quot;&quot;;[.$D$3]);&quot;&quot;)">
            <text:p/>
          </table:table-cell>
          <table:table-cell table:formula="of:=IF(ISNUMBER(SEARCH(&quot;C&quot;;[.$K52]));IF(ISBLANK([.$D$4]);&quot;&quot;;[.$D$4]);&quot;&quot;)">
            <text:p/>
          </table:table-cell>
          <table:table-cell table:formula="of:=IF(ISNUMBER(SEARCH(&quot;D&quot;;[.$K52]));IF(ISBLANK([.$D$5]);&quot;&quot;;[.$D$5]);&quot;&quot;)">
            <text:p/>
          </table:table-cell>
          <table:table-cell table:formula="of:=IF(ISNUMBER(SEARCH(&quot;E&quot;;[.$K52]));IF(ISBLANK([.$D$6]);&quot;&quot;;[.$D$6]);&quot;&quot;)">
            <text:p/>
          </table:table-cell>
          <table:table-cell table:formula="of:=IF(ISNUMBER(SEARCH(&quot;F&quot;;[.$K52]));IF(ISBLANK([.$D$7]);&quot;&quot;;[.$D$7]);&quot;&quot;)">
            <text:p/>
          </table:table-cell>
          <table:table-cell table:formula="of:=IF(ISNUMBER(SEARCH(&quot;G&quot;;[.$K52]));IF(ISBLANK([.$D$8]);&quot;&quot;;[.$D$8]);&quot;&quot;)">
            <text:p/>
          </table:table-cell>
          <table:table-cell table:formula="of:=IF(ISNUMBER(SEARCH(&quot;H&quot;;[.$K52]));IF(ISBLANK([.$D$9]);&quot;&quot;;[.$D$9]);&quot;&quot;)">
            <text:p/>
          </table:table-cell>
          <table:table-cell table:formula="of:=IF(ISNUMBER(SEARCH(&quot;I&quot;;[.$K52]));IF(ISBLANK([.$D$10]);&quot;&quot;;[.$D$10]);&quot;&quot;)">
            <text:p/>
          </table:table-cell>
          <table:table-cell table:formula="of:=IF(ISNUMBER(SEARCH(&quot;J&quot;;[.$K52]));IF(ISBLANK([.$D$11]);&quot;&quot;;[.$D$11]);&quot;&quot;)">
            <text:p/>
          </table:table-cell>
          <table:table-cell table:formula="of:=IF(ISNUMBER(SEARCH(&quot;K&quot;;[.$K52]));IF(ISBLANK([.$D$12]);&quot;&quot;;[.$D$12]);&quot;&quot;)">
            <text:p/>
          </table:table-cell>
          <table:table-cell table:formula="of:=IF(ISNUMBER(SEARCH(&quot;L&quot;;[.$K52]));IF(ISBLANK([.$D$13]);&quot;&quot;;[.$D$13]);&quot;&quot;)">
            <text:p/>
          </table:table-cell>
          <table:table-cell table:formula="of:=IF(ISNUMBER(SEARCH(&quot;M&quot;;[.$K52]));IF(ISBLANK([.$D$14]);&quot;&quot;;[.$D$14]);&quot;&quot;)">
            <text:p/>
          </table:table-cell>
          <table:table-cell table:formula="of:=IF(ISNUMBER(SEARCH(&quot;N&quot;;[.$K52]));IF(ISBLANK([.$D$15]);&quot;&quot;;[.$D$15]);&quot;&quot;)">
            <text:p/>
          </table:table-cell>
          <table:table-cell/>
          <table:table-cell table:formula="of:=IF(ISNUMBER(SEARCH(&quot;A&quot;;[.$K52]));IF(ISBLANK([.$E$2]);&quot;&quot;;[.$E$2]);&quot;&quot;)">
            <text:p/>
          </table:table-cell>
          <table:table-cell table:formula="of:=IF(ISNUMBER(SEARCH(&quot;B&quot;;[.$K52]));IF(ISBLANK([.$E$3]);&quot;&quot;;[.$E$3]);&quot;&quot;)">
            <text:p/>
          </table:table-cell>
          <table:table-cell table:formula="of:=IF(ISNUMBER(SEARCH(&quot;C&quot;;[.$K52]));IF(ISBLANK([.$E$4]);&quot;&quot;;[.$E$4]);&quot;&quot;)">
            <text:p/>
          </table:table-cell>
          <table:table-cell table:formula="of:=IF(ISNUMBER(SEARCH(&quot;D&quot;;[.$K52]));IF(ISBLANK([.$E$5]);&quot;&quot;;[.$E$5]);&quot;&quot;)">
            <text:p/>
          </table:table-cell>
          <table:table-cell table:formula="of:=IF(ISNUMBER(SEARCH(&quot;E&quot;;[.$K52]));IF(ISBLANK([.$E$6]);&quot;&quot;;[.$E$6]);&quot;&quot;)">
            <text:p/>
          </table:table-cell>
          <table:table-cell table:formula="of:=IF(ISNUMBER(SEARCH(&quot;F&quot;;[.$K52]));IF(ISBLANK([.$E$7]);&quot;&quot;;[.$E$7]);&quot;&quot;)">
            <text:p/>
          </table:table-cell>
          <table:table-cell table:formula="of:=IF(ISNUMBER(SEARCH(&quot;G&quot;;[.$K52]));IF(ISBLANK([.$E$8]);&quot;&quot;;[.$E$8]);&quot;&quot;)">
            <text:p/>
          </table:table-cell>
          <table:table-cell table:formula="of:=IF(ISNUMBER(SEARCH(&quot;H&quot;;[.$K52]));IF(ISBLANK([.$E$9]);&quot;&quot;;[.$E$9]);&quot;&quot;)">
            <text:p/>
          </table:table-cell>
          <table:table-cell table:formula="of:=IF(ISNUMBER(SEARCH(&quot;I&quot;;[.$K52]));IF(ISBLANK([.$E$10]);&quot;&quot;;[.$E$10]);&quot;&quot;)">
            <text:p/>
          </table:table-cell>
          <table:table-cell table:formula="of:=IF(ISNUMBER(SEARCH(&quot;J&quot;;[.$K52]));IF(ISBLANK([.$E$11]);&quot;&quot;;[.$E$11]);&quot;&quot;)">
            <text:p/>
          </table:table-cell>
          <table:table-cell table:formula="of:=IF(ISNUMBER(SEARCH(&quot;K&quot;;[.$K52]));IF(ISBLANK([.$E$12]);&quot;&quot;;[.$E$12]);&quot;&quot;)">
            <text:p/>
          </table:table-cell>
          <table:table-cell table:formula="of:=IF(ISNUMBER(SEARCH(&quot;L&quot;;[.$K52]));IF(ISBLANK([.$E$13]);&quot;&quot;;[.$E$13]);&quot;&quot;)">
            <text:p/>
          </table:table-cell>
          <table:table-cell table:formula="of:=IF(ISNUMBER(SEARCH(&quot;M&quot;;[.$K52]));IF(ISBLANK([.$E$14]);&quot;&quot;;[.$E$14]);&quot;&quot;)">
            <text:p/>
          </table:table-cell>
          <table:table-cell table:formula="of:=IF(ISNUMBER(SEARCH(&quot;N&quot;;[.$K52]));IF(ISBLANK([.$E$15]);&quot;&quot;;[.$E$15]);&quot;&quot;)">
            <text:p/>
          </table:table-cell>
          <table:table-cell/>
          <table:table-cell table:formula="of:=IF(ISNUMBER(SEARCH(&quot;A&quot;;[.$K52]));IF(ISBLANK([.$F$2]);&quot;&quot;;[.$F$2]);&quot;&quot;)">
            <text:p/>
          </table:table-cell>
          <table:table-cell table:formula="of:=IF(ISNUMBER(SEARCH(&quot;B&quot;;[.$K52]));IF(ISBLANK([.$F$3]);&quot;&quot;;[.$F$3]);&quot;&quot;)">
            <text:p/>
          </table:table-cell>
          <table:table-cell table:formula="of:=IF(ISNUMBER(SEARCH(&quot;C&quot;;[.$K52]));IF(ISBLANK([.$F$4]);&quot;&quot;;[.$F$4]);&quot;&quot;)">
            <text:p/>
          </table:table-cell>
          <table:table-cell table:formula="of:=IF(ISNUMBER(SEARCH(&quot;D&quot;;[.$K52]));IF(ISBLANK([.$F$5]);&quot;&quot;;[.$F$5]);&quot;&quot;)">
            <text:p/>
          </table:table-cell>
          <table:table-cell table:formula="of:=IF(ISNUMBER(SEARCH(&quot;E&quot;;[.$K52]));IF(ISBLANK([.$F$6]);&quot;&quot;;[.$F$6]);&quot;&quot;)">
            <text:p/>
          </table:table-cell>
          <table:table-cell table:formula="of:=IF(ISNUMBER(SEARCH(&quot;F&quot;;[.$K52]));IF(ISBLANK([.$F$7]);&quot;&quot;;[.$F$7]);&quot;&quot;)">
            <text:p/>
          </table:table-cell>
          <table:table-cell table:formula="of:=IF(ISNUMBER(SEARCH(&quot;G&quot;;[.$K52]));IF(ISBLANK([.$F$8]);&quot;&quot;;[.$F$8]);&quot;&quot;)">
            <text:p/>
          </table:table-cell>
          <table:table-cell table:formula="of:=IF(ISNUMBER(SEARCH(&quot;H&quot;;[.$K52]));IF(ISBLANK([.$F$9]);&quot;&quot;;[.$F$9]);&quot;&quot;)">
            <text:p/>
          </table:table-cell>
          <table:table-cell table:formula="of:=IF(ISNUMBER(SEARCH(&quot;I&quot;;[.$K52]));IF(ISBLANK([.$F$10]);&quot;&quot;;[.$F$10]);&quot;&quot;)">
            <text:p/>
          </table:table-cell>
          <table:table-cell table:formula="of:=IF(ISNUMBER(SEARCH(&quot;J&quot;;[.$K52]));IF(ISBLANK([.$F$11]);&quot;&quot;;[.$F$11]);&quot;&quot;)">
            <text:p/>
          </table:table-cell>
          <table:table-cell table:formula="of:=IF(ISNUMBER(SEARCH(&quot;K&quot;;[.$K52]));IF(ISBLANK([.$F$12]);&quot;&quot;;[.$F$12]);&quot;&quot;)">
            <text:p/>
          </table:table-cell>
          <table:table-cell table:formula="of:=IF(ISNUMBER(SEARCH(&quot;L&quot;;[.$K52]));IF(ISBLANK([.$F$13]);&quot;&quot;;[.$F$13]);&quot;&quot;)">
            <text:p/>
          </table:table-cell>
          <table:table-cell table:formula="of:=IF(ISNUMBER(SEARCH(&quot;M&quot;;[.$K52]));IF(ISBLANK([.$F$14]);&quot;&quot;;[.$F$14]);&quot;&quot;)">
            <text:p/>
          </table:table-cell>
          <table:table-cell table:formula="of:=IF(ISNUMBER(SEARCH(&quot;N&quot;;[.$K52]));IF(ISBLANK([.$F$15]);&quot;&quot;;[.$F$15]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table:number-columns-repeated="7"/>
          <table:table-cell office:value-type="string" calcext:value-type="string">
            <text:p>CDA</text:p>
          </table:table-cell>
          <table:table-cell/>
          <table:table-cell table:formula="of:=COM.MICROSOFT.CONCAT([.$Q53:.$AD53])">
            <text:p/>
          </table:table-cell>
          <table:table-cell table:formula="of:=COM.MICROSOFT.CONCAT([.$AF53:.$AS53])">
            <text:p/>
          </table:table-cell>
          <table:table-cell table:formula="of:=COM.MICROSOFT.CONCAT([.$AU53:.$BH53])">
            <text:p/>
          </table:table-cell>
          <table:table-cell table:formula="of:=COUNTIF([.$K$1:.$K$1998];[.K53])" office:value-type="float" office:value="0" calcext:value-type="float">
            <text:p>0</text:p>
          </table:table-cell>
          <table:table-cell/>
          <table:table-cell table:formula="of:=IF(ISNUMBER(SEARCH(&quot;A&quot;;[.$K53]));IF(ISBLANK([.$D$2]);&quot;&quot;;[.$D$2]);&quot;&quot;)">
            <text:p/>
          </table:table-cell>
          <table:table-cell table:formula="of:=IF(ISNUMBER(SEARCH(&quot;B&quot;;[.$K53]));IF(ISBLANK([.$D$3]);&quot;&quot;;[.$D$3]);&quot;&quot;)">
            <text:p/>
          </table:table-cell>
          <table:table-cell table:formula="of:=IF(ISNUMBER(SEARCH(&quot;C&quot;;[.$K53]));IF(ISBLANK([.$D$4]);&quot;&quot;;[.$D$4]);&quot;&quot;)">
            <text:p/>
          </table:table-cell>
          <table:table-cell table:formula="of:=IF(ISNUMBER(SEARCH(&quot;D&quot;;[.$K53]));IF(ISBLANK([.$D$5]);&quot;&quot;;[.$D$5]);&quot;&quot;)">
            <text:p/>
          </table:table-cell>
          <table:table-cell table:formula="of:=IF(ISNUMBER(SEARCH(&quot;E&quot;;[.$K53]));IF(ISBLANK([.$D$6]);&quot;&quot;;[.$D$6]);&quot;&quot;)">
            <text:p/>
          </table:table-cell>
          <table:table-cell table:formula="of:=IF(ISNUMBER(SEARCH(&quot;F&quot;;[.$K53]));IF(ISBLANK([.$D$7]);&quot;&quot;;[.$D$7]);&quot;&quot;)">
            <text:p/>
          </table:table-cell>
          <table:table-cell table:formula="of:=IF(ISNUMBER(SEARCH(&quot;G&quot;;[.$K53]));IF(ISBLANK([.$D$8]);&quot;&quot;;[.$D$8]);&quot;&quot;)">
            <text:p/>
          </table:table-cell>
          <table:table-cell table:formula="of:=IF(ISNUMBER(SEARCH(&quot;H&quot;;[.$K53]));IF(ISBLANK([.$D$9]);&quot;&quot;;[.$D$9]);&quot;&quot;)">
            <text:p/>
          </table:table-cell>
          <table:table-cell table:formula="of:=IF(ISNUMBER(SEARCH(&quot;I&quot;;[.$K53]));IF(ISBLANK([.$D$10]);&quot;&quot;;[.$D$10]);&quot;&quot;)">
            <text:p/>
          </table:table-cell>
          <table:table-cell table:formula="of:=IF(ISNUMBER(SEARCH(&quot;J&quot;;[.$K53]));IF(ISBLANK([.$D$11]);&quot;&quot;;[.$D$11]);&quot;&quot;)">
            <text:p/>
          </table:table-cell>
          <table:table-cell table:formula="of:=IF(ISNUMBER(SEARCH(&quot;K&quot;;[.$K53]));IF(ISBLANK([.$D$12]);&quot;&quot;;[.$D$12]);&quot;&quot;)">
            <text:p/>
          </table:table-cell>
          <table:table-cell table:formula="of:=IF(ISNUMBER(SEARCH(&quot;L&quot;;[.$K53]));IF(ISBLANK([.$D$13]);&quot;&quot;;[.$D$13]);&quot;&quot;)">
            <text:p/>
          </table:table-cell>
          <table:table-cell table:formula="of:=IF(ISNUMBER(SEARCH(&quot;M&quot;;[.$K53]));IF(ISBLANK([.$D$14]);&quot;&quot;;[.$D$14]);&quot;&quot;)">
            <text:p/>
          </table:table-cell>
          <table:table-cell table:formula="of:=IF(ISNUMBER(SEARCH(&quot;N&quot;;[.$K53]));IF(ISBLANK([.$D$15]);&quot;&quot;;[.$D$15]);&quot;&quot;)">
            <text:p/>
          </table:table-cell>
          <table:table-cell/>
          <table:table-cell table:formula="of:=IF(ISNUMBER(SEARCH(&quot;A&quot;;[.$K53]));IF(ISBLANK([.$E$2]);&quot;&quot;;[.$E$2]);&quot;&quot;)">
            <text:p/>
          </table:table-cell>
          <table:table-cell table:formula="of:=IF(ISNUMBER(SEARCH(&quot;B&quot;;[.$K53]));IF(ISBLANK([.$E$3]);&quot;&quot;;[.$E$3]);&quot;&quot;)">
            <text:p/>
          </table:table-cell>
          <table:table-cell table:formula="of:=IF(ISNUMBER(SEARCH(&quot;C&quot;;[.$K53]));IF(ISBLANK([.$E$4]);&quot;&quot;;[.$E$4]);&quot;&quot;)">
            <text:p/>
          </table:table-cell>
          <table:table-cell table:formula="of:=IF(ISNUMBER(SEARCH(&quot;D&quot;;[.$K53]));IF(ISBLANK([.$E$5]);&quot;&quot;;[.$E$5]);&quot;&quot;)">
            <text:p/>
          </table:table-cell>
          <table:table-cell table:formula="of:=IF(ISNUMBER(SEARCH(&quot;E&quot;;[.$K53]));IF(ISBLANK([.$E$6]);&quot;&quot;;[.$E$6]);&quot;&quot;)">
            <text:p/>
          </table:table-cell>
          <table:table-cell table:formula="of:=IF(ISNUMBER(SEARCH(&quot;F&quot;;[.$K53]));IF(ISBLANK([.$E$7]);&quot;&quot;;[.$E$7]);&quot;&quot;)">
            <text:p/>
          </table:table-cell>
          <table:table-cell table:formula="of:=IF(ISNUMBER(SEARCH(&quot;G&quot;;[.$K53]));IF(ISBLANK([.$E$8]);&quot;&quot;;[.$E$8]);&quot;&quot;)">
            <text:p/>
          </table:table-cell>
          <table:table-cell table:formula="of:=IF(ISNUMBER(SEARCH(&quot;H&quot;;[.$K53]));IF(ISBLANK([.$E$9]);&quot;&quot;;[.$E$9]);&quot;&quot;)">
            <text:p/>
          </table:table-cell>
          <table:table-cell table:formula="of:=IF(ISNUMBER(SEARCH(&quot;I&quot;;[.$K53]));IF(ISBLANK([.$E$10]);&quot;&quot;;[.$E$10]);&quot;&quot;)">
            <text:p/>
          </table:table-cell>
          <table:table-cell table:formula="of:=IF(ISNUMBER(SEARCH(&quot;J&quot;;[.$K53]));IF(ISBLANK([.$E$11]);&quot;&quot;;[.$E$11]);&quot;&quot;)">
            <text:p/>
          </table:table-cell>
          <table:table-cell table:formula="of:=IF(ISNUMBER(SEARCH(&quot;K&quot;;[.$K53]));IF(ISBLANK([.$E$12]);&quot;&quot;;[.$E$12]);&quot;&quot;)">
            <text:p/>
          </table:table-cell>
          <table:table-cell table:formula="of:=IF(ISNUMBER(SEARCH(&quot;L&quot;;[.$K53]));IF(ISBLANK([.$E$13]);&quot;&quot;;[.$E$13]);&quot;&quot;)">
            <text:p/>
          </table:table-cell>
          <table:table-cell table:formula="of:=IF(ISNUMBER(SEARCH(&quot;M&quot;;[.$K53]));IF(ISBLANK([.$E$14]);&quot;&quot;;[.$E$14]);&quot;&quot;)">
            <text:p/>
          </table:table-cell>
          <table:table-cell table:formula="of:=IF(ISNUMBER(SEARCH(&quot;N&quot;;[.$K53]));IF(ISBLANK([.$E$15]);&quot;&quot;;[.$E$15]);&quot;&quot;)">
            <text:p/>
          </table:table-cell>
          <table:table-cell/>
          <table:table-cell table:formula="of:=IF(ISNUMBER(SEARCH(&quot;A&quot;;[.$K53]));IF(ISBLANK([.$F$2]);&quot;&quot;;[.$F$2]);&quot;&quot;)">
            <text:p/>
          </table:table-cell>
          <table:table-cell table:formula="of:=IF(ISNUMBER(SEARCH(&quot;B&quot;;[.$K53]));IF(ISBLANK([.$F$3]);&quot;&quot;;[.$F$3]);&quot;&quot;)">
            <text:p/>
          </table:table-cell>
          <table:table-cell table:formula="of:=IF(ISNUMBER(SEARCH(&quot;C&quot;;[.$K53]));IF(ISBLANK([.$F$4]);&quot;&quot;;[.$F$4]);&quot;&quot;)">
            <text:p/>
          </table:table-cell>
          <table:table-cell table:formula="of:=IF(ISNUMBER(SEARCH(&quot;D&quot;;[.$K53]));IF(ISBLANK([.$F$5]);&quot;&quot;;[.$F$5]);&quot;&quot;)">
            <text:p/>
          </table:table-cell>
          <table:table-cell table:formula="of:=IF(ISNUMBER(SEARCH(&quot;E&quot;;[.$K53]));IF(ISBLANK([.$F$6]);&quot;&quot;;[.$F$6]);&quot;&quot;)">
            <text:p/>
          </table:table-cell>
          <table:table-cell table:formula="of:=IF(ISNUMBER(SEARCH(&quot;F&quot;;[.$K53]));IF(ISBLANK([.$F$7]);&quot;&quot;;[.$F$7]);&quot;&quot;)">
            <text:p/>
          </table:table-cell>
          <table:table-cell table:formula="of:=IF(ISNUMBER(SEARCH(&quot;G&quot;;[.$K53]));IF(ISBLANK([.$F$8]);&quot;&quot;;[.$F$8]);&quot;&quot;)">
            <text:p/>
          </table:table-cell>
          <table:table-cell table:formula="of:=IF(ISNUMBER(SEARCH(&quot;H&quot;;[.$K53]));IF(ISBLANK([.$F$9]);&quot;&quot;;[.$F$9]);&quot;&quot;)">
            <text:p/>
          </table:table-cell>
          <table:table-cell table:formula="of:=IF(ISNUMBER(SEARCH(&quot;I&quot;;[.$K53]));IF(ISBLANK([.$F$10]);&quot;&quot;;[.$F$10]);&quot;&quot;)">
            <text:p/>
          </table:table-cell>
          <table:table-cell table:formula="of:=IF(ISNUMBER(SEARCH(&quot;J&quot;;[.$K53]));IF(ISBLANK([.$F$11]);&quot;&quot;;[.$F$11]);&quot;&quot;)">
            <text:p/>
          </table:table-cell>
          <table:table-cell table:formula="of:=IF(ISNUMBER(SEARCH(&quot;K&quot;;[.$K53]));IF(ISBLANK([.$F$12]);&quot;&quot;;[.$F$12]);&quot;&quot;)">
            <text:p/>
          </table:table-cell>
          <table:table-cell table:formula="of:=IF(ISNUMBER(SEARCH(&quot;L&quot;;[.$K53]));IF(ISBLANK([.$F$13]);&quot;&quot;;[.$F$13]);&quot;&quot;)">
            <text:p/>
          </table:table-cell>
          <table:table-cell table:formula="of:=IF(ISNUMBER(SEARCH(&quot;M&quot;;[.$K53]));IF(ISBLANK([.$F$14]);&quot;&quot;;[.$F$14]);&quot;&quot;)">
            <text:p/>
          </table:table-cell>
          <table:table-cell table:formula="of:=IF(ISNUMBER(SEARCH(&quot;N&quot;;[.$K53]));IF(ISBLANK([.$F$15]);&quot;&quot;;[.$F$15])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,D,K,N</text:p>
          </table:table-cell>
          <table:table-cell table:number-columns-repeated="7"/>
          <table:table-cell office:value-type="string" calcext:value-type="string">
            <text:p>AJB</text:p>
          </table:table-cell>
          <table:table-cell/>
          <table:table-cell table:formula="of:=COM.MICROSOFT.CONCAT([.$Q54:.$AD54])">
            <text:p/>
          </table:table-cell>
          <table:table-cell table:formula="of:=COM.MICROSOFT.CONCAT([.$AF54:.$AS54])">
            <text:p/>
          </table:table-cell>
          <table:table-cell table:formula="of:=COM.MICROSOFT.CONCAT([.$AU54:.$BH54])">
            <text:p/>
          </table:table-cell>
          <table:table-cell table:formula="of:=COUNTIF([.$K$1:.$K$1998];[.K54])" office:value-type="float" office:value="0" calcext:value-type="float">
            <text:p>0</text:p>
          </table:table-cell>
          <table:table-cell/>
          <table:table-cell table:formula="of:=IF(ISNUMBER(SEARCH(&quot;A&quot;;[.$K54]));IF(ISBLANK([.$D$2]);&quot;&quot;;[.$D$2]);&quot;&quot;)">
            <text:p/>
          </table:table-cell>
          <table:table-cell table:formula="of:=IF(ISNUMBER(SEARCH(&quot;B&quot;;[.$K54]));IF(ISBLANK([.$D$3]);&quot;&quot;;[.$D$3]);&quot;&quot;)">
            <text:p/>
          </table:table-cell>
          <table:table-cell table:formula="of:=IF(ISNUMBER(SEARCH(&quot;C&quot;;[.$K54]));IF(ISBLANK([.$D$4]);&quot;&quot;;[.$D$4]);&quot;&quot;)">
            <text:p/>
          </table:table-cell>
          <table:table-cell table:formula="of:=IF(ISNUMBER(SEARCH(&quot;D&quot;;[.$K54]));IF(ISBLANK([.$D$5]);&quot;&quot;;[.$D$5]);&quot;&quot;)">
            <text:p/>
          </table:table-cell>
          <table:table-cell table:formula="of:=IF(ISNUMBER(SEARCH(&quot;E&quot;;[.$K54]));IF(ISBLANK([.$D$6]);&quot;&quot;;[.$D$6]);&quot;&quot;)">
            <text:p/>
          </table:table-cell>
          <table:table-cell table:formula="of:=IF(ISNUMBER(SEARCH(&quot;F&quot;;[.$K54]));IF(ISBLANK([.$D$7]);&quot;&quot;;[.$D$7]);&quot;&quot;)">
            <text:p/>
          </table:table-cell>
          <table:table-cell table:formula="of:=IF(ISNUMBER(SEARCH(&quot;G&quot;;[.$K54]));IF(ISBLANK([.$D$8]);&quot;&quot;;[.$D$8]);&quot;&quot;)">
            <text:p/>
          </table:table-cell>
          <table:table-cell table:formula="of:=IF(ISNUMBER(SEARCH(&quot;H&quot;;[.$K54]));IF(ISBLANK([.$D$9]);&quot;&quot;;[.$D$9]);&quot;&quot;)">
            <text:p/>
          </table:table-cell>
          <table:table-cell table:formula="of:=IF(ISNUMBER(SEARCH(&quot;I&quot;;[.$K54]));IF(ISBLANK([.$D$10]);&quot;&quot;;[.$D$10]);&quot;&quot;)">
            <text:p/>
          </table:table-cell>
          <table:table-cell table:formula="of:=IF(ISNUMBER(SEARCH(&quot;J&quot;;[.$K54]));IF(ISBLANK([.$D$11]);&quot;&quot;;[.$D$11]);&quot;&quot;)">
            <text:p/>
          </table:table-cell>
          <table:table-cell table:formula="of:=IF(ISNUMBER(SEARCH(&quot;K&quot;;[.$K54]));IF(ISBLANK([.$D$12]);&quot;&quot;;[.$D$12]);&quot;&quot;)">
            <text:p/>
          </table:table-cell>
          <table:table-cell table:formula="of:=IF(ISNUMBER(SEARCH(&quot;L&quot;;[.$K54]));IF(ISBLANK([.$D$13]);&quot;&quot;;[.$D$13]);&quot;&quot;)">
            <text:p/>
          </table:table-cell>
          <table:table-cell table:formula="of:=IF(ISNUMBER(SEARCH(&quot;M&quot;;[.$K54]));IF(ISBLANK([.$D$14]);&quot;&quot;;[.$D$14]);&quot;&quot;)">
            <text:p/>
          </table:table-cell>
          <table:table-cell table:formula="of:=IF(ISNUMBER(SEARCH(&quot;N&quot;;[.$K54]));IF(ISBLANK([.$D$15]);&quot;&quot;;[.$D$15]);&quot;&quot;)">
            <text:p/>
          </table:table-cell>
          <table:table-cell/>
          <table:table-cell table:formula="of:=IF(ISNUMBER(SEARCH(&quot;A&quot;;[.$K54]));IF(ISBLANK([.$E$2]);&quot;&quot;;[.$E$2]);&quot;&quot;)">
            <text:p/>
          </table:table-cell>
          <table:table-cell table:formula="of:=IF(ISNUMBER(SEARCH(&quot;B&quot;;[.$K54]));IF(ISBLANK([.$E$3]);&quot;&quot;;[.$E$3]);&quot;&quot;)">
            <text:p/>
          </table:table-cell>
          <table:table-cell table:formula="of:=IF(ISNUMBER(SEARCH(&quot;C&quot;;[.$K54]));IF(ISBLANK([.$E$4]);&quot;&quot;;[.$E$4]);&quot;&quot;)">
            <text:p/>
          </table:table-cell>
          <table:table-cell table:formula="of:=IF(ISNUMBER(SEARCH(&quot;D&quot;;[.$K54]));IF(ISBLANK([.$E$5]);&quot;&quot;;[.$E$5]);&quot;&quot;)">
            <text:p/>
          </table:table-cell>
          <table:table-cell table:formula="of:=IF(ISNUMBER(SEARCH(&quot;E&quot;;[.$K54]));IF(ISBLANK([.$E$6]);&quot;&quot;;[.$E$6]);&quot;&quot;)">
            <text:p/>
          </table:table-cell>
          <table:table-cell table:formula="of:=IF(ISNUMBER(SEARCH(&quot;F&quot;;[.$K54]));IF(ISBLANK([.$E$7]);&quot;&quot;;[.$E$7]);&quot;&quot;)">
            <text:p/>
          </table:table-cell>
          <table:table-cell table:formula="of:=IF(ISNUMBER(SEARCH(&quot;G&quot;;[.$K54]));IF(ISBLANK([.$E$8]);&quot;&quot;;[.$E$8]);&quot;&quot;)">
            <text:p/>
          </table:table-cell>
          <table:table-cell table:formula="of:=IF(ISNUMBER(SEARCH(&quot;H&quot;;[.$K54]));IF(ISBLANK([.$E$9]);&quot;&quot;;[.$E$9]);&quot;&quot;)">
            <text:p/>
          </table:table-cell>
          <table:table-cell table:formula="of:=IF(ISNUMBER(SEARCH(&quot;I&quot;;[.$K54]));IF(ISBLANK([.$E$10]);&quot;&quot;;[.$E$10]);&quot;&quot;)">
            <text:p/>
          </table:table-cell>
          <table:table-cell table:formula="of:=IF(ISNUMBER(SEARCH(&quot;J&quot;;[.$K54]));IF(ISBLANK([.$E$11]);&quot;&quot;;[.$E$11]);&quot;&quot;)">
            <text:p/>
          </table:table-cell>
          <table:table-cell table:formula="of:=IF(ISNUMBER(SEARCH(&quot;K&quot;;[.$K54]));IF(ISBLANK([.$E$12]);&quot;&quot;;[.$E$12]);&quot;&quot;)">
            <text:p/>
          </table:table-cell>
          <table:table-cell table:formula="of:=IF(ISNUMBER(SEARCH(&quot;L&quot;;[.$K54]));IF(ISBLANK([.$E$13]);&quot;&quot;;[.$E$13]);&quot;&quot;)">
            <text:p/>
          </table:table-cell>
          <table:table-cell table:formula="of:=IF(ISNUMBER(SEARCH(&quot;M&quot;;[.$K54]));IF(ISBLANK([.$E$14]);&quot;&quot;;[.$E$14]);&quot;&quot;)">
            <text:p/>
          </table:table-cell>
          <table:table-cell table:formula="of:=IF(ISNUMBER(SEARCH(&quot;N&quot;;[.$K54]));IF(ISBLANK([.$E$15]);&quot;&quot;;[.$E$15]);&quot;&quot;)">
            <text:p/>
          </table:table-cell>
          <table:table-cell/>
          <table:table-cell table:formula="of:=IF(ISNUMBER(SEARCH(&quot;A&quot;;[.$K54]));IF(ISBLANK([.$F$2]);&quot;&quot;;[.$F$2]);&quot;&quot;)">
            <text:p/>
          </table:table-cell>
          <table:table-cell table:formula="of:=IF(ISNUMBER(SEARCH(&quot;B&quot;;[.$K54]));IF(ISBLANK([.$F$3]);&quot;&quot;;[.$F$3]);&quot;&quot;)">
            <text:p/>
          </table:table-cell>
          <table:table-cell table:formula="of:=IF(ISNUMBER(SEARCH(&quot;C&quot;;[.$K54]));IF(ISBLANK([.$F$4]);&quot;&quot;;[.$F$4]);&quot;&quot;)">
            <text:p/>
          </table:table-cell>
          <table:table-cell table:formula="of:=IF(ISNUMBER(SEARCH(&quot;D&quot;;[.$K54]));IF(ISBLANK([.$F$5]);&quot;&quot;;[.$F$5]);&quot;&quot;)">
            <text:p/>
          </table:table-cell>
          <table:table-cell table:formula="of:=IF(ISNUMBER(SEARCH(&quot;E&quot;;[.$K54]));IF(ISBLANK([.$F$6]);&quot;&quot;;[.$F$6]);&quot;&quot;)">
            <text:p/>
          </table:table-cell>
          <table:table-cell table:formula="of:=IF(ISNUMBER(SEARCH(&quot;F&quot;;[.$K54]));IF(ISBLANK([.$F$7]);&quot;&quot;;[.$F$7]);&quot;&quot;)">
            <text:p/>
          </table:table-cell>
          <table:table-cell table:formula="of:=IF(ISNUMBER(SEARCH(&quot;G&quot;;[.$K54]));IF(ISBLANK([.$F$8]);&quot;&quot;;[.$F$8]);&quot;&quot;)">
            <text:p/>
          </table:table-cell>
          <table:table-cell table:formula="of:=IF(ISNUMBER(SEARCH(&quot;H&quot;;[.$K54]));IF(ISBLANK([.$F$9]);&quot;&quot;;[.$F$9]);&quot;&quot;)">
            <text:p/>
          </table:table-cell>
          <table:table-cell table:formula="of:=IF(ISNUMBER(SEARCH(&quot;I&quot;;[.$K54]));IF(ISBLANK([.$F$10]);&quot;&quot;;[.$F$10]);&quot;&quot;)">
            <text:p/>
          </table:table-cell>
          <table:table-cell table:formula="of:=IF(ISNUMBER(SEARCH(&quot;J&quot;;[.$K54]));IF(ISBLANK([.$F$11]);&quot;&quot;;[.$F$11]);&quot;&quot;)">
            <text:p/>
          </table:table-cell>
          <table:table-cell table:formula="of:=IF(ISNUMBER(SEARCH(&quot;K&quot;;[.$K54]));IF(ISBLANK([.$F$12]);&quot;&quot;;[.$F$12]);&quot;&quot;)">
            <text:p/>
          </table:table-cell>
          <table:table-cell table:formula="of:=IF(ISNUMBER(SEARCH(&quot;L&quot;;[.$K54]));IF(ISBLANK([.$F$13]);&quot;&quot;;[.$F$13]);&quot;&quot;)">
            <text:p/>
          </table:table-cell>
          <table:table-cell table:formula="of:=IF(ISNUMBER(SEARCH(&quot;M&quot;;[.$K54]));IF(ISBLANK([.$F$14]);&quot;&quot;;[.$F$14]);&quot;&quot;)">
            <text:p/>
          </table:table-cell>
          <table:table-cell table:formula="of:=IF(ISNUMBER(SEARCH(&quot;N&quot;;[.$K54]));IF(ISBLANK([.$F$15]);&quot;&quot;;[.$F$15]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,G</text:p>
          </table:table-cell>
          <table:table-cell table:number-columns-repeated="7"/>
          <table:table-cell office:value-type="string" calcext:value-type="string">
            <text:p>FGCDB</text:p>
          </table:table-cell>
          <table:table-cell/>
          <table:table-cell table:formula="of:=COM.MICROSOFT.CONCAT([.$Q55:.$AD55])">
            <text:p/>
          </table:table-cell>
          <table:table-cell table:formula="of:=COM.MICROSOFT.CONCAT([.$AF55:.$AS55])">
            <text:p/>
          </table:table-cell>
          <table:table-cell table:formula="of:=COM.MICROSOFT.CONCAT([.$AU55:.$BH55])">
            <text:p/>
          </table:table-cell>
          <table:table-cell table:formula="of:=COUNTIF([.$K$1:.$K$1998];[.K55])" office:value-type="float" office:value="0" calcext:value-type="float">
            <text:p>0</text:p>
          </table:table-cell>
          <table:table-cell/>
          <table:table-cell table:formula="of:=IF(ISNUMBER(SEARCH(&quot;A&quot;;[.$K55]));IF(ISBLANK([.$D$2]);&quot;&quot;;[.$D$2]);&quot;&quot;)">
            <text:p/>
          </table:table-cell>
          <table:table-cell table:formula="of:=IF(ISNUMBER(SEARCH(&quot;B&quot;;[.$K55]));IF(ISBLANK([.$D$3]);&quot;&quot;;[.$D$3]);&quot;&quot;)">
            <text:p/>
          </table:table-cell>
          <table:table-cell table:formula="of:=IF(ISNUMBER(SEARCH(&quot;C&quot;;[.$K55]));IF(ISBLANK([.$D$4]);&quot;&quot;;[.$D$4]);&quot;&quot;)">
            <text:p/>
          </table:table-cell>
          <table:table-cell table:formula="of:=IF(ISNUMBER(SEARCH(&quot;D&quot;;[.$K55]));IF(ISBLANK([.$D$5]);&quot;&quot;;[.$D$5]);&quot;&quot;)">
            <text:p/>
          </table:table-cell>
          <table:table-cell table:formula="of:=IF(ISNUMBER(SEARCH(&quot;E&quot;;[.$K55]));IF(ISBLANK([.$D$6]);&quot;&quot;;[.$D$6]);&quot;&quot;)">
            <text:p/>
          </table:table-cell>
          <table:table-cell table:formula="of:=IF(ISNUMBER(SEARCH(&quot;F&quot;;[.$K55]));IF(ISBLANK([.$D$7]);&quot;&quot;;[.$D$7]);&quot;&quot;)">
            <text:p/>
          </table:table-cell>
          <table:table-cell table:formula="of:=IF(ISNUMBER(SEARCH(&quot;G&quot;;[.$K55]));IF(ISBLANK([.$D$8]);&quot;&quot;;[.$D$8]);&quot;&quot;)">
            <text:p/>
          </table:table-cell>
          <table:table-cell table:formula="of:=IF(ISNUMBER(SEARCH(&quot;H&quot;;[.$K55]));IF(ISBLANK([.$D$9]);&quot;&quot;;[.$D$9]);&quot;&quot;)">
            <text:p/>
          </table:table-cell>
          <table:table-cell table:formula="of:=IF(ISNUMBER(SEARCH(&quot;I&quot;;[.$K55]));IF(ISBLANK([.$D$10]);&quot;&quot;;[.$D$10]);&quot;&quot;)">
            <text:p/>
          </table:table-cell>
          <table:table-cell table:formula="of:=IF(ISNUMBER(SEARCH(&quot;J&quot;;[.$K55]));IF(ISBLANK([.$D$11]);&quot;&quot;;[.$D$11]);&quot;&quot;)">
            <text:p/>
          </table:table-cell>
          <table:table-cell table:formula="of:=IF(ISNUMBER(SEARCH(&quot;K&quot;;[.$K55]));IF(ISBLANK([.$D$12]);&quot;&quot;;[.$D$12]);&quot;&quot;)">
            <text:p/>
          </table:table-cell>
          <table:table-cell table:formula="of:=IF(ISNUMBER(SEARCH(&quot;L&quot;;[.$K55]));IF(ISBLANK([.$D$13]);&quot;&quot;;[.$D$13]);&quot;&quot;)">
            <text:p/>
          </table:table-cell>
          <table:table-cell table:formula="of:=IF(ISNUMBER(SEARCH(&quot;M&quot;;[.$K55]));IF(ISBLANK([.$D$14]);&quot;&quot;;[.$D$14]);&quot;&quot;)">
            <text:p/>
          </table:table-cell>
          <table:table-cell table:formula="of:=IF(ISNUMBER(SEARCH(&quot;N&quot;;[.$K55]));IF(ISBLANK([.$D$15]);&quot;&quot;;[.$D$15]);&quot;&quot;)">
            <text:p/>
          </table:table-cell>
          <table:table-cell/>
          <table:table-cell table:formula="of:=IF(ISNUMBER(SEARCH(&quot;A&quot;;[.$K55]));IF(ISBLANK([.$E$2]);&quot;&quot;;[.$E$2]);&quot;&quot;)">
            <text:p/>
          </table:table-cell>
          <table:table-cell table:formula="of:=IF(ISNUMBER(SEARCH(&quot;B&quot;;[.$K55]));IF(ISBLANK([.$E$3]);&quot;&quot;;[.$E$3]);&quot;&quot;)">
            <text:p/>
          </table:table-cell>
          <table:table-cell table:formula="of:=IF(ISNUMBER(SEARCH(&quot;C&quot;;[.$K55]));IF(ISBLANK([.$E$4]);&quot;&quot;;[.$E$4]);&quot;&quot;)">
            <text:p/>
          </table:table-cell>
          <table:table-cell table:formula="of:=IF(ISNUMBER(SEARCH(&quot;D&quot;;[.$K55]));IF(ISBLANK([.$E$5]);&quot;&quot;;[.$E$5]);&quot;&quot;)">
            <text:p/>
          </table:table-cell>
          <table:table-cell table:formula="of:=IF(ISNUMBER(SEARCH(&quot;E&quot;;[.$K55]));IF(ISBLANK([.$E$6]);&quot;&quot;;[.$E$6]);&quot;&quot;)">
            <text:p/>
          </table:table-cell>
          <table:table-cell table:formula="of:=IF(ISNUMBER(SEARCH(&quot;F&quot;;[.$K55]));IF(ISBLANK([.$E$7]);&quot;&quot;;[.$E$7]);&quot;&quot;)">
            <text:p/>
          </table:table-cell>
          <table:table-cell table:formula="of:=IF(ISNUMBER(SEARCH(&quot;G&quot;;[.$K55]));IF(ISBLANK([.$E$8]);&quot;&quot;;[.$E$8]);&quot;&quot;)">
            <text:p/>
          </table:table-cell>
          <table:table-cell table:formula="of:=IF(ISNUMBER(SEARCH(&quot;H&quot;;[.$K55]));IF(ISBLANK([.$E$9]);&quot;&quot;;[.$E$9]);&quot;&quot;)">
            <text:p/>
          </table:table-cell>
          <table:table-cell table:formula="of:=IF(ISNUMBER(SEARCH(&quot;I&quot;;[.$K55]));IF(ISBLANK([.$E$10]);&quot;&quot;;[.$E$10]);&quot;&quot;)">
            <text:p/>
          </table:table-cell>
          <table:table-cell table:formula="of:=IF(ISNUMBER(SEARCH(&quot;J&quot;;[.$K55]));IF(ISBLANK([.$E$11]);&quot;&quot;;[.$E$11]);&quot;&quot;)">
            <text:p/>
          </table:table-cell>
          <table:table-cell table:formula="of:=IF(ISNUMBER(SEARCH(&quot;K&quot;;[.$K55]));IF(ISBLANK([.$E$12]);&quot;&quot;;[.$E$12]);&quot;&quot;)">
            <text:p/>
          </table:table-cell>
          <table:table-cell table:formula="of:=IF(ISNUMBER(SEARCH(&quot;L&quot;;[.$K55]));IF(ISBLANK([.$E$13]);&quot;&quot;;[.$E$13]);&quot;&quot;)">
            <text:p/>
          </table:table-cell>
          <table:table-cell table:formula="of:=IF(ISNUMBER(SEARCH(&quot;M&quot;;[.$K55]));IF(ISBLANK([.$E$14]);&quot;&quot;;[.$E$14]);&quot;&quot;)">
            <text:p/>
          </table:table-cell>
          <table:table-cell table:formula="of:=IF(ISNUMBER(SEARCH(&quot;N&quot;;[.$K55]));IF(ISBLANK([.$E$15]);&quot;&quot;;[.$E$15]);&quot;&quot;)">
            <text:p/>
          </table:table-cell>
          <table:table-cell/>
          <table:table-cell table:formula="of:=IF(ISNUMBER(SEARCH(&quot;A&quot;;[.$K55]));IF(ISBLANK([.$F$2]);&quot;&quot;;[.$F$2]);&quot;&quot;)">
            <text:p/>
          </table:table-cell>
          <table:table-cell table:formula="of:=IF(ISNUMBER(SEARCH(&quot;B&quot;;[.$K55]));IF(ISBLANK([.$F$3]);&quot;&quot;;[.$F$3]);&quot;&quot;)">
            <text:p/>
          </table:table-cell>
          <table:table-cell table:formula="of:=IF(ISNUMBER(SEARCH(&quot;C&quot;;[.$K55]));IF(ISBLANK([.$F$4]);&quot;&quot;;[.$F$4]);&quot;&quot;)">
            <text:p/>
          </table:table-cell>
          <table:table-cell table:formula="of:=IF(ISNUMBER(SEARCH(&quot;D&quot;;[.$K55]));IF(ISBLANK([.$F$5]);&quot;&quot;;[.$F$5]);&quot;&quot;)">
            <text:p/>
          </table:table-cell>
          <table:table-cell table:formula="of:=IF(ISNUMBER(SEARCH(&quot;E&quot;;[.$K55]));IF(ISBLANK([.$F$6]);&quot;&quot;;[.$F$6]);&quot;&quot;)">
            <text:p/>
          </table:table-cell>
          <table:table-cell table:formula="of:=IF(ISNUMBER(SEARCH(&quot;F&quot;;[.$K55]));IF(ISBLANK([.$F$7]);&quot;&quot;;[.$F$7]);&quot;&quot;)">
            <text:p/>
          </table:table-cell>
          <table:table-cell table:formula="of:=IF(ISNUMBER(SEARCH(&quot;G&quot;;[.$K55]));IF(ISBLANK([.$F$8]);&quot;&quot;;[.$F$8]);&quot;&quot;)">
            <text:p/>
          </table:table-cell>
          <table:table-cell table:formula="of:=IF(ISNUMBER(SEARCH(&quot;H&quot;;[.$K55]));IF(ISBLANK([.$F$9]);&quot;&quot;;[.$F$9]);&quot;&quot;)">
            <text:p/>
          </table:table-cell>
          <table:table-cell table:formula="of:=IF(ISNUMBER(SEARCH(&quot;I&quot;;[.$K55]));IF(ISBLANK([.$F$10]);&quot;&quot;;[.$F$10]);&quot;&quot;)">
            <text:p/>
          </table:table-cell>
          <table:table-cell table:formula="of:=IF(ISNUMBER(SEARCH(&quot;J&quot;;[.$K55]));IF(ISBLANK([.$F$11]);&quot;&quot;;[.$F$11]);&quot;&quot;)">
            <text:p/>
          </table:table-cell>
          <table:table-cell table:formula="of:=IF(ISNUMBER(SEARCH(&quot;K&quot;;[.$K55]));IF(ISBLANK([.$F$12]);&quot;&quot;;[.$F$12]);&quot;&quot;)">
            <text:p/>
          </table:table-cell>
          <table:table-cell table:formula="of:=IF(ISNUMBER(SEARCH(&quot;L&quot;;[.$K55]));IF(ISBLANK([.$F$13]);&quot;&quot;;[.$F$13]);&quot;&quot;)">
            <text:p/>
          </table:table-cell>
          <table:table-cell table:formula="of:=IF(ISNUMBER(SEARCH(&quot;M&quot;;[.$K55]));IF(ISBLANK([.$F$14]);&quot;&quot;;[.$F$14]);&quot;&quot;)">
            <text:p/>
          </table:table-cell>
          <table:table-cell table:formula="of:=IF(ISNUMBER(SEARCH(&quot;N&quot;;[.$K55]));IF(ISBLANK([.$F$15]);&quot;&quot;;[.$F$15]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,N,K,B,A</text:p>
          </table:table-cell>
          <table:table-cell table:number-columns-repeated="9"/>
          <table:table-cell table:formula="of:=COM.MICROSOFT.CONCAT([.$Q56:.$AD56])">
            <text:p/>
          </table:table-cell>
          <table:table-cell table:formula="of:=COM.MICROSOFT.CONCAT([.$AF56:.$AS56])">
            <text:p/>
          </table:table-cell>
          <table:table-cell table:formula="of:=COM.MICROSOFT.CONCAT([.$AU56:.$BH56])">
            <text:p/>
          </table:table-cell>
          <table:table-cell table:formula="of:=COUNTIF([.$K$1:.$K$1998];[.K56])" office:value-type="float" office:value="0" calcext:value-type="float">
            <text:p>0</text:p>
          </table:table-cell>
          <table:table-cell/>
          <table:table-cell table:formula="of:=IF(ISNUMBER(SEARCH(&quot;A&quot;;[.$K56]));IF(ISBLANK([.$D$2]);&quot;&quot;;[.$D$2]);&quot;&quot;)">
            <text:p/>
          </table:table-cell>
          <table:table-cell table:formula="of:=IF(ISNUMBER(SEARCH(&quot;B&quot;;[.$K56]));IF(ISBLANK([.$D$3]);&quot;&quot;;[.$D$3]);&quot;&quot;)">
            <text:p/>
          </table:table-cell>
          <table:table-cell table:formula="of:=IF(ISNUMBER(SEARCH(&quot;C&quot;;[.$K56]));IF(ISBLANK([.$D$4]);&quot;&quot;;[.$D$4]);&quot;&quot;)">
            <text:p/>
          </table:table-cell>
          <table:table-cell table:formula="of:=IF(ISNUMBER(SEARCH(&quot;D&quot;;[.$K56]));IF(ISBLANK([.$D$5]);&quot;&quot;;[.$D$5]);&quot;&quot;)">
            <text:p/>
          </table:table-cell>
          <table:table-cell table:formula="of:=IF(ISNUMBER(SEARCH(&quot;E&quot;;[.$K56]));IF(ISBLANK([.$D$6]);&quot;&quot;;[.$D$6]);&quot;&quot;)">
            <text:p/>
          </table:table-cell>
          <table:table-cell table:formula="of:=IF(ISNUMBER(SEARCH(&quot;F&quot;;[.$K56]));IF(ISBLANK([.$D$7]);&quot;&quot;;[.$D$7]);&quot;&quot;)">
            <text:p/>
          </table:table-cell>
          <table:table-cell table:formula="of:=IF(ISNUMBER(SEARCH(&quot;G&quot;;[.$K56]));IF(ISBLANK([.$D$8]);&quot;&quot;;[.$D$8]);&quot;&quot;)">
            <text:p/>
          </table:table-cell>
          <table:table-cell table:formula="of:=IF(ISNUMBER(SEARCH(&quot;H&quot;;[.$K56]));IF(ISBLANK([.$D$9]);&quot;&quot;;[.$D$9]);&quot;&quot;)">
            <text:p/>
          </table:table-cell>
          <table:table-cell table:formula="of:=IF(ISNUMBER(SEARCH(&quot;I&quot;;[.$K56]));IF(ISBLANK([.$D$10]);&quot;&quot;;[.$D$10]);&quot;&quot;)">
            <text:p/>
          </table:table-cell>
          <table:table-cell table:formula="of:=IF(ISNUMBER(SEARCH(&quot;J&quot;;[.$K56]));IF(ISBLANK([.$D$11]);&quot;&quot;;[.$D$11]);&quot;&quot;)">
            <text:p/>
          </table:table-cell>
          <table:table-cell table:formula="of:=IF(ISNUMBER(SEARCH(&quot;K&quot;;[.$K56]));IF(ISBLANK([.$D$12]);&quot;&quot;;[.$D$12]);&quot;&quot;)">
            <text:p/>
          </table:table-cell>
          <table:table-cell table:formula="of:=IF(ISNUMBER(SEARCH(&quot;L&quot;;[.$K56]));IF(ISBLANK([.$D$13]);&quot;&quot;;[.$D$13]);&quot;&quot;)">
            <text:p/>
          </table:table-cell>
          <table:table-cell table:formula="of:=IF(ISNUMBER(SEARCH(&quot;M&quot;;[.$K56]));IF(ISBLANK([.$D$14]);&quot;&quot;;[.$D$14]);&quot;&quot;)">
            <text:p/>
          </table:table-cell>
          <table:table-cell table:formula="of:=IF(ISNUMBER(SEARCH(&quot;N&quot;;[.$K56]));IF(ISBLANK([.$D$15]);&quot;&quot;;[.$D$15]);&quot;&quot;)">
            <text:p/>
          </table:table-cell>
          <table:table-cell/>
          <table:table-cell table:formula="of:=IF(ISNUMBER(SEARCH(&quot;A&quot;;[.$K56]));IF(ISBLANK([.$E$2]);&quot;&quot;;[.$E$2]);&quot;&quot;)">
            <text:p/>
          </table:table-cell>
          <table:table-cell table:formula="of:=IF(ISNUMBER(SEARCH(&quot;B&quot;;[.$K56]));IF(ISBLANK([.$E$3]);&quot;&quot;;[.$E$3]);&quot;&quot;)">
            <text:p/>
          </table:table-cell>
          <table:table-cell table:formula="of:=IF(ISNUMBER(SEARCH(&quot;C&quot;;[.$K56]));IF(ISBLANK([.$E$4]);&quot;&quot;;[.$E$4]);&quot;&quot;)">
            <text:p/>
          </table:table-cell>
          <table:table-cell table:formula="of:=IF(ISNUMBER(SEARCH(&quot;D&quot;;[.$K56]));IF(ISBLANK([.$E$5]);&quot;&quot;;[.$E$5]);&quot;&quot;)">
            <text:p/>
          </table:table-cell>
          <table:table-cell table:formula="of:=IF(ISNUMBER(SEARCH(&quot;E&quot;;[.$K56]));IF(ISBLANK([.$E$6]);&quot;&quot;;[.$E$6]);&quot;&quot;)">
            <text:p/>
          </table:table-cell>
          <table:table-cell table:formula="of:=IF(ISNUMBER(SEARCH(&quot;F&quot;;[.$K56]));IF(ISBLANK([.$E$7]);&quot;&quot;;[.$E$7]);&quot;&quot;)">
            <text:p/>
          </table:table-cell>
          <table:table-cell table:formula="of:=IF(ISNUMBER(SEARCH(&quot;G&quot;;[.$K56]));IF(ISBLANK([.$E$8]);&quot;&quot;;[.$E$8]);&quot;&quot;)">
            <text:p/>
          </table:table-cell>
          <table:table-cell table:formula="of:=IF(ISNUMBER(SEARCH(&quot;H&quot;;[.$K56]));IF(ISBLANK([.$E$9]);&quot;&quot;;[.$E$9]);&quot;&quot;)">
            <text:p/>
          </table:table-cell>
          <table:table-cell table:formula="of:=IF(ISNUMBER(SEARCH(&quot;I&quot;;[.$K56]));IF(ISBLANK([.$E$10]);&quot;&quot;;[.$E$10]);&quot;&quot;)">
            <text:p/>
          </table:table-cell>
          <table:table-cell table:formula="of:=IF(ISNUMBER(SEARCH(&quot;J&quot;;[.$K56]));IF(ISBLANK([.$E$11]);&quot;&quot;;[.$E$11]);&quot;&quot;)">
            <text:p/>
          </table:table-cell>
          <table:table-cell table:formula="of:=IF(ISNUMBER(SEARCH(&quot;K&quot;;[.$K56]));IF(ISBLANK([.$E$12]);&quot;&quot;;[.$E$12]);&quot;&quot;)">
            <text:p/>
          </table:table-cell>
          <table:table-cell table:formula="of:=IF(ISNUMBER(SEARCH(&quot;L&quot;;[.$K56]));IF(ISBLANK([.$E$13]);&quot;&quot;;[.$E$13]);&quot;&quot;)">
            <text:p/>
          </table:table-cell>
          <table:table-cell table:formula="of:=IF(ISNUMBER(SEARCH(&quot;M&quot;;[.$K56]));IF(ISBLANK([.$E$14]);&quot;&quot;;[.$E$14]);&quot;&quot;)">
            <text:p/>
          </table:table-cell>
          <table:table-cell table:formula="of:=IF(ISNUMBER(SEARCH(&quot;N&quot;;[.$K56]));IF(ISBLANK([.$E$15]);&quot;&quot;;[.$E$15]);&quot;&quot;)">
            <text:p/>
          </table:table-cell>
          <table:table-cell/>
          <table:table-cell table:formula="of:=IF(ISNUMBER(SEARCH(&quot;A&quot;;[.$K56]));IF(ISBLANK([.$F$2]);&quot;&quot;;[.$F$2]);&quot;&quot;)">
            <text:p/>
          </table:table-cell>
          <table:table-cell table:formula="of:=IF(ISNUMBER(SEARCH(&quot;B&quot;;[.$K56]));IF(ISBLANK([.$F$3]);&quot;&quot;;[.$F$3]);&quot;&quot;)">
            <text:p/>
          </table:table-cell>
          <table:table-cell table:formula="of:=IF(ISNUMBER(SEARCH(&quot;C&quot;;[.$K56]));IF(ISBLANK([.$F$4]);&quot;&quot;;[.$F$4]);&quot;&quot;)">
            <text:p/>
          </table:table-cell>
          <table:table-cell table:formula="of:=IF(ISNUMBER(SEARCH(&quot;D&quot;;[.$K56]));IF(ISBLANK([.$F$5]);&quot;&quot;;[.$F$5]);&quot;&quot;)">
            <text:p/>
          </table:table-cell>
          <table:table-cell table:formula="of:=IF(ISNUMBER(SEARCH(&quot;E&quot;;[.$K56]));IF(ISBLANK([.$F$6]);&quot;&quot;;[.$F$6]);&quot;&quot;)">
            <text:p/>
          </table:table-cell>
          <table:table-cell table:formula="of:=IF(ISNUMBER(SEARCH(&quot;F&quot;;[.$K56]));IF(ISBLANK([.$F$7]);&quot;&quot;;[.$F$7]);&quot;&quot;)">
            <text:p/>
          </table:table-cell>
          <table:table-cell table:formula="of:=IF(ISNUMBER(SEARCH(&quot;G&quot;;[.$K56]));IF(ISBLANK([.$F$8]);&quot;&quot;;[.$F$8]);&quot;&quot;)">
            <text:p/>
          </table:table-cell>
          <table:table-cell table:formula="of:=IF(ISNUMBER(SEARCH(&quot;H&quot;;[.$K56]));IF(ISBLANK([.$F$9]);&quot;&quot;;[.$F$9]);&quot;&quot;)">
            <text:p/>
          </table:table-cell>
          <table:table-cell table:formula="of:=IF(ISNUMBER(SEARCH(&quot;I&quot;;[.$K56]));IF(ISBLANK([.$F$10]);&quot;&quot;;[.$F$10]);&quot;&quot;)">
            <text:p/>
          </table:table-cell>
          <table:table-cell table:formula="of:=IF(ISNUMBER(SEARCH(&quot;J&quot;;[.$K56]));IF(ISBLANK([.$F$11]);&quot;&quot;;[.$F$11]);&quot;&quot;)">
            <text:p/>
          </table:table-cell>
          <table:table-cell table:formula="of:=IF(ISNUMBER(SEARCH(&quot;K&quot;;[.$K56]));IF(ISBLANK([.$F$12]);&quot;&quot;;[.$F$12]);&quot;&quot;)">
            <text:p/>
          </table:table-cell>
          <table:table-cell table:formula="of:=IF(ISNUMBER(SEARCH(&quot;L&quot;;[.$K56]));IF(ISBLANK([.$F$13]);&quot;&quot;;[.$F$13]);&quot;&quot;)">
            <text:p/>
          </table:table-cell>
          <table:table-cell table:formula="of:=IF(ISNUMBER(SEARCH(&quot;M&quot;;[.$K56]));IF(ISBLANK([.$F$14]);&quot;&quot;;[.$F$14]);&quot;&quot;)">
            <text:p/>
          </table:table-cell>
          <table:table-cell table:formula="of:=IF(ISNUMBER(SEARCH(&quot;N&quot;;[.$K56]));IF(ISBLANK([.$F$15]);&quot;&quot;;[.$F$15]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,C,B,D,E</text:p>
          </table:table-cell>
          <table:table-cell table:number-columns-repeated="9"/>
          <table:table-cell table:formula="of:=COM.MICROSOFT.CONCAT([.$Q57:.$AD57])">
            <text:p/>
          </table:table-cell>
          <table:table-cell table:formula="of:=COM.MICROSOFT.CONCAT([.$AF57:.$AS57])">
            <text:p/>
          </table:table-cell>
          <table:table-cell table:formula="of:=COM.MICROSOFT.CONCAT([.$AU57:.$BH57])">
            <text:p/>
          </table:table-cell>
          <table:table-cell table:formula="of:=COUNTIF([.$K$1:.$K$1998];[.K57])" office:value-type="float" office:value="0" calcext:value-type="float">
            <text:p>0</text:p>
          </table:table-cell>
          <table:table-cell/>
          <table:table-cell table:formula="of:=IF(ISNUMBER(SEARCH(&quot;A&quot;;[.$K57]));IF(ISBLANK([.$D$2]);&quot;&quot;;[.$D$2]);&quot;&quot;)">
            <text:p/>
          </table:table-cell>
          <table:table-cell table:formula="of:=IF(ISNUMBER(SEARCH(&quot;B&quot;;[.$K57]));IF(ISBLANK([.$D$3]);&quot;&quot;;[.$D$3]);&quot;&quot;)">
            <text:p/>
          </table:table-cell>
          <table:table-cell table:formula="of:=IF(ISNUMBER(SEARCH(&quot;C&quot;;[.$K57]));IF(ISBLANK([.$D$4]);&quot;&quot;;[.$D$4]);&quot;&quot;)">
            <text:p/>
          </table:table-cell>
          <table:table-cell table:formula="of:=IF(ISNUMBER(SEARCH(&quot;D&quot;;[.$K57]));IF(ISBLANK([.$D$5]);&quot;&quot;;[.$D$5]);&quot;&quot;)">
            <text:p/>
          </table:table-cell>
          <table:table-cell table:formula="of:=IF(ISNUMBER(SEARCH(&quot;E&quot;;[.$K57]));IF(ISBLANK([.$D$6]);&quot;&quot;;[.$D$6]);&quot;&quot;)">
            <text:p/>
          </table:table-cell>
          <table:table-cell table:formula="of:=IF(ISNUMBER(SEARCH(&quot;F&quot;;[.$K57]));IF(ISBLANK([.$D$7]);&quot;&quot;;[.$D$7]);&quot;&quot;)">
            <text:p/>
          </table:table-cell>
          <table:table-cell table:formula="of:=IF(ISNUMBER(SEARCH(&quot;G&quot;;[.$K57]));IF(ISBLANK([.$D$8]);&quot;&quot;;[.$D$8]);&quot;&quot;)">
            <text:p/>
          </table:table-cell>
          <table:table-cell table:formula="of:=IF(ISNUMBER(SEARCH(&quot;H&quot;;[.$K57]));IF(ISBLANK([.$D$9]);&quot;&quot;;[.$D$9]);&quot;&quot;)">
            <text:p/>
          </table:table-cell>
          <table:table-cell table:formula="of:=IF(ISNUMBER(SEARCH(&quot;I&quot;;[.$K57]));IF(ISBLANK([.$D$10]);&quot;&quot;;[.$D$10]);&quot;&quot;)">
            <text:p/>
          </table:table-cell>
          <table:table-cell table:formula="of:=IF(ISNUMBER(SEARCH(&quot;J&quot;;[.$K57]));IF(ISBLANK([.$D$11]);&quot;&quot;;[.$D$11]);&quot;&quot;)">
            <text:p/>
          </table:table-cell>
          <table:table-cell table:formula="of:=IF(ISNUMBER(SEARCH(&quot;K&quot;;[.$K57]));IF(ISBLANK([.$D$12]);&quot;&quot;;[.$D$12]);&quot;&quot;)">
            <text:p/>
          </table:table-cell>
          <table:table-cell table:formula="of:=IF(ISNUMBER(SEARCH(&quot;L&quot;;[.$K57]));IF(ISBLANK([.$D$13]);&quot;&quot;;[.$D$13]);&quot;&quot;)">
            <text:p/>
          </table:table-cell>
          <table:table-cell table:formula="of:=IF(ISNUMBER(SEARCH(&quot;M&quot;;[.$K57]));IF(ISBLANK([.$D$14]);&quot;&quot;;[.$D$14]);&quot;&quot;)">
            <text:p/>
          </table:table-cell>
          <table:table-cell table:formula="of:=IF(ISNUMBER(SEARCH(&quot;N&quot;;[.$K57]));IF(ISBLANK([.$D$15]);&quot;&quot;;[.$D$15]);&quot;&quot;)">
            <text:p/>
          </table:table-cell>
          <table:table-cell/>
          <table:table-cell table:formula="of:=IF(ISNUMBER(SEARCH(&quot;A&quot;;[.$K57]));IF(ISBLANK([.$E$2]);&quot;&quot;;[.$E$2]);&quot;&quot;)">
            <text:p/>
          </table:table-cell>
          <table:table-cell table:formula="of:=IF(ISNUMBER(SEARCH(&quot;B&quot;;[.$K57]));IF(ISBLANK([.$E$3]);&quot;&quot;;[.$E$3]);&quot;&quot;)">
            <text:p/>
          </table:table-cell>
          <table:table-cell table:formula="of:=IF(ISNUMBER(SEARCH(&quot;C&quot;;[.$K57]));IF(ISBLANK([.$E$4]);&quot;&quot;;[.$E$4]);&quot;&quot;)">
            <text:p/>
          </table:table-cell>
          <table:table-cell table:formula="of:=IF(ISNUMBER(SEARCH(&quot;D&quot;;[.$K57]));IF(ISBLANK([.$E$5]);&quot;&quot;;[.$E$5]);&quot;&quot;)">
            <text:p/>
          </table:table-cell>
          <table:table-cell table:formula="of:=IF(ISNUMBER(SEARCH(&quot;E&quot;;[.$K57]));IF(ISBLANK([.$E$6]);&quot;&quot;;[.$E$6]);&quot;&quot;)">
            <text:p/>
          </table:table-cell>
          <table:table-cell table:formula="of:=IF(ISNUMBER(SEARCH(&quot;F&quot;;[.$K57]));IF(ISBLANK([.$E$7]);&quot;&quot;;[.$E$7]);&quot;&quot;)">
            <text:p/>
          </table:table-cell>
          <table:table-cell table:formula="of:=IF(ISNUMBER(SEARCH(&quot;G&quot;;[.$K57]));IF(ISBLANK([.$E$8]);&quot;&quot;;[.$E$8]);&quot;&quot;)">
            <text:p/>
          </table:table-cell>
          <table:table-cell table:formula="of:=IF(ISNUMBER(SEARCH(&quot;H&quot;;[.$K57]));IF(ISBLANK([.$E$9]);&quot;&quot;;[.$E$9]);&quot;&quot;)">
            <text:p/>
          </table:table-cell>
          <table:table-cell table:formula="of:=IF(ISNUMBER(SEARCH(&quot;I&quot;;[.$K57]));IF(ISBLANK([.$E$10]);&quot;&quot;;[.$E$10]);&quot;&quot;)">
            <text:p/>
          </table:table-cell>
          <table:table-cell table:formula="of:=IF(ISNUMBER(SEARCH(&quot;J&quot;;[.$K57]));IF(ISBLANK([.$E$11]);&quot;&quot;;[.$E$11]);&quot;&quot;)">
            <text:p/>
          </table:table-cell>
          <table:table-cell table:formula="of:=IF(ISNUMBER(SEARCH(&quot;K&quot;;[.$K57]));IF(ISBLANK([.$E$12]);&quot;&quot;;[.$E$12]);&quot;&quot;)">
            <text:p/>
          </table:table-cell>
          <table:table-cell table:formula="of:=IF(ISNUMBER(SEARCH(&quot;L&quot;;[.$K57]));IF(ISBLANK([.$E$13]);&quot;&quot;;[.$E$13]);&quot;&quot;)">
            <text:p/>
          </table:table-cell>
          <table:table-cell table:formula="of:=IF(ISNUMBER(SEARCH(&quot;M&quot;;[.$K57]));IF(ISBLANK([.$E$14]);&quot;&quot;;[.$E$14]);&quot;&quot;)">
            <text:p/>
          </table:table-cell>
          <table:table-cell table:formula="of:=IF(ISNUMBER(SEARCH(&quot;N&quot;;[.$K57]));IF(ISBLANK([.$E$15]);&quot;&quot;;[.$E$15]);&quot;&quot;)">
            <text:p/>
          </table:table-cell>
          <table:table-cell/>
          <table:table-cell table:formula="of:=IF(ISNUMBER(SEARCH(&quot;A&quot;;[.$K57]));IF(ISBLANK([.$F$2]);&quot;&quot;;[.$F$2]);&quot;&quot;)">
            <text:p/>
          </table:table-cell>
          <table:table-cell table:formula="of:=IF(ISNUMBER(SEARCH(&quot;B&quot;;[.$K57]));IF(ISBLANK([.$F$3]);&quot;&quot;;[.$F$3]);&quot;&quot;)">
            <text:p/>
          </table:table-cell>
          <table:table-cell table:formula="of:=IF(ISNUMBER(SEARCH(&quot;C&quot;;[.$K57]));IF(ISBLANK([.$F$4]);&quot;&quot;;[.$F$4]);&quot;&quot;)">
            <text:p/>
          </table:table-cell>
          <table:table-cell table:formula="of:=IF(ISNUMBER(SEARCH(&quot;D&quot;;[.$K57]));IF(ISBLANK([.$F$5]);&quot;&quot;;[.$F$5]);&quot;&quot;)">
            <text:p/>
          </table:table-cell>
          <table:table-cell table:formula="of:=IF(ISNUMBER(SEARCH(&quot;E&quot;;[.$K57]));IF(ISBLANK([.$F$6]);&quot;&quot;;[.$F$6]);&quot;&quot;)">
            <text:p/>
          </table:table-cell>
          <table:table-cell table:formula="of:=IF(ISNUMBER(SEARCH(&quot;F&quot;;[.$K57]));IF(ISBLANK([.$F$7]);&quot;&quot;;[.$F$7]);&quot;&quot;)">
            <text:p/>
          </table:table-cell>
          <table:table-cell table:formula="of:=IF(ISNUMBER(SEARCH(&quot;G&quot;;[.$K57]));IF(ISBLANK([.$F$8]);&quot;&quot;;[.$F$8]);&quot;&quot;)">
            <text:p/>
          </table:table-cell>
          <table:table-cell table:formula="of:=IF(ISNUMBER(SEARCH(&quot;H&quot;;[.$K57]));IF(ISBLANK([.$F$9]);&quot;&quot;;[.$F$9]);&quot;&quot;)">
            <text:p/>
          </table:table-cell>
          <table:table-cell table:formula="of:=IF(ISNUMBER(SEARCH(&quot;I&quot;;[.$K57]));IF(ISBLANK([.$F$10]);&quot;&quot;;[.$F$10]);&quot;&quot;)">
            <text:p/>
          </table:table-cell>
          <table:table-cell table:formula="of:=IF(ISNUMBER(SEARCH(&quot;J&quot;;[.$K57]));IF(ISBLANK([.$F$11]);&quot;&quot;;[.$F$11]);&quot;&quot;)">
            <text:p/>
          </table:table-cell>
          <table:table-cell table:formula="of:=IF(ISNUMBER(SEARCH(&quot;K&quot;;[.$K57]));IF(ISBLANK([.$F$12]);&quot;&quot;;[.$F$12]);&quot;&quot;)">
            <text:p/>
          </table:table-cell>
          <table:table-cell table:formula="of:=IF(ISNUMBER(SEARCH(&quot;L&quot;;[.$K57]));IF(ISBLANK([.$F$13]);&quot;&quot;;[.$F$13]);&quot;&quot;)">
            <text:p/>
          </table:table-cell>
          <table:table-cell table:formula="of:=IF(ISNUMBER(SEARCH(&quot;M&quot;;[.$K57]));IF(ISBLANK([.$F$14]);&quot;&quot;;[.$F$14]);&quot;&quot;)">
            <text:p/>
          </table:table-cell>
          <table:table-cell table:formula="of:=IF(ISNUMBER(SEARCH(&quot;N&quot;;[.$K57]));IF(ISBLANK([.$F$15]);&quot;&quot;;[.$F$15]);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,J,B</text:p>
          </table:table-cell>
          <table:table-cell table:number-columns-repeated="9"/>
          <table:table-cell table:formula="of:=COM.MICROSOFT.CONCAT([.$Q58:.$AD58])">
            <text:p/>
          </table:table-cell>
          <table:table-cell table:formula="of:=COM.MICROSOFT.CONCAT([.$AF58:.$AS58])">
            <text:p/>
          </table:table-cell>
          <table:table-cell table:formula="of:=COM.MICROSOFT.CONCAT([.$AU58:.$BH58])">
            <text:p/>
          </table:table-cell>
          <table:table-cell table:formula="of:=COUNTIF([.$K$1:.$K$1998];[.K58])" office:value-type="float" office:value="0" calcext:value-type="float">
            <text:p>0</text:p>
          </table:table-cell>
          <table:table-cell/>
          <table:table-cell table:formula="of:=IF(ISNUMBER(SEARCH(&quot;A&quot;;[.$K58]));IF(ISBLANK([.$D$2]);&quot;&quot;;[.$D$2]);&quot;&quot;)">
            <text:p/>
          </table:table-cell>
          <table:table-cell table:formula="of:=IF(ISNUMBER(SEARCH(&quot;B&quot;;[.$K58]));IF(ISBLANK([.$D$3]);&quot;&quot;;[.$D$3]);&quot;&quot;)">
            <text:p/>
          </table:table-cell>
          <table:table-cell table:formula="of:=IF(ISNUMBER(SEARCH(&quot;C&quot;;[.$K58]));IF(ISBLANK([.$D$4]);&quot;&quot;;[.$D$4]);&quot;&quot;)">
            <text:p/>
          </table:table-cell>
          <table:table-cell table:formula="of:=IF(ISNUMBER(SEARCH(&quot;D&quot;;[.$K58]));IF(ISBLANK([.$D$5]);&quot;&quot;;[.$D$5]);&quot;&quot;)">
            <text:p/>
          </table:table-cell>
          <table:table-cell table:formula="of:=IF(ISNUMBER(SEARCH(&quot;E&quot;;[.$K58]));IF(ISBLANK([.$D$6]);&quot;&quot;;[.$D$6]);&quot;&quot;)">
            <text:p/>
          </table:table-cell>
          <table:table-cell table:formula="of:=IF(ISNUMBER(SEARCH(&quot;F&quot;;[.$K58]));IF(ISBLANK([.$D$7]);&quot;&quot;;[.$D$7]);&quot;&quot;)">
            <text:p/>
          </table:table-cell>
          <table:table-cell table:formula="of:=IF(ISNUMBER(SEARCH(&quot;G&quot;;[.$K58]));IF(ISBLANK([.$D$8]);&quot;&quot;;[.$D$8]);&quot;&quot;)">
            <text:p/>
          </table:table-cell>
          <table:table-cell table:formula="of:=IF(ISNUMBER(SEARCH(&quot;H&quot;;[.$K58]));IF(ISBLANK([.$D$9]);&quot;&quot;;[.$D$9]);&quot;&quot;)">
            <text:p/>
          </table:table-cell>
          <table:table-cell table:formula="of:=IF(ISNUMBER(SEARCH(&quot;I&quot;;[.$K58]));IF(ISBLANK([.$D$10]);&quot;&quot;;[.$D$10]);&quot;&quot;)">
            <text:p/>
          </table:table-cell>
          <table:table-cell table:formula="of:=IF(ISNUMBER(SEARCH(&quot;J&quot;;[.$K58]));IF(ISBLANK([.$D$11]);&quot;&quot;;[.$D$11]);&quot;&quot;)">
            <text:p/>
          </table:table-cell>
          <table:table-cell table:formula="of:=IF(ISNUMBER(SEARCH(&quot;K&quot;;[.$K58]));IF(ISBLANK([.$D$12]);&quot;&quot;;[.$D$12]);&quot;&quot;)">
            <text:p/>
          </table:table-cell>
          <table:table-cell table:formula="of:=IF(ISNUMBER(SEARCH(&quot;L&quot;;[.$K58]));IF(ISBLANK([.$D$13]);&quot;&quot;;[.$D$13]);&quot;&quot;)">
            <text:p/>
          </table:table-cell>
          <table:table-cell table:formula="of:=IF(ISNUMBER(SEARCH(&quot;M&quot;;[.$K58]));IF(ISBLANK([.$D$14]);&quot;&quot;;[.$D$14]);&quot;&quot;)">
            <text:p/>
          </table:table-cell>
          <table:table-cell table:formula="of:=IF(ISNUMBER(SEARCH(&quot;N&quot;;[.$K58]));IF(ISBLANK([.$D$15]);&quot;&quot;;[.$D$15]);&quot;&quot;)">
            <text:p/>
          </table:table-cell>
          <table:table-cell/>
          <table:table-cell table:formula="of:=IF(ISNUMBER(SEARCH(&quot;A&quot;;[.$K58]));IF(ISBLANK([.$E$2]);&quot;&quot;;[.$E$2]);&quot;&quot;)">
            <text:p/>
          </table:table-cell>
          <table:table-cell table:formula="of:=IF(ISNUMBER(SEARCH(&quot;B&quot;;[.$K58]));IF(ISBLANK([.$E$3]);&quot;&quot;;[.$E$3]);&quot;&quot;)">
            <text:p/>
          </table:table-cell>
          <table:table-cell table:formula="of:=IF(ISNUMBER(SEARCH(&quot;C&quot;;[.$K58]));IF(ISBLANK([.$E$4]);&quot;&quot;;[.$E$4]);&quot;&quot;)">
            <text:p/>
          </table:table-cell>
          <table:table-cell table:formula="of:=IF(ISNUMBER(SEARCH(&quot;D&quot;;[.$K58]));IF(ISBLANK([.$E$5]);&quot;&quot;;[.$E$5]);&quot;&quot;)">
            <text:p/>
          </table:table-cell>
          <table:table-cell table:formula="of:=IF(ISNUMBER(SEARCH(&quot;E&quot;;[.$K58]));IF(ISBLANK([.$E$6]);&quot;&quot;;[.$E$6]);&quot;&quot;)">
            <text:p/>
          </table:table-cell>
          <table:table-cell table:formula="of:=IF(ISNUMBER(SEARCH(&quot;F&quot;;[.$K58]));IF(ISBLANK([.$E$7]);&quot;&quot;;[.$E$7]);&quot;&quot;)">
            <text:p/>
          </table:table-cell>
          <table:table-cell table:formula="of:=IF(ISNUMBER(SEARCH(&quot;G&quot;;[.$K58]));IF(ISBLANK([.$E$8]);&quot;&quot;;[.$E$8]);&quot;&quot;)">
            <text:p/>
          </table:table-cell>
          <table:table-cell table:formula="of:=IF(ISNUMBER(SEARCH(&quot;H&quot;;[.$K58]));IF(ISBLANK([.$E$9]);&quot;&quot;;[.$E$9]);&quot;&quot;)">
            <text:p/>
          </table:table-cell>
          <table:table-cell table:formula="of:=IF(ISNUMBER(SEARCH(&quot;I&quot;;[.$K58]));IF(ISBLANK([.$E$10]);&quot;&quot;;[.$E$10]);&quot;&quot;)">
            <text:p/>
          </table:table-cell>
          <table:table-cell table:formula="of:=IF(ISNUMBER(SEARCH(&quot;J&quot;;[.$K58]));IF(ISBLANK([.$E$11]);&quot;&quot;;[.$E$11]);&quot;&quot;)">
            <text:p/>
          </table:table-cell>
          <table:table-cell table:formula="of:=IF(ISNUMBER(SEARCH(&quot;K&quot;;[.$K58]));IF(ISBLANK([.$E$12]);&quot;&quot;;[.$E$12]);&quot;&quot;)">
            <text:p/>
          </table:table-cell>
          <table:table-cell table:formula="of:=IF(ISNUMBER(SEARCH(&quot;L&quot;;[.$K58]));IF(ISBLANK([.$E$13]);&quot;&quot;;[.$E$13]);&quot;&quot;)">
            <text:p/>
          </table:table-cell>
          <table:table-cell table:formula="of:=IF(ISNUMBER(SEARCH(&quot;M&quot;;[.$K58]));IF(ISBLANK([.$E$14]);&quot;&quot;;[.$E$14]);&quot;&quot;)">
            <text:p/>
          </table:table-cell>
          <table:table-cell table:formula="of:=IF(ISNUMBER(SEARCH(&quot;N&quot;;[.$K58]));IF(ISBLANK([.$E$15]);&quot;&quot;;[.$E$15]);&quot;&quot;)">
            <text:p/>
          </table:table-cell>
          <table:table-cell/>
          <table:table-cell table:formula="of:=IF(ISNUMBER(SEARCH(&quot;A&quot;;[.$K58]));IF(ISBLANK([.$F$2]);&quot;&quot;;[.$F$2]);&quot;&quot;)">
            <text:p/>
          </table:table-cell>
          <table:table-cell table:formula="of:=IF(ISNUMBER(SEARCH(&quot;B&quot;;[.$K58]));IF(ISBLANK([.$F$3]);&quot;&quot;;[.$F$3]);&quot;&quot;)">
            <text:p/>
          </table:table-cell>
          <table:table-cell table:formula="of:=IF(ISNUMBER(SEARCH(&quot;C&quot;;[.$K58]));IF(ISBLANK([.$F$4]);&quot;&quot;;[.$F$4]);&quot;&quot;)">
            <text:p/>
          </table:table-cell>
          <table:table-cell table:formula="of:=IF(ISNUMBER(SEARCH(&quot;D&quot;;[.$K58]));IF(ISBLANK([.$F$5]);&quot;&quot;;[.$F$5]);&quot;&quot;)">
            <text:p/>
          </table:table-cell>
          <table:table-cell table:formula="of:=IF(ISNUMBER(SEARCH(&quot;E&quot;;[.$K58]));IF(ISBLANK([.$F$6]);&quot;&quot;;[.$F$6]);&quot;&quot;)">
            <text:p/>
          </table:table-cell>
          <table:table-cell table:formula="of:=IF(ISNUMBER(SEARCH(&quot;F&quot;;[.$K58]));IF(ISBLANK([.$F$7]);&quot;&quot;;[.$F$7]);&quot;&quot;)">
            <text:p/>
          </table:table-cell>
          <table:table-cell table:formula="of:=IF(ISNUMBER(SEARCH(&quot;G&quot;;[.$K58]));IF(ISBLANK([.$F$8]);&quot;&quot;;[.$F$8]);&quot;&quot;)">
            <text:p/>
          </table:table-cell>
          <table:table-cell table:formula="of:=IF(ISNUMBER(SEARCH(&quot;H&quot;;[.$K58]));IF(ISBLANK([.$F$9]);&quot;&quot;;[.$F$9]);&quot;&quot;)">
            <text:p/>
          </table:table-cell>
          <table:table-cell table:formula="of:=IF(ISNUMBER(SEARCH(&quot;I&quot;;[.$K58]));IF(ISBLANK([.$F$10]);&quot;&quot;;[.$F$10]);&quot;&quot;)">
            <text:p/>
          </table:table-cell>
          <table:table-cell table:formula="of:=IF(ISNUMBER(SEARCH(&quot;J&quot;;[.$K58]));IF(ISBLANK([.$F$11]);&quot;&quot;;[.$F$11]);&quot;&quot;)">
            <text:p/>
          </table:table-cell>
          <table:table-cell table:formula="of:=IF(ISNUMBER(SEARCH(&quot;K&quot;;[.$K58]));IF(ISBLANK([.$F$12]);&quot;&quot;;[.$F$12]);&quot;&quot;)">
            <text:p/>
          </table:table-cell>
          <table:table-cell table:formula="of:=IF(ISNUMBER(SEARCH(&quot;L&quot;;[.$K58]));IF(ISBLANK([.$F$13]);&quot;&quot;;[.$F$13]);&quot;&quot;)">
            <text:p/>
          </table:table-cell>
          <table:table-cell table:formula="of:=IF(ISNUMBER(SEARCH(&quot;M&quot;;[.$K58]));IF(ISBLANK([.$F$14]);&quot;&quot;;[.$F$14]);&quot;&quot;)">
            <text:p/>
          </table:table-cell>
          <table:table-cell table:formula="of:=IF(ISNUMBER(SEARCH(&quot;N&quot;;[.$K58]));IF(ISBLANK([.$F$15]);&quot;&quot;;[.$F$15]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,D</text:p>
          </table:table-cell>
          <table:table-cell table:number-columns-repeated="9"/>
          <table:table-cell table:formula="of:=COM.MICROSOFT.CONCAT([.$Q59:.$AD59])">
            <text:p/>
          </table:table-cell>
          <table:table-cell table:formula="of:=COM.MICROSOFT.CONCAT([.$AF59:.$AS59])">
            <text:p/>
          </table:table-cell>
          <table:table-cell table:formula="of:=COM.MICROSOFT.CONCAT([.$AU59:.$BH59])">
            <text:p/>
          </table:table-cell>
          <table:table-cell table:formula="of:=COUNTIF([.$K$1:.$K$1998];[.K59])" office:value-type="float" office:value="0" calcext:value-type="float">
            <text:p>0</text:p>
          </table:table-cell>
          <table:table-cell/>
          <table:table-cell table:formula="of:=IF(ISNUMBER(SEARCH(&quot;A&quot;;[.$K59]));IF(ISBLANK([.$D$2]);&quot;&quot;;[.$D$2]);&quot;&quot;)">
            <text:p/>
          </table:table-cell>
          <table:table-cell table:formula="of:=IF(ISNUMBER(SEARCH(&quot;B&quot;;[.$K59]));IF(ISBLANK([.$D$3]);&quot;&quot;;[.$D$3]);&quot;&quot;)">
            <text:p/>
          </table:table-cell>
          <table:table-cell table:formula="of:=IF(ISNUMBER(SEARCH(&quot;C&quot;;[.$K59]));IF(ISBLANK([.$D$4]);&quot;&quot;;[.$D$4]);&quot;&quot;)">
            <text:p/>
          </table:table-cell>
          <table:table-cell table:formula="of:=IF(ISNUMBER(SEARCH(&quot;D&quot;;[.$K59]));IF(ISBLANK([.$D$5]);&quot;&quot;;[.$D$5]);&quot;&quot;)">
            <text:p/>
          </table:table-cell>
          <table:table-cell table:formula="of:=IF(ISNUMBER(SEARCH(&quot;E&quot;;[.$K59]));IF(ISBLANK([.$D$6]);&quot;&quot;;[.$D$6]);&quot;&quot;)">
            <text:p/>
          </table:table-cell>
          <table:table-cell table:formula="of:=IF(ISNUMBER(SEARCH(&quot;F&quot;;[.$K59]));IF(ISBLANK([.$D$7]);&quot;&quot;;[.$D$7]);&quot;&quot;)">
            <text:p/>
          </table:table-cell>
          <table:table-cell table:formula="of:=IF(ISNUMBER(SEARCH(&quot;G&quot;;[.$K59]));IF(ISBLANK([.$D$8]);&quot;&quot;;[.$D$8]);&quot;&quot;)">
            <text:p/>
          </table:table-cell>
          <table:table-cell table:formula="of:=IF(ISNUMBER(SEARCH(&quot;H&quot;;[.$K59]));IF(ISBLANK([.$D$9]);&quot;&quot;;[.$D$9]);&quot;&quot;)">
            <text:p/>
          </table:table-cell>
          <table:table-cell table:formula="of:=IF(ISNUMBER(SEARCH(&quot;I&quot;;[.$K59]));IF(ISBLANK([.$D$10]);&quot;&quot;;[.$D$10]);&quot;&quot;)">
            <text:p/>
          </table:table-cell>
          <table:table-cell table:formula="of:=IF(ISNUMBER(SEARCH(&quot;J&quot;;[.$K59]));IF(ISBLANK([.$D$11]);&quot;&quot;;[.$D$11]);&quot;&quot;)">
            <text:p/>
          </table:table-cell>
          <table:table-cell table:formula="of:=IF(ISNUMBER(SEARCH(&quot;K&quot;;[.$K59]));IF(ISBLANK([.$D$12]);&quot;&quot;;[.$D$12]);&quot;&quot;)">
            <text:p/>
          </table:table-cell>
          <table:table-cell table:formula="of:=IF(ISNUMBER(SEARCH(&quot;L&quot;;[.$K59]));IF(ISBLANK([.$D$13]);&quot;&quot;;[.$D$13]);&quot;&quot;)">
            <text:p/>
          </table:table-cell>
          <table:table-cell table:formula="of:=IF(ISNUMBER(SEARCH(&quot;M&quot;;[.$K59]));IF(ISBLANK([.$D$14]);&quot;&quot;;[.$D$14]);&quot;&quot;)">
            <text:p/>
          </table:table-cell>
          <table:table-cell table:formula="of:=IF(ISNUMBER(SEARCH(&quot;N&quot;;[.$K59]));IF(ISBLANK([.$D$15]);&quot;&quot;;[.$D$15]);&quot;&quot;)">
            <text:p/>
          </table:table-cell>
          <table:table-cell/>
          <table:table-cell table:formula="of:=IF(ISNUMBER(SEARCH(&quot;A&quot;;[.$K59]));IF(ISBLANK([.$E$2]);&quot;&quot;;[.$E$2]);&quot;&quot;)">
            <text:p/>
          </table:table-cell>
          <table:table-cell table:formula="of:=IF(ISNUMBER(SEARCH(&quot;B&quot;;[.$K59]));IF(ISBLANK([.$E$3]);&quot;&quot;;[.$E$3]);&quot;&quot;)">
            <text:p/>
          </table:table-cell>
          <table:table-cell table:formula="of:=IF(ISNUMBER(SEARCH(&quot;C&quot;;[.$K59]));IF(ISBLANK([.$E$4]);&quot;&quot;;[.$E$4]);&quot;&quot;)">
            <text:p/>
          </table:table-cell>
          <table:table-cell table:formula="of:=IF(ISNUMBER(SEARCH(&quot;D&quot;;[.$K59]));IF(ISBLANK([.$E$5]);&quot;&quot;;[.$E$5]);&quot;&quot;)">
            <text:p/>
          </table:table-cell>
          <table:table-cell table:formula="of:=IF(ISNUMBER(SEARCH(&quot;E&quot;;[.$K59]));IF(ISBLANK([.$E$6]);&quot;&quot;;[.$E$6]);&quot;&quot;)">
            <text:p/>
          </table:table-cell>
          <table:table-cell table:formula="of:=IF(ISNUMBER(SEARCH(&quot;F&quot;;[.$K59]));IF(ISBLANK([.$E$7]);&quot;&quot;;[.$E$7]);&quot;&quot;)">
            <text:p/>
          </table:table-cell>
          <table:table-cell table:formula="of:=IF(ISNUMBER(SEARCH(&quot;G&quot;;[.$K59]));IF(ISBLANK([.$E$8]);&quot;&quot;;[.$E$8]);&quot;&quot;)">
            <text:p/>
          </table:table-cell>
          <table:table-cell table:formula="of:=IF(ISNUMBER(SEARCH(&quot;H&quot;;[.$K59]));IF(ISBLANK([.$E$9]);&quot;&quot;;[.$E$9]);&quot;&quot;)">
            <text:p/>
          </table:table-cell>
          <table:table-cell table:formula="of:=IF(ISNUMBER(SEARCH(&quot;I&quot;;[.$K59]));IF(ISBLANK([.$E$10]);&quot;&quot;;[.$E$10]);&quot;&quot;)">
            <text:p/>
          </table:table-cell>
          <table:table-cell table:formula="of:=IF(ISNUMBER(SEARCH(&quot;J&quot;;[.$K59]));IF(ISBLANK([.$E$11]);&quot;&quot;;[.$E$11]);&quot;&quot;)">
            <text:p/>
          </table:table-cell>
          <table:table-cell table:formula="of:=IF(ISNUMBER(SEARCH(&quot;K&quot;;[.$K59]));IF(ISBLANK([.$E$12]);&quot;&quot;;[.$E$12]);&quot;&quot;)">
            <text:p/>
          </table:table-cell>
          <table:table-cell table:formula="of:=IF(ISNUMBER(SEARCH(&quot;L&quot;;[.$K59]));IF(ISBLANK([.$E$13]);&quot;&quot;;[.$E$13]);&quot;&quot;)">
            <text:p/>
          </table:table-cell>
          <table:table-cell table:formula="of:=IF(ISNUMBER(SEARCH(&quot;M&quot;;[.$K59]));IF(ISBLANK([.$E$14]);&quot;&quot;;[.$E$14]);&quot;&quot;)">
            <text:p/>
          </table:table-cell>
          <table:table-cell table:formula="of:=IF(ISNUMBER(SEARCH(&quot;N&quot;;[.$K59]));IF(ISBLANK([.$E$15]);&quot;&quot;;[.$E$15]);&quot;&quot;)">
            <text:p/>
          </table:table-cell>
          <table:table-cell/>
          <table:table-cell table:formula="of:=IF(ISNUMBER(SEARCH(&quot;A&quot;;[.$K59]));IF(ISBLANK([.$F$2]);&quot;&quot;;[.$F$2]);&quot;&quot;)">
            <text:p/>
          </table:table-cell>
          <table:table-cell table:formula="of:=IF(ISNUMBER(SEARCH(&quot;B&quot;;[.$K59]));IF(ISBLANK([.$F$3]);&quot;&quot;;[.$F$3]);&quot;&quot;)">
            <text:p/>
          </table:table-cell>
          <table:table-cell table:formula="of:=IF(ISNUMBER(SEARCH(&quot;C&quot;;[.$K59]));IF(ISBLANK([.$F$4]);&quot;&quot;;[.$F$4]);&quot;&quot;)">
            <text:p/>
          </table:table-cell>
          <table:table-cell table:formula="of:=IF(ISNUMBER(SEARCH(&quot;D&quot;;[.$K59]));IF(ISBLANK([.$F$5]);&quot;&quot;;[.$F$5]);&quot;&quot;)">
            <text:p/>
          </table:table-cell>
          <table:table-cell table:formula="of:=IF(ISNUMBER(SEARCH(&quot;E&quot;;[.$K59]));IF(ISBLANK([.$F$6]);&quot;&quot;;[.$F$6]);&quot;&quot;)">
            <text:p/>
          </table:table-cell>
          <table:table-cell table:formula="of:=IF(ISNUMBER(SEARCH(&quot;F&quot;;[.$K59]));IF(ISBLANK([.$F$7]);&quot;&quot;;[.$F$7]);&quot;&quot;)">
            <text:p/>
          </table:table-cell>
          <table:table-cell table:formula="of:=IF(ISNUMBER(SEARCH(&quot;G&quot;;[.$K59]));IF(ISBLANK([.$F$8]);&quot;&quot;;[.$F$8]);&quot;&quot;)">
            <text:p/>
          </table:table-cell>
          <table:table-cell table:formula="of:=IF(ISNUMBER(SEARCH(&quot;H&quot;;[.$K59]));IF(ISBLANK([.$F$9]);&quot;&quot;;[.$F$9]);&quot;&quot;)">
            <text:p/>
          </table:table-cell>
          <table:table-cell table:formula="of:=IF(ISNUMBER(SEARCH(&quot;I&quot;;[.$K59]));IF(ISBLANK([.$F$10]);&quot;&quot;;[.$F$10]);&quot;&quot;)">
            <text:p/>
          </table:table-cell>
          <table:table-cell table:formula="of:=IF(ISNUMBER(SEARCH(&quot;J&quot;;[.$K59]));IF(ISBLANK([.$F$11]);&quot;&quot;;[.$F$11]);&quot;&quot;)">
            <text:p/>
          </table:table-cell>
          <table:table-cell table:formula="of:=IF(ISNUMBER(SEARCH(&quot;K&quot;;[.$K59]));IF(ISBLANK([.$F$12]);&quot;&quot;;[.$F$12]);&quot;&quot;)">
            <text:p/>
          </table:table-cell>
          <table:table-cell table:formula="of:=IF(ISNUMBER(SEARCH(&quot;L&quot;;[.$K59]));IF(ISBLANK([.$F$13]);&quot;&quot;;[.$F$13]);&quot;&quot;)">
            <text:p/>
          </table:table-cell>
          <table:table-cell table:formula="of:=IF(ISNUMBER(SEARCH(&quot;M&quot;;[.$K59]));IF(ISBLANK([.$F$14]);&quot;&quot;;[.$F$14]);&quot;&quot;)">
            <text:p/>
          </table:table-cell>
          <table:table-cell table:formula="of:=IF(ISNUMBER(SEARCH(&quot;N&quot;;[.$K59]));IF(ISBLANK([.$F$15]);&quot;&quot;;[.$F$15])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,G,H,I</text:p>
          </table:table-cell>
          <table:table-cell table:number-columns-repeated="9"/>
          <table:table-cell table:formula="of:=COM.MICROSOFT.CONCAT([.$Q60:.$AD60])">
            <text:p/>
          </table:table-cell>
          <table:table-cell table:formula="of:=COM.MICROSOFT.CONCAT([.$AF60:.$AS60])">
            <text:p/>
          </table:table-cell>
          <table:table-cell table:formula="of:=COM.MICROSOFT.CONCAT([.$AU60:.$BH60])">
            <text:p/>
          </table:table-cell>
          <table:table-cell table:formula="of:=COUNTIF([.$K$1:.$K$1998];[.K60])" office:value-type="float" office:value="0" calcext:value-type="float">
            <text:p>0</text:p>
          </table:table-cell>
          <table:table-cell/>
          <table:table-cell table:formula="of:=IF(ISNUMBER(SEARCH(&quot;A&quot;;[.$K60]));IF(ISBLANK([.$D$2]);&quot;&quot;;[.$D$2]);&quot;&quot;)">
            <text:p/>
          </table:table-cell>
          <table:table-cell table:formula="of:=IF(ISNUMBER(SEARCH(&quot;B&quot;;[.$K60]));IF(ISBLANK([.$D$3]);&quot;&quot;;[.$D$3]);&quot;&quot;)">
            <text:p/>
          </table:table-cell>
          <table:table-cell table:formula="of:=IF(ISNUMBER(SEARCH(&quot;C&quot;;[.$K60]));IF(ISBLANK([.$D$4]);&quot;&quot;;[.$D$4]);&quot;&quot;)">
            <text:p/>
          </table:table-cell>
          <table:table-cell table:formula="of:=IF(ISNUMBER(SEARCH(&quot;D&quot;;[.$K60]));IF(ISBLANK([.$D$5]);&quot;&quot;;[.$D$5]);&quot;&quot;)">
            <text:p/>
          </table:table-cell>
          <table:table-cell table:formula="of:=IF(ISNUMBER(SEARCH(&quot;E&quot;;[.$K60]));IF(ISBLANK([.$D$6]);&quot;&quot;;[.$D$6]);&quot;&quot;)">
            <text:p/>
          </table:table-cell>
          <table:table-cell table:formula="of:=IF(ISNUMBER(SEARCH(&quot;F&quot;;[.$K60]));IF(ISBLANK([.$D$7]);&quot;&quot;;[.$D$7]);&quot;&quot;)">
            <text:p/>
          </table:table-cell>
          <table:table-cell table:formula="of:=IF(ISNUMBER(SEARCH(&quot;G&quot;;[.$K60]));IF(ISBLANK([.$D$8]);&quot;&quot;;[.$D$8]);&quot;&quot;)">
            <text:p/>
          </table:table-cell>
          <table:table-cell table:formula="of:=IF(ISNUMBER(SEARCH(&quot;H&quot;;[.$K60]));IF(ISBLANK([.$D$9]);&quot;&quot;;[.$D$9]);&quot;&quot;)">
            <text:p/>
          </table:table-cell>
          <table:table-cell table:formula="of:=IF(ISNUMBER(SEARCH(&quot;I&quot;;[.$K60]));IF(ISBLANK([.$D$10]);&quot;&quot;;[.$D$10]);&quot;&quot;)">
            <text:p/>
          </table:table-cell>
          <table:table-cell table:formula="of:=IF(ISNUMBER(SEARCH(&quot;J&quot;;[.$K60]));IF(ISBLANK([.$D$11]);&quot;&quot;;[.$D$11]);&quot;&quot;)">
            <text:p/>
          </table:table-cell>
          <table:table-cell table:formula="of:=IF(ISNUMBER(SEARCH(&quot;K&quot;;[.$K60]));IF(ISBLANK([.$D$12]);&quot;&quot;;[.$D$12]);&quot;&quot;)">
            <text:p/>
          </table:table-cell>
          <table:table-cell table:formula="of:=IF(ISNUMBER(SEARCH(&quot;L&quot;;[.$K60]));IF(ISBLANK([.$D$13]);&quot;&quot;;[.$D$13]);&quot;&quot;)">
            <text:p/>
          </table:table-cell>
          <table:table-cell table:formula="of:=IF(ISNUMBER(SEARCH(&quot;M&quot;;[.$K60]));IF(ISBLANK([.$D$14]);&quot;&quot;;[.$D$14]);&quot;&quot;)">
            <text:p/>
          </table:table-cell>
          <table:table-cell table:formula="of:=IF(ISNUMBER(SEARCH(&quot;N&quot;;[.$K60]));IF(ISBLANK([.$D$15]);&quot;&quot;;[.$D$15]);&quot;&quot;)">
            <text:p/>
          </table:table-cell>
          <table:table-cell/>
          <table:table-cell table:formula="of:=IF(ISNUMBER(SEARCH(&quot;A&quot;;[.$K60]));IF(ISBLANK([.$E$2]);&quot;&quot;;[.$E$2]);&quot;&quot;)">
            <text:p/>
          </table:table-cell>
          <table:table-cell table:formula="of:=IF(ISNUMBER(SEARCH(&quot;B&quot;;[.$K60]));IF(ISBLANK([.$E$3]);&quot;&quot;;[.$E$3]);&quot;&quot;)">
            <text:p/>
          </table:table-cell>
          <table:table-cell table:formula="of:=IF(ISNUMBER(SEARCH(&quot;C&quot;;[.$K60]));IF(ISBLANK([.$E$4]);&quot;&quot;;[.$E$4]);&quot;&quot;)">
            <text:p/>
          </table:table-cell>
          <table:table-cell table:formula="of:=IF(ISNUMBER(SEARCH(&quot;D&quot;;[.$K60]));IF(ISBLANK([.$E$5]);&quot;&quot;;[.$E$5]);&quot;&quot;)">
            <text:p/>
          </table:table-cell>
          <table:table-cell table:formula="of:=IF(ISNUMBER(SEARCH(&quot;E&quot;;[.$K60]));IF(ISBLANK([.$E$6]);&quot;&quot;;[.$E$6]);&quot;&quot;)">
            <text:p/>
          </table:table-cell>
          <table:table-cell table:formula="of:=IF(ISNUMBER(SEARCH(&quot;F&quot;;[.$K60]));IF(ISBLANK([.$E$7]);&quot;&quot;;[.$E$7]);&quot;&quot;)">
            <text:p/>
          </table:table-cell>
          <table:table-cell table:formula="of:=IF(ISNUMBER(SEARCH(&quot;G&quot;;[.$K60]));IF(ISBLANK([.$E$8]);&quot;&quot;;[.$E$8]);&quot;&quot;)">
            <text:p/>
          </table:table-cell>
          <table:table-cell table:formula="of:=IF(ISNUMBER(SEARCH(&quot;H&quot;;[.$K60]));IF(ISBLANK([.$E$9]);&quot;&quot;;[.$E$9]);&quot;&quot;)">
            <text:p/>
          </table:table-cell>
          <table:table-cell table:formula="of:=IF(ISNUMBER(SEARCH(&quot;I&quot;;[.$K60]));IF(ISBLANK([.$E$10]);&quot;&quot;;[.$E$10]);&quot;&quot;)">
            <text:p/>
          </table:table-cell>
          <table:table-cell table:formula="of:=IF(ISNUMBER(SEARCH(&quot;J&quot;;[.$K60]));IF(ISBLANK([.$E$11]);&quot;&quot;;[.$E$11]);&quot;&quot;)">
            <text:p/>
          </table:table-cell>
          <table:table-cell table:formula="of:=IF(ISNUMBER(SEARCH(&quot;K&quot;;[.$K60]));IF(ISBLANK([.$E$12]);&quot;&quot;;[.$E$12]);&quot;&quot;)">
            <text:p/>
          </table:table-cell>
          <table:table-cell table:formula="of:=IF(ISNUMBER(SEARCH(&quot;L&quot;;[.$K60]));IF(ISBLANK([.$E$13]);&quot;&quot;;[.$E$13]);&quot;&quot;)">
            <text:p/>
          </table:table-cell>
          <table:table-cell table:formula="of:=IF(ISNUMBER(SEARCH(&quot;M&quot;;[.$K60]));IF(ISBLANK([.$E$14]);&quot;&quot;;[.$E$14]);&quot;&quot;)">
            <text:p/>
          </table:table-cell>
          <table:table-cell table:formula="of:=IF(ISNUMBER(SEARCH(&quot;N&quot;;[.$K60]));IF(ISBLANK([.$E$15]);&quot;&quot;;[.$E$15]);&quot;&quot;)">
            <text:p/>
          </table:table-cell>
          <table:table-cell/>
          <table:table-cell table:formula="of:=IF(ISNUMBER(SEARCH(&quot;A&quot;;[.$K60]));IF(ISBLANK([.$F$2]);&quot;&quot;;[.$F$2]);&quot;&quot;)">
            <text:p/>
          </table:table-cell>
          <table:table-cell table:formula="of:=IF(ISNUMBER(SEARCH(&quot;B&quot;;[.$K60]));IF(ISBLANK([.$F$3]);&quot;&quot;;[.$F$3]);&quot;&quot;)">
            <text:p/>
          </table:table-cell>
          <table:table-cell table:formula="of:=IF(ISNUMBER(SEARCH(&quot;C&quot;;[.$K60]));IF(ISBLANK([.$F$4]);&quot;&quot;;[.$F$4]);&quot;&quot;)">
            <text:p/>
          </table:table-cell>
          <table:table-cell table:formula="of:=IF(ISNUMBER(SEARCH(&quot;D&quot;;[.$K60]));IF(ISBLANK([.$F$5]);&quot;&quot;;[.$F$5]);&quot;&quot;)">
            <text:p/>
          </table:table-cell>
          <table:table-cell table:formula="of:=IF(ISNUMBER(SEARCH(&quot;E&quot;;[.$K60]));IF(ISBLANK([.$F$6]);&quot;&quot;;[.$F$6]);&quot;&quot;)">
            <text:p/>
          </table:table-cell>
          <table:table-cell table:formula="of:=IF(ISNUMBER(SEARCH(&quot;F&quot;;[.$K60]));IF(ISBLANK([.$F$7]);&quot;&quot;;[.$F$7]);&quot;&quot;)">
            <text:p/>
          </table:table-cell>
          <table:table-cell table:formula="of:=IF(ISNUMBER(SEARCH(&quot;G&quot;;[.$K60]));IF(ISBLANK([.$F$8]);&quot;&quot;;[.$F$8]);&quot;&quot;)">
            <text:p/>
          </table:table-cell>
          <table:table-cell table:formula="of:=IF(ISNUMBER(SEARCH(&quot;H&quot;;[.$K60]));IF(ISBLANK([.$F$9]);&quot;&quot;;[.$F$9]);&quot;&quot;)">
            <text:p/>
          </table:table-cell>
          <table:table-cell table:formula="of:=IF(ISNUMBER(SEARCH(&quot;I&quot;;[.$K60]));IF(ISBLANK([.$F$10]);&quot;&quot;;[.$F$10]);&quot;&quot;)">
            <text:p/>
          </table:table-cell>
          <table:table-cell table:formula="of:=IF(ISNUMBER(SEARCH(&quot;J&quot;;[.$K60]));IF(ISBLANK([.$F$11]);&quot;&quot;;[.$F$11]);&quot;&quot;)">
            <text:p/>
          </table:table-cell>
          <table:table-cell table:formula="of:=IF(ISNUMBER(SEARCH(&quot;K&quot;;[.$K60]));IF(ISBLANK([.$F$12]);&quot;&quot;;[.$F$12]);&quot;&quot;)">
            <text:p/>
          </table:table-cell>
          <table:table-cell table:formula="of:=IF(ISNUMBER(SEARCH(&quot;L&quot;;[.$K60]));IF(ISBLANK([.$F$13]);&quot;&quot;;[.$F$13]);&quot;&quot;)">
            <text:p/>
          </table:table-cell>
          <table:table-cell table:formula="of:=IF(ISNUMBER(SEARCH(&quot;M&quot;;[.$K60]));IF(ISBLANK([.$F$14]);&quot;&quot;;[.$F$14]);&quot;&quot;)">
            <text:p/>
          </table:table-cell>
          <table:table-cell table:formula="of:=IF(ISNUMBER(SEARCH(&quot;N&quot;;[.$K60]));IF(ISBLANK([.$F$15]);&quot;&quot;;[.$F$15]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,G,C,D</text:p>
          </table:table-cell>
          <table:table-cell table:number-columns-repeated="9"/>
          <table:table-cell table:formula="of:=COM.MICROSOFT.CONCAT([.$Q61:.$AD61])">
            <text:p/>
          </table:table-cell>
          <table:table-cell table:formula="of:=COM.MICROSOFT.CONCAT([.$AF61:.$AS61])">
            <text:p/>
          </table:table-cell>
          <table:table-cell table:formula="of:=COM.MICROSOFT.CONCAT([.$AU61:.$BH61])">
            <text:p/>
          </table:table-cell>
          <table:table-cell table:formula="of:=COUNTIF([.$K$1:.$K$1998];[.K61])" office:value-type="float" office:value="0" calcext:value-type="float">
            <text:p>0</text:p>
          </table:table-cell>
          <table:table-cell/>
          <table:table-cell table:formula="of:=IF(ISNUMBER(SEARCH(&quot;A&quot;;[.$K61]));IF(ISBLANK([.$D$2]);&quot;&quot;;[.$D$2]);&quot;&quot;)">
            <text:p/>
          </table:table-cell>
          <table:table-cell table:formula="of:=IF(ISNUMBER(SEARCH(&quot;B&quot;;[.$K61]));IF(ISBLANK([.$D$3]);&quot;&quot;;[.$D$3]);&quot;&quot;)">
            <text:p/>
          </table:table-cell>
          <table:table-cell table:formula="of:=IF(ISNUMBER(SEARCH(&quot;C&quot;;[.$K61]));IF(ISBLANK([.$D$4]);&quot;&quot;;[.$D$4]);&quot;&quot;)">
            <text:p/>
          </table:table-cell>
          <table:table-cell table:formula="of:=IF(ISNUMBER(SEARCH(&quot;D&quot;;[.$K61]));IF(ISBLANK([.$D$5]);&quot;&quot;;[.$D$5]);&quot;&quot;)">
            <text:p/>
          </table:table-cell>
          <table:table-cell table:formula="of:=IF(ISNUMBER(SEARCH(&quot;E&quot;;[.$K61]));IF(ISBLANK([.$D$6]);&quot;&quot;;[.$D$6]);&quot;&quot;)">
            <text:p/>
          </table:table-cell>
          <table:table-cell table:formula="of:=IF(ISNUMBER(SEARCH(&quot;F&quot;;[.$K61]));IF(ISBLANK([.$D$7]);&quot;&quot;;[.$D$7]);&quot;&quot;)">
            <text:p/>
          </table:table-cell>
          <table:table-cell table:formula="of:=IF(ISNUMBER(SEARCH(&quot;G&quot;;[.$K61]));IF(ISBLANK([.$D$8]);&quot;&quot;;[.$D$8]);&quot;&quot;)">
            <text:p/>
          </table:table-cell>
          <table:table-cell table:formula="of:=IF(ISNUMBER(SEARCH(&quot;H&quot;;[.$K61]));IF(ISBLANK([.$D$9]);&quot;&quot;;[.$D$9]);&quot;&quot;)">
            <text:p/>
          </table:table-cell>
          <table:table-cell table:formula="of:=IF(ISNUMBER(SEARCH(&quot;I&quot;;[.$K61]));IF(ISBLANK([.$D$10]);&quot;&quot;;[.$D$10]);&quot;&quot;)">
            <text:p/>
          </table:table-cell>
          <table:table-cell table:formula="of:=IF(ISNUMBER(SEARCH(&quot;J&quot;;[.$K61]));IF(ISBLANK([.$D$11]);&quot;&quot;;[.$D$11]);&quot;&quot;)">
            <text:p/>
          </table:table-cell>
          <table:table-cell table:formula="of:=IF(ISNUMBER(SEARCH(&quot;K&quot;;[.$K61]));IF(ISBLANK([.$D$12]);&quot;&quot;;[.$D$12]);&quot;&quot;)">
            <text:p/>
          </table:table-cell>
          <table:table-cell table:formula="of:=IF(ISNUMBER(SEARCH(&quot;L&quot;;[.$K61]));IF(ISBLANK([.$D$13]);&quot;&quot;;[.$D$13]);&quot;&quot;)">
            <text:p/>
          </table:table-cell>
          <table:table-cell table:formula="of:=IF(ISNUMBER(SEARCH(&quot;M&quot;;[.$K61]));IF(ISBLANK([.$D$14]);&quot;&quot;;[.$D$14]);&quot;&quot;)">
            <text:p/>
          </table:table-cell>
          <table:table-cell table:formula="of:=IF(ISNUMBER(SEARCH(&quot;N&quot;;[.$K61]));IF(ISBLANK([.$D$15]);&quot;&quot;;[.$D$15]);&quot;&quot;)">
            <text:p/>
          </table:table-cell>
          <table:table-cell/>
          <table:table-cell table:formula="of:=IF(ISNUMBER(SEARCH(&quot;A&quot;;[.$K61]));IF(ISBLANK([.$E$2]);&quot;&quot;;[.$E$2]);&quot;&quot;)">
            <text:p/>
          </table:table-cell>
          <table:table-cell table:formula="of:=IF(ISNUMBER(SEARCH(&quot;B&quot;;[.$K61]));IF(ISBLANK([.$E$3]);&quot;&quot;;[.$E$3]);&quot;&quot;)">
            <text:p/>
          </table:table-cell>
          <table:table-cell table:formula="of:=IF(ISNUMBER(SEARCH(&quot;C&quot;;[.$K61]));IF(ISBLANK([.$E$4]);&quot;&quot;;[.$E$4]);&quot;&quot;)">
            <text:p/>
          </table:table-cell>
          <table:table-cell table:formula="of:=IF(ISNUMBER(SEARCH(&quot;D&quot;;[.$K61]));IF(ISBLANK([.$E$5]);&quot;&quot;;[.$E$5]);&quot;&quot;)">
            <text:p/>
          </table:table-cell>
          <table:table-cell table:formula="of:=IF(ISNUMBER(SEARCH(&quot;E&quot;;[.$K61]));IF(ISBLANK([.$E$6]);&quot;&quot;;[.$E$6]);&quot;&quot;)">
            <text:p/>
          </table:table-cell>
          <table:table-cell table:formula="of:=IF(ISNUMBER(SEARCH(&quot;F&quot;;[.$K61]));IF(ISBLANK([.$E$7]);&quot;&quot;;[.$E$7]);&quot;&quot;)">
            <text:p/>
          </table:table-cell>
          <table:table-cell table:formula="of:=IF(ISNUMBER(SEARCH(&quot;G&quot;;[.$K61]));IF(ISBLANK([.$E$8]);&quot;&quot;;[.$E$8]);&quot;&quot;)">
            <text:p/>
          </table:table-cell>
          <table:table-cell table:formula="of:=IF(ISNUMBER(SEARCH(&quot;H&quot;;[.$K61]));IF(ISBLANK([.$E$9]);&quot;&quot;;[.$E$9]);&quot;&quot;)">
            <text:p/>
          </table:table-cell>
          <table:table-cell table:formula="of:=IF(ISNUMBER(SEARCH(&quot;I&quot;;[.$K61]));IF(ISBLANK([.$E$10]);&quot;&quot;;[.$E$10]);&quot;&quot;)">
            <text:p/>
          </table:table-cell>
          <table:table-cell table:formula="of:=IF(ISNUMBER(SEARCH(&quot;J&quot;;[.$K61]));IF(ISBLANK([.$E$11]);&quot;&quot;;[.$E$11]);&quot;&quot;)">
            <text:p/>
          </table:table-cell>
          <table:table-cell table:formula="of:=IF(ISNUMBER(SEARCH(&quot;K&quot;;[.$K61]));IF(ISBLANK([.$E$12]);&quot;&quot;;[.$E$12]);&quot;&quot;)">
            <text:p/>
          </table:table-cell>
          <table:table-cell table:formula="of:=IF(ISNUMBER(SEARCH(&quot;L&quot;;[.$K61]));IF(ISBLANK([.$E$13]);&quot;&quot;;[.$E$13]);&quot;&quot;)">
            <text:p/>
          </table:table-cell>
          <table:table-cell table:formula="of:=IF(ISNUMBER(SEARCH(&quot;M&quot;;[.$K61]));IF(ISBLANK([.$E$14]);&quot;&quot;;[.$E$14]);&quot;&quot;)">
            <text:p/>
          </table:table-cell>
          <table:table-cell table:formula="of:=IF(ISNUMBER(SEARCH(&quot;N&quot;;[.$K61]));IF(ISBLANK([.$E$15]);&quot;&quot;;[.$E$15]);&quot;&quot;)">
            <text:p/>
          </table:table-cell>
          <table:table-cell/>
          <table:table-cell table:formula="of:=IF(ISNUMBER(SEARCH(&quot;A&quot;;[.$K61]));IF(ISBLANK([.$F$2]);&quot;&quot;;[.$F$2]);&quot;&quot;)">
            <text:p/>
          </table:table-cell>
          <table:table-cell table:formula="of:=IF(ISNUMBER(SEARCH(&quot;B&quot;;[.$K61]));IF(ISBLANK([.$F$3]);&quot;&quot;;[.$F$3]);&quot;&quot;)">
            <text:p/>
          </table:table-cell>
          <table:table-cell table:formula="of:=IF(ISNUMBER(SEARCH(&quot;C&quot;;[.$K61]));IF(ISBLANK([.$F$4]);&quot;&quot;;[.$F$4]);&quot;&quot;)">
            <text:p/>
          </table:table-cell>
          <table:table-cell table:formula="of:=IF(ISNUMBER(SEARCH(&quot;D&quot;;[.$K61]));IF(ISBLANK([.$F$5]);&quot;&quot;;[.$F$5]);&quot;&quot;)">
            <text:p/>
          </table:table-cell>
          <table:table-cell table:formula="of:=IF(ISNUMBER(SEARCH(&quot;E&quot;;[.$K61]));IF(ISBLANK([.$F$6]);&quot;&quot;;[.$F$6]);&quot;&quot;)">
            <text:p/>
          </table:table-cell>
          <table:table-cell table:formula="of:=IF(ISNUMBER(SEARCH(&quot;F&quot;;[.$K61]));IF(ISBLANK([.$F$7]);&quot;&quot;;[.$F$7]);&quot;&quot;)">
            <text:p/>
          </table:table-cell>
          <table:table-cell table:formula="of:=IF(ISNUMBER(SEARCH(&quot;G&quot;;[.$K61]));IF(ISBLANK([.$F$8]);&quot;&quot;;[.$F$8]);&quot;&quot;)">
            <text:p/>
          </table:table-cell>
          <table:table-cell table:formula="of:=IF(ISNUMBER(SEARCH(&quot;H&quot;;[.$K61]));IF(ISBLANK([.$F$9]);&quot;&quot;;[.$F$9]);&quot;&quot;)">
            <text:p/>
          </table:table-cell>
          <table:table-cell table:formula="of:=IF(ISNUMBER(SEARCH(&quot;I&quot;;[.$K61]));IF(ISBLANK([.$F$10]);&quot;&quot;;[.$F$10]);&quot;&quot;)">
            <text:p/>
          </table:table-cell>
          <table:table-cell table:formula="of:=IF(ISNUMBER(SEARCH(&quot;J&quot;;[.$K61]));IF(ISBLANK([.$F$11]);&quot;&quot;;[.$F$11]);&quot;&quot;)">
            <text:p/>
          </table:table-cell>
          <table:table-cell table:formula="of:=IF(ISNUMBER(SEARCH(&quot;K&quot;;[.$K61]));IF(ISBLANK([.$F$12]);&quot;&quot;;[.$F$12]);&quot;&quot;)">
            <text:p/>
          </table:table-cell>
          <table:table-cell table:formula="of:=IF(ISNUMBER(SEARCH(&quot;L&quot;;[.$K61]));IF(ISBLANK([.$F$13]);&quot;&quot;;[.$F$13]);&quot;&quot;)">
            <text:p/>
          </table:table-cell>
          <table:table-cell table:formula="of:=IF(ISNUMBER(SEARCH(&quot;M&quot;;[.$K61]));IF(ISBLANK([.$F$14]);&quot;&quot;;[.$F$14]);&quot;&quot;)">
            <text:p/>
          </table:table-cell>
          <table:table-cell table:formula="of:=IF(ISNUMBER(SEARCH(&quot;N&quot;;[.$K61]));IF(ISBLANK([.$F$15]);&quot;&quot;;[.$F$15]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,D,K,N,B,F,G</text:p>
          </table:table-cell>
          <table:table-cell table:number-columns-repeated="9"/>
          <table:table-cell table:formula="of:=COM.MICROSOFT.CONCAT([.$Q62:.$AD62])">
            <text:p/>
          </table:table-cell>
          <table:table-cell table:formula="of:=COM.MICROSOFT.CONCAT([.$AF62:.$AS62])">
            <text:p/>
          </table:table-cell>
          <table:table-cell table:formula="of:=COM.MICROSOFT.CONCAT([.$AU62:.$BH62])">
            <text:p/>
          </table:table-cell>
          <table:table-cell table:formula="of:=COUNTIF([.$K$1:.$K$1998];[.K62])" office:value-type="float" office:value="0" calcext:value-type="float">
            <text:p>0</text:p>
          </table:table-cell>
          <table:table-cell/>
          <table:table-cell table:formula="of:=IF(ISNUMBER(SEARCH(&quot;A&quot;;[.$K62]));IF(ISBLANK([.$D$2]);&quot;&quot;;[.$D$2]);&quot;&quot;)">
            <text:p/>
          </table:table-cell>
          <table:table-cell table:formula="of:=IF(ISNUMBER(SEARCH(&quot;B&quot;;[.$K62]));IF(ISBLANK([.$D$3]);&quot;&quot;;[.$D$3]);&quot;&quot;)">
            <text:p/>
          </table:table-cell>
          <table:table-cell table:formula="of:=IF(ISNUMBER(SEARCH(&quot;C&quot;;[.$K62]));IF(ISBLANK([.$D$4]);&quot;&quot;;[.$D$4]);&quot;&quot;)">
            <text:p/>
          </table:table-cell>
          <table:table-cell table:formula="of:=IF(ISNUMBER(SEARCH(&quot;D&quot;;[.$K62]));IF(ISBLANK([.$D$5]);&quot;&quot;;[.$D$5]);&quot;&quot;)">
            <text:p/>
          </table:table-cell>
          <table:table-cell table:formula="of:=IF(ISNUMBER(SEARCH(&quot;E&quot;;[.$K62]));IF(ISBLANK([.$D$6]);&quot;&quot;;[.$D$6]);&quot;&quot;)">
            <text:p/>
          </table:table-cell>
          <table:table-cell table:formula="of:=IF(ISNUMBER(SEARCH(&quot;F&quot;;[.$K62]));IF(ISBLANK([.$D$7]);&quot;&quot;;[.$D$7]);&quot;&quot;)">
            <text:p/>
          </table:table-cell>
          <table:table-cell table:formula="of:=IF(ISNUMBER(SEARCH(&quot;G&quot;;[.$K62]));IF(ISBLANK([.$D$8]);&quot;&quot;;[.$D$8]);&quot;&quot;)">
            <text:p/>
          </table:table-cell>
          <table:table-cell table:formula="of:=IF(ISNUMBER(SEARCH(&quot;H&quot;;[.$K62]));IF(ISBLANK([.$D$9]);&quot;&quot;;[.$D$9]);&quot;&quot;)">
            <text:p/>
          </table:table-cell>
          <table:table-cell table:formula="of:=IF(ISNUMBER(SEARCH(&quot;I&quot;;[.$K62]));IF(ISBLANK([.$D$10]);&quot;&quot;;[.$D$10]);&quot;&quot;)">
            <text:p/>
          </table:table-cell>
          <table:table-cell table:formula="of:=IF(ISNUMBER(SEARCH(&quot;J&quot;;[.$K62]));IF(ISBLANK([.$D$11]);&quot;&quot;;[.$D$11]);&quot;&quot;)">
            <text:p/>
          </table:table-cell>
          <table:table-cell table:formula="of:=IF(ISNUMBER(SEARCH(&quot;K&quot;;[.$K62]));IF(ISBLANK([.$D$12]);&quot;&quot;;[.$D$12]);&quot;&quot;)">
            <text:p/>
          </table:table-cell>
          <table:table-cell table:formula="of:=IF(ISNUMBER(SEARCH(&quot;L&quot;;[.$K62]));IF(ISBLANK([.$D$13]);&quot;&quot;;[.$D$13]);&quot;&quot;)">
            <text:p/>
          </table:table-cell>
          <table:table-cell table:formula="of:=IF(ISNUMBER(SEARCH(&quot;M&quot;;[.$K62]));IF(ISBLANK([.$D$14]);&quot;&quot;;[.$D$14]);&quot;&quot;)">
            <text:p/>
          </table:table-cell>
          <table:table-cell table:formula="of:=IF(ISNUMBER(SEARCH(&quot;N&quot;;[.$K62]));IF(ISBLANK([.$D$15]);&quot;&quot;;[.$D$15]);&quot;&quot;)">
            <text:p/>
          </table:table-cell>
          <table:table-cell/>
          <table:table-cell table:formula="of:=IF(ISNUMBER(SEARCH(&quot;A&quot;;[.$K62]));IF(ISBLANK([.$E$2]);&quot;&quot;;[.$E$2]);&quot;&quot;)">
            <text:p/>
          </table:table-cell>
          <table:table-cell table:formula="of:=IF(ISNUMBER(SEARCH(&quot;B&quot;;[.$K62]));IF(ISBLANK([.$E$3]);&quot;&quot;;[.$E$3]);&quot;&quot;)">
            <text:p/>
          </table:table-cell>
          <table:table-cell table:formula="of:=IF(ISNUMBER(SEARCH(&quot;C&quot;;[.$K62]));IF(ISBLANK([.$E$4]);&quot;&quot;;[.$E$4]);&quot;&quot;)">
            <text:p/>
          </table:table-cell>
          <table:table-cell table:formula="of:=IF(ISNUMBER(SEARCH(&quot;D&quot;;[.$K62]));IF(ISBLANK([.$E$5]);&quot;&quot;;[.$E$5]);&quot;&quot;)">
            <text:p/>
          </table:table-cell>
          <table:table-cell table:formula="of:=IF(ISNUMBER(SEARCH(&quot;E&quot;;[.$K62]));IF(ISBLANK([.$E$6]);&quot;&quot;;[.$E$6]);&quot;&quot;)">
            <text:p/>
          </table:table-cell>
          <table:table-cell table:formula="of:=IF(ISNUMBER(SEARCH(&quot;F&quot;;[.$K62]));IF(ISBLANK([.$E$7]);&quot;&quot;;[.$E$7]);&quot;&quot;)">
            <text:p/>
          </table:table-cell>
          <table:table-cell table:formula="of:=IF(ISNUMBER(SEARCH(&quot;G&quot;;[.$K62]));IF(ISBLANK([.$E$8]);&quot;&quot;;[.$E$8]);&quot;&quot;)">
            <text:p/>
          </table:table-cell>
          <table:table-cell table:formula="of:=IF(ISNUMBER(SEARCH(&quot;H&quot;;[.$K62]));IF(ISBLANK([.$E$9]);&quot;&quot;;[.$E$9]);&quot;&quot;)">
            <text:p/>
          </table:table-cell>
          <table:table-cell table:formula="of:=IF(ISNUMBER(SEARCH(&quot;I&quot;;[.$K62]));IF(ISBLANK([.$E$10]);&quot;&quot;;[.$E$10]);&quot;&quot;)">
            <text:p/>
          </table:table-cell>
          <table:table-cell table:formula="of:=IF(ISNUMBER(SEARCH(&quot;J&quot;;[.$K62]));IF(ISBLANK([.$E$11]);&quot;&quot;;[.$E$11]);&quot;&quot;)">
            <text:p/>
          </table:table-cell>
          <table:table-cell table:formula="of:=IF(ISNUMBER(SEARCH(&quot;K&quot;;[.$K62]));IF(ISBLANK([.$E$12]);&quot;&quot;;[.$E$12]);&quot;&quot;)">
            <text:p/>
          </table:table-cell>
          <table:table-cell table:formula="of:=IF(ISNUMBER(SEARCH(&quot;L&quot;;[.$K62]));IF(ISBLANK([.$E$13]);&quot;&quot;;[.$E$13]);&quot;&quot;)">
            <text:p/>
          </table:table-cell>
          <table:table-cell table:formula="of:=IF(ISNUMBER(SEARCH(&quot;M&quot;;[.$K62]));IF(ISBLANK([.$E$14]);&quot;&quot;;[.$E$14]);&quot;&quot;)">
            <text:p/>
          </table:table-cell>
          <table:table-cell table:formula="of:=IF(ISNUMBER(SEARCH(&quot;N&quot;;[.$K62]));IF(ISBLANK([.$E$15]);&quot;&quot;;[.$E$15]);&quot;&quot;)">
            <text:p/>
          </table:table-cell>
          <table:table-cell/>
          <table:table-cell table:formula="of:=IF(ISNUMBER(SEARCH(&quot;A&quot;;[.$K62]));IF(ISBLANK([.$F$2]);&quot;&quot;;[.$F$2]);&quot;&quot;)">
            <text:p/>
          </table:table-cell>
          <table:table-cell table:formula="of:=IF(ISNUMBER(SEARCH(&quot;B&quot;;[.$K62]));IF(ISBLANK([.$F$3]);&quot;&quot;;[.$F$3]);&quot;&quot;)">
            <text:p/>
          </table:table-cell>
          <table:table-cell table:formula="of:=IF(ISNUMBER(SEARCH(&quot;C&quot;;[.$K62]));IF(ISBLANK([.$F$4]);&quot;&quot;;[.$F$4]);&quot;&quot;)">
            <text:p/>
          </table:table-cell>
          <table:table-cell table:formula="of:=IF(ISNUMBER(SEARCH(&quot;D&quot;;[.$K62]));IF(ISBLANK([.$F$5]);&quot;&quot;;[.$F$5]);&quot;&quot;)">
            <text:p/>
          </table:table-cell>
          <table:table-cell table:formula="of:=IF(ISNUMBER(SEARCH(&quot;E&quot;;[.$K62]));IF(ISBLANK([.$F$6]);&quot;&quot;;[.$F$6]);&quot;&quot;)">
            <text:p/>
          </table:table-cell>
          <table:table-cell table:formula="of:=IF(ISNUMBER(SEARCH(&quot;F&quot;;[.$K62]));IF(ISBLANK([.$F$7]);&quot;&quot;;[.$F$7]);&quot;&quot;)">
            <text:p/>
          </table:table-cell>
          <table:table-cell table:formula="of:=IF(ISNUMBER(SEARCH(&quot;G&quot;;[.$K62]));IF(ISBLANK([.$F$8]);&quot;&quot;;[.$F$8]);&quot;&quot;)">
            <text:p/>
          </table:table-cell>
          <table:table-cell table:formula="of:=IF(ISNUMBER(SEARCH(&quot;H&quot;;[.$K62]));IF(ISBLANK([.$F$9]);&quot;&quot;;[.$F$9]);&quot;&quot;)">
            <text:p/>
          </table:table-cell>
          <table:table-cell table:formula="of:=IF(ISNUMBER(SEARCH(&quot;I&quot;;[.$K62]));IF(ISBLANK([.$F$10]);&quot;&quot;;[.$F$10]);&quot;&quot;)">
            <text:p/>
          </table:table-cell>
          <table:table-cell table:formula="of:=IF(ISNUMBER(SEARCH(&quot;J&quot;;[.$K62]));IF(ISBLANK([.$F$11]);&quot;&quot;;[.$F$11]);&quot;&quot;)">
            <text:p/>
          </table:table-cell>
          <table:table-cell table:formula="of:=IF(ISNUMBER(SEARCH(&quot;K&quot;;[.$K62]));IF(ISBLANK([.$F$12]);&quot;&quot;;[.$F$12]);&quot;&quot;)">
            <text:p/>
          </table:table-cell>
          <table:table-cell table:formula="of:=IF(ISNUMBER(SEARCH(&quot;L&quot;;[.$K62]));IF(ISBLANK([.$F$13]);&quot;&quot;;[.$F$13]);&quot;&quot;)">
            <text:p/>
          </table:table-cell>
          <table:table-cell table:formula="of:=IF(ISNUMBER(SEARCH(&quot;M&quot;;[.$K62]));IF(ISBLANK([.$F$14]);&quot;&quot;;[.$F$14]);&quot;&quot;)">
            <text:p/>
          </table:table-cell>
          <table:table-cell table:formula="of:=IF(ISNUMBER(SEARCH(&quot;N&quot;;[.$K62]));IF(ISBLANK([.$F$15]);&quot;&quot;;[.$F$15])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,N,K</text:p>
          </table:table-cell>
          <table:table-cell table:number-columns-repeated="9"/>
          <table:table-cell table:formula="of:=COM.MICROSOFT.CONCAT([.$Q63:.$AD63])">
            <text:p/>
          </table:table-cell>
          <table:table-cell table:formula="of:=COM.MICROSOFT.CONCAT([.$AF63:.$AS63])">
            <text:p/>
          </table:table-cell>
          <table:table-cell table:formula="of:=COM.MICROSOFT.CONCAT([.$AU63:.$BH63])">
            <text:p/>
          </table:table-cell>
          <table:table-cell table:formula="of:=COUNTIF([.$K$1:.$K$1998];[.K63])" office:value-type="float" office:value="0" calcext:value-type="float">
            <text:p>0</text:p>
          </table:table-cell>
          <table:table-cell/>
          <table:table-cell table:formula="of:=IF(ISNUMBER(SEARCH(&quot;A&quot;;[.$K63]));IF(ISBLANK([.$D$2]);&quot;&quot;;[.$D$2]);&quot;&quot;)">
            <text:p/>
          </table:table-cell>
          <table:table-cell table:formula="of:=IF(ISNUMBER(SEARCH(&quot;B&quot;;[.$K63]));IF(ISBLANK([.$D$3]);&quot;&quot;;[.$D$3]);&quot;&quot;)">
            <text:p/>
          </table:table-cell>
          <table:table-cell table:formula="of:=IF(ISNUMBER(SEARCH(&quot;C&quot;;[.$K63]));IF(ISBLANK([.$D$4]);&quot;&quot;;[.$D$4]);&quot;&quot;)">
            <text:p/>
          </table:table-cell>
          <table:table-cell table:formula="of:=IF(ISNUMBER(SEARCH(&quot;D&quot;;[.$K63]));IF(ISBLANK([.$D$5]);&quot;&quot;;[.$D$5]);&quot;&quot;)">
            <text:p/>
          </table:table-cell>
          <table:table-cell table:formula="of:=IF(ISNUMBER(SEARCH(&quot;E&quot;;[.$K63]));IF(ISBLANK([.$D$6]);&quot;&quot;;[.$D$6]);&quot;&quot;)">
            <text:p/>
          </table:table-cell>
          <table:table-cell table:formula="of:=IF(ISNUMBER(SEARCH(&quot;F&quot;;[.$K63]));IF(ISBLANK([.$D$7]);&quot;&quot;;[.$D$7]);&quot;&quot;)">
            <text:p/>
          </table:table-cell>
          <table:table-cell table:formula="of:=IF(ISNUMBER(SEARCH(&quot;G&quot;;[.$K63]));IF(ISBLANK([.$D$8]);&quot;&quot;;[.$D$8]);&quot;&quot;)">
            <text:p/>
          </table:table-cell>
          <table:table-cell table:formula="of:=IF(ISNUMBER(SEARCH(&quot;H&quot;;[.$K63]));IF(ISBLANK([.$D$9]);&quot;&quot;;[.$D$9]);&quot;&quot;)">
            <text:p/>
          </table:table-cell>
          <table:table-cell table:formula="of:=IF(ISNUMBER(SEARCH(&quot;I&quot;;[.$K63]));IF(ISBLANK([.$D$10]);&quot;&quot;;[.$D$10]);&quot;&quot;)">
            <text:p/>
          </table:table-cell>
          <table:table-cell table:formula="of:=IF(ISNUMBER(SEARCH(&quot;J&quot;;[.$K63]));IF(ISBLANK([.$D$11]);&quot;&quot;;[.$D$11]);&quot;&quot;)">
            <text:p/>
          </table:table-cell>
          <table:table-cell table:formula="of:=IF(ISNUMBER(SEARCH(&quot;K&quot;;[.$K63]));IF(ISBLANK([.$D$12]);&quot;&quot;;[.$D$12]);&quot;&quot;)">
            <text:p/>
          </table:table-cell>
          <table:table-cell table:formula="of:=IF(ISNUMBER(SEARCH(&quot;L&quot;;[.$K63]));IF(ISBLANK([.$D$13]);&quot;&quot;;[.$D$13]);&quot;&quot;)">
            <text:p/>
          </table:table-cell>
          <table:table-cell table:formula="of:=IF(ISNUMBER(SEARCH(&quot;M&quot;;[.$K63]));IF(ISBLANK([.$D$14]);&quot;&quot;;[.$D$14]);&quot;&quot;)">
            <text:p/>
          </table:table-cell>
          <table:table-cell table:formula="of:=IF(ISNUMBER(SEARCH(&quot;N&quot;;[.$K63]));IF(ISBLANK([.$D$15]);&quot;&quot;;[.$D$15]);&quot;&quot;)">
            <text:p/>
          </table:table-cell>
          <table:table-cell/>
          <table:table-cell table:formula="of:=IF(ISNUMBER(SEARCH(&quot;A&quot;;[.$K63]));IF(ISBLANK([.$E$2]);&quot;&quot;;[.$E$2]);&quot;&quot;)">
            <text:p/>
          </table:table-cell>
          <table:table-cell table:formula="of:=IF(ISNUMBER(SEARCH(&quot;B&quot;;[.$K63]));IF(ISBLANK([.$E$3]);&quot;&quot;;[.$E$3]);&quot;&quot;)">
            <text:p/>
          </table:table-cell>
          <table:table-cell table:formula="of:=IF(ISNUMBER(SEARCH(&quot;C&quot;;[.$K63]));IF(ISBLANK([.$E$4]);&quot;&quot;;[.$E$4]);&quot;&quot;)">
            <text:p/>
          </table:table-cell>
          <table:table-cell table:formula="of:=IF(ISNUMBER(SEARCH(&quot;D&quot;;[.$K63]));IF(ISBLANK([.$E$5]);&quot;&quot;;[.$E$5]);&quot;&quot;)">
            <text:p/>
          </table:table-cell>
          <table:table-cell table:formula="of:=IF(ISNUMBER(SEARCH(&quot;E&quot;;[.$K63]));IF(ISBLANK([.$E$6]);&quot;&quot;;[.$E$6]);&quot;&quot;)">
            <text:p/>
          </table:table-cell>
          <table:table-cell table:formula="of:=IF(ISNUMBER(SEARCH(&quot;F&quot;;[.$K63]));IF(ISBLANK([.$E$7]);&quot;&quot;;[.$E$7]);&quot;&quot;)">
            <text:p/>
          </table:table-cell>
          <table:table-cell table:formula="of:=IF(ISNUMBER(SEARCH(&quot;G&quot;;[.$K63]));IF(ISBLANK([.$E$8]);&quot;&quot;;[.$E$8]);&quot;&quot;)">
            <text:p/>
          </table:table-cell>
          <table:table-cell table:formula="of:=IF(ISNUMBER(SEARCH(&quot;H&quot;;[.$K63]));IF(ISBLANK([.$E$9]);&quot;&quot;;[.$E$9]);&quot;&quot;)">
            <text:p/>
          </table:table-cell>
          <table:table-cell table:formula="of:=IF(ISNUMBER(SEARCH(&quot;I&quot;;[.$K63]));IF(ISBLANK([.$E$10]);&quot;&quot;;[.$E$10]);&quot;&quot;)">
            <text:p/>
          </table:table-cell>
          <table:table-cell table:formula="of:=IF(ISNUMBER(SEARCH(&quot;J&quot;;[.$K63]));IF(ISBLANK([.$E$11]);&quot;&quot;;[.$E$11]);&quot;&quot;)">
            <text:p/>
          </table:table-cell>
          <table:table-cell table:formula="of:=IF(ISNUMBER(SEARCH(&quot;K&quot;;[.$K63]));IF(ISBLANK([.$E$12]);&quot;&quot;;[.$E$12]);&quot;&quot;)">
            <text:p/>
          </table:table-cell>
          <table:table-cell table:formula="of:=IF(ISNUMBER(SEARCH(&quot;L&quot;;[.$K63]));IF(ISBLANK([.$E$13]);&quot;&quot;;[.$E$13]);&quot;&quot;)">
            <text:p/>
          </table:table-cell>
          <table:table-cell table:formula="of:=IF(ISNUMBER(SEARCH(&quot;M&quot;;[.$K63]));IF(ISBLANK([.$E$14]);&quot;&quot;;[.$E$14]);&quot;&quot;)">
            <text:p/>
          </table:table-cell>
          <table:table-cell table:formula="of:=IF(ISNUMBER(SEARCH(&quot;N&quot;;[.$K63]));IF(ISBLANK([.$E$15]);&quot;&quot;;[.$E$15]);&quot;&quot;)">
            <text:p/>
          </table:table-cell>
          <table:table-cell/>
          <table:table-cell table:formula="of:=IF(ISNUMBER(SEARCH(&quot;A&quot;;[.$K63]));IF(ISBLANK([.$F$2]);&quot;&quot;;[.$F$2]);&quot;&quot;)">
            <text:p/>
          </table:table-cell>
          <table:table-cell table:formula="of:=IF(ISNUMBER(SEARCH(&quot;B&quot;;[.$K63]));IF(ISBLANK([.$F$3]);&quot;&quot;;[.$F$3]);&quot;&quot;)">
            <text:p/>
          </table:table-cell>
          <table:table-cell table:formula="of:=IF(ISNUMBER(SEARCH(&quot;C&quot;;[.$K63]));IF(ISBLANK([.$F$4]);&quot;&quot;;[.$F$4]);&quot;&quot;)">
            <text:p/>
          </table:table-cell>
          <table:table-cell table:formula="of:=IF(ISNUMBER(SEARCH(&quot;D&quot;;[.$K63]));IF(ISBLANK([.$F$5]);&quot;&quot;;[.$F$5]);&quot;&quot;)">
            <text:p/>
          </table:table-cell>
          <table:table-cell table:formula="of:=IF(ISNUMBER(SEARCH(&quot;E&quot;;[.$K63]));IF(ISBLANK([.$F$6]);&quot;&quot;;[.$F$6]);&quot;&quot;)">
            <text:p/>
          </table:table-cell>
          <table:table-cell table:formula="of:=IF(ISNUMBER(SEARCH(&quot;F&quot;;[.$K63]));IF(ISBLANK([.$F$7]);&quot;&quot;;[.$F$7]);&quot;&quot;)">
            <text:p/>
          </table:table-cell>
          <table:table-cell table:formula="of:=IF(ISNUMBER(SEARCH(&quot;G&quot;;[.$K63]));IF(ISBLANK([.$F$8]);&quot;&quot;;[.$F$8]);&quot;&quot;)">
            <text:p/>
          </table:table-cell>
          <table:table-cell table:formula="of:=IF(ISNUMBER(SEARCH(&quot;H&quot;;[.$K63]));IF(ISBLANK([.$F$9]);&quot;&quot;;[.$F$9]);&quot;&quot;)">
            <text:p/>
          </table:table-cell>
          <table:table-cell table:formula="of:=IF(ISNUMBER(SEARCH(&quot;I&quot;;[.$K63]));IF(ISBLANK([.$F$10]);&quot;&quot;;[.$F$10]);&quot;&quot;)">
            <text:p/>
          </table:table-cell>
          <table:table-cell table:formula="of:=IF(ISNUMBER(SEARCH(&quot;J&quot;;[.$K63]));IF(ISBLANK([.$F$11]);&quot;&quot;;[.$F$11]);&quot;&quot;)">
            <text:p/>
          </table:table-cell>
          <table:table-cell table:formula="of:=IF(ISNUMBER(SEARCH(&quot;K&quot;;[.$K63]));IF(ISBLANK([.$F$12]);&quot;&quot;;[.$F$12]);&quot;&quot;)">
            <text:p/>
          </table:table-cell>
          <table:table-cell table:formula="of:=IF(ISNUMBER(SEARCH(&quot;L&quot;;[.$K63]));IF(ISBLANK([.$F$13]);&quot;&quot;;[.$F$13]);&quot;&quot;)">
            <text:p/>
          </table:table-cell>
          <table:table-cell table:formula="of:=IF(ISNUMBER(SEARCH(&quot;M&quot;;[.$K63]));IF(ISBLANK([.$F$14]);&quot;&quot;;[.$F$14]);&quot;&quot;)">
            <text:p/>
          </table:table-cell>
          <table:table-cell table:formula="of:=IF(ISNUMBER(SEARCH(&quot;N&quot;;[.$K63]));IF(ISBLANK([.$F$15]);&quot;&quot;;[.$F$15]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,C,B,D</text:p>
          </table:table-cell>
          <table:table-cell table:number-columns-repeated="9"/>
          <table:table-cell table:formula="of:=COM.MICROSOFT.CONCAT([.$Q64:.$AD64])">
            <text:p/>
          </table:table-cell>
          <table:table-cell table:formula="of:=COM.MICROSOFT.CONCAT([.$AF64:.$AS64])">
            <text:p/>
          </table:table-cell>
          <table:table-cell table:formula="of:=COM.MICROSOFT.CONCAT([.$AU64:.$BH64])">
            <text:p/>
          </table:table-cell>
          <table:table-cell table:formula="of:=COUNTIF([.$K$1:.$K$1998];[.K64])" office:value-type="float" office:value="0" calcext:value-type="float">
            <text:p>0</text:p>
          </table:table-cell>
          <table:table-cell/>
          <table:table-cell table:formula="of:=IF(ISNUMBER(SEARCH(&quot;A&quot;;[.$K64]));IF(ISBLANK([.$D$2]);&quot;&quot;;[.$D$2]);&quot;&quot;)">
            <text:p/>
          </table:table-cell>
          <table:table-cell table:formula="of:=IF(ISNUMBER(SEARCH(&quot;B&quot;;[.$K64]));IF(ISBLANK([.$D$3]);&quot;&quot;;[.$D$3]);&quot;&quot;)">
            <text:p/>
          </table:table-cell>
          <table:table-cell table:formula="of:=IF(ISNUMBER(SEARCH(&quot;C&quot;;[.$K64]));IF(ISBLANK([.$D$4]);&quot;&quot;;[.$D$4]);&quot;&quot;)">
            <text:p/>
          </table:table-cell>
          <table:table-cell table:formula="of:=IF(ISNUMBER(SEARCH(&quot;D&quot;;[.$K64]));IF(ISBLANK([.$D$5]);&quot;&quot;;[.$D$5]);&quot;&quot;)">
            <text:p/>
          </table:table-cell>
          <table:table-cell table:formula="of:=IF(ISNUMBER(SEARCH(&quot;E&quot;;[.$K64]));IF(ISBLANK([.$D$6]);&quot;&quot;;[.$D$6]);&quot;&quot;)">
            <text:p/>
          </table:table-cell>
          <table:table-cell table:formula="of:=IF(ISNUMBER(SEARCH(&quot;F&quot;;[.$K64]));IF(ISBLANK([.$D$7]);&quot;&quot;;[.$D$7]);&quot;&quot;)">
            <text:p/>
          </table:table-cell>
          <table:table-cell table:formula="of:=IF(ISNUMBER(SEARCH(&quot;G&quot;;[.$K64]));IF(ISBLANK([.$D$8]);&quot;&quot;;[.$D$8]);&quot;&quot;)">
            <text:p/>
          </table:table-cell>
          <table:table-cell table:formula="of:=IF(ISNUMBER(SEARCH(&quot;H&quot;;[.$K64]));IF(ISBLANK([.$D$9]);&quot;&quot;;[.$D$9]);&quot;&quot;)">
            <text:p/>
          </table:table-cell>
          <table:table-cell table:formula="of:=IF(ISNUMBER(SEARCH(&quot;I&quot;;[.$K64]));IF(ISBLANK([.$D$10]);&quot;&quot;;[.$D$10]);&quot;&quot;)">
            <text:p/>
          </table:table-cell>
          <table:table-cell table:formula="of:=IF(ISNUMBER(SEARCH(&quot;J&quot;;[.$K64]));IF(ISBLANK([.$D$11]);&quot;&quot;;[.$D$11]);&quot;&quot;)">
            <text:p/>
          </table:table-cell>
          <table:table-cell table:formula="of:=IF(ISNUMBER(SEARCH(&quot;K&quot;;[.$K64]));IF(ISBLANK([.$D$12]);&quot;&quot;;[.$D$12]);&quot;&quot;)">
            <text:p/>
          </table:table-cell>
          <table:table-cell table:formula="of:=IF(ISNUMBER(SEARCH(&quot;L&quot;;[.$K64]));IF(ISBLANK([.$D$13]);&quot;&quot;;[.$D$13]);&quot;&quot;)">
            <text:p/>
          </table:table-cell>
          <table:table-cell table:formula="of:=IF(ISNUMBER(SEARCH(&quot;M&quot;;[.$K64]));IF(ISBLANK([.$D$14]);&quot;&quot;;[.$D$14]);&quot;&quot;)">
            <text:p/>
          </table:table-cell>
          <table:table-cell table:formula="of:=IF(ISNUMBER(SEARCH(&quot;N&quot;;[.$K64]));IF(ISBLANK([.$D$15]);&quot;&quot;;[.$D$15]);&quot;&quot;)">
            <text:p/>
          </table:table-cell>
          <table:table-cell/>
          <table:table-cell table:formula="of:=IF(ISNUMBER(SEARCH(&quot;A&quot;;[.$K64]));IF(ISBLANK([.$E$2]);&quot;&quot;;[.$E$2]);&quot;&quot;)">
            <text:p/>
          </table:table-cell>
          <table:table-cell table:formula="of:=IF(ISNUMBER(SEARCH(&quot;B&quot;;[.$K64]));IF(ISBLANK([.$E$3]);&quot;&quot;;[.$E$3]);&quot;&quot;)">
            <text:p/>
          </table:table-cell>
          <table:table-cell table:formula="of:=IF(ISNUMBER(SEARCH(&quot;C&quot;;[.$K64]));IF(ISBLANK([.$E$4]);&quot;&quot;;[.$E$4]);&quot;&quot;)">
            <text:p/>
          </table:table-cell>
          <table:table-cell table:formula="of:=IF(ISNUMBER(SEARCH(&quot;D&quot;;[.$K64]));IF(ISBLANK([.$E$5]);&quot;&quot;;[.$E$5]);&quot;&quot;)">
            <text:p/>
          </table:table-cell>
          <table:table-cell table:formula="of:=IF(ISNUMBER(SEARCH(&quot;E&quot;;[.$K64]));IF(ISBLANK([.$E$6]);&quot;&quot;;[.$E$6]);&quot;&quot;)">
            <text:p/>
          </table:table-cell>
          <table:table-cell table:formula="of:=IF(ISNUMBER(SEARCH(&quot;F&quot;;[.$K64]));IF(ISBLANK([.$E$7]);&quot;&quot;;[.$E$7]);&quot;&quot;)">
            <text:p/>
          </table:table-cell>
          <table:table-cell table:formula="of:=IF(ISNUMBER(SEARCH(&quot;G&quot;;[.$K64]));IF(ISBLANK([.$E$8]);&quot;&quot;;[.$E$8]);&quot;&quot;)">
            <text:p/>
          </table:table-cell>
          <table:table-cell table:formula="of:=IF(ISNUMBER(SEARCH(&quot;H&quot;;[.$K64]));IF(ISBLANK([.$E$9]);&quot;&quot;;[.$E$9]);&quot;&quot;)">
            <text:p/>
          </table:table-cell>
          <table:table-cell table:formula="of:=IF(ISNUMBER(SEARCH(&quot;I&quot;;[.$K64]));IF(ISBLANK([.$E$10]);&quot;&quot;;[.$E$10]);&quot;&quot;)">
            <text:p/>
          </table:table-cell>
          <table:table-cell table:formula="of:=IF(ISNUMBER(SEARCH(&quot;J&quot;;[.$K64]));IF(ISBLANK([.$E$11]);&quot;&quot;;[.$E$11]);&quot;&quot;)">
            <text:p/>
          </table:table-cell>
          <table:table-cell table:formula="of:=IF(ISNUMBER(SEARCH(&quot;K&quot;;[.$K64]));IF(ISBLANK([.$E$12]);&quot;&quot;;[.$E$12]);&quot;&quot;)">
            <text:p/>
          </table:table-cell>
          <table:table-cell table:formula="of:=IF(ISNUMBER(SEARCH(&quot;L&quot;;[.$K64]));IF(ISBLANK([.$E$13]);&quot;&quot;;[.$E$13]);&quot;&quot;)">
            <text:p/>
          </table:table-cell>
          <table:table-cell table:formula="of:=IF(ISNUMBER(SEARCH(&quot;M&quot;;[.$K64]));IF(ISBLANK([.$E$14]);&quot;&quot;;[.$E$14]);&quot;&quot;)">
            <text:p/>
          </table:table-cell>
          <table:table-cell table:formula="of:=IF(ISNUMBER(SEARCH(&quot;N&quot;;[.$K64]));IF(ISBLANK([.$E$15]);&quot;&quot;;[.$E$15]);&quot;&quot;)">
            <text:p/>
          </table:table-cell>
          <table:table-cell/>
          <table:table-cell table:formula="of:=IF(ISNUMBER(SEARCH(&quot;A&quot;;[.$K64]));IF(ISBLANK([.$F$2]);&quot;&quot;;[.$F$2]);&quot;&quot;)">
            <text:p/>
          </table:table-cell>
          <table:table-cell table:formula="of:=IF(ISNUMBER(SEARCH(&quot;B&quot;;[.$K64]));IF(ISBLANK([.$F$3]);&quot;&quot;;[.$F$3]);&quot;&quot;)">
            <text:p/>
          </table:table-cell>
          <table:table-cell table:formula="of:=IF(ISNUMBER(SEARCH(&quot;C&quot;;[.$K64]));IF(ISBLANK([.$F$4]);&quot;&quot;;[.$F$4]);&quot;&quot;)">
            <text:p/>
          </table:table-cell>
          <table:table-cell table:formula="of:=IF(ISNUMBER(SEARCH(&quot;D&quot;;[.$K64]));IF(ISBLANK([.$F$5]);&quot;&quot;;[.$F$5]);&quot;&quot;)">
            <text:p/>
          </table:table-cell>
          <table:table-cell table:formula="of:=IF(ISNUMBER(SEARCH(&quot;E&quot;;[.$K64]));IF(ISBLANK([.$F$6]);&quot;&quot;;[.$F$6]);&quot;&quot;)">
            <text:p/>
          </table:table-cell>
          <table:table-cell table:formula="of:=IF(ISNUMBER(SEARCH(&quot;F&quot;;[.$K64]));IF(ISBLANK([.$F$7]);&quot;&quot;;[.$F$7]);&quot;&quot;)">
            <text:p/>
          </table:table-cell>
          <table:table-cell table:formula="of:=IF(ISNUMBER(SEARCH(&quot;G&quot;;[.$K64]));IF(ISBLANK([.$F$8]);&quot;&quot;;[.$F$8]);&quot;&quot;)">
            <text:p/>
          </table:table-cell>
          <table:table-cell table:formula="of:=IF(ISNUMBER(SEARCH(&quot;H&quot;;[.$K64]));IF(ISBLANK([.$F$9]);&quot;&quot;;[.$F$9]);&quot;&quot;)">
            <text:p/>
          </table:table-cell>
          <table:table-cell table:formula="of:=IF(ISNUMBER(SEARCH(&quot;I&quot;;[.$K64]));IF(ISBLANK([.$F$10]);&quot;&quot;;[.$F$10]);&quot;&quot;)">
            <text:p/>
          </table:table-cell>
          <table:table-cell table:formula="of:=IF(ISNUMBER(SEARCH(&quot;J&quot;;[.$K64]));IF(ISBLANK([.$F$11]);&quot;&quot;;[.$F$11]);&quot;&quot;)">
            <text:p/>
          </table:table-cell>
          <table:table-cell table:formula="of:=IF(ISNUMBER(SEARCH(&quot;K&quot;;[.$K64]));IF(ISBLANK([.$F$12]);&quot;&quot;;[.$F$12]);&quot;&quot;)">
            <text:p/>
          </table:table-cell>
          <table:table-cell table:formula="of:=IF(ISNUMBER(SEARCH(&quot;L&quot;;[.$K64]));IF(ISBLANK([.$F$13]);&quot;&quot;;[.$F$13]);&quot;&quot;)">
            <text:p/>
          </table:table-cell>
          <table:table-cell table:formula="of:=IF(ISNUMBER(SEARCH(&quot;M&quot;;[.$K64]));IF(ISBLANK([.$F$14]);&quot;&quot;;[.$F$14]);&quot;&quot;)">
            <text:p/>
          </table:table-cell>
          <table:table-cell table:formula="of:=IF(ISNUMBER(SEARCH(&quot;N&quot;;[.$K64]));IF(ISBLANK([.$F$15]);&quot;&quot;;[.$F$15]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,J</text:p>
          </table:table-cell>
          <table:table-cell table:number-columns-repeated="9"/>
          <table:table-cell table:formula="of:=COM.MICROSOFT.CONCAT([.$Q65:.$AD65])">
            <text:p/>
          </table:table-cell>
          <table:table-cell table:formula="of:=COM.MICROSOFT.CONCAT([.$AF65:.$AS65])">
            <text:p/>
          </table:table-cell>
          <table:table-cell table:formula="of:=COM.MICROSOFT.CONCAT([.$AU65:.$BH65])">
            <text:p/>
          </table:table-cell>
          <table:table-cell table:formula="of:=COUNTIF([.$K$1:.$K$1998];[.K65])" office:value-type="float" office:value="0" calcext:value-type="float">
            <text:p>0</text:p>
          </table:table-cell>
          <table:table-cell/>
          <table:table-cell table:formula="of:=IF(ISNUMBER(SEARCH(&quot;A&quot;;[.$K65]));IF(ISBLANK([.$D$2]);&quot;&quot;;[.$D$2]);&quot;&quot;)">
            <text:p/>
          </table:table-cell>
          <table:table-cell table:formula="of:=IF(ISNUMBER(SEARCH(&quot;B&quot;;[.$K65]));IF(ISBLANK([.$D$3]);&quot;&quot;;[.$D$3]);&quot;&quot;)">
            <text:p/>
          </table:table-cell>
          <table:table-cell table:formula="of:=IF(ISNUMBER(SEARCH(&quot;C&quot;;[.$K65]));IF(ISBLANK([.$D$4]);&quot;&quot;;[.$D$4]);&quot;&quot;)">
            <text:p/>
          </table:table-cell>
          <table:table-cell table:formula="of:=IF(ISNUMBER(SEARCH(&quot;D&quot;;[.$K65]));IF(ISBLANK([.$D$5]);&quot;&quot;;[.$D$5]);&quot;&quot;)">
            <text:p/>
          </table:table-cell>
          <table:table-cell table:formula="of:=IF(ISNUMBER(SEARCH(&quot;E&quot;;[.$K65]));IF(ISBLANK([.$D$6]);&quot;&quot;;[.$D$6]);&quot;&quot;)">
            <text:p/>
          </table:table-cell>
          <table:table-cell table:formula="of:=IF(ISNUMBER(SEARCH(&quot;F&quot;;[.$K65]));IF(ISBLANK([.$D$7]);&quot;&quot;;[.$D$7]);&quot;&quot;)">
            <text:p/>
          </table:table-cell>
          <table:table-cell table:formula="of:=IF(ISNUMBER(SEARCH(&quot;G&quot;;[.$K65]));IF(ISBLANK([.$D$8]);&quot;&quot;;[.$D$8]);&quot;&quot;)">
            <text:p/>
          </table:table-cell>
          <table:table-cell table:formula="of:=IF(ISNUMBER(SEARCH(&quot;H&quot;;[.$K65]));IF(ISBLANK([.$D$9]);&quot;&quot;;[.$D$9]);&quot;&quot;)">
            <text:p/>
          </table:table-cell>
          <table:table-cell table:formula="of:=IF(ISNUMBER(SEARCH(&quot;I&quot;;[.$K65]));IF(ISBLANK([.$D$10]);&quot;&quot;;[.$D$10]);&quot;&quot;)">
            <text:p/>
          </table:table-cell>
          <table:table-cell table:formula="of:=IF(ISNUMBER(SEARCH(&quot;J&quot;;[.$K65]));IF(ISBLANK([.$D$11]);&quot;&quot;;[.$D$11]);&quot;&quot;)">
            <text:p/>
          </table:table-cell>
          <table:table-cell table:formula="of:=IF(ISNUMBER(SEARCH(&quot;K&quot;;[.$K65]));IF(ISBLANK([.$D$12]);&quot;&quot;;[.$D$12]);&quot;&quot;)">
            <text:p/>
          </table:table-cell>
          <table:table-cell table:formula="of:=IF(ISNUMBER(SEARCH(&quot;L&quot;;[.$K65]));IF(ISBLANK([.$D$13]);&quot;&quot;;[.$D$13]);&quot;&quot;)">
            <text:p/>
          </table:table-cell>
          <table:table-cell table:formula="of:=IF(ISNUMBER(SEARCH(&quot;M&quot;;[.$K65]));IF(ISBLANK([.$D$14]);&quot;&quot;;[.$D$14]);&quot;&quot;)">
            <text:p/>
          </table:table-cell>
          <table:table-cell table:formula="of:=IF(ISNUMBER(SEARCH(&quot;N&quot;;[.$K65]));IF(ISBLANK([.$D$15]);&quot;&quot;;[.$D$15]);&quot;&quot;)">
            <text:p/>
          </table:table-cell>
          <table:table-cell/>
          <table:table-cell table:formula="of:=IF(ISNUMBER(SEARCH(&quot;A&quot;;[.$K65]));IF(ISBLANK([.$E$2]);&quot;&quot;;[.$E$2]);&quot;&quot;)">
            <text:p/>
          </table:table-cell>
          <table:table-cell table:formula="of:=IF(ISNUMBER(SEARCH(&quot;B&quot;;[.$K65]));IF(ISBLANK([.$E$3]);&quot;&quot;;[.$E$3]);&quot;&quot;)">
            <text:p/>
          </table:table-cell>
          <table:table-cell table:formula="of:=IF(ISNUMBER(SEARCH(&quot;C&quot;;[.$K65]));IF(ISBLANK([.$E$4]);&quot;&quot;;[.$E$4]);&quot;&quot;)">
            <text:p/>
          </table:table-cell>
          <table:table-cell table:formula="of:=IF(ISNUMBER(SEARCH(&quot;D&quot;;[.$K65]));IF(ISBLANK([.$E$5]);&quot;&quot;;[.$E$5]);&quot;&quot;)">
            <text:p/>
          </table:table-cell>
          <table:table-cell table:formula="of:=IF(ISNUMBER(SEARCH(&quot;E&quot;;[.$K65]));IF(ISBLANK([.$E$6]);&quot;&quot;;[.$E$6]);&quot;&quot;)">
            <text:p/>
          </table:table-cell>
          <table:table-cell table:formula="of:=IF(ISNUMBER(SEARCH(&quot;F&quot;;[.$K65]));IF(ISBLANK([.$E$7]);&quot;&quot;;[.$E$7]);&quot;&quot;)">
            <text:p/>
          </table:table-cell>
          <table:table-cell table:formula="of:=IF(ISNUMBER(SEARCH(&quot;G&quot;;[.$K65]));IF(ISBLANK([.$E$8]);&quot;&quot;;[.$E$8]);&quot;&quot;)">
            <text:p/>
          </table:table-cell>
          <table:table-cell table:formula="of:=IF(ISNUMBER(SEARCH(&quot;H&quot;;[.$K65]));IF(ISBLANK([.$E$9]);&quot;&quot;;[.$E$9]);&quot;&quot;)">
            <text:p/>
          </table:table-cell>
          <table:table-cell table:formula="of:=IF(ISNUMBER(SEARCH(&quot;I&quot;;[.$K65]));IF(ISBLANK([.$E$10]);&quot;&quot;;[.$E$10]);&quot;&quot;)">
            <text:p/>
          </table:table-cell>
          <table:table-cell table:formula="of:=IF(ISNUMBER(SEARCH(&quot;J&quot;;[.$K65]));IF(ISBLANK([.$E$11]);&quot;&quot;;[.$E$11]);&quot;&quot;)">
            <text:p/>
          </table:table-cell>
          <table:table-cell table:formula="of:=IF(ISNUMBER(SEARCH(&quot;K&quot;;[.$K65]));IF(ISBLANK([.$E$12]);&quot;&quot;;[.$E$12]);&quot;&quot;)">
            <text:p/>
          </table:table-cell>
          <table:table-cell table:formula="of:=IF(ISNUMBER(SEARCH(&quot;L&quot;;[.$K65]));IF(ISBLANK([.$E$13]);&quot;&quot;;[.$E$13]);&quot;&quot;)">
            <text:p/>
          </table:table-cell>
          <table:table-cell table:formula="of:=IF(ISNUMBER(SEARCH(&quot;M&quot;;[.$K65]));IF(ISBLANK([.$E$14]);&quot;&quot;;[.$E$14]);&quot;&quot;)">
            <text:p/>
          </table:table-cell>
          <table:table-cell table:formula="of:=IF(ISNUMBER(SEARCH(&quot;N&quot;;[.$K65]));IF(ISBLANK([.$E$15]);&quot;&quot;;[.$E$15]);&quot;&quot;)">
            <text:p/>
          </table:table-cell>
          <table:table-cell/>
          <table:table-cell table:formula="of:=IF(ISNUMBER(SEARCH(&quot;A&quot;;[.$K65]));IF(ISBLANK([.$F$2]);&quot;&quot;;[.$F$2]);&quot;&quot;)">
            <text:p/>
          </table:table-cell>
          <table:table-cell table:formula="of:=IF(ISNUMBER(SEARCH(&quot;B&quot;;[.$K65]));IF(ISBLANK([.$F$3]);&quot;&quot;;[.$F$3]);&quot;&quot;)">
            <text:p/>
          </table:table-cell>
          <table:table-cell table:formula="of:=IF(ISNUMBER(SEARCH(&quot;C&quot;;[.$K65]));IF(ISBLANK([.$F$4]);&quot;&quot;;[.$F$4]);&quot;&quot;)">
            <text:p/>
          </table:table-cell>
          <table:table-cell table:formula="of:=IF(ISNUMBER(SEARCH(&quot;D&quot;;[.$K65]));IF(ISBLANK([.$F$5]);&quot;&quot;;[.$F$5]);&quot;&quot;)">
            <text:p/>
          </table:table-cell>
          <table:table-cell table:formula="of:=IF(ISNUMBER(SEARCH(&quot;E&quot;;[.$K65]));IF(ISBLANK([.$F$6]);&quot;&quot;;[.$F$6]);&quot;&quot;)">
            <text:p/>
          </table:table-cell>
          <table:table-cell table:formula="of:=IF(ISNUMBER(SEARCH(&quot;F&quot;;[.$K65]));IF(ISBLANK([.$F$7]);&quot;&quot;;[.$F$7]);&quot;&quot;)">
            <text:p/>
          </table:table-cell>
          <table:table-cell table:formula="of:=IF(ISNUMBER(SEARCH(&quot;G&quot;;[.$K65]));IF(ISBLANK([.$F$8]);&quot;&quot;;[.$F$8]);&quot;&quot;)">
            <text:p/>
          </table:table-cell>
          <table:table-cell table:formula="of:=IF(ISNUMBER(SEARCH(&quot;H&quot;;[.$K65]));IF(ISBLANK([.$F$9]);&quot;&quot;;[.$F$9]);&quot;&quot;)">
            <text:p/>
          </table:table-cell>
          <table:table-cell table:formula="of:=IF(ISNUMBER(SEARCH(&quot;I&quot;;[.$K65]));IF(ISBLANK([.$F$10]);&quot;&quot;;[.$F$10]);&quot;&quot;)">
            <text:p/>
          </table:table-cell>
          <table:table-cell table:formula="of:=IF(ISNUMBER(SEARCH(&quot;J&quot;;[.$K65]));IF(ISBLANK([.$F$11]);&quot;&quot;;[.$F$11]);&quot;&quot;)">
            <text:p/>
          </table:table-cell>
          <table:table-cell table:formula="of:=IF(ISNUMBER(SEARCH(&quot;K&quot;;[.$K65]));IF(ISBLANK([.$F$12]);&quot;&quot;;[.$F$12]);&quot;&quot;)">
            <text:p/>
          </table:table-cell>
          <table:table-cell table:formula="of:=IF(ISNUMBER(SEARCH(&quot;L&quot;;[.$K65]));IF(ISBLANK([.$F$13]);&quot;&quot;;[.$F$13]);&quot;&quot;)">
            <text:p/>
          </table:table-cell>
          <table:table-cell table:formula="of:=IF(ISNUMBER(SEARCH(&quot;M&quot;;[.$K65]));IF(ISBLANK([.$F$14]);&quot;&quot;;[.$F$14]);&quot;&quot;)">
            <text:p/>
          </table:table-cell>
          <table:table-cell table:formula="of:=IF(ISNUMBER(SEARCH(&quot;N&quot;;[.$K65]));IF(ISBLANK([.$F$15]);&quot;&quot;;[.$F$15]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,C,D</text:p>
          </table:table-cell>
          <table:table-cell table:number-columns-repeated="9"/>
          <table:table-cell table:formula="of:=COM.MICROSOFT.CONCAT([.$Q66:.$AD66])">
            <text:p/>
          </table:table-cell>
          <table:table-cell table:formula="of:=COM.MICROSOFT.CONCAT([.$AF66:.$AS66])">
            <text:p/>
          </table:table-cell>
          <table:table-cell table:formula="of:=COM.MICROSOFT.CONCAT([.$AU66:.$BH66])">
            <text:p/>
          </table:table-cell>
          <table:table-cell table:formula="of:=COUNTIF([.$K$1:.$K$1998];[.K66])" office:value-type="float" office:value="0" calcext:value-type="float">
            <text:p>0</text:p>
          </table:table-cell>
          <table:table-cell/>
          <table:table-cell table:formula="of:=IF(ISNUMBER(SEARCH(&quot;A&quot;;[.$K66]));IF(ISBLANK([.$D$2]);&quot;&quot;;[.$D$2]);&quot;&quot;)">
            <text:p/>
          </table:table-cell>
          <table:table-cell table:formula="of:=IF(ISNUMBER(SEARCH(&quot;B&quot;;[.$K66]));IF(ISBLANK([.$D$3]);&quot;&quot;;[.$D$3]);&quot;&quot;)">
            <text:p/>
          </table:table-cell>
          <table:table-cell table:formula="of:=IF(ISNUMBER(SEARCH(&quot;C&quot;;[.$K66]));IF(ISBLANK([.$D$4]);&quot;&quot;;[.$D$4]);&quot;&quot;)">
            <text:p/>
          </table:table-cell>
          <table:table-cell table:formula="of:=IF(ISNUMBER(SEARCH(&quot;D&quot;;[.$K66]));IF(ISBLANK([.$D$5]);&quot;&quot;;[.$D$5]);&quot;&quot;)">
            <text:p/>
          </table:table-cell>
          <table:table-cell table:formula="of:=IF(ISNUMBER(SEARCH(&quot;E&quot;;[.$K66]));IF(ISBLANK([.$D$6]);&quot;&quot;;[.$D$6]);&quot;&quot;)">
            <text:p/>
          </table:table-cell>
          <table:table-cell table:formula="of:=IF(ISNUMBER(SEARCH(&quot;F&quot;;[.$K66]));IF(ISBLANK([.$D$7]);&quot;&quot;;[.$D$7]);&quot;&quot;)">
            <text:p/>
          </table:table-cell>
          <table:table-cell table:formula="of:=IF(ISNUMBER(SEARCH(&quot;G&quot;;[.$K66]));IF(ISBLANK([.$D$8]);&quot;&quot;;[.$D$8]);&quot;&quot;)">
            <text:p/>
          </table:table-cell>
          <table:table-cell table:formula="of:=IF(ISNUMBER(SEARCH(&quot;H&quot;;[.$K66]));IF(ISBLANK([.$D$9]);&quot;&quot;;[.$D$9]);&quot;&quot;)">
            <text:p/>
          </table:table-cell>
          <table:table-cell table:formula="of:=IF(ISNUMBER(SEARCH(&quot;I&quot;;[.$K66]));IF(ISBLANK([.$D$10]);&quot;&quot;;[.$D$10]);&quot;&quot;)">
            <text:p/>
          </table:table-cell>
          <table:table-cell table:formula="of:=IF(ISNUMBER(SEARCH(&quot;J&quot;;[.$K66]));IF(ISBLANK([.$D$11]);&quot;&quot;;[.$D$11]);&quot;&quot;)">
            <text:p/>
          </table:table-cell>
          <table:table-cell table:formula="of:=IF(ISNUMBER(SEARCH(&quot;K&quot;;[.$K66]));IF(ISBLANK([.$D$12]);&quot;&quot;;[.$D$12]);&quot;&quot;)">
            <text:p/>
          </table:table-cell>
          <table:table-cell table:formula="of:=IF(ISNUMBER(SEARCH(&quot;L&quot;;[.$K66]));IF(ISBLANK([.$D$13]);&quot;&quot;;[.$D$13]);&quot;&quot;)">
            <text:p/>
          </table:table-cell>
          <table:table-cell table:formula="of:=IF(ISNUMBER(SEARCH(&quot;M&quot;;[.$K66]));IF(ISBLANK([.$D$14]);&quot;&quot;;[.$D$14]);&quot;&quot;)">
            <text:p/>
          </table:table-cell>
          <table:table-cell table:formula="of:=IF(ISNUMBER(SEARCH(&quot;N&quot;;[.$K66]));IF(ISBLANK([.$D$15]);&quot;&quot;;[.$D$15]);&quot;&quot;)">
            <text:p/>
          </table:table-cell>
          <table:table-cell/>
          <table:table-cell table:formula="of:=IF(ISNUMBER(SEARCH(&quot;A&quot;;[.$K66]));IF(ISBLANK([.$E$2]);&quot;&quot;;[.$E$2]);&quot;&quot;)">
            <text:p/>
          </table:table-cell>
          <table:table-cell table:formula="of:=IF(ISNUMBER(SEARCH(&quot;B&quot;;[.$K66]));IF(ISBLANK([.$E$3]);&quot;&quot;;[.$E$3]);&quot;&quot;)">
            <text:p/>
          </table:table-cell>
          <table:table-cell table:formula="of:=IF(ISNUMBER(SEARCH(&quot;C&quot;;[.$K66]));IF(ISBLANK([.$E$4]);&quot;&quot;;[.$E$4]);&quot;&quot;)">
            <text:p/>
          </table:table-cell>
          <table:table-cell table:formula="of:=IF(ISNUMBER(SEARCH(&quot;D&quot;;[.$K66]));IF(ISBLANK([.$E$5]);&quot;&quot;;[.$E$5]);&quot;&quot;)">
            <text:p/>
          </table:table-cell>
          <table:table-cell table:formula="of:=IF(ISNUMBER(SEARCH(&quot;E&quot;;[.$K66]));IF(ISBLANK([.$E$6]);&quot;&quot;;[.$E$6]);&quot;&quot;)">
            <text:p/>
          </table:table-cell>
          <table:table-cell table:formula="of:=IF(ISNUMBER(SEARCH(&quot;F&quot;;[.$K66]));IF(ISBLANK([.$E$7]);&quot;&quot;;[.$E$7]);&quot;&quot;)">
            <text:p/>
          </table:table-cell>
          <table:table-cell table:formula="of:=IF(ISNUMBER(SEARCH(&quot;G&quot;;[.$K66]));IF(ISBLANK([.$E$8]);&quot;&quot;;[.$E$8]);&quot;&quot;)">
            <text:p/>
          </table:table-cell>
          <table:table-cell table:formula="of:=IF(ISNUMBER(SEARCH(&quot;H&quot;;[.$K66]));IF(ISBLANK([.$E$9]);&quot;&quot;;[.$E$9]);&quot;&quot;)">
            <text:p/>
          </table:table-cell>
          <table:table-cell table:formula="of:=IF(ISNUMBER(SEARCH(&quot;I&quot;;[.$K66]));IF(ISBLANK([.$E$10]);&quot;&quot;;[.$E$10]);&quot;&quot;)">
            <text:p/>
          </table:table-cell>
          <table:table-cell table:formula="of:=IF(ISNUMBER(SEARCH(&quot;J&quot;;[.$K66]));IF(ISBLANK([.$E$11]);&quot;&quot;;[.$E$11]);&quot;&quot;)">
            <text:p/>
          </table:table-cell>
          <table:table-cell table:formula="of:=IF(ISNUMBER(SEARCH(&quot;K&quot;;[.$K66]));IF(ISBLANK([.$E$12]);&quot;&quot;;[.$E$12]);&quot;&quot;)">
            <text:p/>
          </table:table-cell>
          <table:table-cell table:formula="of:=IF(ISNUMBER(SEARCH(&quot;L&quot;;[.$K66]));IF(ISBLANK([.$E$13]);&quot;&quot;;[.$E$13]);&quot;&quot;)">
            <text:p/>
          </table:table-cell>
          <table:table-cell table:formula="of:=IF(ISNUMBER(SEARCH(&quot;M&quot;;[.$K66]));IF(ISBLANK([.$E$14]);&quot;&quot;;[.$E$14]);&quot;&quot;)">
            <text:p/>
          </table:table-cell>
          <table:table-cell table:formula="of:=IF(ISNUMBER(SEARCH(&quot;N&quot;;[.$K66]));IF(ISBLANK([.$E$15]);&quot;&quot;;[.$E$15]);&quot;&quot;)">
            <text:p/>
          </table:table-cell>
          <table:table-cell/>
          <table:table-cell table:formula="of:=IF(ISNUMBER(SEARCH(&quot;A&quot;;[.$K66]));IF(ISBLANK([.$F$2]);&quot;&quot;;[.$F$2]);&quot;&quot;)">
            <text:p/>
          </table:table-cell>
          <table:table-cell table:formula="of:=IF(ISNUMBER(SEARCH(&quot;B&quot;;[.$K66]));IF(ISBLANK([.$F$3]);&quot;&quot;;[.$F$3]);&quot;&quot;)">
            <text:p/>
          </table:table-cell>
          <table:table-cell table:formula="of:=IF(ISNUMBER(SEARCH(&quot;C&quot;;[.$K66]));IF(ISBLANK([.$F$4]);&quot;&quot;;[.$F$4]);&quot;&quot;)">
            <text:p/>
          </table:table-cell>
          <table:table-cell table:formula="of:=IF(ISNUMBER(SEARCH(&quot;D&quot;;[.$K66]));IF(ISBLANK([.$F$5]);&quot;&quot;;[.$F$5]);&quot;&quot;)">
            <text:p/>
          </table:table-cell>
          <table:table-cell table:formula="of:=IF(ISNUMBER(SEARCH(&quot;E&quot;;[.$K66]));IF(ISBLANK([.$F$6]);&quot;&quot;;[.$F$6]);&quot;&quot;)">
            <text:p/>
          </table:table-cell>
          <table:table-cell table:formula="of:=IF(ISNUMBER(SEARCH(&quot;F&quot;;[.$K66]));IF(ISBLANK([.$F$7]);&quot;&quot;;[.$F$7]);&quot;&quot;)">
            <text:p/>
          </table:table-cell>
          <table:table-cell table:formula="of:=IF(ISNUMBER(SEARCH(&quot;G&quot;;[.$K66]));IF(ISBLANK([.$F$8]);&quot;&quot;;[.$F$8]);&quot;&quot;)">
            <text:p/>
          </table:table-cell>
          <table:table-cell table:formula="of:=IF(ISNUMBER(SEARCH(&quot;H&quot;;[.$K66]));IF(ISBLANK([.$F$9]);&quot;&quot;;[.$F$9]);&quot;&quot;)">
            <text:p/>
          </table:table-cell>
          <table:table-cell table:formula="of:=IF(ISNUMBER(SEARCH(&quot;I&quot;;[.$K66]));IF(ISBLANK([.$F$10]);&quot;&quot;;[.$F$10]);&quot;&quot;)">
            <text:p/>
          </table:table-cell>
          <table:table-cell table:formula="of:=IF(ISNUMBER(SEARCH(&quot;J&quot;;[.$K66]));IF(ISBLANK([.$F$11]);&quot;&quot;;[.$F$11]);&quot;&quot;)">
            <text:p/>
          </table:table-cell>
          <table:table-cell table:formula="of:=IF(ISNUMBER(SEARCH(&quot;K&quot;;[.$K66]));IF(ISBLANK([.$F$12]);&quot;&quot;;[.$F$12]);&quot;&quot;)">
            <text:p/>
          </table:table-cell>
          <table:table-cell table:formula="of:=IF(ISNUMBER(SEARCH(&quot;L&quot;;[.$K66]));IF(ISBLANK([.$F$13]);&quot;&quot;;[.$F$13]);&quot;&quot;)">
            <text:p/>
          </table:table-cell>
          <table:table-cell table:formula="of:=IF(ISNUMBER(SEARCH(&quot;M&quot;;[.$K66]));IF(ISBLANK([.$F$14]);&quot;&quot;;[.$F$14]);&quot;&quot;)">
            <text:p/>
          </table:table-cell>
          <table:table-cell table:formula="of:=IF(ISNUMBER(SEARCH(&quot;N&quot;;[.$K66]));IF(ISBLANK([.$F$15]);&quot;&quot;;[.$F$15]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,A,J</text:p>
          </table:table-cell>
          <table:table-cell table:number-columns-repeated="9"/>
          <table:table-cell table:formula="of:=COM.MICROSOFT.CONCAT([.$Q67:.$AD67])">
            <text:p/>
          </table:table-cell>
          <table:table-cell table:formula="of:=COM.MICROSOFT.CONCAT([.$AF67:.$AS67])">
            <text:p/>
          </table:table-cell>
          <table:table-cell table:formula="of:=COM.MICROSOFT.CONCAT([.$AU67:.$BH67])">
            <text:p/>
          </table:table-cell>
          <table:table-cell table:formula="of:=COUNTIF([.$K$1:.$K$1998];[.K67])" office:value-type="float" office:value="0" calcext:value-type="float">
            <text:p>0</text:p>
          </table:table-cell>
          <table:table-cell/>
          <table:table-cell table:formula="of:=IF(ISNUMBER(SEARCH(&quot;A&quot;;[.$K67]));IF(ISBLANK([.$D$2]);&quot;&quot;;[.$D$2]);&quot;&quot;)">
            <text:p/>
          </table:table-cell>
          <table:table-cell table:formula="of:=IF(ISNUMBER(SEARCH(&quot;B&quot;;[.$K67]));IF(ISBLANK([.$D$3]);&quot;&quot;;[.$D$3]);&quot;&quot;)">
            <text:p/>
          </table:table-cell>
          <table:table-cell table:formula="of:=IF(ISNUMBER(SEARCH(&quot;C&quot;;[.$K67]));IF(ISBLANK([.$D$4]);&quot;&quot;;[.$D$4]);&quot;&quot;)">
            <text:p/>
          </table:table-cell>
          <table:table-cell table:formula="of:=IF(ISNUMBER(SEARCH(&quot;D&quot;;[.$K67]));IF(ISBLANK([.$D$5]);&quot;&quot;;[.$D$5]);&quot;&quot;)">
            <text:p/>
          </table:table-cell>
          <table:table-cell table:formula="of:=IF(ISNUMBER(SEARCH(&quot;E&quot;;[.$K67]));IF(ISBLANK([.$D$6]);&quot;&quot;;[.$D$6]);&quot;&quot;)">
            <text:p/>
          </table:table-cell>
          <table:table-cell table:formula="of:=IF(ISNUMBER(SEARCH(&quot;F&quot;;[.$K67]));IF(ISBLANK([.$D$7]);&quot;&quot;;[.$D$7]);&quot;&quot;)">
            <text:p/>
          </table:table-cell>
          <table:table-cell table:formula="of:=IF(ISNUMBER(SEARCH(&quot;G&quot;;[.$K67]));IF(ISBLANK([.$D$8]);&quot;&quot;;[.$D$8]);&quot;&quot;)">
            <text:p/>
          </table:table-cell>
          <table:table-cell table:formula="of:=IF(ISNUMBER(SEARCH(&quot;H&quot;;[.$K67]));IF(ISBLANK([.$D$9]);&quot;&quot;;[.$D$9]);&quot;&quot;)">
            <text:p/>
          </table:table-cell>
          <table:table-cell table:formula="of:=IF(ISNUMBER(SEARCH(&quot;I&quot;;[.$K67]));IF(ISBLANK([.$D$10]);&quot;&quot;;[.$D$10]);&quot;&quot;)">
            <text:p/>
          </table:table-cell>
          <table:table-cell table:formula="of:=IF(ISNUMBER(SEARCH(&quot;J&quot;;[.$K67]));IF(ISBLANK([.$D$11]);&quot;&quot;;[.$D$11]);&quot;&quot;)">
            <text:p/>
          </table:table-cell>
          <table:table-cell table:formula="of:=IF(ISNUMBER(SEARCH(&quot;K&quot;;[.$K67]));IF(ISBLANK([.$D$12]);&quot;&quot;;[.$D$12]);&quot;&quot;)">
            <text:p/>
          </table:table-cell>
          <table:table-cell table:formula="of:=IF(ISNUMBER(SEARCH(&quot;L&quot;;[.$K67]));IF(ISBLANK([.$D$13]);&quot;&quot;;[.$D$13]);&quot;&quot;)">
            <text:p/>
          </table:table-cell>
          <table:table-cell table:formula="of:=IF(ISNUMBER(SEARCH(&quot;M&quot;;[.$K67]));IF(ISBLANK([.$D$14]);&quot;&quot;;[.$D$14]);&quot;&quot;)">
            <text:p/>
          </table:table-cell>
          <table:table-cell table:formula="of:=IF(ISNUMBER(SEARCH(&quot;N&quot;;[.$K67]));IF(ISBLANK([.$D$15]);&quot;&quot;;[.$D$15]);&quot;&quot;)">
            <text:p/>
          </table:table-cell>
          <table:table-cell/>
          <table:table-cell table:formula="of:=IF(ISNUMBER(SEARCH(&quot;A&quot;;[.$K67]));IF(ISBLANK([.$E$2]);&quot;&quot;;[.$E$2]);&quot;&quot;)">
            <text:p/>
          </table:table-cell>
          <table:table-cell table:formula="of:=IF(ISNUMBER(SEARCH(&quot;B&quot;;[.$K67]));IF(ISBLANK([.$E$3]);&quot;&quot;;[.$E$3]);&quot;&quot;)">
            <text:p/>
          </table:table-cell>
          <table:table-cell table:formula="of:=IF(ISNUMBER(SEARCH(&quot;C&quot;;[.$K67]));IF(ISBLANK([.$E$4]);&quot;&quot;;[.$E$4]);&quot;&quot;)">
            <text:p/>
          </table:table-cell>
          <table:table-cell table:formula="of:=IF(ISNUMBER(SEARCH(&quot;D&quot;;[.$K67]));IF(ISBLANK([.$E$5]);&quot;&quot;;[.$E$5]);&quot;&quot;)">
            <text:p/>
          </table:table-cell>
          <table:table-cell table:formula="of:=IF(ISNUMBER(SEARCH(&quot;E&quot;;[.$K67]));IF(ISBLANK([.$E$6]);&quot;&quot;;[.$E$6]);&quot;&quot;)">
            <text:p/>
          </table:table-cell>
          <table:table-cell table:formula="of:=IF(ISNUMBER(SEARCH(&quot;F&quot;;[.$K67]));IF(ISBLANK([.$E$7]);&quot;&quot;;[.$E$7]);&quot;&quot;)">
            <text:p/>
          </table:table-cell>
          <table:table-cell table:formula="of:=IF(ISNUMBER(SEARCH(&quot;G&quot;;[.$K67]));IF(ISBLANK([.$E$8]);&quot;&quot;;[.$E$8]);&quot;&quot;)">
            <text:p/>
          </table:table-cell>
          <table:table-cell table:formula="of:=IF(ISNUMBER(SEARCH(&quot;H&quot;;[.$K67]));IF(ISBLANK([.$E$9]);&quot;&quot;;[.$E$9]);&quot;&quot;)">
            <text:p/>
          </table:table-cell>
          <table:table-cell table:formula="of:=IF(ISNUMBER(SEARCH(&quot;I&quot;;[.$K67]));IF(ISBLANK([.$E$10]);&quot;&quot;;[.$E$10]);&quot;&quot;)">
            <text:p/>
          </table:table-cell>
          <table:table-cell table:formula="of:=IF(ISNUMBER(SEARCH(&quot;J&quot;;[.$K67]));IF(ISBLANK([.$E$11]);&quot;&quot;;[.$E$11]);&quot;&quot;)">
            <text:p/>
          </table:table-cell>
          <table:table-cell table:formula="of:=IF(ISNUMBER(SEARCH(&quot;K&quot;;[.$K67]));IF(ISBLANK([.$E$12]);&quot;&quot;;[.$E$12]);&quot;&quot;)">
            <text:p/>
          </table:table-cell>
          <table:table-cell table:formula="of:=IF(ISNUMBER(SEARCH(&quot;L&quot;;[.$K67]));IF(ISBLANK([.$E$13]);&quot;&quot;;[.$E$13]);&quot;&quot;)">
            <text:p/>
          </table:table-cell>
          <table:table-cell table:formula="of:=IF(ISNUMBER(SEARCH(&quot;M&quot;;[.$K67]));IF(ISBLANK([.$E$14]);&quot;&quot;;[.$E$14]);&quot;&quot;)">
            <text:p/>
          </table:table-cell>
          <table:table-cell table:formula="of:=IF(ISNUMBER(SEARCH(&quot;N&quot;;[.$K67]));IF(ISBLANK([.$E$15]);&quot;&quot;;[.$E$15]);&quot;&quot;)">
            <text:p/>
          </table:table-cell>
          <table:table-cell/>
          <table:table-cell table:formula="of:=IF(ISNUMBER(SEARCH(&quot;A&quot;;[.$K67]));IF(ISBLANK([.$F$2]);&quot;&quot;;[.$F$2]);&quot;&quot;)">
            <text:p/>
          </table:table-cell>
          <table:table-cell table:formula="of:=IF(ISNUMBER(SEARCH(&quot;B&quot;;[.$K67]));IF(ISBLANK([.$F$3]);&quot;&quot;;[.$F$3]);&quot;&quot;)">
            <text:p/>
          </table:table-cell>
          <table:table-cell table:formula="of:=IF(ISNUMBER(SEARCH(&quot;C&quot;;[.$K67]));IF(ISBLANK([.$F$4]);&quot;&quot;;[.$F$4]);&quot;&quot;)">
            <text:p/>
          </table:table-cell>
          <table:table-cell table:formula="of:=IF(ISNUMBER(SEARCH(&quot;D&quot;;[.$K67]));IF(ISBLANK([.$F$5]);&quot;&quot;;[.$F$5]);&quot;&quot;)">
            <text:p/>
          </table:table-cell>
          <table:table-cell table:formula="of:=IF(ISNUMBER(SEARCH(&quot;E&quot;;[.$K67]));IF(ISBLANK([.$F$6]);&quot;&quot;;[.$F$6]);&quot;&quot;)">
            <text:p/>
          </table:table-cell>
          <table:table-cell table:formula="of:=IF(ISNUMBER(SEARCH(&quot;F&quot;;[.$K67]));IF(ISBLANK([.$F$7]);&quot;&quot;;[.$F$7]);&quot;&quot;)">
            <text:p/>
          </table:table-cell>
          <table:table-cell table:formula="of:=IF(ISNUMBER(SEARCH(&quot;G&quot;;[.$K67]));IF(ISBLANK([.$F$8]);&quot;&quot;;[.$F$8]);&quot;&quot;)">
            <text:p/>
          </table:table-cell>
          <table:table-cell table:formula="of:=IF(ISNUMBER(SEARCH(&quot;H&quot;;[.$K67]));IF(ISBLANK([.$F$9]);&quot;&quot;;[.$F$9]);&quot;&quot;)">
            <text:p/>
          </table:table-cell>
          <table:table-cell table:formula="of:=IF(ISNUMBER(SEARCH(&quot;I&quot;;[.$K67]));IF(ISBLANK([.$F$10]);&quot;&quot;;[.$F$10]);&quot;&quot;)">
            <text:p/>
          </table:table-cell>
          <table:table-cell table:formula="of:=IF(ISNUMBER(SEARCH(&quot;J&quot;;[.$K67]));IF(ISBLANK([.$F$11]);&quot;&quot;;[.$F$11]);&quot;&quot;)">
            <text:p/>
          </table:table-cell>
          <table:table-cell table:formula="of:=IF(ISNUMBER(SEARCH(&quot;K&quot;;[.$K67]));IF(ISBLANK([.$F$12]);&quot;&quot;;[.$F$12]);&quot;&quot;)">
            <text:p/>
          </table:table-cell>
          <table:table-cell table:formula="of:=IF(ISNUMBER(SEARCH(&quot;L&quot;;[.$K67]));IF(ISBLANK([.$F$13]);&quot;&quot;;[.$F$13]);&quot;&quot;)">
            <text:p/>
          </table:table-cell>
          <table:table-cell table:formula="of:=IF(ISNUMBER(SEARCH(&quot;M&quot;;[.$K67]));IF(ISBLANK([.$F$14]);&quot;&quot;;[.$F$14]);&quot;&quot;)">
            <text:p/>
          </table:table-cell>
          <table:table-cell table:formula="of:=IF(ISNUMBER(SEARCH(&quot;N&quot;;[.$K67]));IF(ISBLANK([.$F$15]);&quot;&quot;;[.$F$15]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,D,B,F,G</text:p>
          </table:table-cell>
          <table:table-cell table:number-columns-repeated="9"/>
          <table:table-cell table:formula="of:=COM.MICROSOFT.CONCAT([.$Q68:.$AD68])">
            <text:p/>
          </table:table-cell>
          <table:table-cell table:formula="of:=COM.MICROSOFT.CONCAT([.$AF68:.$AS68])">
            <text:p/>
          </table:table-cell>
          <table:table-cell table:formula="of:=COM.MICROSOFT.CONCAT([.$AU68:.$BH68])">
            <text:p/>
          </table:table-cell>
          <table:table-cell table:formula="of:=COUNTIF([.$K$1:.$K$1998];[.K68])" office:value-type="float" office:value="0" calcext:value-type="float">
            <text:p>0</text:p>
          </table:table-cell>
          <table:table-cell/>
          <table:table-cell table:formula="of:=IF(ISNUMBER(SEARCH(&quot;A&quot;;[.$K68]));IF(ISBLANK([.$D$2]);&quot;&quot;;[.$D$2]);&quot;&quot;)">
            <text:p/>
          </table:table-cell>
          <table:table-cell table:formula="of:=IF(ISNUMBER(SEARCH(&quot;B&quot;;[.$K68]));IF(ISBLANK([.$D$3]);&quot;&quot;;[.$D$3]);&quot;&quot;)">
            <text:p/>
          </table:table-cell>
          <table:table-cell table:formula="of:=IF(ISNUMBER(SEARCH(&quot;C&quot;;[.$K68]));IF(ISBLANK([.$D$4]);&quot;&quot;;[.$D$4]);&quot;&quot;)">
            <text:p/>
          </table:table-cell>
          <table:table-cell table:formula="of:=IF(ISNUMBER(SEARCH(&quot;D&quot;;[.$K68]));IF(ISBLANK([.$D$5]);&quot;&quot;;[.$D$5]);&quot;&quot;)">
            <text:p/>
          </table:table-cell>
          <table:table-cell table:formula="of:=IF(ISNUMBER(SEARCH(&quot;E&quot;;[.$K68]));IF(ISBLANK([.$D$6]);&quot;&quot;;[.$D$6]);&quot;&quot;)">
            <text:p/>
          </table:table-cell>
          <table:table-cell table:formula="of:=IF(ISNUMBER(SEARCH(&quot;F&quot;;[.$K68]));IF(ISBLANK([.$D$7]);&quot;&quot;;[.$D$7]);&quot;&quot;)">
            <text:p/>
          </table:table-cell>
          <table:table-cell table:formula="of:=IF(ISNUMBER(SEARCH(&quot;G&quot;;[.$K68]));IF(ISBLANK([.$D$8]);&quot;&quot;;[.$D$8]);&quot;&quot;)">
            <text:p/>
          </table:table-cell>
          <table:table-cell table:formula="of:=IF(ISNUMBER(SEARCH(&quot;H&quot;;[.$K68]));IF(ISBLANK([.$D$9]);&quot;&quot;;[.$D$9]);&quot;&quot;)">
            <text:p/>
          </table:table-cell>
          <table:table-cell table:formula="of:=IF(ISNUMBER(SEARCH(&quot;I&quot;;[.$K68]));IF(ISBLANK([.$D$10]);&quot;&quot;;[.$D$10]);&quot;&quot;)">
            <text:p/>
          </table:table-cell>
          <table:table-cell table:formula="of:=IF(ISNUMBER(SEARCH(&quot;J&quot;;[.$K68]));IF(ISBLANK([.$D$11]);&quot;&quot;;[.$D$11]);&quot;&quot;)">
            <text:p/>
          </table:table-cell>
          <table:table-cell table:formula="of:=IF(ISNUMBER(SEARCH(&quot;K&quot;;[.$K68]));IF(ISBLANK([.$D$12]);&quot;&quot;;[.$D$12]);&quot;&quot;)">
            <text:p/>
          </table:table-cell>
          <table:table-cell table:formula="of:=IF(ISNUMBER(SEARCH(&quot;L&quot;;[.$K68]));IF(ISBLANK([.$D$13]);&quot;&quot;;[.$D$13]);&quot;&quot;)">
            <text:p/>
          </table:table-cell>
          <table:table-cell table:formula="of:=IF(ISNUMBER(SEARCH(&quot;M&quot;;[.$K68]));IF(ISBLANK([.$D$14]);&quot;&quot;;[.$D$14]);&quot;&quot;)">
            <text:p/>
          </table:table-cell>
          <table:table-cell table:formula="of:=IF(ISNUMBER(SEARCH(&quot;N&quot;;[.$K68]));IF(ISBLANK([.$D$15]);&quot;&quot;;[.$D$15]);&quot;&quot;)">
            <text:p/>
          </table:table-cell>
          <table:table-cell/>
          <table:table-cell table:formula="of:=IF(ISNUMBER(SEARCH(&quot;A&quot;;[.$K68]));IF(ISBLANK([.$E$2]);&quot;&quot;;[.$E$2]);&quot;&quot;)">
            <text:p/>
          </table:table-cell>
          <table:table-cell table:formula="of:=IF(ISNUMBER(SEARCH(&quot;B&quot;;[.$K68]));IF(ISBLANK([.$E$3]);&quot;&quot;;[.$E$3]);&quot;&quot;)">
            <text:p/>
          </table:table-cell>
          <table:table-cell table:formula="of:=IF(ISNUMBER(SEARCH(&quot;C&quot;;[.$K68]));IF(ISBLANK([.$E$4]);&quot;&quot;;[.$E$4]);&quot;&quot;)">
            <text:p/>
          </table:table-cell>
          <table:table-cell table:formula="of:=IF(ISNUMBER(SEARCH(&quot;D&quot;;[.$K68]));IF(ISBLANK([.$E$5]);&quot;&quot;;[.$E$5]);&quot;&quot;)">
            <text:p/>
          </table:table-cell>
          <table:table-cell table:formula="of:=IF(ISNUMBER(SEARCH(&quot;E&quot;;[.$K68]));IF(ISBLANK([.$E$6]);&quot;&quot;;[.$E$6]);&quot;&quot;)">
            <text:p/>
          </table:table-cell>
          <table:table-cell table:formula="of:=IF(ISNUMBER(SEARCH(&quot;F&quot;;[.$K68]));IF(ISBLANK([.$E$7]);&quot;&quot;;[.$E$7]);&quot;&quot;)">
            <text:p/>
          </table:table-cell>
          <table:table-cell table:formula="of:=IF(ISNUMBER(SEARCH(&quot;G&quot;;[.$K68]));IF(ISBLANK([.$E$8]);&quot;&quot;;[.$E$8]);&quot;&quot;)">
            <text:p/>
          </table:table-cell>
          <table:table-cell table:formula="of:=IF(ISNUMBER(SEARCH(&quot;H&quot;;[.$K68]));IF(ISBLANK([.$E$9]);&quot;&quot;;[.$E$9]);&quot;&quot;)">
            <text:p/>
          </table:table-cell>
          <table:table-cell table:formula="of:=IF(ISNUMBER(SEARCH(&quot;I&quot;;[.$K68]));IF(ISBLANK([.$E$10]);&quot;&quot;;[.$E$10]);&quot;&quot;)">
            <text:p/>
          </table:table-cell>
          <table:table-cell table:formula="of:=IF(ISNUMBER(SEARCH(&quot;J&quot;;[.$K68]));IF(ISBLANK([.$E$11]);&quot;&quot;;[.$E$11]);&quot;&quot;)">
            <text:p/>
          </table:table-cell>
          <table:table-cell table:formula="of:=IF(ISNUMBER(SEARCH(&quot;K&quot;;[.$K68]));IF(ISBLANK([.$E$12]);&quot;&quot;;[.$E$12]);&quot;&quot;)">
            <text:p/>
          </table:table-cell>
          <table:table-cell table:formula="of:=IF(ISNUMBER(SEARCH(&quot;L&quot;;[.$K68]));IF(ISBLANK([.$E$13]);&quot;&quot;;[.$E$13]);&quot;&quot;)">
            <text:p/>
          </table:table-cell>
          <table:table-cell table:formula="of:=IF(ISNUMBER(SEARCH(&quot;M&quot;;[.$K68]));IF(ISBLANK([.$E$14]);&quot;&quot;;[.$E$14]);&quot;&quot;)">
            <text:p/>
          </table:table-cell>
          <table:table-cell table:formula="of:=IF(ISNUMBER(SEARCH(&quot;N&quot;;[.$K68]));IF(ISBLANK([.$E$15]);&quot;&quot;;[.$E$15]);&quot;&quot;)">
            <text:p/>
          </table:table-cell>
          <table:table-cell/>
          <table:table-cell table:formula="of:=IF(ISNUMBER(SEARCH(&quot;A&quot;;[.$K68]));IF(ISBLANK([.$F$2]);&quot;&quot;;[.$F$2]);&quot;&quot;)">
            <text:p/>
          </table:table-cell>
          <table:table-cell table:formula="of:=IF(ISNUMBER(SEARCH(&quot;B&quot;;[.$K68]));IF(ISBLANK([.$F$3]);&quot;&quot;;[.$F$3]);&quot;&quot;)">
            <text:p/>
          </table:table-cell>
          <table:table-cell table:formula="of:=IF(ISNUMBER(SEARCH(&quot;C&quot;;[.$K68]));IF(ISBLANK([.$F$4]);&quot;&quot;;[.$F$4]);&quot;&quot;)">
            <text:p/>
          </table:table-cell>
          <table:table-cell table:formula="of:=IF(ISNUMBER(SEARCH(&quot;D&quot;;[.$K68]));IF(ISBLANK([.$F$5]);&quot;&quot;;[.$F$5]);&quot;&quot;)">
            <text:p/>
          </table:table-cell>
          <table:table-cell table:formula="of:=IF(ISNUMBER(SEARCH(&quot;E&quot;;[.$K68]));IF(ISBLANK([.$F$6]);&quot;&quot;;[.$F$6]);&quot;&quot;)">
            <text:p/>
          </table:table-cell>
          <table:table-cell table:formula="of:=IF(ISNUMBER(SEARCH(&quot;F&quot;;[.$K68]));IF(ISBLANK([.$F$7]);&quot;&quot;;[.$F$7]);&quot;&quot;)">
            <text:p/>
          </table:table-cell>
          <table:table-cell table:formula="of:=IF(ISNUMBER(SEARCH(&quot;G&quot;;[.$K68]));IF(ISBLANK([.$F$8]);&quot;&quot;;[.$F$8]);&quot;&quot;)">
            <text:p/>
          </table:table-cell>
          <table:table-cell table:formula="of:=IF(ISNUMBER(SEARCH(&quot;H&quot;;[.$K68]));IF(ISBLANK([.$F$9]);&quot;&quot;;[.$F$9]);&quot;&quot;)">
            <text:p/>
          </table:table-cell>
          <table:table-cell table:formula="of:=IF(ISNUMBER(SEARCH(&quot;I&quot;;[.$K68]));IF(ISBLANK([.$F$10]);&quot;&quot;;[.$F$10]);&quot;&quot;)">
            <text:p/>
          </table:table-cell>
          <table:table-cell table:formula="of:=IF(ISNUMBER(SEARCH(&quot;J&quot;;[.$K68]));IF(ISBLANK([.$F$11]);&quot;&quot;;[.$F$11]);&quot;&quot;)">
            <text:p/>
          </table:table-cell>
          <table:table-cell table:formula="of:=IF(ISNUMBER(SEARCH(&quot;K&quot;;[.$K68]));IF(ISBLANK([.$F$12]);&quot;&quot;;[.$F$12]);&quot;&quot;)">
            <text:p/>
          </table:table-cell>
          <table:table-cell table:formula="of:=IF(ISNUMBER(SEARCH(&quot;L&quot;;[.$K68]));IF(ISBLANK([.$F$13]);&quot;&quot;;[.$F$13]);&quot;&quot;)">
            <text:p/>
          </table:table-cell>
          <table:table-cell table:formula="of:=IF(ISNUMBER(SEARCH(&quot;M&quot;;[.$K68]));IF(ISBLANK([.$F$14]);&quot;&quot;;[.$F$14]);&quot;&quot;)">
            <text:p/>
          </table:table-cell>
          <table:table-cell table:formula="of:=IF(ISNUMBER(SEARCH(&quot;N&quot;;[.$K68]));IF(ISBLANK([.$F$15]);&quot;&quot;;[.$F$15]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,G,H,I,E</text:p>
          </table:table-cell>
          <table:table-cell table:number-columns-repeated="9"/>
          <table:table-cell table:formula="of:=COM.MICROSOFT.CONCAT([.$Q69:.$AD69])">
            <text:p/>
          </table:table-cell>
          <table:table-cell table:formula="of:=COM.MICROSOFT.CONCAT([.$AF69:.$AS69])">
            <text:p/>
          </table:table-cell>
          <table:table-cell table:formula="of:=COM.MICROSOFT.CONCAT([.$AU69:.$BH69])">
            <text:p/>
          </table:table-cell>
          <table:table-cell table:formula="of:=COUNTIF([.$K$1:.$K$1998];[.K69])" office:value-type="float" office:value="0" calcext:value-type="float">
            <text:p>0</text:p>
          </table:table-cell>
          <table:table-cell/>
          <table:table-cell table:formula="of:=IF(ISNUMBER(SEARCH(&quot;A&quot;;[.$K69]));IF(ISBLANK([.$D$2]);&quot;&quot;;[.$D$2]);&quot;&quot;)">
            <text:p/>
          </table:table-cell>
          <table:table-cell table:formula="of:=IF(ISNUMBER(SEARCH(&quot;B&quot;;[.$K69]));IF(ISBLANK([.$D$3]);&quot;&quot;;[.$D$3]);&quot;&quot;)">
            <text:p/>
          </table:table-cell>
          <table:table-cell table:formula="of:=IF(ISNUMBER(SEARCH(&quot;C&quot;;[.$K69]));IF(ISBLANK([.$D$4]);&quot;&quot;;[.$D$4]);&quot;&quot;)">
            <text:p/>
          </table:table-cell>
          <table:table-cell table:formula="of:=IF(ISNUMBER(SEARCH(&quot;D&quot;;[.$K69]));IF(ISBLANK([.$D$5]);&quot;&quot;;[.$D$5]);&quot;&quot;)">
            <text:p/>
          </table:table-cell>
          <table:table-cell table:formula="of:=IF(ISNUMBER(SEARCH(&quot;E&quot;;[.$K69]));IF(ISBLANK([.$D$6]);&quot;&quot;;[.$D$6]);&quot;&quot;)">
            <text:p/>
          </table:table-cell>
          <table:table-cell table:formula="of:=IF(ISNUMBER(SEARCH(&quot;F&quot;;[.$K69]));IF(ISBLANK([.$D$7]);&quot;&quot;;[.$D$7]);&quot;&quot;)">
            <text:p/>
          </table:table-cell>
          <table:table-cell table:formula="of:=IF(ISNUMBER(SEARCH(&quot;G&quot;;[.$K69]));IF(ISBLANK([.$D$8]);&quot;&quot;;[.$D$8]);&quot;&quot;)">
            <text:p/>
          </table:table-cell>
          <table:table-cell table:formula="of:=IF(ISNUMBER(SEARCH(&quot;H&quot;;[.$K69]));IF(ISBLANK([.$D$9]);&quot;&quot;;[.$D$9]);&quot;&quot;)">
            <text:p/>
          </table:table-cell>
          <table:table-cell table:formula="of:=IF(ISNUMBER(SEARCH(&quot;I&quot;;[.$K69]));IF(ISBLANK([.$D$10]);&quot;&quot;;[.$D$10]);&quot;&quot;)">
            <text:p/>
          </table:table-cell>
          <table:table-cell table:formula="of:=IF(ISNUMBER(SEARCH(&quot;J&quot;;[.$K69]));IF(ISBLANK([.$D$11]);&quot;&quot;;[.$D$11]);&quot;&quot;)">
            <text:p/>
          </table:table-cell>
          <table:table-cell table:formula="of:=IF(ISNUMBER(SEARCH(&quot;K&quot;;[.$K69]));IF(ISBLANK([.$D$12]);&quot;&quot;;[.$D$12]);&quot;&quot;)">
            <text:p/>
          </table:table-cell>
          <table:table-cell table:formula="of:=IF(ISNUMBER(SEARCH(&quot;L&quot;;[.$K69]));IF(ISBLANK([.$D$13]);&quot;&quot;;[.$D$13]);&quot;&quot;)">
            <text:p/>
          </table:table-cell>
          <table:table-cell table:formula="of:=IF(ISNUMBER(SEARCH(&quot;M&quot;;[.$K69]));IF(ISBLANK([.$D$14]);&quot;&quot;;[.$D$14]);&quot;&quot;)">
            <text:p/>
          </table:table-cell>
          <table:table-cell table:formula="of:=IF(ISNUMBER(SEARCH(&quot;N&quot;;[.$K69]));IF(ISBLANK([.$D$15]);&quot;&quot;;[.$D$15]);&quot;&quot;)">
            <text:p/>
          </table:table-cell>
          <table:table-cell/>
          <table:table-cell table:formula="of:=IF(ISNUMBER(SEARCH(&quot;A&quot;;[.$K69]));IF(ISBLANK([.$E$2]);&quot;&quot;;[.$E$2]);&quot;&quot;)">
            <text:p/>
          </table:table-cell>
          <table:table-cell table:formula="of:=IF(ISNUMBER(SEARCH(&quot;B&quot;;[.$K69]));IF(ISBLANK([.$E$3]);&quot;&quot;;[.$E$3]);&quot;&quot;)">
            <text:p/>
          </table:table-cell>
          <table:table-cell table:formula="of:=IF(ISNUMBER(SEARCH(&quot;C&quot;;[.$K69]));IF(ISBLANK([.$E$4]);&quot;&quot;;[.$E$4]);&quot;&quot;)">
            <text:p/>
          </table:table-cell>
          <table:table-cell table:formula="of:=IF(ISNUMBER(SEARCH(&quot;D&quot;;[.$K69]));IF(ISBLANK([.$E$5]);&quot;&quot;;[.$E$5]);&quot;&quot;)">
            <text:p/>
          </table:table-cell>
          <table:table-cell table:formula="of:=IF(ISNUMBER(SEARCH(&quot;E&quot;;[.$K69]));IF(ISBLANK([.$E$6]);&quot;&quot;;[.$E$6]);&quot;&quot;)">
            <text:p/>
          </table:table-cell>
          <table:table-cell table:formula="of:=IF(ISNUMBER(SEARCH(&quot;F&quot;;[.$K69]));IF(ISBLANK([.$E$7]);&quot;&quot;;[.$E$7]);&quot;&quot;)">
            <text:p/>
          </table:table-cell>
          <table:table-cell table:formula="of:=IF(ISNUMBER(SEARCH(&quot;G&quot;;[.$K69]));IF(ISBLANK([.$E$8]);&quot;&quot;;[.$E$8]);&quot;&quot;)">
            <text:p/>
          </table:table-cell>
          <table:table-cell table:formula="of:=IF(ISNUMBER(SEARCH(&quot;H&quot;;[.$K69]));IF(ISBLANK([.$E$9]);&quot;&quot;;[.$E$9]);&quot;&quot;)">
            <text:p/>
          </table:table-cell>
          <table:table-cell table:formula="of:=IF(ISNUMBER(SEARCH(&quot;I&quot;;[.$K69]));IF(ISBLANK([.$E$10]);&quot;&quot;;[.$E$10]);&quot;&quot;)">
            <text:p/>
          </table:table-cell>
          <table:table-cell table:formula="of:=IF(ISNUMBER(SEARCH(&quot;J&quot;;[.$K69]));IF(ISBLANK([.$E$11]);&quot;&quot;;[.$E$11]);&quot;&quot;)">
            <text:p/>
          </table:table-cell>
          <table:table-cell table:formula="of:=IF(ISNUMBER(SEARCH(&quot;K&quot;;[.$K69]));IF(ISBLANK([.$E$12]);&quot;&quot;;[.$E$12]);&quot;&quot;)">
            <text:p/>
          </table:table-cell>
          <table:table-cell table:formula="of:=IF(ISNUMBER(SEARCH(&quot;L&quot;;[.$K69]));IF(ISBLANK([.$E$13]);&quot;&quot;;[.$E$13]);&quot;&quot;)">
            <text:p/>
          </table:table-cell>
          <table:table-cell table:formula="of:=IF(ISNUMBER(SEARCH(&quot;M&quot;;[.$K69]));IF(ISBLANK([.$E$14]);&quot;&quot;;[.$E$14]);&quot;&quot;)">
            <text:p/>
          </table:table-cell>
          <table:table-cell table:formula="of:=IF(ISNUMBER(SEARCH(&quot;N&quot;;[.$K69]));IF(ISBLANK([.$E$15]);&quot;&quot;;[.$E$15]);&quot;&quot;)">
            <text:p/>
          </table:table-cell>
          <table:table-cell/>
          <table:table-cell table:formula="of:=IF(ISNUMBER(SEARCH(&quot;A&quot;;[.$K69]));IF(ISBLANK([.$F$2]);&quot;&quot;;[.$F$2]);&quot;&quot;)">
            <text:p/>
          </table:table-cell>
          <table:table-cell table:formula="of:=IF(ISNUMBER(SEARCH(&quot;B&quot;;[.$K69]));IF(ISBLANK([.$F$3]);&quot;&quot;;[.$F$3]);&quot;&quot;)">
            <text:p/>
          </table:table-cell>
          <table:table-cell table:formula="of:=IF(ISNUMBER(SEARCH(&quot;C&quot;;[.$K69]));IF(ISBLANK([.$F$4]);&quot;&quot;;[.$F$4]);&quot;&quot;)">
            <text:p/>
          </table:table-cell>
          <table:table-cell table:formula="of:=IF(ISNUMBER(SEARCH(&quot;D&quot;;[.$K69]));IF(ISBLANK([.$F$5]);&quot;&quot;;[.$F$5]);&quot;&quot;)">
            <text:p/>
          </table:table-cell>
          <table:table-cell table:formula="of:=IF(ISNUMBER(SEARCH(&quot;E&quot;;[.$K69]));IF(ISBLANK([.$F$6]);&quot;&quot;;[.$F$6]);&quot;&quot;)">
            <text:p/>
          </table:table-cell>
          <table:table-cell table:formula="of:=IF(ISNUMBER(SEARCH(&quot;F&quot;;[.$K69]));IF(ISBLANK([.$F$7]);&quot;&quot;;[.$F$7]);&quot;&quot;)">
            <text:p/>
          </table:table-cell>
          <table:table-cell table:formula="of:=IF(ISNUMBER(SEARCH(&quot;G&quot;;[.$K69]));IF(ISBLANK([.$F$8]);&quot;&quot;;[.$F$8]);&quot;&quot;)">
            <text:p/>
          </table:table-cell>
          <table:table-cell table:formula="of:=IF(ISNUMBER(SEARCH(&quot;H&quot;;[.$K69]));IF(ISBLANK([.$F$9]);&quot;&quot;;[.$F$9]);&quot;&quot;)">
            <text:p/>
          </table:table-cell>
          <table:table-cell table:formula="of:=IF(ISNUMBER(SEARCH(&quot;I&quot;;[.$K69]));IF(ISBLANK([.$F$10]);&quot;&quot;;[.$F$10]);&quot;&quot;)">
            <text:p/>
          </table:table-cell>
          <table:table-cell table:formula="of:=IF(ISNUMBER(SEARCH(&quot;J&quot;;[.$K69]));IF(ISBLANK([.$F$11]);&quot;&quot;;[.$F$11]);&quot;&quot;)">
            <text:p/>
          </table:table-cell>
          <table:table-cell table:formula="of:=IF(ISNUMBER(SEARCH(&quot;K&quot;;[.$K69]));IF(ISBLANK([.$F$12]);&quot;&quot;;[.$F$12]);&quot;&quot;)">
            <text:p/>
          </table:table-cell>
          <table:table-cell table:formula="of:=IF(ISNUMBER(SEARCH(&quot;L&quot;;[.$K69]));IF(ISBLANK([.$F$13]);&quot;&quot;;[.$F$13]);&quot;&quot;)">
            <text:p/>
          </table:table-cell>
          <table:table-cell table:formula="of:=IF(ISNUMBER(SEARCH(&quot;M&quot;;[.$K69]));IF(ISBLANK([.$F$14]);&quot;&quot;;[.$F$14]);&quot;&quot;)">
            <text:p/>
          </table:table-cell>
          <table:table-cell table:formula="of:=IF(ISNUMBER(SEARCH(&quot;N&quot;;[.$K69]));IF(ISBLANK([.$F$15]);&quot;&quot;;[.$F$15]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table:number-columns-repeated="9"/>
          <table:table-cell table:formula="of:=COM.MICROSOFT.CONCAT([.$Q70:.$AD70])">
            <text:p/>
          </table:table-cell>
          <table:table-cell table:formula="of:=COM.MICROSOFT.CONCAT([.$AF70:.$AS70])">
            <text:p/>
          </table:table-cell>
          <table:table-cell table:formula="of:=COM.MICROSOFT.CONCAT([.$AU70:.$BH70])">
            <text:p/>
          </table:table-cell>
          <table:table-cell table:formula="of:=COUNTIF([.$K$1:.$K$1998];[.K70])" office:value-type="float" office:value="0" calcext:value-type="float">
            <text:p>0</text:p>
          </table:table-cell>
          <table:table-cell/>
          <table:table-cell table:formula="of:=IF(ISNUMBER(SEARCH(&quot;A&quot;;[.$K70]));IF(ISBLANK([.$D$2]);&quot;&quot;;[.$D$2]);&quot;&quot;)">
            <text:p/>
          </table:table-cell>
          <table:table-cell table:formula="of:=IF(ISNUMBER(SEARCH(&quot;B&quot;;[.$K70]));IF(ISBLANK([.$D$3]);&quot;&quot;;[.$D$3]);&quot;&quot;)">
            <text:p/>
          </table:table-cell>
          <table:table-cell table:formula="of:=IF(ISNUMBER(SEARCH(&quot;C&quot;;[.$K70]));IF(ISBLANK([.$D$4]);&quot;&quot;;[.$D$4]);&quot;&quot;)">
            <text:p/>
          </table:table-cell>
          <table:table-cell table:formula="of:=IF(ISNUMBER(SEARCH(&quot;D&quot;;[.$K70]));IF(ISBLANK([.$D$5]);&quot;&quot;;[.$D$5]);&quot;&quot;)">
            <text:p/>
          </table:table-cell>
          <table:table-cell table:formula="of:=IF(ISNUMBER(SEARCH(&quot;E&quot;;[.$K70]));IF(ISBLANK([.$D$6]);&quot;&quot;;[.$D$6]);&quot;&quot;)">
            <text:p/>
          </table:table-cell>
          <table:table-cell table:formula="of:=IF(ISNUMBER(SEARCH(&quot;F&quot;;[.$K70]));IF(ISBLANK([.$D$7]);&quot;&quot;;[.$D$7]);&quot;&quot;)">
            <text:p/>
          </table:table-cell>
          <table:table-cell table:formula="of:=IF(ISNUMBER(SEARCH(&quot;G&quot;;[.$K70]));IF(ISBLANK([.$D$8]);&quot;&quot;;[.$D$8]);&quot;&quot;)">
            <text:p/>
          </table:table-cell>
          <table:table-cell table:formula="of:=IF(ISNUMBER(SEARCH(&quot;H&quot;;[.$K70]));IF(ISBLANK([.$D$9]);&quot;&quot;;[.$D$9]);&quot;&quot;)">
            <text:p/>
          </table:table-cell>
          <table:table-cell table:formula="of:=IF(ISNUMBER(SEARCH(&quot;I&quot;;[.$K70]));IF(ISBLANK([.$D$10]);&quot;&quot;;[.$D$10]);&quot;&quot;)">
            <text:p/>
          </table:table-cell>
          <table:table-cell table:formula="of:=IF(ISNUMBER(SEARCH(&quot;J&quot;;[.$K70]));IF(ISBLANK([.$D$11]);&quot;&quot;;[.$D$11]);&quot;&quot;)">
            <text:p/>
          </table:table-cell>
          <table:table-cell table:formula="of:=IF(ISNUMBER(SEARCH(&quot;K&quot;;[.$K70]));IF(ISBLANK([.$D$12]);&quot;&quot;;[.$D$12]);&quot;&quot;)">
            <text:p/>
          </table:table-cell>
          <table:table-cell table:formula="of:=IF(ISNUMBER(SEARCH(&quot;L&quot;;[.$K70]));IF(ISBLANK([.$D$13]);&quot;&quot;;[.$D$13]);&quot;&quot;)">
            <text:p/>
          </table:table-cell>
          <table:table-cell table:formula="of:=IF(ISNUMBER(SEARCH(&quot;M&quot;;[.$K70]));IF(ISBLANK([.$D$14]);&quot;&quot;;[.$D$14]);&quot;&quot;)">
            <text:p/>
          </table:table-cell>
          <table:table-cell table:formula="of:=IF(ISNUMBER(SEARCH(&quot;N&quot;;[.$K70]));IF(ISBLANK([.$D$15]);&quot;&quot;;[.$D$15]);&quot;&quot;)">
            <text:p/>
          </table:table-cell>
          <table:table-cell/>
          <table:table-cell table:formula="of:=IF(ISNUMBER(SEARCH(&quot;A&quot;;[.$K70]));IF(ISBLANK([.$E$2]);&quot;&quot;;[.$E$2]);&quot;&quot;)">
            <text:p/>
          </table:table-cell>
          <table:table-cell table:formula="of:=IF(ISNUMBER(SEARCH(&quot;B&quot;;[.$K70]));IF(ISBLANK([.$E$3]);&quot;&quot;;[.$E$3]);&quot;&quot;)">
            <text:p/>
          </table:table-cell>
          <table:table-cell table:formula="of:=IF(ISNUMBER(SEARCH(&quot;C&quot;;[.$K70]));IF(ISBLANK([.$E$4]);&quot;&quot;;[.$E$4]);&quot;&quot;)">
            <text:p/>
          </table:table-cell>
          <table:table-cell table:formula="of:=IF(ISNUMBER(SEARCH(&quot;D&quot;;[.$K70]));IF(ISBLANK([.$E$5]);&quot;&quot;;[.$E$5]);&quot;&quot;)">
            <text:p/>
          </table:table-cell>
          <table:table-cell table:formula="of:=IF(ISNUMBER(SEARCH(&quot;E&quot;;[.$K70]));IF(ISBLANK([.$E$6]);&quot;&quot;;[.$E$6]);&quot;&quot;)">
            <text:p/>
          </table:table-cell>
          <table:table-cell table:formula="of:=IF(ISNUMBER(SEARCH(&quot;F&quot;;[.$K70]));IF(ISBLANK([.$E$7]);&quot;&quot;;[.$E$7]);&quot;&quot;)">
            <text:p/>
          </table:table-cell>
          <table:table-cell table:formula="of:=IF(ISNUMBER(SEARCH(&quot;G&quot;;[.$K70]));IF(ISBLANK([.$E$8]);&quot;&quot;;[.$E$8]);&quot;&quot;)">
            <text:p/>
          </table:table-cell>
          <table:table-cell table:formula="of:=IF(ISNUMBER(SEARCH(&quot;H&quot;;[.$K70]));IF(ISBLANK([.$E$9]);&quot;&quot;;[.$E$9]);&quot;&quot;)">
            <text:p/>
          </table:table-cell>
          <table:table-cell table:formula="of:=IF(ISNUMBER(SEARCH(&quot;I&quot;;[.$K70]));IF(ISBLANK([.$E$10]);&quot;&quot;;[.$E$10]);&quot;&quot;)">
            <text:p/>
          </table:table-cell>
          <table:table-cell table:formula="of:=IF(ISNUMBER(SEARCH(&quot;J&quot;;[.$K70]));IF(ISBLANK([.$E$11]);&quot;&quot;;[.$E$11]);&quot;&quot;)">
            <text:p/>
          </table:table-cell>
          <table:table-cell table:formula="of:=IF(ISNUMBER(SEARCH(&quot;K&quot;;[.$K70]));IF(ISBLANK([.$E$12]);&quot;&quot;;[.$E$12]);&quot;&quot;)">
            <text:p/>
          </table:table-cell>
          <table:table-cell table:formula="of:=IF(ISNUMBER(SEARCH(&quot;L&quot;;[.$K70]));IF(ISBLANK([.$E$13]);&quot;&quot;;[.$E$13]);&quot;&quot;)">
            <text:p/>
          </table:table-cell>
          <table:table-cell table:formula="of:=IF(ISNUMBER(SEARCH(&quot;M&quot;;[.$K70]));IF(ISBLANK([.$E$14]);&quot;&quot;;[.$E$14]);&quot;&quot;)">
            <text:p/>
          </table:table-cell>
          <table:table-cell table:formula="of:=IF(ISNUMBER(SEARCH(&quot;N&quot;;[.$K70]));IF(ISBLANK([.$E$15]);&quot;&quot;;[.$E$15]);&quot;&quot;)">
            <text:p/>
          </table:table-cell>
          <table:table-cell/>
          <table:table-cell table:formula="of:=IF(ISNUMBER(SEARCH(&quot;A&quot;;[.$K70]));IF(ISBLANK([.$F$2]);&quot;&quot;;[.$F$2]);&quot;&quot;)">
            <text:p/>
          </table:table-cell>
          <table:table-cell table:formula="of:=IF(ISNUMBER(SEARCH(&quot;B&quot;;[.$K70]));IF(ISBLANK([.$F$3]);&quot;&quot;;[.$F$3]);&quot;&quot;)">
            <text:p/>
          </table:table-cell>
          <table:table-cell table:formula="of:=IF(ISNUMBER(SEARCH(&quot;C&quot;;[.$K70]));IF(ISBLANK([.$F$4]);&quot;&quot;;[.$F$4]);&quot;&quot;)">
            <text:p/>
          </table:table-cell>
          <table:table-cell table:formula="of:=IF(ISNUMBER(SEARCH(&quot;D&quot;;[.$K70]));IF(ISBLANK([.$F$5]);&quot;&quot;;[.$F$5]);&quot;&quot;)">
            <text:p/>
          </table:table-cell>
          <table:table-cell table:formula="of:=IF(ISNUMBER(SEARCH(&quot;E&quot;;[.$K70]));IF(ISBLANK([.$F$6]);&quot;&quot;;[.$F$6]);&quot;&quot;)">
            <text:p/>
          </table:table-cell>
          <table:table-cell table:formula="of:=IF(ISNUMBER(SEARCH(&quot;F&quot;;[.$K70]));IF(ISBLANK([.$F$7]);&quot;&quot;;[.$F$7]);&quot;&quot;)">
            <text:p/>
          </table:table-cell>
          <table:table-cell table:formula="of:=IF(ISNUMBER(SEARCH(&quot;G&quot;;[.$K70]));IF(ISBLANK([.$F$8]);&quot;&quot;;[.$F$8]);&quot;&quot;)">
            <text:p/>
          </table:table-cell>
          <table:table-cell table:formula="of:=IF(ISNUMBER(SEARCH(&quot;H&quot;;[.$K70]));IF(ISBLANK([.$F$9]);&quot;&quot;;[.$F$9]);&quot;&quot;)">
            <text:p/>
          </table:table-cell>
          <table:table-cell table:formula="of:=IF(ISNUMBER(SEARCH(&quot;I&quot;;[.$K70]));IF(ISBLANK([.$F$10]);&quot;&quot;;[.$F$10]);&quot;&quot;)">
            <text:p/>
          </table:table-cell>
          <table:table-cell table:formula="of:=IF(ISNUMBER(SEARCH(&quot;J&quot;;[.$K70]));IF(ISBLANK([.$F$11]);&quot;&quot;;[.$F$11]);&quot;&quot;)">
            <text:p/>
          </table:table-cell>
          <table:table-cell table:formula="of:=IF(ISNUMBER(SEARCH(&quot;K&quot;;[.$K70]));IF(ISBLANK([.$F$12]);&quot;&quot;;[.$F$12]);&quot;&quot;)">
            <text:p/>
          </table:table-cell>
          <table:table-cell table:formula="of:=IF(ISNUMBER(SEARCH(&quot;L&quot;;[.$K70]));IF(ISBLANK([.$F$13]);&quot;&quot;;[.$F$13]);&quot;&quot;)">
            <text:p/>
          </table:table-cell>
          <table:table-cell table:formula="of:=IF(ISNUMBER(SEARCH(&quot;M&quot;;[.$K70]));IF(ISBLANK([.$F$14]);&quot;&quot;;[.$F$14]);&quot;&quot;)">
            <text:p/>
          </table:table-cell>
          <table:table-cell table:formula="of:=IF(ISNUMBER(SEARCH(&quot;N&quot;;[.$K70]));IF(ISBLANK([.$F$15]);&quot;&quot;;[.$F$15]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,N,K,B</text:p>
          </table:table-cell>
          <table:table-cell table:number-columns-repeated="9"/>
          <table:table-cell table:formula="of:=COM.MICROSOFT.CONCAT([.$Q71:.$AD71])">
            <text:p/>
          </table:table-cell>
          <table:table-cell table:formula="of:=COM.MICROSOFT.CONCAT([.$AF71:.$AS71])">
            <text:p/>
          </table:table-cell>
          <table:table-cell table:formula="of:=COM.MICROSOFT.CONCAT([.$AU71:.$BH71])">
            <text:p/>
          </table:table-cell>
          <table:table-cell table:formula="of:=COUNTIF([.$K$1:.$K$1998];[.K71])" office:value-type="float" office:value="0" calcext:value-type="float">
            <text:p>0</text:p>
          </table:table-cell>
          <table:table-cell/>
          <table:table-cell table:formula="of:=IF(ISNUMBER(SEARCH(&quot;A&quot;;[.$K71]));IF(ISBLANK([.$D$2]);&quot;&quot;;[.$D$2]);&quot;&quot;)">
            <text:p/>
          </table:table-cell>
          <table:table-cell table:formula="of:=IF(ISNUMBER(SEARCH(&quot;B&quot;;[.$K71]));IF(ISBLANK([.$D$3]);&quot;&quot;;[.$D$3]);&quot;&quot;)">
            <text:p/>
          </table:table-cell>
          <table:table-cell table:formula="of:=IF(ISNUMBER(SEARCH(&quot;C&quot;;[.$K71]));IF(ISBLANK([.$D$4]);&quot;&quot;;[.$D$4]);&quot;&quot;)">
            <text:p/>
          </table:table-cell>
          <table:table-cell table:formula="of:=IF(ISNUMBER(SEARCH(&quot;D&quot;;[.$K71]));IF(ISBLANK([.$D$5]);&quot;&quot;;[.$D$5]);&quot;&quot;)">
            <text:p/>
          </table:table-cell>
          <table:table-cell table:formula="of:=IF(ISNUMBER(SEARCH(&quot;E&quot;;[.$K71]));IF(ISBLANK([.$D$6]);&quot;&quot;;[.$D$6]);&quot;&quot;)">
            <text:p/>
          </table:table-cell>
          <table:table-cell table:formula="of:=IF(ISNUMBER(SEARCH(&quot;F&quot;;[.$K71]));IF(ISBLANK([.$D$7]);&quot;&quot;;[.$D$7]);&quot;&quot;)">
            <text:p/>
          </table:table-cell>
          <table:table-cell table:formula="of:=IF(ISNUMBER(SEARCH(&quot;G&quot;;[.$K71]));IF(ISBLANK([.$D$8]);&quot;&quot;;[.$D$8]);&quot;&quot;)">
            <text:p/>
          </table:table-cell>
          <table:table-cell table:formula="of:=IF(ISNUMBER(SEARCH(&quot;H&quot;;[.$K71]));IF(ISBLANK([.$D$9]);&quot;&quot;;[.$D$9]);&quot;&quot;)">
            <text:p/>
          </table:table-cell>
          <table:table-cell table:formula="of:=IF(ISNUMBER(SEARCH(&quot;I&quot;;[.$K71]));IF(ISBLANK([.$D$10]);&quot;&quot;;[.$D$10]);&quot;&quot;)">
            <text:p/>
          </table:table-cell>
          <table:table-cell table:formula="of:=IF(ISNUMBER(SEARCH(&quot;J&quot;;[.$K71]));IF(ISBLANK([.$D$11]);&quot;&quot;;[.$D$11]);&quot;&quot;)">
            <text:p/>
          </table:table-cell>
          <table:table-cell table:formula="of:=IF(ISNUMBER(SEARCH(&quot;K&quot;;[.$K71]));IF(ISBLANK([.$D$12]);&quot;&quot;;[.$D$12]);&quot;&quot;)">
            <text:p/>
          </table:table-cell>
          <table:table-cell table:formula="of:=IF(ISNUMBER(SEARCH(&quot;L&quot;;[.$K71]));IF(ISBLANK([.$D$13]);&quot;&quot;;[.$D$13]);&quot;&quot;)">
            <text:p/>
          </table:table-cell>
          <table:table-cell table:formula="of:=IF(ISNUMBER(SEARCH(&quot;M&quot;;[.$K71]));IF(ISBLANK([.$D$14]);&quot;&quot;;[.$D$14]);&quot;&quot;)">
            <text:p/>
          </table:table-cell>
          <table:table-cell table:formula="of:=IF(ISNUMBER(SEARCH(&quot;N&quot;;[.$K71]));IF(ISBLANK([.$D$15]);&quot;&quot;;[.$D$15]);&quot;&quot;)">
            <text:p/>
          </table:table-cell>
          <table:table-cell/>
          <table:table-cell table:formula="of:=IF(ISNUMBER(SEARCH(&quot;A&quot;;[.$K71]));IF(ISBLANK([.$E$2]);&quot;&quot;;[.$E$2]);&quot;&quot;)">
            <text:p/>
          </table:table-cell>
          <table:table-cell table:formula="of:=IF(ISNUMBER(SEARCH(&quot;B&quot;;[.$K71]));IF(ISBLANK([.$E$3]);&quot;&quot;;[.$E$3]);&quot;&quot;)">
            <text:p/>
          </table:table-cell>
          <table:table-cell table:formula="of:=IF(ISNUMBER(SEARCH(&quot;C&quot;;[.$K71]));IF(ISBLANK([.$E$4]);&quot;&quot;;[.$E$4]);&quot;&quot;)">
            <text:p/>
          </table:table-cell>
          <table:table-cell table:formula="of:=IF(ISNUMBER(SEARCH(&quot;D&quot;;[.$K71]));IF(ISBLANK([.$E$5]);&quot;&quot;;[.$E$5]);&quot;&quot;)">
            <text:p/>
          </table:table-cell>
          <table:table-cell table:formula="of:=IF(ISNUMBER(SEARCH(&quot;E&quot;;[.$K71]));IF(ISBLANK([.$E$6]);&quot;&quot;;[.$E$6]);&quot;&quot;)">
            <text:p/>
          </table:table-cell>
          <table:table-cell table:formula="of:=IF(ISNUMBER(SEARCH(&quot;F&quot;;[.$K71]));IF(ISBLANK([.$E$7]);&quot;&quot;;[.$E$7]);&quot;&quot;)">
            <text:p/>
          </table:table-cell>
          <table:table-cell table:formula="of:=IF(ISNUMBER(SEARCH(&quot;G&quot;;[.$K71]));IF(ISBLANK([.$E$8]);&quot;&quot;;[.$E$8]);&quot;&quot;)">
            <text:p/>
          </table:table-cell>
          <table:table-cell table:formula="of:=IF(ISNUMBER(SEARCH(&quot;H&quot;;[.$K71]));IF(ISBLANK([.$E$9]);&quot;&quot;;[.$E$9]);&quot;&quot;)">
            <text:p/>
          </table:table-cell>
          <table:table-cell table:formula="of:=IF(ISNUMBER(SEARCH(&quot;I&quot;;[.$K71]));IF(ISBLANK([.$E$10]);&quot;&quot;;[.$E$10]);&quot;&quot;)">
            <text:p/>
          </table:table-cell>
          <table:table-cell table:formula="of:=IF(ISNUMBER(SEARCH(&quot;J&quot;;[.$K71]));IF(ISBLANK([.$E$11]);&quot;&quot;;[.$E$11]);&quot;&quot;)">
            <text:p/>
          </table:table-cell>
          <table:table-cell table:formula="of:=IF(ISNUMBER(SEARCH(&quot;K&quot;;[.$K71]));IF(ISBLANK([.$E$12]);&quot;&quot;;[.$E$12]);&quot;&quot;)">
            <text:p/>
          </table:table-cell>
          <table:table-cell table:formula="of:=IF(ISNUMBER(SEARCH(&quot;L&quot;;[.$K71]));IF(ISBLANK([.$E$13]);&quot;&quot;;[.$E$13]);&quot;&quot;)">
            <text:p/>
          </table:table-cell>
          <table:table-cell table:formula="of:=IF(ISNUMBER(SEARCH(&quot;M&quot;;[.$K71]));IF(ISBLANK([.$E$14]);&quot;&quot;;[.$E$14]);&quot;&quot;)">
            <text:p/>
          </table:table-cell>
          <table:table-cell table:formula="of:=IF(ISNUMBER(SEARCH(&quot;N&quot;;[.$K71]));IF(ISBLANK([.$E$15]);&quot;&quot;;[.$E$15]);&quot;&quot;)">
            <text:p/>
          </table:table-cell>
          <table:table-cell/>
          <table:table-cell table:formula="of:=IF(ISNUMBER(SEARCH(&quot;A&quot;;[.$K71]));IF(ISBLANK([.$F$2]);&quot;&quot;;[.$F$2]);&quot;&quot;)">
            <text:p/>
          </table:table-cell>
          <table:table-cell table:formula="of:=IF(ISNUMBER(SEARCH(&quot;B&quot;;[.$K71]));IF(ISBLANK([.$F$3]);&quot;&quot;;[.$F$3]);&quot;&quot;)">
            <text:p/>
          </table:table-cell>
          <table:table-cell table:formula="of:=IF(ISNUMBER(SEARCH(&quot;C&quot;;[.$K71]));IF(ISBLANK([.$F$4]);&quot;&quot;;[.$F$4]);&quot;&quot;)">
            <text:p/>
          </table:table-cell>
          <table:table-cell table:formula="of:=IF(ISNUMBER(SEARCH(&quot;D&quot;;[.$K71]));IF(ISBLANK([.$F$5]);&quot;&quot;;[.$F$5]);&quot;&quot;)">
            <text:p/>
          </table:table-cell>
          <table:table-cell table:formula="of:=IF(ISNUMBER(SEARCH(&quot;E&quot;;[.$K71]));IF(ISBLANK([.$F$6]);&quot;&quot;;[.$F$6]);&quot;&quot;)">
            <text:p/>
          </table:table-cell>
          <table:table-cell table:formula="of:=IF(ISNUMBER(SEARCH(&quot;F&quot;;[.$K71]));IF(ISBLANK([.$F$7]);&quot;&quot;;[.$F$7]);&quot;&quot;)">
            <text:p/>
          </table:table-cell>
          <table:table-cell table:formula="of:=IF(ISNUMBER(SEARCH(&quot;G&quot;;[.$K71]));IF(ISBLANK([.$F$8]);&quot;&quot;;[.$F$8]);&quot;&quot;)">
            <text:p/>
          </table:table-cell>
          <table:table-cell table:formula="of:=IF(ISNUMBER(SEARCH(&quot;H&quot;;[.$K71]));IF(ISBLANK([.$F$9]);&quot;&quot;;[.$F$9]);&quot;&quot;)">
            <text:p/>
          </table:table-cell>
          <table:table-cell table:formula="of:=IF(ISNUMBER(SEARCH(&quot;I&quot;;[.$K71]));IF(ISBLANK([.$F$10]);&quot;&quot;;[.$F$10]);&quot;&quot;)">
            <text:p/>
          </table:table-cell>
          <table:table-cell table:formula="of:=IF(ISNUMBER(SEARCH(&quot;J&quot;;[.$K71]));IF(ISBLANK([.$F$11]);&quot;&quot;;[.$F$11]);&quot;&quot;)">
            <text:p/>
          </table:table-cell>
          <table:table-cell table:formula="of:=IF(ISNUMBER(SEARCH(&quot;K&quot;;[.$K71]));IF(ISBLANK([.$F$12]);&quot;&quot;;[.$F$12]);&quot;&quot;)">
            <text:p/>
          </table:table-cell>
          <table:table-cell table:formula="of:=IF(ISNUMBER(SEARCH(&quot;L&quot;;[.$K71]));IF(ISBLANK([.$F$13]);&quot;&quot;;[.$F$13]);&quot;&quot;)">
            <text:p/>
          </table:table-cell>
          <table:table-cell table:formula="of:=IF(ISNUMBER(SEARCH(&quot;M&quot;;[.$K71]));IF(ISBLANK([.$F$14]);&quot;&quot;;[.$F$14]);&quot;&quot;)">
            <text:p/>
          </table:table-cell>
          <table:table-cell table:formula="of:=IF(ISNUMBER(SEARCH(&quot;N&quot;;[.$K71]));IF(ISBLANK([.$F$15]);&quot;&quot;;[.$F$15])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,A,H,N,K</text:p>
          </table:table-cell>
          <table:table-cell table:number-columns-repeated="9"/>
          <table:table-cell table:formula="of:=COM.MICROSOFT.CONCAT([.$Q72:.$AD72])">
            <text:p/>
          </table:table-cell>
          <table:table-cell table:formula="of:=COM.MICROSOFT.CONCAT([.$AF72:.$AS72])">
            <text:p/>
          </table:table-cell>
          <table:table-cell table:formula="of:=COM.MICROSOFT.CONCAT([.$AU72:.$BH72])">
            <text:p/>
          </table:table-cell>
          <table:table-cell table:formula="of:=COUNTIF([.$K$1:.$K$1998];[.K72])" office:value-type="float" office:value="0" calcext:value-type="float">
            <text:p>0</text:p>
          </table:table-cell>
          <table:table-cell/>
          <table:table-cell table:formula="of:=IF(ISNUMBER(SEARCH(&quot;A&quot;;[.$K72]));IF(ISBLANK([.$D$2]);&quot;&quot;;[.$D$2]);&quot;&quot;)">
            <text:p/>
          </table:table-cell>
          <table:table-cell table:formula="of:=IF(ISNUMBER(SEARCH(&quot;B&quot;;[.$K72]));IF(ISBLANK([.$D$3]);&quot;&quot;;[.$D$3]);&quot;&quot;)">
            <text:p/>
          </table:table-cell>
          <table:table-cell table:formula="of:=IF(ISNUMBER(SEARCH(&quot;C&quot;;[.$K72]));IF(ISBLANK([.$D$4]);&quot;&quot;;[.$D$4]);&quot;&quot;)">
            <text:p/>
          </table:table-cell>
          <table:table-cell table:formula="of:=IF(ISNUMBER(SEARCH(&quot;D&quot;;[.$K72]));IF(ISBLANK([.$D$5]);&quot;&quot;;[.$D$5]);&quot;&quot;)">
            <text:p/>
          </table:table-cell>
          <table:table-cell table:formula="of:=IF(ISNUMBER(SEARCH(&quot;E&quot;;[.$K72]));IF(ISBLANK([.$D$6]);&quot;&quot;;[.$D$6]);&quot;&quot;)">
            <text:p/>
          </table:table-cell>
          <table:table-cell table:formula="of:=IF(ISNUMBER(SEARCH(&quot;F&quot;;[.$K72]));IF(ISBLANK([.$D$7]);&quot;&quot;;[.$D$7]);&quot;&quot;)">
            <text:p/>
          </table:table-cell>
          <table:table-cell table:formula="of:=IF(ISNUMBER(SEARCH(&quot;G&quot;;[.$K72]));IF(ISBLANK([.$D$8]);&quot;&quot;;[.$D$8]);&quot;&quot;)">
            <text:p/>
          </table:table-cell>
          <table:table-cell table:formula="of:=IF(ISNUMBER(SEARCH(&quot;H&quot;;[.$K72]));IF(ISBLANK([.$D$9]);&quot;&quot;;[.$D$9]);&quot;&quot;)">
            <text:p/>
          </table:table-cell>
          <table:table-cell table:formula="of:=IF(ISNUMBER(SEARCH(&quot;I&quot;;[.$K72]));IF(ISBLANK([.$D$10]);&quot;&quot;;[.$D$10]);&quot;&quot;)">
            <text:p/>
          </table:table-cell>
          <table:table-cell table:formula="of:=IF(ISNUMBER(SEARCH(&quot;J&quot;;[.$K72]));IF(ISBLANK([.$D$11]);&quot;&quot;;[.$D$11]);&quot;&quot;)">
            <text:p/>
          </table:table-cell>
          <table:table-cell table:formula="of:=IF(ISNUMBER(SEARCH(&quot;K&quot;;[.$K72]));IF(ISBLANK([.$D$12]);&quot;&quot;;[.$D$12]);&quot;&quot;)">
            <text:p/>
          </table:table-cell>
          <table:table-cell table:formula="of:=IF(ISNUMBER(SEARCH(&quot;L&quot;;[.$K72]));IF(ISBLANK([.$D$13]);&quot;&quot;;[.$D$13]);&quot;&quot;)">
            <text:p/>
          </table:table-cell>
          <table:table-cell table:formula="of:=IF(ISNUMBER(SEARCH(&quot;M&quot;;[.$K72]));IF(ISBLANK([.$D$14]);&quot;&quot;;[.$D$14]);&quot;&quot;)">
            <text:p/>
          </table:table-cell>
          <table:table-cell table:formula="of:=IF(ISNUMBER(SEARCH(&quot;N&quot;;[.$K72]));IF(ISBLANK([.$D$15]);&quot;&quot;;[.$D$15]);&quot;&quot;)">
            <text:p/>
          </table:table-cell>
          <table:table-cell/>
          <table:table-cell table:formula="of:=IF(ISNUMBER(SEARCH(&quot;A&quot;;[.$K72]));IF(ISBLANK([.$E$2]);&quot;&quot;;[.$E$2]);&quot;&quot;)">
            <text:p/>
          </table:table-cell>
          <table:table-cell table:formula="of:=IF(ISNUMBER(SEARCH(&quot;B&quot;;[.$K72]));IF(ISBLANK([.$E$3]);&quot;&quot;;[.$E$3]);&quot;&quot;)">
            <text:p/>
          </table:table-cell>
          <table:table-cell table:formula="of:=IF(ISNUMBER(SEARCH(&quot;C&quot;;[.$K72]));IF(ISBLANK([.$E$4]);&quot;&quot;;[.$E$4]);&quot;&quot;)">
            <text:p/>
          </table:table-cell>
          <table:table-cell table:formula="of:=IF(ISNUMBER(SEARCH(&quot;D&quot;;[.$K72]));IF(ISBLANK([.$E$5]);&quot;&quot;;[.$E$5]);&quot;&quot;)">
            <text:p/>
          </table:table-cell>
          <table:table-cell table:formula="of:=IF(ISNUMBER(SEARCH(&quot;E&quot;;[.$K72]));IF(ISBLANK([.$E$6]);&quot;&quot;;[.$E$6]);&quot;&quot;)">
            <text:p/>
          </table:table-cell>
          <table:table-cell table:formula="of:=IF(ISNUMBER(SEARCH(&quot;F&quot;;[.$K72]));IF(ISBLANK([.$E$7]);&quot;&quot;;[.$E$7]);&quot;&quot;)">
            <text:p/>
          </table:table-cell>
          <table:table-cell table:formula="of:=IF(ISNUMBER(SEARCH(&quot;G&quot;;[.$K72]));IF(ISBLANK([.$E$8]);&quot;&quot;;[.$E$8]);&quot;&quot;)">
            <text:p/>
          </table:table-cell>
          <table:table-cell table:formula="of:=IF(ISNUMBER(SEARCH(&quot;H&quot;;[.$K72]));IF(ISBLANK([.$E$9]);&quot;&quot;;[.$E$9]);&quot;&quot;)">
            <text:p/>
          </table:table-cell>
          <table:table-cell table:formula="of:=IF(ISNUMBER(SEARCH(&quot;I&quot;;[.$K72]));IF(ISBLANK([.$E$10]);&quot;&quot;;[.$E$10]);&quot;&quot;)">
            <text:p/>
          </table:table-cell>
          <table:table-cell table:formula="of:=IF(ISNUMBER(SEARCH(&quot;J&quot;;[.$K72]));IF(ISBLANK([.$E$11]);&quot;&quot;;[.$E$11]);&quot;&quot;)">
            <text:p/>
          </table:table-cell>
          <table:table-cell table:formula="of:=IF(ISNUMBER(SEARCH(&quot;K&quot;;[.$K72]));IF(ISBLANK([.$E$12]);&quot;&quot;;[.$E$12]);&quot;&quot;)">
            <text:p/>
          </table:table-cell>
          <table:table-cell table:formula="of:=IF(ISNUMBER(SEARCH(&quot;L&quot;;[.$K72]));IF(ISBLANK([.$E$13]);&quot;&quot;;[.$E$13]);&quot;&quot;)">
            <text:p/>
          </table:table-cell>
          <table:table-cell table:formula="of:=IF(ISNUMBER(SEARCH(&quot;M&quot;;[.$K72]));IF(ISBLANK([.$E$14]);&quot;&quot;;[.$E$14]);&quot;&quot;)">
            <text:p/>
          </table:table-cell>
          <table:table-cell table:formula="of:=IF(ISNUMBER(SEARCH(&quot;N&quot;;[.$K72]));IF(ISBLANK([.$E$15]);&quot;&quot;;[.$E$15]);&quot;&quot;)">
            <text:p/>
          </table:table-cell>
          <table:table-cell/>
          <table:table-cell table:formula="of:=IF(ISNUMBER(SEARCH(&quot;A&quot;;[.$K72]));IF(ISBLANK([.$F$2]);&quot;&quot;;[.$F$2]);&quot;&quot;)">
            <text:p/>
          </table:table-cell>
          <table:table-cell table:formula="of:=IF(ISNUMBER(SEARCH(&quot;B&quot;;[.$K72]));IF(ISBLANK([.$F$3]);&quot;&quot;;[.$F$3]);&quot;&quot;)">
            <text:p/>
          </table:table-cell>
          <table:table-cell table:formula="of:=IF(ISNUMBER(SEARCH(&quot;C&quot;;[.$K72]));IF(ISBLANK([.$F$4]);&quot;&quot;;[.$F$4]);&quot;&quot;)">
            <text:p/>
          </table:table-cell>
          <table:table-cell table:formula="of:=IF(ISNUMBER(SEARCH(&quot;D&quot;;[.$K72]));IF(ISBLANK([.$F$5]);&quot;&quot;;[.$F$5]);&quot;&quot;)">
            <text:p/>
          </table:table-cell>
          <table:table-cell table:formula="of:=IF(ISNUMBER(SEARCH(&quot;E&quot;;[.$K72]));IF(ISBLANK([.$F$6]);&quot;&quot;;[.$F$6]);&quot;&quot;)">
            <text:p/>
          </table:table-cell>
          <table:table-cell table:formula="of:=IF(ISNUMBER(SEARCH(&quot;F&quot;;[.$K72]));IF(ISBLANK([.$F$7]);&quot;&quot;;[.$F$7]);&quot;&quot;)">
            <text:p/>
          </table:table-cell>
          <table:table-cell table:formula="of:=IF(ISNUMBER(SEARCH(&quot;G&quot;;[.$K72]));IF(ISBLANK([.$F$8]);&quot;&quot;;[.$F$8]);&quot;&quot;)">
            <text:p/>
          </table:table-cell>
          <table:table-cell table:formula="of:=IF(ISNUMBER(SEARCH(&quot;H&quot;;[.$K72]));IF(ISBLANK([.$F$9]);&quot;&quot;;[.$F$9]);&quot;&quot;)">
            <text:p/>
          </table:table-cell>
          <table:table-cell table:formula="of:=IF(ISNUMBER(SEARCH(&quot;I&quot;;[.$K72]));IF(ISBLANK([.$F$10]);&quot;&quot;;[.$F$10]);&quot;&quot;)">
            <text:p/>
          </table:table-cell>
          <table:table-cell table:formula="of:=IF(ISNUMBER(SEARCH(&quot;J&quot;;[.$K72]));IF(ISBLANK([.$F$11]);&quot;&quot;;[.$F$11]);&quot;&quot;)">
            <text:p/>
          </table:table-cell>
          <table:table-cell table:formula="of:=IF(ISNUMBER(SEARCH(&quot;K&quot;;[.$K72]));IF(ISBLANK([.$F$12]);&quot;&quot;;[.$F$12]);&quot;&quot;)">
            <text:p/>
          </table:table-cell>
          <table:table-cell table:formula="of:=IF(ISNUMBER(SEARCH(&quot;L&quot;;[.$K72]));IF(ISBLANK([.$F$13]);&quot;&quot;;[.$F$13]);&quot;&quot;)">
            <text:p/>
          </table:table-cell>
          <table:table-cell table:formula="of:=IF(ISNUMBER(SEARCH(&quot;M&quot;;[.$K72]));IF(ISBLANK([.$F$14]);&quot;&quot;;[.$F$14]);&quot;&quot;)">
            <text:p/>
          </table:table-cell>
          <table:table-cell table:formula="of:=IF(ISNUMBER(SEARCH(&quot;N&quot;;[.$K72]));IF(ISBLANK([.$F$15]);&quot;&quot;;[.$F$15]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,A,C,B,D</text:p>
          </table:table-cell>
          <table:table-cell table:number-columns-repeated="9"/>
          <table:table-cell table:formula="of:=COM.MICROSOFT.CONCAT([.$Q73:.$AD73])">
            <text:p/>
          </table:table-cell>
          <table:table-cell table:formula="of:=COM.MICROSOFT.CONCAT([.$AF73:.$AS73])">
            <text:p/>
          </table:table-cell>
          <table:table-cell table:formula="of:=COM.MICROSOFT.CONCAT([.$AU73:.$BH73])">
            <text:p/>
          </table:table-cell>
          <table:table-cell table:formula="of:=COUNTIF([.$K$1:.$K$1998];[.K73])" office:value-type="float" office:value="0" calcext:value-type="float">
            <text:p>0</text:p>
          </table:table-cell>
          <table:table-cell/>
          <table:table-cell table:formula="of:=IF(ISNUMBER(SEARCH(&quot;A&quot;;[.$K73]));IF(ISBLANK([.$D$2]);&quot;&quot;;[.$D$2]);&quot;&quot;)">
            <text:p/>
          </table:table-cell>
          <table:table-cell table:formula="of:=IF(ISNUMBER(SEARCH(&quot;B&quot;;[.$K73]));IF(ISBLANK([.$D$3]);&quot;&quot;;[.$D$3]);&quot;&quot;)">
            <text:p/>
          </table:table-cell>
          <table:table-cell table:formula="of:=IF(ISNUMBER(SEARCH(&quot;C&quot;;[.$K73]));IF(ISBLANK([.$D$4]);&quot;&quot;;[.$D$4]);&quot;&quot;)">
            <text:p/>
          </table:table-cell>
          <table:table-cell table:formula="of:=IF(ISNUMBER(SEARCH(&quot;D&quot;;[.$K73]));IF(ISBLANK([.$D$5]);&quot;&quot;;[.$D$5]);&quot;&quot;)">
            <text:p/>
          </table:table-cell>
          <table:table-cell table:formula="of:=IF(ISNUMBER(SEARCH(&quot;E&quot;;[.$K73]));IF(ISBLANK([.$D$6]);&quot;&quot;;[.$D$6]);&quot;&quot;)">
            <text:p/>
          </table:table-cell>
          <table:table-cell table:formula="of:=IF(ISNUMBER(SEARCH(&quot;F&quot;;[.$K73]));IF(ISBLANK([.$D$7]);&quot;&quot;;[.$D$7]);&quot;&quot;)">
            <text:p/>
          </table:table-cell>
          <table:table-cell table:formula="of:=IF(ISNUMBER(SEARCH(&quot;G&quot;;[.$K73]));IF(ISBLANK([.$D$8]);&quot;&quot;;[.$D$8]);&quot;&quot;)">
            <text:p/>
          </table:table-cell>
          <table:table-cell table:formula="of:=IF(ISNUMBER(SEARCH(&quot;H&quot;;[.$K73]));IF(ISBLANK([.$D$9]);&quot;&quot;;[.$D$9]);&quot;&quot;)">
            <text:p/>
          </table:table-cell>
          <table:table-cell table:formula="of:=IF(ISNUMBER(SEARCH(&quot;I&quot;;[.$K73]));IF(ISBLANK([.$D$10]);&quot;&quot;;[.$D$10]);&quot;&quot;)">
            <text:p/>
          </table:table-cell>
          <table:table-cell table:formula="of:=IF(ISNUMBER(SEARCH(&quot;J&quot;;[.$K73]));IF(ISBLANK([.$D$11]);&quot;&quot;;[.$D$11]);&quot;&quot;)">
            <text:p/>
          </table:table-cell>
          <table:table-cell table:formula="of:=IF(ISNUMBER(SEARCH(&quot;K&quot;;[.$K73]));IF(ISBLANK([.$D$12]);&quot;&quot;;[.$D$12]);&quot;&quot;)">
            <text:p/>
          </table:table-cell>
          <table:table-cell table:formula="of:=IF(ISNUMBER(SEARCH(&quot;L&quot;;[.$K73]));IF(ISBLANK([.$D$13]);&quot;&quot;;[.$D$13]);&quot;&quot;)">
            <text:p/>
          </table:table-cell>
          <table:table-cell table:formula="of:=IF(ISNUMBER(SEARCH(&quot;M&quot;;[.$K73]));IF(ISBLANK([.$D$14]);&quot;&quot;;[.$D$14]);&quot;&quot;)">
            <text:p/>
          </table:table-cell>
          <table:table-cell table:formula="of:=IF(ISNUMBER(SEARCH(&quot;N&quot;;[.$K73]));IF(ISBLANK([.$D$15]);&quot;&quot;;[.$D$15]);&quot;&quot;)">
            <text:p/>
          </table:table-cell>
          <table:table-cell/>
          <table:table-cell table:formula="of:=IF(ISNUMBER(SEARCH(&quot;A&quot;;[.$K73]));IF(ISBLANK([.$E$2]);&quot;&quot;;[.$E$2]);&quot;&quot;)">
            <text:p/>
          </table:table-cell>
          <table:table-cell table:formula="of:=IF(ISNUMBER(SEARCH(&quot;B&quot;;[.$K73]));IF(ISBLANK([.$E$3]);&quot;&quot;;[.$E$3]);&quot;&quot;)">
            <text:p/>
          </table:table-cell>
          <table:table-cell table:formula="of:=IF(ISNUMBER(SEARCH(&quot;C&quot;;[.$K73]));IF(ISBLANK([.$E$4]);&quot;&quot;;[.$E$4]);&quot;&quot;)">
            <text:p/>
          </table:table-cell>
          <table:table-cell table:formula="of:=IF(ISNUMBER(SEARCH(&quot;D&quot;;[.$K73]));IF(ISBLANK([.$E$5]);&quot;&quot;;[.$E$5]);&quot;&quot;)">
            <text:p/>
          </table:table-cell>
          <table:table-cell table:formula="of:=IF(ISNUMBER(SEARCH(&quot;E&quot;;[.$K73]));IF(ISBLANK([.$E$6]);&quot;&quot;;[.$E$6]);&quot;&quot;)">
            <text:p/>
          </table:table-cell>
          <table:table-cell table:formula="of:=IF(ISNUMBER(SEARCH(&quot;F&quot;;[.$K73]));IF(ISBLANK([.$E$7]);&quot;&quot;;[.$E$7]);&quot;&quot;)">
            <text:p/>
          </table:table-cell>
          <table:table-cell table:formula="of:=IF(ISNUMBER(SEARCH(&quot;G&quot;;[.$K73]));IF(ISBLANK([.$E$8]);&quot;&quot;;[.$E$8]);&quot;&quot;)">
            <text:p/>
          </table:table-cell>
          <table:table-cell table:formula="of:=IF(ISNUMBER(SEARCH(&quot;H&quot;;[.$K73]));IF(ISBLANK([.$E$9]);&quot;&quot;;[.$E$9]);&quot;&quot;)">
            <text:p/>
          </table:table-cell>
          <table:table-cell table:formula="of:=IF(ISNUMBER(SEARCH(&quot;I&quot;;[.$K73]));IF(ISBLANK([.$E$10]);&quot;&quot;;[.$E$10]);&quot;&quot;)">
            <text:p/>
          </table:table-cell>
          <table:table-cell table:formula="of:=IF(ISNUMBER(SEARCH(&quot;J&quot;;[.$K73]));IF(ISBLANK([.$E$11]);&quot;&quot;;[.$E$11]);&quot;&quot;)">
            <text:p/>
          </table:table-cell>
          <table:table-cell table:formula="of:=IF(ISNUMBER(SEARCH(&quot;K&quot;;[.$K73]));IF(ISBLANK([.$E$12]);&quot;&quot;;[.$E$12]);&quot;&quot;)">
            <text:p/>
          </table:table-cell>
          <table:table-cell table:formula="of:=IF(ISNUMBER(SEARCH(&quot;L&quot;;[.$K73]));IF(ISBLANK([.$E$13]);&quot;&quot;;[.$E$13]);&quot;&quot;)">
            <text:p/>
          </table:table-cell>
          <table:table-cell table:formula="of:=IF(ISNUMBER(SEARCH(&quot;M&quot;;[.$K73]));IF(ISBLANK([.$E$14]);&quot;&quot;;[.$E$14]);&quot;&quot;)">
            <text:p/>
          </table:table-cell>
          <table:table-cell table:formula="of:=IF(ISNUMBER(SEARCH(&quot;N&quot;;[.$K73]));IF(ISBLANK([.$E$15]);&quot;&quot;;[.$E$15]);&quot;&quot;)">
            <text:p/>
          </table:table-cell>
          <table:table-cell/>
          <table:table-cell table:formula="of:=IF(ISNUMBER(SEARCH(&quot;A&quot;;[.$K73]));IF(ISBLANK([.$F$2]);&quot;&quot;;[.$F$2]);&quot;&quot;)">
            <text:p/>
          </table:table-cell>
          <table:table-cell table:formula="of:=IF(ISNUMBER(SEARCH(&quot;B&quot;;[.$K73]));IF(ISBLANK([.$F$3]);&quot;&quot;;[.$F$3]);&quot;&quot;)">
            <text:p/>
          </table:table-cell>
          <table:table-cell table:formula="of:=IF(ISNUMBER(SEARCH(&quot;C&quot;;[.$K73]));IF(ISBLANK([.$F$4]);&quot;&quot;;[.$F$4]);&quot;&quot;)">
            <text:p/>
          </table:table-cell>
          <table:table-cell table:formula="of:=IF(ISNUMBER(SEARCH(&quot;D&quot;;[.$K73]));IF(ISBLANK([.$F$5]);&quot;&quot;;[.$F$5]);&quot;&quot;)">
            <text:p/>
          </table:table-cell>
          <table:table-cell table:formula="of:=IF(ISNUMBER(SEARCH(&quot;E&quot;;[.$K73]));IF(ISBLANK([.$F$6]);&quot;&quot;;[.$F$6]);&quot;&quot;)">
            <text:p/>
          </table:table-cell>
          <table:table-cell table:formula="of:=IF(ISNUMBER(SEARCH(&quot;F&quot;;[.$K73]));IF(ISBLANK([.$F$7]);&quot;&quot;;[.$F$7]);&quot;&quot;)">
            <text:p/>
          </table:table-cell>
          <table:table-cell table:formula="of:=IF(ISNUMBER(SEARCH(&quot;G&quot;;[.$K73]));IF(ISBLANK([.$F$8]);&quot;&quot;;[.$F$8]);&quot;&quot;)">
            <text:p/>
          </table:table-cell>
          <table:table-cell table:formula="of:=IF(ISNUMBER(SEARCH(&quot;H&quot;;[.$K73]));IF(ISBLANK([.$F$9]);&quot;&quot;;[.$F$9]);&quot;&quot;)">
            <text:p/>
          </table:table-cell>
          <table:table-cell table:formula="of:=IF(ISNUMBER(SEARCH(&quot;I&quot;;[.$K73]));IF(ISBLANK([.$F$10]);&quot;&quot;;[.$F$10]);&quot;&quot;)">
            <text:p/>
          </table:table-cell>
          <table:table-cell table:formula="of:=IF(ISNUMBER(SEARCH(&quot;J&quot;;[.$K73]));IF(ISBLANK([.$F$11]);&quot;&quot;;[.$F$11]);&quot;&quot;)">
            <text:p/>
          </table:table-cell>
          <table:table-cell table:formula="of:=IF(ISNUMBER(SEARCH(&quot;K&quot;;[.$K73]));IF(ISBLANK([.$F$12]);&quot;&quot;;[.$F$12]);&quot;&quot;)">
            <text:p/>
          </table:table-cell>
          <table:table-cell table:formula="of:=IF(ISNUMBER(SEARCH(&quot;L&quot;;[.$K73]));IF(ISBLANK([.$F$13]);&quot;&quot;;[.$F$13]);&quot;&quot;)">
            <text:p/>
          </table:table-cell>
          <table:table-cell table:formula="of:=IF(ISNUMBER(SEARCH(&quot;M&quot;;[.$K73]));IF(ISBLANK([.$F$14]);&quot;&quot;;[.$F$14]);&quot;&quot;)">
            <text:p/>
          </table:table-cell>
          <table:table-cell table:formula="of:=IF(ISNUMBER(SEARCH(&quot;N&quot;;[.$K73]));IF(ISBLANK([.$F$15]);&quot;&quot;;[.$F$15])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,H,J</text:p>
          </table:table-cell>
          <table:table-cell table:number-columns-repeated="9"/>
          <table:table-cell table:formula="of:=COM.MICROSOFT.CONCAT([.$Q74:.$AD74])">
            <text:p/>
          </table:table-cell>
          <table:table-cell table:formula="of:=COM.MICROSOFT.CONCAT([.$AF74:.$AS74])">
            <text:p/>
          </table:table-cell>
          <table:table-cell table:formula="of:=COM.MICROSOFT.CONCAT([.$AU74:.$BH74])">
            <text:p/>
          </table:table-cell>
          <table:table-cell table:formula="of:=COUNTIF([.$K$1:.$K$1998];[.K74])" office:value-type="float" office:value="0" calcext:value-type="float">
            <text:p>0</text:p>
          </table:table-cell>
          <table:table-cell/>
          <table:table-cell table:formula="of:=IF(ISNUMBER(SEARCH(&quot;A&quot;;[.$K74]));IF(ISBLANK([.$D$2]);&quot;&quot;;[.$D$2]);&quot;&quot;)">
            <text:p/>
          </table:table-cell>
          <table:table-cell table:formula="of:=IF(ISNUMBER(SEARCH(&quot;B&quot;;[.$K74]));IF(ISBLANK([.$D$3]);&quot;&quot;;[.$D$3]);&quot;&quot;)">
            <text:p/>
          </table:table-cell>
          <table:table-cell table:formula="of:=IF(ISNUMBER(SEARCH(&quot;C&quot;;[.$K74]));IF(ISBLANK([.$D$4]);&quot;&quot;;[.$D$4]);&quot;&quot;)">
            <text:p/>
          </table:table-cell>
          <table:table-cell table:formula="of:=IF(ISNUMBER(SEARCH(&quot;D&quot;;[.$K74]));IF(ISBLANK([.$D$5]);&quot;&quot;;[.$D$5]);&quot;&quot;)">
            <text:p/>
          </table:table-cell>
          <table:table-cell table:formula="of:=IF(ISNUMBER(SEARCH(&quot;E&quot;;[.$K74]));IF(ISBLANK([.$D$6]);&quot;&quot;;[.$D$6]);&quot;&quot;)">
            <text:p/>
          </table:table-cell>
          <table:table-cell table:formula="of:=IF(ISNUMBER(SEARCH(&quot;F&quot;;[.$K74]));IF(ISBLANK([.$D$7]);&quot;&quot;;[.$D$7]);&quot;&quot;)">
            <text:p/>
          </table:table-cell>
          <table:table-cell table:formula="of:=IF(ISNUMBER(SEARCH(&quot;G&quot;;[.$K74]));IF(ISBLANK([.$D$8]);&quot;&quot;;[.$D$8]);&quot;&quot;)">
            <text:p/>
          </table:table-cell>
          <table:table-cell table:formula="of:=IF(ISNUMBER(SEARCH(&quot;H&quot;;[.$K74]));IF(ISBLANK([.$D$9]);&quot;&quot;;[.$D$9]);&quot;&quot;)">
            <text:p/>
          </table:table-cell>
          <table:table-cell table:formula="of:=IF(ISNUMBER(SEARCH(&quot;I&quot;;[.$K74]));IF(ISBLANK([.$D$10]);&quot;&quot;;[.$D$10]);&quot;&quot;)">
            <text:p/>
          </table:table-cell>
          <table:table-cell table:formula="of:=IF(ISNUMBER(SEARCH(&quot;J&quot;;[.$K74]));IF(ISBLANK([.$D$11]);&quot;&quot;;[.$D$11]);&quot;&quot;)">
            <text:p/>
          </table:table-cell>
          <table:table-cell table:formula="of:=IF(ISNUMBER(SEARCH(&quot;K&quot;;[.$K74]));IF(ISBLANK([.$D$12]);&quot;&quot;;[.$D$12]);&quot;&quot;)">
            <text:p/>
          </table:table-cell>
          <table:table-cell table:formula="of:=IF(ISNUMBER(SEARCH(&quot;L&quot;;[.$K74]));IF(ISBLANK([.$D$13]);&quot;&quot;;[.$D$13]);&quot;&quot;)">
            <text:p/>
          </table:table-cell>
          <table:table-cell table:formula="of:=IF(ISNUMBER(SEARCH(&quot;M&quot;;[.$K74]));IF(ISBLANK([.$D$14]);&quot;&quot;;[.$D$14]);&quot;&quot;)">
            <text:p/>
          </table:table-cell>
          <table:table-cell table:formula="of:=IF(ISNUMBER(SEARCH(&quot;N&quot;;[.$K74]));IF(ISBLANK([.$D$15]);&quot;&quot;;[.$D$15]);&quot;&quot;)">
            <text:p/>
          </table:table-cell>
          <table:table-cell/>
          <table:table-cell table:formula="of:=IF(ISNUMBER(SEARCH(&quot;A&quot;;[.$K74]));IF(ISBLANK([.$E$2]);&quot;&quot;;[.$E$2]);&quot;&quot;)">
            <text:p/>
          </table:table-cell>
          <table:table-cell table:formula="of:=IF(ISNUMBER(SEARCH(&quot;B&quot;;[.$K74]));IF(ISBLANK([.$E$3]);&quot;&quot;;[.$E$3]);&quot;&quot;)">
            <text:p/>
          </table:table-cell>
          <table:table-cell table:formula="of:=IF(ISNUMBER(SEARCH(&quot;C&quot;;[.$K74]));IF(ISBLANK([.$E$4]);&quot;&quot;;[.$E$4]);&quot;&quot;)">
            <text:p/>
          </table:table-cell>
          <table:table-cell table:formula="of:=IF(ISNUMBER(SEARCH(&quot;D&quot;;[.$K74]));IF(ISBLANK([.$E$5]);&quot;&quot;;[.$E$5]);&quot;&quot;)">
            <text:p/>
          </table:table-cell>
          <table:table-cell table:formula="of:=IF(ISNUMBER(SEARCH(&quot;E&quot;;[.$K74]));IF(ISBLANK([.$E$6]);&quot;&quot;;[.$E$6]);&quot;&quot;)">
            <text:p/>
          </table:table-cell>
          <table:table-cell table:formula="of:=IF(ISNUMBER(SEARCH(&quot;F&quot;;[.$K74]));IF(ISBLANK([.$E$7]);&quot;&quot;;[.$E$7]);&quot;&quot;)">
            <text:p/>
          </table:table-cell>
          <table:table-cell table:formula="of:=IF(ISNUMBER(SEARCH(&quot;G&quot;;[.$K74]));IF(ISBLANK([.$E$8]);&quot;&quot;;[.$E$8]);&quot;&quot;)">
            <text:p/>
          </table:table-cell>
          <table:table-cell table:formula="of:=IF(ISNUMBER(SEARCH(&quot;H&quot;;[.$K74]));IF(ISBLANK([.$E$9]);&quot;&quot;;[.$E$9]);&quot;&quot;)">
            <text:p/>
          </table:table-cell>
          <table:table-cell table:formula="of:=IF(ISNUMBER(SEARCH(&quot;I&quot;;[.$K74]));IF(ISBLANK([.$E$10]);&quot;&quot;;[.$E$10]);&quot;&quot;)">
            <text:p/>
          </table:table-cell>
          <table:table-cell table:formula="of:=IF(ISNUMBER(SEARCH(&quot;J&quot;;[.$K74]));IF(ISBLANK([.$E$11]);&quot;&quot;;[.$E$11]);&quot;&quot;)">
            <text:p/>
          </table:table-cell>
          <table:table-cell table:formula="of:=IF(ISNUMBER(SEARCH(&quot;K&quot;;[.$K74]));IF(ISBLANK([.$E$12]);&quot;&quot;;[.$E$12]);&quot;&quot;)">
            <text:p/>
          </table:table-cell>
          <table:table-cell table:formula="of:=IF(ISNUMBER(SEARCH(&quot;L&quot;;[.$K74]));IF(ISBLANK([.$E$13]);&quot;&quot;;[.$E$13]);&quot;&quot;)">
            <text:p/>
          </table:table-cell>
          <table:table-cell table:formula="of:=IF(ISNUMBER(SEARCH(&quot;M&quot;;[.$K74]));IF(ISBLANK([.$E$14]);&quot;&quot;;[.$E$14]);&quot;&quot;)">
            <text:p/>
          </table:table-cell>
          <table:table-cell table:formula="of:=IF(ISNUMBER(SEARCH(&quot;N&quot;;[.$K74]));IF(ISBLANK([.$E$15]);&quot;&quot;;[.$E$15]);&quot;&quot;)">
            <text:p/>
          </table:table-cell>
          <table:table-cell/>
          <table:table-cell table:formula="of:=IF(ISNUMBER(SEARCH(&quot;A&quot;;[.$K74]));IF(ISBLANK([.$F$2]);&quot;&quot;;[.$F$2]);&quot;&quot;)">
            <text:p/>
          </table:table-cell>
          <table:table-cell table:formula="of:=IF(ISNUMBER(SEARCH(&quot;B&quot;;[.$K74]));IF(ISBLANK([.$F$3]);&quot;&quot;;[.$F$3]);&quot;&quot;)">
            <text:p/>
          </table:table-cell>
          <table:table-cell table:formula="of:=IF(ISNUMBER(SEARCH(&quot;C&quot;;[.$K74]));IF(ISBLANK([.$F$4]);&quot;&quot;;[.$F$4]);&quot;&quot;)">
            <text:p/>
          </table:table-cell>
          <table:table-cell table:formula="of:=IF(ISNUMBER(SEARCH(&quot;D&quot;;[.$K74]));IF(ISBLANK([.$F$5]);&quot;&quot;;[.$F$5]);&quot;&quot;)">
            <text:p/>
          </table:table-cell>
          <table:table-cell table:formula="of:=IF(ISNUMBER(SEARCH(&quot;E&quot;;[.$K74]));IF(ISBLANK([.$F$6]);&quot;&quot;;[.$F$6]);&quot;&quot;)">
            <text:p/>
          </table:table-cell>
          <table:table-cell table:formula="of:=IF(ISNUMBER(SEARCH(&quot;F&quot;;[.$K74]));IF(ISBLANK([.$F$7]);&quot;&quot;;[.$F$7]);&quot;&quot;)">
            <text:p/>
          </table:table-cell>
          <table:table-cell table:formula="of:=IF(ISNUMBER(SEARCH(&quot;G&quot;;[.$K74]));IF(ISBLANK([.$F$8]);&quot;&quot;;[.$F$8]);&quot;&quot;)">
            <text:p/>
          </table:table-cell>
          <table:table-cell table:formula="of:=IF(ISNUMBER(SEARCH(&quot;H&quot;;[.$K74]));IF(ISBLANK([.$F$9]);&quot;&quot;;[.$F$9]);&quot;&quot;)">
            <text:p/>
          </table:table-cell>
          <table:table-cell table:formula="of:=IF(ISNUMBER(SEARCH(&quot;I&quot;;[.$K74]));IF(ISBLANK([.$F$10]);&quot;&quot;;[.$F$10]);&quot;&quot;)">
            <text:p/>
          </table:table-cell>
          <table:table-cell table:formula="of:=IF(ISNUMBER(SEARCH(&quot;J&quot;;[.$K74]));IF(ISBLANK([.$F$11]);&quot;&quot;;[.$F$11]);&quot;&quot;)">
            <text:p/>
          </table:table-cell>
          <table:table-cell table:formula="of:=IF(ISNUMBER(SEARCH(&quot;K&quot;;[.$K74]));IF(ISBLANK([.$F$12]);&quot;&quot;;[.$F$12]);&quot;&quot;)">
            <text:p/>
          </table:table-cell>
          <table:table-cell table:formula="of:=IF(ISNUMBER(SEARCH(&quot;L&quot;;[.$K74]));IF(ISBLANK([.$F$13]);&quot;&quot;;[.$F$13]);&quot;&quot;)">
            <text:p/>
          </table:table-cell>
          <table:table-cell table:formula="of:=IF(ISNUMBER(SEARCH(&quot;M&quot;;[.$K74]));IF(ISBLANK([.$F$14]);&quot;&quot;;[.$F$14]);&quot;&quot;)">
            <text:p/>
          </table:table-cell>
          <table:table-cell table:formula="of:=IF(ISNUMBER(SEARCH(&quot;N&quot;;[.$K74]));IF(ISBLANK([.$F$15]);&quot;&quot;;[.$F$15]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formula="of:=COM.MICROSOFT.CONCAT([.$Q75:.$AD75])">
            <text:p/>
          </table:table-cell>
          <table:table-cell table:formula="of:=COM.MICROSOFT.CONCAT([.$AF75:.$AS75])">
            <text:p/>
          </table:table-cell>
          <table:table-cell table:formula="of:=COM.MICROSOFT.CONCAT([.$AU75:.$BH75])">
            <text:p/>
          </table:table-cell>
          <table:table-cell table:formula="of:=COUNTIF([.$K$1:.$K$1998];[.K75])" office:value-type="float" office:value="0" calcext:value-type="float">
            <text:p>0</text:p>
          </table:table-cell>
          <table:table-cell/>
          <table:table-cell table:formula="of:=IF(ISNUMBER(SEARCH(&quot;A&quot;;[.$K75]));IF(ISBLANK([.$D$2]);&quot;&quot;;[.$D$2]);&quot;&quot;)">
            <text:p/>
          </table:table-cell>
          <table:table-cell table:formula="of:=IF(ISNUMBER(SEARCH(&quot;B&quot;;[.$K75]));IF(ISBLANK([.$D$3]);&quot;&quot;;[.$D$3]);&quot;&quot;)">
            <text:p/>
          </table:table-cell>
          <table:table-cell table:formula="of:=IF(ISNUMBER(SEARCH(&quot;C&quot;;[.$K75]));IF(ISBLANK([.$D$4]);&quot;&quot;;[.$D$4]);&quot;&quot;)">
            <text:p/>
          </table:table-cell>
          <table:table-cell table:formula="of:=IF(ISNUMBER(SEARCH(&quot;D&quot;;[.$K75]));IF(ISBLANK([.$D$5]);&quot;&quot;;[.$D$5]);&quot;&quot;)">
            <text:p/>
          </table:table-cell>
          <table:table-cell table:formula="of:=IF(ISNUMBER(SEARCH(&quot;E&quot;;[.$K75]));IF(ISBLANK([.$D$6]);&quot;&quot;;[.$D$6]);&quot;&quot;)">
            <text:p/>
          </table:table-cell>
          <table:table-cell table:formula="of:=IF(ISNUMBER(SEARCH(&quot;F&quot;;[.$K75]));IF(ISBLANK([.$D$7]);&quot;&quot;;[.$D$7]);&quot;&quot;)">
            <text:p/>
          </table:table-cell>
          <table:table-cell table:formula="of:=IF(ISNUMBER(SEARCH(&quot;G&quot;;[.$K75]));IF(ISBLANK([.$D$8]);&quot;&quot;;[.$D$8]);&quot;&quot;)">
            <text:p/>
          </table:table-cell>
          <table:table-cell table:formula="of:=IF(ISNUMBER(SEARCH(&quot;H&quot;;[.$K75]));IF(ISBLANK([.$D$9]);&quot;&quot;;[.$D$9]);&quot;&quot;)">
            <text:p/>
          </table:table-cell>
          <table:table-cell table:formula="of:=IF(ISNUMBER(SEARCH(&quot;I&quot;;[.$K75]));IF(ISBLANK([.$D$10]);&quot;&quot;;[.$D$10]);&quot;&quot;)">
            <text:p/>
          </table:table-cell>
          <table:table-cell table:formula="of:=IF(ISNUMBER(SEARCH(&quot;J&quot;;[.$K75]));IF(ISBLANK([.$D$11]);&quot;&quot;;[.$D$11]);&quot;&quot;)">
            <text:p/>
          </table:table-cell>
          <table:table-cell table:formula="of:=IF(ISNUMBER(SEARCH(&quot;K&quot;;[.$K75]));IF(ISBLANK([.$D$12]);&quot;&quot;;[.$D$12]);&quot;&quot;)">
            <text:p/>
          </table:table-cell>
          <table:table-cell table:formula="of:=IF(ISNUMBER(SEARCH(&quot;L&quot;;[.$K75]));IF(ISBLANK([.$D$13]);&quot;&quot;;[.$D$13]);&quot;&quot;)">
            <text:p/>
          </table:table-cell>
          <table:table-cell table:formula="of:=IF(ISNUMBER(SEARCH(&quot;M&quot;;[.$K75]));IF(ISBLANK([.$D$14]);&quot;&quot;;[.$D$14]);&quot;&quot;)">
            <text:p/>
          </table:table-cell>
          <table:table-cell table:formula="of:=IF(ISNUMBER(SEARCH(&quot;N&quot;;[.$K75]));IF(ISBLANK([.$D$15]);&quot;&quot;;[.$D$15]);&quot;&quot;)">
            <text:p/>
          </table:table-cell>
          <table:table-cell/>
          <table:table-cell table:formula="of:=IF(ISNUMBER(SEARCH(&quot;A&quot;;[.$K75]));IF(ISBLANK([.$E$2]);&quot;&quot;;[.$E$2]);&quot;&quot;)">
            <text:p/>
          </table:table-cell>
          <table:table-cell table:formula="of:=IF(ISNUMBER(SEARCH(&quot;B&quot;;[.$K75]));IF(ISBLANK([.$E$3]);&quot;&quot;;[.$E$3]);&quot;&quot;)">
            <text:p/>
          </table:table-cell>
          <table:table-cell table:formula="of:=IF(ISNUMBER(SEARCH(&quot;C&quot;;[.$K75]));IF(ISBLANK([.$E$4]);&quot;&quot;;[.$E$4]);&quot;&quot;)">
            <text:p/>
          </table:table-cell>
          <table:table-cell table:formula="of:=IF(ISNUMBER(SEARCH(&quot;D&quot;;[.$K75]));IF(ISBLANK([.$E$5]);&quot;&quot;;[.$E$5]);&quot;&quot;)">
            <text:p/>
          </table:table-cell>
          <table:table-cell table:formula="of:=IF(ISNUMBER(SEARCH(&quot;E&quot;;[.$K75]));IF(ISBLANK([.$E$6]);&quot;&quot;;[.$E$6]);&quot;&quot;)">
            <text:p/>
          </table:table-cell>
          <table:table-cell table:formula="of:=IF(ISNUMBER(SEARCH(&quot;F&quot;;[.$K75]));IF(ISBLANK([.$E$7]);&quot;&quot;;[.$E$7]);&quot;&quot;)">
            <text:p/>
          </table:table-cell>
          <table:table-cell table:formula="of:=IF(ISNUMBER(SEARCH(&quot;G&quot;;[.$K75]));IF(ISBLANK([.$E$8]);&quot;&quot;;[.$E$8]);&quot;&quot;)">
            <text:p/>
          </table:table-cell>
          <table:table-cell table:formula="of:=IF(ISNUMBER(SEARCH(&quot;H&quot;;[.$K75]));IF(ISBLANK([.$E$9]);&quot;&quot;;[.$E$9]);&quot;&quot;)">
            <text:p/>
          </table:table-cell>
          <table:table-cell table:formula="of:=IF(ISNUMBER(SEARCH(&quot;I&quot;;[.$K75]));IF(ISBLANK([.$E$10]);&quot;&quot;;[.$E$10]);&quot;&quot;)">
            <text:p/>
          </table:table-cell>
          <table:table-cell table:formula="of:=IF(ISNUMBER(SEARCH(&quot;J&quot;;[.$K75]));IF(ISBLANK([.$E$11]);&quot;&quot;;[.$E$11]);&quot;&quot;)">
            <text:p/>
          </table:table-cell>
          <table:table-cell table:formula="of:=IF(ISNUMBER(SEARCH(&quot;K&quot;;[.$K75]));IF(ISBLANK([.$E$12]);&quot;&quot;;[.$E$12]);&quot;&quot;)">
            <text:p/>
          </table:table-cell>
          <table:table-cell table:formula="of:=IF(ISNUMBER(SEARCH(&quot;L&quot;;[.$K75]));IF(ISBLANK([.$E$13]);&quot;&quot;;[.$E$13]);&quot;&quot;)">
            <text:p/>
          </table:table-cell>
          <table:table-cell table:formula="of:=IF(ISNUMBER(SEARCH(&quot;M&quot;;[.$K75]));IF(ISBLANK([.$E$14]);&quot;&quot;;[.$E$14]);&quot;&quot;)">
            <text:p/>
          </table:table-cell>
          <table:table-cell table:formula="of:=IF(ISNUMBER(SEARCH(&quot;N&quot;;[.$K75]));IF(ISBLANK([.$E$15]);&quot;&quot;;[.$E$15]);&quot;&quot;)">
            <text:p/>
          </table:table-cell>
          <table:table-cell/>
          <table:table-cell table:formula="of:=IF(ISNUMBER(SEARCH(&quot;A&quot;;[.$K75]));IF(ISBLANK([.$F$2]);&quot;&quot;;[.$F$2]);&quot;&quot;)">
            <text:p/>
          </table:table-cell>
          <table:table-cell table:formula="of:=IF(ISNUMBER(SEARCH(&quot;B&quot;;[.$K75]));IF(ISBLANK([.$F$3]);&quot;&quot;;[.$F$3]);&quot;&quot;)">
            <text:p/>
          </table:table-cell>
          <table:table-cell table:formula="of:=IF(ISNUMBER(SEARCH(&quot;C&quot;;[.$K75]));IF(ISBLANK([.$F$4]);&quot;&quot;;[.$F$4]);&quot;&quot;)">
            <text:p/>
          </table:table-cell>
          <table:table-cell table:formula="of:=IF(ISNUMBER(SEARCH(&quot;D&quot;;[.$K75]));IF(ISBLANK([.$F$5]);&quot;&quot;;[.$F$5]);&quot;&quot;)">
            <text:p/>
          </table:table-cell>
          <table:table-cell table:formula="of:=IF(ISNUMBER(SEARCH(&quot;E&quot;;[.$K75]));IF(ISBLANK([.$F$6]);&quot;&quot;;[.$F$6]);&quot;&quot;)">
            <text:p/>
          </table:table-cell>
          <table:table-cell table:formula="of:=IF(ISNUMBER(SEARCH(&quot;F&quot;;[.$K75]));IF(ISBLANK([.$F$7]);&quot;&quot;;[.$F$7]);&quot;&quot;)">
            <text:p/>
          </table:table-cell>
          <table:table-cell table:formula="of:=IF(ISNUMBER(SEARCH(&quot;G&quot;;[.$K75]));IF(ISBLANK([.$F$8]);&quot;&quot;;[.$F$8]);&quot;&quot;)">
            <text:p/>
          </table:table-cell>
          <table:table-cell table:formula="of:=IF(ISNUMBER(SEARCH(&quot;H&quot;;[.$K75]));IF(ISBLANK([.$F$9]);&quot;&quot;;[.$F$9]);&quot;&quot;)">
            <text:p/>
          </table:table-cell>
          <table:table-cell table:formula="of:=IF(ISNUMBER(SEARCH(&quot;I&quot;;[.$K75]));IF(ISBLANK([.$F$10]);&quot;&quot;;[.$F$10]);&quot;&quot;)">
            <text:p/>
          </table:table-cell>
          <table:table-cell table:formula="of:=IF(ISNUMBER(SEARCH(&quot;J&quot;;[.$K75]));IF(ISBLANK([.$F$11]);&quot;&quot;;[.$F$11]);&quot;&quot;)">
            <text:p/>
          </table:table-cell>
          <table:table-cell table:formula="of:=IF(ISNUMBER(SEARCH(&quot;K&quot;;[.$K75]));IF(ISBLANK([.$F$12]);&quot;&quot;;[.$F$12]);&quot;&quot;)">
            <text:p/>
          </table:table-cell>
          <table:table-cell table:formula="of:=IF(ISNUMBER(SEARCH(&quot;L&quot;;[.$K75]));IF(ISBLANK([.$F$13]);&quot;&quot;;[.$F$13]);&quot;&quot;)">
            <text:p/>
          </table:table-cell>
          <table:table-cell table:formula="of:=IF(ISNUMBER(SEARCH(&quot;M&quot;;[.$K75]));IF(ISBLANK([.$F$14]);&quot;&quot;;[.$F$14]);&quot;&quot;)">
            <text:p/>
          </table:table-cell>
          <table:table-cell table:formula="of:=IF(ISNUMBER(SEARCH(&quot;N&quot;;[.$K75]));IF(ISBLANK([.$F$15]);&quot;&quot;;[.$F$15]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,D,B</text:p>
          </table:table-cell>
          <table:table-cell table:number-columns-repeated="9"/>
          <table:table-cell table:formula="of:=COM.MICROSOFT.CONCAT([.$Q76:.$AD76])">
            <text:p/>
          </table:table-cell>
          <table:table-cell table:formula="of:=COM.MICROSOFT.CONCAT([.$AF76:.$AS76])">
            <text:p/>
          </table:table-cell>
          <table:table-cell table:formula="of:=COM.MICROSOFT.CONCAT([.$AU76:.$BH76])">
            <text:p/>
          </table:table-cell>
          <table:table-cell table:formula="of:=COUNTIF([.$K$1:.$K$1998];[.K76])" office:value-type="float" office:value="0" calcext:value-type="float">
            <text:p>0</text:p>
          </table:table-cell>
          <table:table-cell/>
          <table:table-cell table:formula="of:=IF(ISNUMBER(SEARCH(&quot;A&quot;;[.$K76]));IF(ISBLANK([.$D$2]);&quot;&quot;;[.$D$2]);&quot;&quot;)">
            <text:p/>
          </table:table-cell>
          <table:table-cell table:formula="of:=IF(ISNUMBER(SEARCH(&quot;B&quot;;[.$K76]));IF(ISBLANK([.$D$3]);&quot;&quot;;[.$D$3]);&quot;&quot;)">
            <text:p/>
          </table:table-cell>
          <table:table-cell table:formula="of:=IF(ISNUMBER(SEARCH(&quot;C&quot;;[.$K76]));IF(ISBLANK([.$D$4]);&quot;&quot;;[.$D$4]);&quot;&quot;)">
            <text:p/>
          </table:table-cell>
          <table:table-cell table:formula="of:=IF(ISNUMBER(SEARCH(&quot;D&quot;;[.$K76]));IF(ISBLANK([.$D$5]);&quot;&quot;;[.$D$5]);&quot;&quot;)">
            <text:p/>
          </table:table-cell>
          <table:table-cell table:formula="of:=IF(ISNUMBER(SEARCH(&quot;E&quot;;[.$K76]));IF(ISBLANK([.$D$6]);&quot;&quot;;[.$D$6]);&quot;&quot;)">
            <text:p/>
          </table:table-cell>
          <table:table-cell table:formula="of:=IF(ISNUMBER(SEARCH(&quot;F&quot;;[.$K76]));IF(ISBLANK([.$D$7]);&quot;&quot;;[.$D$7]);&quot;&quot;)">
            <text:p/>
          </table:table-cell>
          <table:table-cell table:formula="of:=IF(ISNUMBER(SEARCH(&quot;G&quot;;[.$K76]));IF(ISBLANK([.$D$8]);&quot;&quot;;[.$D$8]);&quot;&quot;)">
            <text:p/>
          </table:table-cell>
          <table:table-cell table:formula="of:=IF(ISNUMBER(SEARCH(&quot;H&quot;;[.$K76]));IF(ISBLANK([.$D$9]);&quot;&quot;;[.$D$9]);&quot;&quot;)">
            <text:p/>
          </table:table-cell>
          <table:table-cell table:formula="of:=IF(ISNUMBER(SEARCH(&quot;I&quot;;[.$K76]));IF(ISBLANK([.$D$10]);&quot;&quot;;[.$D$10]);&quot;&quot;)">
            <text:p/>
          </table:table-cell>
          <table:table-cell table:formula="of:=IF(ISNUMBER(SEARCH(&quot;J&quot;;[.$K76]));IF(ISBLANK([.$D$11]);&quot;&quot;;[.$D$11]);&quot;&quot;)">
            <text:p/>
          </table:table-cell>
          <table:table-cell table:formula="of:=IF(ISNUMBER(SEARCH(&quot;K&quot;;[.$K76]));IF(ISBLANK([.$D$12]);&quot;&quot;;[.$D$12]);&quot;&quot;)">
            <text:p/>
          </table:table-cell>
          <table:table-cell table:formula="of:=IF(ISNUMBER(SEARCH(&quot;L&quot;;[.$K76]));IF(ISBLANK([.$D$13]);&quot;&quot;;[.$D$13]);&quot;&quot;)">
            <text:p/>
          </table:table-cell>
          <table:table-cell table:formula="of:=IF(ISNUMBER(SEARCH(&quot;M&quot;;[.$K76]));IF(ISBLANK([.$D$14]);&quot;&quot;;[.$D$14]);&quot;&quot;)">
            <text:p/>
          </table:table-cell>
          <table:table-cell table:formula="of:=IF(ISNUMBER(SEARCH(&quot;N&quot;;[.$K76]));IF(ISBLANK([.$D$15]);&quot;&quot;;[.$D$15]);&quot;&quot;)">
            <text:p/>
          </table:table-cell>
          <table:table-cell/>
          <table:table-cell table:formula="of:=IF(ISNUMBER(SEARCH(&quot;A&quot;;[.$K76]));IF(ISBLANK([.$E$2]);&quot;&quot;;[.$E$2]);&quot;&quot;)">
            <text:p/>
          </table:table-cell>
          <table:table-cell table:formula="of:=IF(ISNUMBER(SEARCH(&quot;B&quot;;[.$K76]));IF(ISBLANK([.$E$3]);&quot;&quot;;[.$E$3]);&quot;&quot;)">
            <text:p/>
          </table:table-cell>
          <table:table-cell table:formula="of:=IF(ISNUMBER(SEARCH(&quot;C&quot;;[.$K76]));IF(ISBLANK([.$E$4]);&quot;&quot;;[.$E$4]);&quot;&quot;)">
            <text:p/>
          </table:table-cell>
          <table:table-cell table:formula="of:=IF(ISNUMBER(SEARCH(&quot;D&quot;;[.$K76]));IF(ISBLANK([.$E$5]);&quot;&quot;;[.$E$5]);&quot;&quot;)">
            <text:p/>
          </table:table-cell>
          <table:table-cell table:formula="of:=IF(ISNUMBER(SEARCH(&quot;E&quot;;[.$K76]));IF(ISBLANK([.$E$6]);&quot;&quot;;[.$E$6]);&quot;&quot;)">
            <text:p/>
          </table:table-cell>
          <table:table-cell table:formula="of:=IF(ISNUMBER(SEARCH(&quot;F&quot;;[.$K76]));IF(ISBLANK([.$E$7]);&quot;&quot;;[.$E$7]);&quot;&quot;)">
            <text:p/>
          </table:table-cell>
          <table:table-cell table:formula="of:=IF(ISNUMBER(SEARCH(&quot;G&quot;;[.$K76]));IF(ISBLANK([.$E$8]);&quot;&quot;;[.$E$8]);&quot;&quot;)">
            <text:p/>
          </table:table-cell>
          <table:table-cell table:formula="of:=IF(ISNUMBER(SEARCH(&quot;H&quot;;[.$K76]));IF(ISBLANK([.$E$9]);&quot;&quot;;[.$E$9]);&quot;&quot;)">
            <text:p/>
          </table:table-cell>
          <table:table-cell table:formula="of:=IF(ISNUMBER(SEARCH(&quot;I&quot;;[.$K76]));IF(ISBLANK([.$E$10]);&quot;&quot;;[.$E$10]);&quot;&quot;)">
            <text:p/>
          </table:table-cell>
          <table:table-cell table:formula="of:=IF(ISNUMBER(SEARCH(&quot;J&quot;;[.$K76]));IF(ISBLANK([.$E$11]);&quot;&quot;;[.$E$11]);&quot;&quot;)">
            <text:p/>
          </table:table-cell>
          <table:table-cell table:formula="of:=IF(ISNUMBER(SEARCH(&quot;K&quot;;[.$K76]));IF(ISBLANK([.$E$12]);&quot;&quot;;[.$E$12]);&quot;&quot;)">
            <text:p/>
          </table:table-cell>
          <table:table-cell table:formula="of:=IF(ISNUMBER(SEARCH(&quot;L&quot;;[.$K76]));IF(ISBLANK([.$E$13]);&quot;&quot;;[.$E$13]);&quot;&quot;)">
            <text:p/>
          </table:table-cell>
          <table:table-cell table:formula="of:=IF(ISNUMBER(SEARCH(&quot;M&quot;;[.$K76]));IF(ISBLANK([.$E$14]);&quot;&quot;;[.$E$14]);&quot;&quot;)">
            <text:p/>
          </table:table-cell>
          <table:table-cell table:formula="of:=IF(ISNUMBER(SEARCH(&quot;N&quot;;[.$K76]));IF(ISBLANK([.$E$15]);&quot;&quot;;[.$E$15]);&quot;&quot;)">
            <text:p/>
          </table:table-cell>
          <table:table-cell/>
          <table:table-cell table:formula="of:=IF(ISNUMBER(SEARCH(&quot;A&quot;;[.$K76]));IF(ISBLANK([.$F$2]);&quot;&quot;;[.$F$2]);&quot;&quot;)">
            <text:p/>
          </table:table-cell>
          <table:table-cell table:formula="of:=IF(ISNUMBER(SEARCH(&quot;B&quot;;[.$K76]));IF(ISBLANK([.$F$3]);&quot;&quot;;[.$F$3]);&quot;&quot;)">
            <text:p/>
          </table:table-cell>
          <table:table-cell table:formula="of:=IF(ISNUMBER(SEARCH(&quot;C&quot;;[.$K76]));IF(ISBLANK([.$F$4]);&quot;&quot;;[.$F$4]);&quot;&quot;)">
            <text:p/>
          </table:table-cell>
          <table:table-cell table:formula="of:=IF(ISNUMBER(SEARCH(&quot;D&quot;;[.$K76]));IF(ISBLANK([.$F$5]);&quot;&quot;;[.$F$5]);&quot;&quot;)">
            <text:p/>
          </table:table-cell>
          <table:table-cell table:formula="of:=IF(ISNUMBER(SEARCH(&quot;E&quot;;[.$K76]));IF(ISBLANK([.$F$6]);&quot;&quot;;[.$F$6]);&quot;&quot;)">
            <text:p/>
          </table:table-cell>
          <table:table-cell table:formula="of:=IF(ISNUMBER(SEARCH(&quot;F&quot;;[.$K76]));IF(ISBLANK([.$F$7]);&quot;&quot;;[.$F$7]);&quot;&quot;)">
            <text:p/>
          </table:table-cell>
          <table:table-cell table:formula="of:=IF(ISNUMBER(SEARCH(&quot;G&quot;;[.$K76]));IF(ISBLANK([.$F$8]);&quot;&quot;;[.$F$8]);&quot;&quot;)">
            <text:p/>
          </table:table-cell>
          <table:table-cell table:formula="of:=IF(ISNUMBER(SEARCH(&quot;H&quot;;[.$K76]));IF(ISBLANK([.$F$9]);&quot;&quot;;[.$F$9]);&quot;&quot;)">
            <text:p/>
          </table:table-cell>
          <table:table-cell table:formula="of:=IF(ISNUMBER(SEARCH(&quot;I&quot;;[.$K76]));IF(ISBLANK([.$F$10]);&quot;&quot;;[.$F$10]);&quot;&quot;)">
            <text:p/>
          </table:table-cell>
          <table:table-cell table:formula="of:=IF(ISNUMBER(SEARCH(&quot;J&quot;;[.$K76]));IF(ISBLANK([.$F$11]);&quot;&quot;;[.$F$11]);&quot;&quot;)">
            <text:p/>
          </table:table-cell>
          <table:table-cell table:formula="of:=IF(ISNUMBER(SEARCH(&quot;K&quot;;[.$K76]));IF(ISBLANK([.$F$12]);&quot;&quot;;[.$F$12]);&quot;&quot;)">
            <text:p/>
          </table:table-cell>
          <table:table-cell table:formula="of:=IF(ISNUMBER(SEARCH(&quot;L&quot;;[.$K76]));IF(ISBLANK([.$F$13]);&quot;&quot;;[.$F$13]);&quot;&quot;)">
            <text:p/>
          </table:table-cell>
          <table:table-cell table:formula="of:=IF(ISNUMBER(SEARCH(&quot;M&quot;;[.$K76]));IF(ISBLANK([.$F$14]);&quot;&quot;;[.$F$14]);&quot;&quot;)">
            <text:p/>
          </table:table-cell>
          <table:table-cell table:formula="of:=IF(ISNUMBER(SEARCH(&quot;N&quot;;[.$K76]));IF(ISBLANK([.$F$15]);&quot;&quot;;[.$F$15])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,H,N,K</text:p>
          </table:table-cell>
          <table:table-cell table:number-columns-repeated="9"/>
          <table:table-cell table:formula="of:=COM.MICROSOFT.CONCAT([.$Q77:.$AD77])">
            <text:p/>
          </table:table-cell>
          <table:table-cell table:formula="of:=COM.MICROSOFT.CONCAT([.$AF77:.$AS77])">
            <text:p/>
          </table:table-cell>
          <table:table-cell table:formula="of:=COM.MICROSOFT.CONCAT([.$AU77:.$BH77])">
            <text:p/>
          </table:table-cell>
          <table:table-cell table:formula="of:=COUNTIF([.$K$1:.$K$1998];[.K77])" office:value-type="float" office:value="0" calcext:value-type="float">
            <text:p>0</text:p>
          </table:table-cell>
          <table:table-cell/>
          <table:table-cell table:formula="of:=IF(ISNUMBER(SEARCH(&quot;A&quot;;[.$K77]));IF(ISBLANK([.$D$2]);&quot;&quot;;[.$D$2]);&quot;&quot;)">
            <text:p/>
          </table:table-cell>
          <table:table-cell table:formula="of:=IF(ISNUMBER(SEARCH(&quot;B&quot;;[.$K77]));IF(ISBLANK([.$D$3]);&quot;&quot;;[.$D$3]);&quot;&quot;)">
            <text:p/>
          </table:table-cell>
          <table:table-cell table:formula="of:=IF(ISNUMBER(SEARCH(&quot;C&quot;;[.$K77]));IF(ISBLANK([.$D$4]);&quot;&quot;;[.$D$4]);&quot;&quot;)">
            <text:p/>
          </table:table-cell>
          <table:table-cell table:formula="of:=IF(ISNUMBER(SEARCH(&quot;D&quot;;[.$K77]));IF(ISBLANK([.$D$5]);&quot;&quot;;[.$D$5]);&quot;&quot;)">
            <text:p/>
          </table:table-cell>
          <table:table-cell table:formula="of:=IF(ISNUMBER(SEARCH(&quot;E&quot;;[.$K77]));IF(ISBLANK([.$D$6]);&quot;&quot;;[.$D$6]);&quot;&quot;)">
            <text:p/>
          </table:table-cell>
          <table:table-cell table:formula="of:=IF(ISNUMBER(SEARCH(&quot;F&quot;;[.$K77]));IF(ISBLANK([.$D$7]);&quot;&quot;;[.$D$7]);&quot;&quot;)">
            <text:p/>
          </table:table-cell>
          <table:table-cell table:formula="of:=IF(ISNUMBER(SEARCH(&quot;G&quot;;[.$K77]));IF(ISBLANK([.$D$8]);&quot;&quot;;[.$D$8]);&quot;&quot;)">
            <text:p/>
          </table:table-cell>
          <table:table-cell table:formula="of:=IF(ISNUMBER(SEARCH(&quot;H&quot;;[.$K77]));IF(ISBLANK([.$D$9]);&quot;&quot;;[.$D$9]);&quot;&quot;)">
            <text:p/>
          </table:table-cell>
          <table:table-cell table:formula="of:=IF(ISNUMBER(SEARCH(&quot;I&quot;;[.$K77]));IF(ISBLANK([.$D$10]);&quot;&quot;;[.$D$10]);&quot;&quot;)">
            <text:p/>
          </table:table-cell>
          <table:table-cell table:formula="of:=IF(ISNUMBER(SEARCH(&quot;J&quot;;[.$K77]));IF(ISBLANK([.$D$11]);&quot;&quot;;[.$D$11]);&quot;&quot;)">
            <text:p/>
          </table:table-cell>
          <table:table-cell table:formula="of:=IF(ISNUMBER(SEARCH(&quot;K&quot;;[.$K77]));IF(ISBLANK([.$D$12]);&quot;&quot;;[.$D$12]);&quot;&quot;)">
            <text:p/>
          </table:table-cell>
          <table:table-cell table:formula="of:=IF(ISNUMBER(SEARCH(&quot;L&quot;;[.$K77]));IF(ISBLANK([.$D$13]);&quot;&quot;;[.$D$13]);&quot;&quot;)">
            <text:p/>
          </table:table-cell>
          <table:table-cell table:formula="of:=IF(ISNUMBER(SEARCH(&quot;M&quot;;[.$K77]));IF(ISBLANK([.$D$14]);&quot;&quot;;[.$D$14]);&quot;&quot;)">
            <text:p/>
          </table:table-cell>
          <table:table-cell table:formula="of:=IF(ISNUMBER(SEARCH(&quot;N&quot;;[.$K77]));IF(ISBLANK([.$D$15]);&quot;&quot;;[.$D$15]);&quot;&quot;)">
            <text:p/>
          </table:table-cell>
          <table:table-cell/>
          <table:table-cell table:formula="of:=IF(ISNUMBER(SEARCH(&quot;A&quot;;[.$K77]));IF(ISBLANK([.$E$2]);&quot;&quot;;[.$E$2]);&quot;&quot;)">
            <text:p/>
          </table:table-cell>
          <table:table-cell table:formula="of:=IF(ISNUMBER(SEARCH(&quot;B&quot;;[.$K77]));IF(ISBLANK([.$E$3]);&quot;&quot;;[.$E$3]);&quot;&quot;)">
            <text:p/>
          </table:table-cell>
          <table:table-cell table:formula="of:=IF(ISNUMBER(SEARCH(&quot;C&quot;;[.$K77]));IF(ISBLANK([.$E$4]);&quot;&quot;;[.$E$4]);&quot;&quot;)">
            <text:p/>
          </table:table-cell>
          <table:table-cell table:formula="of:=IF(ISNUMBER(SEARCH(&quot;D&quot;;[.$K77]));IF(ISBLANK([.$E$5]);&quot;&quot;;[.$E$5]);&quot;&quot;)">
            <text:p/>
          </table:table-cell>
          <table:table-cell table:formula="of:=IF(ISNUMBER(SEARCH(&quot;E&quot;;[.$K77]));IF(ISBLANK([.$E$6]);&quot;&quot;;[.$E$6]);&quot;&quot;)">
            <text:p/>
          </table:table-cell>
          <table:table-cell table:formula="of:=IF(ISNUMBER(SEARCH(&quot;F&quot;;[.$K77]));IF(ISBLANK([.$E$7]);&quot;&quot;;[.$E$7]);&quot;&quot;)">
            <text:p/>
          </table:table-cell>
          <table:table-cell table:formula="of:=IF(ISNUMBER(SEARCH(&quot;G&quot;;[.$K77]));IF(ISBLANK([.$E$8]);&quot;&quot;;[.$E$8]);&quot;&quot;)">
            <text:p/>
          </table:table-cell>
          <table:table-cell table:formula="of:=IF(ISNUMBER(SEARCH(&quot;H&quot;;[.$K77]));IF(ISBLANK([.$E$9]);&quot;&quot;;[.$E$9]);&quot;&quot;)">
            <text:p/>
          </table:table-cell>
          <table:table-cell table:formula="of:=IF(ISNUMBER(SEARCH(&quot;I&quot;;[.$K77]));IF(ISBLANK([.$E$10]);&quot;&quot;;[.$E$10]);&quot;&quot;)">
            <text:p/>
          </table:table-cell>
          <table:table-cell table:formula="of:=IF(ISNUMBER(SEARCH(&quot;J&quot;;[.$K77]));IF(ISBLANK([.$E$11]);&quot;&quot;;[.$E$11]);&quot;&quot;)">
            <text:p/>
          </table:table-cell>
          <table:table-cell table:formula="of:=IF(ISNUMBER(SEARCH(&quot;K&quot;;[.$K77]));IF(ISBLANK([.$E$12]);&quot;&quot;;[.$E$12]);&quot;&quot;)">
            <text:p/>
          </table:table-cell>
          <table:table-cell table:formula="of:=IF(ISNUMBER(SEARCH(&quot;L&quot;;[.$K77]));IF(ISBLANK([.$E$13]);&quot;&quot;;[.$E$13]);&quot;&quot;)">
            <text:p/>
          </table:table-cell>
          <table:table-cell table:formula="of:=IF(ISNUMBER(SEARCH(&quot;M&quot;;[.$K77]));IF(ISBLANK([.$E$14]);&quot;&quot;;[.$E$14]);&quot;&quot;)">
            <text:p/>
          </table:table-cell>
          <table:table-cell table:formula="of:=IF(ISNUMBER(SEARCH(&quot;N&quot;;[.$K77]));IF(ISBLANK([.$E$15]);&quot;&quot;;[.$E$15]);&quot;&quot;)">
            <text:p/>
          </table:table-cell>
          <table:table-cell/>
          <table:table-cell table:formula="of:=IF(ISNUMBER(SEARCH(&quot;A&quot;;[.$K77]));IF(ISBLANK([.$F$2]);&quot;&quot;;[.$F$2]);&quot;&quot;)">
            <text:p/>
          </table:table-cell>
          <table:table-cell table:formula="of:=IF(ISNUMBER(SEARCH(&quot;B&quot;;[.$K77]));IF(ISBLANK([.$F$3]);&quot;&quot;;[.$F$3]);&quot;&quot;)">
            <text:p/>
          </table:table-cell>
          <table:table-cell table:formula="of:=IF(ISNUMBER(SEARCH(&quot;C&quot;;[.$K77]));IF(ISBLANK([.$F$4]);&quot;&quot;;[.$F$4]);&quot;&quot;)">
            <text:p/>
          </table:table-cell>
          <table:table-cell table:formula="of:=IF(ISNUMBER(SEARCH(&quot;D&quot;;[.$K77]));IF(ISBLANK([.$F$5]);&quot;&quot;;[.$F$5]);&quot;&quot;)">
            <text:p/>
          </table:table-cell>
          <table:table-cell table:formula="of:=IF(ISNUMBER(SEARCH(&quot;E&quot;;[.$K77]));IF(ISBLANK([.$F$6]);&quot;&quot;;[.$F$6]);&quot;&quot;)">
            <text:p/>
          </table:table-cell>
          <table:table-cell table:formula="of:=IF(ISNUMBER(SEARCH(&quot;F&quot;;[.$K77]));IF(ISBLANK([.$F$7]);&quot;&quot;;[.$F$7]);&quot;&quot;)">
            <text:p/>
          </table:table-cell>
          <table:table-cell table:formula="of:=IF(ISNUMBER(SEARCH(&quot;G&quot;;[.$K77]));IF(ISBLANK([.$F$8]);&quot;&quot;;[.$F$8]);&quot;&quot;)">
            <text:p/>
          </table:table-cell>
          <table:table-cell table:formula="of:=IF(ISNUMBER(SEARCH(&quot;H&quot;;[.$K77]));IF(ISBLANK([.$F$9]);&quot;&quot;;[.$F$9]);&quot;&quot;)">
            <text:p/>
          </table:table-cell>
          <table:table-cell table:formula="of:=IF(ISNUMBER(SEARCH(&quot;I&quot;;[.$K77]));IF(ISBLANK([.$F$10]);&quot;&quot;;[.$F$10]);&quot;&quot;)">
            <text:p/>
          </table:table-cell>
          <table:table-cell table:formula="of:=IF(ISNUMBER(SEARCH(&quot;J&quot;;[.$K77]));IF(ISBLANK([.$F$11]);&quot;&quot;;[.$F$11]);&quot;&quot;)">
            <text:p/>
          </table:table-cell>
          <table:table-cell table:formula="of:=IF(ISNUMBER(SEARCH(&quot;K&quot;;[.$K77]));IF(ISBLANK([.$F$12]);&quot;&quot;;[.$F$12]);&quot;&quot;)">
            <text:p/>
          </table:table-cell>
          <table:table-cell table:formula="of:=IF(ISNUMBER(SEARCH(&quot;L&quot;;[.$K77]));IF(ISBLANK([.$F$13]);&quot;&quot;;[.$F$13]);&quot;&quot;)">
            <text:p/>
          </table:table-cell>
          <table:table-cell table:formula="of:=IF(ISNUMBER(SEARCH(&quot;M&quot;;[.$K77]));IF(ISBLANK([.$F$14]);&quot;&quot;;[.$F$14]);&quot;&quot;)">
            <text:p/>
          </table:table-cell>
          <table:table-cell table:formula="of:=IF(ISNUMBER(SEARCH(&quot;N&quot;;[.$K77]));IF(ISBLANK([.$F$15]);&quot;&quot;;[.$F$15]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,D,K,N,F,G</text:p>
          </table:table-cell>
          <table:table-cell table:number-columns-repeated="9"/>
          <table:table-cell table:formula="of:=COM.MICROSOFT.CONCAT([.$Q78:.$AD78])">
            <text:p/>
          </table:table-cell>
          <table:table-cell table:formula="of:=COM.MICROSOFT.CONCAT([.$AF78:.$AS78])">
            <text:p/>
          </table:table-cell>
          <table:table-cell table:formula="of:=COM.MICROSOFT.CONCAT([.$AU78:.$BH78])">
            <text:p/>
          </table:table-cell>
          <table:table-cell table:formula="of:=COUNTIF([.$K$1:.$K$1998];[.K78])" office:value-type="float" office:value="0" calcext:value-type="float">
            <text:p>0</text:p>
          </table:table-cell>
          <table:table-cell/>
          <table:table-cell table:formula="of:=IF(ISNUMBER(SEARCH(&quot;A&quot;;[.$K78]));IF(ISBLANK([.$D$2]);&quot;&quot;;[.$D$2]);&quot;&quot;)">
            <text:p/>
          </table:table-cell>
          <table:table-cell table:formula="of:=IF(ISNUMBER(SEARCH(&quot;B&quot;;[.$K78]));IF(ISBLANK([.$D$3]);&quot;&quot;;[.$D$3]);&quot;&quot;)">
            <text:p/>
          </table:table-cell>
          <table:table-cell table:formula="of:=IF(ISNUMBER(SEARCH(&quot;C&quot;;[.$K78]));IF(ISBLANK([.$D$4]);&quot;&quot;;[.$D$4]);&quot;&quot;)">
            <text:p/>
          </table:table-cell>
          <table:table-cell table:formula="of:=IF(ISNUMBER(SEARCH(&quot;D&quot;;[.$K78]));IF(ISBLANK([.$D$5]);&quot;&quot;;[.$D$5]);&quot;&quot;)">
            <text:p/>
          </table:table-cell>
          <table:table-cell table:formula="of:=IF(ISNUMBER(SEARCH(&quot;E&quot;;[.$K78]));IF(ISBLANK([.$D$6]);&quot;&quot;;[.$D$6]);&quot;&quot;)">
            <text:p/>
          </table:table-cell>
          <table:table-cell table:formula="of:=IF(ISNUMBER(SEARCH(&quot;F&quot;;[.$K78]));IF(ISBLANK([.$D$7]);&quot;&quot;;[.$D$7]);&quot;&quot;)">
            <text:p/>
          </table:table-cell>
          <table:table-cell table:formula="of:=IF(ISNUMBER(SEARCH(&quot;G&quot;;[.$K78]));IF(ISBLANK([.$D$8]);&quot;&quot;;[.$D$8]);&quot;&quot;)">
            <text:p/>
          </table:table-cell>
          <table:table-cell table:formula="of:=IF(ISNUMBER(SEARCH(&quot;H&quot;;[.$K78]));IF(ISBLANK([.$D$9]);&quot;&quot;;[.$D$9]);&quot;&quot;)">
            <text:p/>
          </table:table-cell>
          <table:table-cell table:formula="of:=IF(ISNUMBER(SEARCH(&quot;I&quot;;[.$K78]));IF(ISBLANK([.$D$10]);&quot;&quot;;[.$D$10]);&quot;&quot;)">
            <text:p/>
          </table:table-cell>
          <table:table-cell table:formula="of:=IF(ISNUMBER(SEARCH(&quot;J&quot;;[.$K78]));IF(ISBLANK([.$D$11]);&quot;&quot;;[.$D$11]);&quot;&quot;)">
            <text:p/>
          </table:table-cell>
          <table:table-cell table:formula="of:=IF(ISNUMBER(SEARCH(&quot;K&quot;;[.$K78]));IF(ISBLANK([.$D$12]);&quot;&quot;;[.$D$12]);&quot;&quot;)">
            <text:p/>
          </table:table-cell>
          <table:table-cell table:formula="of:=IF(ISNUMBER(SEARCH(&quot;L&quot;;[.$K78]));IF(ISBLANK([.$D$13]);&quot;&quot;;[.$D$13]);&quot;&quot;)">
            <text:p/>
          </table:table-cell>
          <table:table-cell table:formula="of:=IF(ISNUMBER(SEARCH(&quot;M&quot;;[.$K78]));IF(ISBLANK([.$D$14]);&quot;&quot;;[.$D$14]);&quot;&quot;)">
            <text:p/>
          </table:table-cell>
          <table:table-cell table:formula="of:=IF(ISNUMBER(SEARCH(&quot;N&quot;;[.$K78]));IF(ISBLANK([.$D$15]);&quot;&quot;;[.$D$15]);&quot;&quot;)">
            <text:p/>
          </table:table-cell>
          <table:table-cell/>
          <table:table-cell table:formula="of:=IF(ISNUMBER(SEARCH(&quot;A&quot;;[.$K78]));IF(ISBLANK([.$E$2]);&quot;&quot;;[.$E$2]);&quot;&quot;)">
            <text:p/>
          </table:table-cell>
          <table:table-cell table:formula="of:=IF(ISNUMBER(SEARCH(&quot;B&quot;;[.$K78]));IF(ISBLANK([.$E$3]);&quot;&quot;;[.$E$3]);&quot;&quot;)">
            <text:p/>
          </table:table-cell>
          <table:table-cell table:formula="of:=IF(ISNUMBER(SEARCH(&quot;C&quot;;[.$K78]));IF(ISBLANK([.$E$4]);&quot;&quot;;[.$E$4]);&quot;&quot;)">
            <text:p/>
          </table:table-cell>
          <table:table-cell table:formula="of:=IF(ISNUMBER(SEARCH(&quot;D&quot;;[.$K78]));IF(ISBLANK([.$E$5]);&quot;&quot;;[.$E$5]);&quot;&quot;)">
            <text:p/>
          </table:table-cell>
          <table:table-cell table:formula="of:=IF(ISNUMBER(SEARCH(&quot;E&quot;;[.$K78]));IF(ISBLANK([.$E$6]);&quot;&quot;;[.$E$6]);&quot;&quot;)">
            <text:p/>
          </table:table-cell>
          <table:table-cell table:formula="of:=IF(ISNUMBER(SEARCH(&quot;F&quot;;[.$K78]));IF(ISBLANK([.$E$7]);&quot;&quot;;[.$E$7]);&quot;&quot;)">
            <text:p/>
          </table:table-cell>
          <table:table-cell table:formula="of:=IF(ISNUMBER(SEARCH(&quot;G&quot;;[.$K78]));IF(ISBLANK([.$E$8]);&quot;&quot;;[.$E$8]);&quot;&quot;)">
            <text:p/>
          </table:table-cell>
          <table:table-cell table:formula="of:=IF(ISNUMBER(SEARCH(&quot;H&quot;;[.$K78]));IF(ISBLANK([.$E$9]);&quot;&quot;;[.$E$9]);&quot;&quot;)">
            <text:p/>
          </table:table-cell>
          <table:table-cell table:formula="of:=IF(ISNUMBER(SEARCH(&quot;I&quot;;[.$K78]));IF(ISBLANK([.$E$10]);&quot;&quot;;[.$E$10]);&quot;&quot;)">
            <text:p/>
          </table:table-cell>
          <table:table-cell table:formula="of:=IF(ISNUMBER(SEARCH(&quot;J&quot;;[.$K78]));IF(ISBLANK([.$E$11]);&quot;&quot;;[.$E$11]);&quot;&quot;)">
            <text:p/>
          </table:table-cell>
          <table:table-cell table:formula="of:=IF(ISNUMBER(SEARCH(&quot;K&quot;;[.$K78]));IF(ISBLANK([.$E$12]);&quot;&quot;;[.$E$12]);&quot;&quot;)">
            <text:p/>
          </table:table-cell>
          <table:table-cell table:formula="of:=IF(ISNUMBER(SEARCH(&quot;L&quot;;[.$K78]));IF(ISBLANK([.$E$13]);&quot;&quot;;[.$E$13]);&quot;&quot;)">
            <text:p/>
          </table:table-cell>
          <table:table-cell table:formula="of:=IF(ISNUMBER(SEARCH(&quot;M&quot;;[.$K78]));IF(ISBLANK([.$E$14]);&quot;&quot;;[.$E$14]);&quot;&quot;)">
            <text:p/>
          </table:table-cell>
          <table:table-cell table:formula="of:=IF(ISNUMBER(SEARCH(&quot;N&quot;;[.$K78]));IF(ISBLANK([.$E$15]);&quot;&quot;;[.$E$15]);&quot;&quot;)">
            <text:p/>
          </table:table-cell>
          <table:table-cell/>
          <table:table-cell table:formula="of:=IF(ISNUMBER(SEARCH(&quot;A&quot;;[.$K78]));IF(ISBLANK([.$F$2]);&quot;&quot;;[.$F$2]);&quot;&quot;)">
            <text:p/>
          </table:table-cell>
          <table:table-cell table:formula="of:=IF(ISNUMBER(SEARCH(&quot;B&quot;;[.$K78]));IF(ISBLANK([.$F$3]);&quot;&quot;;[.$F$3]);&quot;&quot;)">
            <text:p/>
          </table:table-cell>
          <table:table-cell table:formula="of:=IF(ISNUMBER(SEARCH(&quot;C&quot;;[.$K78]));IF(ISBLANK([.$F$4]);&quot;&quot;;[.$F$4]);&quot;&quot;)">
            <text:p/>
          </table:table-cell>
          <table:table-cell table:formula="of:=IF(ISNUMBER(SEARCH(&quot;D&quot;;[.$K78]));IF(ISBLANK([.$F$5]);&quot;&quot;;[.$F$5]);&quot;&quot;)">
            <text:p/>
          </table:table-cell>
          <table:table-cell table:formula="of:=IF(ISNUMBER(SEARCH(&quot;E&quot;;[.$K78]));IF(ISBLANK([.$F$6]);&quot;&quot;;[.$F$6]);&quot;&quot;)">
            <text:p/>
          </table:table-cell>
          <table:table-cell table:formula="of:=IF(ISNUMBER(SEARCH(&quot;F&quot;;[.$K78]));IF(ISBLANK([.$F$7]);&quot;&quot;;[.$F$7]);&quot;&quot;)">
            <text:p/>
          </table:table-cell>
          <table:table-cell table:formula="of:=IF(ISNUMBER(SEARCH(&quot;G&quot;;[.$K78]));IF(ISBLANK([.$F$8]);&quot;&quot;;[.$F$8]);&quot;&quot;)">
            <text:p/>
          </table:table-cell>
          <table:table-cell table:formula="of:=IF(ISNUMBER(SEARCH(&quot;H&quot;;[.$K78]));IF(ISBLANK([.$F$9]);&quot;&quot;;[.$F$9]);&quot;&quot;)">
            <text:p/>
          </table:table-cell>
          <table:table-cell table:formula="of:=IF(ISNUMBER(SEARCH(&quot;I&quot;;[.$K78]));IF(ISBLANK([.$F$10]);&quot;&quot;;[.$F$10]);&quot;&quot;)">
            <text:p/>
          </table:table-cell>
          <table:table-cell table:formula="of:=IF(ISNUMBER(SEARCH(&quot;J&quot;;[.$K78]));IF(ISBLANK([.$F$11]);&quot;&quot;;[.$F$11]);&quot;&quot;)">
            <text:p/>
          </table:table-cell>
          <table:table-cell table:formula="of:=IF(ISNUMBER(SEARCH(&quot;K&quot;;[.$K78]));IF(ISBLANK([.$F$12]);&quot;&quot;;[.$F$12]);&quot;&quot;)">
            <text:p/>
          </table:table-cell>
          <table:table-cell table:formula="of:=IF(ISNUMBER(SEARCH(&quot;L&quot;;[.$K78]));IF(ISBLANK([.$F$13]);&quot;&quot;;[.$F$13]);&quot;&quot;)">
            <text:p/>
          </table:table-cell>
          <table:table-cell table:formula="of:=IF(ISNUMBER(SEARCH(&quot;M&quot;;[.$K78]));IF(ISBLANK([.$F$14]);&quot;&quot;;[.$F$14]);&quot;&quot;)">
            <text:p/>
          </table:table-cell>
          <table:table-cell table:formula="of:=IF(ISNUMBER(SEARCH(&quot;N&quot;;[.$K78]));IF(ISBLANK([.$F$15]);&quot;&quot;;[.$F$15])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table:number-columns-repeated="9"/>
          <table:table-cell table:formula="of:=COM.MICROSOFT.CONCAT([.$Q79:.$AD79])">
            <text:p/>
          </table:table-cell>
          <table:table-cell table:formula="of:=COM.MICROSOFT.CONCAT([.$AF79:.$AS79])">
            <text:p/>
          </table:table-cell>
          <table:table-cell table:formula="of:=COM.MICROSOFT.CONCAT([.$AU79:.$BH79])">
            <text:p/>
          </table:table-cell>
          <table:table-cell table:formula="of:=COUNTIF([.$K$1:.$K$1998];[.K79])" office:value-type="float" office:value="0" calcext:value-type="float">
            <text:p>0</text:p>
          </table:table-cell>
          <table:table-cell/>
          <table:table-cell table:formula="of:=IF(ISNUMBER(SEARCH(&quot;A&quot;;[.$K79]));IF(ISBLANK([.$D$2]);&quot;&quot;;[.$D$2]);&quot;&quot;)">
            <text:p/>
          </table:table-cell>
          <table:table-cell table:formula="of:=IF(ISNUMBER(SEARCH(&quot;B&quot;;[.$K79]));IF(ISBLANK([.$D$3]);&quot;&quot;;[.$D$3]);&quot;&quot;)">
            <text:p/>
          </table:table-cell>
          <table:table-cell table:formula="of:=IF(ISNUMBER(SEARCH(&quot;C&quot;;[.$K79]));IF(ISBLANK([.$D$4]);&quot;&quot;;[.$D$4]);&quot;&quot;)">
            <text:p/>
          </table:table-cell>
          <table:table-cell table:formula="of:=IF(ISNUMBER(SEARCH(&quot;D&quot;;[.$K79]));IF(ISBLANK([.$D$5]);&quot;&quot;;[.$D$5]);&quot;&quot;)">
            <text:p/>
          </table:table-cell>
          <table:table-cell table:formula="of:=IF(ISNUMBER(SEARCH(&quot;E&quot;;[.$K79]));IF(ISBLANK([.$D$6]);&quot;&quot;;[.$D$6]);&quot;&quot;)">
            <text:p/>
          </table:table-cell>
          <table:table-cell table:formula="of:=IF(ISNUMBER(SEARCH(&quot;F&quot;;[.$K79]));IF(ISBLANK([.$D$7]);&quot;&quot;;[.$D$7]);&quot;&quot;)">
            <text:p/>
          </table:table-cell>
          <table:table-cell table:formula="of:=IF(ISNUMBER(SEARCH(&quot;G&quot;;[.$K79]));IF(ISBLANK([.$D$8]);&quot;&quot;;[.$D$8]);&quot;&quot;)">
            <text:p/>
          </table:table-cell>
          <table:table-cell table:formula="of:=IF(ISNUMBER(SEARCH(&quot;H&quot;;[.$K79]));IF(ISBLANK([.$D$9]);&quot;&quot;;[.$D$9]);&quot;&quot;)">
            <text:p/>
          </table:table-cell>
          <table:table-cell table:formula="of:=IF(ISNUMBER(SEARCH(&quot;I&quot;;[.$K79]));IF(ISBLANK([.$D$10]);&quot;&quot;;[.$D$10]);&quot;&quot;)">
            <text:p/>
          </table:table-cell>
          <table:table-cell table:formula="of:=IF(ISNUMBER(SEARCH(&quot;J&quot;;[.$K79]));IF(ISBLANK([.$D$11]);&quot;&quot;;[.$D$11]);&quot;&quot;)">
            <text:p/>
          </table:table-cell>
          <table:table-cell table:formula="of:=IF(ISNUMBER(SEARCH(&quot;K&quot;;[.$K79]));IF(ISBLANK([.$D$12]);&quot;&quot;;[.$D$12]);&quot;&quot;)">
            <text:p/>
          </table:table-cell>
          <table:table-cell table:formula="of:=IF(ISNUMBER(SEARCH(&quot;L&quot;;[.$K79]));IF(ISBLANK([.$D$13]);&quot;&quot;;[.$D$13]);&quot;&quot;)">
            <text:p/>
          </table:table-cell>
          <table:table-cell table:formula="of:=IF(ISNUMBER(SEARCH(&quot;M&quot;;[.$K79]));IF(ISBLANK([.$D$14]);&quot;&quot;;[.$D$14]);&quot;&quot;)">
            <text:p/>
          </table:table-cell>
          <table:table-cell table:formula="of:=IF(ISNUMBER(SEARCH(&quot;N&quot;;[.$K79]));IF(ISBLANK([.$D$15]);&quot;&quot;;[.$D$15]);&quot;&quot;)">
            <text:p/>
          </table:table-cell>
          <table:table-cell/>
          <table:table-cell table:formula="of:=IF(ISNUMBER(SEARCH(&quot;A&quot;;[.$K79]));IF(ISBLANK([.$E$2]);&quot;&quot;;[.$E$2]);&quot;&quot;)">
            <text:p/>
          </table:table-cell>
          <table:table-cell table:formula="of:=IF(ISNUMBER(SEARCH(&quot;B&quot;;[.$K79]));IF(ISBLANK([.$E$3]);&quot;&quot;;[.$E$3]);&quot;&quot;)">
            <text:p/>
          </table:table-cell>
          <table:table-cell table:formula="of:=IF(ISNUMBER(SEARCH(&quot;C&quot;;[.$K79]));IF(ISBLANK([.$E$4]);&quot;&quot;;[.$E$4]);&quot;&quot;)">
            <text:p/>
          </table:table-cell>
          <table:table-cell table:formula="of:=IF(ISNUMBER(SEARCH(&quot;D&quot;;[.$K79]));IF(ISBLANK([.$E$5]);&quot;&quot;;[.$E$5]);&quot;&quot;)">
            <text:p/>
          </table:table-cell>
          <table:table-cell table:formula="of:=IF(ISNUMBER(SEARCH(&quot;E&quot;;[.$K79]));IF(ISBLANK([.$E$6]);&quot;&quot;;[.$E$6]);&quot;&quot;)">
            <text:p/>
          </table:table-cell>
          <table:table-cell table:formula="of:=IF(ISNUMBER(SEARCH(&quot;F&quot;;[.$K79]));IF(ISBLANK([.$E$7]);&quot;&quot;;[.$E$7]);&quot;&quot;)">
            <text:p/>
          </table:table-cell>
          <table:table-cell table:formula="of:=IF(ISNUMBER(SEARCH(&quot;G&quot;;[.$K79]));IF(ISBLANK([.$E$8]);&quot;&quot;;[.$E$8]);&quot;&quot;)">
            <text:p/>
          </table:table-cell>
          <table:table-cell table:formula="of:=IF(ISNUMBER(SEARCH(&quot;H&quot;;[.$K79]));IF(ISBLANK([.$E$9]);&quot;&quot;;[.$E$9]);&quot;&quot;)">
            <text:p/>
          </table:table-cell>
          <table:table-cell table:formula="of:=IF(ISNUMBER(SEARCH(&quot;I&quot;;[.$K79]));IF(ISBLANK([.$E$10]);&quot;&quot;;[.$E$10]);&quot;&quot;)">
            <text:p/>
          </table:table-cell>
          <table:table-cell table:formula="of:=IF(ISNUMBER(SEARCH(&quot;J&quot;;[.$K79]));IF(ISBLANK([.$E$11]);&quot;&quot;;[.$E$11]);&quot;&quot;)">
            <text:p/>
          </table:table-cell>
          <table:table-cell table:formula="of:=IF(ISNUMBER(SEARCH(&quot;K&quot;;[.$K79]));IF(ISBLANK([.$E$12]);&quot;&quot;;[.$E$12]);&quot;&quot;)">
            <text:p/>
          </table:table-cell>
          <table:table-cell table:formula="of:=IF(ISNUMBER(SEARCH(&quot;L&quot;;[.$K79]));IF(ISBLANK([.$E$13]);&quot;&quot;;[.$E$13]);&quot;&quot;)">
            <text:p/>
          </table:table-cell>
          <table:table-cell table:formula="of:=IF(ISNUMBER(SEARCH(&quot;M&quot;;[.$K79]));IF(ISBLANK([.$E$14]);&quot;&quot;;[.$E$14]);&quot;&quot;)">
            <text:p/>
          </table:table-cell>
          <table:table-cell table:formula="of:=IF(ISNUMBER(SEARCH(&quot;N&quot;;[.$K79]));IF(ISBLANK([.$E$15]);&quot;&quot;;[.$E$15]);&quot;&quot;)">
            <text:p/>
          </table:table-cell>
          <table:table-cell/>
          <table:table-cell table:formula="of:=IF(ISNUMBER(SEARCH(&quot;A&quot;;[.$K79]));IF(ISBLANK([.$F$2]);&quot;&quot;;[.$F$2]);&quot;&quot;)">
            <text:p/>
          </table:table-cell>
          <table:table-cell table:formula="of:=IF(ISNUMBER(SEARCH(&quot;B&quot;;[.$K79]));IF(ISBLANK([.$F$3]);&quot;&quot;;[.$F$3]);&quot;&quot;)">
            <text:p/>
          </table:table-cell>
          <table:table-cell table:formula="of:=IF(ISNUMBER(SEARCH(&quot;C&quot;;[.$K79]));IF(ISBLANK([.$F$4]);&quot;&quot;;[.$F$4]);&quot;&quot;)">
            <text:p/>
          </table:table-cell>
          <table:table-cell table:formula="of:=IF(ISNUMBER(SEARCH(&quot;D&quot;;[.$K79]));IF(ISBLANK([.$F$5]);&quot;&quot;;[.$F$5]);&quot;&quot;)">
            <text:p/>
          </table:table-cell>
          <table:table-cell table:formula="of:=IF(ISNUMBER(SEARCH(&quot;E&quot;;[.$K79]));IF(ISBLANK([.$F$6]);&quot;&quot;;[.$F$6]);&quot;&quot;)">
            <text:p/>
          </table:table-cell>
          <table:table-cell table:formula="of:=IF(ISNUMBER(SEARCH(&quot;F&quot;;[.$K79]));IF(ISBLANK([.$F$7]);&quot;&quot;;[.$F$7]);&quot;&quot;)">
            <text:p/>
          </table:table-cell>
          <table:table-cell table:formula="of:=IF(ISNUMBER(SEARCH(&quot;G&quot;;[.$K79]));IF(ISBLANK([.$F$8]);&quot;&quot;;[.$F$8]);&quot;&quot;)">
            <text:p/>
          </table:table-cell>
          <table:table-cell table:formula="of:=IF(ISNUMBER(SEARCH(&quot;H&quot;;[.$K79]));IF(ISBLANK([.$F$9]);&quot;&quot;;[.$F$9]);&quot;&quot;)">
            <text:p/>
          </table:table-cell>
          <table:table-cell table:formula="of:=IF(ISNUMBER(SEARCH(&quot;I&quot;;[.$K79]));IF(ISBLANK([.$F$10]);&quot;&quot;;[.$F$10]);&quot;&quot;)">
            <text:p/>
          </table:table-cell>
          <table:table-cell table:formula="of:=IF(ISNUMBER(SEARCH(&quot;J&quot;;[.$K79]));IF(ISBLANK([.$F$11]);&quot;&quot;;[.$F$11]);&quot;&quot;)">
            <text:p/>
          </table:table-cell>
          <table:table-cell table:formula="of:=IF(ISNUMBER(SEARCH(&quot;K&quot;;[.$K79]));IF(ISBLANK([.$F$12]);&quot;&quot;;[.$F$12]);&quot;&quot;)">
            <text:p/>
          </table:table-cell>
          <table:table-cell table:formula="of:=IF(ISNUMBER(SEARCH(&quot;L&quot;;[.$K79]));IF(ISBLANK([.$F$13]);&quot;&quot;;[.$F$13]);&quot;&quot;)">
            <text:p/>
          </table:table-cell>
          <table:table-cell table:formula="of:=IF(ISNUMBER(SEARCH(&quot;M&quot;;[.$K79]));IF(ISBLANK([.$F$14]);&quot;&quot;;[.$F$14]);&quot;&quot;)">
            <text:p/>
          </table:table-cell>
          <table:table-cell table:formula="of:=IF(ISNUMBER(SEARCH(&quot;N&quot;;[.$K79]));IF(ISBLANK([.$F$15]);&quot;&quot;;[.$F$15]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table:number-columns-repeated="9"/>
          <table:table-cell table:formula="of:=COM.MICROSOFT.CONCAT([.$Q80:.$AD80])">
            <text:p/>
          </table:table-cell>
          <table:table-cell table:formula="of:=COM.MICROSOFT.CONCAT([.$AF80:.$AS80])">
            <text:p/>
          </table:table-cell>
          <table:table-cell table:formula="of:=COM.MICROSOFT.CONCAT([.$AU80:.$BH80])">
            <text:p/>
          </table:table-cell>
          <table:table-cell table:formula="of:=COUNTIF([.$K$1:.$K$1998];[.K80])" office:value-type="float" office:value="0" calcext:value-type="float">
            <text:p>0</text:p>
          </table:table-cell>
          <table:table-cell/>
          <table:table-cell table:formula="of:=IF(ISNUMBER(SEARCH(&quot;A&quot;;[.$K80]));IF(ISBLANK([.$D$2]);&quot;&quot;;[.$D$2]);&quot;&quot;)">
            <text:p/>
          </table:table-cell>
          <table:table-cell table:formula="of:=IF(ISNUMBER(SEARCH(&quot;B&quot;;[.$K80]));IF(ISBLANK([.$D$3]);&quot;&quot;;[.$D$3]);&quot;&quot;)">
            <text:p/>
          </table:table-cell>
          <table:table-cell table:formula="of:=IF(ISNUMBER(SEARCH(&quot;C&quot;;[.$K80]));IF(ISBLANK([.$D$4]);&quot;&quot;;[.$D$4]);&quot;&quot;)">
            <text:p/>
          </table:table-cell>
          <table:table-cell table:formula="of:=IF(ISNUMBER(SEARCH(&quot;D&quot;;[.$K80]));IF(ISBLANK([.$D$5]);&quot;&quot;;[.$D$5]);&quot;&quot;)">
            <text:p/>
          </table:table-cell>
          <table:table-cell table:formula="of:=IF(ISNUMBER(SEARCH(&quot;E&quot;;[.$K80]));IF(ISBLANK([.$D$6]);&quot;&quot;;[.$D$6]);&quot;&quot;)">
            <text:p/>
          </table:table-cell>
          <table:table-cell table:formula="of:=IF(ISNUMBER(SEARCH(&quot;F&quot;;[.$K80]));IF(ISBLANK([.$D$7]);&quot;&quot;;[.$D$7]);&quot;&quot;)">
            <text:p/>
          </table:table-cell>
          <table:table-cell table:formula="of:=IF(ISNUMBER(SEARCH(&quot;G&quot;;[.$K80]));IF(ISBLANK([.$D$8]);&quot;&quot;;[.$D$8]);&quot;&quot;)">
            <text:p/>
          </table:table-cell>
          <table:table-cell table:formula="of:=IF(ISNUMBER(SEARCH(&quot;H&quot;;[.$K80]));IF(ISBLANK([.$D$9]);&quot;&quot;;[.$D$9]);&quot;&quot;)">
            <text:p/>
          </table:table-cell>
          <table:table-cell table:formula="of:=IF(ISNUMBER(SEARCH(&quot;I&quot;;[.$K80]));IF(ISBLANK([.$D$10]);&quot;&quot;;[.$D$10]);&quot;&quot;)">
            <text:p/>
          </table:table-cell>
          <table:table-cell table:formula="of:=IF(ISNUMBER(SEARCH(&quot;J&quot;;[.$K80]));IF(ISBLANK([.$D$11]);&quot;&quot;;[.$D$11]);&quot;&quot;)">
            <text:p/>
          </table:table-cell>
          <table:table-cell table:formula="of:=IF(ISNUMBER(SEARCH(&quot;K&quot;;[.$K80]));IF(ISBLANK([.$D$12]);&quot;&quot;;[.$D$12]);&quot;&quot;)">
            <text:p/>
          </table:table-cell>
          <table:table-cell table:formula="of:=IF(ISNUMBER(SEARCH(&quot;L&quot;;[.$K80]));IF(ISBLANK([.$D$13]);&quot;&quot;;[.$D$13]);&quot;&quot;)">
            <text:p/>
          </table:table-cell>
          <table:table-cell table:formula="of:=IF(ISNUMBER(SEARCH(&quot;M&quot;;[.$K80]));IF(ISBLANK([.$D$14]);&quot;&quot;;[.$D$14]);&quot;&quot;)">
            <text:p/>
          </table:table-cell>
          <table:table-cell table:formula="of:=IF(ISNUMBER(SEARCH(&quot;N&quot;;[.$K80]));IF(ISBLANK([.$D$15]);&quot;&quot;;[.$D$15]);&quot;&quot;)">
            <text:p/>
          </table:table-cell>
          <table:table-cell/>
          <table:table-cell table:formula="of:=IF(ISNUMBER(SEARCH(&quot;A&quot;;[.$K80]));IF(ISBLANK([.$E$2]);&quot;&quot;;[.$E$2]);&quot;&quot;)">
            <text:p/>
          </table:table-cell>
          <table:table-cell table:formula="of:=IF(ISNUMBER(SEARCH(&quot;B&quot;;[.$K80]));IF(ISBLANK([.$E$3]);&quot;&quot;;[.$E$3]);&quot;&quot;)">
            <text:p/>
          </table:table-cell>
          <table:table-cell table:formula="of:=IF(ISNUMBER(SEARCH(&quot;C&quot;;[.$K80]));IF(ISBLANK([.$E$4]);&quot;&quot;;[.$E$4]);&quot;&quot;)">
            <text:p/>
          </table:table-cell>
          <table:table-cell table:formula="of:=IF(ISNUMBER(SEARCH(&quot;D&quot;;[.$K80]));IF(ISBLANK([.$E$5]);&quot;&quot;;[.$E$5]);&quot;&quot;)">
            <text:p/>
          </table:table-cell>
          <table:table-cell table:formula="of:=IF(ISNUMBER(SEARCH(&quot;E&quot;;[.$K80]));IF(ISBLANK([.$E$6]);&quot;&quot;;[.$E$6]);&quot;&quot;)">
            <text:p/>
          </table:table-cell>
          <table:table-cell table:formula="of:=IF(ISNUMBER(SEARCH(&quot;F&quot;;[.$K80]));IF(ISBLANK([.$E$7]);&quot;&quot;;[.$E$7]);&quot;&quot;)">
            <text:p/>
          </table:table-cell>
          <table:table-cell table:formula="of:=IF(ISNUMBER(SEARCH(&quot;G&quot;;[.$K80]));IF(ISBLANK([.$E$8]);&quot;&quot;;[.$E$8]);&quot;&quot;)">
            <text:p/>
          </table:table-cell>
          <table:table-cell table:formula="of:=IF(ISNUMBER(SEARCH(&quot;H&quot;;[.$K80]));IF(ISBLANK([.$E$9]);&quot;&quot;;[.$E$9]);&quot;&quot;)">
            <text:p/>
          </table:table-cell>
          <table:table-cell table:formula="of:=IF(ISNUMBER(SEARCH(&quot;I&quot;;[.$K80]));IF(ISBLANK([.$E$10]);&quot;&quot;;[.$E$10]);&quot;&quot;)">
            <text:p/>
          </table:table-cell>
          <table:table-cell table:formula="of:=IF(ISNUMBER(SEARCH(&quot;J&quot;;[.$K80]));IF(ISBLANK([.$E$11]);&quot;&quot;;[.$E$11]);&quot;&quot;)">
            <text:p/>
          </table:table-cell>
          <table:table-cell table:formula="of:=IF(ISNUMBER(SEARCH(&quot;K&quot;;[.$K80]));IF(ISBLANK([.$E$12]);&quot;&quot;;[.$E$12]);&quot;&quot;)">
            <text:p/>
          </table:table-cell>
          <table:table-cell table:formula="of:=IF(ISNUMBER(SEARCH(&quot;L&quot;;[.$K80]));IF(ISBLANK([.$E$13]);&quot;&quot;;[.$E$13]);&quot;&quot;)">
            <text:p/>
          </table:table-cell>
          <table:table-cell table:formula="of:=IF(ISNUMBER(SEARCH(&quot;M&quot;;[.$K80]));IF(ISBLANK([.$E$14]);&quot;&quot;;[.$E$14]);&quot;&quot;)">
            <text:p/>
          </table:table-cell>
          <table:table-cell table:formula="of:=IF(ISNUMBER(SEARCH(&quot;N&quot;;[.$K80]));IF(ISBLANK([.$E$15]);&quot;&quot;;[.$E$15]);&quot;&quot;)">
            <text:p/>
          </table:table-cell>
          <table:table-cell/>
          <table:table-cell table:formula="of:=IF(ISNUMBER(SEARCH(&quot;A&quot;;[.$K80]));IF(ISBLANK([.$F$2]);&quot;&quot;;[.$F$2]);&quot;&quot;)">
            <text:p/>
          </table:table-cell>
          <table:table-cell table:formula="of:=IF(ISNUMBER(SEARCH(&quot;B&quot;;[.$K80]));IF(ISBLANK([.$F$3]);&quot;&quot;;[.$F$3]);&quot;&quot;)">
            <text:p/>
          </table:table-cell>
          <table:table-cell table:formula="of:=IF(ISNUMBER(SEARCH(&quot;C&quot;;[.$K80]));IF(ISBLANK([.$F$4]);&quot;&quot;;[.$F$4]);&quot;&quot;)">
            <text:p/>
          </table:table-cell>
          <table:table-cell table:formula="of:=IF(ISNUMBER(SEARCH(&quot;D&quot;;[.$K80]));IF(ISBLANK([.$F$5]);&quot;&quot;;[.$F$5]);&quot;&quot;)">
            <text:p/>
          </table:table-cell>
          <table:table-cell table:formula="of:=IF(ISNUMBER(SEARCH(&quot;E&quot;;[.$K80]));IF(ISBLANK([.$F$6]);&quot;&quot;;[.$F$6]);&quot;&quot;)">
            <text:p/>
          </table:table-cell>
          <table:table-cell table:formula="of:=IF(ISNUMBER(SEARCH(&quot;F&quot;;[.$K80]));IF(ISBLANK([.$F$7]);&quot;&quot;;[.$F$7]);&quot;&quot;)">
            <text:p/>
          </table:table-cell>
          <table:table-cell table:formula="of:=IF(ISNUMBER(SEARCH(&quot;G&quot;;[.$K80]));IF(ISBLANK([.$F$8]);&quot;&quot;;[.$F$8]);&quot;&quot;)">
            <text:p/>
          </table:table-cell>
          <table:table-cell table:formula="of:=IF(ISNUMBER(SEARCH(&quot;H&quot;;[.$K80]));IF(ISBLANK([.$F$9]);&quot;&quot;;[.$F$9]);&quot;&quot;)">
            <text:p/>
          </table:table-cell>
          <table:table-cell table:formula="of:=IF(ISNUMBER(SEARCH(&quot;I&quot;;[.$K80]));IF(ISBLANK([.$F$10]);&quot;&quot;;[.$F$10]);&quot;&quot;)">
            <text:p/>
          </table:table-cell>
          <table:table-cell table:formula="of:=IF(ISNUMBER(SEARCH(&quot;J&quot;;[.$K80]));IF(ISBLANK([.$F$11]);&quot;&quot;;[.$F$11]);&quot;&quot;)">
            <text:p/>
          </table:table-cell>
          <table:table-cell table:formula="of:=IF(ISNUMBER(SEARCH(&quot;K&quot;;[.$K80]));IF(ISBLANK([.$F$12]);&quot;&quot;;[.$F$12]);&quot;&quot;)">
            <text:p/>
          </table:table-cell>
          <table:table-cell table:formula="of:=IF(ISNUMBER(SEARCH(&quot;L&quot;;[.$K80]));IF(ISBLANK([.$F$13]);&quot;&quot;;[.$F$13]);&quot;&quot;)">
            <text:p/>
          </table:table-cell>
          <table:table-cell table:formula="of:=IF(ISNUMBER(SEARCH(&quot;M&quot;;[.$K80]));IF(ISBLANK([.$F$14]);&quot;&quot;;[.$F$14]);&quot;&quot;)">
            <text:p/>
          </table:table-cell>
          <table:table-cell table:formula="of:=IF(ISNUMBER(SEARCH(&quot;N&quot;;[.$K80]));IF(ISBLANK([.$F$15]);&quot;&quot;;[.$F$15])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,D,A</text:p>
          </table:table-cell>
          <table:table-cell table:number-columns-repeated="9"/>
          <table:table-cell table:formula="of:=COM.MICROSOFT.CONCAT([.$Q81:.$AD81])">
            <text:p/>
          </table:table-cell>
          <table:table-cell table:formula="of:=COM.MICROSOFT.CONCAT([.$AF81:.$AS81])">
            <text:p/>
          </table:table-cell>
          <table:table-cell table:formula="of:=COM.MICROSOFT.CONCAT([.$AU81:.$BH81])">
            <text:p/>
          </table:table-cell>
          <table:table-cell table:formula="of:=COUNTIF([.$K$1:.$K$1998];[.K81])" office:value-type="float" office:value="0" calcext:value-type="float">
            <text:p>0</text:p>
          </table:table-cell>
          <table:table-cell/>
          <table:table-cell table:formula="of:=IF(ISNUMBER(SEARCH(&quot;A&quot;;[.$K81]));IF(ISBLANK([.$D$2]);&quot;&quot;;[.$D$2]);&quot;&quot;)">
            <text:p/>
          </table:table-cell>
          <table:table-cell table:formula="of:=IF(ISNUMBER(SEARCH(&quot;B&quot;;[.$K81]));IF(ISBLANK([.$D$3]);&quot;&quot;;[.$D$3]);&quot;&quot;)">
            <text:p/>
          </table:table-cell>
          <table:table-cell table:formula="of:=IF(ISNUMBER(SEARCH(&quot;C&quot;;[.$K81]));IF(ISBLANK([.$D$4]);&quot;&quot;;[.$D$4]);&quot;&quot;)">
            <text:p/>
          </table:table-cell>
          <table:table-cell table:formula="of:=IF(ISNUMBER(SEARCH(&quot;D&quot;;[.$K81]));IF(ISBLANK([.$D$5]);&quot;&quot;;[.$D$5]);&quot;&quot;)">
            <text:p/>
          </table:table-cell>
          <table:table-cell table:formula="of:=IF(ISNUMBER(SEARCH(&quot;E&quot;;[.$K81]));IF(ISBLANK([.$D$6]);&quot;&quot;;[.$D$6]);&quot;&quot;)">
            <text:p/>
          </table:table-cell>
          <table:table-cell table:formula="of:=IF(ISNUMBER(SEARCH(&quot;F&quot;;[.$K81]));IF(ISBLANK([.$D$7]);&quot;&quot;;[.$D$7]);&quot;&quot;)">
            <text:p/>
          </table:table-cell>
          <table:table-cell table:formula="of:=IF(ISNUMBER(SEARCH(&quot;G&quot;;[.$K81]));IF(ISBLANK([.$D$8]);&quot;&quot;;[.$D$8]);&quot;&quot;)">
            <text:p/>
          </table:table-cell>
          <table:table-cell table:formula="of:=IF(ISNUMBER(SEARCH(&quot;H&quot;;[.$K81]));IF(ISBLANK([.$D$9]);&quot;&quot;;[.$D$9]);&quot;&quot;)">
            <text:p/>
          </table:table-cell>
          <table:table-cell table:formula="of:=IF(ISNUMBER(SEARCH(&quot;I&quot;;[.$K81]));IF(ISBLANK([.$D$10]);&quot;&quot;;[.$D$10]);&quot;&quot;)">
            <text:p/>
          </table:table-cell>
          <table:table-cell table:formula="of:=IF(ISNUMBER(SEARCH(&quot;J&quot;;[.$K81]));IF(ISBLANK([.$D$11]);&quot;&quot;;[.$D$11]);&quot;&quot;)">
            <text:p/>
          </table:table-cell>
          <table:table-cell table:formula="of:=IF(ISNUMBER(SEARCH(&quot;K&quot;;[.$K81]));IF(ISBLANK([.$D$12]);&quot;&quot;;[.$D$12]);&quot;&quot;)">
            <text:p/>
          </table:table-cell>
          <table:table-cell table:formula="of:=IF(ISNUMBER(SEARCH(&quot;L&quot;;[.$K81]));IF(ISBLANK([.$D$13]);&quot;&quot;;[.$D$13]);&quot;&quot;)">
            <text:p/>
          </table:table-cell>
          <table:table-cell table:formula="of:=IF(ISNUMBER(SEARCH(&quot;M&quot;;[.$K81]));IF(ISBLANK([.$D$14]);&quot;&quot;;[.$D$14]);&quot;&quot;)">
            <text:p/>
          </table:table-cell>
          <table:table-cell table:formula="of:=IF(ISNUMBER(SEARCH(&quot;N&quot;;[.$K81]));IF(ISBLANK([.$D$15]);&quot;&quot;;[.$D$15]);&quot;&quot;)">
            <text:p/>
          </table:table-cell>
          <table:table-cell/>
          <table:table-cell table:formula="of:=IF(ISNUMBER(SEARCH(&quot;A&quot;;[.$K81]));IF(ISBLANK([.$E$2]);&quot;&quot;;[.$E$2]);&quot;&quot;)">
            <text:p/>
          </table:table-cell>
          <table:table-cell table:formula="of:=IF(ISNUMBER(SEARCH(&quot;B&quot;;[.$K81]));IF(ISBLANK([.$E$3]);&quot;&quot;;[.$E$3]);&quot;&quot;)">
            <text:p/>
          </table:table-cell>
          <table:table-cell table:formula="of:=IF(ISNUMBER(SEARCH(&quot;C&quot;;[.$K81]));IF(ISBLANK([.$E$4]);&quot;&quot;;[.$E$4]);&quot;&quot;)">
            <text:p/>
          </table:table-cell>
          <table:table-cell table:formula="of:=IF(ISNUMBER(SEARCH(&quot;D&quot;;[.$K81]));IF(ISBLANK([.$E$5]);&quot;&quot;;[.$E$5]);&quot;&quot;)">
            <text:p/>
          </table:table-cell>
          <table:table-cell table:formula="of:=IF(ISNUMBER(SEARCH(&quot;E&quot;;[.$K81]));IF(ISBLANK([.$E$6]);&quot;&quot;;[.$E$6]);&quot;&quot;)">
            <text:p/>
          </table:table-cell>
          <table:table-cell table:formula="of:=IF(ISNUMBER(SEARCH(&quot;F&quot;;[.$K81]));IF(ISBLANK([.$E$7]);&quot;&quot;;[.$E$7]);&quot;&quot;)">
            <text:p/>
          </table:table-cell>
          <table:table-cell table:formula="of:=IF(ISNUMBER(SEARCH(&quot;G&quot;;[.$K81]));IF(ISBLANK([.$E$8]);&quot;&quot;;[.$E$8]);&quot;&quot;)">
            <text:p/>
          </table:table-cell>
          <table:table-cell table:formula="of:=IF(ISNUMBER(SEARCH(&quot;H&quot;;[.$K81]));IF(ISBLANK([.$E$9]);&quot;&quot;;[.$E$9]);&quot;&quot;)">
            <text:p/>
          </table:table-cell>
          <table:table-cell table:formula="of:=IF(ISNUMBER(SEARCH(&quot;I&quot;;[.$K81]));IF(ISBLANK([.$E$10]);&quot;&quot;;[.$E$10]);&quot;&quot;)">
            <text:p/>
          </table:table-cell>
          <table:table-cell table:formula="of:=IF(ISNUMBER(SEARCH(&quot;J&quot;;[.$K81]));IF(ISBLANK([.$E$11]);&quot;&quot;;[.$E$11]);&quot;&quot;)">
            <text:p/>
          </table:table-cell>
          <table:table-cell table:formula="of:=IF(ISNUMBER(SEARCH(&quot;K&quot;;[.$K81]));IF(ISBLANK([.$E$12]);&quot;&quot;;[.$E$12]);&quot;&quot;)">
            <text:p/>
          </table:table-cell>
          <table:table-cell table:formula="of:=IF(ISNUMBER(SEARCH(&quot;L&quot;;[.$K81]));IF(ISBLANK([.$E$13]);&quot;&quot;;[.$E$13]);&quot;&quot;)">
            <text:p/>
          </table:table-cell>
          <table:table-cell table:formula="of:=IF(ISNUMBER(SEARCH(&quot;M&quot;;[.$K81]));IF(ISBLANK([.$E$14]);&quot;&quot;;[.$E$14]);&quot;&quot;)">
            <text:p/>
          </table:table-cell>
          <table:table-cell table:formula="of:=IF(ISNUMBER(SEARCH(&quot;N&quot;;[.$K81]));IF(ISBLANK([.$E$15]);&quot;&quot;;[.$E$15]);&quot;&quot;)">
            <text:p/>
          </table:table-cell>
          <table:table-cell/>
          <table:table-cell table:formula="of:=IF(ISNUMBER(SEARCH(&quot;A&quot;;[.$K81]));IF(ISBLANK([.$F$2]);&quot;&quot;;[.$F$2]);&quot;&quot;)">
            <text:p/>
          </table:table-cell>
          <table:table-cell table:formula="of:=IF(ISNUMBER(SEARCH(&quot;B&quot;;[.$K81]));IF(ISBLANK([.$F$3]);&quot;&quot;;[.$F$3]);&quot;&quot;)">
            <text:p/>
          </table:table-cell>
          <table:table-cell table:formula="of:=IF(ISNUMBER(SEARCH(&quot;C&quot;;[.$K81]));IF(ISBLANK([.$F$4]);&quot;&quot;;[.$F$4]);&quot;&quot;)">
            <text:p/>
          </table:table-cell>
          <table:table-cell table:formula="of:=IF(ISNUMBER(SEARCH(&quot;D&quot;;[.$K81]));IF(ISBLANK([.$F$5]);&quot;&quot;;[.$F$5]);&quot;&quot;)">
            <text:p/>
          </table:table-cell>
          <table:table-cell table:formula="of:=IF(ISNUMBER(SEARCH(&quot;E&quot;;[.$K81]));IF(ISBLANK([.$F$6]);&quot;&quot;;[.$F$6]);&quot;&quot;)">
            <text:p/>
          </table:table-cell>
          <table:table-cell table:formula="of:=IF(ISNUMBER(SEARCH(&quot;F&quot;;[.$K81]));IF(ISBLANK([.$F$7]);&quot;&quot;;[.$F$7]);&quot;&quot;)">
            <text:p/>
          </table:table-cell>
          <table:table-cell table:formula="of:=IF(ISNUMBER(SEARCH(&quot;G&quot;;[.$K81]));IF(ISBLANK([.$F$8]);&quot;&quot;;[.$F$8]);&quot;&quot;)">
            <text:p/>
          </table:table-cell>
          <table:table-cell table:formula="of:=IF(ISNUMBER(SEARCH(&quot;H&quot;;[.$K81]));IF(ISBLANK([.$F$9]);&quot;&quot;;[.$F$9]);&quot;&quot;)">
            <text:p/>
          </table:table-cell>
          <table:table-cell table:formula="of:=IF(ISNUMBER(SEARCH(&quot;I&quot;;[.$K81]));IF(ISBLANK([.$F$10]);&quot;&quot;;[.$F$10]);&quot;&quot;)">
            <text:p/>
          </table:table-cell>
          <table:table-cell table:formula="of:=IF(ISNUMBER(SEARCH(&quot;J&quot;;[.$K81]));IF(ISBLANK([.$F$11]);&quot;&quot;;[.$F$11]);&quot;&quot;)">
            <text:p/>
          </table:table-cell>
          <table:table-cell table:formula="of:=IF(ISNUMBER(SEARCH(&quot;K&quot;;[.$K81]));IF(ISBLANK([.$F$12]);&quot;&quot;;[.$F$12]);&quot;&quot;)">
            <text:p/>
          </table:table-cell>
          <table:table-cell table:formula="of:=IF(ISNUMBER(SEARCH(&quot;L&quot;;[.$K81]));IF(ISBLANK([.$F$13]);&quot;&quot;;[.$F$13]);&quot;&quot;)">
            <text:p/>
          </table:table-cell>
          <table:table-cell table:formula="of:=IF(ISNUMBER(SEARCH(&quot;M&quot;;[.$K81]));IF(ISBLANK([.$F$14]);&quot;&quot;;[.$F$14]);&quot;&quot;)">
            <text:p/>
          </table:table-cell>
          <table:table-cell table:formula="of:=IF(ISNUMBER(SEARCH(&quot;N&quot;;[.$K81]));IF(ISBLANK([.$F$15]);&quot;&quot;;[.$F$15]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,J,B</text:p>
          </table:table-cell>
          <table:table-cell table:number-columns-repeated="9"/>
          <table:table-cell table:formula="of:=COM.MICROSOFT.CONCAT([.$Q82:.$AD82])">
            <text:p/>
          </table:table-cell>
          <table:table-cell table:formula="of:=COM.MICROSOFT.CONCAT([.$AF82:.$AS82])">
            <text:p/>
          </table:table-cell>
          <table:table-cell table:formula="of:=COM.MICROSOFT.CONCAT([.$AU82:.$BH82])">
            <text:p/>
          </table:table-cell>
          <table:table-cell table:formula="of:=COUNTIF([.$K$1:.$K$1998];[.K82])" office:value-type="float" office:value="0" calcext:value-type="float">
            <text:p>0</text:p>
          </table:table-cell>
          <table:table-cell/>
          <table:table-cell table:formula="of:=IF(ISNUMBER(SEARCH(&quot;A&quot;;[.$K82]));IF(ISBLANK([.$D$2]);&quot;&quot;;[.$D$2]);&quot;&quot;)">
            <text:p/>
          </table:table-cell>
          <table:table-cell table:formula="of:=IF(ISNUMBER(SEARCH(&quot;B&quot;;[.$K82]));IF(ISBLANK([.$D$3]);&quot;&quot;;[.$D$3]);&quot;&quot;)">
            <text:p/>
          </table:table-cell>
          <table:table-cell table:formula="of:=IF(ISNUMBER(SEARCH(&quot;C&quot;;[.$K82]));IF(ISBLANK([.$D$4]);&quot;&quot;;[.$D$4]);&quot;&quot;)">
            <text:p/>
          </table:table-cell>
          <table:table-cell table:formula="of:=IF(ISNUMBER(SEARCH(&quot;D&quot;;[.$K82]));IF(ISBLANK([.$D$5]);&quot;&quot;;[.$D$5]);&quot;&quot;)">
            <text:p/>
          </table:table-cell>
          <table:table-cell table:formula="of:=IF(ISNUMBER(SEARCH(&quot;E&quot;;[.$K82]));IF(ISBLANK([.$D$6]);&quot;&quot;;[.$D$6]);&quot;&quot;)">
            <text:p/>
          </table:table-cell>
          <table:table-cell table:formula="of:=IF(ISNUMBER(SEARCH(&quot;F&quot;;[.$K82]));IF(ISBLANK([.$D$7]);&quot;&quot;;[.$D$7]);&quot;&quot;)">
            <text:p/>
          </table:table-cell>
          <table:table-cell table:formula="of:=IF(ISNUMBER(SEARCH(&quot;G&quot;;[.$K82]));IF(ISBLANK([.$D$8]);&quot;&quot;;[.$D$8]);&quot;&quot;)">
            <text:p/>
          </table:table-cell>
          <table:table-cell table:formula="of:=IF(ISNUMBER(SEARCH(&quot;H&quot;;[.$K82]));IF(ISBLANK([.$D$9]);&quot;&quot;;[.$D$9]);&quot;&quot;)">
            <text:p/>
          </table:table-cell>
          <table:table-cell table:formula="of:=IF(ISNUMBER(SEARCH(&quot;I&quot;;[.$K82]));IF(ISBLANK([.$D$10]);&quot;&quot;;[.$D$10]);&quot;&quot;)">
            <text:p/>
          </table:table-cell>
          <table:table-cell table:formula="of:=IF(ISNUMBER(SEARCH(&quot;J&quot;;[.$K82]));IF(ISBLANK([.$D$11]);&quot;&quot;;[.$D$11]);&quot;&quot;)">
            <text:p/>
          </table:table-cell>
          <table:table-cell table:formula="of:=IF(ISNUMBER(SEARCH(&quot;K&quot;;[.$K82]));IF(ISBLANK([.$D$12]);&quot;&quot;;[.$D$12]);&quot;&quot;)">
            <text:p/>
          </table:table-cell>
          <table:table-cell table:formula="of:=IF(ISNUMBER(SEARCH(&quot;L&quot;;[.$K82]));IF(ISBLANK([.$D$13]);&quot;&quot;;[.$D$13]);&quot;&quot;)">
            <text:p/>
          </table:table-cell>
          <table:table-cell table:formula="of:=IF(ISNUMBER(SEARCH(&quot;M&quot;;[.$K82]));IF(ISBLANK([.$D$14]);&quot;&quot;;[.$D$14]);&quot;&quot;)">
            <text:p/>
          </table:table-cell>
          <table:table-cell table:formula="of:=IF(ISNUMBER(SEARCH(&quot;N&quot;;[.$K82]));IF(ISBLANK([.$D$15]);&quot;&quot;;[.$D$15]);&quot;&quot;)">
            <text:p/>
          </table:table-cell>
          <table:table-cell/>
          <table:table-cell table:formula="of:=IF(ISNUMBER(SEARCH(&quot;A&quot;;[.$K82]));IF(ISBLANK([.$E$2]);&quot;&quot;;[.$E$2]);&quot;&quot;)">
            <text:p/>
          </table:table-cell>
          <table:table-cell table:formula="of:=IF(ISNUMBER(SEARCH(&quot;B&quot;;[.$K82]));IF(ISBLANK([.$E$3]);&quot;&quot;;[.$E$3]);&quot;&quot;)">
            <text:p/>
          </table:table-cell>
          <table:table-cell table:formula="of:=IF(ISNUMBER(SEARCH(&quot;C&quot;;[.$K82]));IF(ISBLANK([.$E$4]);&quot;&quot;;[.$E$4]);&quot;&quot;)">
            <text:p/>
          </table:table-cell>
          <table:table-cell table:formula="of:=IF(ISNUMBER(SEARCH(&quot;D&quot;;[.$K82]));IF(ISBLANK([.$E$5]);&quot;&quot;;[.$E$5]);&quot;&quot;)">
            <text:p/>
          </table:table-cell>
          <table:table-cell table:formula="of:=IF(ISNUMBER(SEARCH(&quot;E&quot;;[.$K82]));IF(ISBLANK([.$E$6]);&quot;&quot;;[.$E$6]);&quot;&quot;)">
            <text:p/>
          </table:table-cell>
          <table:table-cell table:formula="of:=IF(ISNUMBER(SEARCH(&quot;F&quot;;[.$K82]));IF(ISBLANK([.$E$7]);&quot;&quot;;[.$E$7]);&quot;&quot;)">
            <text:p/>
          </table:table-cell>
          <table:table-cell table:formula="of:=IF(ISNUMBER(SEARCH(&quot;G&quot;;[.$K82]));IF(ISBLANK([.$E$8]);&quot;&quot;;[.$E$8]);&quot;&quot;)">
            <text:p/>
          </table:table-cell>
          <table:table-cell table:formula="of:=IF(ISNUMBER(SEARCH(&quot;H&quot;;[.$K82]));IF(ISBLANK([.$E$9]);&quot;&quot;;[.$E$9]);&quot;&quot;)">
            <text:p/>
          </table:table-cell>
          <table:table-cell table:formula="of:=IF(ISNUMBER(SEARCH(&quot;I&quot;;[.$K82]));IF(ISBLANK([.$E$10]);&quot;&quot;;[.$E$10]);&quot;&quot;)">
            <text:p/>
          </table:table-cell>
          <table:table-cell table:formula="of:=IF(ISNUMBER(SEARCH(&quot;J&quot;;[.$K82]));IF(ISBLANK([.$E$11]);&quot;&quot;;[.$E$11]);&quot;&quot;)">
            <text:p/>
          </table:table-cell>
          <table:table-cell table:formula="of:=IF(ISNUMBER(SEARCH(&quot;K&quot;;[.$K82]));IF(ISBLANK([.$E$12]);&quot;&quot;;[.$E$12]);&quot;&quot;)">
            <text:p/>
          </table:table-cell>
          <table:table-cell table:formula="of:=IF(ISNUMBER(SEARCH(&quot;L&quot;;[.$K82]));IF(ISBLANK([.$E$13]);&quot;&quot;;[.$E$13]);&quot;&quot;)">
            <text:p/>
          </table:table-cell>
          <table:table-cell table:formula="of:=IF(ISNUMBER(SEARCH(&quot;M&quot;;[.$K82]));IF(ISBLANK([.$E$14]);&quot;&quot;;[.$E$14]);&quot;&quot;)">
            <text:p/>
          </table:table-cell>
          <table:table-cell table:formula="of:=IF(ISNUMBER(SEARCH(&quot;N&quot;;[.$K82]));IF(ISBLANK([.$E$15]);&quot;&quot;;[.$E$15]);&quot;&quot;)">
            <text:p/>
          </table:table-cell>
          <table:table-cell/>
          <table:table-cell table:formula="of:=IF(ISNUMBER(SEARCH(&quot;A&quot;;[.$K82]));IF(ISBLANK([.$F$2]);&quot;&quot;;[.$F$2]);&quot;&quot;)">
            <text:p/>
          </table:table-cell>
          <table:table-cell table:formula="of:=IF(ISNUMBER(SEARCH(&quot;B&quot;;[.$K82]));IF(ISBLANK([.$F$3]);&quot;&quot;;[.$F$3]);&quot;&quot;)">
            <text:p/>
          </table:table-cell>
          <table:table-cell table:formula="of:=IF(ISNUMBER(SEARCH(&quot;C&quot;;[.$K82]));IF(ISBLANK([.$F$4]);&quot;&quot;;[.$F$4]);&quot;&quot;)">
            <text:p/>
          </table:table-cell>
          <table:table-cell table:formula="of:=IF(ISNUMBER(SEARCH(&quot;D&quot;;[.$K82]));IF(ISBLANK([.$F$5]);&quot;&quot;;[.$F$5]);&quot;&quot;)">
            <text:p/>
          </table:table-cell>
          <table:table-cell table:formula="of:=IF(ISNUMBER(SEARCH(&quot;E&quot;;[.$K82]));IF(ISBLANK([.$F$6]);&quot;&quot;;[.$F$6]);&quot;&quot;)">
            <text:p/>
          </table:table-cell>
          <table:table-cell table:formula="of:=IF(ISNUMBER(SEARCH(&quot;F&quot;;[.$K82]));IF(ISBLANK([.$F$7]);&quot;&quot;;[.$F$7]);&quot;&quot;)">
            <text:p/>
          </table:table-cell>
          <table:table-cell table:formula="of:=IF(ISNUMBER(SEARCH(&quot;G&quot;;[.$K82]));IF(ISBLANK([.$F$8]);&quot;&quot;;[.$F$8]);&quot;&quot;)">
            <text:p/>
          </table:table-cell>
          <table:table-cell table:formula="of:=IF(ISNUMBER(SEARCH(&quot;H&quot;;[.$K82]));IF(ISBLANK([.$F$9]);&quot;&quot;;[.$F$9]);&quot;&quot;)">
            <text:p/>
          </table:table-cell>
          <table:table-cell table:formula="of:=IF(ISNUMBER(SEARCH(&quot;I&quot;;[.$K82]));IF(ISBLANK([.$F$10]);&quot;&quot;;[.$F$10]);&quot;&quot;)">
            <text:p/>
          </table:table-cell>
          <table:table-cell table:formula="of:=IF(ISNUMBER(SEARCH(&quot;J&quot;;[.$K82]));IF(ISBLANK([.$F$11]);&quot;&quot;;[.$F$11]);&quot;&quot;)">
            <text:p/>
          </table:table-cell>
          <table:table-cell table:formula="of:=IF(ISNUMBER(SEARCH(&quot;K&quot;;[.$K82]));IF(ISBLANK([.$F$12]);&quot;&quot;;[.$F$12]);&quot;&quot;)">
            <text:p/>
          </table:table-cell>
          <table:table-cell table:formula="of:=IF(ISNUMBER(SEARCH(&quot;L&quot;;[.$K82]));IF(ISBLANK([.$F$13]);&quot;&quot;;[.$F$13]);&quot;&quot;)">
            <text:p/>
          </table:table-cell>
          <table:table-cell table:formula="of:=IF(ISNUMBER(SEARCH(&quot;M&quot;;[.$K82]));IF(ISBLANK([.$F$14]);&quot;&quot;;[.$F$14]);&quot;&quot;)">
            <text:p/>
          </table:table-cell>
          <table:table-cell table:formula="of:=IF(ISNUMBER(SEARCH(&quot;N&quot;;[.$K82]));IF(ISBLANK([.$F$15]);&quot;&quot;;[.$F$15])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,G,C,D,B</text:p>
          </table:table-cell>
          <table:table-cell table:number-columns-repeated="9"/>
          <table:table-cell table:formula="of:=COM.MICROSOFT.CONCAT([.$Q83:.$AD83])">
            <text:p/>
          </table:table-cell>
          <table:table-cell table:formula="of:=COM.MICROSOFT.CONCAT([.$AF83:.$AS83])">
            <text:p/>
          </table:table-cell>
          <table:table-cell table:formula="of:=COM.MICROSOFT.CONCAT([.$AU83:.$BH83])">
            <text:p/>
          </table:table-cell>
          <table:table-cell table:formula="of:=COUNTIF([.$K$1:.$K$1998];[.K83])" office:value-type="float" office:value="0" calcext:value-type="float">
            <text:p>0</text:p>
          </table:table-cell>
          <table:table-cell/>
          <table:table-cell table:formula="of:=IF(ISNUMBER(SEARCH(&quot;A&quot;;[.$K83]));IF(ISBLANK([.$D$2]);&quot;&quot;;[.$D$2]);&quot;&quot;)">
            <text:p/>
          </table:table-cell>
          <table:table-cell table:formula="of:=IF(ISNUMBER(SEARCH(&quot;B&quot;;[.$K83]));IF(ISBLANK([.$D$3]);&quot;&quot;;[.$D$3]);&quot;&quot;)">
            <text:p/>
          </table:table-cell>
          <table:table-cell table:formula="of:=IF(ISNUMBER(SEARCH(&quot;C&quot;;[.$K83]));IF(ISBLANK([.$D$4]);&quot;&quot;;[.$D$4]);&quot;&quot;)">
            <text:p/>
          </table:table-cell>
          <table:table-cell table:formula="of:=IF(ISNUMBER(SEARCH(&quot;D&quot;;[.$K83]));IF(ISBLANK([.$D$5]);&quot;&quot;;[.$D$5]);&quot;&quot;)">
            <text:p/>
          </table:table-cell>
          <table:table-cell table:formula="of:=IF(ISNUMBER(SEARCH(&quot;E&quot;;[.$K83]));IF(ISBLANK([.$D$6]);&quot;&quot;;[.$D$6]);&quot;&quot;)">
            <text:p/>
          </table:table-cell>
          <table:table-cell table:formula="of:=IF(ISNUMBER(SEARCH(&quot;F&quot;;[.$K83]));IF(ISBLANK([.$D$7]);&quot;&quot;;[.$D$7]);&quot;&quot;)">
            <text:p/>
          </table:table-cell>
          <table:table-cell table:formula="of:=IF(ISNUMBER(SEARCH(&quot;G&quot;;[.$K83]));IF(ISBLANK([.$D$8]);&quot;&quot;;[.$D$8]);&quot;&quot;)">
            <text:p/>
          </table:table-cell>
          <table:table-cell table:formula="of:=IF(ISNUMBER(SEARCH(&quot;H&quot;;[.$K83]));IF(ISBLANK([.$D$9]);&quot;&quot;;[.$D$9]);&quot;&quot;)">
            <text:p/>
          </table:table-cell>
          <table:table-cell table:formula="of:=IF(ISNUMBER(SEARCH(&quot;I&quot;;[.$K83]));IF(ISBLANK([.$D$10]);&quot;&quot;;[.$D$10]);&quot;&quot;)">
            <text:p/>
          </table:table-cell>
          <table:table-cell table:formula="of:=IF(ISNUMBER(SEARCH(&quot;J&quot;;[.$K83]));IF(ISBLANK([.$D$11]);&quot;&quot;;[.$D$11]);&quot;&quot;)">
            <text:p/>
          </table:table-cell>
          <table:table-cell table:formula="of:=IF(ISNUMBER(SEARCH(&quot;K&quot;;[.$K83]));IF(ISBLANK([.$D$12]);&quot;&quot;;[.$D$12]);&quot;&quot;)">
            <text:p/>
          </table:table-cell>
          <table:table-cell table:formula="of:=IF(ISNUMBER(SEARCH(&quot;L&quot;;[.$K83]));IF(ISBLANK([.$D$13]);&quot;&quot;;[.$D$13]);&quot;&quot;)">
            <text:p/>
          </table:table-cell>
          <table:table-cell table:formula="of:=IF(ISNUMBER(SEARCH(&quot;M&quot;;[.$K83]));IF(ISBLANK([.$D$14]);&quot;&quot;;[.$D$14]);&quot;&quot;)">
            <text:p/>
          </table:table-cell>
          <table:table-cell table:formula="of:=IF(ISNUMBER(SEARCH(&quot;N&quot;;[.$K83]));IF(ISBLANK([.$D$15]);&quot;&quot;;[.$D$15]);&quot;&quot;)">
            <text:p/>
          </table:table-cell>
          <table:table-cell/>
          <table:table-cell table:formula="of:=IF(ISNUMBER(SEARCH(&quot;A&quot;;[.$K83]));IF(ISBLANK([.$E$2]);&quot;&quot;;[.$E$2]);&quot;&quot;)">
            <text:p/>
          </table:table-cell>
          <table:table-cell table:formula="of:=IF(ISNUMBER(SEARCH(&quot;B&quot;;[.$K83]));IF(ISBLANK([.$E$3]);&quot;&quot;;[.$E$3]);&quot;&quot;)">
            <text:p/>
          </table:table-cell>
          <table:table-cell table:formula="of:=IF(ISNUMBER(SEARCH(&quot;C&quot;;[.$K83]));IF(ISBLANK([.$E$4]);&quot;&quot;;[.$E$4]);&quot;&quot;)">
            <text:p/>
          </table:table-cell>
          <table:table-cell table:formula="of:=IF(ISNUMBER(SEARCH(&quot;D&quot;;[.$K83]));IF(ISBLANK([.$E$5]);&quot;&quot;;[.$E$5]);&quot;&quot;)">
            <text:p/>
          </table:table-cell>
          <table:table-cell table:formula="of:=IF(ISNUMBER(SEARCH(&quot;E&quot;;[.$K83]));IF(ISBLANK([.$E$6]);&quot;&quot;;[.$E$6]);&quot;&quot;)">
            <text:p/>
          </table:table-cell>
          <table:table-cell table:formula="of:=IF(ISNUMBER(SEARCH(&quot;F&quot;;[.$K83]));IF(ISBLANK([.$E$7]);&quot;&quot;;[.$E$7]);&quot;&quot;)">
            <text:p/>
          </table:table-cell>
          <table:table-cell table:formula="of:=IF(ISNUMBER(SEARCH(&quot;G&quot;;[.$K83]));IF(ISBLANK([.$E$8]);&quot;&quot;;[.$E$8]);&quot;&quot;)">
            <text:p/>
          </table:table-cell>
          <table:table-cell table:formula="of:=IF(ISNUMBER(SEARCH(&quot;H&quot;;[.$K83]));IF(ISBLANK([.$E$9]);&quot;&quot;;[.$E$9]);&quot;&quot;)">
            <text:p/>
          </table:table-cell>
          <table:table-cell table:formula="of:=IF(ISNUMBER(SEARCH(&quot;I&quot;;[.$K83]));IF(ISBLANK([.$E$10]);&quot;&quot;;[.$E$10]);&quot;&quot;)">
            <text:p/>
          </table:table-cell>
          <table:table-cell table:formula="of:=IF(ISNUMBER(SEARCH(&quot;J&quot;;[.$K83]));IF(ISBLANK([.$E$11]);&quot;&quot;;[.$E$11]);&quot;&quot;)">
            <text:p/>
          </table:table-cell>
          <table:table-cell table:formula="of:=IF(ISNUMBER(SEARCH(&quot;K&quot;;[.$K83]));IF(ISBLANK([.$E$12]);&quot;&quot;;[.$E$12]);&quot;&quot;)">
            <text:p/>
          </table:table-cell>
          <table:table-cell table:formula="of:=IF(ISNUMBER(SEARCH(&quot;L&quot;;[.$K83]));IF(ISBLANK([.$E$13]);&quot;&quot;;[.$E$13]);&quot;&quot;)">
            <text:p/>
          </table:table-cell>
          <table:table-cell table:formula="of:=IF(ISNUMBER(SEARCH(&quot;M&quot;;[.$K83]));IF(ISBLANK([.$E$14]);&quot;&quot;;[.$E$14]);&quot;&quot;)">
            <text:p/>
          </table:table-cell>
          <table:table-cell table:formula="of:=IF(ISNUMBER(SEARCH(&quot;N&quot;;[.$K83]));IF(ISBLANK([.$E$15]);&quot;&quot;;[.$E$15]);&quot;&quot;)">
            <text:p/>
          </table:table-cell>
          <table:table-cell/>
          <table:table-cell table:formula="of:=IF(ISNUMBER(SEARCH(&quot;A&quot;;[.$K83]));IF(ISBLANK([.$F$2]);&quot;&quot;;[.$F$2]);&quot;&quot;)">
            <text:p/>
          </table:table-cell>
          <table:table-cell table:formula="of:=IF(ISNUMBER(SEARCH(&quot;B&quot;;[.$K83]));IF(ISBLANK([.$F$3]);&quot;&quot;;[.$F$3]);&quot;&quot;)">
            <text:p/>
          </table:table-cell>
          <table:table-cell table:formula="of:=IF(ISNUMBER(SEARCH(&quot;C&quot;;[.$K83]));IF(ISBLANK([.$F$4]);&quot;&quot;;[.$F$4]);&quot;&quot;)">
            <text:p/>
          </table:table-cell>
          <table:table-cell table:formula="of:=IF(ISNUMBER(SEARCH(&quot;D&quot;;[.$K83]));IF(ISBLANK([.$F$5]);&quot;&quot;;[.$F$5]);&quot;&quot;)">
            <text:p/>
          </table:table-cell>
          <table:table-cell table:formula="of:=IF(ISNUMBER(SEARCH(&quot;E&quot;;[.$K83]));IF(ISBLANK([.$F$6]);&quot;&quot;;[.$F$6]);&quot;&quot;)">
            <text:p/>
          </table:table-cell>
          <table:table-cell table:formula="of:=IF(ISNUMBER(SEARCH(&quot;F&quot;;[.$K83]));IF(ISBLANK([.$F$7]);&quot;&quot;;[.$F$7]);&quot;&quot;)">
            <text:p/>
          </table:table-cell>
          <table:table-cell table:formula="of:=IF(ISNUMBER(SEARCH(&quot;G&quot;;[.$K83]));IF(ISBLANK([.$F$8]);&quot;&quot;;[.$F$8]);&quot;&quot;)">
            <text:p/>
          </table:table-cell>
          <table:table-cell table:formula="of:=IF(ISNUMBER(SEARCH(&quot;H&quot;;[.$K83]));IF(ISBLANK([.$F$9]);&quot;&quot;;[.$F$9]);&quot;&quot;)">
            <text:p/>
          </table:table-cell>
          <table:table-cell table:formula="of:=IF(ISNUMBER(SEARCH(&quot;I&quot;;[.$K83]));IF(ISBLANK([.$F$10]);&quot;&quot;;[.$F$10]);&quot;&quot;)">
            <text:p/>
          </table:table-cell>
          <table:table-cell table:formula="of:=IF(ISNUMBER(SEARCH(&quot;J&quot;;[.$K83]));IF(ISBLANK([.$F$11]);&quot;&quot;;[.$F$11]);&quot;&quot;)">
            <text:p/>
          </table:table-cell>
          <table:table-cell table:formula="of:=IF(ISNUMBER(SEARCH(&quot;K&quot;;[.$K83]));IF(ISBLANK([.$F$12]);&quot;&quot;;[.$F$12]);&quot;&quot;)">
            <text:p/>
          </table:table-cell>
          <table:table-cell table:formula="of:=IF(ISNUMBER(SEARCH(&quot;L&quot;;[.$K83]));IF(ISBLANK([.$F$13]);&quot;&quot;;[.$F$13]);&quot;&quot;)">
            <text:p/>
          </table:table-cell>
          <table:table-cell table:formula="of:=IF(ISNUMBER(SEARCH(&quot;M&quot;;[.$K83]));IF(ISBLANK([.$F$14]);&quot;&quot;;[.$F$14]);&quot;&quot;)">
            <text:p/>
          </table:table-cell>
          <table:table-cell table:formula="of:=IF(ISNUMBER(SEARCH(&quot;N&quot;;[.$K8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84:.$AD84])">
            <text:p/>
          </table:table-cell>
          <table:table-cell table:formula="of:=COM.MICROSOFT.CONCAT([.$AF84:.$AS84])">
            <text:p/>
          </table:table-cell>
          <table:table-cell table:formula="of:=COM.MICROSOFT.CONCAT([.$AU84:.$BH84])">
            <text:p/>
          </table:table-cell>
          <table:table-cell table:formula="of:=COUNTIF([.$K$1:.$K$1998];[.K84])" office:value-type="float" office:value="0" calcext:value-type="float">
            <text:p>0</text:p>
          </table:table-cell>
          <table:table-cell/>
          <table:table-cell table:formula="of:=IF(ISNUMBER(SEARCH(&quot;A&quot;;[.$K84]));IF(ISBLANK([.$D$2]);&quot;&quot;;[.$D$2]);&quot;&quot;)">
            <text:p/>
          </table:table-cell>
          <table:table-cell table:formula="of:=IF(ISNUMBER(SEARCH(&quot;B&quot;;[.$K84]));IF(ISBLANK([.$D$3]);&quot;&quot;;[.$D$3]);&quot;&quot;)">
            <text:p/>
          </table:table-cell>
          <table:table-cell table:formula="of:=IF(ISNUMBER(SEARCH(&quot;C&quot;;[.$K84]));IF(ISBLANK([.$D$4]);&quot;&quot;;[.$D$4]);&quot;&quot;)">
            <text:p/>
          </table:table-cell>
          <table:table-cell table:formula="of:=IF(ISNUMBER(SEARCH(&quot;D&quot;;[.$K84]));IF(ISBLANK([.$D$5]);&quot;&quot;;[.$D$5]);&quot;&quot;)">
            <text:p/>
          </table:table-cell>
          <table:table-cell table:formula="of:=IF(ISNUMBER(SEARCH(&quot;E&quot;;[.$K84]));IF(ISBLANK([.$D$6]);&quot;&quot;;[.$D$6]);&quot;&quot;)">
            <text:p/>
          </table:table-cell>
          <table:table-cell table:formula="of:=IF(ISNUMBER(SEARCH(&quot;F&quot;;[.$K84]));IF(ISBLANK([.$D$7]);&quot;&quot;;[.$D$7]);&quot;&quot;)">
            <text:p/>
          </table:table-cell>
          <table:table-cell table:formula="of:=IF(ISNUMBER(SEARCH(&quot;G&quot;;[.$K84]));IF(ISBLANK([.$D$8]);&quot;&quot;;[.$D$8]);&quot;&quot;)">
            <text:p/>
          </table:table-cell>
          <table:table-cell table:formula="of:=IF(ISNUMBER(SEARCH(&quot;H&quot;;[.$K84]));IF(ISBLANK([.$D$9]);&quot;&quot;;[.$D$9]);&quot;&quot;)">
            <text:p/>
          </table:table-cell>
          <table:table-cell table:formula="of:=IF(ISNUMBER(SEARCH(&quot;I&quot;;[.$K84]));IF(ISBLANK([.$D$10]);&quot;&quot;;[.$D$10]);&quot;&quot;)">
            <text:p/>
          </table:table-cell>
          <table:table-cell table:formula="of:=IF(ISNUMBER(SEARCH(&quot;J&quot;;[.$K84]));IF(ISBLANK([.$D$11]);&quot;&quot;;[.$D$11]);&quot;&quot;)">
            <text:p/>
          </table:table-cell>
          <table:table-cell table:formula="of:=IF(ISNUMBER(SEARCH(&quot;K&quot;;[.$K84]));IF(ISBLANK([.$D$12]);&quot;&quot;;[.$D$12]);&quot;&quot;)">
            <text:p/>
          </table:table-cell>
          <table:table-cell table:formula="of:=IF(ISNUMBER(SEARCH(&quot;L&quot;;[.$K84]));IF(ISBLANK([.$D$13]);&quot;&quot;;[.$D$13]);&quot;&quot;)">
            <text:p/>
          </table:table-cell>
          <table:table-cell table:formula="of:=IF(ISNUMBER(SEARCH(&quot;M&quot;;[.$K84]));IF(ISBLANK([.$D$14]);&quot;&quot;;[.$D$14]);&quot;&quot;)">
            <text:p/>
          </table:table-cell>
          <table:table-cell table:formula="of:=IF(ISNUMBER(SEARCH(&quot;N&quot;;[.$K84]));IF(ISBLANK([.$D$15]);&quot;&quot;;[.$D$15]);&quot;&quot;)">
            <text:p/>
          </table:table-cell>
          <table:table-cell/>
          <table:table-cell table:formula="of:=IF(ISNUMBER(SEARCH(&quot;A&quot;;[.$K84]));IF(ISBLANK([.$E$2]);&quot;&quot;;[.$E$2]);&quot;&quot;)">
            <text:p/>
          </table:table-cell>
          <table:table-cell table:formula="of:=IF(ISNUMBER(SEARCH(&quot;B&quot;;[.$K84]));IF(ISBLANK([.$E$3]);&quot;&quot;;[.$E$3]);&quot;&quot;)">
            <text:p/>
          </table:table-cell>
          <table:table-cell table:formula="of:=IF(ISNUMBER(SEARCH(&quot;C&quot;;[.$K84]));IF(ISBLANK([.$E$4]);&quot;&quot;;[.$E$4]);&quot;&quot;)">
            <text:p/>
          </table:table-cell>
          <table:table-cell table:formula="of:=IF(ISNUMBER(SEARCH(&quot;D&quot;;[.$K84]));IF(ISBLANK([.$E$5]);&quot;&quot;;[.$E$5]);&quot;&quot;)">
            <text:p/>
          </table:table-cell>
          <table:table-cell table:formula="of:=IF(ISNUMBER(SEARCH(&quot;E&quot;;[.$K84]));IF(ISBLANK([.$E$6]);&quot;&quot;;[.$E$6]);&quot;&quot;)">
            <text:p/>
          </table:table-cell>
          <table:table-cell table:formula="of:=IF(ISNUMBER(SEARCH(&quot;F&quot;;[.$K84]));IF(ISBLANK([.$E$7]);&quot;&quot;;[.$E$7]);&quot;&quot;)">
            <text:p/>
          </table:table-cell>
          <table:table-cell table:formula="of:=IF(ISNUMBER(SEARCH(&quot;G&quot;;[.$K84]));IF(ISBLANK([.$E$8]);&quot;&quot;;[.$E$8]);&quot;&quot;)">
            <text:p/>
          </table:table-cell>
          <table:table-cell table:formula="of:=IF(ISNUMBER(SEARCH(&quot;H&quot;;[.$K84]));IF(ISBLANK([.$E$9]);&quot;&quot;;[.$E$9]);&quot;&quot;)">
            <text:p/>
          </table:table-cell>
          <table:table-cell table:formula="of:=IF(ISNUMBER(SEARCH(&quot;I&quot;;[.$K84]));IF(ISBLANK([.$E$10]);&quot;&quot;;[.$E$10]);&quot;&quot;)">
            <text:p/>
          </table:table-cell>
          <table:table-cell table:formula="of:=IF(ISNUMBER(SEARCH(&quot;J&quot;;[.$K84]));IF(ISBLANK([.$E$11]);&quot;&quot;;[.$E$11]);&quot;&quot;)">
            <text:p/>
          </table:table-cell>
          <table:table-cell table:formula="of:=IF(ISNUMBER(SEARCH(&quot;K&quot;;[.$K84]));IF(ISBLANK([.$E$12]);&quot;&quot;;[.$E$12]);&quot;&quot;)">
            <text:p/>
          </table:table-cell>
          <table:table-cell table:formula="of:=IF(ISNUMBER(SEARCH(&quot;L&quot;;[.$K84]));IF(ISBLANK([.$E$13]);&quot;&quot;;[.$E$13]);&quot;&quot;)">
            <text:p/>
          </table:table-cell>
          <table:table-cell table:formula="of:=IF(ISNUMBER(SEARCH(&quot;M&quot;;[.$K84]));IF(ISBLANK([.$E$14]);&quot;&quot;;[.$E$14]);&quot;&quot;)">
            <text:p/>
          </table:table-cell>
          <table:table-cell table:formula="of:=IF(ISNUMBER(SEARCH(&quot;N&quot;;[.$K84]));IF(ISBLANK([.$E$15]);&quot;&quot;;[.$E$15]);&quot;&quot;)">
            <text:p/>
          </table:table-cell>
          <table:table-cell/>
          <table:table-cell table:formula="of:=IF(ISNUMBER(SEARCH(&quot;A&quot;;[.$K84]));IF(ISBLANK([.$F$2]);&quot;&quot;;[.$F$2]);&quot;&quot;)">
            <text:p/>
          </table:table-cell>
          <table:table-cell table:formula="of:=IF(ISNUMBER(SEARCH(&quot;B&quot;;[.$K84]));IF(ISBLANK([.$F$3]);&quot;&quot;;[.$F$3]);&quot;&quot;)">
            <text:p/>
          </table:table-cell>
          <table:table-cell table:formula="of:=IF(ISNUMBER(SEARCH(&quot;C&quot;;[.$K84]));IF(ISBLANK([.$F$4]);&quot;&quot;;[.$F$4]);&quot;&quot;)">
            <text:p/>
          </table:table-cell>
          <table:table-cell table:formula="of:=IF(ISNUMBER(SEARCH(&quot;D&quot;;[.$K84]));IF(ISBLANK([.$F$5]);&quot;&quot;;[.$F$5]);&quot;&quot;)">
            <text:p/>
          </table:table-cell>
          <table:table-cell table:formula="of:=IF(ISNUMBER(SEARCH(&quot;E&quot;;[.$K84]));IF(ISBLANK([.$F$6]);&quot;&quot;;[.$F$6]);&quot;&quot;)">
            <text:p/>
          </table:table-cell>
          <table:table-cell table:formula="of:=IF(ISNUMBER(SEARCH(&quot;F&quot;;[.$K84]));IF(ISBLANK([.$F$7]);&quot;&quot;;[.$F$7]);&quot;&quot;)">
            <text:p/>
          </table:table-cell>
          <table:table-cell table:formula="of:=IF(ISNUMBER(SEARCH(&quot;G&quot;;[.$K84]));IF(ISBLANK([.$F$8]);&quot;&quot;;[.$F$8]);&quot;&quot;)">
            <text:p/>
          </table:table-cell>
          <table:table-cell table:formula="of:=IF(ISNUMBER(SEARCH(&quot;H&quot;;[.$K84]));IF(ISBLANK([.$F$9]);&quot;&quot;;[.$F$9]);&quot;&quot;)">
            <text:p/>
          </table:table-cell>
          <table:table-cell table:formula="of:=IF(ISNUMBER(SEARCH(&quot;I&quot;;[.$K84]));IF(ISBLANK([.$F$10]);&quot;&quot;;[.$F$10]);&quot;&quot;)">
            <text:p/>
          </table:table-cell>
          <table:table-cell table:formula="of:=IF(ISNUMBER(SEARCH(&quot;J&quot;;[.$K84]));IF(ISBLANK([.$F$11]);&quot;&quot;;[.$F$11]);&quot;&quot;)">
            <text:p/>
          </table:table-cell>
          <table:table-cell table:formula="of:=IF(ISNUMBER(SEARCH(&quot;K&quot;;[.$K84]));IF(ISBLANK([.$F$12]);&quot;&quot;;[.$F$12]);&quot;&quot;)">
            <text:p/>
          </table:table-cell>
          <table:table-cell table:formula="of:=IF(ISNUMBER(SEARCH(&quot;L&quot;;[.$K84]));IF(ISBLANK([.$F$13]);&quot;&quot;;[.$F$13]);&quot;&quot;)">
            <text:p/>
          </table:table-cell>
          <table:table-cell table:formula="of:=IF(ISNUMBER(SEARCH(&quot;M&quot;;[.$K84]));IF(ISBLANK([.$F$14]);&quot;&quot;;[.$F$14]);&quot;&quot;)">
            <text:p/>
          </table:table-cell>
          <table:table-cell table:formula="of:=IF(ISNUMBER(SEARCH(&quot;N&quot;;[.$K8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85:.$AD85])">
            <text:p/>
          </table:table-cell>
          <table:table-cell table:formula="of:=COM.MICROSOFT.CONCAT([.$AF85:.$AS85])">
            <text:p/>
          </table:table-cell>
          <table:table-cell table:formula="of:=COM.MICROSOFT.CONCAT([.$AU85:.$BH85])">
            <text:p/>
          </table:table-cell>
          <table:table-cell table:formula="of:=COUNTIF([.$K$1:.$K$1998];[.K85])" office:value-type="float" office:value="0" calcext:value-type="float">
            <text:p>0</text:p>
          </table:table-cell>
          <table:table-cell/>
          <table:table-cell table:formula="of:=IF(ISNUMBER(SEARCH(&quot;A&quot;;[.$K85]));IF(ISBLANK([.$D$2]);&quot;&quot;;[.$D$2]);&quot;&quot;)">
            <text:p/>
          </table:table-cell>
          <table:table-cell table:formula="of:=IF(ISNUMBER(SEARCH(&quot;B&quot;;[.$K85]));IF(ISBLANK([.$D$3]);&quot;&quot;;[.$D$3]);&quot;&quot;)">
            <text:p/>
          </table:table-cell>
          <table:table-cell table:formula="of:=IF(ISNUMBER(SEARCH(&quot;C&quot;;[.$K85]));IF(ISBLANK([.$D$4]);&quot;&quot;;[.$D$4]);&quot;&quot;)">
            <text:p/>
          </table:table-cell>
          <table:table-cell table:formula="of:=IF(ISNUMBER(SEARCH(&quot;D&quot;;[.$K85]));IF(ISBLANK([.$D$5]);&quot;&quot;;[.$D$5]);&quot;&quot;)">
            <text:p/>
          </table:table-cell>
          <table:table-cell table:formula="of:=IF(ISNUMBER(SEARCH(&quot;E&quot;;[.$K85]));IF(ISBLANK([.$D$6]);&quot;&quot;;[.$D$6]);&quot;&quot;)">
            <text:p/>
          </table:table-cell>
          <table:table-cell table:formula="of:=IF(ISNUMBER(SEARCH(&quot;F&quot;;[.$K85]));IF(ISBLANK([.$D$7]);&quot;&quot;;[.$D$7]);&quot;&quot;)">
            <text:p/>
          </table:table-cell>
          <table:table-cell table:formula="of:=IF(ISNUMBER(SEARCH(&quot;G&quot;;[.$K85]));IF(ISBLANK([.$D$8]);&quot;&quot;;[.$D$8]);&quot;&quot;)">
            <text:p/>
          </table:table-cell>
          <table:table-cell table:formula="of:=IF(ISNUMBER(SEARCH(&quot;H&quot;;[.$K85]));IF(ISBLANK([.$D$9]);&quot;&quot;;[.$D$9]);&quot;&quot;)">
            <text:p/>
          </table:table-cell>
          <table:table-cell table:formula="of:=IF(ISNUMBER(SEARCH(&quot;I&quot;;[.$K85]));IF(ISBLANK([.$D$10]);&quot;&quot;;[.$D$10]);&quot;&quot;)">
            <text:p/>
          </table:table-cell>
          <table:table-cell table:formula="of:=IF(ISNUMBER(SEARCH(&quot;J&quot;;[.$K85]));IF(ISBLANK([.$D$11]);&quot;&quot;;[.$D$11]);&quot;&quot;)">
            <text:p/>
          </table:table-cell>
          <table:table-cell table:formula="of:=IF(ISNUMBER(SEARCH(&quot;K&quot;;[.$K85]));IF(ISBLANK([.$D$12]);&quot;&quot;;[.$D$12]);&quot;&quot;)">
            <text:p/>
          </table:table-cell>
          <table:table-cell table:formula="of:=IF(ISNUMBER(SEARCH(&quot;L&quot;;[.$K85]));IF(ISBLANK([.$D$13]);&quot;&quot;;[.$D$13]);&quot;&quot;)">
            <text:p/>
          </table:table-cell>
          <table:table-cell table:formula="of:=IF(ISNUMBER(SEARCH(&quot;M&quot;;[.$K85]));IF(ISBLANK([.$D$14]);&quot;&quot;;[.$D$14]);&quot;&quot;)">
            <text:p/>
          </table:table-cell>
          <table:table-cell table:formula="of:=IF(ISNUMBER(SEARCH(&quot;N&quot;;[.$K85]));IF(ISBLANK([.$D$15]);&quot;&quot;;[.$D$15]);&quot;&quot;)">
            <text:p/>
          </table:table-cell>
          <table:table-cell/>
          <table:table-cell table:formula="of:=IF(ISNUMBER(SEARCH(&quot;A&quot;;[.$K85]));IF(ISBLANK([.$E$2]);&quot;&quot;;[.$E$2]);&quot;&quot;)">
            <text:p/>
          </table:table-cell>
          <table:table-cell table:formula="of:=IF(ISNUMBER(SEARCH(&quot;B&quot;;[.$K85]));IF(ISBLANK([.$E$3]);&quot;&quot;;[.$E$3]);&quot;&quot;)">
            <text:p/>
          </table:table-cell>
          <table:table-cell table:formula="of:=IF(ISNUMBER(SEARCH(&quot;C&quot;;[.$K85]));IF(ISBLANK([.$E$4]);&quot;&quot;;[.$E$4]);&quot;&quot;)">
            <text:p/>
          </table:table-cell>
          <table:table-cell table:formula="of:=IF(ISNUMBER(SEARCH(&quot;D&quot;;[.$K85]));IF(ISBLANK([.$E$5]);&quot;&quot;;[.$E$5]);&quot;&quot;)">
            <text:p/>
          </table:table-cell>
          <table:table-cell table:formula="of:=IF(ISNUMBER(SEARCH(&quot;E&quot;;[.$K85]));IF(ISBLANK([.$E$6]);&quot;&quot;;[.$E$6]);&quot;&quot;)">
            <text:p/>
          </table:table-cell>
          <table:table-cell table:formula="of:=IF(ISNUMBER(SEARCH(&quot;F&quot;;[.$K85]));IF(ISBLANK([.$E$7]);&quot;&quot;;[.$E$7]);&quot;&quot;)">
            <text:p/>
          </table:table-cell>
          <table:table-cell table:formula="of:=IF(ISNUMBER(SEARCH(&quot;G&quot;;[.$K85]));IF(ISBLANK([.$E$8]);&quot;&quot;;[.$E$8]);&quot;&quot;)">
            <text:p/>
          </table:table-cell>
          <table:table-cell table:formula="of:=IF(ISNUMBER(SEARCH(&quot;H&quot;;[.$K85]));IF(ISBLANK([.$E$9]);&quot;&quot;;[.$E$9]);&quot;&quot;)">
            <text:p/>
          </table:table-cell>
          <table:table-cell table:formula="of:=IF(ISNUMBER(SEARCH(&quot;I&quot;;[.$K85]));IF(ISBLANK([.$E$10]);&quot;&quot;;[.$E$10]);&quot;&quot;)">
            <text:p/>
          </table:table-cell>
          <table:table-cell table:formula="of:=IF(ISNUMBER(SEARCH(&quot;J&quot;;[.$K85]));IF(ISBLANK([.$E$11]);&quot;&quot;;[.$E$11]);&quot;&quot;)">
            <text:p/>
          </table:table-cell>
          <table:table-cell table:formula="of:=IF(ISNUMBER(SEARCH(&quot;K&quot;;[.$K85]));IF(ISBLANK([.$E$12]);&quot;&quot;;[.$E$12]);&quot;&quot;)">
            <text:p/>
          </table:table-cell>
          <table:table-cell table:formula="of:=IF(ISNUMBER(SEARCH(&quot;L&quot;;[.$K85]));IF(ISBLANK([.$E$13]);&quot;&quot;;[.$E$13]);&quot;&quot;)">
            <text:p/>
          </table:table-cell>
          <table:table-cell table:formula="of:=IF(ISNUMBER(SEARCH(&quot;M&quot;;[.$K85]));IF(ISBLANK([.$E$14]);&quot;&quot;;[.$E$14]);&quot;&quot;)">
            <text:p/>
          </table:table-cell>
          <table:table-cell table:formula="of:=IF(ISNUMBER(SEARCH(&quot;N&quot;;[.$K85]));IF(ISBLANK([.$E$15]);&quot;&quot;;[.$E$15]);&quot;&quot;)">
            <text:p/>
          </table:table-cell>
          <table:table-cell/>
          <table:table-cell table:formula="of:=IF(ISNUMBER(SEARCH(&quot;A&quot;;[.$K85]));IF(ISBLANK([.$F$2]);&quot;&quot;;[.$F$2]);&quot;&quot;)">
            <text:p/>
          </table:table-cell>
          <table:table-cell table:formula="of:=IF(ISNUMBER(SEARCH(&quot;B&quot;;[.$K85]));IF(ISBLANK([.$F$3]);&quot;&quot;;[.$F$3]);&quot;&quot;)">
            <text:p/>
          </table:table-cell>
          <table:table-cell table:formula="of:=IF(ISNUMBER(SEARCH(&quot;C&quot;;[.$K85]));IF(ISBLANK([.$F$4]);&quot;&quot;;[.$F$4]);&quot;&quot;)">
            <text:p/>
          </table:table-cell>
          <table:table-cell table:formula="of:=IF(ISNUMBER(SEARCH(&quot;D&quot;;[.$K85]));IF(ISBLANK([.$F$5]);&quot;&quot;;[.$F$5]);&quot;&quot;)">
            <text:p/>
          </table:table-cell>
          <table:table-cell table:formula="of:=IF(ISNUMBER(SEARCH(&quot;E&quot;;[.$K85]));IF(ISBLANK([.$F$6]);&quot;&quot;;[.$F$6]);&quot;&quot;)">
            <text:p/>
          </table:table-cell>
          <table:table-cell table:formula="of:=IF(ISNUMBER(SEARCH(&quot;F&quot;;[.$K85]));IF(ISBLANK([.$F$7]);&quot;&quot;;[.$F$7]);&quot;&quot;)">
            <text:p/>
          </table:table-cell>
          <table:table-cell table:formula="of:=IF(ISNUMBER(SEARCH(&quot;G&quot;;[.$K85]));IF(ISBLANK([.$F$8]);&quot;&quot;;[.$F$8]);&quot;&quot;)">
            <text:p/>
          </table:table-cell>
          <table:table-cell table:formula="of:=IF(ISNUMBER(SEARCH(&quot;H&quot;;[.$K85]));IF(ISBLANK([.$F$9]);&quot;&quot;;[.$F$9]);&quot;&quot;)">
            <text:p/>
          </table:table-cell>
          <table:table-cell table:formula="of:=IF(ISNUMBER(SEARCH(&quot;I&quot;;[.$K85]));IF(ISBLANK([.$F$10]);&quot;&quot;;[.$F$10]);&quot;&quot;)">
            <text:p/>
          </table:table-cell>
          <table:table-cell table:formula="of:=IF(ISNUMBER(SEARCH(&quot;J&quot;;[.$K85]));IF(ISBLANK([.$F$11]);&quot;&quot;;[.$F$11]);&quot;&quot;)">
            <text:p/>
          </table:table-cell>
          <table:table-cell table:formula="of:=IF(ISNUMBER(SEARCH(&quot;K&quot;;[.$K85]));IF(ISBLANK([.$F$12]);&quot;&quot;;[.$F$12]);&quot;&quot;)">
            <text:p/>
          </table:table-cell>
          <table:table-cell table:formula="of:=IF(ISNUMBER(SEARCH(&quot;L&quot;;[.$K85]));IF(ISBLANK([.$F$13]);&quot;&quot;;[.$F$13]);&quot;&quot;)">
            <text:p/>
          </table:table-cell>
          <table:table-cell table:formula="of:=IF(ISNUMBER(SEARCH(&quot;M&quot;;[.$K85]));IF(ISBLANK([.$F$14]);&quot;&quot;;[.$F$14]);&quot;&quot;)">
            <text:p/>
          </table:table-cell>
          <table:table-cell table:formula="of:=IF(ISNUMBER(SEARCH(&quot;N&quot;;[.$K8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86:.$AD86])">
            <text:p/>
          </table:table-cell>
          <table:table-cell table:formula="of:=COM.MICROSOFT.CONCAT([.$AF86:.$AS86])">
            <text:p/>
          </table:table-cell>
          <table:table-cell table:formula="of:=COM.MICROSOFT.CONCAT([.$AU86:.$BH86])">
            <text:p/>
          </table:table-cell>
          <table:table-cell table:formula="of:=COUNTIF([.$K$1:.$K$1998];[.K86])" office:value-type="float" office:value="0" calcext:value-type="float">
            <text:p>0</text:p>
          </table:table-cell>
          <table:table-cell/>
          <table:table-cell table:formula="of:=IF(ISNUMBER(SEARCH(&quot;A&quot;;[.$K86]));IF(ISBLANK([.$D$2]);&quot;&quot;;[.$D$2]);&quot;&quot;)">
            <text:p/>
          </table:table-cell>
          <table:table-cell table:formula="of:=IF(ISNUMBER(SEARCH(&quot;B&quot;;[.$K86]));IF(ISBLANK([.$D$3]);&quot;&quot;;[.$D$3]);&quot;&quot;)">
            <text:p/>
          </table:table-cell>
          <table:table-cell table:formula="of:=IF(ISNUMBER(SEARCH(&quot;C&quot;;[.$K86]));IF(ISBLANK([.$D$4]);&quot;&quot;;[.$D$4]);&quot;&quot;)">
            <text:p/>
          </table:table-cell>
          <table:table-cell table:formula="of:=IF(ISNUMBER(SEARCH(&quot;D&quot;;[.$K86]));IF(ISBLANK([.$D$5]);&quot;&quot;;[.$D$5]);&quot;&quot;)">
            <text:p/>
          </table:table-cell>
          <table:table-cell table:formula="of:=IF(ISNUMBER(SEARCH(&quot;E&quot;;[.$K86]));IF(ISBLANK([.$D$6]);&quot;&quot;;[.$D$6]);&quot;&quot;)">
            <text:p/>
          </table:table-cell>
          <table:table-cell table:formula="of:=IF(ISNUMBER(SEARCH(&quot;F&quot;;[.$K86]));IF(ISBLANK([.$D$7]);&quot;&quot;;[.$D$7]);&quot;&quot;)">
            <text:p/>
          </table:table-cell>
          <table:table-cell table:formula="of:=IF(ISNUMBER(SEARCH(&quot;G&quot;;[.$K86]));IF(ISBLANK([.$D$8]);&quot;&quot;;[.$D$8]);&quot;&quot;)">
            <text:p/>
          </table:table-cell>
          <table:table-cell table:formula="of:=IF(ISNUMBER(SEARCH(&quot;H&quot;;[.$K86]));IF(ISBLANK([.$D$9]);&quot;&quot;;[.$D$9]);&quot;&quot;)">
            <text:p/>
          </table:table-cell>
          <table:table-cell table:formula="of:=IF(ISNUMBER(SEARCH(&quot;I&quot;;[.$K86]));IF(ISBLANK([.$D$10]);&quot;&quot;;[.$D$10]);&quot;&quot;)">
            <text:p/>
          </table:table-cell>
          <table:table-cell table:formula="of:=IF(ISNUMBER(SEARCH(&quot;J&quot;;[.$K86]));IF(ISBLANK([.$D$11]);&quot;&quot;;[.$D$11]);&quot;&quot;)">
            <text:p/>
          </table:table-cell>
          <table:table-cell table:formula="of:=IF(ISNUMBER(SEARCH(&quot;K&quot;;[.$K86]));IF(ISBLANK([.$D$12]);&quot;&quot;;[.$D$12]);&quot;&quot;)">
            <text:p/>
          </table:table-cell>
          <table:table-cell table:formula="of:=IF(ISNUMBER(SEARCH(&quot;L&quot;;[.$K86]));IF(ISBLANK([.$D$13]);&quot;&quot;;[.$D$13]);&quot;&quot;)">
            <text:p/>
          </table:table-cell>
          <table:table-cell table:formula="of:=IF(ISNUMBER(SEARCH(&quot;M&quot;;[.$K86]));IF(ISBLANK([.$D$14]);&quot;&quot;;[.$D$14]);&quot;&quot;)">
            <text:p/>
          </table:table-cell>
          <table:table-cell table:formula="of:=IF(ISNUMBER(SEARCH(&quot;N&quot;;[.$K86]));IF(ISBLANK([.$D$15]);&quot;&quot;;[.$D$15]);&quot;&quot;)">
            <text:p/>
          </table:table-cell>
          <table:table-cell/>
          <table:table-cell table:formula="of:=IF(ISNUMBER(SEARCH(&quot;A&quot;;[.$K86]));IF(ISBLANK([.$E$2]);&quot;&quot;;[.$E$2]);&quot;&quot;)">
            <text:p/>
          </table:table-cell>
          <table:table-cell table:formula="of:=IF(ISNUMBER(SEARCH(&quot;B&quot;;[.$K86]));IF(ISBLANK([.$E$3]);&quot;&quot;;[.$E$3]);&quot;&quot;)">
            <text:p/>
          </table:table-cell>
          <table:table-cell table:formula="of:=IF(ISNUMBER(SEARCH(&quot;C&quot;;[.$K86]));IF(ISBLANK([.$E$4]);&quot;&quot;;[.$E$4]);&quot;&quot;)">
            <text:p/>
          </table:table-cell>
          <table:table-cell table:formula="of:=IF(ISNUMBER(SEARCH(&quot;D&quot;;[.$K86]));IF(ISBLANK([.$E$5]);&quot;&quot;;[.$E$5]);&quot;&quot;)">
            <text:p/>
          </table:table-cell>
          <table:table-cell table:formula="of:=IF(ISNUMBER(SEARCH(&quot;E&quot;;[.$K86]));IF(ISBLANK([.$E$6]);&quot;&quot;;[.$E$6]);&quot;&quot;)">
            <text:p/>
          </table:table-cell>
          <table:table-cell table:formula="of:=IF(ISNUMBER(SEARCH(&quot;F&quot;;[.$K86]));IF(ISBLANK([.$E$7]);&quot;&quot;;[.$E$7]);&quot;&quot;)">
            <text:p/>
          </table:table-cell>
          <table:table-cell table:formula="of:=IF(ISNUMBER(SEARCH(&quot;G&quot;;[.$K86]));IF(ISBLANK([.$E$8]);&quot;&quot;;[.$E$8]);&quot;&quot;)">
            <text:p/>
          </table:table-cell>
          <table:table-cell table:formula="of:=IF(ISNUMBER(SEARCH(&quot;H&quot;;[.$K86]));IF(ISBLANK([.$E$9]);&quot;&quot;;[.$E$9]);&quot;&quot;)">
            <text:p/>
          </table:table-cell>
          <table:table-cell table:formula="of:=IF(ISNUMBER(SEARCH(&quot;I&quot;;[.$K86]));IF(ISBLANK([.$E$10]);&quot;&quot;;[.$E$10]);&quot;&quot;)">
            <text:p/>
          </table:table-cell>
          <table:table-cell table:formula="of:=IF(ISNUMBER(SEARCH(&quot;J&quot;;[.$K86]));IF(ISBLANK([.$E$11]);&quot;&quot;;[.$E$11]);&quot;&quot;)">
            <text:p/>
          </table:table-cell>
          <table:table-cell table:formula="of:=IF(ISNUMBER(SEARCH(&quot;K&quot;;[.$K86]));IF(ISBLANK([.$E$12]);&quot;&quot;;[.$E$12]);&quot;&quot;)">
            <text:p/>
          </table:table-cell>
          <table:table-cell table:formula="of:=IF(ISNUMBER(SEARCH(&quot;L&quot;;[.$K86]));IF(ISBLANK([.$E$13]);&quot;&quot;;[.$E$13]);&quot;&quot;)">
            <text:p/>
          </table:table-cell>
          <table:table-cell table:formula="of:=IF(ISNUMBER(SEARCH(&quot;M&quot;;[.$K86]));IF(ISBLANK([.$E$14]);&quot;&quot;;[.$E$14]);&quot;&quot;)">
            <text:p/>
          </table:table-cell>
          <table:table-cell table:formula="of:=IF(ISNUMBER(SEARCH(&quot;N&quot;;[.$K86]));IF(ISBLANK([.$E$15]);&quot;&quot;;[.$E$15]);&quot;&quot;)">
            <text:p/>
          </table:table-cell>
          <table:table-cell/>
          <table:table-cell table:formula="of:=IF(ISNUMBER(SEARCH(&quot;A&quot;;[.$K86]));IF(ISBLANK([.$F$2]);&quot;&quot;;[.$F$2]);&quot;&quot;)">
            <text:p/>
          </table:table-cell>
          <table:table-cell table:formula="of:=IF(ISNUMBER(SEARCH(&quot;B&quot;;[.$K86]));IF(ISBLANK([.$F$3]);&quot;&quot;;[.$F$3]);&quot;&quot;)">
            <text:p/>
          </table:table-cell>
          <table:table-cell table:formula="of:=IF(ISNUMBER(SEARCH(&quot;C&quot;;[.$K86]));IF(ISBLANK([.$F$4]);&quot;&quot;;[.$F$4]);&quot;&quot;)">
            <text:p/>
          </table:table-cell>
          <table:table-cell table:formula="of:=IF(ISNUMBER(SEARCH(&quot;D&quot;;[.$K86]));IF(ISBLANK([.$F$5]);&quot;&quot;;[.$F$5]);&quot;&quot;)">
            <text:p/>
          </table:table-cell>
          <table:table-cell table:formula="of:=IF(ISNUMBER(SEARCH(&quot;E&quot;;[.$K86]));IF(ISBLANK([.$F$6]);&quot;&quot;;[.$F$6]);&quot;&quot;)">
            <text:p/>
          </table:table-cell>
          <table:table-cell table:formula="of:=IF(ISNUMBER(SEARCH(&quot;F&quot;;[.$K86]));IF(ISBLANK([.$F$7]);&quot;&quot;;[.$F$7]);&quot;&quot;)">
            <text:p/>
          </table:table-cell>
          <table:table-cell table:formula="of:=IF(ISNUMBER(SEARCH(&quot;G&quot;;[.$K86]));IF(ISBLANK([.$F$8]);&quot;&quot;;[.$F$8]);&quot;&quot;)">
            <text:p/>
          </table:table-cell>
          <table:table-cell table:formula="of:=IF(ISNUMBER(SEARCH(&quot;H&quot;;[.$K86]));IF(ISBLANK([.$F$9]);&quot;&quot;;[.$F$9]);&quot;&quot;)">
            <text:p/>
          </table:table-cell>
          <table:table-cell table:formula="of:=IF(ISNUMBER(SEARCH(&quot;I&quot;;[.$K86]));IF(ISBLANK([.$F$10]);&quot;&quot;;[.$F$10]);&quot;&quot;)">
            <text:p/>
          </table:table-cell>
          <table:table-cell table:formula="of:=IF(ISNUMBER(SEARCH(&quot;J&quot;;[.$K86]));IF(ISBLANK([.$F$11]);&quot;&quot;;[.$F$11]);&quot;&quot;)">
            <text:p/>
          </table:table-cell>
          <table:table-cell table:formula="of:=IF(ISNUMBER(SEARCH(&quot;K&quot;;[.$K86]));IF(ISBLANK([.$F$12]);&quot;&quot;;[.$F$12]);&quot;&quot;)">
            <text:p/>
          </table:table-cell>
          <table:table-cell table:formula="of:=IF(ISNUMBER(SEARCH(&quot;L&quot;;[.$K86]));IF(ISBLANK([.$F$13]);&quot;&quot;;[.$F$13]);&quot;&quot;)">
            <text:p/>
          </table:table-cell>
          <table:table-cell table:formula="of:=IF(ISNUMBER(SEARCH(&quot;M&quot;;[.$K86]));IF(ISBLANK([.$F$14]);&quot;&quot;;[.$F$14]);&quot;&quot;)">
            <text:p/>
          </table:table-cell>
          <table:table-cell table:formula="of:=IF(ISNUMBER(SEARCH(&quot;N&quot;;[.$K8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87:.$AD87])">
            <text:p/>
          </table:table-cell>
          <table:table-cell table:formula="of:=COM.MICROSOFT.CONCAT([.$AF87:.$AS87])">
            <text:p/>
          </table:table-cell>
          <table:table-cell table:formula="of:=COM.MICROSOFT.CONCAT([.$AU87:.$BH87])">
            <text:p/>
          </table:table-cell>
          <table:table-cell table:formula="of:=COUNTIF([.$K$1:.$K$1998];[.K87])" office:value-type="float" office:value="0" calcext:value-type="float">
            <text:p>0</text:p>
          </table:table-cell>
          <table:table-cell/>
          <table:table-cell table:formula="of:=IF(ISNUMBER(SEARCH(&quot;A&quot;;[.$K87]));IF(ISBLANK([.$D$2]);&quot;&quot;;[.$D$2]);&quot;&quot;)">
            <text:p/>
          </table:table-cell>
          <table:table-cell table:formula="of:=IF(ISNUMBER(SEARCH(&quot;B&quot;;[.$K87]));IF(ISBLANK([.$D$3]);&quot;&quot;;[.$D$3]);&quot;&quot;)">
            <text:p/>
          </table:table-cell>
          <table:table-cell table:formula="of:=IF(ISNUMBER(SEARCH(&quot;C&quot;;[.$K87]));IF(ISBLANK([.$D$4]);&quot;&quot;;[.$D$4]);&quot;&quot;)">
            <text:p/>
          </table:table-cell>
          <table:table-cell table:formula="of:=IF(ISNUMBER(SEARCH(&quot;D&quot;;[.$K87]));IF(ISBLANK([.$D$5]);&quot;&quot;;[.$D$5]);&quot;&quot;)">
            <text:p/>
          </table:table-cell>
          <table:table-cell table:formula="of:=IF(ISNUMBER(SEARCH(&quot;E&quot;;[.$K87]));IF(ISBLANK([.$D$6]);&quot;&quot;;[.$D$6]);&quot;&quot;)">
            <text:p/>
          </table:table-cell>
          <table:table-cell table:formula="of:=IF(ISNUMBER(SEARCH(&quot;F&quot;;[.$K87]));IF(ISBLANK([.$D$7]);&quot;&quot;;[.$D$7]);&quot;&quot;)">
            <text:p/>
          </table:table-cell>
          <table:table-cell table:formula="of:=IF(ISNUMBER(SEARCH(&quot;G&quot;;[.$K87]));IF(ISBLANK([.$D$8]);&quot;&quot;;[.$D$8]);&quot;&quot;)">
            <text:p/>
          </table:table-cell>
          <table:table-cell table:formula="of:=IF(ISNUMBER(SEARCH(&quot;H&quot;;[.$K87]));IF(ISBLANK([.$D$9]);&quot;&quot;;[.$D$9]);&quot;&quot;)">
            <text:p/>
          </table:table-cell>
          <table:table-cell table:formula="of:=IF(ISNUMBER(SEARCH(&quot;I&quot;;[.$K87]));IF(ISBLANK([.$D$10]);&quot;&quot;;[.$D$10]);&quot;&quot;)">
            <text:p/>
          </table:table-cell>
          <table:table-cell table:formula="of:=IF(ISNUMBER(SEARCH(&quot;J&quot;;[.$K87]));IF(ISBLANK([.$D$11]);&quot;&quot;;[.$D$11]);&quot;&quot;)">
            <text:p/>
          </table:table-cell>
          <table:table-cell table:formula="of:=IF(ISNUMBER(SEARCH(&quot;K&quot;;[.$K87]));IF(ISBLANK([.$D$12]);&quot;&quot;;[.$D$12]);&quot;&quot;)">
            <text:p/>
          </table:table-cell>
          <table:table-cell table:formula="of:=IF(ISNUMBER(SEARCH(&quot;L&quot;;[.$K87]));IF(ISBLANK([.$D$13]);&quot;&quot;;[.$D$13]);&quot;&quot;)">
            <text:p/>
          </table:table-cell>
          <table:table-cell table:formula="of:=IF(ISNUMBER(SEARCH(&quot;M&quot;;[.$K87]));IF(ISBLANK([.$D$14]);&quot;&quot;;[.$D$14]);&quot;&quot;)">
            <text:p/>
          </table:table-cell>
          <table:table-cell table:formula="of:=IF(ISNUMBER(SEARCH(&quot;N&quot;;[.$K87]));IF(ISBLANK([.$D$15]);&quot;&quot;;[.$D$15]);&quot;&quot;)">
            <text:p/>
          </table:table-cell>
          <table:table-cell/>
          <table:table-cell table:formula="of:=IF(ISNUMBER(SEARCH(&quot;A&quot;;[.$K87]));IF(ISBLANK([.$E$2]);&quot;&quot;;[.$E$2]);&quot;&quot;)">
            <text:p/>
          </table:table-cell>
          <table:table-cell table:formula="of:=IF(ISNUMBER(SEARCH(&quot;B&quot;;[.$K87]));IF(ISBLANK([.$E$3]);&quot;&quot;;[.$E$3]);&quot;&quot;)">
            <text:p/>
          </table:table-cell>
          <table:table-cell table:formula="of:=IF(ISNUMBER(SEARCH(&quot;C&quot;;[.$K87]));IF(ISBLANK([.$E$4]);&quot;&quot;;[.$E$4]);&quot;&quot;)">
            <text:p/>
          </table:table-cell>
          <table:table-cell table:formula="of:=IF(ISNUMBER(SEARCH(&quot;D&quot;;[.$K87]));IF(ISBLANK([.$E$5]);&quot;&quot;;[.$E$5]);&quot;&quot;)">
            <text:p/>
          </table:table-cell>
          <table:table-cell table:formula="of:=IF(ISNUMBER(SEARCH(&quot;E&quot;;[.$K87]));IF(ISBLANK([.$E$6]);&quot;&quot;;[.$E$6]);&quot;&quot;)">
            <text:p/>
          </table:table-cell>
          <table:table-cell table:formula="of:=IF(ISNUMBER(SEARCH(&quot;F&quot;;[.$K87]));IF(ISBLANK([.$E$7]);&quot;&quot;;[.$E$7]);&quot;&quot;)">
            <text:p/>
          </table:table-cell>
          <table:table-cell table:formula="of:=IF(ISNUMBER(SEARCH(&quot;G&quot;;[.$K87]));IF(ISBLANK([.$E$8]);&quot;&quot;;[.$E$8]);&quot;&quot;)">
            <text:p/>
          </table:table-cell>
          <table:table-cell table:formula="of:=IF(ISNUMBER(SEARCH(&quot;H&quot;;[.$K87]));IF(ISBLANK([.$E$9]);&quot;&quot;;[.$E$9]);&quot;&quot;)">
            <text:p/>
          </table:table-cell>
          <table:table-cell table:formula="of:=IF(ISNUMBER(SEARCH(&quot;I&quot;;[.$K87]));IF(ISBLANK([.$E$10]);&quot;&quot;;[.$E$10]);&quot;&quot;)">
            <text:p/>
          </table:table-cell>
          <table:table-cell table:formula="of:=IF(ISNUMBER(SEARCH(&quot;J&quot;;[.$K87]));IF(ISBLANK([.$E$11]);&quot;&quot;;[.$E$11]);&quot;&quot;)">
            <text:p/>
          </table:table-cell>
          <table:table-cell table:formula="of:=IF(ISNUMBER(SEARCH(&quot;K&quot;;[.$K87]));IF(ISBLANK([.$E$12]);&quot;&quot;;[.$E$12]);&quot;&quot;)">
            <text:p/>
          </table:table-cell>
          <table:table-cell table:formula="of:=IF(ISNUMBER(SEARCH(&quot;L&quot;;[.$K87]));IF(ISBLANK([.$E$13]);&quot;&quot;;[.$E$13]);&quot;&quot;)">
            <text:p/>
          </table:table-cell>
          <table:table-cell table:formula="of:=IF(ISNUMBER(SEARCH(&quot;M&quot;;[.$K87]));IF(ISBLANK([.$E$14]);&quot;&quot;;[.$E$14]);&quot;&quot;)">
            <text:p/>
          </table:table-cell>
          <table:table-cell table:formula="of:=IF(ISNUMBER(SEARCH(&quot;N&quot;;[.$K87]));IF(ISBLANK([.$E$15]);&quot;&quot;;[.$E$15]);&quot;&quot;)">
            <text:p/>
          </table:table-cell>
          <table:table-cell/>
          <table:table-cell table:formula="of:=IF(ISNUMBER(SEARCH(&quot;A&quot;;[.$K87]));IF(ISBLANK([.$F$2]);&quot;&quot;;[.$F$2]);&quot;&quot;)">
            <text:p/>
          </table:table-cell>
          <table:table-cell table:formula="of:=IF(ISNUMBER(SEARCH(&quot;B&quot;;[.$K87]));IF(ISBLANK([.$F$3]);&quot;&quot;;[.$F$3]);&quot;&quot;)">
            <text:p/>
          </table:table-cell>
          <table:table-cell table:formula="of:=IF(ISNUMBER(SEARCH(&quot;C&quot;;[.$K87]));IF(ISBLANK([.$F$4]);&quot;&quot;;[.$F$4]);&quot;&quot;)">
            <text:p/>
          </table:table-cell>
          <table:table-cell table:formula="of:=IF(ISNUMBER(SEARCH(&quot;D&quot;;[.$K87]));IF(ISBLANK([.$F$5]);&quot;&quot;;[.$F$5]);&quot;&quot;)">
            <text:p/>
          </table:table-cell>
          <table:table-cell table:formula="of:=IF(ISNUMBER(SEARCH(&quot;E&quot;;[.$K87]));IF(ISBLANK([.$F$6]);&quot;&quot;;[.$F$6]);&quot;&quot;)">
            <text:p/>
          </table:table-cell>
          <table:table-cell table:formula="of:=IF(ISNUMBER(SEARCH(&quot;F&quot;;[.$K87]));IF(ISBLANK([.$F$7]);&quot;&quot;;[.$F$7]);&quot;&quot;)">
            <text:p/>
          </table:table-cell>
          <table:table-cell table:formula="of:=IF(ISNUMBER(SEARCH(&quot;G&quot;;[.$K87]));IF(ISBLANK([.$F$8]);&quot;&quot;;[.$F$8]);&quot;&quot;)">
            <text:p/>
          </table:table-cell>
          <table:table-cell table:formula="of:=IF(ISNUMBER(SEARCH(&quot;H&quot;;[.$K87]));IF(ISBLANK([.$F$9]);&quot;&quot;;[.$F$9]);&quot;&quot;)">
            <text:p/>
          </table:table-cell>
          <table:table-cell table:formula="of:=IF(ISNUMBER(SEARCH(&quot;I&quot;;[.$K87]));IF(ISBLANK([.$F$10]);&quot;&quot;;[.$F$10]);&quot;&quot;)">
            <text:p/>
          </table:table-cell>
          <table:table-cell table:formula="of:=IF(ISNUMBER(SEARCH(&quot;J&quot;;[.$K87]));IF(ISBLANK([.$F$11]);&quot;&quot;;[.$F$11]);&quot;&quot;)">
            <text:p/>
          </table:table-cell>
          <table:table-cell table:formula="of:=IF(ISNUMBER(SEARCH(&quot;K&quot;;[.$K87]));IF(ISBLANK([.$F$12]);&quot;&quot;;[.$F$12]);&quot;&quot;)">
            <text:p/>
          </table:table-cell>
          <table:table-cell table:formula="of:=IF(ISNUMBER(SEARCH(&quot;L&quot;;[.$K87]));IF(ISBLANK([.$F$13]);&quot;&quot;;[.$F$13]);&quot;&quot;)">
            <text:p/>
          </table:table-cell>
          <table:table-cell table:formula="of:=IF(ISNUMBER(SEARCH(&quot;M&quot;;[.$K87]));IF(ISBLANK([.$F$14]);&quot;&quot;;[.$F$14]);&quot;&quot;)">
            <text:p/>
          </table:table-cell>
          <table:table-cell table:formula="of:=IF(ISNUMBER(SEARCH(&quot;N&quot;;[.$K8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88:.$AD88])">
            <text:p/>
          </table:table-cell>
          <table:table-cell table:formula="of:=COM.MICROSOFT.CONCAT([.$AF88:.$AS88])">
            <text:p/>
          </table:table-cell>
          <table:table-cell table:formula="of:=COM.MICROSOFT.CONCAT([.$AU88:.$BH88])">
            <text:p/>
          </table:table-cell>
          <table:table-cell table:formula="of:=COUNTIF([.$K$1:.$K$1998];[.K88])" office:value-type="float" office:value="0" calcext:value-type="float">
            <text:p>0</text:p>
          </table:table-cell>
          <table:table-cell/>
          <table:table-cell table:formula="of:=IF(ISNUMBER(SEARCH(&quot;A&quot;;[.$K88]));IF(ISBLANK([.$D$2]);&quot;&quot;;[.$D$2]);&quot;&quot;)">
            <text:p/>
          </table:table-cell>
          <table:table-cell table:formula="of:=IF(ISNUMBER(SEARCH(&quot;B&quot;;[.$K88]));IF(ISBLANK([.$D$3]);&quot;&quot;;[.$D$3]);&quot;&quot;)">
            <text:p/>
          </table:table-cell>
          <table:table-cell table:formula="of:=IF(ISNUMBER(SEARCH(&quot;C&quot;;[.$K88]));IF(ISBLANK([.$D$4]);&quot;&quot;;[.$D$4]);&quot;&quot;)">
            <text:p/>
          </table:table-cell>
          <table:table-cell table:formula="of:=IF(ISNUMBER(SEARCH(&quot;D&quot;;[.$K88]));IF(ISBLANK([.$D$5]);&quot;&quot;;[.$D$5]);&quot;&quot;)">
            <text:p/>
          </table:table-cell>
          <table:table-cell table:formula="of:=IF(ISNUMBER(SEARCH(&quot;E&quot;;[.$K88]));IF(ISBLANK([.$D$6]);&quot;&quot;;[.$D$6]);&quot;&quot;)">
            <text:p/>
          </table:table-cell>
          <table:table-cell table:formula="of:=IF(ISNUMBER(SEARCH(&quot;F&quot;;[.$K88]));IF(ISBLANK([.$D$7]);&quot;&quot;;[.$D$7]);&quot;&quot;)">
            <text:p/>
          </table:table-cell>
          <table:table-cell table:formula="of:=IF(ISNUMBER(SEARCH(&quot;G&quot;;[.$K88]));IF(ISBLANK([.$D$8]);&quot;&quot;;[.$D$8]);&quot;&quot;)">
            <text:p/>
          </table:table-cell>
          <table:table-cell table:formula="of:=IF(ISNUMBER(SEARCH(&quot;H&quot;;[.$K88]));IF(ISBLANK([.$D$9]);&quot;&quot;;[.$D$9]);&quot;&quot;)">
            <text:p/>
          </table:table-cell>
          <table:table-cell table:formula="of:=IF(ISNUMBER(SEARCH(&quot;I&quot;;[.$K88]));IF(ISBLANK([.$D$10]);&quot;&quot;;[.$D$10]);&quot;&quot;)">
            <text:p/>
          </table:table-cell>
          <table:table-cell table:formula="of:=IF(ISNUMBER(SEARCH(&quot;J&quot;;[.$K88]));IF(ISBLANK([.$D$11]);&quot;&quot;;[.$D$11]);&quot;&quot;)">
            <text:p/>
          </table:table-cell>
          <table:table-cell table:formula="of:=IF(ISNUMBER(SEARCH(&quot;K&quot;;[.$K88]));IF(ISBLANK([.$D$12]);&quot;&quot;;[.$D$12]);&quot;&quot;)">
            <text:p/>
          </table:table-cell>
          <table:table-cell table:formula="of:=IF(ISNUMBER(SEARCH(&quot;L&quot;;[.$K88]));IF(ISBLANK([.$D$13]);&quot;&quot;;[.$D$13]);&quot;&quot;)">
            <text:p/>
          </table:table-cell>
          <table:table-cell table:formula="of:=IF(ISNUMBER(SEARCH(&quot;M&quot;;[.$K88]));IF(ISBLANK([.$D$14]);&quot;&quot;;[.$D$14]);&quot;&quot;)">
            <text:p/>
          </table:table-cell>
          <table:table-cell table:formula="of:=IF(ISNUMBER(SEARCH(&quot;N&quot;;[.$K88]));IF(ISBLANK([.$D$15]);&quot;&quot;;[.$D$15]);&quot;&quot;)">
            <text:p/>
          </table:table-cell>
          <table:table-cell/>
          <table:table-cell table:formula="of:=IF(ISNUMBER(SEARCH(&quot;A&quot;;[.$K88]));IF(ISBLANK([.$E$2]);&quot;&quot;;[.$E$2]);&quot;&quot;)">
            <text:p/>
          </table:table-cell>
          <table:table-cell table:formula="of:=IF(ISNUMBER(SEARCH(&quot;B&quot;;[.$K88]));IF(ISBLANK([.$E$3]);&quot;&quot;;[.$E$3]);&quot;&quot;)">
            <text:p/>
          </table:table-cell>
          <table:table-cell table:formula="of:=IF(ISNUMBER(SEARCH(&quot;C&quot;;[.$K88]));IF(ISBLANK([.$E$4]);&quot;&quot;;[.$E$4]);&quot;&quot;)">
            <text:p/>
          </table:table-cell>
          <table:table-cell table:formula="of:=IF(ISNUMBER(SEARCH(&quot;D&quot;;[.$K88]));IF(ISBLANK([.$E$5]);&quot;&quot;;[.$E$5]);&quot;&quot;)">
            <text:p/>
          </table:table-cell>
          <table:table-cell table:formula="of:=IF(ISNUMBER(SEARCH(&quot;E&quot;;[.$K88]));IF(ISBLANK([.$E$6]);&quot;&quot;;[.$E$6]);&quot;&quot;)">
            <text:p/>
          </table:table-cell>
          <table:table-cell table:formula="of:=IF(ISNUMBER(SEARCH(&quot;F&quot;;[.$K88]));IF(ISBLANK([.$E$7]);&quot;&quot;;[.$E$7]);&quot;&quot;)">
            <text:p/>
          </table:table-cell>
          <table:table-cell table:formula="of:=IF(ISNUMBER(SEARCH(&quot;G&quot;;[.$K88]));IF(ISBLANK([.$E$8]);&quot;&quot;;[.$E$8]);&quot;&quot;)">
            <text:p/>
          </table:table-cell>
          <table:table-cell table:formula="of:=IF(ISNUMBER(SEARCH(&quot;H&quot;;[.$K88]));IF(ISBLANK([.$E$9]);&quot;&quot;;[.$E$9]);&quot;&quot;)">
            <text:p/>
          </table:table-cell>
          <table:table-cell table:formula="of:=IF(ISNUMBER(SEARCH(&quot;I&quot;;[.$K88]));IF(ISBLANK([.$E$10]);&quot;&quot;;[.$E$10]);&quot;&quot;)">
            <text:p/>
          </table:table-cell>
          <table:table-cell table:formula="of:=IF(ISNUMBER(SEARCH(&quot;J&quot;;[.$K88]));IF(ISBLANK([.$E$11]);&quot;&quot;;[.$E$11]);&quot;&quot;)">
            <text:p/>
          </table:table-cell>
          <table:table-cell table:formula="of:=IF(ISNUMBER(SEARCH(&quot;K&quot;;[.$K88]));IF(ISBLANK([.$E$12]);&quot;&quot;;[.$E$12]);&quot;&quot;)">
            <text:p/>
          </table:table-cell>
          <table:table-cell table:formula="of:=IF(ISNUMBER(SEARCH(&quot;L&quot;;[.$K88]));IF(ISBLANK([.$E$13]);&quot;&quot;;[.$E$13]);&quot;&quot;)">
            <text:p/>
          </table:table-cell>
          <table:table-cell table:formula="of:=IF(ISNUMBER(SEARCH(&quot;M&quot;;[.$K88]));IF(ISBLANK([.$E$14]);&quot;&quot;;[.$E$14]);&quot;&quot;)">
            <text:p/>
          </table:table-cell>
          <table:table-cell table:formula="of:=IF(ISNUMBER(SEARCH(&quot;N&quot;;[.$K88]));IF(ISBLANK([.$E$15]);&quot;&quot;;[.$E$15]);&quot;&quot;)">
            <text:p/>
          </table:table-cell>
          <table:table-cell/>
          <table:table-cell table:formula="of:=IF(ISNUMBER(SEARCH(&quot;A&quot;;[.$K88]));IF(ISBLANK([.$F$2]);&quot;&quot;;[.$F$2]);&quot;&quot;)">
            <text:p/>
          </table:table-cell>
          <table:table-cell table:formula="of:=IF(ISNUMBER(SEARCH(&quot;B&quot;;[.$K88]));IF(ISBLANK([.$F$3]);&quot;&quot;;[.$F$3]);&quot;&quot;)">
            <text:p/>
          </table:table-cell>
          <table:table-cell table:formula="of:=IF(ISNUMBER(SEARCH(&quot;C&quot;;[.$K88]));IF(ISBLANK([.$F$4]);&quot;&quot;;[.$F$4]);&quot;&quot;)">
            <text:p/>
          </table:table-cell>
          <table:table-cell table:formula="of:=IF(ISNUMBER(SEARCH(&quot;D&quot;;[.$K88]));IF(ISBLANK([.$F$5]);&quot;&quot;;[.$F$5]);&quot;&quot;)">
            <text:p/>
          </table:table-cell>
          <table:table-cell table:formula="of:=IF(ISNUMBER(SEARCH(&quot;E&quot;;[.$K88]));IF(ISBLANK([.$F$6]);&quot;&quot;;[.$F$6]);&quot;&quot;)">
            <text:p/>
          </table:table-cell>
          <table:table-cell table:formula="of:=IF(ISNUMBER(SEARCH(&quot;F&quot;;[.$K88]));IF(ISBLANK([.$F$7]);&quot;&quot;;[.$F$7]);&quot;&quot;)">
            <text:p/>
          </table:table-cell>
          <table:table-cell table:formula="of:=IF(ISNUMBER(SEARCH(&quot;G&quot;;[.$K88]));IF(ISBLANK([.$F$8]);&quot;&quot;;[.$F$8]);&quot;&quot;)">
            <text:p/>
          </table:table-cell>
          <table:table-cell table:formula="of:=IF(ISNUMBER(SEARCH(&quot;H&quot;;[.$K88]));IF(ISBLANK([.$F$9]);&quot;&quot;;[.$F$9]);&quot;&quot;)">
            <text:p/>
          </table:table-cell>
          <table:table-cell table:formula="of:=IF(ISNUMBER(SEARCH(&quot;I&quot;;[.$K88]));IF(ISBLANK([.$F$10]);&quot;&quot;;[.$F$10]);&quot;&quot;)">
            <text:p/>
          </table:table-cell>
          <table:table-cell table:formula="of:=IF(ISNUMBER(SEARCH(&quot;J&quot;;[.$K88]));IF(ISBLANK([.$F$11]);&quot;&quot;;[.$F$11]);&quot;&quot;)">
            <text:p/>
          </table:table-cell>
          <table:table-cell table:formula="of:=IF(ISNUMBER(SEARCH(&quot;K&quot;;[.$K88]));IF(ISBLANK([.$F$12]);&quot;&quot;;[.$F$12]);&quot;&quot;)">
            <text:p/>
          </table:table-cell>
          <table:table-cell table:formula="of:=IF(ISNUMBER(SEARCH(&quot;L&quot;;[.$K88]));IF(ISBLANK([.$F$13]);&quot;&quot;;[.$F$13]);&quot;&quot;)">
            <text:p/>
          </table:table-cell>
          <table:table-cell table:formula="of:=IF(ISNUMBER(SEARCH(&quot;M&quot;;[.$K88]));IF(ISBLANK([.$F$14]);&quot;&quot;;[.$F$14]);&quot;&quot;)">
            <text:p/>
          </table:table-cell>
          <table:table-cell table:formula="of:=IF(ISNUMBER(SEARCH(&quot;N&quot;;[.$K8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89:.$AD89])">
            <text:p/>
          </table:table-cell>
          <table:table-cell table:formula="of:=COM.MICROSOFT.CONCAT([.$AF89:.$AS89])">
            <text:p/>
          </table:table-cell>
          <table:table-cell table:formula="of:=COM.MICROSOFT.CONCAT([.$AU89:.$BH89])">
            <text:p/>
          </table:table-cell>
          <table:table-cell table:formula="of:=COUNTIF([.$K$1:.$K$1998];[.K89])" office:value-type="float" office:value="0" calcext:value-type="float">
            <text:p>0</text:p>
          </table:table-cell>
          <table:table-cell/>
          <table:table-cell table:formula="of:=IF(ISNUMBER(SEARCH(&quot;A&quot;;[.$K89]));IF(ISBLANK([.$D$2]);&quot;&quot;;[.$D$2]);&quot;&quot;)">
            <text:p/>
          </table:table-cell>
          <table:table-cell table:formula="of:=IF(ISNUMBER(SEARCH(&quot;B&quot;;[.$K89]));IF(ISBLANK([.$D$3]);&quot;&quot;;[.$D$3]);&quot;&quot;)">
            <text:p/>
          </table:table-cell>
          <table:table-cell table:formula="of:=IF(ISNUMBER(SEARCH(&quot;C&quot;;[.$K89]));IF(ISBLANK([.$D$4]);&quot;&quot;;[.$D$4]);&quot;&quot;)">
            <text:p/>
          </table:table-cell>
          <table:table-cell table:formula="of:=IF(ISNUMBER(SEARCH(&quot;D&quot;;[.$K89]));IF(ISBLANK([.$D$5]);&quot;&quot;;[.$D$5]);&quot;&quot;)">
            <text:p/>
          </table:table-cell>
          <table:table-cell table:formula="of:=IF(ISNUMBER(SEARCH(&quot;E&quot;;[.$K89]));IF(ISBLANK([.$D$6]);&quot;&quot;;[.$D$6]);&quot;&quot;)">
            <text:p/>
          </table:table-cell>
          <table:table-cell table:formula="of:=IF(ISNUMBER(SEARCH(&quot;F&quot;;[.$K89]));IF(ISBLANK([.$D$7]);&quot;&quot;;[.$D$7]);&quot;&quot;)">
            <text:p/>
          </table:table-cell>
          <table:table-cell table:formula="of:=IF(ISNUMBER(SEARCH(&quot;G&quot;;[.$K89]));IF(ISBLANK([.$D$8]);&quot;&quot;;[.$D$8]);&quot;&quot;)">
            <text:p/>
          </table:table-cell>
          <table:table-cell table:formula="of:=IF(ISNUMBER(SEARCH(&quot;H&quot;;[.$K89]));IF(ISBLANK([.$D$9]);&quot;&quot;;[.$D$9]);&quot;&quot;)">
            <text:p/>
          </table:table-cell>
          <table:table-cell table:formula="of:=IF(ISNUMBER(SEARCH(&quot;I&quot;;[.$K89]));IF(ISBLANK([.$D$10]);&quot;&quot;;[.$D$10]);&quot;&quot;)">
            <text:p/>
          </table:table-cell>
          <table:table-cell table:formula="of:=IF(ISNUMBER(SEARCH(&quot;J&quot;;[.$K89]));IF(ISBLANK([.$D$11]);&quot;&quot;;[.$D$11]);&quot;&quot;)">
            <text:p/>
          </table:table-cell>
          <table:table-cell table:formula="of:=IF(ISNUMBER(SEARCH(&quot;K&quot;;[.$K89]));IF(ISBLANK([.$D$12]);&quot;&quot;;[.$D$12]);&quot;&quot;)">
            <text:p/>
          </table:table-cell>
          <table:table-cell table:formula="of:=IF(ISNUMBER(SEARCH(&quot;L&quot;;[.$K89]));IF(ISBLANK([.$D$13]);&quot;&quot;;[.$D$13]);&quot;&quot;)">
            <text:p/>
          </table:table-cell>
          <table:table-cell table:formula="of:=IF(ISNUMBER(SEARCH(&quot;M&quot;;[.$K89]));IF(ISBLANK([.$D$14]);&quot;&quot;;[.$D$14]);&quot;&quot;)">
            <text:p/>
          </table:table-cell>
          <table:table-cell table:formula="of:=IF(ISNUMBER(SEARCH(&quot;N&quot;;[.$K89]));IF(ISBLANK([.$D$15]);&quot;&quot;;[.$D$15]);&quot;&quot;)">
            <text:p/>
          </table:table-cell>
          <table:table-cell/>
          <table:table-cell table:formula="of:=IF(ISNUMBER(SEARCH(&quot;A&quot;;[.$K89]));IF(ISBLANK([.$E$2]);&quot;&quot;;[.$E$2]);&quot;&quot;)">
            <text:p/>
          </table:table-cell>
          <table:table-cell table:formula="of:=IF(ISNUMBER(SEARCH(&quot;B&quot;;[.$K89]));IF(ISBLANK([.$E$3]);&quot;&quot;;[.$E$3]);&quot;&quot;)">
            <text:p/>
          </table:table-cell>
          <table:table-cell table:formula="of:=IF(ISNUMBER(SEARCH(&quot;C&quot;;[.$K89]));IF(ISBLANK([.$E$4]);&quot;&quot;;[.$E$4]);&quot;&quot;)">
            <text:p/>
          </table:table-cell>
          <table:table-cell table:formula="of:=IF(ISNUMBER(SEARCH(&quot;D&quot;;[.$K89]));IF(ISBLANK([.$E$5]);&quot;&quot;;[.$E$5]);&quot;&quot;)">
            <text:p/>
          </table:table-cell>
          <table:table-cell table:formula="of:=IF(ISNUMBER(SEARCH(&quot;E&quot;;[.$K89]));IF(ISBLANK([.$E$6]);&quot;&quot;;[.$E$6]);&quot;&quot;)">
            <text:p/>
          </table:table-cell>
          <table:table-cell table:formula="of:=IF(ISNUMBER(SEARCH(&quot;F&quot;;[.$K89]));IF(ISBLANK([.$E$7]);&quot;&quot;;[.$E$7]);&quot;&quot;)">
            <text:p/>
          </table:table-cell>
          <table:table-cell table:formula="of:=IF(ISNUMBER(SEARCH(&quot;G&quot;;[.$K89]));IF(ISBLANK([.$E$8]);&quot;&quot;;[.$E$8]);&quot;&quot;)">
            <text:p/>
          </table:table-cell>
          <table:table-cell table:formula="of:=IF(ISNUMBER(SEARCH(&quot;H&quot;;[.$K89]));IF(ISBLANK([.$E$9]);&quot;&quot;;[.$E$9]);&quot;&quot;)">
            <text:p/>
          </table:table-cell>
          <table:table-cell table:formula="of:=IF(ISNUMBER(SEARCH(&quot;I&quot;;[.$K89]));IF(ISBLANK([.$E$10]);&quot;&quot;;[.$E$10]);&quot;&quot;)">
            <text:p/>
          </table:table-cell>
          <table:table-cell table:formula="of:=IF(ISNUMBER(SEARCH(&quot;J&quot;;[.$K89]));IF(ISBLANK([.$E$11]);&quot;&quot;;[.$E$11]);&quot;&quot;)">
            <text:p/>
          </table:table-cell>
          <table:table-cell table:formula="of:=IF(ISNUMBER(SEARCH(&quot;K&quot;;[.$K89]));IF(ISBLANK([.$E$12]);&quot;&quot;;[.$E$12]);&quot;&quot;)">
            <text:p/>
          </table:table-cell>
          <table:table-cell table:formula="of:=IF(ISNUMBER(SEARCH(&quot;L&quot;;[.$K89]));IF(ISBLANK([.$E$13]);&quot;&quot;;[.$E$13]);&quot;&quot;)">
            <text:p/>
          </table:table-cell>
          <table:table-cell table:formula="of:=IF(ISNUMBER(SEARCH(&quot;M&quot;;[.$K89]));IF(ISBLANK([.$E$14]);&quot;&quot;;[.$E$14]);&quot;&quot;)">
            <text:p/>
          </table:table-cell>
          <table:table-cell table:formula="of:=IF(ISNUMBER(SEARCH(&quot;N&quot;;[.$K89]));IF(ISBLANK([.$E$15]);&quot;&quot;;[.$E$15]);&quot;&quot;)">
            <text:p/>
          </table:table-cell>
          <table:table-cell/>
          <table:table-cell table:formula="of:=IF(ISNUMBER(SEARCH(&quot;A&quot;;[.$K89]));IF(ISBLANK([.$F$2]);&quot;&quot;;[.$F$2]);&quot;&quot;)">
            <text:p/>
          </table:table-cell>
          <table:table-cell table:formula="of:=IF(ISNUMBER(SEARCH(&quot;B&quot;;[.$K89]));IF(ISBLANK([.$F$3]);&quot;&quot;;[.$F$3]);&quot;&quot;)">
            <text:p/>
          </table:table-cell>
          <table:table-cell table:formula="of:=IF(ISNUMBER(SEARCH(&quot;C&quot;;[.$K89]));IF(ISBLANK([.$F$4]);&quot;&quot;;[.$F$4]);&quot;&quot;)">
            <text:p/>
          </table:table-cell>
          <table:table-cell table:formula="of:=IF(ISNUMBER(SEARCH(&quot;D&quot;;[.$K89]));IF(ISBLANK([.$F$5]);&quot;&quot;;[.$F$5]);&quot;&quot;)">
            <text:p/>
          </table:table-cell>
          <table:table-cell table:formula="of:=IF(ISNUMBER(SEARCH(&quot;E&quot;;[.$K89]));IF(ISBLANK([.$F$6]);&quot;&quot;;[.$F$6]);&quot;&quot;)">
            <text:p/>
          </table:table-cell>
          <table:table-cell table:formula="of:=IF(ISNUMBER(SEARCH(&quot;F&quot;;[.$K89]));IF(ISBLANK([.$F$7]);&quot;&quot;;[.$F$7]);&quot;&quot;)">
            <text:p/>
          </table:table-cell>
          <table:table-cell table:formula="of:=IF(ISNUMBER(SEARCH(&quot;G&quot;;[.$K89]));IF(ISBLANK([.$F$8]);&quot;&quot;;[.$F$8]);&quot;&quot;)">
            <text:p/>
          </table:table-cell>
          <table:table-cell table:formula="of:=IF(ISNUMBER(SEARCH(&quot;H&quot;;[.$K89]));IF(ISBLANK([.$F$9]);&quot;&quot;;[.$F$9]);&quot;&quot;)">
            <text:p/>
          </table:table-cell>
          <table:table-cell table:formula="of:=IF(ISNUMBER(SEARCH(&quot;I&quot;;[.$K89]));IF(ISBLANK([.$F$10]);&quot;&quot;;[.$F$10]);&quot;&quot;)">
            <text:p/>
          </table:table-cell>
          <table:table-cell table:formula="of:=IF(ISNUMBER(SEARCH(&quot;J&quot;;[.$K89]));IF(ISBLANK([.$F$11]);&quot;&quot;;[.$F$11]);&quot;&quot;)">
            <text:p/>
          </table:table-cell>
          <table:table-cell table:formula="of:=IF(ISNUMBER(SEARCH(&quot;K&quot;;[.$K89]));IF(ISBLANK([.$F$12]);&quot;&quot;;[.$F$12]);&quot;&quot;)">
            <text:p/>
          </table:table-cell>
          <table:table-cell table:formula="of:=IF(ISNUMBER(SEARCH(&quot;L&quot;;[.$K89]));IF(ISBLANK([.$F$13]);&quot;&quot;;[.$F$13]);&quot;&quot;)">
            <text:p/>
          </table:table-cell>
          <table:table-cell table:formula="of:=IF(ISNUMBER(SEARCH(&quot;M&quot;;[.$K89]));IF(ISBLANK([.$F$14]);&quot;&quot;;[.$F$14]);&quot;&quot;)">
            <text:p/>
          </table:table-cell>
          <table:table-cell table:formula="of:=IF(ISNUMBER(SEARCH(&quot;N&quot;;[.$K89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0:.$AD90])">
            <text:p/>
          </table:table-cell>
          <table:table-cell table:formula="of:=COM.MICROSOFT.CONCAT([.$AF90:.$AS90])">
            <text:p/>
          </table:table-cell>
          <table:table-cell table:formula="of:=COM.MICROSOFT.CONCAT([.$AU90:.$BH90])">
            <text:p/>
          </table:table-cell>
          <table:table-cell table:formula="of:=COUNTIF([.$K$1:.$K$1998];[.K90])" office:value-type="float" office:value="0" calcext:value-type="float">
            <text:p>0</text:p>
          </table:table-cell>
          <table:table-cell/>
          <table:table-cell table:formula="of:=IF(ISNUMBER(SEARCH(&quot;A&quot;;[.$K90]));IF(ISBLANK([.$D$2]);&quot;&quot;;[.$D$2]);&quot;&quot;)">
            <text:p/>
          </table:table-cell>
          <table:table-cell table:formula="of:=IF(ISNUMBER(SEARCH(&quot;B&quot;;[.$K90]));IF(ISBLANK([.$D$3]);&quot;&quot;;[.$D$3]);&quot;&quot;)">
            <text:p/>
          </table:table-cell>
          <table:table-cell table:formula="of:=IF(ISNUMBER(SEARCH(&quot;C&quot;;[.$K90]));IF(ISBLANK([.$D$4]);&quot;&quot;;[.$D$4]);&quot;&quot;)">
            <text:p/>
          </table:table-cell>
          <table:table-cell table:formula="of:=IF(ISNUMBER(SEARCH(&quot;D&quot;;[.$K90]));IF(ISBLANK([.$D$5]);&quot;&quot;;[.$D$5]);&quot;&quot;)">
            <text:p/>
          </table:table-cell>
          <table:table-cell table:formula="of:=IF(ISNUMBER(SEARCH(&quot;E&quot;;[.$K90]));IF(ISBLANK([.$D$6]);&quot;&quot;;[.$D$6]);&quot;&quot;)">
            <text:p/>
          </table:table-cell>
          <table:table-cell table:formula="of:=IF(ISNUMBER(SEARCH(&quot;F&quot;;[.$K90]));IF(ISBLANK([.$D$7]);&quot;&quot;;[.$D$7]);&quot;&quot;)">
            <text:p/>
          </table:table-cell>
          <table:table-cell table:formula="of:=IF(ISNUMBER(SEARCH(&quot;G&quot;;[.$K90]));IF(ISBLANK([.$D$8]);&quot;&quot;;[.$D$8]);&quot;&quot;)">
            <text:p/>
          </table:table-cell>
          <table:table-cell table:formula="of:=IF(ISNUMBER(SEARCH(&quot;H&quot;;[.$K90]));IF(ISBLANK([.$D$9]);&quot;&quot;;[.$D$9]);&quot;&quot;)">
            <text:p/>
          </table:table-cell>
          <table:table-cell table:formula="of:=IF(ISNUMBER(SEARCH(&quot;I&quot;;[.$K90]));IF(ISBLANK([.$D$10]);&quot;&quot;;[.$D$10]);&quot;&quot;)">
            <text:p/>
          </table:table-cell>
          <table:table-cell table:formula="of:=IF(ISNUMBER(SEARCH(&quot;J&quot;;[.$K90]));IF(ISBLANK([.$D$11]);&quot;&quot;;[.$D$11]);&quot;&quot;)">
            <text:p/>
          </table:table-cell>
          <table:table-cell table:formula="of:=IF(ISNUMBER(SEARCH(&quot;K&quot;;[.$K90]));IF(ISBLANK([.$D$12]);&quot;&quot;;[.$D$12]);&quot;&quot;)">
            <text:p/>
          </table:table-cell>
          <table:table-cell table:formula="of:=IF(ISNUMBER(SEARCH(&quot;L&quot;;[.$K90]));IF(ISBLANK([.$D$13]);&quot;&quot;;[.$D$13]);&quot;&quot;)">
            <text:p/>
          </table:table-cell>
          <table:table-cell table:formula="of:=IF(ISNUMBER(SEARCH(&quot;M&quot;;[.$K90]));IF(ISBLANK([.$D$14]);&quot;&quot;;[.$D$14]);&quot;&quot;)">
            <text:p/>
          </table:table-cell>
          <table:table-cell table:formula="of:=IF(ISNUMBER(SEARCH(&quot;N&quot;;[.$K90]));IF(ISBLANK([.$D$15]);&quot;&quot;;[.$D$15]);&quot;&quot;)">
            <text:p/>
          </table:table-cell>
          <table:table-cell/>
          <table:table-cell table:formula="of:=IF(ISNUMBER(SEARCH(&quot;A&quot;;[.$K90]));IF(ISBLANK([.$E$2]);&quot;&quot;;[.$E$2]);&quot;&quot;)">
            <text:p/>
          </table:table-cell>
          <table:table-cell table:formula="of:=IF(ISNUMBER(SEARCH(&quot;B&quot;;[.$K90]));IF(ISBLANK([.$E$3]);&quot;&quot;;[.$E$3]);&quot;&quot;)">
            <text:p/>
          </table:table-cell>
          <table:table-cell table:formula="of:=IF(ISNUMBER(SEARCH(&quot;C&quot;;[.$K90]));IF(ISBLANK([.$E$4]);&quot;&quot;;[.$E$4]);&quot;&quot;)">
            <text:p/>
          </table:table-cell>
          <table:table-cell table:formula="of:=IF(ISNUMBER(SEARCH(&quot;D&quot;;[.$K90]));IF(ISBLANK([.$E$5]);&quot;&quot;;[.$E$5]);&quot;&quot;)">
            <text:p/>
          </table:table-cell>
          <table:table-cell table:formula="of:=IF(ISNUMBER(SEARCH(&quot;E&quot;;[.$K90]));IF(ISBLANK([.$E$6]);&quot;&quot;;[.$E$6]);&quot;&quot;)">
            <text:p/>
          </table:table-cell>
          <table:table-cell table:formula="of:=IF(ISNUMBER(SEARCH(&quot;F&quot;;[.$K90]));IF(ISBLANK([.$E$7]);&quot;&quot;;[.$E$7]);&quot;&quot;)">
            <text:p/>
          </table:table-cell>
          <table:table-cell table:formula="of:=IF(ISNUMBER(SEARCH(&quot;G&quot;;[.$K90]));IF(ISBLANK([.$E$8]);&quot;&quot;;[.$E$8]);&quot;&quot;)">
            <text:p/>
          </table:table-cell>
          <table:table-cell table:formula="of:=IF(ISNUMBER(SEARCH(&quot;H&quot;;[.$K90]));IF(ISBLANK([.$E$9]);&quot;&quot;;[.$E$9]);&quot;&quot;)">
            <text:p/>
          </table:table-cell>
          <table:table-cell table:formula="of:=IF(ISNUMBER(SEARCH(&quot;I&quot;;[.$K90]));IF(ISBLANK([.$E$10]);&quot;&quot;;[.$E$10]);&quot;&quot;)">
            <text:p/>
          </table:table-cell>
          <table:table-cell table:formula="of:=IF(ISNUMBER(SEARCH(&quot;J&quot;;[.$K90]));IF(ISBLANK([.$E$11]);&quot;&quot;;[.$E$11]);&quot;&quot;)">
            <text:p/>
          </table:table-cell>
          <table:table-cell table:formula="of:=IF(ISNUMBER(SEARCH(&quot;K&quot;;[.$K90]));IF(ISBLANK([.$E$12]);&quot;&quot;;[.$E$12]);&quot;&quot;)">
            <text:p/>
          </table:table-cell>
          <table:table-cell table:formula="of:=IF(ISNUMBER(SEARCH(&quot;L&quot;;[.$K90]));IF(ISBLANK([.$E$13]);&quot;&quot;;[.$E$13]);&quot;&quot;)">
            <text:p/>
          </table:table-cell>
          <table:table-cell table:formula="of:=IF(ISNUMBER(SEARCH(&quot;M&quot;;[.$K90]));IF(ISBLANK([.$E$14]);&quot;&quot;;[.$E$14]);&quot;&quot;)">
            <text:p/>
          </table:table-cell>
          <table:table-cell table:formula="of:=IF(ISNUMBER(SEARCH(&quot;N&quot;;[.$K90]));IF(ISBLANK([.$E$15]);&quot;&quot;;[.$E$15]);&quot;&quot;)">
            <text:p/>
          </table:table-cell>
          <table:table-cell/>
          <table:table-cell table:formula="of:=IF(ISNUMBER(SEARCH(&quot;A&quot;;[.$K90]));IF(ISBLANK([.$F$2]);&quot;&quot;;[.$F$2]);&quot;&quot;)">
            <text:p/>
          </table:table-cell>
          <table:table-cell table:formula="of:=IF(ISNUMBER(SEARCH(&quot;B&quot;;[.$K90]));IF(ISBLANK([.$F$3]);&quot;&quot;;[.$F$3]);&quot;&quot;)">
            <text:p/>
          </table:table-cell>
          <table:table-cell table:formula="of:=IF(ISNUMBER(SEARCH(&quot;C&quot;;[.$K90]));IF(ISBLANK([.$F$4]);&quot;&quot;;[.$F$4]);&quot;&quot;)">
            <text:p/>
          </table:table-cell>
          <table:table-cell table:formula="of:=IF(ISNUMBER(SEARCH(&quot;D&quot;;[.$K90]));IF(ISBLANK([.$F$5]);&quot;&quot;;[.$F$5]);&quot;&quot;)">
            <text:p/>
          </table:table-cell>
          <table:table-cell table:formula="of:=IF(ISNUMBER(SEARCH(&quot;E&quot;;[.$K90]));IF(ISBLANK([.$F$6]);&quot;&quot;;[.$F$6]);&quot;&quot;)">
            <text:p/>
          </table:table-cell>
          <table:table-cell table:formula="of:=IF(ISNUMBER(SEARCH(&quot;F&quot;;[.$K90]));IF(ISBLANK([.$F$7]);&quot;&quot;;[.$F$7]);&quot;&quot;)">
            <text:p/>
          </table:table-cell>
          <table:table-cell table:formula="of:=IF(ISNUMBER(SEARCH(&quot;G&quot;;[.$K90]));IF(ISBLANK([.$F$8]);&quot;&quot;;[.$F$8]);&quot;&quot;)">
            <text:p/>
          </table:table-cell>
          <table:table-cell table:formula="of:=IF(ISNUMBER(SEARCH(&quot;H&quot;;[.$K90]));IF(ISBLANK([.$F$9]);&quot;&quot;;[.$F$9]);&quot;&quot;)">
            <text:p/>
          </table:table-cell>
          <table:table-cell table:formula="of:=IF(ISNUMBER(SEARCH(&quot;I&quot;;[.$K90]));IF(ISBLANK([.$F$10]);&quot;&quot;;[.$F$10]);&quot;&quot;)">
            <text:p/>
          </table:table-cell>
          <table:table-cell table:formula="of:=IF(ISNUMBER(SEARCH(&quot;J&quot;;[.$K90]));IF(ISBLANK([.$F$11]);&quot;&quot;;[.$F$11]);&quot;&quot;)">
            <text:p/>
          </table:table-cell>
          <table:table-cell table:formula="of:=IF(ISNUMBER(SEARCH(&quot;K&quot;;[.$K90]));IF(ISBLANK([.$F$12]);&quot;&quot;;[.$F$12]);&quot;&quot;)">
            <text:p/>
          </table:table-cell>
          <table:table-cell table:formula="of:=IF(ISNUMBER(SEARCH(&quot;L&quot;;[.$K90]));IF(ISBLANK([.$F$13]);&quot;&quot;;[.$F$13]);&quot;&quot;)">
            <text:p/>
          </table:table-cell>
          <table:table-cell table:formula="of:=IF(ISNUMBER(SEARCH(&quot;M&quot;;[.$K90]));IF(ISBLANK([.$F$14]);&quot;&quot;;[.$F$14]);&quot;&quot;)">
            <text:p/>
          </table:table-cell>
          <table:table-cell table:formula="of:=IF(ISNUMBER(SEARCH(&quot;N&quot;;[.$K90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1:.$AD91])">
            <text:p/>
          </table:table-cell>
          <table:table-cell table:formula="of:=COM.MICROSOFT.CONCAT([.$AF91:.$AS91])">
            <text:p/>
          </table:table-cell>
          <table:table-cell table:formula="of:=COM.MICROSOFT.CONCAT([.$AU91:.$BH91])">
            <text:p/>
          </table:table-cell>
          <table:table-cell table:formula="of:=COUNTIF([.$K$1:.$K$1998];[.K91])" office:value-type="float" office:value="0" calcext:value-type="float">
            <text:p>0</text:p>
          </table:table-cell>
          <table:table-cell/>
          <table:table-cell table:formula="of:=IF(ISNUMBER(SEARCH(&quot;A&quot;;[.$K91]));IF(ISBLANK([.$D$2]);&quot;&quot;;[.$D$2]);&quot;&quot;)">
            <text:p/>
          </table:table-cell>
          <table:table-cell table:formula="of:=IF(ISNUMBER(SEARCH(&quot;B&quot;;[.$K91]));IF(ISBLANK([.$D$3]);&quot;&quot;;[.$D$3]);&quot;&quot;)">
            <text:p/>
          </table:table-cell>
          <table:table-cell table:formula="of:=IF(ISNUMBER(SEARCH(&quot;C&quot;;[.$K91]));IF(ISBLANK([.$D$4]);&quot;&quot;;[.$D$4]);&quot;&quot;)">
            <text:p/>
          </table:table-cell>
          <table:table-cell table:formula="of:=IF(ISNUMBER(SEARCH(&quot;D&quot;;[.$K91]));IF(ISBLANK([.$D$5]);&quot;&quot;;[.$D$5]);&quot;&quot;)">
            <text:p/>
          </table:table-cell>
          <table:table-cell table:formula="of:=IF(ISNUMBER(SEARCH(&quot;E&quot;;[.$K91]));IF(ISBLANK([.$D$6]);&quot;&quot;;[.$D$6]);&quot;&quot;)">
            <text:p/>
          </table:table-cell>
          <table:table-cell table:formula="of:=IF(ISNUMBER(SEARCH(&quot;F&quot;;[.$K91]));IF(ISBLANK([.$D$7]);&quot;&quot;;[.$D$7]);&quot;&quot;)">
            <text:p/>
          </table:table-cell>
          <table:table-cell table:formula="of:=IF(ISNUMBER(SEARCH(&quot;G&quot;;[.$K91]));IF(ISBLANK([.$D$8]);&quot;&quot;;[.$D$8]);&quot;&quot;)">
            <text:p/>
          </table:table-cell>
          <table:table-cell table:formula="of:=IF(ISNUMBER(SEARCH(&quot;H&quot;;[.$K91]));IF(ISBLANK([.$D$9]);&quot;&quot;;[.$D$9]);&quot;&quot;)">
            <text:p/>
          </table:table-cell>
          <table:table-cell table:formula="of:=IF(ISNUMBER(SEARCH(&quot;I&quot;;[.$K91]));IF(ISBLANK([.$D$10]);&quot;&quot;;[.$D$10]);&quot;&quot;)">
            <text:p/>
          </table:table-cell>
          <table:table-cell table:formula="of:=IF(ISNUMBER(SEARCH(&quot;J&quot;;[.$K91]));IF(ISBLANK([.$D$11]);&quot;&quot;;[.$D$11]);&quot;&quot;)">
            <text:p/>
          </table:table-cell>
          <table:table-cell table:formula="of:=IF(ISNUMBER(SEARCH(&quot;K&quot;;[.$K91]));IF(ISBLANK([.$D$12]);&quot;&quot;;[.$D$12]);&quot;&quot;)">
            <text:p/>
          </table:table-cell>
          <table:table-cell table:formula="of:=IF(ISNUMBER(SEARCH(&quot;L&quot;;[.$K91]));IF(ISBLANK([.$D$13]);&quot;&quot;;[.$D$13]);&quot;&quot;)">
            <text:p/>
          </table:table-cell>
          <table:table-cell table:formula="of:=IF(ISNUMBER(SEARCH(&quot;M&quot;;[.$K91]));IF(ISBLANK([.$D$14]);&quot;&quot;;[.$D$14]);&quot;&quot;)">
            <text:p/>
          </table:table-cell>
          <table:table-cell table:formula="of:=IF(ISNUMBER(SEARCH(&quot;N&quot;;[.$K91]));IF(ISBLANK([.$D$15]);&quot;&quot;;[.$D$15]);&quot;&quot;)">
            <text:p/>
          </table:table-cell>
          <table:table-cell/>
          <table:table-cell table:formula="of:=IF(ISNUMBER(SEARCH(&quot;A&quot;;[.$K91]));IF(ISBLANK([.$E$2]);&quot;&quot;;[.$E$2]);&quot;&quot;)">
            <text:p/>
          </table:table-cell>
          <table:table-cell table:formula="of:=IF(ISNUMBER(SEARCH(&quot;B&quot;;[.$K91]));IF(ISBLANK([.$E$3]);&quot;&quot;;[.$E$3]);&quot;&quot;)">
            <text:p/>
          </table:table-cell>
          <table:table-cell table:formula="of:=IF(ISNUMBER(SEARCH(&quot;C&quot;;[.$K91]));IF(ISBLANK([.$E$4]);&quot;&quot;;[.$E$4]);&quot;&quot;)">
            <text:p/>
          </table:table-cell>
          <table:table-cell table:formula="of:=IF(ISNUMBER(SEARCH(&quot;D&quot;;[.$K91]));IF(ISBLANK([.$E$5]);&quot;&quot;;[.$E$5]);&quot;&quot;)">
            <text:p/>
          </table:table-cell>
          <table:table-cell table:formula="of:=IF(ISNUMBER(SEARCH(&quot;E&quot;;[.$K91]));IF(ISBLANK([.$E$6]);&quot;&quot;;[.$E$6]);&quot;&quot;)">
            <text:p/>
          </table:table-cell>
          <table:table-cell table:formula="of:=IF(ISNUMBER(SEARCH(&quot;F&quot;;[.$K91]));IF(ISBLANK([.$E$7]);&quot;&quot;;[.$E$7]);&quot;&quot;)">
            <text:p/>
          </table:table-cell>
          <table:table-cell table:formula="of:=IF(ISNUMBER(SEARCH(&quot;G&quot;;[.$K91]));IF(ISBLANK([.$E$8]);&quot;&quot;;[.$E$8]);&quot;&quot;)">
            <text:p/>
          </table:table-cell>
          <table:table-cell table:formula="of:=IF(ISNUMBER(SEARCH(&quot;H&quot;;[.$K91]));IF(ISBLANK([.$E$9]);&quot;&quot;;[.$E$9]);&quot;&quot;)">
            <text:p/>
          </table:table-cell>
          <table:table-cell table:formula="of:=IF(ISNUMBER(SEARCH(&quot;I&quot;;[.$K91]));IF(ISBLANK([.$E$10]);&quot;&quot;;[.$E$10]);&quot;&quot;)">
            <text:p/>
          </table:table-cell>
          <table:table-cell table:formula="of:=IF(ISNUMBER(SEARCH(&quot;J&quot;;[.$K91]));IF(ISBLANK([.$E$11]);&quot;&quot;;[.$E$11]);&quot;&quot;)">
            <text:p/>
          </table:table-cell>
          <table:table-cell table:formula="of:=IF(ISNUMBER(SEARCH(&quot;K&quot;;[.$K91]));IF(ISBLANK([.$E$12]);&quot;&quot;;[.$E$12]);&quot;&quot;)">
            <text:p/>
          </table:table-cell>
          <table:table-cell table:formula="of:=IF(ISNUMBER(SEARCH(&quot;L&quot;;[.$K91]));IF(ISBLANK([.$E$13]);&quot;&quot;;[.$E$13]);&quot;&quot;)">
            <text:p/>
          </table:table-cell>
          <table:table-cell table:formula="of:=IF(ISNUMBER(SEARCH(&quot;M&quot;;[.$K91]));IF(ISBLANK([.$E$14]);&quot;&quot;;[.$E$14]);&quot;&quot;)">
            <text:p/>
          </table:table-cell>
          <table:table-cell table:formula="of:=IF(ISNUMBER(SEARCH(&quot;N&quot;;[.$K91]));IF(ISBLANK([.$E$15]);&quot;&quot;;[.$E$15]);&quot;&quot;)">
            <text:p/>
          </table:table-cell>
          <table:table-cell/>
          <table:table-cell table:formula="of:=IF(ISNUMBER(SEARCH(&quot;A&quot;;[.$K91]));IF(ISBLANK([.$F$2]);&quot;&quot;;[.$F$2]);&quot;&quot;)">
            <text:p/>
          </table:table-cell>
          <table:table-cell table:formula="of:=IF(ISNUMBER(SEARCH(&quot;B&quot;;[.$K91]));IF(ISBLANK([.$F$3]);&quot;&quot;;[.$F$3]);&quot;&quot;)">
            <text:p/>
          </table:table-cell>
          <table:table-cell table:formula="of:=IF(ISNUMBER(SEARCH(&quot;C&quot;;[.$K91]));IF(ISBLANK([.$F$4]);&quot;&quot;;[.$F$4]);&quot;&quot;)">
            <text:p/>
          </table:table-cell>
          <table:table-cell table:formula="of:=IF(ISNUMBER(SEARCH(&quot;D&quot;;[.$K91]));IF(ISBLANK([.$F$5]);&quot;&quot;;[.$F$5]);&quot;&quot;)">
            <text:p/>
          </table:table-cell>
          <table:table-cell table:formula="of:=IF(ISNUMBER(SEARCH(&quot;E&quot;;[.$K91]));IF(ISBLANK([.$F$6]);&quot;&quot;;[.$F$6]);&quot;&quot;)">
            <text:p/>
          </table:table-cell>
          <table:table-cell table:formula="of:=IF(ISNUMBER(SEARCH(&quot;F&quot;;[.$K91]));IF(ISBLANK([.$F$7]);&quot;&quot;;[.$F$7]);&quot;&quot;)">
            <text:p/>
          </table:table-cell>
          <table:table-cell table:formula="of:=IF(ISNUMBER(SEARCH(&quot;G&quot;;[.$K91]));IF(ISBLANK([.$F$8]);&quot;&quot;;[.$F$8]);&quot;&quot;)">
            <text:p/>
          </table:table-cell>
          <table:table-cell table:formula="of:=IF(ISNUMBER(SEARCH(&quot;H&quot;;[.$K91]));IF(ISBLANK([.$F$9]);&quot;&quot;;[.$F$9]);&quot;&quot;)">
            <text:p/>
          </table:table-cell>
          <table:table-cell table:formula="of:=IF(ISNUMBER(SEARCH(&quot;I&quot;;[.$K91]));IF(ISBLANK([.$F$10]);&quot;&quot;;[.$F$10]);&quot;&quot;)">
            <text:p/>
          </table:table-cell>
          <table:table-cell table:formula="of:=IF(ISNUMBER(SEARCH(&quot;J&quot;;[.$K91]));IF(ISBLANK([.$F$11]);&quot;&quot;;[.$F$11]);&quot;&quot;)">
            <text:p/>
          </table:table-cell>
          <table:table-cell table:formula="of:=IF(ISNUMBER(SEARCH(&quot;K&quot;;[.$K91]));IF(ISBLANK([.$F$12]);&quot;&quot;;[.$F$12]);&quot;&quot;)">
            <text:p/>
          </table:table-cell>
          <table:table-cell table:formula="of:=IF(ISNUMBER(SEARCH(&quot;L&quot;;[.$K91]));IF(ISBLANK([.$F$13]);&quot;&quot;;[.$F$13]);&quot;&quot;)">
            <text:p/>
          </table:table-cell>
          <table:table-cell table:formula="of:=IF(ISNUMBER(SEARCH(&quot;M&quot;;[.$K91]));IF(ISBLANK([.$F$14]);&quot;&quot;;[.$F$14]);&quot;&quot;)">
            <text:p/>
          </table:table-cell>
          <table:table-cell table:formula="of:=IF(ISNUMBER(SEARCH(&quot;N&quot;;[.$K91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2:.$AD92])">
            <text:p/>
          </table:table-cell>
          <table:table-cell table:formula="of:=COM.MICROSOFT.CONCAT([.$AF92:.$AS92])">
            <text:p/>
          </table:table-cell>
          <table:table-cell table:formula="of:=COM.MICROSOFT.CONCAT([.$AU92:.$BH92])">
            <text:p/>
          </table:table-cell>
          <table:table-cell table:formula="of:=COUNTIF([.$K$1:.$K$1998];[.K92])" office:value-type="float" office:value="0" calcext:value-type="float">
            <text:p>0</text:p>
          </table:table-cell>
          <table:table-cell/>
          <table:table-cell table:formula="of:=IF(ISNUMBER(SEARCH(&quot;A&quot;;[.$K92]));IF(ISBLANK([.$D$2]);&quot;&quot;;[.$D$2]);&quot;&quot;)">
            <text:p/>
          </table:table-cell>
          <table:table-cell table:formula="of:=IF(ISNUMBER(SEARCH(&quot;B&quot;;[.$K92]));IF(ISBLANK([.$D$3]);&quot;&quot;;[.$D$3]);&quot;&quot;)">
            <text:p/>
          </table:table-cell>
          <table:table-cell table:formula="of:=IF(ISNUMBER(SEARCH(&quot;C&quot;;[.$K92]));IF(ISBLANK([.$D$4]);&quot;&quot;;[.$D$4]);&quot;&quot;)">
            <text:p/>
          </table:table-cell>
          <table:table-cell table:formula="of:=IF(ISNUMBER(SEARCH(&quot;D&quot;;[.$K92]));IF(ISBLANK([.$D$5]);&quot;&quot;;[.$D$5]);&quot;&quot;)">
            <text:p/>
          </table:table-cell>
          <table:table-cell table:formula="of:=IF(ISNUMBER(SEARCH(&quot;E&quot;;[.$K92]));IF(ISBLANK([.$D$6]);&quot;&quot;;[.$D$6]);&quot;&quot;)">
            <text:p/>
          </table:table-cell>
          <table:table-cell table:formula="of:=IF(ISNUMBER(SEARCH(&quot;F&quot;;[.$K92]));IF(ISBLANK([.$D$7]);&quot;&quot;;[.$D$7]);&quot;&quot;)">
            <text:p/>
          </table:table-cell>
          <table:table-cell table:formula="of:=IF(ISNUMBER(SEARCH(&quot;G&quot;;[.$K92]));IF(ISBLANK([.$D$8]);&quot;&quot;;[.$D$8]);&quot;&quot;)">
            <text:p/>
          </table:table-cell>
          <table:table-cell table:formula="of:=IF(ISNUMBER(SEARCH(&quot;H&quot;;[.$K92]));IF(ISBLANK([.$D$9]);&quot;&quot;;[.$D$9]);&quot;&quot;)">
            <text:p/>
          </table:table-cell>
          <table:table-cell table:formula="of:=IF(ISNUMBER(SEARCH(&quot;I&quot;;[.$K92]));IF(ISBLANK([.$D$10]);&quot;&quot;;[.$D$10]);&quot;&quot;)">
            <text:p/>
          </table:table-cell>
          <table:table-cell table:formula="of:=IF(ISNUMBER(SEARCH(&quot;J&quot;;[.$K92]));IF(ISBLANK([.$D$11]);&quot;&quot;;[.$D$11]);&quot;&quot;)">
            <text:p/>
          </table:table-cell>
          <table:table-cell table:formula="of:=IF(ISNUMBER(SEARCH(&quot;K&quot;;[.$K92]));IF(ISBLANK([.$D$12]);&quot;&quot;;[.$D$12]);&quot;&quot;)">
            <text:p/>
          </table:table-cell>
          <table:table-cell table:formula="of:=IF(ISNUMBER(SEARCH(&quot;L&quot;;[.$K92]));IF(ISBLANK([.$D$13]);&quot;&quot;;[.$D$13]);&quot;&quot;)">
            <text:p/>
          </table:table-cell>
          <table:table-cell table:formula="of:=IF(ISNUMBER(SEARCH(&quot;M&quot;;[.$K92]));IF(ISBLANK([.$D$14]);&quot;&quot;;[.$D$14]);&quot;&quot;)">
            <text:p/>
          </table:table-cell>
          <table:table-cell table:formula="of:=IF(ISNUMBER(SEARCH(&quot;N&quot;;[.$K92]));IF(ISBLANK([.$D$15]);&quot;&quot;;[.$D$15]);&quot;&quot;)">
            <text:p/>
          </table:table-cell>
          <table:table-cell/>
          <table:table-cell table:formula="of:=IF(ISNUMBER(SEARCH(&quot;A&quot;;[.$K92]));IF(ISBLANK([.$E$2]);&quot;&quot;;[.$E$2]);&quot;&quot;)">
            <text:p/>
          </table:table-cell>
          <table:table-cell table:formula="of:=IF(ISNUMBER(SEARCH(&quot;B&quot;;[.$K92]));IF(ISBLANK([.$E$3]);&quot;&quot;;[.$E$3]);&quot;&quot;)">
            <text:p/>
          </table:table-cell>
          <table:table-cell table:formula="of:=IF(ISNUMBER(SEARCH(&quot;C&quot;;[.$K92]));IF(ISBLANK([.$E$4]);&quot;&quot;;[.$E$4]);&quot;&quot;)">
            <text:p/>
          </table:table-cell>
          <table:table-cell table:formula="of:=IF(ISNUMBER(SEARCH(&quot;D&quot;;[.$K92]));IF(ISBLANK([.$E$5]);&quot;&quot;;[.$E$5]);&quot;&quot;)">
            <text:p/>
          </table:table-cell>
          <table:table-cell table:formula="of:=IF(ISNUMBER(SEARCH(&quot;E&quot;;[.$K92]));IF(ISBLANK([.$E$6]);&quot;&quot;;[.$E$6]);&quot;&quot;)">
            <text:p/>
          </table:table-cell>
          <table:table-cell table:formula="of:=IF(ISNUMBER(SEARCH(&quot;F&quot;;[.$K92]));IF(ISBLANK([.$E$7]);&quot;&quot;;[.$E$7]);&quot;&quot;)">
            <text:p/>
          </table:table-cell>
          <table:table-cell table:formula="of:=IF(ISNUMBER(SEARCH(&quot;G&quot;;[.$K92]));IF(ISBLANK([.$E$8]);&quot;&quot;;[.$E$8]);&quot;&quot;)">
            <text:p/>
          </table:table-cell>
          <table:table-cell table:formula="of:=IF(ISNUMBER(SEARCH(&quot;H&quot;;[.$K92]));IF(ISBLANK([.$E$9]);&quot;&quot;;[.$E$9]);&quot;&quot;)">
            <text:p/>
          </table:table-cell>
          <table:table-cell table:formula="of:=IF(ISNUMBER(SEARCH(&quot;I&quot;;[.$K92]));IF(ISBLANK([.$E$10]);&quot;&quot;;[.$E$10]);&quot;&quot;)">
            <text:p/>
          </table:table-cell>
          <table:table-cell table:formula="of:=IF(ISNUMBER(SEARCH(&quot;J&quot;;[.$K92]));IF(ISBLANK([.$E$11]);&quot;&quot;;[.$E$11]);&quot;&quot;)">
            <text:p/>
          </table:table-cell>
          <table:table-cell table:formula="of:=IF(ISNUMBER(SEARCH(&quot;K&quot;;[.$K92]));IF(ISBLANK([.$E$12]);&quot;&quot;;[.$E$12]);&quot;&quot;)">
            <text:p/>
          </table:table-cell>
          <table:table-cell table:formula="of:=IF(ISNUMBER(SEARCH(&quot;L&quot;;[.$K92]));IF(ISBLANK([.$E$13]);&quot;&quot;;[.$E$13]);&quot;&quot;)">
            <text:p/>
          </table:table-cell>
          <table:table-cell table:formula="of:=IF(ISNUMBER(SEARCH(&quot;M&quot;;[.$K92]));IF(ISBLANK([.$E$14]);&quot;&quot;;[.$E$14]);&quot;&quot;)">
            <text:p/>
          </table:table-cell>
          <table:table-cell table:formula="of:=IF(ISNUMBER(SEARCH(&quot;N&quot;;[.$K92]));IF(ISBLANK([.$E$15]);&quot;&quot;;[.$E$15]);&quot;&quot;)">
            <text:p/>
          </table:table-cell>
          <table:table-cell/>
          <table:table-cell table:formula="of:=IF(ISNUMBER(SEARCH(&quot;A&quot;;[.$K92]));IF(ISBLANK([.$F$2]);&quot;&quot;;[.$F$2]);&quot;&quot;)">
            <text:p/>
          </table:table-cell>
          <table:table-cell table:formula="of:=IF(ISNUMBER(SEARCH(&quot;B&quot;;[.$K92]));IF(ISBLANK([.$F$3]);&quot;&quot;;[.$F$3]);&quot;&quot;)">
            <text:p/>
          </table:table-cell>
          <table:table-cell table:formula="of:=IF(ISNUMBER(SEARCH(&quot;C&quot;;[.$K92]));IF(ISBLANK([.$F$4]);&quot;&quot;;[.$F$4]);&quot;&quot;)">
            <text:p/>
          </table:table-cell>
          <table:table-cell table:formula="of:=IF(ISNUMBER(SEARCH(&quot;D&quot;;[.$K92]));IF(ISBLANK([.$F$5]);&quot;&quot;;[.$F$5]);&quot;&quot;)">
            <text:p/>
          </table:table-cell>
          <table:table-cell table:formula="of:=IF(ISNUMBER(SEARCH(&quot;E&quot;;[.$K92]));IF(ISBLANK([.$F$6]);&quot;&quot;;[.$F$6]);&quot;&quot;)">
            <text:p/>
          </table:table-cell>
          <table:table-cell table:formula="of:=IF(ISNUMBER(SEARCH(&quot;F&quot;;[.$K92]));IF(ISBLANK([.$F$7]);&quot;&quot;;[.$F$7]);&quot;&quot;)">
            <text:p/>
          </table:table-cell>
          <table:table-cell table:formula="of:=IF(ISNUMBER(SEARCH(&quot;G&quot;;[.$K92]));IF(ISBLANK([.$F$8]);&quot;&quot;;[.$F$8]);&quot;&quot;)">
            <text:p/>
          </table:table-cell>
          <table:table-cell table:formula="of:=IF(ISNUMBER(SEARCH(&quot;H&quot;;[.$K92]));IF(ISBLANK([.$F$9]);&quot;&quot;;[.$F$9]);&quot;&quot;)">
            <text:p/>
          </table:table-cell>
          <table:table-cell table:formula="of:=IF(ISNUMBER(SEARCH(&quot;I&quot;;[.$K92]));IF(ISBLANK([.$F$10]);&quot;&quot;;[.$F$10]);&quot;&quot;)">
            <text:p/>
          </table:table-cell>
          <table:table-cell table:formula="of:=IF(ISNUMBER(SEARCH(&quot;J&quot;;[.$K92]));IF(ISBLANK([.$F$11]);&quot;&quot;;[.$F$11]);&quot;&quot;)">
            <text:p/>
          </table:table-cell>
          <table:table-cell table:formula="of:=IF(ISNUMBER(SEARCH(&quot;K&quot;;[.$K92]));IF(ISBLANK([.$F$12]);&quot;&quot;;[.$F$12]);&quot;&quot;)">
            <text:p/>
          </table:table-cell>
          <table:table-cell table:formula="of:=IF(ISNUMBER(SEARCH(&quot;L&quot;;[.$K92]));IF(ISBLANK([.$F$13]);&quot;&quot;;[.$F$13]);&quot;&quot;)">
            <text:p/>
          </table:table-cell>
          <table:table-cell table:formula="of:=IF(ISNUMBER(SEARCH(&quot;M&quot;;[.$K92]));IF(ISBLANK([.$F$14]);&quot;&quot;;[.$F$14]);&quot;&quot;)">
            <text:p/>
          </table:table-cell>
          <table:table-cell table:formula="of:=IF(ISNUMBER(SEARCH(&quot;N&quot;;[.$K92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3:.$AD93])">
            <text:p/>
          </table:table-cell>
          <table:table-cell table:formula="of:=COM.MICROSOFT.CONCAT([.$AF93:.$AS93])">
            <text:p/>
          </table:table-cell>
          <table:table-cell table:formula="of:=COM.MICROSOFT.CONCAT([.$AU93:.$BH93])">
            <text:p/>
          </table:table-cell>
          <table:table-cell table:formula="of:=COUNTIF([.$K$1:.$K$1998];[.K93])" office:value-type="float" office:value="0" calcext:value-type="float">
            <text:p>0</text:p>
          </table:table-cell>
          <table:table-cell/>
          <table:table-cell table:formula="of:=IF(ISNUMBER(SEARCH(&quot;A&quot;;[.$K93]));IF(ISBLANK([.$D$2]);&quot;&quot;;[.$D$2]);&quot;&quot;)">
            <text:p/>
          </table:table-cell>
          <table:table-cell table:formula="of:=IF(ISNUMBER(SEARCH(&quot;B&quot;;[.$K93]));IF(ISBLANK([.$D$3]);&quot;&quot;;[.$D$3]);&quot;&quot;)">
            <text:p/>
          </table:table-cell>
          <table:table-cell table:formula="of:=IF(ISNUMBER(SEARCH(&quot;C&quot;;[.$K93]));IF(ISBLANK([.$D$4]);&quot;&quot;;[.$D$4]);&quot;&quot;)">
            <text:p/>
          </table:table-cell>
          <table:table-cell table:formula="of:=IF(ISNUMBER(SEARCH(&quot;D&quot;;[.$K93]));IF(ISBLANK([.$D$5]);&quot;&quot;;[.$D$5]);&quot;&quot;)">
            <text:p/>
          </table:table-cell>
          <table:table-cell table:formula="of:=IF(ISNUMBER(SEARCH(&quot;E&quot;;[.$K93]));IF(ISBLANK([.$D$6]);&quot;&quot;;[.$D$6]);&quot;&quot;)">
            <text:p/>
          </table:table-cell>
          <table:table-cell table:formula="of:=IF(ISNUMBER(SEARCH(&quot;F&quot;;[.$K93]));IF(ISBLANK([.$D$7]);&quot;&quot;;[.$D$7]);&quot;&quot;)">
            <text:p/>
          </table:table-cell>
          <table:table-cell table:formula="of:=IF(ISNUMBER(SEARCH(&quot;G&quot;;[.$K93]));IF(ISBLANK([.$D$8]);&quot;&quot;;[.$D$8]);&quot;&quot;)">
            <text:p/>
          </table:table-cell>
          <table:table-cell table:formula="of:=IF(ISNUMBER(SEARCH(&quot;H&quot;;[.$K93]));IF(ISBLANK([.$D$9]);&quot;&quot;;[.$D$9]);&quot;&quot;)">
            <text:p/>
          </table:table-cell>
          <table:table-cell table:formula="of:=IF(ISNUMBER(SEARCH(&quot;I&quot;;[.$K93]));IF(ISBLANK([.$D$10]);&quot;&quot;;[.$D$10]);&quot;&quot;)">
            <text:p/>
          </table:table-cell>
          <table:table-cell table:formula="of:=IF(ISNUMBER(SEARCH(&quot;J&quot;;[.$K93]));IF(ISBLANK([.$D$11]);&quot;&quot;;[.$D$11]);&quot;&quot;)">
            <text:p/>
          </table:table-cell>
          <table:table-cell table:formula="of:=IF(ISNUMBER(SEARCH(&quot;K&quot;;[.$K93]));IF(ISBLANK([.$D$12]);&quot;&quot;;[.$D$12]);&quot;&quot;)">
            <text:p/>
          </table:table-cell>
          <table:table-cell table:formula="of:=IF(ISNUMBER(SEARCH(&quot;L&quot;;[.$K93]));IF(ISBLANK([.$D$13]);&quot;&quot;;[.$D$13]);&quot;&quot;)">
            <text:p/>
          </table:table-cell>
          <table:table-cell table:formula="of:=IF(ISNUMBER(SEARCH(&quot;M&quot;;[.$K93]));IF(ISBLANK([.$D$14]);&quot;&quot;;[.$D$14]);&quot;&quot;)">
            <text:p/>
          </table:table-cell>
          <table:table-cell table:formula="of:=IF(ISNUMBER(SEARCH(&quot;N&quot;;[.$K93]));IF(ISBLANK([.$D$15]);&quot;&quot;;[.$D$15]);&quot;&quot;)">
            <text:p/>
          </table:table-cell>
          <table:table-cell/>
          <table:table-cell table:formula="of:=IF(ISNUMBER(SEARCH(&quot;A&quot;;[.$K93]));IF(ISBLANK([.$E$2]);&quot;&quot;;[.$E$2]);&quot;&quot;)">
            <text:p/>
          </table:table-cell>
          <table:table-cell table:formula="of:=IF(ISNUMBER(SEARCH(&quot;B&quot;;[.$K93]));IF(ISBLANK([.$E$3]);&quot;&quot;;[.$E$3]);&quot;&quot;)">
            <text:p/>
          </table:table-cell>
          <table:table-cell table:formula="of:=IF(ISNUMBER(SEARCH(&quot;C&quot;;[.$K93]));IF(ISBLANK([.$E$4]);&quot;&quot;;[.$E$4]);&quot;&quot;)">
            <text:p/>
          </table:table-cell>
          <table:table-cell table:formula="of:=IF(ISNUMBER(SEARCH(&quot;D&quot;;[.$K93]));IF(ISBLANK([.$E$5]);&quot;&quot;;[.$E$5]);&quot;&quot;)">
            <text:p/>
          </table:table-cell>
          <table:table-cell table:formula="of:=IF(ISNUMBER(SEARCH(&quot;E&quot;;[.$K93]));IF(ISBLANK([.$E$6]);&quot;&quot;;[.$E$6]);&quot;&quot;)">
            <text:p/>
          </table:table-cell>
          <table:table-cell table:formula="of:=IF(ISNUMBER(SEARCH(&quot;F&quot;;[.$K93]));IF(ISBLANK([.$E$7]);&quot;&quot;;[.$E$7]);&quot;&quot;)">
            <text:p/>
          </table:table-cell>
          <table:table-cell table:formula="of:=IF(ISNUMBER(SEARCH(&quot;G&quot;;[.$K93]));IF(ISBLANK([.$E$8]);&quot;&quot;;[.$E$8]);&quot;&quot;)">
            <text:p/>
          </table:table-cell>
          <table:table-cell table:formula="of:=IF(ISNUMBER(SEARCH(&quot;H&quot;;[.$K93]));IF(ISBLANK([.$E$9]);&quot;&quot;;[.$E$9]);&quot;&quot;)">
            <text:p/>
          </table:table-cell>
          <table:table-cell table:formula="of:=IF(ISNUMBER(SEARCH(&quot;I&quot;;[.$K93]));IF(ISBLANK([.$E$10]);&quot;&quot;;[.$E$10]);&quot;&quot;)">
            <text:p/>
          </table:table-cell>
          <table:table-cell table:formula="of:=IF(ISNUMBER(SEARCH(&quot;J&quot;;[.$K93]));IF(ISBLANK([.$E$11]);&quot;&quot;;[.$E$11]);&quot;&quot;)">
            <text:p/>
          </table:table-cell>
          <table:table-cell table:formula="of:=IF(ISNUMBER(SEARCH(&quot;K&quot;;[.$K93]));IF(ISBLANK([.$E$12]);&quot;&quot;;[.$E$12]);&quot;&quot;)">
            <text:p/>
          </table:table-cell>
          <table:table-cell table:formula="of:=IF(ISNUMBER(SEARCH(&quot;L&quot;;[.$K93]));IF(ISBLANK([.$E$13]);&quot;&quot;;[.$E$13]);&quot;&quot;)">
            <text:p/>
          </table:table-cell>
          <table:table-cell table:formula="of:=IF(ISNUMBER(SEARCH(&quot;M&quot;;[.$K93]));IF(ISBLANK([.$E$14]);&quot;&quot;;[.$E$14]);&quot;&quot;)">
            <text:p/>
          </table:table-cell>
          <table:table-cell table:formula="of:=IF(ISNUMBER(SEARCH(&quot;N&quot;;[.$K93]));IF(ISBLANK([.$E$15]);&quot;&quot;;[.$E$15]);&quot;&quot;)">
            <text:p/>
          </table:table-cell>
          <table:table-cell/>
          <table:table-cell table:formula="of:=IF(ISNUMBER(SEARCH(&quot;A&quot;;[.$K93]));IF(ISBLANK([.$F$2]);&quot;&quot;;[.$F$2]);&quot;&quot;)">
            <text:p/>
          </table:table-cell>
          <table:table-cell table:formula="of:=IF(ISNUMBER(SEARCH(&quot;B&quot;;[.$K93]));IF(ISBLANK([.$F$3]);&quot;&quot;;[.$F$3]);&quot;&quot;)">
            <text:p/>
          </table:table-cell>
          <table:table-cell table:formula="of:=IF(ISNUMBER(SEARCH(&quot;C&quot;;[.$K93]));IF(ISBLANK([.$F$4]);&quot;&quot;;[.$F$4]);&quot;&quot;)">
            <text:p/>
          </table:table-cell>
          <table:table-cell table:formula="of:=IF(ISNUMBER(SEARCH(&quot;D&quot;;[.$K93]));IF(ISBLANK([.$F$5]);&quot;&quot;;[.$F$5]);&quot;&quot;)">
            <text:p/>
          </table:table-cell>
          <table:table-cell table:formula="of:=IF(ISNUMBER(SEARCH(&quot;E&quot;;[.$K93]));IF(ISBLANK([.$F$6]);&quot;&quot;;[.$F$6]);&quot;&quot;)">
            <text:p/>
          </table:table-cell>
          <table:table-cell table:formula="of:=IF(ISNUMBER(SEARCH(&quot;F&quot;;[.$K93]));IF(ISBLANK([.$F$7]);&quot;&quot;;[.$F$7]);&quot;&quot;)">
            <text:p/>
          </table:table-cell>
          <table:table-cell table:formula="of:=IF(ISNUMBER(SEARCH(&quot;G&quot;;[.$K93]));IF(ISBLANK([.$F$8]);&quot;&quot;;[.$F$8]);&quot;&quot;)">
            <text:p/>
          </table:table-cell>
          <table:table-cell table:formula="of:=IF(ISNUMBER(SEARCH(&quot;H&quot;;[.$K93]));IF(ISBLANK([.$F$9]);&quot;&quot;;[.$F$9]);&quot;&quot;)">
            <text:p/>
          </table:table-cell>
          <table:table-cell table:formula="of:=IF(ISNUMBER(SEARCH(&quot;I&quot;;[.$K93]));IF(ISBLANK([.$F$10]);&quot;&quot;;[.$F$10]);&quot;&quot;)">
            <text:p/>
          </table:table-cell>
          <table:table-cell table:formula="of:=IF(ISNUMBER(SEARCH(&quot;J&quot;;[.$K93]));IF(ISBLANK([.$F$11]);&quot;&quot;;[.$F$11]);&quot;&quot;)">
            <text:p/>
          </table:table-cell>
          <table:table-cell table:formula="of:=IF(ISNUMBER(SEARCH(&quot;K&quot;;[.$K93]));IF(ISBLANK([.$F$12]);&quot;&quot;;[.$F$12]);&quot;&quot;)">
            <text:p/>
          </table:table-cell>
          <table:table-cell table:formula="of:=IF(ISNUMBER(SEARCH(&quot;L&quot;;[.$K93]));IF(ISBLANK([.$F$13]);&quot;&quot;;[.$F$13]);&quot;&quot;)">
            <text:p/>
          </table:table-cell>
          <table:table-cell table:formula="of:=IF(ISNUMBER(SEARCH(&quot;M&quot;;[.$K93]));IF(ISBLANK([.$F$14]);&quot;&quot;;[.$F$14]);&quot;&quot;)">
            <text:p/>
          </table:table-cell>
          <table:table-cell table:formula="of:=IF(ISNUMBER(SEARCH(&quot;N&quot;;[.$K9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4:.$AD94])">
            <text:p/>
          </table:table-cell>
          <table:table-cell table:formula="of:=COM.MICROSOFT.CONCAT([.$AF94:.$AS94])">
            <text:p/>
          </table:table-cell>
          <table:table-cell table:formula="of:=COM.MICROSOFT.CONCAT([.$AU94:.$BH94])">
            <text:p/>
          </table:table-cell>
          <table:table-cell table:formula="of:=COUNTIF([.$K$1:.$K$1998];[.K94])" office:value-type="float" office:value="0" calcext:value-type="float">
            <text:p>0</text:p>
          </table:table-cell>
          <table:table-cell/>
          <table:table-cell table:formula="of:=IF(ISNUMBER(SEARCH(&quot;A&quot;;[.$K94]));IF(ISBLANK([.$D$2]);&quot;&quot;;[.$D$2]);&quot;&quot;)">
            <text:p/>
          </table:table-cell>
          <table:table-cell table:formula="of:=IF(ISNUMBER(SEARCH(&quot;B&quot;;[.$K94]));IF(ISBLANK([.$D$3]);&quot;&quot;;[.$D$3]);&quot;&quot;)">
            <text:p/>
          </table:table-cell>
          <table:table-cell table:formula="of:=IF(ISNUMBER(SEARCH(&quot;C&quot;;[.$K94]));IF(ISBLANK([.$D$4]);&quot;&quot;;[.$D$4]);&quot;&quot;)">
            <text:p/>
          </table:table-cell>
          <table:table-cell table:formula="of:=IF(ISNUMBER(SEARCH(&quot;D&quot;;[.$K94]));IF(ISBLANK([.$D$5]);&quot;&quot;;[.$D$5]);&quot;&quot;)">
            <text:p/>
          </table:table-cell>
          <table:table-cell table:formula="of:=IF(ISNUMBER(SEARCH(&quot;E&quot;;[.$K94]));IF(ISBLANK([.$D$6]);&quot;&quot;;[.$D$6]);&quot;&quot;)">
            <text:p/>
          </table:table-cell>
          <table:table-cell table:formula="of:=IF(ISNUMBER(SEARCH(&quot;F&quot;;[.$K94]));IF(ISBLANK([.$D$7]);&quot;&quot;;[.$D$7]);&quot;&quot;)">
            <text:p/>
          </table:table-cell>
          <table:table-cell table:formula="of:=IF(ISNUMBER(SEARCH(&quot;G&quot;;[.$K94]));IF(ISBLANK([.$D$8]);&quot;&quot;;[.$D$8]);&quot;&quot;)">
            <text:p/>
          </table:table-cell>
          <table:table-cell table:formula="of:=IF(ISNUMBER(SEARCH(&quot;H&quot;;[.$K94]));IF(ISBLANK([.$D$9]);&quot;&quot;;[.$D$9]);&quot;&quot;)">
            <text:p/>
          </table:table-cell>
          <table:table-cell table:formula="of:=IF(ISNUMBER(SEARCH(&quot;I&quot;;[.$K94]));IF(ISBLANK([.$D$10]);&quot;&quot;;[.$D$10]);&quot;&quot;)">
            <text:p/>
          </table:table-cell>
          <table:table-cell table:formula="of:=IF(ISNUMBER(SEARCH(&quot;J&quot;;[.$K94]));IF(ISBLANK([.$D$11]);&quot;&quot;;[.$D$11]);&quot;&quot;)">
            <text:p/>
          </table:table-cell>
          <table:table-cell table:formula="of:=IF(ISNUMBER(SEARCH(&quot;K&quot;;[.$K94]));IF(ISBLANK([.$D$12]);&quot;&quot;;[.$D$12]);&quot;&quot;)">
            <text:p/>
          </table:table-cell>
          <table:table-cell table:formula="of:=IF(ISNUMBER(SEARCH(&quot;L&quot;;[.$K94]));IF(ISBLANK([.$D$13]);&quot;&quot;;[.$D$13]);&quot;&quot;)">
            <text:p/>
          </table:table-cell>
          <table:table-cell table:formula="of:=IF(ISNUMBER(SEARCH(&quot;M&quot;;[.$K94]));IF(ISBLANK([.$D$14]);&quot;&quot;;[.$D$14]);&quot;&quot;)">
            <text:p/>
          </table:table-cell>
          <table:table-cell table:formula="of:=IF(ISNUMBER(SEARCH(&quot;N&quot;;[.$K94]));IF(ISBLANK([.$D$15]);&quot;&quot;;[.$D$15]);&quot;&quot;)">
            <text:p/>
          </table:table-cell>
          <table:table-cell/>
          <table:table-cell table:formula="of:=IF(ISNUMBER(SEARCH(&quot;A&quot;;[.$K94]));IF(ISBLANK([.$E$2]);&quot;&quot;;[.$E$2]);&quot;&quot;)">
            <text:p/>
          </table:table-cell>
          <table:table-cell table:formula="of:=IF(ISNUMBER(SEARCH(&quot;B&quot;;[.$K94]));IF(ISBLANK([.$E$3]);&quot;&quot;;[.$E$3]);&quot;&quot;)">
            <text:p/>
          </table:table-cell>
          <table:table-cell table:formula="of:=IF(ISNUMBER(SEARCH(&quot;C&quot;;[.$K94]));IF(ISBLANK([.$E$4]);&quot;&quot;;[.$E$4]);&quot;&quot;)">
            <text:p/>
          </table:table-cell>
          <table:table-cell table:formula="of:=IF(ISNUMBER(SEARCH(&quot;D&quot;;[.$K94]));IF(ISBLANK([.$E$5]);&quot;&quot;;[.$E$5]);&quot;&quot;)">
            <text:p/>
          </table:table-cell>
          <table:table-cell table:formula="of:=IF(ISNUMBER(SEARCH(&quot;E&quot;;[.$K94]));IF(ISBLANK([.$E$6]);&quot;&quot;;[.$E$6]);&quot;&quot;)">
            <text:p/>
          </table:table-cell>
          <table:table-cell table:formula="of:=IF(ISNUMBER(SEARCH(&quot;F&quot;;[.$K94]));IF(ISBLANK([.$E$7]);&quot;&quot;;[.$E$7]);&quot;&quot;)">
            <text:p/>
          </table:table-cell>
          <table:table-cell table:formula="of:=IF(ISNUMBER(SEARCH(&quot;G&quot;;[.$K94]));IF(ISBLANK([.$E$8]);&quot;&quot;;[.$E$8]);&quot;&quot;)">
            <text:p/>
          </table:table-cell>
          <table:table-cell table:formula="of:=IF(ISNUMBER(SEARCH(&quot;H&quot;;[.$K94]));IF(ISBLANK([.$E$9]);&quot;&quot;;[.$E$9]);&quot;&quot;)">
            <text:p/>
          </table:table-cell>
          <table:table-cell table:formula="of:=IF(ISNUMBER(SEARCH(&quot;I&quot;;[.$K94]));IF(ISBLANK([.$E$10]);&quot;&quot;;[.$E$10]);&quot;&quot;)">
            <text:p/>
          </table:table-cell>
          <table:table-cell table:formula="of:=IF(ISNUMBER(SEARCH(&quot;J&quot;;[.$K94]));IF(ISBLANK([.$E$11]);&quot;&quot;;[.$E$11]);&quot;&quot;)">
            <text:p/>
          </table:table-cell>
          <table:table-cell table:formula="of:=IF(ISNUMBER(SEARCH(&quot;K&quot;;[.$K94]));IF(ISBLANK([.$E$12]);&quot;&quot;;[.$E$12]);&quot;&quot;)">
            <text:p/>
          </table:table-cell>
          <table:table-cell table:formula="of:=IF(ISNUMBER(SEARCH(&quot;L&quot;;[.$K94]));IF(ISBLANK([.$E$13]);&quot;&quot;;[.$E$13]);&quot;&quot;)">
            <text:p/>
          </table:table-cell>
          <table:table-cell table:formula="of:=IF(ISNUMBER(SEARCH(&quot;M&quot;;[.$K94]));IF(ISBLANK([.$E$14]);&quot;&quot;;[.$E$14]);&quot;&quot;)">
            <text:p/>
          </table:table-cell>
          <table:table-cell table:formula="of:=IF(ISNUMBER(SEARCH(&quot;N&quot;;[.$K94]));IF(ISBLANK([.$E$15]);&quot;&quot;;[.$E$15]);&quot;&quot;)">
            <text:p/>
          </table:table-cell>
          <table:table-cell/>
          <table:table-cell table:formula="of:=IF(ISNUMBER(SEARCH(&quot;A&quot;;[.$K94]));IF(ISBLANK([.$F$2]);&quot;&quot;;[.$F$2]);&quot;&quot;)">
            <text:p/>
          </table:table-cell>
          <table:table-cell table:formula="of:=IF(ISNUMBER(SEARCH(&quot;B&quot;;[.$K94]));IF(ISBLANK([.$F$3]);&quot;&quot;;[.$F$3]);&quot;&quot;)">
            <text:p/>
          </table:table-cell>
          <table:table-cell table:formula="of:=IF(ISNUMBER(SEARCH(&quot;C&quot;;[.$K94]));IF(ISBLANK([.$F$4]);&quot;&quot;;[.$F$4]);&quot;&quot;)">
            <text:p/>
          </table:table-cell>
          <table:table-cell table:formula="of:=IF(ISNUMBER(SEARCH(&quot;D&quot;;[.$K94]));IF(ISBLANK([.$F$5]);&quot;&quot;;[.$F$5]);&quot;&quot;)">
            <text:p/>
          </table:table-cell>
          <table:table-cell table:formula="of:=IF(ISNUMBER(SEARCH(&quot;E&quot;;[.$K94]));IF(ISBLANK([.$F$6]);&quot;&quot;;[.$F$6]);&quot;&quot;)">
            <text:p/>
          </table:table-cell>
          <table:table-cell table:formula="of:=IF(ISNUMBER(SEARCH(&quot;F&quot;;[.$K94]));IF(ISBLANK([.$F$7]);&quot;&quot;;[.$F$7]);&quot;&quot;)">
            <text:p/>
          </table:table-cell>
          <table:table-cell table:formula="of:=IF(ISNUMBER(SEARCH(&quot;G&quot;;[.$K94]));IF(ISBLANK([.$F$8]);&quot;&quot;;[.$F$8]);&quot;&quot;)">
            <text:p/>
          </table:table-cell>
          <table:table-cell table:formula="of:=IF(ISNUMBER(SEARCH(&quot;H&quot;;[.$K94]));IF(ISBLANK([.$F$9]);&quot;&quot;;[.$F$9]);&quot;&quot;)">
            <text:p/>
          </table:table-cell>
          <table:table-cell table:formula="of:=IF(ISNUMBER(SEARCH(&quot;I&quot;;[.$K94]));IF(ISBLANK([.$F$10]);&quot;&quot;;[.$F$10]);&quot;&quot;)">
            <text:p/>
          </table:table-cell>
          <table:table-cell table:formula="of:=IF(ISNUMBER(SEARCH(&quot;J&quot;;[.$K94]));IF(ISBLANK([.$F$11]);&quot;&quot;;[.$F$11]);&quot;&quot;)">
            <text:p/>
          </table:table-cell>
          <table:table-cell table:formula="of:=IF(ISNUMBER(SEARCH(&quot;K&quot;;[.$K94]));IF(ISBLANK([.$F$12]);&quot;&quot;;[.$F$12]);&quot;&quot;)">
            <text:p/>
          </table:table-cell>
          <table:table-cell table:formula="of:=IF(ISNUMBER(SEARCH(&quot;L&quot;;[.$K94]));IF(ISBLANK([.$F$13]);&quot;&quot;;[.$F$13]);&quot;&quot;)">
            <text:p/>
          </table:table-cell>
          <table:table-cell table:formula="of:=IF(ISNUMBER(SEARCH(&quot;M&quot;;[.$K94]));IF(ISBLANK([.$F$14]);&quot;&quot;;[.$F$14]);&quot;&quot;)">
            <text:p/>
          </table:table-cell>
          <table:table-cell table:formula="of:=IF(ISNUMBER(SEARCH(&quot;N&quot;;[.$K9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5:.$AD95])">
            <text:p/>
          </table:table-cell>
          <table:table-cell table:formula="of:=COM.MICROSOFT.CONCAT([.$AF95:.$AS95])">
            <text:p/>
          </table:table-cell>
          <table:table-cell table:formula="of:=COM.MICROSOFT.CONCAT([.$AU95:.$BH95])">
            <text:p/>
          </table:table-cell>
          <table:table-cell table:formula="of:=COUNTIF([.$K$1:.$K$1998];[.K95])" office:value-type="float" office:value="0" calcext:value-type="float">
            <text:p>0</text:p>
          </table:table-cell>
          <table:table-cell/>
          <table:table-cell table:formula="of:=IF(ISNUMBER(SEARCH(&quot;A&quot;;[.$K95]));IF(ISBLANK([.$D$2]);&quot;&quot;;[.$D$2]);&quot;&quot;)">
            <text:p/>
          </table:table-cell>
          <table:table-cell table:formula="of:=IF(ISNUMBER(SEARCH(&quot;B&quot;;[.$K95]));IF(ISBLANK([.$D$3]);&quot;&quot;;[.$D$3]);&quot;&quot;)">
            <text:p/>
          </table:table-cell>
          <table:table-cell table:formula="of:=IF(ISNUMBER(SEARCH(&quot;C&quot;;[.$K95]));IF(ISBLANK([.$D$4]);&quot;&quot;;[.$D$4]);&quot;&quot;)">
            <text:p/>
          </table:table-cell>
          <table:table-cell table:formula="of:=IF(ISNUMBER(SEARCH(&quot;D&quot;;[.$K95]));IF(ISBLANK([.$D$5]);&quot;&quot;;[.$D$5]);&quot;&quot;)">
            <text:p/>
          </table:table-cell>
          <table:table-cell table:formula="of:=IF(ISNUMBER(SEARCH(&quot;E&quot;;[.$K95]));IF(ISBLANK([.$D$6]);&quot;&quot;;[.$D$6]);&quot;&quot;)">
            <text:p/>
          </table:table-cell>
          <table:table-cell table:formula="of:=IF(ISNUMBER(SEARCH(&quot;F&quot;;[.$K95]));IF(ISBLANK([.$D$7]);&quot;&quot;;[.$D$7]);&quot;&quot;)">
            <text:p/>
          </table:table-cell>
          <table:table-cell table:formula="of:=IF(ISNUMBER(SEARCH(&quot;G&quot;;[.$K95]));IF(ISBLANK([.$D$8]);&quot;&quot;;[.$D$8]);&quot;&quot;)">
            <text:p/>
          </table:table-cell>
          <table:table-cell table:formula="of:=IF(ISNUMBER(SEARCH(&quot;H&quot;;[.$K95]));IF(ISBLANK([.$D$9]);&quot;&quot;;[.$D$9]);&quot;&quot;)">
            <text:p/>
          </table:table-cell>
          <table:table-cell table:formula="of:=IF(ISNUMBER(SEARCH(&quot;I&quot;;[.$K95]));IF(ISBLANK([.$D$10]);&quot;&quot;;[.$D$10]);&quot;&quot;)">
            <text:p/>
          </table:table-cell>
          <table:table-cell table:formula="of:=IF(ISNUMBER(SEARCH(&quot;J&quot;;[.$K95]));IF(ISBLANK([.$D$11]);&quot;&quot;;[.$D$11]);&quot;&quot;)">
            <text:p/>
          </table:table-cell>
          <table:table-cell table:formula="of:=IF(ISNUMBER(SEARCH(&quot;K&quot;;[.$K95]));IF(ISBLANK([.$D$12]);&quot;&quot;;[.$D$12]);&quot;&quot;)">
            <text:p/>
          </table:table-cell>
          <table:table-cell table:formula="of:=IF(ISNUMBER(SEARCH(&quot;L&quot;;[.$K95]));IF(ISBLANK([.$D$13]);&quot;&quot;;[.$D$13]);&quot;&quot;)">
            <text:p/>
          </table:table-cell>
          <table:table-cell table:formula="of:=IF(ISNUMBER(SEARCH(&quot;M&quot;;[.$K95]));IF(ISBLANK([.$D$14]);&quot;&quot;;[.$D$14]);&quot;&quot;)">
            <text:p/>
          </table:table-cell>
          <table:table-cell table:formula="of:=IF(ISNUMBER(SEARCH(&quot;N&quot;;[.$K95]));IF(ISBLANK([.$D$15]);&quot;&quot;;[.$D$15]);&quot;&quot;)">
            <text:p/>
          </table:table-cell>
          <table:table-cell/>
          <table:table-cell table:formula="of:=IF(ISNUMBER(SEARCH(&quot;A&quot;;[.$K95]));IF(ISBLANK([.$E$2]);&quot;&quot;;[.$E$2]);&quot;&quot;)">
            <text:p/>
          </table:table-cell>
          <table:table-cell table:formula="of:=IF(ISNUMBER(SEARCH(&quot;B&quot;;[.$K95]));IF(ISBLANK([.$E$3]);&quot;&quot;;[.$E$3]);&quot;&quot;)">
            <text:p/>
          </table:table-cell>
          <table:table-cell table:formula="of:=IF(ISNUMBER(SEARCH(&quot;C&quot;;[.$K95]));IF(ISBLANK([.$E$4]);&quot;&quot;;[.$E$4]);&quot;&quot;)">
            <text:p/>
          </table:table-cell>
          <table:table-cell table:formula="of:=IF(ISNUMBER(SEARCH(&quot;D&quot;;[.$K95]));IF(ISBLANK([.$E$5]);&quot;&quot;;[.$E$5]);&quot;&quot;)">
            <text:p/>
          </table:table-cell>
          <table:table-cell table:formula="of:=IF(ISNUMBER(SEARCH(&quot;E&quot;;[.$K95]));IF(ISBLANK([.$E$6]);&quot;&quot;;[.$E$6]);&quot;&quot;)">
            <text:p/>
          </table:table-cell>
          <table:table-cell table:formula="of:=IF(ISNUMBER(SEARCH(&quot;F&quot;;[.$K95]));IF(ISBLANK([.$E$7]);&quot;&quot;;[.$E$7]);&quot;&quot;)">
            <text:p/>
          </table:table-cell>
          <table:table-cell table:formula="of:=IF(ISNUMBER(SEARCH(&quot;G&quot;;[.$K95]));IF(ISBLANK([.$E$8]);&quot;&quot;;[.$E$8]);&quot;&quot;)">
            <text:p/>
          </table:table-cell>
          <table:table-cell table:formula="of:=IF(ISNUMBER(SEARCH(&quot;H&quot;;[.$K95]));IF(ISBLANK([.$E$9]);&quot;&quot;;[.$E$9]);&quot;&quot;)">
            <text:p/>
          </table:table-cell>
          <table:table-cell table:formula="of:=IF(ISNUMBER(SEARCH(&quot;I&quot;;[.$K95]));IF(ISBLANK([.$E$10]);&quot;&quot;;[.$E$10]);&quot;&quot;)">
            <text:p/>
          </table:table-cell>
          <table:table-cell table:formula="of:=IF(ISNUMBER(SEARCH(&quot;J&quot;;[.$K95]));IF(ISBLANK([.$E$11]);&quot;&quot;;[.$E$11]);&quot;&quot;)">
            <text:p/>
          </table:table-cell>
          <table:table-cell table:formula="of:=IF(ISNUMBER(SEARCH(&quot;K&quot;;[.$K95]));IF(ISBLANK([.$E$12]);&quot;&quot;;[.$E$12]);&quot;&quot;)">
            <text:p/>
          </table:table-cell>
          <table:table-cell table:formula="of:=IF(ISNUMBER(SEARCH(&quot;L&quot;;[.$K95]));IF(ISBLANK([.$E$13]);&quot;&quot;;[.$E$13]);&quot;&quot;)">
            <text:p/>
          </table:table-cell>
          <table:table-cell table:formula="of:=IF(ISNUMBER(SEARCH(&quot;M&quot;;[.$K95]));IF(ISBLANK([.$E$14]);&quot;&quot;;[.$E$14]);&quot;&quot;)">
            <text:p/>
          </table:table-cell>
          <table:table-cell table:formula="of:=IF(ISNUMBER(SEARCH(&quot;N&quot;;[.$K95]));IF(ISBLANK([.$E$15]);&quot;&quot;;[.$E$15]);&quot;&quot;)">
            <text:p/>
          </table:table-cell>
          <table:table-cell/>
          <table:table-cell table:formula="of:=IF(ISNUMBER(SEARCH(&quot;A&quot;;[.$K95]));IF(ISBLANK([.$F$2]);&quot;&quot;;[.$F$2]);&quot;&quot;)">
            <text:p/>
          </table:table-cell>
          <table:table-cell table:formula="of:=IF(ISNUMBER(SEARCH(&quot;B&quot;;[.$K95]));IF(ISBLANK([.$F$3]);&quot;&quot;;[.$F$3]);&quot;&quot;)">
            <text:p/>
          </table:table-cell>
          <table:table-cell table:formula="of:=IF(ISNUMBER(SEARCH(&quot;C&quot;;[.$K95]));IF(ISBLANK([.$F$4]);&quot;&quot;;[.$F$4]);&quot;&quot;)">
            <text:p/>
          </table:table-cell>
          <table:table-cell table:formula="of:=IF(ISNUMBER(SEARCH(&quot;D&quot;;[.$K95]));IF(ISBLANK([.$F$5]);&quot;&quot;;[.$F$5]);&quot;&quot;)">
            <text:p/>
          </table:table-cell>
          <table:table-cell table:formula="of:=IF(ISNUMBER(SEARCH(&quot;E&quot;;[.$K95]));IF(ISBLANK([.$F$6]);&quot;&quot;;[.$F$6]);&quot;&quot;)">
            <text:p/>
          </table:table-cell>
          <table:table-cell table:formula="of:=IF(ISNUMBER(SEARCH(&quot;F&quot;;[.$K95]));IF(ISBLANK([.$F$7]);&quot;&quot;;[.$F$7]);&quot;&quot;)">
            <text:p/>
          </table:table-cell>
          <table:table-cell table:formula="of:=IF(ISNUMBER(SEARCH(&quot;G&quot;;[.$K95]));IF(ISBLANK([.$F$8]);&quot;&quot;;[.$F$8]);&quot;&quot;)">
            <text:p/>
          </table:table-cell>
          <table:table-cell table:formula="of:=IF(ISNUMBER(SEARCH(&quot;H&quot;;[.$K95]));IF(ISBLANK([.$F$9]);&quot;&quot;;[.$F$9]);&quot;&quot;)">
            <text:p/>
          </table:table-cell>
          <table:table-cell table:formula="of:=IF(ISNUMBER(SEARCH(&quot;I&quot;;[.$K95]));IF(ISBLANK([.$F$10]);&quot;&quot;;[.$F$10]);&quot;&quot;)">
            <text:p/>
          </table:table-cell>
          <table:table-cell table:formula="of:=IF(ISNUMBER(SEARCH(&quot;J&quot;;[.$K95]));IF(ISBLANK([.$F$11]);&quot;&quot;;[.$F$11]);&quot;&quot;)">
            <text:p/>
          </table:table-cell>
          <table:table-cell table:formula="of:=IF(ISNUMBER(SEARCH(&quot;K&quot;;[.$K95]));IF(ISBLANK([.$F$12]);&quot;&quot;;[.$F$12]);&quot;&quot;)">
            <text:p/>
          </table:table-cell>
          <table:table-cell table:formula="of:=IF(ISNUMBER(SEARCH(&quot;L&quot;;[.$K95]));IF(ISBLANK([.$F$13]);&quot;&quot;;[.$F$13]);&quot;&quot;)">
            <text:p/>
          </table:table-cell>
          <table:table-cell table:formula="of:=IF(ISNUMBER(SEARCH(&quot;M&quot;;[.$K95]));IF(ISBLANK([.$F$14]);&quot;&quot;;[.$F$14]);&quot;&quot;)">
            <text:p/>
          </table:table-cell>
          <table:table-cell table:formula="of:=IF(ISNUMBER(SEARCH(&quot;N&quot;;[.$K9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6:.$AD96])">
            <text:p/>
          </table:table-cell>
          <table:table-cell table:formula="of:=COM.MICROSOFT.CONCAT([.$AF96:.$AS96])">
            <text:p/>
          </table:table-cell>
          <table:table-cell table:formula="of:=COM.MICROSOFT.CONCAT([.$AU96:.$BH96])">
            <text:p/>
          </table:table-cell>
          <table:table-cell table:formula="of:=COUNTIF([.$K$1:.$K$1998];[.K96])" office:value-type="float" office:value="0" calcext:value-type="float">
            <text:p>0</text:p>
          </table:table-cell>
          <table:table-cell/>
          <table:table-cell table:formula="of:=IF(ISNUMBER(SEARCH(&quot;A&quot;;[.$K96]));IF(ISBLANK([.$D$2]);&quot;&quot;;[.$D$2]);&quot;&quot;)">
            <text:p/>
          </table:table-cell>
          <table:table-cell table:formula="of:=IF(ISNUMBER(SEARCH(&quot;B&quot;;[.$K96]));IF(ISBLANK([.$D$3]);&quot;&quot;;[.$D$3]);&quot;&quot;)">
            <text:p/>
          </table:table-cell>
          <table:table-cell table:formula="of:=IF(ISNUMBER(SEARCH(&quot;C&quot;;[.$K96]));IF(ISBLANK([.$D$4]);&quot;&quot;;[.$D$4]);&quot;&quot;)">
            <text:p/>
          </table:table-cell>
          <table:table-cell table:formula="of:=IF(ISNUMBER(SEARCH(&quot;D&quot;;[.$K96]));IF(ISBLANK([.$D$5]);&quot;&quot;;[.$D$5]);&quot;&quot;)">
            <text:p/>
          </table:table-cell>
          <table:table-cell table:formula="of:=IF(ISNUMBER(SEARCH(&quot;E&quot;;[.$K96]));IF(ISBLANK([.$D$6]);&quot;&quot;;[.$D$6]);&quot;&quot;)">
            <text:p/>
          </table:table-cell>
          <table:table-cell table:formula="of:=IF(ISNUMBER(SEARCH(&quot;F&quot;;[.$K96]));IF(ISBLANK([.$D$7]);&quot;&quot;;[.$D$7]);&quot;&quot;)">
            <text:p/>
          </table:table-cell>
          <table:table-cell table:formula="of:=IF(ISNUMBER(SEARCH(&quot;G&quot;;[.$K96]));IF(ISBLANK([.$D$8]);&quot;&quot;;[.$D$8]);&quot;&quot;)">
            <text:p/>
          </table:table-cell>
          <table:table-cell table:formula="of:=IF(ISNUMBER(SEARCH(&quot;H&quot;;[.$K96]));IF(ISBLANK([.$D$9]);&quot;&quot;;[.$D$9]);&quot;&quot;)">
            <text:p/>
          </table:table-cell>
          <table:table-cell table:formula="of:=IF(ISNUMBER(SEARCH(&quot;I&quot;;[.$K96]));IF(ISBLANK([.$D$10]);&quot;&quot;;[.$D$10]);&quot;&quot;)">
            <text:p/>
          </table:table-cell>
          <table:table-cell table:formula="of:=IF(ISNUMBER(SEARCH(&quot;J&quot;;[.$K96]));IF(ISBLANK([.$D$11]);&quot;&quot;;[.$D$11]);&quot;&quot;)">
            <text:p/>
          </table:table-cell>
          <table:table-cell table:formula="of:=IF(ISNUMBER(SEARCH(&quot;K&quot;;[.$K96]));IF(ISBLANK([.$D$12]);&quot;&quot;;[.$D$12]);&quot;&quot;)">
            <text:p/>
          </table:table-cell>
          <table:table-cell table:formula="of:=IF(ISNUMBER(SEARCH(&quot;L&quot;;[.$K96]));IF(ISBLANK([.$D$13]);&quot;&quot;;[.$D$13]);&quot;&quot;)">
            <text:p/>
          </table:table-cell>
          <table:table-cell table:formula="of:=IF(ISNUMBER(SEARCH(&quot;M&quot;;[.$K96]));IF(ISBLANK([.$D$14]);&quot;&quot;;[.$D$14]);&quot;&quot;)">
            <text:p/>
          </table:table-cell>
          <table:table-cell table:formula="of:=IF(ISNUMBER(SEARCH(&quot;N&quot;;[.$K96]));IF(ISBLANK([.$D$15]);&quot;&quot;;[.$D$15]);&quot;&quot;)">
            <text:p/>
          </table:table-cell>
          <table:table-cell/>
          <table:table-cell table:formula="of:=IF(ISNUMBER(SEARCH(&quot;A&quot;;[.$K96]));IF(ISBLANK([.$E$2]);&quot;&quot;;[.$E$2]);&quot;&quot;)">
            <text:p/>
          </table:table-cell>
          <table:table-cell table:formula="of:=IF(ISNUMBER(SEARCH(&quot;B&quot;;[.$K96]));IF(ISBLANK([.$E$3]);&quot;&quot;;[.$E$3]);&quot;&quot;)">
            <text:p/>
          </table:table-cell>
          <table:table-cell table:formula="of:=IF(ISNUMBER(SEARCH(&quot;C&quot;;[.$K96]));IF(ISBLANK([.$E$4]);&quot;&quot;;[.$E$4]);&quot;&quot;)">
            <text:p/>
          </table:table-cell>
          <table:table-cell table:formula="of:=IF(ISNUMBER(SEARCH(&quot;D&quot;;[.$K96]));IF(ISBLANK([.$E$5]);&quot;&quot;;[.$E$5]);&quot;&quot;)">
            <text:p/>
          </table:table-cell>
          <table:table-cell table:formula="of:=IF(ISNUMBER(SEARCH(&quot;E&quot;;[.$K96]));IF(ISBLANK([.$E$6]);&quot;&quot;;[.$E$6]);&quot;&quot;)">
            <text:p/>
          </table:table-cell>
          <table:table-cell table:formula="of:=IF(ISNUMBER(SEARCH(&quot;F&quot;;[.$K96]));IF(ISBLANK([.$E$7]);&quot;&quot;;[.$E$7]);&quot;&quot;)">
            <text:p/>
          </table:table-cell>
          <table:table-cell table:formula="of:=IF(ISNUMBER(SEARCH(&quot;G&quot;;[.$K96]));IF(ISBLANK([.$E$8]);&quot;&quot;;[.$E$8]);&quot;&quot;)">
            <text:p/>
          </table:table-cell>
          <table:table-cell table:formula="of:=IF(ISNUMBER(SEARCH(&quot;H&quot;;[.$K96]));IF(ISBLANK([.$E$9]);&quot;&quot;;[.$E$9]);&quot;&quot;)">
            <text:p/>
          </table:table-cell>
          <table:table-cell table:formula="of:=IF(ISNUMBER(SEARCH(&quot;I&quot;;[.$K96]));IF(ISBLANK([.$E$10]);&quot;&quot;;[.$E$10]);&quot;&quot;)">
            <text:p/>
          </table:table-cell>
          <table:table-cell table:formula="of:=IF(ISNUMBER(SEARCH(&quot;J&quot;;[.$K96]));IF(ISBLANK([.$E$11]);&quot;&quot;;[.$E$11]);&quot;&quot;)">
            <text:p/>
          </table:table-cell>
          <table:table-cell table:formula="of:=IF(ISNUMBER(SEARCH(&quot;K&quot;;[.$K96]));IF(ISBLANK([.$E$12]);&quot;&quot;;[.$E$12]);&quot;&quot;)">
            <text:p/>
          </table:table-cell>
          <table:table-cell table:formula="of:=IF(ISNUMBER(SEARCH(&quot;L&quot;;[.$K96]));IF(ISBLANK([.$E$13]);&quot;&quot;;[.$E$13]);&quot;&quot;)">
            <text:p/>
          </table:table-cell>
          <table:table-cell table:formula="of:=IF(ISNUMBER(SEARCH(&quot;M&quot;;[.$K96]));IF(ISBLANK([.$E$14]);&quot;&quot;;[.$E$14]);&quot;&quot;)">
            <text:p/>
          </table:table-cell>
          <table:table-cell table:formula="of:=IF(ISNUMBER(SEARCH(&quot;N&quot;;[.$K96]));IF(ISBLANK([.$E$15]);&quot;&quot;;[.$E$15]);&quot;&quot;)">
            <text:p/>
          </table:table-cell>
          <table:table-cell/>
          <table:table-cell table:formula="of:=IF(ISNUMBER(SEARCH(&quot;A&quot;;[.$K96]));IF(ISBLANK([.$F$2]);&quot;&quot;;[.$F$2]);&quot;&quot;)">
            <text:p/>
          </table:table-cell>
          <table:table-cell table:formula="of:=IF(ISNUMBER(SEARCH(&quot;B&quot;;[.$K96]));IF(ISBLANK([.$F$3]);&quot;&quot;;[.$F$3]);&quot;&quot;)">
            <text:p/>
          </table:table-cell>
          <table:table-cell table:formula="of:=IF(ISNUMBER(SEARCH(&quot;C&quot;;[.$K96]));IF(ISBLANK([.$F$4]);&quot;&quot;;[.$F$4]);&quot;&quot;)">
            <text:p/>
          </table:table-cell>
          <table:table-cell table:formula="of:=IF(ISNUMBER(SEARCH(&quot;D&quot;;[.$K96]));IF(ISBLANK([.$F$5]);&quot;&quot;;[.$F$5]);&quot;&quot;)">
            <text:p/>
          </table:table-cell>
          <table:table-cell table:formula="of:=IF(ISNUMBER(SEARCH(&quot;E&quot;;[.$K96]));IF(ISBLANK([.$F$6]);&quot;&quot;;[.$F$6]);&quot;&quot;)">
            <text:p/>
          </table:table-cell>
          <table:table-cell table:formula="of:=IF(ISNUMBER(SEARCH(&quot;F&quot;;[.$K96]));IF(ISBLANK([.$F$7]);&quot;&quot;;[.$F$7]);&quot;&quot;)">
            <text:p/>
          </table:table-cell>
          <table:table-cell table:formula="of:=IF(ISNUMBER(SEARCH(&quot;G&quot;;[.$K96]));IF(ISBLANK([.$F$8]);&quot;&quot;;[.$F$8]);&quot;&quot;)">
            <text:p/>
          </table:table-cell>
          <table:table-cell table:formula="of:=IF(ISNUMBER(SEARCH(&quot;H&quot;;[.$K96]));IF(ISBLANK([.$F$9]);&quot;&quot;;[.$F$9]);&quot;&quot;)">
            <text:p/>
          </table:table-cell>
          <table:table-cell table:formula="of:=IF(ISNUMBER(SEARCH(&quot;I&quot;;[.$K96]));IF(ISBLANK([.$F$10]);&quot;&quot;;[.$F$10]);&quot;&quot;)">
            <text:p/>
          </table:table-cell>
          <table:table-cell table:formula="of:=IF(ISNUMBER(SEARCH(&quot;J&quot;;[.$K96]));IF(ISBLANK([.$F$11]);&quot;&quot;;[.$F$11]);&quot;&quot;)">
            <text:p/>
          </table:table-cell>
          <table:table-cell table:formula="of:=IF(ISNUMBER(SEARCH(&quot;K&quot;;[.$K96]));IF(ISBLANK([.$F$12]);&quot;&quot;;[.$F$12]);&quot;&quot;)">
            <text:p/>
          </table:table-cell>
          <table:table-cell table:formula="of:=IF(ISNUMBER(SEARCH(&quot;L&quot;;[.$K96]));IF(ISBLANK([.$F$13]);&quot;&quot;;[.$F$13]);&quot;&quot;)">
            <text:p/>
          </table:table-cell>
          <table:table-cell table:formula="of:=IF(ISNUMBER(SEARCH(&quot;M&quot;;[.$K96]));IF(ISBLANK([.$F$14]);&quot;&quot;;[.$F$14]);&quot;&quot;)">
            <text:p/>
          </table:table-cell>
          <table:table-cell table:formula="of:=IF(ISNUMBER(SEARCH(&quot;N&quot;;[.$K9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7:.$AD97])">
            <text:p/>
          </table:table-cell>
          <table:table-cell table:formula="of:=COM.MICROSOFT.CONCAT([.$AF97:.$AS97])">
            <text:p/>
          </table:table-cell>
          <table:table-cell table:formula="of:=COM.MICROSOFT.CONCAT([.$AU97:.$BH97])">
            <text:p/>
          </table:table-cell>
          <table:table-cell table:formula="of:=COUNTIF([.$K$1:.$K$1998];[.K97])" office:value-type="float" office:value="0" calcext:value-type="float">
            <text:p>0</text:p>
          </table:table-cell>
          <table:table-cell/>
          <table:table-cell table:formula="of:=IF(ISNUMBER(SEARCH(&quot;A&quot;;[.$K97]));IF(ISBLANK([.$D$2]);&quot;&quot;;[.$D$2]);&quot;&quot;)">
            <text:p/>
          </table:table-cell>
          <table:table-cell table:formula="of:=IF(ISNUMBER(SEARCH(&quot;B&quot;;[.$K97]));IF(ISBLANK([.$D$3]);&quot;&quot;;[.$D$3]);&quot;&quot;)">
            <text:p/>
          </table:table-cell>
          <table:table-cell table:formula="of:=IF(ISNUMBER(SEARCH(&quot;C&quot;;[.$K97]));IF(ISBLANK([.$D$4]);&quot;&quot;;[.$D$4]);&quot;&quot;)">
            <text:p/>
          </table:table-cell>
          <table:table-cell table:formula="of:=IF(ISNUMBER(SEARCH(&quot;D&quot;;[.$K97]));IF(ISBLANK([.$D$5]);&quot;&quot;;[.$D$5]);&quot;&quot;)">
            <text:p/>
          </table:table-cell>
          <table:table-cell table:formula="of:=IF(ISNUMBER(SEARCH(&quot;E&quot;;[.$K97]));IF(ISBLANK([.$D$6]);&quot;&quot;;[.$D$6]);&quot;&quot;)">
            <text:p/>
          </table:table-cell>
          <table:table-cell table:formula="of:=IF(ISNUMBER(SEARCH(&quot;F&quot;;[.$K97]));IF(ISBLANK([.$D$7]);&quot;&quot;;[.$D$7]);&quot;&quot;)">
            <text:p/>
          </table:table-cell>
          <table:table-cell table:formula="of:=IF(ISNUMBER(SEARCH(&quot;G&quot;;[.$K97]));IF(ISBLANK([.$D$8]);&quot;&quot;;[.$D$8]);&quot;&quot;)">
            <text:p/>
          </table:table-cell>
          <table:table-cell table:formula="of:=IF(ISNUMBER(SEARCH(&quot;H&quot;;[.$K97]));IF(ISBLANK([.$D$9]);&quot;&quot;;[.$D$9]);&quot;&quot;)">
            <text:p/>
          </table:table-cell>
          <table:table-cell table:formula="of:=IF(ISNUMBER(SEARCH(&quot;I&quot;;[.$K97]));IF(ISBLANK([.$D$10]);&quot;&quot;;[.$D$10]);&quot;&quot;)">
            <text:p/>
          </table:table-cell>
          <table:table-cell table:formula="of:=IF(ISNUMBER(SEARCH(&quot;J&quot;;[.$K97]));IF(ISBLANK([.$D$11]);&quot;&quot;;[.$D$11]);&quot;&quot;)">
            <text:p/>
          </table:table-cell>
          <table:table-cell table:formula="of:=IF(ISNUMBER(SEARCH(&quot;K&quot;;[.$K97]));IF(ISBLANK([.$D$12]);&quot;&quot;;[.$D$12]);&quot;&quot;)">
            <text:p/>
          </table:table-cell>
          <table:table-cell table:formula="of:=IF(ISNUMBER(SEARCH(&quot;L&quot;;[.$K97]));IF(ISBLANK([.$D$13]);&quot;&quot;;[.$D$13]);&quot;&quot;)">
            <text:p/>
          </table:table-cell>
          <table:table-cell table:formula="of:=IF(ISNUMBER(SEARCH(&quot;M&quot;;[.$K97]));IF(ISBLANK([.$D$14]);&quot;&quot;;[.$D$14]);&quot;&quot;)">
            <text:p/>
          </table:table-cell>
          <table:table-cell table:formula="of:=IF(ISNUMBER(SEARCH(&quot;N&quot;;[.$K97]));IF(ISBLANK([.$D$15]);&quot;&quot;;[.$D$15]);&quot;&quot;)">
            <text:p/>
          </table:table-cell>
          <table:table-cell/>
          <table:table-cell table:formula="of:=IF(ISNUMBER(SEARCH(&quot;A&quot;;[.$K97]));IF(ISBLANK([.$E$2]);&quot;&quot;;[.$E$2]);&quot;&quot;)">
            <text:p/>
          </table:table-cell>
          <table:table-cell table:formula="of:=IF(ISNUMBER(SEARCH(&quot;B&quot;;[.$K97]));IF(ISBLANK([.$E$3]);&quot;&quot;;[.$E$3]);&quot;&quot;)">
            <text:p/>
          </table:table-cell>
          <table:table-cell table:formula="of:=IF(ISNUMBER(SEARCH(&quot;C&quot;;[.$K97]));IF(ISBLANK([.$E$4]);&quot;&quot;;[.$E$4]);&quot;&quot;)">
            <text:p/>
          </table:table-cell>
          <table:table-cell table:formula="of:=IF(ISNUMBER(SEARCH(&quot;D&quot;;[.$K97]));IF(ISBLANK([.$E$5]);&quot;&quot;;[.$E$5]);&quot;&quot;)">
            <text:p/>
          </table:table-cell>
          <table:table-cell table:formula="of:=IF(ISNUMBER(SEARCH(&quot;E&quot;;[.$K97]));IF(ISBLANK([.$E$6]);&quot;&quot;;[.$E$6]);&quot;&quot;)">
            <text:p/>
          </table:table-cell>
          <table:table-cell table:formula="of:=IF(ISNUMBER(SEARCH(&quot;F&quot;;[.$K97]));IF(ISBLANK([.$E$7]);&quot;&quot;;[.$E$7]);&quot;&quot;)">
            <text:p/>
          </table:table-cell>
          <table:table-cell table:formula="of:=IF(ISNUMBER(SEARCH(&quot;G&quot;;[.$K97]));IF(ISBLANK([.$E$8]);&quot;&quot;;[.$E$8]);&quot;&quot;)">
            <text:p/>
          </table:table-cell>
          <table:table-cell table:formula="of:=IF(ISNUMBER(SEARCH(&quot;H&quot;;[.$K97]));IF(ISBLANK([.$E$9]);&quot;&quot;;[.$E$9]);&quot;&quot;)">
            <text:p/>
          </table:table-cell>
          <table:table-cell table:formula="of:=IF(ISNUMBER(SEARCH(&quot;I&quot;;[.$K97]));IF(ISBLANK([.$E$10]);&quot;&quot;;[.$E$10]);&quot;&quot;)">
            <text:p/>
          </table:table-cell>
          <table:table-cell table:formula="of:=IF(ISNUMBER(SEARCH(&quot;J&quot;;[.$K97]));IF(ISBLANK([.$E$11]);&quot;&quot;;[.$E$11]);&quot;&quot;)">
            <text:p/>
          </table:table-cell>
          <table:table-cell table:formula="of:=IF(ISNUMBER(SEARCH(&quot;K&quot;;[.$K97]));IF(ISBLANK([.$E$12]);&quot;&quot;;[.$E$12]);&quot;&quot;)">
            <text:p/>
          </table:table-cell>
          <table:table-cell table:formula="of:=IF(ISNUMBER(SEARCH(&quot;L&quot;;[.$K97]));IF(ISBLANK([.$E$13]);&quot;&quot;;[.$E$13]);&quot;&quot;)">
            <text:p/>
          </table:table-cell>
          <table:table-cell table:formula="of:=IF(ISNUMBER(SEARCH(&quot;M&quot;;[.$K97]));IF(ISBLANK([.$E$14]);&quot;&quot;;[.$E$14]);&quot;&quot;)">
            <text:p/>
          </table:table-cell>
          <table:table-cell table:formula="of:=IF(ISNUMBER(SEARCH(&quot;N&quot;;[.$K97]));IF(ISBLANK([.$E$15]);&quot;&quot;;[.$E$15]);&quot;&quot;)">
            <text:p/>
          </table:table-cell>
          <table:table-cell/>
          <table:table-cell table:formula="of:=IF(ISNUMBER(SEARCH(&quot;A&quot;;[.$K97]));IF(ISBLANK([.$F$2]);&quot;&quot;;[.$F$2]);&quot;&quot;)">
            <text:p/>
          </table:table-cell>
          <table:table-cell table:formula="of:=IF(ISNUMBER(SEARCH(&quot;B&quot;;[.$K97]));IF(ISBLANK([.$F$3]);&quot;&quot;;[.$F$3]);&quot;&quot;)">
            <text:p/>
          </table:table-cell>
          <table:table-cell table:formula="of:=IF(ISNUMBER(SEARCH(&quot;C&quot;;[.$K97]));IF(ISBLANK([.$F$4]);&quot;&quot;;[.$F$4]);&quot;&quot;)">
            <text:p/>
          </table:table-cell>
          <table:table-cell table:formula="of:=IF(ISNUMBER(SEARCH(&quot;D&quot;;[.$K97]));IF(ISBLANK([.$F$5]);&quot;&quot;;[.$F$5]);&quot;&quot;)">
            <text:p/>
          </table:table-cell>
          <table:table-cell table:formula="of:=IF(ISNUMBER(SEARCH(&quot;E&quot;;[.$K97]));IF(ISBLANK([.$F$6]);&quot;&quot;;[.$F$6]);&quot;&quot;)">
            <text:p/>
          </table:table-cell>
          <table:table-cell table:formula="of:=IF(ISNUMBER(SEARCH(&quot;F&quot;;[.$K97]));IF(ISBLANK([.$F$7]);&quot;&quot;;[.$F$7]);&quot;&quot;)">
            <text:p/>
          </table:table-cell>
          <table:table-cell table:formula="of:=IF(ISNUMBER(SEARCH(&quot;G&quot;;[.$K97]));IF(ISBLANK([.$F$8]);&quot;&quot;;[.$F$8]);&quot;&quot;)">
            <text:p/>
          </table:table-cell>
          <table:table-cell table:formula="of:=IF(ISNUMBER(SEARCH(&quot;H&quot;;[.$K97]));IF(ISBLANK([.$F$9]);&quot;&quot;;[.$F$9]);&quot;&quot;)">
            <text:p/>
          </table:table-cell>
          <table:table-cell table:formula="of:=IF(ISNUMBER(SEARCH(&quot;I&quot;;[.$K97]));IF(ISBLANK([.$F$10]);&quot;&quot;;[.$F$10]);&quot;&quot;)">
            <text:p/>
          </table:table-cell>
          <table:table-cell table:formula="of:=IF(ISNUMBER(SEARCH(&quot;J&quot;;[.$K97]));IF(ISBLANK([.$F$11]);&quot;&quot;;[.$F$11]);&quot;&quot;)">
            <text:p/>
          </table:table-cell>
          <table:table-cell table:formula="of:=IF(ISNUMBER(SEARCH(&quot;K&quot;;[.$K97]));IF(ISBLANK([.$F$12]);&quot;&quot;;[.$F$12]);&quot;&quot;)">
            <text:p/>
          </table:table-cell>
          <table:table-cell table:formula="of:=IF(ISNUMBER(SEARCH(&quot;L&quot;;[.$K97]));IF(ISBLANK([.$F$13]);&quot;&quot;;[.$F$13]);&quot;&quot;)">
            <text:p/>
          </table:table-cell>
          <table:table-cell table:formula="of:=IF(ISNUMBER(SEARCH(&quot;M&quot;;[.$K97]));IF(ISBLANK([.$F$14]);&quot;&quot;;[.$F$14]);&quot;&quot;)">
            <text:p/>
          </table:table-cell>
          <table:table-cell table:formula="of:=IF(ISNUMBER(SEARCH(&quot;N&quot;;[.$K9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8:.$AD98])">
            <text:p/>
          </table:table-cell>
          <table:table-cell table:formula="of:=COM.MICROSOFT.CONCAT([.$AF98:.$AS98])">
            <text:p/>
          </table:table-cell>
          <table:table-cell table:formula="of:=COM.MICROSOFT.CONCAT([.$AU98:.$BH98])">
            <text:p/>
          </table:table-cell>
          <table:table-cell table:formula="of:=COUNTIF([.$K$1:.$K$1998];[.K98])" office:value-type="float" office:value="0" calcext:value-type="float">
            <text:p>0</text:p>
          </table:table-cell>
          <table:table-cell/>
          <table:table-cell table:formula="of:=IF(ISNUMBER(SEARCH(&quot;A&quot;;[.$K98]));IF(ISBLANK([.$D$2]);&quot;&quot;;[.$D$2]);&quot;&quot;)">
            <text:p/>
          </table:table-cell>
          <table:table-cell table:formula="of:=IF(ISNUMBER(SEARCH(&quot;B&quot;;[.$K98]));IF(ISBLANK([.$D$3]);&quot;&quot;;[.$D$3]);&quot;&quot;)">
            <text:p/>
          </table:table-cell>
          <table:table-cell table:formula="of:=IF(ISNUMBER(SEARCH(&quot;C&quot;;[.$K98]));IF(ISBLANK([.$D$4]);&quot;&quot;;[.$D$4]);&quot;&quot;)">
            <text:p/>
          </table:table-cell>
          <table:table-cell table:formula="of:=IF(ISNUMBER(SEARCH(&quot;D&quot;;[.$K98]));IF(ISBLANK([.$D$5]);&quot;&quot;;[.$D$5]);&quot;&quot;)">
            <text:p/>
          </table:table-cell>
          <table:table-cell table:formula="of:=IF(ISNUMBER(SEARCH(&quot;E&quot;;[.$K98]));IF(ISBLANK([.$D$6]);&quot;&quot;;[.$D$6]);&quot;&quot;)">
            <text:p/>
          </table:table-cell>
          <table:table-cell table:formula="of:=IF(ISNUMBER(SEARCH(&quot;F&quot;;[.$K98]));IF(ISBLANK([.$D$7]);&quot;&quot;;[.$D$7]);&quot;&quot;)">
            <text:p/>
          </table:table-cell>
          <table:table-cell table:formula="of:=IF(ISNUMBER(SEARCH(&quot;G&quot;;[.$K98]));IF(ISBLANK([.$D$8]);&quot;&quot;;[.$D$8]);&quot;&quot;)">
            <text:p/>
          </table:table-cell>
          <table:table-cell table:formula="of:=IF(ISNUMBER(SEARCH(&quot;H&quot;;[.$K98]));IF(ISBLANK([.$D$9]);&quot;&quot;;[.$D$9]);&quot;&quot;)">
            <text:p/>
          </table:table-cell>
          <table:table-cell table:formula="of:=IF(ISNUMBER(SEARCH(&quot;I&quot;;[.$K98]));IF(ISBLANK([.$D$10]);&quot;&quot;;[.$D$10]);&quot;&quot;)">
            <text:p/>
          </table:table-cell>
          <table:table-cell table:formula="of:=IF(ISNUMBER(SEARCH(&quot;J&quot;;[.$K98]));IF(ISBLANK([.$D$11]);&quot;&quot;;[.$D$11]);&quot;&quot;)">
            <text:p/>
          </table:table-cell>
          <table:table-cell table:formula="of:=IF(ISNUMBER(SEARCH(&quot;K&quot;;[.$K98]));IF(ISBLANK([.$D$12]);&quot;&quot;;[.$D$12]);&quot;&quot;)">
            <text:p/>
          </table:table-cell>
          <table:table-cell table:formula="of:=IF(ISNUMBER(SEARCH(&quot;L&quot;;[.$K98]));IF(ISBLANK([.$D$13]);&quot;&quot;;[.$D$13]);&quot;&quot;)">
            <text:p/>
          </table:table-cell>
          <table:table-cell table:formula="of:=IF(ISNUMBER(SEARCH(&quot;M&quot;;[.$K98]));IF(ISBLANK([.$D$14]);&quot;&quot;;[.$D$14]);&quot;&quot;)">
            <text:p/>
          </table:table-cell>
          <table:table-cell table:formula="of:=IF(ISNUMBER(SEARCH(&quot;N&quot;;[.$K98]));IF(ISBLANK([.$D$15]);&quot;&quot;;[.$D$15]);&quot;&quot;)">
            <text:p/>
          </table:table-cell>
          <table:table-cell/>
          <table:table-cell table:formula="of:=IF(ISNUMBER(SEARCH(&quot;A&quot;;[.$K98]));IF(ISBLANK([.$E$2]);&quot;&quot;;[.$E$2]);&quot;&quot;)">
            <text:p/>
          </table:table-cell>
          <table:table-cell table:formula="of:=IF(ISNUMBER(SEARCH(&quot;B&quot;;[.$K98]));IF(ISBLANK([.$E$3]);&quot;&quot;;[.$E$3]);&quot;&quot;)">
            <text:p/>
          </table:table-cell>
          <table:table-cell table:formula="of:=IF(ISNUMBER(SEARCH(&quot;C&quot;;[.$K98]));IF(ISBLANK([.$E$4]);&quot;&quot;;[.$E$4]);&quot;&quot;)">
            <text:p/>
          </table:table-cell>
          <table:table-cell table:formula="of:=IF(ISNUMBER(SEARCH(&quot;D&quot;;[.$K98]));IF(ISBLANK([.$E$5]);&quot;&quot;;[.$E$5]);&quot;&quot;)">
            <text:p/>
          </table:table-cell>
          <table:table-cell table:formula="of:=IF(ISNUMBER(SEARCH(&quot;E&quot;;[.$K98]));IF(ISBLANK([.$E$6]);&quot;&quot;;[.$E$6]);&quot;&quot;)">
            <text:p/>
          </table:table-cell>
          <table:table-cell table:formula="of:=IF(ISNUMBER(SEARCH(&quot;F&quot;;[.$K98]));IF(ISBLANK([.$E$7]);&quot;&quot;;[.$E$7]);&quot;&quot;)">
            <text:p/>
          </table:table-cell>
          <table:table-cell table:formula="of:=IF(ISNUMBER(SEARCH(&quot;G&quot;;[.$K98]));IF(ISBLANK([.$E$8]);&quot;&quot;;[.$E$8]);&quot;&quot;)">
            <text:p/>
          </table:table-cell>
          <table:table-cell table:formula="of:=IF(ISNUMBER(SEARCH(&quot;H&quot;;[.$K98]));IF(ISBLANK([.$E$9]);&quot;&quot;;[.$E$9]);&quot;&quot;)">
            <text:p/>
          </table:table-cell>
          <table:table-cell table:formula="of:=IF(ISNUMBER(SEARCH(&quot;I&quot;;[.$K98]));IF(ISBLANK([.$E$10]);&quot;&quot;;[.$E$10]);&quot;&quot;)">
            <text:p/>
          </table:table-cell>
          <table:table-cell table:formula="of:=IF(ISNUMBER(SEARCH(&quot;J&quot;;[.$K98]));IF(ISBLANK([.$E$11]);&quot;&quot;;[.$E$11]);&quot;&quot;)">
            <text:p/>
          </table:table-cell>
          <table:table-cell table:formula="of:=IF(ISNUMBER(SEARCH(&quot;K&quot;;[.$K98]));IF(ISBLANK([.$E$12]);&quot;&quot;;[.$E$12]);&quot;&quot;)">
            <text:p/>
          </table:table-cell>
          <table:table-cell table:formula="of:=IF(ISNUMBER(SEARCH(&quot;L&quot;;[.$K98]));IF(ISBLANK([.$E$13]);&quot;&quot;;[.$E$13]);&quot;&quot;)">
            <text:p/>
          </table:table-cell>
          <table:table-cell table:formula="of:=IF(ISNUMBER(SEARCH(&quot;M&quot;;[.$K98]));IF(ISBLANK([.$E$14]);&quot;&quot;;[.$E$14]);&quot;&quot;)">
            <text:p/>
          </table:table-cell>
          <table:table-cell table:formula="of:=IF(ISNUMBER(SEARCH(&quot;N&quot;;[.$K98]));IF(ISBLANK([.$E$15]);&quot;&quot;;[.$E$15]);&quot;&quot;)">
            <text:p/>
          </table:table-cell>
          <table:table-cell/>
          <table:table-cell table:formula="of:=IF(ISNUMBER(SEARCH(&quot;A&quot;;[.$K98]));IF(ISBLANK([.$F$2]);&quot;&quot;;[.$F$2]);&quot;&quot;)">
            <text:p/>
          </table:table-cell>
          <table:table-cell table:formula="of:=IF(ISNUMBER(SEARCH(&quot;B&quot;;[.$K98]));IF(ISBLANK([.$F$3]);&quot;&quot;;[.$F$3]);&quot;&quot;)">
            <text:p/>
          </table:table-cell>
          <table:table-cell table:formula="of:=IF(ISNUMBER(SEARCH(&quot;C&quot;;[.$K98]));IF(ISBLANK([.$F$4]);&quot;&quot;;[.$F$4]);&quot;&quot;)">
            <text:p/>
          </table:table-cell>
          <table:table-cell table:formula="of:=IF(ISNUMBER(SEARCH(&quot;D&quot;;[.$K98]));IF(ISBLANK([.$F$5]);&quot;&quot;;[.$F$5]);&quot;&quot;)">
            <text:p/>
          </table:table-cell>
          <table:table-cell table:formula="of:=IF(ISNUMBER(SEARCH(&quot;E&quot;;[.$K98]));IF(ISBLANK([.$F$6]);&quot;&quot;;[.$F$6]);&quot;&quot;)">
            <text:p/>
          </table:table-cell>
          <table:table-cell table:formula="of:=IF(ISNUMBER(SEARCH(&quot;F&quot;;[.$K98]));IF(ISBLANK([.$F$7]);&quot;&quot;;[.$F$7]);&quot;&quot;)">
            <text:p/>
          </table:table-cell>
          <table:table-cell table:formula="of:=IF(ISNUMBER(SEARCH(&quot;G&quot;;[.$K98]));IF(ISBLANK([.$F$8]);&quot;&quot;;[.$F$8]);&quot;&quot;)">
            <text:p/>
          </table:table-cell>
          <table:table-cell table:formula="of:=IF(ISNUMBER(SEARCH(&quot;H&quot;;[.$K98]));IF(ISBLANK([.$F$9]);&quot;&quot;;[.$F$9]);&quot;&quot;)">
            <text:p/>
          </table:table-cell>
          <table:table-cell table:formula="of:=IF(ISNUMBER(SEARCH(&quot;I&quot;;[.$K98]));IF(ISBLANK([.$F$10]);&quot;&quot;;[.$F$10]);&quot;&quot;)">
            <text:p/>
          </table:table-cell>
          <table:table-cell table:formula="of:=IF(ISNUMBER(SEARCH(&quot;J&quot;;[.$K98]));IF(ISBLANK([.$F$11]);&quot;&quot;;[.$F$11]);&quot;&quot;)">
            <text:p/>
          </table:table-cell>
          <table:table-cell table:formula="of:=IF(ISNUMBER(SEARCH(&quot;K&quot;;[.$K98]));IF(ISBLANK([.$F$12]);&quot;&quot;;[.$F$12]);&quot;&quot;)">
            <text:p/>
          </table:table-cell>
          <table:table-cell table:formula="of:=IF(ISNUMBER(SEARCH(&quot;L&quot;;[.$K98]));IF(ISBLANK([.$F$13]);&quot;&quot;;[.$F$13]);&quot;&quot;)">
            <text:p/>
          </table:table-cell>
          <table:table-cell table:formula="of:=IF(ISNUMBER(SEARCH(&quot;M&quot;;[.$K98]));IF(ISBLANK([.$F$14]);&quot;&quot;;[.$F$14]);&quot;&quot;)">
            <text:p/>
          </table:table-cell>
          <table:table-cell table:formula="of:=IF(ISNUMBER(SEARCH(&quot;N&quot;;[.$K9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99:.$AD99])">
            <text:p/>
          </table:table-cell>
          <table:table-cell table:formula="of:=COM.MICROSOFT.CONCAT([.$AF99:.$AS99])">
            <text:p/>
          </table:table-cell>
          <table:table-cell table:formula="of:=COM.MICROSOFT.CONCAT([.$AU99:.$BH99])">
            <text:p/>
          </table:table-cell>
          <table:table-cell table:formula="of:=COUNTIF([.$K$1:.$K$1998];[.K99])" office:value-type="float" office:value="0" calcext:value-type="float">
            <text:p>0</text:p>
          </table:table-cell>
          <table:table-cell/>
          <table:table-cell table:formula="of:=IF(ISNUMBER(SEARCH(&quot;A&quot;;[.$K99]));IF(ISBLANK([.$D$2]);&quot;&quot;;[.$D$2]);&quot;&quot;)">
            <text:p/>
          </table:table-cell>
          <table:table-cell table:formula="of:=IF(ISNUMBER(SEARCH(&quot;B&quot;;[.$K99]));IF(ISBLANK([.$D$3]);&quot;&quot;;[.$D$3]);&quot;&quot;)">
            <text:p/>
          </table:table-cell>
          <table:table-cell table:formula="of:=IF(ISNUMBER(SEARCH(&quot;C&quot;;[.$K99]));IF(ISBLANK([.$D$4]);&quot;&quot;;[.$D$4]);&quot;&quot;)">
            <text:p/>
          </table:table-cell>
          <table:table-cell table:formula="of:=IF(ISNUMBER(SEARCH(&quot;D&quot;;[.$K99]));IF(ISBLANK([.$D$5]);&quot;&quot;;[.$D$5]);&quot;&quot;)">
            <text:p/>
          </table:table-cell>
          <table:table-cell table:formula="of:=IF(ISNUMBER(SEARCH(&quot;E&quot;;[.$K99]));IF(ISBLANK([.$D$6]);&quot;&quot;;[.$D$6]);&quot;&quot;)">
            <text:p/>
          </table:table-cell>
          <table:table-cell table:formula="of:=IF(ISNUMBER(SEARCH(&quot;F&quot;;[.$K99]));IF(ISBLANK([.$D$7]);&quot;&quot;;[.$D$7]);&quot;&quot;)">
            <text:p/>
          </table:table-cell>
          <table:table-cell table:formula="of:=IF(ISNUMBER(SEARCH(&quot;G&quot;;[.$K99]));IF(ISBLANK([.$D$8]);&quot;&quot;;[.$D$8]);&quot;&quot;)">
            <text:p/>
          </table:table-cell>
          <table:table-cell table:formula="of:=IF(ISNUMBER(SEARCH(&quot;H&quot;;[.$K99]));IF(ISBLANK([.$D$9]);&quot;&quot;;[.$D$9]);&quot;&quot;)">
            <text:p/>
          </table:table-cell>
          <table:table-cell table:formula="of:=IF(ISNUMBER(SEARCH(&quot;I&quot;;[.$K99]));IF(ISBLANK([.$D$10]);&quot;&quot;;[.$D$10]);&quot;&quot;)">
            <text:p/>
          </table:table-cell>
          <table:table-cell table:formula="of:=IF(ISNUMBER(SEARCH(&quot;J&quot;;[.$K99]));IF(ISBLANK([.$D$11]);&quot;&quot;;[.$D$11]);&quot;&quot;)">
            <text:p/>
          </table:table-cell>
          <table:table-cell table:formula="of:=IF(ISNUMBER(SEARCH(&quot;K&quot;;[.$K99]));IF(ISBLANK([.$D$12]);&quot;&quot;;[.$D$12]);&quot;&quot;)">
            <text:p/>
          </table:table-cell>
          <table:table-cell table:formula="of:=IF(ISNUMBER(SEARCH(&quot;L&quot;;[.$K99]));IF(ISBLANK([.$D$13]);&quot;&quot;;[.$D$13]);&quot;&quot;)">
            <text:p/>
          </table:table-cell>
          <table:table-cell table:formula="of:=IF(ISNUMBER(SEARCH(&quot;M&quot;;[.$K99]));IF(ISBLANK([.$D$14]);&quot;&quot;;[.$D$14]);&quot;&quot;)">
            <text:p/>
          </table:table-cell>
          <table:table-cell table:formula="of:=IF(ISNUMBER(SEARCH(&quot;N&quot;;[.$K99]));IF(ISBLANK([.$D$15]);&quot;&quot;;[.$D$15]);&quot;&quot;)">
            <text:p/>
          </table:table-cell>
          <table:table-cell/>
          <table:table-cell table:formula="of:=IF(ISNUMBER(SEARCH(&quot;A&quot;;[.$K99]));IF(ISBLANK([.$E$2]);&quot;&quot;;[.$E$2]);&quot;&quot;)">
            <text:p/>
          </table:table-cell>
          <table:table-cell table:formula="of:=IF(ISNUMBER(SEARCH(&quot;B&quot;;[.$K99]));IF(ISBLANK([.$E$3]);&quot;&quot;;[.$E$3]);&quot;&quot;)">
            <text:p/>
          </table:table-cell>
          <table:table-cell table:formula="of:=IF(ISNUMBER(SEARCH(&quot;C&quot;;[.$K99]));IF(ISBLANK([.$E$4]);&quot;&quot;;[.$E$4]);&quot;&quot;)">
            <text:p/>
          </table:table-cell>
          <table:table-cell table:formula="of:=IF(ISNUMBER(SEARCH(&quot;D&quot;;[.$K99]));IF(ISBLANK([.$E$5]);&quot;&quot;;[.$E$5]);&quot;&quot;)">
            <text:p/>
          </table:table-cell>
          <table:table-cell table:formula="of:=IF(ISNUMBER(SEARCH(&quot;E&quot;;[.$K99]));IF(ISBLANK([.$E$6]);&quot;&quot;;[.$E$6]);&quot;&quot;)">
            <text:p/>
          </table:table-cell>
          <table:table-cell table:formula="of:=IF(ISNUMBER(SEARCH(&quot;F&quot;;[.$K99]));IF(ISBLANK([.$E$7]);&quot;&quot;;[.$E$7]);&quot;&quot;)">
            <text:p/>
          </table:table-cell>
          <table:table-cell table:formula="of:=IF(ISNUMBER(SEARCH(&quot;G&quot;;[.$K99]));IF(ISBLANK([.$E$8]);&quot;&quot;;[.$E$8]);&quot;&quot;)">
            <text:p/>
          </table:table-cell>
          <table:table-cell table:formula="of:=IF(ISNUMBER(SEARCH(&quot;H&quot;;[.$K99]));IF(ISBLANK([.$E$9]);&quot;&quot;;[.$E$9]);&quot;&quot;)">
            <text:p/>
          </table:table-cell>
          <table:table-cell table:formula="of:=IF(ISNUMBER(SEARCH(&quot;I&quot;;[.$K99]));IF(ISBLANK([.$E$10]);&quot;&quot;;[.$E$10]);&quot;&quot;)">
            <text:p/>
          </table:table-cell>
          <table:table-cell table:formula="of:=IF(ISNUMBER(SEARCH(&quot;J&quot;;[.$K99]));IF(ISBLANK([.$E$11]);&quot;&quot;;[.$E$11]);&quot;&quot;)">
            <text:p/>
          </table:table-cell>
          <table:table-cell table:formula="of:=IF(ISNUMBER(SEARCH(&quot;K&quot;;[.$K99]));IF(ISBLANK([.$E$12]);&quot;&quot;;[.$E$12]);&quot;&quot;)">
            <text:p/>
          </table:table-cell>
          <table:table-cell table:formula="of:=IF(ISNUMBER(SEARCH(&quot;L&quot;;[.$K99]));IF(ISBLANK([.$E$13]);&quot;&quot;;[.$E$13]);&quot;&quot;)">
            <text:p/>
          </table:table-cell>
          <table:table-cell table:formula="of:=IF(ISNUMBER(SEARCH(&quot;M&quot;;[.$K99]));IF(ISBLANK([.$E$14]);&quot;&quot;;[.$E$14]);&quot;&quot;)">
            <text:p/>
          </table:table-cell>
          <table:table-cell table:formula="of:=IF(ISNUMBER(SEARCH(&quot;N&quot;;[.$K99]));IF(ISBLANK([.$E$15]);&quot;&quot;;[.$E$15]);&quot;&quot;)">
            <text:p/>
          </table:table-cell>
          <table:table-cell/>
          <table:table-cell table:formula="of:=IF(ISNUMBER(SEARCH(&quot;A&quot;;[.$K99]));IF(ISBLANK([.$F$2]);&quot;&quot;;[.$F$2]);&quot;&quot;)">
            <text:p/>
          </table:table-cell>
          <table:table-cell table:formula="of:=IF(ISNUMBER(SEARCH(&quot;B&quot;;[.$K99]));IF(ISBLANK([.$F$3]);&quot;&quot;;[.$F$3]);&quot;&quot;)">
            <text:p/>
          </table:table-cell>
          <table:table-cell table:formula="of:=IF(ISNUMBER(SEARCH(&quot;C&quot;;[.$K99]));IF(ISBLANK([.$F$4]);&quot;&quot;;[.$F$4]);&quot;&quot;)">
            <text:p/>
          </table:table-cell>
          <table:table-cell table:formula="of:=IF(ISNUMBER(SEARCH(&quot;D&quot;;[.$K99]));IF(ISBLANK([.$F$5]);&quot;&quot;;[.$F$5]);&quot;&quot;)">
            <text:p/>
          </table:table-cell>
          <table:table-cell table:formula="of:=IF(ISNUMBER(SEARCH(&quot;E&quot;;[.$K99]));IF(ISBLANK([.$F$6]);&quot;&quot;;[.$F$6]);&quot;&quot;)">
            <text:p/>
          </table:table-cell>
          <table:table-cell table:formula="of:=IF(ISNUMBER(SEARCH(&quot;F&quot;;[.$K99]));IF(ISBLANK([.$F$7]);&quot;&quot;;[.$F$7]);&quot;&quot;)">
            <text:p/>
          </table:table-cell>
          <table:table-cell table:formula="of:=IF(ISNUMBER(SEARCH(&quot;G&quot;;[.$K99]));IF(ISBLANK([.$F$8]);&quot;&quot;;[.$F$8]);&quot;&quot;)">
            <text:p/>
          </table:table-cell>
          <table:table-cell table:formula="of:=IF(ISNUMBER(SEARCH(&quot;H&quot;;[.$K99]));IF(ISBLANK([.$F$9]);&quot;&quot;;[.$F$9]);&quot;&quot;)">
            <text:p/>
          </table:table-cell>
          <table:table-cell table:formula="of:=IF(ISNUMBER(SEARCH(&quot;I&quot;;[.$K99]));IF(ISBLANK([.$F$10]);&quot;&quot;;[.$F$10]);&quot;&quot;)">
            <text:p/>
          </table:table-cell>
          <table:table-cell table:formula="of:=IF(ISNUMBER(SEARCH(&quot;J&quot;;[.$K99]));IF(ISBLANK([.$F$11]);&quot;&quot;;[.$F$11]);&quot;&quot;)">
            <text:p/>
          </table:table-cell>
          <table:table-cell table:formula="of:=IF(ISNUMBER(SEARCH(&quot;K&quot;;[.$K99]));IF(ISBLANK([.$F$12]);&quot;&quot;;[.$F$12]);&quot;&quot;)">
            <text:p/>
          </table:table-cell>
          <table:table-cell table:formula="of:=IF(ISNUMBER(SEARCH(&quot;L&quot;;[.$K99]));IF(ISBLANK([.$F$13]);&quot;&quot;;[.$F$13]);&quot;&quot;)">
            <text:p/>
          </table:table-cell>
          <table:table-cell table:formula="of:=IF(ISNUMBER(SEARCH(&quot;M&quot;;[.$K99]));IF(ISBLANK([.$F$14]);&quot;&quot;;[.$F$14]);&quot;&quot;)">
            <text:p/>
          </table:table-cell>
          <table:table-cell table:formula="of:=IF(ISNUMBER(SEARCH(&quot;N&quot;;[.$K99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0:.$AD100])">
            <text:p/>
          </table:table-cell>
          <table:table-cell table:formula="of:=COM.MICROSOFT.CONCAT([.$AF100:.$AS100])">
            <text:p/>
          </table:table-cell>
          <table:table-cell table:formula="of:=COM.MICROSOFT.CONCAT([.$AU100:.$BH100])">
            <text:p/>
          </table:table-cell>
          <table:table-cell table:formula="of:=COUNTIF([.$K$1:.$K$1998];[.K100])" office:value-type="float" office:value="0" calcext:value-type="float">
            <text:p>0</text:p>
          </table:table-cell>
          <table:table-cell/>
          <table:table-cell table:formula="of:=IF(ISNUMBER(SEARCH(&quot;A&quot;;[.$K100]));IF(ISBLANK([.$D$2]);&quot;&quot;;[.$D$2]);&quot;&quot;)">
            <text:p/>
          </table:table-cell>
          <table:table-cell table:formula="of:=IF(ISNUMBER(SEARCH(&quot;B&quot;;[.$K100]));IF(ISBLANK([.$D$3]);&quot;&quot;;[.$D$3]);&quot;&quot;)">
            <text:p/>
          </table:table-cell>
          <table:table-cell table:formula="of:=IF(ISNUMBER(SEARCH(&quot;C&quot;;[.$K100]));IF(ISBLANK([.$D$4]);&quot;&quot;;[.$D$4]);&quot;&quot;)">
            <text:p/>
          </table:table-cell>
          <table:table-cell table:formula="of:=IF(ISNUMBER(SEARCH(&quot;D&quot;;[.$K100]));IF(ISBLANK([.$D$5]);&quot;&quot;;[.$D$5]);&quot;&quot;)">
            <text:p/>
          </table:table-cell>
          <table:table-cell table:formula="of:=IF(ISNUMBER(SEARCH(&quot;E&quot;;[.$K100]));IF(ISBLANK([.$D$6]);&quot;&quot;;[.$D$6]);&quot;&quot;)">
            <text:p/>
          </table:table-cell>
          <table:table-cell table:formula="of:=IF(ISNUMBER(SEARCH(&quot;F&quot;;[.$K100]));IF(ISBLANK([.$D$7]);&quot;&quot;;[.$D$7]);&quot;&quot;)">
            <text:p/>
          </table:table-cell>
          <table:table-cell table:formula="of:=IF(ISNUMBER(SEARCH(&quot;G&quot;;[.$K100]));IF(ISBLANK([.$D$8]);&quot;&quot;;[.$D$8]);&quot;&quot;)">
            <text:p/>
          </table:table-cell>
          <table:table-cell table:formula="of:=IF(ISNUMBER(SEARCH(&quot;H&quot;;[.$K100]));IF(ISBLANK([.$D$9]);&quot;&quot;;[.$D$9]);&quot;&quot;)">
            <text:p/>
          </table:table-cell>
          <table:table-cell table:formula="of:=IF(ISNUMBER(SEARCH(&quot;I&quot;;[.$K100]));IF(ISBLANK([.$D$10]);&quot;&quot;;[.$D$10]);&quot;&quot;)">
            <text:p/>
          </table:table-cell>
          <table:table-cell table:formula="of:=IF(ISNUMBER(SEARCH(&quot;J&quot;;[.$K100]));IF(ISBLANK([.$D$11]);&quot;&quot;;[.$D$11]);&quot;&quot;)">
            <text:p/>
          </table:table-cell>
          <table:table-cell table:formula="of:=IF(ISNUMBER(SEARCH(&quot;K&quot;;[.$K100]));IF(ISBLANK([.$D$12]);&quot;&quot;;[.$D$12]);&quot;&quot;)">
            <text:p/>
          </table:table-cell>
          <table:table-cell table:formula="of:=IF(ISNUMBER(SEARCH(&quot;L&quot;;[.$K100]));IF(ISBLANK([.$D$13]);&quot;&quot;;[.$D$13]);&quot;&quot;)">
            <text:p/>
          </table:table-cell>
          <table:table-cell table:formula="of:=IF(ISNUMBER(SEARCH(&quot;M&quot;;[.$K100]));IF(ISBLANK([.$D$14]);&quot;&quot;;[.$D$14]);&quot;&quot;)">
            <text:p/>
          </table:table-cell>
          <table:table-cell table:formula="of:=IF(ISNUMBER(SEARCH(&quot;N&quot;;[.$K100]));IF(ISBLANK([.$D$15]);&quot;&quot;;[.$D$15]);&quot;&quot;)">
            <text:p/>
          </table:table-cell>
          <table:table-cell/>
          <table:table-cell table:formula="of:=IF(ISNUMBER(SEARCH(&quot;A&quot;;[.$K100]));IF(ISBLANK([.$E$2]);&quot;&quot;;[.$E$2]);&quot;&quot;)">
            <text:p/>
          </table:table-cell>
          <table:table-cell table:formula="of:=IF(ISNUMBER(SEARCH(&quot;B&quot;;[.$K100]));IF(ISBLANK([.$E$3]);&quot;&quot;;[.$E$3]);&quot;&quot;)">
            <text:p/>
          </table:table-cell>
          <table:table-cell table:formula="of:=IF(ISNUMBER(SEARCH(&quot;C&quot;;[.$K100]));IF(ISBLANK([.$E$4]);&quot;&quot;;[.$E$4]);&quot;&quot;)">
            <text:p/>
          </table:table-cell>
          <table:table-cell table:formula="of:=IF(ISNUMBER(SEARCH(&quot;D&quot;;[.$K100]));IF(ISBLANK([.$E$5]);&quot;&quot;;[.$E$5]);&quot;&quot;)">
            <text:p/>
          </table:table-cell>
          <table:table-cell table:formula="of:=IF(ISNUMBER(SEARCH(&quot;E&quot;;[.$K100]));IF(ISBLANK([.$E$6]);&quot;&quot;;[.$E$6]);&quot;&quot;)">
            <text:p/>
          </table:table-cell>
          <table:table-cell table:formula="of:=IF(ISNUMBER(SEARCH(&quot;F&quot;;[.$K100]));IF(ISBLANK([.$E$7]);&quot;&quot;;[.$E$7]);&quot;&quot;)">
            <text:p/>
          </table:table-cell>
          <table:table-cell table:formula="of:=IF(ISNUMBER(SEARCH(&quot;G&quot;;[.$K100]));IF(ISBLANK([.$E$8]);&quot;&quot;;[.$E$8]);&quot;&quot;)">
            <text:p/>
          </table:table-cell>
          <table:table-cell table:formula="of:=IF(ISNUMBER(SEARCH(&quot;H&quot;;[.$K100]));IF(ISBLANK([.$E$9]);&quot;&quot;;[.$E$9]);&quot;&quot;)">
            <text:p/>
          </table:table-cell>
          <table:table-cell table:formula="of:=IF(ISNUMBER(SEARCH(&quot;I&quot;;[.$K100]));IF(ISBLANK([.$E$10]);&quot;&quot;;[.$E$10]);&quot;&quot;)">
            <text:p/>
          </table:table-cell>
          <table:table-cell table:formula="of:=IF(ISNUMBER(SEARCH(&quot;J&quot;;[.$K100]));IF(ISBLANK([.$E$11]);&quot;&quot;;[.$E$11]);&quot;&quot;)">
            <text:p/>
          </table:table-cell>
          <table:table-cell table:formula="of:=IF(ISNUMBER(SEARCH(&quot;K&quot;;[.$K100]));IF(ISBLANK([.$E$12]);&quot;&quot;;[.$E$12]);&quot;&quot;)">
            <text:p/>
          </table:table-cell>
          <table:table-cell table:formula="of:=IF(ISNUMBER(SEARCH(&quot;L&quot;;[.$K100]));IF(ISBLANK([.$E$13]);&quot;&quot;;[.$E$13]);&quot;&quot;)">
            <text:p/>
          </table:table-cell>
          <table:table-cell table:formula="of:=IF(ISNUMBER(SEARCH(&quot;M&quot;;[.$K100]));IF(ISBLANK([.$E$14]);&quot;&quot;;[.$E$14]);&quot;&quot;)">
            <text:p/>
          </table:table-cell>
          <table:table-cell table:formula="of:=IF(ISNUMBER(SEARCH(&quot;N&quot;;[.$K100]));IF(ISBLANK([.$E$15]);&quot;&quot;;[.$E$15]);&quot;&quot;)">
            <text:p/>
          </table:table-cell>
          <table:table-cell/>
          <table:table-cell table:formula="of:=IF(ISNUMBER(SEARCH(&quot;A&quot;;[.$K100]));IF(ISBLANK([.$F$2]);&quot;&quot;;[.$F$2]);&quot;&quot;)">
            <text:p/>
          </table:table-cell>
          <table:table-cell table:formula="of:=IF(ISNUMBER(SEARCH(&quot;B&quot;;[.$K100]));IF(ISBLANK([.$F$3]);&quot;&quot;;[.$F$3]);&quot;&quot;)">
            <text:p/>
          </table:table-cell>
          <table:table-cell table:formula="of:=IF(ISNUMBER(SEARCH(&quot;C&quot;;[.$K100]));IF(ISBLANK([.$F$4]);&quot;&quot;;[.$F$4]);&quot;&quot;)">
            <text:p/>
          </table:table-cell>
          <table:table-cell table:formula="of:=IF(ISNUMBER(SEARCH(&quot;D&quot;;[.$K100]));IF(ISBLANK([.$F$5]);&quot;&quot;;[.$F$5]);&quot;&quot;)">
            <text:p/>
          </table:table-cell>
          <table:table-cell table:formula="of:=IF(ISNUMBER(SEARCH(&quot;E&quot;;[.$K100]));IF(ISBLANK([.$F$6]);&quot;&quot;;[.$F$6]);&quot;&quot;)">
            <text:p/>
          </table:table-cell>
          <table:table-cell table:formula="of:=IF(ISNUMBER(SEARCH(&quot;F&quot;;[.$K100]));IF(ISBLANK([.$F$7]);&quot;&quot;;[.$F$7]);&quot;&quot;)">
            <text:p/>
          </table:table-cell>
          <table:table-cell table:formula="of:=IF(ISNUMBER(SEARCH(&quot;G&quot;;[.$K100]));IF(ISBLANK([.$F$8]);&quot;&quot;;[.$F$8]);&quot;&quot;)">
            <text:p/>
          </table:table-cell>
          <table:table-cell table:formula="of:=IF(ISNUMBER(SEARCH(&quot;H&quot;;[.$K100]));IF(ISBLANK([.$F$9]);&quot;&quot;;[.$F$9]);&quot;&quot;)">
            <text:p/>
          </table:table-cell>
          <table:table-cell table:formula="of:=IF(ISNUMBER(SEARCH(&quot;I&quot;;[.$K100]));IF(ISBLANK([.$F$10]);&quot;&quot;;[.$F$10]);&quot;&quot;)">
            <text:p/>
          </table:table-cell>
          <table:table-cell table:formula="of:=IF(ISNUMBER(SEARCH(&quot;J&quot;;[.$K100]));IF(ISBLANK([.$F$11]);&quot;&quot;;[.$F$11]);&quot;&quot;)">
            <text:p/>
          </table:table-cell>
          <table:table-cell table:formula="of:=IF(ISNUMBER(SEARCH(&quot;K&quot;;[.$K100]));IF(ISBLANK([.$F$12]);&quot;&quot;;[.$F$12]);&quot;&quot;)">
            <text:p/>
          </table:table-cell>
          <table:table-cell table:formula="of:=IF(ISNUMBER(SEARCH(&quot;L&quot;;[.$K100]));IF(ISBLANK([.$F$13]);&quot;&quot;;[.$F$13]);&quot;&quot;)">
            <text:p/>
          </table:table-cell>
          <table:table-cell table:formula="of:=IF(ISNUMBER(SEARCH(&quot;M&quot;;[.$K100]));IF(ISBLANK([.$F$14]);&quot;&quot;;[.$F$14]);&quot;&quot;)">
            <text:p/>
          </table:table-cell>
          <table:table-cell table:formula="of:=IF(ISNUMBER(SEARCH(&quot;N&quot;;[.$K100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1:.$AD101])">
            <text:p/>
          </table:table-cell>
          <table:table-cell table:formula="of:=COM.MICROSOFT.CONCAT([.$AF101:.$AS101])">
            <text:p/>
          </table:table-cell>
          <table:table-cell table:formula="of:=COM.MICROSOFT.CONCAT([.$AU101:.$BH101])">
            <text:p/>
          </table:table-cell>
          <table:table-cell table:formula="of:=COUNTIF([.$K$1:.$K$1998];[.K101])" office:value-type="float" office:value="0" calcext:value-type="float">
            <text:p>0</text:p>
          </table:table-cell>
          <table:table-cell/>
          <table:table-cell table:formula="of:=IF(ISNUMBER(SEARCH(&quot;A&quot;;[.$K101]));IF(ISBLANK([.$D$2]);&quot;&quot;;[.$D$2]);&quot;&quot;)">
            <text:p/>
          </table:table-cell>
          <table:table-cell table:formula="of:=IF(ISNUMBER(SEARCH(&quot;B&quot;;[.$K101]));IF(ISBLANK([.$D$3]);&quot;&quot;;[.$D$3]);&quot;&quot;)">
            <text:p/>
          </table:table-cell>
          <table:table-cell table:formula="of:=IF(ISNUMBER(SEARCH(&quot;C&quot;;[.$K101]));IF(ISBLANK([.$D$4]);&quot;&quot;;[.$D$4]);&quot;&quot;)">
            <text:p/>
          </table:table-cell>
          <table:table-cell table:formula="of:=IF(ISNUMBER(SEARCH(&quot;D&quot;;[.$K101]));IF(ISBLANK([.$D$5]);&quot;&quot;;[.$D$5]);&quot;&quot;)">
            <text:p/>
          </table:table-cell>
          <table:table-cell table:formula="of:=IF(ISNUMBER(SEARCH(&quot;E&quot;;[.$K101]));IF(ISBLANK([.$D$6]);&quot;&quot;;[.$D$6]);&quot;&quot;)">
            <text:p/>
          </table:table-cell>
          <table:table-cell table:formula="of:=IF(ISNUMBER(SEARCH(&quot;F&quot;;[.$K101]));IF(ISBLANK([.$D$7]);&quot;&quot;;[.$D$7]);&quot;&quot;)">
            <text:p/>
          </table:table-cell>
          <table:table-cell table:formula="of:=IF(ISNUMBER(SEARCH(&quot;G&quot;;[.$K101]));IF(ISBLANK([.$D$8]);&quot;&quot;;[.$D$8]);&quot;&quot;)">
            <text:p/>
          </table:table-cell>
          <table:table-cell table:formula="of:=IF(ISNUMBER(SEARCH(&quot;H&quot;;[.$K101]));IF(ISBLANK([.$D$9]);&quot;&quot;;[.$D$9]);&quot;&quot;)">
            <text:p/>
          </table:table-cell>
          <table:table-cell table:formula="of:=IF(ISNUMBER(SEARCH(&quot;I&quot;;[.$K101]));IF(ISBLANK([.$D$10]);&quot;&quot;;[.$D$10]);&quot;&quot;)">
            <text:p/>
          </table:table-cell>
          <table:table-cell table:formula="of:=IF(ISNUMBER(SEARCH(&quot;J&quot;;[.$K101]));IF(ISBLANK([.$D$11]);&quot;&quot;;[.$D$11]);&quot;&quot;)">
            <text:p/>
          </table:table-cell>
          <table:table-cell table:formula="of:=IF(ISNUMBER(SEARCH(&quot;K&quot;;[.$K101]));IF(ISBLANK([.$D$12]);&quot;&quot;;[.$D$12]);&quot;&quot;)">
            <text:p/>
          </table:table-cell>
          <table:table-cell table:formula="of:=IF(ISNUMBER(SEARCH(&quot;L&quot;;[.$K101]));IF(ISBLANK([.$D$13]);&quot;&quot;;[.$D$13]);&quot;&quot;)">
            <text:p/>
          </table:table-cell>
          <table:table-cell table:formula="of:=IF(ISNUMBER(SEARCH(&quot;M&quot;;[.$K101]));IF(ISBLANK([.$D$14]);&quot;&quot;;[.$D$14]);&quot;&quot;)">
            <text:p/>
          </table:table-cell>
          <table:table-cell table:formula="of:=IF(ISNUMBER(SEARCH(&quot;N&quot;;[.$K101]));IF(ISBLANK([.$D$15]);&quot;&quot;;[.$D$15]);&quot;&quot;)">
            <text:p/>
          </table:table-cell>
          <table:table-cell/>
          <table:table-cell table:formula="of:=IF(ISNUMBER(SEARCH(&quot;A&quot;;[.$K101]));IF(ISBLANK([.$E$2]);&quot;&quot;;[.$E$2]);&quot;&quot;)">
            <text:p/>
          </table:table-cell>
          <table:table-cell table:formula="of:=IF(ISNUMBER(SEARCH(&quot;B&quot;;[.$K101]));IF(ISBLANK([.$E$3]);&quot;&quot;;[.$E$3]);&quot;&quot;)">
            <text:p/>
          </table:table-cell>
          <table:table-cell table:formula="of:=IF(ISNUMBER(SEARCH(&quot;C&quot;;[.$K101]));IF(ISBLANK([.$E$4]);&quot;&quot;;[.$E$4]);&quot;&quot;)">
            <text:p/>
          </table:table-cell>
          <table:table-cell table:formula="of:=IF(ISNUMBER(SEARCH(&quot;D&quot;;[.$K101]));IF(ISBLANK([.$E$5]);&quot;&quot;;[.$E$5]);&quot;&quot;)">
            <text:p/>
          </table:table-cell>
          <table:table-cell table:formula="of:=IF(ISNUMBER(SEARCH(&quot;E&quot;;[.$K101]));IF(ISBLANK([.$E$6]);&quot;&quot;;[.$E$6]);&quot;&quot;)">
            <text:p/>
          </table:table-cell>
          <table:table-cell table:formula="of:=IF(ISNUMBER(SEARCH(&quot;F&quot;;[.$K101]));IF(ISBLANK([.$E$7]);&quot;&quot;;[.$E$7]);&quot;&quot;)">
            <text:p/>
          </table:table-cell>
          <table:table-cell table:formula="of:=IF(ISNUMBER(SEARCH(&quot;G&quot;;[.$K101]));IF(ISBLANK([.$E$8]);&quot;&quot;;[.$E$8]);&quot;&quot;)">
            <text:p/>
          </table:table-cell>
          <table:table-cell table:formula="of:=IF(ISNUMBER(SEARCH(&quot;H&quot;;[.$K101]));IF(ISBLANK([.$E$9]);&quot;&quot;;[.$E$9]);&quot;&quot;)">
            <text:p/>
          </table:table-cell>
          <table:table-cell table:formula="of:=IF(ISNUMBER(SEARCH(&quot;I&quot;;[.$K101]));IF(ISBLANK([.$E$10]);&quot;&quot;;[.$E$10]);&quot;&quot;)">
            <text:p/>
          </table:table-cell>
          <table:table-cell table:formula="of:=IF(ISNUMBER(SEARCH(&quot;J&quot;;[.$K101]));IF(ISBLANK([.$E$11]);&quot;&quot;;[.$E$11]);&quot;&quot;)">
            <text:p/>
          </table:table-cell>
          <table:table-cell table:formula="of:=IF(ISNUMBER(SEARCH(&quot;K&quot;;[.$K101]));IF(ISBLANK([.$E$12]);&quot;&quot;;[.$E$12]);&quot;&quot;)">
            <text:p/>
          </table:table-cell>
          <table:table-cell table:formula="of:=IF(ISNUMBER(SEARCH(&quot;L&quot;;[.$K101]));IF(ISBLANK([.$E$13]);&quot;&quot;;[.$E$13]);&quot;&quot;)">
            <text:p/>
          </table:table-cell>
          <table:table-cell table:formula="of:=IF(ISNUMBER(SEARCH(&quot;M&quot;;[.$K101]));IF(ISBLANK([.$E$14]);&quot;&quot;;[.$E$14]);&quot;&quot;)">
            <text:p/>
          </table:table-cell>
          <table:table-cell table:formula="of:=IF(ISNUMBER(SEARCH(&quot;N&quot;;[.$K101]));IF(ISBLANK([.$E$15]);&quot;&quot;;[.$E$15]);&quot;&quot;)">
            <text:p/>
          </table:table-cell>
          <table:table-cell/>
          <table:table-cell table:formula="of:=IF(ISNUMBER(SEARCH(&quot;A&quot;;[.$K101]));IF(ISBLANK([.$F$2]);&quot;&quot;;[.$F$2]);&quot;&quot;)">
            <text:p/>
          </table:table-cell>
          <table:table-cell table:formula="of:=IF(ISNUMBER(SEARCH(&quot;B&quot;;[.$K101]));IF(ISBLANK([.$F$3]);&quot;&quot;;[.$F$3]);&quot;&quot;)">
            <text:p/>
          </table:table-cell>
          <table:table-cell table:formula="of:=IF(ISNUMBER(SEARCH(&quot;C&quot;;[.$K101]));IF(ISBLANK([.$F$4]);&quot;&quot;;[.$F$4]);&quot;&quot;)">
            <text:p/>
          </table:table-cell>
          <table:table-cell table:formula="of:=IF(ISNUMBER(SEARCH(&quot;D&quot;;[.$K101]));IF(ISBLANK([.$F$5]);&quot;&quot;;[.$F$5]);&quot;&quot;)">
            <text:p/>
          </table:table-cell>
          <table:table-cell table:formula="of:=IF(ISNUMBER(SEARCH(&quot;E&quot;;[.$K101]));IF(ISBLANK([.$F$6]);&quot;&quot;;[.$F$6]);&quot;&quot;)">
            <text:p/>
          </table:table-cell>
          <table:table-cell table:formula="of:=IF(ISNUMBER(SEARCH(&quot;F&quot;;[.$K101]));IF(ISBLANK([.$F$7]);&quot;&quot;;[.$F$7]);&quot;&quot;)">
            <text:p/>
          </table:table-cell>
          <table:table-cell table:formula="of:=IF(ISNUMBER(SEARCH(&quot;G&quot;;[.$K101]));IF(ISBLANK([.$F$8]);&quot;&quot;;[.$F$8]);&quot;&quot;)">
            <text:p/>
          </table:table-cell>
          <table:table-cell table:formula="of:=IF(ISNUMBER(SEARCH(&quot;H&quot;;[.$K101]));IF(ISBLANK([.$F$9]);&quot;&quot;;[.$F$9]);&quot;&quot;)">
            <text:p/>
          </table:table-cell>
          <table:table-cell table:formula="of:=IF(ISNUMBER(SEARCH(&quot;I&quot;;[.$K101]));IF(ISBLANK([.$F$10]);&quot;&quot;;[.$F$10]);&quot;&quot;)">
            <text:p/>
          </table:table-cell>
          <table:table-cell table:formula="of:=IF(ISNUMBER(SEARCH(&quot;J&quot;;[.$K101]));IF(ISBLANK([.$F$11]);&quot;&quot;;[.$F$11]);&quot;&quot;)">
            <text:p/>
          </table:table-cell>
          <table:table-cell table:formula="of:=IF(ISNUMBER(SEARCH(&quot;K&quot;;[.$K101]));IF(ISBLANK([.$F$12]);&quot;&quot;;[.$F$12]);&quot;&quot;)">
            <text:p/>
          </table:table-cell>
          <table:table-cell table:formula="of:=IF(ISNUMBER(SEARCH(&quot;L&quot;;[.$K101]));IF(ISBLANK([.$F$13]);&quot;&quot;;[.$F$13]);&quot;&quot;)">
            <text:p/>
          </table:table-cell>
          <table:table-cell table:formula="of:=IF(ISNUMBER(SEARCH(&quot;M&quot;;[.$K101]));IF(ISBLANK([.$F$14]);&quot;&quot;;[.$F$14]);&quot;&quot;)">
            <text:p/>
          </table:table-cell>
          <table:table-cell table:formula="of:=IF(ISNUMBER(SEARCH(&quot;N&quot;;[.$K101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2:.$AD102])">
            <text:p/>
          </table:table-cell>
          <table:table-cell table:formula="of:=COM.MICROSOFT.CONCAT([.$AF102:.$AS102])">
            <text:p/>
          </table:table-cell>
          <table:table-cell table:formula="of:=COM.MICROSOFT.CONCAT([.$AU102:.$BH102])">
            <text:p/>
          </table:table-cell>
          <table:table-cell table:formula="of:=COUNTIF([.$K$1:.$K$1998];[.K102])" office:value-type="float" office:value="0" calcext:value-type="float">
            <text:p>0</text:p>
          </table:table-cell>
          <table:table-cell/>
          <table:table-cell table:formula="of:=IF(ISNUMBER(SEARCH(&quot;A&quot;;[.$K102]));IF(ISBLANK([.$D$2]);&quot;&quot;;[.$D$2]);&quot;&quot;)">
            <text:p/>
          </table:table-cell>
          <table:table-cell table:formula="of:=IF(ISNUMBER(SEARCH(&quot;B&quot;;[.$K102]));IF(ISBLANK([.$D$3]);&quot;&quot;;[.$D$3]);&quot;&quot;)">
            <text:p/>
          </table:table-cell>
          <table:table-cell table:formula="of:=IF(ISNUMBER(SEARCH(&quot;C&quot;;[.$K102]));IF(ISBLANK([.$D$4]);&quot;&quot;;[.$D$4]);&quot;&quot;)">
            <text:p/>
          </table:table-cell>
          <table:table-cell table:formula="of:=IF(ISNUMBER(SEARCH(&quot;D&quot;;[.$K102]));IF(ISBLANK([.$D$5]);&quot;&quot;;[.$D$5]);&quot;&quot;)">
            <text:p/>
          </table:table-cell>
          <table:table-cell table:formula="of:=IF(ISNUMBER(SEARCH(&quot;E&quot;;[.$K102]));IF(ISBLANK([.$D$6]);&quot;&quot;;[.$D$6]);&quot;&quot;)">
            <text:p/>
          </table:table-cell>
          <table:table-cell table:formula="of:=IF(ISNUMBER(SEARCH(&quot;F&quot;;[.$K102]));IF(ISBLANK([.$D$7]);&quot;&quot;;[.$D$7]);&quot;&quot;)">
            <text:p/>
          </table:table-cell>
          <table:table-cell table:formula="of:=IF(ISNUMBER(SEARCH(&quot;G&quot;;[.$K102]));IF(ISBLANK([.$D$8]);&quot;&quot;;[.$D$8]);&quot;&quot;)">
            <text:p/>
          </table:table-cell>
          <table:table-cell table:formula="of:=IF(ISNUMBER(SEARCH(&quot;H&quot;;[.$K102]));IF(ISBLANK([.$D$9]);&quot;&quot;;[.$D$9]);&quot;&quot;)">
            <text:p/>
          </table:table-cell>
          <table:table-cell table:formula="of:=IF(ISNUMBER(SEARCH(&quot;I&quot;;[.$K102]));IF(ISBLANK([.$D$10]);&quot;&quot;;[.$D$10]);&quot;&quot;)">
            <text:p/>
          </table:table-cell>
          <table:table-cell table:formula="of:=IF(ISNUMBER(SEARCH(&quot;J&quot;;[.$K102]));IF(ISBLANK([.$D$11]);&quot;&quot;;[.$D$11]);&quot;&quot;)">
            <text:p/>
          </table:table-cell>
          <table:table-cell table:formula="of:=IF(ISNUMBER(SEARCH(&quot;K&quot;;[.$K102]));IF(ISBLANK([.$D$12]);&quot;&quot;;[.$D$12]);&quot;&quot;)">
            <text:p/>
          </table:table-cell>
          <table:table-cell table:formula="of:=IF(ISNUMBER(SEARCH(&quot;L&quot;;[.$K102]));IF(ISBLANK([.$D$13]);&quot;&quot;;[.$D$13]);&quot;&quot;)">
            <text:p/>
          </table:table-cell>
          <table:table-cell table:formula="of:=IF(ISNUMBER(SEARCH(&quot;M&quot;;[.$K102]));IF(ISBLANK([.$D$14]);&quot;&quot;;[.$D$14]);&quot;&quot;)">
            <text:p/>
          </table:table-cell>
          <table:table-cell table:formula="of:=IF(ISNUMBER(SEARCH(&quot;N&quot;;[.$K102]));IF(ISBLANK([.$D$15]);&quot;&quot;;[.$D$15]);&quot;&quot;)">
            <text:p/>
          </table:table-cell>
          <table:table-cell/>
          <table:table-cell table:formula="of:=IF(ISNUMBER(SEARCH(&quot;A&quot;;[.$K102]));IF(ISBLANK([.$E$2]);&quot;&quot;;[.$E$2]);&quot;&quot;)">
            <text:p/>
          </table:table-cell>
          <table:table-cell table:formula="of:=IF(ISNUMBER(SEARCH(&quot;B&quot;;[.$K102]));IF(ISBLANK([.$E$3]);&quot;&quot;;[.$E$3]);&quot;&quot;)">
            <text:p/>
          </table:table-cell>
          <table:table-cell table:formula="of:=IF(ISNUMBER(SEARCH(&quot;C&quot;;[.$K102]));IF(ISBLANK([.$E$4]);&quot;&quot;;[.$E$4]);&quot;&quot;)">
            <text:p/>
          </table:table-cell>
          <table:table-cell table:formula="of:=IF(ISNUMBER(SEARCH(&quot;D&quot;;[.$K102]));IF(ISBLANK([.$E$5]);&quot;&quot;;[.$E$5]);&quot;&quot;)">
            <text:p/>
          </table:table-cell>
          <table:table-cell table:formula="of:=IF(ISNUMBER(SEARCH(&quot;E&quot;;[.$K102]));IF(ISBLANK([.$E$6]);&quot;&quot;;[.$E$6]);&quot;&quot;)">
            <text:p/>
          </table:table-cell>
          <table:table-cell table:formula="of:=IF(ISNUMBER(SEARCH(&quot;F&quot;;[.$K102]));IF(ISBLANK([.$E$7]);&quot;&quot;;[.$E$7]);&quot;&quot;)">
            <text:p/>
          </table:table-cell>
          <table:table-cell table:formula="of:=IF(ISNUMBER(SEARCH(&quot;G&quot;;[.$K102]));IF(ISBLANK([.$E$8]);&quot;&quot;;[.$E$8]);&quot;&quot;)">
            <text:p/>
          </table:table-cell>
          <table:table-cell table:formula="of:=IF(ISNUMBER(SEARCH(&quot;H&quot;;[.$K102]));IF(ISBLANK([.$E$9]);&quot;&quot;;[.$E$9]);&quot;&quot;)">
            <text:p/>
          </table:table-cell>
          <table:table-cell table:formula="of:=IF(ISNUMBER(SEARCH(&quot;I&quot;;[.$K102]));IF(ISBLANK([.$E$10]);&quot;&quot;;[.$E$10]);&quot;&quot;)">
            <text:p/>
          </table:table-cell>
          <table:table-cell table:formula="of:=IF(ISNUMBER(SEARCH(&quot;J&quot;;[.$K102]));IF(ISBLANK([.$E$11]);&quot;&quot;;[.$E$11]);&quot;&quot;)">
            <text:p/>
          </table:table-cell>
          <table:table-cell table:formula="of:=IF(ISNUMBER(SEARCH(&quot;K&quot;;[.$K102]));IF(ISBLANK([.$E$12]);&quot;&quot;;[.$E$12]);&quot;&quot;)">
            <text:p/>
          </table:table-cell>
          <table:table-cell table:formula="of:=IF(ISNUMBER(SEARCH(&quot;L&quot;;[.$K102]));IF(ISBLANK([.$E$13]);&quot;&quot;;[.$E$13]);&quot;&quot;)">
            <text:p/>
          </table:table-cell>
          <table:table-cell table:formula="of:=IF(ISNUMBER(SEARCH(&quot;M&quot;;[.$K102]));IF(ISBLANK([.$E$14]);&quot;&quot;;[.$E$14]);&quot;&quot;)">
            <text:p/>
          </table:table-cell>
          <table:table-cell table:formula="of:=IF(ISNUMBER(SEARCH(&quot;N&quot;;[.$K102]));IF(ISBLANK([.$E$15]);&quot;&quot;;[.$E$15]);&quot;&quot;)">
            <text:p/>
          </table:table-cell>
          <table:table-cell/>
          <table:table-cell table:formula="of:=IF(ISNUMBER(SEARCH(&quot;A&quot;;[.$K102]));IF(ISBLANK([.$F$2]);&quot;&quot;;[.$F$2]);&quot;&quot;)">
            <text:p/>
          </table:table-cell>
          <table:table-cell table:formula="of:=IF(ISNUMBER(SEARCH(&quot;B&quot;;[.$K102]));IF(ISBLANK([.$F$3]);&quot;&quot;;[.$F$3]);&quot;&quot;)">
            <text:p/>
          </table:table-cell>
          <table:table-cell table:formula="of:=IF(ISNUMBER(SEARCH(&quot;C&quot;;[.$K102]));IF(ISBLANK([.$F$4]);&quot;&quot;;[.$F$4]);&quot;&quot;)">
            <text:p/>
          </table:table-cell>
          <table:table-cell table:formula="of:=IF(ISNUMBER(SEARCH(&quot;D&quot;;[.$K102]));IF(ISBLANK([.$F$5]);&quot;&quot;;[.$F$5]);&quot;&quot;)">
            <text:p/>
          </table:table-cell>
          <table:table-cell table:formula="of:=IF(ISNUMBER(SEARCH(&quot;E&quot;;[.$K102]));IF(ISBLANK([.$F$6]);&quot;&quot;;[.$F$6]);&quot;&quot;)">
            <text:p/>
          </table:table-cell>
          <table:table-cell table:formula="of:=IF(ISNUMBER(SEARCH(&quot;F&quot;;[.$K102]));IF(ISBLANK([.$F$7]);&quot;&quot;;[.$F$7]);&quot;&quot;)">
            <text:p/>
          </table:table-cell>
          <table:table-cell table:formula="of:=IF(ISNUMBER(SEARCH(&quot;G&quot;;[.$K102]));IF(ISBLANK([.$F$8]);&quot;&quot;;[.$F$8]);&quot;&quot;)">
            <text:p/>
          </table:table-cell>
          <table:table-cell table:formula="of:=IF(ISNUMBER(SEARCH(&quot;H&quot;;[.$K102]));IF(ISBLANK([.$F$9]);&quot;&quot;;[.$F$9]);&quot;&quot;)">
            <text:p/>
          </table:table-cell>
          <table:table-cell table:formula="of:=IF(ISNUMBER(SEARCH(&quot;I&quot;;[.$K102]));IF(ISBLANK([.$F$10]);&quot;&quot;;[.$F$10]);&quot;&quot;)">
            <text:p/>
          </table:table-cell>
          <table:table-cell table:formula="of:=IF(ISNUMBER(SEARCH(&quot;J&quot;;[.$K102]));IF(ISBLANK([.$F$11]);&quot;&quot;;[.$F$11]);&quot;&quot;)">
            <text:p/>
          </table:table-cell>
          <table:table-cell table:formula="of:=IF(ISNUMBER(SEARCH(&quot;K&quot;;[.$K102]));IF(ISBLANK([.$F$12]);&quot;&quot;;[.$F$12]);&quot;&quot;)">
            <text:p/>
          </table:table-cell>
          <table:table-cell table:formula="of:=IF(ISNUMBER(SEARCH(&quot;L&quot;;[.$K102]));IF(ISBLANK([.$F$13]);&quot;&quot;;[.$F$13]);&quot;&quot;)">
            <text:p/>
          </table:table-cell>
          <table:table-cell table:formula="of:=IF(ISNUMBER(SEARCH(&quot;M&quot;;[.$K102]));IF(ISBLANK([.$F$14]);&quot;&quot;;[.$F$14]);&quot;&quot;)">
            <text:p/>
          </table:table-cell>
          <table:table-cell table:formula="of:=IF(ISNUMBER(SEARCH(&quot;N&quot;;[.$K102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3:.$AD103])">
            <text:p/>
          </table:table-cell>
          <table:table-cell table:formula="of:=COM.MICROSOFT.CONCAT([.$AF103:.$AS103])">
            <text:p/>
          </table:table-cell>
          <table:table-cell table:formula="of:=COM.MICROSOFT.CONCAT([.$AU103:.$BH103])">
            <text:p/>
          </table:table-cell>
          <table:table-cell table:formula="of:=COUNTIF([.$K$1:.$K$1998];[.K103])" office:value-type="float" office:value="0" calcext:value-type="float">
            <text:p>0</text:p>
          </table:table-cell>
          <table:table-cell/>
          <table:table-cell table:formula="of:=IF(ISNUMBER(SEARCH(&quot;A&quot;;[.$K103]));IF(ISBLANK([.$D$2]);&quot;&quot;;[.$D$2]);&quot;&quot;)">
            <text:p/>
          </table:table-cell>
          <table:table-cell table:formula="of:=IF(ISNUMBER(SEARCH(&quot;B&quot;;[.$K103]));IF(ISBLANK([.$D$3]);&quot;&quot;;[.$D$3]);&quot;&quot;)">
            <text:p/>
          </table:table-cell>
          <table:table-cell table:formula="of:=IF(ISNUMBER(SEARCH(&quot;C&quot;;[.$K103]));IF(ISBLANK([.$D$4]);&quot;&quot;;[.$D$4]);&quot;&quot;)">
            <text:p/>
          </table:table-cell>
          <table:table-cell table:formula="of:=IF(ISNUMBER(SEARCH(&quot;D&quot;;[.$K103]));IF(ISBLANK([.$D$5]);&quot;&quot;;[.$D$5]);&quot;&quot;)">
            <text:p/>
          </table:table-cell>
          <table:table-cell table:formula="of:=IF(ISNUMBER(SEARCH(&quot;E&quot;;[.$K103]));IF(ISBLANK([.$D$6]);&quot;&quot;;[.$D$6]);&quot;&quot;)">
            <text:p/>
          </table:table-cell>
          <table:table-cell table:formula="of:=IF(ISNUMBER(SEARCH(&quot;F&quot;;[.$K103]));IF(ISBLANK([.$D$7]);&quot;&quot;;[.$D$7]);&quot;&quot;)">
            <text:p/>
          </table:table-cell>
          <table:table-cell table:formula="of:=IF(ISNUMBER(SEARCH(&quot;G&quot;;[.$K103]));IF(ISBLANK([.$D$8]);&quot;&quot;;[.$D$8]);&quot;&quot;)">
            <text:p/>
          </table:table-cell>
          <table:table-cell table:formula="of:=IF(ISNUMBER(SEARCH(&quot;H&quot;;[.$K103]));IF(ISBLANK([.$D$9]);&quot;&quot;;[.$D$9]);&quot;&quot;)">
            <text:p/>
          </table:table-cell>
          <table:table-cell table:formula="of:=IF(ISNUMBER(SEARCH(&quot;I&quot;;[.$K103]));IF(ISBLANK([.$D$10]);&quot;&quot;;[.$D$10]);&quot;&quot;)">
            <text:p/>
          </table:table-cell>
          <table:table-cell table:formula="of:=IF(ISNUMBER(SEARCH(&quot;J&quot;;[.$K103]));IF(ISBLANK([.$D$11]);&quot;&quot;;[.$D$11]);&quot;&quot;)">
            <text:p/>
          </table:table-cell>
          <table:table-cell table:formula="of:=IF(ISNUMBER(SEARCH(&quot;K&quot;;[.$K103]));IF(ISBLANK([.$D$12]);&quot;&quot;;[.$D$12]);&quot;&quot;)">
            <text:p/>
          </table:table-cell>
          <table:table-cell table:formula="of:=IF(ISNUMBER(SEARCH(&quot;L&quot;;[.$K103]));IF(ISBLANK([.$D$13]);&quot;&quot;;[.$D$13]);&quot;&quot;)">
            <text:p/>
          </table:table-cell>
          <table:table-cell table:formula="of:=IF(ISNUMBER(SEARCH(&quot;M&quot;;[.$K103]));IF(ISBLANK([.$D$14]);&quot;&quot;;[.$D$14]);&quot;&quot;)">
            <text:p/>
          </table:table-cell>
          <table:table-cell table:formula="of:=IF(ISNUMBER(SEARCH(&quot;N&quot;;[.$K103]));IF(ISBLANK([.$D$15]);&quot;&quot;;[.$D$15]);&quot;&quot;)">
            <text:p/>
          </table:table-cell>
          <table:table-cell/>
          <table:table-cell table:formula="of:=IF(ISNUMBER(SEARCH(&quot;A&quot;;[.$K103]));IF(ISBLANK([.$E$2]);&quot;&quot;;[.$E$2]);&quot;&quot;)">
            <text:p/>
          </table:table-cell>
          <table:table-cell table:formula="of:=IF(ISNUMBER(SEARCH(&quot;B&quot;;[.$K103]));IF(ISBLANK([.$E$3]);&quot;&quot;;[.$E$3]);&quot;&quot;)">
            <text:p/>
          </table:table-cell>
          <table:table-cell table:formula="of:=IF(ISNUMBER(SEARCH(&quot;C&quot;;[.$K103]));IF(ISBLANK([.$E$4]);&quot;&quot;;[.$E$4]);&quot;&quot;)">
            <text:p/>
          </table:table-cell>
          <table:table-cell table:formula="of:=IF(ISNUMBER(SEARCH(&quot;D&quot;;[.$K103]));IF(ISBLANK([.$E$5]);&quot;&quot;;[.$E$5]);&quot;&quot;)">
            <text:p/>
          </table:table-cell>
          <table:table-cell table:formula="of:=IF(ISNUMBER(SEARCH(&quot;E&quot;;[.$K103]));IF(ISBLANK([.$E$6]);&quot;&quot;;[.$E$6]);&quot;&quot;)">
            <text:p/>
          </table:table-cell>
          <table:table-cell table:formula="of:=IF(ISNUMBER(SEARCH(&quot;F&quot;;[.$K103]));IF(ISBLANK([.$E$7]);&quot;&quot;;[.$E$7]);&quot;&quot;)">
            <text:p/>
          </table:table-cell>
          <table:table-cell table:formula="of:=IF(ISNUMBER(SEARCH(&quot;G&quot;;[.$K103]));IF(ISBLANK([.$E$8]);&quot;&quot;;[.$E$8]);&quot;&quot;)">
            <text:p/>
          </table:table-cell>
          <table:table-cell table:formula="of:=IF(ISNUMBER(SEARCH(&quot;H&quot;;[.$K103]));IF(ISBLANK([.$E$9]);&quot;&quot;;[.$E$9]);&quot;&quot;)">
            <text:p/>
          </table:table-cell>
          <table:table-cell table:formula="of:=IF(ISNUMBER(SEARCH(&quot;I&quot;;[.$K103]));IF(ISBLANK([.$E$10]);&quot;&quot;;[.$E$10]);&quot;&quot;)">
            <text:p/>
          </table:table-cell>
          <table:table-cell table:formula="of:=IF(ISNUMBER(SEARCH(&quot;J&quot;;[.$K103]));IF(ISBLANK([.$E$11]);&quot;&quot;;[.$E$11]);&quot;&quot;)">
            <text:p/>
          </table:table-cell>
          <table:table-cell table:formula="of:=IF(ISNUMBER(SEARCH(&quot;K&quot;;[.$K103]));IF(ISBLANK([.$E$12]);&quot;&quot;;[.$E$12]);&quot;&quot;)">
            <text:p/>
          </table:table-cell>
          <table:table-cell table:formula="of:=IF(ISNUMBER(SEARCH(&quot;L&quot;;[.$K103]));IF(ISBLANK([.$E$13]);&quot;&quot;;[.$E$13]);&quot;&quot;)">
            <text:p/>
          </table:table-cell>
          <table:table-cell table:formula="of:=IF(ISNUMBER(SEARCH(&quot;M&quot;;[.$K103]));IF(ISBLANK([.$E$14]);&quot;&quot;;[.$E$14]);&quot;&quot;)">
            <text:p/>
          </table:table-cell>
          <table:table-cell table:formula="of:=IF(ISNUMBER(SEARCH(&quot;N&quot;;[.$K103]));IF(ISBLANK([.$E$15]);&quot;&quot;;[.$E$15]);&quot;&quot;)">
            <text:p/>
          </table:table-cell>
          <table:table-cell/>
          <table:table-cell table:formula="of:=IF(ISNUMBER(SEARCH(&quot;A&quot;;[.$K103]));IF(ISBLANK([.$F$2]);&quot;&quot;;[.$F$2]);&quot;&quot;)">
            <text:p/>
          </table:table-cell>
          <table:table-cell table:formula="of:=IF(ISNUMBER(SEARCH(&quot;B&quot;;[.$K103]));IF(ISBLANK([.$F$3]);&quot;&quot;;[.$F$3]);&quot;&quot;)">
            <text:p/>
          </table:table-cell>
          <table:table-cell table:formula="of:=IF(ISNUMBER(SEARCH(&quot;C&quot;;[.$K103]));IF(ISBLANK([.$F$4]);&quot;&quot;;[.$F$4]);&quot;&quot;)">
            <text:p/>
          </table:table-cell>
          <table:table-cell table:formula="of:=IF(ISNUMBER(SEARCH(&quot;D&quot;;[.$K103]));IF(ISBLANK([.$F$5]);&quot;&quot;;[.$F$5]);&quot;&quot;)">
            <text:p/>
          </table:table-cell>
          <table:table-cell table:formula="of:=IF(ISNUMBER(SEARCH(&quot;E&quot;;[.$K103]));IF(ISBLANK([.$F$6]);&quot;&quot;;[.$F$6]);&quot;&quot;)">
            <text:p/>
          </table:table-cell>
          <table:table-cell table:formula="of:=IF(ISNUMBER(SEARCH(&quot;F&quot;;[.$K103]));IF(ISBLANK([.$F$7]);&quot;&quot;;[.$F$7]);&quot;&quot;)">
            <text:p/>
          </table:table-cell>
          <table:table-cell table:formula="of:=IF(ISNUMBER(SEARCH(&quot;G&quot;;[.$K103]));IF(ISBLANK([.$F$8]);&quot;&quot;;[.$F$8]);&quot;&quot;)">
            <text:p/>
          </table:table-cell>
          <table:table-cell table:formula="of:=IF(ISNUMBER(SEARCH(&quot;H&quot;;[.$K103]));IF(ISBLANK([.$F$9]);&quot;&quot;;[.$F$9]);&quot;&quot;)">
            <text:p/>
          </table:table-cell>
          <table:table-cell table:formula="of:=IF(ISNUMBER(SEARCH(&quot;I&quot;;[.$K103]));IF(ISBLANK([.$F$10]);&quot;&quot;;[.$F$10]);&quot;&quot;)">
            <text:p/>
          </table:table-cell>
          <table:table-cell table:formula="of:=IF(ISNUMBER(SEARCH(&quot;J&quot;;[.$K103]));IF(ISBLANK([.$F$11]);&quot;&quot;;[.$F$11]);&quot;&quot;)">
            <text:p/>
          </table:table-cell>
          <table:table-cell table:formula="of:=IF(ISNUMBER(SEARCH(&quot;K&quot;;[.$K103]));IF(ISBLANK([.$F$12]);&quot;&quot;;[.$F$12]);&quot;&quot;)">
            <text:p/>
          </table:table-cell>
          <table:table-cell table:formula="of:=IF(ISNUMBER(SEARCH(&quot;L&quot;;[.$K103]));IF(ISBLANK([.$F$13]);&quot;&quot;;[.$F$13]);&quot;&quot;)">
            <text:p/>
          </table:table-cell>
          <table:table-cell table:formula="of:=IF(ISNUMBER(SEARCH(&quot;M&quot;;[.$K103]));IF(ISBLANK([.$F$14]);&quot;&quot;;[.$F$14]);&quot;&quot;)">
            <text:p/>
          </table:table-cell>
          <table:table-cell table:formula="of:=IF(ISNUMBER(SEARCH(&quot;N&quot;;[.$K10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4:.$AD104])">
            <text:p/>
          </table:table-cell>
          <table:table-cell table:formula="of:=COM.MICROSOFT.CONCAT([.$AF104:.$AS104])">
            <text:p/>
          </table:table-cell>
          <table:table-cell table:formula="of:=COM.MICROSOFT.CONCAT([.$AU104:.$BH104])">
            <text:p/>
          </table:table-cell>
          <table:table-cell table:formula="of:=COUNTIF([.$K$1:.$K$1998];[.K104])" office:value-type="float" office:value="0" calcext:value-type="float">
            <text:p>0</text:p>
          </table:table-cell>
          <table:table-cell/>
          <table:table-cell table:formula="of:=IF(ISNUMBER(SEARCH(&quot;A&quot;;[.$K104]));IF(ISBLANK([.$D$2]);&quot;&quot;;[.$D$2]);&quot;&quot;)">
            <text:p/>
          </table:table-cell>
          <table:table-cell table:formula="of:=IF(ISNUMBER(SEARCH(&quot;B&quot;;[.$K104]));IF(ISBLANK([.$D$3]);&quot;&quot;;[.$D$3]);&quot;&quot;)">
            <text:p/>
          </table:table-cell>
          <table:table-cell table:formula="of:=IF(ISNUMBER(SEARCH(&quot;C&quot;;[.$K104]));IF(ISBLANK([.$D$4]);&quot;&quot;;[.$D$4]);&quot;&quot;)">
            <text:p/>
          </table:table-cell>
          <table:table-cell table:formula="of:=IF(ISNUMBER(SEARCH(&quot;D&quot;;[.$K104]));IF(ISBLANK([.$D$5]);&quot;&quot;;[.$D$5]);&quot;&quot;)">
            <text:p/>
          </table:table-cell>
          <table:table-cell table:formula="of:=IF(ISNUMBER(SEARCH(&quot;E&quot;;[.$K104]));IF(ISBLANK([.$D$6]);&quot;&quot;;[.$D$6]);&quot;&quot;)">
            <text:p/>
          </table:table-cell>
          <table:table-cell table:formula="of:=IF(ISNUMBER(SEARCH(&quot;F&quot;;[.$K104]));IF(ISBLANK([.$D$7]);&quot;&quot;;[.$D$7]);&quot;&quot;)">
            <text:p/>
          </table:table-cell>
          <table:table-cell table:formula="of:=IF(ISNUMBER(SEARCH(&quot;G&quot;;[.$K104]));IF(ISBLANK([.$D$8]);&quot;&quot;;[.$D$8]);&quot;&quot;)">
            <text:p/>
          </table:table-cell>
          <table:table-cell table:formula="of:=IF(ISNUMBER(SEARCH(&quot;H&quot;;[.$K104]));IF(ISBLANK([.$D$9]);&quot;&quot;;[.$D$9]);&quot;&quot;)">
            <text:p/>
          </table:table-cell>
          <table:table-cell table:formula="of:=IF(ISNUMBER(SEARCH(&quot;I&quot;;[.$K104]));IF(ISBLANK([.$D$10]);&quot;&quot;;[.$D$10]);&quot;&quot;)">
            <text:p/>
          </table:table-cell>
          <table:table-cell table:formula="of:=IF(ISNUMBER(SEARCH(&quot;J&quot;;[.$K104]));IF(ISBLANK([.$D$11]);&quot;&quot;;[.$D$11]);&quot;&quot;)">
            <text:p/>
          </table:table-cell>
          <table:table-cell table:formula="of:=IF(ISNUMBER(SEARCH(&quot;K&quot;;[.$K104]));IF(ISBLANK([.$D$12]);&quot;&quot;;[.$D$12]);&quot;&quot;)">
            <text:p/>
          </table:table-cell>
          <table:table-cell table:formula="of:=IF(ISNUMBER(SEARCH(&quot;L&quot;;[.$K104]));IF(ISBLANK([.$D$13]);&quot;&quot;;[.$D$13]);&quot;&quot;)">
            <text:p/>
          </table:table-cell>
          <table:table-cell table:formula="of:=IF(ISNUMBER(SEARCH(&quot;M&quot;;[.$K104]));IF(ISBLANK([.$D$14]);&quot;&quot;;[.$D$14]);&quot;&quot;)">
            <text:p/>
          </table:table-cell>
          <table:table-cell table:formula="of:=IF(ISNUMBER(SEARCH(&quot;N&quot;;[.$K104]));IF(ISBLANK([.$D$15]);&quot;&quot;;[.$D$15]);&quot;&quot;)">
            <text:p/>
          </table:table-cell>
          <table:table-cell/>
          <table:table-cell table:formula="of:=IF(ISNUMBER(SEARCH(&quot;A&quot;;[.$K104]));IF(ISBLANK([.$E$2]);&quot;&quot;;[.$E$2]);&quot;&quot;)">
            <text:p/>
          </table:table-cell>
          <table:table-cell table:formula="of:=IF(ISNUMBER(SEARCH(&quot;B&quot;;[.$K104]));IF(ISBLANK([.$E$3]);&quot;&quot;;[.$E$3]);&quot;&quot;)">
            <text:p/>
          </table:table-cell>
          <table:table-cell table:formula="of:=IF(ISNUMBER(SEARCH(&quot;C&quot;;[.$K104]));IF(ISBLANK([.$E$4]);&quot;&quot;;[.$E$4]);&quot;&quot;)">
            <text:p/>
          </table:table-cell>
          <table:table-cell table:formula="of:=IF(ISNUMBER(SEARCH(&quot;D&quot;;[.$K104]));IF(ISBLANK([.$E$5]);&quot;&quot;;[.$E$5]);&quot;&quot;)">
            <text:p/>
          </table:table-cell>
          <table:table-cell table:formula="of:=IF(ISNUMBER(SEARCH(&quot;E&quot;;[.$K104]));IF(ISBLANK([.$E$6]);&quot;&quot;;[.$E$6]);&quot;&quot;)">
            <text:p/>
          </table:table-cell>
          <table:table-cell table:formula="of:=IF(ISNUMBER(SEARCH(&quot;F&quot;;[.$K104]));IF(ISBLANK([.$E$7]);&quot;&quot;;[.$E$7]);&quot;&quot;)">
            <text:p/>
          </table:table-cell>
          <table:table-cell table:formula="of:=IF(ISNUMBER(SEARCH(&quot;G&quot;;[.$K104]));IF(ISBLANK([.$E$8]);&quot;&quot;;[.$E$8]);&quot;&quot;)">
            <text:p/>
          </table:table-cell>
          <table:table-cell table:formula="of:=IF(ISNUMBER(SEARCH(&quot;H&quot;;[.$K104]));IF(ISBLANK([.$E$9]);&quot;&quot;;[.$E$9]);&quot;&quot;)">
            <text:p/>
          </table:table-cell>
          <table:table-cell table:formula="of:=IF(ISNUMBER(SEARCH(&quot;I&quot;;[.$K104]));IF(ISBLANK([.$E$10]);&quot;&quot;;[.$E$10]);&quot;&quot;)">
            <text:p/>
          </table:table-cell>
          <table:table-cell table:formula="of:=IF(ISNUMBER(SEARCH(&quot;J&quot;;[.$K104]));IF(ISBLANK([.$E$11]);&quot;&quot;;[.$E$11]);&quot;&quot;)">
            <text:p/>
          </table:table-cell>
          <table:table-cell table:formula="of:=IF(ISNUMBER(SEARCH(&quot;K&quot;;[.$K104]));IF(ISBLANK([.$E$12]);&quot;&quot;;[.$E$12]);&quot;&quot;)">
            <text:p/>
          </table:table-cell>
          <table:table-cell table:formula="of:=IF(ISNUMBER(SEARCH(&quot;L&quot;;[.$K104]));IF(ISBLANK([.$E$13]);&quot;&quot;;[.$E$13]);&quot;&quot;)">
            <text:p/>
          </table:table-cell>
          <table:table-cell table:formula="of:=IF(ISNUMBER(SEARCH(&quot;M&quot;;[.$K104]));IF(ISBLANK([.$E$14]);&quot;&quot;;[.$E$14]);&quot;&quot;)">
            <text:p/>
          </table:table-cell>
          <table:table-cell table:formula="of:=IF(ISNUMBER(SEARCH(&quot;N&quot;;[.$K104]));IF(ISBLANK([.$E$15]);&quot;&quot;;[.$E$15]);&quot;&quot;)">
            <text:p/>
          </table:table-cell>
          <table:table-cell/>
          <table:table-cell table:formula="of:=IF(ISNUMBER(SEARCH(&quot;A&quot;;[.$K104]));IF(ISBLANK([.$F$2]);&quot;&quot;;[.$F$2]);&quot;&quot;)">
            <text:p/>
          </table:table-cell>
          <table:table-cell table:formula="of:=IF(ISNUMBER(SEARCH(&quot;B&quot;;[.$K104]));IF(ISBLANK([.$F$3]);&quot;&quot;;[.$F$3]);&quot;&quot;)">
            <text:p/>
          </table:table-cell>
          <table:table-cell table:formula="of:=IF(ISNUMBER(SEARCH(&quot;C&quot;;[.$K104]));IF(ISBLANK([.$F$4]);&quot;&quot;;[.$F$4]);&quot;&quot;)">
            <text:p/>
          </table:table-cell>
          <table:table-cell table:formula="of:=IF(ISNUMBER(SEARCH(&quot;D&quot;;[.$K104]));IF(ISBLANK([.$F$5]);&quot;&quot;;[.$F$5]);&quot;&quot;)">
            <text:p/>
          </table:table-cell>
          <table:table-cell table:formula="of:=IF(ISNUMBER(SEARCH(&quot;E&quot;;[.$K104]));IF(ISBLANK([.$F$6]);&quot;&quot;;[.$F$6]);&quot;&quot;)">
            <text:p/>
          </table:table-cell>
          <table:table-cell table:formula="of:=IF(ISNUMBER(SEARCH(&quot;F&quot;;[.$K104]));IF(ISBLANK([.$F$7]);&quot;&quot;;[.$F$7]);&quot;&quot;)">
            <text:p/>
          </table:table-cell>
          <table:table-cell table:formula="of:=IF(ISNUMBER(SEARCH(&quot;G&quot;;[.$K104]));IF(ISBLANK([.$F$8]);&quot;&quot;;[.$F$8]);&quot;&quot;)">
            <text:p/>
          </table:table-cell>
          <table:table-cell table:formula="of:=IF(ISNUMBER(SEARCH(&quot;H&quot;;[.$K104]));IF(ISBLANK([.$F$9]);&quot;&quot;;[.$F$9]);&quot;&quot;)">
            <text:p/>
          </table:table-cell>
          <table:table-cell table:formula="of:=IF(ISNUMBER(SEARCH(&quot;I&quot;;[.$K104]));IF(ISBLANK([.$F$10]);&quot;&quot;;[.$F$10]);&quot;&quot;)">
            <text:p/>
          </table:table-cell>
          <table:table-cell table:formula="of:=IF(ISNUMBER(SEARCH(&quot;J&quot;;[.$K104]));IF(ISBLANK([.$F$11]);&quot;&quot;;[.$F$11]);&quot;&quot;)">
            <text:p/>
          </table:table-cell>
          <table:table-cell table:formula="of:=IF(ISNUMBER(SEARCH(&quot;K&quot;;[.$K104]));IF(ISBLANK([.$F$12]);&quot;&quot;;[.$F$12]);&quot;&quot;)">
            <text:p/>
          </table:table-cell>
          <table:table-cell table:formula="of:=IF(ISNUMBER(SEARCH(&quot;L&quot;;[.$K104]));IF(ISBLANK([.$F$13]);&quot;&quot;;[.$F$13]);&quot;&quot;)">
            <text:p/>
          </table:table-cell>
          <table:table-cell table:formula="of:=IF(ISNUMBER(SEARCH(&quot;M&quot;;[.$K104]));IF(ISBLANK([.$F$14]);&quot;&quot;;[.$F$14]);&quot;&quot;)">
            <text:p/>
          </table:table-cell>
          <table:table-cell table:formula="of:=IF(ISNUMBER(SEARCH(&quot;N&quot;;[.$K10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5:.$AD105])">
            <text:p/>
          </table:table-cell>
          <table:table-cell table:formula="of:=COM.MICROSOFT.CONCAT([.$AF105:.$AS105])">
            <text:p/>
          </table:table-cell>
          <table:table-cell table:formula="of:=COM.MICROSOFT.CONCAT([.$AU105:.$BH105])">
            <text:p/>
          </table:table-cell>
          <table:table-cell table:formula="of:=COUNTIF([.$K$1:.$K$1998];[.K105])" office:value-type="float" office:value="0" calcext:value-type="float">
            <text:p>0</text:p>
          </table:table-cell>
          <table:table-cell/>
          <table:table-cell table:formula="of:=IF(ISNUMBER(SEARCH(&quot;A&quot;;[.$K105]));IF(ISBLANK([.$D$2]);&quot;&quot;;[.$D$2]);&quot;&quot;)">
            <text:p/>
          </table:table-cell>
          <table:table-cell table:formula="of:=IF(ISNUMBER(SEARCH(&quot;B&quot;;[.$K105]));IF(ISBLANK([.$D$3]);&quot;&quot;;[.$D$3]);&quot;&quot;)">
            <text:p/>
          </table:table-cell>
          <table:table-cell table:formula="of:=IF(ISNUMBER(SEARCH(&quot;C&quot;;[.$K105]));IF(ISBLANK([.$D$4]);&quot;&quot;;[.$D$4]);&quot;&quot;)">
            <text:p/>
          </table:table-cell>
          <table:table-cell table:formula="of:=IF(ISNUMBER(SEARCH(&quot;D&quot;;[.$K105]));IF(ISBLANK([.$D$5]);&quot;&quot;;[.$D$5]);&quot;&quot;)">
            <text:p/>
          </table:table-cell>
          <table:table-cell table:formula="of:=IF(ISNUMBER(SEARCH(&quot;E&quot;;[.$K105]));IF(ISBLANK([.$D$6]);&quot;&quot;;[.$D$6]);&quot;&quot;)">
            <text:p/>
          </table:table-cell>
          <table:table-cell table:formula="of:=IF(ISNUMBER(SEARCH(&quot;F&quot;;[.$K105]));IF(ISBLANK([.$D$7]);&quot;&quot;;[.$D$7]);&quot;&quot;)">
            <text:p/>
          </table:table-cell>
          <table:table-cell table:formula="of:=IF(ISNUMBER(SEARCH(&quot;G&quot;;[.$K105]));IF(ISBLANK([.$D$8]);&quot;&quot;;[.$D$8]);&quot;&quot;)">
            <text:p/>
          </table:table-cell>
          <table:table-cell table:formula="of:=IF(ISNUMBER(SEARCH(&quot;H&quot;;[.$K105]));IF(ISBLANK([.$D$9]);&quot;&quot;;[.$D$9]);&quot;&quot;)">
            <text:p/>
          </table:table-cell>
          <table:table-cell table:formula="of:=IF(ISNUMBER(SEARCH(&quot;I&quot;;[.$K105]));IF(ISBLANK([.$D$10]);&quot;&quot;;[.$D$10]);&quot;&quot;)">
            <text:p/>
          </table:table-cell>
          <table:table-cell table:formula="of:=IF(ISNUMBER(SEARCH(&quot;J&quot;;[.$K105]));IF(ISBLANK([.$D$11]);&quot;&quot;;[.$D$11]);&quot;&quot;)">
            <text:p/>
          </table:table-cell>
          <table:table-cell table:formula="of:=IF(ISNUMBER(SEARCH(&quot;K&quot;;[.$K105]));IF(ISBLANK([.$D$12]);&quot;&quot;;[.$D$12]);&quot;&quot;)">
            <text:p/>
          </table:table-cell>
          <table:table-cell table:formula="of:=IF(ISNUMBER(SEARCH(&quot;L&quot;;[.$K105]));IF(ISBLANK([.$D$13]);&quot;&quot;;[.$D$13]);&quot;&quot;)">
            <text:p/>
          </table:table-cell>
          <table:table-cell table:formula="of:=IF(ISNUMBER(SEARCH(&quot;M&quot;;[.$K105]));IF(ISBLANK([.$D$14]);&quot;&quot;;[.$D$14]);&quot;&quot;)">
            <text:p/>
          </table:table-cell>
          <table:table-cell table:formula="of:=IF(ISNUMBER(SEARCH(&quot;N&quot;;[.$K105]));IF(ISBLANK([.$D$15]);&quot;&quot;;[.$D$15]);&quot;&quot;)">
            <text:p/>
          </table:table-cell>
          <table:table-cell/>
          <table:table-cell table:formula="of:=IF(ISNUMBER(SEARCH(&quot;A&quot;;[.$K105]));IF(ISBLANK([.$E$2]);&quot;&quot;;[.$E$2]);&quot;&quot;)">
            <text:p/>
          </table:table-cell>
          <table:table-cell table:formula="of:=IF(ISNUMBER(SEARCH(&quot;B&quot;;[.$K105]));IF(ISBLANK([.$E$3]);&quot;&quot;;[.$E$3]);&quot;&quot;)">
            <text:p/>
          </table:table-cell>
          <table:table-cell table:formula="of:=IF(ISNUMBER(SEARCH(&quot;C&quot;;[.$K105]));IF(ISBLANK([.$E$4]);&quot;&quot;;[.$E$4]);&quot;&quot;)">
            <text:p/>
          </table:table-cell>
          <table:table-cell table:formula="of:=IF(ISNUMBER(SEARCH(&quot;D&quot;;[.$K105]));IF(ISBLANK([.$E$5]);&quot;&quot;;[.$E$5]);&quot;&quot;)">
            <text:p/>
          </table:table-cell>
          <table:table-cell table:formula="of:=IF(ISNUMBER(SEARCH(&quot;E&quot;;[.$K105]));IF(ISBLANK([.$E$6]);&quot;&quot;;[.$E$6]);&quot;&quot;)">
            <text:p/>
          </table:table-cell>
          <table:table-cell table:formula="of:=IF(ISNUMBER(SEARCH(&quot;F&quot;;[.$K105]));IF(ISBLANK([.$E$7]);&quot;&quot;;[.$E$7]);&quot;&quot;)">
            <text:p/>
          </table:table-cell>
          <table:table-cell table:formula="of:=IF(ISNUMBER(SEARCH(&quot;G&quot;;[.$K105]));IF(ISBLANK([.$E$8]);&quot;&quot;;[.$E$8]);&quot;&quot;)">
            <text:p/>
          </table:table-cell>
          <table:table-cell table:formula="of:=IF(ISNUMBER(SEARCH(&quot;H&quot;;[.$K105]));IF(ISBLANK([.$E$9]);&quot;&quot;;[.$E$9]);&quot;&quot;)">
            <text:p/>
          </table:table-cell>
          <table:table-cell table:formula="of:=IF(ISNUMBER(SEARCH(&quot;I&quot;;[.$K105]));IF(ISBLANK([.$E$10]);&quot;&quot;;[.$E$10]);&quot;&quot;)">
            <text:p/>
          </table:table-cell>
          <table:table-cell table:formula="of:=IF(ISNUMBER(SEARCH(&quot;J&quot;;[.$K105]));IF(ISBLANK([.$E$11]);&quot;&quot;;[.$E$11]);&quot;&quot;)">
            <text:p/>
          </table:table-cell>
          <table:table-cell table:formula="of:=IF(ISNUMBER(SEARCH(&quot;K&quot;;[.$K105]));IF(ISBLANK([.$E$12]);&quot;&quot;;[.$E$12]);&quot;&quot;)">
            <text:p/>
          </table:table-cell>
          <table:table-cell table:formula="of:=IF(ISNUMBER(SEARCH(&quot;L&quot;;[.$K105]));IF(ISBLANK([.$E$13]);&quot;&quot;;[.$E$13]);&quot;&quot;)">
            <text:p/>
          </table:table-cell>
          <table:table-cell table:formula="of:=IF(ISNUMBER(SEARCH(&quot;M&quot;;[.$K105]));IF(ISBLANK([.$E$14]);&quot;&quot;;[.$E$14]);&quot;&quot;)">
            <text:p/>
          </table:table-cell>
          <table:table-cell table:formula="of:=IF(ISNUMBER(SEARCH(&quot;N&quot;;[.$K105]));IF(ISBLANK([.$E$15]);&quot;&quot;;[.$E$15]);&quot;&quot;)">
            <text:p/>
          </table:table-cell>
          <table:table-cell/>
          <table:table-cell table:formula="of:=IF(ISNUMBER(SEARCH(&quot;A&quot;;[.$K105]));IF(ISBLANK([.$F$2]);&quot;&quot;;[.$F$2]);&quot;&quot;)">
            <text:p/>
          </table:table-cell>
          <table:table-cell table:formula="of:=IF(ISNUMBER(SEARCH(&quot;B&quot;;[.$K105]));IF(ISBLANK([.$F$3]);&quot;&quot;;[.$F$3]);&quot;&quot;)">
            <text:p/>
          </table:table-cell>
          <table:table-cell table:formula="of:=IF(ISNUMBER(SEARCH(&quot;C&quot;;[.$K105]));IF(ISBLANK([.$F$4]);&quot;&quot;;[.$F$4]);&quot;&quot;)">
            <text:p/>
          </table:table-cell>
          <table:table-cell table:formula="of:=IF(ISNUMBER(SEARCH(&quot;D&quot;;[.$K105]));IF(ISBLANK([.$F$5]);&quot;&quot;;[.$F$5]);&quot;&quot;)">
            <text:p/>
          </table:table-cell>
          <table:table-cell table:formula="of:=IF(ISNUMBER(SEARCH(&quot;E&quot;;[.$K105]));IF(ISBLANK([.$F$6]);&quot;&quot;;[.$F$6]);&quot;&quot;)">
            <text:p/>
          </table:table-cell>
          <table:table-cell table:formula="of:=IF(ISNUMBER(SEARCH(&quot;F&quot;;[.$K105]));IF(ISBLANK([.$F$7]);&quot;&quot;;[.$F$7]);&quot;&quot;)">
            <text:p/>
          </table:table-cell>
          <table:table-cell table:formula="of:=IF(ISNUMBER(SEARCH(&quot;G&quot;;[.$K105]));IF(ISBLANK([.$F$8]);&quot;&quot;;[.$F$8]);&quot;&quot;)">
            <text:p/>
          </table:table-cell>
          <table:table-cell table:formula="of:=IF(ISNUMBER(SEARCH(&quot;H&quot;;[.$K105]));IF(ISBLANK([.$F$9]);&quot;&quot;;[.$F$9]);&quot;&quot;)">
            <text:p/>
          </table:table-cell>
          <table:table-cell table:formula="of:=IF(ISNUMBER(SEARCH(&quot;I&quot;;[.$K105]));IF(ISBLANK([.$F$10]);&quot;&quot;;[.$F$10]);&quot;&quot;)">
            <text:p/>
          </table:table-cell>
          <table:table-cell table:formula="of:=IF(ISNUMBER(SEARCH(&quot;J&quot;;[.$K105]));IF(ISBLANK([.$F$11]);&quot;&quot;;[.$F$11]);&quot;&quot;)">
            <text:p/>
          </table:table-cell>
          <table:table-cell table:formula="of:=IF(ISNUMBER(SEARCH(&quot;K&quot;;[.$K105]));IF(ISBLANK([.$F$12]);&quot;&quot;;[.$F$12]);&quot;&quot;)">
            <text:p/>
          </table:table-cell>
          <table:table-cell table:formula="of:=IF(ISNUMBER(SEARCH(&quot;L&quot;;[.$K105]));IF(ISBLANK([.$F$13]);&quot;&quot;;[.$F$13]);&quot;&quot;)">
            <text:p/>
          </table:table-cell>
          <table:table-cell table:formula="of:=IF(ISNUMBER(SEARCH(&quot;M&quot;;[.$K105]));IF(ISBLANK([.$F$14]);&quot;&quot;;[.$F$14]);&quot;&quot;)">
            <text:p/>
          </table:table-cell>
          <table:table-cell table:formula="of:=IF(ISNUMBER(SEARCH(&quot;N&quot;;[.$K10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6:.$AD106])">
            <text:p/>
          </table:table-cell>
          <table:table-cell table:formula="of:=COM.MICROSOFT.CONCAT([.$AF106:.$AS106])">
            <text:p/>
          </table:table-cell>
          <table:table-cell table:formula="of:=COM.MICROSOFT.CONCAT([.$AU106:.$BH106])">
            <text:p/>
          </table:table-cell>
          <table:table-cell table:formula="of:=COUNTIF([.$K$1:.$K$1998];[.K106])" office:value-type="float" office:value="0" calcext:value-type="float">
            <text:p>0</text:p>
          </table:table-cell>
          <table:table-cell/>
          <table:table-cell table:formula="of:=IF(ISNUMBER(SEARCH(&quot;A&quot;;[.$K106]));IF(ISBLANK([.$D$2]);&quot;&quot;;[.$D$2]);&quot;&quot;)">
            <text:p/>
          </table:table-cell>
          <table:table-cell table:formula="of:=IF(ISNUMBER(SEARCH(&quot;B&quot;;[.$K106]));IF(ISBLANK([.$D$3]);&quot;&quot;;[.$D$3]);&quot;&quot;)">
            <text:p/>
          </table:table-cell>
          <table:table-cell table:formula="of:=IF(ISNUMBER(SEARCH(&quot;C&quot;;[.$K106]));IF(ISBLANK([.$D$4]);&quot;&quot;;[.$D$4]);&quot;&quot;)">
            <text:p/>
          </table:table-cell>
          <table:table-cell table:formula="of:=IF(ISNUMBER(SEARCH(&quot;D&quot;;[.$K106]));IF(ISBLANK([.$D$5]);&quot;&quot;;[.$D$5]);&quot;&quot;)">
            <text:p/>
          </table:table-cell>
          <table:table-cell table:formula="of:=IF(ISNUMBER(SEARCH(&quot;E&quot;;[.$K106]));IF(ISBLANK([.$D$6]);&quot;&quot;;[.$D$6]);&quot;&quot;)">
            <text:p/>
          </table:table-cell>
          <table:table-cell table:formula="of:=IF(ISNUMBER(SEARCH(&quot;F&quot;;[.$K106]));IF(ISBLANK([.$D$7]);&quot;&quot;;[.$D$7]);&quot;&quot;)">
            <text:p/>
          </table:table-cell>
          <table:table-cell table:formula="of:=IF(ISNUMBER(SEARCH(&quot;G&quot;;[.$K106]));IF(ISBLANK([.$D$8]);&quot;&quot;;[.$D$8]);&quot;&quot;)">
            <text:p/>
          </table:table-cell>
          <table:table-cell table:formula="of:=IF(ISNUMBER(SEARCH(&quot;H&quot;;[.$K106]));IF(ISBLANK([.$D$9]);&quot;&quot;;[.$D$9]);&quot;&quot;)">
            <text:p/>
          </table:table-cell>
          <table:table-cell table:formula="of:=IF(ISNUMBER(SEARCH(&quot;I&quot;;[.$K106]));IF(ISBLANK([.$D$10]);&quot;&quot;;[.$D$10]);&quot;&quot;)">
            <text:p/>
          </table:table-cell>
          <table:table-cell table:formula="of:=IF(ISNUMBER(SEARCH(&quot;J&quot;;[.$K106]));IF(ISBLANK([.$D$11]);&quot;&quot;;[.$D$11]);&quot;&quot;)">
            <text:p/>
          </table:table-cell>
          <table:table-cell table:formula="of:=IF(ISNUMBER(SEARCH(&quot;K&quot;;[.$K106]));IF(ISBLANK([.$D$12]);&quot;&quot;;[.$D$12]);&quot;&quot;)">
            <text:p/>
          </table:table-cell>
          <table:table-cell table:formula="of:=IF(ISNUMBER(SEARCH(&quot;L&quot;;[.$K106]));IF(ISBLANK([.$D$13]);&quot;&quot;;[.$D$13]);&quot;&quot;)">
            <text:p/>
          </table:table-cell>
          <table:table-cell table:formula="of:=IF(ISNUMBER(SEARCH(&quot;M&quot;;[.$K106]));IF(ISBLANK([.$D$14]);&quot;&quot;;[.$D$14]);&quot;&quot;)">
            <text:p/>
          </table:table-cell>
          <table:table-cell table:formula="of:=IF(ISNUMBER(SEARCH(&quot;N&quot;;[.$K106]));IF(ISBLANK([.$D$15]);&quot;&quot;;[.$D$15]);&quot;&quot;)">
            <text:p/>
          </table:table-cell>
          <table:table-cell/>
          <table:table-cell table:formula="of:=IF(ISNUMBER(SEARCH(&quot;A&quot;;[.$K106]));IF(ISBLANK([.$E$2]);&quot;&quot;;[.$E$2]);&quot;&quot;)">
            <text:p/>
          </table:table-cell>
          <table:table-cell table:formula="of:=IF(ISNUMBER(SEARCH(&quot;B&quot;;[.$K106]));IF(ISBLANK([.$E$3]);&quot;&quot;;[.$E$3]);&quot;&quot;)">
            <text:p/>
          </table:table-cell>
          <table:table-cell table:formula="of:=IF(ISNUMBER(SEARCH(&quot;C&quot;;[.$K106]));IF(ISBLANK([.$E$4]);&quot;&quot;;[.$E$4]);&quot;&quot;)">
            <text:p/>
          </table:table-cell>
          <table:table-cell table:formula="of:=IF(ISNUMBER(SEARCH(&quot;D&quot;;[.$K106]));IF(ISBLANK([.$E$5]);&quot;&quot;;[.$E$5]);&quot;&quot;)">
            <text:p/>
          </table:table-cell>
          <table:table-cell table:formula="of:=IF(ISNUMBER(SEARCH(&quot;E&quot;;[.$K106]));IF(ISBLANK([.$E$6]);&quot;&quot;;[.$E$6]);&quot;&quot;)">
            <text:p/>
          </table:table-cell>
          <table:table-cell table:formula="of:=IF(ISNUMBER(SEARCH(&quot;F&quot;;[.$K106]));IF(ISBLANK([.$E$7]);&quot;&quot;;[.$E$7]);&quot;&quot;)">
            <text:p/>
          </table:table-cell>
          <table:table-cell table:formula="of:=IF(ISNUMBER(SEARCH(&quot;G&quot;;[.$K106]));IF(ISBLANK([.$E$8]);&quot;&quot;;[.$E$8]);&quot;&quot;)">
            <text:p/>
          </table:table-cell>
          <table:table-cell table:formula="of:=IF(ISNUMBER(SEARCH(&quot;H&quot;;[.$K106]));IF(ISBLANK([.$E$9]);&quot;&quot;;[.$E$9]);&quot;&quot;)">
            <text:p/>
          </table:table-cell>
          <table:table-cell table:formula="of:=IF(ISNUMBER(SEARCH(&quot;I&quot;;[.$K106]));IF(ISBLANK([.$E$10]);&quot;&quot;;[.$E$10]);&quot;&quot;)">
            <text:p/>
          </table:table-cell>
          <table:table-cell table:formula="of:=IF(ISNUMBER(SEARCH(&quot;J&quot;;[.$K106]));IF(ISBLANK([.$E$11]);&quot;&quot;;[.$E$11]);&quot;&quot;)">
            <text:p/>
          </table:table-cell>
          <table:table-cell table:formula="of:=IF(ISNUMBER(SEARCH(&quot;K&quot;;[.$K106]));IF(ISBLANK([.$E$12]);&quot;&quot;;[.$E$12]);&quot;&quot;)">
            <text:p/>
          </table:table-cell>
          <table:table-cell table:formula="of:=IF(ISNUMBER(SEARCH(&quot;L&quot;;[.$K106]));IF(ISBLANK([.$E$13]);&quot;&quot;;[.$E$13]);&quot;&quot;)">
            <text:p/>
          </table:table-cell>
          <table:table-cell table:formula="of:=IF(ISNUMBER(SEARCH(&quot;M&quot;;[.$K106]));IF(ISBLANK([.$E$14]);&quot;&quot;;[.$E$14]);&quot;&quot;)">
            <text:p/>
          </table:table-cell>
          <table:table-cell table:formula="of:=IF(ISNUMBER(SEARCH(&quot;N&quot;;[.$K106]));IF(ISBLANK([.$E$15]);&quot;&quot;;[.$E$15]);&quot;&quot;)">
            <text:p/>
          </table:table-cell>
          <table:table-cell/>
          <table:table-cell table:formula="of:=IF(ISNUMBER(SEARCH(&quot;A&quot;;[.$K106]));IF(ISBLANK([.$F$2]);&quot;&quot;;[.$F$2]);&quot;&quot;)">
            <text:p/>
          </table:table-cell>
          <table:table-cell table:formula="of:=IF(ISNUMBER(SEARCH(&quot;B&quot;;[.$K106]));IF(ISBLANK([.$F$3]);&quot;&quot;;[.$F$3]);&quot;&quot;)">
            <text:p/>
          </table:table-cell>
          <table:table-cell table:formula="of:=IF(ISNUMBER(SEARCH(&quot;C&quot;;[.$K106]));IF(ISBLANK([.$F$4]);&quot;&quot;;[.$F$4]);&quot;&quot;)">
            <text:p/>
          </table:table-cell>
          <table:table-cell table:formula="of:=IF(ISNUMBER(SEARCH(&quot;D&quot;;[.$K106]));IF(ISBLANK([.$F$5]);&quot;&quot;;[.$F$5]);&quot;&quot;)">
            <text:p/>
          </table:table-cell>
          <table:table-cell table:formula="of:=IF(ISNUMBER(SEARCH(&quot;E&quot;;[.$K106]));IF(ISBLANK([.$F$6]);&quot;&quot;;[.$F$6]);&quot;&quot;)">
            <text:p/>
          </table:table-cell>
          <table:table-cell table:formula="of:=IF(ISNUMBER(SEARCH(&quot;F&quot;;[.$K106]));IF(ISBLANK([.$F$7]);&quot;&quot;;[.$F$7]);&quot;&quot;)">
            <text:p/>
          </table:table-cell>
          <table:table-cell table:formula="of:=IF(ISNUMBER(SEARCH(&quot;G&quot;;[.$K106]));IF(ISBLANK([.$F$8]);&quot;&quot;;[.$F$8]);&quot;&quot;)">
            <text:p/>
          </table:table-cell>
          <table:table-cell table:formula="of:=IF(ISNUMBER(SEARCH(&quot;H&quot;;[.$K106]));IF(ISBLANK([.$F$9]);&quot;&quot;;[.$F$9]);&quot;&quot;)">
            <text:p/>
          </table:table-cell>
          <table:table-cell table:formula="of:=IF(ISNUMBER(SEARCH(&quot;I&quot;;[.$K106]));IF(ISBLANK([.$F$10]);&quot;&quot;;[.$F$10]);&quot;&quot;)">
            <text:p/>
          </table:table-cell>
          <table:table-cell table:formula="of:=IF(ISNUMBER(SEARCH(&quot;J&quot;;[.$K106]));IF(ISBLANK([.$F$11]);&quot;&quot;;[.$F$11]);&quot;&quot;)">
            <text:p/>
          </table:table-cell>
          <table:table-cell table:formula="of:=IF(ISNUMBER(SEARCH(&quot;K&quot;;[.$K106]));IF(ISBLANK([.$F$12]);&quot;&quot;;[.$F$12]);&quot;&quot;)">
            <text:p/>
          </table:table-cell>
          <table:table-cell table:formula="of:=IF(ISNUMBER(SEARCH(&quot;L&quot;;[.$K106]));IF(ISBLANK([.$F$13]);&quot;&quot;;[.$F$13]);&quot;&quot;)">
            <text:p/>
          </table:table-cell>
          <table:table-cell table:formula="of:=IF(ISNUMBER(SEARCH(&quot;M&quot;;[.$K106]));IF(ISBLANK([.$F$14]);&quot;&quot;;[.$F$14]);&quot;&quot;)">
            <text:p/>
          </table:table-cell>
          <table:table-cell table:formula="of:=IF(ISNUMBER(SEARCH(&quot;N&quot;;[.$K10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7:.$AD107])">
            <text:p/>
          </table:table-cell>
          <table:table-cell table:formula="of:=COM.MICROSOFT.CONCAT([.$AF107:.$AS107])">
            <text:p/>
          </table:table-cell>
          <table:table-cell table:formula="of:=COM.MICROSOFT.CONCAT([.$AU107:.$BH107])">
            <text:p/>
          </table:table-cell>
          <table:table-cell table:formula="of:=COUNTIF([.$K$1:.$K$1998];[.K107])" office:value-type="float" office:value="0" calcext:value-type="float">
            <text:p>0</text:p>
          </table:table-cell>
          <table:table-cell/>
          <table:table-cell table:formula="of:=IF(ISNUMBER(SEARCH(&quot;A&quot;;[.$K107]));IF(ISBLANK([.$D$2]);&quot;&quot;;[.$D$2]);&quot;&quot;)">
            <text:p/>
          </table:table-cell>
          <table:table-cell table:formula="of:=IF(ISNUMBER(SEARCH(&quot;B&quot;;[.$K107]));IF(ISBLANK([.$D$3]);&quot;&quot;;[.$D$3]);&quot;&quot;)">
            <text:p/>
          </table:table-cell>
          <table:table-cell table:formula="of:=IF(ISNUMBER(SEARCH(&quot;C&quot;;[.$K107]));IF(ISBLANK([.$D$4]);&quot;&quot;;[.$D$4]);&quot;&quot;)">
            <text:p/>
          </table:table-cell>
          <table:table-cell table:formula="of:=IF(ISNUMBER(SEARCH(&quot;D&quot;;[.$K107]));IF(ISBLANK([.$D$5]);&quot;&quot;;[.$D$5]);&quot;&quot;)">
            <text:p/>
          </table:table-cell>
          <table:table-cell table:formula="of:=IF(ISNUMBER(SEARCH(&quot;E&quot;;[.$K107]));IF(ISBLANK([.$D$6]);&quot;&quot;;[.$D$6]);&quot;&quot;)">
            <text:p/>
          </table:table-cell>
          <table:table-cell table:formula="of:=IF(ISNUMBER(SEARCH(&quot;F&quot;;[.$K107]));IF(ISBLANK([.$D$7]);&quot;&quot;;[.$D$7]);&quot;&quot;)">
            <text:p/>
          </table:table-cell>
          <table:table-cell table:formula="of:=IF(ISNUMBER(SEARCH(&quot;G&quot;;[.$K107]));IF(ISBLANK([.$D$8]);&quot;&quot;;[.$D$8]);&quot;&quot;)">
            <text:p/>
          </table:table-cell>
          <table:table-cell table:formula="of:=IF(ISNUMBER(SEARCH(&quot;H&quot;;[.$K107]));IF(ISBLANK([.$D$9]);&quot;&quot;;[.$D$9]);&quot;&quot;)">
            <text:p/>
          </table:table-cell>
          <table:table-cell table:formula="of:=IF(ISNUMBER(SEARCH(&quot;I&quot;;[.$K107]));IF(ISBLANK([.$D$10]);&quot;&quot;;[.$D$10]);&quot;&quot;)">
            <text:p/>
          </table:table-cell>
          <table:table-cell table:formula="of:=IF(ISNUMBER(SEARCH(&quot;J&quot;;[.$K107]));IF(ISBLANK([.$D$11]);&quot;&quot;;[.$D$11]);&quot;&quot;)">
            <text:p/>
          </table:table-cell>
          <table:table-cell table:formula="of:=IF(ISNUMBER(SEARCH(&quot;K&quot;;[.$K107]));IF(ISBLANK([.$D$12]);&quot;&quot;;[.$D$12]);&quot;&quot;)">
            <text:p/>
          </table:table-cell>
          <table:table-cell table:formula="of:=IF(ISNUMBER(SEARCH(&quot;L&quot;;[.$K107]));IF(ISBLANK([.$D$13]);&quot;&quot;;[.$D$13]);&quot;&quot;)">
            <text:p/>
          </table:table-cell>
          <table:table-cell table:formula="of:=IF(ISNUMBER(SEARCH(&quot;M&quot;;[.$K107]));IF(ISBLANK([.$D$14]);&quot;&quot;;[.$D$14]);&quot;&quot;)">
            <text:p/>
          </table:table-cell>
          <table:table-cell table:formula="of:=IF(ISNUMBER(SEARCH(&quot;N&quot;;[.$K107]));IF(ISBLANK([.$D$15]);&quot;&quot;;[.$D$15]);&quot;&quot;)">
            <text:p/>
          </table:table-cell>
          <table:table-cell/>
          <table:table-cell table:formula="of:=IF(ISNUMBER(SEARCH(&quot;A&quot;;[.$K107]));IF(ISBLANK([.$E$2]);&quot;&quot;;[.$E$2]);&quot;&quot;)">
            <text:p/>
          </table:table-cell>
          <table:table-cell table:formula="of:=IF(ISNUMBER(SEARCH(&quot;B&quot;;[.$K107]));IF(ISBLANK([.$E$3]);&quot;&quot;;[.$E$3]);&quot;&quot;)">
            <text:p/>
          </table:table-cell>
          <table:table-cell table:formula="of:=IF(ISNUMBER(SEARCH(&quot;C&quot;;[.$K107]));IF(ISBLANK([.$E$4]);&quot;&quot;;[.$E$4]);&quot;&quot;)">
            <text:p/>
          </table:table-cell>
          <table:table-cell table:formula="of:=IF(ISNUMBER(SEARCH(&quot;D&quot;;[.$K107]));IF(ISBLANK([.$E$5]);&quot;&quot;;[.$E$5]);&quot;&quot;)">
            <text:p/>
          </table:table-cell>
          <table:table-cell table:formula="of:=IF(ISNUMBER(SEARCH(&quot;E&quot;;[.$K107]));IF(ISBLANK([.$E$6]);&quot;&quot;;[.$E$6]);&quot;&quot;)">
            <text:p/>
          </table:table-cell>
          <table:table-cell table:formula="of:=IF(ISNUMBER(SEARCH(&quot;F&quot;;[.$K107]));IF(ISBLANK([.$E$7]);&quot;&quot;;[.$E$7]);&quot;&quot;)">
            <text:p/>
          </table:table-cell>
          <table:table-cell table:formula="of:=IF(ISNUMBER(SEARCH(&quot;G&quot;;[.$K107]));IF(ISBLANK([.$E$8]);&quot;&quot;;[.$E$8]);&quot;&quot;)">
            <text:p/>
          </table:table-cell>
          <table:table-cell table:formula="of:=IF(ISNUMBER(SEARCH(&quot;H&quot;;[.$K107]));IF(ISBLANK([.$E$9]);&quot;&quot;;[.$E$9]);&quot;&quot;)">
            <text:p/>
          </table:table-cell>
          <table:table-cell table:formula="of:=IF(ISNUMBER(SEARCH(&quot;I&quot;;[.$K107]));IF(ISBLANK([.$E$10]);&quot;&quot;;[.$E$10]);&quot;&quot;)">
            <text:p/>
          </table:table-cell>
          <table:table-cell table:formula="of:=IF(ISNUMBER(SEARCH(&quot;J&quot;;[.$K107]));IF(ISBLANK([.$E$11]);&quot;&quot;;[.$E$11]);&quot;&quot;)">
            <text:p/>
          </table:table-cell>
          <table:table-cell table:formula="of:=IF(ISNUMBER(SEARCH(&quot;K&quot;;[.$K107]));IF(ISBLANK([.$E$12]);&quot;&quot;;[.$E$12]);&quot;&quot;)">
            <text:p/>
          </table:table-cell>
          <table:table-cell table:formula="of:=IF(ISNUMBER(SEARCH(&quot;L&quot;;[.$K107]));IF(ISBLANK([.$E$13]);&quot;&quot;;[.$E$13]);&quot;&quot;)">
            <text:p/>
          </table:table-cell>
          <table:table-cell table:formula="of:=IF(ISNUMBER(SEARCH(&quot;M&quot;;[.$K107]));IF(ISBLANK([.$E$14]);&quot;&quot;;[.$E$14]);&quot;&quot;)">
            <text:p/>
          </table:table-cell>
          <table:table-cell table:formula="of:=IF(ISNUMBER(SEARCH(&quot;N&quot;;[.$K107]));IF(ISBLANK([.$E$15]);&quot;&quot;;[.$E$15]);&quot;&quot;)">
            <text:p/>
          </table:table-cell>
          <table:table-cell/>
          <table:table-cell table:formula="of:=IF(ISNUMBER(SEARCH(&quot;A&quot;;[.$K107]));IF(ISBLANK([.$F$2]);&quot;&quot;;[.$F$2]);&quot;&quot;)">
            <text:p/>
          </table:table-cell>
          <table:table-cell table:formula="of:=IF(ISNUMBER(SEARCH(&quot;B&quot;;[.$K107]));IF(ISBLANK([.$F$3]);&quot;&quot;;[.$F$3]);&quot;&quot;)">
            <text:p/>
          </table:table-cell>
          <table:table-cell table:formula="of:=IF(ISNUMBER(SEARCH(&quot;C&quot;;[.$K107]));IF(ISBLANK([.$F$4]);&quot;&quot;;[.$F$4]);&quot;&quot;)">
            <text:p/>
          </table:table-cell>
          <table:table-cell table:formula="of:=IF(ISNUMBER(SEARCH(&quot;D&quot;;[.$K107]));IF(ISBLANK([.$F$5]);&quot;&quot;;[.$F$5]);&quot;&quot;)">
            <text:p/>
          </table:table-cell>
          <table:table-cell table:formula="of:=IF(ISNUMBER(SEARCH(&quot;E&quot;;[.$K107]));IF(ISBLANK([.$F$6]);&quot;&quot;;[.$F$6]);&quot;&quot;)">
            <text:p/>
          </table:table-cell>
          <table:table-cell table:formula="of:=IF(ISNUMBER(SEARCH(&quot;F&quot;;[.$K107]));IF(ISBLANK([.$F$7]);&quot;&quot;;[.$F$7]);&quot;&quot;)">
            <text:p/>
          </table:table-cell>
          <table:table-cell table:formula="of:=IF(ISNUMBER(SEARCH(&quot;G&quot;;[.$K107]));IF(ISBLANK([.$F$8]);&quot;&quot;;[.$F$8]);&quot;&quot;)">
            <text:p/>
          </table:table-cell>
          <table:table-cell table:formula="of:=IF(ISNUMBER(SEARCH(&quot;H&quot;;[.$K107]));IF(ISBLANK([.$F$9]);&quot;&quot;;[.$F$9]);&quot;&quot;)">
            <text:p/>
          </table:table-cell>
          <table:table-cell table:formula="of:=IF(ISNUMBER(SEARCH(&quot;I&quot;;[.$K107]));IF(ISBLANK([.$F$10]);&quot;&quot;;[.$F$10]);&quot;&quot;)">
            <text:p/>
          </table:table-cell>
          <table:table-cell table:formula="of:=IF(ISNUMBER(SEARCH(&quot;J&quot;;[.$K107]));IF(ISBLANK([.$F$11]);&quot;&quot;;[.$F$11]);&quot;&quot;)">
            <text:p/>
          </table:table-cell>
          <table:table-cell table:formula="of:=IF(ISNUMBER(SEARCH(&quot;K&quot;;[.$K107]));IF(ISBLANK([.$F$12]);&quot;&quot;;[.$F$12]);&quot;&quot;)">
            <text:p/>
          </table:table-cell>
          <table:table-cell table:formula="of:=IF(ISNUMBER(SEARCH(&quot;L&quot;;[.$K107]));IF(ISBLANK([.$F$13]);&quot;&quot;;[.$F$13]);&quot;&quot;)">
            <text:p/>
          </table:table-cell>
          <table:table-cell table:formula="of:=IF(ISNUMBER(SEARCH(&quot;M&quot;;[.$K107]));IF(ISBLANK([.$F$14]);&quot;&quot;;[.$F$14]);&quot;&quot;)">
            <text:p/>
          </table:table-cell>
          <table:table-cell table:formula="of:=IF(ISNUMBER(SEARCH(&quot;N&quot;;[.$K10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8:.$AD108])">
            <text:p/>
          </table:table-cell>
          <table:table-cell table:formula="of:=COM.MICROSOFT.CONCAT([.$AF108:.$AS108])">
            <text:p/>
          </table:table-cell>
          <table:table-cell table:formula="of:=COM.MICROSOFT.CONCAT([.$AU108:.$BH108])">
            <text:p/>
          </table:table-cell>
          <table:table-cell table:formula="of:=COUNTIF([.$K$1:.$K$1998];[.K108])" office:value-type="float" office:value="0" calcext:value-type="float">
            <text:p>0</text:p>
          </table:table-cell>
          <table:table-cell/>
          <table:table-cell table:formula="of:=IF(ISNUMBER(SEARCH(&quot;A&quot;;[.$K108]));IF(ISBLANK([.$D$2]);&quot;&quot;;[.$D$2]);&quot;&quot;)">
            <text:p/>
          </table:table-cell>
          <table:table-cell table:formula="of:=IF(ISNUMBER(SEARCH(&quot;B&quot;;[.$K108]));IF(ISBLANK([.$D$3]);&quot;&quot;;[.$D$3]);&quot;&quot;)">
            <text:p/>
          </table:table-cell>
          <table:table-cell table:formula="of:=IF(ISNUMBER(SEARCH(&quot;C&quot;;[.$K108]));IF(ISBLANK([.$D$4]);&quot;&quot;;[.$D$4]);&quot;&quot;)">
            <text:p/>
          </table:table-cell>
          <table:table-cell table:formula="of:=IF(ISNUMBER(SEARCH(&quot;D&quot;;[.$K108]));IF(ISBLANK([.$D$5]);&quot;&quot;;[.$D$5]);&quot;&quot;)">
            <text:p/>
          </table:table-cell>
          <table:table-cell table:formula="of:=IF(ISNUMBER(SEARCH(&quot;E&quot;;[.$K108]));IF(ISBLANK([.$D$6]);&quot;&quot;;[.$D$6]);&quot;&quot;)">
            <text:p/>
          </table:table-cell>
          <table:table-cell table:formula="of:=IF(ISNUMBER(SEARCH(&quot;F&quot;;[.$K108]));IF(ISBLANK([.$D$7]);&quot;&quot;;[.$D$7]);&quot;&quot;)">
            <text:p/>
          </table:table-cell>
          <table:table-cell table:formula="of:=IF(ISNUMBER(SEARCH(&quot;G&quot;;[.$K108]));IF(ISBLANK([.$D$8]);&quot;&quot;;[.$D$8]);&quot;&quot;)">
            <text:p/>
          </table:table-cell>
          <table:table-cell table:formula="of:=IF(ISNUMBER(SEARCH(&quot;H&quot;;[.$K108]));IF(ISBLANK([.$D$9]);&quot;&quot;;[.$D$9]);&quot;&quot;)">
            <text:p/>
          </table:table-cell>
          <table:table-cell table:formula="of:=IF(ISNUMBER(SEARCH(&quot;I&quot;;[.$K108]));IF(ISBLANK([.$D$10]);&quot;&quot;;[.$D$10]);&quot;&quot;)">
            <text:p/>
          </table:table-cell>
          <table:table-cell table:formula="of:=IF(ISNUMBER(SEARCH(&quot;J&quot;;[.$K108]));IF(ISBLANK([.$D$11]);&quot;&quot;;[.$D$11]);&quot;&quot;)">
            <text:p/>
          </table:table-cell>
          <table:table-cell table:formula="of:=IF(ISNUMBER(SEARCH(&quot;K&quot;;[.$K108]));IF(ISBLANK([.$D$12]);&quot;&quot;;[.$D$12]);&quot;&quot;)">
            <text:p/>
          </table:table-cell>
          <table:table-cell table:formula="of:=IF(ISNUMBER(SEARCH(&quot;L&quot;;[.$K108]));IF(ISBLANK([.$D$13]);&quot;&quot;;[.$D$13]);&quot;&quot;)">
            <text:p/>
          </table:table-cell>
          <table:table-cell table:formula="of:=IF(ISNUMBER(SEARCH(&quot;M&quot;;[.$K108]));IF(ISBLANK([.$D$14]);&quot;&quot;;[.$D$14]);&quot;&quot;)">
            <text:p/>
          </table:table-cell>
          <table:table-cell table:formula="of:=IF(ISNUMBER(SEARCH(&quot;N&quot;;[.$K108]));IF(ISBLANK([.$D$15]);&quot;&quot;;[.$D$15]);&quot;&quot;)">
            <text:p/>
          </table:table-cell>
          <table:table-cell/>
          <table:table-cell table:formula="of:=IF(ISNUMBER(SEARCH(&quot;A&quot;;[.$K108]));IF(ISBLANK([.$E$2]);&quot;&quot;;[.$E$2]);&quot;&quot;)">
            <text:p/>
          </table:table-cell>
          <table:table-cell table:formula="of:=IF(ISNUMBER(SEARCH(&quot;B&quot;;[.$K108]));IF(ISBLANK([.$E$3]);&quot;&quot;;[.$E$3]);&quot;&quot;)">
            <text:p/>
          </table:table-cell>
          <table:table-cell table:formula="of:=IF(ISNUMBER(SEARCH(&quot;C&quot;;[.$K108]));IF(ISBLANK([.$E$4]);&quot;&quot;;[.$E$4]);&quot;&quot;)">
            <text:p/>
          </table:table-cell>
          <table:table-cell table:formula="of:=IF(ISNUMBER(SEARCH(&quot;D&quot;;[.$K108]));IF(ISBLANK([.$E$5]);&quot;&quot;;[.$E$5]);&quot;&quot;)">
            <text:p/>
          </table:table-cell>
          <table:table-cell table:formula="of:=IF(ISNUMBER(SEARCH(&quot;E&quot;;[.$K108]));IF(ISBLANK([.$E$6]);&quot;&quot;;[.$E$6]);&quot;&quot;)">
            <text:p/>
          </table:table-cell>
          <table:table-cell table:formula="of:=IF(ISNUMBER(SEARCH(&quot;F&quot;;[.$K108]));IF(ISBLANK([.$E$7]);&quot;&quot;;[.$E$7]);&quot;&quot;)">
            <text:p/>
          </table:table-cell>
          <table:table-cell table:formula="of:=IF(ISNUMBER(SEARCH(&quot;G&quot;;[.$K108]));IF(ISBLANK([.$E$8]);&quot;&quot;;[.$E$8]);&quot;&quot;)">
            <text:p/>
          </table:table-cell>
          <table:table-cell table:formula="of:=IF(ISNUMBER(SEARCH(&quot;H&quot;;[.$K108]));IF(ISBLANK([.$E$9]);&quot;&quot;;[.$E$9]);&quot;&quot;)">
            <text:p/>
          </table:table-cell>
          <table:table-cell table:formula="of:=IF(ISNUMBER(SEARCH(&quot;I&quot;;[.$K108]));IF(ISBLANK([.$E$10]);&quot;&quot;;[.$E$10]);&quot;&quot;)">
            <text:p/>
          </table:table-cell>
          <table:table-cell table:formula="of:=IF(ISNUMBER(SEARCH(&quot;J&quot;;[.$K108]));IF(ISBLANK([.$E$11]);&quot;&quot;;[.$E$11]);&quot;&quot;)">
            <text:p/>
          </table:table-cell>
          <table:table-cell table:formula="of:=IF(ISNUMBER(SEARCH(&quot;K&quot;;[.$K108]));IF(ISBLANK([.$E$12]);&quot;&quot;;[.$E$12]);&quot;&quot;)">
            <text:p/>
          </table:table-cell>
          <table:table-cell table:formula="of:=IF(ISNUMBER(SEARCH(&quot;L&quot;;[.$K108]));IF(ISBLANK([.$E$13]);&quot;&quot;;[.$E$13]);&quot;&quot;)">
            <text:p/>
          </table:table-cell>
          <table:table-cell table:formula="of:=IF(ISNUMBER(SEARCH(&quot;M&quot;;[.$K108]));IF(ISBLANK([.$E$14]);&quot;&quot;;[.$E$14]);&quot;&quot;)">
            <text:p/>
          </table:table-cell>
          <table:table-cell table:formula="of:=IF(ISNUMBER(SEARCH(&quot;N&quot;;[.$K108]));IF(ISBLANK([.$E$15]);&quot;&quot;;[.$E$15]);&quot;&quot;)">
            <text:p/>
          </table:table-cell>
          <table:table-cell/>
          <table:table-cell table:formula="of:=IF(ISNUMBER(SEARCH(&quot;A&quot;;[.$K108]));IF(ISBLANK([.$F$2]);&quot;&quot;;[.$F$2]);&quot;&quot;)">
            <text:p/>
          </table:table-cell>
          <table:table-cell table:formula="of:=IF(ISNUMBER(SEARCH(&quot;B&quot;;[.$K108]));IF(ISBLANK([.$F$3]);&quot;&quot;;[.$F$3]);&quot;&quot;)">
            <text:p/>
          </table:table-cell>
          <table:table-cell table:formula="of:=IF(ISNUMBER(SEARCH(&quot;C&quot;;[.$K108]));IF(ISBLANK([.$F$4]);&quot;&quot;;[.$F$4]);&quot;&quot;)">
            <text:p/>
          </table:table-cell>
          <table:table-cell table:formula="of:=IF(ISNUMBER(SEARCH(&quot;D&quot;;[.$K108]));IF(ISBLANK([.$F$5]);&quot;&quot;;[.$F$5]);&quot;&quot;)">
            <text:p/>
          </table:table-cell>
          <table:table-cell table:formula="of:=IF(ISNUMBER(SEARCH(&quot;E&quot;;[.$K108]));IF(ISBLANK([.$F$6]);&quot;&quot;;[.$F$6]);&quot;&quot;)">
            <text:p/>
          </table:table-cell>
          <table:table-cell table:formula="of:=IF(ISNUMBER(SEARCH(&quot;F&quot;;[.$K108]));IF(ISBLANK([.$F$7]);&quot;&quot;;[.$F$7]);&quot;&quot;)">
            <text:p/>
          </table:table-cell>
          <table:table-cell table:formula="of:=IF(ISNUMBER(SEARCH(&quot;G&quot;;[.$K108]));IF(ISBLANK([.$F$8]);&quot;&quot;;[.$F$8]);&quot;&quot;)">
            <text:p/>
          </table:table-cell>
          <table:table-cell table:formula="of:=IF(ISNUMBER(SEARCH(&quot;H&quot;;[.$K108]));IF(ISBLANK([.$F$9]);&quot;&quot;;[.$F$9]);&quot;&quot;)">
            <text:p/>
          </table:table-cell>
          <table:table-cell table:formula="of:=IF(ISNUMBER(SEARCH(&quot;I&quot;;[.$K108]));IF(ISBLANK([.$F$10]);&quot;&quot;;[.$F$10]);&quot;&quot;)">
            <text:p/>
          </table:table-cell>
          <table:table-cell table:formula="of:=IF(ISNUMBER(SEARCH(&quot;J&quot;;[.$K108]));IF(ISBLANK([.$F$11]);&quot;&quot;;[.$F$11]);&quot;&quot;)">
            <text:p/>
          </table:table-cell>
          <table:table-cell table:formula="of:=IF(ISNUMBER(SEARCH(&quot;K&quot;;[.$K108]));IF(ISBLANK([.$F$12]);&quot;&quot;;[.$F$12]);&quot;&quot;)">
            <text:p/>
          </table:table-cell>
          <table:table-cell table:formula="of:=IF(ISNUMBER(SEARCH(&quot;L&quot;;[.$K108]));IF(ISBLANK([.$F$13]);&quot;&quot;;[.$F$13]);&quot;&quot;)">
            <text:p/>
          </table:table-cell>
          <table:table-cell table:formula="of:=IF(ISNUMBER(SEARCH(&quot;M&quot;;[.$K108]));IF(ISBLANK([.$F$14]);&quot;&quot;;[.$F$14]);&quot;&quot;)">
            <text:p/>
          </table:table-cell>
          <table:table-cell table:formula="of:=IF(ISNUMBER(SEARCH(&quot;N&quot;;[.$K10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09:.$AD109])">
            <text:p/>
          </table:table-cell>
          <table:table-cell table:formula="of:=COM.MICROSOFT.CONCAT([.$AF109:.$AS109])">
            <text:p/>
          </table:table-cell>
          <table:table-cell table:formula="of:=COM.MICROSOFT.CONCAT([.$AU109:.$BH109])">
            <text:p/>
          </table:table-cell>
          <table:table-cell table:formula="of:=COUNTIF([.$K$1:.$K$1998];[.K109])" office:value-type="float" office:value="0" calcext:value-type="float">
            <text:p>0</text:p>
          </table:table-cell>
          <table:table-cell/>
          <table:table-cell table:formula="of:=IF(ISNUMBER(SEARCH(&quot;A&quot;;[.$K109]));IF(ISBLANK([.$D$2]);&quot;&quot;;[.$D$2]);&quot;&quot;)">
            <text:p/>
          </table:table-cell>
          <table:table-cell table:formula="of:=IF(ISNUMBER(SEARCH(&quot;B&quot;;[.$K109]));IF(ISBLANK([.$D$3]);&quot;&quot;;[.$D$3]);&quot;&quot;)">
            <text:p/>
          </table:table-cell>
          <table:table-cell table:formula="of:=IF(ISNUMBER(SEARCH(&quot;C&quot;;[.$K109]));IF(ISBLANK([.$D$4]);&quot;&quot;;[.$D$4]);&quot;&quot;)">
            <text:p/>
          </table:table-cell>
          <table:table-cell table:formula="of:=IF(ISNUMBER(SEARCH(&quot;D&quot;;[.$K109]));IF(ISBLANK([.$D$5]);&quot;&quot;;[.$D$5]);&quot;&quot;)">
            <text:p/>
          </table:table-cell>
          <table:table-cell table:formula="of:=IF(ISNUMBER(SEARCH(&quot;E&quot;;[.$K109]));IF(ISBLANK([.$D$6]);&quot;&quot;;[.$D$6]);&quot;&quot;)">
            <text:p/>
          </table:table-cell>
          <table:table-cell table:formula="of:=IF(ISNUMBER(SEARCH(&quot;F&quot;;[.$K109]));IF(ISBLANK([.$D$7]);&quot;&quot;;[.$D$7]);&quot;&quot;)">
            <text:p/>
          </table:table-cell>
          <table:table-cell table:formula="of:=IF(ISNUMBER(SEARCH(&quot;G&quot;;[.$K109]));IF(ISBLANK([.$D$8]);&quot;&quot;;[.$D$8]);&quot;&quot;)">
            <text:p/>
          </table:table-cell>
          <table:table-cell table:formula="of:=IF(ISNUMBER(SEARCH(&quot;H&quot;;[.$K109]));IF(ISBLANK([.$D$9]);&quot;&quot;;[.$D$9]);&quot;&quot;)">
            <text:p/>
          </table:table-cell>
          <table:table-cell table:formula="of:=IF(ISNUMBER(SEARCH(&quot;I&quot;;[.$K109]));IF(ISBLANK([.$D$10]);&quot;&quot;;[.$D$10]);&quot;&quot;)">
            <text:p/>
          </table:table-cell>
          <table:table-cell table:formula="of:=IF(ISNUMBER(SEARCH(&quot;J&quot;;[.$K109]));IF(ISBLANK([.$D$11]);&quot;&quot;;[.$D$11]);&quot;&quot;)">
            <text:p/>
          </table:table-cell>
          <table:table-cell table:formula="of:=IF(ISNUMBER(SEARCH(&quot;K&quot;;[.$K109]));IF(ISBLANK([.$D$12]);&quot;&quot;;[.$D$12]);&quot;&quot;)">
            <text:p/>
          </table:table-cell>
          <table:table-cell table:formula="of:=IF(ISNUMBER(SEARCH(&quot;L&quot;;[.$K109]));IF(ISBLANK([.$D$13]);&quot;&quot;;[.$D$13]);&quot;&quot;)">
            <text:p/>
          </table:table-cell>
          <table:table-cell table:formula="of:=IF(ISNUMBER(SEARCH(&quot;M&quot;;[.$K109]));IF(ISBLANK([.$D$14]);&quot;&quot;;[.$D$14]);&quot;&quot;)">
            <text:p/>
          </table:table-cell>
          <table:table-cell table:formula="of:=IF(ISNUMBER(SEARCH(&quot;N&quot;;[.$K109]));IF(ISBLANK([.$D$15]);&quot;&quot;;[.$D$15]);&quot;&quot;)">
            <text:p/>
          </table:table-cell>
          <table:table-cell/>
          <table:table-cell table:formula="of:=IF(ISNUMBER(SEARCH(&quot;A&quot;;[.$K109]));IF(ISBLANK([.$E$2]);&quot;&quot;;[.$E$2]);&quot;&quot;)">
            <text:p/>
          </table:table-cell>
          <table:table-cell table:formula="of:=IF(ISNUMBER(SEARCH(&quot;B&quot;;[.$K109]));IF(ISBLANK([.$E$3]);&quot;&quot;;[.$E$3]);&quot;&quot;)">
            <text:p/>
          </table:table-cell>
          <table:table-cell table:formula="of:=IF(ISNUMBER(SEARCH(&quot;C&quot;;[.$K109]));IF(ISBLANK([.$E$4]);&quot;&quot;;[.$E$4]);&quot;&quot;)">
            <text:p/>
          </table:table-cell>
          <table:table-cell table:formula="of:=IF(ISNUMBER(SEARCH(&quot;D&quot;;[.$K109]));IF(ISBLANK([.$E$5]);&quot;&quot;;[.$E$5]);&quot;&quot;)">
            <text:p/>
          </table:table-cell>
          <table:table-cell table:formula="of:=IF(ISNUMBER(SEARCH(&quot;E&quot;;[.$K109]));IF(ISBLANK([.$E$6]);&quot;&quot;;[.$E$6]);&quot;&quot;)">
            <text:p/>
          </table:table-cell>
          <table:table-cell table:formula="of:=IF(ISNUMBER(SEARCH(&quot;F&quot;;[.$K109]));IF(ISBLANK([.$E$7]);&quot;&quot;;[.$E$7]);&quot;&quot;)">
            <text:p/>
          </table:table-cell>
          <table:table-cell table:formula="of:=IF(ISNUMBER(SEARCH(&quot;G&quot;;[.$K109]));IF(ISBLANK([.$E$8]);&quot;&quot;;[.$E$8]);&quot;&quot;)">
            <text:p/>
          </table:table-cell>
          <table:table-cell table:formula="of:=IF(ISNUMBER(SEARCH(&quot;H&quot;;[.$K109]));IF(ISBLANK([.$E$9]);&quot;&quot;;[.$E$9]);&quot;&quot;)">
            <text:p/>
          </table:table-cell>
          <table:table-cell table:formula="of:=IF(ISNUMBER(SEARCH(&quot;I&quot;;[.$K109]));IF(ISBLANK([.$E$10]);&quot;&quot;;[.$E$10]);&quot;&quot;)">
            <text:p/>
          </table:table-cell>
          <table:table-cell table:formula="of:=IF(ISNUMBER(SEARCH(&quot;J&quot;;[.$K109]));IF(ISBLANK([.$E$11]);&quot;&quot;;[.$E$11]);&quot;&quot;)">
            <text:p/>
          </table:table-cell>
          <table:table-cell table:formula="of:=IF(ISNUMBER(SEARCH(&quot;K&quot;;[.$K109]));IF(ISBLANK([.$E$12]);&quot;&quot;;[.$E$12]);&quot;&quot;)">
            <text:p/>
          </table:table-cell>
          <table:table-cell table:formula="of:=IF(ISNUMBER(SEARCH(&quot;L&quot;;[.$K109]));IF(ISBLANK([.$E$13]);&quot;&quot;;[.$E$13]);&quot;&quot;)">
            <text:p/>
          </table:table-cell>
          <table:table-cell table:formula="of:=IF(ISNUMBER(SEARCH(&quot;M&quot;;[.$K109]));IF(ISBLANK([.$E$14]);&quot;&quot;;[.$E$14]);&quot;&quot;)">
            <text:p/>
          </table:table-cell>
          <table:table-cell table:formula="of:=IF(ISNUMBER(SEARCH(&quot;N&quot;;[.$K109]));IF(ISBLANK([.$E$15]);&quot;&quot;;[.$E$15]);&quot;&quot;)">
            <text:p/>
          </table:table-cell>
          <table:table-cell/>
          <table:table-cell table:formula="of:=IF(ISNUMBER(SEARCH(&quot;A&quot;;[.$K109]));IF(ISBLANK([.$F$2]);&quot;&quot;;[.$F$2]);&quot;&quot;)">
            <text:p/>
          </table:table-cell>
          <table:table-cell table:formula="of:=IF(ISNUMBER(SEARCH(&quot;B&quot;;[.$K109]));IF(ISBLANK([.$F$3]);&quot;&quot;;[.$F$3]);&quot;&quot;)">
            <text:p/>
          </table:table-cell>
          <table:table-cell table:formula="of:=IF(ISNUMBER(SEARCH(&quot;C&quot;;[.$K109]));IF(ISBLANK([.$F$4]);&quot;&quot;;[.$F$4]);&quot;&quot;)">
            <text:p/>
          </table:table-cell>
          <table:table-cell table:formula="of:=IF(ISNUMBER(SEARCH(&quot;D&quot;;[.$K109]));IF(ISBLANK([.$F$5]);&quot;&quot;;[.$F$5]);&quot;&quot;)">
            <text:p/>
          </table:table-cell>
          <table:table-cell table:formula="of:=IF(ISNUMBER(SEARCH(&quot;E&quot;;[.$K109]));IF(ISBLANK([.$F$6]);&quot;&quot;;[.$F$6]);&quot;&quot;)">
            <text:p/>
          </table:table-cell>
          <table:table-cell table:formula="of:=IF(ISNUMBER(SEARCH(&quot;F&quot;;[.$K109]));IF(ISBLANK([.$F$7]);&quot;&quot;;[.$F$7]);&quot;&quot;)">
            <text:p/>
          </table:table-cell>
          <table:table-cell table:formula="of:=IF(ISNUMBER(SEARCH(&quot;G&quot;;[.$K109]));IF(ISBLANK([.$F$8]);&quot;&quot;;[.$F$8]);&quot;&quot;)">
            <text:p/>
          </table:table-cell>
          <table:table-cell table:formula="of:=IF(ISNUMBER(SEARCH(&quot;H&quot;;[.$K109]));IF(ISBLANK([.$F$9]);&quot;&quot;;[.$F$9]);&quot;&quot;)">
            <text:p/>
          </table:table-cell>
          <table:table-cell table:formula="of:=IF(ISNUMBER(SEARCH(&quot;I&quot;;[.$K109]));IF(ISBLANK([.$F$10]);&quot;&quot;;[.$F$10]);&quot;&quot;)">
            <text:p/>
          </table:table-cell>
          <table:table-cell table:formula="of:=IF(ISNUMBER(SEARCH(&quot;J&quot;;[.$K109]));IF(ISBLANK([.$F$11]);&quot;&quot;;[.$F$11]);&quot;&quot;)">
            <text:p/>
          </table:table-cell>
          <table:table-cell table:formula="of:=IF(ISNUMBER(SEARCH(&quot;K&quot;;[.$K109]));IF(ISBLANK([.$F$12]);&quot;&quot;;[.$F$12]);&quot;&quot;)">
            <text:p/>
          </table:table-cell>
          <table:table-cell table:formula="of:=IF(ISNUMBER(SEARCH(&quot;L&quot;;[.$K109]));IF(ISBLANK([.$F$13]);&quot;&quot;;[.$F$13]);&quot;&quot;)">
            <text:p/>
          </table:table-cell>
          <table:table-cell table:formula="of:=IF(ISNUMBER(SEARCH(&quot;M&quot;;[.$K109]));IF(ISBLANK([.$F$14]);&quot;&quot;;[.$F$14]);&quot;&quot;)">
            <text:p/>
          </table:table-cell>
          <table:table-cell table:formula="of:=IF(ISNUMBER(SEARCH(&quot;N&quot;;[.$K109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0:.$AD110])">
            <text:p/>
          </table:table-cell>
          <table:table-cell table:formula="of:=COM.MICROSOFT.CONCAT([.$AF110:.$AS110])">
            <text:p/>
          </table:table-cell>
          <table:table-cell table:formula="of:=COM.MICROSOFT.CONCAT([.$AU110:.$BH110])">
            <text:p/>
          </table:table-cell>
          <table:table-cell table:formula="of:=COUNTIF([.$K$1:.$K$1998];[.K110])" office:value-type="float" office:value="0" calcext:value-type="float">
            <text:p>0</text:p>
          </table:table-cell>
          <table:table-cell/>
          <table:table-cell table:formula="of:=IF(ISNUMBER(SEARCH(&quot;A&quot;;[.$K110]));IF(ISBLANK([.$D$2]);&quot;&quot;;[.$D$2]);&quot;&quot;)">
            <text:p/>
          </table:table-cell>
          <table:table-cell table:formula="of:=IF(ISNUMBER(SEARCH(&quot;B&quot;;[.$K110]));IF(ISBLANK([.$D$3]);&quot;&quot;;[.$D$3]);&quot;&quot;)">
            <text:p/>
          </table:table-cell>
          <table:table-cell table:formula="of:=IF(ISNUMBER(SEARCH(&quot;C&quot;;[.$K110]));IF(ISBLANK([.$D$4]);&quot;&quot;;[.$D$4]);&quot;&quot;)">
            <text:p/>
          </table:table-cell>
          <table:table-cell table:formula="of:=IF(ISNUMBER(SEARCH(&quot;D&quot;;[.$K110]));IF(ISBLANK([.$D$5]);&quot;&quot;;[.$D$5]);&quot;&quot;)">
            <text:p/>
          </table:table-cell>
          <table:table-cell table:formula="of:=IF(ISNUMBER(SEARCH(&quot;E&quot;;[.$K110]));IF(ISBLANK([.$D$6]);&quot;&quot;;[.$D$6]);&quot;&quot;)">
            <text:p/>
          </table:table-cell>
          <table:table-cell table:formula="of:=IF(ISNUMBER(SEARCH(&quot;F&quot;;[.$K110]));IF(ISBLANK([.$D$7]);&quot;&quot;;[.$D$7]);&quot;&quot;)">
            <text:p/>
          </table:table-cell>
          <table:table-cell table:formula="of:=IF(ISNUMBER(SEARCH(&quot;G&quot;;[.$K110]));IF(ISBLANK([.$D$8]);&quot;&quot;;[.$D$8]);&quot;&quot;)">
            <text:p/>
          </table:table-cell>
          <table:table-cell table:formula="of:=IF(ISNUMBER(SEARCH(&quot;H&quot;;[.$K110]));IF(ISBLANK([.$D$9]);&quot;&quot;;[.$D$9]);&quot;&quot;)">
            <text:p/>
          </table:table-cell>
          <table:table-cell table:formula="of:=IF(ISNUMBER(SEARCH(&quot;I&quot;;[.$K110]));IF(ISBLANK([.$D$10]);&quot;&quot;;[.$D$10]);&quot;&quot;)">
            <text:p/>
          </table:table-cell>
          <table:table-cell table:formula="of:=IF(ISNUMBER(SEARCH(&quot;J&quot;;[.$K110]));IF(ISBLANK([.$D$11]);&quot;&quot;;[.$D$11]);&quot;&quot;)">
            <text:p/>
          </table:table-cell>
          <table:table-cell table:formula="of:=IF(ISNUMBER(SEARCH(&quot;K&quot;;[.$K110]));IF(ISBLANK([.$D$12]);&quot;&quot;;[.$D$12]);&quot;&quot;)">
            <text:p/>
          </table:table-cell>
          <table:table-cell table:formula="of:=IF(ISNUMBER(SEARCH(&quot;L&quot;;[.$K110]));IF(ISBLANK([.$D$13]);&quot;&quot;;[.$D$13]);&quot;&quot;)">
            <text:p/>
          </table:table-cell>
          <table:table-cell table:formula="of:=IF(ISNUMBER(SEARCH(&quot;M&quot;;[.$K110]));IF(ISBLANK([.$D$14]);&quot;&quot;;[.$D$14]);&quot;&quot;)">
            <text:p/>
          </table:table-cell>
          <table:table-cell table:formula="of:=IF(ISNUMBER(SEARCH(&quot;N&quot;;[.$K110]));IF(ISBLANK([.$D$15]);&quot;&quot;;[.$D$15]);&quot;&quot;)">
            <text:p/>
          </table:table-cell>
          <table:table-cell/>
          <table:table-cell table:formula="of:=IF(ISNUMBER(SEARCH(&quot;A&quot;;[.$K110]));IF(ISBLANK([.$E$2]);&quot;&quot;;[.$E$2]);&quot;&quot;)">
            <text:p/>
          </table:table-cell>
          <table:table-cell table:formula="of:=IF(ISNUMBER(SEARCH(&quot;B&quot;;[.$K110]));IF(ISBLANK([.$E$3]);&quot;&quot;;[.$E$3]);&quot;&quot;)">
            <text:p/>
          </table:table-cell>
          <table:table-cell table:formula="of:=IF(ISNUMBER(SEARCH(&quot;C&quot;;[.$K110]));IF(ISBLANK([.$E$4]);&quot;&quot;;[.$E$4]);&quot;&quot;)">
            <text:p/>
          </table:table-cell>
          <table:table-cell table:formula="of:=IF(ISNUMBER(SEARCH(&quot;D&quot;;[.$K110]));IF(ISBLANK([.$E$5]);&quot;&quot;;[.$E$5]);&quot;&quot;)">
            <text:p/>
          </table:table-cell>
          <table:table-cell table:formula="of:=IF(ISNUMBER(SEARCH(&quot;E&quot;;[.$K110]));IF(ISBLANK([.$E$6]);&quot;&quot;;[.$E$6]);&quot;&quot;)">
            <text:p/>
          </table:table-cell>
          <table:table-cell table:formula="of:=IF(ISNUMBER(SEARCH(&quot;F&quot;;[.$K110]));IF(ISBLANK([.$E$7]);&quot;&quot;;[.$E$7]);&quot;&quot;)">
            <text:p/>
          </table:table-cell>
          <table:table-cell table:formula="of:=IF(ISNUMBER(SEARCH(&quot;G&quot;;[.$K110]));IF(ISBLANK([.$E$8]);&quot;&quot;;[.$E$8]);&quot;&quot;)">
            <text:p/>
          </table:table-cell>
          <table:table-cell table:formula="of:=IF(ISNUMBER(SEARCH(&quot;H&quot;;[.$K110]));IF(ISBLANK([.$E$9]);&quot;&quot;;[.$E$9]);&quot;&quot;)">
            <text:p/>
          </table:table-cell>
          <table:table-cell table:formula="of:=IF(ISNUMBER(SEARCH(&quot;I&quot;;[.$K110]));IF(ISBLANK([.$E$10]);&quot;&quot;;[.$E$10]);&quot;&quot;)">
            <text:p/>
          </table:table-cell>
          <table:table-cell table:formula="of:=IF(ISNUMBER(SEARCH(&quot;J&quot;;[.$K110]));IF(ISBLANK([.$E$11]);&quot;&quot;;[.$E$11]);&quot;&quot;)">
            <text:p/>
          </table:table-cell>
          <table:table-cell table:formula="of:=IF(ISNUMBER(SEARCH(&quot;K&quot;;[.$K110]));IF(ISBLANK([.$E$12]);&quot;&quot;;[.$E$12]);&quot;&quot;)">
            <text:p/>
          </table:table-cell>
          <table:table-cell table:formula="of:=IF(ISNUMBER(SEARCH(&quot;L&quot;;[.$K110]));IF(ISBLANK([.$E$13]);&quot;&quot;;[.$E$13]);&quot;&quot;)">
            <text:p/>
          </table:table-cell>
          <table:table-cell table:formula="of:=IF(ISNUMBER(SEARCH(&quot;M&quot;;[.$K110]));IF(ISBLANK([.$E$14]);&quot;&quot;;[.$E$14]);&quot;&quot;)">
            <text:p/>
          </table:table-cell>
          <table:table-cell table:formula="of:=IF(ISNUMBER(SEARCH(&quot;N&quot;;[.$K110]));IF(ISBLANK([.$E$15]);&quot;&quot;;[.$E$15]);&quot;&quot;)">
            <text:p/>
          </table:table-cell>
          <table:table-cell/>
          <table:table-cell table:formula="of:=IF(ISNUMBER(SEARCH(&quot;A&quot;;[.$K110]));IF(ISBLANK([.$F$2]);&quot;&quot;;[.$F$2]);&quot;&quot;)">
            <text:p/>
          </table:table-cell>
          <table:table-cell table:formula="of:=IF(ISNUMBER(SEARCH(&quot;B&quot;;[.$K110]));IF(ISBLANK([.$F$3]);&quot;&quot;;[.$F$3]);&quot;&quot;)">
            <text:p/>
          </table:table-cell>
          <table:table-cell table:formula="of:=IF(ISNUMBER(SEARCH(&quot;C&quot;;[.$K110]));IF(ISBLANK([.$F$4]);&quot;&quot;;[.$F$4]);&quot;&quot;)">
            <text:p/>
          </table:table-cell>
          <table:table-cell table:formula="of:=IF(ISNUMBER(SEARCH(&quot;D&quot;;[.$K110]));IF(ISBLANK([.$F$5]);&quot;&quot;;[.$F$5]);&quot;&quot;)">
            <text:p/>
          </table:table-cell>
          <table:table-cell table:formula="of:=IF(ISNUMBER(SEARCH(&quot;E&quot;;[.$K110]));IF(ISBLANK([.$F$6]);&quot;&quot;;[.$F$6]);&quot;&quot;)">
            <text:p/>
          </table:table-cell>
          <table:table-cell table:formula="of:=IF(ISNUMBER(SEARCH(&quot;F&quot;;[.$K110]));IF(ISBLANK([.$F$7]);&quot;&quot;;[.$F$7]);&quot;&quot;)">
            <text:p/>
          </table:table-cell>
          <table:table-cell table:formula="of:=IF(ISNUMBER(SEARCH(&quot;G&quot;;[.$K110]));IF(ISBLANK([.$F$8]);&quot;&quot;;[.$F$8]);&quot;&quot;)">
            <text:p/>
          </table:table-cell>
          <table:table-cell table:formula="of:=IF(ISNUMBER(SEARCH(&quot;H&quot;;[.$K110]));IF(ISBLANK([.$F$9]);&quot;&quot;;[.$F$9]);&quot;&quot;)">
            <text:p/>
          </table:table-cell>
          <table:table-cell table:formula="of:=IF(ISNUMBER(SEARCH(&quot;I&quot;;[.$K110]));IF(ISBLANK([.$F$10]);&quot;&quot;;[.$F$10]);&quot;&quot;)">
            <text:p/>
          </table:table-cell>
          <table:table-cell table:formula="of:=IF(ISNUMBER(SEARCH(&quot;J&quot;;[.$K110]));IF(ISBLANK([.$F$11]);&quot;&quot;;[.$F$11]);&quot;&quot;)">
            <text:p/>
          </table:table-cell>
          <table:table-cell table:formula="of:=IF(ISNUMBER(SEARCH(&quot;K&quot;;[.$K110]));IF(ISBLANK([.$F$12]);&quot;&quot;;[.$F$12]);&quot;&quot;)">
            <text:p/>
          </table:table-cell>
          <table:table-cell table:formula="of:=IF(ISNUMBER(SEARCH(&quot;L&quot;;[.$K110]));IF(ISBLANK([.$F$13]);&quot;&quot;;[.$F$13]);&quot;&quot;)">
            <text:p/>
          </table:table-cell>
          <table:table-cell table:formula="of:=IF(ISNUMBER(SEARCH(&quot;M&quot;;[.$K110]));IF(ISBLANK([.$F$14]);&quot;&quot;;[.$F$14]);&quot;&quot;)">
            <text:p/>
          </table:table-cell>
          <table:table-cell table:formula="of:=IF(ISNUMBER(SEARCH(&quot;N&quot;;[.$K110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1:.$AD111])">
            <text:p/>
          </table:table-cell>
          <table:table-cell table:formula="of:=COM.MICROSOFT.CONCAT([.$AF111:.$AS111])">
            <text:p/>
          </table:table-cell>
          <table:table-cell table:formula="of:=COM.MICROSOFT.CONCAT([.$AU111:.$BH111])">
            <text:p/>
          </table:table-cell>
          <table:table-cell table:formula="of:=COUNTIF([.$K$1:.$K$1998];[.K111])" office:value-type="float" office:value="0" calcext:value-type="float">
            <text:p>0</text:p>
          </table:table-cell>
          <table:table-cell/>
          <table:table-cell table:formula="of:=IF(ISNUMBER(SEARCH(&quot;A&quot;;[.$K111]));IF(ISBLANK([.$D$2]);&quot;&quot;;[.$D$2]);&quot;&quot;)">
            <text:p/>
          </table:table-cell>
          <table:table-cell table:formula="of:=IF(ISNUMBER(SEARCH(&quot;B&quot;;[.$K111]));IF(ISBLANK([.$D$3]);&quot;&quot;;[.$D$3]);&quot;&quot;)">
            <text:p/>
          </table:table-cell>
          <table:table-cell table:formula="of:=IF(ISNUMBER(SEARCH(&quot;C&quot;;[.$K111]));IF(ISBLANK([.$D$4]);&quot;&quot;;[.$D$4]);&quot;&quot;)">
            <text:p/>
          </table:table-cell>
          <table:table-cell table:formula="of:=IF(ISNUMBER(SEARCH(&quot;D&quot;;[.$K111]));IF(ISBLANK([.$D$5]);&quot;&quot;;[.$D$5]);&quot;&quot;)">
            <text:p/>
          </table:table-cell>
          <table:table-cell table:formula="of:=IF(ISNUMBER(SEARCH(&quot;E&quot;;[.$K111]));IF(ISBLANK([.$D$6]);&quot;&quot;;[.$D$6]);&quot;&quot;)">
            <text:p/>
          </table:table-cell>
          <table:table-cell table:formula="of:=IF(ISNUMBER(SEARCH(&quot;F&quot;;[.$K111]));IF(ISBLANK([.$D$7]);&quot;&quot;;[.$D$7]);&quot;&quot;)">
            <text:p/>
          </table:table-cell>
          <table:table-cell table:formula="of:=IF(ISNUMBER(SEARCH(&quot;G&quot;;[.$K111]));IF(ISBLANK([.$D$8]);&quot;&quot;;[.$D$8]);&quot;&quot;)">
            <text:p/>
          </table:table-cell>
          <table:table-cell table:formula="of:=IF(ISNUMBER(SEARCH(&quot;H&quot;;[.$K111]));IF(ISBLANK([.$D$9]);&quot;&quot;;[.$D$9]);&quot;&quot;)">
            <text:p/>
          </table:table-cell>
          <table:table-cell table:formula="of:=IF(ISNUMBER(SEARCH(&quot;I&quot;;[.$K111]));IF(ISBLANK([.$D$10]);&quot;&quot;;[.$D$10]);&quot;&quot;)">
            <text:p/>
          </table:table-cell>
          <table:table-cell table:formula="of:=IF(ISNUMBER(SEARCH(&quot;J&quot;;[.$K111]));IF(ISBLANK([.$D$11]);&quot;&quot;;[.$D$11]);&quot;&quot;)">
            <text:p/>
          </table:table-cell>
          <table:table-cell table:formula="of:=IF(ISNUMBER(SEARCH(&quot;K&quot;;[.$K111]));IF(ISBLANK([.$D$12]);&quot;&quot;;[.$D$12]);&quot;&quot;)">
            <text:p/>
          </table:table-cell>
          <table:table-cell table:formula="of:=IF(ISNUMBER(SEARCH(&quot;L&quot;;[.$K111]));IF(ISBLANK([.$D$13]);&quot;&quot;;[.$D$13]);&quot;&quot;)">
            <text:p/>
          </table:table-cell>
          <table:table-cell table:formula="of:=IF(ISNUMBER(SEARCH(&quot;M&quot;;[.$K111]));IF(ISBLANK([.$D$14]);&quot;&quot;;[.$D$14]);&quot;&quot;)">
            <text:p/>
          </table:table-cell>
          <table:table-cell table:formula="of:=IF(ISNUMBER(SEARCH(&quot;N&quot;;[.$K111]));IF(ISBLANK([.$D$15]);&quot;&quot;;[.$D$15]);&quot;&quot;)">
            <text:p/>
          </table:table-cell>
          <table:table-cell/>
          <table:table-cell table:formula="of:=IF(ISNUMBER(SEARCH(&quot;A&quot;;[.$K111]));IF(ISBLANK([.$E$2]);&quot;&quot;;[.$E$2]);&quot;&quot;)">
            <text:p/>
          </table:table-cell>
          <table:table-cell table:formula="of:=IF(ISNUMBER(SEARCH(&quot;B&quot;;[.$K111]));IF(ISBLANK([.$E$3]);&quot;&quot;;[.$E$3]);&quot;&quot;)">
            <text:p/>
          </table:table-cell>
          <table:table-cell table:formula="of:=IF(ISNUMBER(SEARCH(&quot;C&quot;;[.$K111]));IF(ISBLANK([.$E$4]);&quot;&quot;;[.$E$4]);&quot;&quot;)">
            <text:p/>
          </table:table-cell>
          <table:table-cell table:formula="of:=IF(ISNUMBER(SEARCH(&quot;D&quot;;[.$K111]));IF(ISBLANK([.$E$5]);&quot;&quot;;[.$E$5]);&quot;&quot;)">
            <text:p/>
          </table:table-cell>
          <table:table-cell table:formula="of:=IF(ISNUMBER(SEARCH(&quot;E&quot;;[.$K111]));IF(ISBLANK([.$E$6]);&quot;&quot;;[.$E$6]);&quot;&quot;)">
            <text:p/>
          </table:table-cell>
          <table:table-cell table:formula="of:=IF(ISNUMBER(SEARCH(&quot;F&quot;;[.$K111]));IF(ISBLANK([.$E$7]);&quot;&quot;;[.$E$7]);&quot;&quot;)">
            <text:p/>
          </table:table-cell>
          <table:table-cell table:formula="of:=IF(ISNUMBER(SEARCH(&quot;G&quot;;[.$K111]));IF(ISBLANK([.$E$8]);&quot;&quot;;[.$E$8]);&quot;&quot;)">
            <text:p/>
          </table:table-cell>
          <table:table-cell table:formula="of:=IF(ISNUMBER(SEARCH(&quot;H&quot;;[.$K111]));IF(ISBLANK([.$E$9]);&quot;&quot;;[.$E$9]);&quot;&quot;)">
            <text:p/>
          </table:table-cell>
          <table:table-cell table:formula="of:=IF(ISNUMBER(SEARCH(&quot;I&quot;;[.$K111]));IF(ISBLANK([.$E$10]);&quot;&quot;;[.$E$10]);&quot;&quot;)">
            <text:p/>
          </table:table-cell>
          <table:table-cell table:formula="of:=IF(ISNUMBER(SEARCH(&quot;J&quot;;[.$K111]));IF(ISBLANK([.$E$11]);&quot;&quot;;[.$E$11]);&quot;&quot;)">
            <text:p/>
          </table:table-cell>
          <table:table-cell table:formula="of:=IF(ISNUMBER(SEARCH(&quot;K&quot;;[.$K111]));IF(ISBLANK([.$E$12]);&quot;&quot;;[.$E$12]);&quot;&quot;)">
            <text:p/>
          </table:table-cell>
          <table:table-cell table:formula="of:=IF(ISNUMBER(SEARCH(&quot;L&quot;;[.$K111]));IF(ISBLANK([.$E$13]);&quot;&quot;;[.$E$13]);&quot;&quot;)">
            <text:p/>
          </table:table-cell>
          <table:table-cell table:formula="of:=IF(ISNUMBER(SEARCH(&quot;M&quot;;[.$K111]));IF(ISBLANK([.$E$14]);&quot;&quot;;[.$E$14]);&quot;&quot;)">
            <text:p/>
          </table:table-cell>
          <table:table-cell table:formula="of:=IF(ISNUMBER(SEARCH(&quot;N&quot;;[.$K111]));IF(ISBLANK([.$E$15]);&quot;&quot;;[.$E$15]);&quot;&quot;)">
            <text:p/>
          </table:table-cell>
          <table:table-cell/>
          <table:table-cell table:formula="of:=IF(ISNUMBER(SEARCH(&quot;A&quot;;[.$K111]));IF(ISBLANK([.$F$2]);&quot;&quot;;[.$F$2]);&quot;&quot;)">
            <text:p/>
          </table:table-cell>
          <table:table-cell table:formula="of:=IF(ISNUMBER(SEARCH(&quot;B&quot;;[.$K111]));IF(ISBLANK([.$F$3]);&quot;&quot;;[.$F$3]);&quot;&quot;)">
            <text:p/>
          </table:table-cell>
          <table:table-cell table:formula="of:=IF(ISNUMBER(SEARCH(&quot;C&quot;;[.$K111]));IF(ISBLANK([.$F$4]);&quot;&quot;;[.$F$4]);&quot;&quot;)">
            <text:p/>
          </table:table-cell>
          <table:table-cell table:formula="of:=IF(ISNUMBER(SEARCH(&quot;D&quot;;[.$K111]));IF(ISBLANK([.$F$5]);&quot;&quot;;[.$F$5]);&quot;&quot;)">
            <text:p/>
          </table:table-cell>
          <table:table-cell table:formula="of:=IF(ISNUMBER(SEARCH(&quot;E&quot;;[.$K111]));IF(ISBLANK([.$F$6]);&quot;&quot;;[.$F$6]);&quot;&quot;)">
            <text:p/>
          </table:table-cell>
          <table:table-cell table:formula="of:=IF(ISNUMBER(SEARCH(&quot;F&quot;;[.$K111]));IF(ISBLANK([.$F$7]);&quot;&quot;;[.$F$7]);&quot;&quot;)">
            <text:p/>
          </table:table-cell>
          <table:table-cell table:formula="of:=IF(ISNUMBER(SEARCH(&quot;G&quot;;[.$K111]));IF(ISBLANK([.$F$8]);&quot;&quot;;[.$F$8]);&quot;&quot;)">
            <text:p/>
          </table:table-cell>
          <table:table-cell table:formula="of:=IF(ISNUMBER(SEARCH(&quot;H&quot;;[.$K111]));IF(ISBLANK([.$F$9]);&quot;&quot;;[.$F$9]);&quot;&quot;)">
            <text:p/>
          </table:table-cell>
          <table:table-cell table:formula="of:=IF(ISNUMBER(SEARCH(&quot;I&quot;;[.$K111]));IF(ISBLANK([.$F$10]);&quot;&quot;;[.$F$10]);&quot;&quot;)">
            <text:p/>
          </table:table-cell>
          <table:table-cell table:formula="of:=IF(ISNUMBER(SEARCH(&quot;J&quot;;[.$K111]));IF(ISBLANK([.$F$11]);&quot;&quot;;[.$F$11]);&quot;&quot;)">
            <text:p/>
          </table:table-cell>
          <table:table-cell table:formula="of:=IF(ISNUMBER(SEARCH(&quot;K&quot;;[.$K111]));IF(ISBLANK([.$F$12]);&quot;&quot;;[.$F$12]);&quot;&quot;)">
            <text:p/>
          </table:table-cell>
          <table:table-cell table:formula="of:=IF(ISNUMBER(SEARCH(&quot;L&quot;;[.$K111]));IF(ISBLANK([.$F$13]);&quot;&quot;;[.$F$13]);&quot;&quot;)">
            <text:p/>
          </table:table-cell>
          <table:table-cell table:formula="of:=IF(ISNUMBER(SEARCH(&quot;M&quot;;[.$K111]));IF(ISBLANK([.$F$14]);&quot;&quot;;[.$F$14]);&quot;&quot;)">
            <text:p/>
          </table:table-cell>
          <table:table-cell table:formula="of:=IF(ISNUMBER(SEARCH(&quot;N&quot;;[.$K111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2:.$AD112])">
            <text:p/>
          </table:table-cell>
          <table:table-cell table:formula="of:=COM.MICROSOFT.CONCAT([.$AF112:.$AS112])">
            <text:p/>
          </table:table-cell>
          <table:table-cell table:formula="of:=COM.MICROSOFT.CONCAT([.$AU112:.$BH112])">
            <text:p/>
          </table:table-cell>
          <table:table-cell table:formula="of:=COUNTIF([.$K$1:.$K$1998];[.K112])" office:value-type="float" office:value="0" calcext:value-type="float">
            <text:p>0</text:p>
          </table:table-cell>
          <table:table-cell/>
          <table:table-cell table:formula="of:=IF(ISNUMBER(SEARCH(&quot;A&quot;;[.$K112]));IF(ISBLANK([.$D$2]);&quot;&quot;;[.$D$2]);&quot;&quot;)">
            <text:p/>
          </table:table-cell>
          <table:table-cell table:formula="of:=IF(ISNUMBER(SEARCH(&quot;B&quot;;[.$K112]));IF(ISBLANK([.$D$3]);&quot;&quot;;[.$D$3]);&quot;&quot;)">
            <text:p/>
          </table:table-cell>
          <table:table-cell table:formula="of:=IF(ISNUMBER(SEARCH(&quot;C&quot;;[.$K112]));IF(ISBLANK([.$D$4]);&quot;&quot;;[.$D$4]);&quot;&quot;)">
            <text:p/>
          </table:table-cell>
          <table:table-cell table:formula="of:=IF(ISNUMBER(SEARCH(&quot;D&quot;;[.$K112]));IF(ISBLANK([.$D$5]);&quot;&quot;;[.$D$5]);&quot;&quot;)">
            <text:p/>
          </table:table-cell>
          <table:table-cell table:formula="of:=IF(ISNUMBER(SEARCH(&quot;E&quot;;[.$K112]));IF(ISBLANK([.$D$6]);&quot;&quot;;[.$D$6]);&quot;&quot;)">
            <text:p/>
          </table:table-cell>
          <table:table-cell table:formula="of:=IF(ISNUMBER(SEARCH(&quot;F&quot;;[.$K112]));IF(ISBLANK([.$D$7]);&quot;&quot;;[.$D$7]);&quot;&quot;)">
            <text:p/>
          </table:table-cell>
          <table:table-cell table:formula="of:=IF(ISNUMBER(SEARCH(&quot;G&quot;;[.$K112]));IF(ISBLANK([.$D$8]);&quot;&quot;;[.$D$8]);&quot;&quot;)">
            <text:p/>
          </table:table-cell>
          <table:table-cell table:formula="of:=IF(ISNUMBER(SEARCH(&quot;H&quot;;[.$K112]));IF(ISBLANK([.$D$9]);&quot;&quot;;[.$D$9]);&quot;&quot;)">
            <text:p/>
          </table:table-cell>
          <table:table-cell table:formula="of:=IF(ISNUMBER(SEARCH(&quot;I&quot;;[.$K112]));IF(ISBLANK([.$D$10]);&quot;&quot;;[.$D$10]);&quot;&quot;)">
            <text:p/>
          </table:table-cell>
          <table:table-cell table:formula="of:=IF(ISNUMBER(SEARCH(&quot;J&quot;;[.$K112]));IF(ISBLANK([.$D$11]);&quot;&quot;;[.$D$11]);&quot;&quot;)">
            <text:p/>
          </table:table-cell>
          <table:table-cell table:formula="of:=IF(ISNUMBER(SEARCH(&quot;K&quot;;[.$K112]));IF(ISBLANK([.$D$12]);&quot;&quot;;[.$D$12]);&quot;&quot;)">
            <text:p/>
          </table:table-cell>
          <table:table-cell table:formula="of:=IF(ISNUMBER(SEARCH(&quot;L&quot;;[.$K112]));IF(ISBLANK([.$D$13]);&quot;&quot;;[.$D$13]);&quot;&quot;)">
            <text:p/>
          </table:table-cell>
          <table:table-cell table:formula="of:=IF(ISNUMBER(SEARCH(&quot;M&quot;;[.$K112]));IF(ISBLANK([.$D$14]);&quot;&quot;;[.$D$14]);&quot;&quot;)">
            <text:p/>
          </table:table-cell>
          <table:table-cell table:formula="of:=IF(ISNUMBER(SEARCH(&quot;N&quot;;[.$K112]));IF(ISBLANK([.$D$15]);&quot;&quot;;[.$D$15]);&quot;&quot;)">
            <text:p/>
          </table:table-cell>
          <table:table-cell/>
          <table:table-cell table:formula="of:=IF(ISNUMBER(SEARCH(&quot;A&quot;;[.$K112]));IF(ISBLANK([.$E$2]);&quot;&quot;;[.$E$2]);&quot;&quot;)">
            <text:p/>
          </table:table-cell>
          <table:table-cell table:formula="of:=IF(ISNUMBER(SEARCH(&quot;B&quot;;[.$K112]));IF(ISBLANK([.$E$3]);&quot;&quot;;[.$E$3]);&quot;&quot;)">
            <text:p/>
          </table:table-cell>
          <table:table-cell table:formula="of:=IF(ISNUMBER(SEARCH(&quot;C&quot;;[.$K112]));IF(ISBLANK([.$E$4]);&quot;&quot;;[.$E$4]);&quot;&quot;)">
            <text:p/>
          </table:table-cell>
          <table:table-cell table:formula="of:=IF(ISNUMBER(SEARCH(&quot;D&quot;;[.$K112]));IF(ISBLANK([.$E$5]);&quot;&quot;;[.$E$5]);&quot;&quot;)">
            <text:p/>
          </table:table-cell>
          <table:table-cell table:formula="of:=IF(ISNUMBER(SEARCH(&quot;E&quot;;[.$K112]));IF(ISBLANK([.$E$6]);&quot;&quot;;[.$E$6]);&quot;&quot;)">
            <text:p/>
          </table:table-cell>
          <table:table-cell table:formula="of:=IF(ISNUMBER(SEARCH(&quot;F&quot;;[.$K112]));IF(ISBLANK([.$E$7]);&quot;&quot;;[.$E$7]);&quot;&quot;)">
            <text:p/>
          </table:table-cell>
          <table:table-cell table:formula="of:=IF(ISNUMBER(SEARCH(&quot;G&quot;;[.$K112]));IF(ISBLANK([.$E$8]);&quot;&quot;;[.$E$8]);&quot;&quot;)">
            <text:p/>
          </table:table-cell>
          <table:table-cell table:formula="of:=IF(ISNUMBER(SEARCH(&quot;H&quot;;[.$K112]));IF(ISBLANK([.$E$9]);&quot;&quot;;[.$E$9]);&quot;&quot;)">
            <text:p/>
          </table:table-cell>
          <table:table-cell table:formula="of:=IF(ISNUMBER(SEARCH(&quot;I&quot;;[.$K112]));IF(ISBLANK([.$E$10]);&quot;&quot;;[.$E$10]);&quot;&quot;)">
            <text:p/>
          </table:table-cell>
          <table:table-cell table:formula="of:=IF(ISNUMBER(SEARCH(&quot;J&quot;;[.$K112]));IF(ISBLANK([.$E$11]);&quot;&quot;;[.$E$11]);&quot;&quot;)">
            <text:p/>
          </table:table-cell>
          <table:table-cell table:formula="of:=IF(ISNUMBER(SEARCH(&quot;K&quot;;[.$K112]));IF(ISBLANK([.$E$12]);&quot;&quot;;[.$E$12]);&quot;&quot;)">
            <text:p/>
          </table:table-cell>
          <table:table-cell table:formula="of:=IF(ISNUMBER(SEARCH(&quot;L&quot;;[.$K112]));IF(ISBLANK([.$E$13]);&quot;&quot;;[.$E$13]);&quot;&quot;)">
            <text:p/>
          </table:table-cell>
          <table:table-cell table:formula="of:=IF(ISNUMBER(SEARCH(&quot;M&quot;;[.$K112]));IF(ISBLANK([.$E$14]);&quot;&quot;;[.$E$14]);&quot;&quot;)">
            <text:p/>
          </table:table-cell>
          <table:table-cell table:formula="of:=IF(ISNUMBER(SEARCH(&quot;N&quot;;[.$K112]));IF(ISBLANK([.$E$15]);&quot;&quot;;[.$E$15]);&quot;&quot;)">
            <text:p/>
          </table:table-cell>
          <table:table-cell/>
          <table:table-cell table:formula="of:=IF(ISNUMBER(SEARCH(&quot;A&quot;;[.$K112]));IF(ISBLANK([.$F$2]);&quot;&quot;;[.$F$2]);&quot;&quot;)">
            <text:p/>
          </table:table-cell>
          <table:table-cell table:formula="of:=IF(ISNUMBER(SEARCH(&quot;B&quot;;[.$K112]));IF(ISBLANK([.$F$3]);&quot;&quot;;[.$F$3]);&quot;&quot;)">
            <text:p/>
          </table:table-cell>
          <table:table-cell table:formula="of:=IF(ISNUMBER(SEARCH(&quot;C&quot;;[.$K112]));IF(ISBLANK([.$F$4]);&quot;&quot;;[.$F$4]);&quot;&quot;)">
            <text:p/>
          </table:table-cell>
          <table:table-cell table:formula="of:=IF(ISNUMBER(SEARCH(&quot;D&quot;;[.$K112]));IF(ISBLANK([.$F$5]);&quot;&quot;;[.$F$5]);&quot;&quot;)">
            <text:p/>
          </table:table-cell>
          <table:table-cell table:formula="of:=IF(ISNUMBER(SEARCH(&quot;E&quot;;[.$K112]));IF(ISBLANK([.$F$6]);&quot;&quot;;[.$F$6]);&quot;&quot;)">
            <text:p/>
          </table:table-cell>
          <table:table-cell table:formula="of:=IF(ISNUMBER(SEARCH(&quot;F&quot;;[.$K112]));IF(ISBLANK([.$F$7]);&quot;&quot;;[.$F$7]);&quot;&quot;)">
            <text:p/>
          </table:table-cell>
          <table:table-cell table:formula="of:=IF(ISNUMBER(SEARCH(&quot;G&quot;;[.$K112]));IF(ISBLANK([.$F$8]);&quot;&quot;;[.$F$8]);&quot;&quot;)">
            <text:p/>
          </table:table-cell>
          <table:table-cell table:formula="of:=IF(ISNUMBER(SEARCH(&quot;H&quot;;[.$K112]));IF(ISBLANK([.$F$9]);&quot;&quot;;[.$F$9]);&quot;&quot;)">
            <text:p/>
          </table:table-cell>
          <table:table-cell table:formula="of:=IF(ISNUMBER(SEARCH(&quot;I&quot;;[.$K112]));IF(ISBLANK([.$F$10]);&quot;&quot;;[.$F$10]);&quot;&quot;)">
            <text:p/>
          </table:table-cell>
          <table:table-cell table:formula="of:=IF(ISNUMBER(SEARCH(&quot;J&quot;;[.$K112]));IF(ISBLANK([.$F$11]);&quot;&quot;;[.$F$11]);&quot;&quot;)">
            <text:p/>
          </table:table-cell>
          <table:table-cell table:formula="of:=IF(ISNUMBER(SEARCH(&quot;K&quot;;[.$K112]));IF(ISBLANK([.$F$12]);&quot;&quot;;[.$F$12]);&quot;&quot;)">
            <text:p/>
          </table:table-cell>
          <table:table-cell table:formula="of:=IF(ISNUMBER(SEARCH(&quot;L&quot;;[.$K112]));IF(ISBLANK([.$F$13]);&quot;&quot;;[.$F$13]);&quot;&quot;)">
            <text:p/>
          </table:table-cell>
          <table:table-cell table:formula="of:=IF(ISNUMBER(SEARCH(&quot;M&quot;;[.$K112]));IF(ISBLANK([.$F$14]);&quot;&quot;;[.$F$14]);&quot;&quot;)">
            <text:p/>
          </table:table-cell>
          <table:table-cell table:formula="of:=IF(ISNUMBER(SEARCH(&quot;N&quot;;[.$K112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3:.$AD113])">
            <text:p/>
          </table:table-cell>
          <table:table-cell table:formula="of:=COM.MICROSOFT.CONCAT([.$AF113:.$AS113])">
            <text:p/>
          </table:table-cell>
          <table:table-cell table:formula="of:=COM.MICROSOFT.CONCAT([.$AU113:.$BH113])">
            <text:p/>
          </table:table-cell>
          <table:table-cell table:formula="of:=COUNTIF([.$K$1:.$K$1998];[.K113])" office:value-type="float" office:value="0" calcext:value-type="float">
            <text:p>0</text:p>
          </table:table-cell>
          <table:table-cell/>
          <table:table-cell table:formula="of:=IF(ISNUMBER(SEARCH(&quot;A&quot;;[.$K113]));IF(ISBLANK([.$D$2]);&quot;&quot;;[.$D$2]);&quot;&quot;)">
            <text:p/>
          </table:table-cell>
          <table:table-cell table:formula="of:=IF(ISNUMBER(SEARCH(&quot;B&quot;;[.$K113]));IF(ISBLANK([.$D$3]);&quot;&quot;;[.$D$3]);&quot;&quot;)">
            <text:p/>
          </table:table-cell>
          <table:table-cell table:formula="of:=IF(ISNUMBER(SEARCH(&quot;C&quot;;[.$K113]));IF(ISBLANK([.$D$4]);&quot;&quot;;[.$D$4]);&quot;&quot;)">
            <text:p/>
          </table:table-cell>
          <table:table-cell table:formula="of:=IF(ISNUMBER(SEARCH(&quot;D&quot;;[.$K113]));IF(ISBLANK([.$D$5]);&quot;&quot;;[.$D$5]);&quot;&quot;)">
            <text:p/>
          </table:table-cell>
          <table:table-cell table:formula="of:=IF(ISNUMBER(SEARCH(&quot;E&quot;;[.$K113]));IF(ISBLANK([.$D$6]);&quot;&quot;;[.$D$6]);&quot;&quot;)">
            <text:p/>
          </table:table-cell>
          <table:table-cell table:formula="of:=IF(ISNUMBER(SEARCH(&quot;F&quot;;[.$K113]));IF(ISBLANK([.$D$7]);&quot;&quot;;[.$D$7]);&quot;&quot;)">
            <text:p/>
          </table:table-cell>
          <table:table-cell table:formula="of:=IF(ISNUMBER(SEARCH(&quot;G&quot;;[.$K113]));IF(ISBLANK([.$D$8]);&quot;&quot;;[.$D$8]);&quot;&quot;)">
            <text:p/>
          </table:table-cell>
          <table:table-cell table:formula="of:=IF(ISNUMBER(SEARCH(&quot;H&quot;;[.$K113]));IF(ISBLANK([.$D$9]);&quot;&quot;;[.$D$9]);&quot;&quot;)">
            <text:p/>
          </table:table-cell>
          <table:table-cell table:formula="of:=IF(ISNUMBER(SEARCH(&quot;I&quot;;[.$K113]));IF(ISBLANK([.$D$10]);&quot;&quot;;[.$D$10]);&quot;&quot;)">
            <text:p/>
          </table:table-cell>
          <table:table-cell table:formula="of:=IF(ISNUMBER(SEARCH(&quot;J&quot;;[.$K113]));IF(ISBLANK([.$D$11]);&quot;&quot;;[.$D$11]);&quot;&quot;)">
            <text:p/>
          </table:table-cell>
          <table:table-cell table:formula="of:=IF(ISNUMBER(SEARCH(&quot;K&quot;;[.$K113]));IF(ISBLANK([.$D$12]);&quot;&quot;;[.$D$12]);&quot;&quot;)">
            <text:p/>
          </table:table-cell>
          <table:table-cell table:formula="of:=IF(ISNUMBER(SEARCH(&quot;L&quot;;[.$K113]));IF(ISBLANK([.$D$13]);&quot;&quot;;[.$D$13]);&quot;&quot;)">
            <text:p/>
          </table:table-cell>
          <table:table-cell table:formula="of:=IF(ISNUMBER(SEARCH(&quot;M&quot;;[.$K113]));IF(ISBLANK([.$D$14]);&quot;&quot;;[.$D$14]);&quot;&quot;)">
            <text:p/>
          </table:table-cell>
          <table:table-cell table:formula="of:=IF(ISNUMBER(SEARCH(&quot;N&quot;;[.$K113]));IF(ISBLANK([.$D$15]);&quot;&quot;;[.$D$15]);&quot;&quot;)">
            <text:p/>
          </table:table-cell>
          <table:table-cell/>
          <table:table-cell table:formula="of:=IF(ISNUMBER(SEARCH(&quot;A&quot;;[.$K113]));IF(ISBLANK([.$E$2]);&quot;&quot;;[.$E$2]);&quot;&quot;)">
            <text:p/>
          </table:table-cell>
          <table:table-cell table:formula="of:=IF(ISNUMBER(SEARCH(&quot;B&quot;;[.$K113]));IF(ISBLANK([.$E$3]);&quot;&quot;;[.$E$3]);&quot;&quot;)">
            <text:p/>
          </table:table-cell>
          <table:table-cell table:formula="of:=IF(ISNUMBER(SEARCH(&quot;C&quot;;[.$K113]));IF(ISBLANK([.$E$4]);&quot;&quot;;[.$E$4]);&quot;&quot;)">
            <text:p/>
          </table:table-cell>
          <table:table-cell table:formula="of:=IF(ISNUMBER(SEARCH(&quot;D&quot;;[.$K113]));IF(ISBLANK([.$E$5]);&quot;&quot;;[.$E$5]);&quot;&quot;)">
            <text:p/>
          </table:table-cell>
          <table:table-cell table:formula="of:=IF(ISNUMBER(SEARCH(&quot;E&quot;;[.$K113]));IF(ISBLANK([.$E$6]);&quot;&quot;;[.$E$6]);&quot;&quot;)">
            <text:p/>
          </table:table-cell>
          <table:table-cell table:formula="of:=IF(ISNUMBER(SEARCH(&quot;F&quot;;[.$K113]));IF(ISBLANK([.$E$7]);&quot;&quot;;[.$E$7]);&quot;&quot;)">
            <text:p/>
          </table:table-cell>
          <table:table-cell table:formula="of:=IF(ISNUMBER(SEARCH(&quot;G&quot;;[.$K113]));IF(ISBLANK([.$E$8]);&quot;&quot;;[.$E$8]);&quot;&quot;)">
            <text:p/>
          </table:table-cell>
          <table:table-cell table:formula="of:=IF(ISNUMBER(SEARCH(&quot;H&quot;;[.$K113]));IF(ISBLANK([.$E$9]);&quot;&quot;;[.$E$9]);&quot;&quot;)">
            <text:p/>
          </table:table-cell>
          <table:table-cell table:formula="of:=IF(ISNUMBER(SEARCH(&quot;I&quot;;[.$K113]));IF(ISBLANK([.$E$10]);&quot;&quot;;[.$E$10]);&quot;&quot;)">
            <text:p/>
          </table:table-cell>
          <table:table-cell table:formula="of:=IF(ISNUMBER(SEARCH(&quot;J&quot;;[.$K113]));IF(ISBLANK([.$E$11]);&quot;&quot;;[.$E$11]);&quot;&quot;)">
            <text:p/>
          </table:table-cell>
          <table:table-cell table:formula="of:=IF(ISNUMBER(SEARCH(&quot;K&quot;;[.$K113]));IF(ISBLANK([.$E$12]);&quot;&quot;;[.$E$12]);&quot;&quot;)">
            <text:p/>
          </table:table-cell>
          <table:table-cell table:formula="of:=IF(ISNUMBER(SEARCH(&quot;L&quot;;[.$K113]));IF(ISBLANK([.$E$13]);&quot;&quot;;[.$E$13]);&quot;&quot;)">
            <text:p/>
          </table:table-cell>
          <table:table-cell table:formula="of:=IF(ISNUMBER(SEARCH(&quot;M&quot;;[.$K113]));IF(ISBLANK([.$E$14]);&quot;&quot;;[.$E$14]);&quot;&quot;)">
            <text:p/>
          </table:table-cell>
          <table:table-cell table:formula="of:=IF(ISNUMBER(SEARCH(&quot;N&quot;;[.$K113]));IF(ISBLANK([.$E$15]);&quot;&quot;;[.$E$15]);&quot;&quot;)">
            <text:p/>
          </table:table-cell>
          <table:table-cell/>
          <table:table-cell table:formula="of:=IF(ISNUMBER(SEARCH(&quot;A&quot;;[.$K113]));IF(ISBLANK([.$F$2]);&quot;&quot;;[.$F$2]);&quot;&quot;)">
            <text:p/>
          </table:table-cell>
          <table:table-cell table:formula="of:=IF(ISNUMBER(SEARCH(&quot;B&quot;;[.$K113]));IF(ISBLANK([.$F$3]);&quot;&quot;;[.$F$3]);&quot;&quot;)">
            <text:p/>
          </table:table-cell>
          <table:table-cell table:formula="of:=IF(ISNUMBER(SEARCH(&quot;C&quot;;[.$K113]));IF(ISBLANK([.$F$4]);&quot;&quot;;[.$F$4]);&quot;&quot;)">
            <text:p/>
          </table:table-cell>
          <table:table-cell table:formula="of:=IF(ISNUMBER(SEARCH(&quot;D&quot;;[.$K113]));IF(ISBLANK([.$F$5]);&quot;&quot;;[.$F$5]);&quot;&quot;)">
            <text:p/>
          </table:table-cell>
          <table:table-cell table:formula="of:=IF(ISNUMBER(SEARCH(&quot;E&quot;;[.$K113]));IF(ISBLANK([.$F$6]);&quot;&quot;;[.$F$6]);&quot;&quot;)">
            <text:p/>
          </table:table-cell>
          <table:table-cell table:formula="of:=IF(ISNUMBER(SEARCH(&quot;F&quot;;[.$K113]));IF(ISBLANK([.$F$7]);&quot;&quot;;[.$F$7]);&quot;&quot;)">
            <text:p/>
          </table:table-cell>
          <table:table-cell table:formula="of:=IF(ISNUMBER(SEARCH(&quot;G&quot;;[.$K113]));IF(ISBLANK([.$F$8]);&quot;&quot;;[.$F$8]);&quot;&quot;)">
            <text:p/>
          </table:table-cell>
          <table:table-cell table:formula="of:=IF(ISNUMBER(SEARCH(&quot;H&quot;;[.$K113]));IF(ISBLANK([.$F$9]);&quot;&quot;;[.$F$9]);&quot;&quot;)">
            <text:p/>
          </table:table-cell>
          <table:table-cell table:formula="of:=IF(ISNUMBER(SEARCH(&quot;I&quot;;[.$K113]));IF(ISBLANK([.$F$10]);&quot;&quot;;[.$F$10]);&quot;&quot;)">
            <text:p/>
          </table:table-cell>
          <table:table-cell table:formula="of:=IF(ISNUMBER(SEARCH(&quot;J&quot;;[.$K113]));IF(ISBLANK([.$F$11]);&quot;&quot;;[.$F$11]);&quot;&quot;)">
            <text:p/>
          </table:table-cell>
          <table:table-cell table:formula="of:=IF(ISNUMBER(SEARCH(&quot;K&quot;;[.$K113]));IF(ISBLANK([.$F$12]);&quot;&quot;;[.$F$12]);&quot;&quot;)">
            <text:p/>
          </table:table-cell>
          <table:table-cell table:formula="of:=IF(ISNUMBER(SEARCH(&quot;L&quot;;[.$K113]));IF(ISBLANK([.$F$13]);&quot;&quot;;[.$F$13]);&quot;&quot;)">
            <text:p/>
          </table:table-cell>
          <table:table-cell table:formula="of:=IF(ISNUMBER(SEARCH(&quot;M&quot;;[.$K113]));IF(ISBLANK([.$F$14]);&quot;&quot;;[.$F$14]);&quot;&quot;)">
            <text:p/>
          </table:table-cell>
          <table:table-cell table:formula="of:=IF(ISNUMBER(SEARCH(&quot;N&quot;;[.$K11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4:.$AD114])">
            <text:p/>
          </table:table-cell>
          <table:table-cell table:formula="of:=COM.MICROSOFT.CONCAT([.$AF114:.$AS114])">
            <text:p/>
          </table:table-cell>
          <table:table-cell table:formula="of:=COM.MICROSOFT.CONCAT([.$AU114:.$BH114])">
            <text:p/>
          </table:table-cell>
          <table:table-cell table:formula="of:=COUNTIF([.$K$1:.$K$1998];[.K114])" office:value-type="float" office:value="0" calcext:value-type="float">
            <text:p>0</text:p>
          </table:table-cell>
          <table:table-cell/>
          <table:table-cell table:formula="of:=IF(ISNUMBER(SEARCH(&quot;A&quot;;[.$K114]));IF(ISBLANK([.$D$2]);&quot;&quot;;[.$D$2]);&quot;&quot;)">
            <text:p/>
          </table:table-cell>
          <table:table-cell table:formula="of:=IF(ISNUMBER(SEARCH(&quot;B&quot;;[.$K114]));IF(ISBLANK([.$D$3]);&quot;&quot;;[.$D$3]);&quot;&quot;)">
            <text:p/>
          </table:table-cell>
          <table:table-cell table:formula="of:=IF(ISNUMBER(SEARCH(&quot;C&quot;;[.$K114]));IF(ISBLANK([.$D$4]);&quot;&quot;;[.$D$4]);&quot;&quot;)">
            <text:p/>
          </table:table-cell>
          <table:table-cell table:formula="of:=IF(ISNUMBER(SEARCH(&quot;D&quot;;[.$K114]));IF(ISBLANK([.$D$5]);&quot;&quot;;[.$D$5]);&quot;&quot;)">
            <text:p/>
          </table:table-cell>
          <table:table-cell table:formula="of:=IF(ISNUMBER(SEARCH(&quot;E&quot;;[.$K114]));IF(ISBLANK([.$D$6]);&quot;&quot;;[.$D$6]);&quot;&quot;)">
            <text:p/>
          </table:table-cell>
          <table:table-cell table:formula="of:=IF(ISNUMBER(SEARCH(&quot;F&quot;;[.$K114]));IF(ISBLANK([.$D$7]);&quot;&quot;;[.$D$7]);&quot;&quot;)">
            <text:p/>
          </table:table-cell>
          <table:table-cell table:formula="of:=IF(ISNUMBER(SEARCH(&quot;G&quot;;[.$K114]));IF(ISBLANK([.$D$8]);&quot;&quot;;[.$D$8]);&quot;&quot;)">
            <text:p/>
          </table:table-cell>
          <table:table-cell table:formula="of:=IF(ISNUMBER(SEARCH(&quot;H&quot;;[.$K114]));IF(ISBLANK([.$D$9]);&quot;&quot;;[.$D$9]);&quot;&quot;)">
            <text:p/>
          </table:table-cell>
          <table:table-cell table:formula="of:=IF(ISNUMBER(SEARCH(&quot;I&quot;;[.$K114]));IF(ISBLANK([.$D$10]);&quot;&quot;;[.$D$10]);&quot;&quot;)">
            <text:p/>
          </table:table-cell>
          <table:table-cell table:formula="of:=IF(ISNUMBER(SEARCH(&quot;J&quot;;[.$K114]));IF(ISBLANK([.$D$11]);&quot;&quot;;[.$D$11]);&quot;&quot;)">
            <text:p/>
          </table:table-cell>
          <table:table-cell table:formula="of:=IF(ISNUMBER(SEARCH(&quot;K&quot;;[.$K114]));IF(ISBLANK([.$D$12]);&quot;&quot;;[.$D$12]);&quot;&quot;)">
            <text:p/>
          </table:table-cell>
          <table:table-cell table:formula="of:=IF(ISNUMBER(SEARCH(&quot;L&quot;;[.$K114]));IF(ISBLANK([.$D$13]);&quot;&quot;;[.$D$13]);&quot;&quot;)">
            <text:p/>
          </table:table-cell>
          <table:table-cell table:formula="of:=IF(ISNUMBER(SEARCH(&quot;M&quot;;[.$K114]));IF(ISBLANK([.$D$14]);&quot;&quot;;[.$D$14]);&quot;&quot;)">
            <text:p/>
          </table:table-cell>
          <table:table-cell table:formula="of:=IF(ISNUMBER(SEARCH(&quot;N&quot;;[.$K114]));IF(ISBLANK([.$D$15]);&quot;&quot;;[.$D$15]);&quot;&quot;)">
            <text:p/>
          </table:table-cell>
          <table:table-cell/>
          <table:table-cell table:formula="of:=IF(ISNUMBER(SEARCH(&quot;A&quot;;[.$K114]));IF(ISBLANK([.$E$2]);&quot;&quot;;[.$E$2]);&quot;&quot;)">
            <text:p/>
          </table:table-cell>
          <table:table-cell table:formula="of:=IF(ISNUMBER(SEARCH(&quot;B&quot;;[.$K114]));IF(ISBLANK([.$E$3]);&quot;&quot;;[.$E$3]);&quot;&quot;)">
            <text:p/>
          </table:table-cell>
          <table:table-cell table:formula="of:=IF(ISNUMBER(SEARCH(&quot;C&quot;;[.$K114]));IF(ISBLANK([.$E$4]);&quot;&quot;;[.$E$4]);&quot;&quot;)">
            <text:p/>
          </table:table-cell>
          <table:table-cell table:formula="of:=IF(ISNUMBER(SEARCH(&quot;D&quot;;[.$K114]));IF(ISBLANK([.$E$5]);&quot;&quot;;[.$E$5]);&quot;&quot;)">
            <text:p/>
          </table:table-cell>
          <table:table-cell table:formula="of:=IF(ISNUMBER(SEARCH(&quot;E&quot;;[.$K114]));IF(ISBLANK([.$E$6]);&quot;&quot;;[.$E$6]);&quot;&quot;)">
            <text:p/>
          </table:table-cell>
          <table:table-cell table:formula="of:=IF(ISNUMBER(SEARCH(&quot;F&quot;;[.$K114]));IF(ISBLANK([.$E$7]);&quot;&quot;;[.$E$7]);&quot;&quot;)">
            <text:p/>
          </table:table-cell>
          <table:table-cell table:formula="of:=IF(ISNUMBER(SEARCH(&quot;G&quot;;[.$K114]));IF(ISBLANK([.$E$8]);&quot;&quot;;[.$E$8]);&quot;&quot;)">
            <text:p/>
          </table:table-cell>
          <table:table-cell table:formula="of:=IF(ISNUMBER(SEARCH(&quot;H&quot;;[.$K114]));IF(ISBLANK([.$E$9]);&quot;&quot;;[.$E$9]);&quot;&quot;)">
            <text:p/>
          </table:table-cell>
          <table:table-cell table:formula="of:=IF(ISNUMBER(SEARCH(&quot;I&quot;;[.$K114]));IF(ISBLANK([.$E$10]);&quot;&quot;;[.$E$10]);&quot;&quot;)">
            <text:p/>
          </table:table-cell>
          <table:table-cell table:formula="of:=IF(ISNUMBER(SEARCH(&quot;J&quot;;[.$K114]));IF(ISBLANK([.$E$11]);&quot;&quot;;[.$E$11]);&quot;&quot;)">
            <text:p/>
          </table:table-cell>
          <table:table-cell table:formula="of:=IF(ISNUMBER(SEARCH(&quot;K&quot;;[.$K114]));IF(ISBLANK([.$E$12]);&quot;&quot;;[.$E$12]);&quot;&quot;)">
            <text:p/>
          </table:table-cell>
          <table:table-cell table:formula="of:=IF(ISNUMBER(SEARCH(&quot;L&quot;;[.$K114]));IF(ISBLANK([.$E$13]);&quot;&quot;;[.$E$13]);&quot;&quot;)">
            <text:p/>
          </table:table-cell>
          <table:table-cell table:formula="of:=IF(ISNUMBER(SEARCH(&quot;M&quot;;[.$K114]));IF(ISBLANK([.$E$14]);&quot;&quot;;[.$E$14]);&quot;&quot;)">
            <text:p/>
          </table:table-cell>
          <table:table-cell table:formula="of:=IF(ISNUMBER(SEARCH(&quot;N&quot;;[.$K114]));IF(ISBLANK([.$E$15]);&quot;&quot;;[.$E$15]);&quot;&quot;)">
            <text:p/>
          </table:table-cell>
          <table:table-cell/>
          <table:table-cell table:formula="of:=IF(ISNUMBER(SEARCH(&quot;A&quot;;[.$K114]));IF(ISBLANK([.$F$2]);&quot;&quot;;[.$F$2]);&quot;&quot;)">
            <text:p/>
          </table:table-cell>
          <table:table-cell table:formula="of:=IF(ISNUMBER(SEARCH(&quot;B&quot;;[.$K114]));IF(ISBLANK([.$F$3]);&quot;&quot;;[.$F$3]);&quot;&quot;)">
            <text:p/>
          </table:table-cell>
          <table:table-cell table:formula="of:=IF(ISNUMBER(SEARCH(&quot;C&quot;;[.$K114]));IF(ISBLANK([.$F$4]);&quot;&quot;;[.$F$4]);&quot;&quot;)">
            <text:p/>
          </table:table-cell>
          <table:table-cell table:formula="of:=IF(ISNUMBER(SEARCH(&quot;D&quot;;[.$K114]));IF(ISBLANK([.$F$5]);&quot;&quot;;[.$F$5]);&quot;&quot;)">
            <text:p/>
          </table:table-cell>
          <table:table-cell table:formula="of:=IF(ISNUMBER(SEARCH(&quot;E&quot;;[.$K114]));IF(ISBLANK([.$F$6]);&quot;&quot;;[.$F$6]);&quot;&quot;)">
            <text:p/>
          </table:table-cell>
          <table:table-cell table:formula="of:=IF(ISNUMBER(SEARCH(&quot;F&quot;;[.$K114]));IF(ISBLANK([.$F$7]);&quot;&quot;;[.$F$7]);&quot;&quot;)">
            <text:p/>
          </table:table-cell>
          <table:table-cell table:formula="of:=IF(ISNUMBER(SEARCH(&quot;G&quot;;[.$K114]));IF(ISBLANK([.$F$8]);&quot;&quot;;[.$F$8]);&quot;&quot;)">
            <text:p/>
          </table:table-cell>
          <table:table-cell table:formula="of:=IF(ISNUMBER(SEARCH(&quot;H&quot;;[.$K114]));IF(ISBLANK([.$F$9]);&quot;&quot;;[.$F$9]);&quot;&quot;)">
            <text:p/>
          </table:table-cell>
          <table:table-cell table:formula="of:=IF(ISNUMBER(SEARCH(&quot;I&quot;;[.$K114]));IF(ISBLANK([.$F$10]);&quot;&quot;;[.$F$10]);&quot;&quot;)">
            <text:p/>
          </table:table-cell>
          <table:table-cell table:formula="of:=IF(ISNUMBER(SEARCH(&quot;J&quot;;[.$K114]));IF(ISBLANK([.$F$11]);&quot;&quot;;[.$F$11]);&quot;&quot;)">
            <text:p/>
          </table:table-cell>
          <table:table-cell table:formula="of:=IF(ISNUMBER(SEARCH(&quot;K&quot;;[.$K114]));IF(ISBLANK([.$F$12]);&quot;&quot;;[.$F$12]);&quot;&quot;)">
            <text:p/>
          </table:table-cell>
          <table:table-cell table:formula="of:=IF(ISNUMBER(SEARCH(&quot;L&quot;;[.$K114]));IF(ISBLANK([.$F$13]);&quot;&quot;;[.$F$13]);&quot;&quot;)">
            <text:p/>
          </table:table-cell>
          <table:table-cell table:formula="of:=IF(ISNUMBER(SEARCH(&quot;M&quot;;[.$K114]));IF(ISBLANK([.$F$14]);&quot;&quot;;[.$F$14]);&quot;&quot;)">
            <text:p/>
          </table:table-cell>
          <table:table-cell table:formula="of:=IF(ISNUMBER(SEARCH(&quot;N&quot;;[.$K11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5:.$AD115])">
            <text:p/>
          </table:table-cell>
          <table:table-cell table:formula="of:=COM.MICROSOFT.CONCAT([.$AF115:.$AS115])">
            <text:p/>
          </table:table-cell>
          <table:table-cell table:formula="of:=COM.MICROSOFT.CONCAT([.$AU115:.$BH115])">
            <text:p/>
          </table:table-cell>
          <table:table-cell table:formula="of:=COUNTIF([.$K$1:.$K$1998];[.K115])" office:value-type="float" office:value="0" calcext:value-type="float">
            <text:p>0</text:p>
          </table:table-cell>
          <table:table-cell/>
          <table:table-cell table:formula="of:=IF(ISNUMBER(SEARCH(&quot;A&quot;;[.$K115]));IF(ISBLANK([.$D$2]);&quot;&quot;;[.$D$2]);&quot;&quot;)">
            <text:p/>
          </table:table-cell>
          <table:table-cell table:formula="of:=IF(ISNUMBER(SEARCH(&quot;B&quot;;[.$K115]));IF(ISBLANK([.$D$3]);&quot;&quot;;[.$D$3]);&quot;&quot;)">
            <text:p/>
          </table:table-cell>
          <table:table-cell table:formula="of:=IF(ISNUMBER(SEARCH(&quot;C&quot;;[.$K115]));IF(ISBLANK([.$D$4]);&quot;&quot;;[.$D$4]);&quot;&quot;)">
            <text:p/>
          </table:table-cell>
          <table:table-cell table:formula="of:=IF(ISNUMBER(SEARCH(&quot;D&quot;;[.$K115]));IF(ISBLANK([.$D$5]);&quot;&quot;;[.$D$5]);&quot;&quot;)">
            <text:p/>
          </table:table-cell>
          <table:table-cell table:formula="of:=IF(ISNUMBER(SEARCH(&quot;E&quot;;[.$K115]));IF(ISBLANK([.$D$6]);&quot;&quot;;[.$D$6]);&quot;&quot;)">
            <text:p/>
          </table:table-cell>
          <table:table-cell table:formula="of:=IF(ISNUMBER(SEARCH(&quot;F&quot;;[.$K115]));IF(ISBLANK([.$D$7]);&quot;&quot;;[.$D$7]);&quot;&quot;)">
            <text:p/>
          </table:table-cell>
          <table:table-cell table:formula="of:=IF(ISNUMBER(SEARCH(&quot;G&quot;;[.$K115]));IF(ISBLANK([.$D$8]);&quot;&quot;;[.$D$8]);&quot;&quot;)">
            <text:p/>
          </table:table-cell>
          <table:table-cell table:formula="of:=IF(ISNUMBER(SEARCH(&quot;H&quot;;[.$K115]));IF(ISBLANK([.$D$9]);&quot;&quot;;[.$D$9]);&quot;&quot;)">
            <text:p/>
          </table:table-cell>
          <table:table-cell table:formula="of:=IF(ISNUMBER(SEARCH(&quot;I&quot;;[.$K115]));IF(ISBLANK([.$D$10]);&quot;&quot;;[.$D$10]);&quot;&quot;)">
            <text:p/>
          </table:table-cell>
          <table:table-cell table:formula="of:=IF(ISNUMBER(SEARCH(&quot;J&quot;;[.$K115]));IF(ISBLANK([.$D$11]);&quot;&quot;;[.$D$11]);&quot;&quot;)">
            <text:p/>
          </table:table-cell>
          <table:table-cell table:formula="of:=IF(ISNUMBER(SEARCH(&quot;K&quot;;[.$K115]));IF(ISBLANK([.$D$12]);&quot;&quot;;[.$D$12]);&quot;&quot;)">
            <text:p/>
          </table:table-cell>
          <table:table-cell table:formula="of:=IF(ISNUMBER(SEARCH(&quot;L&quot;;[.$K115]));IF(ISBLANK([.$D$13]);&quot;&quot;;[.$D$13]);&quot;&quot;)">
            <text:p/>
          </table:table-cell>
          <table:table-cell table:formula="of:=IF(ISNUMBER(SEARCH(&quot;M&quot;;[.$K115]));IF(ISBLANK([.$D$14]);&quot;&quot;;[.$D$14]);&quot;&quot;)">
            <text:p/>
          </table:table-cell>
          <table:table-cell table:formula="of:=IF(ISNUMBER(SEARCH(&quot;N&quot;;[.$K115]));IF(ISBLANK([.$D$15]);&quot;&quot;;[.$D$15]);&quot;&quot;)">
            <text:p/>
          </table:table-cell>
          <table:table-cell/>
          <table:table-cell table:formula="of:=IF(ISNUMBER(SEARCH(&quot;A&quot;;[.$K115]));IF(ISBLANK([.$E$2]);&quot;&quot;;[.$E$2]);&quot;&quot;)">
            <text:p/>
          </table:table-cell>
          <table:table-cell table:formula="of:=IF(ISNUMBER(SEARCH(&quot;B&quot;;[.$K115]));IF(ISBLANK([.$E$3]);&quot;&quot;;[.$E$3]);&quot;&quot;)">
            <text:p/>
          </table:table-cell>
          <table:table-cell table:formula="of:=IF(ISNUMBER(SEARCH(&quot;C&quot;;[.$K115]));IF(ISBLANK([.$E$4]);&quot;&quot;;[.$E$4]);&quot;&quot;)">
            <text:p/>
          </table:table-cell>
          <table:table-cell table:formula="of:=IF(ISNUMBER(SEARCH(&quot;D&quot;;[.$K115]));IF(ISBLANK([.$E$5]);&quot;&quot;;[.$E$5]);&quot;&quot;)">
            <text:p/>
          </table:table-cell>
          <table:table-cell table:formula="of:=IF(ISNUMBER(SEARCH(&quot;E&quot;;[.$K115]));IF(ISBLANK([.$E$6]);&quot;&quot;;[.$E$6]);&quot;&quot;)">
            <text:p/>
          </table:table-cell>
          <table:table-cell table:formula="of:=IF(ISNUMBER(SEARCH(&quot;F&quot;;[.$K115]));IF(ISBLANK([.$E$7]);&quot;&quot;;[.$E$7]);&quot;&quot;)">
            <text:p/>
          </table:table-cell>
          <table:table-cell table:formula="of:=IF(ISNUMBER(SEARCH(&quot;G&quot;;[.$K115]));IF(ISBLANK([.$E$8]);&quot;&quot;;[.$E$8]);&quot;&quot;)">
            <text:p/>
          </table:table-cell>
          <table:table-cell table:formula="of:=IF(ISNUMBER(SEARCH(&quot;H&quot;;[.$K115]));IF(ISBLANK([.$E$9]);&quot;&quot;;[.$E$9]);&quot;&quot;)">
            <text:p/>
          </table:table-cell>
          <table:table-cell table:formula="of:=IF(ISNUMBER(SEARCH(&quot;I&quot;;[.$K115]));IF(ISBLANK([.$E$10]);&quot;&quot;;[.$E$10]);&quot;&quot;)">
            <text:p/>
          </table:table-cell>
          <table:table-cell table:formula="of:=IF(ISNUMBER(SEARCH(&quot;J&quot;;[.$K115]));IF(ISBLANK([.$E$11]);&quot;&quot;;[.$E$11]);&quot;&quot;)">
            <text:p/>
          </table:table-cell>
          <table:table-cell table:formula="of:=IF(ISNUMBER(SEARCH(&quot;K&quot;;[.$K115]));IF(ISBLANK([.$E$12]);&quot;&quot;;[.$E$12]);&quot;&quot;)">
            <text:p/>
          </table:table-cell>
          <table:table-cell table:formula="of:=IF(ISNUMBER(SEARCH(&quot;L&quot;;[.$K115]));IF(ISBLANK([.$E$13]);&quot;&quot;;[.$E$13]);&quot;&quot;)">
            <text:p/>
          </table:table-cell>
          <table:table-cell table:formula="of:=IF(ISNUMBER(SEARCH(&quot;M&quot;;[.$K115]));IF(ISBLANK([.$E$14]);&quot;&quot;;[.$E$14]);&quot;&quot;)">
            <text:p/>
          </table:table-cell>
          <table:table-cell table:formula="of:=IF(ISNUMBER(SEARCH(&quot;N&quot;;[.$K115]));IF(ISBLANK([.$E$15]);&quot;&quot;;[.$E$15]);&quot;&quot;)">
            <text:p/>
          </table:table-cell>
          <table:table-cell/>
          <table:table-cell table:formula="of:=IF(ISNUMBER(SEARCH(&quot;A&quot;;[.$K115]));IF(ISBLANK([.$F$2]);&quot;&quot;;[.$F$2]);&quot;&quot;)">
            <text:p/>
          </table:table-cell>
          <table:table-cell table:formula="of:=IF(ISNUMBER(SEARCH(&quot;B&quot;;[.$K115]));IF(ISBLANK([.$F$3]);&quot;&quot;;[.$F$3]);&quot;&quot;)">
            <text:p/>
          </table:table-cell>
          <table:table-cell table:formula="of:=IF(ISNUMBER(SEARCH(&quot;C&quot;;[.$K115]));IF(ISBLANK([.$F$4]);&quot;&quot;;[.$F$4]);&quot;&quot;)">
            <text:p/>
          </table:table-cell>
          <table:table-cell table:formula="of:=IF(ISNUMBER(SEARCH(&quot;D&quot;;[.$K115]));IF(ISBLANK([.$F$5]);&quot;&quot;;[.$F$5]);&quot;&quot;)">
            <text:p/>
          </table:table-cell>
          <table:table-cell table:formula="of:=IF(ISNUMBER(SEARCH(&quot;E&quot;;[.$K115]));IF(ISBLANK([.$F$6]);&quot;&quot;;[.$F$6]);&quot;&quot;)">
            <text:p/>
          </table:table-cell>
          <table:table-cell table:formula="of:=IF(ISNUMBER(SEARCH(&quot;F&quot;;[.$K115]));IF(ISBLANK([.$F$7]);&quot;&quot;;[.$F$7]);&quot;&quot;)">
            <text:p/>
          </table:table-cell>
          <table:table-cell table:formula="of:=IF(ISNUMBER(SEARCH(&quot;G&quot;;[.$K115]));IF(ISBLANK([.$F$8]);&quot;&quot;;[.$F$8]);&quot;&quot;)">
            <text:p/>
          </table:table-cell>
          <table:table-cell table:formula="of:=IF(ISNUMBER(SEARCH(&quot;H&quot;;[.$K115]));IF(ISBLANK([.$F$9]);&quot;&quot;;[.$F$9]);&quot;&quot;)">
            <text:p/>
          </table:table-cell>
          <table:table-cell table:formula="of:=IF(ISNUMBER(SEARCH(&quot;I&quot;;[.$K115]));IF(ISBLANK([.$F$10]);&quot;&quot;;[.$F$10]);&quot;&quot;)">
            <text:p/>
          </table:table-cell>
          <table:table-cell table:formula="of:=IF(ISNUMBER(SEARCH(&quot;J&quot;;[.$K115]));IF(ISBLANK([.$F$11]);&quot;&quot;;[.$F$11]);&quot;&quot;)">
            <text:p/>
          </table:table-cell>
          <table:table-cell table:formula="of:=IF(ISNUMBER(SEARCH(&quot;K&quot;;[.$K115]));IF(ISBLANK([.$F$12]);&quot;&quot;;[.$F$12]);&quot;&quot;)">
            <text:p/>
          </table:table-cell>
          <table:table-cell table:formula="of:=IF(ISNUMBER(SEARCH(&quot;L&quot;;[.$K115]));IF(ISBLANK([.$F$13]);&quot;&quot;;[.$F$13]);&quot;&quot;)">
            <text:p/>
          </table:table-cell>
          <table:table-cell table:formula="of:=IF(ISNUMBER(SEARCH(&quot;M&quot;;[.$K115]));IF(ISBLANK([.$F$14]);&quot;&quot;;[.$F$14]);&quot;&quot;)">
            <text:p/>
          </table:table-cell>
          <table:table-cell table:formula="of:=IF(ISNUMBER(SEARCH(&quot;N&quot;;[.$K11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6:.$AD116])">
            <text:p/>
          </table:table-cell>
          <table:table-cell table:formula="of:=COM.MICROSOFT.CONCAT([.$AF116:.$AS116])">
            <text:p/>
          </table:table-cell>
          <table:table-cell table:formula="of:=COM.MICROSOFT.CONCAT([.$AU116:.$BH116])">
            <text:p/>
          </table:table-cell>
          <table:table-cell table:formula="of:=COUNTIF([.$K$1:.$K$1998];[.K116])" office:value-type="float" office:value="0" calcext:value-type="float">
            <text:p>0</text:p>
          </table:table-cell>
          <table:table-cell/>
          <table:table-cell table:formula="of:=IF(ISNUMBER(SEARCH(&quot;A&quot;;[.$K116]));IF(ISBLANK([.$D$2]);&quot;&quot;;[.$D$2]);&quot;&quot;)">
            <text:p/>
          </table:table-cell>
          <table:table-cell table:formula="of:=IF(ISNUMBER(SEARCH(&quot;B&quot;;[.$K116]));IF(ISBLANK([.$D$3]);&quot;&quot;;[.$D$3]);&quot;&quot;)">
            <text:p/>
          </table:table-cell>
          <table:table-cell table:formula="of:=IF(ISNUMBER(SEARCH(&quot;C&quot;;[.$K116]));IF(ISBLANK([.$D$4]);&quot;&quot;;[.$D$4]);&quot;&quot;)">
            <text:p/>
          </table:table-cell>
          <table:table-cell table:formula="of:=IF(ISNUMBER(SEARCH(&quot;D&quot;;[.$K116]));IF(ISBLANK([.$D$5]);&quot;&quot;;[.$D$5]);&quot;&quot;)">
            <text:p/>
          </table:table-cell>
          <table:table-cell table:formula="of:=IF(ISNUMBER(SEARCH(&quot;E&quot;;[.$K116]));IF(ISBLANK([.$D$6]);&quot;&quot;;[.$D$6]);&quot;&quot;)">
            <text:p/>
          </table:table-cell>
          <table:table-cell table:formula="of:=IF(ISNUMBER(SEARCH(&quot;F&quot;;[.$K116]));IF(ISBLANK([.$D$7]);&quot;&quot;;[.$D$7]);&quot;&quot;)">
            <text:p/>
          </table:table-cell>
          <table:table-cell table:formula="of:=IF(ISNUMBER(SEARCH(&quot;G&quot;;[.$K116]));IF(ISBLANK([.$D$8]);&quot;&quot;;[.$D$8]);&quot;&quot;)">
            <text:p/>
          </table:table-cell>
          <table:table-cell table:formula="of:=IF(ISNUMBER(SEARCH(&quot;H&quot;;[.$K116]));IF(ISBLANK([.$D$9]);&quot;&quot;;[.$D$9]);&quot;&quot;)">
            <text:p/>
          </table:table-cell>
          <table:table-cell table:formula="of:=IF(ISNUMBER(SEARCH(&quot;I&quot;;[.$K116]));IF(ISBLANK([.$D$10]);&quot;&quot;;[.$D$10]);&quot;&quot;)">
            <text:p/>
          </table:table-cell>
          <table:table-cell table:formula="of:=IF(ISNUMBER(SEARCH(&quot;J&quot;;[.$K116]));IF(ISBLANK([.$D$11]);&quot;&quot;;[.$D$11]);&quot;&quot;)">
            <text:p/>
          </table:table-cell>
          <table:table-cell table:formula="of:=IF(ISNUMBER(SEARCH(&quot;K&quot;;[.$K116]));IF(ISBLANK([.$D$12]);&quot;&quot;;[.$D$12]);&quot;&quot;)">
            <text:p/>
          </table:table-cell>
          <table:table-cell table:formula="of:=IF(ISNUMBER(SEARCH(&quot;L&quot;;[.$K116]));IF(ISBLANK([.$D$13]);&quot;&quot;;[.$D$13]);&quot;&quot;)">
            <text:p/>
          </table:table-cell>
          <table:table-cell table:formula="of:=IF(ISNUMBER(SEARCH(&quot;M&quot;;[.$K116]));IF(ISBLANK([.$D$14]);&quot;&quot;;[.$D$14]);&quot;&quot;)">
            <text:p/>
          </table:table-cell>
          <table:table-cell table:formula="of:=IF(ISNUMBER(SEARCH(&quot;N&quot;;[.$K116]));IF(ISBLANK([.$D$15]);&quot;&quot;;[.$D$15]);&quot;&quot;)">
            <text:p/>
          </table:table-cell>
          <table:table-cell/>
          <table:table-cell table:formula="of:=IF(ISNUMBER(SEARCH(&quot;A&quot;;[.$K116]));IF(ISBLANK([.$E$2]);&quot;&quot;;[.$E$2]);&quot;&quot;)">
            <text:p/>
          </table:table-cell>
          <table:table-cell table:formula="of:=IF(ISNUMBER(SEARCH(&quot;B&quot;;[.$K116]));IF(ISBLANK([.$E$3]);&quot;&quot;;[.$E$3]);&quot;&quot;)">
            <text:p/>
          </table:table-cell>
          <table:table-cell table:formula="of:=IF(ISNUMBER(SEARCH(&quot;C&quot;;[.$K116]));IF(ISBLANK([.$E$4]);&quot;&quot;;[.$E$4]);&quot;&quot;)">
            <text:p/>
          </table:table-cell>
          <table:table-cell table:formula="of:=IF(ISNUMBER(SEARCH(&quot;D&quot;;[.$K116]));IF(ISBLANK([.$E$5]);&quot;&quot;;[.$E$5]);&quot;&quot;)">
            <text:p/>
          </table:table-cell>
          <table:table-cell table:formula="of:=IF(ISNUMBER(SEARCH(&quot;E&quot;;[.$K116]));IF(ISBLANK([.$E$6]);&quot;&quot;;[.$E$6]);&quot;&quot;)">
            <text:p/>
          </table:table-cell>
          <table:table-cell table:formula="of:=IF(ISNUMBER(SEARCH(&quot;F&quot;;[.$K116]));IF(ISBLANK([.$E$7]);&quot;&quot;;[.$E$7]);&quot;&quot;)">
            <text:p/>
          </table:table-cell>
          <table:table-cell table:formula="of:=IF(ISNUMBER(SEARCH(&quot;G&quot;;[.$K116]));IF(ISBLANK([.$E$8]);&quot;&quot;;[.$E$8]);&quot;&quot;)">
            <text:p/>
          </table:table-cell>
          <table:table-cell table:formula="of:=IF(ISNUMBER(SEARCH(&quot;H&quot;;[.$K116]));IF(ISBLANK([.$E$9]);&quot;&quot;;[.$E$9]);&quot;&quot;)">
            <text:p/>
          </table:table-cell>
          <table:table-cell table:formula="of:=IF(ISNUMBER(SEARCH(&quot;I&quot;;[.$K116]));IF(ISBLANK([.$E$10]);&quot;&quot;;[.$E$10]);&quot;&quot;)">
            <text:p/>
          </table:table-cell>
          <table:table-cell table:formula="of:=IF(ISNUMBER(SEARCH(&quot;J&quot;;[.$K116]));IF(ISBLANK([.$E$11]);&quot;&quot;;[.$E$11]);&quot;&quot;)">
            <text:p/>
          </table:table-cell>
          <table:table-cell table:formula="of:=IF(ISNUMBER(SEARCH(&quot;K&quot;;[.$K116]));IF(ISBLANK([.$E$12]);&quot;&quot;;[.$E$12]);&quot;&quot;)">
            <text:p/>
          </table:table-cell>
          <table:table-cell table:formula="of:=IF(ISNUMBER(SEARCH(&quot;L&quot;;[.$K116]));IF(ISBLANK([.$E$13]);&quot;&quot;;[.$E$13]);&quot;&quot;)">
            <text:p/>
          </table:table-cell>
          <table:table-cell table:formula="of:=IF(ISNUMBER(SEARCH(&quot;M&quot;;[.$K116]));IF(ISBLANK([.$E$14]);&quot;&quot;;[.$E$14]);&quot;&quot;)">
            <text:p/>
          </table:table-cell>
          <table:table-cell table:formula="of:=IF(ISNUMBER(SEARCH(&quot;N&quot;;[.$K116]));IF(ISBLANK([.$E$15]);&quot;&quot;;[.$E$15]);&quot;&quot;)">
            <text:p/>
          </table:table-cell>
          <table:table-cell/>
          <table:table-cell table:formula="of:=IF(ISNUMBER(SEARCH(&quot;A&quot;;[.$K116]));IF(ISBLANK([.$F$2]);&quot;&quot;;[.$F$2]);&quot;&quot;)">
            <text:p/>
          </table:table-cell>
          <table:table-cell table:formula="of:=IF(ISNUMBER(SEARCH(&quot;B&quot;;[.$K116]));IF(ISBLANK([.$F$3]);&quot;&quot;;[.$F$3]);&quot;&quot;)">
            <text:p/>
          </table:table-cell>
          <table:table-cell table:formula="of:=IF(ISNUMBER(SEARCH(&quot;C&quot;;[.$K116]));IF(ISBLANK([.$F$4]);&quot;&quot;;[.$F$4]);&quot;&quot;)">
            <text:p/>
          </table:table-cell>
          <table:table-cell table:formula="of:=IF(ISNUMBER(SEARCH(&quot;D&quot;;[.$K116]));IF(ISBLANK([.$F$5]);&quot;&quot;;[.$F$5]);&quot;&quot;)">
            <text:p/>
          </table:table-cell>
          <table:table-cell table:formula="of:=IF(ISNUMBER(SEARCH(&quot;E&quot;;[.$K116]));IF(ISBLANK([.$F$6]);&quot;&quot;;[.$F$6]);&quot;&quot;)">
            <text:p/>
          </table:table-cell>
          <table:table-cell table:formula="of:=IF(ISNUMBER(SEARCH(&quot;F&quot;;[.$K116]));IF(ISBLANK([.$F$7]);&quot;&quot;;[.$F$7]);&quot;&quot;)">
            <text:p/>
          </table:table-cell>
          <table:table-cell table:formula="of:=IF(ISNUMBER(SEARCH(&quot;G&quot;;[.$K116]));IF(ISBLANK([.$F$8]);&quot;&quot;;[.$F$8]);&quot;&quot;)">
            <text:p/>
          </table:table-cell>
          <table:table-cell table:formula="of:=IF(ISNUMBER(SEARCH(&quot;H&quot;;[.$K116]));IF(ISBLANK([.$F$9]);&quot;&quot;;[.$F$9]);&quot;&quot;)">
            <text:p/>
          </table:table-cell>
          <table:table-cell table:formula="of:=IF(ISNUMBER(SEARCH(&quot;I&quot;;[.$K116]));IF(ISBLANK([.$F$10]);&quot;&quot;;[.$F$10]);&quot;&quot;)">
            <text:p/>
          </table:table-cell>
          <table:table-cell table:formula="of:=IF(ISNUMBER(SEARCH(&quot;J&quot;;[.$K116]));IF(ISBLANK([.$F$11]);&quot;&quot;;[.$F$11]);&quot;&quot;)">
            <text:p/>
          </table:table-cell>
          <table:table-cell table:formula="of:=IF(ISNUMBER(SEARCH(&quot;K&quot;;[.$K116]));IF(ISBLANK([.$F$12]);&quot;&quot;;[.$F$12]);&quot;&quot;)">
            <text:p/>
          </table:table-cell>
          <table:table-cell table:formula="of:=IF(ISNUMBER(SEARCH(&quot;L&quot;;[.$K116]));IF(ISBLANK([.$F$13]);&quot;&quot;;[.$F$13]);&quot;&quot;)">
            <text:p/>
          </table:table-cell>
          <table:table-cell table:formula="of:=IF(ISNUMBER(SEARCH(&quot;M&quot;;[.$K116]));IF(ISBLANK([.$F$14]);&quot;&quot;;[.$F$14]);&quot;&quot;)">
            <text:p/>
          </table:table-cell>
          <table:table-cell table:formula="of:=IF(ISNUMBER(SEARCH(&quot;N&quot;;[.$K11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7:.$AD117])">
            <text:p/>
          </table:table-cell>
          <table:table-cell table:formula="of:=COM.MICROSOFT.CONCAT([.$AF117:.$AS117])">
            <text:p/>
          </table:table-cell>
          <table:table-cell table:formula="of:=COM.MICROSOFT.CONCAT([.$AU117:.$BH117])">
            <text:p/>
          </table:table-cell>
          <table:table-cell table:formula="of:=COUNTIF([.$K$1:.$K$1998];[.K117])" office:value-type="float" office:value="0" calcext:value-type="float">
            <text:p>0</text:p>
          </table:table-cell>
          <table:table-cell/>
          <table:table-cell table:formula="of:=IF(ISNUMBER(SEARCH(&quot;A&quot;;[.$K117]));IF(ISBLANK([.$D$2]);&quot;&quot;;[.$D$2]);&quot;&quot;)">
            <text:p/>
          </table:table-cell>
          <table:table-cell table:formula="of:=IF(ISNUMBER(SEARCH(&quot;B&quot;;[.$K117]));IF(ISBLANK([.$D$3]);&quot;&quot;;[.$D$3]);&quot;&quot;)">
            <text:p/>
          </table:table-cell>
          <table:table-cell table:formula="of:=IF(ISNUMBER(SEARCH(&quot;C&quot;;[.$K117]));IF(ISBLANK([.$D$4]);&quot;&quot;;[.$D$4]);&quot;&quot;)">
            <text:p/>
          </table:table-cell>
          <table:table-cell table:formula="of:=IF(ISNUMBER(SEARCH(&quot;D&quot;;[.$K117]));IF(ISBLANK([.$D$5]);&quot;&quot;;[.$D$5]);&quot;&quot;)">
            <text:p/>
          </table:table-cell>
          <table:table-cell table:formula="of:=IF(ISNUMBER(SEARCH(&quot;E&quot;;[.$K117]));IF(ISBLANK([.$D$6]);&quot;&quot;;[.$D$6]);&quot;&quot;)">
            <text:p/>
          </table:table-cell>
          <table:table-cell table:formula="of:=IF(ISNUMBER(SEARCH(&quot;F&quot;;[.$K117]));IF(ISBLANK([.$D$7]);&quot;&quot;;[.$D$7]);&quot;&quot;)">
            <text:p/>
          </table:table-cell>
          <table:table-cell table:formula="of:=IF(ISNUMBER(SEARCH(&quot;G&quot;;[.$K117]));IF(ISBLANK([.$D$8]);&quot;&quot;;[.$D$8]);&quot;&quot;)">
            <text:p/>
          </table:table-cell>
          <table:table-cell table:formula="of:=IF(ISNUMBER(SEARCH(&quot;H&quot;;[.$K117]));IF(ISBLANK([.$D$9]);&quot;&quot;;[.$D$9]);&quot;&quot;)">
            <text:p/>
          </table:table-cell>
          <table:table-cell table:formula="of:=IF(ISNUMBER(SEARCH(&quot;I&quot;;[.$K117]));IF(ISBLANK([.$D$10]);&quot;&quot;;[.$D$10]);&quot;&quot;)">
            <text:p/>
          </table:table-cell>
          <table:table-cell table:formula="of:=IF(ISNUMBER(SEARCH(&quot;J&quot;;[.$K117]));IF(ISBLANK([.$D$11]);&quot;&quot;;[.$D$11]);&quot;&quot;)">
            <text:p/>
          </table:table-cell>
          <table:table-cell table:formula="of:=IF(ISNUMBER(SEARCH(&quot;K&quot;;[.$K117]));IF(ISBLANK([.$D$12]);&quot;&quot;;[.$D$12]);&quot;&quot;)">
            <text:p/>
          </table:table-cell>
          <table:table-cell table:formula="of:=IF(ISNUMBER(SEARCH(&quot;L&quot;;[.$K117]));IF(ISBLANK([.$D$13]);&quot;&quot;;[.$D$13]);&quot;&quot;)">
            <text:p/>
          </table:table-cell>
          <table:table-cell table:formula="of:=IF(ISNUMBER(SEARCH(&quot;M&quot;;[.$K117]));IF(ISBLANK([.$D$14]);&quot;&quot;;[.$D$14]);&quot;&quot;)">
            <text:p/>
          </table:table-cell>
          <table:table-cell table:formula="of:=IF(ISNUMBER(SEARCH(&quot;N&quot;;[.$K117]));IF(ISBLANK([.$D$15]);&quot;&quot;;[.$D$15]);&quot;&quot;)">
            <text:p/>
          </table:table-cell>
          <table:table-cell/>
          <table:table-cell table:formula="of:=IF(ISNUMBER(SEARCH(&quot;A&quot;;[.$K117]));IF(ISBLANK([.$E$2]);&quot;&quot;;[.$E$2]);&quot;&quot;)">
            <text:p/>
          </table:table-cell>
          <table:table-cell table:formula="of:=IF(ISNUMBER(SEARCH(&quot;B&quot;;[.$K117]));IF(ISBLANK([.$E$3]);&quot;&quot;;[.$E$3]);&quot;&quot;)">
            <text:p/>
          </table:table-cell>
          <table:table-cell table:formula="of:=IF(ISNUMBER(SEARCH(&quot;C&quot;;[.$K117]));IF(ISBLANK([.$E$4]);&quot;&quot;;[.$E$4]);&quot;&quot;)">
            <text:p/>
          </table:table-cell>
          <table:table-cell table:formula="of:=IF(ISNUMBER(SEARCH(&quot;D&quot;;[.$K117]));IF(ISBLANK([.$E$5]);&quot;&quot;;[.$E$5]);&quot;&quot;)">
            <text:p/>
          </table:table-cell>
          <table:table-cell table:formula="of:=IF(ISNUMBER(SEARCH(&quot;E&quot;;[.$K117]));IF(ISBLANK([.$E$6]);&quot;&quot;;[.$E$6]);&quot;&quot;)">
            <text:p/>
          </table:table-cell>
          <table:table-cell table:formula="of:=IF(ISNUMBER(SEARCH(&quot;F&quot;;[.$K117]));IF(ISBLANK([.$E$7]);&quot;&quot;;[.$E$7]);&quot;&quot;)">
            <text:p/>
          </table:table-cell>
          <table:table-cell table:formula="of:=IF(ISNUMBER(SEARCH(&quot;G&quot;;[.$K117]));IF(ISBLANK([.$E$8]);&quot;&quot;;[.$E$8]);&quot;&quot;)">
            <text:p/>
          </table:table-cell>
          <table:table-cell table:formula="of:=IF(ISNUMBER(SEARCH(&quot;H&quot;;[.$K117]));IF(ISBLANK([.$E$9]);&quot;&quot;;[.$E$9]);&quot;&quot;)">
            <text:p/>
          </table:table-cell>
          <table:table-cell table:formula="of:=IF(ISNUMBER(SEARCH(&quot;I&quot;;[.$K117]));IF(ISBLANK([.$E$10]);&quot;&quot;;[.$E$10]);&quot;&quot;)">
            <text:p/>
          </table:table-cell>
          <table:table-cell table:formula="of:=IF(ISNUMBER(SEARCH(&quot;J&quot;;[.$K117]));IF(ISBLANK([.$E$11]);&quot;&quot;;[.$E$11]);&quot;&quot;)">
            <text:p/>
          </table:table-cell>
          <table:table-cell table:formula="of:=IF(ISNUMBER(SEARCH(&quot;K&quot;;[.$K117]));IF(ISBLANK([.$E$12]);&quot;&quot;;[.$E$12]);&quot;&quot;)">
            <text:p/>
          </table:table-cell>
          <table:table-cell table:formula="of:=IF(ISNUMBER(SEARCH(&quot;L&quot;;[.$K117]));IF(ISBLANK([.$E$13]);&quot;&quot;;[.$E$13]);&quot;&quot;)">
            <text:p/>
          </table:table-cell>
          <table:table-cell table:formula="of:=IF(ISNUMBER(SEARCH(&quot;M&quot;;[.$K117]));IF(ISBLANK([.$E$14]);&quot;&quot;;[.$E$14]);&quot;&quot;)">
            <text:p/>
          </table:table-cell>
          <table:table-cell table:formula="of:=IF(ISNUMBER(SEARCH(&quot;N&quot;;[.$K117]));IF(ISBLANK([.$E$15]);&quot;&quot;;[.$E$15]);&quot;&quot;)">
            <text:p/>
          </table:table-cell>
          <table:table-cell/>
          <table:table-cell table:formula="of:=IF(ISNUMBER(SEARCH(&quot;A&quot;;[.$K117]));IF(ISBLANK([.$F$2]);&quot;&quot;;[.$F$2]);&quot;&quot;)">
            <text:p/>
          </table:table-cell>
          <table:table-cell table:formula="of:=IF(ISNUMBER(SEARCH(&quot;B&quot;;[.$K117]));IF(ISBLANK([.$F$3]);&quot;&quot;;[.$F$3]);&quot;&quot;)">
            <text:p/>
          </table:table-cell>
          <table:table-cell table:formula="of:=IF(ISNUMBER(SEARCH(&quot;C&quot;;[.$K117]));IF(ISBLANK([.$F$4]);&quot;&quot;;[.$F$4]);&quot;&quot;)">
            <text:p/>
          </table:table-cell>
          <table:table-cell table:formula="of:=IF(ISNUMBER(SEARCH(&quot;D&quot;;[.$K117]));IF(ISBLANK([.$F$5]);&quot;&quot;;[.$F$5]);&quot;&quot;)">
            <text:p/>
          </table:table-cell>
          <table:table-cell table:formula="of:=IF(ISNUMBER(SEARCH(&quot;E&quot;;[.$K117]));IF(ISBLANK([.$F$6]);&quot;&quot;;[.$F$6]);&quot;&quot;)">
            <text:p/>
          </table:table-cell>
          <table:table-cell table:formula="of:=IF(ISNUMBER(SEARCH(&quot;F&quot;;[.$K117]));IF(ISBLANK([.$F$7]);&quot;&quot;;[.$F$7]);&quot;&quot;)">
            <text:p/>
          </table:table-cell>
          <table:table-cell table:formula="of:=IF(ISNUMBER(SEARCH(&quot;G&quot;;[.$K117]));IF(ISBLANK([.$F$8]);&quot;&quot;;[.$F$8]);&quot;&quot;)">
            <text:p/>
          </table:table-cell>
          <table:table-cell table:formula="of:=IF(ISNUMBER(SEARCH(&quot;H&quot;;[.$K117]));IF(ISBLANK([.$F$9]);&quot;&quot;;[.$F$9]);&quot;&quot;)">
            <text:p/>
          </table:table-cell>
          <table:table-cell table:formula="of:=IF(ISNUMBER(SEARCH(&quot;I&quot;;[.$K117]));IF(ISBLANK([.$F$10]);&quot;&quot;;[.$F$10]);&quot;&quot;)">
            <text:p/>
          </table:table-cell>
          <table:table-cell table:formula="of:=IF(ISNUMBER(SEARCH(&quot;J&quot;;[.$K117]));IF(ISBLANK([.$F$11]);&quot;&quot;;[.$F$11]);&quot;&quot;)">
            <text:p/>
          </table:table-cell>
          <table:table-cell table:formula="of:=IF(ISNUMBER(SEARCH(&quot;K&quot;;[.$K117]));IF(ISBLANK([.$F$12]);&quot;&quot;;[.$F$12]);&quot;&quot;)">
            <text:p/>
          </table:table-cell>
          <table:table-cell table:formula="of:=IF(ISNUMBER(SEARCH(&quot;L&quot;;[.$K117]));IF(ISBLANK([.$F$13]);&quot;&quot;;[.$F$13]);&quot;&quot;)">
            <text:p/>
          </table:table-cell>
          <table:table-cell table:formula="of:=IF(ISNUMBER(SEARCH(&quot;M&quot;;[.$K117]));IF(ISBLANK([.$F$14]);&quot;&quot;;[.$F$14]);&quot;&quot;)">
            <text:p/>
          </table:table-cell>
          <table:table-cell table:formula="of:=IF(ISNUMBER(SEARCH(&quot;N&quot;;[.$K11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8:.$AD118])">
            <text:p/>
          </table:table-cell>
          <table:table-cell table:formula="of:=COM.MICROSOFT.CONCAT([.$AF118:.$AS118])">
            <text:p/>
          </table:table-cell>
          <table:table-cell table:formula="of:=COM.MICROSOFT.CONCAT([.$AU118:.$BH118])">
            <text:p/>
          </table:table-cell>
          <table:table-cell table:formula="of:=COUNTIF([.$K$1:.$K$1998];[.K118])" office:value-type="float" office:value="0" calcext:value-type="float">
            <text:p>0</text:p>
          </table:table-cell>
          <table:table-cell/>
          <table:table-cell table:formula="of:=IF(ISNUMBER(SEARCH(&quot;A&quot;;[.$K118]));IF(ISBLANK([.$D$2]);&quot;&quot;;[.$D$2]);&quot;&quot;)">
            <text:p/>
          </table:table-cell>
          <table:table-cell table:formula="of:=IF(ISNUMBER(SEARCH(&quot;B&quot;;[.$K118]));IF(ISBLANK([.$D$3]);&quot;&quot;;[.$D$3]);&quot;&quot;)">
            <text:p/>
          </table:table-cell>
          <table:table-cell table:formula="of:=IF(ISNUMBER(SEARCH(&quot;C&quot;;[.$K118]));IF(ISBLANK([.$D$4]);&quot;&quot;;[.$D$4]);&quot;&quot;)">
            <text:p/>
          </table:table-cell>
          <table:table-cell table:formula="of:=IF(ISNUMBER(SEARCH(&quot;D&quot;;[.$K118]));IF(ISBLANK([.$D$5]);&quot;&quot;;[.$D$5]);&quot;&quot;)">
            <text:p/>
          </table:table-cell>
          <table:table-cell table:formula="of:=IF(ISNUMBER(SEARCH(&quot;E&quot;;[.$K118]));IF(ISBLANK([.$D$6]);&quot;&quot;;[.$D$6]);&quot;&quot;)">
            <text:p/>
          </table:table-cell>
          <table:table-cell table:formula="of:=IF(ISNUMBER(SEARCH(&quot;F&quot;;[.$K118]));IF(ISBLANK([.$D$7]);&quot;&quot;;[.$D$7]);&quot;&quot;)">
            <text:p/>
          </table:table-cell>
          <table:table-cell table:formula="of:=IF(ISNUMBER(SEARCH(&quot;G&quot;;[.$K118]));IF(ISBLANK([.$D$8]);&quot;&quot;;[.$D$8]);&quot;&quot;)">
            <text:p/>
          </table:table-cell>
          <table:table-cell table:formula="of:=IF(ISNUMBER(SEARCH(&quot;H&quot;;[.$K118]));IF(ISBLANK([.$D$9]);&quot;&quot;;[.$D$9]);&quot;&quot;)">
            <text:p/>
          </table:table-cell>
          <table:table-cell table:formula="of:=IF(ISNUMBER(SEARCH(&quot;I&quot;;[.$K118]));IF(ISBLANK([.$D$10]);&quot;&quot;;[.$D$10]);&quot;&quot;)">
            <text:p/>
          </table:table-cell>
          <table:table-cell table:formula="of:=IF(ISNUMBER(SEARCH(&quot;J&quot;;[.$K118]));IF(ISBLANK([.$D$11]);&quot;&quot;;[.$D$11]);&quot;&quot;)">
            <text:p/>
          </table:table-cell>
          <table:table-cell table:formula="of:=IF(ISNUMBER(SEARCH(&quot;K&quot;;[.$K118]));IF(ISBLANK([.$D$12]);&quot;&quot;;[.$D$12]);&quot;&quot;)">
            <text:p/>
          </table:table-cell>
          <table:table-cell table:formula="of:=IF(ISNUMBER(SEARCH(&quot;L&quot;;[.$K118]));IF(ISBLANK([.$D$13]);&quot;&quot;;[.$D$13]);&quot;&quot;)">
            <text:p/>
          </table:table-cell>
          <table:table-cell table:formula="of:=IF(ISNUMBER(SEARCH(&quot;M&quot;;[.$K118]));IF(ISBLANK([.$D$14]);&quot;&quot;;[.$D$14]);&quot;&quot;)">
            <text:p/>
          </table:table-cell>
          <table:table-cell table:formula="of:=IF(ISNUMBER(SEARCH(&quot;N&quot;;[.$K118]));IF(ISBLANK([.$D$15]);&quot;&quot;;[.$D$15]);&quot;&quot;)">
            <text:p/>
          </table:table-cell>
          <table:table-cell/>
          <table:table-cell table:formula="of:=IF(ISNUMBER(SEARCH(&quot;A&quot;;[.$K118]));IF(ISBLANK([.$E$2]);&quot;&quot;;[.$E$2]);&quot;&quot;)">
            <text:p/>
          </table:table-cell>
          <table:table-cell table:formula="of:=IF(ISNUMBER(SEARCH(&quot;B&quot;;[.$K118]));IF(ISBLANK([.$E$3]);&quot;&quot;;[.$E$3]);&quot;&quot;)">
            <text:p/>
          </table:table-cell>
          <table:table-cell table:formula="of:=IF(ISNUMBER(SEARCH(&quot;C&quot;;[.$K118]));IF(ISBLANK([.$E$4]);&quot;&quot;;[.$E$4]);&quot;&quot;)">
            <text:p/>
          </table:table-cell>
          <table:table-cell table:formula="of:=IF(ISNUMBER(SEARCH(&quot;D&quot;;[.$K118]));IF(ISBLANK([.$E$5]);&quot;&quot;;[.$E$5]);&quot;&quot;)">
            <text:p/>
          </table:table-cell>
          <table:table-cell table:formula="of:=IF(ISNUMBER(SEARCH(&quot;E&quot;;[.$K118]));IF(ISBLANK([.$E$6]);&quot;&quot;;[.$E$6]);&quot;&quot;)">
            <text:p/>
          </table:table-cell>
          <table:table-cell table:formula="of:=IF(ISNUMBER(SEARCH(&quot;F&quot;;[.$K118]));IF(ISBLANK([.$E$7]);&quot;&quot;;[.$E$7]);&quot;&quot;)">
            <text:p/>
          </table:table-cell>
          <table:table-cell table:formula="of:=IF(ISNUMBER(SEARCH(&quot;G&quot;;[.$K118]));IF(ISBLANK([.$E$8]);&quot;&quot;;[.$E$8]);&quot;&quot;)">
            <text:p/>
          </table:table-cell>
          <table:table-cell table:formula="of:=IF(ISNUMBER(SEARCH(&quot;H&quot;;[.$K118]));IF(ISBLANK([.$E$9]);&quot;&quot;;[.$E$9]);&quot;&quot;)">
            <text:p/>
          </table:table-cell>
          <table:table-cell table:formula="of:=IF(ISNUMBER(SEARCH(&quot;I&quot;;[.$K118]));IF(ISBLANK([.$E$10]);&quot;&quot;;[.$E$10]);&quot;&quot;)">
            <text:p/>
          </table:table-cell>
          <table:table-cell table:formula="of:=IF(ISNUMBER(SEARCH(&quot;J&quot;;[.$K118]));IF(ISBLANK([.$E$11]);&quot;&quot;;[.$E$11]);&quot;&quot;)">
            <text:p/>
          </table:table-cell>
          <table:table-cell table:formula="of:=IF(ISNUMBER(SEARCH(&quot;K&quot;;[.$K118]));IF(ISBLANK([.$E$12]);&quot;&quot;;[.$E$12]);&quot;&quot;)">
            <text:p/>
          </table:table-cell>
          <table:table-cell table:formula="of:=IF(ISNUMBER(SEARCH(&quot;L&quot;;[.$K118]));IF(ISBLANK([.$E$13]);&quot;&quot;;[.$E$13]);&quot;&quot;)">
            <text:p/>
          </table:table-cell>
          <table:table-cell table:formula="of:=IF(ISNUMBER(SEARCH(&quot;M&quot;;[.$K118]));IF(ISBLANK([.$E$14]);&quot;&quot;;[.$E$14]);&quot;&quot;)">
            <text:p/>
          </table:table-cell>
          <table:table-cell table:formula="of:=IF(ISNUMBER(SEARCH(&quot;N&quot;;[.$K118]));IF(ISBLANK([.$E$15]);&quot;&quot;;[.$E$15]);&quot;&quot;)">
            <text:p/>
          </table:table-cell>
          <table:table-cell/>
          <table:table-cell table:formula="of:=IF(ISNUMBER(SEARCH(&quot;A&quot;;[.$K118]));IF(ISBLANK([.$F$2]);&quot;&quot;;[.$F$2]);&quot;&quot;)">
            <text:p/>
          </table:table-cell>
          <table:table-cell table:formula="of:=IF(ISNUMBER(SEARCH(&quot;B&quot;;[.$K118]));IF(ISBLANK([.$F$3]);&quot;&quot;;[.$F$3]);&quot;&quot;)">
            <text:p/>
          </table:table-cell>
          <table:table-cell table:formula="of:=IF(ISNUMBER(SEARCH(&quot;C&quot;;[.$K118]));IF(ISBLANK([.$F$4]);&quot;&quot;;[.$F$4]);&quot;&quot;)">
            <text:p/>
          </table:table-cell>
          <table:table-cell table:formula="of:=IF(ISNUMBER(SEARCH(&quot;D&quot;;[.$K118]));IF(ISBLANK([.$F$5]);&quot;&quot;;[.$F$5]);&quot;&quot;)">
            <text:p/>
          </table:table-cell>
          <table:table-cell table:formula="of:=IF(ISNUMBER(SEARCH(&quot;E&quot;;[.$K118]));IF(ISBLANK([.$F$6]);&quot;&quot;;[.$F$6]);&quot;&quot;)">
            <text:p/>
          </table:table-cell>
          <table:table-cell table:formula="of:=IF(ISNUMBER(SEARCH(&quot;F&quot;;[.$K118]));IF(ISBLANK([.$F$7]);&quot;&quot;;[.$F$7]);&quot;&quot;)">
            <text:p/>
          </table:table-cell>
          <table:table-cell table:formula="of:=IF(ISNUMBER(SEARCH(&quot;G&quot;;[.$K118]));IF(ISBLANK([.$F$8]);&quot;&quot;;[.$F$8]);&quot;&quot;)">
            <text:p/>
          </table:table-cell>
          <table:table-cell table:formula="of:=IF(ISNUMBER(SEARCH(&quot;H&quot;;[.$K118]));IF(ISBLANK([.$F$9]);&quot;&quot;;[.$F$9]);&quot;&quot;)">
            <text:p/>
          </table:table-cell>
          <table:table-cell table:formula="of:=IF(ISNUMBER(SEARCH(&quot;I&quot;;[.$K118]));IF(ISBLANK([.$F$10]);&quot;&quot;;[.$F$10]);&quot;&quot;)">
            <text:p/>
          </table:table-cell>
          <table:table-cell table:formula="of:=IF(ISNUMBER(SEARCH(&quot;J&quot;;[.$K118]));IF(ISBLANK([.$F$11]);&quot;&quot;;[.$F$11]);&quot;&quot;)">
            <text:p/>
          </table:table-cell>
          <table:table-cell table:formula="of:=IF(ISNUMBER(SEARCH(&quot;K&quot;;[.$K118]));IF(ISBLANK([.$F$12]);&quot;&quot;;[.$F$12]);&quot;&quot;)">
            <text:p/>
          </table:table-cell>
          <table:table-cell table:formula="of:=IF(ISNUMBER(SEARCH(&quot;L&quot;;[.$K118]));IF(ISBLANK([.$F$13]);&quot;&quot;;[.$F$13]);&quot;&quot;)">
            <text:p/>
          </table:table-cell>
          <table:table-cell table:formula="of:=IF(ISNUMBER(SEARCH(&quot;M&quot;;[.$K118]));IF(ISBLANK([.$F$14]);&quot;&quot;;[.$F$14]);&quot;&quot;)">
            <text:p/>
          </table:table-cell>
          <table:table-cell table:formula="of:=IF(ISNUMBER(SEARCH(&quot;N&quot;;[.$K11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19:.$AD119])">
            <text:p/>
          </table:table-cell>
          <table:table-cell table:formula="of:=COM.MICROSOFT.CONCAT([.$AF119:.$AS119])">
            <text:p/>
          </table:table-cell>
          <table:table-cell table:formula="of:=COM.MICROSOFT.CONCAT([.$AU119:.$BH119])">
            <text:p/>
          </table:table-cell>
          <table:table-cell table:formula="of:=COUNTIF([.$K$1:.$K$1998];[.K119])" office:value-type="float" office:value="0" calcext:value-type="float">
            <text:p>0</text:p>
          </table:table-cell>
          <table:table-cell/>
          <table:table-cell table:formula="of:=IF(ISNUMBER(SEARCH(&quot;A&quot;;[.$K119]));IF(ISBLANK([.$D$2]);&quot;&quot;;[.$D$2]);&quot;&quot;)">
            <text:p/>
          </table:table-cell>
          <table:table-cell table:formula="of:=IF(ISNUMBER(SEARCH(&quot;B&quot;;[.$K119]));IF(ISBLANK([.$D$3]);&quot;&quot;;[.$D$3]);&quot;&quot;)">
            <text:p/>
          </table:table-cell>
          <table:table-cell table:formula="of:=IF(ISNUMBER(SEARCH(&quot;C&quot;;[.$K119]));IF(ISBLANK([.$D$4]);&quot;&quot;;[.$D$4]);&quot;&quot;)">
            <text:p/>
          </table:table-cell>
          <table:table-cell table:formula="of:=IF(ISNUMBER(SEARCH(&quot;D&quot;;[.$K119]));IF(ISBLANK([.$D$5]);&quot;&quot;;[.$D$5]);&quot;&quot;)">
            <text:p/>
          </table:table-cell>
          <table:table-cell table:formula="of:=IF(ISNUMBER(SEARCH(&quot;E&quot;;[.$K119]));IF(ISBLANK([.$D$6]);&quot;&quot;;[.$D$6]);&quot;&quot;)">
            <text:p/>
          </table:table-cell>
          <table:table-cell table:formula="of:=IF(ISNUMBER(SEARCH(&quot;F&quot;;[.$K119]));IF(ISBLANK([.$D$7]);&quot;&quot;;[.$D$7]);&quot;&quot;)">
            <text:p/>
          </table:table-cell>
          <table:table-cell table:formula="of:=IF(ISNUMBER(SEARCH(&quot;G&quot;;[.$K119]));IF(ISBLANK([.$D$8]);&quot;&quot;;[.$D$8]);&quot;&quot;)">
            <text:p/>
          </table:table-cell>
          <table:table-cell table:formula="of:=IF(ISNUMBER(SEARCH(&quot;H&quot;;[.$K119]));IF(ISBLANK([.$D$9]);&quot;&quot;;[.$D$9]);&quot;&quot;)">
            <text:p/>
          </table:table-cell>
          <table:table-cell table:formula="of:=IF(ISNUMBER(SEARCH(&quot;I&quot;;[.$K119]));IF(ISBLANK([.$D$10]);&quot;&quot;;[.$D$10]);&quot;&quot;)">
            <text:p/>
          </table:table-cell>
          <table:table-cell table:formula="of:=IF(ISNUMBER(SEARCH(&quot;J&quot;;[.$K119]));IF(ISBLANK([.$D$11]);&quot;&quot;;[.$D$11]);&quot;&quot;)">
            <text:p/>
          </table:table-cell>
          <table:table-cell table:formula="of:=IF(ISNUMBER(SEARCH(&quot;K&quot;;[.$K119]));IF(ISBLANK([.$D$12]);&quot;&quot;;[.$D$12]);&quot;&quot;)">
            <text:p/>
          </table:table-cell>
          <table:table-cell table:formula="of:=IF(ISNUMBER(SEARCH(&quot;L&quot;;[.$K119]));IF(ISBLANK([.$D$13]);&quot;&quot;;[.$D$13]);&quot;&quot;)">
            <text:p/>
          </table:table-cell>
          <table:table-cell table:formula="of:=IF(ISNUMBER(SEARCH(&quot;M&quot;;[.$K119]));IF(ISBLANK([.$D$14]);&quot;&quot;;[.$D$14]);&quot;&quot;)">
            <text:p/>
          </table:table-cell>
          <table:table-cell table:formula="of:=IF(ISNUMBER(SEARCH(&quot;N&quot;;[.$K119]));IF(ISBLANK([.$D$15]);&quot;&quot;;[.$D$15]);&quot;&quot;)">
            <text:p/>
          </table:table-cell>
          <table:table-cell/>
          <table:table-cell table:formula="of:=IF(ISNUMBER(SEARCH(&quot;A&quot;;[.$K119]));IF(ISBLANK([.$E$2]);&quot;&quot;;[.$E$2]);&quot;&quot;)">
            <text:p/>
          </table:table-cell>
          <table:table-cell table:formula="of:=IF(ISNUMBER(SEARCH(&quot;B&quot;;[.$K119]));IF(ISBLANK([.$E$3]);&quot;&quot;;[.$E$3]);&quot;&quot;)">
            <text:p/>
          </table:table-cell>
          <table:table-cell table:formula="of:=IF(ISNUMBER(SEARCH(&quot;C&quot;;[.$K119]));IF(ISBLANK([.$E$4]);&quot;&quot;;[.$E$4]);&quot;&quot;)">
            <text:p/>
          </table:table-cell>
          <table:table-cell table:formula="of:=IF(ISNUMBER(SEARCH(&quot;D&quot;;[.$K119]));IF(ISBLANK([.$E$5]);&quot;&quot;;[.$E$5]);&quot;&quot;)">
            <text:p/>
          </table:table-cell>
          <table:table-cell table:formula="of:=IF(ISNUMBER(SEARCH(&quot;E&quot;;[.$K119]));IF(ISBLANK([.$E$6]);&quot;&quot;;[.$E$6]);&quot;&quot;)">
            <text:p/>
          </table:table-cell>
          <table:table-cell table:formula="of:=IF(ISNUMBER(SEARCH(&quot;F&quot;;[.$K119]));IF(ISBLANK([.$E$7]);&quot;&quot;;[.$E$7]);&quot;&quot;)">
            <text:p/>
          </table:table-cell>
          <table:table-cell table:formula="of:=IF(ISNUMBER(SEARCH(&quot;G&quot;;[.$K119]));IF(ISBLANK([.$E$8]);&quot;&quot;;[.$E$8]);&quot;&quot;)">
            <text:p/>
          </table:table-cell>
          <table:table-cell table:formula="of:=IF(ISNUMBER(SEARCH(&quot;H&quot;;[.$K119]));IF(ISBLANK([.$E$9]);&quot;&quot;;[.$E$9]);&quot;&quot;)">
            <text:p/>
          </table:table-cell>
          <table:table-cell table:formula="of:=IF(ISNUMBER(SEARCH(&quot;I&quot;;[.$K119]));IF(ISBLANK([.$E$10]);&quot;&quot;;[.$E$10]);&quot;&quot;)">
            <text:p/>
          </table:table-cell>
          <table:table-cell table:formula="of:=IF(ISNUMBER(SEARCH(&quot;J&quot;;[.$K119]));IF(ISBLANK([.$E$11]);&quot;&quot;;[.$E$11]);&quot;&quot;)">
            <text:p/>
          </table:table-cell>
          <table:table-cell table:formula="of:=IF(ISNUMBER(SEARCH(&quot;K&quot;;[.$K119]));IF(ISBLANK([.$E$12]);&quot;&quot;;[.$E$12]);&quot;&quot;)">
            <text:p/>
          </table:table-cell>
          <table:table-cell table:formula="of:=IF(ISNUMBER(SEARCH(&quot;L&quot;;[.$K119]));IF(ISBLANK([.$E$13]);&quot;&quot;;[.$E$13]);&quot;&quot;)">
            <text:p/>
          </table:table-cell>
          <table:table-cell table:formula="of:=IF(ISNUMBER(SEARCH(&quot;M&quot;;[.$K119]));IF(ISBLANK([.$E$14]);&quot;&quot;;[.$E$14]);&quot;&quot;)">
            <text:p/>
          </table:table-cell>
          <table:table-cell table:formula="of:=IF(ISNUMBER(SEARCH(&quot;N&quot;;[.$K119]));IF(ISBLANK([.$E$15]);&quot;&quot;;[.$E$15]);&quot;&quot;)">
            <text:p/>
          </table:table-cell>
          <table:table-cell/>
          <table:table-cell table:formula="of:=IF(ISNUMBER(SEARCH(&quot;A&quot;;[.$K119]));IF(ISBLANK([.$F$2]);&quot;&quot;;[.$F$2]);&quot;&quot;)">
            <text:p/>
          </table:table-cell>
          <table:table-cell table:formula="of:=IF(ISNUMBER(SEARCH(&quot;B&quot;;[.$K119]));IF(ISBLANK([.$F$3]);&quot;&quot;;[.$F$3]);&quot;&quot;)">
            <text:p/>
          </table:table-cell>
          <table:table-cell table:formula="of:=IF(ISNUMBER(SEARCH(&quot;C&quot;;[.$K119]));IF(ISBLANK([.$F$4]);&quot;&quot;;[.$F$4]);&quot;&quot;)">
            <text:p/>
          </table:table-cell>
          <table:table-cell table:formula="of:=IF(ISNUMBER(SEARCH(&quot;D&quot;;[.$K119]));IF(ISBLANK([.$F$5]);&quot;&quot;;[.$F$5]);&quot;&quot;)">
            <text:p/>
          </table:table-cell>
          <table:table-cell table:formula="of:=IF(ISNUMBER(SEARCH(&quot;E&quot;;[.$K119]));IF(ISBLANK([.$F$6]);&quot;&quot;;[.$F$6]);&quot;&quot;)">
            <text:p/>
          </table:table-cell>
          <table:table-cell table:formula="of:=IF(ISNUMBER(SEARCH(&quot;F&quot;;[.$K119]));IF(ISBLANK([.$F$7]);&quot;&quot;;[.$F$7]);&quot;&quot;)">
            <text:p/>
          </table:table-cell>
          <table:table-cell table:formula="of:=IF(ISNUMBER(SEARCH(&quot;G&quot;;[.$K119]));IF(ISBLANK([.$F$8]);&quot;&quot;;[.$F$8]);&quot;&quot;)">
            <text:p/>
          </table:table-cell>
          <table:table-cell table:formula="of:=IF(ISNUMBER(SEARCH(&quot;H&quot;;[.$K119]));IF(ISBLANK([.$F$9]);&quot;&quot;;[.$F$9]);&quot;&quot;)">
            <text:p/>
          </table:table-cell>
          <table:table-cell table:formula="of:=IF(ISNUMBER(SEARCH(&quot;I&quot;;[.$K119]));IF(ISBLANK([.$F$10]);&quot;&quot;;[.$F$10]);&quot;&quot;)">
            <text:p/>
          </table:table-cell>
          <table:table-cell table:formula="of:=IF(ISNUMBER(SEARCH(&quot;J&quot;;[.$K119]));IF(ISBLANK([.$F$11]);&quot;&quot;;[.$F$11]);&quot;&quot;)">
            <text:p/>
          </table:table-cell>
          <table:table-cell table:formula="of:=IF(ISNUMBER(SEARCH(&quot;K&quot;;[.$K119]));IF(ISBLANK([.$F$12]);&quot;&quot;;[.$F$12]);&quot;&quot;)">
            <text:p/>
          </table:table-cell>
          <table:table-cell table:formula="of:=IF(ISNUMBER(SEARCH(&quot;L&quot;;[.$K119]));IF(ISBLANK([.$F$13]);&quot;&quot;;[.$F$13]);&quot;&quot;)">
            <text:p/>
          </table:table-cell>
          <table:table-cell table:formula="of:=IF(ISNUMBER(SEARCH(&quot;M&quot;;[.$K119]));IF(ISBLANK([.$F$14]);&quot;&quot;;[.$F$14]);&quot;&quot;)">
            <text:p/>
          </table:table-cell>
          <table:table-cell table:formula="of:=IF(ISNUMBER(SEARCH(&quot;N&quot;;[.$K119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0:.$AD120])">
            <text:p/>
          </table:table-cell>
          <table:table-cell table:formula="of:=COM.MICROSOFT.CONCAT([.$AF120:.$AS120])">
            <text:p/>
          </table:table-cell>
          <table:table-cell table:formula="of:=COM.MICROSOFT.CONCAT([.$AU120:.$BH120])">
            <text:p/>
          </table:table-cell>
          <table:table-cell table:formula="of:=COUNTIF([.$K$1:.$K$1998];[.K120])" office:value-type="float" office:value="0" calcext:value-type="float">
            <text:p>0</text:p>
          </table:table-cell>
          <table:table-cell/>
          <table:table-cell table:formula="of:=IF(ISNUMBER(SEARCH(&quot;A&quot;;[.$K120]));IF(ISBLANK([.$D$2]);&quot;&quot;;[.$D$2]);&quot;&quot;)">
            <text:p/>
          </table:table-cell>
          <table:table-cell table:formula="of:=IF(ISNUMBER(SEARCH(&quot;B&quot;;[.$K120]));IF(ISBLANK([.$D$3]);&quot;&quot;;[.$D$3]);&quot;&quot;)">
            <text:p/>
          </table:table-cell>
          <table:table-cell table:formula="of:=IF(ISNUMBER(SEARCH(&quot;C&quot;;[.$K120]));IF(ISBLANK([.$D$4]);&quot;&quot;;[.$D$4]);&quot;&quot;)">
            <text:p/>
          </table:table-cell>
          <table:table-cell table:formula="of:=IF(ISNUMBER(SEARCH(&quot;D&quot;;[.$K120]));IF(ISBLANK([.$D$5]);&quot;&quot;;[.$D$5]);&quot;&quot;)">
            <text:p/>
          </table:table-cell>
          <table:table-cell table:formula="of:=IF(ISNUMBER(SEARCH(&quot;E&quot;;[.$K120]));IF(ISBLANK([.$D$6]);&quot;&quot;;[.$D$6]);&quot;&quot;)">
            <text:p/>
          </table:table-cell>
          <table:table-cell table:formula="of:=IF(ISNUMBER(SEARCH(&quot;F&quot;;[.$K120]));IF(ISBLANK([.$D$7]);&quot;&quot;;[.$D$7]);&quot;&quot;)">
            <text:p/>
          </table:table-cell>
          <table:table-cell table:formula="of:=IF(ISNUMBER(SEARCH(&quot;G&quot;;[.$K120]));IF(ISBLANK([.$D$8]);&quot;&quot;;[.$D$8]);&quot;&quot;)">
            <text:p/>
          </table:table-cell>
          <table:table-cell table:formula="of:=IF(ISNUMBER(SEARCH(&quot;H&quot;;[.$K120]));IF(ISBLANK([.$D$9]);&quot;&quot;;[.$D$9]);&quot;&quot;)">
            <text:p/>
          </table:table-cell>
          <table:table-cell table:formula="of:=IF(ISNUMBER(SEARCH(&quot;I&quot;;[.$K120]));IF(ISBLANK([.$D$10]);&quot;&quot;;[.$D$10]);&quot;&quot;)">
            <text:p/>
          </table:table-cell>
          <table:table-cell table:formula="of:=IF(ISNUMBER(SEARCH(&quot;J&quot;;[.$K120]));IF(ISBLANK([.$D$11]);&quot;&quot;;[.$D$11]);&quot;&quot;)">
            <text:p/>
          </table:table-cell>
          <table:table-cell table:formula="of:=IF(ISNUMBER(SEARCH(&quot;K&quot;;[.$K120]));IF(ISBLANK([.$D$12]);&quot;&quot;;[.$D$12]);&quot;&quot;)">
            <text:p/>
          </table:table-cell>
          <table:table-cell table:formula="of:=IF(ISNUMBER(SEARCH(&quot;L&quot;;[.$K120]));IF(ISBLANK([.$D$13]);&quot;&quot;;[.$D$13]);&quot;&quot;)">
            <text:p/>
          </table:table-cell>
          <table:table-cell table:formula="of:=IF(ISNUMBER(SEARCH(&quot;M&quot;;[.$K120]));IF(ISBLANK([.$D$14]);&quot;&quot;;[.$D$14]);&quot;&quot;)">
            <text:p/>
          </table:table-cell>
          <table:table-cell table:formula="of:=IF(ISNUMBER(SEARCH(&quot;N&quot;;[.$K120]));IF(ISBLANK([.$D$15]);&quot;&quot;;[.$D$15]);&quot;&quot;)">
            <text:p/>
          </table:table-cell>
          <table:table-cell/>
          <table:table-cell table:formula="of:=IF(ISNUMBER(SEARCH(&quot;A&quot;;[.$K120]));IF(ISBLANK([.$E$2]);&quot;&quot;;[.$E$2]);&quot;&quot;)">
            <text:p/>
          </table:table-cell>
          <table:table-cell table:formula="of:=IF(ISNUMBER(SEARCH(&quot;B&quot;;[.$K120]));IF(ISBLANK([.$E$3]);&quot;&quot;;[.$E$3]);&quot;&quot;)">
            <text:p/>
          </table:table-cell>
          <table:table-cell table:formula="of:=IF(ISNUMBER(SEARCH(&quot;C&quot;;[.$K120]));IF(ISBLANK([.$E$4]);&quot;&quot;;[.$E$4]);&quot;&quot;)">
            <text:p/>
          </table:table-cell>
          <table:table-cell table:formula="of:=IF(ISNUMBER(SEARCH(&quot;D&quot;;[.$K120]));IF(ISBLANK([.$E$5]);&quot;&quot;;[.$E$5]);&quot;&quot;)">
            <text:p/>
          </table:table-cell>
          <table:table-cell table:formula="of:=IF(ISNUMBER(SEARCH(&quot;E&quot;;[.$K120]));IF(ISBLANK([.$E$6]);&quot;&quot;;[.$E$6]);&quot;&quot;)">
            <text:p/>
          </table:table-cell>
          <table:table-cell table:formula="of:=IF(ISNUMBER(SEARCH(&quot;F&quot;;[.$K120]));IF(ISBLANK([.$E$7]);&quot;&quot;;[.$E$7]);&quot;&quot;)">
            <text:p/>
          </table:table-cell>
          <table:table-cell table:formula="of:=IF(ISNUMBER(SEARCH(&quot;G&quot;;[.$K120]));IF(ISBLANK([.$E$8]);&quot;&quot;;[.$E$8]);&quot;&quot;)">
            <text:p/>
          </table:table-cell>
          <table:table-cell table:formula="of:=IF(ISNUMBER(SEARCH(&quot;H&quot;;[.$K120]));IF(ISBLANK([.$E$9]);&quot;&quot;;[.$E$9]);&quot;&quot;)">
            <text:p/>
          </table:table-cell>
          <table:table-cell table:formula="of:=IF(ISNUMBER(SEARCH(&quot;I&quot;;[.$K120]));IF(ISBLANK([.$E$10]);&quot;&quot;;[.$E$10]);&quot;&quot;)">
            <text:p/>
          </table:table-cell>
          <table:table-cell table:formula="of:=IF(ISNUMBER(SEARCH(&quot;J&quot;;[.$K120]));IF(ISBLANK([.$E$11]);&quot;&quot;;[.$E$11]);&quot;&quot;)">
            <text:p/>
          </table:table-cell>
          <table:table-cell table:formula="of:=IF(ISNUMBER(SEARCH(&quot;K&quot;;[.$K120]));IF(ISBLANK([.$E$12]);&quot;&quot;;[.$E$12]);&quot;&quot;)">
            <text:p/>
          </table:table-cell>
          <table:table-cell table:formula="of:=IF(ISNUMBER(SEARCH(&quot;L&quot;;[.$K120]));IF(ISBLANK([.$E$13]);&quot;&quot;;[.$E$13]);&quot;&quot;)">
            <text:p/>
          </table:table-cell>
          <table:table-cell table:formula="of:=IF(ISNUMBER(SEARCH(&quot;M&quot;;[.$K120]));IF(ISBLANK([.$E$14]);&quot;&quot;;[.$E$14]);&quot;&quot;)">
            <text:p/>
          </table:table-cell>
          <table:table-cell table:formula="of:=IF(ISNUMBER(SEARCH(&quot;N&quot;;[.$K120]));IF(ISBLANK([.$E$15]);&quot;&quot;;[.$E$15]);&quot;&quot;)">
            <text:p/>
          </table:table-cell>
          <table:table-cell/>
          <table:table-cell table:formula="of:=IF(ISNUMBER(SEARCH(&quot;A&quot;;[.$K120]));IF(ISBLANK([.$F$2]);&quot;&quot;;[.$F$2]);&quot;&quot;)">
            <text:p/>
          </table:table-cell>
          <table:table-cell table:formula="of:=IF(ISNUMBER(SEARCH(&quot;B&quot;;[.$K120]));IF(ISBLANK([.$F$3]);&quot;&quot;;[.$F$3]);&quot;&quot;)">
            <text:p/>
          </table:table-cell>
          <table:table-cell table:formula="of:=IF(ISNUMBER(SEARCH(&quot;C&quot;;[.$K120]));IF(ISBLANK([.$F$4]);&quot;&quot;;[.$F$4]);&quot;&quot;)">
            <text:p/>
          </table:table-cell>
          <table:table-cell table:formula="of:=IF(ISNUMBER(SEARCH(&quot;D&quot;;[.$K120]));IF(ISBLANK([.$F$5]);&quot;&quot;;[.$F$5]);&quot;&quot;)">
            <text:p/>
          </table:table-cell>
          <table:table-cell table:formula="of:=IF(ISNUMBER(SEARCH(&quot;E&quot;;[.$K120]));IF(ISBLANK([.$F$6]);&quot;&quot;;[.$F$6]);&quot;&quot;)">
            <text:p/>
          </table:table-cell>
          <table:table-cell table:formula="of:=IF(ISNUMBER(SEARCH(&quot;F&quot;;[.$K120]));IF(ISBLANK([.$F$7]);&quot;&quot;;[.$F$7]);&quot;&quot;)">
            <text:p/>
          </table:table-cell>
          <table:table-cell table:formula="of:=IF(ISNUMBER(SEARCH(&quot;G&quot;;[.$K120]));IF(ISBLANK([.$F$8]);&quot;&quot;;[.$F$8]);&quot;&quot;)">
            <text:p/>
          </table:table-cell>
          <table:table-cell table:formula="of:=IF(ISNUMBER(SEARCH(&quot;H&quot;;[.$K120]));IF(ISBLANK([.$F$9]);&quot;&quot;;[.$F$9]);&quot;&quot;)">
            <text:p/>
          </table:table-cell>
          <table:table-cell table:formula="of:=IF(ISNUMBER(SEARCH(&quot;I&quot;;[.$K120]));IF(ISBLANK([.$F$10]);&quot;&quot;;[.$F$10]);&quot;&quot;)">
            <text:p/>
          </table:table-cell>
          <table:table-cell table:formula="of:=IF(ISNUMBER(SEARCH(&quot;J&quot;;[.$K120]));IF(ISBLANK([.$F$11]);&quot;&quot;;[.$F$11]);&quot;&quot;)">
            <text:p/>
          </table:table-cell>
          <table:table-cell table:formula="of:=IF(ISNUMBER(SEARCH(&quot;K&quot;;[.$K120]));IF(ISBLANK([.$F$12]);&quot;&quot;;[.$F$12]);&quot;&quot;)">
            <text:p/>
          </table:table-cell>
          <table:table-cell table:formula="of:=IF(ISNUMBER(SEARCH(&quot;L&quot;;[.$K120]));IF(ISBLANK([.$F$13]);&quot;&quot;;[.$F$13]);&quot;&quot;)">
            <text:p/>
          </table:table-cell>
          <table:table-cell table:formula="of:=IF(ISNUMBER(SEARCH(&quot;M&quot;;[.$K120]));IF(ISBLANK([.$F$14]);&quot;&quot;;[.$F$14]);&quot;&quot;)">
            <text:p/>
          </table:table-cell>
          <table:table-cell table:formula="of:=IF(ISNUMBER(SEARCH(&quot;N&quot;;[.$K120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1:.$AD121])">
            <text:p/>
          </table:table-cell>
          <table:table-cell table:formula="of:=COM.MICROSOFT.CONCAT([.$AF121:.$AS121])">
            <text:p/>
          </table:table-cell>
          <table:table-cell table:formula="of:=COM.MICROSOFT.CONCAT([.$AU121:.$BH121])">
            <text:p/>
          </table:table-cell>
          <table:table-cell table:formula="of:=COUNTIF([.$K$1:.$K$1998];[.K121])" office:value-type="float" office:value="0" calcext:value-type="float">
            <text:p>0</text:p>
          </table:table-cell>
          <table:table-cell/>
          <table:table-cell table:formula="of:=IF(ISNUMBER(SEARCH(&quot;A&quot;;[.$K121]));IF(ISBLANK([.$D$2]);&quot;&quot;;[.$D$2]);&quot;&quot;)">
            <text:p/>
          </table:table-cell>
          <table:table-cell table:formula="of:=IF(ISNUMBER(SEARCH(&quot;B&quot;;[.$K121]));IF(ISBLANK([.$D$3]);&quot;&quot;;[.$D$3]);&quot;&quot;)">
            <text:p/>
          </table:table-cell>
          <table:table-cell table:formula="of:=IF(ISNUMBER(SEARCH(&quot;C&quot;;[.$K121]));IF(ISBLANK([.$D$4]);&quot;&quot;;[.$D$4]);&quot;&quot;)">
            <text:p/>
          </table:table-cell>
          <table:table-cell table:formula="of:=IF(ISNUMBER(SEARCH(&quot;D&quot;;[.$K121]));IF(ISBLANK([.$D$5]);&quot;&quot;;[.$D$5]);&quot;&quot;)">
            <text:p/>
          </table:table-cell>
          <table:table-cell table:formula="of:=IF(ISNUMBER(SEARCH(&quot;E&quot;;[.$K121]));IF(ISBLANK([.$D$6]);&quot;&quot;;[.$D$6]);&quot;&quot;)">
            <text:p/>
          </table:table-cell>
          <table:table-cell table:formula="of:=IF(ISNUMBER(SEARCH(&quot;F&quot;;[.$K121]));IF(ISBLANK([.$D$7]);&quot;&quot;;[.$D$7]);&quot;&quot;)">
            <text:p/>
          </table:table-cell>
          <table:table-cell table:formula="of:=IF(ISNUMBER(SEARCH(&quot;G&quot;;[.$K121]));IF(ISBLANK([.$D$8]);&quot;&quot;;[.$D$8]);&quot;&quot;)">
            <text:p/>
          </table:table-cell>
          <table:table-cell table:formula="of:=IF(ISNUMBER(SEARCH(&quot;H&quot;;[.$K121]));IF(ISBLANK([.$D$9]);&quot;&quot;;[.$D$9]);&quot;&quot;)">
            <text:p/>
          </table:table-cell>
          <table:table-cell table:formula="of:=IF(ISNUMBER(SEARCH(&quot;I&quot;;[.$K121]));IF(ISBLANK([.$D$10]);&quot;&quot;;[.$D$10]);&quot;&quot;)">
            <text:p/>
          </table:table-cell>
          <table:table-cell table:formula="of:=IF(ISNUMBER(SEARCH(&quot;J&quot;;[.$K121]));IF(ISBLANK([.$D$11]);&quot;&quot;;[.$D$11]);&quot;&quot;)">
            <text:p/>
          </table:table-cell>
          <table:table-cell table:formula="of:=IF(ISNUMBER(SEARCH(&quot;K&quot;;[.$K121]));IF(ISBLANK([.$D$12]);&quot;&quot;;[.$D$12]);&quot;&quot;)">
            <text:p/>
          </table:table-cell>
          <table:table-cell table:formula="of:=IF(ISNUMBER(SEARCH(&quot;L&quot;;[.$K121]));IF(ISBLANK([.$D$13]);&quot;&quot;;[.$D$13]);&quot;&quot;)">
            <text:p/>
          </table:table-cell>
          <table:table-cell table:formula="of:=IF(ISNUMBER(SEARCH(&quot;M&quot;;[.$K121]));IF(ISBLANK([.$D$14]);&quot;&quot;;[.$D$14]);&quot;&quot;)">
            <text:p/>
          </table:table-cell>
          <table:table-cell table:formula="of:=IF(ISNUMBER(SEARCH(&quot;N&quot;;[.$K121]));IF(ISBLANK([.$D$15]);&quot;&quot;;[.$D$15]);&quot;&quot;)">
            <text:p/>
          </table:table-cell>
          <table:table-cell/>
          <table:table-cell table:formula="of:=IF(ISNUMBER(SEARCH(&quot;A&quot;;[.$K121]));IF(ISBLANK([.$E$2]);&quot;&quot;;[.$E$2]);&quot;&quot;)">
            <text:p/>
          </table:table-cell>
          <table:table-cell table:formula="of:=IF(ISNUMBER(SEARCH(&quot;B&quot;;[.$K121]));IF(ISBLANK([.$E$3]);&quot;&quot;;[.$E$3]);&quot;&quot;)">
            <text:p/>
          </table:table-cell>
          <table:table-cell table:formula="of:=IF(ISNUMBER(SEARCH(&quot;C&quot;;[.$K121]));IF(ISBLANK([.$E$4]);&quot;&quot;;[.$E$4]);&quot;&quot;)">
            <text:p/>
          </table:table-cell>
          <table:table-cell table:formula="of:=IF(ISNUMBER(SEARCH(&quot;D&quot;;[.$K121]));IF(ISBLANK([.$E$5]);&quot;&quot;;[.$E$5]);&quot;&quot;)">
            <text:p/>
          </table:table-cell>
          <table:table-cell table:formula="of:=IF(ISNUMBER(SEARCH(&quot;E&quot;;[.$K121]));IF(ISBLANK([.$E$6]);&quot;&quot;;[.$E$6]);&quot;&quot;)">
            <text:p/>
          </table:table-cell>
          <table:table-cell table:formula="of:=IF(ISNUMBER(SEARCH(&quot;F&quot;;[.$K121]));IF(ISBLANK([.$E$7]);&quot;&quot;;[.$E$7]);&quot;&quot;)">
            <text:p/>
          </table:table-cell>
          <table:table-cell table:formula="of:=IF(ISNUMBER(SEARCH(&quot;G&quot;;[.$K121]));IF(ISBLANK([.$E$8]);&quot;&quot;;[.$E$8]);&quot;&quot;)">
            <text:p/>
          </table:table-cell>
          <table:table-cell table:formula="of:=IF(ISNUMBER(SEARCH(&quot;H&quot;;[.$K121]));IF(ISBLANK([.$E$9]);&quot;&quot;;[.$E$9]);&quot;&quot;)">
            <text:p/>
          </table:table-cell>
          <table:table-cell table:formula="of:=IF(ISNUMBER(SEARCH(&quot;I&quot;;[.$K121]));IF(ISBLANK([.$E$10]);&quot;&quot;;[.$E$10]);&quot;&quot;)">
            <text:p/>
          </table:table-cell>
          <table:table-cell table:formula="of:=IF(ISNUMBER(SEARCH(&quot;J&quot;;[.$K121]));IF(ISBLANK([.$E$11]);&quot;&quot;;[.$E$11]);&quot;&quot;)">
            <text:p/>
          </table:table-cell>
          <table:table-cell table:formula="of:=IF(ISNUMBER(SEARCH(&quot;K&quot;;[.$K121]));IF(ISBLANK([.$E$12]);&quot;&quot;;[.$E$12]);&quot;&quot;)">
            <text:p/>
          </table:table-cell>
          <table:table-cell table:formula="of:=IF(ISNUMBER(SEARCH(&quot;L&quot;;[.$K121]));IF(ISBLANK([.$E$13]);&quot;&quot;;[.$E$13]);&quot;&quot;)">
            <text:p/>
          </table:table-cell>
          <table:table-cell table:formula="of:=IF(ISNUMBER(SEARCH(&quot;M&quot;;[.$K121]));IF(ISBLANK([.$E$14]);&quot;&quot;;[.$E$14]);&quot;&quot;)">
            <text:p/>
          </table:table-cell>
          <table:table-cell table:formula="of:=IF(ISNUMBER(SEARCH(&quot;N&quot;;[.$K121]));IF(ISBLANK([.$E$15]);&quot;&quot;;[.$E$15]);&quot;&quot;)">
            <text:p/>
          </table:table-cell>
          <table:table-cell/>
          <table:table-cell table:formula="of:=IF(ISNUMBER(SEARCH(&quot;A&quot;;[.$K121]));IF(ISBLANK([.$F$2]);&quot;&quot;;[.$F$2]);&quot;&quot;)">
            <text:p/>
          </table:table-cell>
          <table:table-cell table:formula="of:=IF(ISNUMBER(SEARCH(&quot;B&quot;;[.$K121]));IF(ISBLANK([.$F$3]);&quot;&quot;;[.$F$3]);&quot;&quot;)">
            <text:p/>
          </table:table-cell>
          <table:table-cell table:formula="of:=IF(ISNUMBER(SEARCH(&quot;C&quot;;[.$K121]));IF(ISBLANK([.$F$4]);&quot;&quot;;[.$F$4]);&quot;&quot;)">
            <text:p/>
          </table:table-cell>
          <table:table-cell table:formula="of:=IF(ISNUMBER(SEARCH(&quot;D&quot;;[.$K121]));IF(ISBLANK([.$F$5]);&quot;&quot;;[.$F$5]);&quot;&quot;)">
            <text:p/>
          </table:table-cell>
          <table:table-cell table:formula="of:=IF(ISNUMBER(SEARCH(&quot;E&quot;;[.$K121]));IF(ISBLANK([.$F$6]);&quot;&quot;;[.$F$6]);&quot;&quot;)">
            <text:p/>
          </table:table-cell>
          <table:table-cell table:formula="of:=IF(ISNUMBER(SEARCH(&quot;F&quot;;[.$K121]));IF(ISBLANK([.$F$7]);&quot;&quot;;[.$F$7]);&quot;&quot;)">
            <text:p/>
          </table:table-cell>
          <table:table-cell table:formula="of:=IF(ISNUMBER(SEARCH(&quot;G&quot;;[.$K121]));IF(ISBLANK([.$F$8]);&quot;&quot;;[.$F$8]);&quot;&quot;)">
            <text:p/>
          </table:table-cell>
          <table:table-cell table:formula="of:=IF(ISNUMBER(SEARCH(&quot;H&quot;;[.$K121]));IF(ISBLANK([.$F$9]);&quot;&quot;;[.$F$9]);&quot;&quot;)">
            <text:p/>
          </table:table-cell>
          <table:table-cell table:formula="of:=IF(ISNUMBER(SEARCH(&quot;I&quot;;[.$K121]));IF(ISBLANK([.$F$10]);&quot;&quot;;[.$F$10]);&quot;&quot;)">
            <text:p/>
          </table:table-cell>
          <table:table-cell table:formula="of:=IF(ISNUMBER(SEARCH(&quot;J&quot;;[.$K121]));IF(ISBLANK([.$F$11]);&quot;&quot;;[.$F$11]);&quot;&quot;)">
            <text:p/>
          </table:table-cell>
          <table:table-cell table:formula="of:=IF(ISNUMBER(SEARCH(&quot;K&quot;;[.$K121]));IF(ISBLANK([.$F$12]);&quot;&quot;;[.$F$12]);&quot;&quot;)">
            <text:p/>
          </table:table-cell>
          <table:table-cell table:formula="of:=IF(ISNUMBER(SEARCH(&quot;L&quot;;[.$K121]));IF(ISBLANK([.$F$13]);&quot;&quot;;[.$F$13]);&quot;&quot;)">
            <text:p/>
          </table:table-cell>
          <table:table-cell table:formula="of:=IF(ISNUMBER(SEARCH(&quot;M&quot;;[.$K121]));IF(ISBLANK([.$F$14]);&quot;&quot;;[.$F$14]);&quot;&quot;)">
            <text:p/>
          </table:table-cell>
          <table:table-cell table:formula="of:=IF(ISNUMBER(SEARCH(&quot;N&quot;;[.$K121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2:.$AD122])">
            <text:p/>
          </table:table-cell>
          <table:table-cell table:formula="of:=COM.MICROSOFT.CONCAT([.$AF122:.$AS122])">
            <text:p/>
          </table:table-cell>
          <table:table-cell table:formula="of:=COM.MICROSOFT.CONCAT([.$AU122:.$BH122])">
            <text:p/>
          </table:table-cell>
          <table:table-cell table:formula="of:=COUNTIF([.$K$1:.$K$1998];[.K122])" office:value-type="float" office:value="0" calcext:value-type="float">
            <text:p>0</text:p>
          </table:table-cell>
          <table:table-cell/>
          <table:table-cell table:formula="of:=IF(ISNUMBER(SEARCH(&quot;A&quot;;[.$K122]));IF(ISBLANK([.$D$2]);&quot;&quot;;[.$D$2]);&quot;&quot;)">
            <text:p/>
          </table:table-cell>
          <table:table-cell table:formula="of:=IF(ISNUMBER(SEARCH(&quot;B&quot;;[.$K122]));IF(ISBLANK([.$D$3]);&quot;&quot;;[.$D$3]);&quot;&quot;)">
            <text:p/>
          </table:table-cell>
          <table:table-cell table:formula="of:=IF(ISNUMBER(SEARCH(&quot;C&quot;;[.$K122]));IF(ISBLANK([.$D$4]);&quot;&quot;;[.$D$4]);&quot;&quot;)">
            <text:p/>
          </table:table-cell>
          <table:table-cell table:formula="of:=IF(ISNUMBER(SEARCH(&quot;D&quot;;[.$K122]));IF(ISBLANK([.$D$5]);&quot;&quot;;[.$D$5]);&quot;&quot;)">
            <text:p/>
          </table:table-cell>
          <table:table-cell table:formula="of:=IF(ISNUMBER(SEARCH(&quot;E&quot;;[.$K122]));IF(ISBLANK([.$D$6]);&quot;&quot;;[.$D$6]);&quot;&quot;)">
            <text:p/>
          </table:table-cell>
          <table:table-cell table:formula="of:=IF(ISNUMBER(SEARCH(&quot;F&quot;;[.$K122]));IF(ISBLANK([.$D$7]);&quot;&quot;;[.$D$7]);&quot;&quot;)">
            <text:p/>
          </table:table-cell>
          <table:table-cell table:formula="of:=IF(ISNUMBER(SEARCH(&quot;G&quot;;[.$K122]));IF(ISBLANK([.$D$8]);&quot;&quot;;[.$D$8]);&quot;&quot;)">
            <text:p/>
          </table:table-cell>
          <table:table-cell table:formula="of:=IF(ISNUMBER(SEARCH(&quot;H&quot;;[.$K122]));IF(ISBLANK([.$D$9]);&quot;&quot;;[.$D$9]);&quot;&quot;)">
            <text:p/>
          </table:table-cell>
          <table:table-cell table:formula="of:=IF(ISNUMBER(SEARCH(&quot;I&quot;;[.$K122]));IF(ISBLANK([.$D$10]);&quot;&quot;;[.$D$10]);&quot;&quot;)">
            <text:p/>
          </table:table-cell>
          <table:table-cell table:formula="of:=IF(ISNUMBER(SEARCH(&quot;J&quot;;[.$K122]));IF(ISBLANK([.$D$11]);&quot;&quot;;[.$D$11]);&quot;&quot;)">
            <text:p/>
          </table:table-cell>
          <table:table-cell table:formula="of:=IF(ISNUMBER(SEARCH(&quot;K&quot;;[.$K122]));IF(ISBLANK([.$D$12]);&quot;&quot;;[.$D$12]);&quot;&quot;)">
            <text:p/>
          </table:table-cell>
          <table:table-cell table:formula="of:=IF(ISNUMBER(SEARCH(&quot;L&quot;;[.$K122]));IF(ISBLANK([.$D$13]);&quot;&quot;;[.$D$13]);&quot;&quot;)">
            <text:p/>
          </table:table-cell>
          <table:table-cell table:formula="of:=IF(ISNUMBER(SEARCH(&quot;M&quot;;[.$K122]));IF(ISBLANK([.$D$14]);&quot;&quot;;[.$D$14]);&quot;&quot;)">
            <text:p/>
          </table:table-cell>
          <table:table-cell table:formula="of:=IF(ISNUMBER(SEARCH(&quot;N&quot;;[.$K122]));IF(ISBLANK([.$D$15]);&quot;&quot;;[.$D$15]);&quot;&quot;)">
            <text:p/>
          </table:table-cell>
          <table:table-cell/>
          <table:table-cell table:formula="of:=IF(ISNUMBER(SEARCH(&quot;A&quot;;[.$K122]));IF(ISBLANK([.$E$2]);&quot;&quot;;[.$E$2]);&quot;&quot;)">
            <text:p/>
          </table:table-cell>
          <table:table-cell table:formula="of:=IF(ISNUMBER(SEARCH(&quot;B&quot;;[.$K122]));IF(ISBLANK([.$E$3]);&quot;&quot;;[.$E$3]);&quot;&quot;)">
            <text:p/>
          </table:table-cell>
          <table:table-cell table:formula="of:=IF(ISNUMBER(SEARCH(&quot;C&quot;;[.$K122]));IF(ISBLANK([.$E$4]);&quot;&quot;;[.$E$4]);&quot;&quot;)">
            <text:p/>
          </table:table-cell>
          <table:table-cell table:formula="of:=IF(ISNUMBER(SEARCH(&quot;D&quot;;[.$K122]));IF(ISBLANK([.$E$5]);&quot;&quot;;[.$E$5]);&quot;&quot;)">
            <text:p/>
          </table:table-cell>
          <table:table-cell table:formula="of:=IF(ISNUMBER(SEARCH(&quot;E&quot;;[.$K122]));IF(ISBLANK([.$E$6]);&quot;&quot;;[.$E$6]);&quot;&quot;)">
            <text:p/>
          </table:table-cell>
          <table:table-cell table:formula="of:=IF(ISNUMBER(SEARCH(&quot;F&quot;;[.$K122]));IF(ISBLANK([.$E$7]);&quot;&quot;;[.$E$7]);&quot;&quot;)">
            <text:p/>
          </table:table-cell>
          <table:table-cell table:formula="of:=IF(ISNUMBER(SEARCH(&quot;G&quot;;[.$K122]));IF(ISBLANK([.$E$8]);&quot;&quot;;[.$E$8]);&quot;&quot;)">
            <text:p/>
          </table:table-cell>
          <table:table-cell table:formula="of:=IF(ISNUMBER(SEARCH(&quot;H&quot;;[.$K122]));IF(ISBLANK([.$E$9]);&quot;&quot;;[.$E$9]);&quot;&quot;)">
            <text:p/>
          </table:table-cell>
          <table:table-cell table:formula="of:=IF(ISNUMBER(SEARCH(&quot;I&quot;;[.$K122]));IF(ISBLANK([.$E$10]);&quot;&quot;;[.$E$10]);&quot;&quot;)">
            <text:p/>
          </table:table-cell>
          <table:table-cell table:formula="of:=IF(ISNUMBER(SEARCH(&quot;J&quot;;[.$K122]));IF(ISBLANK([.$E$11]);&quot;&quot;;[.$E$11]);&quot;&quot;)">
            <text:p/>
          </table:table-cell>
          <table:table-cell table:formula="of:=IF(ISNUMBER(SEARCH(&quot;K&quot;;[.$K122]));IF(ISBLANK([.$E$12]);&quot;&quot;;[.$E$12]);&quot;&quot;)">
            <text:p/>
          </table:table-cell>
          <table:table-cell table:formula="of:=IF(ISNUMBER(SEARCH(&quot;L&quot;;[.$K122]));IF(ISBLANK([.$E$13]);&quot;&quot;;[.$E$13]);&quot;&quot;)">
            <text:p/>
          </table:table-cell>
          <table:table-cell table:formula="of:=IF(ISNUMBER(SEARCH(&quot;M&quot;;[.$K122]));IF(ISBLANK([.$E$14]);&quot;&quot;;[.$E$14]);&quot;&quot;)">
            <text:p/>
          </table:table-cell>
          <table:table-cell table:formula="of:=IF(ISNUMBER(SEARCH(&quot;N&quot;;[.$K122]));IF(ISBLANK([.$E$15]);&quot;&quot;;[.$E$15]);&quot;&quot;)">
            <text:p/>
          </table:table-cell>
          <table:table-cell/>
          <table:table-cell table:formula="of:=IF(ISNUMBER(SEARCH(&quot;A&quot;;[.$K122]));IF(ISBLANK([.$F$2]);&quot;&quot;;[.$F$2]);&quot;&quot;)">
            <text:p/>
          </table:table-cell>
          <table:table-cell table:formula="of:=IF(ISNUMBER(SEARCH(&quot;B&quot;;[.$K122]));IF(ISBLANK([.$F$3]);&quot;&quot;;[.$F$3]);&quot;&quot;)">
            <text:p/>
          </table:table-cell>
          <table:table-cell table:formula="of:=IF(ISNUMBER(SEARCH(&quot;C&quot;;[.$K122]));IF(ISBLANK([.$F$4]);&quot;&quot;;[.$F$4]);&quot;&quot;)">
            <text:p/>
          </table:table-cell>
          <table:table-cell table:formula="of:=IF(ISNUMBER(SEARCH(&quot;D&quot;;[.$K122]));IF(ISBLANK([.$F$5]);&quot;&quot;;[.$F$5]);&quot;&quot;)">
            <text:p/>
          </table:table-cell>
          <table:table-cell table:formula="of:=IF(ISNUMBER(SEARCH(&quot;E&quot;;[.$K122]));IF(ISBLANK([.$F$6]);&quot;&quot;;[.$F$6]);&quot;&quot;)">
            <text:p/>
          </table:table-cell>
          <table:table-cell table:formula="of:=IF(ISNUMBER(SEARCH(&quot;F&quot;;[.$K122]));IF(ISBLANK([.$F$7]);&quot;&quot;;[.$F$7]);&quot;&quot;)">
            <text:p/>
          </table:table-cell>
          <table:table-cell table:formula="of:=IF(ISNUMBER(SEARCH(&quot;G&quot;;[.$K122]));IF(ISBLANK([.$F$8]);&quot;&quot;;[.$F$8]);&quot;&quot;)">
            <text:p/>
          </table:table-cell>
          <table:table-cell table:formula="of:=IF(ISNUMBER(SEARCH(&quot;H&quot;;[.$K122]));IF(ISBLANK([.$F$9]);&quot;&quot;;[.$F$9]);&quot;&quot;)">
            <text:p/>
          </table:table-cell>
          <table:table-cell table:formula="of:=IF(ISNUMBER(SEARCH(&quot;I&quot;;[.$K122]));IF(ISBLANK([.$F$10]);&quot;&quot;;[.$F$10]);&quot;&quot;)">
            <text:p/>
          </table:table-cell>
          <table:table-cell table:formula="of:=IF(ISNUMBER(SEARCH(&quot;J&quot;;[.$K122]));IF(ISBLANK([.$F$11]);&quot;&quot;;[.$F$11]);&quot;&quot;)">
            <text:p/>
          </table:table-cell>
          <table:table-cell table:formula="of:=IF(ISNUMBER(SEARCH(&quot;K&quot;;[.$K122]));IF(ISBLANK([.$F$12]);&quot;&quot;;[.$F$12]);&quot;&quot;)">
            <text:p/>
          </table:table-cell>
          <table:table-cell table:formula="of:=IF(ISNUMBER(SEARCH(&quot;L&quot;;[.$K122]));IF(ISBLANK([.$F$13]);&quot;&quot;;[.$F$13]);&quot;&quot;)">
            <text:p/>
          </table:table-cell>
          <table:table-cell table:formula="of:=IF(ISNUMBER(SEARCH(&quot;M&quot;;[.$K122]));IF(ISBLANK([.$F$14]);&quot;&quot;;[.$F$14]);&quot;&quot;)">
            <text:p/>
          </table:table-cell>
          <table:table-cell table:formula="of:=IF(ISNUMBER(SEARCH(&quot;N&quot;;[.$K122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3:.$AD123])">
            <text:p/>
          </table:table-cell>
          <table:table-cell table:formula="of:=COM.MICROSOFT.CONCAT([.$AF123:.$AS123])">
            <text:p/>
          </table:table-cell>
          <table:table-cell table:formula="of:=COM.MICROSOFT.CONCAT([.$AU123:.$BH123])">
            <text:p/>
          </table:table-cell>
          <table:table-cell table:formula="of:=COUNTIF([.$K$1:.$K$1998];[.K123])" office:value-type="float" office:value="0" calcext:value-type="float">
            <text:p>0</text:p>
          </table:table-cell>
          <table:table-cell/>
          <table:table-cell table:formula="of:=IF(ISNUMBER(SEARCH(&quot;A&quot;;[.$K123]));IF(ISBLANK([.$D$2]);&quot;&quot;;[.$D$2]);&quot;&quot;)">
            <text:p/>
          </table:table-cell>
          <table:table-cell table:formula="of:=IF(ISNUMBER(SEARCH(&quot;B&quot;;[.$K123]));IF(ISBLANK([.$D$3]);&quot;&quot;;[.$D$3]);&quot;&quot;)">
            <text:p/>
          </table:table-cell>
          <table:table-cell table:formula="of:=IF(ISNUMBER(SEARCH(&quot;C&quot;;[.$K123]));IF(ISBLANK([.$D$4]);&quot;&quot;;[.$D$4]);&quot;&quot;)">
            <text:p/>
          </table:table-cell>
          <table:table-cell table:formula="of:=IF(ISNUMBER(SEARCH(&quot;D&quot;;[.$K123]));IF(ISBLANK([.$D$5]);&quot;&quot;;[.$D$5]);&quot;&quot;)">
            <text:p/>
          </table:table-cell>
          <table:table-cell table:formula="of:=IF(ISNUMBER(SEARCH(&quot;E&quot;;[.$K123]));IF(ISBLANK([.$D$6]);&quot;&quot;;[.$D$6]);&quot;&quot;)">
            <text:p/>
          </table:table-cell>
          <table:table-cell table:formula="of:=IF(ISNUMBER(SEARCH(&quot;F&quot;;[.$K123]));IF(ISBLANK([.$D$7]);&quot;&quot;;[.$D$7]);&quot;&quot;)">
            <text:p/>
          </table:table-cell>
          <table:table-cell table:formula="of:=IF(ISNUMBER(SEARCH(&quot;G&quot;;[.$K123]));IF(ISBLANK([.$D$8]);&quot;&quot;;[.$D$8]);&quot;&quot;)">
            <text:p/>
          </table:table-cell>
          <table:table-cell table:formula="of:=IF(ISNUMBER(SEARCH(&quot;H&quot;;[.$K123]));IF(ISBLANK([.$D$9]);&quot;&quot;;[.$D$9]);&quot;&quot;)">
            <text:p/>
          </table:table-cell>
          <table:table-cell table:formula="of:=IF(ISNUMBER(SEARCH(&quot;I&quot;;[.$K123]));IF(ISBLANK([.$D$10]);&quot;&quot;;[.$D$10]);&quot;&quot;)">
            <text:p/>
          </table:table-cell>
          <table:table-cell table:formula="of:=IF(ISNUMBER(SEARCH(&quot;J&quot;;[.$K123]));IF(ISBLANK([.$D$11]);&quot;&quot;;[.$D$11]);&quot;&quot;)">
            <text:p/>
          </table:table-cell>
          <table:table-cell table:formula="of:=IF(ISNUMBER(SEARCH(&quot;K&quot;;[.$K123]));IF(ISBLANK([.$D$12]);&quot;&quot;;[.$D$12]);&quot;&quot;)">
            <text:p/>
          </table:table-cell>
          <table:table-cell table:formula="of:=IF(ISNUMBER(SEARCH(&quot;L&quot;;[.$K123]));IF(ISBLANK([.$D$13]);&quot;&quot;;[.$D$13]);&quot;&quot;)">
            <text:p/>
          </table:table-cell>
          <table:table-cell table:formula="of:=IF(ISNUMBER(SEARCH(&quot;M&quot;;[.$K123]));IF(ISBLANK([.$D$14]);&quot;&quot;;[.$D$14]);&quot;&quot;)">
            <text:p/>
          </table:table-cell>
          <table:table-cell table:formula="of:=IF(ISNUMBER(SEARCH(&quot;N&quot;;[.$K123]));IF(ISBLANK([.$D$15]);&quot;&quot;;[.$D$15]);&quot;&quot;)">
            <text:p/>
          </table:table-cell>
          <table:table-cell/>
          <table:table-cell table:formula="of:=IF(ISNUMBER(SEARCH(&quot;A&quot;;[.$K123]));IF(ISBLANK([.$E$2]);&quot;&quot;;[.$E$2]);&quot;&quot;)">
            <text:p/>
          </table:table-cell>
          <table:table-cell table:formula="of:=IF(ISNUMBER(SEARCH(&quot;B&quot;;[.$K123]));IF(ISBLANK([.$E$3]);&quot;&quot;;[.$E$3]);&quot;&quot;)">
            <text:p/>
          </table:table-cell>
          <table:table-cell table:formula="of:=IF(ISNUMBER(SEARCH(&quot;C&quot;;[.$K123]));IF(ISBLANK([.$E$4]);&quot;&quot;;[.$E$4]);&quot;&quot;)">
            <text:p/>
          </table:table-cell>
          <table:table-cell table:formula="of:=IF(ISNUMBER(SEARCH(&quot;D&quot;;[.$K123]));IF(ISBLANK([.$E$5]);&quot;&quot;;[.$E$5]);&quot;&quot;)">
            <text:p/>
          </table:table-cell>
          <table:table-cell table:formula="of:=IF(ISNUMBER(SEARCH(&quot;E&quot;;[.$K123]));IF(ISBLANK([.$E$6]);&quot;&quot;;[.$E$6]);&quot;&quot;)">
            <text:p/>
          </table:table-cell>
          <table:table-cell table:formula="of:=IF(ISNUMBER(SEARCH(&quot;F&quot;;[.$K123]));IF(ISBLANK([.$E$7]);&quot;&quot;;[.$E$7]);&quot;&quot;)">
            <text:p/>
          </table:table-cell>
          <table:table-cell table:formula="of:=IF(ISNUMBER(SEARCH(&quot;G&quot;;[.$K123]));IF(ISBLANK([.$E$8]);&quot;&quot;;[.$E$8]);&quot;&quot;)">
            <text:p/>
          </table:table-cell>
          <table:table-cell table:formula="of:=IF(ISNUMBER(SEARCH(&quot;H&quot;;[.$K123]));IF(ISBLANK([.$E$9]);&quot;&quot;;[.$E$9]);&quot;&quot;)">
            <text:p/>
          </table:table-cell>
          <table:table-cell table:formula="of:=IF(ISNUMBER(SEARCH(&quot;I&quot;;[.$K123]));IF(ISBLANK([.$E$10]);&quot;&quot;;[.$E$10]);&quot;&quot;)">
            <text:p/>
          </table:table-cell>
          <table:table-cell table:formula="of:=IF(ISNUMBER(SEARCH(&quot;J&quot;;[.$K123]));IF(ISBLANK([.$E$11]);&quot;&quot;;[.$E$11]);&quot;&quot;)">
            <text:p/>
          </table:table-cell>
          <table:table-cell table:formula="of:=IF(ISNUMBER(SEARCH(&quot;K&quot;;[.$K123]));IF(ISBLANK([.$E$12]);&quot;&quot;;[.$E$12]);&quot;&quot;)">
            <text:p/>
          </table:table-cell>
          <table:table-cell table:formula="of:=IF(ISNUMBER(SEARCH(&quot;L&quot;;[.$K123]));IF(ISBLANK([.$E$13]);&quot;&quot;;[.$E$13]);&quot;&quot;)">
            <text:p/>
          </table:table-cell>
          <table:table-cell table:formula="of:=IF(ISNUMBER(SEARCH(&quot;M&quot;;[.$K123]));IF(ISBLANK([.$E$14]);&quot;&quot;;[.$E$14]);&quot;&quot;)">
            <text:p/>
          </table:table-cell>
          <table:table-cell table:formula="of:=IF(ISNUMBER(SEARCH(&quot;N&quot;;[.$K123]));IF(ISBLANK([.$E$15]);&quot;&quot;;[.$E$15]);&quot;&quot;)">
            <text:p/>
          </table:table-cell>
          <table:table-cell/>
          <table:table-cell table:formula="of:=IF(ISNUMBER(SEARCH(&quot;A&quot;;[.$K123]));IF(ISBLANK([.$F$2]);&quot;&quot;;[.$F$2]);&quot;&quot;)">
            <text:p/>
          </table:table-cell>
          <table:table-cell table:formula="of:=IF(ISNUMBER(SEARCH(&quot;B&quot;;[.$K123]));IF(ISBLANK([.$F$3]);&quot;&quot;;[.$F$3]);&quot;&quot;)">
            <text:p/>
          </table:table-cell>
          <table:table-cell table:formula="of:=IF(ISNUMBER(SEARCH(&quot;C&quot;;[.$K123]));IF(ISBLANK([.$F$4]);&quot;&quot;;[.$F$4]);&quot;&quot;)">
            <text:p/>
          </table:table-cell>
          <table:table-cell table:formula="of:=IF(ISNUMBER(SEARCH(&quot;D&quot;;[.$K123]));IF(ISBLANK([.$F$5]);&quot;&quot;;[.$F$5]);&quot;&quot;)">
            <text:p/>
          </table:table-cell>
          <table:table-cell table:formula="of:=IF(ISNUMBER(SEARCH(&quot;E&quot;;[.$K123]));IF(ISBLANK([.$F$6]);&quot;&quot;;[.$F$6]);&quot;&quot;)">
            <text:p/>
          </table:table-cell>
          <table:table-cell table:formula="of:=IF(ISNUMBER(SEARCH(&quot;F&quot;;[.$K123]));IF(ISBLANK([.$F$7]);&quot;&quot;;[.$F$7]);&quot;&quot;)">
            <text:p/>
          </table:table-cell>
          <table:table-cell table:formula="of:=IF(ISNUMBER(SEARCH(&quot;G&quot;;[.$K123]));IF(ISBLANK([.$F$8]);&quot;&quot;;[.$F$8]);&quot;&quot;)">
            <text:p/>
          </table:table-cell>
          <table:table-cell table:formula="of:=IF(ISNUMBER(SEARCH(&quot;H&quot;;[.$K123]));IF(ISBLANK([.$F$9]);&quot;&quot;;[.$F$9]);&quot;&quot;)">
            <text:p/>
          </table:table-cell>
          <table:table-cell table:formula="of:=IF(ISNUMBER(SEARCH(&quot;I&quot;;[.$K123]));IF(ISBLANK([.$F$10]);&quot;&quot;;[.$F$10]);&quot;&quot;)">
            <text:p/>
          </table:table-cell>
          <table:table-cell table:formula="of:=IF(ISNUMBER(SEARCH(&quot;J&quot;;[.$K123]));IF(ISBLANK([.$F$11]);&quot;&quot;;[.$F$11]);&quot;&quot;)">
            <text:p/>
          </table:table-cell>
          <table:table-cell table:formula="of:=IF(ISNUMBER(SEARCH(&quot;K&quot;;[.$K123]));IF(ISBLANK([.$F$12]);&quot;&quot;;[.$F$12]);&quot;&quot;)">
            <text:p/>
          </table:table-cell>
          <table:table-cell table:formula="of:=IF(ISNUMBER(SEARCH(&quot;L&quot;;[.$K123]));IF(ISBLANK([.$F$13]);&quot;&quot;;[.$F$13]);&quot;&quot;)">
            <text:p/>
          </table:table-cell>
          <table:table-cell table:formula="of:=IF(ISNUMBER(SEARCH(&quot;M&quot;;[.$K123]));IF(ISBLANK([.$F$14]);&quot;&quot;;[.$F$14]);&quot;&quot;)">
            <text:p/>
          </table:table-cell>
          <table:table-cell table:formula="of:=IF(ISNUMBER(SEARCH(&quot;N&quot;;[.$K12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4:.$AD124])">
            <text:p/>
          </table:table-cell>
          <table:table-cell table:formula="of:=COM.MICROSOFT.CONCAT([.$AF124:.$AS124])">
            <text:p/>
          </table:table-cell>
          <table:table-cell table:formula="of:=COM.MICROSOFT.CONCAT([.$AU124:.$BH124])">
            <text:p/>
          </table:table-cell>
          <table:table-cell table:formula="of:=COUNTIF([.$K$1:.$K$1998];[.K124])" office:value-type="float" office:value="0" calcext:value-type="float">
            <text:p>0</text:p>
          </table:table-cell>
          <table:table-cell/>
          <table:table-cell table:formula="of:=IF(ISNUMBER(SEARCH(&quot;A&quot;;[.$K124]));IF(ISBLANK([.$D$2]);&quot;&quot;;[.$D$2]);&quot;&quot;)">
            <text:p/>
          </table:table-cell>
          <table:table-cell table:formula="of:=IF(ISNUMBER(SEARCH(&quot;B&quot;;[.$K124]));IF(ISBLANK([.$D$3]);&quot;&quot;;[.$D$3]);&quot;&quot;)">
            <text:p/>
          </table:table-cell>
          <table:table-cell table:formula="of:=IF(ISNUMBER(SEARCH(&quot;C&quot;;[.$K124]));IF(ISBLANK([.$D$4]);&quot;&quot;;[.$D$4]);&quot;&quot;)">
            <text:p/>
          </table:table-cell>
          <table:table-cell table:formula="of:=IF(ISNUMBER(SEARCH(&quot;D&quot;;[.$K124]));IF(ISBLANK([.$D$5]);&quot;&quot;;[.$D$5]);&quot;&quot;)">
            <text:p/>
          </table:table-cell>
          <table:table-cell table:formula="of:=IF(ISNUMBER(SEARCH(&quot;E&quot;;[.$K124]));IF(ISBLANK([.$D$6]);&quot;&quot;;[.$D$6]);&quot;&quot;)">
            <text:p/>
          </table:table-cell>
          <table:table-cell table:formula="of:=IF(ISNUMBER(SEARCH(&quot;F&quot;;[.$K124]));IF(ISBLANK([.$D$7]);&quot;&quot;;[.$D$7]);&quot;&quot;)">
            <text:p/>
          </table:table-cell>
          <table:table-cell table:formula="of:=IF(ISNUMBER(SEARCH(&quot;G&quot;;[.$K124]));IF(ISBLANK([.$D$8]);&quot;&quot;;[.$D$8]);&quot;&quot;)">
            <text:p/>
          </table:table-cell>
          <table:table-cell table:formula="of:=IF(ISNUMBER(SEARCH(&quot;H&quot;;[.$K124]));IF(ISBLANK([.$D$9]);&quot;&quot;;[.$D$9]);&quot;&quot;)">
            <text:p/>
          </table:table-cell>
          <table:table-cell table:formula="of:=IF(ISNUMBER(SEARCH(&quot;I&quot;;[.$K124]));IF(ISBLANK([.$D$10]);&quot;&quot;;[.$D$10]);&quot;&quot;)">
            <text:p/>
          </table:table-cell>
          <table:table-cell table:formula="of:=IF(ISNUMBER(SEARCH(&quot;J&quot;;[.$K124]));IF(ISBLANK([.$D$11]);&quot;&quot;;[.$D$11]);&quot;&quot;)">
            <text:p/>
          </table:table-cell>
          <table:table-cell table:formula="of:=IF(ISNUMBER(SEARCH(&quot;K&quot;;[.$K124]));IF(ISBLANK([.$D$12]);&quot;&quot;;[.$D$12]);&quot;&quot;)">
            <text:p/>
          </table:table-cell>
          <table:table-cell table:formula="of:=IF(ISNUMBER(SEARCH(&quot;L&quot;;[.$K124]));IF(ISBLANK([.$D$13]);&quot;&quot;;[.$D$13]);&quot;&quot;)">
            <text:p/>
          </table:table-cell>
          <table:table-cell table:formula="of:=IF(ISNUMBER(SEARCH(&quot;M&quot;;[.$K124]));IF(ISBLANK([.$D$14]);&quot;&quot;;[.$D$14]);&quot;&quot;)">
            <text:p/>
          </table:table-cell>
          <table:table-cell table:formula="of:=IF(ISNUMBER(SEARCH(&quot;N&quot;;[.$K124]));IF(ISBLANK([.$D$15]);&quot;&quot;;[.$D$15]);&quot;&quot;)">
            <text:p/>
          </table:table-cell>
          <table:table-cell/>
          <table:table-cell table:formula="of:=IF(ISNUMBER(SEARCH(&quot;A&quot;;[.$K124]));IF(ISBLANK([.$E$2]);&quot;&quot;;[.$E$2]);&quot;&quot;)">
            <text:p/>
          </table:table-cell>
          <table:table-cell table:formula="of:=IF(ISNUMBER(SEARCH(&quot;B&quot;;[.$K124]));IF(ISBLANK([.$E$3]);&quot;&quot;;[.$E$3]);&quot;&quot;)">
            <text:p/>
          </table:table-cell>
          <table:table-cell table:formula="of:=IF(ISNUMBER(SEARCH(&quot;C&quot;;[.$K124]));IF(ISBLANK([.$E$4]);&quot;&quot;;[.$E$4]);&quot;&quot;)">
            <text:p/>
          </table:table-cell>
          <table:table-cell table:formula="of:=IF(ISNUMBER(SEARCH(&quot;D&quot;;[.$K124]));IF(ISBLANK([.$E$5]);&quot;&quot;;[.$E$5]);&quot;&quot;)">
            <text:p/>
          </table:table-cell>
          <table:table-cell table:formula="of:=IF(ISNUMBER(SEARCH(&quot;E&quot;;[.$K124]));IF(ISBLANK([.$E$6]);&quot;&quot;;[.$E$6]);&quot;&quot;)">
            <text:p/>
          </table:table-cell>
          <table:table-cell table:formula="of:=IF(ISNUMBER(SEARCH(&quot;F&quot;;[.$K124]));IF(ISBLANK([.$E$7]);&quot;&quot;;[.$E$7]);&quot;&quot;)">
            <text:p/>
          </table:table-cell>
          <table:table-cell table:formula="of:=IF(ISNUMBER(SEARCH(&quot;G&quot;;[.$K124]));IF(ISBLANK([.$E$8]);&quot;&quot;;[.$E$8]);&quot;&quot;)">
            <text:p/>
          </table:table-cell>
          <table:table-cell table:formula="of:=IF(ISNUMBER(SEARCH(&quot;H&quot;;[.$K124]));IF(ISBLANK([.$E$9]);&quot;&quot;;[.$E$9]);&quot;&quot;)">
            <text:p/>
          </table:table-cell>
          <table:table-cell table:formula="of:=IF(ISNUMBER(SEARCH(&quot;I&quot;;[.$K124]));IF(ISBLANK([.$E$10]);&quot;&quot;;[.$E$10]);&quot;&quot;)">
            <text:p/>
          </table:table-cell>
          <table:table-cell table:formula="of:=IF(ISNUMBER(SEARCH(&quot;J&quot;;[.$K124]));IF(ISBLANK([.$E$11]);&quot;&quot;;[.$E$11]);&quot;&quot;)">
            <text:p/>
          </table:table-cell>
          <table:table-cell table:formula="of:=IF(ISNUMBER(SEARCH(&quot;K&quot;;[.$K124]));IF(ISBLANK([.$E$12]);&quot;&quot;;[.$E$12]);&quot;&quot;)">
            <text:p/>
          </table:table-cell>
          <table:table-cell table:formula="of:=IF(ISNUMBER(SEARCH(&quot;L&quot;;[.$K124]));IF(ISBLANK([.$E$13]);&quot;&quot;;[.$E$13]);&quot;&quot;)">
            <text:p/>
          </table:table-cell>
          <table:table-cell table:formula="of:=IF(ISNUMBER(SEARCH(&quot;M&quot;;[.$K124]));IF(ISBLANK([.$E$14]);&quot;&quot;;[.$E$14]);&quot;&quot;)">
            <text:p/>
          </table:table-cell>
          <table:table-cell table:formula="of:=IF(ISNUMBER(SEARCH(&quot;N&quot;;[.$K124]));IF(ISBLANK([.$E$15]);&quot;&quot;;[.$E$15]);&quot;&quot;)">
            <text:p/>
          </table:table-cell>
          <table:table-cell/>
          <table:table-cell table:formula="of:=IF(ISNUMBER(SEARCH(&quot;A&quot;;[.$K124]));IF(ISBLANK([.$F$2]);&quot;&quot;;[.$F$2]);&quot;&quot;)">
            <text:p/>
          </table:table-cell>
          <table:table-cell table:formula="of:=IF(ISNUMBER(SEARCH(&quot;B&quot;;[.$K124]));IF(ISBLANK([.$F$3]);&quot;&quot;;[.$F$3]);&quot;&quot;)">
            <text:p/>
          </table:table-cell>
          <table:table-cell table:formula="of:=IF(ISNUMBER(SEARCH(&quot;C&quot;;[.$K124]));IF(ISBLANK([.$F$4]);&quot;&quot;;[.$F$4]);&quot;&quot;)">
            <text:p/>
          </table:table-cell>
          <table:table-cell table:formula="of:=IF(ISNUMBER(SEARCH(&quot;D&quot;;[.$K124]));IF(ISBLANK([.$F$5]);&quot;&quot;;[.$F$5]);&quot;&quot;)">
            <text:p/>
          </table:table-cell>
          <table:table-cell table:formula="of:=IF(ISNUMBER(SEARCH(&quot;E&quot;;[.$K124]));IF(ISBLANK([.$F$6]);&quot;&quot;;[.$F$6]);&quot;&quot;)">
            <text:p/>
          </table:table-cell>
          <table:table-cell table:formula="of:=IF(ISNUMBER(SEARCH(&quot;F&quot;;[.$K124]));IF(ISBLANK([.$F$7]);&quot;&quot;;[.$F$7]);&quot;&quot;)">
            <text:p/>
          </table:table-cell>
          <table:table-cell table:formula="of:=IF(ISNUMBER(SEARCH(&quot;G&quot;;[.$K124]));IF(ISBLANK([.$F$8]);&quot;&quot;;[.$F$8]);&quot;&quot;)">
            <text:p/>
          </table:table-cell>
          <table:table-cell table:formula="of:=IF(ISNUMBER(SEARCH(&quot;H&quot;;[.$K124]));IF(ISBLANK([.$F$9]);&quot;&quot;;[.$F$9]);&quot;&quot;)">
            <text:p/>
          </table:table-cell>
          <table:table-cell table:formula="of:=IF(ISNUMBER(SEARCH(&quot;I&quot;;[.$K124]));IF(ISBLANK([.$F$10]);&quot;&quot;;[.$F$10]);&quot;&quot;)">
            <text:p/>
          </table:table-cell>
          <table:table-cell table:formula="of:=IF(ISNUMBER(SEARCH(&quot;J&quot;;[.$K124]));IF(ISBLANK([.$F$11]);&quot;&quot;;[.$F$11]);&quot;&quot;)">
            <text:p/>
          </table:table-cell>
          <table:table-cell table:formula="of:=IF(ISNUMBER(SEARCH(&quot;K&quot;;[.$K124]));IF(ISBLANK([.$F$12]);&quot;&quot;;[.$F$12]);&quot;&quot;)">
            <text:p/>
          </table:table-cell>
          <table:table-cell table:formula="of:=IF(ISNUMBER(SEARCH(&quot;L&quot;;[.$K124]));IF(ISBLANK([.$F$13]);&quot;&quot;;[.$F$13]);&quot;&quot;)">
            <text:p/>
          </table:table-cell>
          <table:table-cell table:formula="of:=IF(ISNUMBER(SEARCH(&quot;M&quot;;[.$K124]));IF(ISBLANK([.$F$14]);&quot;&quot;;[.$F$14]);&quot;&quot;)">
            <text:p/>
          </table:table-cell>
          <table:table-cell table:formula="of:=IF(ISNUMBER(SEARCH(&quot;N&quot;;[.$K12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5:.$AD125])">
            <text:p/>
          </table:table-cell>
          <table:table-cell table:formula="of:=COM.MICROSOFT.CONCAT([.$AF125:.$AS125])">
            <text:p/>
          </table:table-cell>
          <table:table-cell table:formula="of:=COM.MICROSOFT.CONCAT([.$AU125:.$BH125])">
            <text:p/>
          </table:table-cell>
          <table:table-cell table:formula="of:=COUNTIF([.$K$1:.$K$1998];[.K125])" office:value-type="float" office:value="0" calcext:value-type="float">
            <text:p>0</text:p>
          </table:table-cell>
          <table:table-cell/>
          <table:table-cell table:formula="of:=IF(ISNUMBER(SEARCH(&quot;A&quot;;[.$K125]));IF(ISBLANK([.$D$2]);&quot;&quot;;[.$D$2]);&quot;&quot;)">
            <text:p/>
          </table:table-cell>
          <table:table-cell table:formula="of:=IF(ISNUMBER(SEARCH(&quot;B&quot;;[.$K125]));IF(ISBLANK([.$D$3]);&quot;&quot;;[.$D$3]);&quot;&quot;)">
            <text:p/>
          </table:table-cell>
          <table:table-cell table:formula="of:=IF(ISNUMBER(SEARCH(&quot;C&quot;;[.$K125]));IF(ISBLANK([.$D$4]);&quot;&quot;;[.$D$4]);&quot;&quot;)">
            <text:p/>
          </table:table-cell>
          <table:table-cell table:formula="of:=IF(ISNUMBER(SEARCH(&quot;D&quot;;[.$K125]));IF(ISBLANK([.$D$5]);&quot;&quot;;[.$D$5]);&quot;&quot;)">
            <text:p/>
          </table:table-cell>
          <table:table-cell table:formula="of:=IF(ISNUMBER(SEARCH(&quot;E&quot;;[.$K125]));IF(ISBLANK([.$D$6]);&quot;&quot;;[.$D$6]);&quot;&quot;)">
            <text:p/>
          </table:table-cell>
          <table:table-cell table:formula="of:=IF(ISNUMBER(SEARCH(&quot;F&quot;;[.$K125]));IF(ISBLANK([.$D$7]);&quot;&quot;;[.$D$7]);&quot;&quot;)">
            <text:p/>
          </table:table-cell>
          <table:table-cell table:formula="of:=IF(ISNUMBER(SEARCH(&quot;G&quot;;[.$K125]));IF(ISBLANK([.$D$8]);&quot;&quot;;[.$D$8]);&quot;&quot;)">
            <text:p/>
          </table:table-cell>
          <table:table-cell table:formula="of:=IF(ISNUMBER(SEARCH(&quot;H&quot;;[.$K125]));IF(ISBLANK([.$D$9]);&quot;&quot;;[.$D$9]);&quot;&quot;)">
            <text:p/>
          </table:table-cell>
          <table:table-cell table:formula="of:=IF(ISNUMBER(SEARCH(&quot;I&quot;;[.$K125]));IF(ISBLANK([.$D$10]);&quot;&quot;;[.$D$10]);&quot;&quot;)">
            <text:p/>
          </table:table-cell>
          <table:table-cell table:formula="of:=IF(ISNUMBER(SEARCH(&quot;J&quot;;[.$K125]));IF(ISBLANK([.$D$11]);&quot;&quot;;[.$D$11]);&quot;&quot;)">
            <text:p/>
          </table:table-cell>
          <table:table-cell table:formula="of:=IF(ISNUMBER(SEARCH(&quot;K&quot;;[.$K125]));IF(ISBLANK([.$D$12]);&quot;&quot;;[.$D$12]);&quot;&quot;)">
            <text:p/>
          </table:table-cell>
          <table:table-cell table:formula="of:=IF(ISNUMBER(SEARCH(&quot;L&quot;;[.$K125]));IF(ISBLANK([.$D$13]);&quot;&quot;;[.$D$13]);&quot;&quot;)">
            <text:p/>
          </table:table-cell>
          <table:table-cell table:formula="of:=IF(ISNUMBER(SEARCH(&quot;M&quot;;[.$K125]));IF(ISBLANK([.$D$14]);&quot;&quot;;[.$D$14]);&quot;&quot;)">
            <text:p/>
          </table:table-cell>
          <table:table-cell table:formula="of:=IF(ISNUMBER(SEARCH(&quot;N&quot;;[.$K125]));IF(ISBLANK([.$D$15]);&quot;&quot;;[.$D$15]);&quot;&quot;)">
            <text:p/>
          </table:table-cell>
          <table:table-cell/>
          <table:table-cell table:formula="of:=IF(ISNUMBER(SEARCH(&quot;A&quot;;[.$K125]));IF(ISBLANK([.$E$2]);&quot;&quot;;[.$E$2]);&quot;&quot;)">
            <text:p/>
          </table:table-cell>
          <table:table-cell table:formula="of:=IF(ISNUMBER(SEARCH(&quot;B&quot;;[.$K125]));IF(ISBLANK([.$E$3]);&quot;&quot;;[.$E$3]);&quot;&quot;)">
            <text:p/>
          </table:table-cell>
          <table:table-cell table:formula="of:=IF(ISNUMBER(SEARCH(&quot;C&quot;;[.$K125]));IF(ISBLANK([.$E$4]);&quot;&quot;;[.$E$4]);&quot;&quot;)">
            <text:p/>
          </table:table-cell>
          <table:table-cell table:formula="of:=IF(ISNUMBER(SEARCH(&quot;D&quot;;[.$K125]));IF(ISBLANK([.$E$5]);&quot;&quot;;[.$E$5]);&quot;&quot;)">
            <text:p/>
          </table:table-cell>
          <table:table-cell table:formula="of:=IF(ISNUMBER(SEARCH(&quot;E&quot;;[.$K125]));IF(ISBLANK([.$E$6]);&quot;&quot;;[.$E$6]);&quot;&quot;)">
            <text:p/>
          </table:table-cell>
          <table:table-cell table:formula="of:=IF(ISNUMBER(SEARCH(&quot;F&quot;;[.$K125]));IF(ISBLANK([.$E$7]);&quot;&quot;;[.$E$7]);&quot;&quot;)">
            <text:p/>
          </table:table-cell>
          <table:table-cell table:formula="of:=IF(ISNUMBER(SEARCH(&quot;G&quot;;[.$K125]));IF(ISBLANK([.$E$8]);&quot;&quot;;[.$E$8]);&quot;&quot;)">
            <text:p/>
          </table:table-cell>
          <table:table-cell table:formula="of:=IF(ISNUMBER(SEARCH(&quot;H&quot;;[.$K125]));IF(ISBLANK([.$E$9]);&quot;&quot;;[.$E$9]);&quot;&quot;)">
            <text:p/>
          </table:table-cell>
          <table:table-cell table:formula="of:=IF(ISNUMBER(SEARCH(&quot;I&quot;;[.$K125]));IF(ISBLANK([.$E$10]);&quot;&quot;;[.$E$10]);&quot;&quot;)">
            <text:p/>
          </table:table-cell>
          <table:table-cell table:formula="of:=IF(ISNUMBER(SEARCH(&quot;J&quot;;[.$K125]));IF(ISBLANK([.$E$11]);&quot;&quot;;[.$E$11]);&quot;&quot;)">
            <text:p/>
          </table:table-cell>
          <table:table-cell table:formula="of:=IF(ISNUMBER(SEARCH(&quot;K&quot;;[.$K125]));IF(ISBLANK([.$E$12]);&quot;&quot;;[.$E$12]);&quot;&quot;)">
            <text:p/>
          </table:table-cell>
          <table:table-cell table:formula="of:=IF(ISNUMBER(SEARCH(&quot;L&quot;;[.$K125]));IF(ISBLANK([.$E$13]);&quot;&quot;;[.$E$13]);&quot;&quot;)">
            <text:p/>
          </table:table-cell>
          <table:table-cell table:formula="of:=IF(ISNUMBER(SEARCH(&quot;M&quot;;[.$K125]));IF(ISBLANK([.$E$14]);&quot;&quot;;[.$E$14]);&quot;&quot;)">
            <text:p/>
          </table:table-cell>
          <table:table-cell table:formula="of:=IF(ISNUMBER(SEARCH(&quot;N&quot;;[.$K125]));IF(ISBLANK([.$E$15]);&quot;&quot;;[.$E$15]);&quot;&quot;)">
            <text:p/>
          </table:table-cell>
          <table:table-cell/>
          <table:table-cell table:formula="of:=IF(ISNUMBER(SEARCH(&quot;A&quot;;[.$K125]));IF(ISBLANK([.$F$2]);&quot;&quot;;[.$F$2]);&quot;&quot;)">
            <text:p/>
          </table:table-cell>
          <table:table-cell table:formula="of:=IF(ISNUMBER(SEARCH(&quot;B&quot;;[.$K125]));IF(ISBLANK([.$F$3]);&quot;&quot;;[.$F$3]);&quot;&quot;)">
            <text:p/>
          </table:table-cell>
          <table:table-cell table:formula="of:=IF(ISNUMBER(SEARCH(&quot;C&quot;;[.$K125]));IF(ISBLANK([.$F$4]);&quot;&quot;;[.$F$4]);&quot;&quot;)">
            <text:p/>
          </table:table-cell>
          <table:table-cell table:formula="of:=IF(ISNUMBER(SEARCH(&quot;D&quot;;[.$K125]));IF(ISBLANK([.$F$5]);&quot;&quot;;[.$F$5]);&quot;&quot;)">
            <text:p/>
          </table:table-cell>
          <table:table-cell table:formula="of:=IF(ISNUMBER(SEARCH(&quot;E&quot;;[.$K125]));IF(ISBLANK([.$F$6]);&quot;&quot;;[.$F$6]);&quot;&quot;)">
            <text:p/>
          </table:table-cell>
          <table:table-cell table:formula="of:=IF(ISNUMBER(SEARCH(&quot;F&quot;;[.$K125]));IF(ISBLANK([.$F$7]);&quot;&quot;;[.$F$7]);&quot;&quot;)">
            <text:p/>
          </table:table-cell>
          <table:table-cell table:formula="of:=IF(ISNUMBER(SEARCH(&quot;G&quot;;[.$K125]));IF(ISBLANK([.$F$8]);&quot;&quot;;[.$F$8]);&quot;&quot;)">
            <text:p/>
          </table:table-cell>
          <table:table-cell table:formula="of:=IF(ISNUMBER(SEARCH(&quot;H&quot;;[.$K125]));IF(ISBLANK([.$F$9]);&quot;&quot;;[.$F$9]);&quot;&quot;)">
            <text:p/>
          </table:table-cell>
          <table:table-cell table:formula="of:=IF(ISNUMBER(SEARCH(&quot;I&quot;;[.$K125]));IF(ISBLANK([.$F$10]);&quot;&quot;;[.$F$10]);&quot;&quot;)">
            <text:p/>
          </table:table-cell>
          <table:table-cell table:formula="of:=IF(ISNUMBER(SEARCH(&quot;J&quot;;[.$K125]));IF(ISBLANK([.$F$11]);&quot;&quot;;[.$F$11]);&quot;&quot;)">
            <text:p/>
          </table:table-cell>
          <table:table-cell table:formula="of:=IF(ISNUMBER(SEARCH(&quot;K&quot;;[.$K125]));IF(ISBLANK([.$F$12]);&quot;&quot;;[.$F$12]);&quot;&quot;)">
            <text:p/>
          </table:table-cell>
          <table:table-cell table:formula="of:=IF(ISNUMBER(SEARCH(&quot;L&quot;;[.$K125]));IF(ISBLANK([.$F$13]);&quot;&quot;;[.$F$13]);&quot;&quot;)">
            <text:p/>
          </table:table-cell>
          <table:table-cell table:formula="of:=IF(ISNUMBER(SEARCH(&quot;M&quot;;[.$K125]));IF(ISBLANK([.$F$14]);&quot;&quot;;[.$F$14]);&quot;&quot;)">
            <text:p/>
          </table:table-cell>
          <table:table-cell table:formula="of:=IF(ISNUMBER(SEARCH(&quot;N&quot;;[.$K12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6:.$AD126])">
            <text:p/>
          </table:table-cell>
          <table:table-cell table:formula="of:=COM.MICROSOFT.CONCAT([.$AF126:.$AS126])">
            <text:p/>
          </table:table-cell>
          <table:table-cell table:formula="of:=COM.MICROSOFT.CONCAT([.$AU126:.$BH126])">
            <text:p/>
          </table:table-cell>
          <table:table-cell table:formula="of:=COUNTIF([.$K$1:.$K$1998];[.K126])" office:value-type="float" office:value="0" calcext:value-type="float">
            <text:p>0</text:p>
          </table:table-cell>
          <table:table-cell/>
          <table:table-cell table:formula="of:=IF(ISNUMBER(SEARCH(&quot;A&quot;;[.$K126]));IF(ISBLANK([.$D$2]);&quot;&quot;;[.$D$2]);&quot;&quot;)">
            <text:p/>
          </table:table-cell>
          <table:table-cell table:formula="of:=IF(ISNUMBER(SEARCH(&quot;B&quot;;[.$K126]));IF(ISBLANK([.$D$3]);&quot;&quot;;[.$D$3]);&quot;&quot;)">
            <text:p/>
          </table:table-cell>
          <table:table-cell table:formula="of:=IF(ISNUMBER(SEARCH(&quot;C&quot;;[.$K126]));IF(ISBLANK([.$D$4]);&quot;&quot;;[.$D$4]);&quot;&quot;)">
            <text:p/>
          </table:table-cell>
          <table:table-cell table:formula="of:=IF(ISNUMBER(SEARCH(&quot;D&quot;;[.$K126]));IF(ISBLANK([.$D$5]);&quot;&quot;;[.$D$5]);&quot;&quot;)">
            <text:p/>
          </table:table-cell>
          <table:table-cell table:formula="of:=IF(ISNUMBER(SEARCH(&quot;E&quot;;[.$K126]));IF(ISBLANK([.$D$6]);&quot;&quot;;[.$D$6]);&quot;&quot;)">
            <text:p/>
          </table:table-cell>
          <table:table-cell table:formula="of:=IF(ISNUMBER(SEARCH(&quot;F&quot;;[.$K126]));IF(ISBLANK([.$D$7]);&quot;&quot;;[.$D$7]);&quot;&quot;)">
            <text:p/>
          </table:table-cell>
          <table:table-cell table:formula="of:=IF(ISNUMBER(SEARCH(&quot;G&quot;;[.$K126]));IF(ISBLANK([.$D$8]);&quot;&quot;;[.$D$8]);&quot;&quot;)">
            <text:p/>
          </table:table-cell>
          <table:table-cell table:formula="of:=IF(ISNUMBER(SEARCH(&quot;H&quot;;[.$K126]));IF(ISBLANK([.$D$9]);&quot;&quot;;[.$D$9]);&quot;&quot;)">
            <text:p/>
          </table:table-cell>
          <table:table-cell table:formula="of:=IF(ISNUMBER(SEARCH(&quot;I&quot;;[.$K126]));IF(ISBLANK([.$D$10]);&quot;&quot;;[.$D$10]);&quot;&quot;)">
            <text:p/>
          </table:table-cell>
          <table:table-cell table:formula="of:=IF(ISNUMBER(SEARCH(&quot;J&quot;;[.$K126]));IF(ISBLANK([.$D$11]);&quot;&quot;;[.$D$11]);&quot;&quot;)">
            <text:p/>
          </table:table-cell>
          <table:table-cell table:formula="of:=IF(ISNUMBER(SEARCH(&quot;K&quot;;[.$K126]));IF(ISBLANK([.$D$12]);&quot;&quot;;[.$D$12]);&quot;&quot;)">
            <text:p/>
          </table:table-cell>
          <table:table-cell table:formula="of:=IF(ISNUMBER(SEARCH(&quot;L&quot;;[.$K126]));IF(ISBLANK([.$D$13]);&quot;&quot;;[.$D$13]);&quot;&quot;)">
            <text:p/>
          </table:table-cell>
          <table:table-cell table:formula="of:=IF(ISNUMBER(SEARCH(&quot;M&quot;;[.$K126]));IF(ISBLANK([.$D$14]);&quot;&quot;;[.$D$14]);&quot;&quot;)">
            <text:p/>
          </table:table-cell>
          <table:table-cell table:formula="of:=IF(ISNUMBER(SEARCH(&quot;N&quot;;[.$K126]));IF(ISBLANK([.$D$15]);&quot;&quot;;[.$D$15]);&quot;&quot;)">
            <text:p/>
          </table:table-cell>
          <table:table-cell/>
          <table:table-cell table:formula="of:=IF(ISNUMBER(SEARCH(&quot;A&quot;;[.$K126]));IF(ISBLANK([.$E$2]);&quot;&quot;;[.$E$2]);&quot;&quot;)">
            <text:p/>
          </table:table-cell>
          <table:table-cell table:formula="of:=IF(ISNUMBER(SEARCH(&quot;B&quot;;[.$K126]));IF(ISBLANK([.$E$3]);&quot;&quot;;[.$E$3]);&quot;&quot;)">
            <text:p/>
          </table:table-cell>
          <table:table-cell table:formula="of:=IF(ISNUMBER(SEARCH(&quot;C&quot;;[.$K126]));IF(ISBLANK([.$E$4]);&quot;&quot;;[.$E$4]);&quot;&quot;)">
            <text:p/>
          </table:table-cell>
          <table:table-cell table:formula="of:=IF(ISNUMBER(SEARCH(&quot;D&quot;;[.$K126]));IF(ISBLANK([.$E$5]);&quot;&quot;;[.$E$5]);&quot;&quot;)">
            <text:p/>
          </table:table-cell>
          <table:table-cell table:formula="of:=IF(ISNUMBER(SEARCH(&quot;E&quot;;[.$K126]));IF(ISBLANK([.$E$6]);&quot;&quot;;[.$E$6]);&quot;&quot;)">
            <text:p/>
          </table:table-cell>
          <table:table-cell table:formula="of:=IF(ISNUMBER(SEARCH(&quot;F&quot;;[.$K126]));IF(ISBLANK([.$E$7]);&quot;&quot;;[.$E$7]);&quot;&quot;)">
            <text:p/>
          </table:table-cell>
          <table:table-cell table:formula="of:=IF(ISNUMBER(SEARCH(&quot;G&quot;;[.$K126]));IF(ISBLANK([.$E$8]);&quot;&quot;;[.$E$8]);&quot;&quot;)">
            <text:p/>
          </table:table-cell>
          <table:table-cell table:formula="of:=IF(ISNUMBER(SEARCH(&quot;H&quot;;[.$K126]));IF(ISBLANK([.$E$9]);&quot;&quot;;[.$E$9]);&quot;&quot;)">
            <text:p/>
          </table:table-cell>
          <table:table-cell table:formula="of:=IF(ISNUMBER(SEARCH(&quot;I&quot;;[.$K126]));IF(ISBLANK([.$E$10]);&quot;&quot;;[.$E$10]);&quot;&quot;)">
            <text:p/>
          </table:table-cell>
          <table:table-cell table:formula="of:=IF(ISNUMBER(SEARCH(&quot;J&quot;;[.$K126]));IF(ISBLANK([.$E$11]);&quot;&quot;;[.$E$11]);&quot;&quot;)">
            <text:p/>
          </table:table-cell>
          <table:table-cell table:formula="of:=IF(ISNUMBER(SEARCH(&quot;K&quot;;[.$K126]));IF(ISBLANK([.$E$12]);&quot;&quot;;[.$E$12]);&quot;&quot;)">
            <text:p/>
          </table:table-cell>
          <table:table-cell table:formula="of:=IF(ISNUMBER(SEARCH(&quot;L&quot;;[.$K126]));IF(ISBLANK([.$E$13]);&quot;&quot;;[.$E$13]);&quot;&quot;)">
            <text:p/>
          </table:table-cell>
          <table:table-cell table:formula="of:=IF(ISNUMBER(SEARCH(&quot;M&quot;;[.$K126]));IF(ISBLANK([.$E$14]);&quot;&quot;;[.$E$14]);&quot;&quot;)">
            <text:p/>
          </table:table-cell>
          <table:table-cell table:formula="of:=IF(ISNUMBER(SEARCH(&quot;N&quot;;[.$K126]));IF(ISBLANK([.$E$15]);&quot;&quot;;[.$E$15]);&quot;&quot;)">
            <text:p/>
          </table:table-cell>
          <table:table-cell/>
          <table:table-cell table:formula="of:=IF(ISNUMBER(SEARCH(&quot;A&quot;;[.$K126]));IF(ISBLANK([.$F$2]);&quot;&quot;;[.$F$2]);&quot;&quot;)">
            <text:p/>
          </table:table-cell>
          <table:table-cell table:formula="of:=IF(ISNUMBER(SEARCH(&quot;B&quot;;[.$K126]));IF(ISBLANK([.$F$3]);&quot;&quot;;[.$F$3]);&quot;&quot;)">
            <text:p/>
          </table:table-cell>
          <table:table-cell table:formula="of:=IF(ISNUMBER(SEARCH(&quot;C&quot;;[.$K126]));IF(ISBLANK([.$F$4]);&quot;&quot;;[.$F$4]);&quot;&quot;)">
            <text:p/>
          </table:table-cell>
          <table:table-cell table:formula="of:=IF(ISNUMBER(SEARCH(&quot;D&quot;;[.$K126]));IF(ISBLANK([.$F$5]);&quot;&quot;;[.$F$5]);&quot;&quot;)">
            <text:p/>
          </table:table-cell>
          <table:table-cell table:formula="of:=IF(ISNUMBER(SEARCH(&quot;E&quot;;[.$K126]));IF(ISBLANK([.$F$6]);&quot;&quot;;[.$F$6]);&quot;&quot;)">
            <text:p/>
          </table:table-cell>
          <table:table-cell table:formula="of:=IF(ISNUMBER(SEARCH(&quot;F&quot;;[.$K126]));IF(ISBLANK([.$F$7]);&quot;&quot;;[.$F$7]);&quot;&quot;)">
            <text:p/>
          </table:table-cell>
          <table:table-cell table:formula="of:=IF(ISNUMBER(SEARCH(&quot;G&quot;;[.$K126]));IF(ISBLANK([.$F$8]);&quot;&quot;;[.$F$8]);&quot;&quot;)">
            <text:p/>
          </table:table-cell>
          <table:table-cell table:formula="of:=IF(ISNUMBER(SEARCH(&quot;H&quot;;[.$K126]));IF(ISBLANK([.$F$9]);&quot;&quot;;[.$F$9]);&quot;&quot;)">
            <text:p/>
          </table:table-cell>
          <table:table-cell table:formula="of:=IF(ISNUMBER(SEARCH(&quot;I&quot;;[.$K126]));IF(ISBLANK([.$F$10]);&quot;&quot;;[.$F$10]);&quot;&quot;)">
            <text:p/>
          </table:table-cell>
          <table:table-cell table:formula="of:=IF(ISNUMBER(SEARCH(&quot;J&quot;;[.$K126]));IF(ISBLANK([.$F$11]);&quot;&quot;;[.$F$11]);&quot;&quot;)">
            <text:p/>
          </table:table-cell>
          <table:table-cell table:formula="of:=IF(ISNUMBER(SEARCH(&quot;K&quot;;[.$K126]));IF(ISBLANK([.$F$12]);&quot;&quot;;[.$F$12]);&quot;&quot;)">
            <text:p/>
          </table:table-cell>
          <table:table-cell table:formula="of:=IF(ISNUMBER(SEARCH(&quot;L&quot;;[.$K126]));IF(ISBLANK([.$F$13]);&quot;&quot;;[.$F$13]);&quot;&quot;)">
            <text:p/>
          </table:table-cell>
          <table:table-cell table:formula="of:=IF(ISNUMBER(SEARCH(&quot;M&quot;;[.$K126]));IF(ISBLANK([.$F$14]);&quot;&quot;;[.$F$14]);&quot;&quot;)">
            <text:p/>
          </table:table-cell>
          <table:table-cell table:formula="of:=IF(ISNUMBER(SEARCH(&quot;N&quot;;[.$K12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7:.$AD127])">
            <text:p/>
          </table:table-cell>
          <table:table-cell table:formula="of:=COM.MICROSOFT.CONCAT([.$AF127:.$AS127])">
            <text:p/>
          </table:table-cell>
          <table:table-cell table:formula="of:=COM.MICROSOFT.CONCAT([.$AU127:.$BH127])">
            <text:p/>
          </table:table-cell>
          <table:table-cell table:formula="of:=COUNTIF([.$K$1:.$K$1998];[.K127])" office:value-type="float" office:value="0" calcext:value-type="float">
            <text:p>0</text:p>
          </table:table-cell>
          <table:table-cell/>
          <table:table-cell table:formula="of:=IF(ISNUMBER(SEARCH(&quot;A&quot;;[.$K127]));IF(ISBLANK([.$D$2]);&quot;&quot;;[.$D$2]);&quot;&quot;)">
            <text:p/>
          </table:table-cell>
          <table:table-cell table:formula="of:=IF(ISNUMBER(SEARCH(&quot;B&quot;;[.$K127]));IF(ISBLANK([.$D$3]);&quot;&quot;;[.$D$3]);&quot;&quot;)">
            <text:p/>
          </table:table-cell>
          <table:table-cell table:formula="of:=IF(ISNUMBER(SEARCH(&quot;C&quot;;[.$K127]));IF(ISBLANK([.$D$4]);&quot;&quot;;[.$D$4]);&quot;&quot;)">
            <text:p/>
          </table:table-cell>
          <table:table-cell table:formula="of:=IF(ISNUMBER(SEARCH(&quot;D&quot;;[.$K127]));IF(ISBLANK([.$D$5]);&quot;&quot;;[.$D$5]);&quot;&quot;)">
            <text:p/>
          </table:table-cell>
          <table:table-cell table:formula="of:=IF(ISNUMBER(SEARCH(&quot;E&quot;;[.$K127]));IF(ISBLANK([.$D$6]);&quot;&quot;;[.$D$6]);&quot;&quot;)">
            <text:p/>
          </table:table-cell>
          <table:table-cell table:formula="of:=IF(ISNUMBER(SEARCH(&quot;F&quot;;[.$K127]));IF(ISBLANK([.$D$7]);&quot;&quot;;[.$D$7]);&quot;&quot;)">
            <text:p/>
          </table:table-cell>
          <table:table-cell table:formula="of:=IF(ISNUMBER(SEARCH(&quot;G&quot;;[.$K127]));IF(ISBLANK([.$D$8]);&quot;&quot;;[.$D$8]);&quot;&quot;)">
            <text:p/>
          </table:table-cell>
          <table:table-cell table:formula="of:=IF(ISNUMBER(SEARCH(&quot;H&quot;;[.$K127]));IF(ISBLANK([.$D$9]);&quot;&quot;;[.$D$9]);&quot;&quot;)">
            <text:p/>
          </table:table-cell>
          <table:table-cell table:formula="of:=IF(ISNUMBER(SEARCH(&quot;I&quot;;[.$K127]));IF(ISBLANK([.$D$10]);&quot;&quot;;[.$D$10]);&quot;&quot;)">
            <text:p/>
          </table:table-cell>
          <table:table-cell table:formula="of:=IF(ISNUMBER(SEARCH(&quot;J&quot;;[.$K127]));IF(ISBLANK([.$D$11]);&quot;&quot;;[.$D$11]);&quot;&quot;)">
            <text:p/>
          </table:table-cell>
          <table:table-cell table:formula="of:=IF(ISNUMBER(SEARCH(&quot;K&quot;;[.$K127]));IF(ISBLANK([.$D$12]);&quot;&quot;;[.$D$12]);&quot;&quot;)">
            <text:p/>
          </table:table-cell>
          <table:table-cell table:formula="of:=IF(ISNUMBER(SEARCH(&quot;L&quot;;[.$K127]));IF(ISBLANK([.$D$13]);&quot;&quot;;[.$D$13]);&quot;&quot;)">
            <text:p/>
          </table:table-cell>
          <table:table-cell table:formula="of:=IF(ISNUMBER(SEARCH(&quot;M&quot;;[.$K127]));IF(ISBLANK([.$D$14]);&quot;&quot;;[.$D$14]);&quot;&quot;)">
            <text:p/>
          </table:table-cell>
          <table:table-cell table:formula="of:=IF(ISNUMBER(SEARCH(&quot;N&quot;;[.$K127]));IF(ISBLANK([.$D$15]);&quot;&quot;;[.$D$15]);&quot;&quot;)">
            <text:p/>
          </table:table-cell>
          <table:table-cell/>
          <table:table-cell table:formula="of:=IF(ISNUMBER(SEARCH(&quot;A&quot;;[.$K127]));IF(ISBLANK([.$E$2]);&quot;&quot;;[.$E$2]);&quot;&quot;)">
            <text:p/>
          </table:table-cell>
          <table:table-cell table:formula="of:=IF(ISNUMBER(SEARCH(&quot;B&quot;;[.$K127]));IF(ISBLANK([.$E$3]);&quot;&quot;;[.$E$3]);&quot;&quot;)">
            <text:p/>
          </table:table-cell>
          <table:table-cell table:formula="of:=IF(ISNUMBER(SEARCH(&quot;C&quot;;[.$K127]));IF(ISBLANK([.$E$4]);&quot;&quot;;[.$E$4]);&quot;&quot;)">
            <text:p/>
          </table:table-cell>
          <table:table-cell table:formula="of:=IF(ISNUMBER(SEARCH(&quot;D&quot;;[.$K127]));IF(ISBLANK([.$E$5]);&quot;&quot;;[.$E$5]);&quot;&quot;)">
            <text:p/>
          </table:table-cell>
          <table:table-cell table:formula="of:=IF(ISNUMBER(SEARCH(&quot;E&quot;;[.$K127]));IF(ISBLANK([.$E$6]);&quot;&quot;;[.$E$6]);&quot;&quot;)">
            <text:p/>
          </table:table-cell>
          <table:table-cell table:formula="of:=IF(ISNUMBER(SEARCH(&quot;F&quot;;[.$K127]));IF(ISBLANK([.$E$7]);&quot;&quot;;[.$E$7]);&quot;&quot;)">
            <text:p/>
          </table:table-cell>
          <table:table-cell table:formula="of:=IF(ISNUMBER(SEARCH(&quot;G&quot;;[.$K127]));IF(ISBLANK([.$E$8]);&quot;&quot;;[.$E$8]);&quot;&quot;)">
            <text:p/>
          </table:table-cell>
          <table:table-cell table:formula="of:=IF(ISNUMBER(SEARCH(&quot;H&quot;;[.$K127]));IF(ISBLANK([.$E$9]);&quot;&quot;;[.$E$9]);&quot;&quot;)">
            <text:p/>
          </table:table-cell>
          <table:table-cell table:formula="of:=IF(ISNUMBER(SEARCH(&quot;I&quot;;[.$K127]));IF(ISBLANK([.$E$10]);&quot;&quot;;[.$E$10]);&quot;&quot;)">
            <text:p/>
          </table:table-cell>
          <table:table-cell table:formula="of:=IF(ISNUMBER(SEARCH(&quot;J&quot;;[.$K127]));IF(ISBLANK([.$E$11]);&quot;&quot;;[.$E$11]);&quot;&quot;)">
            <text:p/>
          </table:table-cell>
          <table:table-cell table:formula="of:=IF(ISNUMBER(SEARCH(&quot;K&quot;;[.$K127]));IF(ISBLANK([.$E$12]);&quot;&quot;;[.$E$12]);&quot;&quot;)">
            <text:p/>
          </table:table-cell>
          <table:table-cell table:formula="of:=IF(ISNUMBER(SEARCH(&quot;L&quot;;[.$K127]));IF(ISBLANK([.$E$13]);&quot;&quot;;[.$E$13]);&quot;&quot;)">
            <text:p/>
          </table:table-cell>
          <table:table-cell table:formula="of:=IF(ISNUMBER(SEARCH(&quot;M&quot;;[.$K127]));IF(ISBLANK([.$E$14]);&quot;&quot;;[.$E$14]);&quot;&quot;)">
            <text:p/>
          </table:table-cell>
          <table:table-cell table:formula="of:=IF(ISNUMBER(SEARCH(&quot;N&quot;;[.$K127]));IF(ISBLANK([.$E$15]);&quot;&quot;;[.$E$15]);&quot;&quot;)">
            <text:p/>
          </table:table-cell>
          <table:table-cell/>
          <table:table-cell table:formula="of:=IF(ISNUMBER(SEARCH(&quot;A&quot;;[.$K127]));IF(ISBLANK([.$F$2]);&quot;&quot;;[.$F$2]);&quot;&quot;)">
            <text:p/>
          </table:table-cell>
          <table:table-cell table:formula="of:=IF(ISNUMBER(SEARCH(&quot;B&quot;;[.$K127]));IF(ISBLANK([.$F$3]);&quot;&quot;;[.$F$3]);&quot;&quot;)">
            <text:p/>
          </table:table-cell>
          <table:table-cell table:formula="of:=IF(ISNUMBER(SEARCH(&quot;C&quot;;[.$K127]));IF(ISBLANK([.$F$4]);&quot;&quot;;[.$F$4]);&quot;&quot;)">
            <text:p/>
          </table:table-cell>
          <table:table-cell table:formula="of:=IF(ISNUMBER(SEARCH(&quot;D&quot;;[.$K127]));IF(ISBLANK([.$F$5]);&quot;&quot;;[.$F$5]);&quot;&quot;)">
            <text:p/>
          </table:table-cell>
          <table:table-cell table:formula="of:=IF(ISNUMBER(SEARCH(&quot;E&quot;;[.$K127]));IF(ISBLANK([.$F$6]);&quot;&quot;;[.$F$6]);&quot;&quot;)">
            <text:p/>
          </table:table-cell>
          <table:table-cell table:formula="of:=IF(ISNUMBER(SEARCH(&quot;F&quot;;[.$K127]));IF(ISBLANK([.$F$7]);&quot;&quot;;[.$F$7]);&quot;&quot;)">
            <text:p/>
          </table:table-cell>
          <table:table-cell table:formula="of:=IF(ISNUMBER(SEARCH(&quot;G&quot;;[.$K127]));IF(ISBLANK([.$F$8]);&quot;&quot;;[.$F$8]);&quot;&quot;)">
            <text:p/>
          </table:table-cell>
          <table:table-cell table:formula="of:=IF(ISNUMBER(SEARCH(&quot;H&quot;;[.$K127]));IF(ISBLANK([.$F$9]);&quot;&quot;;[.$F$9]);&quot;&quot;)">
            <text:p/>
          </table:table-cell>
          <table:table-cell table:formula="of:=IF(ISNUMBER(SEARCH(&quot;I&quot;;[.$K127]));IF(ISBLANK([.$F$10]);&quot;&quot;;[.$F$10]);&quot;&quot;)">
            <text:p/>
          </table:table-cell>
          <table:table-cell table:formula="of:=IF(ISNUMBER(SEARCH(&quot;J&quot;;[.$K127]));IF(ISBLANK([.$F$11]);&quot;&quot;;[.$F$11]);&quot;&quot;)">
            <text:p/>
          </table:table-cell>
          <table:table-cell table:formula="of:=IF(ISNUMBER(SEARCH(&quot;K&quot;;[.$K127]));IF(ISBLANK([.$F$12]);&quot;&quot;;[.$F$12]);&quot;&quot;)">
            <text:p/>
          </table:table-cell>
          <table:table-cell table:formula="of:=IF(ISNUMBER(SEARCH(&quot;L&quot;;[.$K127]));IF(ISBLANK([.$F$13]);&quot;&quot;;[.$F$13]);&quot;&quot;)">
            <text:p/>
          </table:table-cell>
          <table:table-cell table:formula="of:=IF(ISNUMBER(SEARCH(&quot;M&quot;;[.$K127]));IF(ISBLANK([.$F$14]);&quot;&quot;;[.$F$14]);&quot;&quot;)">
            <text:p/>
          </table:table-cell>
          <table:table-cell table:formula="of:=IF(ISNUMBER(SEARCH(&quot;N&quot;;[.$K12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8:.$AD128])">
            <text:p/>
          </table:table-cell>
          <table:table-cell table:formula="of:=COM.MICROSOFT.CONCAT([.$AF128:.$AS128])">
            <text:p/>
          </table:table-cell>
          <table:table-cell table:formula="of:=COM.MICROSOFT.CONCAT([.$AU128:.$BH128])">
            <text:p/>
          </table:table-cell>
          <table:table-cell table:formula="of:=COUNTIF([.$K$1:.$K$1998];[.K128])" office:value-type="float" office:value="0" calcext:value-type="float">
            <text:p>0</text:p>
          </table:table-cell>
          <table:table-cell/>
          <table:table-cell table:formula="of:=IF(ISNUMBER(SEARCH(&quot;A&quot;;[.$K128]));IF(ISBLANK([.$D$2]);&quot;&quot;;[.$D$2]);&quot;&quot;)">
            <text:p/>
          </table:table-cell>
          <table:table-cell table:formula="of:=IF(ISNUMBER(SEARCH(&quot;B&quot;;[.$K128]));IF(ISBLANK([.$D$3]);&quot;&quot;;[.$D$3]);&quot;&quot;)">
            <text:p/>
          </table:table-cell>
          <table:table-cell table:formula="of:=IF(ISNUMBER(SEARCH(&quot;C&quot;;[.$K128]));IF(ISBLANK([.$D$4]);&quot;&quot;;[.$D$4]);&quot;&quot;)">
            <text:p/>
          </table:table-cell>
          <table:table-cell table:formula="of:=IF(ISNUMBER(SEARCH(&quot;D&quot;;[.$K128]));IF(ISBLANK([.$D$5]);&quot;&quot;;[.$D$5]);&quot;&quot;)">
            <text:p/>
          </table:table-cell>
          <table:table-cell table:formula="of:=IF(ISNUMBER(SEARCH(&quot;E&quot;;[.$K128]));IF(ISBLANK([.$D$6]);&quot;&quot;;[.$D$6]);&quot;&quot;)">
            <text:p/>
          </table:table-cell>
          <table:table-cell table:formula="of:=IF(ISNUMBER(SEARCH(&quot;F&quot;;[.$K128]));IF(ISBLANK([.$D$7]);&quot;&quot;;[.$D$7]);&quot;&quot;)">
            <text:p/>
          </table:table-cell>
          <table:table-cell table:formula="of:=IF(ISNUMBER(SEARCH(&quot;G&quot;;[.$K128]));IF(ISBLANK([.$D$8]);&quot;&quot;;[.$D$8]);&quot;&quot;)">
            <text:p/>
          </table:table-cell>
          <table:table-cell table:formula="of:=IF(ISNUMBER(SEARCH(&quot;H&quot;;[.$K128]));IF(ISBLANK([.$D$9]);&quot;&quot;;[.$D$9]);&quot;&quot;)">
            <text:p/>
          </table:table-cell>
          <table:table-cell table:formula="of:=IF(ISNUMBER(SEARCH(&quot;I&quot;;[.$K128]));IF(ISBLANK([.$D$10]);&quot;&quot;;[.$D$10]);&quot;&quot;)">
            <text:p/>
          </table:table-cell>
          <table:table-cell table:formula="of:=IF(ISNUMBER(SEARCH(&quot;J&quot;;[.$K128]));IF(ISBLANK([.$D$11]);&quot;&quot;;[.$D$11]);&quot;&quot;)">
            <text:p/>
          </table:table-cell>
          <table:table-cell table:formula="of:=IF(ISNUMBER(SEARCH(&quot;K&quot;;[.$K128]));IF(ISBLANK([.$D$12]);&quot;&quot;;[.$D$12]);&quot;&quot;)">
            <text:p/>
          </table:table-cell>
          <table:table-cell table:formula="of:=IF(ISNUMBER(SEARCH(&quot;L&quot;;[.$K128]));IF(ISBLANK([.$D$13]);&quot;&quot;;[.$D$13]);&quot;&quot;)">
            <text:p/>
          </table:table-cell>
          <table:table-cell table:formula="of:=IF(ISNUMBER(SEARCH(&quot;M&quot;;[.$K128]));IF(ISBLANK([.$D$14]);&quot;&quot;;[.$D$14]);&quot;&quot;)">
            <text:p/>
          </table:table-cell>
          <table:table-cell table:formula="of:=IF(ISNUMBER(SEARCH(&quot;N&quot;;[.$K128]));IF(ISBLANK([.$D$15]);&quot;&quot;;[.$D$15]);&quot;&quot;)">
            <text:p/>
          </table:table-cell>
          <table:table-cell/>
          <table:table-cell table:formula="of:=IF(ISNUMBER(SEARCH(&quot;A&quot;;[.$K128]));IF(ISBLANK([.$E$2]);&quot;&quot;;[.$E$2]);&quot;&quot;)">
            <text:p/>
          </table:table-cell>
          <table:table-cell table:formula="of:=IF(ISNUMBER(SEARCH(&quot;B&quot;;[.$K128]));IF(ISBLANK([.$E$3]);&quot;&quot;;[.$E$3]);&quot;&quot;)">
            <text:p/>
          </table:table-cell>
          <table:table-cell table:formula="of:=IF(ISNUMBER(SEARCH(&quot;C&quot;;[.$K128]));IF(ISBLANK([.$E$4]);&quot;&quot;;[.$E$4]);&quot;&quot;)">
            <text:p/>
          </table:table-cell>
          <table:table-cell table:formula="of:=IF(ISNUMBER(SEARCH(&quot;D&quot;;[.$K128]));IF(ISBLANK([.$E$5]);&quot;&quot;;[.$E$5]);&quot;&quot;)">
            <text:p/>
          </table:table-cell>
          <table:table-cell table:formula="of:=IF(ISNUMBER(SEARCH(&quot;E&quot;;[.$K128]));IF(ISBLANK([.$E$6]);&quot;&quot;;[.$E$6]);&quot;&quot;)">
            <text:p/>
          </table:table-cell>
          <table:table-cell table:formula="of:=IF(ISNUMBER(SEARCH(&quot;F&quot;;[.$K128]));IF(ISBLANK([.$E$7]);&quot;&quot;;[.$E$7]);&quot;&quot;)">
            <text:p/>
          </table:table-cell>
          <table:table-cell table:formula="of:=IF(ISNUMBER(SEARCH(&quot;G&quot;;[.$K128]));IF(ISBLANK([.$E$8]);&quot;&quot;;[.$E$8]);&quot;&quot;)">
            <text:p/>
          </table:table-cell>
          <table:table-cell table:formula="of:=IF(ISNUMBER(SEARCH(&quot;H&quot;;[.$K128]));IF(ISBLANK([.$E$9]);&quot;&quot;;[.$E$9]);&quot;&quot;)">
            <text:p/>
          </table:table-cell>
          <table:table-cell table:formula="of:=IF(ISNUMBER(SEARCH(&quot;I&quot;;[.$K128]));IF(ISBLANK([.$E$10]);&quot;&quot;;[.$E$10]);&quot;&quot;)">
            <text:p/>
          </table:table-cell>
          <table:table-cell table:formula="of:=IF(ISNUMBER(SEARCH(&quot;J&quot;;[.$K128]));IF(ISBLANK([.$E$11]);&quot;&quot;;[.$E$11]);&quot;&quot;)">
            <text:p/>
          </table:table-cell>
          <table:table-cell table:formula="of:=IF(ISNUMBER(SEARCH(&quot;K&quot;;[.$K128]));IF(ISBLANK([.$E$12]);&quot;&quot;;[.$E$12]);&quot;&quot;)">
            <text:p/>
          </table:table-cell>
          <table:table-cell table:formula="of:=IF(ISNUMBER(SEARCH(&quot;L&quot;;[.$K128]));IF(ISBLANK([.$E$13]);&quot;&quot;;[.$E$13]);&quot;&quot;)">
            <text:p/>
          </table:table-cell>
          <table:table-cell table:formula="of:=IF(ISNUMBER(SEARCH(&quot;M&quot;;[.$K128]));IF(ISBLANK([.$E$14]);&quot;&quot;;[.$E$14]);&quot;&quot;)">
            <text:p/>
          </table:table-cell>
          <table:table-cell table:formula="of:=IF(ISNUMBER(SEARCH(&quot;N&quot;;[.$K128]));IF(ISBLANK([.$E$15]);&quot;&quot;;[.$E$15]);&quot;&quot;)">
            <text:p/>
          </table:table-cell>
          <table:table-cell/>
          <table:table-cell table:formula="of:=IF(ISNUMBER(SEARCH(&quot;A&quot;;[.$K128]));IF(ISBLANK([.$F$2]);&quot;&quot;;[.$F$2]);&quot;&quot;)">
            <text:p/>
          </table:table-cell>
          <table:table-cell table:formula="of:=IF(ISNUMBER(SEARCH(&quot;B&quot;;[.$K128]));IF(ISBLANK([.$F$3]);&quot;&quot;;[.$F$3]);&quot;&quot;)">
            <text:p/>
          </table:table-cell>
          <table:table-cell table:formula="of:=IF(ISNUMBER(SEARCH(&quot;C&quot;;[.$K128]));IF(ISBLANK([.$F$4]);&quot;&quot;;[.$F$4]);&quot;&quot;)">
            <text:p/>
          </table:table-cell>
          <table:table-cell table:formula="of:=IF(ISNUMBER(SEARCH(&quot;D&quot;;[.$K128]));IF(ISBLANK([.$F$5]);&quot;&quot;;[.$F$5]);&quot;&quot;)">
            <text:p/>
          </table:table-cell>
          <table:table-cell table:formula="of:=IF(ISNUMBER(SEARCH(&quot;E&quot;;[.$K128]));IF(ISBLANK([.$F$6]);&quot;&quot;;[.$F$6]);&quot;&quot;)">
            <text:p/>
          </table:table-cell>
          <table:table-cell table:formula="of:=IF(ISNUMBER(SEARCH(&quot;F&quot;;[.$K128]));IF(ISBLANK([.$F$7]);&quot;&quot;;[.$F$7]);&quot;&quot;)">
            <text:p/>
          </table:table-cell>
          <table:table-cell table:formula="of:=IF(ISNUMBER(SEARCH(&quot;G&quot;;[.$K128]));IF(ISBLANK([.$F$8]);&quot;&quot;;[.$F$8]);&quot;&quot;)">
            <text:p/>
          </table:table-cell>
          <table:table-cell table:formula="of:=IF(ISNUMBER(SEARCH(&quot;H&quot;;[.$K128]));IF(ISBLANK([.$F$9]);&quot;&quot;;[.$F$9]);&quot;&quot;)">
            <text:p/>
          </table:table-cell>
          <table:table-cell table:formula="of:=IF(ISNUMBER(SEARCH(&quot;I&quot;;[.$K128]));IF(ISBLANK([.$F$10]);&quot;&quot;;[.$F$10]);&quot;&quot;)">
            <text:p/>
          </table:table-cell>
          <table:table-cell table:formula="of:=IF(ISNUMBER(SEARCH(&quot;J&quot;;[.$K128]));IF(ISBLANK([.$F$11]);&quot;&quot;;[.$F$11]);&quot;&quot;)">
            <text:p/>
          </table:table-cell>
          <table:table-cell table:formula="of:=IF(ISNUMBER(SEARCH(&quot;K&quot;;[.$K128]));IF(ISBLANK([.$F$12]);&quot;&quot;;[.$F$12]);&quot;&quot;)">
            <text:p/>
          </table:table-cell>
          <table:table-cell table:formula="of:=IF(ISNUMBER(SEARCH(&quot;L&quot;;[.$K128]));IF(ISBLANK([.$F$13]);&quot;&quot;;[.$F$13]);&quot;&quot;)">
            <text:p/>
          </table:table-cell>
          <table:table-cell table:formula="of:=IF(ISNUMBER(SEARCH(&quot;M&quot;;[.$K128]));IF(ISBLANK([.$F$14]);&quot;&quot;;[.$F$14]);&quot;&quot;)">
            <text:p/>
          </table:table-cell>
          <table:table-cell table:formula="of:=IF(ISNUMBER(SEARCH(&quot;N&quot;;[.$K12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29:.$AD129])">
            <text:p/>
          </table:table-cell>
          <table:table-cell table:formula="of:=COM.MICROSOFT.CONCAT([.$AF129:.$AS129])">
            <text:p/>
          </table:table-cell>
          <table:table-cell table:formula="of:=COM.MICROSOFT.CONCAT([.$AU129:.$BH129])">
            <text:p/>
          </table:table-cell>
          <table:table-cell table:formula="of:=COUNTIF([.$K$1:.$K$1998];[.K129])" office:value-type="float" office:value="0" calcext:value-type="float">
            <text:p>0</text:p>
          </table:table-cell>
          <table:table-cell/>
          <table:table-cell table:formula="of:=IF(ISNUMBER(SEARCH(&quot;A&quot;;[.$K129]));IF(ISBLANK([.$D$2]);&quot;&quot;;[.$D$2]);&quot;&quot;)">
            <text:p/>
          </table:table-cell>
          <table:table-cell table:formula="of:=IF(ISNUMBER(SEARCH(&quot;B&quot;;[.$K129]));IF(ISBLANK([.$D$3]);&quot;&quot;;[.$D$3]);&quot;&quot;)">
            <text:p/>
          </table:table-cell>
          <table:table-cell table:formula="of:=IF(ISNUMBER(SEARCH(&quot;C&quot;;[.$K129]));IF(ISBLANK([.$D$4]);&quot;&quot;;[.$D$4]);&quot;&quot;)">
            <text:p/>
          </table:table-cell>
          <table:table-cell table:formula="of:=IF(ISNUMBER(SEARCH(&quot;D&quot;;[.$K129]));IF(ISBLANK([.$D$5]);&quot;&quot;;[.$D$5]);&quot;&quot;)">
            <text:p/>
          </table:table-cell>
          <table:table-cell table:formula="of:=IF(ISNUMBER(SEARCH(&quot;E&quot;;[.$K129]));IF(ISBLANK([.$D$6]);&quot;&quot;;[.$D$6]);&quot;&quot;)">
            <text:p/>
          </table:table-cell>
          <table:table-cell table:formula="of:=IF(ISNUMBER(SEARCH(&quot;F&quot;;[.$K129]));IF(ISBLANK([.$D$7]);&quot;&quot;;[.$D$7]);&quot;&quot;)">
            <text:p/>
          </table:table-cell>
          <table:table-cell table:formula="of:=IF(ISNUMBER(SEARCH(&quot;G&quot;;[.$K129]));IF(ISBLANK([.$D$8]);&quot;&quot;;[.$D$8]);&quot;&quot;)">
            <text:p/>
          </table:table-cell>
          <table:table-cell table:formula="of:=IF(ISNUMBER(SEARCH(&quot;H&quot;;[.$K129]));IF(ISBLANK([.$D$9]);&quot;&quot;;[.$D$9]);&quot;&quot;)">
            <text:p/>
          </table:table-cell>
          <table:table-cell table:formula="of:=IF(ISNUMBER(SEARCH(&quot;I&quot;;[.$K129]));IF(ISBLANK([.$D$10]);&quot;&quot;;[.$D$10]);&quot;&quot;)">
            <text:p/>
          </table:table-cell>
          <table:table-cell table:formula="of:=IF(ISNUMBER(SEARCH(&quot;J&quot;;[.$K129]));IF(ISBLANK([.$D$11]);&quot;&quot;;[.$D$11]);&quot;&quot;)">
            <text:p/>
          </table:table-cell>
          <table:table-cell table:formula="of:=IF(ISNUMBER(SEARCH(&quot;K&quot;;[.$K129]));IF(ISBLANK([.$D$12]);&quot;&quot;;[.$D$12]);&quot;&quot;)">
            <text:p/>
          </table:table-cell>
          <table:table-cell table:formula="of:=IF(ISNUMBER(SEARCH(&quot;L&quot;;[.$K129]));IF(ISBLANK([.$D$13]);&quot;&quot;;[.$D$13]);&quot;&quot;)">
            <text:p/>
          </table:table-cell>
          <table:table-cell table:formula="of:=IF(ISNUMBER(SEARCH(&quot;M&quot;;[.$K129]));IF(ISBLANK([.$D$14]);&quot;&quot;;[.$D$14]);&quot;&quot;)">
            <text:p/>
          </table:table-cell>
          <table:table-cell table:formula="of:=IF(ISNUMBER(SEARCH(&quot;N&quot;;[.$K129]));IF(ISBLANK([.$D$15]);&quot;&quot;;[.$D$15]);&quot;&quot;)">
            <text:p/>
          </table:table-cell>
          <table:table-cell/>
          <table:table-cell table:formula="of:=IF(ISNUMBER(SEARCH(&quot;A&quot;;[.$K129]));IF(ISBLANK([.$E$2]);&quot;&quot;;[.$E$2]);&quot;&quot;)">
            <text:p/>
          </table:table-cell>
          <table:table-cell table:formula="of:=IF(ISNUMBER(SEARCH(&quot;B&quot;;[.$K129]));IF(ISBLANK([.$E$3]);&quot;&quot;;[.$E$3]);&quot;&quot;)">
            <text:p/>
          </table:table-cell>
          <table:table-cell table:formula="of:=IF(ISNUMBER(SEARCH(&quot;C&quot;;[.$K129]));IF(ISBLANK([.$E$4]);&quot;&quot;;[.$E$4]);&quot;&quot;)">
            <text:p/>
          </table:table-cell>
          <table:table-cell table:formula="of:=IF(ISNUMBER(SEARCH(&quot;D&quot;;[.$K129]));IF(ISBLANK([.$E$5]);&quot;&quot;;[.$E$5]);&quot;&quot;)">
            <text:p/>
          </table:table-cell>
          <table:table-cell table:formula="of:=IF(ISNUMBER(SEARCH(&quot;E&quot;;[.$K129]));IF(ISBLANK([.$E$6]);&quot;&quot;;[.$E$6]);&quot;&quot;)">
            <text:p/>
          </table:table-cell>
          <table:table-cell table:formula="of:=IF(ISNUMBER(SEARCH(&quot;F&quot;;[.$K129]));IF(ISBLANK([.$E$7]);&quot;&quot;;[.$E$7]);&quot;&quot;)">
            <text:p/>
          </table:table-cell>
          <table:table-cell table:formula="of:=IF(ISNUMBER(SEARCH(&quot;G&quot;;[.$K129]));IF(ISBLANK([.$E$8]);&quot;&quot;;[.$E$8]);&quot;&quot;)">
            <text:p/>
          </table:table-cell>
          <table:table-cell table:formula="of:=IF(ISNUMBER(SEARCH(&quot;H&quot;;[.$K129]));IF(ISBLANK([.$E$9]);&quot;&quot;;[.$E$9]);&quot;&quot;)">
            <text:p/>
          </table:table-cell>
          <table:table-cell table:formula="of:=IF(ISNUMBER(SEARCH(&quot;I&quot;;[.$K129]));IF(ISBLANK([.$E$10]);&quot;&quot;;[.$E$10]);&quot;&quot;)">
            <text:p/>
          </table:table-cell>
          <table:table-cell table:formula="of:=IF(ISNUMBER(SEARCH(&quot;J&quot;;[.$K129]));IF(ISBLANK([.$E$11]);&quot;&quot;;[.$E$11]);&quot;&quot;)">
            <text:p/>
          </table:table-cell>
          <table:table-cell table:formula="of:=IF(ISNUMBER(SEARCH(&quot;K&quot;;[.$K129]));IF(ISBLANK([.$E$12]);&quot;&quot;;[.$E$12]);&quot;&quot;)">
            <text:p/>
          </table:table-cell>
          <table:table-cell table:formula="of:=IF(ISNUMBER(SEARCH(&quot;L&quot;;[.$K129]));IF(ISBLANK([.$E$13]);&quot;&quot;;[.$E$13]);&quot;&quot;)">
            <text:p/>
          </table:table-cell>
          <table:table-cell table:formula="of:=IF(ISNUMBER(SEARCH(&quot;M&quot;;[.$K129]));IF(ISBLANK([.$E$14]);&quot;&quot;;[.$E$14]);&quot;&quot;)">
            <text:p/>
          </table:table-cell>
          <table:table-cell table:formula="of:=IF(ISNUMBER(SEARCH(&quot;N&quot;;[.$K129]));IF(ISBLANK([.$E$15]);&quot;&quot;;[.$E$15]);&quot;&quot;)">
            <text:p/>
          </table:table-cell>
          <table:table-cell/>
          <table:table-cell table:formula="of:=IF(ISNUMBER(SEARCH(&quot;A&quot;;[.$K129]));IF(ISBLANK([.$F$2]);&quot;&quot;;[.$F$2]);&quot;&quot;)">
            <text:p/>
          </table:table-cell>
          <table:table-cell table:formula="of:=IF(ISNUMBER(SEARCH(&quot;B&quot;;[.$K129]));IF(ISBLANK([.$F$3]);&quot;&quot;;[.$F$3]);&quot;&quot;)">
            <text:p/>
          </table:table-cell>
          <table:table-cell table:formula="of:=IF(ISNUMBER(SEARCH(&quot;C&quot;;[.$K129]));IF(ISBLANK([.$F$4]);&quot;&quot;;[.$F$4]);&quot;&quot;)">
            <text:p/>
          </table:table-cell>
          <table:table-cell table:formula="of:=IF(ISNUMBER(SEARCH(&quot;D&quot;;[.$K129]));IF(ISBLANK([.$F$5]);&quot;&quot;;[.$F$5]);&quot;&quot;)">
            <text:p/>
          </table:table-cell>
          <table:table-cell table:formula="of:=IF(ISNUMBER(SEARCH(&quot;E&quot;;[.$K129]));IF(ISBLANK([.$F$6]);&quot;&quot;;[.$F$6]);&quot;&quot;)">
            <text:p/>
          </table:table-cell>
          <table:table-cell table:formula="of:=IF(ISNUMBER(SEARCH(&quot;F&quot;;[.$K129]));IF(ISBLANK([.$F$7]);&quot;&quot;;[.$F$7]);&quot;&quot;)">
            <text:p/>
          </table:table-cell>
          <table:table-cell table:formula="of:=IF(ISNUMBER(SEARCH(&quot;G&quot;;[.$K129]));IF(ISBLANK([.$F$8]);&quot;&quot;;[.$F$8]);&quot;&quot;)">
            <text:p/>
          </table:table-cell>
          <table:table-cell table:formula="of:=IF(ISNUMBER(SEARCH(&quot;H&quot;;[.$K129]));IF(ISBLANK([.$F$9]);&quot;&quot;;[.$F$9]);&quot;&quot;)">
            <text:p/>
          </table:table-cell>
          <table:table-cell table:formula="of:=IF(ISNUMBER(SEARCH(&quot;I&quot;;[.$K129]));IF(ISBLANK([.$F$10]);&quot;&quot;;[.$F$10]);&quot;&quot;)">
            <text:p/>
          </table:table-cell>
          <table:table-cell table:formula="of:=IF(ISNUMBER(SEARCH(&quot;J&quot;;[.$K129]));IF(ISBLANK([.$F$11]);&quot;&quot;;[.$F$11]);&quot;&quot;)">
            <text:p/>
          </table:table-cell>
          <table:table-cell table:formula="of:=IF(ISNUMBER(SEARCH(&quot;K&quot;;[.$K129]));IF(ISBLANK([.$F$12]);&quot;&quot;;[.$F$12]);&quot;&quot;)">
            <text:p/>
          </table:table-cell>
          <table:table-cell table:formula="of:=IF(ISNUMBER(SEARCH(&quot;L&quot;;[.$K129]));IF(ISBLANK([.$F$13]);&quot;&quot;;[.$F$13]);&quot;&quot;)">
            <text:p/>
          </table:table-cell>
          <table:table-cell table:formula="of:=IF(ISNUMBER(SEARCH(&quot;M&quot;;[.$K129]));IF(ISBLANK([.$F$14]);&quot;&quot;;[.$F$14]);&quot;&quot;)">
            <text:p/>
          </table:table-cell>
          <table:table-cell table:formula="of:=IF(ISNUMBER(SEARCH(&quot;N&quot;;[.$K129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0:.$AD130])">
            <text:p/>
          </table:table-cell>
          <table:table-cell table:formula="of:=COM.MICROSOFT.CONCAT([.$AF130:.$AS130])">
            <text:p/>
          </table:table-cell>
          <table:table-cell table:formula="of:=COM.MICROSOFT.CONCAT([.$AU130:.$BH130])">
            <text:p/>
          </table:table-cell>
          <table:table-cell table:formula="of:=COUNTIF([.$K$1:.$K$1998];[.K130])" office:value-type="float" office:value="0" calcext:value-type="float">
            <text:p>0</text:p>
          </table:table-cell>
          <table:table-cell/>
          <table:table-cell table:formula="of:=IF(ISNUMBER(SEARCH(&quot;A&quot;;[.$K130]));IF(ISBLANK([.$D$2]);&quot;&quot;;[.$D$2]);&quot;&quot;)">
            <text:p/>
          </table:table-cell>
          <table:table-cell table:formula="of:=IF(ISNUMBER(SEARCH(&quot;B&quot;;[.$K130]));IF(ISBLANK([.$D$3]);&quot;&quot;;[.$D$3]);&quot;&quot;)">
            <text:p/>
          </table:table-cell>
          <table:table-cell table:formula="of:=IF(ISNUMBER(SEARCH(&quot;C&quot;;[.$K130]));IF(ISBLANK([.$D$4]);&quot;&quot;;[.$D$4]);&quot;&quot;)">
            <text:p/>
          </table:table-cell>
          <table:table-cell table:formula="of:=IF(ISNUMBER(SEARCH(&quot;D&quot;;[.$K130]));IF(ISBLANK([.$D$5]);&quot;&quot;;[.$D$5]);&quot;&quot;)">
            <text:p/>
          </table:table-cell>
          <table:table-cell table:formula="of:=IF(ISNUMBER(SEARCH(&quot;E&quot;;[.$K130]));IF(ISBLANK([.$D$6]);&quot;&quot;;[.$D$6]);&quot;&quot;)">
            <text:p/>
          </table:table-cell>
          <table:table-cell table:formula="of:=IF(ISNUMBER(SEARCH(&quot;F&quot;;[.$K130]));IF(ISBLANK([.$D$7]);&quot;&quot;;[.$D$7]);&quot;&quot;)">
            <text:p/>
          </table:table-cell>
          <table:table-cell table:formula="of:=IF(ISNUMBER(SEARCH(&quot;G&quot;;[.$K130]));IF(ISBLANK([.$D$8]);&quot;&quot;;[.$D$8]);&quot;&quot;)">
            <text:p/>
          </table:table-cell>
          <table:table-cell table:formula="of:=IF(ISNUMBER(SEARCH(&quot;H&quot;;[.$K130]));IF(ISBLANK([.$D$9]);&quot;&quot;;[.$D$9]);&quot;&quot;)">
            <text:p/>
          </table:table-cell>
          <table:table-cell table:formula="of:=IF(ISNUMBER(SEARCH(&quot;I&quot;;[.$K130]));IF(ISBLANK([.$D$10]);&quot;&quot;;[.$D$10]);&quot;&quot;)">
            <text:p/>
          </table:table-cell>
          <table:table-cell table:formula="of:=IF(ISNUMBER(SEARCH(&quot;J&quot;;[.$K130]));IF(ISBLANK([.$D$11]);&quot;&quot;;[.$D$11]);&quot;&quot;)">
            <text:p/>
          </table:table-cell>
          <table:table-cell table:formula="of:=IF(ISNUMBER(SEARCH(&quot;K&quot;;[.$K130]));IF(ISBLANK([.$D$12]);&quot;&quot;;[.$D$12]);&quot;&quot;)">
            <text:p/>
          </table:table-cell>
          <table:table-cell table:formula="of:=IF(ISNUMBER(SEARCH(&quot;L&quot;;[.$K130]));IF(ISBLANK([.$D$13]);&quot;&quot;;[.$D$13]);&quot;&quot;)">
            <text:p/>
          </table:table-cell>
          <table:table-cell table:formula="of:=IF(ISNUMBER(SEARCH(&quot;M&quot;;[.$K130]));IF(ISBLANK([.$D$14]);&quot;&quot;;[.$D$14]);&quot;&quot;)">
            <text:p/>
          </table:table-cell>
          <table:table-cell table:formula="of:=IF(ISNUMBER(SEARCH(&quot;N&quot;;[.$K130]));IF(ISBLANK([.$D$15]);&quot;&quot;;[.$D$15]);&quot;&quot;)">
            <text:p/>
          </table:table-cell>
          <table:table-cell/>
          <table:table-cell table:formula="of:=IF(ISNUMBER(SEARCH(&quot;A&quot;;[.$K130]));IF(ISBLANK([.$E$2]);&quot;&quot;;[.$E$2]);&quot;&quot;)">
            <text:p/>
          </table:table-cell>
          <table:table-cell table:formula="of:=IF(ISNUMBER(SEARCH(&quot;B&quot;;[.$K130]));IF(ISBLANK([.$E$3]);&quot;&quot;;[.$E$3]);&quot;&quot;)">
            <text:p/>
          </table:table-cell>
          <table:table-cell table:formula="of:=IF(ISNUMBER(SEARCH(&quot;C&quot;;[.$K130]));IF(ISBLANK([.$E$4]);&quot;&quot;;[.$E$4]);&quot;&quot;)">
            <text:p/>
          </table:table-cell>
          <table:table-cell table:formula="of:=IF(ISNUMBER(SEARCH(&quot;D&quot;;[.$K130]));IF(ISBLANK([.$E$5]);&quot;&quot;;[.$E$5]);&quot;&quot;)">
            <text:p/>
          </table:table-cell>
          <table:table-cell table:formula="of:=IF(ISNUMBER(SEARCH(&quot;E&quot;;[.$K130]));IF(ISBLANK([.$E$6]);&quot;&quot;;[.$E$6]);&quot;&quot;)">
            <text:p/>
          </table:table-cell>
          <table:table-cell table:formula="of:=IF(ISNUMBER(SEARCH(&quot;F&quot;;[.$K130]));IF(ISBLANK([.$E$7]);&quot;&quot;;[.$E$7]);&quot;&quot;)">
            <text:p/>
          </table:table-cell>
          <table:table-cell table:formula="of:=IF(ISNUMBER(SEARCH(&quot;G&quot;;[.$K130]));IF(ISBLANK([.$E$8]);&quot;&quot;;[.$E$8]);&quot;&quot;)">
            <text:p/>
          </table:table-cell>
          <table:table-cell table:formula="of:=IF(ISNUMBER(SEARCH(&quot;H&quot;;[.$K130]));IF(ISBLANK([.$E$9]);&quot;&quot;;[.$E$9]);&quot;&quot;)">
            <text:p/>
          </table:table-cell>
          <table:table-cell table:formula="of:=IF(ISNUMBER(SEARCH(&quot;I&quot;;[.$K130]));IF(ISBLANK([.$E$10]);&quot;&quot;;[.$E$10]);&quot;&quot;)">
            <text:p/>
          </table:table-cell>
          <table:table-cell table:formula="of:=IF(ISNUMBER(SEARCH(&quot;J&quot;;[.$K130]));IF(ISBLANK([.$E$11]);&quot;&quot;;[.$E$11]);&quot;&quot;)">
            <text:p/>
          </table:table-cell>
          <table:table-cell table:formula="of:=IF(ISNUMBER(SEARCH(&quot;K&quot;;[.$K130]));IF(ISBLANK([.$E$12]);&quot;&quot;;[.$E$12]);&quot;&quot;)">
            <text:p/>
          </table:table-cell>
          <table:table-cell table:formula="of:=IF(ISNUMBER(SEARCH(&quot;L&quot;;[.$K130]));IF(ISBLANK([.$E$13]);&quot;&quot;;[.$E$13]);&quot;&quot;)">
            <text:p/>
          </table:table-cell>
          <table:table-cell table:formula="of:=IF(ISNUMBER(SEARCH(&quot;M&quot;;[.$K130]));IF(ISBLANK([.$E$14]);&quot;&quot;;[.$E$14]);&quot;&quot;)">
            <text:p/>
          </table:table-cell>
          <table:table-cell table:formula="of:=IF(ISNUMBER(SEARCH(&quot;N&quot;;[.$K130]));IF(ISBLANK([.$E$15]);&quot;&quot;;[.$E$15]);&quot;&quot;)">
            <text:p/>
          </table:table-cell>
          <table:table-cell/>
          <table:table-cell table:formula="of:=IF(ISNUMBER(SEARCH(&quot;A&quot;;[.$K130]));IF(ISBLANK([.$F$2]);&quot;&quot;;[.$F$2]);&quot;&quot;)">
            <text:p/>
          </table:table-cell>
          <table:table-cell table:formula="of:=IF(ISNUMBER(SEARCH(&quot;B&quot;;[.$K130]));IF(ISBLANK([.$F$3]);&quot;&quot;;[.$F$3]);&quot;&quot;)">
            <text:p/>
          </table:table-cell>
          <table:table-cell table:formula="of:=IF(ISNUMBER(SEARCH(&quot;C&quot;;[.$K130]));IF(ISBLANK([.$F$4]);&quot;&quot;;[.$F$4]);&quot;&quot;)">
            <text:p/>
          </table:table-cell>
          <table:table-cell table:formula="of:=IF(ISNUMBER(SEARCH(&quot;D&quot;;[.$K130]));IF(ISBLANK([.$F$5]);&quot;&quot;;[.$F$5]);&quot;&quot;)">
            <text:p/>
          </table:table-cell>
          <table:table-cell table:formula="of:=IF(ISNUMBER(SEARCH(&quot;E&quot;;[.$K130]));IF(ISBLANK([.$F$6]);&quot;&quot;;[.$F$6]);&quot;&quot;)">
            <text:p/>
          </table:table-cell>
          <table:table-cell table:formula="of:=IF(ISNUMBER(SEARCH(&quot;F&quot;;[.$K130]));IF(ISBLANK([.$F$7]);&quot;&quot;;[.$F$7]);&quot;&quot;)">
            <text:p/>
          </table:table-cell>
          <table:table-cell table:formula="of:=IF(ISNUMBER(SEARCH(&quot;G&quot;;[.$K130]));IF(ISBLANK([.$F$8]);&quot;&quot;;[.$F$8]);&quot;&quot;)">
            <text:p/>
          </table:table-cell>
          <table:table-cell table:formula="of:=IF(ISNUMBER(SEARCH(&quot;H&quot;;[.$K130]));IF(ISBLANK([.$F$9]);&quot;&quot;;[.$F$9]);&quot;&quot;)">
            <text:p/>
          </table:table-cell>
          <table:table-cell table:formula="of:=IF(ISNUMBER(SEARCH(&quot;I&quot;;[.$K130]));IF(ISBLANK([.$F$10]);&quot;&quot;;[.$F$10]);&quot;&quot;)">
            <text:p/>
          </table:table-cell>
          <table:table-cell table:formula="of:=IF(ISNUMBER(SEARCH(&quot;J&quot;;[.$K130]));IF(ISBLANK([.$F$11]);&quot;&quot;;[.$F$11]);&quot;&quot;)">
            <text:p/>
          </table:table-cell>
          <table:table-cell table:formula="of:=IF(ISNUMBER(SEARCH(&quot;K&quot;;[.$K130]));IF(ISBLANK([.$F$12]);&quot;&quot;;[.$F$12]);&quot;&quot;)">
            <text:p/>
          </table:table-cell>
          <table:table-cell table:formula="of:=IF(ISNUMBER(SEARCH(&quot;L&quot;;[.$K130]));IF(ISBLANK([.$F$13]);&quot;&quot;;[.$F$13]);&quot;&quot;)">
            <text:p/>
          </table:table-cell>
          <table:table-cell table:formula="of:=IF(ISNUMBER(SEARCH(&quot;M&quot;;[.$K130]));IF(ISBLANK([.$F$14]);&quot;&quot;;[.$F$14]);&quot;&quot;)">
            <text:p/>
          </table:table-cell>
          <table:table-cell table:formula="of:=IF(ISNUMBER(SEARCH(&quot;N&quot;;[.$K130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1:.$AD131])">
            <text:p/>
          </table:table-cell>
          <table:table-cell table:formula="of:=COM.MICROSOFT.CONCAT([.$AF131:.$AS131])">
            <text:p/>
          </table:table-cell>
          <table:table-cell table:formula="of:=COM.MICROSOFT.CONCAT([.$AU131:.$BH131])">
            <text:p/>
          </table:table-cell>
          <table:table-cell table:formula="of:=COUNTIF([.$K$1:.$K$1998];[.K131])" office:value-type="float" office:value="0" calcext:value-type="float">
            <text:p>0</text:p>
          </table:table-cell>
          <table:table-cell/>
          <table:table-cell table:formula="of:=IF(ISNUMBER(SEARCH(&quot;A&quot;;[.$K131]));IF(ISBLANK([.$D$2]);&quot;&quot;;[.$D$2]);&quot;&quot;)">
            <text:p/>
          </table:table-cell>
          <table:table-cell table:formula="of:=IF(ISNUMBER(SEARCH(&quot;B&quot;;[.$K131]));IF(ISBLANK([.$D$3]);&quot;&quot;;[.$D$3]);&quot;&quot;)">
            <text:p/>
          </table:table-cell>
          <table:table-cell table:formula="of:=IF(ISNUMBER(SEARCH(&quot;C&quot;;[.$K131]));IF(ISBLANK([.$D$4]);&quot;&quot;;[.$D$4]);&quot;&quot;)">
            <text:p/>
          </table:table-cell>
          <table:table-cell table:formula="of:=IF(ISNUMBER(SEARCH(&quot;D&quot;;[.$K131]));IF(ISBLANK([.$D$5]);&quot;&quot;;[.$D$5]);&quot;&quot;)">
            <text:p/>
          </table:table-cell>
          <table:table-cell table:formula="of:=IF(ISNUMBER(SEARCH(&quot;E&quot;;[.$K131]));IF(ISBLANK([.$D$6]);&quot;&quot;;[.$D$6]);&quot;&quot;)">
            <text:p/>
          </table:table-cell>
          <table:table-cell table:formula="of:=IF(ISNUMBER(SEARCH(&quot;F&quot;;[.$K131]));IF(ISBLANK([.$D$7]);&quot;&quot;;[.$D$7]);&quot;&quot;)">
            <text:p/>
          </table:table-cell>
          <table:table-cell table:formula="of:=IF(ISNUMBER(SEARCH(&quot;G&quot;;[.$K131]));IF(ISBLANK([.$D$8]);&quot;&quot;;[.$D$8]);&quot;&quot;)">
            <text:p/>
          </table:table-cell>
          <table:table-cell table:formula="of:=IF(ISNUMBER(SEARCH(&quot;H&quot;;[.$K131]));IF(ISBLANK([.$D$9]);&quot;&quot;;[.$D$9]);&quot;&quot;)">
            <text:p/>
          </table:table-cell>
          <table:table-cell table:formula="of:=IF(ISNUMBER(SEARCH(&quot;I&quot;;[.$K131]));IF(ISBLANK([.$D$10]);&quot;&quot;;[.$D$10]);&quot;&quot;)">
            <text:p/>
          </table:table-cell>
          <table:table-cell table:formula="of:=IF(ISNUMBER(SEARCH(&quot;J&quot;;[.$K131]));IF(ISBLANK([.$D$11]);&quot;&quot;;[.$D$11]);&quot;&quot;)">
            <text:p/>
          </table:table-cell>
          <table:table-cell table:formula="of:=IF(ISNUMBER(SEARCH(&quot;K&quot;;[.$K131]));IF(ISBLANK([.$D$12]);&quot;&quot;;[.$D$12]);&quot;&quot;)">
            <text:p/>
          </table:table-cell>
          <table:table-cell table:formula="of:=IF(ISNUMBER(SEARCH(&quot;L&quot;;[.$K131]));IF(ISBLANK([.$D$13]);&quot;&quot;;[.$D$13]);&quot;&quot;)">
            <text:p/>
          </table:table-cell>
          <table:table-cell table:formula="of:=IF(ISNUMBER(SEARCH(&quot;M&quot;;[.$K131]));IF(ISBLANK([.$D$14]);&quot;&quot;;[.$D$14]);&quot;&quot;)">
            <text:p/>
          </table:table-cell>
          <table:table-cell table:formula="of:=IF(ISNUMBER(SEARCH(&quot;N&quot;;[.$K131]));IF(ISBLANK([.$D$15]);&quot;&quot;;[.$D$15]);&quot;&quot;)">
            <text:p/>
          </table:table-cell>
          <table:table-cell/>
          <table:table-cell table:formula="of:=IF(ISNUMBER(SEARCH(&quot;A&quot;;[.$K131]));IF(ISBLANK([.$E$2]);&quot;&quot;;[.$E$2]);&quot;&quot;)">
            <text:p/>
          </table:table-cell>
          <table:table-cell table:formula="of:=IF(ISNUMBER(SEARCH(&quot;B&quot;;[.$K131]));IF(ISBLANK([.$E$3]);&quot;&quot;;[.$E$3]);&quot;&quot;)">
            <text:p/>
          </table:table-cell>
          <table:table-cell table:formula="of:=IF(ISNUMBER(SEARCH(&quot;C&quot;;[.$K131]));IF(ISBLANK([.$E$4]);&quot;&quot;;[.$E$4]);&quot;&quot;)">
            <text:p/>
          </table:table-cell>
          <table:table-cell table:formula="of:=IF(ISNUMBER(SEARCH(&quot;D&quot;;[.$K131]));IF(ISBLANK([.$E$5]);&quot;&quot;;[.$E$5]);&quot;&quot;)">
            <text:p/>
          </table:table-cell>
          <table:table-cell table:formula="of:=IF(ISNUMBER(SEARCH(&quot;E&quot;;[.$K131]));IF(ISBLANK([.$E$6]);&quot;&quot;;[.$E$6]);&quot;&quot;)">
            <text:p/>
          </table:table-cell>
          <table:table-cell table:formula="of:=IF(ISNUMBER(SEARCH(&quot;F&quot;;[.$K131]));IF(ISBLANK([.$E$7]);&quot;&quot;;[.$E$7]);&quot;&quot;)">
            <text:p/>
          </table:table-cell>
          <table:table-cell table:formula="of:=IF(ISNUMBER(SEARCH(&quot;G&quot;;[.$K131]));IF(ISBLANK([.$E$8]);&quot;&quot;;[.$E$8]);&quot;&quot;)">
            <text:p/>
          </table:table-cell>
          <table:table-cell table:formula="of:=IF(ISNUMBER(SEARCH(&quot;H&quot;;[.$K131]));IF(ISBLANK([.$E$9]);&quot;&quot;;[.$E$9]);&quot;&quot;)">
            <text:p/>
          </table:table-cell>
          <table:table-cell table:formula="of:=IF(ISNUMBER(SEARCH(&quot;I&quot;;[.$K131]));IF(ISBLANK([.$E$10]);&quot;&quot;;[.$E$10]);&quot;&quot;)">
            <text:p/>
          </table:table-cell>
          <table:table-cell table:formula="of:=IF(ISNUMBER(SEARCH(&quot;J&quot;;[.$K131]));IF(ISBLANK([.$E$11]);&quot;&quot;;[.$E$11]);&quot;&quot;)">
            <text:p/>
          </table:table-cell>
          <table:table-cell table:formula="of:=IF(ISNUMBER(SEARCH(&quot;K&quot;;[.$K131]));IF(ISBLANK([.$E$12]);&quot;&quot;;[.$E$12]);&quot;&quot;)">
            <text:p/>
          </table:table-cell>
          <table:table-cell table:formula="of:=IF(ISNUMBER(SEARCH(&quot;L&quot;;[.$K131]));IF(ISBLANK([.$E$13]);&quot;&quot;;[.$E$13]);&quot;&quot;)">
            <text:p/>
          </table:table-cell>
          <table:table-cell table:formula="of:=IF(ISNUMBER(SEARCH(&quot;M&quot;;[.$K131]));IF(ISBLANK([.$E$14]);&quot;&quot;;[.$E$14]);&quot;&quot;)">
            <text:p/>
          </table:table-cell>
          <table:table-cell table:formula="of:=IF(ISNUMBER(SEARCH(&quot;N&quot;;[.$K131]));IF(ISBLANK([.$E$15]);&quot;&quot;;[.$E$15]);&quot;&quot;)">
            <text:p/>
          </table:table-cell>
          <table:table-cell/>
          <table:table-cell table:formula="of:=IF(ISNUMBER(SEARCH(&quot;A&quot;;[.$K131]));IF(ISBLANK([.$F$2]);&quot;&quot;;[.$F$2]);&quot;&quot;)">
            <text:p/>
          </table:table-cell>
          <table:table-cell table:formula="of:=IF(ISNUMBER(SEARCH(&quot;B&quot;;[.$K131]));IF(ISBLANK([.$F$3]);&quot;&quot;;[.$F$3]);&quot;&quot;)">
            <text:p/>
          </table:table-cell>
          <table:table-cell table:formula="of:=IF(ISNUMBER(SEARCH(&quot;C&quot;;[.$K131]));IF(ISBLANK([.$F$4]);&quot;&quot;;[.$F$4]);&quot;&quot;)">
            <text:p/>
          </table:table-cell>
          <table:table-cell table:formula="of:=IF(ISNUMBER(SEARCH(&quot;D&quot;;[.$K131]));IF(ISBLANK([.$F$5]);&quot;&quot;;[.$F$5]);&quot;&quot;)">
            <text:p/>
          </table:table-cell>
          <table:table-cell table:formula="of:=IF(ISNUMBER(SEARCH(&quot;E&quot;;[.$K131]));IF(ISBLANK([.$F$6]);&quot;&quot;;[.$F$6]);&quot;&quot;)">
            <text:p/>
          </table:table-cell>
          <table:table-cell table:formula="of:=IF(ISNUMBER(SEARCH(&quot;F&quot;;[.$K131]));IF(ISBLANK([.$F$7]);&quot;&quot;;[.$F$7]);&quot;&quot;)">
            <text:p/>
          </table:table-cell>
          <table:table-cell table:formula="of:=IF(ISNUMBER(SEARCH(&quot;G&quot;;[.$K131]));IF(ISBLANK([.$F$8]);&quot;&quot;;[.$F$8]);&quot;&quot;)">
            <text:p/>
          </table:table-cell>
          <table:table-cell table:formula="of:=IF(ISNUMBER(SEARCH(&quot;H&quot;;[.$K131]));IF(ISBLANK([.$F$9]);&quot;&quot;;[.$F$9]);&quot;&quot;)">
            <text:p/>
          </table:table-cell>
          <table:table-cell table:formula="of:=IF(ISNUMBER(SEARCH(&quot;I&quot;;[.$K131]));IF(ISBLANK([.$F$10]);&quot;&quot;;[.$F$10]);&quot;&quot;)">
            <text:p/>
          </table:table-cell>
          <table:table-cell table:formula="of:=IF(ISNUMBER(SEARCH(&quot;J&quot;;[.$K131]));IF(ISBLANK([.$F$11]);&quot;&quot;;[.$F$11]);&quot;&quot;)">
            <text:p/>
          </table:table-cell>
          <table:table-cell table:formula="of:=IF(ISNUMBER(SEARCH(&quot;K&quot;;[.$K131]));IF(ISBLANK([.$F$12]);&quot;&quot;;[.$F$12]);&quot;&quot;)">
            <text:p/>
          </table:table-cell>
          <table:table-cell table:formula="of:=IF(ISNUMBER(SEARCH(&quot;L&quot;;[.$K131]));IF(ISBLANK([.$F$13]);&quot;&quot;;[.$F$13]);&quot;&quot;)">
            <text:p/>
          </table:table-cell>
          <table:table-cell table:formula="of:=IF(ISNUMBER(SEARCH(&quot;M&quot;;[.$K131]));IF(ISBLANK([.$F$14]);&quot;&quot;;[.$F$14]);&quot;&quot;)">
            <text:p/>
          </table:table-cell>
          <table:table-cell table:formula="of:=IF(ISNUMBER(SEARCH(&quot;N&quot;;[.$K131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2:.$AD132])">
            <text:p/>
          </table:table-cell>
          <table:table-cell table:formula="of:=COM.MICROSOFT.CONCAT([.$AF132:.$AS132])">
            <text:p/>
          </table:table-cell>
          <table:table-cell table:formula="of:=COM.MICROSOFT.CONCAT([.$AU132:.$BH132])">
            <text:p/>
          </table:table-cell>
          <table:table-cell table:formula="of:=COUNTIF([.$K$1:.$K$1998];[.K132])" office:value-type="float" office:value="0" calcext:value-type="float">
            <text:p>0</text:p>
          </table:table-cell>
          <table:table-cell/>
          <table:table-cell table:formula="of:=IF(ISNUMBER(SEARCH(&quot;A&quot;;[.$K132]));IF(ISBLANK([.$D$2]);&quot;&quot;;[.$D$2]);&quot;&quot;)">
            <text:p/>
          </table:table-cell>
          <table:table-cell table:formula="of:=IF(ISNUMBER(SEARCH(&quot;B&quot;;[.$K132]));IF(ISBLANK([.$D$3]);&quot;&quot;;[.$D$3]);&quot;&quot;)">
            <text:p/>
          </table:table-cell>
          <table:table-cell table:formula="of:=IF(ISNUMBER(SEARCH(&quot;C&quot;;[.$K132]));IF(ISBLANK([.$D$4]);&quot;&quot;;[.$D$4]);&quot;&quot;)">
            <text:p/>
          </table:table-cell>
          <table:table-cell table:formula="of:=IF(ISNUMBER(SEARCH(&quot;D&quot;;[.$K132]));IF(ISBLANK([.$D$5]);&quot;&quot;;[.$D$5]);&quot;&quot;)">
            <text:p/>
          </table:table-cell>
          <table:table-cell table:formula="of:=IF(ISNUMBER(SEARCH(&quot;E&quot;;[.$K132]));IF(ISBLANK([.$D$6]);&quot;&quot;;[.$D$6]);&quot;&quot;)">
            <text:p/>
          </table:table-cell>
          <table:table-cell table:formula="of:=IF(ISNUMBER(SEARCH(&quot;F&quot;;[.$K132]));IF(ISBLANK([.$D$7]);&quot;&quot;;[.$D$7]);&quot;&quot;)">
            <text:p/>
          </table:table-cell>
          <table:table-cell table:formula="of:=IF(ISNUMBER(SEARCH(&quot;G&quot;;[.$K132]));IF(ISBLANK([.$D$8]);&quot;&quot;;[.$D$8]);&quot;&quot;)">
            <text:p/>
          </table:table-cell>
          <table:table-cell table:formula="of:=IF(ISNUMBER(SEARCH(&quot;H&quot;;[.$K132]));IF(ISBLANK([.$D$9]);&quot;&quot;;[.$D$9]);&quot;&quot;)">
            <text:p/>
          </table:table-cell>
          <table:table-cell table:formula="of:=IF(ISNUMBER(SEARCH(&quot;I&quot;;[.$K132]));IF(ISBLANK([.$D$10]);&quot;&quot;;[.$D$10]);&quot;&quot;)">
            <text:p/>
          </table:table-cell>
          <table:table-cell table:formula="of:=IF(ISNUMBER(SEARCH(&quot;J&quot;;[.$K132]));IF(ISBLANK([.$D$11]);&quot;&quot;;[.$D$11]);&quot;&quot;)">
            <text:p/>
          </table:table-cell>
          <table:table-cell table:formula="of:=IF(ISNUMBER(SEARCH(&quot;K&quot;;[.$K132]));IF(ISBLANK([.$D$12]);&quot;&quot;;[.$D$12]);&quot;&quot;)">
            <text:p/>
          </table:table-cell>
          <table:table-cell table:formula="of:=IF(ISNUMBER(SEARCH(&quot;L&quot;;[.$K132]));IF(ISBLANK([.$D$13]);&quot;&quot;;[.$D$13]);&quot;&quot;)">
            <text:p/>
          </table:table-cell>
          <table:table-cell table:formula="of:=IF(ISNUMBER(SEARCH(&quot;M&quot;;[.$K132]));IF(ISBLANK([.$D$14]);&quot;&quot;;[.$D$14]);&quot;&quot;)">
            <text:p/>
          </table:table-cell>
          <table:table-cell table:formula="of:=IF(ISNUMBER(SEARCH(&quot;N&quot;;[.$K132]));IF(ISBLANK([.$D$15]);&quot;&quot;;[.$D$15]);&quot;&quot;)">
            <text:p/>
          </table:table-cell>
          <table:table-cell/>
          <table:table-cell table:formula="of:=IF(ISNUMBER(SEARCH(&quot;A&quot;;[.$K132]));IF(ISBLANK([.$E$2]);&quot;&quot;;[.$E$2]);&quot;&quot;)">
            <text:p/>
          </table:table-cell>
          <table:table-cell table:formula="of:=IF(ISNUMBER(SEARCH(&quot;B&quot;;[.$K132]));IF(ISBLANK([.$E$3]);&quot;&quot;;[.$E$3]);&quot;&quot;)">
            <text:p/>
          </table:table-cell>
          <table:table-cell table:formula="of:=IF(ISNUMBER(SEARCH(&quot;C&quot;;[.$K132]));IF(ISBLANK([.$E$4]);&quot;&quot;;[.$E$4]);&quot;&quot;)">
            <text:p/>
          </table:table-cell>
          <table:table-cell table:formula="of:=IF(ISNUMBER(SEARCH(&quot;D&quot;;[.$K132]));IF(ISBLANK([.$E$5]);&quot;&quot;;[.$E$5]);&quot;&quot;)">
            <text:p/>
          </table:table-cell>
          <table:table-cell table:formula="of:=IF(ISNUMBER(SEARCH(&quot;E&quot;;[.$K132]));IF(ISBLANK([.$E$6]);&quot;&quot;;[.$E$6]);&quot;&quot;)">
            <text:p/>
          </table:table-cell>
          <table:table-cell table:formula="of:=IF(ISNUMBER(SEARCH(&quot;F&quot;;[.$K132]));IF(ISBLANK([.$E$7]);&quot;&quot;;[.$E$7]);&quot;&quot;)">
            <text:p/>
          </table:table-cell>
          <table:table-cell table:formula="of:=IF(ISNUMBER(SEARCH(&quot;G&quot;;[.$K132]));IF(ISBLANK([.$E$8]);&quot;&quot;;[.$E$8]);&quot;&quot;)">
            <text:p/>
          </table:table-cell>
          <table:table-cell table:formula="of:=IF(ISNUMBER(SEARCH(&quot;H&quot;;[.$K132]));IF(ISBLANK([.$E$9]);&quot;&quot;;[.$E$9]);&quot;&quot;)">
            <text:p/>
          </table:table-cell>
          <table:table-cell table:formula="of:=IF(ISNUMBER(SEARCH(&quot;I&quot;;[.$K132]));IF(ISBLANK([.$E$10]);&quot;&quot;;[.$E$10]);&quot;&quot;)">
            <text:p/>
          </table:table-cell>
          <table:table-cell table:formula="of:=IF(ISNUMBER(SEARCH(&quot;J&quot;;[.$K132]));IF(ISBLANK([.$E$11]);&quot;&quot;;[.$E$11]);&quot;&quot;)">
            <text:p/>
          </table:table-cell>
          <table:table-cell table:formula="of:=IF(ISNUMBER(SEARCH(&quot;K&quot;;[.$K132]));IF(ISBLANK([.$E$12]);&quot;&quot;;[.$E$12]);&quot;&quot;)">
            <text:p/>
          </table:table-cell>
          <table:table-cell table:formula="of:=IF(ISNUMBER(SEARCH(&quot;L&quot;;[.$K132]));IF(ISBLANK([.$E$13]);&quot;&quot;;[.$E$13]);&quot;&quot;)">
            <text:p/>
          </table:table-cell>
          <table:table-cell table:formula="of:=IF(ISNUMBER(SEARCH(&quot;M&quot;;[.$K132]));IF(ISBLANK([.$E$14]);&quot;&quot;;[.$E$14]);&quot;&quot;)">
            <text:p/>
          </table:table-cell>
          <table:table-cell table:formula="of:=IF(ISNUMBER(SEARCH(&quot;N&quot;;[.$K132]));IF(ISBLANK([.$E$15]);&quot;&quot;;[.$E$15]);&quot;&quot;)">
            <text:p/>
          </table:table-cell>
          <table:table-cell/>
          <table:table-cell table:formula="of:=IF(ISNUMBER(SEARCH(&quot;A&quot;;[.$K132]));IF(ISBLANK([.$F$2]);&quot;&quot;;[.$F$2]);&quot;&quot;)">
            <text:p/>
          </table:table-cell>
          <table:table-cell table:formula="of:=IF(ISNUMBER(SEARCH(&quot;B&quot;;[.$K132]));IF(ISBLANK([.$F$3]);&quot;&quot;;[.$F$3]);&quot;&quot;)">
            <text:p/>
          </table:table-cell>
          <table:table-cell table:formula="of:=IF(ISNUMBER(SEARCH(&quot;C&quot;;[.$K132]));IF(ISBLANK([.$F$4]);&quot;&quot;;[.$F$4]);&quot;&quot;)">
            <text:p/>
          </table:table-cell>
          <table:table-cell table:formula="of:=IF(ISNUMBER(SEARCH(&quot;D&quot;;[.$K132]));IF(ISBLANK([.$F$5]);&quot;&quot;;[.$F$5]);&quot;&quot;)">
            <text:p/>
          </table:table-cell>
          <table:table-cell table:formula="of:=IF(ISNUMBER(SEARCH(&quot;E&quot;;[.$K132]));IF(ISBLANK([.$F$6]);&quot;&quot;;[.$F$6]);&quot;&quot;)">
            <text:p/>
          </table:table-cell>
          <table:table-cell table:formula="of:=IF(ISNUMBER(SEARCH(&quot;F&quot;;[.$K132]));IF(ISBLANK([.$F$7]);&quot;&quot;;[.$F$7]);&quot;&quot;)">
            <text:p/>
          </table:table-cell>
          <table:table-cell table:formula="of:=IF(ISNUMBER(SEARCH(&quot;G&quot;;[.$K132]));IF(ISBLANK([.$F$8]);&quot;&quot;;[.$F$8]);&quot;&quot;)">
            <text:p/>
          </table:table-cell>
          <table:table-cell table:formula="of:=IF(ISNUMBER(SEARCH(&quot;H&quot;;[.$K132]));IF(ISBLANK([.$F$9]);&quot;&quot;;[.$F$9]);&quot;&quot;)">
            <text:p/>
          </table:table-cell>
          <table:table-cell table:formula="of:=IF(ISNUMBER(SEARCH(&quot;I&quot;;[.$K132]));IF(ISBLANK([.$F$10]);&quot;&quot;;[.$F$10]);&quot;&quot;)">
            <text:p/>
          </table:table-cell>
          <table:table-cell table:formula="of:=IF(ISNUMBER(SEARCH(&quot;J&quot;;[.$K132]));IF(ISBLANK([.$F$11]);&quot;&quot;;[.$F$11]);&quot;&quot;)">
            <text:p/>
          </table:table-cell>
          <table:table-cell table:formula="of:=IF(ISNUMBER(SEARCH(&quot;K&quot;;[.$K132]));IF(ISBLANK([.$F$12]);&quot;&quot;;[.$F$12]);&quot;&quot;)">
            <text:p/>
          </table:table-cell>
          <table:table-cell table:formula="of:=IF(ISNUMBER(SEARCH(&quot;L&quot;;[.$K132]));IF(ISBLANK([.$F$13]);&quot;&quot;;[.$F$13]);&quot;&quot;)">
            <text:p/>
          </table:table-cell>
          <table:table-cell table:formula="of:=IF(ISNUMBER(SEARCH(&quot;M&quot;;[.$K132]));IF(ISBLANK([.$F$14]);&quot;&quot;;[.$F$14]);&quot;&quot;)">
            <text:p/>
          </table:table-cell>
          <table:table-cell table:formula="of:=IF(ISNUMBER(SEARCH(&quot;N&quot;;[.$K132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3:.$AD133])">
            <text:p/>
          </table:table-cell>
          <table:table-cell table:formula="of:=COM.MICROSOFT.CONCAT([.$AF133:.$AS133])">
            <text:p/>
          </table:table-cell>
          <table:table-cell table:formula="of:=COM.MICROSOFT.CONCAT([.$AU133:.$BH133])">
            <text:p/>
          </table:table-cell>
          <table:table-cell table:formula="of:=COUNTIF([.$K$1:.$K$1998];[.K133])" office:value-type="float" office:value="0" calcext:value-type="float">
            <text:p>0</text:p>
          </table:table-cell>
          <table:table-cell/>
          <table:table-cell table:formula="of:=IF(ISNUMBER(SEARCH(&quot;A&quot;;[.$K133]));IF(ISBLANK([.$D$2]);&quot;&quot;;[.$D$2]);&quot;&quot;)">
            <text:p/>
          </table:table-cell>
          <table:table-cell table:formula="of:=IF(ISNUMBER(SEARCH(&quot;B&quot;;[.$K133]));IF(ISBLANK([.$D$3]);&quot;&quot;;[.$D$3]);&quot;&quot;)">
            <text:p/>
          </table:table-cell>
          <table:table-cell table:formula="of:=IF(ISNUMBER(SEARCH(&quot;C&quot;;[.$K133]));IF(ISBLANK([.$D$4]);&quot;&quot;;[.$D$4]);&quot;&quot;)">
            <text:p/>
          </table:table-cell>
          <table:table-cell table:formula="of:=IF(ISNUMBER(SEARCH(&quot;D&quot;;[.$K133]));IF(ISBLANK([.$D$5]);&quot;&quot;;[.$D$5]);&quot;&quot;)">
            <text:p/>
          </table:table-cell>
          <table:table-cell table:formula="of:=IF(ISNUMBER(SEARCH(&quot;E&quot;;[.$K133]));IF(ISBLANK([.$D$6]);&quot;&quot;;[.$D$6]);&quot;&quot;)">
            <text:p/>
          </table:table-cell>
          <table:table-cell table:formula="of:=IF(ISNUMBER(SEARCH(&quot;F&quot;;[.$K133]));IF(ISBLANK([.$D$7]);&quot;&quot;;[.$D$7]);&quot;&quot;)">
            <text:p/>
          </table:table-cell>
          <table:table-cell table:formula="of:=IF(ISNUMBER(SEARCH(&quot;G&quot;;[.$K133]));IF(ISBLANK([.$D$8]);&quot;&quot;;[.$D$8]);&quot;&quot;)">
            <text:p/>
          </table:table-cell>
          <table:table-cell table:formula="of:=IF(ISNUMBER(SEARCH(&quot;H&quot;;[.$K133]));IF(ISBLANK([.$D$9]);&quot;&quot;;[.$D$9]);&quot;&quot;)">
            <text:p/>
          </table:table-cell>
          <table:table-cell table:formula="of:=IF(ISNUMBER(SEARCH(&quot;I&quot;;[.$K133]));IF(ISBLANK([.$D$10]);&quot;&quot;;[.$D$10]);&quot;&quot;)">
            <text:p/>
          </table:table-cell>
          <table:table-cell table:formula="of:=IF(ISNUMBER(SEARCH(&quot;J&quot;;[.$K133]));IF(ISBLANK([.$D$11]);&quot;&quot;;[.$D$11]);&quot;&quot;)">
            <text:p/>
          </table:table-cell>
          <table:table-cell table:formula="of:=IF(ISNUMBER(SEARCH(&quot;K&quot;;[.$K133]));IF(ISBLANK([.$D$12]);&quot;&quot;;[.$D$12]);&quot;&quot;)">
            <text:p/>
          </table:table-cell>
          <table:table-cell table:formula="of:=IF(ISNUMBER(SEARCH(&quot;L&quot;;[.$K133]));IF(ISBLANK([.$D$13]);&quot;&quot;;[.$D$13]);&quot;&quot;)">
            <text:p/>
          </table:table-cell>
          <table:table-cell table:formula="of:=IF(ISNUMBER(SEARCH(&quot;M&quot;;[.$K133]));IF(ISBLANK([.$D$14]);&quot;&quot;;[.$D$14]);&quot;&quot;)">
            <text:p/>
          </table:table-cell>
          <table:table-cell table:formula="of:=IF(ISNUMBER(SEARCH(&quot;N&quot;;[.$K133]));IF(ISBLANK([.$D$15]);&quot;&quot;;[.$D$15]);&quot;&quot;)">
            <text:p/>
          </table:table-cell>
          <table:table-cell/>
          <table:table-cell table:formula="of:=IF(ISNUMBER(SEARCH(&quot;A&quot;;[.$K133]));IF(ISBLANK([.$E$2]);&quot;&quot;;[.$E$2]);&quot;&quot;)">
            <text:p/>
          </table:table-cell>
          <table:table-cell table:formula="of:=IF(ISNUMBER(SEARCH(&quot;B&quot;;[.$K133]));IF(ISBLANK([.$E$3]);&quot;&quot;;[.$E$3]);&quot;&quot;)">
            <text:p/>
          </table:table-cell>
          <table:table-cell table:formula="of:=IF(ISNUMBER(SEARCH(&quot;C&quot;;[.$K133]));IF(ISBLANK([.$E$4]);&quot;&quot;;[.$E$4]);&quot;&quot;)">
            <text:p/>
          </table:table-cell>
          <table:table-cell table:formula="of:=IF(ISNUMBER(SEARCH(&quot;D&quot;;[.$K133]));IF(ISBLANK([.$E$5]);&quot;&quot;;[.$E$5]);&quot;&quot;)">
            <text:p/>
          </table:table-cell>
          <table:table-cell table:formula="of:=IF(ISNUMBER(SEARCH(&quot;E&quot;;[.$K133]));IF(ISBLANK([.$E$6]);&quot;&quot;;[.$E$6]);&quot;&quot;)">
            <text:p/>
          </table:table-cell>
          <table:table-cell table:formula="of:=IF(ISNUMBER(SEARCH(&quot;F&quot;;[.$K133]));IF(ISBLANK([.$E$7]);&quot;&quot;;[.$E$7]);&quot;&quot;)">
            <text:p/>
          </table:table-cell>
          <table:table-cell table:formula="of:=IF(ISNUMBER(SEARCH(&quot;G&quot;;[.$K133]));IF(ISBLANK([.$E$8]);&quot;&quot;;[.$E$8]);&quot;&quot;)">
            <text:p/>
          </table:table-cell>
          <table:table-cell table:formula="of:=IF(ISNUMBER(SEARCH(&quot;H&quot;;[.$K133]));IF(ISBLANK([.$E$9]);&quot;&quot;;[.$E$9]);&quot;&quot;)">
            <text:p/>
          </table:table-cell>
          <table:table-cell table:formula="of:=IF(ISNUMBER(SEARCH(&quot;I&quot;;[.$K133]));IF(ISBLANK([.$E$10]);&quot;&quot;;[.$E$10]);&quot;&quot;)">
            <text:p/>
          </table:table-cell>
          <table:table-cell table:formula="of:=IF(ISNUMBER(SEARCH(&quot;J&quot;;[.$K133]));IF(ISBLANK([.$E$11]);&quot;&quot;;[.$E$11]);&quot;&quot;)">
            <text:p/>
          </table:table-cell>
          <table:table-cell table:formula="of:=IF(ISNUMBER(SEARCH(&quot;K&quot;;[.$K133]));IF(ISBLANK([.$E$12]);&quot;&quot;;[.$E$12]);&quot;&quot;)">
            <text:p/>
          </table:table-cell>
          <table:table-cell table:formula="of:=IF(ISNUMBER(SEARCH(&quot;L&quot;;[.$K133]));IF(ISBLANK([.$E$13]);&quot;&quot;;[.$E$13]);&quot;&quot;)">
            <text:p/>
          </table:table-cell>
          <table:table-cell table:formula="of:=IF(ISNUMBER(SEARCH(&quot;M&quot;;[.$K133]));IF(ISBLANK([.$E$14]);&quot;&quot;;[.$E$14]);&quot;&quot;)">
            <text:p/>
          </table:table-cell>
          <table:table-cell table:formula="of:=IF(ISNUMBER(SEARCH(&quot;N&quot;;[.$K133]));IF(ISBLANK([.$E$15]);&quot;&quot;;[.$E$15]);&quot;&quot;)">
            <text:p/>
          </table:table-cell>
          <table:table-cell/>
          <table:table-cell table:formula="of:=IF(ISNUMBER(SEARCH(&quot;A&quot;;[.$K133]));IF(ISBLANK([.$F$2]);&quot;&quot;;[.$F$2]);&quot;&quot;)">
            <text:p/>
          </table:table-cell>
          <table:table-cell table:formula="of:=IF(ISNUMBER(SEARCH(&quot;B&quot;;[.$K133]));IF(ISBLANK([.$F$3]);&quot;&quot;;[.$F$3]);&quot;&quot;)">
            <text:p/>
          </table:table-cell>
          <table:table-cell table:formula="of:=IF(ISNUMBER(SEARCH(&quot;C&quot;;[.$K133]));IF(ISBLANK([.$F$4]);&quot;&quot;;[.$F$4]);&quot;&quot;)">
            <text:p/>
          </table:table-cell>
          <table:table-cell table:formula="of:=IF(ISNUMBER(SEARCH(&quot;D&quot;;[.$K133]));IF(ISBLANK([.$F$5]);&quot;&quot;;[.$F$5]);&quot;&quot;)">
            <text:p/>
          </table:table-cell>
          <table:table-cell table:formula="of:=IF(ISNUMBER(SEARCH(&quot;E&quot;;[.$K133]));IF(ISBLANK([.$F$6]);&quot;&quot;;[.$F$6]);&quot;&quot;)">
            <text:p/>
          </table:table-cell>
          <table:table-cell table:formula="of:=IF(ISNUMBER(SEARCH(&quot;F&quot;;[.$K133]));IF(ISBLANK([.$F$7]);&quot;&quot;;[.$F$7]);&quot;&quot;)">
            <text:p/>
          </table:table-cell>
          <table:table-cell table:formula="of:=IF(ISNUMBER(SEARCH(&quot;G&quot;;[.$K133]));IF(ISBLANK([.$F$8]);&quot;&quot;;[.$F$8]);&quot;&quot;)">
            <text:p/>
          </table:table-cell>
          <table:table-cell table:formula="of:=IF(ISNUMBER(SEARCH(&quot;H&quot;;[.$K133]));IF(ISBLANK([.$F$9]);&quot;&quot;;[.$F$9]);&quot;&quot;)">
            <text:p/>
          </table:table-cell>
          <table:table-cell table:formula="of:=IF(ISNUMBER(SEARCH(&quot;I&quot;;[.$K133]));IF(ISBLANK([.$F$10]);&quot;&quot;;[.$F$10]);&quot;&quot;)">
            <text:p/>
          </table:table-cell>
          <table:table-cell table:formula="of:=IF(ISNUMBER(SEARCH(&quot;J&quot;;[.$K133]));IF(ISBLANK([.$F$11]);&quot;&quot;;[.$F$11]);&quot;&quot;)">
            <text:p/>
          </table:table-cell>
          <table:table-cell table:formula="of:=IF(ISNUMBER(SEARCH(&quot;K&quot;;[.$K133]));IF(ISBLANK([.$F$12]);&quot;&quot;;[.$F$12]);&quot;&quot;)">
            <text:p/>
          </table:table-cell>
          <table:table-cell table:formula="of:=IF(ISNUMBER(SEARCH(&quot;L&quot;;[.$K133]));IF(ISBLANK([.$F$13]);&quot;&quot;;[.$F$13]);&quot;&quot;)">
            <text:p/>
          </table:table-cell>
          <table:table-cell table:formula="of:=IF(ISNUMBER(SEARCH(&quot;M&quot;;[.$K133]));IF(ISBLANK([.$F$14]);&quot;&quot;;[.$F$14]);&quot;&quot;)">
            <text:p/>
          </table:table-cell>
          <table:table-cell table:formula="of:=IF(ISNUMBER(SEARCH(&quot;N&quot;;[.$K13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4:.$AD134])">
            <text:p/>
          </table:table-cell>
          <table:table-cell table:formula="of:=COM.MICROSOFT.CONCAT([.$AF134:.$AS134])">
            <text:p/>
          </table:table-cell>
          <table:table-cell table:formula="of:=COM.MICROSOFT.CONCAT([.$AU134:.$BH134])">
            <text:p/>
          </table:table-cell>
          <table:table-cell table:formula="of:=COUNTIF([.$K$1:.$K$1998];[.K134])" office:value-type="float" office:value="0" calcext:value-type="float">
            <text:p>0</text:p>
          </table:table-cell>
          <table:table-cell/>
          <table:table-cell table:formula="of:=IF(ISNUMBER(SEARCH(&quot;A&quot;;[.$K134]));IF(ISBLANK([.$D$2]);&quot;&quot;;[.$D$2]);&quot;&quot;)">
            <text:p/>
          </table:table-cell>
          <table:table-cell table:formula="of:=IF(ISNUMBER(SEARCH(&quot;B&quot;;[.$K134]));IF(ISBLANK([.$D$3]);&quot;&quot;;[.$D$3]);&quot;&quot;)">
            <text:p/>
          </table:table-cell>
          <table:table-cell table:formula="of:=IF(ISNUMBER(SEARCH(&quot;C&quot;;[.$K134]));IF(ISBLANK([.$D$4]);&quot;&quot;;[.$D$4]);&quot;&quot;)">
            <text:p/>
          </table:table-cell>
          <table:table-cell table:formula="of:=IF(ISNUMBER(SEARCH(&quot;D&quot;;[.$K134]));IF(ISBLANK([.$D$5]);&quot;&quot;;[.$D$5]);&quot;&quot;)">
            <text:p/>
          </table:table-cell>
          <table:table-cell table:formula="of:=IF(ISNUMBER(SEARCH(&quot;E&quot;;[.$K134]));IF(ISBLANK([.$D$6]);&quot;&quot;;[.$D$6]);&quot;&quot;)">
            <text:p/>
          </table:table-cell>
          <table:table-cell table:formula="of:=IF(ISNUMBER(SEARCH(&quot;F&quot;;[.$K134]));IF(ISBLANK([.$D$7]);&quot;&quot;;[.$D$7]);&quot;&quot;)">
            <text:p/>
          </table:table-cell>
          <table:table-cell table:formula="of:=IF(ISNUMBER(SEARCH(&quot;G&quot;;[.$K134]));IF(ISBLANK([.$D$8]);&quot;&quot;;[.$D$8]);&quot;&quot;)">
            <text:p/>
          </table:table-cell>
          <table:table-cell table:formula="of:=IF(ISNUMBER(SEARCH(&quot;H&quot;;[.$K134]));IF(ISBLANK([.$D$9]);&quot;&quot;;[.$D$9]);&quot;&quot;)">
            <text:p/>
          </table:table-cell>
          <table:table-cell table:formula="of:=IF(ISNUMBER(SEARCH(&quot;I&quot;;[.$K134]));IF(ISBLANK([.$D$10]);&quot;&quot;;[.$D$10]);&quot;&quot;)">
            <text:p/>
          </table:table-cell>
          <table:table-cell table:formula="of:=IF(ISNUMBER(SEARCH(&quot;J&quot;;[.$K134]));IF(ISBLANK([.$D$11]);&quot;&quot;;[.$D$11]);&quot;&quot;)">
            <text:p/>
          </table:table-cell>
          <table:table-cell table:formula="of:=IF(ISNUMBER(SEARCH(&quot;K&quot;;[.$K134]));IF(ISBLANK([.$D$12]);&quot;&quot;;[.$D$12]);&quot;&quot;)">
            <text:p/>
          </table:table-cell>
          <table:table-cell table:formula="of:=IF(ISNUMBER(SEARCH(&quot;L&quot;;[.$K134]));IF(ISBLANK([.$D$13]);&quot;&quot;;[.$D$13]);&quot;&quot;)">
            <text:p/>
          </table:table-cell>
          <table:table-cell table:formula="of:=IF(ISNUMBER(SEARCH(&quot;M&quot;;[.$K134]));IF(ISBLANK([.$D$14]);&quot;&quot;;[.$D$14]);&quot;&quot;)">
            <text:p/>
          </table:table-cell>
          <table:table-cell table:formula="of:=IF(ISNUMBER(SEARCH(&quot;N&quot;;[.$K134]));IF(ISBLANK([.$D$15]);&quot;&quot;;[.$D$15]);&quot;&quot;)">
            <text:p/>
          </table:table-cell>
          <table:table-cell/>
          <table:table-cell table:formula="of:=IF(ISNUMBER(SEARCH(&quot;A&quot;;[.$K134]));IF(ISBLANK([.$E$2]);&quot;&quot;;[.$E$2]);&quot;&quot;)">
            <text:p/>
          </table:table-cell>
          <table:table-cell table:formula="of:=IF(ISNUMBER(SEARCH(&quot;B&quot;;[.$K134]));IF(ISBLANK([.$E$3]);&quot;&quot;;[.$E$3]);&quot;&quot;)">
            <text:p/>
          </table:table-cell>
          <table:table-cell table:formula="of:=IF(ISNUMBER(SEARCH(&quot;C&quot;;[.$K134]));IF(ISBLANK([.$E$4]);&quot;&quot;;[.$E$4]);&quot;&quot;)">
            <text:p/>
          </table:table-cell>
          <table:table-cell table:formula="of:=IF(ISNUMBER(SEARCH(&quot;D&quot;;[.$K134]));IF(ISBLANK([.$E$5]);&quot;&quot;;[.$E$5]);&quot;&quot;)">
            <text:p/>
          </table:table-cell>
          <table:table-cell table:formula="of:=IF(ISNUMBER(SEARCH(&quot;E&quot;;[.$K134]));IF(ISBLANK([.$E$6]);&quot;&quot;;[.$E$6]);&quot;&quot;)">
            <text:p/>
          </table:table-cell>
          <table:table-cell table:formula="of:=IF(ISNUMBER(SEARCH(&quot;F&quot;;[.$K134]));IF(ISBLANK([.$E$7]);&quot;&quot;;[.$E$7]);&quot;&quot;)">
            <text:p/>
          </table:table-cell>
          <table:table-cell table:formula="of:=IF(ISNUMBER(SEARCH(&quot;G&quot;;[.$K134]));IF(ISBLANK([.$E$8]);&quot;&quot;;[.$E$8]);&quot;&quot;)">
            <text:p/>
          </table:table-cell>
          <table:table-cell table:formula="of:=IF(ISNUMBER(SEARCH(&quot;H&quot;;[.$K134]));IF(ISBLANK([.$E$9]);&quot;&quot;;[.$E$9]);&quot;&quot;)">
            <text:p/>
          </table:table-cell>
          <table:table-cell table:formula="of:=IF(ISNUMBER(SEARCH(&quot;I&quot;;[.$K134]));IF(ISBLANK([.$E$10]);&quot;&quot;;[.$E$10]);&quot;&quot;)">
            <text:p/>
          </table:table-cell>
          <table:table-cell table:formula="of:=IF(ISNUMBER(SEARCH(&quot;J&quot;;[.$K134]));IF(ISBLANK([.$E$11]);&quot;&quot;;[.$E$11]);&quot;&quot;)">
            <text:p/>
          </table:table-cell>
          <table:table-cell table:formula="of:=IF(ISNUMBER(SEARCH(&quot;K&quot;;[.$K134]));IF(ISBLANK([.$E$12]);&quot;&quot;;[.$E$12]);&quot;&quot;)">
            <text:p/>
          </table:table-cell>
          <table:table-cell table:formula="of:=IF(ISNUMBER(SEARCH(&quot;L&quot;;[.$K134]));IF(ISBLANK([.$E$13]);&quot;&quot;;[.$E$13]);&quot;&quot;)">
            <text:p/>
          </table:table-cell>
          <table:table-cell table:formula="of:=IF(ISNUMBER(SEARCH(&quot;M&quot;;[.$K134]));IF(ISBLANK([.$E$14]);&quot;&quot;;[.$E$14]);&quot;&quot;)">
            <text:p/>
          </table:table-cell>
          <table:table-cell table:formula="of:=IF(ISNUMBER(SEARCH(&quot;N&quot;;[.$K134]));IF(ISBLANK([.$E$15]);&quot;&quot;;[.$E$15]);&quot;&quot;)">
            <text:p/>
          </table:table-cell>
          <table:table-cell/>
          <table:table-cell table:formula="of:=IF(ISNUMBER(SEARCH(&quot;A&quot;;[.$K134]));IF(ISBLANK([.$F$2]);&quot;&quot;;[.$F$2]);&quot;&quot;)">
            <text:p/>
          </table:table-cell>
          <table:table-cell table:formula="of:=IF(ISNUMBER(SEARCH(&quot;B&quot;;[.$K134]));IF(ISBLANK([.$F$3]);&quot;&quot;;[.$F$3]);&quot;&quot;)">
            <text:p/>
          </table:table-cell>
          <table:table-cell table:formula="of:=IF(ISNUMBER(SEARCH(&quot;C&quot;;[.$K134]));IF(ISBLANK([.$F$4]);&quot;&quot;;[.$F$4]);&quot;&quot;)">
            <text:p/>
          </table:table-cell>
          <table:table-cell table:formula="of:=IF(ISNUMBER(SEARCH(&quot;D&quot;;[.$K134]));IF(ISBLANK([.$F$5]);&quot;&quot;;[.$F$5]);&quot;&quot;)">
            <text:p/>
          </table:table-cell>
          <table:table-cell table:formula="of:=IF(ISNUMBER(SEARCH(&quot;E&quot;;[.$K134]));IF(ISBLANK([.$F$6]);&quot;&quot;;[.$F$6]);&quot;&quot;)">
            <text:p/>
          </table:table-cell>
          <table:table-cell table:formula="of:=IF(ISNUMBER(SEARCH(&quot;F&quot;;[.$K134]));IF(ISBLANK([.$F$7]);&quot;&quot;;[.$F$7]);&quot;&quot;)">
            <text:p/>
          </table:table-cell>
          <table:table-cell table:formula="of:=IF(ISNUMBER(SEARCH(&quot;G&quot;;[.$K134]));IF(ISBLANK([.$F$8]);&quot;&quot;;[.$F$8]);&quot;&quot;)">
            <text:p/>
          </table:table-cell>
          <table:table-cell table:formula="of:=IF(ISNUMBER(SEARCH(&quot;H&quot;;[.$K134]));IF(ISBLANK([.$F$9]);&quot;&quot;;[.$F$9]);&quot;&quot;)">
            <text:p/>
          </table:table-cell>
          <table:table-cell table:formula="of:=IF(ISNUMBER(SEARCH(&quot;I&quot;;[.$K134]));IF(ISBLANK([.$F$10]);&quot;&quot;;[.$F$10]);&quot;&quot;)">
            <text:p/>
          </table:table-cell>
          <table:table-cell table:formula="of:=IF(ISNUMBER(SEARCH(&quot;J&quot;;[.$K134]));IF(ISBLANK([.$F$11]);&quot;&quot;;[.$F$11]);&quot;&quot;)">
            <text:p/>
          </table:table-cell>
          <table:table-cell table:formula="of:=IF(ISNUMBER(SEARCH(&quot;K&quot;;[.$K134]));IF(ISBLANK([.$F$12]);&quot;&quot;;[.$F$12]);&quot;&quot;)">
            <text:p/>
          </table:table-cell>
          <table:table-cell table:formula="of:=IF(ISNUMBER(SEARCH(&quot;L&quot;;[.$K134]));IF(ISBLANK([.$F$13]);&quot;&quot;;[.$F$13]);&quot;&quot;)">
            <text:p/>
          </table:table-cell>
          <table:table-cell table:formula="of:=IF(ISNUMBER(SEARCH(&quot;M&quot;;[.$K134]));IF(ISBLANK([.$F$14]);&quot;&quot;;[.$F$14]);&quot;&quot;)">
            <text:p/>
          </table:table-cell>
          <table:table-cell table:formula="of:=IF(ISNUMBER(SEARCH(&quot;N&quot;;[.$K13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5:.$AD135])">
            <text:p/>
          </table:table-cell>
          <table:table-cell table:formula="of:=COM.MICROSOFT.CONCAT([.$AF135:.$AS135])">
            <text:p/>
          </table:table-cell>
          <table:table-cell table:formula="of:=COM.MICROSOFT.CONCAT([.$AU135:.$BH135])">
            <text:p/>
          </table:table-cell>
          <table:table-cell table:formula="of:=COUNTIF([.$K$1:.$K$1998];[.K135])" office:value-type="float" office:value="0" calcext:value-type="float">
            <text:p>0</text:p>
          </table:table-cell>
          <table:table-cell/>
          <table:table-cell table:formula="of:=IF(ISNUMBER(SEARCH(&quot;A&quot;;[.$K135]));IF(ISBLANK([.$D$2]);&quot;&quot;;[.$D$2]);&quot;&quot;)">
            <text:p/>
          </table:table-cell>
          <table:table-cell table:formula="of:=IF(ISNUMBER(SEARCH(&quot;B&quot;;[.$K135]));IF(ISBLANK([.$D$3]);&quot;&quot;;[.$D$3]);&quot;&quot;)">
            <text:p/>
          </table:table-cell>
          <table:table-cell table:formula="of:=IF(ISNUMBER(SEARCH(&quot;C&quot;;[.$K135]));IF(ISBLANK([.$D$4]);&quot;&quot;;[.$D$4]);&quot;&quot;)">
            <text:p/>
          </table:table-cell>
          <table:table-cell table:formula="of:=IF(ISNUMBER(SEARCH(&quot;D&quot;;[.$K135]));IF(ISBLANK([.$D$5]);&quot;&quot;;[.$D$5]);&quot;&quot;)">
            <text:p/>
          </table:table-cell>
          <table:table-cell table:formula="of:=IF(ISNUMBER(SEARCH(&quot;E&quot;;[.$K135]));IF(ISBLANK([.$D$6]);&quot;&quot;;[.$D$6]);&quot;&quot;)">
            <text:p/>
          </table:table-cell>
          <table:table-cell table:formula="of:=IF(ISNUMBER(SEARCH(&quot;F&quot;;[.$K135]));IF(ISBLANK([.$D$7]);&quot;&quot;;[.$D$7]);&quot;&quot;)">
            <text:p/>
          </table:table-cell>
          <table:table-cell table:formula="of:=IF(ISNUMBER(SEARCH(&quot;G&quot;;[.$K135]));IF(ISBLANK([.$D$8]);&quot;&quot;;[.$D$8]);&quot;&quot;)">
            <text:p/>
          </table:table-cell>
          <table:table-cell table:formula="of:=IF(ISNUMBER(SEARCH(&quot;H&quot;;[.$K135]));IF(ISBLANK([.$D$9]);&quot;&quot;;[.$D$9]);&quot;&quot;)">
            <text:p/>
          </table:table-cell>
          <table:table-cell table:formula="of:=IF(ISNUMBER(SEARCH(&quot;I&quot;;[.$K135]));IF(ISBLANK([.$D$10]);&quot;&quot;;[.$D$10]);&quot;&quot;)">
            <text:p/>
          </table:table-cell>
          <table:table-cell table:formula="of:=IF(ISNUMBER(SEARCH(&quot;J&quot;;[.$K135]));IF(ISBLANK([.$D$11]);&quot;&quot;;[.$D$11]);&quot;&quot;)">
            <text:p/>
          </table:table-cell>
          <table:table-cell table:formula="of:=IF(ISNUMBER(SEARCH(&quot;K&quot;;[.$K135]));IF(ISBLANK([.$D$12]);&quot;&quot;;[.$D$12]);&quot;&quot;)">
            <text:p/>
          </table:table-cell>
          <table:table-cell table:formula="of:=IF(ISNUMBER(SEARCH(&quot;L&quot;;[.$K135]));IF(ISBLANK([.$D$13]);&quot;&quot;;[.$D$13]);&quot;&quot;)">
            <text:p/>
          </table:table-cell>
          <table:table-cell table:formula="of:=IF(ISNUMBER(SEARCH(&quot;M&quot;;[.$K135]));IF(ISBLANK([.$D$14]);&quot;&quot;;[.$D$14]);&quot;&quot;)">
            <text:p/>
          </table:table-cell>
          <table:table-cell table:formula="of:=IF(ISNUMBER(SEARCH(&quot;N&quot;;[.$K135]));IF(ISBLANK([.$D$15]);&quot;&quot;;[.$D$15]);&quot;&quot;)">
            <text:p/>
          </table:table-cell>
          <table:table-cell/>
          <table:table-cell table:formula="of:=IF(ISNUMBER(SEARCH(&quot;A&quot;;[.$K135]));IF(ISBLANK([.$E$2]);&quot;&quot;;[.$E$2]);&quot;&quot;)">
            <text:p/>
          </table:table-cell>
          <table:table-cell table:formula="of:=IF(ISNUMBER(SEARCH(&quot;B&quot;;[.$K135]));IF(ISBLANK([.$E$3]);&quot;&quot;;[.$E$3]);&quot;&quot;)">
            <text:p/>
          </table:table-cell>
          <table:table-cell table:formula="of:=IF(ISNUMBER(SEARCH(&quot;C&quot;;[.$K135]));IF(ISBLANK([.$E$4]);&quot;&quot;;[.$E$4]);&quot;&quot;)">
            <text:p/>
          </table:table-cell>
          <table:table-cell table:formula="of:=IF(ISNUMBER(SEARCH(&quot;D&quot;;[.$K135]));IF(ISBLANK([.$E$5]);&quot;&quot;;[.$E$5]);&quot;&quot;)">
            <text:p/>
          </table:table-cell>
          <table:table-cell table:formula="of:=IF(ISNUMBER(SEARCH(&quot;E&quot;;[.$K135]));IF(ISBLANK([.$E$6]);&quot;&quot;;[.$E$6]);&quot;&quot;)">
            <text:p/>
          </table:table-cell>
          <table:table-cell table:formula="of:=IF(ISNUMBER(SEARCH(&quot;F&quot;;[.$K135]));IF(ISBLANK([.$E$7]);&quot;&quot;;[.$E$7]);&quot;&quot;)">
            <text:p/>
          </table:table-cell>
          <table:table-cell table:formula="of:=IF(ISNUMBER(SEARCH(&quot;G&quot;;[.$K135]));IF(ISBLANK([.$E$8]);&quot;&quot;;[.$E$8]);&quot;&quot;)">
            <text:p/>
          </table:table-cell>
          <table:table-cell table:formula="of:=IF(ISNUMBER(SEARCH(&quot;H&quot;;[.$K135]));IF(ISBLANK([.$E$9]);&quot;&quot;;[.$E$9]);&quot;&quot;)">
            <text:p/>
          </table:table-cell>
          <table:table-cell table:formula="of:=IF(ISNUMBER(SEARCH(&quot;I&quot;;[.$K135]));IF(ISBLANK([.$E$10]);&quot;&quot;;[.$E$10]);&quot;&quot;)">
            <text:p/>
          </table:table-cell>
          <table:table-cell table:formula="of:=IF(ISNUMBER(SEARCH(&quot;J&quot;;[.$K135]));IF(ISBLANK([.$E$11]);&quot;&quot;;[.$E$11]);&quot;&quot;)">
            <text:p/>
          </table:table-cell>
          <table:table-cell table:formula="of:=IF(ISNUMBER(SEARCH(&quot;K&quot;;[.$K135]));IF(ISBLANK([.$E$12]);&quot;&quot;;[.$E$12]);&quot;&quot;)">
            <text:p/>
          </table:table-cell>
          <table:table-cell table:formula="of:=IF(ISNUMBER(SEARCH(&quot;L&quot;;[.$K135]));IF(ISBLANK([.$E$13]);&quot;&quot;;[.$E$13]);&quot;&quot;)">
            <text:p/>
          </table:table-cell>
          <table:table-cell table:formula="of:=IF(ISNUMBER(SEARCH(&quot;M&quot;;[.$K135]));IF(ISBLANK([.$E$14]);&quot;&quot;;[.$E$14]);&quot;&quot;)">
            <text:p/>
          </table:table-cell>
          <table:table-cell table:formula="of:=IF(ISNUMBER(SEARCH(&quot;N&quot;;[.$K135]));IF(ISBLANK([.$E$15]);&quot;&quot;;[.$E$15]);&quot;&quot;)">
            <text:p/>
          </table:table-cell>
          <table:table-cell/>
          <table:table-cell table:formula="of:=IF(ISNUMBER(SEARCH(&quot;A&quot;;[.$K135]));IF(ISBLANK([.$F$2]);&quot;&quot;;[.$F$2]);&quot;&quot;)">
            <text:p/>
          </table:table-cell>
          <table:table-cell table:formula="of:=IF(ISNUMBER(SEARCH(&quot;B&quot;;[.$K135]));IF(ISBLANK([.$F$3]);&quot;&quot;;[.$F$3]);&quot;&quot;)">
            <text:p/>
          </table:table-cell>
          <table:table-cell table:formula="of:=IF(ISNUMBER(SEARCH(&quot;C&quot;;[.$K135]));IF(ISBLANK([.$F$4]);&quot;&quot;;[.$F$4]);&quot;&quot;)">
            <text:p/>
          </table:table-cell>
          <table:table-cell table:formula="of:=IF(ISNUMBER(SEARCH(&quot;D&quot;;[.$K135]));IF(ISBLANK([.$F$5]);&quot;&quot;;[.$F$5]);&quot;&quot;)">
            <text:p/>
          </table:table-cell>
          <table:table-cell table:formula="of:=IF(ISNUMBER(SEARCH(&quot;E&quot;;[.$K135]));IF(ISBLANK([.$F$6]);&quot;&quot;;[.$F$6]);&quot;&quot;)">
            <text:p/>
          </table:table-cell>
          <table:table-cell table:formula="of:=IF(ISNUMBER(SEARCH(&quot;F&quot;;[.$K135]));IF(ISBLANK([.$F$7]);&quot;&quot;;[.$F$7]);&quot;&quot;)">
            <text:p/>
          </table:table-cell>
          <table:table-cell table:formula="of:=IF(ISNUMBER(SEARCH(&quot;G&quot;;[.$K135]));IF(ISBLANK([.$F$8]);&quot;&quot;;[.$F$8]);&quot;&quot;)">
            <text:p/>
          </table:table-cell>
          <table:table-cell table:formula="of:=IF(ISNUMBER(SEARCH(&quot;H&quot;;[.$K135]));IF(ISBLANK([.$F$9]);&quot;&quot;;[.$F$9]);&quot;&quot;)">
            <text:p/>
          </table:table-cell>
          <table:table-cell table:formula="of:=IF(ISNUMBER(SEARCH(&quot;I&quot;;[.$K135]));IF(ISBLANK([.$F$10]);&quot;&quot;;[.$F$10]);&quot;&quot;)">
            <text:p/>
          </table:table-cell>
          <table:table-cell table:formula="of:=IF(ISNUMBER(SEARCH(&quot;J&quot;;[.$K135]));IF(ISBLANK([.$F$11]);&quot;&quot;;[.$F$11]);&quot;&quot;)">
            <text:p/>
          </table:table-cell>
          <table:table-cell table:formula="of:=IF(ISNUMBER(SEARCH(&quot;K&quot;;[.$K135]));IF(ISBLANK([.$F$12]);&quot;&quot;;[.$F$12]);&quot;&quot;)">
            <text:p/>
          </table:table-cell>
          <table:table-cell table:formula="of:=IF(ISNUMBER(SEARCH(&quot;L&quot;;[.$K135]));IF(ISBLANK([.$F$13]);&quot;&quot;;[.$F$13]);&quot;&quot;)">
            <text:p/>
          </table:table-cell>
          <table:table-cell table:formula="of:=IF(ISNUMBER(SEARCH(&quot;M&quot;;[.$K135]));IF(ISBLANK([.$F$14]);&quot;&quot;;[.$F$14]);&quot;&quot;)">
            <text:p/>
          </table:table-cell>
          <table:table-cell table:formula="of:=IF(ISNUMBER(SEARCH(&quot;N&quot;;[.$K13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6:.$AD136])">
            <text:p/>
          </table:table-cell>
          <table:table-cell table:formula="of:=COM.MICROSOFT.CONCAT([.$AF136:.$AS136])">
            <text:p/>
          </table:table-cell>
          <table:table-cell table:formula="of:=COM.MICROSOFT.CONCAT([.$AU136:.$BH136])">
            <text:p/>
          </table:table-cell>
          <table:table-cell table:formula="of:=COUNTIF([.$K$1:.$K$1998];[.K136])" office:value-type="float" office:value="0" calcext:value-type="float">
            <text:p>0</text:p>
          </table:table-cell>
          <table:table-cell/>
          <table:table-cell table:formula="of:=IF(ISNUMBER(SEARCH(&quot;A&quot;;[.$K136]));IF(ISBLANK([.$D$2]);&quot;&quot;;[.$D$2]);&quot;&quot;)">
            <text:p/>
          </table:table-cell>
          <table:table-cell table:formula="of:=IF(ISNUMBER(SEARCH(&quot;B&quot;;[.$K136]));IF(ISBLANK([.$D$3]);&quot;&quot;;[.$D$3]);&quot;&quot;)">
            <text:p/>
          </table:table-cell>
          <table:table-cell table:formula="of:=IF(ISNUMBER(SEARCH(&quot;C&quot;;[.$K136]));IF(ISBLANK([.$D$4]);&quot;&quot;;[.$D$4]);&quot;&quot;)">
            <text:p/>
          </table:table-cell>
          <table:table-cell table:formula="of:=IF(ISNUMBER(SEARCH(&quot;D&quot;;[.$K136]));IF(ISBLANK([.$D$5]);&quot;&quot;;[.$D$5]);&quot;&quot;)">
            <text:p/>
          </table:table-cell>
          <table:table-cell table:formula="of:=IF(ISNUMBER(SEARCH(&quot;E&quot;;[.$K136]));IF(ISBLANK([.$D$6]);&quot;&quot;;[.$D$6]);&quot;&quot;)">
            <text:p/>
          </table:table-cell>
          <table:table-cell table:formula="of:=IF(ISNUMBER(SEARCH(&quot;F&quot;;[.$K136]));IF(ISBLANK([.$D$7]);&quot;&quot;;[.$D$7]);&quot;&quot;)">
            <text:p/>
          </table:table-cell>
          <table:table-cell table:formula="of:=IF(ISNUMBER(SEARCH(&quot;G&quot;;[.$K136]));IF(ISBLANK([.$D$8]);&quot;&quot;;[.$D$8]);&quot;&quot;)">
            <text:p/>
          </table:table-cell>
          <table:table-cell table:formula="of:=IF(ISNUMBER(SEARCH(&quot;H&quot;;[.$K136]));IF(ISBLANK([.$D$9]);&quot;&quot;;[.$D$9]);&quot;&quot;)">
            <text:p/>
          </table:table-cell>
          <table:table-cell table:formula="of:=IF(ISNUMBER(SEARCH(&quot;I&quot;;[.$K136]));IF(ISBLANK([.$D$10]);&quot;&quot;;[.$D$10]);&quot;&quot;)">
            <text:p/>
          </table:table-cell>
          <table:table-cell table:formula="of:=IF(ISNUMBER(SEARCH(&quot;J&quot;;[.$K136]));IF(ISBLANK([.$D$11]);&quot;&quot;;[.$D$11]);&quot;&quot;)">
            <text:p/>
          </table:table-cell>
          <table:table-cell table:formula="of:=IF(ISNUMBER(SEARCH(&quot;K&quot;;[.$K136]));IF(ISBLANK([.$D$12]);&quot;&quot;;[.$D$12]);&quot;&quot;)">
            <text:p/>
          </table:table-cell>
          <table:table-cell table:formula="of:=IF(ISNUMBER(SEARCH(&quot;L&quot;;[.$K136]));IF(ISBLANK([.$D$13]);&quot;&quot;;[.$D$13]);&quot;&quot;)">
            <text:p/>
          </table:table-cell>
          <table:table-cell table:formula="of:=IF(ISNUMBER(SEARCH(&quot;M&quot;;[.$K136]));IF(ISBLANK([.$D$14]);&quot;&quot;;[.$D$14]);&quot;&quot;)">
            <text:p/>
          </table:table-cell>
          <table:table-cell table:formula="of:=IF(ISNUMBER(SEARCH(&quot;N&quot;;[.$K136]));IF(ISBLANK([.$D$15]);&quot;&quot;;[.$D$15]);&quot;&quot;)">
            <text:p/>
          </table:table-cell>
          <table:table-cell/>
          <table:table-cell table:formula="of:=IF(ISNUMBER(SEARCH(&quot;A&quot;;[.$K136]));IF(ISBLANK([.$E$2]);&quot;&quot;;[.$E$2]);&quot;&quot;)">
            <text:p/>
          </table:table-cell>
          <table:table-cell table:formula="of:=IF(ISNUMBER(SEARCH(&quot;B&quot;;[.$K136]));IF(ISBLANK([.$E$3]);&quot;&quot;;[.$E$3]);&quot;&quot;)">
            <text:p/>
          </table:table-cell>
          <table:table-cell table:formula="of:=IF(ISNUMBER(SEARCH(&quot;C&quot;;[.$K136]));IF(ISBLANK([.$E$4]);&quot;&quot;;[.$E$4]);&quot;&quot;)">
            <text:p/>
          </table:table-cell>
          <table:table-cell table:formula="of:=IF(ISNUMBER(SEARCH(&quot;D&quot;;[.$K136]));IF(ISBLANK([.$E$5]);&quot;&quot;;[.$E$5]);&quot;&quot;)">
            <text:p/>
          </table:table-cell>
          <table:table-cell table:formula="of:=IF(ISNUMBER(SEARCH(&quot;E&quot;;[.$K136]));IF(ISBLANK([.$E$6]);&quot;&quot;;[.$E$6]);&quot;&quot;)">
            <text:p/>
          </table:table-cell>
          <table:table-cell table:formula="of:=IF(ISNUMBER(SEARCH(&quot;F&quot;;[.$K136]));IF(ISBLANK([.$E$7]);&quot;&quot;;[.$E$7]);&quot;&quot;)">
            <text:p/>
          </table:table-cell>
          <table:table-cell table:formula="of:=IF(ISNUMBER(SEARCH(&quot;G&quot;;[.$K136]));IF(ISBLANK([.$E$8]);&quot;&quot;;[.$E$8]);&quot;&quot;)">
            <text:p/>
          </table:table-cell>
          <table:table-cell table:formula="of:=IF(ISNUMBER(SEARCH(&quot;H&quot;;[.$K136]));IF(ISBLANK([.$E$9]);&quot;&quot;;[.$E$9]);&quot;&quot;)">
            <text:p/>
          </table:table-cell>
          <table:table-cell table:formula="of:=IF(ISNUMBER(SEARCH(&quot;I&quot;;[.$K136]));IF(ISBLANK([.$E$10]);&quot;&quot;;[.$E$10]);&quot;&quot;)">
            <text:p/>
          </table:table-cell>
          <table:table-cell table:formula="of:=IF(ISNUMBER(SEARCH(&quot;J&quot;;[.$K136]));IF(ISBLANK([.$E$11]);&quot;&quot;;[.$E$11]);&quot;&quot;)">
            <text:p/>
          </table:table-cell>
          <table:table-cell table:formula="of:=IF(ISNUMBER(SEARCH(&quot;K&quot;;[.$K136]));IF(ISBLANK([.$E$12]);&quot;&quot;;[.$E$12]);&quot;&quot;)">
            <text:p/>
          </table:table-cell>
          <table:table-cell table:formula="of:=IF(ISNUMBER(SEARCH(&quot;L&quot;;[.$K136]));IF(ISBLANK([.$E$13]);&quot;&quot;;[.$E$13]);&quot;&quot;)">
            <text:p/>
          </table:table-cell>
          <table:table-cell table:formula="of:=IF(ISNUMBER(SEARCH(&quot;M&quot;;[.$K136]));IF(ISBLANK([.$E$14]);&quot;&quot;;[.$E$14]);&quot;&quot;)">
            <text:p/>
          </table:table-cell>
          <table:table-cell table:formula="of:=IF(ISNUMBER(SEARCH(&quot;N&quot;;[.$K136]));IF(ISBLANK([.$E$15]);&quot;&quot;;[.$E$15]);&quot;&quot;)">
            <text:p/>
          </table:table-cell>
          <table:table-cell/>
          <table:table-cell table:formula="of:=IF(ISNUMBER(SEARCH(&quot;A&quot;;[.$K136]));IF(ISBLANK([.$F$2]);&quot;&quot;;[.$F$2]);&quot;&quot;)">
            <text:p/>
          </table:table-cell>
          <table:table-cell table:formula="of:=IF(ISNUMBER(SEARCH(&quot;B&quot;;[.$K136]));IF(ISBLANK([.$F$3]);&quot;&quot;;[.$F$3]);&quot;&quot;)">
            <text:p/>
          </table:table-cell>
          <table:table-cell table:formula="of:=IF(ISNUMBER(SEARCH(&quot;C&quot;;[.$K136]));IF(ISBLANK([.$F$4]);&quot;&quot;;[.$F$4]);&quot;&quot;)">
            <text:p/>
          </table:table-cell>
          <table:table-cell table:formula="of:=IF(ISNUMBER(SEARCH(&quot;D&quot;;[.$K136]));IF(ISBLANK([.$F$5]);&quot;&quot;;[.$F$5]);&quot;&quot;)">
            <text:p/>
          </table:table-cell>
          <table:table-cell table:formula="of:=IF(ISNUMBER(SEARCH(&quot;E&quot;;[.$K136]));IF(ISBLANK([.$F$6]);&quot;&quot;;[.$F$6]);&quot;&quot;)">
            <text:p/>
          </table:table-cell>
          <table:table-cell table:formula="of:=IF(ISNUMBER(SEARCH(&quot;F&quot;;[.$K136]));IF(ISBLANK([.$F$7]);&quot;&quot;;[.$F$7]);&quot;&quot;)">
            <text:p/>
          </table:table-cell>
          <table:table-cell table:formula="of:=IF(ISNUMBER(SEARCH(&quot;G&quot;;[.$K136]));IF(ISBLANK([.$F$8]);&quot;&quot;;[.$F$8]);&quot;&quot;)">
            <text:p/>
          </table:table-cell>
          <table:table-cell table:formula="of:=IF(ISNUMBER(SEARCH(&quot;H&quot;;[.$K136]));IF(ISBLANK([.$F$9]);&quot;&quot;;[.$F$9]);&quot;&quot;)">
            <text:p/>
          </table:table-cell>
          <table:table-cell table:formula="of:=IF(ISNUMBER(SEARCH(&quot;I&quot;;[.$K136]));IF(ISBLANK([.$F$10]);&quot;&quot;;[.$F$10]);&quot;&quot;)">
            <text:p/>
          </table:table-cell>
          <table:table-cell table:formula="of:=IF(ISNUMBER(SEARCH(&quot;J&quot;;[.$K136]));IF(ISBLANK([.$F$11]);&quot;&quot;;[.$F$11]);&quot;&quot;)">
            <text:p/>
          </table:table-cell>
          <table:table-cell table:formula="of:=IF(ISNUMBER(SEARCH(&quot;K&quot;;[.$K136]));IF(ISBLANK([.$F$12]);&quot;&quot;;[.$F$12]);&quot;&quot;)">
            <text:p/>
          </table:table-cell>
          <table:table-cell table:formula="of:=IF(ISNUMBER(SEARCH(&quot;L&quot;;[.$K136]));IF(ISBLANK([.$F$13]);&quot;&quot;;[.$F$13]);&quot;&quot;)">
            <text:p/>
          </table:table-cell>
          <table:table-cell table:formula="of:=IF(ISNUMBER(SEARCH(&quot;M&quot;;[.$K136]));IF(ISBLANK([.$F$14]);&quot;&quot;;[.$F$14]);&quot;&quot;)">
            <text:p/>
          </table:table-cell>
          <table:table-cell table:formula="of:=IF(ISNUMBER(SEARCH(&quot;N&quot;;[.$K13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7:.$AD137])">
            <text:p/>
          </table:table-cell>
          <table:table-cell table:formula="of:=COM.MICROSOFT.CONCAT([.$AF137:.$AS137])">
            <text:p/>
          </table:table-cell>
          <table:table-cell table:formula="of:=COM.MICROSOFT.CONCAT([.$AU137:.$BH137])">
            <text:p/>
          </table:table-cell>
          <table:table-cell table:formula="of:=COUNTIF([.$K$1:.$K$1998];[.K137])" office:value-type="float" office:value="0" calcext:value-type="float">
            <text:p>0</text:p>
          </table:table-cell>
          <table:table-cell/>
          <table:table-cell table:formula="of:=IF(ISNUMBER(SEARCH(&quot;A&quot;;[.$K137]));IF(ISBLANK([.$D$2]);&quot;&quot;;[.$D$2]);&quot;&quot;)">
            <text:p/>
          </table:table-cell>
          <table:table-cell table:formula="of:=IF(ISNUMBER(SEARCH(&quot;B&quot;;[.$K137]));IF(ISBLANK([.$D$3]);&quot;&quot;;[.$D$3]);&quot;&quot;)">
            <text:p/>
          </table:table-cell>
          <table:table-cell table:formula="of:=IF(ISNUMBER(SEARCH(&quot;C&quot;;[.$K137]));IF(ISBLANK([.$D$4]);&quot;&quot;;[.$D$4]);&quot;&quot;)">
            <text:p/>
          </table:table-cell>
          <table:table-cell table:formula="of:=IF(ISNUMBER(SEARCH(&quot;D&quot;;[.$K137]));IF(ISBLANK([.$D$5]);&quot;&quot;;[.$D$5]);&quot;&quot;)">
            <text:p/>
          </table:table-cell>
          <table:table-cell table:formula="of:=IF(ISNUMBER(SEARCH(&quot;E&quot;;[.$K137]));IF(ISBLANK([.$D$6]);&quot;&quot;;[.$D$6]);&quot;&quot;)">
            <text:p/>
          </table:table-cell>
          <table:table-cell table:formula="of:=IF(ISNUMBER(SEARCH(&quot;F&quot;;[.$K137]));IF(ISBLANK([.$D$7]);&quot;&quot;;[.$D$7]);&quot;&quot;)">
            <text:p/>
          </table:table-cell>
          <table:table-cell table:formula="of:=IF(ISNUMBER(SEARCH(&quot;G&quot;;[.$K137]));IF(ISBLANK([.$D$8]);&quot;&quot;;[.$D$8]);&quot;&quot;)">
            <text:p/>
          </table:table-cell>
          <table:table-cell table:formula="of:=IF(ISNUMBER(SEARCH(&quot;H&quot;;[.$K137]));IF(ISBLANK([.$D$9]);&quot;&quot;;[.$D$9]);&quot;&quot;)">
            <text:p/>
          </table:table-cell>
          <table:table-cell table:formula="of:=IF(ISNUMBER(SEARCH(&quot;I&quot;;[.$K137]));IF(ISBLANK([.$D$10]);&quot;&quot;;[.$D$10]);&quot;&quot;)">
            <text:p/>
          </table:table-cell>
          <table:table-cell table:formula="of:=IF(ISNUMBER(SEARCH(&quot;J&quot;;[.$K137]));IF(ISBLANK([.$D$11]);&quot;&quot;;[.$D$11]);&quot;&quot;)">
            <text:p/>
          </table:table-cell>
          <table:table-cell table:formula="of:=IF(ISNUMBER(SEARCH(&quot;K&quot;;[.$K137]));IF(ISBLANK([.$D$12]);&quot;&quot;;[.$D$12]);&quot;&quot;)">
            <text:p/>
          </table:table-cell>
          <table:table-cell table:formula="of:=IF(ISNUMBER(SEARCH(&quot;L&quot;;[.$K137]));IF(ISBLANK([.$D$13]);&quot;&quot;;[.$D$13]);&quot;&quot;)">
            <text:p/>
          </table:table-cell>
          <table:table-cell table:formula="of:=IF(ISNUMBER(SEARCH(&quot;M&quot;;[.$K137]));IF(ISBLANK([.$D$14]);&quot;&quot;;[.$D$14]);&quot;&quot;)">
            <text:p/>
          </table:table-cell>
          <table:table-cell table:formula="of:=IF(ISNUMBER(SEARCH(&quot;N&quot;;[.$K137]));IF(ISBLANK([.$D$15]);&quot;&quot;;[.$D$15]);&quot;&quot;)">
            <text:p/>
          </table:table-cell>
          <table:table-cell/>
          <table:table-cell table:formula="of:=IF(ISNUMBER(SEARCH(&quot;A&quot;;[.$K137]));IF(ISBLANK([.$E$2]);&quot;&quot;;[.$E$2]);&quot;&quot;)">
            <text:p/>
          </table:table-cell>
          <table:table-cell table:formula="of:=IF(ISNUMBER(SEARCH(&quot;B&quot;;[.$K137]));IF(ISBLANK([.$E$3]);&quot;&quot;;[.$E$3]);&quot;&quot;)">
            <text:p/>
          </table:table-cell>
          <table:table-cell table:formula="of:=IF(ISNUMBER(SEARCH(&quot;C&quot;;[.$K137]));IF(ISBLANK([.$E$4]);&quot;&quot;;[.$E$4]);&quot;&quot;)">
            <text:p/>
          </table:table-cell>
          <table:table-cell table:formula="of:=IF(ISNUMBER(SEARCH(&quot;D&quot;;[.$K137]));IF(ISBLANK([.$E$5]);&quot;&quot;;[.$E$5]);&quot;&quot;)">
            <text:p/>
          </table:table-cell>
          <table:table-cell table:formula="of:=IF(ISNUMBER(SEARCH(&quot;E&quot;;[.$K137]));IF(ISBLANK([.$E$6]);&quot;&quot;;[.$E$6]);&quot;&quot;)">
            <text:p/>
          </table:table-cell>
          <table:table-cell table:formula="of:=IF(ISNUMBER(SEARCH(&quot;F&quot;;[.$K137]));IF(ISBLANK([.$E$7]);&quot;&quot;;[.$E$7]);&quot;&quot;)">
            <text:p/>
          </table:table-cell>
          <table:table-cell table:formula="of:=IF(ISNUMBER(SEARCH(&quot;G&quot;;[.$K137]));IF(ISBLANK([.$E$8]);&quot;&quot;;[.$E$8]);&quot;&quot;)">
            <text:p/>
          </table:table-cell>
          <table:table-cell table:formula="of:=IF(ISNUMBER(SEARCH(&quot;H&quot;;[.$K137]));IF(ISBLANK([.$E$9]);&quot;&quot;;[.$E$9]);&quot;&quot;)">
            <text:p/>
          </table:table-cell>
          <table:table-cell table:formula="of:=IF(ISNUMBER(SEARCH(&quot;I&quot;;[.$K137]));IF(ISBLANK([.$E$10]);&quot;&quot;;[.$E$10]);&quot;&quot;)">
            <text:p/>
          </table:table-cell>
          <table:table-cell table:formula="of:=IF(ISNUMBER(SEARCH(&quot;J&quot;;[.$K137]));IF(ISBLANK([.$E$11]);&quot;&quot;;[.$E$11]);&quot;&quot;)">
            <text:p/>
          </table:table-cell>
          <table:table-cell table:formula="of:=IF(ISNUMBER(SEARCH(&quot;K&quot;;[.$K137]));IF(ISBLANK([.$E$12]);&quot;&quot;;[.$E$12]);&quot;&quot;)">
            <text:p/>
          </table:table-cell>
          <table:table-cell table:formula="of:=IF(ISNUMBER(SEARCH(&quot;L&quot;;[.$K137]));IF(ISBLANK([.$E$13]);&quot;&quot;;[.$E$13]);&quot;&quot;)">
            <text:p/>
          </table:table-cell>
          <table:table-cell table:formula="of:=IF(ISNUMBER(SEARCH(&quot;M&quot;;[.$K137]));IF(ISBLANK([.$E$14]);&quot;&quot;;[.$E$14]);&quot;&quot;)">
            <text:p/>
          </table:table-cell>
          <table:table-cell table:formula="of:=IF(ISNUMBER(SEARCH(&quot;N&quot;;[.$K137]));IF(ISBLANK([.$E$15]);&quot;&quot;;[.$E$15]);&quot;&quot;)">
            <text:p/>
          </table:table-cell>
          <table:table-cell/>
          <table:table-cell table:formula="of:=IF(ISNUMBER(SEARCH(&quot;A&quot;;[.$K137]));IF(ISBLANK([.$F$2]);&quot;&quot;;[.$F$2]);&quot;&quot;)">
            <text:p/>
          </table:table-cell>
          <table:table-cell table:formula="of:=IF(ISNUMBER(SEARCH(&quot;B&quot;;[.$K137]));IF(ISBLANK([.$F$3]);&quot;&quot;;[.$F$3]);&quot;&quot;)">
            <text:p/>
          </table:table-cell>
          <table:table-cell table:formula="of:=IF(ISNUMBER(SEARCH(&quot;C&quot;;[.$K137]));IF(ISBLANK([.$F$4]);&quot;&quot;;[.$F$4]);&quot;&quot;)">
            <text:p/>
          </table:table-cell>
          <table:table-cell table:formula="of:=IF(ISNUMBER(SEARCH(&quot;D&quot;;[.$K137]));IF(ISBLANK([.$F$5]);&quot;&quot;;[.$F$5]);&quot;&quot;)">
            <text:p/>
          </table:table-cell>
          <table:table-cell table:formula="of:=IF(ISNUMBER(SEARCH(&quot;E&quot;;[.$K137]));IF(ISBLANK([.$F$6]);&quot;&quot;;[.$F$6]);&quot;&quot;)">
            <text:p/>
          </table:table-cell>
          <table:table-cell table:formula="of:=IF(ISNUMBER(SEARCH(&quot;F&quot;;[.$K137]));IF(ISBLANK([.$F$7]);&quot;&quot;;[.$F$7]);&quot;&quot;)">
            <text:p/>
          </table:table-cell>
          <table:table-cell table:formula="of:=IF(ISNUMBER(SEARCH(&quot;G&quot;;[.$K137]));IF(ISBLANK([.$F$8]);&quot;&quot;;[.$F$8]);&quot;&quot;)">
            <text:p/>
          </table:table-cell>
          <table:table-cell table:formula="of:=IF(ISNUMBER(SEARCH(&quot;H&quot;;[.$K137]));IF(ISBLANK([.$F$9]);&quot;&quot;;[.$F$9]);&quot;&quot;)">
            <text:p/>
          </table:table-cell>
          <table:table-cell table:formula="of:=IF(ISNUMBER(SEARCH(&quot;I&quot;;[.$K137]));IF(ISBLANK([.$F$10]);&quot;&quot;;[.$F$10]);&quot;&quot;)">
            <text:p/>
          </table:table-cell>
          <table:table-cell table:formula="of:=IF(ISNUMBER(SEARCH(&quot;J&quot;;[.$K137]));IF(ISBLANK([.$F$11]);&quot;&quot;;[.$F$11]);&quot;&quot;)">
            <text:p/>
          </table:table-cell>
          <table:table-cell table:formula="of:=IF(ISNUMBER(SEARCH(&quot;K&quot;;[.$K137]));IF(ISBLANK([.$F$12]);&quot;&quot;;[.$F$12]);&quot;&quot;)">
            <text:p/>
          </table:table-cell>
          <table:table-cell table:formula="of:=IF(ISNUMBER(SEARCH(&quot;L&quot;;[.$K137]));IF(ISBLANK([.$F$13]);&quot;&quot;;[.$F$13]);&quot;&quot;)">
            <text:p/>
          </table:table-cell>
          <table:table-cell table:formula="of:=IF(ISNUMBER(SEARCH(&quot;M&quot;;[.$K137]));IF(ISBLANK([.$F$14]);&quot;&quot;;[.$F$14]);&quot;&quot;)">
            <text:p/>
          </table:table-cell>
          <table:table-cell table:formula="of:=IF(ISNUMBER(SEARCH(&quot;N&quot;;[.$K13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8:.$AD138])">
            <text:p/>
          </table:table-cell>
          <table:table-cell table:formula="of:=COM.MICROSOFT.CONCAT([.$AF138:.$AS138])">
            <text:p/>
          </table:table-cell>
          <table:table-cell table:formula="of:=COM.MICROSOFT.CONCAT([.$AU138:.$BH138])">
            <text:p/>
          </table:table-cell>
          <table:table-cell table:formula="of:=COUNTIF([.$K$1:.$K$1998];[.K138])" office:value-type="float" office:value="0" calcext:value-type="float">
            <text:p>0</text:p>
          </table:table-cell>
          <table:table-cell/>
          <table:table-cell table:formula="of:=IF(ISNUMBER(SEARCH(&quot;A&quot;;[.$K138]));IF(ISBLANK([.$D$2]);&quot;&quot;;[.$D$2]);&quot;&quot;)">
            <text:p/>
          </table:table-cell>
          <table:table-cell table:formula="of:=IF(ISNUMBER(SEARCH(&quot;B&quot;;[.$K138]));IF(ISBLANK([.$D$3]);&quot;&quot;;[.$D$3]);&quot;&quot;)">
            <text:p/>
          </table:table-cell>
          <table:table-cell table:formula="of:=IF(ISNUMBER(SEARCH(&quot;C&quot;;[.$K138]));IF(ISBLANK([.$D$4]);&quot;&quot;;[.$D$4]);&quot;&quot;)">
            <text:p/>
          </table:table-cell>
          <table:table-cell table:formula="of:=IF(ISNUMBER(SEARCH(&quot;D&quot;;[.$K138]));IF(ISBLANK([.$D$5]);&quot;&quot;;[.$D$5]);&quot;&quot;)">
            <text:p/>
          </table:table-cell>
          <table:table-cell table:formula="of:=IF(ISNUMBER(SEARCH(&quot;E&quot;;[.$K138]));IF(ISBLANK([.$D$6]);&quot;&quot;;[.$D$6]);&quot;&quot;)">
            <text:p/>
          </table:table-cell>
          <table:table-cell table:formula="of:=IF(ISNUMBER(SEARCH(&quot;F&quot;;[.$K138]));IF(ISBLANK([.$D$7]);&quot;&quot;;[.$D$7]);&quot;&quot;)">
            <text:p/>
          </table:table-cell>
          <table:table-cell table:formula="of:=IF(ISNUMBER(SEARCH(&quot;G&quot;;[.$K138]));IF(ISBLANK([.$D$8]);&quot;&quot;;[.$D$8]);&quot;&quot;)">
            <text:p/>
          </table:table-cell>
          <table:table-cell table:formula="of:=IF(ISNUMBER(SEARCH(&quot;H&quot;;[.$K138]));IF(ISBLANK([.$D$9]);&quot;&quot;;[.$D$9]);&quot;&quot;)">
            <text:p/>
          </table:table-cell>
          <table:table-cell table:formula="of:=IF(ISNUMBER(SEARCH(&quot;I&quot;;[.$K138]));IF(ISBLANK([.$D$10]);&quot;&quot;;[.$D$10]);&quot;&quot;)">
            <text:p/>
          </table:table-cell>
          <table:table-cell table:formula="of:=IF(ISNUMBER(SEARCH(&quot;J&quot;;[.$K138]));IF(ISBLANK([.$D$11]);&quot;&quot;;[.$D$11]);&quot;&quot;)">
            <text:p/>
          </table:table-cell>
          <table:table-cell table:formula="of:=IF(ISNUMBER(SEARCH(&quot;K&quot;;[.$K138]));IF(ISBLANK([.$D$12]);&quot;&quot;;[.$D$12]);&quot;&quot;)">
            <text:p/>
          </table:table-cell>
          <table:table-cell table:formula="of:=IF(ISNUMBER(SEARCH(&quot;L&quot;;[.$K138]));IF(ISBLANK([.$D$13]);&quot;&quot;;[.$D$13]);&quot;&quot;)">
            <text:p/>
          </table:table-cell>
          <table:table-cell table:formula="of:=IF(ISNUMBER(SEARCH(&quot;M&quot;;[.$K138]));IF(ISBLANK([.$D$14]);&quot;&quot;;[.$D$14]);&quot;&quot;)">
            <text:p/>
          </table:table-cell>
          <table:table-cell table:formula="of:=IF(ISNUMBER(SEARCH(&quot;N&quot;;[.$K138]));IF(ISBLANK([.$D$15]);&quot;&quot;;[.$D$15]);&quot;&quot;)">
            <text:p/>
          </table:table-cell>
          <table:table-cell/>
          <table:table-cell table:formula="of:=IF(ISNUMBER(SEARCH(&quot;A&quot;;[.$K138]));IF(ISBLANK([.$E$2]);&quot;&quot;;[.$E$2]);&quot;&quot;)">
            <text:p/>
          </table:table-cell>
          <table:table-cell table:formula="of:=IF(ISNUMBER(SEARCH(&quot;B&quot;;[.$K138]));IF(ISBLANK([.$E$3]);&quot;&quot;;[.$E$3]);&quot;&quot;)">
            <text:p/>
          </table:table-cell>
          <table:table-cell table:formula="of:=IF(ISNUMBER(SEARCH(&quot;C&quot;;[.$K138]));IF(ISBLANK([.$E$4]);&quot;&quot;;[.$E$4]);&quot;&quot;)">
            <text:p/>
          </table:table-cell>
          <table:table-cell table:formula="of:=IF(ISNUMBER(SEARCH(&quot;D&quot;;[.$K138]));IF(ISBLANK([.$E$5]);&quot;&quot;;[.$E$5]);&quot;&quot;)">
            <text:p/>
          </table:table-cell>
          <table:table-cell table:formula="of:=IF(ISNUMBER(SEARCH(&quot;E&quot;;[.$K138]));IF(ISBLANK([.$E$6]);&quot;&quot;;[.$E$6]);&quot;&quot;)">
            <text:p/>
          </table:table-cell>
          <table:table-cell table:formula="of:=IF(ISNUMBER(SEARCH(&quot;F&quot;;[.$K138]));IF(ISBLANK([.$E$7]);&quot;&quot;;[.$E$7]);&quot;&quot;)">
            <text:p/>
          </table:table-cell>
          <table:table-cell table:formula="of:=IF(ISNUMBER(SEARCH(&quot;G&quot;;[.$K138]));IF(ISBLANK([.$E$8]);&quot;&quot;;[.$E$8]);&quot;&quot;)">
            <text:p/>
          </table:table-cell>
          <table:table-cell table:formula="of:=IF(ISNUMBER(SEARCH(&quot;H&quot;;[.$K138]));IF(ISBLANK([.$E$9]);&quot;&quot;;[.$E$9]);&quot;&quot;)">
            <text:p/>
          </table:table-cell>
          <table:table-cell table:formula="of:=IF(ISNUMBER(SEARCH(&quot;I&quot;;[.$K138]));IF(ISBLANK([.$E$10]);&quot;&quot;;[.$E$10]);&quot;&quot;)">
            <text:p/>
          </table:table-cell>
          <table:table-cell table:formula="of:=IF(ISNUMBER(SEARCH(&quot;J&quot;;[.$K138]));IF(ISBLANK([.$E$11]);&quot;&quot;;[.$E$11]);&quot;&quot;)">
            <text:p/>
          </table:table-cell>
          <table:table-cell table:formula="of:=IF(ISNUMBER(SEARCH(&quot;K&quot;;[.$K138]));IF(ISBLANK([.$E$12]);&quot;&quot;;[.$E$12]);&quot;&quot;)">
            <text:p/>
          </table:table-cell>
          <table:table-cell table:formula="of:=IF(ISNUMBER(SEARCH(&quot;L&quot;;[.$K138]));IF(ISBLANK([.$E$13]);&quot;&quot;;[.$E$13]);&quot;&quot;)">
            <text:p/>
          </table:table-cell>
          <table:table-cell table:formula="of:=IF(ISNUMBER(SEARCH(&quot;M&quot;;[.$K138]));IF(ISBLANK([.$E$14]);&quot;&quot;;[.$E$14]);&quot;&quot;)">
            <text:p/>
          </table:table-cell>
          <table:table-cell table:formula="of:=IF(ISNUMBER(SEARCH(&quot;N&quot;;[.$K138]));IF(ISBLANK([.$E$15]);&quot;&quot;;[.$E$15]);&quot;&quot;)">
            <text:p/>
          </table:table-cell>
          <table:table-cell/>
          <table:table-cell table:formula="of:=IF(ISNUMBER(SEARCH(&quot;A&quot;;[.$K138]));IF(ISBLANK([.$F$2]);&quot;&quot;;[.$F$2]);&quot;&quot;)">
            <text:p/>
          </table:table-cell>
          <table:table-cell table:formula="of:=IF(ISNUMBER(SEARCH(&quot;B&quot;;[.$K138]));IF(ISBLANK([.$F$3]);&quot;&quot;;[.$F$3]);&quot;&quot;)">
            <text:p/>
          </table:table-cell>
          <table:table-cell table:formula="of:=IF(ISNUMBER(SEARCH(&quot;C&quot;;[.$K138]));IF(ISBLANK([.$F$4]);&quot;&quot;;[.$F$4]);&quot;&quot;)">
            <text:p/>
          </table:table-cell>
          <table:table-cell table:formula="of:=IF(ISNUMBER(SEARCH(&quot;D&quot;;[.$K138]));IF(ISBLANK([.$F$5]);&quot;&quot;;[.$F$5]);&quot;&quot;)">
            <text:p/>
          </table:table-cell>
          <table:table-cell table:formula="of:=IF(ISNUMBER(SEARCH(&quot;E&quot;;[.$K138]));IF(ISBLANK([.$F$6]);&quot;&quot;;[.$F$6]);&quot;&quot;)">
            <text:p/>
          </table:table-cell>
          <table:table-cell table:formula="of:=IF(ISNUMBER(SEARCH(&quot;F&quot;;[.$K138]));IF(ISBLANK([.$F$7]);&quot;&quot;;[.$F$7]);&quot;&quot;)">
            <text:p/>
          </table:table-cell>
          <table:table-cell table:formula="of:=IF(ISNUMBER(SEARCH(&quot;G&quot;;[.$K138]));IF(ISBLANK([.$F$8]);&quot;&quot;;[.$F$8]);&quot;&quot;)">
            <text:p/>
          </table:table-cell>
          <table:table-cell table:formula="of:=IF(ISNUMBER(SEARCH(&quot;H&quot;;[.$K138]));IF(ISBLANK([.$F$9]);&quot;&quot;;[.$F$9]);&quot;&quot;)">
            <text:p/>
          </table:table-cell>
          <table:table-cell table:formula="of:=IF(ISNUMBER(SEARCH(&quot;I&quot;;[.$K138]));IF(ISBLANK([.$F$10]);&quot;&quot;;[.$F$10]);&quot;&quot;)">
            <text:p/>
          </table:table-cell>
          <table:table-cell table:formula="of:=IF(ISNUMBER(SEARCH(&quot;J&quot;;[.$K138]));IF(ISBLANK([.$F$11]);&quot;&quot;;[.$F$11]);&quot;&quot;)">
            <text:p/>
          </table:table-cell>
          <table:table-cell table:formula="of:=IF(ISNUMBER(SEARCH(&quot;K&quot;;[.$K138]));IF(ISBLANK([.$F$12]);&quot;&quot;;[.$F$12]);&quot;&quot;)">
            <text:p/>
          </table:table-cell>
          <table:table-cell table:formula="of:=IF(ISNUMBER(SEARCH(&quot;L&quot;;[.$K138]));IF(ISBLANK([.$F$13]);&quot;&quot;;[.$F$13]);&quot;&quot;)">
            <text:p/>
          </table:table-cell>
          <table:table-cell table:formula="of:=IF(ISNUMBER(SEARCH(&quot;M&quot;;[.$K138]));IF(ISBLANK([.$F$14]);&quot;&quot;;[.$F$14]);&quot;&quot;)">
            <text:p/>
          </table:table-cell>
          <table:table-cell table:formula="of:=IF(ISNUMBER(SEARCH(&quot;N&quot;;[.$K13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39:.$AD139])">
            <text:p/>
          </table:table-cell>
          <table:table-cell table:formula="of:=COM.MICROSOFT.CONCAT([.$AF139:.$AS139])">
            <text:p/>
          </table:table-cell>
          <table:table-cell table:formula="of:=COM.MICROSOFT.CONCAT([.$AU139:.$BH139])">
            <text:p/>
          </table:table-cell>
          <table:table-cell table:formula="of:=COUNTIF([.$K$1:.$K$1998];[.K139])" office:value-type="float" office:value="0" calcext:value-type="float">
            <text:p>0</text:p>
          </table:table-cell>
          <table:table-cell/>
          <table:table-cell table:formula="of:=IF(ISNUMBER(SEARCH(&quot;A&quot;;[.$K139]));IF(ISBLANK([.$D$2]);&quot;&quot;;[.$D$2]);&quot;&quot;)">
            <text:p/>
          </table:table-cell>
          <table:table-cell table:formula="of:=IF(ISNUMBER(SEARCH(&quot;B&quot;;[.$K139]));IF(ISBLANK([.$D$3]);&quot;&quot;;[.$D$3]);&quot;&quot;)">
            <text:p/>
          </table:table-cell>
          <table:table-cell table:formula="of:=IF(ISNUMBER(SEARCH(&quot;C&quot;;[.$K139]));IF(ISBLANK([.$D$4]);&quot;&quot;;[.$D$4]);&quot;&quot;)">
            <text:p/>
          </table:table-cell>
          <table:table-cell table:formula="of:=IF(ISNUMBER(SEARCH(&quot;D&quot;;[.$K139]));IF(ISBLANK([.$D$5]);&quot;&quot;;[.$D$5]);&quot;&quot;)">
            <text:p/>
          </table:table-cell>
          <table:table-cell table:formula="of:=IF(ISNUMBER(SEARCH(&quot;E&quot;;[.$K139]));IF(ISBLANK([.$D$6]);&quot;&quot;;[.$D$6]);&quot;&quot;)">
            <text:p/>
          </table:table-cell>
          <table:table-cell table:formula="of:=IF(ISNUMBER(SEARCH(&quot;F&quot;;[.$K139]));IF(ISBLANK([.$D$7]);&quot;&quot;;[.$D$7]);&quot;&quot;)">
            <text:p/>
          </table:table-cell>
          <table:table-cell table:formula="of:=IF(ISNUMBER(SEARCH(&quot;G&quot;;[.$K139]));IF(ISBLANK([.$D$8]);&quot;&quot;;[.$D$8]);&quot;&quot;)">
            <text:p/>
          </table:table-cell>
          <table:table-cell table:formula="of:=IF(ISNUMBER(SEARCH(&quot;H&quot;;[.$K139]));IF(ISBLANK([.$D$9]);&quot;&quot;;[.$D$9]);&quot;&quot;)">
            <text:p/>
          </table:table-cell>
          <table:table-cell table:formula="of:=IF(ISNUMBER(SEARCH(&quot;I&quot;;[.$K139]));IF(ISBLANK([.$D$10]);&quot;&quot;;[.$D$10]);&quot;&quot;)">
            <text:p/>
          </table:table-cell>
          <table:table-cell table:formula="of:=IF(ISNUMBER(SEARCH(&quot;J&quot;;[.$K139]));IF(ISBLANK([.$D$11]);&quot;&quot;;[.$D$11]);&quot;&quot;)">
            <text:p/>
          </table:table-cell>
          <table:table-cell table:formula="of:=IF(ISNUMBER(SEARCH(&quot;K&quot;;[.$K139]));IF(ISBLANK([.$D$12]);&quot;&quot;;[.$D$12]);&quot;&quot;)">
            <text:p/>
          </table:table-cell>
          <table:table-cell table:formula="of:=IF(ISNUMBER(SEARCH(&quot;L&quot;;[.$K139]));IF(ISBLANK([.$D$13]);&quot;&quot;;[.$D$13]);&quot;&quot;)">
            <text:p/>
          </table:table-cell>
          <table:table-cell table:formula="of:=IF(ISNUMBER(SEARCH(&quot;M&quot;;[.$K139]));IF(ISBLANK([.$D$14]);&quot;&quot;;[.$D$14]);&quot;&quot;)">
            <text:p/>
          </table:table-cell>
          <table:table-cell table:formula="of:=IF(ISNUMBER(SEARCH(&quot;N&quot;;[.$K139]));IF(ISBLANK([.$D$15]);&quot;&quot;;[.$D$15]);&quot;&quot;)">
            <text:p/>
          </table:table-cell>
          <table:table-cell/>
          <table:table-cell table:formula="of:=IF(ISNUMBER(SEARCH(&quot;A&quot;;[.$K139]));IF(ISBLANK([.$E$2]);&quot;&quot;;[.$E$2]);&quot;&quot;)">
            <text:p/>
          </table:table-cell>
          <table:table-cell table:formula="of:=IF(ISNUMBER(SEARCH(&quot;B&quot;;[.$K139]));IF(ISBLANK([.$E$3]);&quot;&quot;;[.$E$3]);&quot;&quot;)">
            <text:p/>
          </table:table-cell>
          <table:table-cell table:formula="of:=IF(ISNUMBER(SEARCH(&quot;C&quot;;[.$K139]));IF(ISBLANK([.$E$4]);&quot;&quot;;[.$E$4]);&quot;&quot;)">
            <text:p/>
          </table:table-cell>
          <table:table-cell table:formula="of:=IF(ISNUMBER(SEARCH(&quot;D&quot;;[.$K139]));IF(ISBLANK([.$E$5]);&quot;&quot;;[.$E$5]);&quot;&quot;)">
            <text:p/>
          </table:table-cell>
          <table:table-cell table:formula="of:=IF(ISNUMBER(SEARCH(&quot;E&quot;;[.$K139]));IF(ISBLANK([.$E$6]);&quot;&quot;;[.$E$6]);&quot;&quot;)">
            <text:p/>
          </table:table-cell>
          <table:table-cell table:formula="of:=IF(ISNUMBER(SEARCH(&quot;F&quot;;[.$K139]));IF(ISBLANK([.$E$7]);&quot;&quot;;[.$E$7]);&quot;&quot;)">
            <text:p/>
          </table:table-cell>
          <table:table-cell table:formula="of:=IF(ISNUMBER(SEARCH(&quot;G&quot;;[.$K139]));IF(ISBLANK([.$E$8]);&quot;&quot;;[.$E$8]);&quot;&quot;)">
            <text:p/>
          </table:table-cell>
          <table:table-cell table:formula="of:=IF(ISNUMBER(SEARCH(&quot;H&quot;;[.$K139]));IF(ISBLANK([.$E$9]);&quot;&quot;;[.$E$9]);&quot;&quot;)">
            <text:p/>
          </table:table-cell>
          <table:table-cell table:formula="of:=IF(ISNUMBER(SEARCH(&quot;I&quot;;[.$K139]));IF(ISBLANK([.$E$10]);&quot;&quot;;[.$E$10]);&quot;&quot;)">
            <text:p/>
          </table:table-cell>
          <table:table-cell table:formula="of:=IF(ISNUMBER(SEARCH(&quot;J&quot;;[.$K139]));IF(ISBLANK([.$E$11]);&quot;&quot;;[.$E$11]);&quot;&quot;)">
            <text:p/>
          </table:table-cell>
          <table:table-cell table:formula="of:=IF(ISNUMBER(SEARCH(&quot;K&quot;;[.$K139]));IF(ISBLANK([.$E$12]);&quot;&quot;;[.$E$12]);&quot;&quot;)">
            <text:p/>
          </table:table-cell>
          <table:table-cell table:formula="of:=IF(ISNUMBER(SEARCH(&quot;L&quot;;[.$K139]));IF(ISBLANK([.$E$13]);&quot;&quot;;[.$E$13]);&quot;&quot;)">
            <text:p/>
          </table:table-cell>
          <table:table-cell table:formula="of:=IF(ISNUMBER(SEARCH(&quot;M&quot;;[.$K139]));IF(ISBLANK([.$E$14]);&quot;&quot;;[.$E$14]);&quot;&quot;)">
            <text:p/>
          </table:table-cell>
          <table:table-cell table:formula="of:=IF(ISNUMBER(SEARCH(&quot;N&quot;;[.$K139]));IF(ISBLANK([.$E$15]);&quot;&quot;;[.$E$15]);&quot;&quot;)">
            <text:p/>
          </table:table-cell>
          <table:table-cell/>
          <table:table-cell table:formula="of:=IF(ISNUMBER(SEARCH(&quot;A&quot;;[.$K139]));IF(ISBLANK([.$F$2]);&quot;&quot;;[.$F$2]);&quot;&quot;)">
            <text:p/>
          </table:table-cell>
          <table:table-cell table:formula="of:=IF(ISNUMBER(SEARCH(&quot;B&quot;;[.$K139]));IF(ISBLANK([.$F$3]);&quot;&quot;;[.$F$3]);&quot;&quot;)">
            <text:p/>
          </table:table-cell>
          <table:table-cell table:formula="of:=IF(ISNUMBER(SEARCH(&quot;C&quot;;[.$K139]));IF(ISBLANK([.$F$4]);&quot;&quot;;[.$F$4]);&quot;&quot;)">
            <text:p/>
          </table:table-cell>
          <table:table-cell table:formula="of:=IF(ISNUMBER(SEARCH(&quot;D&quot;;[.$K139]));IF(ISBLANK([.$F$5]);&quot;&quot;;[.$F$5]);&quot;&quot;)">
            <text:p/>
          </table:table-cell>
          <table:table-cell table:formula="of:=IF(ISNUMBER(SEARCH(&quot;E&quot;;[.$K139]));IF(ISBLANK([.$F$6]);&quot;&quot;;[.$F$6]);&quot;&quot;)">
            <text:p/>
          </table:table-cell>
          <table:table-cell table:formula="of:=IF(ISNUMBER(SEARCH(&quot;F&quot;;[.$K139]));IF(ISBLANK([.$F$7]);&quot;&quot;;[.$F$7]);&quot;&quot;)">
            <text:p/>
          </table:table-cell>
          <table:table-cell table:formula="of:=IF(ISNUMBER(SEARCH(&quot;G&quot;;[.$K139]));IF(ISBLANK([.$F$8]);&quot;&quot;;[.$F$8]);&quot;&quot;)">
            <text:p/>
          </table:table-cell>
          <table:table-cell table:formula="of:=IF(ISNUMBER(SEARCH(&quot;H&quot;;[.$K139]));IF(ISBLANK([.$F$9]);&quot;&quot;;[.$F$9]);&quot;&quot;)">
            <text:p/>
          </table:table-cell>
          <table:table-cell table:formula="of:=IF(ISNUMBER(SEARCH(&quot;I&quot;;[.$K139]));IF(ISBLANK([.$F$10]);&quot;&quot;;[.$F$10]);&quot;&quot;)">
            <text:p/>
          </table:table-cell>
          <table:table-cell table:formula="of:=IF(ISNUMBER(SEARCH(&quot;J&quot;;[.$K139]));IF(ISBLANK([.$F$11]);&quot;&quot;;[.$F$11]);&quot;&quot;)">
            <text:p/>
          </table:table-cell>
          <table:table-cell table:formula="of:=IF(ISNUMBER(SEARCH(&quot;K&quot;;[.$K139]));IF(ISBLANK([.$F$12]);&quot;&quot;;[.$F$12]);&quot;&quot;)">
            <text:p/>
          </table:table-cell>
          <table:table-cell table:formula="of:=IF(ISNUMBER(SEARCH(&quot;L&quot;;[.$K139]));IF(ISBLANK([.$F$13]);&quot;&quot;;[.$F$13]);&quot;&quot;)">
            <text:p/>
          </table:table-cell>
          <table:table-cell table:formula="of:=IF(ISNUMBER(SEARCH(&quot;M&quot;;[.$K139]));IF(ISBLANK([.$F$14]);&quot;&quot;;[.$F$14]);&quot;&quot;)">
            <text:p/>
          </table:table-cell>
          <table:table-cell table:formula="of:=IF(ISNUMBER(SEARCH(&quot;N&quot;;[.$K139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0:.$AD140])">
            <text:p/>
          </table:table-cell>
          <table:table-cell table:formula="of:=COM.MICROSOFT.CONCAT([.$AF140:.$AS140])">
            <text:p/>
          </table:table-cell>
          <table:table-cell table:formula="of:=COM.MICROSOFT.CONCAT([.$AU140:.$BH140])">
            <text:p/>
          </table:table-cell>
          <table:table-cell table:formula="of:=COUNTIF([.$K$1:.$K$1998];[.K140])" office:value-type="float" office:value="0" calcext:value-type="float">
            <text:p>0</text:p>
          </table:table-cell>
          <table:table-cell/>
          <table:table-cell table:formula="of:=IF(ISNUMBER(SEARCH(&quot;A&quot;;[.$K140]));IF(ISBLANK([.$D$2]);&quot;&quot;;[.$D$2]);&quot;&quot;)">
            <text:p/>
          </table:table-cell>
          <table:table-cell table:formula="of:=IF(ISNUMBER(SEARCH(&quot;B&quot;;[.$K140]));IF(ISBLANK([.$D$3]);&quot;&quot;;[.$D$3]);&quot;&quot;)">
            <text:p/>
          </table:table-cell>
          <table:table-cell table:formula="of:=IF(ISNUMBER(SEARCH(&quot;C&quot;;[.$K140]));IF(ISBLANK([.$D$4]);&quot;&quot;;[.$D$4]);&quot;&quot;)">
            <text:p/>
          </table:table-cell>
          <table:table-cell table:formula="of:=IF(ISNUMBER(SEARCH(&quot;D&quot;;[.$K140]));IF(ISBLANK([.$D$5]);&quot;&quot;;[.$D$5]);&quot;&quot;)">
            <text:p/>
          </table:table-cell>
          <table:table-cell table:formula="of:=IF(ISNUMBER(SEARCH(&quot;E&quot;;[.$K140]));IF(ISBLANK([.$D$6]);&quot;&quot;;[.$D$6]);&quot;&quot;)">
            <text:p/>
          </table:table-cell>
          <table:table-cell table:formula="of:=IF(ISNUMBER(SEARCH(&quot;F&quot;;[.$K140]));IF(ISBLANK([.$D$7]);&quot;&quot;;[.$D$7]);&quot;&quot;)">
            <text:p/>
          </table:table-cell>
          <table:table-cell table:formula="of:=IF(ISNUMBER(SEARCH(&quot;G&quot;;[.$K140]));IF(ISBLANK([.$D$8]);&quot;&quot;;[.$D$8]);&quot;&quot;)">
            <text:p/>
          </table:table-cell>
          <table:table-cell table:formula="of:=IF(ISNUMBER(SEARCH(&quot;H&quot;;[.$K140]));IF(ISBLANK([.$D$9]);&quot;&quot;;[.$D$9]);&quot;&quot;)">
            <text:p/>
          </table:table-cell>
          <table:table-cell table:formula="of:=IF(ISNUMBER(SEARCH(&quot;I&quot;;[.$K140]));IF(ISBLANK([.$D$10]);&quot;&quot;;[.$D$10]);&quot;&quot;)">
            <text:p/>
          </table:table-cell>
          <table:table-cell table:formula="of:=IF(ISNUMBER(SEARCH(&quot;J&quot;;[.$K140]));IF(ISBLANK([.$D$11]);&quot;&quot;;[.$D$11]);&quot;&quot;)">
            <text:p/>
          </table:table-cell>
          <table:table-cell table:formula="of:=IF(ISNUMBER(SEARCH(&quot;K&quot;;[.$K140]));IF(ISBLANK([.$D$12]);&quot;&quot;;[.$D$12]);&quot;&quot;)">
            <text:p/>
          </table:table-cell>
          <table:table-cell table:formula="of:=IF(ISNUMBER(SEARCH(&quot;L&quot;;[.$K140]));IF(ISBLANK([.$D$13]);&quot;&quot;;[.$D$13]);&quot;&quot;)">
            <text:p/>
          </table:table-cell>
          <table:table-cell table:formula="of:=IF(ISNUMBER(SEARCH(&quot;M&quot;;[.$K140]));IF(ISBLANK([.$D$14]);&quot;&quot;;[.$D$14]);&quot;&quot;)">
            <text:p/>
          </table:table-cell>
          <table:table-cell table:formula="of:=IF(ISNUMBER(SEARCH(&quot;N&quot;;[.$K140]));IF(ISBLANK([.$D$15]);&quot;&quot;;[.$D$15]);&quot;&quot;)">
            <text:p/>
          </table:table-cell>
          <table:table-cell/>
          <table:table-cell table:formula="of:=IF(ISNUMBER(SEARCH(&quot;A&quot;;[.$K140]));IF(ISBLANK([.$E$2]);&quot;&quot;;[.$E$2]);&quot;&quot;)">
            <text:p/>
          </table:table-cell>
          <table:table-cell table:formula="of:=IF(ISNUMBER(SEARCH(&quot;B&quot;;[.$K140]));IF(ISBLANK([.$E$3]);&quot;&quot;;[.$E$3]);&quot;&quot;)">
            <text:p/>
          </table:table-cell>
          <table:table-cell table:formula="of:=IF(ISNUMBER(SEARCH(&quot;C&quot;;[.$K140]));IF(ISBLANK([.$E$4]);&quot;&quot;;[.$E$4]);&quot;&quot;)">
            <text:p/>
          </table:table-cell>
          <table:table-cell table:formula="of:=IF(ISNUMBER(SEARCH(&quot;D&quot;;[.$K140]));IF(ISBLANK([.$E$5]);&quot;&quot;;[.$E$5]);&quot;&quot;)">
            <text:p/>
          </table:table-cell>
          <table:table-cell table:formula="of:=IF(ISNUMBER(SEARCH(&quot;E&quot;;[.$K140]));IF(ISBLANK([.$E$6]);&quot;&quot;;[.$E$6]);&quot;&quot;)">
            <text:p/>
          </table:table-cell>
          <table:table-cell table:formula="of:=IF(ISNUMBER(SEARCH(&quot;F&quot;;[.$K140]));IF(ISBLANK([.$E$7]);&quot;&quot;;[.$E$7]);&quot;&quot;)">
            <text:p/>
          </table:table-cell>
          <table:table-cell table:formula="of:=IF(ISNUMBER(SEARCH(&quot;G&quot;;[.$K140]));IF(ISBLANK([.$E$8]);&quot;&quot;;[.$E$8]);&quot;&quot;)">
            <text:p/>
          </table:table-cell>
          <table:table-cell table:formula="of:=IF(ISNUMBER(SEARCH(&quot;H&quot;;[.$K140]));IF(ISBLANK([.$E$9]);&quot;&quot;;[.$E$9]);&quot;&quot;)">
            <text:p/>
          </table:table-cell>
          <table:table-cell table:formula="of:=IF(ISNUMBER(SEARCH(&quot;I&quot;;[.$K140]));IF(ISBLANK([.$E$10]);&quot;&quot;;[.$E$10]);&quot;&quot;)">
            <text:p/>
          </table:table-cell>
          <table:table-cell table:formula="of:=IF(ISNUMBER(SEARCH(&quot;J&quot;;[.$K140]));IF(ISBLANK([.$E$11]);&quot;&quot;;[.$E$11]);&quot;&quot;)">
            <text:p/>
          </table:table-cell>
          <table:table-cell table:formula="of:=IF(ISNUMBER(SEARCH(&quot;K&quot;;[.$K140]));IF(ISBLANK([.$E$12]);&quot;&quot;;[.$E$12]);&quot;&quot;)">
            <text:p/>
          </table:table-cell>
          <table:table-cell table:formula="of:=IF(ISNUMBER(SEARCH(&quot;L&quot;;[.$K140]));IF(ISBLANK([.$E$13]);&quot;&quot;;[.$E$13]);&quot;&quot;)">
            <text:p/>
          </table:table-cell>
          <table:table-cell table:formula="of:=IF(ISNUMBER(SEARCH(&quot;M&quot;;[.$K140]));IF(ISBLANK([.$E$14]);&quot;&quot;;[.$E$14]);&quot;&quot;)">
            <text:p/>
          </table:table-cell>
          <table:table-cell table:formula="of:=IF(ISNUMBER(SEARCH(&quot;N&quot;;[.$K140]));IF(ISBLANK([.$E$15]);&quot;&quot;;[.$E$15]);&quot;&quot;)">
            <text:p/>
          </table:table-cell>
          <table:table-cell/>
          <table:table-cell table:formula="of:=IF(ISNUMBER(SEARCH(&quot;A&quot;;[.$K140]));IF(ISBLANK([.$F$2]);&quot;&quot;;[.$F$2]);&quot;&quot;)">
            <text:p/>
          </table:table-cell>
          <table:table-cell table:formula="of:=IF(ISNUMBER(SEARCH(&quot;B&quot;;[.$K140]));IF(ISBLANK([.$F$3]);&quot;&quot;;[.$F$3]);&quot;&quot;)">
            <text:p/>
          </table:table-cell>
          <table:table-cell table:formula="of:=IF(ISNUMBER(SEARCH(&quot;C&quot;;[.$K140]));IF(ISBLANK([.$F$4]);&quot;&quot;;[.$F$4]);&quot;&quot;)">
            <text:p/>
          </table:table-cell>
          <table:table-cell table:formula="of:=IF(ISNUMBER(SEARCH(&quot;D&quot;;[.$K140]));IF(ISBLANK([.$F$5]);&quot;&quot;;[.$F$5]);&quot;&quot;)">
            <text:p/>
          </table:table-cell>
          <table:table-cell table:formula="of:=IF(ISNUMBER(SEARCH(&quot;E&quot;;[.$K140]));IF(ISBLANK([.$F$6]);&quot;&quot;;[.$F$6]);&quot;&quot;)">
            <text:p/>
          </table:table-cell>
          <table:table-cell table:formula="of:=IF(ISNUMBER(SEARCH(&quot;F&quot;;[.$K140]));IF(ISBLANK([.$F$7]);&quot;&quot;;[.$F$7]);&quot;&quot;)">
            <text:p/>
          </table:table-cell>
          <table:table-cell table:formula="of:=IF(ISNUMBER(SEARCH(&quot;G&quot;;[.$K140]));IF(ISBLANK([.$F$8]);&quot;&quot;;[.$F$8]);&quot;&quot;)">
            <text:p/>
          </table:table-cell>
          <table:table-cell table:formula="of:=IF(ISNUMBER(SEARCH(&quot;H&quot;;[.$K140]));IF(ISBLANK([.$F$9]);&quot;&quot;;[.$F$9]);&quot;&quot;)">
            <text:p/>
          </table:table-cell>
          <table:table-cell table:formula="of:=IF(ISNUMBER(SEARCH(&quot;I&quot;;[.$K140]));IF(ISBLANK([.$F$10]);&quot;&quot;;[.$F$10]);&quot;&quot;)">
            <text:p/>
          </table:table-cell>
          <table:table-cell table:formula="of:=IF(ISNUMBER(SEARCH(&quot;J&quot;;[.$K140]));IF(ISBLANK([.$F$11]);&quot;&quot;;[.$F$11]);&quot;&quot;)">
            <text:p/>
          </table:table-cell>
          <table:table-cell table:formula="of:=IF(ISNUMBER(SEARCH(&quot;K&quot;;[.$K140]));IF(ISBLANK([.$F$12]);&quot;&quot;;[.$F$12]);&quot;&quot;)">
            <text:p/>
          </table:table-cell>
          <table:table-cell table:formula="of:=IF(ISNUMBER(SEARCH(&quot;L&quot;;[.$K140]));IF(ISBLANK([.$F$13]);&quot;&quot;;[.$F$13]);&quot;&quot;)">
            <text:p/>
          </table:table-cell>
          <table:table-cell table:formula="of:=IF(ISNUMBER(SEARCH(&quot;M&quot;;[.$K140]));IF(ISBLANK([.$F$14]);&quot;&quot;;[.$F$14]);&quot;&quot;)">
            <text:p/>
          </table:table-cell>
          <table:table-cell table:formula="of:=IF(ISNUMBER(SEARCH(&quot;N&quot;;[.$K140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1:.$AD141])">
            <text:p/>
          </table:table-cell>
          <table:table-cell table:formula="of:=COM.MICROSOFT.CONCAT([.$AF141:.$AS141])">
            <text:p/>
          </table:table-cell>
          <table:table-cell table:formula="of:=COM.MICROSOFT.CONCAT([.$AU141:.$BH141])">
            <text:p/>
          </table:table-cell>
          <table:table-cell table:formula="of:=COUNTIF([.$K$1:.$K$1998];[.K141])" office:value-type="float" office:value="0" calcext:value-type="float">
            <text:p>0</text:p>
          </table:table-cell>
          <table:table-cell/>
          <table:table-cell table:formula="of:=IF(ISNUMBER(SEARCH(&quot;A&quot;;[.$K141]));IF(ISBLANK([.$D$2]);&quot;&quot;;[.$D$2]);&quot;&quot;)">
            <text:p/>
          </table:table-cell>
          <table:table-cell table:formula="of:=IF(ISNUMBER(SEARCH(&quot;B&quot;;[.$K141]));IF(ISBLANK([.$D$3]);&quot;&quot;;[.$D$3]);&quot;&quot;)">
            <text:p/>
          </table:table-cell>
          <table:table-cell table:formula="of:=IF(ISNUMBER(SEARCH(&quot;C&quot;;[.$K141]));IF(ISBLANK([.$D$4]);&quot;&quot;;[.$D$4]);&quot;&quot;)">
            <text:p/>
          </table:table-cell>
          <table:table-cell table:formula="of:=IF(ISNUMBER(SEARCH(&quot;D&quot;;[.$K141]));IF(ISBLANK([.$D$5]);&quot;&quot;;[.$D$5]);&quot;&quot;)">
            <text:p/>
          </table:table-cell>
          <table:table-cell table:formula="of:=IF(ISNUMBER(SEARCH(&quot;E&quot;;[.$K141]));IF(ISBLANK([.$D$6]);&quot;&quot;;[.$D$6]);&quot;&quot;)">
            <text:p/>
          </table:table-cell>
          <table:table-cell table:formula="of:=IF(ISNUMBER(SEARCH(&quot;F&quot;;[.$K141]));IF(ISBLANK([.$D$7]);&quot;&quot;;[.$D$7]);&quot;&quot;)">
            <text:p/>
          </table:table-cell>
          <table:table-cell table:formula="of:=IF(ISNUMBER(SEARCH(&quot;G&quot;;[.$K141]));IF(ISBLANK([.$D$8]);&quot;&quot;;[.$D$8]);&quot;&quot;)">
            <text:p/>
          </table:table-cell>
          <table:table-cell table:formula="of:=IF(ISNUMBER(SEARCH(&quot;H&quot;;[.$K141]));IF(ISBLANK([.$D$9]);&quot;&quot;;[.$D$9]);&quot;&quot;)">
            <text:p/>
          </table:table-cell>
          <table:table-cell table:formula="of:=IF(ISNUMBER(SEARCH(&quot;I&quot;;[.$K141]));IF(ISBLANK([.$D$10]);&quot;&quot;;[.$D$10]);&quot;&quot;)">
            <text:p/>
          </table:table-cell>
          <table:table-cell table:formula="of:=IF(ISNUMBER(SEARCH(&quot;J&quot;;[.$K141]));IF(ISBLANK([.$D$11]);&quot;&quot;;[.$D$11]);&quot;&quot;)">
            <text:p/>
          </table:table-cell>
          <table:table-cell table:formula="of:=IF(ISNUMBER(SEARCH(&quot;K&quot;;[.$K141]));IF(ISBLANK([.$D$12]);&quot;&quot;;[.$D$12]);&quot;&quot;)">
            <text:p/>
          </table:table-cell>
          <table:table-cell table:formula="of:=IF(ISNUMBER(SEARCH(&quot;L&quot;;[.$K141]));IF(ISBLANK([.$D$13]);&quot;&quot;;[.$D$13]);&quot;&quot;)">
            <text:p/>
          </table:table-cell>
          <table:table-cell table:formula="of:=IF(ISNUMBER(SEARCH(&quot;M&quot;;[.$K141]));IF(ISBLANK([.$D$14]);&quot;&quot;;[.$D$14]);&quot;&quot;)">
            <text:p/>
          </table:table-cell>
          <table:table-cell table:formula="of:=IF(ISNUMBER(SEARCH(&quot;N&quot;;[.$K141]));IF(ISBLANK([.$D$15]);&quot;&quot;;[.$D$15]);&quot;&quot;)">
            <text:p/>
          </table:table-cell>
          <table:table-cell/>
          <table:table-cell table:formula="of:=IF(ISNUMBER(SEARCH(&quot;A&quot;;[.$K141]));IF(ISBLANK([.$E$2]);&quot;&quot;;[.$E$2]);&quot;&quot;)">
            <text:p/>
          </table:table-cell>
          <table:table-cell table:formula="of:=IF(ISNUMBER(SEARCH(&quot;B&quot;;[.$K141]));IF(ISBLANK([.$E$3]);&quot;&quot;;[.$E$3]);&quot;&quot;)">
            <text:p/>
          </table:table-cell>
          <table:table-cell table:formula="of:=IF(ISNUMBER(SEARCH(&quot;C&quot;;[.$K141]));IF(ISBLANK([.$E$4]);&quot;&quot;;[.$E$4]);&quot;&quot;)">
            <text:p/>
          </table:table-cell>
          <table:table-cell table:formula="of:=IF(ISNUMBER(SEARCH(&quot;D&quot;;[.$K141]));IF(ISBLANK([.$E$5]);&quot;&quot;;[.$E$5]);&quot;&quot;)">
            <text:p/>
          </table:table-cell>
          <table:table-cell table:formula="of:=IF(ISNUMBER(SEARCH(&quot;E&quot;;[.$K141]));IF(ISBLANK([.$E$6]);&quot;&quot;;[.$E$6]);&quot;&quot;)">
            <text:p/>
          </table:table-cell>
          <table:table-cell table:formula="of:=IF(ISNUMBER(SEARCH(&quot;F&quot;;[.$K141]));IF(ISBLANK([.$E$7]);&quot;&quot;;[.$E$7]);&quot;&quot;)">
            <text:p/>
          </table:table-cell>
          <table:table-cell table:formula="of:=IF(ISNUMBER(SEARCH(&quot;G&quot;;[.$K141]));IF(ISBLANK([.$E$8]);&quot;&quot;;[.$E$8]);&quot;&quot;)">
            <text:p/>
          </table:table-cell>
          <table:table-cell table:formula="of:=IF(ISNUMBER(SEARCH(&quot;H&quot;;[.$K141]));IF(ISBLANK([.$E$9]);&quot;&quot;;[.$E$9]);&quot;&quot;)">
            <text:p/>
          </table:table-cell>
          <table:table-cell table:formula="of:=IF(ISNUMBER(SEARCH(&quot;I&quot;;[.$K141]));IF(ISBLANK([.$E$10]);&quot;&quot;;[.$E$10]);&quot;&quot;)">
            <text:p/>
          </table:table-cell>
          <table:table-cell table:formula="of:=IF(ISNUMBER(SEARCH(&quot;J&quot;;[.$K141]));IF(ISBLANK([.$E$11]);&quot;&quot;;[.$E$11]);&quot;&quot;)">
            <text:p/>
          </table:table-cell>
          <table:table-cell table:formula="of:=IF(ISNUMBER(SEARCH(&quot;K&quot;;[.$K141]));IF(ISBLANK([.$E$12]);&quot;&quot;;[.$E$12]);&quot;&quot;)">
            <text:p/>
          </table:table-cell>
          <table:table-cell table:formula="of:=IF(ISNUMBER(SEARCH(&quot;L&quot;;[.$K141]));IF(ISBLANK([.$E$13]);&quot;&quot;;[.$E$13]);&quot;&quot;)">
            <text:p/>
          </table:table-cell>
          <table:table-cell table:formula="of:=IF(ISNUMBER(SEARCH(&quot;M&quot;;[.$K141]));IF(ISBLANK([.$E$14]);&quot;&quot;;[.$E$14]);&quot;&quot;)">
            <text:p/>
          </table:table-cell>
          <table:table-cell table:formula="of:=IF(ISNUMBER(SEARCH(&quot;N&quot;;[.$K141]));IF(ISBLANK([.$E$15]);&quot;&quot;;[.$E$15]);&quot;&quot;)">
            <text:p/>
          </table:table-cell>
          <table:table-cell/>
          <table:table-cell table:formula="of:=IF(ISNUMBER(SEARCH(&quot;A&quot;;[.$K141]));IF(ISBLANK([.$F$2]);&quot;&quot;;[.$F$2]);&quot;&quot;)">
            <text:p/>
          </table:table-cell>
          <table:table-cell table:formula="of:=IF(ISNUMBER(SEARCH(&quot;B&quot;;[.$K141]));IF(ISBLANK([.$F$3]);&quot;&quot;;[.$F$3]);&quot;&quot;)">
            <text:p/>
          </table:table-cell>
          <table:table-cell table:formula="of:=IF(ISNUMBER(SEARCH(&quot;C&quot;;[.$K141]));IF(ISBLANK([.$F$4]);&quot;&quot;;[.$F$4]);&quot;&quot;)">
            <text:p/>
          </table:table-cell>
          <table:table-cell table:formula="of:=IF(ISNUMBER(SEARCH(&quot;D&quot;;[.$K141]));IF(ISBLANK([.$F$5]);&quot;&quot;;[.$F$5]);&quot;&quot;)">
            <text:p/>
          </table:table-cell>
          <table:table-cell table:formula="of:=IF(ISNUMBER(SEARCH(&quot;E&quot;;[.$K141]));IF(ISBLANK([.$F$6]);&quot;&quot;;[.$F$6]);&quot;&quot;)">
            <text:p/>
          </table:table-cell>
          <table:table-cell table:formula="of:=IF(ISNUMBER(SEARCH(&quot;F&quot;;[.$K141]));IF(ISBLANK([.$F$7]);&quot;&quot;;[.$F$7]);&quot;&quot;)">
            <text:p/>
          </table:table-cell>
          <table:table-cell table:formula="of:=IF(ISNUMBER(SEARCH(&quot;G&quot;;[.$K141]));IF(ISBLANK([.$F$8]);&quot;&quot;;[.$F$8]);&quot;&quot;)">
            <text:p/>
          </table:table-cell>
          <table:table-cell table:formula="of:=IF(ISNUMBER(SEARCH(&quot;H&quot;;[.$K141]));IF(ISBLANK([.$F$9]);&quot;&quot;;[.$F$9]);&quot;&quot;)">
            <text:p/>
          </table:table-cell>
          <table:table-cell table:formula="of:=IF(ISNUMBER(SEARCH(&quot;I&quot;;[.$K141]));IF(ISBLANK([.$F$10]);&quot;&quot;;[.$F$10]);&quot;&quot;)">
            <text:p/>
          </table:table-cell>
          <table:table-cell table:formula="of:=IF(ISNUMBER(SEARCH(&quot;J&quot;;[.$K141]));IF(ISBLANK([.$F$11]);&quot;&quot;;[.$F$11]);&quot;&quot;)">
            <text:p/>
          </table:table-cell>
          <table:table-cell table:formula="of:=IF(ISNUMBER(SEARCH(&quot;K&quot;;[.$K141]));IF(ISBLANK([.$F$12]);&quot;&quot;;[.$F$12]);&quot;&quot;)">
            <text:p/>
          </table:table-cell>
          <table:table-cell table:formula="of:=IF(ISNUMBER(SEARCH(&quot;L&quot;;[.$K141]));IF(ISBLANK([.$F$13]);&quot;&quot;;[.$F$13]);&quot;&quot;)">
            <text:p/>
          </table:table-cell>
          <table:table-cell table:formula="of:=IF(ISNUMBER(SEARCH(&quot;M&quot;;[.$K141]));IF(ISBLANK([.$F$14]);&quot;&quot;;[.$F$14]);&quot;&quot;)">
            <text:p/>
          </table:table-cell>
          <table:table-cell table:formula="of:=IF(ISNUMBER(SEARCH(&quot;N&quot;;[.$K141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2:.$AD142])">
            <text:p/>
          </table:table-cell>
          <table:table-cell table:formula="of:=COM.MICROSOFT.CONCAT([.$AF142:.$AS142])">
            <text:p/>
          </table:table-cell>
          <table:table-cell table:formula="of:=COM.MICROSOFT.CONCAT([.$AU142:.$BH142])">
            <text:p/>
          </table:table-cell>
          <table:table-cell table:formula="of:=COUNTIF([.$K$1:.$K$1998];[.K142])" office:value-type="float" office:value="0" calcext:value-type="float">
            <text:p>0</text:p>
          </table:table-cell>
          <table:table-cell/>
          <table:table-cell table:formula="of:=IF(ISNUMBER(SEARCH(&quot;A&quot;;[.$K142]));IF(ISBLANK([.$D$2]);&quot;&quot;;[.$D$2]);&quot;&quot;)">
            <text:p/>
          </table:table-cell>
          <table:table-cell table:formula="of:=IF(ISNUMBER(SEARCH(&quot;B&quot;;[.$K142]));IF(ISBLANK([.$D$3]);&quot;&quot;;[.$D$3]);&quot;&quot;)">
            <text:p/>
          </table:table-cell>
          <table:table-cell table:formula="of:=IF(ISNUMBER(SEARCH(&quot;C&quot;;[.$K142]));IF(ISBLANK([.$D$4]);&quot;&quot;;[.$D$4]);&quot;&quot;)">
            <text:p/>
          </table:table-cell>
          <table:table-cell table:formula="of:=IF(ISNUMBER(SEARCH(&quot;D&quot;;[.$K142]));IF(ISBLANK([.$D$5]);&quot;&quot;;[.$D$5]);&quot;&quot;)">
            <text:p/>
          </table:table-cell>
          <table:table-cell table:formula="of:=IF(ISNUMBER(SEARCH(&quot;E&quot;;[.$K142]));IF(ISBLANK([.$D$6]);&quot;&quot;;[.$D$6]);&quot;&quot;)">
            <text:p/>
          </table:table-cell>
          <table:table-cell table:formula="of:=IF(ISNUMBER(SEARCH(&quot;F&quot;;[.$K142]));IF(ISBLANK([.$D$7]);&quot;&quot;;[.$D$7]);&quot;&quot;)">
            <text:p/>
          </table:table-cell>
          <table:table-cell table:formula="of:=IF(ISNUMBER(SEARCH(&quot;G&quot;;[.$K142]));IF(ISBLANK([.$D$8]);&quot;&quot;;[.$D$8]);&quot;&quot;)">
            <text:p/>
          </table:table-cell>
          <table:table-cell table:formula="of:=IF(ISNUMBER(SEARCH(&quot;H&quot;;[.$K142]));IF(ISBLANK([.$D$9]);&quot;&quot;;[.$D$9]);&quot;&quot;)">
            <text:p/>
          </table:table-cell>
          <table:table-cell table:formula="of:=IF(ISNUMBER(SEARCH(&quot;I&quot;;[.$K142]));IF(ISBLANK([.$D$10]);&quot;&quot;;[.$D$10]);&quot;&quot;)">
            <text:p/>
          </table:table-cell>
          <table:table-cell table:formula="of:=IF(ISNUMBER(SEARCH(&quot;J&quot;;[.$K142]));IF(ISBLANK([.$D$11]);&quot;&quot;;[.$D$11]);&quot;&quot;)">
            <text:p/>
          </table:table-cell>
          <table:table-cell table:formula="of:=IF(ISNUMBER(SEARCH(&quot;K&quot;;[.$K142]));IF(ISBLANK([.$D$12]);&quot;&quot;;[.$D$12]);&quot;&quot;)">
            <text:p/>
          </table:table-cell>
          <table:table-cell table:formula="of:=IF(ISNUMBER(SEARCH(&quot;L&quot;;[.$K142]));IF(ISBLANK([.$D$13]);&quot;&quot;;[.$D$13]);&quot;&quot;)">
            <text:p/>
          </table:table-cell>
          <table:table-cell table:formula="of:=IF(ISNUMBER(SEARCH(&quot;M&quot;;[.$K142]));IF(ISBLANK([.$D$14]);&quot;&quot;;[.$D$14]);&quot;&quot;)">
            <text:p/>
          </table:table-cell>
          <table:table-cell table:formula="of:=IF(ISNUMBER(SEARCH(&quot;N&quot;;[.$K142]));IF(ISBLANK([.$D$15]);&quot;&quot;;[.$D$15]);&quot;&quot;)">
            <text:p/>
          </table:table-cell>
          <table:table-cell/>
          <table:table-cell table:formula="of:=IF(ISNUMBER(SEARCH(&quot;A&quot;;[.$K142]));IF(ISBLANK([.$E$2]);&quot;&quot;;[.$E$2]);&quot;&quot;)">
            <text:p/>
          </table:table-cell>
          <table:table-cell table:formula="of:=IF(ISNUMBER(SEARCH(&quot;B&quot;;[.$K142]));IF(ISBLANK([.$E$3]);&quot;&quot;;[.$E$3]);&quot;&quot;)">
            <text:p/>
          </table:table-cell>
          <table:table-cell table:formula="of:=IF(ISNUMBER(SEARCH(&quot;C&quot;;[.$K142]));IF(ISBLANK([.$E$4]);&quot;&quot;;[.$E$4]);&quot;&quot;)">
            <text:p/>
          </table:table-cell>
          <table:table-cell table:formula="of:=IF(ISNUMBER(SEARCH(&quot;D&quot;;[.$K142]));IF(ISBLANK([.$E$5]);&quot;&quot;;[.$E$5]);&quot;&quot;)">
            <text:p/>
          </table:table-cell>
          <table:table-cell table:formula="of:=IF(ISNUMBER(SEARCH(&quot;E&quot;;[.$K142]));IF(ISBLANK([.$E$6]);&quot;&quot;;[.$E$6]);&quot;&quot;)">
            <text:p/>
          </table:table-cell>
          <table:table-cell table:formula="of:=IF(ISNUMBER(SEARCH(&quot;F&quot;;[.$K142]));IF(ISBLANK([.$E$7]);&quot;&quot;;[.$E$7]);&quot;&quot;)">
            <text:p/>
          </table:table-cell>
          <table:table-cell table:formula="of:=IF(ISNUMBER(SEARCH(&quot;G&quot;;[.$K142]));IF(ISBLANK([.$E$8]);&quot;&quot;;[.$E$8]);&quot;&quot;)">
            <text:p/>
          </table:table-cell>
          <table:table-cell table:formula="of:=IF(ISNUMBER(SEARCH(&quot;H&quot;;[.$K142]));IF(ISBLANK([.$E$9]);&quot;&quot;;[.$E$9]);&quot;&quot;)">
            <text:p/>
          </table:table-cell>
          <table:table-cell table:formula="of:=IF(ISNUMBER(SEARCH(&quot;I&quot;;[.$K142]));IF(ISBLANK([.$E$10]);&quot;&quot;;[.$E$10]);&quot;&quot;)">
            <text:p/>
          </table:table-cell>
          <table:table-cell table:formula="of:=IF(ISNUMBER(SEARCH(&quot;J&quot;;[.$K142]));IF(ISBLANK([.$E$11]);&quot;&quot;;[.$E$11]);&quot;&quot;)">
            <text:p/>
          </table:table-cell>
          <table:table-cell table:formula="of:=IF(ISNUMBER(SEARCH(&quot;K&quot;;[.$K142]));IF(ISBLANK([.$E$12]);&quot;&quot;;[.$E$12]);&quot;&quot;)">
            <text:p/>
          </table:table-cell>
          <table:table-cell table:formula="of:=IF(ISNUMBER(SEARCH(&quot;L&quot;;[.$K142]));IF(ISBLANK([.$E$13]);&quot;&quot;;[.$E$13]);&quot;&quot;)">
            <text:p/>
          </table:table-cell>
          <table:table-cell table:formula="of:=IF(ISNUMBER(SEARCH(&quot;M&quot;;[.$K142]));IF(ISBLANK([.$E$14]);&quot;&quot;;[.$E$14]);&quot;&quot;)">
            <text:p/>
          </table:table-cell>
          <table:table-cell table:formula="of:=IF(ISNUMBER(SEARCH(&quot;N&quot;;[.$K142]));IF(ISBLANK([.$E$15]);&quot;&quot;;[.$E$15]);&quot;&quot;)">
            <text:p/>
          </table:table-cell>
          <table:table-cell/>
          <table:table-cell table:formula="of:=IF(ISNUMBER(SEARCH(&quot;A&quot;;[.$K142]));IF(ISBLANK([.$F$2]);&quot;&quot;;[.$F$2]);&quot;&quot;)">
            <text:p/>
          </table:table-cell>
          <table:table-cell table:formula="of:=IF(ISNUMBER(SEARCH(&quot;B&quot;;[.$K142]));IF(ISBLANK([.$F$3]);&quot;&quot;;[.$F$3]);&quot;&quot;)">
            <text:p/>
          </table:table-cell>
          <table:table-cell table:formula="of:=IF(ISNUMBER(SEARCH(&quot;C&quot;;[.$K142]));IF(ISBLANK([.$F$4]);&quot;&quot;;[.$F$4]);&quot;&quot;)">
            <text:p/>
          </table:table-cell>
          <table:table-cell table:formula="of:=IF(ISNUMBER(SEARCH(&quot;D&quot;;[.$K142]));IF(ISBLANK([.$F$5]);&quot;&quot;;[.$F$5]);&quot;&quot;)">
            <text:p/>
          </table:table-cell>
          <table:table-cell table:formula="of:=IF(ISNUMBER(SEARCH(&quot;E&quot;;[.$K142]));IF(ISBLANK([.$F$6]);&quot;&quot;;[.$F$6]);&quot;&quot;)">
            <text:p/>
          </table:table-cell>
          <table:table-cell table:formula="of:=IF(ISNUMBER(SEARCH(&quot;F&quot;;[.$K142]));IF(ISBLANK([.$F$7]);&quot;&quot;;[.$F$7]);&quot;&quot;)">
            <text:p/>
          </table:table-cell>
          <table:table-cell table:formula="of:=IF(ISNUMBER(SEARCH(&quot;G&quot;;[.$K142]));IF(ISBLANK([.$F$8]);&quot;&quot;;[.$F$8]);&quot;&quot;)">
            <text:p/>
          </table:table-cell>
          <table:table-cell table:formula="of:=IF(ISNUMBER(SEARCH(&quot;H&quot;;[.$K142]));IF(ISBLANK([.$F$9]);&quot;&quot;;[.$F$9]);&quot;&quot;)">
            <text:p/>
          </table:table-cell>
          <table:table-cell table:formula="of:=IF(ISNUMBER(SEARCH(&quot;I&quot;;[.$K142]));IF(ISBLANK([.$F$10]);&quot;&quot;;[.$F$10]);&quot;&quot;)">
            <text:p/>
          </table:table-cell>
          <table:table-cell table:formula="of:=IF(ISNUMBER(SEARCH(&quot;J&quot;;[.$K142]));IF(ISBLANK([.$F$11]);&quot;&quot;;[.$F$11]);&quot;&quot;)">
            <text:p/>
          </table:table-cell>
          <table:table-cell table:formula="of:=IF(ISNUMBER(SEARCH(&quot;K&quot;;[.$K142]));IF(ISBLANK([.$F$12]);&quot;&quot;;[.$F$12]);&quot;&quot;)">
            <text:p/>
          </table:table-cell>
          <table:table-cell table:formula="of:=IF(ISNUMBER(SEARCH(&quot;L&quot;;[.$K142]));IF(ISBLANK([.$F$13]);&quot;&quot;;[.$F$13]);&quot;&quot;)">
            <text:p/>
          </table:table-cell>
          <table:table-cell table:formula="of:=IF(ISNUMBER(SEARCH(&quot;M&quot;;[.$K142]));IF(ISBLANK([.$F$14]);&quot;&quot;;[.$F$14]);&quot;&quot;)">
            <text:p/>
          </table:table-cell>
          <table:table-cell table:formula="of:=IF(ISNUMBER(SEARCH(&quot;N&quot;;[.$K142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3:.$AD143])">
            <text:p/>
          </table:table-cell>
          <table:table-cell table:formula="of:=COM.MICROSOFT.CONCAT([.$AF143:.$AS143])">
            <text:p/>
          </table:table-cell>
          <table:table-cell table:formula="of:=COM.MICROSOFT.CONCAT([.$AU143:.$BH143])">
            <text:p/>
          </table:table-cell>
          <table:table-cell table:formula="of:=COUNTIF([.$K$1:.$K$1998];[.K143])" office:value-type="float" office:value="0" calcext:value-type="float">
            <text:p>0</text:p>
          </table:table-cell>
          <table:table-cell/>
          <table:table-cell table:formula="of:=IF(ISNUMBER(SEARCH(&quot;A&quot;;[.$K143]));IF(ISBLANK([.$D$2]);&quot;&quot;;[.$D$2]);&quot;&quot;)">
            <text:p/>
          </table:table-cell>
          <table:table-cell table:formula="of:=IF(ISNUMBER(SEARCH(&quot;B&quot;;[.$K143]));IF(ISBLANK([.$D$3]);&quot;&quot;;[.$D$3]);&quot;&quot;)">
            <text:p/>
          </table:table-cell>
          <table:table-cell table:formula="of:=IF(ISNUMBER(SEARCH(&quot;C&quot;;[.$K143]));IF(ISBLANK([.$D$4]);&quot;&quot;;[.$D$4]);&quot;&quot;)">
            <text:p/>
          </table:table-cell>
          <table:table-cell table:formula="of:=IF(ISNUMBER(SEARCH(&quot;D&quot;;[.$K143]));IF(ISBLANK([.$D$5]);&quot;&quot;;[.$D$5]);&quot;&quot;)">
            <text:p/>
          </table:table-cell>
          <table:table-cell table:formula="of:=IF(ISNUMBER(SEARCH(&quot;E&quot;;[.$K143]));IF(ISBLANK([.$D$6]);&quot;&quot;;[.$D$6]);&quot;&quot;)">
            <text:p/>
          </table:table-cell>
          <table:table-cell table:formula="of:=IF(ISNUMBER(SEARCH(&quot;F&quot;;[.$K143]));IF(ISBLANK([.$D$7]);&quot;&quot;;[.$D$7]);&quot;&quot;)">
            <text:p/>
          </table:table-cell>
          <table:table-cell table:formula="of:=IF(ISNUMBER(SEARCH(&quot;G&quot;;[.$K143]));IF(ISBLANK([.$D$8]);&quot;&quot;;[.$D$8]);&quot;&quot;)">
            <text:p/>
          </table:table-cell>
          <table:table-cell table:formula="of:=IF(ISNUMBER(SEARCH(&quot;H&quot;;[.$K143]));IF(ISBLANK([.$D$9]);&quot;&quot;;[.$D$9]);&quot;&quot;)">
            <text:p/>
          </table:table-cell>
          <table:table-cell table:formula="of:=IF(ISNUMBER(SEARCH(&quot;I&quot;;[.$K143]));IF(ISBLANK([.$D$10]);&quot;&quot;;[.$D$10]);&quot;&quot;)">
            <text:p/>
          </table:table-cell>
          <table:table-cell table:formula="of:=IF(ISNUMBER(SEARCH(&quot;J&quot;;[.$K143]));IF(ISBLANK([.$D$11]);&quot;&quot;;[.$D$11]);&quot;&quot;)">
            <text:p/>
          </table:table-cell>
          <table:table-cell table:formula="of:=IF(ISNUMBER(SEARCH(&quot;K&quot;;[.$K143]));IF(ISBLANK([.$D$12]);&quot;&quot;;[.$D$12]);&quot;&quot;)">
            <text:p/>
          </table:table-cell>
          <table:table-cell table:formula="of:=IF(ISNUMBER(SEARCH(&quot;L&quot;;[.$K143]));IF(ISBLANK([.$D$13]);&quot;&quot;;[.$D$13]);&quot;&quot;)">
            <text:p/>
          </table:table-cell>
          <table:table-cell table:formula="of:=IF(ISNUMBER(SEARCH(&quot;M&quot;;[.$K143]));IF(ISBLANK([.$D$14]);&quot;&quot;;[.$D$14]);&quot;&quot;)">
            <text:p/>
          </table:table-cell>
          <table:table-cell table:formula="of:=IF(ISNUMBER(SEARCH(&quot;N&quot;;[.$K143]));IF(ISBLANK([.$D$15]);&quot;&quot;;[.$D$15]);&quot;&quot;)">
            <text:p/>
          </table:table-cell>
          <table:table-cell/>
          <table:table-cell table:formula="of:=IF(ISNUMBER(SEARCH(&quot;A&quot;;[.$K143]));IF(ISBLANK([.$E$2]);&quot;&quot;;[.$E$2]);&quot;&quot;)">
            <text:p/>
          </table:table-cell>
          <table:table-cell table:formula="of:=IF(ISNUMBER(SEARCH(&quot;B&quot;;[.$K143]));IF(ISBLANK([.$E$3]);&quot;&quot;;[.$E$3]);&quot;&quot;)">
            <text:p/>
          </table:table-cell>
          <table:table-cell table:formula="of:=IF(ISNUMBER(SEARCH(&quot;C&quot;;[.$K143]));IF(ISBLANK([.$E$4]);&quot;&quot;;[.$E$4]);&quot;&quot;)">
            <text:p/>
          </table:table-cell>
          <table:table-cell table:formula="of:=IF(ISNUMBER(SEARCH(&quot;D&quot;;[.$K143]));IF(ISBLANK([.$E$5]);&quot;&quot;;[.$E$5]);&quot;&quot;)">
            <text:p/>
          </table:table-cell>
          <table:table-cell table:formula="of:=IF(ISNUMBER(SEARCH(&quot;E&quot;;[.$K143]));IF(ISBLANK([.$E$6]);&quot;&quot;;[.$E$6]);&quot;&quot;)">
            <text:p/>
          </table:table-cell>
          <table:table-cell table:formula="of:=IF(ISNUMBER(SEARCH(&quot;F&quot;;[.$K143]));IF(ISBLANK([.$E$7]);&quot;&quot;;[.$E$7]);&quot;&quot;)">
            <text:p/>
          </table:table-cell>
          <table:table-cell table:formula="of:=IF(ISNUMBER(SEARCH(&quot;G&quot;;[.$K143]));IF(ISBLANK([.$E$8]);&quot;&quot;;[.$E$8]);&quot;&quot;)">
            <text:p/>
          </table:table-cell>
          <table:table-cell table:formula="of:=IF(ISNUMBER(SEARCH(&quot;H&quot;;[.$K143]));IF(ISBLANK([.$E$9]);&quot;&quot;;[.$E$9]);&quot;&quot;)">
            <text:p/>
          </table:table-cell>
          <table:table-cell table:formula="of:=IF(ISNUMBER(SEARCH(&quot;I&quot;;[.$K143]));IF(ISBLANK([.$E$10]);&quot;&quot;;[.$E$10]);&quot;&quot;)">
            <text:p/>
          </table:table-cell>
          <table:table-cell table:formula="of:=IF(ISNUMBER(SEARCH(&quot;J&quot;;[.$K143]));IF(ISBLANK([.$E$11]);&quot;&quot;;[.$E$11]);&quot;&quot;)">
            <text:p/>
          </table:table-cell>
          <table:table-cell table:formula="of:=IF(ISNUMBER(SEARCH(&quot;K&quot;;[.$K143]));IF(ISBLANK([.$E$12]);&quot;&quot;;[.$E$12]);&quot;&quot;)">
            <text:p/>
          </table:table-cell>
          <table:table-cell table:formula="of:=IF(ISNUMBER(SEARCH(&quot;L&quot;;[.$K143]));IF(ISBLANK([.$E$13]);&quot;&quot;;[.$E$13]);&quot;&quot;)">
            <text:p/>
          </table:table-cell>
          <table:table-cell table:formula="of:=IF(ISNUMBER(SEARCH(&quot;M&quot;;[.$K143]));IF(ISBLANK([.$E$14]);&quot;&quot;;[.$E$14]);&quot;&quot;)">
            <text:p/>
          </table:table-cell>
          <table:table-cell table:formula="of:=IF(ISNUMBER(SEARCH(&quot;N&quot;;[.$K143]));IF(ISBLANK([.$E$15]);&quot;&quot;;[.$E$15]);&quot;&quot;)">
            <text:p/>
          </table:table-cell>
          <table:table-cell/>
          <table:table-cell table:formula="of:=IF(ISNUMBER(SEARCH(&quot;A&quot;;[.$K143]));IF(ISBLANK([.$F$2]);&quot;&quot;;[.$F$2]);&quot;&quot;)">
            <text:p/>
          </table:table-cell>
          <table:table-cell table:formula="of:=IF(ISNUMBER(SEARCH(&quot;B&quot;;[.$K143]));IF(ISBLANK([.$F$3]);&quot;&quot;;[.$F$3]);&quot;&quot;)">
            <text:p/>
          </table:table-cell>
          <table:table-cell table:formula="of:=IF(ISNUMBER(SEARCH(&quot;C&quot;;[.$K143]));IF(ISBLANK([.$F$4]);&quot;&quot;;[.$F$4]);&quot;&quot;)">
            <text:p/>
          </table:table-cell>
          <table:table-cell table:formula="of:=IF(ISNUMBER(SEARCH(&quot;D&quot;;[.$K143]));IF(ISBLANK([.$F$5]);&quot;&quot;;[.$F$5]);&quot;&quot;)">
            <text:p/>
          </table:table-cell>
          <table:table-cell table:formula="of:=IF(ISNUMBER(SEARCH(&quot;E&quot;;[.$K143]));IF(ISBLANK([.$F$6]);&quot;&quot;;[.$F$6]);&quot;&quot;)">
            <text:p/>
          </table:table-cell>
          <table:table-cell table:formula="of:=IF(ISNUMBER(SEARCH(&quot;F&quot;;[.$K143]));IF(ISBLANK([.$F$7]);&quot;&quot;;[.$F$7]);&quot;&quot;)">
            <text:p/>
          </table:table-cell>
          <table:table-cell table:formula="of:=IF(ISNUMBER(SEARCH(&quot;G&quot;;[.$K143]));IF(ISBLANK([.$F$8]);&quot;&quot;;[.$F$8]);&quot;&quot;)">
            <text:p/>
          </table:table-cell>
          <table:table-cell table:formula="of:=IF(ISNUMBER(SEARCH(&quot;H&quot;;[.$K143]));IF(ISBLANK([.$F$9]);&quot;&quot;;[.$F$9]);&quot;&quot;)">
            <text:p/>
          </table:table-cell>
          <table:table-cell table:formula="of:=IF(ISNUMBER(SEARCH(&quot;I&quot;;[.$K143]));IF(ISBLANK([.$F$10]);&quot;&quot;;[.$F$10]);&quot;&quot;)">
            <text:p/>
          </table:table-cell>
          <table:table-cell table:formula="of:=IF(ISNUMBER(SEARCH(&quot;J&quot;;[.$K143]));IF(ISBLANK([.$F$11]);&quot;&quot;;[.$F$11]);&quot;&quot;)">
            <text:p/>
          </table:table-cell>
          <table:table-cell table:formula="of:=IF(ISNUMBER(SEARCH(&quot;K&quot;;[.$K143]));IF(ISBLANK([.$F$12]);&quot;&quot;;[.$F$12]);&quot;&quot;)">
            <text:p/>
          </table:table-cell>
          <table:table-cell table:formula="of:=IF(ISNUMBER(SEARCH(&quot;L&quot;;[.$K143]));IF(ISBLANK([.$F$13]);&quot;&quot;;[.$F$13]);&quot;&quot;)">
            <text:p/>
          </table:table-cell>
          <table:table-cell table:formula="of:=IF(ISNUMBER(SEARCH(&quot;M&quot;;[.$K143]));IF(ISBLANK([.$F$14]);&quot;&quot;;[.$F$14]);&quot;&quot;)">
            <text:p/>
          </table:table-cell>
          <table:table-cell table:formula="of:=IF(ISNUMBER(SEARCH(&quot;N&quot;;[.$K14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4:.$AD144])">
            <text:p/>
          </table:table-cell>
          <table:table-cell table:formula="of:=COM.MICROSOFT.CONCAT([.$AF144:.$AS144])">
            <text:p/>
          </table:table-cell>
          <table:table-cell table:formula="of:=COM.MICROSOFT.CONCAT([.$AU144:.$BH144])">
            <text:p/>
          </table:table-cell>
          <table:table-cell table:formula="of:=COUNTIF([.$K$1:.$K$1998];[.K144])" office:value-type="float" office:value="0" calcext:value-type="float">
            <text:p>0</text:p>
          </table:table-cell>
          <table:table-cell/>
          <table:table-cell table:formula="of:=IF(ISNUMBER(SEARCH(&quot;A&quot;;[.$K144]));IF(ISBLANK([.$D$2]);&quot;&quot;;[.$D$2]);&quot;&quot;)">
            <text:p/>
          </table:table-cell>
          <table:table-cell table:formula="of:=IF(ISNUMBER(SEARCH(&quot;B&quot;;[.$K144]));IF(ISBLANK([.$D$3]);&quot;&quot;;[.$D$3]);&quot;&quot;)">
            <text:p/>
          </table:table-cell>
          <table:table-cell table:formula="of:=IF(ISNUMBER(SEARCH(&quot;C&quot;;[.$K144]));IF(ISBLANK([.$D$4]);&quot;&quot;;[.$D$4]);&quot;&quot;)">
            <text:p/>
          </table:table-cell>
          <table:table-cell table:formula="of:=IF(ISNUMBER(SEARCH(&quot;D&quot;;[.$K144]));IF(ISBLANK([.$D$5]);&quot;&quot;;[.$D$5]);&quot;&quot;)">
            <text:p/>
          </table:table-cell>
          <table:table-cell table:formula="of:=IF(ISNUMBER(SEARCH(&quot;E&quot;;[.$K144]));IF(ISBLANK([.$D$6]);&quot;&quot;;[.$D$6]);&quot;&quot;)">
            <text:p/>
          </table:table-cell>
          <table:table-cell table:formula="of:=IF(ISNUMBER(SEARCH(&quot;F&quot;;[.$K144]));IF(ISBLANK([.$D$7]);&quot;&quot;;[.$D$7]);&quot;&quot;)">
            <text:p/>
          </table:table-cell>
          <table:table-cell table:formula="of:=IF(ISNUMBER(SEARCH(&quot;G&quot;;[.$K144]));IF(ISBLANK([.$D$8]);&quot;&quot;;[.$D$8]);&quot;&quot;)">
            <text:p/>
          </table:table-cell>
          <table:table-cell table:formula="of:=IF(ISNUMBER(SEARCH(&quot;H&quot;;[.$K144]));IF(ISBLANK([.$D$9]);&quot;&quot;;[.$D$9]);&quot;&quot;)">
            <text:p/>
          </table:table-cell>
          <table:table-cell table:formula="of:=IF(ISNUMBER(SEARCH(&quot;I&quot;;[.$K144]));IF(ISBLANK([.$D$10]);&quot;&quot;;[.$D$10]);&quot;&quot;)">
            <text:p/>
          </table:table-cell>
          <table:table-cell table:formula="of:=IF(ISNUMBER(SEARCH(&quot;J&quot;;[.$K144]));IF(ISBLANK([.$D$11]);&quot;&quot;;[.$D$11]);&quot;&quot;)">
            <text:p/>
          </table:table-cell>
          <table:table-cell table:formula="of:=IF(ISNUMBER(SEARCH(&quot;K&quot;;[.$K144]));IF(ISBLANK([.$D$12]);&quot;&quot;;[.$D$12]);&quot;&quot;)">
            <text:p/>
          </table:table-cell>
          <table:table-cell table:formula="of:=IF(ISNUMBER(SEARCH(&quot;L&quot;;[.$K144]));IF(ISBLANK([.$D$13]);&quot;&quot;;[.$D$13]);&quot;&quot;)">
            <text:p/>
          </table:table-cell>
          <table:table-cell table:formula="of:=IF(ISNUMBER(SEARCH(&quot;M&quot;;[.$K144]));IF(ISBLANK([.$D$14]);&quot;&quot;;[.$D$14]);&quot;&quot;)">
            <text:p/>
          </table:table-cell>
          <table:table-cell table:formula="of:=IF(ISNUMBER(SEARCH(&quot;N&quot;;[.$K144]));IF(ISBLANK([.$D$15]);&quot;&quot;;[.$D$15]);&quot;&quot;)">
            <text:p/>
          </table:table-cell>
          <table:table-cell/>
          <table:table-cell table:formula="of:=IF(ISNUMBER(SEARCH(&quot;A&quot;;[.$K144]));IF(ISBLANK([.$E$2]);&quot;&quot;;[.$E$2]);&quot;&quot;)">
            <text:p/>
          </table:table-cell>
          <table:table-cell table:formula="of:=IF(ISNUMBER(SEARCH(&quot;B&quot;;[.$K144]));IF(ISBLANK([.$E$3]);&quot;&quot;;[.$E$3]);&quot;&quot;)">
            <text:p/>
          </table:table-cell>
          <table:table-cell table:formula="of:=IF(ISNUMBER(SEARCH(&quot;C&quot;;[.$K144]));IF(ISBLANK([.$E$4]);&quot;&quot;;[.$E$4]);&quot;&quot;)">
            <text:p/>
          </table:table-cell>
          <table:table-cell table:formula="of:=IF(ISNUMBER(SEARCH(&quot;D&quot;;[.$K144]));IF(ISBLANK([.$E$5]);&quot;&quot;;[.$E$5]);&quot;&quot;)">
            <text:p/>
          </table:table-cell>
          <table:table-cell table:formula="of:=IF(ISNUMBER(SEARCH(&quot;E&quot;;[.$K144]));IF(ISBLANK([.$E$6]);&quot;&quot;;[.$E$6]);&quot;&quot;)">
            <text:p/>
          </table:table-cell>
          <table:table-cell table:formula="of:=IF(ISNUMBER(SEARCH(&quot;F&quot;;[.$K144]));IF(ISBLANK([.$E$7]);&quot;&quot;;[.$E$7]);&quot;&quot;)">
            <text:p/>
          </table:table-cell>
          <table:table-cell table:formula="of:=IF(ISNUMBER(SEARCH(&quot;G&quot;;[.$K144]));IF(ISBLANK([.$E$8]);&quot;&quot;;[.$E$8]);&quot;&quot;)">
            <text:p/>
          </table:table-cell>
          <table:table-cell table:formula="of:=IF(ISNUMBER(SEARCH(&quot;H&quot;;[.$K144]));IF(ISBLANK([.$E$9]);&quot;&quot;;[.$E$9]);&quot;&quot;)">
            <text:p/>
          </table:table-cell>
          <table:table-cell table:formula="of:=IF(ISNUMBER(SEARCH(&quot;I&quot;;[.$K144]));IF(ISBLANK([.$E$10]);&quot;&quot;;[.$E$10]);&quot;&quot;)">
            <text:p/>
          </table:table-cell>
          <table:table-cell table:formula="of:=IF(ISNUMBER(SEARCH(&quot;J&quot;;[.$K144]));IF(ISBLANK([.$E$11]);&quot;&quot;;[.$E$11]);&quot;&quot;)">
            <text:p/>
          </table:table-cell>
          <table:table-cell table:formula="of:=IF(ISNUMBER(SEARCH(&quot;K&quot;;[.$K144]));IF(ISBLANK([.$E$12]);&quot;&quot;;[.$E$12]);&quot;&quot;)">
            <text:p/>
          </table:table-cell>
          <table:table-cell table:formula="of:=IF(ISNUMBER(SEARCH(&quot;L&quot;;[.$K144]));IF(ISBLANK([.$E$13]);&quot;&quot;;[.$E$13]);&quot;&quot;)">
            <text:p/>
          </table:table-cell>
          <table:table-cell table:formula="of:=IF(ISNUMBER(SEARCH(&quot;M&quot;;[.$K144]));IF(ISBLANK([.$E$14]);&quot;&quot;;[.$E$14]);&quot;&quot;)">
            <text:p/>
          </table:table-cell>
          <table:table-cell table:formula="of:=IF(ISNUMBER(SEARCH(&quot;N&quot;;[.$K144]));IF(ISBLANK([.$E$15]);&quot;&quot;;[.$E$15]);&quot;&quot;)">
            <text:p/>
          </table:table-cell>
          <table:table-cell/>
          <table:table-cell table:formula="of:=IF(ISNUMBER(SEARCH(&quot;A&quot;;[.$K144]));IF(ISBLANK([.$F$2]);&quot;&quot;;[.$F$2]);&quot;&quot;)">
            <text:p/>
          </table:table-cell>
          <table:table-cell table:formula="of:=IF(ISNUMBER(SEARCH(&quot;B&quot;;[.$K144]));IF(ISBLANK([.$F$3]);&quot;&quot;;[.$F$3]);&quot;&quot;)">
            <text:p/>
          </table:table-cell>
          <table:table-cell table:formula="of:=IF(ISNUMBER(SEARCH(&quot;C&quot;;[.$K144]));IF(ISBLANK([.$F$4]);&quot;&quot;;[.$F$4]);&quot;&quot;)">
            <text:p/>
          </table:table-cell>
          <table:table-cell table:formula="of:=IF(ISNUMBER(SEARCH(&quot;D&quot;;[.$K144]));IF(ISBLANK([.$F$5]);&quot;&quot;;[.$F$5]);&quot;&quot;)">
            <text:p/>
          </table:table-cell>
          <table:table-cell table:formula="of:=IF(ISNUMBER(SEARCH(&quot;E&quot;;[.$K144]));IF(ISBLANK([.$F$6]);&quot;&quot;;[.$F$6]);&quot;&quot;)">
            <text:p/>
          </table:table-cell>
          <table:table-cell table:formula="of:=IF(ISNUMBER(SEARCH(&quot;F&quot;;[.$K144]));IF(ISBLANK([.$F$7]);&quot;&quot;;[.$F$7]);&quot;&quot;)">
            <text:p/>
          </table:table-cell>
          <table:table-cell table:formula="of:=IF(ISNUMBER(SEARCH(&quot;G&quot;;[.$K144]));IF(ISBLANK([.$F$8]);&quot;&quot;;[.$F$8]);&quot;&quot;)">
            <text:p/>
          </table:table-cell>
          <table:table-cell table:formula="of:=IF(ISNUMBER(SEARCH(&quot;H&quot;;[.$K144]));IF(ISBLANK([.$F$9]);&quot;&quot;;[.$F$9]);&quot;&quot;)">
            <text:p/>
          </table:table-cell>
          <table:table-cell table:formula="of:=IF(ISNUMBER(SEARCH(&quot;I&quot;;[.$K144]));IF(ISBLANK([.$F$10]);&quot;&quot;;[.$F$10]);&quot;&quot;)">
            <text:p/>
          </table:table-cell>
          <table:table-cell table:formula="of:=IF(ISNUMBER(SEARCH(&quot;J&quot;;[.$K144]));IF(ISBLANK([.$F$11]);&quot;&quot;;[.$F$11]);&quot;&quot;)">
            <text:p/>
          </table:table-cell>
          <table:table-cell table:formula="of:=IF(ISNUMBER(SEARCH(&quot;K&quot;;[.$K144]));IF(ISBLANK([.$F$12]);&quot;&quot;;[.$F$12]);&quot;&quot;)">
            <text:p/>
          </table:table-cell>
          <table:table-cell table:formula="of:=IF(ISNUMBER(SEARCH(&quot;L&quot;;[.$K144]));IF(ISBLANK([.$F$13]);&quot;&quot;;[.$F$13]);&quot;&quot;)">
            <text:p/>
          </table:table-cell>
          <table:table-cell table:formula="of:=IF(ISNUMBER(SEARCH(&quot;M&quot;;[.$K144]));IF(ISBLANK([.$F$14]);&quot;&quot;;[.$F$14]);&quot;&quot;)">
            <text:p/>
          </table:table-cell>
          <table:table-cell table:formula="of:=IF(ISNUMBER(SEARCH(&quot;N&quot;;[.$K14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5:.$AD145])">
            <text:p/>
          </table:table-cell>
          <table:table-cell table:formula="of:=COM.MICROSOFT.CONCAT([.$AF145:.$AS145])">
            <text:p/>
          </table:table-cell>
          <table:table-cell table:formula="of:=COM.MICROSOFT.CONCAT([.$AU145:.$BH145])">
            <text:p/>
          </table:table-cell>
          <table:table-cell table:formula="of:=COUNTIF([.$K$1:.$K$1998];[.K145])" office:value-type="float" office:value="0" calcext:value-type="float">
            <text:p>0</text:p>
          </table:table-cell>
          <table:table-cell/>
          <table:table-cell table:formula="of:=IF(ISNUMBER(SEARCH(&quot;A&quot;;[.$K145]));IF(ISBLANK([.$D$2]);&quot;&quot;;[.$D$2]);&quot;&quot;)">
            <text:p/>
          </table:table-cell>
          <table:table-cell table:formula="of:=IF(ISNUMBER(SEARCH(&quot;B&quot;;[.$K145]));IF(ISBLANK([.$D$3]);&quot;&quot;;[.$D$3]);&quot;&quot;)">
            <text:p/>
          </table:table-cell>
          <table:table-cell table:formula="of:=IF(ISNUMBER(SEARCH(&quot;C&quot;;[.$K145]));IF(ISBLANK([.$D$4]);&quot;&quot;;[.$D$4]);&quot;&quot;)">
            <text:p/>
          </table:table-cell>
          <table:table-cell table:formula="of:=IF(ISNUMBER(SEARCH(&quot;D&quot;;[.$K145]));IF(ISBLANK([.$D$5]);&quot;&quot;;[.$D$5]);&quot;&quot;)">
            <text:p/>
          </table:table-cell>
          <table:table-cell table:formula="of:=IF(ISNUMBER(SEARCH(&quot;E&quot;;[.$K145]));IF(ISBLANK([.$D$6]);&quot;&quot;;[.$D$6]);&quot;&quot;)">
            <text:p/>
          </table:table-cell>
          <table:table-cell table:formula="of:=IF(ISNUMBER(SEARCH(&quot;F&quot;;[.$K145]));IF(ISBLANK([.$D$7]);&quot;&quot;;[.$D$7]);&quot;&quot;)">
            <text:p/>
          </table:table-cell>
          <table:table-cell table:formula="of:=IF(ISNUMBER(SEARCH(&quot;G&quot;;[.$K145]));IF(ISBLANK([.$D$8]);&quot;&quot;;[.$D$8]);&quot;&quot;)">
            <text:p/>
          </table:table-cell>
          <table:table-cell table:formula="of:=IF(ISNUMBER(SEARCH(&quot;H&quot;;[.$K145]));IF(ISBLANK([.$D$9]);&quot;&quot;;[.$D$9]);&quot;&quot;)">
            <text:p/>
          </table:table-cell>
          <table:table-cell table:formula="of:=IF(ISNUMBER(SEARCH(&quot;I&quot;;[.$K145]));IF(ISBLANK([.$D$10]);&quot;&quot;;[.$D$10]);&quot;&quot;)">
            <text:p/>
          </table:table-cell>
          <table:table-cell table:formula="of:=IF(ISNUMBER(SEARCH(&quot;J&quot;;[.$K145]));IF(ISBLANK([.$D$11]);&quot;&quot;;[.$D$11]);&quot;&quot;)">
            <text:p/>
          </table:table-cell>
          <table:table-cell table:formula="of:=IF(ISNUMBER(SEARCH(&quot;K&quot;;[.$K145]));IF(ISBLANK([.$D$12]);&quot;&quot;;[.$D$12]);&quot;&quot;)">
            <text:p/>
          </table:table-cell>
          <table:table-cell table:formula="of:=IF(ISNUMBER(SEARCH(&quot;L&quot;;[.$K145]));IF(ISBLANK([.$D$13]);&quot;&quot;;[.$D$13]);&quot;&quot;)">
            <text:p/>
          </table:table-cell>
          <table:table-cell table:formula="of:=IF(ISNUMBER(SEARCH(&quot;M&quot;;[.$K145]));IF(ISBLANK([.$D$14]);&quot;&quot;;[.$D$14]);&quot;&quot;)">
            <text:p/>
          </table:table-cell>
          <table:table-cell table:formula="of:=IF(ISNUMBER(SEARCH(&quot;N&quot;;[.$K145]));IF(ISBLANK([.$D$15]);&quot;&quot;;[.$D$15]);&quot;&quot;)">
            <text:p/>
          </table:table-cell>
          <table:table-cell/>
          <table:table-cell table:formula="of:=IF(ISNUMBER(SEARCH(&quot;A&quot;;[.$K145]));IF(ISBLANK([.$E$2]);&quot;&quot;;[.$E$2]);&quot;&quot;)">
            <text:p/>
          </table:table-cell>
          <table:table-cell table:formula="of:=IF(ISNUMBER(SEARCH(&quot;B&quot;;[.$K145]));IF(ISBLANK([.$E$3]);&quot;&quot;;[.$E$3]);&quot;&quot;)">
            <text:p/>
          </table:table-cell>
          <table:table-cell table:formula="of:=IF(ISNUMBER(SEARCH(&quot;C&quot;;[.$K145]));IF(ISBLANK([.$E$4]);&quot;&quot;;[.$E$4]);&quot;&quot;)">
            <text:p/>
          </table:table-cell>
          <table:table-cell table:formula="of:=IF(ISNUMBER(SEARCH(&quot;D&quot;;[.$K145]));IF(ISBLANK([.$E$5]);&quot;&quot;;[.$E$5]);&quot;&quot;)">
            <text:p/>
          </table:table-cell>
          <table:table-cell table:formula="of:=IF(ISNUMBER(SEARCH(&quot;E&quot;;[.$K145]));IF(ISBLANK([.$E$6]);&quot;&quot;;[.$E$6]);&quot;&quot;)">
            <text:p/>
          </table:table-cell>
          <table:table-cell table:formula="of:=IF(ISNUMBER(SEARCH(&quot;F&quot;;[.$K145]));IF(ISBLANK([.$E$7]);&quot;&quot;;[.$E$7]);&quot;&quot;)">
            <text:p/>
          </table:table-cell>
          <table:table-cell table:formula="of:=IF(ISNUMBER(SEARCH(&quot;G&quot;;[.$K145]));IF(ISBLANK([.$E$8]);&quot;&quot;;[.$E$8]);&quot;&quot;)">
            <text:p/>
          </table:table-cell>
          <table:table-cell table:formula="of:=IF(ISNUMBER(SEARCH(&quot;H&quot;;[.$K145]));IF(ISBLANK([.$E$9]);&quot;&quot;;[.$E$9]);&quot;&quot;)">
            <text:p/>
          </table:table-cell>
          <table:table-cell table:formula="of:=IF(ISNUMBER(SEARCH(&quot;I&quot;;[.$K145]));IF(ISBLANK([.$E$10]);&quot;&quot;;[.$E$10]);&quot;&quot;)">
            <text:p/>
          </table:table-cell>
          <table:table-cell table:formula="of:=IF(ISNUMBER(SEARCH(&quot;J&quot;;[.$K145]));IF(ISBLANK([.$E$11]);&quot;&quot;;[.$E$11]);&quot;&quot;)">
            <text:p/>
          </table:table-cell>
          <table:table-cell table:formula="of:=IF(ISNUMBER(SEARCH(&quot;K&quot;;[.$K145]));IF(ISBLANK([.$E$12]);&quot;&quot;;[.$E$12]);&quot;&quot;)">
            <text:p/>
          </table:table-cell>
          <table:table-cell table:formula="of:=IF(ISNUMBER(SEARCH(&quot;L&quot;;[.$K145]));IF(ISBLANK([.$E$13]);&quot;&quot;;[.$E$13]);&quot;&quot;)">
            <text:p/>
          </table:table-cell>
          <table:table-cell table:formula="of:=IF(ISNUMBER(SEARCH(&quot;M&quot;;[.$K145]));IF(ISBLANK([.$E$14]);&quot;&quot;;[.$E$14]);&quot;&quot;)">
            <text:p/>
          </table:table-cell>
          <table:table-cell table:formula="of:=IF(ISNUMBER(SEARCH(&quot;N&quot;;[.$K145]));IF(ISBLANK([.$E$15]);&quot;&quot;;[.$E$15]);&quot;&quot;)">
            <text:p/>
          </table:table-cell>
          <table:table-cell/>
          <table:table-cell table:formula="of:=IF(ISNUMBER(SEARCH(&quot;A&quot;;[.$K145]));IF(ISBLANK([.$F$2]);&quot;&quot;;[.$F$2]);&quot;&quot;)">
            <text:p/>
          </table:table-cell>
          <table:table-cell table:formula="of:=IF(ISNUMBER(SEARCH(&quot;B&quot;;[.$K145]));IF(ISBLANK([.$F$3]);&quot;&quot;;[.$F$3]);&quot;&quot;)">
            <text:p/>
          </table:table-cell>
          <table:table-cell table:formula="of:=IF(ISNUMBER(SEARCH(&quot;C&quot;;[.$K145]));IF(ISBLANK([.$F$4]);&quot;&quot;;[.$F$4]);&quot;&quot;)">
            <text:p/>
          </table:table-cell>
          <table:table-cell table:formula="of:=IF(ISNUMBER(SEARCH(&quot;D&quot;;[.$K145]));IF(ISBLANK([.$F$5]);&quot;&quot;;[.$F$5]);&quot;&quot;)">
            <text:p/>
          </table:table-cell>
          <table:table-cell table:formula="of:=IF(ISNUMBER(SEARCH(&quot;E&quot;;[.$K145]));IF(ISBLANK([.$F$6]);&quot;&quot;;[.$F$6]);&quot;&quot;)">
            <text:p/>
          </table:table-cell>
          <table:table-cell table:formula="of:=IF(ISNUMBER(SEARCH(&quot;F&quot;;[.$K145]));IF(ISBLANK([.$F$7]);&quot;&quot;;[.$F$7]);&quot;&quot;)">
            <text:p/>
          </table:table-cell>
          <table:table-cell table:formula="of:=IF(ISNUMBER(SEARCH(&quot;G&quot;;[.$K145]));IF(ISBLANK([.$F$8]);&quot;&quot;;[.$F$8]);&quot;&quot;)">
            <text:p/>
          </table:table-cell>
          <table:table-cell table:formula="of:=IF(ISNUMBER(SEARCH(&quot;H&quot;;[.$K145]));IF(ISBLANK([.$F$9]);&quot;&quot;;[.$F$9]);&quot;&quot;)">
            <text:p/>
          </table:table-cell>
          <table:table-cell table:formula="of:=IF(ISNUMBER(SEARCH(&quot;I&quot;;[.$K145]));IF(ISBLANK([.$F$10]);&quot;&quot;;[.$F$10]);&quot;&quot;)">
            <text:p/>
          </table:table-cell>
          <table:table-cell table:formula="of:=IF(ISNUMBER(SEARCH(&quot;J&quot;;[.$K145]));IF(ISBLANK([.$F$11]);&quot;&quot;;[.$F$11]);&quot;&quot;)">
            <text:p/>
          </table:table-cell>
          <table:table-cell table:formula="of:=IF(ISNUMBER(SEARCH(&quot;K&quot;;[.$K145]));IF(ISBLANK([.$F$12]);&quot;&quot;;[.$F$12]);&quot;&quot;)">
            <text:p/>
          </table:table-cell>
          <table:table-cell table:formula="of:=IF(ISNUMBER(SEARCH(&quot;L&quot;;[.$K145]));IF(ISBLANK([.$F$13]);&quot;&quot;;[.$F$13]);&quot;&quot;)">
            <text:p/>
          </table:table-cell>
          <table:table-cell table:formula="of:=IF(ISNUMBER(SEARCH(&quot;M&quot;;[.$K145]));IF(ISBLANK([.$F$14]);&quot;&quot;;[.$F$14]);&quot;&quot;)">
            <text:p/>
          </table:table-cell>
          <table:table-cell table:formula="of:=IF(ISNUMBER(SEARCH(&quot;N&quot;;[.$K14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6:.$AD146])">
            <text:p/>
          </table:table-cell>
          <table:table-cell table:formula="of:=COM.MICROSOFT.CONCAT([.$AF146:.$AS146])">
            <text:p/>
          </table:table-cell>
          <table:table-cell table:formula="of:=COM.MICROSOFT.CONCAT([.$AU146:.$BH146])">
            <text:p/>
          </table:table-cell>
          <table:table-cell table:formula="of:=COUNTIF([.$K$1:.$K$1998];[.K146])" office:value-type="float" office:value="0" calcext:value-type="float">
            <text:p>0</text:p>
          </table:table-cell>
          <table:table-cell/>
          <table:table-cell table:formula="of:=IF(ISNUMBER(SEARCH(&quot;A&quot;;[.$K146]));IF(ISBLANK([.$D$2]);&quot;&quot;;[.$D$2]);&quot;&quot;)">
            <text:p/>
          </table:table-cell>
          <table:table-cell table:formula="of:=IF(ISNUMBER(SEARCH(&quot;B&quot;;[.$K146]));IF(ISBLANK([.$D$3]);&quot;&quot;;[.$D$3]);&quot;&quot;)">
            <text:p/>
          </table:table-cell>
          <table:table-cell table:formula="of:=IF(ISNUMBER(SEARCH(&quot;C&quot;;[.$K146]));IF(ISBLANK([.$D$4]);&quot;&quot;;[.$D$4]);&quot;&quot;)">
            <text:p/>
          </table:table-cell>
          <table:table-cell table:formula="of:=IF(ISNUMBER(SEARCH(&quot;D&quot;;[.$K146]));IF(ISBLANK([.$D$5]);&quot;&quot;;[.$D$5]);&quot;&quot;)">
            <text:p/>
          </table:table-cell>
          <table:table-cell table:formula="of:=IF(ISNUMBER(SEARCH(&quot;E&quot;;[.$K146]));IF(ISBLANK([.$D$6]);&quot;&quot;;[.$D$6]);&quot;&quot;)">
            <text:p/>
          </table:table-cell>
          <table:table-cell table:formula="of:=IF(ISNUMBER(SEARCH(&quot;F&quot;;[.$K146]));IF(ISBLANK([.$D$7]);&quot;&quot;;[.$D$7]);&quot;&quot;)">
            <text:p/>
          </table:table-cell>
          <table:table-cell table:formula="of:=IF(ISNUMBER(SEARCH(&quot;G&quot;;[.$K146]));IF(ISBLANK([.$D$8]);&quot;&quot;;[.$D$8]);&quot;&quot;)">
            <text:p/>
          </table:table-cell>
          <table:table-cell table:formula="of:=IF(ISNUMBER(SEARCH(&quot;H&quot;;[.$K146]));IF(ISBLANK([.$D$9]);&quot;&quot;;[.$D$9]);&quot;&quot;)">
            <text:p/>
          </table:table-cell>
          <table:table-cell table:formula="of:=IF(ISNUMBER(SEARCH(&quot;I&quot;;[.$K146]));IF(ISBLANK([.$D$10]);&quot;&quot;;[.$D$10]);&quot;&quot;)">
            <text:p/>
          </table:table-cell>
          <table:table-cell table:formula="of:=IF(ISNUMBER(SEARCH(&quot;J&quot;;[.$K146]));IF(ISBLANK([.$D$11]);&quot;&quot;;[.$D$11]);&quot;&quot;)">
            <text:p/>
          </table:table-cell>
          <table:table-cell table:formula="of:=IF(ISNUMBER(SEARCH(&quot;K&quot;;[.$K146]));IF(ISBLANK([.$D$12]);&quot;&quot;;[.$D$12]);&quot;&quot;)">
            <text:p/>
          </table:table-cell>
          <table:table-cell table:formula="of:=IF(ISNUMBER(SEARCH(&quot;L&quot;;[.$K146]));IF(ISBLANK([.$D$13]);&quot;&quot;;[.$D$13]);&quot;&quot;)">
            <text:p/>
          </table:table-cell>
          <table:table-cell table:formula="of:=IF(ISNUMBER(SEARCH(&quot;M&quot;;[.$K146]));IF(ISBLANK([.$D$14]);&quot;&quot;;[.$D$14]);&quot;&quot;)">
            <text:p/>
          </table:table-cell>
          <table:table-cell table:formula="of:=IF(ISNUMBER(SEARCH(&quot;N&quot;;[.$K146]));IF(ISBLANK([.$D$15]);&quot;&quot;;[.$D$15]);&quot;&quot;)">
            <text:p/>
          </table:table-cell>
          <table:table-cell/>
          <table:table-cell table:formula="of:=IF(ISNUMBER(SEARCH(&quot;A&quot;;[.$K146]));IF(ISBLANK([.$E$2]);&quot;&quot;;[.$E$2]);&quot;&quot;)">
            <text:p/>
          </table:table-cell>
          <table:table-cell table:formula="of:=IF(ISNUMBER(SEARCH(&quot;B&quot;;[.$K146]));IF(ISBLANK([.$E$3]);&quot;&quot;;[.$E$3]);&quot;&quot;)">
            <text:p/>
          </table:table-cell>
          <table:table-cell table:formula="of:=IF(ISNUMBER(SEARCH(&quot;C&quot;;[.$K146]));IF(ISBLANK([.$E$4]);&quot;&quot;;[.$E$4]);&quot;&quot;)">
            <text:p/>
          </table:table-cell>
          <table:table-cell table:formula="of:=IF(ISNUMBER(SEARCH(&quot;D&quot;;[.$K146]));IF(ISBLANK([.$E$5]);&quot;&quot;;[.$E$5]);&quot;&quot;)">
            <text:p/>
          </table:table-cell>
          <table:table-cell table:formula="of:=IF(ISNUMBER(SEARCH(&quot;E&quot;;[.$K146]));IF(ISBLANK([.$E$6]);&quot;&quot;;[.$E$6]);&quot;&quot;)">
            <text:p/>
          </table:table-cell>
          <table:table-cell table:formula="of:=IF(ISNUMBER(SEARCH(&quot;F&quot;;[.$K146]));IF(ISBLANK([.$E$7]);&quot;&quot;;[.$E$7]);&quot;&quot;)">
            <text:p/>
          </table:table-cell>
          <table:table-cell table:formula="of:=IF(ISNUMBER(SEARCH(&quot;G&quot;;[.$K146]));IF(ISBLANK([.$E$8]);&quot;&quot;;[.$E$8]);&quot;&quot;)">
            <text:p/>
          </table:table-cell>
          <table:table-cell table:formula="of:=IF(ISNUMBER(SEARCH(&quot;H&quot;;[.$K146]));IF(ISBLANK([.$E$9]);&quot;&quot;;[.$E$9]);&quot;&quot;)">
            <text:p/>
          </table:table-cell>
          <table:table-cell table:formula="of:=IF(ISNUMBER(SEARCH(&quot;I&quot;;[.$K146]));IF(ISBLANK([.$E$10]);&quot;&quot;;[.$E$10]);&quot;&quot;)">
            <text:p/>
          </table:table-cell>
          <table:table-cell table:formula="of:=IF(ISNUMBER(SEARCH(&quot;J&quot;;[.$K146]));IF(ISBLANK([.$E$11]);&quot;&quot;;[.$E$11]);&quot;&quot;)">
            <text:p/>
          </table:table-cell>
          <table:table-cell table:formula="of:=IF(ISNUMBER(SEARCH(&quot;K&quot;;[.$K146]));IF(ISBLANK([.$E$12]);&quot;&quot;;[.$E$12]);&quot;&quot;)">
            <text:p/>
          </table:table-cell>
          <table:table-cell table:formula="of:=IF(ISNUMBER(SEARCH(&quot;L&quot;;[.$K146]));IF(ISBLANK([.$E$13]);&quot;&quot;;[.$E$13]);&quot;&quot;)">
            <text:p/>
          </table:table-cell>
          <table:table-cell table:formula="of:=IF(ISNUMBER(SEARCH(&quot;M&quot;;[.$K146]));IF(ISBLANK([.$E$14]);&quot;&quot;;[.$E$14]);&quot;&quot;)">
            <text:p/>
          </table:table-cell>
          <table:table-cell table:formula="of:=IF(ISNUMBER(SEARCH(&quot;N&quot;;[.$K146]));IF(ISBLANK([.$E$15]);&quot;&quot;;[.$E$15]);&quot;&quot;)">
            <text:p/>
          </table:table-cell>
          <table:table-cell/>
          <table:table-cell table:formula="of:=IF(ISNUMBER(SEARCH(&quot;A&quot;;[.$K146]));IF(ISBLANK([.$F$2]);&quot;&quot;;[.$F$2]);&quot;&quot;)">
            <text:p/>
          </table:table-cell>
          <table:table-cell table:formula="of:=IF(ISNUMBER(SEARCH(&quot;B&quot;;[.$K146]));IF(ISBLANK([.$F$3]);&quot;&quot;;[.$F$3]);&quot;&quot;)">
            <text:p/>
          </table:table-cell>
          <table:table-cell table:formula="of:=IF(ISNUMBER(SEARCH(&quot;C&quot;;[.$K146]));IF(ISBLANK([.$F$4]);&quot;&quot;;[.$F$4]);&quot;&quot;)">
            <text:p/>
          </table:table-cell>
          <table:table-cell table:formula="of:=IF(ISNUMBER(SEARCH(&quot;D&quot;;[.$K146]));IF(ISBLANK([.$F$5]);&quot;&quot;;[.$F$5]);&quot;&quot;)">
            <text:p/>
          </table:table-cell>
          <table:table-cell table:formula="of:=IF(ISNUMBER(SEARCH(&quot;E&quot;;[.$K146]));IF(ISBLANK([.$F$6]);&quot;&quot;;[.$F$6]);&quot;&quot;)">
            <text:p/>
          </table:table-cell>
          <table:table-cell table:formula="of:=IF(ISNUMBER(SEARCH(&quot;F&quot;;[.$K146]));IF(ISBLANK([.$F$7]);&quot;&quot;;[.$F$7]);&quot;&quot;)">
            <text:p/>
          </table:table-cell>
          <table:table-cell table:formula="of:=IF(ISNUMBER(SEARCH(&quot;G&quot;;[.$K146]));IF(ISBLANK([.$F$8]);&quot;&quot;;[.$F$8]);&quot;&quot;)">
            <text:p/>
          </table:table-cell>
          <table:table-cell table:formula="of:=IF(ISNUMBER(SEARCH(&quot;H&quot;;[.$K146]));IF(ISBLANK([.$F$9]);&quot;&quot;;[.$F$9]);&quot;&quot;)">
            <text:p/>
          </table:table-cell>
          <table:table-cell table:formula="of:=IF(ISNUMBER(SEARCH(&quot;I&quot;;[.$K146]));IF(ISBLANK([.$F$10]);&quot;&quot;;[.$F$10]);&quot;&quot;)">
            <text:p/>
          </table:table-cell>
          <table:table-cell table:formula="of:=IF(ISNUMBER(SEARCH(&quot;J&quot;;[.$K146]));IF(ISBLANK([.$F$11]);&quot;&quot;;[.$F$11]);&quot;&quot;)">
            <text:p/>
          </table:table-cell>
          <table:table-cell table:formula="of:=IF(ISNUMBER(SEARCH(&quot;K&quot;;[.$K146]));IF(ISBLANK([.$F$12]);&quot;&quot;;[.$F$12]);&quot;&quot;)">
            <text:p/>
          </table:table-cell>
          <table:table-cell table:formula="of:=IF(ISNUMBER(SEARCH(&quot;L&quot;;[.$K146]));IF(ISBLANK([.$F$13]);&quot;&quot;;[.$F$13]);&quot;&quot;)">
            <text:p/>
          </table:table-cell>
          <table:table-cell table:formula="of:=IF(ISNUMBER(SEARCH(&quot;M&quot;;[.$K146]));IF(ISBLANK([.$F$14]);&quot;&quot;;[.$F$14]);&quot;&quot;)">
            <text:p/>
          </table:table-cell>
          <table:table-cell table:formula="of:=IF(ISNUMBER(SEARCH(&quot;N&quot;;[.$K14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7:.$AD147])">
            <text:p/>
          </table:table-cell>
          <table:table-cell table:formula="of:=COM.MICROSOFT.CONCAT([.$AF147:.$AS147])">
            <text:p/>
          </table:table-cell>
          <table:table-cell table:formula="of:=COM.MICROSOFT.CONCAT([.$AU147:.$BH147])">
            <text:p/>
          </table:table-cell>
          <table:table-cell table:formula="of:=COUNTIF([.$K$1:.$K$1998];[.K147])" office:value-type="float" office:value="0" calcext:value-type="float">
            <text:p>0</text:p>
          </table:table-cell>
          <table:table-cell/>
          <table:table-cell table:formula="of:=IF(ISNUMBER(SEARCH(&quot;A&quot;;[.$K147]));IF(ISBLANK([.$D$2]);&quot;&quot;;[.$D$2]);&quot;&quot;)">
            <text:p/>
          </table:table-cell>
          <table:table-cell table:formula="of:=IF(ISNUMBER(SEARCH(&quot;B&quot;;[.$K147]));IF(ISBLANK([.$D$3]);&quot;&quot;;[.$D$3]);&quot;&quot;)">
            <text:p/>
          </table:table-cell>
          <table:table-cell table:formula="of:=IF(ISNUMBER(SEARCH(&quot;C&quot;;[.$K147]));IF(ISBLANK([.$D$4]);&quot;&quot;;[.$D$4]);&quot;&quot;)">
            <text:p/>
          </table:table-cell>
          <table:table-cell table:formula="of:=IF(ISNUMBER(SEARCH(&quot;D&quot;;[.$K147]));IF(ISBLANK([.$D$5]);&quot;&quot;;[.$D$5]);&quot;&quot;)">
            <text:p/>
          </table:table-cell>
          <table:table-cell table:formula="of:=IF(ISNUMBER(SEARCH(&quot;E&quot;;[.$K147]));IF(ISBLANK([.$D$6]);&quot;&quot;;[.$D$6]);&quot;&quot;)">
            <text:p/>
          </table:table-cell>
          <table:table-cell table:formula="of:=IF(ISNUMBER(SEARCH(&quot;F&quot;;[.$K147]));IF(ISBLANK([.$D$7]);&quot;&quot;;[.$D$7]);&quot;&quot;)">
            <text:p/>
          </table:table-cell>
          <table:table-cell table:formula="of:=IF(ISNUMBER(SEARCH(&quot;G&quot;;[.$K147]));IF(ISBLANK([.$D$8]);&quot;&quot;;[.$D$8]);&quot;&quot;)">
            <text:p/>
          </table:table-cell>
          <table:table-cell table:formula="of:=IF(ISNUMBER(SEARCH(&quot;H&quot;;[.$K147]));IF(ISBLANK([.$D$9]);&quot;&quot;;[.$D$9]);&quot;&quot;)">
            <text:p/>
          </table:table-cell>
          <table:table-cell table:formula="of:=IF(ISNUMBER(SEARCH(&quot;I&quot;;[.$K147]));IF(ISBLANK([.$D$10]);&quot;&quot;;[.$D$10]);&quot;&quot;)">
            <text:p/>
          </table:table-cell>
          <table:table-cell table:formula="of:=IF(ISNUMBER(SEARCH(&quot;J&quot;;[.$K147]));IF(ISBLANK([.$D$11]);&quot;&quot;;[.$D$11]);&quot;&quot;)">
            <text:p/>
          </table:table-cell>
          <table:table-cell table:formula="of:=IF(ISNUMBER(SEARCH(&quot;K&quot;;[.$K147]));IF(ISBLANK([.$D$12]);&quot;&quot;;[.$D$12]);&quot;&quot;)">
            <text:p/>
          </table:table-cell>
          <table:table-cell table:formula="of:=IF(ISNUMBER(SEARCH(&quot;L&quot;;[.$K147]));IF(ISBLANK([.$D$13]);&quot;&quot;;[.$D$13]);&quot;&quot;)">
            <text:p/>
          </table:table-cell>
          <table:table-cell table:formula="of:=IF(ISNUMBER(SEARCH(&quot;M&quot;;[.$K147]));IF(ISBLANK([.$D$14]);&quot;&quot;;[.$D$14]);&quot;&quot;)">
            <text:p/>
          </table:table-cell>
          <table:table-cell table:formula="of:=IF(ISNUMBER(SEARCH(&quot;N&quot;;[.$K147]));IF(ISBLANK([.$D$15]);&quot;&quot;;[.$D$15]);&quot;&quot;)">
            <text:p/>
          </table:table-cell>
          <table:table-cell/>
          <table:table-cell table:formula="of:=IF(ISNUMBER(SEARCH(&quot;A&quot;;[.$K147]));IF(ISBLANK([.$E$2]);&quot;&quot;;[.$E$2]);&quot;&quot;)">
            <text:p/>
          </table:table-cell>
          <table:table-cell table:formula="of:=IF(ISNUMBER(SEARCH(&quot;B&quot;;[.$K147]));IF(ISBLANK([.$E$3]);&quot;&quot;;[.$E$3]);&quot;&quot;)">
            <text:p/>
          </table:table-cell>
          <table:table-cell table:formula="of:=IF(ISNUMBER(SEARCH(&quot;C&quot;;[.$K147]));IF(ISBLANK([.$E$4]);&quot;&quot;;[.$E$4]);&quot;&quot;)">
            <text:p/>
          </table:table-cell>
          <table:table-cell table:formula="of:=IF(ISNUMBER(SEARCH(&quot;D&quot;;[.$K147]));IF(ISBLANK([.$E$5]);&quot;&quot;;[.$E$5]);&quot;&quot;)">
            <text:p/>
          </table:table-cell>
          <table:table-cell table:formula="of:=IF(ISNUMBER(SEARCH(&quot;E&quot;;[.$K147]));IF(ISBLANK([.$E$6]);&quot;&quot;;[.$E$6]);&quot;&quot;)">
            <text:p/>
          </table:table-cell>
          <table:table-cell table:formula="of:=IF(ISNUMBER(SEARCH(&quot;F&quot;;[.$K147]));IF(ISBLANK([.$E$7]);&quot;&quot;;[.$E$7]);&quot;&quot;)">
            <text:p/>
          </table:table-cell>
          <table:table-cell table:formula="of:=IF(ISNUMBER(SEARCH(&quot;G&quot;;[.$K147]));IF(ISBLANK([.$E$8]);&quot;&quot;;[.$E$8]);&quot;&quot;)">
            <text:p/>
          </table:table-cell>
          <table:table-cell table:formula="of:=IF(ISNUMBER(SEARCH(&quot;H&quot;;[.$K147]));IF(ISBLANK([.$E$9]);&quot;&quot;;[.$E$9]);&quot;&quot;)">
            <text:p/>
          </table:table-cell>
          <table:table-cell table:formula="of:=IF(ISNUMBER(SEARCH(&quot;I&quot;;[.$K147]));IF(ISBLANK([.$E$10]);&quot;&quot;;[.$E$10]);&quot;&quot;)">
            <text:p/>
          </table:table-cell>
          <table:table-cell table:formula="of:=IF(ISNUMBER(SEARCH(&quot;J&quot;;[.$K147]));IF(ISBLANK([.$E$11]);&quot;&quot;;[.$E$11]);&quot;&quot;)">
            <text:p/>
          </table:table-cell>
          <table:table-cell table:formula="of:=IF(ISNUMBER(SEARCH(&quot;K&quot;;[.$K147]));IF(ISBLANK([.$E$12]);&quot;&quot;;[.$E$12]);&quot;&quot;)">
            <text:p/>
          </table:table-cell>
          <table:table-cell table:formula="of:=IF(ISNUMBER(SEARCH(&quot;L&quot;;[.$K147]));IF(ISBLANK([.$E$13]);&quot;&quot;;[.$E$13]);&quot;&quot;)">
            <text:p/>
          </table:table-cell>
          <table:table-cell table:formula="of:=IF(ISNUMBER(SEARCH(&quot;M&quot;;[.$K147]));IF(ISBLANK([.$E$14]);&quot;&quot;;[.$E$14]);&quot;&quot;)">
            <text:p/>
          </table:table-cell>
          <table:table-cell table:formula="of:=IF(ISNUMBER(SEARCH(&quot;N&quot;;[.$K147]));IF(ISBLANK([.$E$15]);&quot;&quot;;[.$E$15]);&quot;&quot;)">
            <text:p/>
          </table:table-cell>
          <table:table-cell/>
          <table:table-cell table:formula="of:=IF(ISNUMBER(SEARCH(&quot;A&quot;;[.$K147]));IF(ISBLANK([.$F$2]);&quot;&quot;;[.$F$2]);&quot;&quot;)">
            <text:p/>
          </table:table-cell>
          <table:table-cell table:formula="of:=IF(ISNUMBER(SEARCH(&quot;B&quot;;[.$K147]));IF(ISBLANK([.$F$3]);&quot;&quot;;[.$F$3]);&quot;&quot;)">
            <text:p/>
          </table:table-cell>
          <table:table-cell table:formula="of:=IF(ISNUMBER(SEARCH(&quot;C&quot;;[.$K147]));IF(ISBLANK([.$F$4]);&quot;&quot;;[.$F$4]);&quot;&quot;)">
            <text:p/>
          </table:table-cell>
          <table:table-cell table:formula="of:=IF(ISNUMBER(SEARCH(&quot;D&quot;;[.$K147]));IF(ISBLANK([.$F$5]);&quot;&quot;;[.$F$5]);&quot;&quot;)">
            <text:p/>
          </table:table-cell>
          <table:table-cell table:formula="of:=IF(ISNUMBER(SEARCH(&quot;E&quot;;[.$K147]));IF(ISBLANK([.$F$6]);&quot;&quot;;[.$F$6]);&quot;&quot;)">
            <text:p/>
          </table:table-cell>
          <table:table-cell table:formula="of:=IF(ISNUMBER(SEARCH(&quot;F&quot;;[.$K147]));IF(ISBLANK([.$F$7]);&quot;&quot;;[.$F$7]);&quot;&quot;)">
            <text:p/>
          </table:table-cell>
          <table:table-cell table:formula="of:=IF(ISNUMBER(SEARCH(&quot;G&quot;;[.$K147]));IF(ISBLANK([.$F$8]);&quot;&quot;;[.$F$8]);&quot;&quot;)">
            <text:p/>
          </table:table-cell>
          <table:table-cell table:formula="of:=IF(ISNUMBER(SEARCH(&quot;H&quot;;[.$K147]));IF(ISBLANK([.$F$9]);&quot;&quot;;[.$F$9]);&quot;&quot;)">
            <text:p/>
          </table:table-cell>
          <table:table-cell table:formula="of:=IF(ISNUMBER(SEARCH(&quot;I&quot;;[.$K147]));IF(ISBLANK([.$F$10]);&quot;&quot;;[.$F$10]);&quot;&quot;)">
            <text:p/>
          </table:table-cell>
          <table:table-cell table:formula="of:=IF(ISNUMBER(SEARCH(&quot;J&quot;;[.$K147]));IF(ISBLANK([.$F$11]);&quot;&quot;;[.$F$11]);&quot;&quot;)">
            <text:p/>
          </table:table-cell>
          <table:table-cell table:formula="of:=IF(ISNUMBER(SEARCH(&quot;K&quot;;[.$K147]));IF(ISBLANK([.$F$12]);&quot;&quot;;[.$F$12]);&quot;&quot;)">
            <text:p/>
          </table:table-cell>
          <table:table-cell table:formula="of:=IF(ISNUMBER(SEARCH(&quot;L&quot;;[.$K147]));IF(ISBLANK([.$F$13]);&quot;&quot;;[.$F$13]);&quot;&quot;)">
            <text:p/>
          </table:table-cell>
          <table:table-cell table:formula="of:=IF(ISNUMBER(SEARCH(&quot;M&quot;;[.$K147]));IF(ISBLANK([.$F$14]);&quot;&quot;;[.$F$14]);&quot;&quot;)">
            <text:p/>
          </table:table-cell>
          <table:table-cell table:formula="of:=IF(ISNUMBER(SEARCH(&quot;N&quot;;[.$K14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8:.$AD148])">
            <text:p/>
          </table:table-cell>
          <table:table-cell table:formula="of:=COM.MICROSOFT.CONCAT([.$AF148:.$AS148])">
            <text:p/>
          </table:table-cell>
          <table:table-cell table:formula="of:=COM.MICROSOFT.CONCAT([.$AU148:.$BH148])">
            <text:p/>
          </table:table-cell>
          <table:table-cell table:formula="of:=COUNTIF([.$K$1:.$K$1998];[.K148])" office:value-type="float" office:value="0" calcext:value-type="float">
            <text:p>0</text:p>
          </table:table-cell>
          <table:table-cell/>
          <table:table-cell table:formula="of:=IF(ISNUMBER(SEARCH(&quot;A&quot;;[.$K148]));IF(ISBLANK([.$D$2]);&quot;&quot;;[.$D$2]);&quot;&quot;)">
            <text:p/>
          </table:table-cell>
          <table:table-cell table:formula="of:=IF(ISNUMBER(SEARCH(&quot;B&quot;;[.$K148]));IF(ISBLANK([.$D$3]);&quot;&quot;;[.$D$3]);&quot;&quot;)">
            <text:p/>
          </table:table-cell>
          <table:table-cell table:formula="of:=IF(ISNUMBER(SEARCH(&quot;C&quot;;[.$K148]));IF(ISBLANK([.$D$4]);&quot;&quot;;[.$D$4]);&quot;&quot;)">
            <text:p/>
          </table:table-cell>
          <table:table-cell table:formula="of:=IF(ISNUMBER(SEARCH(&quot;D&quot;;[.$K148]));IF(ISBLANK([.$D$5]);&quot;&quot;;[.$D$5]);&quot;&quot;)">
            <text:p/>
          </table:table-cell>
          <table:table-cell table:formula="of:=IF(ISNUMBER(SEARCH(&quot;E&quot;;[.$K148]));IF(ISBLANK([.$D$6]);&quot;&quot;;[.$D$6]);&quot;&quot;)">
            <text:p/>
          </table:table-cell>
          <table:table-cell table:formula="of:=IF(ISNUMBER(SEARCH(&quot;F&quot;;[.$K148]));IF(ISBLANK([.$D$7]);&quot;&quot;;[.$D$7]);&quot;&quot;)">
            <text:p/>
          </table:table-cell>
          <table:table-cell table:formula="of:=IF(ISNUMBER(SEARCH(&quot;G&quot;;[.$K148]));IF(ISBLANK([.$D$8]);&quot;&quot;;[.$D$8]);&quot;&quot;)">
            <text:p/>
          </table:table-cell>
          <table:table-cell table:formula="of:=IF(ISNUMBER(SEARCH(&quot;H&quot;;[.$K148]));IF(ISBLANK([.$D$9]);&quot;&quot;;[.$D$9]);&quot;&quot;)">
            <text:p/>
          </table:table-cell>
          <table:table-cell table:formula="of:=IF(ISNUMBER(SEARCH(&quot;I&quot;;[.$K148]));IF(ISBLANK([.$D$10]);&quot;&quot;;[.$D$10]);&quot;&quot;)">
            <text:p/>
          </table:table-cell>
          <table:table-cell table:formula="of:=IF(ISNUMBER(SEARCH(&quot;J&quot;;[.$K148]));IF(ISBLANK([.$D$11]);&quot;&quot;;[.$D$11]);&quot;&quot;)">
            <text:p/>
          </table:table-cell>
          <table:table-cell table:formula="of:=IF(ISNUMBER(SEARCH(&quot;K&quot;;[.$K148]));IF(ISBLANK([.$D$12]);&quot;&quot;;[.$D$12]);&quot;&quot;)">
            <text:p/>
          </table:table-cell>
          <table:table-cell table:formula="of:=IF(ISNUMBER(SEARCH(&quot;L&quot;;[.$K148]));IF(ISBLANK([.$D$13]);&quot;&quot;;[.$D$13]);&quot;&quot;)">
            <text:p/>
          </table:table-cell>
          <table:table-cell table:formula="of:=IF(ISNUMBER(SEARCH(&quot;M&quot;;[.$K148]));IF(ISBLANK([.$D$14]);&quot;&quot;;[.$D$14]);&quot;&quot;)">
            <text:p/>
          </table:table-cell>
          <table:table-cell table:formula="of:=IF(ISNUMBER(SEARCH(&quot;N&quot;;[.$K148]));IF(ISBLANK([.$D$15]);&quot;&quot;;[.$D$15]);&quot;&quot;)">
            <text:p/>
          </table:table-cell>
          <table:table-cell/>
          <table:table-cell table:formula="of:=IF(ISNUMBER(SEARCH(&quot;A&quot;;[.$K148]));IF(ISBLANK([.$E$2]);&quot;&quot;;[.$E$2]);&quot;&quot;)">
            <text:p/>
          </table:table-cell>
          <table:table-cell table:formula="of:=IF(ISNUMBER(SEARCH(&quot;B&quot;;[.$K148]));IF(ISBLANK([.$E$3]);&quot;&quot;;[.$E$3]);&quot;&quot;)">
            <text:p/>
          </table:table-cell>
          <table:table-cell table:formula="of:=IF(ISNUMBER(SEARCH(&quot;C&quot;;[.$K148]));IF(ISBLANK([.$E$4]);&quot;&quot;;[.$E$4]);&quot;&quot;)">
            <text:p/>
          </table:table-cell>
          <table:table-cell table:formula="of:=IF(ISNUMBER(SEARCH(&quot;D&quot;;[.$K148]));IF(ISBLANK([.$E$5]);&quot;&quot;;[.$E$5]);&quot;&quot;)">
            <text:p/>
          </table:table-cell>
          <table:table-cell table:formula="of:=IF(ISNUMBER(SEARCH(&quot;E&quot;;[.$K148]));IF(ISBLANK([.$E$6]);&quot;&quot;;[.$E$6]);&quot;&quot;)">
            <text:p/>
          </table:table-cell>
          <table:table-cell table:formula="of:=IF(ISNUMBER(SEARCH(&quot;F&quot;;[.$K148]));IF(ISBLANK([.$E$7]);&quot;&quot;;[.$E$7]);&quot;&quot;)">
            <text:p/>
          </table:table-cell>
          <table:table-cell table:formula="of:=IF(ISNUMBER(SEARCH(&quot;G&quot;;[.$K148]));IF(ISBLANK([.$E$8]);&quot;&quot;;[.$E$8]);&quot;&quot;)">
            <text:p/>
          </table:table-cell>
          <table:table-cell table:formula="of:=IF(ISNUMBER(SEARCH(&quot;H&quot;;[.$K148]));IF(ISBLANK([.$E$9]);&quot;&quot;;[.$E$9]);&quot;&quot;)">
            <text:p/>
          </table:table-cell>
          <table:table-cell table:formula="of:=IF(ISNUMBER(SEARCH(&quot;I&quot;;[.$K148]));IF(ISBLANK([.$E$10]);&quot;&quot;;[.$E$10]);&quot;&quot;)">
            <text:p/>
          </table:table-cell>
          <table:table-cell table:formula="of:=IF(ISNUMBER(SEARCH(&quot;J&quot;;[.$K148]));IF(ISBLANK([.$E$11]);&quot;&quot;;[.$E$11]);&quot;&quot;)">
            <text:p/>
          </table:table-cell>
          <table:table-cell table:formula="of:=IF(ISNUMBER(SEARCH(&quot;K&quot;;[.$K148]));IF(ISBLANK([.$E$12]);&quot;&quot;;[.$E$12]);&quot;&quot;)">
            <text:p/>
          </table:table-cell>
          <table:table-cell table:formula="of:=IF(ISNUMBER(SEARCH(&quot;L&quot;;[.$K148]));IF(ISBLANK([.$E$13]);&quot;&quot;;[.$E$13]);&quot;&quot;)">
            <text:p/>
          </table:table-cell>
          <table:table-cell table:formula="of:=IF(ISNUMBER(SEARCH(&quot;M&quot;;[.$K148]));IF(ISBLANK([.$E$14]);&quot;&quot;;[.$E$14]);&quot;&quot;)">
            <text:p/>
          </table:table-cell>
          <table:table-cell table:formula="of:=IF(ISNUMBER(SEARCH(&quot;N&quot;;[.$K148]));IF(ISBLANK([.$E$15]);&quot;&quot;;[.$E$15]);&quot;&quot;)">
            <text:p/>
          </table:table-cell>
          <table:table-cell/>
          <table:table-cell table:formula="of:=IF(ISNUMBER(SEARCH(&quot;A&quot;;[.$K148]));IF(ISBLANK([.$F$2]);&quot;&quot;;[.$F$2]);&quot;&quot;)">
            <text:p/>
          </table:table-cell>
          <table:table-cell table:formula="of:=IF(ISNUMBER(SEARCH(&quot;B&quot;;[.$K148]));IF(ISBLANK([.$F$3]);&quot;&quot;;[.$F$3]);&quot;&quot;)">
            <text:p/>
          </table:table-cell>
          <table:table-cell table:formula="of:=IF(ISNUMBER(SEARCH(&quot;C&quot;;[.$K148]));IF(ISBLANK([.$F$4]);&quot;&quot;;[.$F$4]);&quot;&quot;)">
            <text:p/>
          </table:table-cell>
          <table:table-cell table:formula="of:=IF(ISNUMBER(SEARCH(&quot;D&quot;;[.$K148]));IF(ISBLANK([.$F$5]);&quot;&quot;;[.$F$5]);&quot;&quot;)">
            <text:p/>
          </table:table-cell>
          <table:table-cell table:formula="of:=IF(ISNUMBER(SEARCH(&quot;E&quot;;[.$K148]));IF(ISBLANK([.$F$6]);&quot;&quot;;[.$F$6]);&quot;&quot;)">
            <text:p/>
          </table:table-cell>
          <table:table-cell table:formula="of:=IF(ISNUMBER(SEARCH(&quot;F&quot;;[.$K148]));IF(ISBLANK([.$F$7]);&quot;&quot;;[.$F$7]);&quot;&quot;)">
            <text:p/>
          </table:table-cell>
          <table:table-cell table:formula="of:=IF(ISNUMBER(SEARCH(&quot;G&quot;;[.$K148]));IF(ISBLANK([.$F$8]);&quot;&quot;;[.$F$8]);&quot;&quot;)">
            <text:p/>
          </table:table-cell>
          <table:table-cell table:formula="of:=IF(ISNUMBER(SEARCH(&quot;H&quot;;[.$K148]));IF(ISBLANK([.$F$9]);&quot;&quot;;[.$F$9]);&quot;&quot;)">
            <text:p/>
          </table:table-cell>
          <table:table-cell table:formula="of:=IF(ISNUMBER(SEARCH(&quot;I&quot;;[.$K148]));IF(ISBLANK([.$F$10]);&quot;&quot;;[.$F$10]);&quot;&quot;)">
            <text:p/>
          </table:table-cell>
          <table:table-cell table:formula="of:=IF(ISNUMBER(SEARCH(&quot;J&quot;;[.$K148]));IF(ISBLANK([.$F$11]);&quot;&quot;;[.$F$11]);&quot;&quot;)">
            <text:p/>
          </table:table-cell>
          <table:table-cell table:formula="of:=IF(ISNUMBER(SEARCH(&quot;K&quot;;[.$K148]));IF(ISBLANK([.$F$12]);&quot;&quot;;[.$F$12]);&quot;&quot;)">
            <text:p/>
          </table:table-cell>
          <table:table-cell table:formula="of:=IF(ISNUMBER(SEARCH(&quot;L&quot;;[.$K148]));IF(ISBLANK([.$F$13]);&quot;&quot;;[.$F$13]);&quot;&quot;)">
            <text:p/>
          </table:table-cell>
          <table:table-cell table:formula="of:=IF(ISNUMBER(SEARCH(&quot;M&quot;;[.$K148]));IF(ISBLANK([.$F$14]);&quot;&quot;;[.$F$14]);&quot;&quot;)">
            <text:p/>
          </table:table-cell>
          <table:table-cell table:formula="of:=IF(ISNUMBER(SEARCH(&quot;N&quot;;[.$K14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49:.$AD149])">
            <text:p/>
          </table:table-cell>
          <table:table-cell table:formula="of:=COM.MICROSOFT.CONCAT([.$AF149:.$AS149])">
            <text:p/>
          </table:table-cell>
          <table:table-cell table:formula="of:=COM.MICROSOFT.CONCAT([.$AU149:.$BH149])">
            <text:p/>
          </table:table-cell>
          <table:table-cell table:formula="of:=COUNTIF([.$K$1:.$K$1998];[.K149])" office:value-type="float" office:value="0" calcext:value-type="float">
            <text:p>0</text:p>
          </table:table-cell>
          <table:table-cell/>
          <table:table-cell table:formula="of:=IF(ISNUMBER(SEARCH(&quot;A&quot;;[.$K149]));IF(ISBLANK([.$D$2]);&quot;&quot;;[.$D$2]);&quot;&quot;)">
            <text:p/>
          </table:table-cell>
          <table:table-cell table:formula="of:=IF(ISNUMBER(SEARCH(&quot;B&quot;;[.$K149]));IF(ISBLANK([.$D$3]);&quot;&quot;;[.$D$3]);&quot;&quot;)">
            <text:p/>
          </table:table-cell>
          <table:table-cell table:formula="of:=IF(ISNUMBER(SEARCH(&quot;C&quot;;[.$K149]));IF(ISBLANK([.$D$4]);&quot;&quot;;[.$D$4]);&quot;&quot;)">
            <text:p/>
          </table:table-cell>
          <table:table-cell table:formula="of:=IF(ISNUMBER(SEARCH(&quot;D&quot;;[.$K149]));IF(ISBLANK([.$D$5]);&quot;&quot;;[.$D$5]);&quot;&quot;)">
            <text:p/>
          </table:table-cell>
          <table:table-cell table:formula="of:=IF(ISNUMBER(SEARCH(&quot;E&quot;;[.$K149]));IF(ISBLANK([.$D$6]);&quot;&quot;;[.$D$6]);&quot;&quot;)">
            <text:p/>
          </table:table-cell>
          <table:table-cell table:formula="of:=IF(ISNUMBER(SEARCH(&quot;F&quot;;[.$K149]));IF(ISBLANK([.$D$7]);&quot;&quot;;[.$D$7]);&quot;&quot;)">
            <text:p/>
          </table:table-cell>
          <table:table-cell table:formula="of:=IF(ISNUMBER(SEARCH(&quot;G&quot;;[.$K149]));IF(ISBLANK([.$D$8]);&quot;&quot;;[.$D$8]);&quot;&quot;)">
            <text:p/>
          </table:table-cell>
          <table:table-cell table:formula="of:=IF(ISNUMBER(SEARCH(&quot;H&quot;;[.$K149]));IF(ISBLANK([.$D$9]);&quot;&quot;;[.$D$9]);&quot;&quot;)">
            <text:p/>
          </table:table-cell>
          <table:table-cell table:formula="of:=IF(ISNUMBER(SEARCH(&quot;I&quot;;[.$K149]));IF(ISBLANK([.$D$10]);&quot;&quot;;[.$D$10]);&quot;&quot;)">
            <text:p/>
          </table:table-cell>
          <table:table-cell table:formula="of:=IF(ISNUMBER(SEARCH(&quot;J&quot;;[.$K149]));IF(ISBLANK([.$D$11]);&quot;&quot;;[.$D$11]);&quot;&quot;)">
            <text:p/>
          </table:table-cell>
          <table:table-cell table:formula="of:=IF(ISNUMBER(SEARCH(&quot;K&quot;;[.$K149]));IF(ISBLANK([.$D$12]);&quot;&quot;;[.$D$12]);&quot;&quot;)">
            <text:p/>
          </table:table-cell>
          <table:table-cell table:formula="of:=IF(ISNUMBER(SEARCH(&quot;L&quot;;[.$K149]));IF(ISBLANK([.$D$13]);&quot;&quot;;[.$D$13]);&quot;&quot;)">
            <text:p/>
          </table:table-cell>
          <table:table-cell table:formula="of:=IF(ISNUMBER(SEARCH(&quot;M&quot;;[.$K149]));IF(ISBLANK([.$D$14]);&quot;&quot;;[.$D$14]);&quot;&quot;)">
            <text:p/>
          </table:table-cell>
          <table:table-cell table:formula="of:=IF(ISNUMBER(SEARCH(&quot;N&quot;;[.$K149]));IF(ISBLANK([.$D$15]);&quot;&quot;;[.$D$15]);&quot;&quot;)">
            <text:p/>
          </table:table-cell>
          <table:table-cell/>
          <table:table-cell table:formula="of:=IF(ISNUMBER(SEARCH(&quot;A&quot;;[.$K149]));IF(ISBLANK([.$E$2]);&quot;&quot;;[.$E$2]);&quot;&quot;)">
            <text:p/>
          </table:table-cell>
          <table:table-cell table:formula="of:=IF(ISNUMBER(SEARCH(&quot;B&quot;;[.$K149]));IF(ISBLANK([.$E$3]);&quot;&quot;;[.$E$3]);&quot;&quot;)">
            <text:p/>
          </table:table-cell>
          <table:table-cell table:formula="of:=IF(ISNUMBER(SEARCH(&quot;C&quot;;[.$K149]));IF(ISBLANK([.$E$4]);&quot;&quot;;[.$E$4]);&quot;&quot;)">
            <text:p/>
          </table:table-cell>
          <table:table-cell table:formula="of:=IF(ISNUMBER(SEARCH(&quot;D&quot;;[.$K149]));IF(ISBLANK([.$E$5]);&quot;&quot;;[.$E$5]);&quot;&quot;)">
            <text:p/>
          </table:table-cell>
          <table:table-cell table:formula="of:=IF(ISNUMBER(SEARCH(&quot;E&quot;;[.$K149]));IF(ISBLANK([.$E$6]);&quot;&quot;;[.$E$6]);&quot;&quot;)">
            <text:p/>
          </table:table-cell>
          <table:table-cell table:formula="of:=IF(ISNUMBER(SEARCH(&quot;F&quot;;[.$K149]));IF(ISBLANK([.$E$7]);&quot;&quot;;[.$E$7]);&quot;&quot;)">
            <text:p/>
          </table:table-cell>
          <table:table-cell table:formula="of:=IF(ISNUMBER(SEARCH(&quot;G&quot;;[.$K149]));IF(ISBLANK([.$E$8]);&quot;&quot;;[.$E$8]);&quot;&quot;)">
            <text:p/>
          </table:table-cell>
          <table:table-cell table:formula="of:=IF(ISNUMBER(SEARCH(&quot;H&quot;;[.$K149]));IF(ISBLANK([.$E$9]);&quot;&quot;;[.$E$9]);&quot;&quot;)">
            <text:p/>
          </table:table-cell>
          <table:table-cell table:formula="of:=IF(ISNUMBER(SEARCH(&quot;I&quot;;[.$K149]));IF(ISBLANK([.$E$10]);&quot;&quot;;[.$E$10]);&quot;&quot;)">
            <text:p/>
          </table:table-cell>
          <table:table-cell table:formula="of:=IF(ISNUMBER(SEARCH(&quot;J&quot;;[.$K149]));IF(ISBLANK([.$E$11]);&quot;&quot;;[.$E$11]);&quot;&quot;)">
            <text:p/>
          </table:table-cell>
          <table:table-cell table:formula="of:=IF(ISNUMBER(SEARCH(&quot;K&quot;;[.$K149]));IF(ISBLANK([.$E$12]);&quot;&quot;;[.$E$12]);&quot;&quot;)">
            <text:p/>
          </table:table-cell>
          <table:table-cell table:formula="of:=IF(ISNUMBER(SEARCH(&quot;L&quot;;[.$K149]));IF(ISBLANK([.$E$13]);&quot;&quot;;[.$E$13]);&quot;&quot;)">
            <text:p/>
          </table:table-cell>
          <table:table-cell table:formula="of:=IF(ISNUMBER(SEARCH(&quot;M&quot;;[.$K149]));IF(ISBLANK([.$E$14]);&quot;&quot;;[.$E$14]);&quot;&quot;)">
            <text:p/>
          </table:table-cell>
          <table:table-cell table:formula="of:=IF(ISNUMBER(SEARCH(&quot;N&quot;;[.$K149]));IF(ISBLANK([.$E$15]);&quot;&quot;;[.$E$15]);&quot;&quot;)">
            <text:p/>
          </table:table-cell>
          <table:table-cell/>
          <table:table-cell table:formula="of:=IF(ISNUMBER(SEARCH(&quot;A&quot;;[.$K149]));IF(ISBLANK([.$F$2]);&quot;&quot;;[.$F$2]);&quot;&quot;)">
            <text:p/>
          </table:table-cell>
          <table:table-cell table:formula="of:=IF(ISNUMBER(SEARCH(&quot;B&quot;;[.$K149]));IF(ISBLANK([.$F$3]);&quot;&quot;;[.$F$3]);&quot;&quot;)">
            <text:p/>
          </table:table-cell>
          <table:table-cell table:formula="of:=IF(ISNUMBER(SEARCH(&quot;C&quot;;[.$K149]));IF(ISBLANK([.$F$4]);&quot;&quot;;[.$F$4]);&quot;&quot;)">
            <text:p/>
          </table:table-cell>
          <table:table-cell table:formula="of:=IF(ISNUMBER(SEARCH(&quot;D&quot;;[.$K149]));IF(ISBLANK([.$F$5]);&quot;&quot;;[.$F$5]);&quot;&quot;)">
            <text:p/>
          </table:table-cell>
          <table:table-cell table:formula="of:=IF(ISNUMBER(SEARCH(&quot;E&quot;;[.$K149]));IF(ISBLANK([.$F$6]);&quot;&quot;;[.$F$6]);&quot;&quot;)">
            <text:p/>
          </table:table-cell>
          <table:table-cell table:formula="of:=IF(ISNUMBER(SEARCH(&quot;F&quot;;[.$K149]));IF(ISBLANK([.$F$7]);&quot;&quot;;[.$F$7]);&quot;&quot;)">
            <text:p/>
          </table:table-cell>
          <table:table-cell table:formula="of:=IF(ISNUMBER(SEARCH(&quot;G&quot;;[.$K149]));IF(ISBLANK([.$F$8]);&quot;&quot;;[.$F$8]);&quot;&quot;)">
            <text:p/>
          </table:table-cell>
          <table:table-cell table:formula="of:=IF(ISNUMBER(SEARCH(&quot;H&quot;;[.$K149]));IF(ISBLANK([.$F$9]);&quot;&quot;;[.$F$9]);&quot;&quot;)">
            <text:p/>
          </table:table-cell>
          <table:table-cell table:formula="of:=IF(ISNUMBER(SEARCH(&quot;I&quot;;[.$K149]));IF(ISBLANK([.$F$10]);&quot;&quot;;[.$F$10]);&quot;&quot;)">
            <text:p/>
          </table:table-cell>
          <table:table-cell table:formula="of:=IF(ISNUMBER(SEARCH(&quot;J&quot;;[.$K149]));IF(ISBLANK([.$F$11]);&quot;&quot;;[.$F$11]);&quot;&quot;)">
            <text:p/>
          </table:table-cell>
          <table:table-cell table:formula="of:=IF(ISNUMBER(SEARCH(&quot;K&quot;;[.$K149]));IF(ISBLANK([.$F$12]);&quot;&quot;;[.$F$12]);&quot;&quot;)">
            <text:p/>
          </table:table-cell>
          <table:table-cell table:formula="of:=IF(ISNUMBER(SEARCH(&quot;L&quot;;[.$K149]));IF(ISBLANK([.$F$13]);&quot;&quot;;[.$F$13]);&quot;&quot;)">
            <text:p/>
          </table:table-cell>
          <table:table-cell table:formula="of:=IF(ISNUMBER(SEARCH(&quot;M&quot;;[.$K149]));IF(ISBLANK([.$F$14]);&quot;&quot;;[.$F$14]);&quot;&quot;)">
            <text:p/>
          </table:table-cell>
          <table:table-cell table:formula="of:=IF(ISNUMBER(SEARCH(&quot;N&quot;;[.$K149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0:.$AD150])">
            <text:p/>
          </table:table-cell>
          <table:table-cell table:formula="of:=COM.MICROSOFT.CONCAT([.$AF150:.$AS150])">
            <text:p/>
          </table:table-cell>
          <table:table-cell table:formula="of:=COM.MICROSOFT.CONCAT([.$AU150:.$BH150])">
            <text:p/>
          </table:table-cell>
          <table:table-cell table:formula="of:=COUNTIF([.$K$1:.$K$1998];[.K150])" office:value-type="float" office:value="0" calcext:value-type="float">
            <text:p>0</text:p>
          </table:table-cell>
          <table:table-cell/>
          <table:table-cell table:formula="of:=IF(ISNUMBER(SEARCH(&quot;A&quot;;[.$K150]));IF(ISBLANK([.$D$2]);&quot;&quot;;[.$D$2]);&quot;&quot;)">
            <text:p/>
          </table:table-cell>
          <table:table-cell table:formula="of:=IF(ISNUMBER(SEARCH(&quot;B&quot;;[.$K150]));IF(ISBLANK([.$D$3]);&quot;&quot;;[.$D$3]);&quot;&quot;)">
            <text:p/>
          </table:table-cell>
          <table:table-cell table:formula="of:=IF(ISNUMBER(SEARCH(&quot;C&quot;;[.$K150]));IF(ISBLANK([.$D$4]);&quot;&quot;;[.$D$4]);&quot;&quot;)">
            <text:p/>
          </table:table-cell>
          <table:table-cell table:formula="of:=IF(ISNUMBER(SEARCH(&quot;D&quot;;[.$K150]));IF(ISBLANK([.$D$5]);&quot;&quot;;[.$D$5]);&quot;&quot;)">
            <text:p/>
          </table:table-cell>
          <table:table-cell table:formula="of:=IF(ISNUMBER(SEARCH(&quot;E&quot;;[.$K150]));IF(ISBLANK([.$D$6]);&quot;&quot;;[.$D$6]);&quot;&quot;)">
            <text:p/>
          </table:table-cell>
          <table:table-cell table:formula="of:=IF(ISNUMBER(SEARCH(&quot;F&quot;;[.$K150]));IF(ISBLANK([.$D$7]);&quot;&quot;;[.$D$7]);&quot;&quot;)">
            <text:p/>
          </table:table-cell>
          <table:table-cell table:formula="of:=IF(ISNUMBER(SEARCH(&quot;G&quot;;[.$K150]));IF(ISBLANK([.$D$8]);&quot;&quot;;[.$D$8]);&quot;&quot;)">
            <text:p/>
          </table:table-cell>
          <table:table-cell table:formula="of:=IF(ISNUMBER(SEARCH(&quot;H&quot;;[.$K150]));IF(ISBLANK([.$D$9]);&quot;&quot;;[.$D$9]);&quot;&quot;)">
            <text:p/>
          </table:table-cell>
          <table:table-cell table:formula="of:=IF(ISNUMBER(SEARCH(&quot;I&quot;;[.$K150]));IF(ISBLANK([.$D$10]);&quot;&quot;;[.$D$10]);&quot;&quot;)">
            <text:p/>
          </table:table-cell>
          <table:table-cell table:formula="of:=IF(ISNUMBER(SEARCH(&quot;J&quot;;[.$K150]));IF(ISBLANK([.$D$11]);&quot;&quot;;[.$D$11]);&quot;&quot;)">
            <text:p/>
          </table:table-cell>
          <table:table-cell table:formula="of:=IF(ISNUMBER(SEARCH(&quot;K&quot;;[.$K150]));IF(ISBLANK([.$D$12]);&quot;&quot;;[.$D$12]);&quot;&quot;)">
            <text:p/>
          </table:table-cell>
          <table:table-cell table:formula="of:=IF(ISNUMBER(SEARCH(&quot;L&quot;;[.$K150]));IF(ISBLANK([.$D$13]);&quot;&quot;;[.$D$13]);&quot;&quot;)">
            <text:p/>
          </table:table-cell>
          <table:table-cell table:formula="of:=IF(ISNUMBER(SEARCH(&quot;M&quot;;[.$K150]));IF(ISBLANK([.$D$14]);&quot;&quot;;[.$D$14]);&quot;&quot;)">
            <text:p/>
          </table:table-cell>
          <table:table-cell table:formula="of:=IF(ISNUMBER(SEARCH(&quot;N&quot;;[.$K150]));IF(ISBLANK([.$D$15]);&quot;&quot;;[.$D$15]);&quot;&quot;)">
            <text:p/>
          </table:table-cell>
          <table:table-cell/>
          <table:table-cell table:formula="of:=IF(ISNUMBER(SEARCH(&quot;A&quot;;[.$K150]));IF(ISBLANK([.$E$2]);&quot;&quot;;[.$E$2]);&quot;&quot;)">
            <text:p/>
          </table:table-cell>
          <table:table-cell table:formula="of:=IF(ISNUMBER(SEARCH(&quot;B&quot;;[.$K150]));IF(ISBLANK([.$E$3]);&quot;&quot;;[.$E$3]);&quot;&quot;)">
            <text:p/>
          </table:table-cell>
          <table:table-cell table:formula="of:=IF(ISNUMBER(SEARCH(&quot;C&quot;;[.$K150]));IF(ISBLANK([.$E$4]);&quot;&quot;;[.$E$4]);&quot;&quot;)">
            <text:p/>
          </table:table-cell>
          <table:table-cell table:formula="of:=IF(ISNUMBER(SEARCH(&quot;D&quot;;[.$K150]));IF(ISBLANK([.$E$5]);&quot;&quot;;[.$E$5]);&quot;&quot;)">
            <text:p/>
          </table:table-cell>
          <table:table-cell table:formula="of:=IF(ISNUMBER(SEARCH(&quot;E&quot;;[.$K150]));IF(ISBLANK([.$E$6]);&quot;&quot;;[.$E$6]);&quot;&quot;)">
            <text:p/>
          </table:table-cell>
          <table:table-cell table:formula="of:=IF(ISNUMBER(SEARCH(&quot;F&quot;;[.$K150]));IF(ISBLANK([.$E$7]);&quot;&quot;;[.$E$7]);&quot;&quot;)">
            <text:p/>
          </table:table-cell>
          <table:table-cell table:formula="of:=IF(ISNUMBER(SEARCH(&quot;G&quot;;[.$K150]));IF(ISBLANK([.$E$8]);&quot;&quot;;[.$E$8]);&quot;&quot;)">
            <text:p/>
          </table:table-cell>
          <table:table-cell table:formula="of:=IF(ISNUMBER(SEARCH(&quot;H&quot;;[.$K150]));IF(ISBLANK([.$E$9]);&quot;&quot;;[.$E$9]);&quot;&quot;)">
            <text:p/>
          </table:table-cell>
          <table:table-cell table:formula="of:=IF(ISNUMBER(SEARCH(&quot;I&quot;;[.$K150]));IF(ISBLANK([.$E$10]);&quot;&quot;;[.$E$10]);&quot;&quot;)">
            <text:p/>
          </table:table-cell>
          <table:table-cell table:formula="of:=IF(ISNUMBER(SEARCH(&quot;J&quot;;[.$K150]));IF(ISBLANK([.$E$11]);&quot;&quot;;[.$E$11]);&quot;&quot;)">
            <text:p/>
          </table:table-cell>
          <table:table-cell table:formula="of:=IF(ISNUMBER(SEARCH(&quot;K&quot;;[.$K150]));IF(ISBLANK([.$E$12]);&quot;&quot;;[.$E$12]);&quot;&quot;)">
            <text:p/>
          </table:table-cell>
          <table:table-cell table:formula="of:=IF(ISNUMBER(SEARCH(&quot;L&quot;;[.$K150]));IF(ISBLANK([.$E$13]);&quot;&quot;;[.$E$13]);&quot;&quot;)">
            <text:p/>
          </table:table-cell>
          <table:table-cell table:formula="of:=IF(ISNUMBER(SEARCH(&quot;M&quot;;[.$K150]));IF(ISBLANK([.$E$14]);&quot;&quot;;[.$E$14]);&quot;&quot;)">
            <text:p/>
          </table:table-cell>
          <table:table-cell table:formula="of:=IF(ISNUMBER(SEARCH(&quot;N&quot;;[.$K150]));IF(ISBLANK([.$E$15]);&quot;&quot;;[.$E$15]);&quot;&quot;)">
            <text:p/>
          </table:table-cell>
          <table:table-cell/>
          <table:table-cell table:formula="of:=IF(ISNUMBER(SEARCH(&quot;A&quot;;[.$K150]));IF(ISBLANK([.$F$2]);&quot;&quot;;[.$F$2]);&quot;&quot;)">
            <text:p/>
          </table:table-cell>
          <table:table-cell table:formula="of:=IF(ISNUMBER(SEARCH(&quot;B&quot;;[.$K150]));IF(ISBLANK([.$F$3]);&quot;&quot;;[.$F$3]);&quot;&quot;)">
            <text:p/>
          </table:table-cell>
          <table:table-cell table:formula="of:=IF(ISNUMBER(SEARCH(&quot;C&quot;;[.$K150]));IF(ISBLANK([.$F$4]);&quot;&quot;;[.$F$4]);&quot;&quot;)">
            <text:p/>
          </table:table-cell>
          <table:table-cell table:formula="of:=IF(ISNUMBER(SEARCH(&quot;D&quot;;[.$K150]));IF(ISBLANK([.$F$5]);&quot;&quot;;[.$F$5]);&quot;&quot;)">
            <text:p/>
          </table:table-cell>
          <table:table-cell table:formula="of:=IF(ISNUMBER(SEARCH(&quot;E&quot;;[.$K150]));IF(ISBLANK([.$F$6]);&quot;&quot;;[.$F$6]);&quot;&quot;)">
            <text:p/>
          </table:table-cell>
          <table:table-cell table:formula="of:=IF(ISNUMBER(SEARCH(&quot;F&quot;;[.$K150]));IF(ISBLANK([.$F$7]);&quot;&quot;;[.$F$7]);&quot;&quot;)">
            <text:p/>
          </table:table-cell>
          <table:table-cell table:formula="of:=IF(ISNUMBER(SEARCH(&quot;G&quot;;[.$K150]));IF(ISBLANK([.$F$8]);&quot;&quot;;[.$F$8]);&quot;&quot;)">
            <text:p/>
          </table:table-cell>
          <table:table-cell table:formula="of:=IF(ISNUMBER(SEARCH(&quot;H&quot;;[.$K150]));IF(ISBLANK([.$F$9]);&quot;&quot;;[.$F$9]);&quot;&quot;)">
            <text:p/>
          </table:table-cell>
          <table:table-cell table:formula="of:=IF(ISNUMBER(SEARCH(&quot;I&quot;;[.$K150]));IF(ISBLANK([.$F$10]);&quot;&quot;;[.$F$10]);&quot;&quot;)">
            <text:p/>
          </table:table-cell>
          <table:table-cell table:formula="of:=IF(ISNUMBER(SEARCH(&quot;J&quot;;[.$K150]));IF(ISBLANK([.$F$11]);&quot;&quot;;[.$F$11]);&quot;&quot;)">
            <text:p/>
          </table:table-cell>
          <table:table-cell table:formula="of:=IF(ISNUMBER(SEARCH(&quot;K&quot;;[.$K150]));IF(ISBLANK([.$F$12]);&quot;&quot;;[.$F$12]);&quot;&quot;)">
            <text:p/>
          </table:table-cell>
          <table:table-cell table:formula="of:=IF(ISNUMBER(SEARCH(&quot;L&quot;;[.$K150]));IF(ISBLANK([.$F$13]);&quot;&quot;;[.$F$13]);&quot;&quot;)">
            <text:p/>
          </table:table-cell>
          <table:table-cell table:formula="of:=IF(ISNUMBER(SEARCH(&quot;M&quot;;[.$K150]));IF(ISBLANK([.$F$14]);&quot;&quot;;[.$F$14]);&quot;&quot;)">
            <text:p/>
          </table:table-cell>
          <table:table-cell table:formula="of:=IF(ISNUMBER(SEARCH(&quot;N&quot;;[.$K150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1:.$AD151])">
            <text:p/>
          </table:table-cell>
          <table:table-cell table:formula="of:=COM.MICROSOFT.CONCAT([.$AF151:.$AS151])">
            <text:p/>
          </table:table-cell>
          <table:table-cell table:formula="of:=COM.MICROSOFT.CONCAT([.$AU151:.$BH151])">
            <text:p/>
          </table:table-cell>
          <table:table-cell table:formula="of:=COUNTIF([.$K$1:.$K$1998];[.K151])" office:value-type="float" office:value="0" calcext:value-type="float">
            <text:p>0</text:p>
          </table:table-cell>
          <table:table-cell/>
          <table:table-cell table:formula="of:=IF(ISNUMBER(SEARCH(&quot;A&quot;;[.$K151]));IF(ISBLANK([.$D$2]);&quot;&quot;;[.$D$2]);&quot;&quot;)">
            <text:p/>
          </table:table-cell>
          <table:table-cell table:formula="of:=IF(ISNUMBER(SEARCH(&quot;B&quot;;[.$K151]));IF(ISBLANK([.$D$3]);&quot;&quot;;[.$D$3]);&quot;&quot;)">
            <text:p/>
          </table:table-cell>
          <table:table-cell table:formula="of:=IF(ISNUMBER(SEARCH(&quot;C&quot;;[.$K151]));IF(ISBLANK([.$D$4]);&quot;&quot;;[.$D$4]);&quot;&quot;)">
            <text:p/>
          </table:table-cell>
          <table:table-cell table:formula="of:=IF(ISNUMBER(SEARCH(&quot;D&quot;;[.$K151]));IF(ISBLANK([.$D$5]);&quot;&quot;;[.$D$5]);&quot;&quot;)">
            <text:p/>
          </table:table-cell>
          <table:table-cell table:formula="of:=IF(ISNUMBER(SEARCH(&quot;E&quot;;[.$K151]));IF(ISBLANK([.$D$6]);&quot;&quot;;[.$D$6]);&quot;&quot;)">
            <text:p/>
          </table:table-cell>
          <table:table-cell table:formula="of:=IF(ISNUMBER(SEARCH(&quot;F&quot;;[.$K151]));IF(ISBLANK([.$D$7]);&quot;&quot;;[.$D$7]);&quot;&quot;)">
            <text:p/>
          </table:table-cell>
          <table:table-cell table:formula="of:=IF(ISNUMBER(SEARCH(&quot;G&quot;;[.$K151]));IF(ISBLANK([.$D$8]);&quot;&quot;;[.$D$8]);&quot;&quot;)">
            <text:p/>
          </table:table-cell>
          <table:table-cell table:formula="of:=IF(ISNUMBER(SEARCH(&quot;H&quot;;[.$K151]));IF(ISBLANK([.$D$9]);&quot;&quot;;[.$D$9]);&quot;&quot;)">
            <text:p/>
          </table:table-cell>
          <table:table-cell table:formula="of:=IF(ISNUMBER(SEARCH(&quot;I&quot;;[.$K151]));IF(ISBLANK([.$D$10]);&quot;&quot;;[.$D$10]);&quot;&quot;)">
            <text:p/>
          </table:table-cell>
          <table:table-cell table:formula="of:=IF(ISNUMBER(SEARCH(&quot;J&quot;;[.$K151]));IF(ISBLANK([.$D$11]);&quot;&quot;;[.$D$11]);&quot;&quot;)">
            <text:p/>
          </table:table-cell>
          <table:table-cell table:formula="of:=IF(ISNUMBER(SEARCH(&quot;K&quot;;[.$K151]));IF(ISBLANK([.$D$12]);&quot;&quot;;[.$D$12]);&quot;&quot;)">
            <text:p/>
          </table:table-cell>
          <table:table-cell table:formula="of:=IF(ISNUMBER(SEARCH(&quot;L&quot;;[.$K151]));IF(ISBLANK([.$D$13]);&quot;&quot;;[.$D$13]);&quot;&quot;)">
            <text:p/>
          </table:table-cell>
          <table:table-cell table:formula="of:=IF(ISNUMBER(SEARCH(&quot;M&quot;;[.$K151]));IF(ISBLANK([.$D$14]);&quot;&quot;;[.$D$14]);&quot;&quot;)">
            <text:p/>
          </table:table-cell>
          <table:table-cell table:formula="of:=IF(ISNUMBER(SEARCH(&quot;N&quot;;[.$K151]));IF(ISBLANK([.$D$15]);&quot;&quot;;[.$D$15]);&quot;&quot;)">
            <text:p/>
          </table:table-cell>
          <table:table-cell/>
          <table:table-cell table:formula="of:=IF(ISNUMBER(SEARCH(&quot;A&quot;;[.$K151]));IF(ISBLANK([.$E$2]);&quot;&quot;;[.$E$2]);&quot;&quot;)">
            <text:p/>
          </table:table-cell>
          <table:table-cell table:formula="of:=IF(ISNUMBER(SEARCH(&quot;B&quot;;[.$K151]));IF(ISBLANK([.$E$3]);&quot;&quot;;[.$E$3]);&quot;&quot;)">
            <text:p/>
          </table:table-cell>
          <table:table-cell table:formula="of:=IF(ISNUMBER(SEARCH(&quot;C&quot;;[.$K151]));IF(ISBLANK([.$E$4]);&quot;&quot;;[.$E$4]);&quot;&quot;)">
            <text:p/>
          </table:table-cell>
          <table:table-cell table:formula="of:=IF(ISNUMBER(SEARCH(&quot;D&quot;;[.$K151]));IF(ISBLANK([.$E$5]);&quot;&quot;;[.$E$5]);&quot;&quot;)">
            <text:p/>
          </table:table-cell>
          <table:table-cell table:formula="of:=IF(ISNUMBER(SEARCH(&quot;E&quot;;[.$K151]));IF(ISBLANK([.$E$6]);&quot;&quot;;[.$E$6]);&quot;&quot;)">
            <text:p/>
          </table:table-cell>
          <table:table-cell table:formula="of:=IF(ISNUMBER(SEARCH(&quot;F&quot;;[.$K151]));IF(ISBLANK([.$E$7]);&quot;&quot;;[.$E$7]);&quot;&quot;)">
            <text:p/>
          </table:table-cell>
          <table:table-cell table:formula="of:=IF(ISNUMBER(SEARCH(&quot;G&quot;;[.$K151]));IF(ISBLANK([.$E$8]);&quot;&quot;;[.$E$8]);&quot;&quot;)">
            <text:p/>
          </table:table-cell>
          <table:table-cell table:formula="of:=IF(ISNUMBER(SEARCH(&quot;H&quot;;[.$K151]));IF(ISBLANK([.$E$9]);&quot;&quot;;[.$E$9]);&quot;&quot;)">
            <text:p/>
          </table:table-cell>
          <table:table-cell table:formula="of:=IF(ISNUMBER(SEARCH(&quot;I&quot;;[.$K151]));IF(ISBLANK([.$E$10]);&quot;&quot;;[.$E$10]);&quot;&quot;)">
            <text:p/>
          </table:table-cell>
          <table:table-cell table:formula="of:=IF(ISNUMBER(SEARCH(&quot;J&quot;;[.$K151]));IF(ISBLANK([.$E$11]);&quot;&quot;;[.$E$11]);&quot;&quot;)">
            <text:p/>
          </table:table-cell>
          <table:table-cell table:formula="of:=IF(ISNUMBER(SEARCH(&quot;K&quot;;[.$K151]));IF(ISBLANK([.$E$12]);&quot;&quot;;[.$E$12]);&quot;&quot;)">
            <text:p/>
          </table:table-cell>
          <table:table-cell table:formula="of:=IF(ISNUMBER(SEARCH(&quot;L&quot;;[.$K151]));IF(ISBLANK([.$E$13]);&quot;&quot;;[.$E$13]);&quot;&quot;)">
            <text:p/>
          </table:table-cell>
          <table:table-cell table:formula="of:=IF(ISNUMBER(SEARCH(&quot;M&quot;;[.$K151]));IF(ISBLANK([.$E$14]);&quot;&quot;;[.$E$14]);&quot;&quot;)">
            <text:p/>
          </table:table-cell>
          <table:table-cell table:formula="of:=IF(ISNUMBER(SEARCH(&quot;N&quot;;[.$K151]));IF(ISBLANK([.$E$15]);&quot;&quot;;[.$E$15]);&quot;&quot;)">
            <text:p/>
          </table:table-cell>
          <table:table-cell/>
          <table:table-cell table:formula="of:=IF(ISNUMBER(SEARCH(&quot;A&quot;;[.$K151]));IF(ISBLANK([.$F$2]);&quot;&quot;;[.$F$2]);&quot;&quot;)">
            <text:p/>
          </table:table-cell>
          <table:table-cell table:formula="of:=IF(ISNUMBER(SEARCH(&quot;B&quot;;[.$K151]));IF(ISBLANK([.$F$3]);&quot;&quot;;[.$F$3]);&quot;&quot;)">
            <text:p/>
          </table:table-cell>
          <table:table-cell table:formula="of:=IF(ISNUMBER(SEARCH(&quot;C&quot;;[.$K151]));IF(ISBLANK([.$F$4]);&quot;&quot;;[.$F$4]);&quot;&quot;)">
            <text:p/>
          </table:table-cell>
          <table:table-cell table:formula="of:=IF(ISNUMBER(SEARCH(&quot;D&quot;;[.$K151]));IF(ISBLANK([.$F$5]);&quot;&quot;;[.$F$5]);&quot;&quot;)">
            <text:p/>
          </table:table-cell>
          <table:table-cell table:formula="of:=IF(ISNUMBER(SEARCH(&quot;E&quot;;[.$K151]));IF(ISBLANK([.$F$6]);&quot;&quot;;[.$F$6]);&quot;&quot;)">
            <text:p/>
          </table:table-cell>
          <table:table-cell table:formula="of:=IF(ISNUMBER(SEARCH(&quot;F&quot;;[.$K151]));IF(ISBLANK([.$F$7]);&quot;&quot;;[.$F$7]);&quot;&quot;)">
            <text:p/>
          </table:table-cell>
          <table:table-cell table:formula="of:=IF(ISNUMBER(SEARCH(&quot;G&quot;;[.$K151]));IF(ISBLANK([.$F$8]);&quot;&quot;;[.$F$8]);&quot;&quot;)">
            <text:p/>
          </table:table-cell>
          <table:table-cell table:formula="of:=IF(ISNUMBER(SEARCH(&quot;H&quot;;[.$K151]));IF(ISBLANK([.$F$9]);&quot;&quot;;[.$F$9]);&quot;&quot;)">
            <text:p/>
          </table:table-cell>
          <table:table-cell table:formula="of:=IF(ISNUMBER(SEARCH(&quot;I&quot;;[.$K151]));IF(ISBLANK([.$F$10]);&quot;&quot;;[.$F$10]);&quot;&quot;)">
            <text:p/>
          </table:table-cell>
          <table:table-cell table:formula="of:=IF(ISNUMBER(SEARCH(&quot;J&quot;;[.$K151]));IF(ISBLANK([.$F$11]);&quot;&quot;;[.$F$11]);&quot;&quot;)">
            <text:p/>
          </table:table-cell>
          <table:table-cell table:formula="of:=IF(ISNUMBER(SEARCH(&quot;K&quot;;[.$K151]));IF(ISBLANK([.$F$12]);&quot;&quot;;[.$F$12]);&quot;&quot;)">
            <text:p/>
          </table:table-cell>
          <table:table-cell table:formula="of:=IF(ISNUMBER(SEARCH(&quot;L&quot;;[.$K151]));IF(ISBLANK([.$F$13]);&quot;&quot;;[.$F$13]);&quot;&quot;)">
            <text:p/>
          </table:table-cell>
          <table:table-cell table:formula="of:=IF(ISNUMBER(SEARCH(&quot;M&quot;;[.$K151]));IF(ISBLANK([.$F$14]);&quot;&quot;;[.$F$14]);&quot;&quot;)">
            <text:p/>
          </table:table-cell>
          <table:table-cell table:formula="of:=IF(ISNUMBER(SEARCH(&quot;N&quot;;[.$K151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2:.$AD152])">
            <text:p/>
          </table:table-cell>
          <table:table-cell table:formula="of:=COM.MICROSOFT.CONCAT([.$AF152:.$AS152])">
            <text:p/>
          </table:table-cell>
          <table:table-cell table:formula="of:=COM.MICROSOFT.CONCAT([.$AU152:.$BH152])">
            <text:p/>
          </table:table-cell>
          <table:table-cell table:formula="of:=COUNTIF([.$K$1:.$K$1998];[.K152])" office:value-type="float" office:value="0" calcext:value-type="float">
            <text:p>0</text:p>
          </table:table-cell>
          <table:table-cell/>
          <table:table-cell table:formula="of:=IF(ISNUMBER(SEARCH(&quot;A&quot;;[.$K152]));IF(ISBLANK([.$D$2]);&quot;&quot;;[.$D$2]);&quot;&quot;)">
            <text:p/>
          </table:table-cell>
          <table:table-cell table:formula="of:=IF(ISNUMBER(SEARCH(&quot;B&quot;;[.$K152]));IF(ISBLANK([.$D$3]);&quot;&quot;;[.$D$3]);&quot;&quot;)">
            <text:p/>
          </table:table-cell>
          <table:table-cell table:formula="of:=IF(ISNUMBER(SEARCH(&quot;C&quot;;[.$K152]));IF(ISBLANK([.$D$4]);&quot;&quot;;[.$D$4]);&quot;&quot;)">
            <text:p/>
          </table:table-cell>
          <table:table-cell table:formula="of:=IF(ISNUMBER(SEARCH(&quot;D&quot;;[.$K152]));IF(ISBLANK([.$D$5]);&quot;&quot;;[.$D$5]);&quot;&quot;)">
            <text:p/>
          </table:table-cell>
          <table:table-cell table:formula="of:=IF(ISNUMBER(SEARCH(&quot;E&quot;;[.$K152]));IF(ISBLANK([.$D$6]);&quot;&quot;;[.$D$6]);&quot;&quot;)">
            <text:p/>
          </table:table-cell>
          <table:table-cell table:formula="of:=IF(ISNUMBER(SEARCH(&quot;F&quot;;[.$K152]));IF(ISBLANK([.$D$7]);&quot;&quot;;[.$D$7]);&quot;&quot;)">
            <text:p/>
          </table:table-cell>
          <table:table-cell table:formula="of:=IF(ISNUMBER(SEARCH(&quot;G&quot;;[.$K152]));IF(ISBLANK([.$D$8]);&quot;&quot;;[.$D$8]);&quot;&quot;)">
            <text:p/>
          </table:table-cell>
          <table:table-cell table:formula="of:=IF(ISNUMBER(SEARCH(&quot;H&quot;;[.$K152]));IF(ISBLANK([.$D$9]);&quot;&quot;;[.$D$9]);&quot;&quot;)">
            <text:p/>
          </table:table-cell>
          <table:table-cell table:formula="of:=IF(ISNUMBER(SEARCH(&quot;I&quot;;[.$K152]));IF(ISBLANK([.$D$10]);&quot;&quot;;[.$D$10]);&quot;&quot;)">
            <text:p/>
          </table:table-cell>
          <table:table-cell table:formula="of:=IF(ISNUMBER(SEARCH(&quot;J&quot;;[.$K152]));IF(ISBLANK([.$D$11]);&quot;&quot;;[.$D$11]);&quot;&quot;)">
            <text:p/>
          </table:table-cell>
          <table:table-cell table:formula="of:=IF(ISNUMBER(SEARCH(&quot;K&quot;;[.$K152]));IF(ISBLANK([.$D$12]);&quot;&quot;;[.$D$12]);&quot;&quot;)">
            <text:p/>
          </table:table-cell>
          <table:table-cell table:formula="of:=IF(ISNUMBER(SEARCH(&quot;L&quot;;[.$K152]));IF(ISBLANK([.$D$13]);&quot;&quot;;[.$D$13]);&quot;&quot;)">
            <text:p/>
          </table:table-cell>
          <table:table-cell table:formula="of:=IF(ISNUMBER(SEARCH(&quot;M&quot;;[.$K152]));IF(ISBLANK([.$D$14]);&quot;&quot;;[.$D$14]);&quot;&quot;)">
            <text:p/>
          </table:table-cell>
          <table:table-cell table:formula="of:=IF(ISNUMBER(SEARCH(&quot;N&quot;;[.$K152]));IF(ISBLANK([.$D$15]);&quot;&quot;;[.$D$15]);&quot;&quot;)">
            <text:p/>
          </table:table-cell>
          <table:table-cell/>
          <table:table-cell table:formula="of:=IF(ISNUMBER(SEARCH(&quot;A&quot;;[.$K152]));IF(ISBLANK([.$E$2]);&quot;&quot;;[.$E$2]);&quot;&quot;)">
            <text:p/>
          </table:table-cell>
          <table:table-cell table:formula="of:=IF(ISNUMBER(SEARCH(&quot;B&quot;;[.$K152]));IF(ISBLANK([.$E$3]);&quot;&quot;;[.$E$3]);&quot;&quot;)">
            <text:p/>
          </table:table-cell>
          <table:table-cell table:formula="of:=IF(ISNUMBER(SEARCH(&quot;C&quot;;[.$K152]));IF(ISBLANK([.$E$4]);&quot;&quot;;[.$E$4]);&quot;&quot;)">
            <text:p/>
          </table:table-cell>
          <table:table-cell table:formula="of:=IF(ISNUMBER(SEARCH(&quot;D&quot;;[.$K152]));IF(ISBLANK([.$E$5]);&quot;&quot;;[.$E$5]);&quot;&quot;)">
            <text:p/>
          </table:table-cell>
          <table:table-cell table:formula="of:=IF(ISNUMBER(SEARCH(&quot;E&quot;;[.$K152]));IF(ISBLANK([.$E$6]);&quot;&quot;;[.$E$6]);&quot;&quot;)">
            <text:p/>
          </table:table-cell>
          <table:table-cell table:formula="of:=IF(ISNUMBER(SEARCH(&quot;F&quot;;[.$K152]));IF(ISBLANK([.$E$7]);&quot;&quot;;[.$E$7]);&quot;&quot;)">
            <text:p/>
          </table:table-cell>
          <table:table-cell table:formula="of:=IF(ISNUMBER(SEARCH(&quot;G&quot;;[.$K152]));IF(ISBLANK([.$E$8]);&quot;&quot;;[.$E$8]);&quot;&quot;)">
            <text:p/>
          </table:table-cell>
          <table:table-cell table:formula="of:=IF(ISNUMBER(SEARCH(&quot;H&quot;;[.$K152]));IF(ISBLANK([.$E$9]);&quot;&quot;;[.$E$9]);&quot;&quot;)">
            <text:p/>
          </table:table-cell>
          <table:table-cell table:formula="of:=IF(ISNUMBER(SEARCH(&quot;I&quot;;[.$K152]));IF(ISBLANK([.$E$10]);&quot;&quot;;[.$E$10]);&quot;&quot;)">
            <text:p/>
          </table:table-cell>
          <table:table-cell table:formula="of:=IF(ISNUMBER(SEARCH(&quot;J&quot;;[.$K152]));IF(ISBLANK([.$E$11]);&quot;&quot;;[.$E$11]);&quot;&quot;)">
            <text:p/>
          </table:table-cell>
          <table:table-cell table:formula="of:=IF(ISNUMBER(SEARCH(&quot;K&quot;;[.$K152]));IF(ISBLANK([.$E$12]);&quot;&quot;;[.$E$12]);&quot;&quot;)">
            <text:p/>
          </table:table-cell>
          <table:table-cell table:formula="of:=IF(ISNUMBER(SEARCH(&quot;L&quot;;[.$K152]));IF(ISBLANK([.$E$13]);&quot;&quot;;[.$E$13]);&quot;&quot;)">
            <text:p/>
          </table:table-cell>
          <table:table-cell table:formula="of:=IF(ISNUMBER(SEARCH(&quot;M&quot;;[.$K152]));IF(ISBLANK([.$E$14]);&quot;&quot;;[.$E$14]);&quot;&quot;)">
            <text:p/>
          </table:table-cell>
          <table:table-cell table:formula="of:=IF(ISNUMBER(SEARCH(&quot;N&quot;;[.$K152]));IF(ISBLANK([.$E$15]);&quot;&quot;;[.$E$15]);&quot;&quot;)">
            <text:p/>
          </table:table-cell>
          <table:table-cell/>
          <table:table-cell table:formula="of:=IF(ISNUMBER(SEARCH(&quot;A&quot;;[.$K152]));IF(ISBLANK([.$F$2]);&quot;&quot;;[.$F$2]);&quot;&quot;)">
            <text:p/>
          </table:table-cell>
          <table:table-cell table:formula="of:=IF(ISNUMBER(SEARCH(&quot;B&quot;;[.$K152]));IF(ISBLANK([.$F$3]);&quot;&quot;;[.$F$3]);&quot;&quot;)">
            <text:p/>
          </table:table-cell>
          <table:table-cell table:formula="of:=IF(ISNUMBER(SEARCH(&quot;C&quot;;[.$K152]));IF(ISBLANK([.$F$4]);&quot;&quot;;[.$F$4]);&quot;&quot;)">
            <text:p/>
          </table:table-cell>
          <table:table-cell table:formula="of:=IF(ISNUMBER(SEARCH(&quot;D&quot;;[.$K152]));IF(ISBLANK([.$F$5]);&quot;&quot;;[.$F$5]);&quot;&quot;)">
            <text:p/>
          </table:table-cell>
          <table:table-cell table:formula="of:=IF(ISNUMBER(SEARCH(&quot;E&quot;;[.$K152]));IF(ISBLANK([.$F$6]);&quot;&quot;;[.$F$6]);&quot;&quot;)">
            <text:p/>
          </table:table-cell>
          <table:table-cell table:formula="of:=IF(ISNUMBER(SEARCH(&quot;F&quot;;[.$K152]));IF(ISBLANK([.$F$7]);&quot;&quot;;[.$F$7]);&quot;&quot;)">
            <text:p/>
          </table:table-cell>
          <table:table-cell table:formula="of:=IF(ISNUMBER(SEARCH(&quot;G&quot;;[.$K152]));IF(ISBLANK([.$F$8]);&quot;&quot;;[.$F$8]);&quot;&quot;)">
            <text:p/>
          </table:table-cell>
          <table:table-cell table:formula="of:=IF(ISNUMBER(SEARCH(&quot;H&quot;;[.$K152]));IF(ISBLANK([.$F$9]);&quot;&quot;;[.$F$9]);&quot;&quot;)">
            <text:p/>
          </table:table-cell>
          <table:table-cell table:formula="of:=IF(ISNUMBER(SEARCH(&quot;I&quot;;[.$K152]));IF(ISBLANK([.$F$10]);&quot;&quot;;[.$F$10]);&quot;&quot;)">
            <text:p/>
          </table:table-cell>
          <table:table-cell table:formula="of:=IF(ISNUMBER(SEARCH(&quot;J&quot;;[.$K152]));IF(ISBLANK([.$F$11]);&quot;&quot;;[.$F$11]);&quot;&quot;)">
            <text:p/>
          </table:table-cell>
          <table:table-cell table:formula="of:=IF(ISNUMBER(SEARCH(&quot;K&quot;;[.$K152]));IF(ISBLANK([.$F$12]);&quot;&quot;;[.$F$12]);&quot;&quot;)">
            <text:p/>
          </table:table-cell>
          <table:table-cell table:formula="of:=IF(ISNUMBER(SEARCH(&quot;L&quot;;[.$K152]));IF(ISBLANK([.$F$13]);&quot;&quot;;[.$F$13]);&quot;&quot;)">
            <text:p/>
          </table:table-cell>
          <table:table-cell table:formula="of:=IF(ISNUMBER(SEARCH(&quot;M&quot;;[.$K152]));IF(ISBLANK([.$F$14]);&quot;&quot;;[.$F$14]);&quot;&quot;)">
            <text:p/>
          </table:table-cell>
          <table:table-cell table:formula="of:=IF(ISNUMBER(SEARCH(&quot;N&quot;;[.$K152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3:.$AD153])">
            <text:p/>
          </table:table-cell>
          <table:table-cell table:formula="of:=COM.MICROSOFT.CONCAT([.$AF153:.$AS153])">
            <text:p/>
          </table:table-cell>
          <table:table-cell table:formula="of:=COM.MICROSOFT.CONCAT([.$AU153:.$BH153])">
            <text:p/>
          </table:table-cell>
          <table:table-cell table:formula="of:=COUNTIF([.$K$1:.$K$1998];[.K153])" office:value-type="float" office:value="0" calcext:value-type="float">
            <text:p>0</text:p>
          </table:table-cell>
          <table:table-cell/>
          <table:table-cell table:formula="of:=IF(ISNUMBER(SEARCH(&quot;A&quot;;[.$K153]));IF(ISBLANK([.$D$2]);&quot;&quot;;[.$D$2]);&quot;&quot;)">
            <text:p/>
          </table:table-cell>
          <table:table-cell table:formula="of:=IF(ISNUMBER(SEARCH(&quot;B&quot;;[.$K153]));IF(ISBLANK([.$D$3]);&quot;&quot;;[.$D$3]);&quot;&quot;)">
            <text:p/>
          </table:table-cell>
          <table:table-cell table:formula="of:=IF(ISNUMBER(SEARCH(&quot;C&quot;;[.$K153]));IF(ISBLANK([.$D$4]);&quot;&quot;;[.$D$4]);&quot;&quot;)">
            <text:p/>
          </table:table-cell>
          <table:table-cell table:formula="of:=IF(ISNUMBER(SEARCH(&quot;D&quot;;[.$K153]));IF(ISBLANK([.$D$5]);&quot;&quot;;[.$D$5]);&quot;&quot;)">
            <text:p/>
          </table:table-cell>
          <table:table-cell table:formula="of:=IF(ISNUMBER(SEARCH(&quot;E&quot;;[.$K153]));IF(ISBLANK([.$D$6]);&quot;&quot;;[.$D$6]);&quot;&quot;)">
            <text:p/>
          </table:table-cell>
          <table:table-cell table:formula="of:=IF(ISNUMBER(SEARCH(&quot;F&quot;;[.$K153]));IF(ISBLANK([.$D$7]);&quot;&quot;;[.$D$7]);&quot;&quot;)">
            <text:p/>
          </table:table-cell>
          <table:table-cell table:formula="of:=IF(ISNUMBER(SEARCH(&quot;G&quot;;[.$K153]));IF(ISBLANK([.$D$8]);&quot;&quot;;[.$D$8]);&quot;&quot;)">
            <text:p/>
          </table:table-cell>
          <table:table-cell table:formula="of:=IF(ISNUMBER(SEARCH(&quot;H&quot;;[.$K153]));IF(ISBLANK([.$D$9]);&quot;&quot;;[.$D$9]);&quot;&quot;)">
            <text:p/>
          </table:table-cell>
          <table:table-cell table:formula="of:=IF(ISNUMBER(SEARCH(&quot;I&quot;;[.$K153]));IF(ISBLANK([.$D$10]);&quot;&quot;;[.$D$10]);&quot;&quot;)">
            <text:p/>
          </table:table-cell>
          <table:table-cell table:formula="of:=IF(ISNUMBER(SEARCH(&quot;J&quot;;[.$K153]));IF(ISBLANK([.$D$11]);&quot;&quot;;[.$D$11]);&quot;&quot;)">
            <text:p/>
          </table:table-cell>
          <table:table-cell table:formula="of:=IF(ISNUMBER(SEARCH(&quot;K&quot;;[.$K153]));IF(ISBLANK([.$D$12]);&quot;&quot;;[.$D$12]);&quot;&quot;)">
            <text:p/>
          </table:table-cell>
          <table:table-cell table:formula="of:=IF(ISNUMBER(SEARCH(&quot;L&quot;;[.$K153]));IF(ISBLANK([.$D$13]);&quot;&quot;;[.$D$13]);&quot;&quot;)">
            <text:p/>
          </table:table-cell>
          <table:table-cell table:formula="of:=IF(ISNUMBER(SEARCH(&quot;M&quot;;[.$K153]));IF(ISBLANK([.$D$14]);&quot;&quot;;[.$D$14]);&quot;&quot;)">
            <text:p/>
          </table:table-cell>
          <table:table-cell table:formula="of:=IF(ISNUMBER(SEARCH(&quot;N&quot;;[.$K153]));IF(ISBLANK([.$D$15]);&quot;&quot;;[.$D$15]);&quot;&quot;)">
            <text:p/>
          </table:table-cell>
          <table:table-cell/>
          <table:table-cell table:formula="of:=IF(ISNUMBER(SEARCH(&quot;A&quot;;[.$K153]));IF(ISBLANK([.$E$2]);&quot;&quot;;[.$E$2]);&quot;&quot;)">
            <text:p/>
          </table:table-cell>
          <table:table-cell table:formula="of:=IF(ISNUMBER(SEARCH(&quot;B&quot;;[.$K153]));IF(ISBLANK([.$E$3]);&quot;&quot;;[.$E$3]);&quot;&quot;)">
            <text:p/>
          </table:table-cell>
          <table:table-cell table:formula="of:=IF(ISNUMBER(SEARCH(&quot;C&quot;;[.$K153]));IF(ISBLANK([.$E$4]);&quot;&quot;;[.$E$4]);&quot;&quot;)">
            <text:p/>
          </table:table-cell>
          <table:table-cell table:formula="of:=IF(ISNUMBER(SEARCH(&quot;D&quot;;[.$K153]));IF(ISBLANK([.$E$5]);&quot;&quot;;[.$E$5]);&quot;&quot;)">
            <text:p/>
          </table:table-cell>
          <table:table-cell table:formula="of:=IF(ISNUMBER(SEARCH(&quot;E&quot;;[.$K153]));IF(ISBLANK([.$E$6]);&quot;&quot;;[.$E$6]);&quot;&quot;)">
            <text:p/>
          </table:table-cell>
          <table:table-cell table:formula="of:=IF(ISNUMBER(SEARCH(&quot;F&quot;;[.$K153]));IF(ISBLANK([.$E$7]);&quot;&quot;;[.$E$7]);&quot;&quot;)">
            <text:p/>
          </table:table-cell>
          <table:table-cell table:formula="of:=IF(ISNUMBER(SEARCH(&quot;G&quot;;[.$K153]));IF(ISBLANK([.$E$8]);&quot;&quot;;[.$E$8]);&quot;&quot;)">
            <text:p/>
          </table:table-cell>
          <table:table-cell table:formula="of:=IF(ISNUMBER(SEARCH(&quot;H&quot;;[.$K153]));IF(ISBLANK([.$E$9]);&quot;&quot;;[.$E$9]);&quot;&quot;)">
            <text:p/>
          </table:table-cell>
          <table:table-cell table:formula="of:=IF(ISNUMBER(SEARCH(&quot;I&quot;;[.$K153]));IF(ISBLANK([.$E$10]);&quot;&quot;;[.$E$10]);&quot;&quot;)">
            <text:p/>
          </table:table-cell>
          <table:table-cell table:formula="of:=IF(ISNUMBER(SEARCH(&quot;J&quot;;[.$K153]));IF(ISBLANK([.$E$11]);&quot;&quot;;[.$E$11]);&quot;&quot;)">
            <text:p/>
          </table:table-cell>
          <table:table-cell table:formula="of:=IF(ISNUMBER(SEARCH(&quot;K&quot;;[.$K153]));IF(ISBLANK([.$E$12]);&quot;&quot;;[.$E$12]);&quot;&quot;)">
            <text:p/>
          </table:table-cell>
          <table:table-cell table:formula="of:=IF(ISNUMBER(SEARCH(&quot;L&quot;;[.$K153]));IF(ISBLANK([.$E$13]);&quot;&quot;;[.$E$13]);&quot;&quot;)">
            <text:p/>
          </table:table-cell>
          <table:table-cell table:formula="of:=IF(ISNUMBER(SEARCH(&quot;M&quot;;[.$K153]));IF(ISBLANK([.$E$14]);&quot;&quot;;[.$E$14]);&quot;&quot;)">
            <text:p/>
          </table:table-cell>
          <table:table-cell table:formula="of:=IF(ISNUMBER(SEARCH(&quot;N&quot;;[.$K153]));IF(ISBLANK([.$E$15]);&quot;&quot;;[.$E$15]);&quot;&quot;)">
            <text:p/>
          </table:table-cell>
          <table:table-cell/>
          <table:table-cell table:formula="of:=IF(ISNUMBER(SEARCH(&quot;A&quot;;[.$K153]));IF(ISBLANK([.$F$2]);&quot;&quot;;[.$F$2]);&quot;&quot;)">
            <text:p/>
          </table:table-cell>
          <table:table-cell table:formula="of:=IF(ISNUMBER(SEARCH(&quot;B&quot;;[.$K153]));IF(ISBLANK([.$F$3]);&quot;&quot;;[.$F$3]);&quot;&quot;)">
            <text:p/>
          </table:table-cell>
          <table:table-cell table:formula="of:=IF(ISNUMBER(SEARCH(&quot;C&quot;;[.$K153]));IF(ISBLANK([.$F$4]);&quot;&quot;;[.$F$4]);&quot;&quot;)">
            <text:p/>
          </table:table-cell>
          <table:table-cell table:formula="of:=IF(ISNUMBER(SEARCH(&quot;D&quot;;[.$K153]));IF(ISBLANK([.$F$5]);&quot;&quot;;[.$F$5]);&quot;&quot;)">
            <text:p/>
          </table:table-cell>
          <table:table-cell table:formula="of:=IF(ISNUMBER(SEARCH(&quot;E&quot;;[.$K153]));IF(ISBLANK([.$F$6]);&quot;&quot;;[.$F$6]);&quot;&quot;)">
            <text:p/>
          </table:table-cell>
          <table:table-cell table:formula="of:=IF(ISNUMBER(SEARCH(&quot;F&quot;;[.$K153]));IF(ISBLANK([.$F$7]);&quot;&quot;;[.$F$7]);&quot;&quot;)">
            <text:p/>
          </table:table-cell>
          <table:table-cell table:formula="of:=IF(ISNUMBER(SEARCH(&quot;G&quot;;[.$K153]));IF(ISBLANK([.$F$8]);&quot;&quot;;[.$F$8]);&quot;&quot;)">
            <text:p/>
          </table:table-cell>
          <table:table-cell table:formula="of:=IF(ISNUMBER(SEARCH(&quot;H&quot;;[.$K153]));IF(ISBLANK([.$F$9]);&quot;&quot;;[.$F$9]);&quot;&quot;)">
            <text:p/>
          </table:table-cell>
          <table:table-cell table:formula="of:=IF(ISNUMBER(SEARCH(&quot;I&quot;;[.$K153]));IF(ISBLANK([.$F$10]);&quot;&quot;;[.$F$10]);&quot;&quot;)">
            <text:p/>
          </table:table-cell>
          <table:table-cell table:formula="of:=IF(ISNUMBER(SEARCH(&quot;J&quot;;[.$K153]));IF(ISBLANK([.$F$11]);&quot;&quot;;[.$F$11]);&quot;&quot;)">
            <text:p/>
          </table:table-cell>
          <table:table-cell table:formula="of:=IF(ISNUMBER(SEARCH(&quot;K&quot;;[.$K153]));IF(ISBLANK([.$F$12]);&quot;&quot;;[.$F$12]);&quot;&quot;)">
            <text:p/>
          </table:table-cell>
          <table:table-cell table:formula="of:=IF(ISNUMBER(SEARCH(&quot;L&quot;;[.$K153]));IF(ISBLANK([.$F$13]);&quot;&quot;;[.$F$13]);&quot;&quot;)">
            <text:p/>
          </table:table-cell>
          <table:table-cell table:formula="of:=IF(ISNUMBER(SEARCH(&quot;M&quot;;[.$K153]));IF(ISBLANK([.$F$14]);&quot;&quot;;[.$F$14]);&quot;&quot;)">
            <text:p/>
          </table:table-cell>
          <table:table-cell table:formula="of:=IF(ISNUMBER(SEARCH(&quot;N&quot;;[.$K15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4:.$AD154])">
            <text:p/>
          </table:table-cell>
          <table:table-cell table:formula="of:=COM.MICROSOFT.CONCAT([.$AF154:.$AS154])">
            <text:p/>
          </table:table-cell>
          <table:table-cell table:formula="of:=COM.MICROSOFT.CONCAT([.$AU154:.$BH154])">
            <text:p/>
          </table:table-cell>
          <table:table-cell table:formula="of:=COUNTIF([.$K$1:.$K$1998];[.K154])" office:value-type="float" office:value="0" calcext:value-type="float">
            <text:p>0</text:p>
          </table:table-cell>
          <table:table-cell/>
          <table:table-cell table:formula="of:=IF(ISNUMBER(SEARCH(&quot;A&quot;;[.$K154]));IF(ISBLANK([.$D$2]);&quot;&quot;;[.$D$2]);&quot;&quot;)">
            <text:p/>
          </table:table-cell>
          <table:table-cell table:formula="of:=IF(ISNUMBER(SEARCH(&quot;B&quot;;[.$K154]));IF(ISBLANK([.$D$3]);&quot;&quot;;[.$D$3]);&quot;&quot;)">
            <text:p/>
          </table:table-cell>
          <table:table-cell table:formula="of:=IF(ISNUMBER(SEARCH(&quot;C&quot;;[.$K154]));IF(ISBLANK([.$D$4]);&quot;&quot;;[.$D$4]);&quot;&quot;)">
            <text:p/>
          </table:table-cell>
          <table:table-cell table:formula="of:=IF(ISNUMBER(SEARCH(&quot;D&quot;;[.$K154]));IF(ISBLANK([.$D$5]);&quot;&quot;;[.$D$5]);&quot;&quot;)">
            <text:p/>
          </table:table-cell>
          <table:table-cell table:formula="of:=IF(ISNUMBER(SEARCH(&quot;E&quot;;[.$K154]));IF(ISBLANK([.$D$6]);&quot;&quot;;[.$D$6]);&quot;&quot;)">
            <text:p/>
          </table:table-cell>
          <table:table-cell table:formula="of:=IF(ISNUMBER(SEARCH(&quot;F&quot;;[.$K154]));IF(ISBLANK([.$D$7]);&quot;&quot;;[.$D$7]);&quot;&quot;)">
            <text:p/>
          </table:table-cell>
          <table:table-cell table:formula="of:=IF(ISNUMBER(SEARCH(&quot;G&quot;;[.$K154]));IF(ISBLANK([.$D$8]);&quot;&quot;;[.$D$8]);&quot;&quot;)">
            <text:p/>
          </table:table-cell>
          <table:table-cell table:formula="of:=IF(ISNUMBER(SEARCH(&quot;H&quot;;[.$K154]));IF(ISBLANK([.$D$9]);&quot;&quot;;[.$D$9]);&quot;&quot;)">
            <text:p/>
          </table:table-cell>
          <table:table-cell table:formula="of:=IF(ISNUMBER(SEARCH(&quot;I&quot;;[.$K154]));IF(ISBLANK([.$D$10]);&quot;&quot;;[.$D$10]);&quot;&quot;)">
            <text:p/>
          </table:table-cell>
          <table:table-cell table:formula="of:=IF(ISNUMBER(SEARCH(&quot;J&quot;;[.$K154]));IF(ISBLANK([.$D$11]);&quot;&quot;;[.$D$11]);&quot;&quot;)">
            <text:p/>
          </table:table-cell>
          <table:table-cell table:formula="of:=IF(ISNUMBER(SEARCH(&quot;K&quot;;[.$K154]));IF(ISBLANK([.$D$12]);&quot;&quot;;[.$D$12]);&quot;&quot;)">
            <text:p/>
          </table:table-cell>
          <table:table-cell table:formula="of:=IF(ISNUMBER(SEARCH(&quot;L&quot;;[.$K154]));IF(ISBLANK([.$D$13]);&quot;&quot;;[.$D$13]);&quot;&quot;)">
            <text:p/>
          </table:table-cell>
          <table:table-cell table:formula="of:=IF(ISNUMBER(SEARCH(&quot;M&quot;;[.$K154]));IF(ISBLANK([.$D$14]);&quot;&quot;;[.$D$14]);&quot;&quot;)">
            <text:p/>
          </table:table-cell>
          <table:table-cell table:formula="of:=IF(ISNUMBER(SEARCH(&quot;N&quot;;[.$K154]));IF(ISBLANK([.$D$15]);&quot;&quot;;[.$D$15]);&quot;&quot;)">
            <text:p/>
          </table:table-cell>
          <table:table-cell/>
          <table:table-cell table:formula="of:=IF(ISNUMBER(SEARCH(&quot;A&quot;;[.$K154]));IF(ISBLANK([.$E$2]);&quot;&quot;;[.$E$2]);&quot;&quot;)">
            <text:p/>
          </table:table-cell>
          <table:table-cell table:formula="of:=IF(ISNUMBER(SEARCH(&quot;B&quot;;[.$K154]));IF(ISBLANK([.$E$3]);&quot;&quot;;[.$E$3]);&quot;&quot;)">
            <text:p/>
          </table:table-cell>
          <table:table-cell table:formula="of:=IF(ISNUMBER(SEARCH(&quot;C&quot;;[.$K154]));IF(ISBLANK([.$E$4]);&quot;&quot;;[.$E$4]);&quot;&quot;)">
            <text:p/>
          </table:table-cell>
          <table:table-cell table:formula="of:=IF(ISNUMBER(SEARCH(&quot;D&quot;;[.$K154]));IF(ISBLANK([.$E$5]);&quot;&quot;;[.$E$5]);&quot;&quot;)">
            <text:p/>
          </table:table-cell>
          <table:table-cell table:formula="of:=IF(ISNUMBER(SEARCH(&quot;E&quot;;[.$K154]));IF(ISBLANK([.$E$6]);&quot;&quot;;[.$E$6]);&quot;&quot;)">
            <text:p/>
          </table:table-cell>
          <table:table-cell table:formula="of:=IF(ISNUMBER(SEARCH(&quot;F&quot;;[.$K154]));IF(ISBLANK([.$E$7]);&quot;&quot;;[.$E$7]);&quot;&quot;)">
            <text:p/>
          </table:table-cell>
          <table:table-cell table:formula="of:=IF(ISNUMBER(SEARCH(&quot;G&quot;;[.$K154]));IF(ISBLANK([.$E$8]);&quot;&quot;;[.$E$8]);&quot;&quot;)">
            <text:p/>
          </table:table-cell>
          <table:table-cell table:formula="of:=IF(ISNUMBER(SEARCH(&quot;H&quot;;[.$K154]));IF(ISBLANK([.$E$9]);&quot;&quot;;[.$E$9]);&quot;&quot;)">
            <text:p/>
          </table:table-cell>
          <table:table-cell table:formula="of:=IF(ISNUMBER(SEARCH(&quot;I&quot;;[.$K154]));IF(ISBLANK([.$E$10]);&quot;&quot;;[.$E$10]);&quot;&quot;)">
            <text:p/>
          </table:table-cell>
          <table:table-cell table:formula="of:=IF(ISNUMBER(SEARCH(&quot;J&quot;;[.$K154]));IF(ISBLANK([.$E$11]);&quot;&quot;;[.$E$11]);&quot;&quot;)">
            <text:p/>
          </table:table-cell>
          <table:table-cell table:formula="of:=IF(ISNUMBER(SEARCH(&quot;K&quot;;[.$K154]));IF(ISBLANK([.$E$12]);&quot;&quot;;[.$E$12]);&quot;&quot;)">
            <text:p/>
          </table:table-cell>
          <table:table-cell table:formula="of:=IF(ISNUMBER(SEARCH(&quot;L&quot;;[.$K154]));IF(ISBLANK([.$E$13]);&quot;&quot;;[.$E$13]);&quot;&quot;)">
            <text:p/>
          </table:table-cell>
          <table:table-cell table:formula="of:=IF(ISNUMBER(SEARCH(&quot;M&quot;;[.$K154]));IF(ISBLANK([.$E$14]);&quot;&quot;;[.$E$14]);&quot;&quot;)">
            <text:p/>
          </table:table-cell>
          <table:table-cell table:formula="of:=IF(ISNUMBER(SEARCH(&quot;N&quot;;[.$K154]));IF(ISBLANK([.$E$15]);&quot;&quot;;[.$E$15]);&quot;&quot;)">
            <text:p/>
          </table:table-cell>
          <table:table-cell/>
          <table:table-cell table:formula="of:=IF(ISNUMBER(SEARCH(&quot;A&quot;;[.$K154]));IF(ISBLANK([.$F$2]);&quot;&quot;;[.$F$2]);&quot;&quot;)">
            <text:p/>
          </table:table-cell>
          <table:table-cell table:formula="of:=IF(ISNUMBER(SEARCH(&quot;B&quot;;[.$K154]));IF(ISBLANK([.$F$3]);&quot;&quot;;[.$F$3]);&quot;&quot;)">
            <text:p/>
          </table:table-cell>
          <table:table-cell table:formula="of:=IF(ISNUMBER(SEARCH(&quot;C&quot;;[.$K154]));IF(ISBLANK([.$F$4]);&quot;&quot;;[.$F$4]);&quot;&quot;)">
            <text:p/>
          </table:table-cell>
          <table:table-cell table:formula="of:=IF(ISNUMBER(SEARCH(&quot;D&quot;;[.$K154]));IF(ISBLANK([.$F$5]);&quot;&quot;;[.$F$5]);&quot;&quot;)">
            <text:p/>
          </table:table-cell>
          <table:table-cell table:formula="of:=IF(ISNUMBER(SEARCH(&quot;E&quot;;[.$K154]));IF(ISBLANK([.$F$6]);&quot;&quot;;[.$F$6]);&quot;&quot;)">
            <text:p/>
          </table:table-cell>
          <table:table-cell table:formula="of:=IF(ISNUMBER(SEARCH(&quot;F&quot;;[.$K154]));IF(ISBLANK([.$F$7]);&quot;&quot;;[.$F$7]);&quot;&quot;)">
            <text:p/>
          </table:table-cell>
          <table:table-cell table:formula="of:=IF(ISNUMBER(SEARCH(&quot;G&quot;;[.$K154]));IF(ISBLANK([.$F$8]);&quot;&quot;;[.$F$8]);&quot;&quot;)">
            <text:p/>
          </table:table-cell>
          <table:table-cell table:formula="of:=IF(ISNUMBER(SEARCH(&quot;H&quot;;[.$K154]));IF(ISBLANK([.$F$9]);&quot;&quot;;[.$F$9]);&quot;&quot;)">
            <text:p/>
          </table:table-cell>
          <table:table-cell table:formula="of:=IF(ISNUMBER(SEARCH(&quot;I&quot;;[.$K154]));IF(ISBLANK([.$F$10]);&quot;&quot;;[.$F$10]);&quot;&quot;)">
            <text:p/>
          </table:table-cell>
          <table:table-cell table:formula="of:=IF(ISNUMBER(SEARCH(&quot;J&quot;;[.$K154]));IF(ISBLANK([.$F$11]);&quot;&quot;;[.$F$11]);&quot;&quot;)">
            <text:p/>
          </table:table-cell>
          <table:table-cell table:formula="of:=IF(ISNUMBER(SEARCH(&quot;K&quot;;[.$K154]));IF(ISBLANK([.$F$12]);&quot;&quot;;[.$F$12]);&quot;&quot;)">
            <text:p/>
          </table:table-cell>
          <table:table-cell table:formula="of:=IF(ISNUMBER(SEARCH(&quot;L&quot;;[.$K154]));IF(ISBLANK([.$F$13]);&quot;&quot;;[.$F$13]);&quot;&quot;)">
            <text:p/>
          </table:table-cell>
          <table:table-cell table:formula="of:=IF(ISNUMBER(SEARCH(&quot;M&quot;;[.$K154]));IF(ISBLANK([.$F$14]);&quot;&quot;;[.$F$14]);&quot;&quot;)">
            <text:p/>
          </table:table-cell>
          <table:table-cell table:formula="of:=IF(ISNUMBER(SEARCH(&quot;N&quot;;[.$K15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5:.$AD155])">
            <text:p/>
          </table:table-cell>
          <table:table-cell table:formula="of:=COM.MICROSOFT.CONCAT([.$AF155:.$AS155])">
            <text:p/>
          </table:table-cell>
          <table:table-cell table:formula="of:=COM.MICROSOFT.CONCAT([.$AU155:.$BH155])">
            <text:p/>
          </table:table-cell>
          <table:table-cell table:formula="of:=COUNTIF([.$K$1:.$K$1998];[.K155])" office:value-type="float" office:value="0" calcext:value-type="float">
            <text:p>0</text:p>
          </table:table-cell>
          <table:table-cell/>
          <table:table-cell table:formula="of:=IF(ISNUMBER(SEARCH(&quot;A&quot;;[.$K155]));IF(ISBLANK([.$D$2]);&quot;&quot;;[.$D$2]);&quot;&quot;)">
            <text:p/>
          </table:table-cell>
          <table:table-cell table:formula="of:=IF(ISNUMBER(SEARCH(&quot;B&quot;;[.$K155]));IF(ISBLANK([.$D$3]);&quot;&quot;;[.$D$3]);&quot;&quot;)">
            <text:p/>
          </table:table-cell>
          <table:table-cell table:formula="of:=IF(ISNUMBER(SEARCH(&quot;C&quot;;[.$K155]));IF(ISBLANK([.$D$4]);&quot;&quot;;[.$D$4]);&quot;&quot;)">
            <text:p/>
          </table:table-cell>
          <table:table-cell table:formula="of:=IF(ISNUMBER(SEARCH(&quot;D&quot;;[.$K155]));IF(ISBLANK([.$D$5]);&quot;&quot;;[.$D$5]);&quot;&quot;)">
            <text:p/>
          </table:table-cell>
          <table:table-cell table:formula="of:=IF(ISNUMBER(SEARCH(&quot;E&quot;;[.$K155]));IF(ISBLANK([.$D$6]);&quot;&quot;;[.$D$6]);&quot;&quot;)">
            <text:p/>
          </table:table-cell>
          <table:table-cell table:formula="of:=IF(ISNUMBER(SEARCH(&quot;F&quot;;[.$K155]));IF(ISBLANK([.$D$7]);&quot;&quot;;[.$D$7]);&quot;&quot;)">
            <text:p/>
          </table:table-cell>
          <table:table-cell table:formula="of:=IF(ISNUMBER(SEARCH(&quot;G&quot;;[.$K155]));IF(ISBLANK([.$D$8]);&quot;&quot;;[.$D$8]);&quot;&quot;)">
            <text:p/>
          </table:table-cell>
          <table:table-cell table:formula="of:=IF(ISNUMBER(SEARCH(&quot;H&quot;;[.$K155]));IF(ISBLANK([.$D$9]);&quot;&quot;;[.$D$9]);&quot;&quot;)">
            <text:p/>
          </table:table-cell>
          <table:table-cell table:formula="of:=IF(ISNUMBER(SEARCH(&quot;I&quot;;[.$K155]));IF(ISBLANK([.$D$10]);&quot;&quot;;[.$D$10]);&quot;&quot;)">
            <text:p/>
          </table:table-cell>
          <table:table-cell table:formula="of:=IF(ISNUMBER(SEARCH(&quot;J&quot;;[.$K155]));IF(ISBLANK([.$D$11]);&quot;&quot;;[.$D$11]);&quot;&quot;)">
            <text:p/>
          </table:table-cell>
          <table:table-cell table:formula="of:=IF(ISNUMBER(SEARCH(&quot;K&quot;;[.$K155]));IF(ISBLANK([.$D$12]);&quot;&quot;;[.$D$12]);&quot;&quot;)">
            <text:p/>
          </table:table-cell>
          <table:table-cell table:formula="of:=IF(ISNUMBER(SEARCH(&quot;L&quot;;[.$K155]));IF(ISBLANK([.$D$13]);&quot;&quot;;[.$D$13]);&quot;&quot;)">
            <text:p/>
          </table:table-cell>
          <table:table-cell table:formula="of:=IF(ISNUMBER(SEARCH(&quot;M&quot;;[.$K155]));IF(ISBLANK([.$D$14]);&quot;&quot;;[.$D$14]);&quot;&quot;)">
            <text:p/>
          </table:table-cell>
          <table:table-cell table:formula="of:=IF(ISNUMBER(SEARCH(&quot;N&quot;;[.$K155]));IF(ISBLANK([.$D$15]);&quot;&quot;;[.$D$15]);&quot;&quot;)">
            <text:p/>
          </table:table-cell>
          <table:table-cell/>
          <table:table-cell table:formula="of:=IF(ISNUMBER(SEARCH(&quot;A&quot;;[.$K155]));IF(ISBLANK([.$E$2]);&quot;&quot;;[.$E$2]);&quot;&quot;)">
            <text:p/>
          </table:table-cell>
          <table:table-cell table:formula="of:=IF(ISNUMBER(SEARCH(&quot;B&quot;;[.$K155]));IF(ISBLANK([.$E$3]);&quot;&quot;;[.$E$3]);&quot;&quot;)">
            <text:p/>
          </table:table-cell>
          <table:table-cell table:formula="of:=IF(ISNUMBER(SEARCH(&quot;C&quot;;[.$K155]));IF(ISBLANK([.$E$4]);&quot;&quot;;[.$E$4]);&quot;&quot;)">
            <text:p/>
          </table:table-cell>
          <table:table-cell table:formula="of:=IF(ISNUMBER(SEARCH(&quot;D&quot;;[.$K155]));IF(ISBLANK([.$E$5]);&quot;&quot;;[.$E$5]);&quot;&quot;)">
            <text:p/>
          </table:table-cell>
          <table:table-cell table:formula="of:=IF(ISNUMBER(SEARCH(&quot;E&quot;;[.$K155]));IF(ISBLANK([.$E$6]);&quot;&quot;;[.$E$6]);&quot;&quot;)">
            <text:p/>
          </table:table-cell>
          <table:table-cell table:formula="of:=IF(ISNUMBER(SEARCH(&quot;F&quot;;[.$K155]));IF(ISBLANK([.$E$7]);&quot;&quot;;[.$E$7]);&quot;&quot;)">
            <text:p/>
          </table:table-cell>
          <table:table-cell table:formula="of:=IF(ISNUMBER(SEARCH(&quot;G&quot;;[.$K155]));IF(ISBLANK([.$E$8]);&quot;&quot;;[.$E$8]);&quot;&quot;)">
            <text:p/>
          </table:table-cell>
          <table:table-cell table:formula="of:=IF(ISNUMBER(SEARCH(&quot;H&quot;;[.$K155]));IF(ISBLANK([.$E$9]);&quot;&quot;;[.$E$9]);&quot;&quot;)">
            <text:p/>
          </table:table-cell>
          <table:table-cell table:formula="of:=IF(ISNUMBER(SEARCH(&quot;I&quot;;[.$K155]));IF(ISBLANK([.$E$10]);&quot;&quot;;[.$E$10]);&quot;&quot;)">
            <text:p/>
          </table:table-cell>
          <table:table-cell table:formula="of:=IF(ISNUMBER(SEARCH(&quot;J&quot;;[.$K155]));IF(ISBLANK([.$E$11]);&quot;&quot;;[.$E$11]);&quot;&quot;)">
            <text:p/>
          </table:table-cell>
          <table:table-cell table:formula="of:=IF(ISNUMBER(SEARCH(&quot;K&quot;;[.$K155]));IF(ISBLANK([.$E$12]);&quot;&quot;;[.$E$12]);&quot;&quot;)">
            <text:p/>
          </table:table-cell>
          <table:table-cell table:formula="of:=IF(ISNUMBER(SEARCH(&quot;L&quot;;[.$K155]));IF(ISBLANK([.$E$13]);&quot;&quot;;[.$E$13]);&quot;&quot;)">
            <text:p/>
          </table:table-cell>
          <table:table-cell table:formula="of:=IF(ISNUMBER(SEARCH(&quot;M&quot;;[.$K155]));IF(ISBLANK([.$E$14]);&quot;&quot;;[.$E$14]);&quot;&quot;)">
            <text:p/>
          </table:table-cell>
          <table:table-cell table:formula="of:=IF(ISNUMBER(SEARCH(&quot;N&quot;;[.$K155]));IF(ISBLANK([.$E$15]);&quot;&quot;;[.$E$15]);&quot;&quot;)">
            <text:p/>
          </table:table-cell>
          <table:table-cell/>
          <table:table-cell table:formula="of:=IF(ISNUMBER(SEARCH(&quot;A&quot;;[.$K155]));IF(ISBLANK([.$F$2]);&quot;&quot;;[.$F$2]);&quot;&quot;)">
            <text:p/>
          </table:table-cell>
          <table:table-cell table:formula="of:=IF(ISNUMBER(SEARCH(&quot;B&quot;;[.$K155]));IF(ISBLANK([.$F$3]);&quot;&quot;;[.$F$3]);&quot;&quot;)">
            <text:p/>
          </table:table-cell>
          <table:table-cell table:formula="of:=IF(ISNUMBER(SEARCH(&quot;C&quot;;[.$K155]));IF(ISBLANK([.$F$4]);&quot;&quot;;[.$F$4]);&quot;&quot;)">
            <text:p/>
          </table:table-cell>
          <table:table-cell table:formula="of:=IF(ISNUMBER(SEARCH(&quot;D&quot;;[.$K155]));IF(ISBLANK([.$F$5]);&quot;&quot;;[.$F$5]);&quot;&quot;)">
            <text:p/>
          </table:table-cell>
          <table:table-cell table:formula="of:=IF(ISNUMBER(SEARCH(&quot;E&quot;;[.$K155]));IF(ISBLANK([.$F$6]);&quot;&quot;;[.$F$6]);&quot;&quot;)">
            <text:p/>
          </table:table-cell>
          <table:table-cell table:formula="of:=IF(ISNUMBER(SEARCH(&quot;F&quot;;[.$K155]));IF(ISBLANK([.$F$7]);&quot;&quot;;[.$F$7]);&quot;&quot;)">
            <text:p/>
          </table:table-cell>
          <table:table-cell table:formula="of:=IF(ISNUMBER(SEARCH(&quot;G&quot;;[.$K155]));IF(ISBLANK([.$F$8]);&quot;&quot;;[.$F$8]);&quot;&quot;)">
            <text:p/>
          </table:table-cell>
          <table:table-cell table:formula="of:=IF(ISNUMBER(SEARCH(&quot;H&quot;;[.$K155]));IF(ISBLANK([.$F$9]);&quot;&quot;;[.$F$9]);&quot;&quot;)">
            <text:p/>
          </table:table-cell>
          <table:table-cell table:formula="of:=IF(ISNUMBER(SEARCH(&quot;I&quot;;[.$K155]));IF(ISBLANK([.$F$10]);&quot;&quot;;[.$F$10]);&quot;&quot;)">
            <text:p/>
          </table:table-cell>
          <table:table-cell table:formula="of:=IF(ISNUMBER(SEARCH(&quot;J&quot;;[.$K155]));IF(ISBLANK([.$F$11]);&quot;&quot;;[.$F$11]);&quot;&quot;)">
            <text:p/>
          </table:table-cell>
          <table:table-cell table:formula="of:=IF(ISNUMBER(SEARCH(&quot;K&quot;;[.$K155]));IF(ISBLANK([.$F$12]);&quot;&quot;;[.$F$12]);&quot;&quot;)">
            <text:p/>
          </table:table-cell>
          <table:table-cell table:formula="of:=IF(ISNUMBER(SEARCH(&quot;L&quot;;[.$K155]));IF(ISBLANK([.$F$13]);&quot;&quot;;[.$F$13]);&quot;&quot;)">
            <text:p/>
          </table:table-cell>
          <table:table-cell table:formula="of:=IF(ISNUMBER(SEARCH(&quot;M&quot;;[.$K155]));IF(ISBLANK([.$F$14]);&quot;&quot;;[.$F$14]);&quot;&quot;)">
            <text:p/>
          </table:table-cell>
          <table:table-cell table:formula="of:=IF(ISNUMBER(SEARCH(&quot;N&quot;;[.$K15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6:.$AD156])">
            <text:p/>
          </table:table-cell>
          <table:table-cell table:formula="of:=COM.MICROSOFT.CONCAT([.$AF156:.$AS156])">
            <text:p/>
          </table:table-cell>
          <table:table-cell table:formula="of:=COM.MICROSOFT.CONCAT([.$AU156:.$BH156])">
            <text:p/>
          </table:table-cell>
          <table:table-cell table:formula="of:=COUNTIF([.$K$1:.$K$1998];[.K156])" office:value-type="float" office:value="0" calcext:value-type="float">
            <text:p>0</text:p>
          </table:table-cell>
          <table:table-cell/>
          <table:table-cell table:formula="of:=IF(ISNUMBER(SEARCH(&quot;A&quot;;[.$K156]));IF(ISBLANK([.$D$2]);&quot;&quot;;[.$D$2]);&quot;&quot;)">
            <text:p/>
          </table:table-cell>
          <table:table-cell table:formula="of:=IF(ISNUMBER(SEARCH(&quot;B&quot;;[.$K156]));IF(ISBLANK([.$D$3]);&quot;&quot;;[.$D$3]);&quot;&quot;)">
            <text:p/>
          </table:table-cell>
          <table:table-cell table:formula="of:=IF(ISNUMBER(SEARCH(&quot;C&quot;;[.$K156]));IF(ISBLANK([.$D$4]);&quot;&quot;;[.$D$4]);&quot;&quot;)">
            <text:p/>
          </table:table-cell>
          <table:table-cell table:formula="of:=IF(ISNUMBER(SEARCH(&quot;D&quot;;[.$K156]));IF(ISBLANK([.$D$5]);&quot;&quot;;[.$D$5]);&quot;&quot;)">
            <text:p/>
          </table:table-cell>
          <table:table-cell table:formula="of:=IF(ISNUMBER(SEARCH(&quot;E&quot;;[.$K156]));IF(ISBLANK([.$D$6]);&quot;&quot;;[.$D$6]);&quot;&quot;)">
            <text:p/>
          </table:table-cell>
          <table:table-cell table:formula="of:=IF(ISNUMBER(SEARCH(&quot;F&quot;;[.$K156]));IF(ISBLANK([.$D$7]);&quot;&quot;;[.$D$7]);&quot;&quot;)">
            <text:p/>
          </table:table-cell>
          <table:table-cell table:formula="of:=IF(ISNUMBER(SEARCH(&quot;G&quot;;[.$K156]));IF(ISBLANK([.$D$8]);&quot;&quot;;[.$D$8]);&quot;&quot;)">
            <text:p/>
          </table:table-cell>
          <table:table-cell table:formula="of:=IF(ISNUMBER(SEARCH(&quot;H&quot;;[.$K156]));IF(ISBLANK([.$D$9]);&quot;&quot;;[.$D$9]);&quot;&quot;)">
            <text:p/>
          </table:table-cell>
          <table:table-cell table:formula="of:=IF(ISNUMBER(SEARCH(&quot;I&quot;;[.$K156]));IF(ISBLANK([.$D$10]);&quot;&quot;;[.$D$10]);&quot;&quot;)">
            <text:p/>
          </table:table-cell>
          <table:table-cell table:formula="of:=IF(ISNUMBER(SEARCH(&quot;J&quot;;[.$K156]));IF(ISBLANK([.$D$11]);&quot;&quot;;[.$D$11]);&quot;&quot;)">
            <text:p/>
          </table:table-cell>
          <table:table-cell table:formula="of:=IF(ISNUMBER(SEARCH(&quot;K&quot;;[.$K156]));IF(ISBLANK([.$D$12]);&quot;&quot;;[.$D$12]);&quot;&quot;)">
            <text:p/>
          </table:table-cell>
          <table:table-cell table:formula="of:=IF(ISNUMBER(SEARCH(&quot;L&quot;;[.$K156]));IF(ISBLANK([.$D$13]);&quot;&quot;;[.$D$13]);&quot;&quot;)">
            <text:p/>
          </table:table-cell>
          <table:table-cell table:formula="of:=IF(ISNUMBER(SEARCH(&quot;M&quot;;[.$K156]));IF(ISBLANK([.$D$14]);&quot;&quot;;[.$D$14]);&quot;&quot;)">
            <text:p/>
          </table:table-cell>
          <table:table-cell table:formula="of:=IF(ISNUMBER(SEARCH(&quot;N&quot;;[.$K156]));IF(ISBLANK([.$D$15]);&quot;&quot;;[.$D$15]);&quot;&quot;)">
            <text:p/>
          </table:table-cell>
          <table:table-cell/>
          <table:table-cell table:formula="of:=IF(ISNUMBER(SEARCH(&quot;A&quot;;[.$K156]));IF(ISBLANK([.$E$2]);&quot;&quot;;[.$E$2]);&quot;&quot;)">
            <text:p/>
          </table:table-cell>
          <table:table-cell table:formula="of:=IF(ISNUMBER(SEARCH(&quot;B&quot;;[.$K156]));IF(ISBLANK([.$E$3]);&quot;&quot;;[.$E$3]);&quot;&quot;)">
            <text:p/>
          </table:table-cell>
          <table:table-cell table:formula="of:=IF(ISNUMBER(SEARCH(&quot;C&quot;;[.$K156]));IF(ISBLANK([.$E$4]);&quot;&quot;;[.$E$4]);&quot;&quot;)">
            <text:p/>
          </table:table-cell>
          <table:table-cell table:formula="of:=IF(ISNUMBER(SEARCH(&quot;D&quot;;[.$K156]));IF(ISBLANK([.$E$5]);&quot;&quot;;[.$E$5]);&quot;&quot;)">
            <text:p/>
          </table:table-cell>
          <table:table-cell table:formula="of:=IF(ISNUMBER(SEARCH(&quot;E&quot;;[.$K156]));IF(ISBLANK([.$E$6]);&quot;&quot;;[.$E$6]);&quot;&quot;)">
            <text:p/>
          </table:table-cell>
          <table:table-cell table:formula="of:=IF(ISNUMBER(SEARCH(&quot;F&quot;;[.$K156]));IF(ISBLANK([.$E$7]);&quot;&quot;;[.$E$7]);&quot;&quot;)">
            <text:p/>
          </table:table-cell>
          <table:table-cell table:formula="of:=IF(ISNUMBER(SEARCH(&quot;G&quot;;[.$K156]));IF(ISBLANK([.$E$8]);&quot;&quot;;[.$E$8]);&quot;&quot;)">
            <text:p/>
          </table:table-cell>
          <table:table-cell table:formula="of:=IF(ISNUMBER(SEARCH(&quot;H&quot;;[.$K156]));IF(ISBLANK([.$E$9]);&quot;&quot;;[.$E$9]);&quot;&quot;)">
            <text:p/>
          </table:table-cell>
          <table:table-cell table:formula="of:=IF(ISNUMBER(SEARCH(&quot;I&quot;;[.$K156]));IF(ISBLANK([.$E$10]);&quot;&quot;;[.$E$10]);&quot;&quot;)">
            <text:p/>
          </table:table-cell>
          <table:table-cell table:formula="of:=IF(ISNUMBER(SEARCH(&quot;J&quot;;[.$K156]));IF(ISBLANK([.$E$11]);&quot;&quot;;[.$E$11]);&quot;&quot;)">
            <text:p/>
          </table:table-cell>
          <table:table-cell table:formula="of:=IF(ISNUMBER(SEARCH(&quot;K&quot;;[.$K156]));IF(ISBLANK([.$E$12]);&quot;&quot;;[.$E$12]);&quot;&quot;)">
            <text:p/>
          </table:table-cell>
          <table:table-cell table:formula="of:=IF(ISNUMBER(SEARCH(&quot;L&quot;;[.$K156]));IF(ISBLANK([.$E$13]);&quot;&quot;;[.$E$13]);&quot;&quot;)">
            <text:p/>
          </table:table-cell>
          <table:table-cell table:formula="of:=IF(ISNUMBER(SEARCH(&quot;M&quot;;[.$K156]));IF(ISBLANK([.$E$14]);&quot;&quot;;[.$E$14]);&quot;&quot;)">
            <text:p/>
          </table:table-cell>
          <table:table-cell table:formula="of:=IF(ISNUMBER(SEARCH(&quot;N&quot;;[.$K156]));IF(ISBLANK([.$E$15]);&quot;&quot;;[.$E$15]);&quot;&quot;)">
            <text:p/>
          </table:table-cell>
          <table:table-cell/>
          <table:table-cell table:formula="of:=IF(ISNUMBER(SEARCH(&quot;A&quot;;[.$K156]));IF(ISBLANK([.$F$2]);&quot;&quot;;[.$F$2]);&quot;&quot;)">
            <text:p/>
          </table:table-cell>
          <table:table-cell table:formula="of:=IF(ISNUMBER(SEARCH(&quot;B&quot;;[.$K156]));IF(ISBLANK([.$F$3]);&quot;&quot;;[.$F$3]);&quot;&quot;)">
            <text:p/>
          </table:table-cell>
          <table:table-cell table:formula="of:=IF(ISNUMBER(SEARCH(&quot;C&quot;;[.$K156]));IF(ISBLANK([.$F$4]);&quot;&quot;;[.$F$4]);&quot;&quot;)">
            <text:p/>
          </table:table-cell>
          <table:table-cell table:formula="of:=IF(ISNUMBER(SEARCH(&quot;D&quot;;[.$K156]));IF(ISBLANK([.$F$5]);&quot;&quot;;[.$F$5]);&quot;&quot;)">
            <text:p/>
          </table:table-cell>
          <table:table-cell table:formula="of:=IF(ISNUMBER(SEARCH(&quot;E&quot;;[.$K156]));IF(ISBLANK([.$F$6]);&quot;&quot;;[.$F$6]);&quot;&quot;)">
            <text:p/>
          </table:table-cell>
          <table:table-cell table:formula="of:=IF(ISNUMBER(SEARCH(&quot;F&quot;;[.$K156]));IF(ISBLANK([.$F$7]);&quot;&quot;;[.$F$7]);&quot;&quot;)">
            <text:p/>
          </table:table-cell>
          <table:table-cell table:formula="of:=IF(ISNUMBER(SEARCH(&quot;G&quot;;[.$K156]));IF(ISBLANK([.$F$8]);&quot;&quot;;[.$F$8]);&quot;&quot;)">
            <text:p/>
          </table:table-cell>
          <table:table-cell table:formula="of:=IF(ISNUMBER(SEARCH(&quot;H&quot;;[.$K156]));IF(ISBLANK([.$F$9]);&quot;&quot;;[.$F$9]);&quot;&quot;)">
            <text:p/>
          </table:table-cell>
          <table:table-cell table:formula="of:=IF(ISNUMBER(SEARCH(&quot;I&quot;;[.$K156]));IF(ISBLANK([.$F$10]);&quot;&quot;;[.$F$10]);&quot;&quot;)">
            <text:p/>
          </table:table-cell>
          <table:table-cell table:formula="of:=IF(ISNUMBER(SEARCH(&quot;J&quot;;[.$K156]));IF(ISBLANK([.$F$11]);&quot;&quot;;[.$F$11]);&quot;&quot;)">
            <text:p/>
          </table:table-cell>
          <table:table-cell table:formula="of:=IF(ISNUMBER(SEARCH(&quot;K&quot;;[.$K156]));IF(ISBLANK([.$F$12]);&quot;&quot;;[.$F$12]);&quot;&quot;)">
            <text:p/>
          </table:table-cell>
          <table:table-cell table:formula="of:=IF(ISNUMBER(SEARCH(&quot;L&quot;;[.$K156]));IF(ISBLANK([.$F$13]);&quot;&quot;;[.$F$13]);&quot;&quot;)">
            <text:p/>
          </table:table-cell>
          <table:table-cell table:formula="of:=IF(ISNUMBER(SEARCH(&quot;M&quot;;[.$K156]));IF(ISBLANK([.$F$14]);&quot;&quot;;[.$F$14]);&quot;&quot;)">
            <text:p/>
          </table:table-cell>
          <table:table-cell table:formula="of:=IF(ISNUMBER(SEARCH(&quot;N&quot;;[.$K15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7:.$AD157])">
            <text:p/>
          </table:table-cell>
          <table:table-cell table:formula="of:=COM.MICROSOFT.CONCAT([.$AF157:.$AS157])">
            <text:p/>
          </table:table-cell>
          <table:table-cell table:formula="of:=COM.MICROSOFT.CONCAT([.$AU157:.$BH157])">
            <text:p/>
          </table:table-cell>
          <table:table-cell table:formula="of:=COUNTIF([.$K$1:.$K$1998];[.K157])" office:value-type="float" office:value="0" calcext:value-type="float">
            <text:p>0</text:p>
          </table:table-cell>
          <table:table-cell/>
          <table:table-cell table:formula="of:=IF(ISNUMBER(SEARCH(&quot;A&quot;;[.$K157]));IF(ISBLANK([.$D$2]);&quot;&quot;;[.$D$2]);&quot;&quot;)">
            <text:p/>
          </table:table-cell>
          <table:table-cell table:formula="of:=IF(ISNUMBER(SEARCH(&quot;B&quot;;[.$K157]));IF(ISBLANK([.$D$3]);&quot;&quot;;[.$D$3]);&quot;&quot;)">
            <text:p/>
          </table:table-cell>
          <table:table-cell table:formula="of:=IF(ISNUMBER(SEARCH(&quot;C&quot;;[.$K157]));IF(ISBLANK([.$D$4]);&quot;&quot;;[.$D$4]);&quot;&quot;)">
            <text:p/>
          </table:table-cell>
          <table:table-cell table:formula="of:=IF(ISNUMBER(SEARCH(&quot;D&quot;;[.$K157]));IF(ISBLANK([.$D$5]);&quot;&quot;;[.$D$5]);&quot;&quot;)">
            <text:p/>
          </table:table-cell>
          <table:table-cell table:formula="of:=IF(ISNUMBER(SEARCH(&quot;E&quot;;[.$K157]));IF(ISBLANK([.$D$6]);&quot;&quot;;[.$D$6]);&quot;&quot;)">
            <text:p/>
          </table:table-cell>
          <table:table-cell table:formula="of:=IF(ISNUMBER(SEARCH(&quot;F&quot;;[.$K157]));IF(ISBLANK([.$D$7]);&quot;&quot;;[.$D$7]);&quot;&quot;)">
            <text:p/>
          </table:table-cell>
          <table:table-cell table:formula="of:=IF(ISNUMBER(SEARCH(&quot;G&quot;;[.$K157]));IF(ISBLANK([.$D$8]);&quot;&quot;;[.$D$8]);&quot;&quot;)">
            <text:p/>
          </table:table-cell>
          <table:table-cell table:formula="of:=IF(ISNUMBER(SEARCH(&quot;H&quot;;[.$K157]));IF(ISBLANK([.$D$9]);&quot;&quot;;[.$D$9]);&quot;&quot;)">
            <text:p/>
          </table:table-cell>
          <table:table-cell table:formula="of:=IF(ISNUMBER(SEARCH(&quot;I&quot;;[.$K157]));IF(ISBLANK([.$D$10]);&quot;&quot;;[.$D$10]);&quot;&quot;)">
            <text:p/>
          </table:table-cell>
          <table:table-cell table:formula="of:=IF(ISNUMBER(SEARCH(&quot;J&quot;;[.$K157]));IF(ISBLANK([.$D$11]);&quot;&quot;;[.$D$11]);&quot;&quot;)">
            <text:p/>
          </table:table-cell>
          <table:table-cell table:formula="of:=IF(ISNUMBER(SEARCH(&quot;K&quot;;[.$K157]));IF(ISBLANK([.$D$12]);&quot;&quot;;[.$D$12]);&quot;&quot;)">
            <text:p/>
          </table:table-cell>
          <table:table-cell table:formula="of:=IF(ISNUMBER(SEARCH(&quot;L&quot;;[.$K157]));IF(ISBLANK([.$D$13]);&quot;&quot;;[.$D$13]);&quot;&quot;)">
            <text:p/>
          </table:table-cell>
          <table:table-cell table:formula="of:=IF(ISNUMBER(SEARCH(&quot;M&quot;;[.$K157]));IF(ISBLANK([.$D$14]);&quot;&quot;;[.$D$14]);&quot;&quot;)">
            <text:p/>
          </table:table-cell>
          <table:table-cell table:formula="of:=IF(ISNUMBER(SEARCH(&quot;N&quot;;[.$K157]));IF(ISBLANK([.$D$15]);&quot;&quot;;[.$D$15]);&quot;&quot;)">
            <text:p/>
          </table:table-cell>
          <table:table-cell/>
          <table:table-cell table:formula="of:=IF(ISNUMBER(SEARCH(&quot;A&quot;;[.$K157]));IF(ISBLANK([.$E$2]);&quot;&quot;;[.$E$2]);&quot;&quot;)">
            <text:p/>
          </table:table-cell>
          <table:table-cell table:formula="of:=IF(ISNUMBER(SEARCH(&quot;B&quot;;[.$K157]));IF(ISBLANK([.$E$3]);&quot;&quot;;[.$E$3]);&quot;&quot;)">
            <text:p/>
          </table:table-cell>
          <table:table-cell table:formula="of:=IF(ISNUMBER(SEARCH(&quot;C&quot;;[.$K157]));IF(ISBLANK([.$E$4]);&quot;&quot;;[.$E$4]);&quot;&quot;)">
            <text:p/>
          </table:table-cell>
          <table:table-cell table:formula="of:=IF(ISNUMBER(SEARCH(&quot;D&quot;;[.$K157]));IF(ISBLANK([.$E$5]);&quot;&quot;;[.$E$5]);&quot;&quot;)">
            <text:p/>
          </table:table-cell>
          <table:table-cell table:formula="of:=IF(ISNUMBER(SEARCH(&quot;E&quot;;[.$K157]));IF(ISBLANK([.$E$6]);&quot;&quot;;[.$E$6]);&quot;&quot;)">
            <text:p/>
          </table:table-cell>
          <table:table-cell table:formula="of:=IF(ISNUMBER(SEARCH(&quot;F&quot;;[.$K157]));IF(ISBLANK([.$E$7]);&quot;&quot;;[.$E$7]);&quot;&quot;)">
            <text:p/>
          </table:table-cell>
          <table:table-cell table:formula="of:=IF(ISNUMBER(SEARCH(&quot;G&quot;;[.$K157]));IF(ISBLANK([.$E$8]);&quot;&quot;;[.$E$8]);&quot;&quot;)">
            <text:p/>
          </table:table-cell>
          <table:table-cell table:formula="of:=IF(ISNUMBER(SEARCH(&quot;H&quot;;[.$K157]));IF(ISBLANK([.$E$9]);&quot;&quot;;[.$E$9]);&quot;&quot;)">
            <text:p/>
          </table:table-cell>
          <table:table-cell table:formula="of:=IF(ISNUMBER(SEARCH(&quot;I&quot;;[.$K157]));IF(ISBLANK([.$E$10]);&quot;&quot;;[.$E$10]);&quot;&quot;)">
            <text:p/>
          </table:table-cell>
          <table:table-cell table:formula="of:=IF(ISNUMBER(SEARCH(&quot;J&quot;;[.$K157]));IF(ISBLANK([.$E$11]);&quot;&quot;;[.$E$11]);&quot;&quot;)">
            <text:p/>
          </table:table-cell>
          <table:table-cell table:formula="of:=IF(ISNUMBER(SEARCH(&quot;K&quot;;[.$K157]));IF(ISBLANK([.$E$12]);&quot;&quot;;[.$E$12]);&quot;&quot;)">
            <text:p/>
          </table:table-cell>
          <table:table-cell table:formula="of:=IF(ISNUMBER(SEARCH(&quot;L&quot;;[.$K157]));IF(ISBLANK([.$E$13]);&quot;&quot;;[.$E$13]);&quot;&quot;)">
            <text:p/>
          </table:table-cell>
          <table:table-cell table:formula="of:=IF(ISNUMBER(SEARCH(&quot;M&quot;;[.$K157]));IF(ISBLANK([.$E$14]);&quot;&quot;;[.$E$14]);&quot;&quot;)">
            <text:p/>
          </table:table-cell>
          <table:table-cell table:formula="of:=IF(ISNUMBER(SEARCH(&quot;N&quot;;[.$K157]));IF(ISBLANK([.$E$15]);&quot;&quot;;[.$E$15]);&quot;&quot;)">
            <text:p/>
          </table:table-cell>
          <table:table-cell/>
          <table:table-cell table:formula="of:=IF(ISNUMBER(SEARCH(&quot;A&quot;;[.$K157]));IF(ISBLANK([.$F$2]);&quot;&quot;;[.$F$2]);&quot;&quot;)">
            <text:p/>
          </table:table-cell>
          <table:table-cell table:formula="of:=IF(ISNUMBER(SEARCH(&quot;B&quot;;[.$K157]));IF(ISBLANK([.$F$3]);&quot;&quot;;[.$F$3]);&quot;&quot;)">
            <text:p/>
          </table:table-cell>
          <table:table-cell table:formula="of:=IF(ISNUMBER(SEARCH(&quot;C&quot;;[.$K157]));IF(ISBLANK([.$F$4]);&quot;&quot;;[.$F$4]);&quot;&quot;)">
            <text:p/>
          </table:table-cell>
          <table:table-cell table:formula="of:=IF(ISNUMBER(SEARCH(&quot;D&quot;;[.$K157]));IF(ISBLANK([.$F$5]);&quot;&quot;;[.$F$5]);&quot;&quot;)">
            <text:p/>
          </table:table-cell>
          <table:table-cell table:formula="of:=IF(ISNUMBER(SEARCH(&quot;E&quot;;[.$K157]));IF(ISBLANK([.$F$6]);&quot;&quot;;[.$F$6]);&quot;&quot;)">
            <text:p/>
          </table:table-cell>
          <table:table-cell table:formula="of:=IF(ISNUMBER(SEARCH(&quot;F&quot;;[.$K157]));IF(ISBLANK([.$F$7]);&quot;&quot;;[.$F$7]);&quot;&quot;)">
            <text:p/>
          </table:table-cell>
          <table:table-cell table:formula="of:=IF(ISNUMBER(SEARCH(&quot;G&quot;;[.$K157]));IF(ISBLANK([.$F$8]);&quot;&quot;;[.$F$8]);&quot;&quot;)">
            <text:p/>
          </table:table-cell>
          <table:table-cell table:formula="of:=IF(ISNUMBER(SEARCH(&quot;H&quot;;[.$K157]));IF(ISBLANK([.$F$9]);&quot;&quot;;[.$F$9]);&quot;&quot;)">
            <text:p/>
          </table:table-cell>
          <table:table-cell table:formula="of:=IF(ISNUMBER(SEARCH(&quot;I&quot;;[.$K157]));IF(ISBLANK([.$F$10]);&quot;&quot;;[.$F$10]);&quot;&quot;)">
            <text:p/>
          </table:table-cell>
          <table:table-cell table:formula="of:=IF(ISNUMBER(SEARCH(&quot;J&quot;;[.$K157]));IF(ISBLANK([.$F$11]);&quot;&quot;;[.$F$11]);&quot;&quot;)">
            <text:p/>
          </table:table-cell>
          <table:table-cell table:formula="of:=IF(ISNUMBER(SEARCH(&quot;K&quot;;[.$K157]));IF(ISBLANK([.$F$12]);&quot;&quot;;[.$F$12]);&quot;&quot;)">
            <text:p/>
          </table:table-cell>
          <table:table-cell table:formula="of:=IF(ISNUMBER(SEARCH(&quot;L&quot;;[.$K157]));IF(ISBLANK([.$F$13]);&quot;&quot;;[.$F$13]);&quot;&quot;)">
            <text:p/>
          </table:table-cell>
          <table:table-cell table:formula="of:=IF(ISNUMBER(SEARCH(&quot;M&quot;;[.$K157]));IF(ISBLANK([.$F$14]);&quot;&quot;;[.$F$14]);&quot;&quot;)">
            <text:p/>
          </table:table-cell>
          <table:table-cell table:formula="of:=IF(ISNUMBER(SEARCH(&quot;N&quot;;[.$K15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8:.$AD158])">
            <text:p/>
          </table:table-cell>
          <table:table-cell table:formula="of:=COM.MICROSOFT.CONCAT([.$AF158:.$AS158])">
            <text:p/>
          </table:table-cell>
          <table:table-cell table:formula="of:=COM.MICROSOFT.CONCAT([.$AU158:.$BH158])">
            <text:p/>
          </table:table-cell>
          <table:table-cell table:formula="of:=COUNTIF([.$K$1:.$K$1998];[.K158])" office:value-type="float" office:value="0" calcext:value-type="float">
            <text:p>0</text:p>
          </table:table-cell>
          <table:table-cell/>
          <table:table-cell table:formula="of:=IF(ISNUMBER(SEARCH(&quot;A&quot;;[.$K158]));IF(ISBLANK([.$D$2]);&quot;&quot;;[.$D$2]);&quot;&quot;)">
            <text:p/>
          </table:table-cell>
          <table:table-cell table:formula="of:=IF(ISNUMBER(SEARCH(&quot;B&quot;;[.$K158]));IF(ISBLANK([.$D$3]);&quot;&quot;;[.$D$3]);&quot;&quot;)">
            <text:p/>
          </table:table-cell>
          <table:table-cell table:formula="of:=IF(ISNUMBER(SEARCH(&quot;C&quot;;[.$K158]));IF(ISBLANK([.$D$4]);&quot;&quot;;[.$D$4]);&quot;&quot;)">
            <text:p/>
          </table:table-cell>
          <table:table-cell table:formula="of:=IF(ISNUMBER(SEARCH(&quot;D&quot;;[.$K158]));IF(ISBLANK([.$D$5]);&quot;&quot;;[.$D$5]);&quot;&quot;)">
            <text:p/>
          </table:table-cell>
          <table:table-cell table:formula="of:=IF(ISNUMBER(SEARCH(&quot;E&quot;;[.$K158]));IF(ISBLANK([.$D$6]);&quot;&quot;;[.$D$6]);&quot;&quot;)">
            <text:p/>
          </table:table-cell>
          <table:table-cell table:formula="of:=IF(ISNUMBER(SEARCH(&quot;F&quot;;[.$K158]));IF(ISBLANK([.$D$7]);&quot;&quot;;[.$D$7]);&quot;&quot;)">
            <text:p/>
          </table:table-cell>
          <table:table-cell table:formula="of:=IF(ISNUMBER(SEARCH(&quot;G&quot;;[.$K158]));IF(ISBLANK([.$D$8]);&quot;&quot;;[.$D$8]);&quot;&quot;)">
            <text:p/>
          </table:table-cell>
          <table:table-cell table:formula="of:=IF(ISNUMBER(SEARCH(&quot;H&quot;;[.$K158]));IF(ISBLANK([.$D$9]);&quot;&quot;;[.$D$9]);&quot;&quot;)">
            <text:p/>
          </table:table-cell>
          <table:table-cell table:formula="of:=IF(ISNUMBER(SEARCH(&quot;I&quot;;[.$K158]));IF(ISBLANK([.$D$10]);&quot;&quot;;[.$D$10]);&quot;&quot;)">
            <text:p/>
          </table:table-cell>
          <table:table-cell table:formula="of:=IF(ISNUMBER(SEARCH(&quot;J&quot;;[.$K158]));IF(ISBLANK([.$D$11]);&quot;&quot;;[.$D$11]);&quot;&quot;)">
            <text:p/>
          </table:table-cell>
          <table:table-cell table:formula="of:=IF(ISNUMBER(SEARCH(&quot;K&quot;;[.$K158]));IF(ISBLANK([.$D$12]);&quot;&quot;;[.$D$12]);&quot;&quot;)">
            <text:p/>
          </table:table-cell>
          <table:table-cell table:formula="of:=IF(ISNUMBER(SEARCH(&quot;L&quot;;[.$K158]));IF(ISBLANK([.$D$13]);&quot;&quot;;[.$D$13]);&quot;&quot;)">
            <text:p/>
          </table:table-cell>
          <table:table-cell table:formula="of:=IF(ISNUMBER(SEARCH(&quot;M&quot;;[.$K158]));IF(ISBLANK([.$D$14]);&quot;&quot;;[.$D$14]);&quot;&quot;)">
            <text:p/>
          </table:table-cell>
          <table:table-cell table:formula="of:=IF(ISNUMBER(SEARCH(&quot;N&quot;;[.$K158]));IF(ISBLANK([.$D$15]);&quot;&quot;;[.$D$15]);&quot;&quot;)">
            <text:p/>
          </table:table-cell>
          <table:table-cell/>
          <table:table-cell table:formula="of:=IF(ISNUMBER(SEARCH(&quot;A&quot;;[.$K158]));IF(ISBLANK([.$E$2]);&quot;&quot;;[.$E$2]);&quot;&quot;)">
            <text:p/>
          </table:table-cell>
          <table:table-cell table:formula="of:=IF(ISNUMBER(SEARCH(&quot;B&quot;;[.$K158]));IF(ISBLANK([.$E$3]);&quot;&quot;;[.$E$3]);&quot;&quot;)">
            <text:p/>
          </table:table-cell>
          <table:table-cell table:formula="of:=IF(ISNUMBER(SEARCH(&quot;C&quot;;[.$K158]));IF(ISBLANK([.$E$4]);&quot;&quot;;[.$E$4]);&quot;&quot;)">
            <text:p/>
          </table:table-cell>
          <table:table-cell table:formula="of:=IF(ISNUMBER(SEARCH(&quot;D&quot;;[.$K158]));IF(ISBLANK([.$E$5]);&quot;&quot;;[.$E$5]);&quot;&quot;)">
            <text:p/>
          </table:table-cell>
          <table:table-cell table:formula="of:=IF(ISNUMBER(SEARCH(&quot;E&quot;;[.$K158]));IF(ISBLANK([.$E$6]);&quot;&quot;;[.$E$6]);&quot;&quot;)">
            <text:p/>
          </table:table-cell>
          <table:table-cell table:formula="of:=IF(ISNUMBER(SEARCH(&quot;F&quot;;[.$K158]));IF(ISBLANK([.$E$7]);&quot;&quot;;[.$E$7]);&quot;&quot;)">
            <text:p/>
          </table:table-cell>
          <table:table-cell table:formula="of:=IF(ISNUMBER(SEARCH(&quot;G&quot;;[.$K158]));IF(ISBLANK([.$E$8]);&quot;&quot;;[.$E$8]);&quot;&quot;)">
            <text:p/>
          </table:table-cell>
          <table:table-cell table:formula="of:=IF(ISNUMBER(SEARCH(&quot;H&quot;;[.$K158]));IF(ISBLANK([.$E$9]);&quot;&quot;;[.$E$9]);&quot;&quot;)">
            <text:p/>
          </table:table-cell>
          <table:table-cell table:formula="of:=IF(ISNUMBER(SEARCH(&quot;I&quot;;[.$K158]));IF(ISBLANK([.$E$10]);&quot;&quot;;[.$E$10]);&quot;&quot;)">
            <text:p/>
          </table:table-cell>
          <table:table-cell table:formula="of:=IF(ISNUMBER(SEARCH(&quot;J&quot;;[.$K158]));IF(ISBLANK([.$E$11]);&quot;&quot;;[.$E$11]);&quot;&quot;)">
            <text:p/>
          </table:table-cell>
          <table:table-cell table:formula="of:=IF(ISNUMBER(SEARCH(&quot;K&quot;;[.$K158]));IF(ISBLANK([.$E$12]);&quot;&quot;;[.$E$12]);&quot;&quot;)">
            <text:p/>
          </table:table-cell>
          <table:table-cell table:formula="of:=IF(ISNUMBER(SEARCH(&quot;L&quot;;[.$K158]));IF(ISBLANK([.$E$13]);&quot;&quot;;[.$E$13]);&quot;&quot;)">
            <text:p/>
          </table:table-cell>
          <table:table-cell table:formula="of:=IF(ISNUMBER(SEARCH(&quot;M&quot;;[.$K158]));IF(ISBLANK([.$E$14]);&quot;&quot;;[.$E$14]);&quot;&quot;)">
            <text:p/>
          </table:table-cell>
          <table:table-cell table:formula="of:=IF(ISNUMBER(SEARCH(&quot;N&quot;;[.$K158]));IF(ISBLANK([.$E$15]);&quot;&quot;;[.$E$15]);&quot;&quot;)">
            <text:p/>
          </table:table-cell>
          <table:table-cell/>
          <table:table-cell table:formula="of:=IF(ISNUMBER(SEARCH(&quot;A&quot;;[.$K158]));IF(ISBLANK([.$F$2]);&quot;&quot;;[.$F$2]);&quot;&quot;)">
            <text:p/>
          </table:table-cell>
          <table:table-cell table:formula="of:=IF(ISNUMBER(SEARCH(&quot;B&quot;;[.$K158]));IF(ISBLANK([.$F$3]);&quot;&quot;;[.$F$3]);&quot;&quot;)">
            <text:p/>
          </table:table-cell>
          <table:table-cell table:formula="of:=IF(ISNUMBER(SEARCH(&quot;C&quot;;[.$K158]));IF(ISBLANK([.$F$4]);&quot;&quot;;[.$F$4]);&quot;&quot;)">
            <text:p/>
          </table:table-cell>
          <table:table-cell table:formula="of:=IF(ISNUMBER(SEARCH(&quot;D&quot;;[.$K158]));IF(ISBLANK([.$F$5]);&quot;&quot;;[.$F$5]);&quot;&quot;)">
            <text:p/>
          </table:table-cell>
          <table:table-cell table:formula="of:=IF(ISNUMBER(SEARCH(&quot;E&quot;;[.$K158]));IF(ISBLANK([.$F$6]);&quot;&quot;;[.$F$6]);&quot;&quot;)">
            <text:p/>
          </table:table-cell>
          <table:table-cell table:formula="of:=IF(ISNUMBER(SEARCH(&quot;F&quot;;[.$K158]));IF(ISBLANK([.$F$7]);&quot;&quot;;[.$F$7]);&quot;&quot;)">
            <text:p/>
          </table:table-cell>
          <table:table-cell table:formula="of:=IF(ISNUMBER(SEARCH(&quot;G&quot;;[.$K158]));IF(ISBLANK([.$F$8]);&quot;&quot;;[.$F$8]);&quot;&quot;)">
            <text:p/>
          </table:table-cell>
          <table:table-cell table:formula="of:=IF(ISNUMBER(SEARCH(&quot;H&quot;;[.$K158]));IF(ISBLANK([.$F$9]);&quot;&quot;;[.$F$9]);&quot;&quot;)">
            <text:p/>
          </table:table-cell>
          <table:table-cell table:formula="of:=IF(ISNUMBER(SEARCH(&quot;I&quot;;[.$K158]));IF(ISBLANK([.$F$10]);&quot;&quot;;[.$F$10]);&quot;&quot;)">
            <text:p/>
          </table:table-cell>
          <table:table-cell table:formula="of:=IF(ISNUMBER(SEARCH(&quot;J&quot;;[.$K158]));IF(ISBLANK([.$F$11]);&quot;&quot;;[.$F$11]);&quot;&quot;)">
            <text:p/>
          </table:table-cell>
          <table:table-cell table:formula="of:=IF(ISNUMBER(SEARCH(&quot;K&quot;;[.$K158]));IF(ISBLANK([.$F$12]);&quot;&quot;;[.$F$12]);&quot;&quot;)">
            <text:p/>
          </table:table-cell>
          <table:table-cell table:formula="of:=IF(ISNUMBER(SEARCH(&quot;L&quot;;[.$K158]));IF(ISBLANK([.$F$13]);&quot;&quot;;[.$F$13]);&quot;&quot;)">
            <text:p/>
          </table:table-cell>
          <table:table-cell table:formula="of:=IF(ISNUMBER(SEARCH(&quot;M&quot;;[.$K158]));IF(ISBLANK([.$F$14]);&quot;&quot;;[.$F$14]);&quot;&quot;)">
            <text:p/>
          </table:table-cell>
          <table:table-cell table:formula="of:=IF(ISNUMBER(SEARCH(&quot;N&quot;;[.$K15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59:.$AD159])">
            <text:p/>
          </table:table-cell>
          <table:table-cell table:formula="of:=COM.MICROSOFT.CONCAT([.$AF159:.$AS159])">
            <text:p/>
          </table:table-cell>
          <table:table-cell table:formula="of:=COM.MICROSOFT.CONCAT([.$AU159:.$BH159])">
            <text:p/>
          </table:table-cell>
          <table:table-cell table:formula="of:=COUNTIF([.$K$1:.$K$1998];[.K159])" office:value-type="float" office:value="0" calcext:value-type="float">
            <text:p>0</text:p>
          </table:table-cell>
          <table:table-cell/>
          <table:table-cell table:formula="of:=IF(ISNUMBER(SEARCH(&quot;A&quot;;[.$K159]));IF(ISBLANK([.$D$2]);&quot;&quot;;[.$D$2]);&quot;&quot;)">
            <text:p/>
          </table:table-cell>
          <table:table-cell table:formula="of:=IF(ISNUMBER(SEARCH(&quot;B&quot;;[.$K159]));IF(ISBLANK([.$D$3]);&quot;&quot;;[.$D$3]);&quot;&quot;)">
            <text:p/>
          </table:table-cell>
          <table:table-cell table:formula="of:=IF(ISNUMBER(SEARCH(&quot;C&quot;;[.$K159]));IF(ISBLANK([.$D$4]);&quot;&quot;;[.$D$4]);&quot;&quot;)">
            <text:p/>
          </table:table-cell>
          <table:table-cell table:formula="of:=IF(ISNUMBER(SEARCH(&quot;D&quot;;[.$K159]));IF(ISBLANK([.$D$5]);&quot;&quot;;[.$D$5]);&quot;&quot;)">
            <text:p/>
          </table:table-cell>
          <table:table-cell table:formula="of:=IF(ISNUMBER(SEARCH(&quot;E&quot;;[.$K159]));IF(ISBLANK([.$D$6]);&quot;&quot;;[.$D$6]);&quot;&quot;)">
            <text:p/>
          </table:table-cell>
          <table:table-cell table:formula="of:=IF(ISNUMBER(SEARCH(&quot;F&quot;;[.$K159]));IF(ISBLANK([.$D$7]);&quot;&quot;;[.$D$7]);&quot;&quot;)">
            <text:p/>
          </table:table-cell>
          <table:table-cell table:formula="of:=IF(ISNUMBER(SEARCH(&quot;G&quot;;[.$K159]));IF(ISBLANK([.$D$8]);&quot;&quot;;[.$D$8]);&quot;&quot;)">
            <text:p/>
          </table:table-cell>
          <table:table-cell table:formula="of:=IF(ISNUMBER(SEARCH(&quot;H&quot;;[.$K159]));IF(ISBLANK([.$D$9]);&quot;&quot;;[.$D$9]);&quot;&quot;)">
            <text:p/>
          </table:table-cell>
          <table:table-cell table:formula="of:=IF(ISNUMBER(SEARCH(&quot;I&quot;;[.$K159]));IF(ISBLANK([.$D$10]);&quot;&quot;;[.$D$10]);&quot;&quot;)">
            <text:p/>
          </table:table-cell>
          <table:table-cell table:formula="of:=IF(ISNUMBER(SEARCH(&quot;J&quot;;[.$K159]));IF(ISBLANK([.$D$11]);&quot;&quot;;[.$D$11]);&quot;&quot;)">
            <text:p/>
          </table:table-cell>
          <table:table-cell table:formula="of:=IF(ISNUMBER(SEARCH(&quot;K&quot;;[.$K159]));IF(ISBLANK([.$D$12]);&quot;&quot;;[.$D$12]);&quot;&quot;)">
            <text:p/>
          </table:table-cell>
          <table:table-cell table:formula="of:=IF(ISNUMBER(SEARCH(&quot;L&quot;;[.$K159]));IF(ISBLANK([.$D$13]);&quot;&quot;;[.$D$13]);&quot;&quot;)">
            <text:p/>
          </table:table-cell>
          <table:table-cell table:formula="of:=IF(ISNUMBER(SEARCH(&quot;M&quot;;[.$K159]));IF(ISBLANK([.$D$14]);&quot;&quot;;[.$D$14]);&quot;&quot;)">
            <text:p/>
          </table:table-cell>
          <table:table-cell table:formula="of:=IF(ISNUMBER(SEARCH(&quot;N&quot;;[.$K159]));IF(ISBLANK([.$D$15]);&quot;&quot;;[.$D$15]);&quot;&quot;)">
            <text:p/>
          </table:table-cell>
          <table:table-cell/>
          <table:table-cell table:formula="of:=IF(ISNUMBER(SEARCH(&quot;A&quot;;[.$K159]));IF(ISBLANK([.$E$2]);&quot;&quot;;[.$E$2]);&quot;&quot;)">
            <text:p/>
          </table:table-cell>
          <table:table-cell table:formula="of:=IF(ISNUMBER(SEARCH(&quot;B&quot;;[.$K159]));IF(ISBLANK([.$E$3]);&quot;&quot;;[.$E$3]);&quot;&quot;)">
            <text:p/>
          </table:table-cell>
          <table:table-cell table:formula="of:=IF(ISNUMBER(SEARCH(&quot;C&quot;;[.$K159]));IF(ISBLANK([.$E$4]);&quot;&quot;;[.$E$4]);&quot;&quot;)">
            <text:p/>
          </table:table-cell>
          <table:table-cell table:formula="of:=IF(ISNUMBER(SEARCH(&quot;D&quot;;[.$K159]));IF(ISBLANK([.$E$5]);&quot;&quot;;[.$E$5]);&quot;&quot;)">
            <text:p/>
          </table:table-cell>
          <table:table-cell table:formula="of:=IF(ISNUMBER(SEARCH(&quot;E&quot;;[.$K159]));IF(ISBLANK([.$E$6]);&quot;&quot;;[.$E$6]);&quot;&quot;)">
            <text:p/>
          </table:table-cell>
          <table:table-cell table:formula="of:=IF(ISNUMBER(SEARCH(&quot;F&quot;;[.$K159]));IF(ISBLANK([.$E$7]);&quot;&quot;;[.$E$7]);&quot;&quot;)">
            <text:p/>
          </table:table-cell>
          <table:table-cell table:formula="of:=IF(ISNUMBER(SEARCH(&quot;G&quot;;[.$K159]));IF(ISBLANK([.$E$8]);&quot;&quot;;[.$E$8]);&quot;&quot;)">
            <text:p/>
          </table:table-cell>
          <table:table-cell table:formula="of:=IF(ISNUMBER(SEARCH(&quot;H&quot;;[.$K159]));IF(ISBLANK([.$E$9]);&quot;&quot;;[.$E$9]);&quot;&quot;)">
            <text:p/>
          </table:table-cell>
          <table:table-cell table:formula="of:=IF(ISNUMBER(SEARCH(&quot;I&quot;;[.$K159]));IF(ISBLANK([.$E$10]);&quot;&quot;;[.$E$10]);&quot;&quot;)">
            <text:p/>
          </table:table-cell>
          <table:table-cell table:formula="of:=IF(ISNUMBER(SEARCH(&quot;J&quot;;[.$K159]));IF(ISBLANK([.$E$11]);&quot;&quot;;[.$E$11]);&quot;&quot;)">
            <text:p/>
          </table:table-cell>
          <table:table-cell table:formula="of:=IF(ISNUMBER(SEARCH(&quot;K&quot;;[.$K159]));IF(ISBLANK([.$E$12]);&quot;&quot;;[.$E$12]);&quot;&quot;)">
            <text:p/>
          </table:table-cell>
          <table:table-cell table:formula="of:=IF(ISNUMBER(SEARCH(&quot;L&quot;;[.$K159]));IF(ISBLANK([.$E$13]);&quot;&quot;;[.$E$13]);&quot;&quot;)">
            <text:p/>
          </table:table-cell>
          <table:table-cell table:formula="of:=IF(ISNUMBER(SEARCH(&quot;M&quot;;[.$K159]));IF(ISBLANK([.$E$14]);&quot;&quot;;[.$E$14]);&quot;&quot;)">
            <text:p/>
          </table:table-cell>
          <table:table-cell table:formula="of:=IF(ISNUMBER(SEARCH(&quot;N&quot;;[.$K159]));IF(ISBLANK([.$E$15]);&quot;&quot;;[.$E$15]);&quot;&quot;)">
            <text:p/>
          </table:table-cell>
          <table:table-cell/>
          <table:table-cell table:formula="of:=IF(ISNUMBER(SEARCH(&quot;A&quot;;[.$K159]));IF(ISBLANK([.$F$2]);&quot;&quot;;[.$F$2]);&quot;&quot;)">
            <text:p/>
          </table:table-cell>
          <table:table-cell table:formula="of:=IF(ISNUMBER(SEARCH(&quot;B&quot;;[.$K159]));IF(ISBLANK([.$F$3]);&quot;&quot;;[.$F$3]);&quot;&quot;)">
            <text:p/>
          </table:table-cell>
          <table:table-cell table:formula="of:=IF(ISNUMBER(SEARCH(&quot;C&quot;;[.$K159]));IF(ISBLANK([.$F$4]);&quot;&quot;;[.$F$4]);&quot;&quot;)">
            <text:p/>
          </table:table-cell>
          <table:table-cell table:formula="of:=IF(ISNUMBER(SEARCH(&quot;D&quot;;[.$K159]));IF(ISBLANK([.$F$5]);&quot;&quot;;[.$F$5]);&quot;&quot;)">
            <text:p/>
          </table:table-cell>
          <table:table-cell table:formula="of:=IF(ISNUMBER(SEARCH(&quot;E&quot;;[.$K159]));IF(ISBLANK([.$F$6]);&quot;&quot;;[.$F$6]);&quot;&quot;)">
            <text:p/>
          </table:table-cell>
          <table:table-cell table:formula="of:=IF(ISNUMBER(SEARCH(&quot;F&quot;;[.$K159]));IF(ISBLANK([.$F$7]);&quot;&quot;;[.$F$7]);&quot;&quot;)">
            <text:p/>
          </table:table-cell>
          <table:table-cell table:formula="of:=IF(ISNUMBER(SEARCH(&quot;G&quot;;[.$K159]));IF(ISBLANK([.$F$8]);&quot;&quot;;[.$F$8]);&quot;&quot;)">
            <text:p/>
          </table:table-cell>
          <table:table-cell table:formula="of:=IF(ISNUMBER(SEARCH(&quot;H&quot;;[.$K159]));IF(ISBLANK([.$F$9]);&quot;&quot;;[.$F$9]);&quot;&quot;)">
            <text:p/>
          </table:table-cell>
          <table:table-cell table:formula="of:=IF(ISNUMBER(SEARCH(&quot;I&quot;;[.$K159]));IF(ISBLANK([.$F$10]);&quot;&quot;;[.$F$10]);&quot;&quot;)">
            <text:p/>
          </table:table-cell>
          <table:table-cell table:formula="of:=IF(ISNUMBER(SEARCH(&quot;J&quot;;[.$K159]));IF(ISBLANK([.$F$11]);&quot;&quot;;[.$F$11]);&quot;&quot;)">
            <text:p/>
          </table:table-cell>
          <table:table-cell table:formula="of:=IF(ISNUMBER(SEARCH(&quot;K&quot;;[.$K159]));IF(ISBLANK([.$F$12]);&quot;&quot;;[.$F$12]);&quot;&quot;)">
            <text:p/>
          </table:table-cell>
          <table:table-cell table:formula="of:=IF(ISNUMBER(SEARCH(&quot;L&quot;;[.$K159]));IF(ISBLANK([.$F$13]);&quot;&quot;;[.$F$13]);&quot;&quot;)">
            <text:p/>
          </table:table-cell>
          <table:table-cell table:formula="of:=IF(ISNUMBER(SEARCH(&quot;M&quot;;[.$K159]));IF(ISBLANK([.$F$14]);&quot;&quot;;[.$F$14]);&quot;&quot;)">
            <text:p/>
          </table:table-cell>
          <table:table-cell table:formula="of:=IF(ISNUMBER(SEARCH(&quot;N&quot;;[.$K159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0:.$AD160])">
            <text:p/>
          </table:table-cell>
          <table:table-cell table:formula="of:=COM.MICROSOFT.CONCAT([.$AF160:.$AS160])">
            <text:p/>
          </table:table-cell>
          <table:table-cell table:formula="of:=COM.MICROSOFT.CONCAT([.$AU160:.$BH160])">
            <text:p/>
          </table:table-cell>
          <table:table-cell table:formula="of:=COUNTIF([.$K$1:.$K$1998];[.K160])" office:value-type="float" office:value="0" calcext:value-type="float">
            <text:p>0</text:p>
          </table:table-cell>
          <table:table-cell/>
          <table:table-cell table:formula="of:=IF(ISNUMBER(SEARCH(&quot;A&quot;;[.$K160]));IF(ISBLANK([.$D$2]);&quot;&quot;;[.$D$2]);&quot;&quot;)">
            <text:p/>
          </table:table-cell>
          <table:table-cell table:formula="of:=IF(ISNUMBER(SEARCH(&quot;B&quot;;[.$K160]));IF(ISBLANK([.$D$3]);&quot;&quot;;[.$D$3]);&quot;&quot;)">
            <text:p/>
          </table:table-cell>
          <table:table-cell table:formula="of:=IF(ISNUMBER(SEARCH(&quot;C&quot;;[.$K160]));IF(ISBLANK([.$D$4]);&quot;&quot;;[.$D$4]);&quot;&quot;)">
            <text:p/>
          </table:table-cell>
          <table:table-cell table:formula="of:=IF(ISNUMBER(SEARCH(&quot;D&quot;;[.$K160]));IF(ISBLANK([.$D$5]);&quot;&quot;;[.$D$5]);&quot;&quot;)">
            <text:p/>
          </table:table-cell>
          <table:table-cell table:formula="of:=IF(ISNUMBER(SEARCH(&quot;E&quot;;[.$K160]));IF(ISBLANK([.$D$6]);&quot;&quot;;[.$D$6]);&quot;&quot;)">
            <text:p/>
          </table:table-cell>
          <table:table-cell table:formula="of:=IF(ISNUMBER(SEARCH(&quot;F&quot;;[.$K160]));IF(ISBLANK([.$D$7]);&quot;&quot;;[.$D$7]);&quot;&quot;)">
            <text:p/>
          </table:table-cell>
          <table:table-cell table:formula="of:=IF(ISNUMBER(SEARCH(&quot;G&quot;;[.$K160]));IF(ISBLANK([.$D$8]);&quot;&quot;;[.$D$8]);&quot;&quot;)">
            <text:p/>
          </table:table-cell>
          <table:table-cell table:formula="of:=IF(ISNUMBER(SEARCH(&quot;H&quot;;[.$K160]));IF(ISBLANK([.$D$9]);&quot;&quot;;[.$D$9]);&quot;&quot;)">
            <text:p/>
          </table:table-cell>
          <table:table-cell table:formula="of:=IF(ISNUMBER(SEARCH(&quot;I&quot;;[.$K160]));IF(ISBLANK([.$D$10]);&quot;&quot;;[.$D$10]);&quot;&quot;)">
            <text:p/>
          </table:table-cell>
          <table:table-cell table:formula="of:=IF(ISNUMBER(SEARCH(&quot;J&quot;;[.$K160]));IF(ISBLANK([.$D$11]);&quot;&quot;;[.$D$11]);&quot;&quot;)">
            <text:p/>
          </table:table-cell>
          <table:table-cell table:formula="of:=IF(ISNUMBER(SEARCH(&quot;K&quot;;[.$K160]));IF(ISBLANK([.$D$12]);&quot;&quot;;[.$D$12]);&quot;&quot;)">
            <text:p/>
          </table:table-cell>
          <table:table-cell table:formula="of:=IF(ISNUMBER(SEARCH(&quot;L&quot;;[.$K160]));IF(ISBLANK([.$D$13]);&quot;&quot;;[.$D$13]);&quot;&quot;)">
            <text:p/>
          </table:table-cell>
          <table:table-cell table:formula="of:=IF(ISNUMBER(SEARCH(&quot;M&quot;;[.$K160]));IF(ISBLANK([.$D$14]);&quot;&quot;;[.$D$14]);&quot;&quot;)">
            <text:p/>
          </table:table-cell>
          <table:table-cell table:formula="of:=IF(ISNUMBER(SEARCH(&quot;N&quot;;[.$K160]));IF(ISBLANK([.$D$15]);&quot;&quot;;[.$D$15]);&quot;&quot;)">
            <text:p/>
          </table:table-cell>
          <table:table-cell/>
          <table:table-cell table:formula="of:=IF(ISNUMBER(SEARCH(&quot;A&quot;;[.$K160]));IF(ISBLANK([.$E$2]);&quot;&quot;;[.$E$2]);&quot;&quot;)">
            <text:p/>
          </table:table-cell>
          <table:table-cell table:formula="of:=IF(ISNUMBER(SEARCH(&quot;B&quot;;[.$K160]));IF(ISBLANK([.$E$3]);&quot;&quot;;[.$E$3]);&quot;&quot;)">
            <text:p/>
          </table:table-cell>
          <table:table-cell table:formula="of:=IF(ISNUMBER(SEARCH(&quot;C&quot;;[.$K160]));IF(ISBLANK([.$E$4]);&quot;&quot;;[.$E$4]);&quot;&quot;)">
            <text:p/>
          </table:table-cell>
          <table:table-cell table:formula="of:=IF(ISNUMBER(SEARCH(&quot;D&quot;;[.$K160]));IF(ISBLANK([.$E$5]);&quot;&quot;;[.$E$5]);&quot;&quot;)">
            <text:p/>
          </table:table-cell>
          <table:table-cell table:formula="of:=IF(ISNUMBER(SEARCH(&quot;E&quot;;[.$K160]));IF(ISBLANK([.$E$6]);&quot;&quot;;[.$E$6]);&quot;&quot;)">
            <text:p/>
          </table:table-cell>
          <table:table-cell table:formula="of:=IF(ISNUMBER(SEARCH(&quot;F&quot;;[.$K160]));IF(ISBLANK([.$E$7]);&quot;&quot;;[.$E$7]);&quot;&quot;)">
            <text:p/>
          </table:table-cell>
          <table:table-cell table:formula="of:=IF(ISNUMBER(SEARCH(&quot;G&quot;;[.$K160]));IF(ISBLANK([.$E$8]);&quot;&quot;;[.$E$8]);&quot;&quot;)">
            <text:p/>
          </table:table-cell>
          <table:table-cell table:formula="of:=IF(ISNUMBER(SEARCH(&quot;H&quot;;[.$K160]));IF(ISBLANK([.$E$9]);&quot;&quot;;[.$E$9]);&quot;&quot;)">
            <text:p/>
          </table:table-cell>
          <table:table-cell table:formula="of:=IF(ISNUMBER(SEARCH(&quot;I&quot;;[.$K160]));IF(ISBLANK([.$E$10]);&quot;&quot;;[.$E$10]);&quot;&quot;)">
            <text:p/>
          </table:table-cell>
          <table:table-cell table:formula="of:=IF(ISNUMBER(SEARCH(&quot;J&quot;;[.$K160]));IF(ISBLANK([.$E$11]);&quot;&quot;;[.$E$11]);&quot;&quot;)">
            <text:p/>
          </table:table-cell>
          <table:table-cell table:formula="of:=IF(ISNUMBER(SEARCH(&quot;K&quot;;[.$K160]));IF(ISBLANK([.$E$12]);&quot;&quot;;[.$E$12]);&quot;&quot;)">
            <text:p/>
          </table:table-cell>
          <table:table-cell table:formula="of:=IF(ISNUMBER(SEARCH(&quot;L&quot;;[.$K160]));IF(ISBLANK([.$E$13]);&quot;&quot;;[.$E$13]);&quot;&quot;)">
            <text:p/>
          </table:table-cell>
          <table:table-cell table:formula="of:=IF(ISNUMBER(SEARCH(&quot;M&quot;;[.$K160]));IF(ISBLANK([.$E$14]);&quot;&quot;;[.$E$14]);&quot;&quot;)">
            <text:p/>
          </table:table-cell>
          <table:table-cell table:formula="of:=IF(ISNUMBER(SEARCH(&quot;N&quot;;[.$K160]));IF(ISBLANK([.$E$15]);&quot;&quot;;[.$E$15]);&quot;&quot;)">
            <text:p/>
          </table:table-cell>
          <table:table-cell/>
          <table:table-cell table:formula="of:=IF(ISNUMBER(SEARCH(&quot;A&quot;;[.$K160]));IF(ISBLANK([.$F$2]);&quot;&quot;;[.$F$2]);&quot;&quot;)">
            <text:p/>
          </table:table-cell>
          <table:table-cell table:formula="of:=IF(ISNUMBER(SEARCH(&quot;B&quot;;[.$K160]));IF(ISBLANK([.$F$3]);&quot;&quot;;[.$F$3]);&quot;&quot;)">
            <text:p/>
          </table:table-cell>
          <table:table-cell table:formula="of:=IF(ISNUMBER(SEARCH(&quot;C&quot;;[.$K160]));IF(ISBLANK([.$F$4]);&quot;&quot;;[.$F$4]);&quot;&quot;)">
            <text:p/>
          </table:table-cell>
          <table:table-cell table:formula="of:=IF(ISNUMBER(SEARCH(&quot;D&quot;;[.$K160]));IF(ISBLANK([.$F$5]);&quot;&quot;;[.$F$5]);&quot;&quot;)">
            <text:p/>
          </table:table-cell>
          <table:table-cell table:formula="of:=IF(ISNUMBER(SEARCH(&quot;E&quot;;[.$K160]));IF(ISBLANK([.$F$6]);&quot;&quot;;[.$F$6]);&quot;&quot;)">
            <text:p/>
          </table:table-cell>
          <table:table-cell table:formula="of:=IF(ISNUMBER(SEARCH(&quot;F&quot;;[.$K160]));IF(ISBLANK([.$F$7]);&quot;&quot;;[.$F$7]);&quot;&quot;)">
            <text:p/>
          </table:table-cell>
          <table:table-cell table:formula="of:=IF(ISNUMBER(SEARCH(&quot;G&quot;;[.$K160]));IF(ISBLANK([.$F$8]);&quot;&quot;;[.$F$8]);&quot;&quot;)">
            <text:p/>
          </table:table-cell>
          <table:table-cell table:formula="of:=IF(ISNUMBER(SEARCH(&quot;H&quot;;[.$K160]));IF(ISBLANK([.$F$9]);&quot;&quot;;[.$F$9]);&quot;&quot;)">
            <text:p/>
          </table:table-cell>
          <table:table-cell table:formula="of:=IF(ISNUMBER(SEARCH(&quot;I&quot;;[.$K160]));IF(ISBLANK([.$F$10]);&quot;&quot;;[.$F$10]);&quot;&quot;)">
            <text:p/>
          </table:table-cell>
          <table:table-cell table:formula="of:=IF(ISNUMBER(SEARCH(&quot;J&quot;;[.$K160]));IF(ISBLANK([.$F$11]);&quot;&quot;;[.$F$11]);&quot;&quot;)">
            <text:p/>
          </table:table-cell>
          <table:table-cell table:formula="of:=IF(ISNUMBER(SEARCH(&quot;K&quot;;[.$K160]));IF(ISBLANK([.$F$12]);&quot;&quot;;[.$F$12]);&quot;&quot;)">
            <text:p/>
          </table:table-cell>
          <table:table-cell table:formula="of:=IF(ISNUMBER(SEARCH(&quot;L&quot;;[.$K160]));IF(ISBLANK([.$F$13]);&quot;&quot;;[.$F$13]);&quot;&quot;)">
            <text:p/>
          </table:table-cell>
          <table:table-cell table:formula="of:=IF(ISNUMBER(SEARCH(&quot;M&quot;;[.$K160]));IF(ISBLANK([.$F$14]);&quot;&quot;;[.$F$14]);&quot;&quot;)">
            <text:p/>
          </table:table-cell>
          <table:table-cell table:formula="of:=IF(ISNUMBER(SEARCH(&quot;N&quot;;[.$K160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1:.$AD161])">
            <text:p/>
          </table:table-cell>
          <table:table-cell table:formula="of:=COM.MICROSOFT.CONCAT([.$AF161:.$AS161])">
            <text:p/>
          </table:table-cell>
          <table:table-cell table:formula="of:=COM.MICROSOFT.CONCAT([.$AU161:.$BH161])">
            <text:p/>
          </table:table-cell>
          <table:table-cell table:formula="of:=COUNTIF([.$K$1:.$K$1998];[.K161])" office:value-type="float" office:value="0" calcext:value-type="float">
            <text:p>0</text:p>
          </table:table-cell>
          <table:table-cell/>
          <table:table-cell table:formula="of:=IF(ISNUMBER(SEARCH(&quot;A&quot;;[.$K161]));IF(ISBLANK([.$D$2]);&quot;&quot;;[.$D$2]);&quot;&quot;)">
            <text:p/>
          </table:table-cell>
          <table:table-cell table:formula="of:=IF(ISNUMBER(SEARCH(&quot;B&quot;;[.$K161]));IF(ISBLANK([.$D$3]);&quot;&quot;;[.$D$3]);&quot;&quot;)">
            <text:p/>
          </table:table-cell>
          <table:table-cell table:formula="of:=IF(ISNUMBER(SEARCH(&quot;C&quot;;[.$K161]));IF(ISBLANK([.$D$4]);&quot;&quot;;[.$D$4]);&quot;&quot;)">
            <text:p/>
          </table:table-cell>
          <table:table-cell table:formula="of:=IF(ISNUMBER(SEARCH(&quot;D&quot;;[.$K161]));IF(ISBLANK([.$D$5]);&quot;&quot;;[.$D$5]);&quot;&quot;)">
            <text:p/>
          </table:table-cell>
          <table:table-cell table:formula="of:=IF(ISNUMBER(SEARCH(&quot;E&quot;;[.$K161]));IF(ISBLANK([.$D$6]);&quot;&quot;;[.$D$6]);&quot;&quot;)">
            <text:p/>
          </table:table-cell>
          <table:table-cell table:formula="of:=IF(ISNUMBER(SEARCH(&quot;F&quot;;[.$K161]));IF(ISBLANK([.$D$7]);&quot;&quot;;[.$D$7]);&quot;&quot;)">
            <text:p/>
          </table:table-cell>
          <table:table-cell table:formula="of:=IF(ISNUMBER(SEARCH(&quot;G&quot;;[.$K161]));IF(ISBLANK([.$D$8]);&quot;&quot;;[.$D$8]);&quot;&quot;)">
            <text:p/>
          </table:table-cell>
          <table:table-cell table:formula="of:=IF(ISNUMBER(SEARCH(&quot;H&quot;;[.$K161]));IF(ISBLANK([.$D$9]);&quot;&quot;;[.$D$9]);&quot;&quot;)">
            <text:p/>
          </table:table-cell>
          <table:table-cell table:formula="of:=IF(ISNUMBER(SEARCH(&quot;I&quot;;[.$K161]));IF(ISBLANK([.$D$10]);&quot;&quot;;[.$D$10]);&quot;&quot;)">
            <text:p/>
          </table:table-cell>
          <table:table-cell table:formula="of:=IF(ISNUMBER(SEARCH(&quot;J&quot;;[.$K161]));IF(ISBLANK([.$D$11]);&quot;&quot;;[.$D$11]);&quot;&quot;)">
            <text:p/>
          </table:table-cell>
          <table:table-cell table:formula="of:=IF(ISNUMBER(SEARCH(&quot;K&quot;;[.$K161]));IF(ISBLANK([.$D$12]);&quot;&quot;;[.$D$12]);&quot;&quot;)">
            <text:p/>
          </table:table-cell>
          <table:table-cell table:formula="of:=IF(ISNUMBER(SEARCH(&quot;L&quot;;[.$K161]));IF(ISBLANK([.$D$13]);&quot;&quot;;[.$D$13]);&quot;&quot;)">
            <text:p/>
          </table:table-cell>
          <table:table-cell table:formula="of:=IF(ISNUMBER(SEARCH(&quot;M&quot;;[.$K161]));IF(ISBLANK([.$D$14]);&quot;&quot;;[.$D$14]);&quot;&quot;)">
            <text:p/>
          </table:table-cell>
          <table:table-cell table:formula="of:=IF(ISNUMBER(SEARCH(&quot;N&quot;;[.$K161]));IF(ISBLANK([.$D$15]);&quot;&quot;;[.$D$15]);&quot;&quot;)">
            <text:p/>
          </table:table-cell>
          <table:table-cell/>
          <table:table-cell table:formula="of:=IF(ISNUMBER(SEARCH(&quot;A&quot;;[.$K161]));IF(ISBLANK([.$E$2]);&quot;&quot;;[.$E$2]);&quot;&quot;)">
            <text:p/>
          </table:table-cell>
          <table:table-cell table:formula="of:=IF(ISNUMBER(SEARCH(&quot;B&quot;;[.$K161]));IF(ISBLANK([.$E$3]);&quot;&quot;;[.$E$3]);&quot;&quot;)">
            <text:p/>
          </table:table-cell>
          <table:table-cell table:formula="of:=IF(ISNUMBER(SEARCH(&quot;C&quot;;[.$K161]));IF(ISBLANK([.$E$4]);&quot;&quot;;[.$E$4]);&quot;&quot;)">
            <text:p/>
          </table:table-cell>
          <table:table-cell table:formula="of:=IF(ISNUMBER(SEARCH(&quot;D&quot;;[.$K161]));IF(ISBLANK([.$E$5]);&quot;&quot;;[.$E$5]);&quot;&quot;)">
            <text:p/>
          </table:table-cell>
          <table:table-cell table:formula="of:=IF(ISNUMBER(SEARCH(&quot;E&quot;;[.$K161]));IF(ISBLANK([.$E$6]);&quot;&quot;;[.$E$6]);&quot;&quot;)">
            <text:p/>
          </table:table-cell>
          <table:table-cell table:formula="of:=IF(ISNUMBER(SEARCH(&quot;F&quot;;[.$K161]));IF(ISBLANK([.$E$7]);&quot;&quot;;[.$E$7]);&quot;&quot;)">
            <text:p/>
          </table:table-cell>
          <table:table-cell table:formula="of:=IF(ISNUMBER(SEARCH(&quot;G&quot;;[.$K161]));IF(ISBLANK([.$E$8]);&quot;&quot;;[.$E$8]);&quot;&quot;)">
            <text:p/>
          </table:table-cell>
          <table:table-cell table:formula="of:=IF(ISNUMBER(SEARCH(&quot;H&quot;;[.$K161]));IF(ISBLANK([.$E$9]);&quot;&quot;;[.$E$9]);&quot;&quot;)">
            <text:p/>
          </table:table-cell>
          <table:table-cell table:formula="of:=IF(ISNUMBER(SEARCH(&quot;I&quot;;[.$K161]));IF(ISBLANK([.$E$10]);&quot;&quot;;[.$E$10]);&quot;&quot;)">
            <text:p/>
          </table:table-cell>
          <table:table-cell table:formula="of:=IF(ISNUMBER(SEARCH(&quot;J&quot;;[.$K161]));IF(ISBLANK([.$E$11]);&quot;&quot;;[.$E$11]);&quot;&quot;)">
            <text:p/>
          </table:table-cell>
          <table:table-cell table:formula="of:=IF(ISNUMBER(SEARCH(&quot;K&quot;;[.$K161]));IF(ISBLANK([.$E$12]);&quot;&quot;;[.$E$12]);&quot;&quot;)">
            <text:p/>
          </table:table-cell>
          <table:table-cell table:formula="of:=IF(ISNUMBER(SEARCH(&quot;L&quot;;[.$K161]));IF(ISBLANK([.$E$13]);&quot;&quot;;[.$E$13]);&quot;&quot;)">
            <text:p/>
          </table:table-cell>
          <table:table-cell table:formula="of:=IF(ISNUMBER(SEARCH(&quot;M&quot;;[.$K161]));IF(ISBLANK([.$E$14]);&quot;&quot;;[.$E$14]);&quot;&quot;)">
            <text:p/>
          </table:table-cell>
          <table:table-cell table:formula="of:=IF(ISNUMBER(SEARCH(&quot;N&quot;;[.$K161]));IF(ISBLANK([.$E$15]);&quot;&quot;;[.$E$15]);&quot;&quot;)">
            <text:p/>
          </table:table-cell>
          <table:table-cell/>
          <table:table-cell table:formula="of:=IF(ISNUMBER(SEARCH(&quot;A&quot;;[.$K161]));IF(ISBLANK([.$F$2]);&quot;&quot;;[.$F$2]);&quot;&quot;)">
            <text:p/>
          </table:table-cell>
          <table:table-cell table:formula="of:=IF(ISNUMBER(SEARCH(&quot;B&quot;;[.$K161]));IF(ISBLANK([.$F$3]);&quot;&quot;;[.$F$3]);&quot;&quot;)">
            <text:p/>
          </table:table-cell>
          <table:table-cell table:formula="of:=IF(ISNUMBER(SEARCH(&quot;C&quot;;[.$K161]));IF(ISBLANK([.$F$4]);&quot;&quot;;[.$F$4]);&quot;&quot;)">
            <text:p/>
          </table:table-cell>
          <table:table-cell table:formula="of:=IF(ISNUMBER(SEARCH(&quot;D&quot;;[.$K161]));IF(ISBLANK([.$F$5]);&quot;&quot;;[.$F$5]);&quot;&quot;)">
            <text:p/>
          </table:table-cell>
          <table:table-cell table:formula="of:=IF(ISNUMBER(SEARCH(&quot;E&quot;;[.$K161]));IF(ISBLANK([.$F$6]);&quot;&quot;;[.$F$6]);&quot;&quot;)">
            <text:p/>
          </table:table-cell>
          <table:table-cell table:formula="of:=IF(ISNUMBER(SEARCH(&quot;F&quot;;[.$K161]));IF(ISBLANK([.$F$7]);&quot;&quot;;[.$F$7]);&quot;&quot;)">
            <text:p/>
          </table:table-cell>
          <table:table-cell table:formula="of:=IF(ISNUMBER(SEARCH(&quot;G&quot;;[.$K161]));IF(ISBLANK([.$F$8]);&quot;&quot;;[.$F$8]);&quot;&quot;)">
            <text:p/>
          </table:table-cell>
          <table:table-cell table:formula="of:=IF(ISNUMBER(SEARCH(&quot;H&quot;;[.$K161]));IF(ISBLANK([.$F$9]);&quot;&quot;;[.$F$9]);&quot;&quot;)">
            <text:p/>
          </table:table-cell>
          <table:table-cell table:formula="of:=IF(ISNUMBER(SEARCH(&quot;I&quot;;[.$K161]));IF(ISBLANK([.$F$10]);&quot;&quot;;[.$F$10]);&quot;&quot;)">
            <text:p/>
          </table:table-cell>
          <table:table-cell table:formula="of:=IF(ISNUMBER(SEARCH(&quot;J&quot;;[.$K161]));IF(ISBLANK([.$F$11]);&quot;&quot;;[.$F$11]);&quot;&quot;)">
            <text:p/>
          </table:table-cell>
          <table:table-cell table:formula="of:=IF(ISNUMBER(SEARCH(&quot;K&quot;;[.$K161]));IF(ISBLANK([.$F$12]);&quot;&quot;;[.$F$12]);&quot;&quot;)">
            <text:p/>
          </table:table-cell>
          <table:table-cell table:formula="of:=IF(ISNUMBER(SEARCH(&quot;L&quot;;[.$K161]));IF(ISBLANK([.$F$13]);&quot;&quot;;[.$F$13]);&quot;&quot;)">
            <text:p/>
          </table:table-cell>
          <table:table-cell table:formula="of:=IF(ISNUMBER(SEARCH(&quot;M&quot;;[.$K161]));IF(ISBLANK([.$F$14]);&quot;&quot;;[.$F$14]);&quot;&quot;)">
            <text:p/>
          </table:table-cell>
          <table:table-cell table:formula="of:=IF(ISNUMBER(SEARCH(&quot;N&quot;;[.$K161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2:.$AD162])">
            <text:p/>
          </table:table-cell>
          <table:table-cell table:formula="of:=COM.MICROSOFT.CONCAT([.$AF162:.$AS162])">
            <text:p/>
          </table:table-cell>
          <table:table-cell table:formula="of:=COM.MICROSOFT.CONCAT([.$AU162:.$BH162])">
            <text:p/>
          </table:table-cell>
          <table:table-cell table:formula="of:=COUNTIF([.$K$1:.$K$1998];[.K162])" office:value-type="float" office:value="0" calcext:value-type="float">
            <text:p>0</text:p>
          </table:table-cell>
          <table:table-cell/>
          <table:table-cell table:formula="of:=IF(ISNUMBER(SEARCH(&quot;A&quot;;[.$K162]));IF(ISBLANK([.$D$2]);&quot;&quot;;[.$D$2]);&quot;&quot;)">
            <text:p/>
          </table:table-cell>
          <table:table-cell table:formula="of:=IF(ISNUMBER(SEARCH(&quot;B&quot;;[.$K162]));IF(ISBLANK([.$D$3]);&quot;&quot;;[.$D$3]);&quot;&quot;)">
            <text:p/>
          </table:table-cell>
          <table:table-cell table:formula="of:=IF(ISNUMBER(SEARCH(&quot;C&quot;;[.$K162]));IF(ISBLANK([.$D$4]);&quot;&quot;;[.$D$4]);&quot;&quot;)">
            <text:p/>
          </table:table-cell>
          <table:table-cell table:formula="of:=IF(ISNUMBER(SEARCH(&quot;D&quot;;[.$K162]));IF(ISBLANK([.$D$5]);&quot;&quot;;[.$D$5]);&quot;&quot;)">
            <text:p/>
          </table:table-cell>
          <table:table-cell table:formula="of:=IF(ISNUMBER(SEARCH(&quot;E&quot;;[.$K162]));IF(ISBLANK([.$D$6]);&quot;&quot;;[.$D$6]);&quot;&quot;)">
            <text:p/>
          </table:table-cell>
          <table:table-cell table:formula="of:=IF(ISNUMBER(SEARCH(&quot;F&quot;;[.$K162]));IF(ISBLANK([.$D$7]);&quot;&quot;;[.$D$7]);&quot;&quot;)">
            <text:p/>
          </table:table-cell>
          <table:table-cell table:formula="of:=IF(ISNUMBER(SEARCH(&quot;G&quot;;[.$K162]));IF(ISBLANK([.$D$8]);&quot;&quot;;[.$D$8]);&quot;&quot;)">
            <text:p/>
          </table:table-cell>
          <table:table-cell table:formula="of:=IF(ISNUMBER(SEARCH(&quot;H&quot;;[.$K162]));IF(ISBLANK([.$D$9]);&quot;&quot;;[.$D$9]);&quot;&quot;)">
            <text:p/>
          </table:table-cell>
          <table:table-cell table:formula="of:=IF(ISNUMBER(SEARCH(&quot;I&quot;;[.$K162]));IF(ISBLANK([.$D$10]);&quot;&quot;;[.$D$10]);&quot;&quot;)">
            <text:p/>
          </table:table-cell>
          <table:table-cell table:formula="of:=IF(ISNUMBER(SEARCH(&quot;J&quot;;[.$K162]));IF(ISBLANK([.$D$11]);&quot;&quot;;[.$D$11]);&quot;&quot;)">
            <text:p/>
          </table:table-cell>
          <table:table-cell table:formula="of:=IF(ISNUMBER(SEARCH(&quot;K&quot;;[.$K162]));IF(ISBLANK([.$D$12]);&quot;&quot;;[.$D$12]);&quot;&quot;)">
            <text:p/>
          </table:table-cell>
          <table:table-cell table:formula="of:=IF(ISNUMBER(SEARCH(&quot;L&quot;;[.$K162]));IF(ISBLANK([.$D$13]);&quot;&quot;;[.$D$13]);&quot;&quot;)">
            <text:p/>
          </table:table-cell>
          <table:table-cell table:formula="of:=IF(ISNUMBER(SEARCH(&quot;M&quot;;[.$K162]));IF(ISBLANK([.$D$14]);&quot;&quot;;[.$D$14]);&quot;&quot;)">
            <text:p/>
          </table:table-cell>
          <table:table-cell table:formula="of:=IF(ISNUMBER(SEARCH(&quot;N&quot;;[.$K162]));IF(ISBLANK([.$D$15]);&quot;&quot;;[.$D$15]);&quot;&quot;)">
            <text:p/>
          </table:table-cell>
          <table:table-cell/>
          <table:table-cell table:formula="of:=IF(ISNUMBER(SEARCH(&quot;A&quot;;[.$K162]));IF(ISBLANK([.$E$2]);&quot;&quot;;[.$E$2]);&quot;&quot;)">
            <text:p/>
          </table:table-cell>
          <table:table-cell table:formula="of:=IF(ISNUMBER(SEARCH(&quot;B&quot;;[.$K162]));IF(ISBLANK([.$E$3]);&quot;&quot;;[.$E$3]);&quot;&quot;)">
            <text:p/>
          </table:table-cell>
          <table:table-cell table:formula="of:=IF(ISNUMBER(SEARCH(&quot;C&quot;;[.$K162]));IF(ISBLANK([.$E$4]);&quot;&quot;;[.$E$4]);&quot;&quot;)">
            <text:p/>
          </table:table-cell>
          <table:table-cell table:formula="of:=IF(ISNUMBER(SEARCH(&quot;D&quot;;[.$K162]));IF(ISBLANK([.$E$5]);&quot;&quot;;[.$E$5]);&quot;&quot;)">
            <text:p/>
          </table:table-cell>
          <table:table-cell table:formula="of:=IF(ISNUMBER(SEARCH(&quot;E&quot;;[.$K162]));IF(ISBLANK([.$E$6]);&quot;&quot;;[.$E$6]);&quot;&quot;)">
            <text:p/>
          </table:table-cell>
          <table:table-cell table:formula="of:=IF(ISNUMBER(SEARCH(&quot;F&quot;;[.$K162]));IF(ISBLANK([.$E$7]);&quot;&quot;;[.$E$7]);&quot;&quot;)">
            <text:p/>
          </table:table-cell>
          <table:table-cell table:formula="of:=IF(ISNUMBER(SEARCH(&quot;G&quot;;[.$K162]));IF(ISBLANK([.$E$8]);&quot;&quot;;[.$E$8]);&quot;&quot;)">
            <text:p/>
          </table:table-cell>
          <table:table-cell table:formula="of:=IF(ISNUMBER(SEARCH(&quot;H&quot;;[.$K162]));IF(ISBLANK([.$E$9]);&quot;&quot;;[.$E$9]);&quot;&quot;)">
            <text:p/>
          </table:table-cell>
          <table:table-cell table:formula="of:=IF(ISNUMBER(SEARCH(&quot;I&quot;;[.$K162]));IF(ISBLANK([.$E$10]);&quot;&quot;;[.$E$10]);&quot;&quot;)">
            <text:p/>
          </table:table-cell>
          <table:table-cell table:formula="of:=IF(ISNUMBER(SEARCH(&quot;J&quot;;[.$K162]));IF(ISBLANK([.$E$11]);&quot;&quot;;[.$E$11]);&quot;&quot;)">
            <text:p/>
          </table:table-cell>
          <table:table-cell table:formula="of:=IF(ISNUMBER(SEARCH(&quot;K&quot;;[.$K162]));IF(ISBLANK([.$E$12]);&quot;&quot;;[.$E$12]);&quot;&quot;)">
            <text:p/>
          </table:table-cell>
          <table:table-cell table:formula="of:=IF(ISNUMBER(SEARCH(&quot;L&quot;;[.$K162]));IF(ISBLANK([.$E$13]);&quot;&quot;;[.$E$13]);&quot;&quot;)">
            <text:p/>
          </table:table-cell>
          <table:table-cell table:formula="of:=IF(ISNUMBER(SEARCH(&quot;M&quot;;[.$K162]));IF(ISBLANK([.$E$14]);&quot;&quot;;[.$E$14]);&quot;&quot;)">
            <text:p/>
          </table:table-cell>
          <table:table-cell table:formula="of:=IF(ISNUMBER(SEARCH(&quot;N&quot;;[.$K162]));IF(ISBLANK([.$E$15]);&quot;&quot;;[.$E$15]);&quot;&quot;)">
            <text:p/>
          </table:table-cell>
          <table:table-cell/>
          <table:table-cell table:formula="of:=IF(ISNUMBER(SEARCH(&quot;A&quot;;[.$K162]));IF(ISBLANK([.$F$2]);&quot;&quot;;[.$F$2]);&quot;&quot;)">
            <text:p/>
          </table:table-cell>
          <table:table-cell table:formula="of:=IF(ISNUMBER(SEARCH(&quot;B&quot;;[.$K162]));IF(ISBLANK([.$F$3]);&quot;&quot;;[.$F$3]);&quot;&quot;)">
            <text:p/>
          </table:table-cell>
          <table:table-cell table:formula="of:=IF(ISNUMBER(SEARCH(&quot;C&quot;;[.$K162]));IF(ISBLANK([.$F$4]);&quot;&quot;;[.$F$4]);&quot;&quot;)">
            <text:p/>
          </table:table-cell>
          <table:table-cell table:formula="of:=IF(ISNUMBER(SEARCH(&quot;D&quot;;[.$K162]));IF(ISBLANK([.$F$5]);&quot;&quot;;[.$F$5]);&quot;&quot;)">
            <text:p/>
          </table:table-cell>
          <table:table-cell table:formula="of:=IF(ISNUMBER(SEARCH(&quot;E&quot;;[.$K162]));IF(ISBLANK([.$F$6]);&quot;&quot;;[.$F$6]);&quot;&quot;)">
            <text:p/>
          </table:table-cell>
          <table:table-cell table:formula="of:=IF(ISNUMBER(SEARCH(&quot;F&quot;;[.$K162]));IF(ISBLANK([.$F$7]);&quot;&quot;;[.$F$7]);&quot;&quot;)">
            <text:p/>
          </table:table-cell>
          <table:table-cell table:formula="of:=IF(ISNUMBER(SEARCH(&quot;G&quot;;[.$K162]));IF(ISBLANK([.$F$8]);&quot;&quot;;[.$F$8]);&quot;&quot;)">
            <text:p/>
          </table:table-cell>
          <table:table-cell table:formula="of:=IF(ISNUMBER(SEARCH(&quot;H&quot;;[.$K162]));IF(ISBLANK([.$F$9]);&quot;&quot;;[.$F$9]);&quot;&quot;)">
            <text:p/>
          </table:table-cell>
          <table:table-cell table:formula="of:=IF(ISNUMBER(SEARCH(&quot;I&quot;;[.$K162]));IF(ISBLANK([.$F$10]);&quot;&quot;;[.$F$10]);&quot;&quot;)">
            <text:p/>
          </table:table-cell>
          <table:table-cell table:formula="of:=IF(ISNUMBER(SEARCH(&quot;J&quot;;[.$K162]));IF(ISBLANK([.$F$11]);&quot;&quot;;[.$F$11]);&quot;&quot;)">
            <text:p/>
          </table:table-cell>
          <table:table-cell table:formula="of:=IF(ISNUMBER(SEARCH(&quot;K&quot;;[.$K162]));IF(ISBLANK([.$F$12]);&quot;&quot;;[.$F$12]);&quot;&quot;)">
            <text:p/>
          </table:table-cell>
          <table:table-cell table:formula="of:=IF(ISNUMBER(SEARCH(&quot;L&quot;;[.$K162]));IF(ISBLANK([.$F$13]);&quot;&quot;;[.$F$13]);&quot;&quot;)">
            <text:p/>
          </table:table-cell>
          <table:table-cell table:formula="of:=IF(ISNUMBER(SEARCH(&quot;M&quot;;[.$K162]));IF(ISBLANK([.$F$14]);&quot;&quot;;[.$F$14]);&quot;&quot;)">
            <text:p/>
          </table:table-cell>
          <table:table-cell table:formula="of:=IF(ISNUMBER(SEARCH(&quot;N&quot;;[.$K162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3:.$AD163])">
            <text:p/>
          </table:table-cell>
          <table:table-cell table:formula="of:=COM.MICROSOFT.CONCAT([.$AF163:.$AS163])">
            <text:p/>
          </table:table-cell>
          <table:table-cell table:formula="of:=COM.MICROSOFT.CONCAT([.$AU163:.$BH163])">
            <text:p/>
          </table:table-cell>
          <table:table-cell table:formula="of:=COUNTIF([.$K$1:.$K$1998];[.K163])" office:value-type="float" office:value="0" calcext:value-type="float">
            <text:p>0</text:p>
          </table:table-cell>
          <table:table-cell/>
          <table:table-cell table:formula="of:=IF(ISNUMBER(SEARCH(&quot;A&quot;;[.$K163]));IF(ISBLANK([.$D$2]);&quot;&quot;;[.$D$2]);&quot;&quot;)">
            <text:p/>
          </table:table-cell>
          <table:table-cell table:formula="of:=IF(ISNUMBER(SEARCH(&quot;B&quot;;[.$K163]));IF(ISBLANK([.$D$3]);&quot;&quot;;[.$D$3]);&quot;&quot;)">
            <text:p/>
          </table:table-cell>
          <table:table-cell table:formula="of:=IF(ISNUMBER(SEARCH(&quot;C&quot;;[.$K163]));IF(ISBLANK([.$D$4]);&quot;&quot;;[.$D$4]);&quot;&quot;)">
            <text:p/>
          </table:table-cell>
          <table:table-cell table:formula="of:=IF(ISNUMBER(SEARCH(&quot;D&quot;;[.$K163]));IF(ISBLANK([.$D$5]);&quot;&quot;;[.$D$5]);&quot;&quot;)">
            <text:p/>
          </table:table-cell>
          <table:table-cell table:formula="of:=IF(ISNUMBER(SEARCH(&quot;E&quot;;[.$K163]));IF(ISBLANK([.$D$6]);&quot;&quot;;[.$D$6]);&quot;&quot;)">
            <text:p/>
          </table:table-cell>
          <table:table-cell table:formula="of:=IF(ISNUMBER(SEARCH(&quot;F&quot;;[.$K163]));IF(ISBLANK([.$D$7]);&quot;&quot;;[.$D$7]);&quot;&quot;)">
            <text:p/>
          </table:table-cell>
          <table:table-cell table:formula="of:=IF(ISNUMBER(SEARCH(&quot;G&quot;;[.$K163]));IF(ISBLANK([.$D$8]);&quot;&quot;;[.$D$8]);&quot;&quot;)">
            <text:p/>
          </table:table-cell>
          <table:table-cell table:formula="of:=IF(ISNUMBER(SEARCH(&quot;H&quot;;[.$K163]));IF(ISBLANK([.$D$9]);&quot;&quot;;[.$D$9]);&quot;&quot;)">
            <text:p/>
          </table:table-cell>
          <table:table-cell table:formula="of:=IF(ISNUMBER(SEARCH(&quot;I&quot;;[.$K163]));IF(ISBLANK([.$D$10]);&quot;&quot;;[.$D$10]);&quot;&quot;)">
            <text:p/>
          </table:table-cell>
          <table:table-cell table:formula="of:=IF(ISNUMBER(SEARCH(&quot;J&quot;;[.$K163]));IF(ISBLANK([.$D$11]);&quot;&quot;;[.$D$11]);&quot;&quot;)">
            <text:p/>
          </table:table-cell>
          <table:table-cell table:formula="of:=IF(ISNUMBER(SEARCH(&quot;K&quot;;[.$K163]));IF(ISBLANK([.$D$12]);&quot;&quot;;[.$D$12]);&quot;&quot;)">
            <text:p/>
          </table:table-cell>
          <table:table-cell table:formula="of:=IF(ISNUMBER(SEARCH(&quot;L&quot;;[.$K163]));IF(ISBLANK([.$D$13]);&quot;&quot;;[.$D$13]);&quot;&quot;)">
            <text:p/>
          </table:table-cell>
          <table:table-cell table:formula="of:=IF(ISNUMBER(SEARCH(&quot;M&quot;;[.$K163]));IF(ISBLANK([.$D$14]);&quot;&quot;;[.$D$14]);&quot;&quot;)">
            <text:p/>
          </table:table-cell>
          <table:table-cell table:formula="of:=IF(ISNUMBER(SEARCH(&quot;N&quot;;[.$K163]));IF(ISBLANK([.$D$15]);&quot;&quot;;[.$D$15]);&quot;&quot;)">
            <text:p/>
          </table:table-cell>
          <table:table-cell/>
          <table:table-cell table:formula="of:=IF(ISNUMBER(SEARCH(&quot;A&quot;;[.$K163]));IF(ISBLANK([.$E$2]);&quot;&quot;;[.$E$2]);&quot;&quot;)">
            <text:p/>
          </table:table-cell>
          <table:table-cell table:formula="of:=IF(ISNUMBER(SEARCH(&quot;B&quot;;[.$K163]));IF(ISBLANK([.$E$3]);&quot;&quot;;[.$E$3]);&quot;&quot;)">
            <text:p/>
          </table:table-cell>
          <table:table-cell table:formula="of:=IF(ISNUMBER(SEARCH(&quot;C&quot;;[.$K163]));IF(ISBLANK([.$E$4]);&quot;&quot;;[.$E$4]);&quot;&quot;)">
            <text:p/>
          </table:table-cell>
          <table:table-cell table:formula="of:=IF(ISNUMBER(SEARCH(&quot;D&quot;;[.$K163]));IF(ISBLANK([.$E$5]);&quot;&quot;;[.$E$5]);&quot;&quot;)">
            <text:p/>
          </table:table-cell>
          <table:table-cell table:formula="of:=IF(ISNUMBER(SEARCH(&quot;E&quot;;[.$K163]));IF(ISBLANK([.$E$6]);&quot;&quot;;[.$E$6]);&quot;&quot;)">
            <text:p/>
          </table:table-cell>
          <table:table-cell table:formula="of:=IF(ISNUMBER(SEARCH(&quot;F&quot;;[.$K163]));IF(ISBLANK([.$E$7]);&quot;&quot;;[.$E$7]);&quot;&quot;)">
            <text:p/>
          </table:table-cell>
          <table:table-cell table:formula="of:=IF(ISNUMBER(SEARCH(&quot;G&quot;;[.$K163]));IF(ISBLANK([.$E$8]);&quot;&quot;;[.$E$8]);&quot;&quot;)">
            <text:p/>
          </table:table-cell>
          <table:table-cell table:formula="of:=IF(ISNUMBER(SEARCH(&quot;H&quot;;[.$K163]));IF(ISBLANK([.$E$9]);&quot;&quot;;[.$E$9]);&quot;&quot;)">
            <text:p/>
          </table:table-cell>
          <table:table-cell table:formula="of:=IF(ISNUMBER(SEARCH(&quot;I&quot;;[.$K163]));IF(ISBLANK([.$E$10]);&quot;&quot;;[.$E$10]);&quot;&quot;)">
            <text:p/>
          </table:table-cell>
          <table:table-cell table:formula="of:=IF(ISNUMBER(SEARCH(&quot;J&quot;;[.$K163]));IF(ISBLANK([.$E$11]);&quot;&quot;;[.$E$11]);&quot;&quot;)">
            <text:p/>
          </table:table-cell>
          <table:table-cell table:formula="of:=IF(ISNUMBER(SEARCH(&quot;K&quot;;[.$K163]));IF(ISBLANK([.$E$12]);&quot;&quot;;[.$E$12]);&quot;&quot;)">
            <text:p/>
          </table:table-cell>
          <table:table-cell table:formula="of:=IF(ISNUMBER(SEARCH(&quot;L&quot;;[.$K163]));IF(ISBLANK([.$E$13]);&quot;&quot;;[.$E$13]);&quot;&quot;)">
            <text:p/>
          </table:table-cell>
          <table:table-cell table:formula="of:=IF(ISNUMBER(SEARCH(&quot;M&quot;;[.$K163]));IF(ISBLANK([.$E$14]);&quot;&quot;;[.$E$14]);&quot;&quot;)">
            <text:p/>
          </table:table-cell>
          <table:table-cell table:formula="of:=IF(ISNUMBER(SEARCH(&quot;N&quot;;[.$K163]));IF(ISBLANK([.$E$15]);&quot;&quot;;[.$E$15]);&quot;&quot;)">
            <text:p/>
          </table:table-cell>
          <table:table-cell/>
          <table:table-cell table:formula="of:=IF(ISNUMBER(SEARCH(&quot;A&quot;;[.$K163]));IF(ISBLANK([.$F$2]);&quot;&quot;;[.$F$2]);&quot;&quot;)">
            <text:p/>
          </table:table-cell>
          <table:table-cell table:formula="of:=IF(ISNUMBER(SEARCH(&quot;B&quot;;[.$K163]));IF(ISBLANK([.$F$3]);&quot;&quot;;[.$F$3]);&quot;&quot;)">
            <text:p/>
          </table:table-cell>
          <table:table-cell table:formula="of:=IF(ISNUMBER(SEARCH(&quot;C&quot;;[.$K163]));IF(ISBLANK([.$F$4]);&quot;&quot;;[.$F$4]);&quot;&quot;)">
            <text:p/>
          </table:table-cell>
          <table:table-cell table:formula="of:=IF(ISNUMBER(SEARCH(&quot;D&quot;;[.$K163]));IF(ISBLANK([.$F$5]);&quot;&quot;;[.$F$5]);&quot;&quot;)">
            <text:p/>
          </table:table-cell>
          <table:table-cell table:formula="of:=IF(ISNUMBER(SEARCH(&quot;E&quot;;[.$K163]));IF(ISBLANK([.$F$6]);&quot;&quot;;[.$F$6]);&quot;&quot;)">
            <text:p/>
          </table:table-cell>
          <table:table-cell table:formula="of:=IF(ISNUMBER(SEARCH(&quot;F&quot;;[.$K163]));IF(ISBLANK([.$F$7]);&quot;&quot;;[.$F$7]);&quot;&quot;)">
            <text:p/>
          </table:table-cell>
          <table:table-cell table:formula="of:=IF(ISNUMBER(SEARCH(&quot;G&quot;;[.$K163]));IF(ISBLANK([.$F$8]);&quot;&quot;;[.$F$8]);&quot;&quot;)">
            <text:p/>
          </table:table-cell>
          <table:table-cell table:formula="of:=IF(ISNUMBER(SEARCH(&quot;H&quot;;[.$K163]));IF(ISBLANK([.$F$9]);&quot;&quot;;[.$F$9]);&quot;&quot;)">
            <text:p/>
          </table:table-cell>
          <table:table-cell table:formula="of:=IF(ISNUMBER(SEARCH(&quot;I&quot;;[.$K163]));IF(ISBLANK([.$F$10]);&quot;&quot;;[.$F$10]);&quot;&quot;)">
            <text:p/>
          </table:table-cell>
          <table:table-cell table:formula="of:=IF(ISNUMBER(SEARCH(&quot;J&quot;;[.$K163]));IF(ISBLANK([.$F$11]);&quot;&quot;;[.$F$11]);&quot;&quot;)">
            <text:p/>
          </table:table-cell>
          <table:table-cell table:formula="of:=IF(ISNUMBER(SEARCH(&quot;K&quot;;[.$K163]));IF(ISBLANK([.$F$12]);&quot;&quot;;[.$F$12]);&quot;&quot;)">
            <text:p/>
          </table:table-cell>
          <table:table-cell table:formula="of:=IF(ISNUMBER(SEARCH(&quot;L&quot;;[.$K163]));IF(ISBLANK([.$F$13]);&quot;&quot;;[.$F$13]);&quot;&quot;)">
            <text:p/>
          </table:table-cell>
          <table:table-cell table:formula="of:=IF(ISNUMBER(SEARCH(&quot;M&quot;;[.$K163]));IF(ISBLANK([.$F$14]);&quot;&quot;;[.$F$14]);&quot;&quot;)">
            <text:p/>
          </table:table-cell>
          <table:table-cell table:formula="of:=IF(ISNUMBER(SEARCH(&quot;N&quot;;[.$K16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4:.$AD164])">
            <text:p/>
          </table:table-cell>
          <table:table-cell table:formula="of:=COM.MICROSOFT.CONCAT([.$AF164:.$AS164])">
            <text:p/>
          </table:table-cell>
          <table:table-cell table:formula="of:=COM.MICROSOFT.CONCAT([.$AU164:.$BH164])">
            <text:p/>
          </table:table-cell>
          <table:table-cell table:formula="of:=COUNTIF([.$K$1:.$K$1998];[.K164])" office:value-type="float" office:value="0" calcext:value-type="float">
            <text:p>0</text:p>
          </table:table-cell>
          <table:table-cell/>
          <table:table-cell table:formula="of:=IF(ISNUMBER(SEARCH(&quot;A&quot;;[.$K164]));IF(ISBLANK([.$D$2]);&quot;&quot;;[.$D$2]);&quot;&quot;)">
            <text:p/>
          </table:table-cell>
          <table:table-cell table:formula="of:=IF(ISNUMBER(SEARCH(&quot;B&quot;;[.$K164]));IF(ISBLANK([.$D$3]);&quot;&quot;;[.$D$3]);&quot;&quot;)">
            <text:p/>
          </table:table-cell>
          <table:table-cell table:formula="of:=IF(ISNUMBER(SEARCH(&quot;C&quot;;[.$K164]));IF(ISBLANK([.$D$4]);&quot;&quot;;[.$D$4]);&quot;&quot;)">
            <text:p/>
          </table:table-cell>
          <table:table-cell table:formula="of:=IF(ISNUMBER(SEARCH(&quot;D&quot;;[.$K164]));IF(ISBLANK([.$D$5]);&quot;&quot;;[.$D$5]);&quot;&quot;)">
            <text:p/>
          </table:table-cell>
          <table:table-cell table:formula="of:=IF(ISNUMBER(SEARCH(&quot;E&quot;;[.$K164]));IF(ISBLANK([.$D$6]);&quot;&quot;;[.$D$6]);&quot;&quot;)">
            <text:p/>
          </table:table-cell>
          <table:table-cell table:formula="of:=IF(ISNUMBER(SEARCH(&quot;F&quot;;[.$K164]));IF(ISBLANK([.$D$7]);&quot;&quot;;[.$D$7]);&quot;&quot;)">
            <text:p/>
          </table:table-cell>
          <table:table-cell table:formula="of:=IF(ISNUMBER(SEARCH(&quot;G&quot;;[.$K164]));IF(ISBLANK([.$D$8]);&quot;&quot;;[.$D$8]);&quot;&quot;)">
            <text:p/>
          </table:table-cell>
          <table:table-cell table:formula="of:=IF(ISNUMBER(SEARCH(&quot;H&quot;;[.$K164]));IF(ISBLANK([.$D$9]);&quot;&quot;;[.$D$9]);&quot;&quot;)">
            <text:p/>
          </table:table-cell>
          <table:table-cell table:formula="of:=IF(ISNUMBER(SEARCH(&quot;I&quot;;[.$K164]));IF(ISBLANK([.$D$10]);&quot;&quot;;[.$D$10]);&quot;&quot;)">
            <text:p/>
          </table:table-cell>
          <table:table-cell table:formula="of:=IF(ISNUMBER(SEARCH(&quot;J&quot;;[.$K164]));IF(ISBLANK([.$D$11]);&quot;&quot;;[.$D$11]);&quot;&quot;)">
            <text:p/>
          </table:table-cell>
          <table:table-cell table:formula="of:=IF(ISNUMBER(SEARCH(&quot;K&quot;;[.$K164]));IF(ISBLANK([.$D$12]);&quot;&quot;;[.$D$12]);&quot;&quot;)">
            <text:p/>
          </table:table-cell>
          <table:table-cell table:formula="of:=IF(ISNUMBER(SEARCH(&quot;L&quot;;[.$K164]));IF(ISBLANK([.$D$13]);&quot;&quot;;[.$D$13]);&quot;&quot;)">
            <text:p/>
          </table:table-cell>
          <table:table-cell table:formula="of:=IF(ISNUMBER(SEARCH(&quot;M&quot;;[.$K164]));IF(ISBLANK([.$D$14]);&quot;&quot;;[.$D$14]);&quot;&quot;)">
            <text:p/>
          </table:table-cell>
          <table:table-cell table:formula="of:=IF(ISNUMBER(SEARCH(&quot;N&quot;;[.$K164]));IF(ISBLANK([.$D$15]);&quot;&quot;;[.$D$15]);&quot;&quot;)">
            <text:p/>
          </table:table-cell>
          <table:table-cell/>
          <table:table-cell table:formula="of:=IF(ISNUMBER(SEARCH(&quot;A&quot;;[.$K164]));IF(ISBLANK([.$E$2]);&quot;&quot;;[.$E$2]);&quot;&quot;)">
            <text:p/>
          </table:table-cell>
          <table:table-cell table:formula="of:=IF(ISNUMBER(SEARCH(&quot;B&quot;;[.$K164]));IF(ISBLANK([.$E$3]);&quot;&quot;;[.$E$3]);&quot;&quot;)">
            <text:p/>
          </table:table-cell>
          <table:table-cell table:formula="of:=IF(ISNUMBER(SEARCH(&quot;C&quot;;[.$K164]));IF(ISBLANK([.$E$4]);&quot;&quot;;[.$E$4]);&quot;&quot;)">
            <text:p/>
          </table:table-cell>
          <table:table-cell table:formula="of:=IF(ISNUMBER(SEARCH(&quot;D&quot;;[.$K164]));IF(ISBLANK([.$E$5]);&quot;&quot;;[.$E$5]);&quot;&quot;)">
            <text:p/>
          </table:table-cell>
          <table:table-cell table:formula="of:=IF(ISNUMBER(SEARCH(&quot;E&quot;;[.$K164]));IF(ISBLANK([.$E$6]);&quot;&quot;;[.$E$6]);&quot;&quot;)">
            <text:p/>
          </table:table-cell>
          <table:table-cell table:formula="of:=IF(ISNUMBER(SEARCH(&quot;F&quot;;[.$K164]));IF(ISBLANK([.$E$7]);&quot;&quot;;[.$E$7]);&quot;&quot;)">
            <text:p/>
          </table:table-cell>
          <table:table-cell table:formula="of:=IF(ISNUMBER(SEARCH(&quot;G&quot;;[.$K164]));IF(ISBLANK([.$E$8]);&quot;&quot;;[.$E$8]);&quot;&quot;)">
            <text:p/>
          </table:table-cell>
          <table:table-cell table:formula="of:=IF(ISNUMBER(SEARCH(&quot;H&quot;;[.$K164]));IF(ISBLANK([.$E$9]);&quot;&quot;;[.$E$9]);&quot;&quot;)">
            <text:p/>
          </table:table-cell>
          <table:table-cell table:formula="of:=IF(ISNUMBER(SEARCH(&quot;I&quot;;[.$K164]));IF(ISBLANK([.$E$10]);&quot;&quot;;[.$E$10]);&quot;&quot;)">
            <text:p/>
          </table:table-cell>
          <table:table-cell table:formula="of:=IF(ISNUMBER(SEARCH(&quot;J&quot;;[.$K164]));IF(ISBLANK([.$E$11]);&quot;&quot;;[.$E$11]);&quot;&quot;)">
            <text:p/>
          </table:table-cell>
          <table:table-cell table:formula="of:=IF(ISNUMBER(SEARCH(&quot;K&quot;;[.$K164]));IF(ISBLANK([.$E$12]);&quot;&quot;;[.$E$12]);&quot;&quot;)">
            <text:p/>
          </table:table-cell>
          <table:table-cell table:formula="of:=IF(ISNUMBER(SEARCH(&quot;L&quot;;[.$K164]));IF(ISBLANK([.$E$13]);&quot;&quot;;[.$E$13]);&quot;&quot;)">
            <text:p/>
          </table:table-cell>
          <table:table-cell table:formula="of:=IF(ISNUMBER(SEARCH(&quot;M&quot;;[.$K164]));IF(ISBLANK([.$E$14]);&quot;&quot;;[.$E$14]);&quot;&quot;)">
            <text:p/>
          </table:table-cell>
          <table:table-cell table:formula="of:=IF(ISNUMBER(SEARCH(&quot;N&quot;;[.$K164]));IF(ISBLANK([.$E$15]);&quot;&quot;;[.$E$15]);&quot;&quot;)">
            <text:p/>
          </table:table-cell>
          <table:table-cell/>
          <table:table-cell table:formula="of:=IF(ISNUMBER(SEARCH(&quot;A&quot;;[.$K164]));IF(ISBLANK([.$F$2]);&quot;&quot;;[.$F$2]);&quot;&quot;)">
            <text:p/>
          </table:table-cell>
          <table:table-cell table:formula="of:=IF(ISNUMBER(SEARCH(&quot;B&quot;;[.$K164]));IF(ISBLANK([.$F$3]);&quot;&quot;;[.$F$3]);&quot;&quot;)">
            <text:p/>
          </table:table-cell>
          <table:table-cell table:formula="of:=IF(ISNUMBER(SEARCH(&quot;C&quot;;[.$K164]));IF(ISBLANK([.$F$4]);&quot;&quot;;[.$F$4]);&quot;&quot;)">
            <text:p/>
          </table:table-cell>
          <table:table-cell table:formula="of:=IF(ISNUMBER(SEARCH(&quot;D&quot;;[.$K164]));IF(ISBLANK([.$F$5]);&quot;&quot;;[.$F$5]);&quot;&quot;)">
            <text:p/>
          </table:table-cell>
          <table:table-cell table:formula="of:=IF(ISNUMBER(SEARCH(&quot;E&quot;;[.$K164]));IF(ISBLANK([.$F$6]);&quot;&quot;;[.$F$6]);&quot;&quot;)">
            <text:p/>
          </table:table-cell>
          <table:table-cell table:formula="of:=IF(ISNUMBER(SEARCH(&quot;F&quot;;[.$K164]));IF(ISBLANK([.$F$7]);&quot;&quot;;[.$F$7]);&quot;&quot;)">
            <text:p/>
          </table:table-cell>
          <table:table-cell table:formula="of:=IF(ISNUMBER(SEARCH(&quot;G&quot;;[.$K164]));IF(ISBLANK([.$F$8]);&quot;&quot;;[.$F$8]);&quot;&quot;)">
            <text:p/>
          </table:table-cell>
          <table:table-cell table:formula="of:=IF(ISNUMBER(SEARCH(&quot;H&quot;;[.$K164]));IF(ISBLANK([.$F$9]);&quot;&quot;;[.$F$9]);&quot;&quot;)">
            <text:p/>
          </table:table-cell>
          <table:table-cell table:formula="of:=IF(ISNUMBER(SEARCH(&quot;I&quot;;[.$K164]));IF(ISBLANK([.$F$10]);&quot;&quot;;[.$F$10]);&quot;&quot;)">
            <text:p/>
          </table:table-cell>
          <table:table-cell table:formula="of:=IF(ISNUMBER(SEARCH(&quot;J&quot;;[.$K164]));IF(ISBLANK([.$F$11]);&quot;&quot;;[.$F$11]);&quot;&quot;)">
            <text:p/>
          </table:table-cell>
          <table:table-cell table:formula="of:=IF(ISNUMBER(SEARCH(&quot;K&quot;;[.$K164]));IF(ISBLANK([.$F$12]);&quot;&quot;;[.$F$12]);&quot;&quot;)">
            <text:p/>
          </table:table-cell>
          <table:table-cell table:formula="of:=IF(ISNUMBER(SEARCH(&quot;L&quot;;[.$K164]));IF(ISBLANK([.$F$13]);&quot;&quot;;[.$F$13]);&quot;&quot;)">
            <text:p/>
          </table:table-cell>
          <table:table-cell table:formula="of:=IF(ISNUMBER(SEARCH(&quot;M&quot;;[.$K164]));IF(ISBLANK([.$F$14]);&quot;&quot;;[.$F$14]);&quot;&quot;)">
            <text:p/>
          </table:table-cell>
          <table:table-cell table:formula="of:=IF(ISNUMBER(SEARCH(&quot;N&quot;;[.$K16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5:.$AD165])">
            <text:p/>
          </table:table-cell>
          <table:table-cell table:formula="of:=COM.MICROSOFT.CONCAT([.$AF165:.$AS165])">
            <text:p/>
          </table:table-cell>
          <table:table-cell table:formula="of:=COM.MICROSOFT.CONCAT([.$AU165:.$BH165])">
            <text:p/>
          </table:table-cell>
          <table:table-cell table:formula="of:=COUNTIF([.$K$1:.$K$1998];[.K165])" office:value-type="float" office:value="0" calcext:value-type="float">
            <text:p>0</text:p>
          </table:table-cell>
          <table:table-cell/>
          <table:table-cell table:formula="of:=IF(ISNUMBER(SEARCH(&quot;A&quot;;[.$K165]));IF(ISBLANK([.$D$2]);&quot;&quot;;[.$D$2]);&quot;&quot;)">
            <text:p/>
          </table:table-cell>
          <table:table-cell table:formula="of:=IF(ISNUMBER(SEARCH(&quot;B&quot;;[.$K165]));IF(ISBLANK([.$D$3]);&quot;&quot;;[.$D$3]);&quot;&quot;)">
            <text:p/>
          </table:table-cell>
          <table:table-cell table:formula="of:=IF(ISNUMBER(SEARCH(&quot;C&quot;;[.$K165]));IF(ISBLANK([.$D$4]);&quot;&quot;;[.$D$4]);&quot;&quot;)">
            <text:p/>
          </table:table-cell>
          <table:table-cell table:formula="of:=IF(ISNUMBER(SEARCH(&quot;D&quot;;[.$K165]));IF(ISBLANK([.$D$5]);&quot;&quot;;[.$D$5]);&quot;&quot;)">
            <text:p/>
          </table:table-cell>
          <table:table-cell table:formula="of:=IF(ISNUMBER(SEARCH(&quot;E&quot;;[.$K165]));IF(ISBLANK([.$D$6]);&quot;&quot;;[.$D$6]);&quot;&quot;)">
            <text:p/>
          </table:table-cell>
          <table:table-cell table:formula="of:=IF(ISNUMBER(SEARCH(&quot;F&quot;;[.$K165]));IF(ISBLANK([.$D$7]);&quot;&quot;;[.$D$7]);&quot;&quot;)">
            <text:p/>
          </table:table-cell>
          <table:table-cell table:formula="of:=IF(ISNUMBER(SEARCH(&quot;G&quot;;[.$K165]));IF(ISBLANK([.$D$8]);&quot;&quot;;[.$D$8]);&quot;&quot;)">
            <text:p/>
          </table:table-cell>
          <table:table-cell table:formula="of:=IF(ISNUMBER(SEARCH(&quot;H&quot;;[.$K165]));IF(ISBLANK([.$D$9]);&quot;&quot;;[.$D$9]);&quot;&quot;)">
            <text:p/>
          </table:table-cell>
          <table:table-cell table:formula="of:=IF(ISNUMBER(SEARCH(&quot;I&quot;;[.$K165]));IF(ISBLANK([.$D$10]);&quot;&quot;;[.$D$10]);&quot;&quot;)">
            <text:p/>
          </table:table-cell>
          <table:table-cell table:formula="of:=IF(ISNUMBER(SEARCH(&quot;J&quot;;[.$K165]));IF(ISBLANK([.$D$11]);&quot;&quot;;[.$D$11]);&quot;&quot;)">
            <text:p/>
          </table:table-cell>
          <table:table-cell table:formula="of:=IF(ISNUMBER(SEARCH(&quot;K&quot;;[.$K165]));IF(ISBLANK([.$D$12]);&quot;&quot;;[.$D$12]);&quot;&quot;)">
            <text:p/>
          </table:table-cell>
          <table:table-cell table:formula="of:=IF(ISNUMBER(SEARCH(&quot;L&quot;;[.$K165]));IF(ISBLANK([.$D$13]);&quot;&quot;;[.$D$13]);&quot;&quot;)">
            <text:p/>
          </table:table-cell>
          <table:table-cell table:formula="of:=IF(ISNUMBER(SEARCH(&quot;M&quot;;[.$K165]));IF(ISBLANK([.$D$14]);&quot;&quot;;[.$D$14]);&quot;&quot;)">
            <text:p/>
          </table:table-cell>
          <table:table-cell table:formula="of:=IF(ISNUMBER(SEARCH(&quot;N&quot;;[.$K165]));IF(ISBLANK([.$D$15]);&quot;&quot;;[.$D$15]);&quot;&quot;)">
            <text:p/>
          </table:table-cell>
          <table:table-cell/>
          <table:table-cell table:formula="of:=IF(ISNUMBER(SEARCH(&quot;A&quot;;[.$K165]));IF(ISBLANK([.$E$2]);&quot;&quot;;[.$E$2]);&quot;&quot;)">
            <text:p/>
          </table:table-cell>
          <table:table-cell table:formula="of:=IF(ISNUMBER(SEARCH(&quot;B&quot;;[.$K165]));IF(ISBLANK([.$E$3]);&quot;&quot;;[.$E$3]);&quot;&quot;)">
            <text:p/>
          </table:table-cell>
          <table:table-cell table:formula="of:=IF(ISNUMBER(SEARCH(&quot;C&quot;;[.$K165]));IF(ISBLANK([.$E$4]);&quot;&quot;;[.$E$4]);&quot;&quot;)">
            <text:p/>
          </table:table-cell>
          <table:table-cell table:formula="of:=IF(ISNUMBER(SEARCH(&quot;D&quot;;[.$K165]));IF(ISBLANK([.$E$5]);&quot;&quot;;[.$E$5]);&quot;&quot;)">
            <text:p/>
          </table:table-cell>
          <table:table-cell table:formula="of:=IF(ISNUMBER(SEARCH(&quot;E&quot;;[.$K165]));IF(ISBLANK([.$E$6]);&quot;&quot;;[.$E$6]);&quot;&quot;)">
            <text:p/>
          </table:table-cell>
          <table:table-cell table:formula="of:=IF(ISNUMBER(SEARCH(&quot;F&quot;;[.$K165]));IF(ISBLANK([.$E$7]);&quot;&quot;;[.$E$7]);&quot;&quot;)">
            <text:p/>
          </table:table-cell>
          <table:table-cell table:formula="of:=IF(ISNUMBER(SEARCH(&quot;G&quot;;[.$K165]));IF(ISBLANK([.$E$8]);&quot;&quot;;[.$E$8]);&quot;&quot;)">
            <text:p/>
          </table:table-cell>
          <table:table-cell table:formula="of:=IF(ISNUMBER(SEARCH(&quot;H&quot;;[.$K165]));IF(ISBLANK([.$E$9]);&quot;&quot;;[.$E$9]);&quot;&quot;)">
            <text:p/>
          </table:table-cell>
          <table:table-cell table:formula="of:=IF(ISNUMBER(SEARCH(&quot;I&quot;;[.$K165]));IF(ISBLANK([.$E$10]);&quot;&quot;;[.$E$10]);&quot;&quot;)">
            <text:p/>
          </table:table-cell>
          <table:table-cell table:formula="of:=IF(ISNUMBER(SEARCH(&quot;J&quot;;[.$K165]));IF(ISBLANK([.$E$11]);&quot;&quot;;[.$E$11]);&quot;&quot;)">
            <text:p/>
          </table:table-cell>
          <table:table-cell table:formula="of:=IF(ISNUMBER(SEARCH(&quot;K&quot;;[.$K165]));IF(ISBLANK([.$E$12]);&quot;&quot;;[.$E$12]);&quot;&quot;)">
            <text:p/>
          </table:table-cell>
          <table:table-cell table:formula="of:=IF(ISNUMBER(SEARCH(&quot;L&quot;;[.$K165]));IF(ISBLANK([.$E$13]);&quot;&quot;;[.$E$13]);&quot;&quot;)">
            <text:p/>
          </table:table-cell>
          <table:table-cell table:formula="of:=IF(ISNUMBER(SEARCH(&quot;M&quot;;[.$K165]));IF(ISBLANK([.$E$14]);&quot;&quot;;[.$E$14]);&quot;&quot;)">
            <text:p/>
          </table:table-cell>
          <table:table-cell table:formula="of:=IF(ISNUMBER(SEARCH(&quot;N&quot;;[.$K165]));IF(ISBLANK([.$E$15]);&quot;&quot;;[.$E$15]);&quot;&quot;)">
            <text:p/>
          </table:table-cell>
          <table:table-cell/>
          <table:table-cell table:formula="of:=IF(ISNUMBER(SEARCH(&quot;A&quot;;[.$K165]));IF(ISBLANK([.$F$2]);&quot;&quot;;[.$F$2]);&quot;&quot;)">
            <text:p/>
          </table:table-cell>
          <table:table-cell table:formula="of:=IF(ISNUMBER(SEARCH(&quot;B&quot;;[.$K165]));IF(ISBLANK([.$F$3]);&quot;&quot;;[.$F$3]);&quot;&quot;)">
            <text:p/>
          </table:table-cell>
          <table:table-cell table:formula="of:=IF(ISNUMBER(SEARCH(&quot;C&quot;;[.$K165]));IF(ISBLANK([.$F$4]);&quot;&quot;;[.$F$4]);&quot;&quot;)">
            <text:p/>
          </table:table-cell>
          <table:table-cell table:formula="of:=IF(ISNUMBER(SEARCH(&quot;D&quot;;[.$K165]));IF(ISBLANK([.$F$5]);&quot;&quot;;[.$F$5]);&quot;&quot;)">
            <text:p/>
          </table:table-cell>
          <table:table-cell table:formula="of:=IF(ISNUMBER(SEARCH(&quot;E&quot;;[.$K165]));IF(ISBLANK([.$F$6]);&quot;&quot;;[.$F$6]);&quot;&quot;)">
            <text:p/>
          </table:table-cell>
          <table:table-cell table:formula="of:=IF(ISNUMBER(SEARCH(&quot;F&quot;;[.$K165]));IF(ISBLANK([.$F$7]);&quot;&quot;;[.$F$7]);&quot;&quot;)">
            <text:p/>
          </table:table-cell>
          <table:table-cell table:formula="of:=IF(ISNUMBER(SEARCH(&quot;G&quot;;[.$K165]));IF(ISBLANK([.$F$8]);&quot;&quot;;[.$F$8]);&quot;&quot;)">
            <text:p/>
          </table:table-cell>
          <table:table-cell table:formula="of:=IF(ISNUMBER(SEARCH(&quot;H&quot;;[.$K165]));IF(ISBLANK([.$F$9]);&quot;&quot;;[.$F$9]);&quot;&quot;)">
            <text:p/>
          </table:table-cell>
          <table:table-cell table:formula="of:=IF(ISNUMBER(SEARCH(&quot;I&quot;;[.$K165]));IF(ISBLANK([.$F$10]);&quot;&quot;;[.$F$10]);&quot;&quot;)">
            <text:p/>
          </table:table-cell>
          <table:table-cell table:formula="of:=IF(ISNUMBER(SEARCH(&quot;J&quot;;[.$K165]));IF(ISBLANK([.$F$11]);&quot;&quot;;[.$F$11]);&quot;&quot;)">
            <text:p/>
          </table:table-cell>
          <table:table-cell table:formula="of:=IF(ISNUMBER(SEARCH(&quot;K&quot;;[.$K165]));IF(ISBLANK([.$F$12]);&quot;&quot;;[.$F$12]);&quot;&quot;)">
            <text:p/>
          </table:table-cell>
          <table:table-cell table:formula="of:=IF(ISNUMBER(SEARCH(&quot;L&quot;;[.$K165]));IF(ISBLANK([.$F$13]);&quot;&quot;;[.$F$13]);&quot;&quot;)">
            <text:p/>
          </table:table-cell>
          <table:table-cell table:formula="of:=IF(ISNUMBER(SEARCH(&quot;M&quot;;[.$K165]));IF(ISBLANK([.$F$14]);&quot;&quot;;[.$F$14]);&quot;&quot;)">
            <text:p/>
          </table:table-cell>
          <table:table-cell table:formula="of:=IF(ISNUMBER(SEARCH(&quot;N&quot;;[.$K16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6:.$AD166])">
            <text:p/>
          </table:table-cell>
          <table:table-cell table:formula="of:=COM.MICROSOFT.CONCAT([.$AF166:.$AS166])">
            <text:p/>
          </table:table-cell>
          <table:table-cell table:formula="of:=COM.MICROSOFT.CONCAT([.$AU166:.$BH166])">
            <text:p/>
          </table:table-cell>
          <table:table-cell table:formula="of:=COUNTIF([.$K$1:.$K$1998];[.K166])" office:value-type="float" office:value="0" calcext:value-type="float">
            <text:p>0</text:p>
          </table:table-cell>
          <table:table-cell/>
          <table:table-cell table:formula="of:=IF(ISNUMBER(SEARCH(&quot;A&quot;;[.$K166]));IF(ISBLANK([.$D$2]);&quot;&quot;;[.$D$2]);&quot;&quot;)">
            <text:p/>
          </table:table-cell>
          <table:table-cell table:formula="of:=IF(ISNUMBER(SEARCH(&quot;B&quot;;[.$K166]));IF(ISBLANK([.$D$3]);&quot;&quot;;[.$D$3]);&quot;&quot;)">
            <text:p/>
          </table:table-cell>
          <table:table-cell table:formula="of:=IF(ISNUMBER(SEARCH(&quot;C&quot;;[.$K166]));IF(ISBLANK([.$D$4]);&quot;&quot;;[.$D$4]);&quot;&quot;)">
            <text:p/>
          </table:table-cell>
          <table:table-cell table:formula="of:=IF(ISNUMBER(SEARCH(&quot;D&quot;;[.$K166]));IF(ISBLANK([.$D$5]);&quot;&quot;;[.$D$5]);&quot;&quot;)">
            <text:p/>
          </table:table-cell>
          <table:table-cell table:formula="of:=IF(ISNUMBER(SEARCH(&quot;E&quot;;[.$K166]));IF(ISBLANK([.$D$6]);&quot;&quot;;[.$D$6]);&quot;&quot;)">
            <text:p/>
          </table:table-cell>
          <table:table-cell table:formula="of:=IF(ISNUMBER(SEARCH(&quot;F&quot;;[.$K166]));IF(ISBLANK([.$D$7]);&quot;&quot;;[.$D$7]);&quot;&quot;)">
            <text:p/>
          </table:table-cell>
          <table:table-cell table:formula="of:=IF(ISNUMBER(SEARCH(&quot;G&quot;;[.$K166]));IF(ISBLANK([.$D$8]);&quot;&quot;;[.$D$8]);&quot;&quot;)">
            <text:p/>
          </table:table-cell>
          <table:table-cell table:formula="of:=IF(ISNUMBER(SEARCH(&quot;H&quot;;[.$K166]));IF(ISBLANK([.$D$9]);&quot;&quot;;[.$D$9]);&quot;&quot;)">
            <text:p/>
          </table:table-cell>
          <table:table-cell table:formula="of:=IF(ISNUMBER(SEARCH(&quot;I&quot;;[.$K166]));IF(ISBLANK([.$D$10]);&quot;&quot;;[.$D$10]);&quot;&quot;)">
            <text:p/>
          </table:table-cell>
          <table:table-cell table:formula="of:=IF(ISNUMBER(SEARCH(&quot;J&quot;;[.$K166]));IF(ISBLANK([.$D$11]);&quot;&quot;;[.$D$11]);&quot;&quot;)">
            <text:p/>
          </table:table-cell>
          <table:table-cell table:formula="of:=IF(ISNUMBER(SEARCH(&quot;K&quot;;[.$K166]));IF(ISBLANK([.$D$12]);&quot;&quot;;[.$D$12]);&quot;&quot;)">
            <text:p/>
          </table:table-cell>
          <table:table-cell table:formula="of:=IF(ISNUMBER(SEARCH(&quot;L&quot;;[.$K166]));IF(ISBLANK([.$D$13]);&quot;&quot;;[.$D$13]);&quot;&quot;)">
            <text:p/>
          </table:table-cell>
          <table:table-cell table:formula="of:=IF(ISNUMBER(SEARCH(&quot;M&quot;;[.$K166]));IF(ISBLANK([.$D$14]);&quot;&quot;;[.$D$14]);&quot;&quot;)">
            <text:p/>
          </table:table-cell>
          <table:table-cell table:formula="of:=IF(ISNUMBER(SEARCH(&quot;N&quot;;[.$K166]));IF(ISBLANK([.$D$15]);&quot;&quot;;[.$D$15]);&quot;&quot;)">
            <text:p/>
          </table:table-cell>
          <table:table-cell/>
          <table:table-cell table:formula="of:=IF(ISNUMBER(SEARCH(&quot;A&quot;;[.$K166]));IF(ISBLANK([.$E$2]);&quot;&quot;;[.$E$2]);&quot;&quot;)">
            <text:p/>
          </table:table-cell>
          <table:table-cell table:formula="of:=IF(ISNUMBER(SEARCH(&quot;B&quot;;[.$K166]));IF(ISBLANK([.$E$3]);&quot;&quot;;[.$E$3]);&quot;&quot;)">
            <text:p/>
          </table:table-cell>
          <table:table-cell table:formula="of:=IF(ISNUMBER(SEARCH(&quot;C&quot;;[.$K166]));IF(ISBLANK([.$E$4]);&quot;&quot;;[.$E$4]);&quot;&quot;)">
            <text:p/>
          </table:table-cell>
          <table:table-cell table:formula="of:=IF(ISNUMBER(SEARCH(&quot;D&quot;;[.$K166]));IF(ISBLANK([.$E$5]);&quot;&quot;;[.$E$5]);&quot;&quot;)">
            <text:p/>
          </table:table-cell>
          <table:table-cell table:formula="of:=IF(ISNUMBER(SEARCH(&quot;E&quot;;[.$K166]));IF(ISBLANK([.$E$6]);&quot;&quot;;[.$E$6]);&quot;&quot;)">
            <text:p/>
          </table:table-cell>
          <table:table-cell table:formula="of:=IF(ISNUMBER(SEARCH(&quot;F&quot;;[.$K166]));IF(ISBLANK([.$E$7]);&quot;&quot;;[.$E$7]);&quot;&quot;)">
            <text:p/>
          </table:table-cell>
          <table:table-cell table:formula="of:=IF(ISNUMBER(SEARCH(&quot;G&quot;;[.$K166]));IF(ISBLANK([.$E$8]);&quot;&quot;;[.$E$8]);&quot;&quot;)">
            <text:p/>
          </table:table-cell>
          <table:table-cell table:formula="of:=IF(ISNUMBER(SEARCH(&quot;H&quot;;[.$K166]));IF(ISBLANK([.$E$9]);&quot;&quot;;[.$E$9]);&quot;&quot;)">
            <text:p/>
          </table:table-cell>
          <table:table-cell table:formula="of:=IF(ISNUMBER(SEARCH(&quot;I&quot;;[.$K166]));IF(ISBLANK([.$E$10]);&quot;&quot;;[.$E$10]);&quot;&quot;)">
            <text:p/>
          </table:table-cell>
          <table:table-cell table:formula="of:=IF(ISNUMBER(SEARCH(&quot;J&quot;;[.$K166]));IF(ISBLANK([.$E$11]);&quot;&quot;;[.$E$11]);&quot;&quot;)">
            <text:p/>
          </table:table-cell>
          <table:table-cell table:formula="of:=IF(ISNUMBER(SEARCH(&quot;K&quot;;[.$K166]));IF(ISBLANK([.$E$12]);&quot;&quot;;[.$E$12]);&quot;&quot;)">
            <text:p/>
          </table:table-cell>
          <table:table-cell table:formula="of:=IF(ISNUMBER(SEARCH(&quot;L&quot;;[.$K166]));IF(ISBLANK([.$E$13]);&quot;&quot;;[.$E$13]);&quot;&quot;)">
            <text:p/>
          </table:table-cell>
          <table:table-cell table:formula="of:=IF(ISNUMBER(SEARCH(&quot;M&quot;;[.$K166]));IF(ISBLANK([.$E$14]);&quot;&quot;;[.$E$14]);&quot;&quot;)">
            <text:p/>
          </table:table-cell>
          <table:table-cell table:formula="of:=IF(ISNUMBER(SEARCH(&quot;N&quot;;[.$K166]));IF(ISBLANK([.$E$15]);&quot;&quot;;[.$E$15]);&quot;&quot;)">
            <text:p/>
          </table:table-cell>
          <table:table-cell/>
          <table:table-cell table:formula="of:=IF(ISNUMBER(SEARCH(&quot;A&quot;;[.$K166]));IF(ISBLANK([.$F$2]);&quot;&quot;;[.$F$2]);&quot;&quot;)">
            <text:p/>
          </table:table-cell>
          <table:table-cell table:formula="of:=IF(ISNUMBER(SEARCH(&quot;B&quot;;[.$K166]));IF(ISBLANK([.$F$3]);&quot;&quot;;[.$F$3]);&quot;&quot;)">
            <text:p/>
          </table:table-cell>
          <table:table-cell table:formula="of:=IF(ISNUMBER(SEARCH(&quot;C&quot;;[.$K166]));IF(ISBLANK([.$F$4]);&quot;&quot;;[.$F$4]);&quot;&quot;)">
            <text:p/>
          </table:table-cell>
          <table:table-cell table:formula="of:=IF(ISNUMBER(SEARCH(&quot;D&quot;;[.$K166]));IF(ISBLANK([.$F$5]);&quot;&quot;;[.$F$5]);&quot;&quot;)">
            <text:p/>
          </table:table-cell>
          <table:table-cell table:formula="of:=IF(ISNUMBER(SEARCH(&quot;E&quot;;[.$K166]));IF(ISBLANK([.$F$6]);&quot;&quot;;[.$F$6]);&quot;&quot;)">
            <text:p/>
          </table:table-cell>
          <table:table-cell table:formula="of:=IF(ISNUMBER(SEARCH(&quot;F&quot;;[.$K166]));IF(ISBLANK([.$F$7]);&quot;&quot;;[.$F$7]);&quot;&quot;)">
            <text:p/>
          </table:table-cell>
          <table:table-cell table:formula="of:=IF(ISNUMBER(SEARCH(&quot;G&quot;;[.$K166]));IF(ISBLANK([.$F$8]);&quot;&quot;;[.$F$8]);&quot;&quot;)">
            <text:p/>
          </table:table-cell>
          <table:table-cell table:formula="of:=IF(ISNUMBER(SEARCH(&quot;H&quot;;[.$K166]));IF(ISBLANK([.$F$9]);&quot;&quot;;[.$F$9]);&quot;&quot;)">
            <text:p/>
          </table:table-cell>
          <table:table-cell table:formula="of:=IF(ISNUMBER(SEARCH(&quot;I&quot;;[.$K166]));IF(ISBLANK([.$F$10]);&quot;&quot;;[.$F$10]);&quot;&quot;)">
            <text:p/>
          </table:table-cell>
          <table:table-cell table:formula="of:=IF(ISNUMBER(SEARCH(&quot;J&quot;;[.$K166]));IF(ISBLANK([.$F$11]);&quot;&quot;;[.$F$11]);&quot;&quot;)">
            <text:p/>
          </table:table-cell>
          <table:table-cell table:formula="of:=IF(ISNUMBER(SEARCH(&quot;K&quot;;[.$K166]));IF(ISBLANK([.$F$12]);&quot;&quot;;[.$F$12]);&quot;&quot;)">
            <text:p/>
          </table:table-cell>
          <table:table-cell table:formula="of:=IF(ISNUMBER(SEARCH(&quot;L&quot;;[.$K166]));IF(ISBLANK([.$F$13]);&quot;&quot;;[.$F$13]);&quot;&quot;)">
            <text:p/>
          </table:table-cell>
          <table:table-cell table:formula="of:=IF(ISNUMBER(SEARCH(&quot;M&quot;;[.$K166]));IF(ISBLANK([.$F$14]);&quot;&quot;;[.$F$14]);&quot;&quot;)">
            <text:p/>
          </table:table-cell>
          <table:table-cell table:formula="of:=IF(ISNUMBER(SEARCH(&quot;N&quot;;[.$K16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7:.$AD167])">
            <text:p/>
          </table:table-cell>
          <table:table-cell table:formula="of:=COM.MICROSOFT.CONCAT([.$AF167:.$AS167])">
            <text:p/>
          </table:table-cell>
          <table:table-cell table:formula="of:=COM.MICROSOFT.CONCAT([.$AU167:.$BH167])">
            <text:p/>
          </table:table-cell>
          <table:table-cell table:formula="of:=COUNTIF([.$K$1:.$K$1998];[.K167])" office:value-type="float" office:value="0" calcext:value-type="float">
            <text:p>0</text:p>
          </table:table-cell>
          <table:table-cell/>
          <table:table-cell table:formula="of:=IF(ISNUMBER(SEARCH(&quot;A&quot;;[.$K167]));IF(ISBLANK([.$D$2]);&quot;&quot;;[.$D$2]);&quot;&quot;)">
            <text:p/>
          </table:table-cell>
          <table:table-cell table:formula="of:=IF(ISNUMBER(SEARCH(&quot;B&quot;;[.$K167]));IF(ISBLANK([.$D$3]);&quot;&quot;;[.$D$3]);&quot;&quot;)">
            <text:p/>
          </table:table-cell>
          <table:table-cell table:formula="of:=IF(ISNUMBER(SEARCH(&quot;C&quot;;[.$K167]));IF(ISBLANK([.$D$4]);&quot;&quot;;[.$D$4]);&quot;&quot;)">
            <text:p/>
          </table:table-cell>
          <table:table-cell table:formula="of:=IF(ISNUMBER(SEARCH(&quot;D&quot;;[.$K167]));IF(ISBLANK([.$D$5]);&quot;&quot;;[.$D$5]);&quot;&quot;)">
            <text:p/>
          </table:table-cell>
          <table:table-cell table:formula="of:=IF(ISNUMBER(SEARCH(&quot;E&quot;;[.$K167]));IF(ISBLANK([.$D$6]);&quot;&quot;;[.$D$6]);&quot;&quot;)">
            <text:p/>
          </table:table-cell>
          <table:table-cell table:formula="of:=IF(ISNUMBER(SEARCH(&quot;F&quot;;[.$K167]));IF(ISBLANK([.$D$7]);&quot;&quot;;[.$D$7]);&quot;&quot;)">
            <text:p/>
          </table:table-cell>
          <table:table-cell table:formula="of:=IF(ISNUMBER(SEARCH(&quot;G&quot;;[.$K167]));IF(ISBLANK([.$D$8]);&quot;&quot;;[.$D$8]);&quot;&quot;)">
            <text:p/>
          </table:table-cell>
          <table:table-cell table:formula="of:=IF(ISNUMBER(SEARCH(&quot;H&quot;;[.$K167]));IF(ISBLANK([.$D$9]);&quot;&quot;;[.$D$9]);&quot;&quot;)">
            <text:p/>
          </table:table-cell>
          <table:table-cell table:formula="of:=IF(ISNUMBER(SEARCH(&quot;I&quot;;[.$K167]));IF(ISBLANK([.$D$10]);&quot;&quot;;[.$D$10]);&quot;&quot;)">
            <text:p/>
          </table:table-cell>
          <table:table-cell table:formula="of:=IF(ISNUMBER(SEARCH(&quot;J&quot;;[.$K167]));IF(ISBLANK([.$D$11]);&quot;&quot;;[.$D$11]);&quot;&quot;)">
            <text:p/>
          </table:table-cell>
          <table:table-cell table:formula="of:=IF(ISNUMBER(SEARCH(&quot;K&quot;;[.$K167]));IF(ISBLANK([.$D$12]);&quot;&quot;;[.$D$12]);&quot;&quot;)">
            <text:p/>
          </table:table-cell>
          <table:table-cell table:formula="of:=IF(ISNUMBER(SEARCH(&quot;L&quot;;[.$K167]));IF(ISBLANK([.$D$13]);&quot;&quot;;[.$D$13]);&quot;&quot;)">
            <text:p/>
          </table:table-cell>
          <table:table-cell table:formula="of:=IF(ISNUMBER(SEARCH(&quot;M&quot;;[.$K167]));IF(ISBLANK([.$D$14]);&quot;&quot;;[.$D$14]);&quot;&quot;)">
            <text:p/>
          </table:table-cell>
          <table:table-cell table:formula="of:=IF(ISNUMBER(SEARCH(&quot;N&quot;;[.$K167]));IF(ISBLANK([.$D$15]);&quot;&quot;;[.$D$15]);&quot;&quot;)">
            <text:p/>
          </table:table-cell>
          <table:table-cell/>
          <table:table-cell table:formula="of:=IF(ISNUMBER(SEARCH(&quot;A&quot;;[.$K167]));IF(ISBLANK([.$E$2]);&quot;&quot;;[.$E$2]);&quot;&quot;)">
            <text:p/>
          </table:table-cell>
          <table:table-cell table:formula="of:=IF(ISNUMBER(SEARCH(&quot;B&quot;;[.$K167]));IF(ISBLANK([.$E$3]);&quot;&quot;;[.$E$3]);&quot;&quot;)">
            <text:p/>
          </table:table-cell>
          <table:table-cell table:formula="of:=IF(ISNUMBER(SEARCH(&quot;C&quot;;[.$K167]));IF(ISBLANK([.$E$4]);&quot;&quot;;[.$E$4]);&quot;&quot;)">
            <text:p/>
          </table:table-cell>
          <table:table-cell table:formula="of:=IF(ISNUMBER(SEARCH(&quot;D&quot;;[.$K167]));IF(ISBLANK([.$E$5]);&quot;&quot;;[.$E$5]);&quot;&quot;)">
            <text:p/>
          </table:table-cell>
          <table:table-cell table:formula="of:=IF(ISNUMBER(SEARCH(&quot;E&quot;;[.$K167]));IF(ISBLANK([.$E$6]);&quot;&quot;;[.$E$6]);&quot;&quot;)">
            <text:p/>
          </table:table-cell>
          <table:table-cell table:formula="of:=IF(ISNUMBER(SEARCH(&quot;F&quot;;[.$K167]));IF(ISBLANK([.$E$7]);&quot;&quot;;[.$E$7]);&quot;&quot;)">
            <text:p/>
          </table:table-cell>
          <table:table-cell table:formula="of:=IF(ISNUMBER(SEARCH(&quot;G&quot;;[.$K167]));IF(ISBLANK([.$E$8]);&quot;&quot;;[.$E$8]);&quot;&quot;)">
            <text:p/>
          </table:table-cell>
          <table:table-cell table:formula="of:=IF(ISNUMBER(SEARCH(&quot;H&quot;;[.$K167]));IF(ISBLANK([.$E$9]);&quot;&quot;;[.$E$9]);&quot;&quot;)">
            <text:p/>
          </table:table-cell>
          <table:table-cell table:formula="of:=IF(ISNUMBER(SEARCH(&quot;I&quot;;[.$K167]));IF(ISBLANK([.$E$10]);&quot;&quot;;[.$E$10]);&quot;&quot;)">
            <text:p/>
          </table:table-cell>
          <table:table-cell table:formula="of:=IF(ISNUMBER(SEARCH(&quot;J&quot;;[.$K167]));IF(ISBLANK([.$E$11]);&quot;&quot;;[.$E$11]);&quot;&quot;)">
            <text:p/>
          </table:table-cell>
          <table:table-cell table:formula="of:=IF(ISNUMBER(SEARCH(&quot;K&quot;;[.$K167]));IF(ISBLANK([.$E$12]);&quot;&quot;;[.$E$12]);&quot;&quot;)">
            <text:p/>
          </table:table-cell>
          <table:table-cell table:formula="of:=IF(ISNUMBER(SEARCH(&quot;L&quot;;[.$K167]));IF(ISBLANK([.$E$13]);&quot;&quot;;[.$E$13]);&quot;&quot;)">
            <text:p/>
          </table:table-cell>
          <table:table-cell table:formula="of:=IF(ISNUMBER(SEARCH(&quot;M&quot;;[.$K167]));IF(ISBLANK([.$E$14]);&quot;&quot;;[.$E$14]);&quot;&quot;)">
            <text:p/>
          </table:table-cell>
          <table:table-cell table:formula="of:=IF(ISNUMBER(SEARCH(&quot;N&quot;;[.$K167]));IF(ISBLANK([.$E$15]);&quot;&quot;;[.$E$15]);&quot;&quot;)">
            <text:p/>
          </table:table-cell>
          <table:table-cell/>
          <table:table-cell table:formula="of:=IF(ISNUMBER(SEARCH(&quot;A&quot;;[.$K167]));IF(ISBLANK([.$F$2]);&quot;&quot;;[.$F$2]);&quot;&quot;)">
            <text:p/>
          </table:table-cell>
          <table:table-cell table:formula="of:=IF(ISNUMBER(SEARCH(&quot;B&quot;;[.$K167]));IF(ISBLANK([.$F$3]);&quot;&quot;;[.$F$3]);&quot;&quot;)">
            <text:p/>
          </table:table-cell>
          <table:table-cell table:formula="of:=IF(ISNUMBER(SEARCH(&quot;C&quot;;[.$K167]));IF(ISBLANK([.$F$4]);&quot;&quot;;[.$F$4]);&quot;&quot;)">
            <text:p/>
          </table:table-cell>
          <table:table-cell table:formula="of:=IF(ISNUMBER(SEARCH(&quot;D&quot;;[.$K167]));IF(ISBLANK([.$F$5]);&quot;&quot;;[.$F$5]);&quot;&quot;)">
            <text:p/>
          </table:table-cell>
          <table:table-cell table:formula="of:=IF(ISNUMBER(SEARCH(&quot;E&quot;;[.$K167]));IF(ISBLANK([.$F$6]);&quot;&quot;;[.$F$6]);&quot;&quot;)">
            <text:p/>
          </table:table-cell>
          <table:table-cell table:formula="of:=IF(ISNUMBER(SEARCH(&quot;F&quot;;[.$K167]));IF(ISBLANK([.$F$7]);&quot;&quot;;[.$F$7]);&quot;&quot;)">
            <text:p/>
          </table:table-cell>
          <table:table-cell table:formula="of:=IF(ISNUMBER(SEARCH(&quot;G&quot;;[.$K167]));IF(ISBLANK([.$F$8]);&quot;&quot;;[.$F$8]);&quot;&quot;)">
            <text:p/>
          </table:table-cell>
          <table:table-cell table:formula="of:=IF(ISNUMBER(SEARCH(&quot;H&quot;;[.$K167]));IF(ISBLANK([.$F$9]);&quot;&quot;;[.$F$9]);&quot;&quot;)">
            <text:p/>
          </table:table-cell>
          <table:table-cell table:formula="of:=IF(ISNUMBER(SEARCH(&quot;I&quot;;[.$K167]));IF(ISBLANK([.$F$10]);&quot;&quot;;[.$F$10]);&quot;&quot;)">
            <text:p/>
          </table:table-cell>
          <table:table-cell table:formula="of:=IF(ISNUMBER(SEARCH(&quot;J&quot;;[.$K167]));IF(ISBLANK([.$F$11]);&quot;&quot;;[.$F$11]);&quot;&quot;)">
            <text:p/>
          </table:table-cell>
          <table:table-cell table:formula="of:=IF(ISNUMBER(SEARCH(&quot;K&quot;;[.$K167]));IF(ISBLANK([.$F$12]);&quot;&quot;;[.$F$12]);&quot;&quot;)">
            <text:p/>
          </table:table-cell>
          <table:table-cell table:formula="of:=IF(ISNUMBER(SEARCH(&quot;L&quot;;[.$K167]));IF(ISBLANK([.$F$13]);&quot;&quot;;[.$F$13]);&quot;&quot;)">
            <text:p/>
          </table:table-cell>
          <table:table-cell table:formula="of:=IF(ISNUMBER(SEARCH(&quot;M&quot;;[.$K167]));IF(ISBLANK([.$F$14]);&quot;&quot;;[.$F$14]);&quot;&quot;)">
            <text:p/>
          </table:table-cell>
          <table:table-cell table:formula="of:=IF(ISNUMBER(SEARCH(&quot;N&quot;;[.$K16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8:.$AD168])">
            <text:p/>
          </table:table-cell>
          <table:table-cell table:formula="of:=COM.MICROSOFT.CONCAT([.$AF168:.$AS168])">
            <text:p/>
          </table:table-cell>
          <table:table-cell table:formula="of:=COM.MICROSOFT.CONCAT([.$AU168:.$BH168])">
            <text:p/>
          </table:table-cell>
          <table:table-cell table:formula="of:=COUNTIF([.$K$1:.$K$1998];[.K168])" office:value-type="float" office:value="0" calcext:value-type="float">
            <text:p>0</text:p>
          </table:table-cell>
          <table:table-cell/>
          <table:table-cell table:formula="of:=IF(ISNUMBER(SEARCH(&quot;A&quot;;[.$K168]));IF(ISBLANK([.$D$2]);&quot;&quot;;[.$D$2]);&quot;&quot;)">
            <text:p/>
          </table:table-cell>
          <table:table-cell table:formula="of:=IF(ISNUMBER(SEARCH(&quot;B&quot;;[.$K168]));IF(ISBLANK([.$D$3]);&quot;&quot;;[.$D$3]);&quot;&quot;)">
            <text:p/>
          </table:table-cell>
          <table:table-cell table:formula="of:=IF(ISNUMBER(SEARCH(&quot;C&quot;;[.$K168]));IF(ISBLANK([.$D$4]);&quot;&quot;;[.$D$4]);&quot;&quot;)">
            <text:p/>
          </table:table-cell>
          <table:table-cell table:formula="of:=IF(ISNUMBER(SEARCH(&quot;D&quot;;[.$K168]));IF(ISBLANK([.$D$5]);&quot;&quot;;[.$D$5]);&quot;&quot;)">
            <text:p/>
          </table:table-cell>
          <table:table-cell table:formula="of:=IF(ISNUMBER(SEARCH(&quot;E&quot;;[.$K168]));IF(ISBLANK([.$D$6]);&quot;&quot;;[.$D$6]);&quot;&quot;)">
            <text:p/>
          </table:table-cell>
          <table:table-cell table:formula="of:=IF(ISNUMBER(SEARCH(&quot;F&quot;;[.$K168]));IF(ISBLANK([.$D$7]);&quot;&quot;;[.$D$7]);&quot;&quot;)">
            <text:p/>
          </table:table-cell>
          <table:table-cell table:formula="of:=IF(ISNUMBER(SEARCH(&quot;G&quot;;[.$K168]));IF(ISBLANK([.$D$8]);&quot;&quot;;[.$D$8]);&quot;&quot;)">
            <text:p/>
          </table:table-cell>
          <table:table-cell table:formula="of:=IF(ISNUMBER(SEARCH(&quot;H&quot;;[.$K168]));IF(ISBLANK([.$D$9]);&quot;&quot;;[.$D$9]);&quot;&quot;)">
            <text:p/>
          </table:table-cell>
          <table:table-cell table:formula="of:=IF(ISNUMBER(SEARCH(&quot;I&quot;;[.$K168]));IF(ISBLANK([.$D$10]);&quot;&quot;;[.$D$10]);&quot;&quot;)">
            <text:p/>
          </table:table-cell>
          <table:table-cell table:formula="of:=IF(ISNUMBER(SEARCH(&quot;J&quot;;[.$K168]));IF(ISBLANK([.$D$11]);&quot;&quot;;[.$D$11]);&quot;&quot;)">
            <text:p/>
          </table:table-cell>
          <table:table-cell table:formula="of:=IF(ISNUMBER(SEARCH(&quot;K&quot;;[.$K168]));IF(ISBLANK([.$D$12]);&quot;&quot;;[.$D$12]);&quot;&quot;)">
            <text:p/>
          </table:table-cell>
          <table:table-cell table:formula="of:=IF(ISNUMBER(SEARCH(&quot;L&quot;;[.$K168]));IF(ISBLANK([.$D$13]);&quot;&quot;;[.$D$13]);&quot;&quot;)">
            <text:p/>
          </table:table-cell>
          <table:table-cell table:formula="of:=IF(ISNUMBER(SEARCH(&quot;M&quot;;[.$K168]));IF(ISBLANK([.$D$14]);&quot;&quot;;[.$D$14]);&quot;&quot;)">
            <text:p/>
          </table:table-cell>
          <table:table-cell table:formula="of:=IF(ISNUMBER(SEARCH(&quot;N&quot;;[.$K168]));IF(ISBLANK([.$D$15]);&quot;&quot;;[.$D$15]);&quot;&quot;)">
            <text:p/>
          </table:table-cell>
          <table:table-cell/>
          <table:table-cell table:formula="of:=IF(ISNUMBER(SEARCH(&quot;A&quot;;[.$K168]));IF(ISBLANK([.$E$2]);&quot;&quot;;[.$E$2]);&quot;&quot;)">
            <text:p/>
          </table:table-cell>
          <table:table-cell table:formula="of:=IF(ISNUMBER(SEARCH(&quot;B&quot;;[.$K168]));IF(ISBLANK([.$E$3]);&quot;&quot;;[.$E$3]);&quot;&quot;)">
            <text:p/>
          </table:table-cell>
          <table:table-cell table:formula="of:=IF(ISNUMBER(SEARCH(&quot;C&quot;;[.$K168]));IF(ISBLANK([.$E$4]);&quot;&quot;;[.$E$4]);&quot;&quot;)">
            <text:p/>
          </table:table-cell>
          <table:table-cell table:formula="of:=IF(ISNUMBER(SEARCH(&quot;D&quot;;[.$K168]));IF(ISBLANK([.$E$5]);&quot;&quot;;[.$E$5]);&quot;&quot;)">
            <text:p/>
          </table:table-cell>
          <table:table-cell table:formula="of:=IF(ISNUMBER(SEARCH(&quot;E&quot;;[.$K168]));IF(ISBLANK([.$E$6]);&quot;&quot;;[.$E$6]);&quot;&quot;)">
            <text:p/>
          </table:table-cell>
          <table:table-cell table:formula="of:=IF(ISNUMBER(SEARCH(&quot;F&quot;;[.$K168]));IF(ISBLANK([.$E$7]);&quot;&quot;;[.$E$7]);&quot;&quot;)">
            <text:p/>
          </table:table-cell>
          <table:table-cell table:formula="of:=IF(ISNUMBER(SEARCH(&quot;G&quot;;[.$K168]));IF(ISBLANK([.$E$8]);&quot;&quot;;[.$E$8]);&quot;&quot;)">
            <text:p/>
          </table:table-cell>
          <table:table-cell table:formula="of:=IF(ISNUMBER(SEARCH(&quot;H&quot;;[.$K168]));IF(ISBLANK([.$E$9]);&quot;&quot;;[.$E$9]);&quot;&quot;)">
            <text:p/>
          </table:table-cell>
          <table:table-cell table:formula="of:=IF(ISNUMBER(SEARCH(&quot;I&quot;;[.$K168]));IF(ISBLANK([.$E$10]);&quot;&quot;;[.$E$10]);&quot;&quot;)">
            <text:p/>
          </table:table-cell>
          <table:table-cell table:formula="of:=IF(ISNUMBER(SEARCH(&quot;J&quot;;[.$K168]));IF(ISBLANK([.$E$11]);&quot;&quot;;[.$E$11]);&quot;&quot;)">
            <text:p/>
          </table:table-cell>
          <table:table-cell table:formula="of:=IF(ISNUMBER(SEARCH(&quot;K&quot;;[.$K168]));IF(ISBLANK([.$E$12]);&quot;&quot;;[.$E$12]);&quot;&quot;)">
            <text:p/>
          </table:table-cell>
          <table:table-cell table:formula="of:=IF(ISNUMBER(SEARCH(&quot;L&quot;;[.$K168]));IF(ISBLANK([.$E$13]);&quot;&quot;;[.$E$13]);&quot;&quot;)">
            <text:p/>
          </table:table-cell>
          <table:table-cell table:formula="of:=IF(ISNUMBER(SEARCH(&quot;M&quot;;[.$K168]));IF(ISBLANK([.$E$14]);&quot;&quot;;[.$E$14]);&quot;&quot;)">
            <text:p/>
          </table:table-cell>
          <table:table-cell table:formula="of:=IF(ISNUMBER(SEARCH(&quot;N&quot;;[.$K168]));IF(ISBLANK([.$E$15]);&quot;&quot;;[.$E$15]);&quot;&quot;)">
            <text:p/>
          </table:table-cell>
          <table:table-cell/>
          <table:table-cell table:formula="of:=IF(ISNUMBER(SEARCH(&quot;A&quot;;[.$K168]));IF(ISBLANK([.$F$2]);&quot;&quot;;[.$F$2]);&quot;&quot;)">
            <text:p/>
          </table:table-cell>
          <table:table-cell table:formula="of:=IF(ISNUMBER(SEARCH(&quot;B&quot;;[.$K168]));IF(ISBLANK([.$F$3]);&quot;&quot;;[.$F$3]);&quot;&quot;)">
            <text:p/>
          </table:table-cell>
          <table:table-cell table:formula="of:=IF(ISNUMBER(SEARCH(&quot;C&quot;;[.$K168]));IF(ISBLANK([.$F$4]);&quot;&quot;;[.$F$4]);&quot;&quot;)">
            <text:p/>
          </table:table-cell>
          <table:table-cell table:formula="of:=IF(ISNUMBER(SEARCH(&quot;D&quot;;[.$K168]));IF(ISBLANK([.$F$5]);&quot;&quot;;[.$F$5]);&quot;&quot;)">
            <text:p/>
          </table:table-cell>
          <table:table-cell table:formula="of:=IF(ISNUMBER(SEARCH(&quot;E&quot;;[.$K168]));IF(ISBLANK([.$F$6]);&quot;&quot;;[.$F$6]);&quot;&quot;)">
            <text:p/>
          </table:table-cell>
          <table:table-cell table:formula="of:=IF(ISNUMBER(SEARCH(&quot;F&quot;;[.$K168]));IF(ISBLANK([.$F$7]);&quot;&quot;;[.$F$7]);&quot;&quot;)">
            <text:p/>
          </table:table-cell>
          <table:table-cell table:formula="of:=IF(ISNUMBER(SEARCH(&quot;G&quot;;[.$K168]));IF(ISBLANK([.$F$8]);&quot;&quot;;[.$F$8]);&quot;&quot;)">
            <text:p/>
          </table:table-cell>
          <table:table-cell table:formula="of:=IF(ISNUMBER(SEARCH(&quot;H&quot;;[.$K168]));IF(ISBLANK([.$F$9]);&quot;&quot;;[.$F$9]);&quot;&quot;)">
            <text:p/>
          </table:table-cell>
          <table:table-cell table:formula="of:=IF(ISNUMBER(SEARCH(&quot;I&quot;;[.$K168]));IF(ISBLANK([.$F$10]);&quot;&quot;;[.$F$10]);&quot;&quot;)">
            <text:p/>
          </table:table-cell>
          <table:table-cell table:formula="of:=IF(ISNUMBER(SEARCH(&quot;J&quot;;[.$K168]));IF(ISBLANK([.$F$11]);&quot;&quot;;[.$F$11]);&quot;&quot;)">
            <text:p/>
          </table:table-cell>
          <table:table-cell table:formula="of:=IF(ISNUMBER(SEARCH(&quot;K&quot;;[.$K168]));IF(ISBLANK([.$F$12]);&quot;&quot;;[.$F$12]);&quot;&quot;)">
            <text:p/>
          </table:table-cell>
          <table:table-cell table:formula="of:=IF(ISNUMBER(SEARCH(&quot;L&quot;;[.$K168]));IF(ISBLANK([.$F$13]);&quot;&quot;;[.$F$13]);&quot;&quot;)">
            <text:p/>
          </table:table-cell>
          <table:table-cell table:formula="of:=IF(ISNUMBER(SEARCH(&quot;M&quot;;[.$K168]));IF(ISBLANK([.$F$14]);&quot;&quot;;[.$F$14]);&quot;&quot;)">
            <text:p/>
          </table:table-cell>
          <table:table-cell table:formula="of:=IF(ISNUMBER(SEARCH(&quot;N&quot;;[.$K16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69:.$AD169])">
            <text:p/>
          </table:table-cell>
          <table:table-cell table:formula="of:=COM.MICROSOFT.CONCAT([.$AF169:.$AS169])">
            <text:p/>
          </table:table-cell>
          <table:table-cell table:formula="of:=COM.MICROSOFT.CONCAT([.$AU169:.$BH169])">
            <text:p/>
          </table:table-cell>
          <table:table-cell table:formula="of:=COUNTIF([.$K$1:.$K$1998];[.K169])" office:value-type="float" office:value="0" calcext:value-type="float">
            <text:p>0</text:p>
          </table:table-cell>
          <table:table-cell/>
          <table:table-cell table:formula="of:=IF(ISNUMBER(SEARCH(&quot;A&quot;;[.$K169]));IF(ISBLANK([.$D$2]);&quot;&quot;;[.$D$2]);&quot;&quot;)">
            <text:p/>
          </table:table-cell>
          <table:table-cell table:formula="of:=IF(ISNUMBER(SEARCH(&quot;B&quot;;[.$K169]));IF(ISBLANK([.$D$3]);&quot;&quot;;[.$D$3]);&quot;&quot;)">
            <text:p/>
          </table:table-cell>
          <table:table-cell table:formula="of:=IF(ISNUMBER(SEARCH(&quot;C&quot;;[.$K169]));IF(ISBLANK([.$D$4]);&quot;&quot;;[.$D$4]);&quot;&quot;)">
            <text:p/>
          </table:table-cell>
          <table:table-cell table:formula="of:=IF(ISNUMBER(SEARCH(&quot;D&quot;;[.$K169]));IF(ISBLANK([.$D$5]);&quot;&quot;;[.$D$5]);&quot;&quot;)">
            <text:p/>
          </table:table-cell>
          <table:table-cell table:formula="of:=IF(ISNUMBER(SEARCH(&quot;E&quot;;[.$K169]));IF(ISBLANK([.$D$6]);&quot;&quot;;[.$D$6]);&quot;&quot;)">
            <text:p/>
          </table:table-cell>
          <table:table-cell table:formula="of:=IF(ISNUMBER(SEARCH(&quot;F&quot;;[.$K169]));IF(ISBLANK([.$D$7]);&quot;&quot;;[.$D$7]);&quot;&quot;)">
            <text:p/>
          </table:table-cell>
          <table:table-cell table:formula="of:=IF(ISNUMBER(SEARCH(&quot;G&quot;;[.$K169]));IF(ISBLANK([.$D$8]);&quot;&quot;;[.$D$8]);&quot;&quot;)">
            <text:p/>
          </table:table-cell>
          <table:table-cell table:formula="of:=IF(ISNUMBER(SEARCH(&quot;H&quot;;[.$K169]));IF(ISBLANK([.$D$9]);&quot;&quot;;[.$D$9]);&quot;&quot;)">
            <text:p/>
          </table:table-cell>
          <table:table-cell table:formula="of:=IF(ISNUMBER(SEARCH(&quot;I&quot;;[.$K169]));IF(ISBLANK([.$D$10]);&quot;&quot;;[.$D$10]);&quot;&quot;)">
            <text:p/>
          </table:table-cell>
          <table:table-cell table:formula="of:=IF(ISNUMBER(SEARCH(&quot;J&quot;;[.$K169]));IF(ISBLANK([.$D$11]);&quot;&quot;;[.$D$11]);&quot;&quot;)">
            <text:p/>
          </table:table-cell>
          <table:table-cell table:formula="of:=IF(ISNUMBER(SEARCH(&quot;K&quot;;[.$K169]));IF(ISBLANK([.$D$12]);&quot;&quot;;[.$D$12]);&quot;&quot;)">
            <text:p/>
          </table:table-cell>
          <table:table-cell table:formula="of:=IF(ISNUMBER(SEARCH(&quot;L&quot;;[.$K169]));IF(ISBLANK([.$D$13]);&quot;&quot;;[.$D$13]);&quot;&quot;)">
            <text:p/>
          </table:table-cell>
          <table:table-cell table:formula="of:=IF(ISNUMBER(SEARCH(&quot;M&quot;;[.$K169]));IF(ISBLANK([.$D$14]);&quot;&quot;;[.$D$14]);&quot;&quot;)">
            <text:p/>
          </table:table-cell>
          <table:table-cell table:formula="of:=IF(ISNUMBER(SEARCH(&quot;N&quot;;[.$K169]));IF(ISBLANK([.$D$15]);&quot;&quot;;[.$D$15]);&quot;&quot;)">
            <text:p/>
          </table:table-cell>
          <table:table-cell/>
          <table:table-cell table:formula="of:=IF(ISNUMBER(SEARCH(&quot;A&quot;;[.$K169]));IF(ISBLANK([.$E$2]);&quot;&quot;;[.$E$2]);&quot;&quot;)">
            <text:p/>
          </table:table-cell>
          <table:table-cell table:formula="of:=IF(ISNUMBER(SEARCH(&quot;B&quot;;[.$K169]));IF(ISBLANK([.$E$3]);&quot;&quot;;[.$E$3]);&quot;&quot;)">
            <text:p/>
          </table:table-cell>
          <table:table-cell table:formula="of:=IF(ISNUMBER(SEARCH(&quot;C&quot;;[.$K169]));IF(ISBLANK([.$E$4]);&quot;&quot;;[.$E$4]);&quot;&quot;)">
            <text:p/>
          </table:table-cell>
          <table:table-cell table:formula="of:=IF(ISNUMBER(SEARCH(&quot;D&quot;;[.$K169]));IF(ISBLANK([.$E$5]);&quot;&quot;;[.$E$5]);&quot;&quot;)">
            <text:p/>
          </table:table-cell>
          <table:table-cell table:formula="of:=IF(ISNUMBER(SEARCH(&quot;E&quot;;[.$K169]));IF(ISBLANK([.$E$6]);&quot;&quot;;[.$E$6]);&quot;&quot;)">
            <text:p/>
          </table:table-cell>
          <table:table-cell table:formula="of:=IF(ISNUMBER(SEARCH(&quot;F&quot;;[.$K169]));IF(ISBLANK([.$E$7]);&quot;&quot;;[.$E$7]);&quot;&quot;)">
            <text:p/>
          </table:table-cell>
          <table:table-cell table:formula="of:=IF(ISNUMBER(SEARCH(&quot;G&quot;;[.$K169]));IF(ISBLANK([.$E$8]);&quot;&quot;;[.$E$8]);&quot;&quot;)">
            <text:p/>
          </table:table-cell>
          <table:table-cell table:formula="of:=IF(ISNUMBER(SEARCH(&quot;H&quot;;[.$K169]));IF(ISBLANK([.$E$9]);&quot;&quot;;[.$E$9]);&quot;&quot;)">
            <text:p/>
          </table:table-cell>
          <table:table-cell table:formula="of:=IF(ISNUMBER(SEARCH(&quot;I&quot;;[.$K169]));IF(ISBLANK([.$E$10]);&quot;&quot;;[.$E$10]);&quot;&quot;)">
            <text:p/>
          </table:table-cell>
          <table:table-cell table:formula="of:=IF(ISNUMBER(SEARCH(&quot;J&quot;;[.$K169]));IF(ISBLANK([.$E$11]);&quot;&quot;;[.$E$11]);&quot;&quot;)">
            <text:p/>
          </table:table-cell>
          <table:table-cell table:formula="of:=IF(ISNUMBER(SEARCH(&quot;K&quot;;[.$K169]));IF(ISBLANK([.$E$12]);&quot;&quot;;[.$E$12]);&quot;&quot;)">
            <text:p/>
          </table:table-cell>
          <table:table-cell table:formula="of:=IF(ISNUMBER(SEARCH(&quot;L&quot;;[.$K169]));IF(ISBLANK([.$E$13]);&quot;&quot;;[.$E$13]);&quot;&quot;)">
            <text:p/>
          </table:table-cell>
          <table:table-cell table:formula="of:=IF(ISNUMBER(SEARCH(&quot;M&quot;;[.$K169]));IF(ISBLANK([.$E$14]);&quot;&quot;;[.$E$14]);&quot;&quot;)">
            <text:p/>
          </table:table-cell>
          <table:table-cell table:formula="of:=IF(ISNUMBER(SEARCH(&quot;N&quot;;[.$K169]));IF(ISBLANK([.$E$15]);&quot;&quot;;[.$E$15]);&quot;&quot;)">
            <text:p/>
          </table:table-cell>
          <table:table-cell/>
          <table:table-cell table:formula="of:=IF(ISNUMBER(SEARCH(&quot;A&quot;;[.$K169]));IF(ISBLANK([.$F$2]);&quot;&quot;;[.$F$2]);&quot;&quot;)">
            <text:p/>
          </table:table-cell>
          <table:table-cell table:formula="of:=IF(ISNUMBER(SEARCH(&quot;B&quot;;[.$K169]));IF(ISBLANK([.$F$3]);&quot;&quot;;[.$F$3]);&quot;&quot;)">
            <text:p/>
          </table:table-cell>
          <table:table-cell table:formula="of:=IF(ISNUMBER(SEARCH(&quot;C&quot;;[.$K169]));IF(ISBLANK([.$F$4]);&quot;&quot;;[.$F$4]);&quot;&quot;)">
            <text:p/>
          </table:table-cell>
          <table:table-cell table:formula="of:=IF(ISNUMBER(SEARCH(&quot;D&quot;;[.$K169]));IF(ISBLANK([.$F$5]);&quot;&quot;;[.$F$5]);&quot;&quot;)">
            <text:p/>
          </table:table-cell>
          <table:table-cell table:formula="of:=IF(ISNUMBER(SEARCH(&quot;E&quot;;[.$K169]));IF(ISBLANK([.$F$6]);&quot;&quot;;[.$F$6]);&quot;&quot;)">
            <text:p/>
          </table:table-cell>
          <table:table-cell table:formula="of:=IF(ISNUMBER(SEARCH(&quot;F&quot;;[.$K169]));IF(ISBLANK([.$F$7]);&quot;&quot;;[.$F$7]);&quot;&quot;)">
            <text:p/>
          </table:table-cell>
          <table:table-cell table:formula="of:=IF(ISNUMBER(SEARCH(&quot;G&quot;;[.$K169]));IF(ISBLANK([.$F$8]);&quot;&quot;;[.$F$8]);&quot;&quot;)">
            <text:p/>
          </table:table-cell>
          <table:table-cell table:formula="of:=IF(ISNUMBER(SEARCH(&quot;H&quot;;[.$K169]));IF(ISBLANK([.$F$9]);&quot;&quot;;[.$F$9]);&quot;&quot;)">
            <text:p/>
          </table:table-cell>
          <table:table-cell table:formula="of:=IF(ISNUMBER(SEARCH(&quot;I&quot;;[.$K169]));IF(ISBLANK([.$F$10]);&quot;&quot;;[.$F$10]);&quot;&quot;)">
            <text:p/>
          </table:table-cell>
          <table:table-cell table:formula="of:=IF(ISNUMBER(SEARCH(&quot;J&quot;;[.$K169]));IF(ISBLANK([.$F$11]);&quot;&quot;;[.$F$11]);&quot;&quot;)">
            <text:p/>
          </table:table-cell>
          <table:table-cell table:formula="of:=IF(ISNUMBER(SEARCH(&quot;K&quot;;[.$K169]));IF(ISBLANK([.$F$12]);&quot;&quot;;[.$F$12]);&quot;&quot;)">
            <text:p/>
          </table:table-cell>
          <table:table-cell table:formula="of:=IF(ISNUMBER(SEARCH(&quot;L&quot;;[.$K169]));IF(ISBLANK([.$F$13]);&quot;&quot;;[.$F$13]);&quot;&quot;)">
            <text:p/>
          </table:table-cell>
          <table:table-cell table:formula="of:=IF(ISNUMBER(SEARCH(&quot;M&quot;;[.$K169]));IF(ISBLANK([.$F$14]);&quot;&quot;;[.$F$14]);&quot;&quot;)">
            <text:p/>
          </table:table-cell>
          <table:table-cell table:formula="of:=IF(ISNUMBER(SEARCH(&quot;N&quot;;[.$K169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0:.$AD170])">
            <text:p/>
          </table:table-cell>
          <table:table-cell table:formula="of:=COM.MICROSOFT.CONCAT([.$AF170:.$AS170])">
            <text:p/>
          </table:table-cell>
          <table:table-cell table:formula="of:=COM.MICROSOFT.CONCAT([.$AU170:.$BH170])">
            <text:p/>
          </table:table-cell>
          <table:table-cell table:formula="of:=COUNTIF([.$K$1:.$K$1998];[.K170])" office:value-type="float" office:value="0" calcext:value-type="float">
            <text:p>0</text:p>
          </table:table-cell>
          <table:table-cell/>
          <table:table-cell table:formula="of:=IF(ISNUMBER(SEARCH(&quot;A&quot;;[.$K170]));IF(ISBLANK([.$D$2]);&quot;&quot;;[.$D$2]);&quot;&quot;)">
            <text:p/>
          </table:table-cell>
          <table:table-cell table:formula="of:=IF(ISNUMBER(SEARCH(&quot;B&quot;;[.$K170]));IF(ISBLANK([.$D$3]);&quot;&quot;;[.$D$3]);&quot;&quot;)">
            <text:p/>
          </table:table-cell>
          <table:table-cell table:formula="of:=IF(ISNUMBER(SEARCH(&quot;C&quot;;[.$K170]));IF(ISBLANK([.$D$4]);&quot;&quot;;[.$D$4]);&quot;&quot;)">
            <text:p/>
          </table:table-cell>
          <table:table-cell table:formula="of:=IF(ISNUMBER(SEARCH(&quot;D&quot;;[.$K170]));IF(ISBLANK([.$D$5]);&quot;&quot;;[.$D$5]);&quot;&quot;)">
            <text:p/>
          </table:table-cell>
          <table:table-cell table:formula="of:=IF(ISNUMBER(SEARCH(&quot;E&quot;;[.$K170]));IF(ISBLANK([.$D$6]);&quot;&quot;;[.$D$6]);&quot;&quot;)">
            <text:p/>
          </table:table-cell>
          <table:table-cell table:formula="of:=IF(ISNUMBER(SEARCH(&quot;F&quot;;[.$K170]));IF(ISBLANK([.$D$7]);&quot;&quot;;[.$D$7]);&quot;&quot;)">
            <text:p/>
          </table:table-cell>
          <table:table-cell table:formula="of:=IF(ISNUMBER(SEARCH(&quot;G&quot;;[.$K170]));IF(ISBLANK([.$D$8]);&quot;&quot;;[.$D$8]);&quot;&quot;)">
            <text:p/>
          </table:table-cell>
          <table:table-cell table:formula="of:=IF(ISNUMBER(SEARCH(&quot;H&quot;;[.$K170]));IF(ISBLANK([.$D$9]);&quot;&quot;;[.$D$9]);&quot;&quot;)">
            <text:p/>
          </table:table-cell>
          <table:table-cell table:formula="of:=IF(ISNUMBER(SEARCH(&quot;I&quot;;[.$K170]));IF(ISBLANK([.$D$10]);&quot;&quot;;[.$D$10]);&quot;&quot;)">
            <text:p/>
          </table:table-cell>
          <table:table-cell table:formula="of:=IF(ISNUMBER(SEARCH(&quot;J&quot;;[.$K170]));IF(ISBLANK([.$D$11]);&quot;&quot;;[.$D$11]);&quot;&quot;)">
            <text:p/>
          </table:table-cell>
          <table:table-cell table:formula="of:=IF(ISNUMBER(SEARCH(&quot;K&quot;;[.$K170]));IF(ISBLANK([.$D$12]);&quot;&quot;;[.$D$12]);&quot;&quot;)">
            <text:p/>
          </table:table-cell>
          <table:table-cell table:formula="of:=IF(ISNUMBER(SEARCH(&quot;L&quot;;[.$K170]));IF(ISBLANK([.$D$13]);&quot;&quot;;[.$D$13]);&quot;&quot;)">
            <text:p/>
          </table:table-cell>
          <table:table-cell table:formula="of:=IF(ISNUMBER(SEARCH(&quot;M&quot;;[.$K170]));IF(ISBLANK([.$D$14]);&quot;&quot;;[.$D$14]);&quot;&quot;)">
            <text:p/>
          </table:table-cell>
          <table:table-cell table:formula="of:=IF(ISNUMBER(SEARCH(&quot;N&quot;;[.$K170]));IF(ISBLANK([.$D$15]);&quot;&quot;;[.$D$15]);&quot;&quot;)">
            <text:p/>
          </table:table-cell>
          <table:table-cell/>
          <table:table-cell table:formula="of:=IF(ISNUMBER(SEARCH(&quot;A&quot;;[.$K170]));IF(ISBLANK([.$E$2]);&quot;&quot;;[.$E$2]);&quot;&quot;)">
            <text:p/>
          </table:table-cell>
          <table:table-cell table:formula="of:=IF(ISNUMBER(SEARCH(&quot;B&quot;;[.$K170]));IF(ISBLANK([.$E$3]);&quot;&quot;;[.$E$3]);&quot;&quot;)">
            <text:p/>
          </table:table-cell>
          <table:table-cell table:formula="of:=IF(ISNUMBER(SEARCH(&quot;C&quot;;[.$K170]));IF(ISBLANK([.$E$4]);&quot;&quot;;[.$E$4]);&quot;&quot;)">
            <text:p/>
          </table:table-cell>
          <table:table-cell table:formula="of:=IF(ISNUMBER(SEARCH(&quot;D&quot;;[.$K170]));IF(ISBLANK([.$E$5]);&quot;&quot;;[.$E$5]);&quot;&quot;)">
            <text:p/>
          </table:table-cell>
          <table:table-cell table:formula="of:=IF(ISNUMBER(SEARCH(&quot;E&quot;;[.$K170]));IF(ISBLANK([.$E$6]);&quot;&quot;;[.$E$6]);&quot;&quot;)">
            <text:p/>
          </table:table-cell>
          <table:table-cell table:formula="of:=IF(ISNUMBER(SEARCH(&quot;F&quot;;[.$K170]));IF(ISBLANK([.$E$7]);&quot;&quot;;[.$E$7]);&quot;&quot;)">
            <text:p/>
          </table:table-cell>
          <table:table-cell table:formula="of:=IF(ISNUMBER(SEARCH(&quot;G&quot;;[.$K170]));IF(ISBLANK([.$E$8]);&quot;&quot;;[.$E$8]);&quot;&quot;)">
            <text:p/>
          </table:table-cell>
          <table:table-cell table:formula="of:=IF(ISNUMBER(SEARCH(&quot;H&quot;;[.$K170]));IF(ISBLANK([.$E$9]);&quot;&quot;;[.$E$9]);&quot;&quot;)">
            <text:p/>
          </table:table-cell>
          <table:table-cell table:formula="of:=IF(ISNUMBER(SEARCH(&quot;I&quot;;[.$K170]));IF(ISBLANK([.$E$10]);&quot;&quot;;[.$E$10]);&quot;&quot;)">
            <text:p/>
          </table:table-cell>
          <table:table-cell table:formula="of:=IF(ISNUMBER(SEARCH(&quot;J&quot;;[.$K170]));IF(ISBLANK([.$E$11]);&quot;&quot;;[.$E$11]);&quot;&quot;)">
            <text:p/>
          </table:table-cell>
          <table:table-cell table:formula="of:=IF(ISNUMBER(SEARCH(&quot;K&quot;;[.$K170]));IF(ISBLANK([.$E$12]);&quot;&quot;;[.$E$12]);&quot;&quot;)">
            <text:p/>
          </table:table-cell>
          <table:table-cell table:formula="of:=IF(ISNUMBER(SEARCH(&quot;L&quot;;[.$K170]));IF(ISBLANK([.$E$13]);&quot;&quot;;[.$E$13]);&quot;&quot;)">
            <text:p/>
          </table:table-cell>
          <table:table-cell table:formula="of:=IF(ISNUMBER(SEARCH(&quot;M&quot;;[.$K170]));IF(ISBLANK([.$E$14]);&quot;&quot;;[.$E$14]);&quot;&quot;)">
            <text:p/>
          </table:table-cell>
          <table:table-cell table:formula="of:=IF(ISNUMBER(SEARCH(&quot;N&quot;;[.$K170]));IF(ISBLANK([.$E$15]);&quot;&quot;;[.$E$15]);&quot;&quot;)">
            <text:p/>
          </table:table-cell>
          <table:table-cell/>
          <table:table-cell table:formula="of:=IF(ISNUMBER(SEARCH(&quot;A&quot;;[.$K170]));IF(ISBLANK([.$F$2]);&quot;&quot;;[.$F$2]);&quot;&quot;)">
            <text:p/>
          </table:table-cell>
          <table:table-cell table:formula="of:=IF(ISNUMBER(SEARCH(&quot;B&quot;;[.$K170]));IF(ISBLANK([.$F$3]);&quot;&quot;;[.$F$3]);&quot;&quot;)">
            <text:p/>
          </table:table-cell>
          <table:table-cell table:formula="of:=IF(ISNUMBER(SEARCH(&quot;C&quot;;[.$K170]));IF(ISBLANK([.$F$4]);&quot;&quot;;[.$F$4]);&quot;&quot;)">
            <text:p/>
          </table:table-cell>
          <table:table-cell table:formula="of:=IF(ISNUMBER(SEARCH(&quot;D&quot;;[.$K170]));IF(ISBLANK([.$F$5]);&quot;&quot;;[.$F$5]);&quot;&quot;)">
            <text:p/>
          </table:table-cell>
          <table:table-cell table:formula="of:=IF(ISNUMBER(SEARCH(&quot;E&quot;;[.$K170]));IF(ISBLANK([.$F$6]);&quot;&quot;;[.$F$6]);&quot;&quot;)">
            <text:p/>
          </table:table-cell>
          <table:table-cell table:formula="of:=IF(ISNUMBER(SEARCH(&quot;F&quot;;[.$K170]));IF(ISBLANK([.$F$7]);&quot;&quot;;[.$F$7]);&quot;&quot;)">
            <text:p/>
          </table:table-cell>
          <table:table-cell table:formula="of:=IF(ISNUMBER(SEARCH(&quot;G&quot;;[.$K170]));IF(ISBLANK([.$F$8]);&quot;&quot;;[.$F$8]);&quot;&quot;)">
            <text:p/>
          </table:table-cell>
          <table:table-cell table:formula="of:=IF(ISNUMBER(SEARCH(&quot;H&quot;;[.$K170]));IF(ISBLANK([.$F$9]);&quot;&quot;;[.$F$9]);&quot;&quot;)">
            <text:p/>
          </table:table-cell>
          <table:table-cell table:formula="of:=IF(ISNUMBER(SEARCH(&quot;I&quot;;[.$K170]));IF(ISBLANK([.$F$10]);&quot;&quot;;[.$F$10]);&quot;&quot;)">
            <text:p/>
          </table:table-cell>
          <table:table-cell table:formula="of:=IF(ISNUMBER(SEARCH(&quot;J&quot;;[.$K170]));IF(ISBLANK([.$F$11]);&quot;&quot;;[.$F$11]);&quot;&quot;)">
            <text:p/>
          </table:table-cell>
          <table:table-cell table:formula="of:=IF(ISNUMBER(SEARCH(&quot;K&quot;;[.$K170]));IF(ISBLANK([.$F$12]);&quot;&quot;;[.$F$12]);&quot;&quot;)">
            <text:p/>
          </table:table-cell>
          <table:table-cell table:formula="of:=IF(ISNUMBER(SEARCH(&quot;L&quot;;[.$K170]));IF(ISBLANK([.$F$13]);&quot;&quot;;[.$F$13]);&quot;&quot;)">
            <text:p/>
          </table:table-cell>
          <table:table-cell table:formula="of:=IF(ISNUMBER(SEARCH(&quot;M&quot;;[.$K170]));IF(ISBLANK([.$F$14]);&quot;&quot;;[.$F$14]);&quot;&quot;)">
            <text:p/>
          </table:table-cell>
          <table:table-cell table:formula="of:=IF(ISNUMBER(SEARCH(&quot;N&quot;;[.$K170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1:.$AD171])">
            <text:p/>
          </table:table-cell>
          <table:table-cell table:formula="of:=COM.MICROSOFT.CONCAT([.$AF171:.$AS171])">
            <text:p/>
          </table:table-cell>
          <table:table-cell table:formula="of:=COM.MICROSOFT.CONCAT([.$AU171:.$BH171])">
            <text:p/>
          </table:table-cell>
          <table:table-cell table:formula="of:=COUNTIF([.$K$1:.$K$1998];[.K171])" office:value-type="float" office:value="0" calcext:value-type="float">
            <text:p>0</text:p>
          </table:table-cell>
          <table:table-cell/>
          <table:table-cell table:formula="of:=IF(ISNUMBER(SEARCH(&quot;A&quot;;[.$K171]));IF(ISBLANK([.$D$2]);&quot;&quot;;[.$D$2]);&quot;&quot;)">
            <text:p/>
          </table:table-cell>
          <table:table-cell table:formula="of:=IF(ISNUMBER(SEARCH(&quot;B&quot;;[.$K171]));IF(ISBLANK([.$D$3]);&quot;&quot;;[.$D$3]);&quot;&quot;)">
            <text:p/>
          </table:table-cell>
          <table:table-cell table:formula="of:=IF(ISNUMBER(SEARCH(&quot;C&quot;;[.$K171]));IF(ISBLANK([.$D$4]);&quot;&quot;;[.$D$4]);&quot;&quot;)">
            <text:p/>
          </table:table-cell>
          <table:table-cell table:formula="of:=IF(ISNUMBER(SEARCH(&quot;D&quot;;[.$K171]));IF(ISBLANK([.$D$5]);&quot;&quot;;[.$D$5]);&quot;&quot;)">
            <text:p/>
          </table:table-cell>
          <table:table-cell table:formula="of:=IF(ISNUMBER(SEARCH(&quot;E&quot;;[.$K171]));IF(ISBLANK([.$D$6]);&quot;&quot;;[.$D$6]);&quot;&quot;)">
            <text:p/>
          </table:table-cell>
          <table:table-cell table:formula="of:=IF(ISNUMBER(SEARCH(&quot;F&quot;;[.$K171]));IF(ISBLANK([.$D$7]);&quot;&quot;;[.$D$7]);&quot;&quot;)">
            <text:p/>
          </table:table-cell>
          <table:table-cell table:formula="of:=IF(ISNUMBER(SEARCH(&quot;G&quot;;[.$K171]));IF(ISBLANK([.$D$8]);&quot;&quot;;[.$D$8]);&quot;&quot;)">
            <text:p/>
          </table:table-cell>
          <table:table-cell table:formula="of:=IF(ISNUMBER(SEARCH(&quot;H&quot;;[.$K171]));IF(ISBLANK([.$D$9]);&quot;&quot;;[.$D$9]);&quot;&quot;)">
            <text:p/>
          </table:table-cell>
          <table:table-cell table:formula="of:=IF(ISNUMBER(SEARCH(&quot;I&quot;;[.$K171]));IF(ISBLANK([.$D$10]);&quot;&quot;;[.$D$10]);&quot;&quot;)">
            <text:p/>
          </table:table-cell>
          <table:table-cell table:formula="of:=IF(ISNUMBER(SEARCH(&quot;J&quot;;[.$K171]));IF(ISBLANK([.$D$11]);&quot;&quot;;[.$D$11]);&quot;&quot;)">
            <text:p/>
          </table:table-cell>
          <table:table-cell table:formula="of:=IF(ISNUMBER(SEARCH(&quot;K&quot;;[.$K171]));IF(ISBLANK([.$D$12]);&quot;&quot;;[.$D$12]);&quot;&quot;)">
            <text:p/>
          </table:table-cell>
          <table:table-cell table:formula="of:=IF(ISNUMBER(SEARCH(&quot;L&quot;;[.$K171]));IF(ISBLANK([.$D$13]);&quot;&quot;;[.$D$13]);&quot;&quot;)">
            <text:p/>
          </table:table-cell>
          <table:table-cell table:formula="of:=IF(ISNUMBER(SEARCH(&quot;M&quot;;[.$K171]));IF(ISBLANK([.$D$14]);&quot;&quot;;[.$D$14]);&quot;&quot;)">
            <text:p/>
          </table:table-cell>
          <table:table-cell table:formula="of:=IF(ISNUMBER(SEARCH(&quot;N&quot;;[.$K171]));IF(ISBLANK([.$D$15]);&quot;&quot;;[.$D$15]);&quot;&quot;)">
            <text:p/>
          </table:table-cell>
          <table:table-cell/>
          <table:table-cell table:formula="of:=IF(ISNUMBER(SEARCH(&quot;A&quot;;[.$K171]));IF(ISBLANK([.$E$2]);&quot;&quot;;[.$E$2]);&quot;&quot;)">
            <text:p/>
          </table:table-cell>
          <table:table-cell table:formula="of:=IF(ISNUMBER(SEARCH(&quot;B&quot;;[.$K171]));IF(ISBLANK([.$E$3]);&quot;&quot;;[.$E$3]);&quot;&quot;)">
            <text:p/>
          </table:table-cell>
          <table:table-cell table:formula="of:=IF(ISNUMBER(SEARCH(&quot;C&quot;;[.$K171]));IF(ISBLANK([.$E$4]);&quot;&quot;;[.$E$4]);&quot;&quot;)">
            <text:p/>
          </table:table-cell>
          <table:table-cell table:formula="of:=IF(ISNUMBER(SEARCH(&quot;D&quot;;[.$K171]));IF(ISBLANK([.$E$5]);&quot;&quot;;[.$E$5]);&quot;&quot;)">
            <text:p/>
          </table:table-cell>
          <table:table-cell table:formula="of:=IF(ISNUMBER(SEARCH(&quot;E&quot;;[.$K171]));IF(ISBLANK([.$E$6]);&quot;&quot;;[.$E$6]);&quot;&quot;)">
            <text:p/>
          </table:table-cell>
          <table:table-cell table:formula="of:=IF(ISNUMBER(SEARCH(&quot;F&quot;;[.$K171]));IF(ISBLANK([.$E$7]);&quot;&quot;;[.$E$7]);&quot;&quot;)">
            <text:p/>
          </table:table-cell>
          <table:table-cell table:formula="of:=IF(ISNUMBER(SEARCH(&quot;G&quot;;[.$K171]));IF(ISBLANK([.$E$8]);&quot;&quot;;[.$E$8]);&quot;&quot;)">
            <text:p/>
          </table:table-cell>
          <table:table-cell table:formula="of:=IF(ISNUMBER(SEARCH(&quot;H&quot;;[.$K171]));IF(ISBLANK([.$E$9]);&quot;&quot;;[.$E$9]);&quot;&quot;)">
            <text:p/>
          </table:table-cell>
          <table:table-cell table:formula="of:=IF(ISNUMBER(SEARCH(&quot;I&quot;;[.$K171]));IF(ISBLANK([.$E$10]);&quot;&quot;;[.$E$10]);&quot;&quot;)">
            <text:p/>
          </table:table-cell>
          <table:table-cell table:formula="of:=IF(ISNUMBER(SEARCH(&quot;J&quot;;[.$K171]));IF(ISBLANK([.$E$11]);&quot;&quot;;[.$E$11]);&quot;&quot;)">
            <text:p/>
          </table:table-cell>
          <table:table-cell table:formula="of:=IF(ISNUMBER(SEARCH(&quot;K&quot;;[.$K171]));IF(ISBLANK([.$E$12]);&quot;&quot;;[.$E$12]);&quot;&quot;)">
            <text:p/>
          </table:table-cell>
          <table:table-cell table:formula="of:=IF(ISNUMBER(SEARCH(&quot;L&quot;;[.$K171]));IF(ISBLANK([.$E$13]);&quot;&quot;;[.$E$13]);&quot;&quot;)">
            <text:p/>
          </table:table-cell>
          <table:table-cell table:formula="of:=IF(ISNUMBER(SEARCH(&quot;M&quot;;[.$K171]));IF(ISBLANK([.$E$14]);&quot;&quot;;[.$E$14]);&quot;&quot;)">
            <text:p/>
          </table:table-cell>
          <table:table-cell table:formula="of:=IF(ISNUMBER(SEARCH(&quot;N&quot;;[.$K171]));IF(ISBLANK([.$E$15]);&quot;&quot;;[.$E$15]);&quot;&quot;)">
            <text:p/>
          </table:table-cell>
          <table:table-cell/>
          <table:table-cell table:formula="of:=IF(ISNUMBER(SEARCH(&quot;A&quot;;[.$K171]));IF(ISBLANK([.$F$2]);&quot;&quot;;[.$F$2]);&quot;&quot;)">
            <text:p/>
          </table:table-cell>
          <table:table-cell table:formula="of:=IF(ISNUMBER(SEARCH(&quot;B&quot;;[.$K171]));IF(ISBLANK([.$F$3]);&quot;&quot;;[.$F$3]);&quot;&quot;)">
            <text:p/>
          </table:table-cell>
          <table:table-cell table:formula="of:=IF(ISNUMBER(SEARCH(&quot;C&quot;;[.$K171]));IF(ISBLANK([.$F$4]);&quot;&quot;;[.$F$4]);&quot;&quot;)">
            <text:p/>
          </table:table-cell>
          <table:table-cell table:formula="of:=IF(ISNUMBER(SEARCH(&quot;D&quot;;[.$K171]));IF(ISBLANK([.$F$5]);&quot;&quot;;[.$F$5]);&quot;&quot;)">
            <text:p/>
          </table:table-cell>
          <table:table-cell table:formula="of:=IF(ISNUMBER(SEARCH(&quot;E&quot;;[.$K171]));IF(ISBLANK([.$F$6]);&quot;&quot;;[.$F$6]);&quot;&quot;)">
            <text:p/>
          </table:table-cell>
          <table:table-cell table:formula="of:=IF(ISNUMBER(SEARCH(&quot;F&quot;;[.$K171]));IF(ISBLANK([.$F$7]);&quot;&quot;;[.$F$7]);&quot;&quot;)">
            <text:p/>
          </table:table-cell>
          <table:table-cell table:formula="of:=IF(ISNUMBER(SEARCH(&quot;G&quot;;[.$K171]));IF(ISBLANK([.$F$8]);&quot;&quot;;[.$F$8]);&quot;&quot;)">
            <text:p/>
          </table:table-cell>
          <table:table-cell table:formula="of:=IF(ISNUMBER(SEARCH(&quot;H&quot;;[.$K171]));IF(ISBLANK([.$F$9]);&quot;&quot;;[.$F$9]);&quot;&quot;)">
            <text:p/>
          </table:table-cell>
          <table:table-cell table:formula="of:=IF(ISNUMBER(SEARCH(&quot;I&quot;;[.$K171]));IF(ISBLANK([.$F$10]);&quot;&quot;;[.$F$10]);&quot;&quot;)">
            <text:p/>
          </table:table-cell>
          <table:table-cell table:formula="of:=IF(ISNUMBER(SEARCH(&quot;J&quot;;[.$K171]));IF(ISBLANK([.$F$11]);&quot;&quot;;[.$F$11]);&quot;&quot;)">
            <text:p/>
          </table:table-cell>
          <table:table-cell table:formula="of:=IF(ISNUMBER(SEARCH(&quot;K&quot;;[.$K171]));IF(ISBLANK([.$F$12]);&quot;&quot;;[.$F$12]);&quot;&quot;)">
            <text:p/>
          </table:table-cell>
          <table:table-cell table:formula="of:=IF(ISNUMBER(SEARCH(&quot;L&quot;;[.$K171]));IF(ISBLANK([.$F$13]);&quot;&quot;;[.$F$13]);&quot;&quot;)">
            <text:p/>
          </table:table-cell>
          <table:table-cell table:formula="of:=IF(ISNUMBER(SEARCH(&quot;M&quot;;[.$K171]));IF(ISBLANK([.$F$14]);&quot;&quot;;[.$F$14]);&quot;&quot;)">
            <text:p/>
          </table:table-cell>
          <table:table-cell table:formula="of:=IF(ISNUMBER(SEARCH(&quot;N&quot;;[.$K171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2:.$AD172])">
            <text:p/>
          </table:table-cell>
          <table:table-cell table:formula="of:=COM.MICROSOFT.CONCAT([.$AF172:.$AS172])">
            <text:p/>
          </table:table-cell>
          <table:table-cell table:formula="of:=COM.MICROSOFT.CONCAT([.$AU172:.$BH172])">
            <text:p/>
          </table:table-cell>
          <table:table-cell table:formula="of:=COUNTIF([.$K$1:.$K$1998];[.K172])" office:value-type="float" office:value="0" calcext:value-type="float">
            <text:p>0</text:p>
          </table:table-cell>
          <table:table-cell/>
          <table:table-cell table:formula="of:=IF(ISNUMBER(SEARCH(&quot;A&quot;;[.$K172]));IF(ISBLANK([.$D$2]);&quot;&quot;;[.$D$2]);&quot;&quot;)">
            <text:p/>
          </table:table-cell>
          <table:table-cell table:formula="of:=IF(ISNUMBER(SEARCH(&quot;B&quot;;[.$K172]));IF(ISBLANK([.$D$3]);&quot;&quot;;[.$D$3]);&quot;&quot;)">
            <text:p/>
          </table:table-cell>
          <table:table-cell table:formula="of:=IF(ISNUMBER(SEARCH(&quot;C&quot;;[.$K172]));IF(ISBLANK([.$D$4]);&quot;&quot;;[.$D$4]);&quot;&quot;)">
            <text:p/>
          </table:table-cell>
          <table:table-cell table:formula="of:=IF(ISNUMBER(SEARCH(&quot;D&quot;;[.$K172]));IF(ISBLANK([.$D$5]);&quot;&quot;;[.$D$5]);&quot;&quot;)">
            <text:p/>
          </table:table-cell>
          <table:table-cell table:formula="of:=IF(ISNUMBER(SEARCH(&quot;E&quot;;[.$K172]));IF(ISBLANK([.$D$6]);&quot;&quot;;[.$D$6]);&quot;&quot;)">
            <text:p/>
          </table:table-cell>
          <table:table-cell table:formula="of:=IF(ISNUMBER(SEARCH(&quot;F&quot;;[.$K172]));IF(ISBLANK([.$D$7]);&quot;&quot;;[.$D$7]);&quot;&quot;)">
            <text:p/>
          </table:table-cell>
          <table:table-cell table:formula="of:=IF(ISNUMBER(SEARCH(&quot;G&quot;;[.$K172]));IF(ISBLANK([.$D$8]);&quot;&quot;;[.$D$8]);&quot;&quot;)">
            <text:p/>
          </table:table-cell>
          <table:table-cell table:formula="of:=IF(ISNUMBER(SEARCH(&quot;H&quot;;[.$K172]));IF(ISBLANK([.$D$9]);&quot;&quot;;[.$D$9]);&quot;&quot;)">
            <text:p/>
          </table:table-cell>
          <table:table-cell table:formula="of:=IF(ISNUMBER(SEARCH(&quot;I&quot;;[.$K172]));IF(ISBLANK([.$D$10]);&quot;&quot;;[.$D$10]);&quot;&quot;)">
            <text:p/>
          </table:table-cell>
          <table:table-cell table:formula="of:=IF(ISNUMBER(SEARCH(&quot;J&quot;;[.$K172]));IF(ISBLANK([.$D$11]);&quot;&quot;;[.$D$11]);&quot;&quot;)">
            <text:p/>
          </table:table-cell>
          <table:table-cell table:formula="of:=IF(ISNUMBER(SEARCH(&quot;K&quot;;[.$K172]));IF(ISBLANK([.$D$12]);&quot;&quot;;[.$D$12]);&quot;&quot;)">
            <text:p/>
          </table:table-cell>
          <table:table-cell table:formula="of:=IF(ISNUMBER(SEARCH(&quot;L&quot;;[.$K172]));IF(ISBLANK([.$D$13]);&quot;&quot;;[.$D$13]);&quot;&quot;)">
            <text:p/>
          </table:table-cell>
          <table:table-cell table:formula="of:=IF(ISNUMBER(SEARCH(&quot;M&quot;;[.$K172]));IF(ISBLANK([.$D$14]);&quot;&quot;;[.$D$14]);&quot;&quot;)">
            <text:p/>
          </table:table-cell>
          <table:table-cell table:formula="of:=IF(ISNUMBER(SEARCH(&quot;N&quot;;[.$K172]));IF(ISBLANK([.$D$15]);&quot;&quot;;[.$D$15]);&quot;&quot;)">
            <text:p/>
          </table:table-cell>
          <table:table-cell/>
          <table:table-cell table:formula="of:=IF(ISNUMBER(SEARCH(&quot;A&quot;;[.$K172]));IF(ISBLANK([.$E$2]);&quot;&quot;;[.$E$2]);&quot;&quot;)">
            <text:p/>
          </table:table-cell>
          <table:table-cell table:formula="of:=IF(ISNUMBER(SEARCH(&quot;B&quot;;[.$K172]));IF(ISBLANK([.$E$3]);&quot;&quot;;[.$E$3]);&quot;&quot;)">
            <text:p/>
          </table:table-cell>
          <table:table-cell table:formula="of:=IF(ISNUMBER(SEARCH(&quot;C&quot;;[.$K172]));IF(ISBLANK([.$E$4]);&quot;&quot;;[.$E$4]);&quot;&quot;)">
            <text:p/>
          </table:table-cell>
          <table:table-cell table:formula="of:=IF(ISNUMBER(SEARCH(&quot;D&quot;;[.$K172]));IF(ISBLANK([.$E$5]);&quot;&quot;;[.$E$5]);&quot;&quot;)">
            <text:p/>
          </table:table-cell>
          <table:table-cell table:formula="of:=IF(ISNUMBER(SEARCH(&quot;E&quot;;[.$K172]));IF(ISBLANK([.$E$6]);&quot;&quot;;[.$E$6]);&quot;&quot;)">
            <text:p/>
          </table:table-cell>
          <table:table-cell table:formula="of:=IF(ISNUMBER(SEARCH(&quot;F&quot;;[.$K172]));IF(ISBLANK([.$E$7]);&quot;&quot;;[.$E$7]);&quot;&quot;)">
            <text:p/>
          </table:table-cell>
          <table:table-cell table:formula="of:=IF(ISNUMBER(SEARCH(&quot;G&quot;;[.$K172]));IF(ISBLANK([.$E$8]);&quot;&quot;;[.$E$8]);&quot;&quot;)">
            <text:p/>
          </table:table-cell>
          <table:table-cell table:formula="of:=IF(ISNUMBER(SEARCH(&quot;H&quot;;[.$K172]));IF(ISBLANK([.$E$9]);&quot;&quot;;[.$E$9]);&quot;&quot;)">
            <text:p/>
          </table:table-cell>
          <table:table-cell table:formula="of:=IF(ISNUMBER(SEARCH(&quot;I&quot;;[.$K172]));IF(ISBLANK([.$E$10]);&quot;&quot;;[.$E$10]);&quot;&quot;)">
            <text:p/>
          </table:table-cell>
          <table:table-cell table:formula="of:=IF(ISNUMBER(SEARCH(&quot;J&quot;;[.$K172]));IF(ISBLANK([.$E$11]);&quot;&quot;;[.$E$11]);&quot;&quot;)">
            <text:p/>
          </table:table-cell>
          <table:table-cell table:formula="of:=IF(ISNUMBER(SEARCH(&quot;K&quot;;[.$K172]));IF(ISBLANK([.$E$12]);&quot;&quot;;[.$E$12]);&quot;&quot;)">
            <text:p/>
          </table:table-cell>
          <table:table-cell table:formula="of:=IF(ISNUMBER(SEARCH(&quot;L&quot;;[.$K172]));IF(ISBLANK([.$E$13]);&quot;&quot;;[.$E$13]);&quot;&quot;)">
            <text:p/>
          </table:table-cell>
          <table:table-cell table:formula="of:=IF(ISNUMBER(SEARCH(&quot;M&quot;;[.$K172]));IF(ISBLANK([.$E$14]);&quot;&quot;;[.$E$14]);&quot;&quot;)">
            <text:p/>
          </table:table-cell>
          <table:table-cell table:formula="of:=IF(ISNUMBER(SEARCH(&quot;N&quot;;[.$K172]));IF(ISBLANK([.$E$15]);&quot;&quot;;[.$E$15]);&quot;&quot;)">
            <text:p/>
          </table:table-cell>
          <table:table-cell/>
          <table:table-cell table:formula="of:=IF(ISNUMBER(SEARCH(&quot;A&quot;;[.$K172]));IF(ISBLANK([.$F$2]);&quot;&quot;;[.$F$2]);&quot;&quot;)">
            <text:p/>
          </table:table-cell>
          <table:table-cell table:formula="of:=IF(ISNUMBER(SEARCH(&quot;B&quot;;[.$K172]));IF(ISBLANK([.$F$3]);&quot;&quot;;[.$F$3]);&quot;&quot;)">
            <text:p/>
          </table:table-cell>
          <table:table-cell table:formula="of:=IF(ISNUMBER(SEARCH(&quot;C&quot;;[.$K172]));IF(ISBLANK([.$F$4]);&quot;&quot;;[.$F$4]);&quot;&quot;)">
            <text:p/>
          </table:table-cell>
          <table:table-cell table:formula="of:=IF(ISNUMBER(SEARCH(&quot;D&quot;;[.$K172]));IF(ISBLANK([.$F$5]);&quot;&quot;;[.$F$5]);&quot;&quot;)">
            <text:p/>
          </table:table-cell>
          <table:table-cell table:formula="of:=IF(ISNUMBER(SEARCH(&quot;E&quot;;[.$K172]));IF(ISBLANK([.$F$6]);&quot;&quot;;[.$F$6]);&quot;&quot;)">
            <text:p/>
          </table:table-cell>
          <table:table-cell table:formula="of:=IF(ISNUMBER(SEARCH(&quot;F&quot;;[.$K172]));IF(ISBLANK([.$F$7]);&quot;&quot;;[.$F$7]);&quot;&quot;)">
            <text:p/>
          </table:table-cell>
          <table:table-cell table:formula="of:=IF(ISNUMBER(SEARCH(&quot;G&quot;;[.$K172]));IF(ISBLANK([.$F$8]);&quot;&quot;;[.$F$8]);&quot;&quot;)">
            <text:p/>
          </table:table-cell>
          <table:table-cell table:formula="of:=IF(ISNUMBER(SEARCH(&quot;H&quot;;[.$K172]));IF(ISBLANK([.$F$9]);&quot;&quot;;[.$F$9]);&quot;&quot;)">
            <text:p/>
          </table:table-cell>
          <table:table-cell table:formula="of:=IF(ISNUMBER(SEARCH(&quot;I&quot;;[.$K172]));IF(ISBLANK([.$F$10]);&quot;&quot;;[.$F$10]);&quot;&quot;)">
            <text:p/>
          </table:table-cell>
          <table:table-cell table:formula="of:=IF(ISNUMBER(SEARCH(&quot;J&quot;;[.$K172]));IF(ISBLANK([.$F$11]);&quot;&quot;;[.$F$11]);&quot;&quot;)">
            <text:p/>
          </table:table-cell>
          <table:table-cell table:formula="of:=IF(ISNUMBER(SEARCH(&quot;K&quot;;[.$K172]));IF(ISBLANK([.$F$12]);&quot;&quot;;[.$F$12]);&quot;&quot;)">
            <text:p/>
          </table:table-cell>
          <table:table-cell table:formula="of:=IF(ISNUMBER(SEARCH(&quot;L&quot;;[.$K172]));IF(ISBLANK([.$F$13]);&quot;&quot;;[.$F$13]);&quot;&quot;)">
            <text:p/>
          </table:table-cell>
          <table:table-cell table:formula="of:=IF(ISNUMBER(SEARCH(&quot;M&quot;;[.$K172]));IF(ISBLANK([.$F$14]);&quot;&quot;;[.$F$14]);&quot;&quot;)">
            <text:p/>
          </table:table-cell>
          <table:table-cell table:formula="of:=IF(ISNUMBER(SEARCH(&quot;N&quot;;[.$K172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3:.$AD173])">
            <text:p/>
          </table:table-cell>
          <table:table-cell table:formula="of:=COM.MICROSOFT.CONCAT([.$AF173:.$AS173])">
            <text:p/>
          </table:table-cell>
          <table:table-cell table:formula="of:=COM.MICROSOFT.CONCAT([.$AU173:.$BH173])">
            <text:p/>
          </table:table-cell>
          <table:table-cell table:formula="of:=COUNTIF([.$K$1:.$K$1998];[.K173])" office:value-type="float" office:value="0" calcext:value-type="float">
            <text:p>0</text:p>
          </table:table-cell>
          <table:table-cell/>
          <table:table-cell table:formula="of:=IF(ISNUMBER(SEARCH(&quot;A&quot;;[.$K173]));IF(ISBLANK([.$D$2]);&quot;&quot;;[.$D$2]);&quot;&quot;)">
            <text:p/>
          </table:table-cell>
          <table:table-cell table:formula="of:=IF(ISNUMBER(SEARCH(&quot;B&quot;;[.$K173]));IF(ISBLANK([.$D$3]);&quot;&quot;;[.$D$3]);&quot;&quot;)">
            <text:p/>
          </table:table-cell>
          <table:table-cell table:formula="of:=IF(ISNUMBER(SEARCH(&quot;C&quot;;[.$K173]));IF(ISBLANK([.$D$4]);&quot;&quot;;[.$D$4]);&quot;&quot;)">
            <text:p/>
          </table:table-cell>
          <table:table-cell table:formula="of:=IF(ISNUMBER(SEARCH(&quot;D&quot;;[.$K173]));IF(ISBLANK([.$D$5]);&quot;&quot;;[.$D$5]);&quot;&quot;)">
            <text:p/>
          </table:table-cell>
          <table:table-cell table:formula="of:=IF(ISNUMBER(SEARCH(&quot;E&quot;;[.$K173]));IF(ISBLANK([.$D$6]);&quot;&quot;;[.$D$6]);&quot;&quot;)">
            <text:p/>
          </table:table-cell>
          <table:table-cell table:formula="of:=IF(ISNUMBER(SEARCH(&quot;F&quot;;[.$K173]));IF(ISBLANK([.$D$7]);&quot;&quot;;[.$D$7]);&quot;&quot;)">
            <text:p/>
          </table:table-cell>
          <table:table-cell table:formula="of:=IF(ISNUMBER(SEARCH(&quot;G&quot;;[.$K173]));IF(ISBLANK([.$D$8]);&quot;&quot;;[.$D$8]);&quot;&quot;)">
            <text:p/>
          </table:table-cell>
          <table:table-cell table:formula="of:=IF(ISNUMBER(SEARCH(&quot;H&quot;;[.$K173]));IF(ISBLANK([.$D$9]);&quot;&quot;;[.$D$9]);&quot;&quot;)">
            <text:p/>
          </table:table-cell>
          <table:table-cell table:formula="of:=IF(ISNUMBER(SEARCH(&quot;I&quot;;[.$K173]));IF(ISBLANK([.$D$10]);&quot;&quot;;[.$D$10]);&quot;&quot;)">
            <text:p/>
          </table:table-cell>
          <table:table-cell table:formula="of:=IF(ISNUMBER(SEARCH(&quot;J&quot;;[.$K173]));IF(ISBLANK([.$D$11]);&quot;&quot;;[.$D$11]);&quot;&quot;)">
            <text:p/>
          </table:table-cell>
          <table:table-cell table:formula="of:=IF(ISNUMBER(SEARCH(&quot;K&quot;;[.$K173]));IF(ISBLANK([.$D$12]);&quot;&quot;;[.$D$12]);&quot;&quot;)">
            <text:p/>
          </table:table-cell>
          <table:table-cell table:formula="of:=IF(ISNUMBER(SEARCH(&quot;L&quot;;[.$K173]));IF(ISBLANK([.$D$13]);&quot;&quot;;[.$D$13]);&quot;&quot;)">
            <text:p/>
          </table:table-cell>
          <table:table-cell table:formula="of:=IF(ISNUMBER(SEARCH(&quot;M&quot;;[.$K173]));IF(ISBLANK([.$D$14]);&quot;&quot;;[.$D$14]);&quot;&quot;)">
            <text:p/>
          </table:table-cell>
          <table:table-cell table:formula="of:=IF(ISNUMBER(SEARCH(&quot;N&quot;;[.$K173]));IF(ISBLANK([.$D$15]);&quot;&quot;;[.$D$15]);&quot;&quot;)">
            <text:p/>
          </table:table-cell>
          <table:table-cell/>
          <table:table-cell table:formula="of:=IF(ISNUMBER(SEARCH(&quot;A&quot;;[.$K173]));IF(ISBLANK([.$E$2]);&quot;&quot;;[.$E$2]);&quot;&quot;)">
            <text:p/>
          </table:table-cell>
          <table:table-cell table:formula="of:=IF(ISNUMBER(SEARCH(&quot;B&quot;;[.$K173]));IF(ISBLANK([.$E$3]);&quot;&quot;;[.$E$3]);&quot;&quot;)">
            <text:p/>
          </table:table-cell>
          <table:table-cell table:formula="of:=IF(ISNUMBER(SEARCH(&quot;C&quot;;[.$K173]));IF(ISBLANK([.$E$4]);&quot;&quot;;[.$E$4]);&quot;&quot;)">
            <text:p/>
          </table:table-cell>
          <table:table-cell table:formula="of:=IF(ISNUMBER(SEARCH(&quot;D&quot;;[.$K173]));IF(ISBLANK([.$E$5]);&quot;&quot;;[.$E$5]);&quot;&quot;)">
            <text:p/>
          </table:table-cell>
          <table:table-cell table:formula="of:=IF(ISNUMBER(SEARCH(&quot;E&quot;;[.$K173]));IF(ISBLANK([.$E$6]);&quot;&quot;;[.$E$6]);&quot;&quot;)">
            <text:p/>
          </table:table-cell>
          <table:table-cell table:formula="of:=IF(ISNUMBER(SEARCH(&quot;F&quot;;[.$K173]));IF(ISBLANK([.$E$7]);&quot;&quot;;[.$E$7]);&quot;&quot;)">
            <text:p/>
          </table:table-cell>
          <table:table-cell table:formula="of:=IF(ISNUMBER(SEARCH(&quot;G&quot;;[.$K173]));IF(ISBLANK([.$E$8]);&quot;&quot;;[.$E$8]);&quot;&quot;)">
            <text:p/>
          </table:table-cell>
          <table:table-cell table:formula="of:=IF(ISNUMBER(SEARCH(&quot;H&quot;;[.$K173]));IF(ISBLANK([.$E$9]);&quot;&quot;;[.$E$9]);&quot;&quot;)">
            <text:p/>
          </table:table-cell>
          <table:table-cell table:formula="of:=IF(ISNUMBER(SEARCH(&quot;I&quot;;[.$K173]));IF(ISBLANK([.$E$10]);&quot;&quot;;[.$E$10]);&quot;&quot;)">
            <text:p/>
          </table:table-cell>
          <table:table-cell table:formula="of:=IF(ISNUMBER(SEARCH(&quot;J&quot;;[.$K173]));IF(ISBLANK([.$E$11]);&quot;&quot;;[.$E$11]);&quot;&quot;)">
            <text:p/>
          </table:table-cell>
          <table:table-cell table:formula="of:=IF(ISNUMBER(SEARCH(&quot;K&quot;;[.$K173]));IF(ISBLANK([.$E$12]);&quot;&quot;;[.$E$12]);&quot;&quot;)">
            <text:p/>
          </table:table-cell>
          <table:table-cell table:formula="of:=IF(ISNUMBER(SEARCH(&quot;L&quot;;[.$K173]));IF(ISBLANK([.$E$13]);&quot;&quot;;[.$E$13]);&quot;&quot;)">
            <text:p/>
          </table:table-cell>
          <table:table-cell table:formula="of:=IF(ISNUMBER(SEARCH(&quot;M&quot;;[.$K173]));IF(ISBLANK([.$E$14]);&quot;&quot;;[.$E$14]);&quot;&quot;)">
            <text:p/>
          </table:table-cell>
          <table:table-cell table:formula="of:=IF(ISNUMBER(SEARCH(&quot;N&quot;;[.$K173]));IF(ISBLANK([.$E$15]);&quot;&quot;;[.$E$15]);&quot;&quot;)">
            <text:p/>
          </table:table-cell>
          <table:table-cell/>
          <table:table-cell table:formula="of:=IF(ISNUMBER(SEARCH(&quot;A&quot;;[.$K173]));IF(ISBLANK([.$F$2]);&quot;&quot;;[.$F$2]);&quot;&quot;)">
            <text:p/>
          </table:table-cell>
          <table:table-cell table:formula="of:=IF(ISNUMBER(SEARCH(&quot;B&quot;;[.$K173]));IF(ISBLANK([.$F$3]);&quot;&quot;;[.$F$3]);&quot;&quot;)">
            <text:p/>
          </table:table-cell>
          <table:table-cell table:formula="of:=IF(ISNUMBER(SEARCH(&quot;C&quot;;[.$K173]));IF(ISBLANK([.$F$4]);&quot;&quot;;[.$F$4]);&quot;&quot;)">
            <text:p/>
          </table:table-cell>
          <table:table-cell table:formula="of:=IF(ISNUMBER(SEARCH(&quot;D&quot;;[.$K173]));IF(ISBLANK([.$F$5]);&quot;&quot;;[.$F$5]);&quot;&quot;)">
            <text:p/>
          </table:table-cell>
          <table:table-cell table:formula="of:=IF(ISNUMBER(SEARCH(&quot;E&quot;;[.$K173]));IF(ISBLANK([.$F$6]);&quot;&quot;;[.$F$6]);&quot;&quot;)">
            <text:p/>
          </table:table-cell>
          <table:table-cell table:formula="of:=IF(ISNUMBER(SEARCH(&quot;F&quot;;[.$K173]));IF(ISBLANK([.$F$7]);&quot;&quot;;[.$F$7]);&quot;&quot;)">
            <text:p/>
          </table:table-cell>
          <table:table-cell table:formula="of:=IF(ISNUMBER(SEARCH(&quot;G&quot;;[.$K173]));IF(ISBLANK([.$F$8]);&quot;&quot;;[.$F$8]);&quot;&quot;)">
            <text:p/>
          </table:table-cell>
          <table:table-cell table:formula="of:=IF(ISNUMBER(SEARCH(&quot;H&quot;;[.$K173]));IF(ISBLANK([.$F$9]);&quot;&quot;;[.$F$9]);&quot;&quot;)">
            <text:p/>
          </table:table-cell>
          <table:table-cell table:formula="of:=IF(ISNUMBER(SEARCH(&quot;I&quot;;[.$K173]));IF(ISBLANK([.$F$10]);&quot;&quot;;[.$F$10]);&quot;&quot;)">
            <text:p/>
          </table:table-cell>
          <table:table-cell table:formula="of:=IF(ISNUMBER(SEARCH(&quot;J&quot;;[.$K173]));IF(ISBLANK([.$F$11]);&quot;&quot;;[.$F$11]);&quot;&quot;)">
            <text:p/>
          </table:table-cell>
          <table:table-cell table:formula="of:=IF(ISNUMBER(SEARCH(&quot;K&quot;;[.$K173]));IF(ISBLANK([.$F$12]);&quot;&quot;;[.$F$12]);&quot;&quot;)">
            <text:p/>
          </table:table-cell>
          <table:table-cell table:formula="of:=IF(ISNUMBER(SEARCH(&quot;L&quot;;[.$K173]));IF(ISBLANK([.$F$13]);&quot;&quot;;[.$F$13]);&quot;&quot;)">
            <text:p/>
          </table:table-cell>
          <table:table-cell table:formula="of:=IF(ISNUMBER(SEARCH(&quot;M&quot;;[.$K173]));IF(ISBLANK([.$F$14]);&quot;&quot;;[.$F$14]);&quot;&quot;)">
            <text:p/>
          </table:table-cell>
          <table:table-cell table:formula="of:=IF(ISNUMBER(SEARCH(&quot;N&quot;;[.$K173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4:.$AD174])">
            <text:p/>
          </table:table-cell>
          <table:table-cell table:formula="of:=COM.MICROSOFT.CONCAT([.$AF174:.$AS174])">
            <text:p/>
          </table:table-cell>
          <table:table-cell table:formula="of:=COM.MICROSOFT.CONCAT([.$AU174:.$BH174])">
            <text:p/>
          </table:table-cell>
          <table:table-cell table:formula="of:=COUNTIF([.$K$1:.$K$1998];[.K174])" office:value-type="float" office:value="0" calcext:value-type="float">
            <text:p>0</text:p>
          </table:table-cell>
          <table:table-cell/>
          <table:table-cell table:formula="of:=IF(ISNUMBER(SEARCH(&quot;A&quot;;[.$K174]));IF(ISBLANK([.$D$2]);&quot;&quot;;[.$D$2]);&quot;&quot;)">
            <text:p/>
          </table:table-cell>
          <table:table-cell table:formula="of:=IF(ISNUMBER(SEARCH(&quot;B&quot;;[.$K174]));IF(ISBLANK([.$D$3]);&quot;&quot;;[.$D$3]);&quot;&quot;)">
            <text:p/>
          </table:table-cell>
          <table:table-cell table:formula="of:=IF(ISNUMBER(SEARCH(&quot;C&quot;;[.$K174]));IF(ISBLANK([.$D$4]);&quot;&quot;;[.$D$4]);&quot;&quot;)">
            <text:p/>
          </table:table-cell>
          <table:table-cell table:formula="of:=IF(ISNUMBER(SEARCH(&quot;D&quot;;[.$K174]));IF(ISBLANK([.$D$5]);&quot;&quot;;[.$D$5]);&quot;&quot;)">
            <text:p/>
          </table:table-cell>
          <table:table-cell table:formula="of:=IF(ISNUMBER(SEARCH(&quot;E&quot;;[.$K174]));IF(ISBLANK([.$D$6]);&quot;&quot;;[.$D$6]);&quot;&quot;)">
            <text:p/>
          </table:table-cell>
          <table:table-cell table:formula="of:=IF(ISNUMBER(SEARCH(&quot;F&quot;;[.$K174]));IF(ISBLANK([.$D$7]);&quot;&quot;;[.$D$7]);&quot;&quot;)">
            <text:p/>
          </table:table-cell>
          <table:table-cell table:formula="of:=IF(ISNUMBER(SEARCH(&quot;G&quot;;[.$K174]));IF(ISBLANK([.$D$8]);&quot;&quot;;[.$D$8]);&quot;&quot;)">
            <text:p/>
          </table:table-cell>
          <table:table-cell table:formula="of:=IF(ISNUMBER(SEARCH(&quot;H&quot;;[.$K174]));IF(ISBLANK([.$D$9]);&quot;&quot;;[.$D$9]);&quot;&quot;)">
            <text:p/>
          </table:table-cell>
          <table:table-cell table:formula="of:=IF(ISNUMBER(SEARCH(&quot;I&quot;;[.$K174]));IF(ISBLANK([.$D$10]);&quot;&quot;;[.$D$10]);&quot;&quot;)">
            <text:p/>
          </table:table-cell>
          <table:table-cell table:formula="of:=IF(ISNUMBER(SEARCH(&quot;J&quot;;[.$K174]));IF(ISBLANK([.$D$11]);&quot;&quot;;[.$D$11]);&quot;&quot;)">
            <text:p/>
          </table:table-cell>
          <table:table-cell table:formula="of:=IF(ISNUMBER(SEARCH(&quot;K&quot;;[.$K174]));IF(ISBLANK([.$D$12]);&quot;&quot;;[.$D$12]);&quot;&quot;)">
            <text:p/>
          </table:table-cell>
          <table:table-cell table:formula="of:=IF(ISNUMBER(SEARCH(&quot;L&quot;;[.$K174]));IF(ISBLANK([.$D$13]);&quot;&quot;;[.$D$13]);&quot;&quot;)">
            <text:p/>
          </table:table-cell>
          <table:table-cell table:formula="of:=IF(ISNUMBER(SEARCH(&quot;M&quot;;[.$K174]));IF(ISBLANK([.$D$14]);&quot;&quot;;[.$D$14]);&quot;&quot;)">
            <text:p/>
          </table:table-cell>
          <table:table-cell table:formula="of:=IF(ISNUMBER(SEARCH(&quot;N&quot;;[.$K174]));IF(ISBLANK([.$D$15]);&quot;&quot;;[.$D$15]);&quot;&quot;)">
            <text:p/>
          </table:table-cell>
          <table:table-cell/>
          <table:table-cell table:formula="of:=IF(ISNUMBER(SEARCH(&quot;A&quot;;[.$K174]));IF(ISBLANK([.$E$2]);&quot;&quot;;[.$E$2]);&quot;&quot;)">
            <text:p/>
          </table:table-cell>
          <table:table-cell table:formula="of:=IF(ISNUMBER(SEARCH(&quot;B&quot;;[.$K174]));IF(ISBLANK([.$E$3]);&quot;&quot;;[.$E$3]);&quot;&quot;)">
            <text:p/>
          </table:table-cell>
          <table:table-cell table:formula="of:=IF(ISNUMBER(SEARCH(&quot;C&quot;;[.$K174]));IF(ISBLANK([.$E$4]);&quot;&quot;;[.$E$4]);&quot;&quot;)">
            <text:p/>
          </table:table-cell>
          <table:table-cell table:formula="of:=IF(ISNUMBER(SEARCH(&quot;D&quot;;[.$K174]));IF(ISBLANK([.$E$5]);&quot;&quot;;[.$E$5]);&quot;&quot;)">
            <text:p/>
          </table:table-cell>
          <table:table-cell table:formula="of:=IF(ISNUMBER(SEARCH(&quot;E&quot;;[.$K174]));IF(ISBLANK([.$E$6]);&quot;&quot;;[.$E$6]);&quot;&quot;)">
            <text:p/>
          </table:table-cell>
          <table:table-cell table:formula="of:=IF(ISNUMBER(SEARCH(&quot;F&quot;;[.$K174]));IF(ISBLANK([.$E$7]);&quot;&quot;;[.$E$7]);&quot;&quot;)">
            <text:p/>
          </table:table-cell>
          <table:table-cell table:formula="of:=IF(ISNUMBER(SEARCH(&quot;G&quot;;[.$K174]));IF(ISBLANK([.$E$8]);&quot;&quot;;[.$E$8]);&quot;&quot;)">
            <text:p/>
          </table:table-cell>
          <table:table-cell table:formula="of:=IF(ISNUMBER(SEARCH(&quot;H&quot;;[.$K174]));IF(ISBLANK([.$E$9]);&quot;&quot;;[.$E$9]);&quot;&quot;)">
            <text:p/>
          </table:table-cell>
          <table:table-cell table:formula="of:=IF(ISNUMBER(SEARCH(&quot;I&quot;;[.$K174]));IF(ISBLANK([.$E$10]);&quot;&quot;;[.$E$10]);&quot;&quot;)">
            <text:p/>
          </table:table-cell>
          <table:table-cell table:formula="of:=IF(ISNUMBER(SEARCH(&quot;J&quot;;[.$K174]));IF(ISBLANK([.$E$11]);&quot;&quot;;[.$E$11]);&quot;&quot;)">
            <text:p/>
          </table:table-cell>
          <table:table-cell table:formula="of:=IF(ISNUMBER(SEARCH(&quot;K&quot;;[.$K174]));IF(ISBLANK([.$E$12]);&quot;&quot;;[.$E$12]);&quot;&quot;)">
            <text:p/>
          </table:table-cell>
          <table:table-cell table:formula="of:=IF(ISNUMBER(SEARCH(&quot;L&quot;;[.$K174]));IF(ISBLANK([.$E$13]);&quot;&quot;;[.$E$13]);&quot;&quot;)">
            <text:p/>
          </table:table-cell>
          <table:table-cell table:formula="of:=IF(ISNUMBER(SEARCH(&quot;M&quot;;[.$K174]));IF(ISBLANK([.$E$14]);&quot;&quot;;[.$E$14]);&quot;&quot;)">
            <text:p/>
          </table:table-cell>
          <table:table-cell table:formula="of:=IF(ISNUMBER(SEARCH(&quot;N&quot;;[.$K174]));IF(ISBLANK([.$E$15]);&quot;&quot;;[.$E$15]);&quot;&quot;)">
            <text:p/>
          </table:table-cell>
          <table:table-cell/>
          <table:table-cell table:formula="of:=IF(ISNUMBER(SEARCH(&quot;A&quot;;[.$K174]));IF(ISBLANK([.$F$2]);&quot;&quot;;[.$F$2]);&quot;&quot;)">
            <text:p/>
          </table:table-cell>
          <table:table-cell table:formula="of:=IF(ISNUMBER(SEARCH(&quot;B&quot;;[.$K174]));IF(ISBLANK([.$F$3]);&quot;&quot;;[.$F$3]);&quot;&quot;)">
            <text:p/>
          </table:table-cell>
          <table:table-cell table:formula="of:=IF(ISNUMBER(SEARCH(&quot;C&quot;;[.$K174]));IF(ISBLANK([.$F$4]);&quot;&quot;;[.$F$4]);&quot;&quot;)">
            <text:p/>
          </table:table-cell>
          <table:table-cell table:formula="of:=IF(ISNUMBER(SEARCH(&quot;D&quot;;[.$K174]));IF(ISBLANK([.$F$5]);&quot;&quot;;[.$F$5]);&quot;&quot;)">
            <text:p/>
          </table:table-cell>
          <table:table-cell table:formula="of:=IF(ISNUMBER(SEARCH(&quot;E&quot;;[.$K174]));IF(ISBLANK([.$F$6]);&quot;&quot;;[.$F$6]);&quot;&quot;)">
            <text:p/>
          </table:table-cell>
          <table:table-cell table:formula="of:=IF(ISNUMBER(SEARCH(&quot;F&quot;;[.$K174]));IF(ISBLANK([.$F$7]);&quot;&quot;;[.$F$7]);&quot;&quot;)">
            <text:p/>
          </table:table-cell>
          <table:table-cell table:formula="of:=IF(ISNUMBER(SEARCH(&quot;G&quot;;[.$K174]));IF(ISBLANK([.$F$8]);&quot;&quot;;[.$F$8]);&quot;&quot;)">
            <text:p/>
          </table:table-cell>
          <table:table-cell table:formula="of:=IF(ISNUMBER(SEARCH(&quot;H&quot;;[.$K174]));IF(ISBLANK([.$F$9]);&quot;&quot;;[.$F$9]);&quot;&quot;)">
            <text:p/>
          </table:table-cell>
          <table:table-cell table:formula="of:=IF(ISNUMBER(SEARCH(&quot;I&quot;;[.$K174]));IF(ISBLANK([.$F$10]);&quot;&quot;;[.$F$10]);&quot;&quot;)">
            <text:p/>
          </table:table-cell>
          <table:table-cell table:formula="of:=IF(ISNUMBER(SEARCH(&quot;J&quot;;[.$K174]));IF(ISBLANK([.$F$11]);&quot;&quot;;[.$F$11]);&quot;&quot;)">
            <text:p/>
          </table:table-cell>
          <table:table-cell table:formula="of:=IF(ISNUMBER(SEARCH(&quot;K&quot;;[.$K174]));IF(ISBLANK([.$F$12]);&quot;&quot;;[.$F$12]);&quot;&quot;)">
            <text:p/>
          </table:table-cell>
          <table:table-cell table:formula="of:=IF(ISNUMBER(SEARCH(&quot;L&quot;;[.$K174]));IF(ISBLANK([.$F$13]);&quot;&quot;;[.$F$13]);&quot;&quot;)">
            <text:p/>
          </table:table-cell>
          <table:table-cell table:formula="of:=IF(ISNUMBER(SEARCH(&quot;M&quot;;[.$K174]));IF(ISBLANK([.$F$14]);&quot;&quot;;[.$F$14]);&quot;&quot;)">
            <text:p/>
          </table:table-cell>
          <table:table-cell table:formula="of:=IF(ISNUMBER(SEARCH(&quot;N&quot;;[.$K174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5:.$AD175])">
            <text:p/>
          </table:table-cell>
          <table:table-cell table:formula="of:=COM.MICROSOFT.CONCAT([.$AF175:.$AS175])">
            <text:p/>
          </table:table-cell>
          <table:table-cell table:formula="of:=COM.MICROSOFT.CONCAT([.$AU175:.$BH175])">
            <text:p/>
          </table:table-cell>
          <table:table-cell table:formula="of:=COUNTIF([.$K$1:.$K$1998];[.K175])" office:value-type="float" office:value="0" calcext:value-type="float">
            <text:p>0</text:p>
          </table:table-cell>
          <table:table-cell/>
          <table:table-cell table:formula="of:=IF(ISNUMBER(SEARCH(&quot;A&quot;;[.$K175]));IF(ISBLANK([.$D$2]);&quot;&quot;;[.$D$2]);&quot;&quot;)">
            <text:p/>
          </table:table-cell>
          <table:table-cell table:formula="of:=IF(ISNUMBER(SEARCH(&quot;B&quot;;[.$K175]));IF(ISBLANK([.$D$3]);&quot;&quot;;[.$D$3]);&quot;&quot;)">
            <text:p/>
          </table:table-cell>
          <table:table-cell table:formula="of:=IF(ISNUMBER(SEARCH(&quot;C&quot;;[.$K175]));IF(ISBLANK([.$D$4]);&quot;&quot;;[.$D$4]);&quot;&quot;)">
            <text:p/>
          </table:table-cell>
          <table:table-cell table:formula="of:=IF(ISNUMBER(SEARCH(&quot;D&quot;;[.$K175]));IF(ISBLANK([.$D$5]);&quot;&quot;;[.$D$5]);&quot;&quot;)">
            <text:p/>
          </table:table-cell>
          <table:table-cell table:formula="of:=IF(ISNUMBER(SEARCH(&quot;E&quot;;[.$K175]));IF(ISBLANK([.$D$6]);&quot;&quot;;[.$D$6]);&quot;&quot;)">
            <text:p/>
          </table:table-cell>
          <table:table-cell table:formula="of:=IF(ISNUMBER(SEARCH(&quot;F&quot;;[.$K175]));IF(ISBLANK([.$D$7]);&quot;&quot;;[.$D$7]);&quot;&quot;)">
            <text:p/>
          </table:table-cell>
          <table:table-cell table:formula="of:=IF(ISNUMBER(SEARCH(&quot;G&quot;;[.$K175]));IF(ISBLANK([.$D$8]);&quot;&quot;;[.$D$8]);&quot;&quot;)">
            <text:p/>
          </table:table-cell>
          <table:table-cell table:formula="of:=IF(ISNUMBER(SEARCH(&quot;H&quot;;[.$K175]));IF(ISBLANK([.$D$9]);&quot;&quot;;[.$D$9]);&quot;&quot;)">
            <text:p/>
          </table:table-cell>
          <table:table-cell table:formula="of:=IF(ISNUMBER(SEARCH(&quot;I&quot;;[.$K175]));IF(ISBLANK([.$D$10]);&quot;&quot;;[.$D$10]);&quot;&quot;)">
            <text:p/>
          </table:table-cell>
          <table:table-cell table:formula="of:=IF(ISNUMBER(SEARCH(&quot;J&quot;;[.$K175]));IF(ISBLANK([.$D$11]);&quot;&quot;;[.$D$11]);&quot;&quot;)">
            <text:p/>
          </table:table-cell>
          <table:table-cell table:formula="of:=IF(ISNUMBER(SEARCH(&quot;K&quot;;[.$K175]));IF(ISBLANK([.$D$12]);&quot;&quot;;[.$D$12]);&quot;&quot;)">
            <text:p/>
          </table:table-cell>
          <table:table-cell table:formula="of:=IF(ISNUMBER(SEARCH(&quot;L&quot;;[.$K175]));IF(ISBLANK([.$D$13]);&quot;&quot;;[.$D$13]);&quot;&quot;)">
            <text:p/>
          </table:table-cell>
          <table:table-cell table:formula="of:=IF(ISNUMBER(SEARCH(&quot;M&quot;;[.$K175]));IF(ISBLANK([.$D$14]);&quot;&quot;;[.$D$14]);&quot;&quot;)">
            <text:p/>
          </table:table-cell>
          <table:table-cell table:formula="of:=IF(ISNUMBER(SEARCH(&quot;N&quot;;[.$K175]));IF(ISBLANK([.$D$15]);&quot;&quot;;[.$D$15]);&quot;&quot;)">
            <text:p/>
          </table:table-cell>
          <table:table-cell/>
          <table:table-cell table:formula="of:=IF(ISNUMBER(SEARCH(&quot;A&quot;;[.$K175]));IF(ISBLANK([.$E$2]);&quot;&quot;;[.$E$2]);&quot;&quot;)">
            <text:p/>
          </table:table-cell>
          <table:table-cell table:formula="of:=IF(ISNUMBER(SEARCH(&quot;B&quot;;[.$K175]));IF(ISBLANK([.$E$3]);&quot;&quot;;[.$E$3]);&quot;&quot;)">
            <text:p/>
          </table:table-cell>
          <table:table-cell table:formula="of:=IF(ISNUMBER(SEARCH(&quot;C&quot;;[.$K175]));IF(ISBLANK([.$E$4]);&quot;&quot;;[.$E$4]);&quot;&quot;)">
            <text:p/>
          </table:table-cell>
          <table:table-cell table:formula="of:=IF(ISNUMBER(SEARCH(&quot;D&quot;;[.$K175]));IF(ISBLANK([.$E$5]);&quot;&quot;;[.$E$5]);&quot;&quot;)">
            <text:p/>
          </table:table-cell>
          <table:table-cell table:formula="of:=IF(ISNUMBER(SEARCH(&quot;E&quot;;[.$K175]));IF(ISBLANK([.$E$6]);&quot;&quot;;[.$E$6]);&quot;&quot;)">
            <text:p/>
          </table:table-cell>
          <table:table-cell table:formula="of:=IF(ISNUMBER(SEARCH(&quot;F&quot;;[.$K175]));IF(ISBLANK([.$E$7]);&quot;&quot;;[.$E$7]);&quot;&quot;)">
            <text:p/>
          </table:table-cell>
          <table:table-cell table:formula="of:=IF(ISNUMBER(SEARCH(&quot;G&quot;;[.$K175]));IF(ISBLANK([.$E$8]);&quot;&quot;;[.$E$8]);&quot;&quot;)">
            <text:p/>
          </table:table-cell>
          <table:table-cell table:formula="of:=IF(ISNUMBER(SEARCH(&quot;H&quot;;[.$K175]));IF(ISBLANK([.$E$9]);&quot;&quot;;[.$E$9]);&quot;&quot;)">
            <text:p/>
          </table:table-cell>
          <table:table-cell table:formula="of:=IF(ISNUMBER(SEARCH(&quot;I&quot;;[.$K175]));IF(ISBLANK([.$E$10]);&quot;&quot;;[.$E$10]);&quot;&quot;)">
            <text:p/>
          </table:table-cell>
          <table:table-cell table:formula="of:=IF(ISNUMBER(SEARCH(&quot;J&quot;;[.$K175]));IF(ISBLANK([.$E$11]);&quot;&quot;;[.$E$11]);&quot;&quot;)">
            <text:p/>
          </table:table-cell>
          <table:table-cell table:formula="of:=IF(ISNUMBER(SEARCH(&quot;K&quot;;[.$K175]));IF(ISBLANK([.$E$12]);&quot;&quot;;[.$E$12]);&quot;&quot;)">
            <text:p/>
          </table:table-cell>
          <table:table-cell table:formula="of:=IF(ISNUMBER(SEARCH(&quot;L&quot;;[.$K175]));IF(ISBLANK([.$E$13]);&quot;&quot;;[.$E$13]);&quot;&quot;)">
            <text:p/>
          </table:table-cell>
          <table:table-cell table:formula="of:=IF(ISNUMBER(SEARCH(&quot;M&quot;;[.$K175]));IF(ISBLANK([.$E$14]);&quot;&quot;;[.$E$14]);&quot;&quot;)">
            <text:p/>
          </table:table-cell>
          <table:table-cell table:formula="of:=IF(ISNUMBER(SEARCH(&quot;N&quot;;[.$K175]));IF(ISBLANK([.$E$15]);&quot;&quot;;[.$E$15]);&quot;&quot;)">
            <text:p/>
          </table:table-cell>
          <table:table-cell/>
          <table:table-cell table:formula="of:=IF(ISNUMBER(SEARCH(&quot;A&quot;;[.$K175]));IF(ISBLANK([.$F$2]);&quot;&quot;;[.$F$2]);&quot;&quot;)">
            <text:p/>
          </table:table-cell>
          <table:table-cell table:formula="of:=IF(ISNUMBER(SEARCH(&quot;B&quot;;[.$K175]));IF(ISBLANK([.$F$3]);&quot;&quot;;[.$F$3]);&quot;&quot;)">
            <text:p/>
          </table:table-cell>
          <table:table-cell table:formula="of:=IF(ISNUMBER(SEARCH(&quot;C&quot;;[.$K175]));IF(ISBLANK([.$F$4]);&quot;&quot;;[.$F$4]);&quot;&quot;)">
            <text:p/>
          </table:table-cell>
          <table:table-cell table:formula="of:=IF(ISNUMBER(SEARCH(&quot;D&quot;;[.$K175]));IF(ISBLANK([.$F$5]);&quot;&quot;;[.$F$5]);&quot;&quot;)">
            <text:p/>
          </table:table-cell>
          <table:table-cell table:formula="of:=IF(ISNUMBER(SEARCH(&quot;E&quot;;[.$K175]));IF(ISBLANK([.$F$6]);&quot;&quot;;[.$F$6]);&quot;&quot;)">
            <text:p/>
          </table:table-cell>
          <table:table-cell table:formula="of:=IF(ISNUMBER(SEARCH(&quot;F&quot;;[.$K175]));IF(ISBLANK([.$F$7]);&quot;&quot;;[.$F$7]);&quot;&quot;)">
            <text:p/>
          </table:table-cell>
          <table:table-cell table:formula="of:=IF(ISNUMBER(SEARCH(&quot;G&quot;;[.$K175]));IF(ISBLANK([.$F$8]);&quot;&quot;;[.$F$8]);&quot;&quot;)">
            <text:p/>
          </table:table-cell>
          <table:table-cell table:formula="of:=IF(ISNUMBER(SEARCH(&quot;H&quot;;[.$K175]));IF(ISBLANK([.$F$9]);&quot;&quot;;[.$F$9]);&quot;&quot;)">
            <text:p/>
          </table:table-cell>
          <table:table-cell table:formula="of:=IF(ISNUMBER(SEARCH(&quot;I&quot;;[.$K175]));IF(ISBLANK([.$F$10]);&quot;&quot;;[.$F$10]);&quot;&quot;)">
            <text:p/>
          </table:table-cell>
          <table:table-cell table:formula="of:=IF(ISNUMBER(SEARCH(&quot;J&quot;;[.$K175]));IF(ISBLANK([.$F$11]);&quot;&quot;;[.$F$11]);&quot;&quot;)">
            <text:p/>
          </table:table-cell>
          <table:table-cell table:formula="of:=IF(ISNUMBER(SEARCH(&quot;K&quot;;[.$K175]));IF(ISBLANK([.$F$12]);&quot;&quot;;[.$F$12]);&quot;&quot;)">
            <text:p/>
          </table:table-cell>
          <table:table-cell table:formula="of:=IF(ISNUMBER(SEARCH(&quot;L&quot;;[.$K175]));IF(ISBLANK([.$F$13]);&quot;&quot;;[.$F$13]);&quot;&quot;)">
            <text:p/>
          </table:table-cell>
          <table:table-cell table:formula="of:=IF(ISNUMBER(SEARCH(&quot;M&quot;;[.$K175]));IF(ISBLANK([.$F$14]);&quot;&quot;;[.$F$14]);&quot;&quot;)">
            <text:p/>
          </table:table-cell>
          <table:table-cell table:formula="of:=IF(ISNUMBER(SEARCH(&quot;N&quot;;[.$K175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6:.$AD176])">
            <text:p/>
          </table:table-cell>
          <table:table-cell table:formula="of:=COM.MICROSOFT.CONCAT([.$AF176:.$AS176])">
            <text:p/>
          </table:table-cell>
          <table:table-cell table:formula="of:=COM.MICROSOFT.CONCAT([.$AU176:.$BH176])">
            <text:p/>
          </table:table-cell>
          <table:table-cell table:formula="of:=COUNTIF([.$K$1:.$K$1998];[.K176])" office:value-type="float" office:value="0" calcext:value-type="float">
            <text:p>0</text:p>
          </table:table-cell>
          <table:table-cell/>
          <table:table-cell table:formula="of:=IF(ISNUMBER(SEARCH(&quot;A&quot;;[.$K176]));IF(ISBLANK([.$D$2]);&quot;&quot;;[.$D$2]);&quot;&quot;)">
            <text:p/>
          </table:table-cell>
          <table:table-cell table:formula="of:=IF(ISNUMBER(SEARCH(&quot;B&quot;;[.$K176]));IF(ISBLANK([.$D$3]);&quot;&quot;;[.$D$3]);&quot;&quot;)">
            <text:p/>
          </table:table-cell>
          <table:table-cell table:formula="of:=IF(ISNUMBER(SEARCH(&quot;C&quot;;[.$K176]));IF(ISBLANK([.$D$4]);&quot;&quot;;[.$D$4]);&quot;&quot;)">
            <text:p/>
          </table:table-cell>
          <table:table-cell table:formula="of:=IF(ISNUMBER(SEARCH(&quot;D&quot;;[.$K176]));IF(ISBLANK([.$D$5]);&quot;&quot;;[.$D$5]);&quot;&quot;)">
            <text:p/>
          </table:table-cell>
          <table:table-cell table:formula="of:=IF(ISNUMBER(SEARCH(&quot;E&quot;;[.$K176]));IF(ISBLANK([.$D$6]);&quot;&quot;;[.$D$6]);&quot;&quot;)">
            <text:p/>
          </table:table-cell>
          <table:table-cell table:formula="of:=IF(ISNUMBER(SEARCH(&quot;F&quot;;[.$K176]));IF(ISBLANK([.$D$7]);&quot;&quot;;[.$D$7]);&quot;&quot;)">
            <text:p/>
          </table:table-cell>
          <table:table-cell table:formula="of:=IF(ISNUMBER(SEARCH(&quot;G&quot;;[.$K176]));IF(ISBLANK([.$D$8]);&quot;&quot;;[.$D$8]);&quot;&quot;)">
            <text:p/>
          </table:table-cell>
          <table:table-cell table:formula="of:=IF(ISNUMBER(SEARCH(&quot;H&quot;;[.$K176]));IF(ISBLANK([.$D$9]);&quot;&quot;;[.$D$9]);&quot;&quot;)">
            <text:p/>
          </table:table-cell>
          <table:table-cell table:formula="of:=IF(ISNUMBER(SEARCH(&quot;I&quot;;[.$K176]));IF(ISBLANK([.$D$10]);&quot;&quot;;[.$D$10]);&quot;&quot;)">
            <text:p/>
          </table:table-cell>
          <table:table-cell table:formula="of:=IF(ISNUMBER(SEARCH(&quot;J&quot;;[.$K176]));IF(ISBLANK([.$D$11]);&quot;&quot;;[.$D$11]);&quot;&quot;)">
            <text:p/>
          </table:table-cell>
          <table:table-cell table:formula="of:=IF(ISNUMBER(SEARCH(&quot;K&quot;;[.$K176]));IF(ISBLANK([.$D$12]);&quot;&quot;;[.$D$12]);&quot;&quot;)">
            <text:p/>
          </table:table-cell>
          <table:table-cell table:formula="of:=IF(ISNUMBER(SEARCH(&quot;L&quot;;[.$K176]));IF(ISBLANK([.$D$13]);&quot;&quot;;[.$D$13]);&quot;&quot;)">
            <text:p/>
          </table:table-cell>
          <table:table-cell table:formula="of:=IF(ISNUMBER(SEARCH(&quot;M&quot;;[.$K176]));IF(ISBLANK([.$D$14]);&quot;&quot;;[.$D$14]);&quot;&quot;)">
            <text:p/>
          </table:table-cell>
          <table:table-cell table:formula="of:=IF(ISNUMBER(SEARCH(&quot;N&quot;;[.$K176]));IF(ISBLANK([.$D$15]);&quot;&quot;;[.$D$15]);&quot;&quot;)">
            <text:p/>
          </table:table-cell>
          <table:table-cell/>
          <table:table-cell table:formula="of:=IF(ISNUMBER(SEARCH(&quot;A&quot;;[.$K176]));IF(ISBLANK([.$E$2]);&quot;&quot;;[.$E$2]);&quot;&quot;)">
            <text:p/>
          </table:table-cell>
          <table:table-cell table:formula="of:=IF(ISNUMBER(SEARCH(&quot;B&quot;;[.$K176]));IF(ISBLANK([.$E$3]);&quot;&quot;;[.$E$3]);&quot;&quot;)">
            <text:p/>
          </table:table-cell>
          <table:table-cell table:formula="of:=IF(ISNUMBER(SEARCH(&quot;C&quot;;[.$K176]));IF(ISBLANK([.$E$4]);&quot;&quot;;[.$E$4]);&quot;&quot;)">
            <text:p/>
          </table:table-cell>
          <table:table-cell table:formula="of:=IF(ISNUMBER(SEARCH(&quot;D&quot;;[.$K176]));IF(ISBLANK([.$E$5]);&quot;&quot;;[.$E$5]);&quot;&quot;)">
            <text:p/>
          </table:table-cell>
          <table:table-cell table:formula="of:=IF(ISNUMBER(SEARCH(&quot;E&quot;;[.$K176]));IF(ISBLANK([.$E$6]);&quot;&quot;;[.$E$6]);&quot;&quot;)">
            <text:p/>
          </table:table-cell>
          <table:table-cell table:formula="of:=IF(ISNUMBER(SEARCH(&quot;F&quot;;[.$K176]));IF(ISBLANK([.$E$7]);&quot;&quot;;[.$E$7]);&quot;&quot;)">
            <text:p/>
          </table:table-cell>
          <table:table-cell table:formula="of:=IF(ISNUMBER(SEARCH(&quot;G&quot;;[.$K176]));IF(ISBLANK([.$E$8]);&quot;&quot;;[.$E$8]);&quot;&quot;)">
            <text:p/>
          </table:table-cell>
          <table:table-cell table:formula="of:=IF(ISNUMBER(SEARCH(&quot;H&quot;;[.$K176]));IF(ISBLANK([.$E$9]);&quot;&quot;;[.$E$9]);&quot;&quot;)">
            <text:p/>
          </table:table-cell>
          <table:table-cell table:formula="of:=IF(ISNUMBER(SEARCH(&quot;I&quot;;[.$K176]));IF(ISBLANK([.$E$10]);&quot;&quot;;[.$E$10]);&quot;&quot;)">
            <text:p/>
          </table:table-cell>
          <table:table-cell table:formula="of:=IF(ISNUMBER(SEARCH(&quot;J&quot;;[.$K176]));IF(ISBLANK([.$E$11]);&quot;&quot;;[.$E$11]);&quot;&quot;)">
            <text:p/>
          </table:table-cell>
          <table:table-cell table:formula="of:=IF(ISNUMBER(SEARCH(&quot;K&quot;;[.$K176]));IF(ISBLANK([.$E$12]);&quot;&quot;;[.$E$12]);&quot;&quot;)">
            <text:p/>
          </table:table-cell>
          <table:table-cell table:formula="of:=IF(ISNUMBER(SEARCH(&quot;L&quot;;[.$K176]));IF(ISBLANK([.$E$13]);&quot;&quot;;[.$E$13]);&quot;&quot;)">
            <text:p/>
          </table:table-cell>
          <table:table-cell table:formula="of:=IF(ISNUMBER(SEARCH(&quot;M&quot;;[.$K176]));IF(ISBLANK([.$E$14]);&quot;&quot;;[.$E$14]);&quot;&quot;)">
            <text:p/>
          </table:table-cell>
          <table:table-cell table:formula="of:=IF(ISNUMBER(SEARCH(&quot;N&quot;;[.$K176]));IF(ISBLANK([.$E$15]);&quot;&quot;;[.$E$15]);&quot;&quot;)">
            <text:p/>
          </table:table-cell>
          <table:table-cell/>
          <table:table-cell table:formula="of:=IF(ISNUMBER(SEARCH(&quot;A&quot;;[.$K176]));IF(ISBLANK([.$F$2]);&quot;&quot;;[.$F$2]);&quot;&quot;)">
            <text:p/>
          </table:table-cell>
          <table:table-cell table:formula="of:=IF(ISNUMBER(SEARCH(&quot;B&quot;;[.$K176]));IF(ISBLANK([.$F$3]);&quot;&quot;;[.$F$3]);&quot;&quot;)">
            <text:p/>
          </table:table-cell>
          <table:table-cell table:formula="of:=IF(ISNUMBER(SEARCH(&quot;C&quot;;[.$K176]));IF(ISBLANK([.$F$4]);&quot;&quot;;[.$F$4]);&quot;&quot;)">
            <text:p/>
          </table:table-cell>
          <table:table-cell table:formula="of:=IF(ISNUMBER(SEARCH(&quot;D&quot;;[.$K176]));IF(ISBLANK([.$F$5]);&quot;&quot;;[.$F$5]);&quot;&quot;)">
            <text:p/>
          </table:table-cell>
          <table:table-cell table:formula="of:=IF(ISNUMBER(SEARCH(&quot;E&quot;;[.$K176]));IF(ISBLANK([.$F$6]);&quot;&quot;;[.$F$6]);&quot;&quot;)">
            <text:p/>
          </table:table-cell>
          <table:table-cell table:formula="of:=IF(ISNUMBER(SEARCH(&quot;F&quot;;[.$K176]));IF(ISBLANK([.$F$7]);&quot;&quot;;[.$F$7]);&quot;&quot;)">
            <text:p/>
          </table:table-cell>
          <table:table-cell table:formula="of:=IF(ISNUMBER(SEARCH(&quot;G&quot;;[.$K176]));IF(ISBLANK([.$F$8]);&quot;&quot;;[.$F$8]);&quot;&quot;)">
            <text:p/>
          </table:table-cell>
          <table:table-cell table:formula="of:=IF(ISNUMBER(SEARCH(&quot;H&quot;;[.$K176]));IF(ISBLANK([.$F$9]);&quot;&quot;;[.$F$9]);&quot;&quot;)">
            <text:p/>
          </table:table-cell>
          <table:table-cell table:formula="of:=IF(ISNUMBER(SEARCH(&quot;I&quot;;[.$K176]));IF(ISBLANK([.$F$10]);&quot;&quot;;[.$F$10]);&quot;&quot;)">
            <text:p/>
          </table:table-cell>
          <table:table-cell table:formula="of:=IF(ISNUMBER(SEARCH(&quot;J&quot;;[.$K176]));IF(ISBLANK([.$F$11]);&quot;&quot;;[.$F$11]);&quot;&quot;)">
            <text:p/>
          </table:table-cell>
          <table:table-cell table:formula="of:=IF(ISNUMBER(SEARCH(&quot;K&quot;;[.$K176]));IF(ISBLANK([.$F$12]);&quot;&quot;;[.$F$12]);&quot;&quot;)">
            <text:p/>
          </table:table-cell>
          <table:table-cell table:formula="of:=IF(ISNUMBER(SEARCH(&quot;L&quot;;[.$K176]));IF(ISBLANK([.$F$13]);&quot;&quot;;[.$F$13]);&quot;&quot;)">
            <text:p/>
          </table:table-cell>
          <table:table-cell table:formula="of:=IF(ISNUMBER(SEARCH(&quot;M&quot;;[.$K176]));IF(ISBLANK([.$F$14]);&quot;&quot;;[.$F$14]);&quot;&quot;)">
            <text:p/>
          </table:table-cell>
          <table:table-cell table:formula="of:=IF(ISNUMBER(SEARCH(&quot;N&quot;;[.$K176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7:.$AD177])">
            <text:p/>
          </table:table-cell>
          <table:table-cell table:formula="of:=COM.MICROSOFT.CONCAT([.$AF177:.$AS177])">
            <text:p/>
          </table:table-cell>
          <table:table-cell table:formula="of:=COM.MICROSOFT.CONCAT([.$AU177:.$BH177])">
            <text:p/>
          </table:table-cell>
          <table:table-cell table:formula="of:=COUNTIF([.$K$1:.$K$1998];[.K177])" office:value-type="float" office:value="0" calcext:value-type="float">
            <text:p>0</text:p>
          </table:table-cell>
          <table:table-cell/>
          <table:table-cell table:formula="of:=IF(ISNUMBER(SEARCH(&quot;A&quot;;[.$K177]));IF(ISBLANK([.$D$2]);&quot;&quot;;[.$D$2]);&quot;&quot;)">
            <text:p/>
          </table:table-cell>
          <table:table-cell table:formula="of:=IF(ISNUMBER(SEARCH(&quot;B&quot;;[.$K177]));IF(ISBLANK([.$D$3]);&quot;&quot;;[.$D$3]);&quot;&quot;)">
            <text:p/>
          </table:table-cell>
          <table:table-cell table:formula="of:=IF(ISNUMBER(SEARCH(&quot;C&quot;;[.$K177]));IF(ISBLANK([.$D$4]);&quot;&quot;;[.$D$4]);&quot;&quot;)">
            <text:p/>
          </table:table-cell>
          <table:table-cell table:formula="of:=IF(ISNUMBER(SEARCH(&quot;D&quot;;[.$K177]));IF(ISBLANK([.$D$5]);&quot;&quot;;[.$D$5]);&quot;&quot;)">
            <text:p/>
          </table:table-cell>
          <table:table-cell table:formula="of:=IF(ISNUMBER(SEARCH(&quot;E&quot;;[.$K177]));IF(ISBLANK([.$D$6]);&quot;&quot;;[.$D$6]);&quot;&quot;)">
            <text:p/>
          </table:table-cell>
          <table:table-cell table:formula="of:=IF(ISNUMBER(SEARCH(&quot;F&quot;;[.$K177]));IF(ISBLANK([.$D$7]);&quot;&quot;;[.$D$7]);&quot;&quot;)">
            <text:p/>
          </table:table-cell>
          <table:table-cell table:formula="of:=IF(ISNUMBER(SEARCH(&quot;G&quot;;[.$K177]));IF(ISBLANK([.$D$8]);&quot;&quot;;[.$D$8]);&quot;&quot;)">
            <text:p/>
          </table:table-cell>
          <table:table-cell table:formula="of:=IF(ISNUMBER(SEARCH(&quot;H&quot;;[.$K177]));IF(ISBLANK([.$D$9]);&quot;&quot;;[.$D$9]);&quot;&quot;)">
            <text:p/>
          </table:table-cell>
          <table:table-cell table:formula="of:=IF(ISNUMBER(SEARCH(&quot;I&quot;;[.$K177]));IF(ISBLANK([.$D$10]);&quot;&quot;;[.$D$10]);&quot;&quot;)">
            <text:p/>
          </table:table-cell>
          <table:table-cell table:formula="of:=IF(ISNUMBER(SEARCH(&quot;J&quot;;[.$K177]));IF(ISBLANK([.$D$11]);&quot;&quot;;[.$D$11]);&quot;&quot;)">
            <text:p/>
          </table:table-cell>
          <table:table-cell table:formula="of:=IF(ISNUMBER(SEARCH(&quot;K&quot;;[.$K177]));IF(ISBLANK([.$D$12]);&quot;&quot;;[.$D$12]);&quot;&quot;)">
            <text:p/>
          </table:table-cell>
          <table:table-cell table:formula="of:=IF(ISNUMBER(SEARCH(&quot;L&quot;;[.$K177]));IF(ISBLANK([.$D$13]);&quot;&quot;;[.$D$13]);&quot;&quot;)">
            <text:p/>
          </table:table-cell>
          <table:table-cell table:formula="of:=IF(ISNUMBER(SEARCH(&quot;M&quot;;[.$K177]));IF(ISBLANK([.$D$14]);&quot;&quot;;[.$D$14]);&quot;&quot;)">
            <text:p/>
          </table:table-cell>
          <table:table-cell table:formula="of:=IF(ISNUMBER(SEARCH(&quot;N&quot;;[.$K177]));IF(ISBLANK([.$D$15]);&quot;&quot;;[.$D$15]);&quot;&quot;)">
            <text:p/>
          </table:table-cell>
          <table:table-cell/>
          <table:table-cell table:formula="of:=IF(ISNUMBER(SEARCH(&quot;A&quot;;[.$K177]));IF(ISBLANK([.$E$2]);&quot;&quot;;[.$E$2]);&quot;&quot;)">
            <text:p/>
          </table:table-cell>
          <table:table-cell table:formula="of:=IF(ISNUMBER(SEARCH(&quot;B&quot;;[.$K177]));IF(ISBLANK([.$E$3]);&quot;&quot;;[.$E$3]);&quot;&quot;)">
            <text:p/>
          </table:table-cell>
          <table:table-cell table:formula="of:=IF(ISNUMBER(SEARCH(&quot;C&quot;;[.$K177]));IF(ISBLANK([.$E$4]);&quot;&quot;;[.$E$4]);&quot;&quot;)">
            <text:p/>
          </table:table-cell>
          <table:table-cell table:formula="of:=IF(ISNUMBER(SEARCH(&quot;D&quot;;[.$K177]));IF(ISBLANK([.$E$5]);&quot;&quot;;[.$E$5]);&quot;&quot;)">
            <text:p/>
          </table:table-cell>
          <table:table-cell table:formula="of:=IF(ISNUMBER(SEARCH(&quot;E&quot;;[.$K177]));IF(ISBLANK([.$E$6]);&quot;&quot;;[.$E$6]);&quot;&quot;)">
            <text:p/>
          </table:table-cell>
          <table:table-cell table:formula="of:=IF(ISNUMBER(SEARCH(&quot;F&quot;;[.$K177]));IF(ISBLANK([.$E$7]);&quot;&quot;;[.$E$7]);&quot;&quot;)">
            <text:p/>
          </table:table-cell>
          <table:table-cell table:formula="of:=IF(ISNUMBER(SEARCH(&quot;G&quot;;[.$K177]));IF(ISBLANK([.$E$8]);&quot;&quot;;[.$E$8]);&quot;&quot;)">
            <text:p/>
          </table:table-cell>
          <table:table-cell table:formula="of:=IF(ISNUMBER(SEARCH(&quot;H&quot;;[.$K177]));IF(ISBLANK([.$E$9]);&quot;&quot;;[.$E$9]);&quot;&quot;)">
            <text:p/>
          </table:table-cell>
          <table:table-cell table:formula="of:=IF(ISNUMBER(SEARCH(&quot;I&quot;;[.$K177]));IF(ISBLANK([.$E$10]);&quot;&quot;;[.$E$10]);&quot;&quot;)">
            <text:p/>
          </table:table-cell>
          <table:table-cell table:formula="of:=IF(ISNUMBER(SEARCH(&quot;J&quot;;[.$K177]));IF(ISBLANK([.$E$11]);&quot;&quot;;[.$E$11]);&quot;&quot;)">
            <text:p/>
          </table:table-cell>
          <table:table-cell table:formula="of:=IF(ISNUMBER(SEARCH(&quot;K&quot;;[.$K177]));IF(ISBLANK([.$E$12]);&quot;&quot;;[.$E$12]);&quot;&quot;)">
            <text:p/>
          </table:table-cell>
          <table:table-cell table:formula="of:=IF(ISNUMBER(SEARCH(&quot;L&quot;;[.$K177]));IF(ISBLANK([.$E$13]);&quot;&quot;;[.$E$13]);&quot;&quot;)">
            <text:p/>
          </table:table-cell>
          <table:table-cell table:formula="of:=IF(ISNUMBER(SEARCH(&quot;M&quot;;[.$K177]));IF(ISBLANK([.$E$14]);&quot;&quot;;[.$E$14]);&quot;&quot;)">
            <text:p/>
          </table:table-cell>
          <table:table-cell table:formula="of:=IF(ISNUMBER(SEARCH(&quot;N&quot;;[.$K177]));IF(ISBLANK([.$E$15]);&quot;&quot;;[.$E$15]);&quot;&quot;)">
            <text:p/>
          </table:table-cell>
          <table:table-cell/>
          <table:table-cell table:formula="of:=IF(ISNUMBER(SEARCH(&quot;A&quot;;[.$K177]));IF(ISBLANK([.$F$2]);&quot;&quot;;[.$F$2]);&quot;&quot;)">
            <text:p/>
          </table:table-cell>
          <table:table-cell table:formula="of:=IF(ISNUMBER(SEARCH(&quot;B&quot;;[.$K177]));IF(ISBLANK([.$F$3]);&quot;&quot;;[.$F$3]);&quot;&quot;)">
            <text:p/>
          </table:table-cell>
          <table:table-cell table:formula="of:=IF(ISNUMBER(SEARCH(&quot;C&quot;;[.$K177]));IF(ISBLANK([.$F$4]);&quot;&quot;;[.$F$4]);&quot;&quot;)">
            <text:p/>
          </table:table-cell>
          <table:table-cell table:formula="of:=IF(ISNUMBER(SEARCH(&quot;D&quot;;[.$K177]));IF(ISBLANK([.$F$5]);&quot;&quot;;[.$F$5]);&quot;&quot;)">
            <text:p/>
          </table:table-cell>
          <table:table-cell table:formula="of:=IF(ISNUMBER(SEARCH(&quot;E&quot;;[.$K177]));IF(ISBLANK([.$F$6]);&quot;&quot;;[.$F$6]);&quot;&quot;)">
            <text:p/>
          </table:table-cell>
          <table:table-cell table:formula="of:=IF(ISNUMBER(SEARCH(&quot;F&quot;;[.$K177]));IF(ISBLANK([.$F$7]);&quot;&quot;;[.$F$7]);&quot;&quot;)">
            <text:p/>
          </table:table-cell>
          <table:table-cell table:formula="of:=IF(ISNUMBER(SEARCH(&quot;G&quot;;[.$K177]));IF(ISBLANK([.$F$8]);&quot;&quot;;[.$F$8]);&quot;&quot;)">
            <text:p/>
          </table:table-cell>
          <table:table-cell table:formula="of:=IF(ISNUMBER(SEARCH(&quot;H&quot;;[.$K177]));IF(ISBLANK([.$F$9]);&quot;&quot;;[.$F$9]);&quot;&quot;)">
            <text:p/>
          </table:table-cell>
          <table:table-cell table:formula="of:=IF(ISNUMBER(SEARCH(&quot;I&quot;;[.$K177]));IF(ISBLANK([.$F$10]);&quot;&quot;;[.$F$10]);&quot;&quot;)">
            <text:p/>
          </table:table-cell>
          <table:table-cell table:formula="of:=IF(ISNUMBER(SEARCH(&quot;J&quot;;[.$K177]));IF(ISBLANK([.$F$11]);&quot;&quot;;[.$F$11]);&quot;&quot;)">
            <text:p/>
          </table:table-cell>
          <table:table-cell table:formula="of:=IF(ISNUMBER(SEARCH(&quot;K&quot;;[.$K177]));IF(ISBLANK([.$F$12]);&quot;&quot;;[.$F$12]);&quot;&quot;)">
            <text:p/>
          </table:table-cell>
          <table:table-cell table:formula="of:=IF(ISNUMBER(SEARCH(&quot;L&quot;;[.$K177]));IF(ISBLANK([.$F$13]);&quot;&quot;;[.$F$13]);&quot;&quot;)">
            <text:p/>
          </table:table-cell>
          <table:table-cell table:formula="of:=IF(ISNUMBER(SEARCH(&quot;M&quot;;[.$K177]));IF(ISBLANK([.$F$14]);&quot;&quot;;[.$F$14]);&quot;&quot;)">
            <text:p/>
          </table:table-cell>
          <table:table-cell table:formula="of:=IF(ISNUMBER(SEARCH(&quot;N&quot;;[.$K177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8:.$AD178])">
            <text:p/>
          </table:table-cell>
          <table:table-cell table:formula="of:=COM.MICROSOFT.CONCAT([.$AF178:.$AS178])">
            <text:p/>
          </table:table-cell>
          <table:table-cell table:formula="of:=COM.MICROSOFT.CONCAT([.$AU178:.$BH178])">
            <text:p/>
          </table:table-cell>
          <table:table-cell table:formula="of:=COUNTIF([.$K$1:.$K$1998];[.K178])" office:value-type="float" office:value="0" calcext:value-type="float">
            <text:p>0</text:p>
          </table:table-cell>
          <table:table-cell/>
          <table:table-cell table:formula="of:=IF(ISNUMBER(SEARCH(&quot;A&quot;;[.$K178]));IF(ISBLANK([.$D$2]);&quot;&quot;;[.$D$2]);&quot;&quot;)">
            <text:p/>
          </table:table-cell>
          <table:table-cell table:formula="of:=IF(ISNUMBER(SEARCH(&quot;B&quot;;[.$K178]));IF(ISBLANK([.$D$3]);&quot;&quot;;[.$D$3]);&quot;&quot;)">
            <text:p/>
          </table:table-cell>
          <table:table-cell table:formula="of:=IF(ISNUMBER(SEARCH(&quot;C&quot;;[.$K178]));IF(ISBLANK([.$D$4]);&quot;&quot;;[.$D$4]);&quot;&quot;)">
            <text:p/>
          </table:table-cell>
          <table:table-cell table:formula="of:=IF(ISNUMBER(SEARCH(&quot;D&quot;;[.$K178]));IF(ISBLANK([.$D$5]);&quot;&quot;;[.$D$5]);&quot;&quot;)">
            <text:p/>
          </table:table-cell>
          <table:table-cell table:formula="of:=IF(ISNUMBER(SEARCH(&quot;E&quot;;[.$K178]));IF(ISBLANK([.$D$6]);&quot;&quot;;[.$D$6]);&quot;&quot;)">
            <text:p/>
          </table:table-cell>
          <table:table-cell table:formula="of:=IF(ISNUMBER(SEARCH(&quot;F&quot;;[.$K178]));IF(ISBLANK([.$D$7]);&quot;&quot;;[.$D$7]);&quot;&quot;)">
            <text:p/>
          </table:table-cell>
          <table:table-cell table:formula="of:=IF(ISNUMBER(SEARCH(&quot;G&quot;;[.$K178]));IF(ISBLANK([.$D$8]);&quot;&quot;;[.$D$8]);&quot;&quot;)">
            <text:p/>
          </table:table-cell>
          <table:table-cell table:formula="of:=IF(ISNUMBER(SEARCH(&quot;H&quot;;[.$K178]));IF(ISBLANK([.$D$9]);&quot;&quot;;[.$D$9]);&quot;&quot;)">
            <text:p/>
          </table:table-cell>
          <table:table-cell table:formula="of:=IF(ISNUMBER(SEARCH(&quot;I&quot;;[.$K178]));IF(ISBLANK([.$D$10]);&quot;&quot;;[.$D$10]);&quot;&quot;)">
            <text:p/>
          </table:table-cell>
          <table:table-cell table:formula="of:=IF(ISNUMBER(SEARCH(&quot;J&quot;;[.$K178]));IF(ISBLANK([.$D$11]);&quot;&quot;;[.$D$11]);&quot;&quot;)">
            <text:p/>
          </table:table-cell>
          <table:table-cell table:formula="of:=IF(ISNUMBER(SEARCH(&quot;K&quot;;[.$K178]));IF(ISBLANK([.$D$12]);&quot;&quot;;[.$D$12]);&quot;&quot;)">
            <text:p/>
          </table:table-cell>
          <table:table-cell table:formula="of:=IF(ISNUMBER(SEARCH(&quot;L&quot;;[.$K178]));IF(ISBLANK([.$D$13]);&quot;&quot;;[.$D$13]);&quot;&quot;)">
            <text:p/>
          </table:table-cell>
          <table:table-cell table:formula="of:=IF(ISNUMBER(SEARCH(&quot;M&quot;;[.$K178]));IF(ISBLANK([.$D$14]);&quot;&quot;;[.$D$14]);&quot;&quot;)">
            <text:p/>
          </table:table-cell>
          <table:table-cell table:formula="of:=IF(ISNUMBER(SEARCH(&quot;N&quot;;[.$K178]));IF(ISBLANK([.$D$15]);&quot;&quot;;[.$D$15]);&quot;&quot;)">
            <text:p/>
          </table:table-cell>
          <table:table-cell/>
          <table:table-cell table:formula="of:=IF(ISNUMBER(SEARCH(&quot;A&quot;;[.$K178]));IF(ISBLANK([.$E$2]);&quot;&quot;;[.$E$2]);&quot;&quot;)">
            <text:p/>
          </table:table-cell>
          <table:table-cell table:formula="of:=IF(ISNUMBER(SEARCH(&quot;B&quot;;[.$K178]));IF(ISBLANK([.$E$3]);&quot;&quot;;[.$E$3]);&quot;&quot;)">
            <text:p/>
          </table:table-cell>
          <table:table-cell table:formula="of:=IF(ISNUMBER(SEARCH(&quot;C&quot;;[.$K178]));IF(ISBLANK([.$E$4]);&quot;&quot;;[.$E$4]);&quot;&quot;)">
            <text:p/>
          </table:table-cell>
          <table:table-cell table:formula="of:=IF(ISNUMBER(SEARCH(&quot;D&quot;;[.$K178]));IF(ISBLANK([.$E$5]);&quot;&quot;;[.$E$5]);&quot;&quot;)">
            <text:p/>
          </table:table-cell>
          <table:table-cell table:formula="of:=IF(ISNUMBER(SEARCH(&quot;E&quot;;[.$K178]));IF(ISBLANK([.$E$6]);&quot;&quot;;[.$E$6]);&quot;&quot;)">
            <text:p/>
          </table:table-cell>
          <table:table-cell table:formula="of:=IF(ISNUMBER(SEARCH(&quot;F&quot;;[.$K178]));IF(ISBLANK([.$E$7]);&quot;&quot;;[.$E$7]);&quot;&quot;)">
            <text:p/>
          </table:table-cell>
          <table:table-cell table:formula="of:=IF(ISNUMBER(SEARCH(&quot;G&quot;;[.$K178]));IF(ISBLANK([.$E$8]);&quot;&quot;;[.$E$8]);&quot;&quot;)">
            <text:p/>
          </table:table-cell>
          <table:table-cell table:formula="of:=IF(ISNUMBER(SEARCH(&quot;H&quot;;[.$K178]));IF(ISBLANK([.$E$9]);&quot;&quot;;[.$E$9]);&quot;&quot;)">
            <text:p/>
          </table:table-cell>
          <table:table-cell table:formula="of:=IF(ISNUMBER(SEARCH(&quot;I&quot;;[.$K178]));IF(ISBLANK([.$E$10]);&quot;&quot;;[.$E$10]);&quot;&quot;)">
            <text:p/>
          </table:table-cell>
          <table:table-cell table:formula="of:=IF(ISNUMBER(SEARCH(&quot;J&quot;;[.$K178]));IF(ISBLANK([.$E$11]);&quot;&quot;;[.$E$11]);&quot;&quot;)">
            <text:p/>
          </table:table-cell>
          <table:table-cell table:formula="of:=IF(ISNUMBER(SEARCH(&quot;K&quot;;[.$K178]));IF(ISBLANK([.$E$12]);&quot;&quot;;[.$E$12]);&quot;&quot;)">
            <text:p/>
          </table:table-cell>
          <table:table-cell table:formula="of:=IF(ISNUMBER(SEARCH(&quot;L&quot;;[.$K178]));IF(ISBLANK([.$E$13]);&quot;&quot;;[.$E$13]);&quot;&quot;)">
            <text:p/>
          </table:table-cell>
          <table:table-cell table:formula="of:=IF(ISNUMBER(SEARCH(&quot;M&quot;;[.$K178]));IF(ISBLANK([.$E$14]);&quot;&quot;;[.$E$14]);&quot;&quot;)">
            <text:p/>
          </table:table-cell>
          <table:table-cell table:formula="of:=IF(ISNUMBER(SEARCH(&quot;N&quot;;[.$K178]));IF(ISBLANK([.$E$15]);&quot;&quot;;[.$E$15]);&quot;&quot;)">
            <text:p/>
          </table:table-cell>
          <table:table-cell/>
          <table:table-cell table:formula="of:=IF(ISNUMBER(SEARCH(&quot;A&quot;;[.$K178]));IF(ISBLANK([.$F$2]);&quot;&quot;;[.$F$2]);&quot;&quot;)">
            <text:p/>
          </table:table-cell>
          <table:table-cell table:formula="of:=IF(ISNUMBER(SEARCH(&quot;B&quot;;[.$K178]));IF(ISBLANK([.$F$3]);&quot;&quot;;[.$F$3]);&quot;&quot;)">
            <text:p/>
          </table:table-cell>
          <table:table-cell table:formula="of:=IF(ISNUMBER(SEARCH(&quot;C&quot;;[.$K178]));IF(ISBLANK([.$F$4]);&quot;&quot;;[.$F$4]);&quot;&quot;)">
            <text:p/>
          </table:table-cell>
          <table:table-cell table:formula="of:=IF(ISNUMBER(SEARCH(&quot;D&quot;;[.$K178]));IF(ISBLANK([.$F$5]);&quot;&quot;;[.$F$5]);&quot;&quot;)">
            <text:p/>
          </table:table-cell>
          <table:table-cell table:formula="of:=IF(ISNUMBER(SEARCH(&quot;E&quot;;[.$K178]));IF(ISBLANK([.$F$6]);&quot;&quot;;[.$F$6]);&quot;&quot;)">
            <text:p/>
          </table:table-cell>
          <table:table-cell table:formula="of:=IF(ISNUMBER(SEARCH(&quot;F&quot;;[.$K178]));IF(ISBLANK([.$F$7]);&quot;&quot;;[.$F$7]);&quot;&quot;)">
            <text:p/>
          </table:table-cell>
          <table:table-cell table:formula="of:=IF(ISNUMBER(SEARCH(&quot;G&quot;;[.$K178]));IF(ISBLANK([.$F$8]);&quot;&quot;;[.$F$8]);&quot;&quot;)">
            <text:p/>
          </table:table-cell>
          <table:table-cell table:formula="of:=IF(ISNUMBER(SEARCH(&quot;H&quot;;[.$K178]));IF(ISBLANK([.$F$9]);&quot;&quot;;[.$F$9]);&quot;&quot;)">
            <text:p/>
          </table:table-cell>
          <table:table-cell table:formula="of:=IF(ISNUMBER(SEARCH(&quot;I&quot;;[.$K178]));IF(ISBLANK([.$F$10]);&quot;&quot;;[.$F$10]);&quot;&quot;)">
            <text:p/>
          </table:table-cell>
          <table:table-cell table:formula="of:=IF(ISNUMBER(SEARCH(&quot;J&quot;;[.$K178]));IF(ISBLANK([.$F$11]);&quot;&quot;;[.$F$11]);&quot;&quot;)">
            <text:p/>
          </table:table-cell>
          <table:table-cell table:formula="of:=IF(ISNUMBER(SEARCH(&quot;K&quot;;[.$K178]));IF(ISBLANK([.$F$12]);&quot;&quot;;[.$F$12]);&quot;&quot;)">
            <text:p/>
          </table:table-cell>
          <table:table-cell table:formula="of:=IF(ISNUMBER(SEARCH(&quot;L&quot;;[.$K178]));IF(ISBLANK([.$F$13]);&quot;&quot;;[.$F$13]);&quot;&quot;)">
            <text:p/>
          </table:table-cell>
          <table:table-cell table:formula="of:=IF(ISNUMBER(SEARCH(&quot;M&quot;;[.$K178]));IF(ISBLANK([.$F$14]);&quot;&quot;;[.$F$14]);&quot;&quot;)">
            <text:p/>
          </table:table-cell>
          <table:table-cell table:formula="of:=IF(ISNUMBER(SEARCH(&quot;N&quot;;[.$K178]));IF(ISBLANK([.$F$15]);&quot;&quot;;[.$F$15]);&quot;&quot;)">
            <text:p/>
          </table:table-cell>
        </table:table-row>
        <table:table-row table:style-name="ro1">
          <table:table-cell table:number-columns-repeated="11"/>
          <table:table-cell table:formula="of:=COM.MICROSOFT.CONCAT([.$Q179:.$AD179])">
            <text:p/>
          </table:table-cell>
          <table:table-cell table:formula="of:=COM.MICROSOFT.CONCAT([.$AF179:.$AS179])">
            <text:p/>
          </table:table-cell>
          <table:table-cell table:formula="of:=COM.MICROSOFT.CONCAT([.$AU179:.$BH179])">
            <text:p/>
          </table:table-cell>
          <table:table-cell table:formula="of:=COUNTIF([.$K$1:.$K$1998];[.K17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0:.$AD180])">
            <text:p/>
          </table:table-cell>
          <table:table-cell table:formula="of:=COM.MICROSOFT.CONCAT([.$AF180:.$AS180])">
            <text:p/>
          </table:table-cell>
          <table:table-cell table:formula="of:=COM.MICROSOFT.CONCAT([.$AU180:.$BH180])">
            <text:p/>
          </table:table-cell>
          <table:table-cell table:formula="of:=COUNTIF([.$K$1:.$K$1998];[.K18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1:.$AD181])">
            <text:p/>
          </table:table-cell>
          <table:table-cell table:formula="of:=COM.MICROSOFT.CONCAT([.$AF181:.$AS181])">
            <text:p/>
          </table:table-cell>
          <table:table-cell table:formula="of:=COM.MICROSOFT.CONCAT([.$AU181:.$BH181])">
            <text:p/>
          </table:table-cell>
          <table:table-cell table:formula="of:=COUNTIF([.$K$1:.$K$1998];[.K18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2:.$AD182])">
            <text:p/>
          </table:table-cell>
          <table:table-cell table:formula="of:=COM.MICROSOFT.CONCAT([.$AF182:.$AS182])">
            <text:p/>
          </table:table-cell>
          <table:table-cell table:formula="of:=COM.MICROSOFT.CONCAT([.$AU182:.$BH182])">
            <text:p/>
          </table:table-cell>
          <table:table-cell table:formula="of:=COUNTIF([.$K$1:.$K$1998];[.K18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3:.$AD183])">
            <text:p/>
          </table:table-cell>
          <table:table-cell table:formula="of:=COM.MICROSOFT.CONCAT([.$AF183:.$AS183])">
            <text:p/>
          </table:table-cell>
          <table:table-cell table:formula="of:=COM.MICROSOFT.CONCAT([.$AU183:.$BH183])">
            <text:p/>
          </table:table-cell>
          <table:table-cell table:formula="of:=COUNTIF([.$K$1:.$K$1998];[.K18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4:.$AD184])">
            <text:p/>
          </table:table-cell>
          <table:table-cell table:formula="of:=COM.MICROSOFT.CONCAT([.$AF184:.$AS184])">
            <text:p/>
          </table:table-cell>
          <table:table-cell table:formula="of:=COM.MICROSOFT.CONCAT([.$AU184:.$BH184])">
            <text:p/>
          </table:table-cell>
          <table:table-cell table:formula="of:=COUNTIF([.$K$1:.$K$1998];[.K18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5:.$AD185])">
            <text:p/>
          </table:table-cell>
          <table:table-cell table:formula="of:=COM.MICROSOFT.CONCAT([.$AF185:.$AS185])">
            <text:p/>
          </table:table-cell>
          <table:table-cell table:formula="of:=COM.MICROSOFT.CONCAT([.$AU185:.$BH185])">
            <text:p/>
          </table:table-cell>
          <table:table-cell table:formula="of:=COUNTIF([.$K$1:.$K$1998];[.K18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6:.$AD186])">
            <text:p/>
          </table:table-cell>
          <table:table-cell table:formula="of:=COM.MICROSOFT.CONCAT([.$AF186:.$AS186])">
            <text:p/>
          </table:table-cell>
          <table:table-cell table:formula="of:=COM.MICROSOFT.CONCAT([.$AU186:.$BH186])">
            <text:p/>
          </table:table-cell>
          <table:table-cell table:formula="of:=COUNTIF([.$K$1:.$K$1998];[.K18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7:.$AD187])">
            <text:p/>
          </table:table-cell>
          <table:table-cell table:formula="of:=COM.MICROSOFT.CONCAT([.$AF187:.$AS187])">
            <text:p/>
          </table:table-cell>
          <table:table-cell table:formula="of:=COM.MICROSOFT.CONCAT([.$AU187:.$BH187])">
            <text:p/>
          </table:table-cell>
          <table:table-cell table:formula="of:=COUNTIF([.$K$1:.$K$1998];[.K18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8:.$AD188])">
            <text:p/>
          </table:table-cell>
          <table:table-cell table:formula="of:=COM.MICROSOFT.CONCAT([.$AF188:.$AS188])">
            <text:p/>
          </table:table-cell>
          <table:table-cell table:formula="of:=COM.MICROSOFT.CONCAT([.$AU188:.$BH188])">
            <text:p/>
          </table:table-cell>
          <table:table-cell table:formula="of:=COUNTIF([.$K$1:.$K$1998];[.K18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89:.$AD189])">
            <text:p/>
          </table:table-cell>
          <table:table-cell table:formula="of:=COM.MICROSOFT.CONCAT([.$AF189:.$AS189])">
            <text:p/>
          </table:table-cell>
          <table:table-cell table:formula="of:=COM.MICROSOFT.CONCAT([.$AU189:.$BH189])">
            <text:p/>
          </table:table-cell>
          <table:table-cell table:formula="of:=COUNTIF([.$K$1:.$K$1998];[.K18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0:.$AD190])">
            <text:p/>
          </table:table-cell>
          <table:table-cell table:formula="of:=COM.MICROSOFT.CONCAT([.$AF190:.$AS190])">
            <text:p/>
          </table:table-cell>
          <table:table-cell table:formula="of:=COM.MICROSOFT.CONCAT([.$AU190:.$BH190])">
            <text:p/>
          </table:table-cell>
          <table:table-cell table:formula="of:=COUNTIF([.$K$1:.$K$1998];[.K19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1:.$AD191])">
            <text:p/>
          </table:table-cell>
          <table:table-cell table:formula="of:=COM.MICROSOFT.CONCAT([.$AF191:.$AS191])">
            <text:p/>
          </table:table-cell>
          <table:table-cell table:formula="of:=COM.MICROSOFT.CONCAT([.$AU191:.$BH191])">
            <text:p/>
          </table:table-cell>
          <table:table-cell table:formula="of:=COUNTIF([.$K$1:.$K$1998];[.K19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2:.$AD192])">
            <text:p/>
          </table:table-cell>
          <table:table-cell table:formula="of:=COM.MICROSOFT.CONCAT([.$AF192:.$AS192])">
            <text:p/>
          </table:table-cell>
          <table:table-cell table:formula="of:=COM.MICROSOFT.CONCAT([.$AU192:.$BH192])">
            <text:p/>
          </table:table-cell>
          <table:table-cell table:formula="of:=COUNTIF([.$K$1:.$K$1998];[.K19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3:.$AD193])">
            <text:p/>
          </table:table-cell>
          <table:table-cell table:formula="of:=COM.MICROSOFT.CONCAT([.$AF193:.$AS193])">
            <text:p/>
          </table:table-cell>
          <table:table-cell table:formula="of:=COM.MICROSOFT.CONCAT([.$AU193:.$BH193])">
            <text:p/>
          </table:table-cell>
          <table:table-cell table:formula="of:=COUNTIF([.$K$1:.$K$1998];[.K19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4:.$AD194])">
            <text:p/>
          </table:table-cell>
          <table:table-cell table:formula="of:=COM.MICROSOFT.CONCAT([.$AF194:.$AS194])">
            <text:p/>
          </table:table-cell>
          <table:table-cell table:formula="of:=COM.MICROSOFT.CONCAT([.$AU194:.$BH194])">
            <text:p/>
          </table:table-cell>
          <table:table-cell table:formula="of:=COUNTIF([.$K$1:.$K$1998];[.K19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5:.$AD195])">
            <text:p/>
          </table:table-cell>
          <table:table-cell table:formula="of:=COM.MICROSOFT.CONCAT([.$AF195:.$AS195])">
            <text:p/>
          </table:table-cell>
          <table:table-cell table:formula="of:=COM.MICROSOFT.CONCAT([.$AU195:.$BH195])">
            <text:p/>
          </table:table-cell>
          <table:table-cell table:formula="of:=COUNTIF([.$K$1:.$K$1998];[.K19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6:.$AD196])">
            <text:p/>
          </table:table-cell>
          <table:table-cell table:formula="of:=COM.MICROSOFT.CONCAT([.$AF196:.$AS196])">
            <text:p/>
          </table:table-cell>
          <table:table-cell table:formula="of:=COM.MICROSOFT.CONCAT([.$AU196:.$BH196])">
            <text:p/>
          </table:table-cell>
          <table:table-cell table:formula="of:=COUNTIF([.$K$1:.$K$1998];[.K19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7:.$AD197])">
            <text:p/>
          </table:table-cell>
          <table:table-cell table:formula="of:=COM.MICROSOFT.CONCAT([.$AF197:.$AS197])">
            <text:p/>
          </table:table-cell>
          <table:table-cell table:formula="of:=COM.MICROSOFT.CONCAT([.$AU197:.$BH197])">
            <text:p/>
          </table:table-cell>
          <table:table-cell table:formula="of:=COUNTIF([.$K$1:.$K$1998];[.K19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8:.$AD198])">
            <text:p/>
          </table:table-cell>
          <table:table-cell table:formula="of:=COM.MICROSOFT.CONCAT([.$AF198:.$AS198])">
            <text:p/>
          </table:table-cell>
          <table:table-cell table:formula="of:=COM.MICROSOFT.CONCAT([.$AU198:.$BH198])">
            <text:p/>
          </table:table-cell>
          <table:table-cell table:formula="of:=COUNTIF([.$K$1:.$K$1998];[.K19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199:.$AD199])">
            <text:p/>
          </table:table-cell>
          <table:table-cell table:formula="of:=COM.MICROSOFT.CONCAT([.$AF199:.$AS199])">
            <text:p/>
          </table:table-cell>
          <table:table-cell table:formula="of:=COM.MICROSOFT.CONCAT([.$AU199:.$BH199])">
            <text:p/>
          </table:table-cell>
          <table:table-cell table:formula="of:=COUNTIF([.$K$1:.$K$1998];[.K19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0:.$AD200])">
            <text:p/>
          </table:table-cell>
          <table:table-cell table:formula="of:=COM.MICROSOFT.CONCAT([.$AF200:.$AS200])">
            <text:p/>
          </table:table-cell>
          <table:table-cell table:formula="of:=COM.MICROSOFT.CONCAT([.$AU200:.$BH200])">
            <text:p/>
          </table:table-cell>
          <table:table-cell table:formula="of:=COUNTIF([.$K$1:.$K$1998];[.K20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1:.$AD201])">
            <text:p/>
          </table:table-cell>
          <table:table-cell table:formula="of:=COM.MICROSOFT.CONCAT([.$AF201:.$AS201])">
            <text:p/>
          </table:table-cell>
          <table:table-cell table:formula="of:=COM.MICROSOFT.CONCAT([.$AU201:.$BH201])">
            <text:p/>
          </table:table-cell>
          <table:table-cell table:formula="of:=COUNTIF([.$K$1:.$K$1998];[.K20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2:.$AD202])">
            <text:p/>
          </table:table-cell>
          <table:table-cell table:formula="of:=COM.MICROSOFT.CONCAT([.$AF202:.$AS202])">
            <text:p/>
          </table:table-cell>
          <table:table-cell table:formula="of:=COM.MICROSOFT.CONCAT([.$AU202:.$BH202])">
            <text:p/>
          </table:table-cell>
          <table:table-cell table:formula="of:=COUNTIF([.$K$1:.$K$1998];[.K20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3:.$AD203])">
            <text:p/>
          </table:table-cell>
          <table:table-cell table:formula="of:=COM.MICROSOFT.CONCAT([.$AF203:.$AS203])">
            <text:p/>
          </table:table-cell>
          <table:table-cell table:formula="of:=COM.MICROSOFT.CONCAT([.$AU203:.$BH203])">
            <text:p/>
          </table:table-cell>
          <table:table-cell table:formula="of:=COUNTIF([.$K$1:.$K$1998];[.K20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4:.$AD204])">
            <text:p/>
          </table:table-cell>
          <table:table-cell table:formula="of:=COM.MICROSOFT.CONCAT([.$AF204:.$AS204])">
            <text:p/>
          </table:table-cell>
          <table:table-cell table:formula="of:=COM.MICROSOFT.CONCAT([.$AU204:.$BH204])">
            <text:p/>
          </table:table-cell>
          <table:table-cell table:formula="of:=COUNTIF([.$K$1:.$K$1998];[.K20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5:.$AD205])">
            <text:p/>
          </table:table-cell>
          <table:table-cell table:formula="of:=COM.MICROSOFT.CONCAT([.$AF205:.$AS205])">
            <text:p/>
          </table:table-cell>
          <table:table-cell table:formula="of:=COM.MICROSOFT.CONCAT([.$AU205:.$BH205])">
            <text:p/>
          </table:table-cell>
          <table:table-cell table:formula="of:=COUNTIF([.$K$1:.$K$1998];[.K20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6:.$AD206])">
            <text:p/>
          </table:table-cell>
          <table:table-cell table:formula="of:=COM.MICROSOFT.CONCAT([.$AF206:.$AS206])">
            <text:p/>
          </table:table-cell>
          <table:table-cell table:formula="of:=COM.MICROSOFT.CONCAT([.$AU206:.$BH206])">
            <text:p/>
          </table:table-cell>
          <table:table-cell table:formula="of:=COUNTIF([.$K$1:.$K$1998];[.K20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7:.$AD207])">
            <text:p/>
          </table:table-cell>
          <table:table-cell table:formula="of:=COM.MICROSOFT.CONCAT([.$AF207:.$AS207])">
            <text:p/>
          </table:table-cell>
          <table:table-cell table:formula="of:=COM.MICROSOFT.CONCAT([.$AU207:.$BH207])">
            <text:p/>
          </table:table-cell>
          <table:table-cell table:formula="of:=COUNTIF([.$K$1:.$K$1998];[.K20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8:.$AD208])">
            <text:p/>
          </table:table-cell>
          <table:table-cell table:formula="of:=COM.MICROSOFT.CONCAT([.$AF208:.$AS208])">
            <text:p/>
          </table:table-cell>
          <table:table-cell table:formula="of:=COM.MICROSOFT.CONCAT([.$AU208:.$BH208])">
            <text:p/>
          </table:table-cell>
          <table:table-cell table:formula="of:=COUNTIF([.$K$1:.$K$1998];[.K20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09:.$AD209])">
            <text:p/>
          </table:table-cell>
          <table:table-cell table:formula="of:=COM.MICROSOFT.CONCAT([.$AF209:.$AS209])">
            <text:p/>
          </table:table-cell>
          <table:table-cell table:formula="of:=COM.MICROSOFT.CONCAT([.$AU209:.$BH209])">
            <text:p/>
          </table:table-cell>
          <table:table-cell table:formula="of:=COUNTIF([.$K$1:.$K$1998];[.K20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0:.$AD210])">
            <text:p/>
          </table:table-cell>
          <table:table-cell table:formula="of:=COM.MICROSOFT.CONCAT([.$AF210:.$AS210])">
            <text:p/>
          </table:table-cell>
          <table:table-cell table:formula="of:=COM.MICROSOFT.CONCAT([.$AU210:.$BH210])">
            <text:p/>
          </table:table-cell>
          <table:table-cell table:formula="of:=COUNTIF([.$K$1:.$K$1998];[.K21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1:.$AD211])">
            <text:p/>
          </table:table-cell>
          <table:table-cell table:formula="of:=COM.MICROSOFT.CONCAT([.$AF211:.$AS211])">
            <text:p/>
          </table:table-cell>
          <table:table-cell table:formula="of:=COM.MICROSOFT.CONCAT([.$AU211:.$BH211])">
            <text:p/>
          </table:table-cell>
          <table:table-cell table:formula="of:=COUNTIF([.$K$1:.$K$1998];[.K21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2:.$AD212])">
            <text:p/>
          </table:table-cell>
          <table:table-cell table:formula="of:=COM.MICROSOFT.CONCAT([.$AF212:.$AS212])">
            <text:p/>
          </table:table-cell>
          <table:table-cell table:formula="of:=COM.MICROSOFT.CONCAT([.$AU212:.$BH212])">
            <text:p/>
          </table:table-cell>
          <table:table-cell table:formula="of:=COUNTIF([.$K$1:.$K$1998];[.K21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3:.$AD213])">
            <text:p/>
          </table:table-cell>
          <table:table-cell table:formula="of:=COM.MICROSOFT.CONCAT([.$AF213:.$AS213])">
            <text:p/>
          </table:table-cell>
          <table:table-cell table:formula="of:=COM.MICROSOFT.CONCAT([.$AU213:.$BH213])">
            <text:p/>
          </table:table-cell>
          <table:table-cell table:formula="of:=COUNTIF([.$K$1:.$K$1998];[.K21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4:.$AD214])">
            <text:p/>
          </table:table-cell>
          <table:table-cell table:formula="of:=COM.MICROSOFT.CONCAT([.$AF214:.$AS214])">
            <text:p/>
          </table:table-cell>
          <table:table-cell table:formula="of:=COM.MICROSOFT.CONCAT([.$AU214:.$BH214])">
            <text:p/>
          </table:table-cell>
          <table:table-cell table:formula="of:=COUNTIF([.$K$1:.$K$1998];[.K21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5:.$AD215])">
            <text:p/>
          </table:table-cell>
          <table:table-cell table:formula="of:=COM.MICROSOFT.CONCAT([.$AF215:.$AS215])">
            <text:p/>
          </table:table-cell>
          <table:table-cell table:formula="of:=COM.MICROSOFT.CONCAT([.$AU215:.$BH215])">
            <text:p/>
          </table:table-cell>
          <table:table-cell table:formula="of:=COUNTIF([.$K$1:.$K$1998];[.K21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6:.$AD216])">
            <text:p/>
          </table:table-cell>
          <table:table-cell table:formula="of:=COM.MICROSOFT.CONCAT([.$AF216:.$AS216])">
            <text:p/>
          </table:table-cell>
          <table:table-cell table:formula="of:=COM.MICROSOFT.CONCAT([.$AU216:.$BH216])">
            <text:p/>
          </table:table-cell>
          <table:table-cell table:formula="of:=COUNTIF([.$K$1:.$K$1998];[.K21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7:.$AD217])">
            <text:p/>
          </table:table-cell>
          <table:table-cell table:formula="of:=COM.MICROSOFT.CONCAT([.$AF217:.$AS217])">
            <text:p/>
          </table:table-cell>
          <table:table-cell table:formula="of:=COM.MICROSOFT.CONCAT([.$AU217:.$BH217])">
            <text:p/>
          </table:table-cell>
          <table:table-cell table:formula="of:=COUNTIF([.$K$1:.$K$1998];[.K21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8:.$AD218])">
            <text:p/>
          </table:table-cell>
          <table:table-cell table:formula="of:=COM.MICROSOFT.CONCAT([.$AF218:.$AS218])">
            <text:p/>
          </table:table-cell>
          <table:table-cell table:formula="of:=COM.MICROSOFT.CONCAT([.$AU218:.$BH218])">
            <text:p/>
          </table:table-cell>
          <table:table-cell table:formula="of:=COUNTIF([.$K$1:.$K$1998];[.K21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19:.$AD219])">
            <text:p/>
          </table:table-cell>
          <table:table-cell table:formula="of:=COM.MICROSOFT.CONCAT([.$AF219:.$AS219])">
            <text:p/>
          </table:table-cell>
          <table:table-cell table:formula="of:=COM.MICROSOFT.CONCAT([.$AU219:.$BH219])">
            <text:p/>
          </table:table-cell>
          <table:table-cell table:formula="of:=COUNTIF([.$K$1:.$K$1998];[.K21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0:.$AD220])">
            <text:p/>
          </table:table-cell>
          <table:table-cell table:formula="of:=COM.MICROSOFT.CONCAT([.$AF220:.$AS220])">
            <text:p/>
          </table:table-cell>
          <table:table-cell table:formula="of:=COM.MICROSOFT.CONCAT([.$AU220:.$BH220])">
            <text:p/>
          </table:table-cell>
          <table:table-cell table:formula="of:=COUNTIF([.$K$1:.$K$1998];[.K22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1:.$AD221])">
            <text:p/>
          </table:table-cell>
          <table:table-cell table:formula="of:=COM.MICROSOFT.CONCAT([.$AF221:.$AS221])">
            <text:p/>
          </table:table-cell>
          <table:table-cell table:formula="of:=COM.MICROSOFT.CONCAT([.$AU221:.$BH221])">
            <text:p/>
          </table:table-cell>
          <table:table-cell table:formula="of:=COUNTIF([.$K$1:.$K$1998];[.K22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2:.$AD222])">
            <text:p/>
          </table:table-cell>
          <table:table-cell table:formula="of:=COM.MICROSOFT.CONCAT([.$AF222:.$AS222])">
            <text:p/>
          </table:table-cell>
          <table:table-cell table:formula="of:=COM.MICROSOFT.CONCAT([.$AU222:.$BH222])">
            <text:p/>
          </table:table-cell>
          <table:table-cell table:formula="of:=COUNTIF([.$K$1:.$K$1998];[.K22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3:.$AD223])">
            <text:p/>
          </table:table-cell>
          <table:table-cell table:formula="of:=COM.MICROSOFT.CONCAT([.$AF223:.$AS223])">
            <text:p/>
          </table:table-cell>
          <table:table-cell table:formula="of:=COM.MICROSOFT.CONCAT([.$AU223:.$BH223])">
            <text:p/>
          </table:table-cell>
          <table:table-cell table:formula="of:=COUNTIF([.$K$1:.$K$1998];[.K22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4:.$AD224])">
            <text:p/>
          </table:table-cell>
          <table:table-cell table:formula="of:=COM.MICROSOFT.CONCAT([.$AF224:.$AS224])">
            <text:p/>
          </table:table-cell>
          <table:table-cell table:formula="of:=COM.MICROSOFT.CONCAT([.$AU224:.$BH224])">
            <text:p/>
          </table:table-cell>
          <table:table-cell table:formula="of:=COUNTIF([.$K$1:.$K$1998];[.K22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5:.$AD225])">
            <text:p/>
          </table:table-cell>
          <table:table-cell table:formula="of:=COM.MICROSOFT.CONCAT([.$AF225:.$AS225])">
            <text:p/>
          </table:table-cell>
          <table:table-cell table:formula="of:=COM.MICROSOFT.CONCAT([.$AU225:.$BH225])">
            <text:p/>
          </table:table-cell>
          <table:table-cell table:formula="of:=COUNTIF([.$K$1:.$K$1998];[.K22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6:.$AD226])">
            <text:p/>
          </table:table-cell>
          <table:table-cell table:formula="of:=COM.MICROSOFT.CONCAT([.$AF226:.$AS226])">
            <text:p/>
          </table:table-cell>
          <table:table-cell table:formula="of:=COM.MICROSOFT.CONCAT([.$AU226:.$BH226])">
            <text:p/>
          </table:table-cell>
          <table:table-cell table:formula="of:=COUNTIF([.$K$1:.$K$1998];[.K22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7:.$AD227])">
            <text:p/>
          </table:table-cell>
          <table:table-cell table:formula="of:=COM.MICROSOFT.CONCAT([.$AF227:.$AS227])">
            <text:p/>
          </table:table-cell>
          <table:table-cell table:formula="of:=COM.MICROSOFT.CONCAT([.$AU227:.$BH227])">
            <text:p/>
          </table:table-cell>
          <table:table-cell table:formula="of:=COUNTIF([.$K$1:.$K$1998];[.K22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8:.$AD228])">
            <text:p/>
          </table:table-cell>
          <table:table-cell table:formula="of:=COM.MICROSOFT.CONCAT([.$AF228:.$AS228])">
            <text:p/>
          </table:table-cell>
          <table:table-cell table:formula="of:=COM.MICROSOFT.CONCAT([.$AU228:.$BH228])">
            <text:p/>
          </table:table-cell>
          <table:table-cell table:formula="of:=COUNTIF([.$K$1:.$K$1998];[.K22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29:.$AD229])">
            <text:p/>
          </table:table-cell>
          <table:table-cell table:formula="of:=COM.MICROSOFT.CONCAT([.$AF229:.$AS229])">
            <text:p/>
          </table:table-cell>
          <table:table-cell table:formula="of:=COM.MICROSOFT.CONCAT([.$AU229:.$BH229])">
            <text:p/>
          </table:table-cell>
          <table:table-cell table:formula="of:=COUNTIF([.$K$1:.$K$1998];[.K22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0:.$AD230])">
            <text:p/>
          </table:table-cell>
          <table:table-cell table:formula="of:=COM.MICROSOFT.CONCAT([.$AF230:.$AS230])">
            <text:p/>
          </table:table-cell>
          <table:table-cell table:formula="of:=COM.MICROSOFT.CONCAT([.$AU230:.$BH230])">
            <text:p/>
          </table:table-cell>
          <table:table-cell table:formula="of:=COUNTIF([.$K$1:.$K$1998];[.K23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1:.$AD231])">
            <text:p/>
          </table:table-cell>
          <table:table-cell table:formula="of:=COM.MICROSOFT.CONCAT([.$AF231:.$AS231])">
            <text:p/>
          </table:table-cell>
          <table:table-cell table:formula="of:=COM.MICROSOFT.CONCAT([.$AU231:.$BH231])">
            <text:p/>
          </table:table-cell>
          <table:table-cell table:formula="of:=COUNTIF([.$K$1:.$K$1998];[.K23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2:.$AD232])">
            <text:p/>
          </table:table-cell>
          <table:table-cell table:formula="of:=COM.MICROSOFT.CONCAT([.$AF232:.$AS232])">
            <text:p/>
          </table:table-cell>
          <table:table-cell table:formula="of:=COM.MICROSOFT.CONCAT([.$AU232:.$BH232])">
            <text:p/>
          </table:table-cell>
          <table:table-cell table:formula="of:=COUNTIF([.$K$1:.$K$1998];[.K23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3:.$AD233])">
            <text:p/>
          </table:table-cell>
          <table:table-cell table:formula="of:=COM.MICROSOFT.CONCAT([.$AF233:.$AS233])">
            <text:p/>
          </table:table-cell>
          <table:table-cell table:formula="of:=COM.MICROSOFT.CONCAT([.$AU233:.$BH233])">
            <text:p/>
          </table:table-cell>
          <table:table-cell table:formula="of:=COUNTIF([.$K$1:.$K$1998];[.K23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4:.$AD234])">
            <text:p/>
          </table:table-cell>
          <table:table-cell table:formula="of:=COM.MICROSOFT.CONCAT([.$AF234:.$AS234])">
            <text:p/>
          </table:table-cell>
          <table:table-cell table:formula="of:=COM.MICROSOFT.CONCAT([.$AU234:.$BH234])">
            <text:p/>
          </table:table-cell>
          <table:table-cell table:formula="of:=COUNTIF([.$K$1:.$K$1998];[.K23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5:.$AD235])">
            <text:p/>
          </table:table-cell>
          <table:table-cell table:formula="of:=COM.MICROSOFT.CONCAT([.$AF235:.$AS235])">
            <text:p/>
          </table:table-cell>
          <table:table-cell table:formula="of:=COM.MICROSOFT.CONCAT([.$AU235:.$BH235])">
            <text:p/>
          </table:table-cell>
          <table:table-cell table:formula="of:=COUNTIF([.$K$1:.$K$1998];[.K23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6:.$AD236])">
            <text:p/>
          </table:table-cell>
          <table:table-cell table:formula="of:=COM.MICROSOFT.CONCAT([.$AF236:.$AS236])">
            <text:p/>
          </table:table-cell>
          <table:table-cell table:formula="of:=COM.MICROSOFT.CONCAT([.$AU236:.$BH236])">
            <text:p/>
          </table:table-cell>
          <table:table-cell table:formula="of:=COUNTIF([.$K$1:.$K$1998];[.K23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7:.$AD237])">
            <text:p/>
          </table:table-cell>
          <table:table-cell table:formula="of:=COM.MICROSOFT.CONCAT([.$AF237:.$AS237])">
            <text:p/>
          </table:table-cell>
          <table:table-cell table:formula="of:=COM.MICROSOFT.CONCAT([.$AU237:.$BH237])">
            <text:p/>
          </table:table-cell>
          <table:table-cell table:formula="of:=COUNTIF([.$K$1:.$K$1998];[.K23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8:.$AD238])">
            <text:p/>
          </table:table-cell>
          <table:table-cell table:formula="of:=COM.MICROSOFT.CONCAT([.$AF238:.$AS238])">
            <text:p/>
          </table:table-cell>
          <table:table-cell table:formula="of:=COM.MICROSOFT.CONCAT([.$AU238:.$BH238])">
            <text:p/>
          </table:table-cell>
          <table:table-cell table:formula="of:=COUNTIF([.$K$1:.$K$1998];[.K23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39:.$AD239])">
            <text:p/>
          </table:table-cell>
          <table:table-cell table:formula="of:=COM.MICROSOFT.CONCAT([.$AF239:.$AS239])">
            <text:p/>
          </table:table-cell>
          <table:table-cell table:formula="of:=COM.MICROSOFT.CONCAT([.$AU239:.$BH239])">
            <text:p/>
          </table:table-cell>
          <table:table-cell table:formula="of:=COUNTIF([.$K$1:.$K$1998];[.K23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0:.$AD240])">
            <text:p/>
          </table:table-cell>
          <table:table-cell table:formula="of:=COM.MICROSOFT.CONCAT([.$AF240:.$AS240])">
            <text:p/>
          </table:table-cell>
          <table:table-cell table:formula="of:=COM.MICROSOFT.CONCAT([.$AU240:.$BH240])">
            <text:p/>
          </table:table-cell>
          <table:table-cell table:formula="of:=COUNTIF([.$K$1:.$K$1998];[.K24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1:.$AD241])">
            <text:p/>
          </table:table-cell>
          <table:table-cell table:formula="of:=COM.MICROSOFT.CONCAT([.$AF241:.$AS241])">
            <text:p/>
          </table:table-cell>
          <table:table-cell table:formula="of:=COM.MICROSOFT.CONCAT([.$AU241:.$BH241])">
            <text:p/>
          </table:table-cell>
          <table:table-cell table:formula="of:=COUNTIF([.$K$1:.$K$1998];[.K24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2:.$AD242])">
            <text:p/>
          </table:table-cell>
          <table:table-cell table:formula="of:=COM.MICROSOFT.CONCAT([.$AF242:.$AS242])">
            <text:p/>
          </table:table-cell>
          <table:table-cell table:formula="of:=COM.MICROSOFT.CONCAT([.$AU242:.$BH242])">
            <text:p/>
          </table:table-cell>
          <table:table-cell table:formula="of:=COUNTIF([.$K$1:.$K$1998];[.K24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3:.$AD243])">
            <text:p/>
          </table:table-cell>
          <table:table-cell table:formula="of:=COM.MICROSOFT.CONCAT([.$AF243:.$AS243])">
            <text:p/>
          </table:table-cell>
          <table:table-cell table:formula="of:=COM.MICROSOFT.CONCAT([.$AU243:.$BH243])">
            <text:p/>
          </table:table-cell>
          <table:table-cell table:formula="of:=COUNTIF([.$K$1:.$K$1998];[.K24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4:.$AD244])">
            <text:p/>
          </table:table-cell>
          <table:table-cell table:formula="of:=COM.MICROSOFT.CONCAT([.$AF244:.$AS244])">
            <text:p/>
          </table:table-cell>
          <table:table-cell table:formula="of:=COM.MICROSOFT.CONCAT([.$AU244:.$BH244])">
            <text:p/>
          </table:table-cell>
          <table:table-cell table:formula="of:=COUNTIF([.$K$1:.$K$1998];[.K24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5:.$AD245])">
            <text:p/>
          </table:table-cell>
          <table:table-cell table:formula="of:=COM.MICROSOFT.CONCAT([.$AF245:.$AS245])">
            <text:p/>
          </table:table-cell>
          <table:table-cell table:formula="of:=COM.MICROSOFT.CONCAT([.$AU245:.$BH245])">
            <text:p/>
          </table:table-cell>
          <table:table-cell table:formula="of:=COUNTIF([.$K$1:.$K$1998];[.K24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6:.$AD246])">
            <text:p/>
          </table:table-cell>
          <table:table-cell table:formula="of:=COM.MICROSOFT.CONCAT([.$AF246:.$AS246])">
            <text:p/>
          </table:table-cell>
          <table:table-cell table:formula="of:=COM.MICROSOFT.CONCAT([.$AU246:.$BH246])">
            <text:p/>
          </table:table-cell>
          <table:table-cell table:formula="of:=COUNTIF([.$K$1:.$K$1998];[.K24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7:.$AD247])">
            <text:p/>
          </table:table-cell>
          <table:table-cell table:formula="of:=COM.MICROSOFT.CONCAT([.$AF247:.$AS247])">
            <text:p/>
          </table:table-cell>
          <table:table-cell table:formula="of:=COM.MICROSOFT.CONCAT([.$AU247:.$BH247])">
            <text:p/>
          </table:table-cell>
          <table:table-cell table:formula="of:=COUNTIF([.$K$1:.$K$1998];[.K24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8:.$AD248])">
            <text:p/>
          </table:table-cell>
          <table:table-cell table:formula="of:=COM.MICROSOFT.CONCAT([.$AF248:.$AS248])">
            <text:p/>
          </table:table-cell>
          <table:table-cell table:formula="of:=COM.MICROSOFT.CONCAT([.$AU248:.$BH248])">
            <text:p/>
          </table:table-cell>
          <table:table-cell table:formula="of:=COUNTIF([.$K$1:.$K$1998];[.K24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49:.$AD249])">
            <text:p/>
          </table:table-cell>
          <table:table-cell table:formula="of:=COM.MICROSOFT.CONCAT([.$AF249:.$AS249])">
            <text:p/>
          </table:table-cell>
          <table:table-cell table:formula="of:=COM.MICROSOFT.CONCAT([.$AU249:.$BH249])">
            <text:p/>
          </table:table-cell>
          <table:table-cell table:formula="of:=COUNTIF([.$K$1:.$K$1998];[.K24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0:.$AD250])">
            <text:p/>
          </table:table-cell>
          <table:table-cell table:formula="of:=COM.MICROSOFT.CONCAT([.$AF250:.$AS250])">
            <text:p/>
          </table:table-cell>
          <table:table-cell table:formula="of:=COM.MICROSOFT.CONCAT([.$AU250:.$BH250])">
            <text:p/>
          </table:table-cell>
          <table:table-cell table:formula="of:=COUNTIF([.$K$1:.$K$1998];[.K25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1:.$AD251])">
            <text:p/>
          </table:table-cell>
          <table:table-cell table:formula="of:=COM.MICROSOFT.CONCAT([.$AF251:.$AS251])">
            <text:p/>
          </table:table-cell>
          <table:table-cell table:formula="of:=COM.MICROSOFT.CONCAT([.$AU251:.$BH251])">
            <text:p/>
          </table:table-cell>
          <table:table-cell table:formula="of:=COUNTIF([.$K$1:.$K$1998];[.K25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2:.$AD252])">
            <text:p/>
          </table:table-cell>
          <table:table-cell table:formula="of:=COM.MICROSOFT.CONCAT([.$AF252:.$AS252])">
            <text:p/>
          </table:table-cell>
          <table:table-cell table:formula="of:=COM.MICROSOFT.CONCAT([.$AU252:.$BH252])">
            <text:p/>
          </table:table-cell>
          <table:table-cell table:formula="of:=COUNTIF([.$K$1:.$K$1998];[.K25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3:.$AD253])">
            <text:p/>
          </table:table-cell>
          <table:table-cell table:formula="of:=COM.MICROSOFT.CONCAT([.$AF253:.$AS253])">
            <text:p/>
          </table:table-cell>
          <table:table-cell table:formula="of:=COM.MICROSOFT.CONCAT([.$AU253:.$BH253])">
            <text:p/>
          </table:table-cell>
          <table:table-cell table:formula="of:=COUNTIF([.$K$1:.$K$1998];[.K25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4:.$AD254])">
            <text:p/>
          </table:table-cell>
          <table:table-cell table:formula="of:=COM.MICROSOFT.CONCAT([.$AF254:.$AS254])">
            <text:p/>
          </table:table-cell>
          <table:table-cell table:formula="of:=COM.MICROSOFT.CONCAT([.$AU254:.$BH254])">
            <text:p/>
          </table:table-cell>
          <table:table-cell table:formula="of:=COUNTIF([.$K$1:.$K$1998];[.K25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5:.$AD255])">
            <text:p/>
          </table:table-cell>
          <table:table-cell table:formula="of:=COM.MICROSOFT.CONCAT([.$AF255:.$AS255])">
            <text:p/>
          </table:table-cell>
          <table:table-cell table:formula="of:=COM.MICROSOFT.CONCAT([.$AU255:.$BH255])">
            <text:p/>
          </table:table-cell>
          <table:table-cell table:formula="of:=COUNTIF([.$K$1:.$K$1998];[.K25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6:.$AD256])">
            <text:p/>
          </table:table-cell>
          <table:table-cell table:formula="of:=COM.MICROSOFT.CONCAT([.$AF256:.$AS256])">
            <text:p/>
          </table:table-cell>
          <table:table-cell table:formula="of:=COM.MICROSOFT.CONCAT([.$AU256:.$BH256])">
            <text:p/>
          </table:table-cell>
          <table:table-cell table:formula="of:=COUNTIF([.$K$1:.$K$1998];[.K25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7:.$AD257])">
            <text:p/>
          </table:table-cell>
          <table:table-cell table:formula="of:=COM.MICROSOFT.CONCAT([.$AF257:.$AS257])">
            <text:p/>
          </table:table-cell>
          <table:table-cell table:formula="of:=COM.MICROSOFT.CONCAT([.$AU257:.$BH257])">
            <text:p/>
          </table:table-cell>
          <table:table-cell table:formula="of:=COUNTIF([.$K$1:.$K$1998];[.K25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8:.$AD258])">
            <text:p/>
          </table:table-cell>
          <table:table-cell table:formula="of:=COM.MICROSOFT.CONCAT([.$AF258:.$AS258])">
            <text:p/>
          </table:table-cell>
          <table:table-cell table:formula="of:=COM.MICROSOFT.CONCAT([.$AU258:.$BH258])">
            <text:p/>
          </table:table-cell>
          <table:table-cell table:formula="of:=COUNTIF([.$K$1:.$K$1998];[.K25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59:.$AD259])">
            <text:p/>
          </table:table-cell>
          <table:table-cell table:formula="of:=COM.MICROSOFT.CONCAT([.$AF259:.$AS259])">
            <text:p/>
          </table:table-cell>
          <table:table-cell table:formula="of:=COM.MICROSOFT.CONCAT([.$AU259:.$BH259])">
            <text:p/>
          </table:table-cell>
          <table:table-cell table:formula="of:=COUNTIF([.$K$1:.$K$1998];[.K25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0:.$AD260])">
            <text:p/>
          </table:table-cell>
          <table:table-cell table:formula="of:=COM.MICROSOFT.CONCAT([.$AF260:.$AS260])">
            <text:p/>
          </table:table-cell>
          <table:table-cell table:formula="of:=COM.MICROSOFT.CONCAT([.$AU260:.$BH260])">
            <text:p/>
          </table:table-cell>
          <table:table-cell table:formula="of:=COUNTIF([.$K$1:.$K$1998];[.K26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1:.$AD261])">
            <text:p/>
          </table:table-cell>
          <table:table-cell table:formula="of:=COM.MICROSOFT.CONCAT([.$AF261:.$AS261])">
            <text:p/>
          </table:table-cell>
          <table:table-cell table:formula="of:=COM.MICROSOFT.CONCAT([.$AU261:.$BH261])">
            <text:p/>
          </table:table-cell>
          <table:table-cell table:formula="of:=COUNTIF([.$K$1:.$K$1998];[.K26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2:.$AD262])">
            <text:p/>
          </table:table-cell>
          <table:table-cell table:formula="of:=COM.MICROSOFT.CONCAT([.$AF262:.$AS262])">
            <text:p/>
          </table:table-cell>
          <table:table-cell table:formula="of:=COM.MICROSOFT.CONCAT([.$AU262:.$BH262])">
            <text:p/>
          </table:table-cell>
          <table:table-cell table:formula="of:=COUNTIF([.$K$1:.$K$1998];[.K26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3:.$AD263])">
            <text:p/>
          </table:table-cell>
          <table:table-cell table:formula="of:=COM.MICROSOFT.CONCAT([.$AF263:.$AS263])">
            <text:p/>
          </table:table-cell>
          <table:table-cell table:formula="of:=COM.MICROSOFT.CONCAT([.$AU263:.$BH263])">
            <text:p/>
          </table:table-cell>
          <table:table-cell table:formula="of:=COUNTIF([.$K$1:.$K$1998];[.K26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4:.$AD264])">
            <text:p/>
          </table:table-cell>
          <table:table-cell table:formula="of:=COM.MICROSOFT.CONCAT([.$AF264:.$AS264])">
            <text:p/>
          </table:table-cell>
          <table:table-cell table:formula="of:=COM.MICROSOFT.CONCAT([.$AU264:.$BH264])">
            <text:p/>
          </table:table-cell>
          <table:table-cell table:formula="of:=COUNTIF([.$K$1:.$K$1998];[.K26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5:.$AD265])">
            <text:p/>
          </table:table-cell>
          <table:table-cell table:formula="of:=COM.MICROSOFT.CONCAT([.$AF265:.$AS265])">
            <text:p/>
          </table:table-cell>
          <table:table-cell table:formula="of:=COM.MICROSOFT.CONCAT([.$AU265:.$BH265])">
            <text:p/>
          </table:table-cell>
          <table:table-cell table:formula="of:=COUNTIF([.$K$1:.$K$1998];[.K26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6:.$AD266])">
            <text:p/>
          </table:table-cell>
          <table:table-cell table:formula="of:=COM.MICROSOFT.CONCAT([.$AF266:.$AS266])">
            <text:p/>
          </table:table-cell>
          <table:table-cell table:formula="of:=COM.MICROSOFT.CONCAT([.$AU266:.$BH266])">
            <text:p/>
          </table:table-cell>
          <table:table-cell table:formula="of:=COUNTIF([.$K$1:.$K$1998];[.K26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7:.$AD267])">
            <text:p/>
          </table:table-cell>
          <table:table-cell table:formula="of:=COM.MICROSOFT.CONCAT([.$AF267:.$AS267])">
            <text:p/>
          </table:table-cell>
          <table:table-cell table:formula="of:=COM.MICROSOFT.CONCAT([.$AU267:.$BH267])">
            <text:p/>
          </table:table-cell>
          <table:table-cell table:formula="of:=COUNTIF([.$K$1:.$K$1998];[.K26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8:.$AD268])">
            <text:p/>
          </table:table-cell>
          <table:table-cell table:formula="of:=COM.MICROSOFT.CONCAT([.$AF268:.$AS268])">
            <text:p/>
          </table:table-cell>
          <table:table-cell table:formula="of:=COM.MICROSOFT.CONCAT([.$AU268:.$BH268])">
            <text:p/>
          </table:table-cell>
          <table:table-cell table:formula="of:=COUNTIF([.$K$1:.$K$1998];[.K26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69:.$AD269])">
            <text:p/>
          </table:table-cell>
          <table:table-cell table:formula="of:=COM.MICROSOFT.CONCAT([.$AF269:.$AS269])">
            <text:p/>
          </table:table-cell>
          <table:table-cell table:formula="of:=COM.MICROSOFT.CONCAT([.$AU269:.$BH269])">
            <text:p/>
          </table:table-cell>
          <table:table-cell table:formula="of:=COUNTIF([.$K$1:.$K$1998];[.K26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0:.$AD270])">
            <text:p/>
          </table:table-cell>
          <table:table-cell table:formula="of:=COM.MICROSOFT.CONCAT([.$AF270:.$AS270])">
            <text:p/>
          </table:table-cell>
          <table:table-cell table:formula="of:=COM.MICROSOFT.CONCAT([.$AU270:.$BH270])">
            <text:p/>
          </table:table-cell>
          <table:table-cell table:formula="of:=COUNTIF([.$K$1:.$K$1998];[.K27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1:.$AD271])">
            <text:p/>
          </table:table-cell>
          <table:table-cell table:formula="of:=COM.MICROSOFT.CONCAT([.$AF271:.$AS271])">
            <text:p/>
          </table:table-cell>
          <table:table-cell table:formula="of:=COM.MICROSOFT.CONCAT([.$AU271:.$BH271])">
            <text:p/>
          </table:table-cell>
          <table:table-cell table:formula="of:=COUNTIF([.$K$1:.$K$1998];[.K27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2:.$AD272])">
            <text:p/>
          </table:table-cell>
          <table:table-cell table:formula="of:=COM.MICROSOFT.CONCAT([.$AF272:.$AS272])">
            <text:p/>
          </table:table-cell>
          <table:table-cell table:formula="of:=COM.MICROSOFT.CONCAT([.$AU272:.$BH272])">
            <text:p/>
          </table:table-cell>
          <table:table-cell table:formula="of:=COUNTIF([.$K$1:.$K$1998];[.K27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3:.$AD273])">
            <text:p/>
          </table:table-cell>
          <table:table-cell table:formula="of:=COM.MICROSOFT.CONCAT([.$AF273:.$AS273])">
            <text:p/>
          </table:table-cell>
          <table:table-cell table:formula="of:=COM.MICROSOFT.CONCAT([.$AU273:.$BH273])">
            <text:p/>
          </table:table-cell>
          <table:table-cell table:formula="of:=COUNTIF([.$K$1:.$K$1998];[.K27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4:.$AD274])">
            <text:p/>
          </table:table-cell>
          <table:table-cell table:formula="of:=COM.MICROSOFT.CONCAT([.$AF274:.$AS274])">
            <text:p/>
          </table:table-cell>
          <table:table-cell table:formula="of:=COM.MICROSOFT.CONCAT([.$AU274:.$BH274])">
            <text:p/>
          </table:table-cell>
          <table:table-cell table:formula="of:=COUNTIF([.$K$1:.$K$1998];[.K27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5:.$AD275])">
            <text:p/>
          </table:table-cell>
          <table:table-cell table:formula="of:=COM.MICROSOFT.CONCAT([.$AF275:.$AS275])">
            <text:p/>
          </table:table-cell>
          <table:table-cell table:formula="of:=COM.MICROSOFT.CONCAT([.$AU275:.$BH275])">
            <text:p/>
          </table:table-cell>
          <table:table-cell table:formula="of:=COUNTIF([.$K$1:.$K$1998];[.K27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6:.$AD276])">
            <text:p/>
          </table:table-cell>
          <table:table-cell table:formula="of:=COM.MICROSOFT.CONCAT([.$AF276:.$AS276])">
            <text:p/>
          </table:table-cell>
          <table:table-cell table:formula="of:=COM.MICROSOFT.CONCAT([.$AU276:.$BH276])">
            <text:p/>
          </table:table-cell>
          <table:table-cell table:formula="of:=COUNTIF([.$K$1:.$K$1998];[.K27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7:.$AD277])">
            <text:p/>
          </table:table-cell>
          <table:table-cell table:formula="of:=COM.MICROSOFT.CONCAT([.$AF277:.$AS277])">
            <text:p/>
          </table:table-cell>
          <table:table-cell table:formula="of:=COM.MICROSOFT.CONCAT([.$AU277:.$BH277])">
            <text:p/>
          </table:table-cell>
          <table:table-cell table:formula="of:=COUNTIF([.$K$1:.$K$1998];[.K27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8:.$AD278])">
            <text:p/>
          </table:table-cell>
          <table:table-cell table:formula="of:=COM.MICROSOFT.CONCAT([.$AF278:.$AS278])">
            <text:p/>
          </table:table-cell>
          <table:table-cell table:formula="of:=COM.MICROSOFT.CONCAT([.$AU278:.$BH278])">
            <text:p/>
          </table:table-cell>
          <table:table-cell table:formula="of:=COUNTIF([.$K$1:.$K$1998];[.K27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79:.$AD279])">
            <text:p/>
          </table:table-cell>
          <table:table-cell table:formula="of:=COM.MICROSOFT.CONCAT([.$AF279:.$AS279])">
            <text:p/>
          </table:table-cell>
          <table:table-cell table:formula="of:=COM.MICROSOFT.CONCAT([.$AU279:.$BH279])">
            <text:p/>
          </table:table-cell>
          <table:table-cell table:formula="of:=COUNTIF([.$K$1:.$K$1998];[.K27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0:.$AD280])">
            <text:p/>
          </table:table-cell>
          <table:table-cell table:formula="of:=COM.MICROSOFT.CONCAT([.$AF280:.$AS280])">
            <text:p/>
          </table:table-cell>
          <table:table-cell table:formula="of:=COM.MICROSOFT.CONCAT([.$AU280:.$BH280])">
            <text:p/>
          </table:table-cell>
          <table:table-cell table:formula="of:=COUNTIF([.$K$1:.$K$1998];[.K28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1:.$AD281])">
            <text:p/>
          </table:table-cell>
          <table:table-cell table:formula="of:=COM.MICROSOFT.CONCAT([.$AF281:.$AS281])">
            <text:p/>
          </table:table-cell>
          <table:table-cell table:formula="of:=COM.MICROSOFT.CONCAT([.$AU281:.$BH281])">
            <text:p/>
          </table:table-cell>
          <table:table-cell table:formula="of:=COUNTIF([.$K$1:.$K$1998];[.K28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2:.$AD282])">
            <text:p/>
          </table:table-cell>
          <table:table-cell table:formula="of:=COM.MICROSOFT.CONCAT([.$AF282:.$AS282])">
            <text:p/>
          </table:table-cell>
          <table:table-cell table:formula="of:=COM.MICROSOFT.CONCAT([.$AU282:.$BH282])">
            <text:p/>
          </table:table-cell>
          <table:table-cell table:formula="of:=COUNTIF([.$K$1:.$K$1998];[.K28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3:.$AD283])">
            <text:p/>
          </table:table-cell>
          <table:table-cell table:formula="of:=COM.MICROSOFT.CONCAT([.$AF283:.$AS283])">
            <text:p/>
          </table:table-cell>
          <table:table-cell table:formula="of:=COM.MICROSOFT.CONCAT([.$AU283:.$BH283])">
            <text:p/>
          </table:table-cell>
          <table:table-cell table:formula="of:=COUNTIF([.$K$1:.$K$1998];[.K28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4:.$AD284])">
            <text:p/>
          </table:table-cell>
          <table:table-cell table:formula="of:=COM.MICROSOFT.CONCAT([.$AF284:.$AS284])">
            <text:p/>
          </table:table-cell>
          <table:table-cell table:formula="of:=COM.MICROSOFT.CONCAT([.$AU284:.$BH284])">
            <text:p/>
          </table:table-cell>
          <table:table-cell table:formula="of:=COUNTIF([.$K$1:.$K$1998];[.K28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5:.$AD285])">
            <text:p/>
          </table:table-cell>
          <table:table-cell table:formula="of:=COM.MICROSOFT.CONCAT([.$AF285:.$AS285])">
            <text:p/>
          </table:table-cell>
          <table:table-cell table:formula="of:=COM.MICROSOFT.CONCAT([.$AU285:.$BH285])">
            <text:p/>
          </table:table-cell>
          <table:table-cell table:formula="of:=COUNTIF([.$K$1:.$K$1998];[.K28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6:.$AD286])">
            <text:p/>
          </table:table-cell>
          <table:table-cell table:formula="of:=COM.MICROSOFT.CONCAT([.$AF286:.$AS286])">
            <text:p/>
          </table:table-cell>
          <table:table-cell table:formula="of:=COM.MICROSOFT.CONCAT([.$AU286:.$BH286])">
            <text:p/>
          </table:table-cell>
          <table:table-cell table:formula="of:=COUNTIF([.$K$1:.$K$1998];[.K28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7:.$AD287])">
            <text:p/>
          </table:table-cell>
          <table:table-cell table:formula="of:=COM.MICROSOFT.CONCAT([.$AF287:.$AS287])">
            <text:p/>
          </table:table-cell>
          <table:table-cell table:formula="of:=COM.MICROSOFT.CONCAT([.$AU287:.$BH287])">
            <text:p/>
          </table:table-cell>
          <table:table-cell table:formula="of:=COUNTIF([.$K$1:.$K$1998];[.K28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8:.$AD288])">
            <text:p/>
          </table:table-cell>
          <table:table-cell table:formula="of:=COM.MICROSOFT.CONCAT([.$AF288:.$AS288])">
            <text:p/>
          </table:table-cell>
          <table:table-cell table:formula="of:=COM.MICROSOFT.CONCAT([.$AU288:.$BH288])">
            <text:p/>
          </table:table-cell>
          <table:table-cell table:formula="of:=COUNTIF([.$K$1:.$K$1998];[.K28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89:.$AD289])">
            <text:p/>
          </table:table-cell>
          <table:table-cell table:formula="of:=COM.MICROSOFT.CONCAT([.$AF289:.$AS289])">
            <text:p/>
          </table:table-cell>
          <table:table-cell table:formula="of:=COM.MICROSOFT.CONCAT([.$AU289:.$BH289])">
            <text:p/>
          </table:table-cell>
          <table:table-cell table:formula="of:=COUNTIF([.$K$1:.$K$1998];[.K28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0:.$AD290])">
            <text:p/>
          </table:table-cell>
          <table:table-cell table:formula="of:=COM.MICROSOFT.CONCAT([.$AF290:.$AS290])">
            <text:p/>
          </table:table-cell>
          <table:table-cell table:formula="of:=COM.MICROSOFT.CONCAT([.$AU290:.$BH290])">
            <text:p/>
          </table:table-cell>
          <table:table-cell table:formula="of:=COUNTIF([.$K$1:.$K$1998];[.K29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1:.$AD291])">
            <text:p/>
          </table:table-cell>
          <table:table-cell table:formula="of:=COM.MICROSOFT.CONCAT([.$AF291:.$AS291])">
            <text:p/>
          </table:table-cell>
          <table:table-cell table:formula="of:=COM.MICROSOFT.CONCAT([.$AU291:.$BH291])">
            <text:p/>
          </table:table-cell>
          <table:table-cell table:formula="of:=COUNTIF([.$K$1:.$K$1998];[.K29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2:.$AD292])">
            <text:p/>
          </table:table-cell>
          <table:table-cell table:formula="of:=COM.MICROSOFT.CONCAT([.$AF292:.$AS292])">
            <text:p/>
          </table:table-cell>
          <table:table-cell table:formula="of:=COM.MICROSOFT.CONCAT([.$AU292:.$BH292])">
            <text:p/>
          </table:table-cell>
          <table:table-cell table:formula="of:=COUNTIF([.$K$1:.$K$1998];[.K29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3:.$AD293])">
            <text:p/>
          </table:table-cell>
          <table:table-cell table:formula="of:=COM.MICROSOFT.CONCAT([.$AF293:.$AS293])">
            <text:p/>
          </table:table-cell>
          <table:table-cell table:formula="of:=COM.MICROSOFT.CONCAT([.$AU293:.$BH293])">
            <text:p/>
          </table:table-cell>
          <table:table-cell table:formula="of:=COUNTIF([.$K$1:.$K$1998];[.K29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4:.$AD294])">
            <text:p/>
          </table:table-cell>
          <table:table-cell table:formula="of:=COM.MICROSOFT.CONCAT([.$AF294:.$AS294])">
            <text:p/>
          </table:table-cell>
          <table:table-cell table:formula="of:=COM.MICROSOFT.CONCAT([.$AU294:.$BH294])">
            <text:p/>
          </table:table-cell>
          <table:table-cell table:formula="of:=COUNTIF([.$K$1:.$K$1998];[.K29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5:.$AD295])">
            <text:p/>
          </table:table-cell>
          <table:table-cell table:formula="of:=COM.MICROSOFT.CONCAT([.$AF295:.$AS295])">
            <text:p/>
          </table:table-cell>
          <table:table-cell table:formula="of:=COM.MICROSOFT.CONCAT([.$AU295:.$BH295])">
            <text:p/>
          </table:table-cell>
          <table:table-cell table:formula="of:=COUNTIF([.$K$1:.$K$1998];[.K29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6:.$AD296])">
            <text:p/>
          </table:table-cell>
          <table:table-cell table:formula="of:=COM.MICROSOFT.CONCAT([.$AF296:.$AS296])">
            <text:p/>
          </table:table-cell>
          <table:table-cell table:formula="of:=COM.MICROSOFT.CONCAT([.$AU296:.$BH296])">
            <text:p/>
          </table:table-cell>
          <table:table-cell table:formula="of:=COUNTIF([.$K$1:.$K$1998];[.K29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7:.$AD297])">
            <text:p/>
          </table:table-cell>
          <table:table-cell table:formula="of:=COM.MICROSOFT.CONCAT([.$AF297:.$AS297])">
            <text:p/>
          </table:table-cell>
          <table:table-cell table:formula="of:=COM.MICROSOFT.CONCAT([.$AU297:.$BH297])">
            <text:p/>
          </table:table-cell>
          <table:table-cell table:formula="of:=COUNTIF([.$K$1:.$K$1998];[.K29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8:.$AD298])">
            <text:p/>
          </table:table-cell>
          <table:table-cell table:formula="of:=COM.MICROSOFT.CONCAT([.$AF298:.$AS298])">
            <text:p/>
          </table:table-cell>
          <table:table-cell table:formula="of:=COM.MICROSOFT.CONCAT([.$AU298:.$BH298])">
            <text:p/>
          </table:table-cell>
          <table:table-cell table:formula="of:=COUNTIF([.$K$1:.$K$1998];[.K29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299:.$AD299])">
            <text:p/>
          </table:table-cell>
          <table:table-cell table:formula="of:=COM.MICROSOFT.CONCAT([.$AF299:.$AS299])">
            <text:p/>
          </table:table-cell>
          <table:table-cell table:formula="of:=COM.MICROSOFT.CONCAT([.$AU299:.$BH299])">
            <text:p/>
          </table:table-cell>
          <table:table-cell table:formula="of:=COUNTIF([.$K$1:.$K$1998];[.K29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0:.$AD300])">
            <text:p/>
          </table:table-cell>
          <table:table-cell table:formula="of:=COM.MICROSOFT.CONCAT([.$AF300:.$AS300])">
            <text:p/>
          </table:table-cell>
          <table:table-cell table:formula="of:=COM.MICROSOFT.CONCAT([.$AU300:.$BH300])">
            <text:p/>
          </table:table-cell>
          <table:table-cell table:formula="of:=COUNTIF([.$K$1:.$K$1998];[.K30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1:.$AD301])">
            <text:p/>
          </table:table-cell>
          <table:table-cell table:formula="of:=COM.MICROSOFT.CONCAT([.$AF301:.$AS301])">
            <text:p/>
          </table:table-cell>
          <table:table-cell table:formula="of:=COM.MICROSOFT.CONCAT([.$AU301:.$BH301])">
            <text:p/>
          </table:table-cell>
          <table:table-cell table:formula="of:=COUNTIF([.$K$1:.$K$1998];[.K30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2:.$AD302])">
            <text:p/>
          </table:table-cell>
          <table:table-cell table:formula="of:=COM.MICROSOFT.CONCAT([.$AF302:.$AS302])">
            <text:p/>
          </table:table-cell>
          <table:table-cell table:formula="of:=COM.MICROSOFT.CONCAT([.$AU302:.$BH302])">
            <text:p/>
          </table:table-cell>
          <table:table-cell table:formula="of:=COUNTIF([.$K$1:.$K$1998];[.K30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3:.$AD303])">
            <text:p/>
          </table:table-cell>
          <table:table-cell table:formula="of:=COM.MICROSOFT.CONCAT([.$AF303:.$AS303])">
            <text:p/>
          </table:table-cell>
          <table:table-cell table:formula="of:=COM.MICROSOFT.CONCAT([.$AU303:.$BH303])">
            <text:p/>
          </table:table-cell>
          <table:table-cell table:formula="of:=COUNTIF([.$K$1:.$K$1998];[.K30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4:.$AD304])">
            <text:p/>
          </table:table-cell>
          <table:table-cell table:formula="of:=COM.MICROSOFT.CONCAT([.$AF304:.$AS304])">
            <text:p/>
          </table:table-cell>
          <table:table-cell table:formula="of:=COM.MICROSOFT.CONCAT([.$AU304:.$BH304])">
            <text:p/>
          </table:table-cell>
          <table:table-cell table:formula="of:=COUNTIF([.$K$1:.$K$1998];[.K30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5:.$AD305])">
            <text:p/>
          </table:table-cell>
          <table:table-cell table:formula="of:=COM.MICROSOFT.CONCAT([.$AF305:.$AS305])">
            <text:p/>
          </table:table-cell>
          <table:table-cell table:formula="of:=COM.MICROSOFT.CONCAT([.$AU305:.$BH305])">
            <text:p/>
          </table:table-cell>
          <table:table-cell table:formula="of:=COUNTIF([.$K$1:.$K$1998];[.K30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6:.$AD306])">
            <text:p/>
          </table:table-cell>
          <table:table-cell table:formula="of:=COM.MICROSOFT.CONCAT([.$AF306:.$AS306])">
            <text:p/>
          </table:table-cell>
          <table:table-cell table:formula="of:=COM.MICROSOFT.CONCAT([.$AU306:.$BH306])">
            <text:p/>
          </table:table-cell>
          <table:table-cell table:formula="of:=COUNTIF([.$K$1:.$K$1998];[.K30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7:.$AD307])">
            <text:p/>
          </table:table-cell>
          <table:table-cell table:formula="of:=COM.MICROSOFT.CONCAT([.$AF307:.$AS307])">
            <text:p/>
          </table:table-cell>
          <table:table-cell table:formula="of:=COM.MICROSOFT.CONCAT([.$AU307:.$BH307])">
            <text:p/>
          </table:table-cell>
          <table:table-cell table:formula="of:=COUNTIF([.$K$1:.$K$1998];[.K30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8:.$AD308])">
            <text:p/>
          </table:table-cell>
          <table:table-cell table:formula="of:=COM.MICROSOFT.CONCAT([.$AF308:.$AS308])">
            <text:p/>
          </table:table-cell>
          <table:table-cell table:formula="of:=COM.MICROSOFT.CONCAT([.$AU308:.$BH308])">
            <text:p/>
          </table:table-cell>
          <table:table-cell table:formula="of:=COUNTIF([.$K$1:.$K$1998];[.K30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09:.$AD309])">
            <text:p/>
          </table:table-cell>
          <table:table-cell table:formula="of:=COM.MICROSOFT.CONCAT([.$AF309:.$AS309])">
            <text:p/>
          </table:table-cell>
          <table:table-cell table:formula="of:=COM.MICROSOFT.CONCAT([.$AU309:.$BH309])">
            <text:p/>
          </table:table-cell>
          <table:table-cell table:formula="of:=COUNTIF([.$K$1:.$K$1998];[.K30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0:.$AD310])">
            <text:p/>
          </table:table-cell>
          <table:table-cell table:formula="of:=COM.MICROSOFT.CONCAT([.$AF310:.$AS310])">
            <text:p/>
          </table:table-cell>
          <table:table-cell table:formula="of:=COM.MICROSOFT.CONCAT([.$AU310:.$BH310])">
            <text:p/>
          </table:table-cell>
          <table:table-cell table:formula="of:=COUNTIF([.$K$1:.$K$1998];[.K31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1:.$AD311])">
            <text:p/>
          </table:table-cell>
          <table:table-cell table:formula="of:=COM.MICROSOFT.CONCAT([.$AF311:.$AS311])">
            <text:p/>
          </table:table-cell>
          <table:table-cell table:formula="of:=COM.MICROSOFT.CONCAT([.$AU311:.$BH311])">
            <text:p/>
          </table:table-cell>
          <table:table-cell table:formula="of:=COUNTIF([.$K$1:.$K$1998];[.K31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2:.$AD312])">
            <text:p/>
          </table:table-cell>
          <table:table-cell table:formula="of:=COM.MICROSOFT.CONCAT([.$AF312:.$AS312])">
            <text:p/>
          </table:table-cell>
          <table:table-cell table:formula="of:=COM.MICROSOFT.CONCAT([.$AU312:.$BH312])">
            <text:p/>
          </table:table-cell>
          <table:table-cell table:formula="of:=COUNTIF([.$K$1:.$K$1998];[.K31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3:.$AD313])">
            <text:p/>
          </table:table-cell>
          <table:table-cell table:formula="of:=COM.MICROSOFT.CONCAT([.$AF313:.$AS313])">
            <text:p/>
          </table:table-cell>
          <table:table-cell table:formula="of:=COM.MICROSOFT.CONCAT([.$AU313:.$BH313])">
            <text:p/>
          </table:table-cell>
          <table:table-cell table:formula="of:=COUNTIF([.$K$1:.$K$1998];[.K31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4:.$AD314])">
            <text:p/>
          </table:table-cell>
          <table:table-cell table:formula="of:=COM.MICROSOFT.CONCAT([.$AF314:.$AS314])">
            <text:p/>
          </table:table-cell>
          <table:table-cell table:formula="of:=COM.MICROSOFT.CONCAT([.$AU314:.$BH314])">
            <text:p/>
          </table:table-cell>
          <table:table-cell table:formula="of:=COUNTIF([.$K$1:.$K$1998];[.K31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5:.$AD315])">
            <text:p/>
          </table:table-cell>
          <table:table-cell table:formula="of:=COM.MICROSOFT.CONCAT([.$AF315:.$AS315])">
            <text:p/>
          </table:table-cell>
          <table:table-cell table:formula="of:=COM.MICROSOFT.CONCAT([.$AU315:.$BH315])">
            <text:p/>
          </table:table-cell>
          <table:table-cell table:formula="of:=COUNTIF([.$K$1:.$K$1998];[.K31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6:.$AD316])">
            <text:p/>
          </table:table-cell>
          <table:table-cell table:formula="of:=COM.MICROSOFT.CONCAT([.$AF316:.$AS316])">
            <text:p/>
          </table:table-cell>
          <table:table-cell table:formula="of:=COM.MICROSOFT.CONCAT([.$AU316:.$BH316])">
            <text:p/>
          </table:table-cell>
          <table:table-cell table:formula="of:=COUNTIF([.$K$1:.$K$1998];[.K31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7:.$AD317])">
            <text:p/>
          </table:table-cell>
          <table:table-cell table:formula="of:=COM.MICROSOFT.CONCAT([.$AF317:.$AS317])">
            <text:p/>
          </table:table-cell>
          <table:table-cell table:formula="of:=COM.MICROSOFT.CONCAT([.$AU317:.$BH317])">
            <text:p/>
          </table:table-cell>
          <table:table-cell table:formula="of:=COUNTIF([.$K$1:.$K$1998];[.K31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8:.$AD318])">
            <text:p/>
          </table:table-cell>
          <table:table-cell table:formula="of:=COM.MICROSOFT.CONCAT([.$AF318:.$AS318])">
            <text:p/>
          </table:table-cell>
          <table:table-cell table:formula="of:=COM.MICROSOFT.CONCAT([.$AU318:.$BH318])">
            <text:p/>
          </table:table-cell>
          <table:table-cell table:formula="of:=COUNTIF([.$K$1:.$K$1998];[.K318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19:.$AD319])">
            <text:p/>
          </table:table-cell>
          <table:table-cell table:formula="of:=COM.MICROSOFT.CONCAT([.$AF319:.$AS319])">
            <text:p/>
          </table:table-cell>
          <table:table-cell table:formula="of:=COM.MICROSOFT.CONCAT([.$AU319:.$BH319])">
            <text:p/>
          </table:table-cell>
          <table:table-cell table:formula="of:=COUNTIF([.$K$1:.$K$1998];[.K319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20:.$AD320])">
            <text:p/>
          </table:table-cell>
          <table:table-cell table:formula="of:=COM.MICROSOFT.CONCAT([.$AF320:.$AS320])">
            <text:p/>
          </table:table-cell>
          <table:table-cell table:formula="of:=COM.MICROSOFT.CONCAT([.$AU320:.$BH320])">
            <text:p/>
          </table:table-cell>
          <table:table-cell table:formula="of:=COUNTIF([.$K$1:.$K$1998];[.K320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21:.$AD321])">
            <text:p/>
          </table:table-cell>
          <table:table-cell table:formula="of:=COM.MICROSOFT.CONCAT([.$AF321:.$AS321])">
            <text:p/>
          </table:table-cell>
          <table:table-cell table:formula="of:=COM.MICROSOFT.CONCAT([.$AU321:.$BH321])">
            <text:p/>
          </table:table-cell>
          <table:table-cell table:formula="of:=COUNTIF([.$K$1:.$K$1998];[.K321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22:.$AD322])">
            <text:p/>
          </table:table-cell>
          <table:table-cell table:formula="of:=COM.MICROSOFT.CONCAT([.$AF322:.$AS322])">
            <text:p/>
          </table:table-cell>
          <table:table-cell table:formula="of:=COM.MICROSOFT.CONCAT([.$AU322:.$BH322])">
            <text:p/>
          </table:table-cell>
          <table:table-cell table:formula="of:=COUNTIF([.$K$1:.$K$1998];[.K32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23:.$AD323])">
            <text:p/>
          </table:table-cell>
          <table:table-cell table:formula="of:=COM.MICROSOFT.CONCAT([.$AF323:.$AS323])">
            <text:p/>
          </table:table-cell>
          <table:table-cell table:formula="of:=COM.MICROSOFT.CONCAT([.$AU323:.$BH323])">
            <text:p/>
          </table:table-cell>
          <table:table-cell table:formula="of:=COUNTIF([.$K$1:.$K$1998];[.K32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24:.$AD324])">
            <text:p/>
          </table:table-cell>
          <table:table-cell table:formula="of:=COM.MICROSOFT.CONCAT([.$AF324:.$AS324])">
            <text:p/>
          </table:table-cell>
          <table:table-cell table:formula="of:=COM.MICROSOFT.CONCAT([.$AU324:.$BH324])">
            <text:p/>
          </table:table-cell>
          <table:table-cell table:formula="of:=COUNTIF([.$K$1:.$K$1998];[.K32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25:.$AD325])">
            <text:p/>
          </table:table-cell>
          <table:table-cell table:formula="of:=COM.MICROSOFT.CONCAT([.$AF325:.$AS325])">
            <text:p/>
          </table:table-cell>
          <table:table-cell table:formula="of:=COM.MICROSOFT.CONCAT([.$AU325:.$BH325])">
            <text:p/>
          </table:table-cell>
          <table:table-cell table:formula="of:=COUNTIF([.$K$1:.$K$1998];[.K32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26:.$AD326])">
            <text:p/>
          </table:table-cell>
          <table:table-cell table:formula="of:=COM.MICROSOFT.CONCAT([.$AF326:.$AS326])">
            <text:p/>
          </table:table-cell>
          <table:table-cell table:formula="of:=COM.MICROSOFT.CONCAT([.$AU326:.$BH326])">
            <text:p/>
          </table:table-cell>
          <table:table-cell table:formula="of:=COUNTIF([.$K$1:.$K$1998];[.K32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27:.$AD327])">
            <text:p/>
          </table:table-cell>
          <table:table-cell table:formula="of:=COM.MICROSOFT.CONCAT([.$AF327:.$AS327])">
            <text:p/>
          </table:table-cell>
          <table:table-cell table:formula="of:=COM.MICROSOFT.CONCAT([.$AU327:.$BH327])">
            <text:p/>
          </table:table-cell>
          <table:table-cell table:formula="of:=COUNTIF([.$K$1:.$K$1998];[.K32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formula="of:=COM.MICROSOFT.CONCAT([.$Q328:.$AD328])">
            <text:p/>
          </table:table-cell>
          <table:table-cell table:formula="of:=COM.MICROSOFT.CONCAT([.$AF328:.$AS328])">
            <text:p/>
          </table:table-cell>
          <table:table-cell table:formula="of:=COM.MICROSOFT.CONCAT([.$AU328:.$BH328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29:.$AD329])">
            <text:p/>
          </table:table-cell>
          <table:table-cell table:formula="of:=COM.MICROSOFT.CONCAT([.$AF329:.$AS329])">
            <text:p/>
          </table:table-cell>
          <table:table-cell table:formula="of:=COM.MICROSOFT.CONCAT([.$AU329:.$BH329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0:.$AD330])">
            <text:p/>
          </table:table-cell>
          <table:table-cell table:formula="of:=COM.MICROSOFT.CONCAT([.$AF330:.$AS330])">
            <text:p/>
          </table:table-cell>
          <table:table-cell table:formula="of:=COM.MICROSOFT.CONCAT([.$AU330:.$BH330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1:.$AD331])">
            <text:p/>
          </table:table-cell>
          <table:table-cell table:formula="of:=COM.MICROSOFT.CONCAT([.$AF331:.$AS331])">
            <text:p/>
          </table:table-cell>
          <table:table-cell table:formula="of:=COM.MICROSOFT.CONCAT([.$AU331:.$BH331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2:.$AD332])">
            <text:p/>
          </table:table-cell>
          <table:table-cell table:formula="of:=COM.MICROSOFT.CONCAT([.$AF332:.$AS332])">
            <text:p/>
          </table:table-cell>
          <table:table-cell table:formula="of:=COM.MICROSOFT.CONCAT([.$AU332:.$BH332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3:.$AD333])">
            <text:p/>
          </table:table-cell>
          <table:table-cell table:formula="of:=COM.MICROSOFT.CONCAT([.$AF333:.$AS333])">
            <text:p/>
          </table:table-cell>
          <table:table-cell table:formula="of:=COM.MICROSOFT.CONCAT([.$AU333:.$BH333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4:.$AD334])">
            <text:p/>
          </table:table-cell>
          <table:table-cell table:formula="of:=COM.MICROSOFT.CONCAT([.$AF334:.$AS334])">
            <text:p/>
          </table:table-cell>
          <table:table-cell table:formula="of:=COM.MICROSOFT.CONCAT([.$AU334:.$BH334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5:.$AD335])">
            <text:p/>
          </table:table-cell>
          <table:table-cell table:formula="of:=COM.MICROSOFT.CONCAT([.$AF335:.$AS335])">
            <text:p/>
          </table:table-cell>
          <table:table-cell table:formula="of:=COM.MICROSOFT.CONCAT([.$AU335:.$BH335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6:.$AD336])">
            <text:p/>
          </table:table-cell>
          <table:table-cell table:formula="of:=COM.MICROSOFT.CONCAT([.$AF336:.$AS336])">
            <text:p/>
          </table:table-cell>
          <table:table-cell table:formula="of:=COM.MICROSOFT.CONCAT([.$AU336:.$BH336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7:.$AD337])">
            <text:p/>
          </table:table-cell>
          <table:table-cell table:formula="of:=COM.MICROSOFT.CONCAT([.$AF337:.$AS337])">
            <text:p/>
          </table:table-cell>
          <table:table-cell table:formula="of:=COM.MICROSOFT.CONCAT([.$AU337:.$BH337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8:.$AD338])">
            <text:p/>
          </table:table-cell>
          <table:table-cell table:formula="of:=COM.MICROSOFT.CONCAT([.$AF338:.$AS338])">
            <text:p/>
          </table:table-cell>
          <table:table-cell table:formula="of:=COM.MICROSOFT.CONCAT([.$AU338:.$BH338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39:.$AD339])">
            <text:p/>
          </table:table-cell>
          <table:table-cell table:formula="of:=COM.MICROSOFT.CONCAT([.$AF339:.$AS339])">
            <text:p/>
          </table:table-cell>
          <table:table-cell table:formula="of:=COM.MICROSOFT.CONCAT([.$AU339:.$BH339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0:.$AD340])">
            <text:p/>
          </table:table-cell>
          <table:table-cell table:formula="of:=COM.MICROSOFT.CONCAT([.$AF340:.$AS340])">
            <text:p/>
          </table:table-cell>
          <table:table-cell table:formula="of:=COM.MICROSOFT.CONCAT([.$AU340:.$BH340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1:.$AD341])">
            <text:p/>
          </table:table-cell>
          <table:table-cell table:formula="of:=COM.MICROSOFT.CONCAT([.$AF341:.$AS341])">
            <text:p/>
          </table:table-cell>
          <table:table-cell table:formula="of:=COM.MICROSOFT.CONCAT([.$AU341:.$BH341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2:.$AD342])">
            <text:p/>
          </table:table-cell>
          <table:table-cell table:formula="of:=COM.MICROSOFT.CONCAT([.$AF342:.$AS342])">
            <text:p/>
          </table:table-cell>
          <table:table-cell table:formula="of:=COM.MICROSOFT.CONCAT([.$AU342:.$BH342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3:.$AD343])">
            <text:p/>
          </table:table-cell>
          <table:table-cell table:formula="of:=COM.MICROSOFT.CONCAT([.$AF343:.$AS343])">
            <text:p/>
          </table:table-cell>
          <table:table-cell table:formula="of:=COM.MICROSOFT.CONCAT([.$AU343:.$BH343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4:.$AD344])">
            <text:p/>
          </table:table-cell>
          <table:table-cell table:formula="of:=COM.MICROSOFT.CONCAT([.$AF344:.$AS344])">
            <text:p/>
          </table:table-cell>
          <table:table-cell table:formula="of:=COM.MICROSOFT.CONCAT([.$AU344:.$BH344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5:.$AD345])">
            <text:p/>
          </table:table-cell>
          <table:table-cell table:formula="of:=COM.MICROSOFT.CONCAT([.$AF345:.$AS345])">
            <text:p/>
          </table:table-cell>
          <table:table-cell table:formula="of:=COM.MICROSOFT.CONCAT([.$AU345:.$BH345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6:.$AD346])">
            <text:p/>
          </table:table-cell>
          <table:table-cell table:formula="of:=COM.MICROSOFT.CONCAT([.$AF346:.$AS346])">
            <text:p/>
          </table:table-cell>
          <table:table-cell table:formula="of:=COM.MICROSOFT.CONCAT([.$AU346:.$BH346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7:.$AD347])">
            <text:p/>
          </table:table-cell>
          <table:table-cell table:formula="of:=COM.MICROSOFT.CONCAT([.$AF347:.$AS347])">
            <text:p/>
          </table:table-cell>
          <table:table-cell table:formula="of:=COM.MICROSOFT.CONCAT([.$AU347:.$BH347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8:.$AD348])">
            <text:p/>
          </table:table-cell>
          <table:table-cell table:formula="of:=COM.MICROSOFT.CONCAT([.$AF348:.$AS348])">
            <text:p/>
          </table:table-cell>
          <table:table-cell table:formula="of:=COM.MICROSOFT.CONCAT([.$AU348:.$BH348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49:.$AD349])">
            <text:p/>
          </table:table-cell>
          <table:table-cell table:formula="of:=COM.MICROSOFT.CONCAT([.$AF349:.$AS349])">
            <text:p/>
          </table:table-cell>
          <table:table-cell table:formula="of:=COM.MICROSOFT.CONCAT([.$AU349:.$BH349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50:.$AD350])">
            <text:p/>
          </table:table-cell>
          <table:table-cell table:formula="of:=COM.MICROSOFT.CONCAT([.$AF350:.$AS350])">
            <text:p/>
          </table:table-cell>
          <table:table-cell table:formula="of:=COM.MICROSOFT.CONCAT([.$AU350:.$BH350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51:.$AD351])">
            <text:p/>
          </table:table-cell>
          <table:table-cell table:formula="of:=COM.MICROSOFT.CONCAT([.$AF351:.$AS351])">
            <text:p/>
          </table:table-cell>
          <table:table-cell table:formula="of:=COM.MICROSOFT.CONCAT([.$AU351:.$BH351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52:.$AD352])">
            <text:p/>
          </table:table-cell>
          <table:table-cell table:formula="of:=COM.MICROSOFT.CONCAT([.$AF352:.$AS352])">
            <text:p/>
          </table:table-cell>
          <table:table-cell table:formula="of:=COM.MICROSOFT.CONCAT([.$AU352:.$BH352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53:.$AD353])">
            <text:p/>
          </table:table-cell>
          <table:table-cell table:formula="of:=COM.MICROSOFT.CONCAT([.$AF353:.$AS353])">
            <text:p/>
          </table:table-cell>
          <table:table-cell table:formula="of:=COM.MICROSOFT.CONCAT([.$AU353:.$BH353])">
            <text:p/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COM.MICROSOFT.CONCAT([.$Q354:.$AD354])">
            <text:p/>
          </table:table-cell>
          <table:table-cell table:formula="of:=COM.MICROSOFT.CONCAT([.$AF354:.$AS354])">
            <text:p/>
          </table:table-cell>
          <table:table-cell table:formula="of:=COM.MICROSOFT.CONCAT([.$AU354:.$BH354])">
            <text:p/>
          </table:table-cell>
          <table:table-cell table:number-columns-repeated="46"/>
        </table:table-row>
        <table:table-row table:style-name="ro1" table:number-rows-repeated="1048221">
          <table:table-cell table:number-columns-repeated="60"/>
        </table:table-row>
        <table:table-row table:style-name="ro1">
          <table:table-cell table:number-columns-repeated="60"/>
        </table:table-row>
        <calcext:conditional-formats>
          <calcext:conditional-format calcext:target-range-address="List1.O1:List1.O1048576">
            <calcext:condition calcext:apply-style-name="Bad" calcext:value="&gt;=2" calcext:base-cell-address="List1.O1"/>
          </calcext:conditional-format>
          <calcext:conditional-format calcext:target-range-address="List1.H2:List1.I45">
            <calcext:condition calcext:apply-style-name="Bad" calcext:value="&gt;=2" calcext:base-cell-address="List1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.00.0000</text:date>, <text:time style:data-style-name="N2" text:time-value="23:01:35.483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06:04.108000000</meta:creation-date>
    <meta:editing-duration>PT10M33S</meta:editing-duration>
    <meta:editing-cycles>3</meta:editing-cycles>
    <meta:generator>LibreOffice/5.4.1.2$Windows_x86 LibreOffice_project/ea7cb86e6eeb2bf3a5af73a8f7777ac570321527</meta:generator>
    <dc:date>2018-03-14T23:41:38.845000000</dc:date>
    <meta:document-statistic meta:table-count="1" meta:cell-count="9185" meta:object-count="0"/>
  </office:meta>
</office:document-meta>
</file>